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Lucida Sans" svg:font-family="&quot;Lucida Sans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#E6E6E6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#E6E6E6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Excel_32_Built-in_32_Normal" style:data-style-name="N0">
      <style:table-cell-properties style:vertical-align="automatic" fo:background-color="#E6E6E6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Excel_32_Built-in_32_Norma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ce7" style:family="table-cell" style:parent-style-name="Excel_32_Built-in_32_Norma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Excel_32_Built-in_32_Normal" style:data-style-name="N0">
      <style:table-cell-properties style:vertical-align="automatic" fo:background-color="#E6E6E6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Excel_32_Built-in_32_Normal" style:data-style-name="N36">
      <style:table-cell-properties style:vertical-align="automatic" fo:background-color="transparent"/>
      <style:text-properties fo:font-size="10pt" style:font-size-asian="10pt" style:font-size-complex="10pt"/>
    </style:style>
    <style:style style:name="ce10" style:family="table-cell" style:parent-style-name="Excel_32_Built-in_32_Normal" style:data-style-name="N0">
      <style:table-cell-properties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Excel_32_Built-in_32_Normal" style:data-style-name="N0">
      <style:table-cell-properties fo:border="thin solid #000000" style:vertical-align="automatic" fo:wrap-option="wrap" fo:background-color="#DBEEF4" style:repeat-content="fals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Excel_32_Built-in_32_Normal" style:data-style-name="N0">
      <style:table-cell-properties style:vertical-align="automatic" fo:wrap-option="wra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Blue_32_Entry_32_Highlight" style:data-style-name="N36">
      <style:table-cell-properties fo:border="thin solid #000000" style:vertical-align="automatic" fo:wrap-option="wrap" fo:background-color="#CFE7F5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4" style:family="table-cell" style:parent-style-name="Excel_32_Built-in_32_Normal" style:data-style-name="N0">
      <style:table-cell-properties style:vertical-align="automatic" fo:wrap-option="wrap" fo:background-color="transparent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Excel_32_Built-in_32_Normal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6" style:family="table-cell" style:parent-style-name="Blue_32_Entry_32_Highlight" style:data-style-name="N0">
      <style:table-cell-properties fo:border="thin solid #000000" style:vertical-align="automatic" fo:wrap-option="wrap" fo:background-color="#70AD47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7" style:family="table-cell" style:parent-style-name="Blue_32_Entry_32_Highlight" style:data-style-name="N0">
      <style:table-cell-properties fo:border="thin solid #000000" style:vertical-align="automatic" fo:wrap-option="wrap" fo:background-color="#70AD47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8" style:family="table-cell" style:parent-style-name="Blue_32_Entry_32_Highlight" style:data-style-name="N0">
      <style:table-cell-properties fo:border="thin solid #000000" style:vertical-align="automatic" fo:wrap-option="wrap" fo:background-color="#FFC000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9" style:family="table-cell" style:parent-style-name="Blue_32_Entry_32_Highlight" style:data-style-name="N0">
      <style:table-cell-properties fo:border="thin solid #000000" style:vertical-align="automatic" fo:wrap-option="wrap" fo:background-color="#FFC000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0" style:family="table-cell" style:parent-style-name="Blue_32_Entry_32_Highlight" style:data-style-name="N0">
      <style:table-cell-properties fo:border="thin solid #000000" style:vertical-align="automatic" fo:wrap-option="wrap" fo:background-color="#CFE7F5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1" style:family="table-cell" style:parent-style-name="Blue_32_Entry_32_Highlight" style:data-style-name="N0">
      <style:table-cell-properties fo:border="thin solid #000000" style:vertical-align="automatic" fo:wrap-option="wrap" fo:background-color="#CFE7F5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2" style:family="table-cell" style:parent-style-name="Blue_32_Entry_32_Highlight" style:data-style-name="N0">
      <style:table-cell-properties fo:border="thin solid #000000" style:vertical-align="automatic" fo:wrap-option="wrap" fo:background-color="#00B0F0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3" style:family="table-cell" style:parent-style-name="Blue_32_Entry_32_Highlight" style:data-style-name="N0">
      <style:table-cell-properties fo:border="thin solid #000000" style:vertical-align="automatic" fo:wrap-option="wrap" fo:background-color="#00B0F0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4" style:family="table-cell" style:parent-style-name="Blue_32_Entry_32_Highlight" style:data-style-name="N0">
      <style:table-cell-properties fo:border="thin solid #000000" style:vertical-align="automatic" fo:wrap-option="wrap" fo:background-color="#FFFF00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5" style:family="table-cell" style:parent-style-name="Excel_32_Built-in_32_Normal" style:data-style-name="N0">
      <style:table-cell-properties style:vertical-align="automatic" fo:wrap-option="wrap" fo:background-color="transparent" style:repeat-content="false"/>
      <style:paragraph-properties fo:text-align="start" fo:margin-left="3.53cm"/>
      <style:text-properties fo:font-size="10pt" style:font-size-asian="10pt" style:font-size-complex="10pt" fo:font-weight="bold" style:font-weight-asian="bold" style:font-weight-complex="bold"/>
    </style:style>
    <style:style style:name="ce26" style:family="table-cell" style:parent-style-name="Excel_32_Built-in_32_Normal" style:data-style-name="N0">
      <style:table-cell-properties style:vertical-align="middle" fo:wrap-option="wrap" fo:background-color="#E6E6E6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27" style:family="table-cell" style:parent-style-name="Excel_32_Built-in_32_Normal" style:data-style-name="N0">
      <style:table-cell-properties style:vertical-align="automatic" fo:wrap-option="wrap" fo:background-color="#E6E6E6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8" style:family="table-cell" style:parent-style-name="Excel_32_Built-in_32_Normal" style:data-style-name="N0">
      <style:table-cell-properties style:vertical-align="automatic" fo:background-color="#E6E6E6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9" style:family="table-cell" style:parent-style-name="Locked_32_Header" style:data-style-name="N0">
      <style:table-cell-properties style:vertical-align="automatic" fo:background-color="#E6E6E6" style:repeat-content="false"/>
      <style:paragraph-properties fo:text-align="end" fo:margin-right="0.353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2" style:family="table-cell" style:parent-style-name="Header_32_Darker" style:data-style-name="N0">
      <style:table-cell-properties style:vertical-align="automatic" fo:background-color="#B3B3B3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3" style:family="table-cell" style:parent-style-name="Header_32_Darker" style:data-style-name="N0">
      <style:table-cell-properties style:vertical-align="automatic" fo:background-color="#B3B3B3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  <style:text-properties fo:color="#7E0021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37">
      <style:table-cell-properties style:vertical-align="automatic" fo:background-color="#C0C0C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7" style:family="table-cell" style:parent-style-name="Locked_32_Header" style:data-style-name="N0">
      <style:table-cell-properties style:vertical-align="automatic" fo:background-color="#E6E6E6" style:repeat-content="false"/>
      <style:paragraph-properties fo:text-align="start" fo:margin-left="0.353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8" style:family="table-cell" style:parent-style-name="Highlight_32_Orange" style:data-style-name="N0">
      <style:table-cell-properties style:vertical-align="automatic" fo:background-color="#FFCC99" style:repeat-content="false"/>
      <style:paragraph-properties fo:text-align="center"/>
      <style:text-properties fo:color="#80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9" style:family="table-cell" style:parent-style-name="Excel_32_Built-in_32_Normal" style:data-style-name="N0">
      <style:table-cell-properties style:vertical-align="automatic" fo:wrap-option="wrap" fo:background-color="#FF000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38">
      <style:table-cell-properties style:vertical-align="automatic" style:repeat-content="false"/>
      <style:paragraph-properties fo:text-align="center"/>
    </style:style>
    <style:style style:name="ce41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42" style:family="table-cell" style:parent-style-name="Default" style:data-style-name="N0">
      <style:table-cell-properties style:vertical-align="automatic" fo:background-color="#FFCC99" style:repeat-content="false"/>
      <style:paragraph-properties fo:text-align="center"/>
      <style:text-properties fo:color="#800000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30"/>
    <style:style style:name="ce44" style:family="table-cell" style:parent-style-name="Default" style:data-style-name="N0">
      <style:table-cell-properties fo:background-color="#C0C0C0"/>
    </style:style>
    <style:style style:name="ce45" style:family="table-cell" style:parent-style-name="Default" style:data-style-name="N0">
      <style:table-cell-properties style:vertical-align="automatic" fo:background-color="#99999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</style:style>
    <style:style style:name="ce47" style:family="table-cell" style:parent-style-name="Default" style:data-style-name="N0">
      <style:table-cell-properties fo:background-color="#C0C0C0"/>
      <style:text-properties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  <style:text-properties fo:color="#666666" fo:font-size="10pt" style:font-size-asian="10pt" style:font-size-complex="10pt" fo:font-weight="bold" style:font-weight-asian="bold" style:font-weight-complex="bold"/>
    </style:style>
    <style:style style:name="ce49" style:family="table-cell" style:parent-style-name="Blue_32_Entry_32_Highlight" style:data-style-name="N0">
      <style:table-cell-properties fo:border="thin solid #000000" style:vertical-align="automatic" fo:background-color="#CFE7F5" style:repeat-content="false"/>
      <style:paragraph-properties fo:text-align="center"/>
      <style:text-properties fo:color="#B3B3B3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0" style:family="table-cell" style:parent-style-name="Blue_32_Entry_32_Highlight" style:data-style-name="N0">
      <style:table-cell-properties fo:border="thin solid #000000" style:vertical-align="automatic" fo:background-color="#CFE7F5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automatic" fo:background-color="#99999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6.82625cm"/>
    </style:style>
    <style:style style:name="co2" style:family="table-column">
      <style:table-column-properties fo:break-before="auto" style:column-width="2.06375cm"/>
    </style:style>
    <style:style style:name="co3" style:family="table-column">
      <style:table-column-properties fo:break-before="auto" style:column-width="7.14375cm"/>
    </style:style>
    <style:style style:name="co4" style:family="table-column">
      <style:table-column-properties fo:break-before="auto" style:column-width="0.873125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0.926041666666667cm"/>
    </style:style>
    <style:style style:name="co7" style:family="table-column">
      <style:table-column-properties fo:break-before="auto" style:column-width="1.11125cm"/>
    </style:style>
    <style:style style:name="co8" style:family="table-column">
      <style:table-column-properties fo:break-before="auto" style:column-width="0.9525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5.10645833333333cm"/>
    </style:style>
    <style:style style:name="co11" style:family="table-column">
      <style:table-column-properties fo:break-before="auto" style:column-width="1.13770833333333cm"/>
    </style:style>
    <style:style style:name="co12" style:family="table-column">
      <style:table-column-properties fo:break-before="auto" style:column-width="1.37583333333333cm"/>
    </style:style>
    <style:style style:name="co13" style:family="table-column">
      <style:table-column-properties fo:break-before="auto" style:column-width="1.031875cm"/>
    </style:style>
    <style:style style:name="co14" style:family="table-column">
      <style:table-column-properties fo:break-before="auto" style:column-width="1.29645833333333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4.94770833333333cm"/>
    </style:style>
    <style:style style:name="co17" style:family="table-column">
      <style:table-column-properties fo:break-before="auto" style:column-width="2.248958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pt" style:use-optimal-row-height="true" fo:break-before="auto"/>
    </style:style>
    <style:style style:name="ro6" style:family="table-row">
      <style:table-row-properties style:row-height="59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52" style:family="table-cell" style:parent-style-name="Default" style:data-style-name="N0">
      <style:table-cell-properties style:vertical-align="automatic" fo:background-color="#E6E6E6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of:cell-content()=0" style:apply-style-name="cf5"/>
    </style:style>
    <style:style style:name="ce53" style:family="table-cell" style:parent-style-name="Excel_32_Built-in_32_Normal" style:data-style-name="N0">
      <style:table-cell-properties style:vertical-align="automatic" fo:wrap-option="wrap" fo:background-color="#FF000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of:cell-content()&gt;0" style:apply-style-name="cf4"/>
      <style:map style:condition="of:cell-content()&lt;0" style:apply-style-name="cf1"/>
    </style:style>
    <style:style style:name="ce54" style:family="table-cell" style:parent-style-name="Highlight_32_Orange" style:data-style-name="N0">
      <style:table-cell-properties style:vertical-align="automatic" fo:background-color="#FFCC99" style:repeat-content="false"/>
      <style:paragraph-properties fo:text-align="center"/>
      <style:text-properties fo:color="#800000" style:font-name="Arial1" style:font-name-asian="Arial1" style:font-name-complex="Arial1" fo:font-size="10pt" style:font-size-asian="10pt" style:font-size-complex="10pt" fo:font-weight="bold" style:font-weight-asian="bold" style:font-weight-complex="bold"/>
      <style:map style:condition="of:cell-content()=0" style:apply-style-name="cf6"/>
    </style:style>
    <style:style style:name="ce55" style:family="table-cell" style:parent-style-name="Default" style:data-style-name="N0">
      <style:table-cell-properties style:vertical-align="automatic" fo:background-color="#FFCC99" style:repeat-content="false"/>
      <style:paragraph-properties fo:text-align="center"/>
      <style:text-properties fo:color="#800000" fo:font-size="10pt" style:font-size-asian="10pt" style:font-size-complex="10pt" fo:font-weight="bold" style:font-weight-asian="bold" style:font-weight-complex="bold"/>
      <style:map style:condition="of:cell-content()=0" style:apply-style-name="cf6"/>
    </style:style>
    <style:style style:name="ce56" style:family="table-cell" style:parent-style-name="Excel_32_Built-in_32_Normal" style:data-style-name="N0">
      <style:table-cell-properties style:vertical-align="automatic" fo:wrap-option="wrap" fo:background-color="#FF000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of:is-true-formula(NOT(ISERROR(SEARCH(&quot;1&quot;;[.B31]))))" style:apply-style-name="cf10" style:base-cell-address="Data.B31"/>
      <style:map style:condition="of:is-true-formula(NOT(ISERROR(SEARCH(&quot;2&quot;;[.B31]))))" style:apply-style-name="cf11" style:base-cell-address="Data.B31"/>
      <style:map style:condition="of:is-true-formula(NOT(ISERROR(SEARCH(&quot;3&quot;;[.B31]))))" style:apply-style-name="cf1" style:base-cell-address="Data.B31"/>
    </style:style>
    <style:style style:name="ce57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cell-content()=&quot;Today&quot;" style:apply-style-name="cf4"/>
      <style:map style:condition="of:cell-content()=&quot;P&quot;" style:apply-style-name="cf2"/>
      <style:map style:condition="of:cell-content()=&quot;F&quot;" style:apply-style-name="cf2"/>
    </style:style>
    <style:style style:name="ce58" style:family="table-cell">
      <style:map style:condition="of:cell-content()=&quot;F&quot;" style:apply-style-name="cf3"/>
    </style:style>
    <style:style style:name="ce59" style:family="table-cell" style:parent-style-name="Default" style:data-style-name="N0">
      <style:table-cell-properties style:vertical-align="automatic" fo:background-color="#99999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of:cell-content()=&quot;F&quot;" style:apply-style-name="cf3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G$36]=&quot;F&quot;)" style:apply-style-name="cf7" style:base-cell-address="Data.G8"/>
      <style:map style:condition="of:is-true-formula([.G$35]=&quot;Today&quot;)" style:apply-style-name="cf8" style:base-cell-address="Data.G8"/>
      <style:map style:condition="of:cell-content()=0" style:apply-style-name="cf7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G$36]=&quot;F&quot;)" style:apply-style-name="cf7" style:base-cell-address="Data.G4"/>
      <style:map style:condition="of:is-true-formula([.G$35]=&quot;Today&quot;)" style:apply-style-name="cf8" style:base-cell-address="Data.G4"/>
    </style:style>
    <style:style style:name="ce62" style:family="table-cell" style:parent-style-name="Default" style:data-style-name="N38">
      <style:table-cell-properties style:vertical-align="automatic" style:repeat-content="false"/>
      <style:paragraph-properties fo:text-align="center"/>
      <style:map style:condition="of:is-true-formula([.G$36]=&quot;F&quot;)" style:apply-style-name="cf7" style:base-cell-address="Data.G4"/>
      <style:map style:condition="of:is-true-formula([.G$35]=&quot;Today&quot;)" style:apply-style-name="cf8" style:base-cell-address="Data.G4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H$35]=&quot;F&quot;)" style:apply-style-name="cf7" style:base-cell-address="Data.H38"/>
      <style:map style:condition="of:is-true-formula([.H$35]=&quot;Today&quot;)" style:apply-style-name="cf9" style:base-cell-address="Data.H38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etup" table:style-name="ta1"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2" table:number-columns-repeated="5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10"/>
        <table:table-column table:style-name="co7" table:default-cell-style-name="ce10"/>
        <table:table-column table:style-name="co8" table:number-columns-repeated="2" table:default-cell-style-name="ce10"/>
        <table:table-column table:style-name="co2" table:default-cell-style-name="ce6"/>
        <table:table-column table:style-name="co5" table:default-cell-style-name="ce6"/>
        <table:table-column table:style-name="co2" table:number-columns-repeated="239" table:default-cell-style-name="ce6"/>
        <table:table-column table:style-name="co9" table:number-columns-repeated="16128" table:default-cell-style-name="ce1"/>
        <table:table-row table:style-name="ro1">
          <table:table-cell office:value-type="string" table:number-columns-spanned="1" table:number-rows-spanned="2" table:style-name="ce26">
            <text:p>Burndown Chart</text:p>
          </table:table-cell>
          <table:table-cell office:value-type="string" table:number-columns-spanned="7" table:number-rows-spanned="2" table:style-name="ce27">
            <text:p>This Burndown Chart template will allow you to quickly and easily create a chart to track your progress on a simple Scrum-based project. You can change any blue cells on this sheet, and it will update the chart on the next sheet.</text:p>
          </table:table-cell>
          <table:covered-table-cell table:number-columns-repeated="6"/>
          <table:table-cell table:style-name="ce2"/>
          <table:table-cell table:style-name="ce3"/>
          <table:table-cell office:value-type="string" table:style-name="ce4">
            <text:p>Raw Dates</text:p>
          </table:table-cell>
          <table:table-cell office:value-type="string" table:style-name="ce4">
            <text:p>Day</text:p>
          </table:table-cell>
          <table:table-cell office:value-type="string" table:style-name="ce4">
            <text:p>Work</text:p>
          </table:table-cell>
          <table:table-cell office:value-type="string" table:number-columns-spanned="2" table:number-rows-spanned="1" table:style-name="ce28">
            <text:p>Work Days</text:p>
          </table:table-cell>
          <table:covered-table-cell/>
          <table:table-cell office:value-type="string" table:style-name="ce5">
            <text:p>Work Dates</text:p>
          </table:table-cell>
          <table:table-cell office:value-type="string" table:style-name="ce5">
            <text:p>Work Dates</text:p>
          </table:table-cell>
          <table:table-cell table:style-name="ce6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9" table:style-name="ce7">
            <text:p>9</text:p>
          </table:table-cell>
          <table:table-cell office:value-type="float" office:value="10" table:style-name="ce7">
            <text:p>10</text:p>
          </table:table-cell>
          <table:table-cell office:value-type="float" office:value="11" table:style-name="ce7">
            <text:p>11</text:p>
          </table:table-cell>
          <table:table-cell office:value-type="float" office:value="12" table:style-name="ce7">
            <text:p>12</text:p>
          </table:table-cell>
          <table:table-cell office:value-type="float" office:value="13" table:style-name="ce7">
            <text:p>13</text:p>
          </table:table-cell>
          <table:table-cell office:value-type="float" office:value="14" table:style-name="ce7">
            <text:p>14</text:p>
          </table:table-cell>
          <table:table-cell office:value-type="float" office:value="15" table:style-name="ce7">
            <text:p>15</text:p>
          </table:table-cell>
          <table:table-cell office:value-type="float" office:value="16" table:style-name="ce7">
            <text:p>16</text:p>
          </table:table-cell>
          <table:table-cell office:value-type="float" office:value="17" table:style-name="ce7">
            <text:p>17</text:p>
          </table:table-cell>
          <table:table-cell office:value-type="float" office:value="18" table:style-name="ce7">
            <text:p>18</text:p>
          </table:table-cell>
          <table:table-cell office:value-type="float" office:value="19" table:style-name="ce7">
            <text:p>19</text:p>
          </table:table-cell>
          <table:table-cell office:value-type="float" office:value="20" table:style-name="ce7">
            <text:p>20</text:p>
          </table:table-cell>
          <table:table-cell office:value-type="float" office:value="21" table:style-name="ce7">
            <text:p>21</text:p>
          </table:table-cell>
          <table:table-cell office:value-type="float" office:value="22" table:style-name="ce7">
            <text:p>22</text:p>
          </table:table-cell>
          <table:table-cell office:value-type="float" office:value="23" table:style-name="ce7">
            <text:p>23</text:p>
          </table:table-cell>
          <table:table-cell office:value-type="float" office:value="24" table:style-name="ce7">
            <text:p>24</text:p>
          </table:table-cell>
          <table:table-cell office:value-type="float" office:value="25" table:style-name="ce7">
            <text:p>25</text:p>
          </table:table-cell>
          <table:table-cell office:value-type="float" office:value="26" table:style-name="ce7">
            <text:p>26</text:p>
          </table:table-cell>
          <table:table-cell office:value-type="float" office:value="27" table:style-name="ce7">
            <text:p>27</text:p>
          </table:table-cell>
          <table:table-cell office:value-type="float" office:value="28" table:style-name="ce7">
            <text:p>28</text:p>
          </table:table-cell>
          <table:table-cell office:value-type="float" office:value="29" table:style-name="ce7">
            <text:p>29</text:p>
          </table:table-cell>
          <table:table-cell office:value-type="float" office:value="30" table:style-name="ce7">
            <text:p>30</text:p>
          </table:table-cell>
          <table:table-cell office:value-type="float" office:value="31" table:style-name="ce7">
            <text:p>31</text:p>
          </table:table-cell>
          <table:table-cell office:value-type="float" office:value="32" table:style-name="ce7">
            <text:p>32</text:p>
          </table:table-cell>
          <table:table-cell office:value-type="float" office:value="33" table:style-name="ce7">
            <text:p>33</text:p>
          </table:table-cell>
          <table:table-cell office:value-type="float" office:value="34" table:style-name="ce7">
            <text:p>34</text:p>
          </table:table-cell>
          <table:table-cell office:value-type="float" office:value="35" table:style-name="ce7">
            <text:p>35</text:p>
          </table:table-cell>
          <table:table-cell office:value-type="float" office:value="36" table:style-name="ce7">
            <text:p>36</text:p>
          </table:table-cell>
          <table:table-cell office:value-type="float" office:value="37" table:style-name="ce7">
            <text:p>37</text:p>
          </table:table-cell>
          <table:table-cell office:value-type="float" office:value="38" table:style-name="ce7">
            <text:p>38</text:p>
          </table:table-cell>
          <table:table-cell office:value-type="float" office:value="39" table:style-name="ce7">
            <text:p>39</text:p>
          </table:table-cell>
          <table:table-cell office:value-type="float" office:value="40" table:style-name="ce7">
            <text:p>40</text:p>
          </table:table-cell>
          <table:table-cell office:value-type="float" office:value="41" table:style-name="ce7">
            <text:p>41</text:p>
          </table:table-cell>
          <table:table-cell office:value-type="float" office:value="42" table:style-name="ce7">
            <text:p>42</text:p>
          </table:table-cell>
          <table:table-cell office:value-type="float" office:value="43" table:style-name="ce7">
            <text:p>43</text:p>
          </table:table-cell>
          <table:table-cell office:value-type="float" office:value="44" table:style-name="ce7">
            <text:p>44</text:p>
          </table:table-cell>
          <table:table-cell office:value-type="float" office:value="45" table:style-name="ce7">
            <text:p>45</text:p>
          </table:table-cell>
          <table:table-cell office:value-type="float" office:value="46" table:style-name="ce7">
            <text:p>46</text:p>
          </table:table-cell>
          <table:table-cell office:value-type="float" office:value="47" table:style-name="ce7">
            <text:p>47</text:p>
          </table:table-cell>
          <table:table-cell office:value-type="float" office:value="48" table:style-name="ce7">
            <text:p>48</text:p>
          </table:table-cell>
          <table:table-cell office:value-type="float" office:value="49" table:style-name="ce7">
            <text:p>49</text:p>
          </table:table-cell>
          <table:table-cell office:value-type="float" office:value="50" table:style-name="ce7">
            <text:p>50</text:p>
          </table:table-cell>
          <table:table-cell office:value-type="float" office:value="51" table:style-name="ce7">
            <text:p>51</text:p>
          </table:table-cell>
          <table:table-cell office:value-type="float" office:value="52" table:style-name="ce7">
            <text:p>52</text:p>
          </table:table-cell>
          <table:table-cell office:value-type="float" office:value="53" table:style-name="ce7">
            <text:p>53</text:p>
          </table:table-cell>
          <table:table-cell office:value-type="float" office:value="54" table:style-name="ce7">
            <text:p>54</text:p>
          </table:table-cell>
          <table:table-cell office:value-type="float" office:value="55" table:style-name="ce7">
            <text:p>55</text:p>
          </table:table-cell>
          <table:table-cell office:value-type="float" office:value="56" table:style-name="ce7">
            <text:p>56</text:p>
          </table:table-cell>
          <table:table-cell office:value-type="float" office:value="57" table:style-name="ce7">
            <text:p>57</text:p>
          </table:table-cell>
          <table:table-cell office:value-type="float" office:value="58" table:style-name="ce7">
            <text:p>58</text:p>
          </table:table-cell>
          <table:table-cell office:value-type="float" office:value="59" table:style-name="ce7">
            <text:p>59</text:p>
          </table:table-cell>
          <table:table-cell office:value-type="float" office:value="60" table:style-name="ce7">
            <text:p>60</text:p>
          </table:table-cell>
          <table:table-cell office:value-type="float" office:value="61" table:style-name="ce7">
            <text:p>61</text:p>
          </table:table-cell>
          <table:table-cell office:value-type="float" office:value="62" table:style-name="ce7">
            <text:p>62</text:p>
          </table:table-cell>
          <table:table-cell office:value-type="float" office:value="63" table:style-name="ce7">
            <text:p>63</text:p>
          </table:table-cell>
          <table:table-cell office:value-type="float" office:value="64" table:style-name="ce7">
            <text:p>64</text:p>
          </table:table-cell>
          <table:table-cell office:value-type="float" office:value="65" table:style-name="ce7">
            <text:p>65</text:p>
          </table:table-cell>
          <table:table-cell office:value-type="float" office:value="66" table:style-name="ce7">
            <text:p>66</text:p>
          </table:table-cell>
          <table:table-cell office:value-type="float" office:value="67" table:style-name="ce7">
            <text:p>67</text:p>
          </table:table-cell>
          <table:table-cell office:value-type="float" office:value="68" table:style-name="ce7">
            <text:p>68</text:p>
          </table:table-cell>
          <table:table-cell office:value-type="float" office:value="69" table:style-name="ce7">
            <text:p>69</text:p>
          </table:table-cell>
          <table:table-cell office:value-type="float" office:value="70" table:style-name="ce7">
            <text:p>70</text:p>
          </table:table-cell>
          <table:table-cell office:value-type="float" office:value="71" table:style-name="ce7">
            <text:p>71</text:p>
          </table:table-cell>
          <table:table-cell office:value-type="float" office:value="72" table:style-name="ce7">
            <text:p>72</text:p>
          </table:table-cell>
          <table:table-cell office:value-type="float" office:value="73" table:style-name="ce7">
            <text:p>73</text:p>
          </table:table-cell>
          <table:table-cell office:value-type="float" office:value="74" table:style-name="ce7">
            <text:p>74</text:p>
          </table:table-cell>
          <table:table-cell office:value-type="float" office:value="75" table:style-name="ce7">
            <text:p>75</text:p>
          </table:table-cell>
          <table:table-cell office:value-type="float" office:value="76" table:style-name="ce7">
            <text:p>76</text:p>
          </table:table-cell>
          <table:table-cell office:value-type="float" office:value="77" table:style-name="ce7">
            <text:p>77</text:p>
          </table:table-cell>
          <table:table-cell office:value-type="float" office:value="78" table:style-name="ce7">
            <text:p>78</text:p>
          </table:table-cell>
          <table:table-cell office:value-type="float" office:value="79" table:style-name="ce7">
            <text:p>79</text:p>
          </table:table-cell>
          <table:table-cell office:value-type="float" office:value="80" table:style-name="ce7">
            <text:p>80</text:p>
          </table:table-cell>
          <table:table-cell office:value-type="float" office:value="81" table:style-name="ce7">
            <text:p>81</text:p>
          </table:table-cell>
          <table:table-cell office:value-type="float" office:value="82" table:style-name="ce7">
            <text:p>82</text:p>
          </table:table-cell>
          <table:table-cell office:value-type="float" office:value="83" table:style-name="ce7">
            <text:p>83</text:p>
          </table:table-cell>
          <table:table-cell office:value-type="float" office:value="84" table:style-name="ce7">
            <text:p>84</text:p>
          </table:table-cell>
          <table:table-cell office:value-type="float" office:value="85" table:style-name="ce7">
            <text:p>85</text:p>
          </table:table-cell>
          <table:table-cell office:value-type="float" office:value="86" table:style-name="ce7">
            <text:p>86</text:p>
          </table:table-cell>
          <table:table-cell office:value-type="float" office:value="87" table:style-name="ce7">
            <text:p>87</text:p>
          </table:table-cell>
          <table:table-cell office:value-type="float" office:value="88" table:style-name="ce7">
            <text:p>88</text:p>
          </table:table-cell>
          <table:table-cell office:value-type="float" office:value="89" table:style-name="ce7">
            <text:p>89</text:p>
          </table:table-cell>
          <table:table-cell office:value-type="float" office:value="90" table:style-name="ce7">
            <text:p>90</text:p>
          </table:table-cell>
          <table:table-cell office:value-type="float" office:value="91" table:style-name="ce7">
            <text:p>91</text:p>
          </table:table-cell>
          <table:table-cell office:value-type="float" office:value="92" table:style-name="ce7">
            <text:p>92</text:p>
          </table:table-cell>
          <table:table-cell office:value-type="float" office:value="93" table:style-name="ce7">
            <text:p>93</text:p>
          </table:table-cell>
          <table:table-cell office:value-type="float" office:value="94" table:style-name="ce7">
            <text:p>94</text:p>
          </table:table-cell>
          <table:table-cell office:value-type="float" office:value="95" table:style-name="ce7">
            <text:p>95</text:p>
          </table:table-cell>
          <table:table-cell office:value-type="float" office:value="96" table:style-name="ce7">
            <text:p>96</text:p>
          </table:table-cell>
          <table:table-cell office:value-type="float" office:value="97" table:style-name="ce7">
            <text:p>97</text:p>
          </table:table-cell>
          <table:table-cell office:value-type="float" office:value="98" table:style-name="ce7">
            <text:p>98</text:p>
          </table:table-cell>
          <table:table-cell office:value-type="float" office:value="99" table:style-name="ce7">
            <text:p>99</text:p>
          </table:table-cell>
          <table:table-cell office:value-type="float" office:value="100" table:style-name="ce7">
            <text:p>100</text:p>
          </table:table-cell>
          <table:table-cell table:number-columns-repeated="16266"/>
        </table:table-row>
        <table:table-row table:style-name="ro2">
          <table:covered-table-cell/>
          <table:covered-table-cell/>
          <table:covered-table-cell table:number-columns-repeated="6"/>
          <table:table-cell table:style-name="ce2"/>
          <table:table-cell office:value-type="float" office:value="1" table:style-name="ce8">
            <text:p>1</text:p>
          </table:table-cell>
          <table:table-cell office:value-type="date" office:date-value="2016-10-17T00:00:00" table:formula="of:=[.$B$4]" table:style-name="ce9">
            <text:p>2016-10-17</text:p>
          </table:table-cell>
          <table:table-cell office:value-type="float" office:value="2" table:formula="of:=IF([.K2]&lt;&gt;&quot;&quot;;WEEKDAY([.K2]);&quot;&quot;)" table:style-name="ce10">
            <text:p>2</text:p>
          </table:table-cell>
          <table:table-cell office:value-type="string" office:string-value="Y" table:formula="of:=IF([.K2]&lt;&gt;&quot;&quot;;INDIRECT(&quot;E&quot;&amp;(33+[.L2]));&quot;&quot;)" table:style-name="ce11">
            <text:p>Y</text:p>
          </table:table-cell>
          <table:table-cell office:value-type="float" office:value="1" table:formula="of:=IF([.K3]&lt;&gt;&quot;&quot;;IF([.M3]=&quot;Y&quot;;0+1;0);&quot;&quot;)" table:style-name="ce10">
            <text:p>1</text:p>
          </table:table-cell>
          <table:table-cell office:value-type="float" office:value="1" table:formula="of:=IF([.N2]&lt;&gt;[.N1];[.N2];&quot;&quot;)" table:style-name="ce10">
            <text:p>1</text:p>
          </table:table-cell>
          <table:table-cell office:value-type="date" office:date-value="2016-10-17T00:00:00" table:formula="of:=IF([.M2]=&quot;Y&quot;;IF([.K2]&lt;=[.$B$5];[.K2];&quot;&quot;);&quot;&quot;)" table:style-name="ce9">
            <text:p>2016-10-17</text:p>
          </table:table-cell>
          <table:table-cell office:value-type="date" office:date-value="2016-10-17T00:00:00" table:formula="of:=IF([.J2]&lt;=[.$N$103];VLOOKUP([.J2];[.O2:.P101];2);&quot;&quot;)" table:style-name="ce9">
            <text:p>2016-10-17</text:p>
          </table:table-cell>
          <table:table-cell table:style-name="ce6"/>
          <table:table-cell office:value-type="date" office:date-value="2016-10-17T00:00:00" table:formula="of:=INDIRECT(&quot;Q&quot;&amp;([.S1]+1))" table:style-name="ce9">
            <text:p>2016-10-17</text:p>
          </table:table-cell>
          <table:table-cell office:value-type="date" office:date-value="2016-10-18T00:00:00" table:formula="of:=INDIRECT(&quot;Q&quot;&amp;([.T1]+1))" table:style-name="ce9">
            <text:p>2016-10-18</text:p>
          </table:table-cell>
          <table:table-cell office:value-type="date" office:date-value="2016-10-19T00:00:00" table:formula="of:=INDIRECT(&quot;Q&quot;&amp;([.U1]+1))" table:style-name="ce9">
            <text:p>2016-10-19</text:p>
          </table:table-cell>
          <table:table-cell office:value-type="date" office:date-value="2016-10-20T00:00:00" table:formula="of:=INDIRECT(&quot;Q&quot;&amp;([.V1]+1))" table:style-name="ce9">
            <text:p>2016-10-20</text:p>
          </table:table-cell>
          <table:table-cell office:value-type="date" office:date-value="2016-10-21T00:00:00" table:formula="of:=INDIRECT(&quot;Q&quot;&amp;([.W1]+1))" table:style-name="ce9">
            <text:p>2016-10-21</text:p>
          </table:table-cell>
          <table:table-cell office:value-type="date" office:date-value="2016-10-24T00:00:00" table:formula="of:=INDIRECT(&quot;Q&quot;&amp;([.X1]+1))" table:style-name="ce9">
            <text:p>2016-10-24</text:p>
          </table:table-cell>
          <table:table-cell office:value-type="date" office:date-value="2016-10-25T00:00:00" table:formula="of:=INDIRECT(&quot;Q&quot;&amp;([.Y1]+1))" table:style-name="ce9">
            <text:p>2016-10-25</text:p>
          </table:table-cell>
          <table:table-cell office:value-type="date" office:date-value="2016-10-26T00:00:00" table:formula="of:=INDIRECT(&quot;Q&quot;&amp;([.Z1]+1))" table:style-name="ce9">
            <text:p>2016-10-26</text:p>
          </table:table-cell>
          <table:table-cell office:value-type="date" office:date-value="2016-10-27T00:00:00" table:formula="of:=INDIRECT(&quot;Q&quot;&amp;([.AA1]+1))" table:style-name="ce9">
            <text:p>2016-10-27</text:p>
          </table:table-cell>
          <table:table-cell office:value-type="string" office:string-value="" table:formula="of:=INDIRECT(&quot;Q&quot;&amp;([.AB1]+1))" table:style-name="ce9"/>
          <table:table-cell office:value-type="string" office:string-value="" table:formula="of:=INDIRECT(&quot;Q&quot;&amp;([.AC1]+1))" table:style-name="ce9"/>
          <table:table-cell office:value-type="string" office:string-value="" table:formula="of:=INDIRECT(&quot;Q&quot;&amp;([.AD1]+1))" table:style-name="ce9"/>
          <table:table-cell office:value-type="string" office:string-value="" table:formula="of:=INDIRECT(&quot;Q&quot;&amp;([.AE1]+1))" table:style-name="ce9"/>
          <table:table-cell office:value-type="string" office:string-value="" table:formula="of:=INDIRECT(&quot;Q&quot;&amp;([.AF1]+1))" table:style-name="ce9"/>
          <table:table-cell office:value-type="string" office:string-value="" table:formula="of:=INDIRECT(&quot;Q&quot;&amp;([.AG1]+1))" table:style-name="ce9"/>
          <table:table-cell office:value-type="string" office:string-value="" table:formula="of:=INDIRECT(&quot;Q&quot;&amp;([.AH1]+1))" table:style-name="ce9"/>
          <table:table-cell office:value-type="string" office:string-value="" table:formula="of:=INDIRECT(&quot;Q&quot;&amp;([.AI1]+1))" table:style-name="ce9"/>
          <table:table-cell office:value-type="string" office:string-value="" table:formula="of:=INDIRECT(&quot;Q&quot;&amp;([.AJ1]+1))" table:style-name="ce9"/>
          <table:table-cell office:value-type="string" office:string-value="" table:formula="of:=INDIRECT(&quot;Q&quot;&amp;([.AK1]+1))" table:style-name="ce9"/>
          <table:table-cell office:value-type="string" office:string-value="" table:formula="of:=INDIRECT(&quot;Q&quot;&amp;([.AL1]+1))" table:style-name="ce9"/>
          <table:table-cell office:value-type="string" office:string-value="" table:formula="of:=INDIRECT(&quot;Q&quot;&amp;([.AM1]+1))" table:style-name="ce9"/>
          <table:table-cell office:value-type="string" office:string-value="" table:formula="of:=INDIRECT(&quot;Q&quot;&amp;([.AN1]+1))" table:style-name="ce9"/>
          <table:table-cell office:value-type="string" office:string-value="" table:formula="of:=INDIRECT(&quot;Q&quot;&amp;([.AO1]+1))" table:style-name="ce9"/>
          <table:table-cell office:value-type="string" office:string-value="" table:formula="of:=INDIRECT(&quot;Q&quot;&amp;([.AP1]+1))" table:style-name="ce9"/>
          <table:table-cell office:value-type="string" office:string-value="" table:formula="of:=INDIRECT(&quot;Q&quot;&amp;([.AQ1]+1))" table:style-name="ce9"/>
          <table:table-cell office:value-type="string" office:string-value="" table:formula="of:=INDIRECT(&quot;Q&quot;&amp;([.AR1]+1))" table:style-name="ce9"/>
          <table:table-cell office:value-type="string" office:string-value="" table:formula="of:=INDIRECT(&quot;Q&quot;&amp;([.AS1]+1))" table:style-name="ce9"/>
          <table:table-cell office:value-type="string" office:string-value="" table:formula="of:=INDIRECT(&quot;Q&quot;&amp;([.AT1]+1))" table:style-name="ce9"/>
          <table:table-cell office:value-type="string" office:string-value="" table:formula="of:=INDIRECT(&quot;Q&quot;&amp;([.AU1]+1))" table:style-name="ce9"/>
          <table:table-cell office:value-type="string" office:string-value="" table:formula="of:=INDIRECT(&quot;Q&quot;&amp;([.AV1]+1))" table:style-name="ce9"/>
          <table:table-cell office:value-type="string" office:string-value="" table:formula="of:=INDIRECT(&quot;Q&quot;&amp;([.AW1]+1))" table:style-name="ce9"/>
          <table:table-cell office:value-type="string" office:string-value="" table:formula="of:=INDIRECT(&quot;Q&quot;&amp;([.AX1]+1))" table:style-name="ce9"/>
          <table:table-cell office:value-type="string" office:string-value="" table:formula="of:=INDIRECT(&quot;Q&quot;&amp;([.AY1]+1))" table:style-name="ce9"/>
          <table:table-cell office:value-type="string" office:string-value="" table:formula="of:=INDIRECT(&quot;Q&quot;&amp;([.AZ1]+1))" table:style-name="ce9"/>
          <table:table-cell office:value-type="string" office:string-value="" table:formula="of:=INDIRECT(&quot;Q&quot;&amp;([.BA1]+1))" table:style-name="ce9"/>
          <table:table-cell office:value-type="string" office:string-value="" table:formula="of:=INDIRECT(&quot;Q&quot;&amp;([.BB1]+1))" table:style-name="ce9"/>
          <table:table-cell office:value-type="string" office:string-value="" table:formula="of:=INDIRECT(&quot;Q&quot;&amp;([.BC1]+1))" table:style-name="ce9"/>
          <table:table-cell office:value-type="string" office:string-value="" table:formula="of:=INDIRECT(&quot;Q&quot;&amp;([.BD1]+1))" table:style-name="ce9"/>
          <table:table-cell office:value-type="string" office:string-value="" table:formula="of:=INDIRECT(&quot;Q&quot;&amp;([.BE1]+1))" table:style-name="ce9"/>
          <table:table-cell office:value-type="string" office:string-value="" table:formula="of:=INDIRECT(&quot;Q&quot;&amp;([.BF1]+1))" table:style-name="ce9"/>
          <table:table-cell office:value-type="string" office:string-value="" table:formula="of:=INDIRECT(&quot;Q&quot;&amp;([.BG1]+1))" table:style-name="ce9"/>
          <table:table-cell office:value-type="string" office:string-value="" table:formula="of:=INDIRECT(&quot;Q&quot;&amp;([.BH1]+1))" table:style-name="ce9"/>
          <table:table-cell office:value-type="string" office:string-value="" table:formula="of:=INDIRECT(&quot;Q&quot;&amp;([.BI1]+1))" table:style-name="ce9"/>
          <table:table-cell office:value-type="string" office:string-value="" table:formula="of:=INDIRECT(&quot;Q&quot;&amp;([.BJ1]+1))" table:style-name="ce9"/>
          <table:table-cell office:value-type="string" office:string-value="" table:formula="of:=INDIRECT(&quot;Q&quot;&amp;([.BK1]+1))" table:style-name="ce9"/>
          <table:table-cell office:value-type="string" office:string-value="" table:formula="of:=INDIRECT(&quot;Q&quot;&amp;([.BL1]+1))" table:style-name="ce9"/>
          <table:table-cell office:value-type="string" office:string-value="" table:formula="of:=INDIRECT(&quot;Q&quot;&amp;([.BM1]+1))" table:style-name="ce9"/>
          <table:table-cell office:value-type="string" office:string-value="" table:formula="of:=INDIRECT(&quot;Q&quot;&amp;([.BN1]+1))" table:style-name="ce9"/>
          <table:table-cell office:value-type="string" office:string-value="" table:formula="of:=INDIRECT(&quot;Q&quot;&amp;([.BO1]+1))" table:style-name="ce9"/>
          <table:table-cell office:value-type="string" office:string-value="" table:formula="of:=INDIRECT(&quot;Q&quot;&amp;([.BP1]+1))" table:style-name="ce9"/>
          <table:table-cell office:value-type="string" office:string-value="" table:formula="of:=INDIRECT(&quot;Q&quot;&amp;([.BQ1]+1))" table:style-name="ce9"/>
          <table:table-cell office:value-type="string" office:string-value="" table:formula="of:=INDIRECT(&quot;Q&quot;&amp;([.BR1]+1))" table:style-name="ce9"/>
          <table:table-cell office:value-type="string" office:string-value="" table:formula="of:=INDIRECT(&quot;Q&quot;&amp;([.BS1]+1))" table:style-name="ce9"/>
          <table:table-cell office:value-type="string" office:string-value="" table:formula="of:=INDIRECT(&quot;Q&quot;&amp;([.BT1]+1))" table:style-name="ce9"/>
          <table:table-cell office:value-type="string" office:string-value="" table:formula="of:=INDIRECT(&quot;Q&quot;&amp;([.BU1]+1))" table:style-name="ce9"/>
          <table:table-cell office:value-type="string" office:string-value="" table:formula="of:=INDIRECT(&quot;Q&quot;&amp;([.BV1]+1))" table:style-name="ce9"/>
          <table:table-cell office:value-type="string" office:string-value="" table:formula="of:=INDIRECT(&quot;Q&quot;&amp;([.BW1]+1))" table:style-name="ce9"/>
          <table:table-cell office:value-type="string" office:string-value="" table:formula="of:=INDIRECT(&quot;Q&quot;&amp;([.BX1]+1))" table:style-name="ce9"/>
          <table:table-cell office:value-type="string" office:string-value="" table:formula="of:=INDIRECT(&quot;Q&quot;&amp;([.BY1]+1))" table:style-name="ce9"/>
          <table:table-cell office:value-type="string" office:string-value="" table:formula="of:=INDIRECT(&quot;Q&quot;&amp;([.BZ1]+1))" table:style-name="ce9"/>
          <table:table-cell office:value-type="string" office:string-value="" table:formula="of:=INDIRECT(&quot;Q&quot;&amp;([.CA1]+1))" table:style-name="ce9"/>
          <table:table-cell office:value-type="string" office:string-value="" table:formula="of:=INDIRECT(&quot;Q&quot;&amp;([.CB1]+1))" table:style-name="ce9"/>
          <table:table-cell office:value-type="string" office:string-value="" table:formula="of:=INDIRECT(&quot;Q&quot;&amp;([.CC1]+1))" table:style-name="ce9"/>
          <table:table-cell office:value-type="string" office:string-value="" table:formula="of:=INDIRECT(&quot;Q&quot;&amp;([.CD1]+1))" table:style-name="ce9"/>
          <table:table-cell office:value-type="string" office:string-value="" table:formula="of:=INDIRECT(&quot;Q&quot;&amp;([.CE1]+1))" table:style-name="ce9"/>
          <table:table-cell office:value-type="string" office:string-value="" table:formula="of:=INDIRECT(&quot;Q&quot;&amp;([.CF1]+1))" table:style-name="ce9"/>
          <table:table-cell office:value-type="string" office:string-value="" table:formula="of:=INDIRECT(&quot;Q&quot;&amp;([.CG1]+1))" table:style-name="ce9"/>
          <table:table-cell office:value-type="string" office:string-value="" table:formula="of:=INDIRECT(&quot;Q&quot;&amp;([.CH1]+1))" table:style-name="ce9"/>
          <table:table-cell office:value-type="string" office:string-value="" table:formula="of:=INDIRECT(&quot;Q&quot;&amp;([.CI1]+1))" table:style-name="ce9"/>
          <table:table-cell office:value-type="string" office:string-value="" table:formula="of:=INDIRECT(&quot;Q&quot;&amp;([.CJ1]+1))" table:style-name="ce9"/>
          <table:table-cell office:value-type="string" office:string-value="" table:formula="of:=INDIRECT(&quot;Q&quot;&amp;([.CK1]+1))" table:style-name="ce9"/>
          <table:table-cell office:value-type="string" office:string-value="" table:formula="of:=INDIRECT(&quot;Q&quot;&amp;([.CL1]+1))" table:style-name="ce9"/>
          <table:table-cell office:value-type="string" office:string-value="" table:formula="of:=INDIRECT(&quot;Q&quot;&amp;([.CM1]+1))" table:style-name="ce9"/>
          <table:table-cell office:value-type="string" office:string-value="" table:formula="of:=INDIRECT(&quot;Q&quot;&amp;([.CN1]+1))" table:style-name="ce9"/>
          <table:table-cell office:value-type="string" office:string-value="" table:formula="of:=INDIRECT(&quot;Q&quot;&amp;([.CO1]+1))" table:style-name="ce9"/>
          <table:table-cell office:value-type="string" office:string-value="" table:formula="of:=INDIRECT(&quot;Q&quot;&amp;([.CP1]+1))" table:style-name="ce9"/>
          <table:table-cell office:value-type="string" office:string-value="" table:formula="of:=INDIRECT(&quot;Q&quot;&amp;([.CQ1]+1))" table:style-name="ce9"/>
          <table:table-cell office:value-type="string" office:string-value="" table:formula="of:=INDIRECT(&quot;Q&quot;&amp;([.CR1]+1))" table:style-name="ce9"/>
          <table:table-cell office:value-type="string" office:string-value="" table:formula="of:=INDIRECT(&quot;Q&quot;&amp;([.CS1]+1))" table:style-name="ce9"/>
          <table:table-cell office:value-type="string" office:string-value="" table:formula="of:=INDIRECT(&quot;Q&quot;&amp;([.CT1]+1))" table:style-name="ce9"/>
          <table:table-cell office:value-type="string" office:string-value="" table:formula="of:=INDIRECT(&quot;Q&quot;&amp;([.CU1]+1))" table:style-name="ce9"/>
          <table:table-cell office:value-type="string" office:string-value="" table:formula="of:=INDIRECT(&quot;Q&quot;&amp;([.CV1]+1))" table:style-name="ce9"/>
          <table:table-cell office:value-type="string" office:string-value="" table:formula="of:=INDIRECT(&quot;Q&quot;&amp;([.CW1]+1))" table:style-name="ce9"/>
          <table:table-cell office:value-type="string" office:string-value="" table:formula="of:=INDIRECT(&quot;Q&quot;&amp;([.CX1]+1))" table:style-name="ce9"/>
          <table:table-cell office:value-type="string" office:string-value="" table:formula="of:=INDIRECT(&quot;Q&quot;&amp;([.CY1]+1))" table:style-name="ce9"/>
          <table:table-cell office:value-type="string" office:string-value="" table:formula="of:=INDIRECT(&quot;Q&quot;&amp;([.CZ1]+1))" table:style-name="ce9"/>
          <table:table-cell office:value-type="string" office:string-value="" table:formula="of:=INDIRECT(&quot;Q&quot;&amp;([.DA1]+1))" table:style-name="ce9"/>
          <table:table-cell office:value-type="string" office:string-value="" table:formula="of:=INDIRECT(&quot;Q&quot;&amp;([.DB1]+1))" table:style-name="ce9"/>
          <table:table-cell office:value-type="string" office:string-value="" table:formula="of:=INDIRECT(&quot;Q&quot;&amp;([.DC1]+1))" table:style-name="ce9"/>
          <table:table-cell office:value-type="string" office:string-value="" table:formula="of:=INDIRECT(&quot;Q&quot;&amp;([.DD1]+1))" table:style-name="ce9"/>
          <table:table-cell office:value-type="string" office:string-value="" table:formula="of:=INDIRECT(&quot;Q&quot;&amp;([.DE1]+1))" table:style-name="ce9"/>
          <table:table-cell office:value-type="string" office:string-value="" table:formula="of:=INDIRECT(&quot;Q&quot;&amp;([.DF1]+1))" table:style-name="ce9"/>
          <table:table-cell office:value-type="string" office:string-value="" table:formula="of:=INDIRECT(&quot;Q&quot;&amp;([.DG1]+1))" table:style-name="ce9"/>
          <table:table-cell office:value-type="string" office:string-value="" table:formula="of:=INDIRECT(&quot;Q&quot;&amp;([.DH1]+1))" table:style-name="ce9"/>
          <table:table-cell office:value-type="string" office:string-value="" table:formula="of:=INDIRECT(&quot;Q&quot;&amp;([.DI1]+1))" table:style-name="ce9"/>
          <table:table-cell office:value-type="string" office:string-value="" table:formula="of:=INDIRECT(&quot;Q&quot;&amp;([.DJ1]+1))" table:style-name="ce9"/>
          <table:table-cell office:value-type="string" office:string-value="" table:formula="of:=INDIRECT(&quot;Q&quot;&amp;([.DK1]+1))" table:style-name="ce9"/>
          <table:table-cell office:value-type="string" office:string-value="" table:formula="of:=INDIRECT(&quot;Q&quot;&amp;([.DL1]+1))" table:style-name="ce9"/>
          <table:table-cell office:value-type="string" office:string-value="" table:formula="of:=INDIRECT(&quot;Q&quot;&amp;([.DM1]+1))" table:style-name="ce9"/>
          <table:table-cell office:value-type="string" office:string-value="" table:formula="of:=INDIRECT(&quot;Q&quot;&amp;([.DN1]+1))" table:style-name="ce9"/>
          <table:table-cell table:number-columns-repeated="16266"/>
        </table:table-row>
        <table:table-row table:style-name="ro2">
          <table:table-cell table:number-columns-repeated="9" table:style-name="ce6"/>
          <table:table-cell office:value-type="float" office:value="2" table:style-name="ce8">
            <text:p>2</text:p>
          </table:table-cell>
          <table:table-cell office:value-type="date" office:date-value="2016-10-18T00:00:00" table:formula="of:=IF([.K$2]+[.J3]-1&lt;=[.$B$5];[.K$2]+[.J3]-1;&quot;&quot;)" table:style-name="ce9">
            <text:p>2016-10-18</text:p>
          </table:table-cell>
          <table:table-cell office:value-type="float" office:value="3" table:formula="of:=IF([.K3]&lt;&gt;&quot;&quot;;WEEKDAY([.K3]);&quot;&quot;)" table:style-name="ce10">
            <text:p>3</text:p>
          </table:table-cell>
          <table:table-cell office:value-type="string" office:string-value="Y" table:formula="of:=IF([.K3]&lt;&gt;&quot;&quot;;INDIRECT(&quot;E&quot;&amp;(33+[.L3]));&quot;&quot;)" table:style-name="ce11">
            <text:p>Y</text:p>
          </table:table-cell>
          <table:table-cell office:value-type="float" office:value="2" table:formula="of:=IF([.K3]&lt;&gt;&quot;&quot;;IF([.M3]=&quot;Y&quot;;[.N2]+1;[.N2]);&quot;&quot;)" table:style-name="ce10">
            <text:p>2</text:p>
          </table:table-cell>
          <table:table-cell office:value-type="float" office:value="2" table:formula="of:=IF([.N3]&lt;&gt;[.N2];[.N3];&quot;&quot;)" table:style-name="ce10">
            <text:p>2</text:p>
          </table:table-cell>
          <table:table-cell office:value-type="date" office:date-value="2016-10-18T00:00:00" table:formula="of:=IF([.M3]=&quot;Y&quot;;IF([.K3]&lt;=[.$B$5];[.K3];&quot;&quot;);&quot;&quot;)" table:style-name="ce9">
            <text:p>2016-10-18</text:p>
          </table:table-cell>
          <table:table-cell office:value-type="date" office:date-value="2016-10-18T00:00:00" table:formula="of:=IF([.J3]&lt;=[.$N$103];VLOOKUP([.J3];[.O3:.P102];2);&quot;&quot;)" table:style-name="ce9">
            <text:p>2016-10-18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2">
            <text:p>Sprint Start Date</text:p>
          </table:table-cell>
          <table:table-cell office:value-type="date" office:date-value="2016-10-17T00:00:00" table:style-name="ce13">
            <text:p>2016-10-17</text:p>
          </table:table-cell>
          <table:table-cell table:number-columns-repeated="7" table:style-name="ce6"/>
          <table:table-cell office:value-type="float" office:value="3" table:style-name="ce8">
            <text:p>3</text:p>
          </table:table-cell>
          <table:table-cell office:value-type="date" office:date-value="2016-10-19T00:00:00" table:formula="of:=IF([.K$2]+[.J4]-1&lt;=[.$B$5];[.K$2]+[.J4]-1;&quot;&quot;)" table:style-name="ce9">
            <text:p>2016-10-19</text:p>
          </table:table-cell>
          <table:table-cell office:value-type="float" office:value="4" table:formula="of:=IF([.K4]&lt;&gt;&quot;&quot;;WEEKDAY([.K4]);&quot;&quot;)" table:style-name="ce10">
            <text:p>4</text:p>
          </table:table-cell>
          <table:table-cell office:value-type="string" office:string-value="Y" table:formula="of:=IF([.K4]&lt;&gt;&quot;&quot;;INDIRECT(&quot;E&quot;&amp;(33+[.L4]));&quot;&quot;)" table:style-name="ce11">
            <text:p>Y</text:p>
          </table:table-cell>
          <table:table-cell office:value-type="float" office:value="3" table:formula="of:=IF([.K4]&lt;&gt;&quot;&quot;;IF([.M4]=&quot;Y&quot;;[.N3]+1;[.N3]);&quot;&quot;)" table:style-name="ce10">
            <text:p>3</text:p>
          </table:table-cell>
          <table:table-cell office:value-type="float" office:value="3" table:formula="of:=IF([.N4]&lt;&gt;[.N3];[.N4];&quot;&quot;)" table:style-name="ce10">
            <text:p>3</text:p>
          </table:table-cell>
          <table:table-cell office:value-type="date" office:date-value="2016-10-19T00:00:00" table:formula="of:=IF([.M4]=&quot;Y&quot;;IF([.K4]&lt;=[.$B$5];[.K4];&quot;&quot;);&quot;&quot;)" table:style-name="ce9">
            <text:p>2016-10-19</text:p>
          </table:table-cell>
          <table:table-cell office:value-type="date" office:date-value="2016-10-19T00:00:00" table:formula="of:=IF([.J4]&lt;=[.$N$103];VLOOKUP([.J4];[.O4:.P103];2);&quot;&quot;)" table:style-name="ce9">
            <text:p>2016-10-19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2">
            <text:p>Sprint End Date</text:p>
          </table:table-cell>
          <table:table-cell office:value-type="date" office:date-value="2016-10-27T00:00:00" table:formula="of:=[.B4]+10" table:style-name="ce13">
            <text:p>2016-10-27</text:p>
          </table:table-cell>
          <table:table-cell table:number-columns-repeated="7" table:style-name="ce6"/>
          <table:table-cell office:value-type="float" office:value="4" table:style-name="ce8">
            <text:p>4</text:p>
          </table:table-cell>
          <table:table-cell office:value-type="date" office:date-value="2016-10-20T00:00:00" table:formula="of:=IF([.K$2]+[.J5]-1&lt;=[.$B$5];[.K$2]+[.J5]-1;&quot;&quot;)" table:style-name="ce9">
            <text:p>2016-10-20</text:p>
          </table:table-cell>
          <table:table-cell office:value-type="float" office:value="5" table:formula="of:=IF([.K5]&lt;&gt;&quot;&quot;;WEEKDAY([.K5]);&quot;&quot;)" table:style-name="ce10">
            <text:p>5</text:p>
          </table:table-cell>
          <table:table-cell office:value-type="string" office:string-value="Y" table:formula="of:=IF([.K5]&lt;&gt;&quot;&quot;;INDIRECT(&quot;E&quot;&amp;(33+[.L5]));&quot;&quot;)" table:style-name="ce11">
            <text:p>Y</text:p>
          </table:table-cell>
          <table:table-cell office:value-type="float" office:value="4" table:formula="of:=IF([.K5]&lt;&gt;&quot;&quot;;IF([.M5]=&quot;Y&quot;;[.N4]+1;[.N4]);&quot;&quot;)" table:style-name="ce10">
            <text:p>4</text:p>
          </table:table-cell>
          <table:table-cell office:value-type="float" office:value="4" table:formula="of:=IF([.N5]&lt;&gt;[.N4];[.N5];&quot;&quot;)" table:style-name="ce10">
            <text:p>4</text:p>
          </table:table-cell>
          <table:table-cell office:value-type="date" office:date-value="2016-10-20T00:00:00" table:formula="of:=IF([.M5]=&quot;Y&quot;;IF([.K5]&lt;=[.$B$5];[.K5];&quot;&quot;);&quot;&quot;)" table:style-name="ce9">
            <text:p>2016-10-20</text:p>
          </table:table-cell>
          <table:table-cell office:value-type="date" office:date-value="2016-10-20T00:00:00" table:formula="of:=IF([.J5]&lt;=[.$N$103];VLOOKUP([.J5];[.O5:.P104];2);&quot;&quot;)" table:style-name="ce9">
            <text:p>2016-10-20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4">
            <text:p>Calculated Total Work Days</text:p>
          </table:table-cell>
          <table:table-cell office:value-type="float" office:value="9" table:formula="of:=[.$N$103]" table:style-name="ce15">
            <text:p>9</text:p>
          </table:table-cell>
          <table:table-cell table:number-columns-repeated="7" table:style-name="ce6"/>
          <table:table-cell office:value-type="float" office:value="5" table:style-name="ce8">
            <text:p>5</text:p>
          </table:table-cell>
          <table:table-cell office:value-type="date" office:date-value="2016-10-21T00:00:00" table:formula="of:=IF([.K$2]+[.J6]-1&lt;=[.$B$5];[.K$2]+[.J6]-1;&quot;&quot;)" table:style-name="ce9">
            <text:p>2016-10-21</text:p>
          </table:table-cell>
          <table:table-cell office:value-type="float" office:value="6" table:formula="of:=IF([.K6]&lt;&gt;&quot;&quot;;WEEKDAY([.K6]);&quot;&quot;)" table:style-name="ce10">
            <text:p>6</text:p>
          </table:table-cell>
          <table:table-cell office:value-type="string" office:string-value="Y" table:formula="of:=IF([.K6]&lt;&gt;&quot;&quot;;INDIRECT(&quot;E&quot;&amp;(33+[.L6]));&quot;&quot;)" table:style-name="ce11">
            <text:p>Y</text:p>
          </table:table-cell>
          <table:table-cell office:value-type="float" office:value="5" table:formula="of:=IF([.K6]&lt;&gt;&quot;&quot;;IF([.M6]=&quot;Y&quot;;[.N5]+1;[.N5]);&quot;&quot;)" table:style-name="ce10">
            <text:p>5</text:p>
          </table:table-cell>
          <table:table-cell office:value-type="float" office:value="5" table:formula="of:=IF([.N6]&lt;&gt;[.N5];[.N6];&quot;&quot;)" table:style-name="ce10">
            <text:p>5</text:p>
          </table:table-cell>
          <table:table-cell office:value-type="date" office:date-value="2016-10-21T00:00:00" table:formula="of:=IF([.M6]=&quot;Y&quot;;IF([.K6]&lt;=[.$B$5];[.K6];&quot;&quot;);&quot;&quot;)" table:style-name="ce9">
            <text:p>2016-10-21</text:p>
          </table:table-cell>
          <table:table-cell office:value-type="date" office:date-value="2016-10-21T00:00:00" table:formula="of:=IF([.J6]&lt;=[.$N$103];VLOOKUP([.J6];[.O6:.P105];2);&quot;&quot;)" table:style-name="ce9">
            <text:p>2016-10-21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table:number-columns-repeated="9" table:style-name="ce6"/>
          <table:table-cell office:value-type="float" office:value="6" table:style-name="ce8">
            <text:p>6</text:p>
          </table:table-cell>
          <table:table-cell office:value-type="date" office:date-value="2016-10-22T00:00:00" table:formula="of:=IF([.K$2]+[.J7]-1&lt;=[.$B$5];[.K$2]+[.J7]-1;&quot;&quot;)" table:style-name="ce9">
            <text:p>2016-10-22</text:p>
          </table:table-cell>
          <table:table-cell office:value-type="float" office:value="7" table:formula="of:=IF([.K7]&lt;&gt;&quot;&quot;;WEEKDAY([.K7]);&quot;&quot;)" table:style-name="ce10">
            <text:p>7</text:p>
          </table:table-cell>
          <table:table-cell office:value-type="string" office:string-value="N" table:formula="of:=IF([.K7]&lt;&gt;&quot;&quot;;INDIRECT(&quot;E&quot;&amp;(33+[.L7]));&quot;&quot;)" table:style-name="ce11">
            <text:p>N</text:p>
          </table:table-cell>
          <table:table-cell office:value-type="float" office:value="5" table:formula="of:=IF([.K7]&lt;&gt;&quot;&quot;;IF([.M7]=&quot;Y&quot;;[.N6]+1;[.N6]);&quot;&quot;)" table:style-name="ce10">
            <text:p>5</text:p>
          </table:table-cell>
          <table:table-cell office:value-type="string" office:string-value="" table:formula="of:=IF([.N7]&lt;&gt;[.N6];[.N7];&quot;&quot;)" table:style-name="ce10"/>
          <table:table-cell office:value-type="string" office:string-value="" table:formula="of:=IF([.M7]=&quot;Y&quot;;IF([.K7]&lt;=[.$B$5];[.K7];&quot;&quot;);&quot;&quot;)" table:style-name="ce9"/>
          <table:table-cell office:value-type="date" office:date-value="2016-10-24T00:00:00" table:formula="of:=IF([.J7]&lt;=[.$N$103];VLOOKUP([.J7];[.O7:.P106];2);&quot;&quot;)" table:style-name="ce9">
            <text:p>2016-10-24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table:number-columns-repeated="9" table:style-name="ce6"/>
          <table:table-cell office:value-type="float" office:value="7" table:style-name="ce8">
            <text:p>7</text:p>
          </table:table-cell>
          <table:table-cell office:value-type="date" office:date-value="2016-10-23T00:00:00" table:formula="of:=IF([.K$2]+[.J8]-1&lt;=[.$B$5];[.K$2]+[.J8]-1;&quot;&quot;)" table:style-name="ce9">
            <text:p>2016-10-23</text:p>
          </table:table-cell>
          <table:table-cell office:value-type="float" office:value="1" table:formula="of:=IF([.K8]&lt;&gt;&quot;&quot;;WEEKDAY([.K8]);&quot;&quot;)" table:style-name="ce10">
            <text:p>1</text:p>
          </table:table-cell>
          <table:table-cell office:value-type="string" office:string-value="N" table:formula="of:=IF([.K8]&lt;&gt;&quot;&quot;;INDIRECT(&quot;E&quot;&amp;(33+[.L8]));&quot;&quot;)" table:style-name="ce11">
            <text:p>N</text:p>
          </table:table-cell>
          <table:table-cell office:value-type="float" office:value="5" table:formula="of:=IF([.K8]&lt;&gt;&quot;&quot;;IF([.M8]=&quot;Y&quot;;[.N7]+1;[.N7]);&quot;&quot;)" table:style-name="ce10">
            <text:p>5</text:p>
          </table:table-cell>
          <table:table-cell office:value-type="string" office:string-value="" table:formula="of:=IF([.N8]&lt;&gt;[.N7];[.N8];&quot;&quot;)" table:style-name="ce10"/>
          <table:table-cell office:value-type="string" office:string-value="" table:formula="of:=IF([.M8]=&quot;Y&quot;;IF([.K8]&lt;=[.$B$5];[.K8];&quot;&quot;);&quot;&quot;)" table:style-name="ce9"/>
          <table:table-cell office:value-type="date" office:date-value="2016-10-25T00:00:00" table:formula="of:=IF([.J8]&lt;=[.$N$103];VLOOKUP([.J8];[.O8:.P107];2);&quot;&quot;)" table:style-name="ce9">
            <text:p>2016-10-25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2">
            <text:p>Task List</text:p>
          </table:table-cell>
          <table:table-cell office:value-type="string" table:style-name="ce12">
            <text:p>Est. Hours</text:p>
          </table:table-cell>
          <table:table-cell table:style-name="ce6"/>
          <table:table-cell office:value-type="string" table:style-name="ce12">
            <text:p>Team Members</text:p>
          </table:table-cell>
          <table:table-cell office:value-type="string" table:style-name="ce15">
            <text:p>Initials</text:p>
          </table:table-cell>
          <table:table-cell table:number-columns-repeated="4" table:style-name="ce6"/>
          <table:table-cell office:value-type="float" office:value="8" table:style-name="ce8">
            <text:p>8</text:p>
          </table:table-cell>
          <table:table-cell office:value-type="date" office:date-value="2016-10-24T00:00:00" table:formula="of:=IF([.K$2]+[.J9]-1&lt;=[.$B$5];[.K$2]+[.J9]-1;&quot;&quot;)" table:style-name="ce9">
            <text:p>2016-10-24</text:p>
          </table:table-cell>
          <table:table-cell office:value-type="float" office:value="2" table:formula="of:=IF([.K9]&lt;&gt;&quot;&quot;;WEEKDAY([.K9]);&quot;&quot;)" table:style-name="ce10">
            <text:p>2</text:p>
          </table:table-cell>
          <table:table-cell office:value-type="string" office:string-value="Y" table:formula="of:=IF([.K9]&lt;&gt;&quot;&quot;;INDIRECT(&quot;E&quot;&amp;(33+[.L9]));&quot;&quot;)" table:style-name="ce11">
            <text:p>Y</text:p>
          </table:table-cell>
          <table:table-cell office:value-type="float" office:value="6" table:formula="of:=IF([.K9]&lt;&gt;&quot;&quot;;IF([.M9]=&quot;Y&quot;;[.N8]+1;[.N8]);&quot;&quot;)" table:style-name="ce10">
            <text:p>6</text:p>
          </table:table-cell>
          <table:table-cell office:value-type="float" office:value="6" table:formula="of:=IF([.N9]&lt;&gt;[.N8];[.N9];&quot;&quot;)" table:style-name="ce10">
            <text:p>6</text:p>
          </table:table-cell>
          <table:table-cell office:value-type="date" office:date-value="2016-10-24T00:00:00" table:formula="of:=IF([.M9]=&quot;Y&quot;;IF([.K9]&lt;=[.$B$5];[.K9];&quot;&quot;);&quot;&quot;)" table:style-name="ce9">
            <text:p>2016-10-24</text:p>
          </table:table-cell>
          <table:table-cell office:value-type="date" office:date-value="2016-10-26T00:00:00" table:formula="of:=IF([.J9]&lt;=[.$N$103];VLOOKUP([.J9];[.O9:.P108];2);&quot;&quot;)" table:style-name="ce9">
            <text:p>2016-10-26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6">
            <text:p>LevelManager Script</text:p>
          </table:table-cell>
          <table:table-cell office:value-type="float" office:value="3" table:style-name="ce17">
            <text:p>3</text:p>
          </table:table-cell>
          <table:table-cell table:style-name="ce6"/>
          <table:table-cell office:value-type="string" table:style-name="ce16">
            <text:p>Jorge</text:p>
          </table:table-cell>
          <table:table-cell office:value-type="string" table:style-name="ce17">
            <text:p>J</text:p>
          </table:table-cell>
          <table:table-cell table:number-columns-repeated="4" table:style-name="ce6"/>
          <table:table-cell office:value-type="float" office:value="9" table:style-name="ce8">
            <text:p>9</text:p>
          </table:table-cell>
          <table:table-cell office:value-type="date" office:date-value="2016-10-25T00:00:00" table:formula="of:=IF([.K$2]+[.J10]-1&lt;=[.$B$5];[.K$2]+[.J10]-1;&quot;&quot;)" table:style-name="ce9">
            <text:p>2016-10-25</text:p>
          </table:table-cell>
          <table:table-cell office:value-type="float" office:value="3" table:formula="of:=IF([.K10]&lt;&gt;&quot;&quot;;WEEKDAY([.K10]);&quot;&quot;)" table:style-name="ce10">
            <text:p>3</text:p>
          </table:table-cell>
          <table:table-cell office:value-type="string" office:string-value="Y" table:formula="of:=IF([.K10]&lt;&gt;&quot;&quot;;INDIRECT(&quot;E&quot;&amp;(33+[.L10]));&quot;&quot;)" table:style-name="ce11">
            <text:p>Y</text:p>
          </table:table-cell>
          <table:table-cell office:value-type="float" office:value="7" table:formula="of:=IF([.K10]&lt;&gt;&quot;&quot;;IF([.M10]=&quot;Y&quot;;[.N9]+1;[.N9]);&quot;&quot;)" table:style-name="ce10">
            <text:p>7</text:p>
          </table:table-cell>
          <table:table-cell office:value-type="float" office:value="7" table:formula="of:=IF([.N10]&lt;&gt;[.N9];[.N10];&quot;&quot;)" table:style-name="ce10">
            <text:p>7</text:p>
          </table:table-cell>
          <table:table-cell office:value-type="date" office:date-value="2016-10-25T00:00:00" table:formula="of:=IF([.M10]=&quot;Y&quot;;IF([.K10]&lt;=[.$B$5];[.K10];&quot;&quot;);&quot;&quot;)" table:style-name="ce9">
            <text:p>2016-10-25</text:p>
          </table:table-cell>
          <table:table-cell office:value-type="date" office:date-value="2016-10-27T00:00:00" table:formula="of:=IF([.J10]&lt;=[.$N$103];VLOOKUP([.J10];[.O10:.P109];2);&quot;&quot;)" table:style-name="ce9">
            <text:p>2016-10-27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6">
            <text:p>GameMenu-UI &amp; Script</text:p>
          </table:table-cell>
          <table:table-cell office:value-type="float" office:value="2" table:style-name="ce17">
            <text:p>2</text:p>
          </table:table-cell>
          <table:table-cell table:style-name="ce6"/>
          <table:table-cell office:value-type="string" table:style-name="ce18">
            <text:p>Tim</text:p>
          </table:table-cell>
          <table:table-cell office:value-type="string" table:style-name="ce19">
            <text:p>T</text:p>
          </table:table-cell>
          <table:table-cell table:number-columns-repeated="4" table:style-name="ce6"/>
          <table:table-cell office:value-type="float" office:value="10" table:style-name="ce8">
            <text:p>10</text:p>
          </table:table-cell>
          <table:table-cell office:value-type="date" office:date-value="2016-10-26T00:00:00" table:formula="of:=IF([.K$2]+[.J11]-1&lt;=[.$B$5];[.K$2]+[.J11]-1;&quot;&quot;)" table:style-name="ce9">
            <text:p>2016-10-26</text:p>
          </table:table-cell>
          <table:table-cell office:value-type="float" office:value="4" table:formula="of:=IF([.K11]&lt;&gt;&quot;&quot;;WEEKDAY([.K11]);&quot;&quot;)" table:style-name="ce10">
            <text:p>4</text:p>
          </table:table-cell>
          <table:table-cell office:value-type="string" office:string-value="Y" table:formula="of:=IF([.K11]&lt;&gt;&quot;&quot;;INDIRECT(&quot;E&quot;&amp;(33+[.L11]));&quot;&quot;)" table:style-name="ce11">
            <text:p>Y</text:p>
          </table:table-cell>
          <table:table-cell office:value-type="float" office:value="8" table:formula="of:=IF([.K11]&lt;&gt;&quot;&quot;;IF([.M11]=&quot;Y&quot;;[.N10]+1;[.N10]);&quot;&quot;)" table:style-name="ce10">
            <text:p>8</text:p>
          </table:table-cell>
          <table:table-cell office:value-type="float" office:value="8" table:formula="of:=IF([.N11]&lt;&gt;[.N10];[.N11];&quot;&quot;)" table:style-name="ce10">
            <text:p>8</text:p>
          </table:table-cell>
          <table:table-cell office:value-type="date" office:date-value="2016-10-26T00:00:00" table:formula="of:=IF([.M11]=&quot;Y&quot;;IF([.K11]&lt;=[.$B$5];[.K11];&quot;&quot;);&quot;&quot;)" table:style-name="ce9">
            <text:p>2016-10-26</text:p>
          </table:table-cell>
          <table:table-cell office:value-type="string" office:string-value="" table:formula="of:=IF([.J11]&lt;=[.$N$103];VLOOKUP([.J11];[.O11:.P110];2);&quot;&quot;)" table:style-name="ce9"/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20">
            <text:p>InGame-UI &amp; Script</text:p>
          </table:table-cell>
          <table:table-cell office:value-type="float" office:value="2" table:style-name="ce21">
            <text:p>2</text:p>
          </table:table-cell>
          <table:table-cell table:style-name="ce6"/>
          <table:table-cell office:value-type="string" table:style-name="ce22">
            <text:p>Matt</text:p>
          </table:table-cell>
          <table:table-cell office:value-type="string" table:style-name="ce23">
            <text:p>M</text:p>
          </table:table-cell>
          <table:table-cell table:number-columns-repeated="4" table:style-name="ce6"/>
          <table:table-cell office:value-type="float" office:value="11" table:style-name="ce8">
            <text:p>11</text:p>
          </table:table-cell>
          <table:table-cell office:value-type="date" office:date-value="2016-10-27T00:00:00" table:formula="of:=IF([.K$2]+[.J12]-1&lt;=[.$B$5];[.K$2]+[.J12]-1;&quot;&quot;)" table:style-name="ce9">
            <text:p>2016-10-27</text:p>
          </table:table-cell>
          <table:table-cell office:value-type="float" office:value="5" table:formula="of:=IF([.K12]&lt;&gt;&quot;&quot;;WEEKDAY([.K12]);&quot;&quot;)" table:style-name="ce10">
            <text:p>5</text:p>
          </table:table-cell>
          <table:table-cell office:value-type="string" office:string-value="Y" table:formula="of:=IF([.K12]&lt;&gt;&quot;&quot;;INDIRECT(&quot;E&quot;&amp;(33+[.L12]));&quot;&quot;)" table:style-name="ce11">
            <text:p>Y</text:p>
          </table:table-cell>
          <table:table-cell office:value-type="float" office:value="9" table:formula="of:=IF([.K12]&lt;&gt;&quot;&quot;;IF([.M12]=&quot;Y&quot;;[.N11]+1;[.N11]);&quot;&quot;)" table:style-name="ce10">
            <text:p>9</text:p>
          </table:table-cell>
          <table:table-cell office:value-type="float" office:value="9" table:formula="of:=IF([.N12]&lt;&gt;[.N11];[.N12];&quot;&quot;)" table:style-name="ce10">
            <text:p>9</text:p>
          </table:table-cell>
          <table:table-cell office:value-type="date" office:date-value="2016-10-27T00:00:00" table:formula="of:=IF([.M12]=&quot;Y&quot;;IF([.K12]&lt;=[.$B$5];[.K12];&quot;&quot;);&quot;&quot;)" table:style-name="ce9">
            <text:p>2016-10-27</text:p>
          </table:table-cell>
          <table:table-cell office:value-type="string" office:string-value="" table:formula="of:=IF([.J12]&lt;=[.$N$103];VLOOKUP([.J12];[.O12:.P111];2);&quot;&quot;)" table:style-name="ce9"/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20">
            <text:p>EndLevel-UI &amp; Script</text:p>
          </table:table-cell>
          <table:table-cell office:value-type="float" office:value="2" table:style-name="ce21">
            <text:p>2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12" table:style-name="ce8">
            <text:p>12</text:p>
          </table:table-cell>
          <table:table-cell table:style-name="ce9"/>
          <table:table-cell office:value-type="string" office:string-value="" table:formula="of:=IF([.K13]&lt;&gt;&quot;&quot;;WEEKDAY([.K13]);&quot;&quot;)" table:style-name="ce10"/>
          <table:table-cell office:value-type="string" office:string-value="" table:formula="of:=IF([.K13]&lt;&gt;&quot;&quot;;INDIRECT(&quot;E&quot;&amp;(33+[.L13]));&quot;&quot;)" table:style-name="ce11"/>
          <table:table-cell office:value-type="string" office:string-value="" table:formula="of:=IF([.K13]&lt;&gt;&quot;&quot;;IF([.M13]=&quot;Y&quot;;[.N12]+1;[.N12]);&quot;&quot;)" table:style-name="ce10"/>
          <table:table-cell office:value-type="string" office:string-value="" table:formula="of:=IF([.N13]&lt;&gt;[.N12];[.N13];&quot;&quot;)" table:style-name="ce10"/>
          <table:table-cell office:value-type="string" office:string-value="" table:formula="of:=IF([.M13]=&quot;Y&quot;;IF([.K13]&lt;=[.$B$5];[.K13];&quot;&quot;);&quot;&quot;)" table:style-name="ce9"/>
          <table:table-cell office:value-type="string" office:string-value="" table:formula="of:=IF([.J13]&lt;=[.$N$103];VLOOKUP([.J13];[.O13:.P112];2);&quot;&quot;)" table:style-name="ce9"/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20">
            <text:p>GameOver-UI &amp; Script</text:p>
          </table:table-cell>
          <table:table-cell office:value-type="float" office:value="2" table:style-name="ce21">
            <text:p>2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13" table:style-name="ce8">
            <text:p>13</text:p>
          </table:table-cell>
          <table:table-cell table:style-name="ce9"/>
          <table:table-cell office:value-type="string" office:string-value="" table:formula="of:=IF([.K14]&lt;&gt;&quot;&quot;;WEEKDAY([.K14]);&quot;&quot;)" table:style-name="ce10"/>
          <table:table-cell office:value-type="string" office:string-value="" table:formula="of:=IF([.K14]&lt;&gt;&quot;&quot;;INDIRECT(&quot;E&quot;&amp;(33+[.L14]));&quot;&quot;)" table:style-name="ce11"/>
          <table:table-cell office:value-type="string" office:string-value="" table:formula="of:=IF([.K14]&lt;&gt;&quot;&quot;;IF([.M14]=&quot;Y&quot;;[.N13]+1;[.N13]);&quot;&quot;)" table:style-name="ce10"/>
          <table:table-cell office:value-type="string" office:string-value="" table:formula="of:=IF([.N14]&lt;&gt;[.N13];[.N14];&quot;&quot;)" table:style-name="ce10"/>
          <table:table-cell office:value-type="string" office:string-value="" table:formula="of:=IF([.M14]=&quot;Y&quot;;IF([.K14]&lt;=[.$B$5];[.K14];&quot;&quot;);&quot;&quot;)" table:style-name="ce9"/>
          <table:table-cell office:value-type="string" office:string-value="" table:formula="of:=IF([.J14]&lt;=[.$N$103];VLOOKUP([.J14];[.O14:.P113];2);&quot;&quot;)" table:style-name="ce9"/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20">
            <text:p>PopUpHighScore-UI &amp; Script</text:p>
          </table:table-cell>
          <table:table-cell office:value-type="float" office:value="3" table:style-name="ce21">
            <text:p>3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14" table:style-name="ce8">
            <text:p>14</text:p>
          </table:table-cell>
          <table:table-cell table:style-name="ce9"/>
          <table:table-cell office:value-type="string" office:string-value="" table:formula="of:=IF([.K15]&lt;&gt;&quot;&quot;;WEEKDAY([.K15]);&quot;&quot;)" table:style-name="ce10"/>
          <table:table-cell office:value-type="string" office:string-value="" table:formula="of:=IF([.K15]&lt;&gt;&quot;&quot;;INDIRECT(&quot;E&quot;&amp;(33+[.L15]));&quot;&quot;)" table:style-name="ce11"/>
          <table:table-cell office:value-type="string" office:string-value="" table:formula="of:=IF([.K15]&lt;&gt;&quot;&quot;;IF([.M15]=&quot;Y&quot;;[.N14]+1;[.N14]);&quot;&quot;)" table:style-name="ce10"/>
          <table:table-cell office:value-type="string" office:string-value="" table:formula="of:=IF([.N15]&lt;&gt;[.N14];[.N15];&quot;&quot;)" table:style-name="ce10"/>
          <table:table-cell office:value-type="string" office:string-value="" table:formula="of:=IF([.M15]=&quot;Y&quot;;IF([.K15]&lt;=[.$B$5];[.K15];&quot;&quot;);&quot;&quot;)" table:style-name="ce9"/>
          <table:table-cell office:value-type="string" office:string-value="" table:formula="of:=IF([.J15]&lt;=[.$N$103];VLOOKUP([.J15];[.O15:.P114];2);&quot;&quot;)" table:style-name="ce9"/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6">
            <text:p>BallControl Script</text:p>
          </table:table-cell>
          <table:table-cell office:value-type="float" office:value="1" table:style-name="ce17">
            <text:p>1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15" table:style-name="ce8">
            <text:p>15</text:p>
          </table:table-cell>
          <table:table-cell table:style-name="ce9"/>
          <table:table-cell office:value-type="string" office:string-value="" table:formula="of:=IF([.K16]&lt;&gt;&quot;&quot;;WEEKDAY([.K16]);&quot;&quot;)" table:style-name="ce10"/>
          <table:table-cell office:value-type="string" office:string-value="" table:formula="of:=IF([.K16]&lt;&gt;&quot;&quot;;INDIRECT(&quot;E&quot;&amp;(33+[.L16]));&quot;&quot;)" table:style-name="ce11"/>
          <table:table-cell office:value-type="string" office:string-value="" table:formula="of:=IF([.K16]&lt;&gt;&quot;&quot;;IF([.M16]=&quot;Y&quot;;[.N15]+1;[.N15]);&quot;&quot;)" table:style-name="ce10"/>
          <table:table-cell office:value-type="string" office:string-value="" table:formula="of:=IF([.N16]&lt;&gt;[.N15];[.N16];&quot;&quot;)" table:style-name="ce10"/>
          <table:table-cell office:value-type="string" office:string-value="" table:formula="of:=IF([.M16]=&quot;Y&quot;;IF([.K16]&lt;=[.$B$5];[.K16];&quot;&quot;);&quot;&quot;)" table:style-name="ce9"/>
          <table:table-cell office:value-type="string" office:string-value="" table:formula="of:=IF([.J16]&lt;=[.$N$103];VLOOKUP([.J16];[.O16:.P115];2);&quot;&quot;)" table:style-name="ce9"/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6">
            <text:p>KillTrigger Script</text:p>
          </table:table-cell>
          <table:table-cell office:value-type="float" office:value="1" table:style-name="ce17">
            <text:p>1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16" table:style-name="ce8">
            <text:p>16</text:p>
          </table:table-cell>
          <table:table-cell office:value-type="string" office:string-value="" table:formula="of:=IF([.K$2]+[.J17]-1&lt;=[.$B$5];[.K$2]+[.J17]-1;&quot;&quot;)" table:style-name="ce9"/>
          <table:table-cell office:value-type="string" office:string-value="" table:formula="of:=IF([.K17]&lt;&gt;&quot;&quot;;WEEKDAY([.K17]);&quot;&quot;)" table:style-name="ce10"/>
          <table:table-cell office:value-type="string" office:string-value="" table:formula="of:=IF([.K17]&lt;&gt;&quot;&quot;;INDIRECT(&quot;E&quot;&amp;(33+[.L17]));&quot;&quot;)" table:style-name="ce11"/>
          <table:table-cell office:value-type="string" office:string-value="" table:formula="of:=IF([.K17]&lt;&gt;&quot;&quot;;IF([.M17]=&quot;Y&quot;;[.N16]+1;[.N16]);&quot;&quot;)" table:style-name="ce10"/>
          <table:table-cell office:value-type="string" office:string-value="" table:formula="of:=IF([.N17]&lt;&gt;[.N16];[.N17];&quot;&quot;)" table:style-name="ce10"/>
          <table:table-cell office:value-type="string" office:string-value="" table:formula="of:=IF([.M17]=&quot;Y&quot;;IF([.K17]&lt;=[.$B$5];[.K17];&quot;&quot;);&quot;&quot;)" table:style-name="ce9"/>
          <table:table-cell office:value-type="string" office:string-value="" table:formula="of:=IF([.J17]&lt;=[.$N$103];VLOOKUP([.J17];[.O17:.P116];2);&quot;&quot;)" table:style-name="ce9"/>
          <table:table-cell table:number-columns-repeated="16367"/>
        </table:table-row>
        <table:table-row table:style-name="ro3">
          <table:table-cell office:value-type="string" table:style-name="ce20">
            <text:p>EndLevelTrigger Script</text:p>
          </table:table-cell>
          <table:table-cell office:value-type="float" office:value="1" table:style-name="ce21">
            <text:p>1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17" table:style-name="ce8">
            <text:p>17</text:p>
          </table:table-cell>
          <table:table-cell office:value-type="string" office:string-value="" table:formula="of:=IF([.K$2]+[.J18]-1&lt;=[.$B$5];[.K$2]+[.J18]-1;&quot;&quot;)" table:style-name="ce9"/>
          <table:table-cell office:value-type="string" office:string-value="" table:formula="of:=IF([.K18]&lt;&gt;&quot;&quot;;WEEKDAY([.K18]);&quot;&quot;)" table:style-name="ce10"/>
          <table:table-cell office:value-type="string" office:string-value="" table:formula="of:=IF([.K18]&lt;&gt;&quot;&quot;;INDIRECT(&quot;E&quot;&amp;(33+[.L18]));&quot;&quot;)" table:style-name="ce11"/>
          <table:table-cell office:value-type="string" office:string-value="" table:formula="of:=IF([.K18]&lt;&gt;&quot;&quot;;IF([.M18]=&quot;Y&quot;;[.N17]+1;[.N17]);&quot;&quot;)" table:style-name="ce10"/>
          <table:table-cell office:value-type="string" office:string-value="" table:formula="of:=IF([.N18]&lt;&gt;[.N17];[.N18];&quot;&quot;)" table:style-name="ce10"/>
          <table:table-cell office:value-type="string" office:string-value="" table:formula="of:=IF([.M18]=&quot;Y&quot;;IF([.K18]&lt;=[.$B$5];[.K18];&quot;&quot;);&quot;&quot;)" table:style-name="ce9"/>
          <table:table-cell office:value-type="string" office:string-value="" table:formula="of:=IF([.J18]&lt;=[.$N$103];VLOOKUP([.J18];[.O18:.P117];2);&quot;&quot;)" table:style-name="ce9"/>
          <table:table-cell table:number-columns-repeated="16367"/>
        </table:table-row>
        <table:table-row table:style-name="ro3">
          <table:table-cell office:value-type="string" table:style-name="ce24">
            <text:p>GameManger Script</text:p>
          </table:table-cell>
          <table:table-cell office:value-type="float" office:value="3" table:style-name="ce21">
            <text:p>3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18" table:style-name="ce8">
            <text:p>18</text:p>
          </table:table-cell>
          <table:table-cell office:value-type="string" office:string-value="" table:formula="of:=IF([.K$2]+[.J19]-1&lt;=[.$B$5];[.K$2]+[.J19]-1;&quot;&quot;)" table:style-name="ce9"/>
          <table:table-cell office:value-type="string" office:string-value="" table:formula="of:=IF([.K19]&lt;&gt;&quot;&quot;;WEEKDAY([.K19]);&quot;&quot;)" table:style-name="ce10"/>
          <table:table-cell office:value-type="string" office:string-value="" table:formula="of:=IF([.K19]&lt;&gt;&quot;&quot;;INDIRECT(&quot;E&quot;&amp;(33+[.L19]));&quot;&quot;)" table:style-name="ce11"/>
          <table:table-cell office:value-type="string" office:string-value="" table:formula="of:=IF([.K19]&lt;&gt;&quot;&quot;;IF([.M19]=&quot;Y&quot;;[.N18]+1;[.N18]);&quot;&quot;)" table:style-name="ce10"/>
          <table:table-cell office:value-type="string" office:string-value="" table:formula="of:=IF([.N19]&lt;&gt;[.N18];[.N19];&quot;&quot;)" table:style-name="ce10"/>
          <table:table-cell office:value-type="string" office:string-value="" table:formula="of:=IF([.M19]=&quot;Y&quot;;IF([.K19]&lt;=[.$B$5];[.K19];&quot;&quot;);&quot;&quot;)" table:style-name="ce9"/>
          <table:table-cell office:value-type="string" office:string-value="" table:formula="of:=IF([.J19]&lt;=[.$N$103];VLOOKUP([.J19];[.O19:.P118];2);&quot;&quot;)" table:style-name="ce9"/>
          <table:table-cell table:number-columns-repeated="16367"/>
        </table:table-row>
        <table:table-row table:style-name="ro3">
          <table:table-cell office:value-type="string" table:style-name="ce24">
            <text:p>---Scene1 aka Level1---</text:p>
          </table:table-cell>
          <table:table-cell table:style-name="ce21"/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19" table:style-name="ce8">
            <text:p>19</text:p>
          </table:table-cell>
          <table:table-cell office:value-type="string" office:string-value="" table:formula="of:=IF([.K$2]+[.J20]-1&lt;=[.$B$5];[.K$2]+[.J20]-1;&quot;&quot;)" table:style-name="ce9"/>
          <table:table-cell office:value-type="string" office:string-value="" table:formula="of:=IF([.K20]&lt;&gt;&quot;&quot;;WEEKDAY([.K20]);&quot;&quot;)" table:style-name="ce10"/>
          <table:table-cell office:value-type="string" office:string-value="" table:formula="of:=IF([.K20]&lt;&gt;&quot;&quot;;INDIRECT(&quot;E&quot;&amp;(33+[.L20]));&quot;&quot;)" table:style-name="ce11"/>
          <table:table-cell office:value-type="string" office:string-value="" table:formula="of:=IF([.K20]&lt;&gt;&quot;&quot;;IF([.M20]=&quot;Y&quot;;[.N19]+1;[.N19]);&quot;&quot;)" table:style-name="ce10"/>
          <table:table-cell office:value-type="string" office:string-value="" table:formula="of:=IF([.N20]&lt;&gt;[.N19];[.N20];&quot;&quot;)" table:style-name="ce10"/>
          <table:table-cell office:value-type="string" office:string-value="" table:formula="of:=IF([.M20]=&quot;Y&quot;;IF([.K20]&lt;=[.$B$5];[.K20];&quot;&quot;);&quot;&quot;)" table:style-name="ce9"/>
          <table:table-cell office:value-type="string" office:string-value="" table:formula="of:=IF([.J20]&lt;=[.$N$103];VLOOKUP([.J20];[.O20:.P119];2);&quot;&quot;)" table:style-name="ce9"/>
          <table:table-cell table:number-columns-repeated="16367"/>
        </table:table-row>
        <table:table-row table:style-name="ro3">
          <table:table-cell office:value-type="string" table:style-name="ce24">
            <text:p>Design</text:p>
          </table:table-cell>
          <table:table-cell office:value-type="float" office:value="2" table:style-name="ce21">
            <text:p>2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0" table:style-name="ce8">
            <text:p>20</text:p>
          </table:table-cell>
          <table:table-cell office:value-type="string" office:string-value="" table:formula="of:=IF([.K$2]+[.J21]-1&lt;=[.$B$5];[.K$2]+[.J21]-1;&quot;&quot;)" table:style-name="ce9"/>
          <table:table-cell office:value-type="string" office:string-value="" table:formula="of:=IF([.K21]&lt;&gt;&quot;&quot;;WEEKDAY([.K21]);&quot;&quot;)" table:style-name="ce10"/>
          <table:table-cell office:value-type="string" office:string-value="" table:formula="of:=IF([.K21]&lt;&gt;&quot;&quot;;INDIRECT(&quot;E&quot;&amp;(33+[.L21]));&quot;&quot;)" table:style-name="ce11"/>
          <table:table-cell office:value-type="string" office:string-value="" table:formula="of:=IF([.K21]&lt;&gt;&quot;&quot;;IF([.M21]=&quot;Y&quot;;[.N20]+1;[.N20]);&quot;&quot;)" table:style-name="ce10"/>
          <table:table-cell office:value-type="string" office:string-value="" table:formula="of:=IF([.N21]&lt;&gt;[.N20];[.N21];&quot;&quot;)" table:style-name="ce10"/>
          <table:table-cell office:value-type="string" office:string-value="" table:formula="of:=IF([.M21]=&quot;Y&quot;;IF([.K21]&lt;=[.$B$5];[.K21];&quot;&quot;);&quot;&quot;)" table:style-name="ce9"/>
          <table:table-cell office:value-type="string" office:string-value="" table:formula="of:=IF([.J21]&lt;=[.$N$103];VLOOKUP([.J21];[.O21:.P120];2);&quot;&quot;)" table:style-name="ce9"/>
          <table:table-cell table:number-columns-repeated="16367"/>
        </table:table-row>
        <table:table-row table:style-name="ro3">
          <table:table-cell office:value-type="string" table:style-name="ce24">
            <text:p>Script Implementation</text:p>
          </table:table-cell>
          <table:table-cell office:value-type="float" office:value="3" table:style-name="ce21">
            <text:p>3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1" table:style-name="ce8">
            <text:p>21</text:p>
          </table:table-cell>
          <table:table-cell office:value-type="string" office:string-value="" table:formula="of:=IF([.K$2]+[.J22]-1&lt;=[.$B$5];[.K$2]+[.J22]-1;&quot;&quot;)" table:style-name="ce9"/>
          <table:table-cell office:value-type="string" office:string-value="" table:formula="of:=IF([.K22]&lt;&gt;&quot;&quot;;WEEKDAY([.K22]);&quot;&quot;)" table:style-name="ce10"/>
          <table:table-cell office:value-type="string" office:string-value="" table:formula="of:=IF([.K22]&lt;&gt;&quot;&quot;;INDIRECT(&quot;E&quot;&amp;(33+[.L22]));&quot;&quot;)" table:style-name="ce11"/>
          <table:table-cell office:value-type="string" office:string-value="" table:formula="of:=IF([.K22]&lt;&gt;&quot;&quot;;IF([.M22]=&quot;Y&quot;;[.N21]+1;[.N21]);&quot;&quot;)" table:style-name="ce10"/>
          <table:table-cell office:value-type="string" office:string-value="" table:formula="of:=IF([.N22]&lt;&gt;[.N21];[.N22];&quot;&quot;)" table:style-name="ce10"/>
          <table:table-cell office:value-type="string" office:string-value="" table:formula="of:=IF([.M22]=&quot;Y&quot;;IF([.K22]&lt;=[.$B$5];[.K22];&quot;&quot;);&quot;&quot;)" table:style-name="ce9"/>
          <table:table-cell office:value-type="string" office:string-value="" table:formula="of:=IF([.J22]&lt;=[.$N$103];VLOOKUP([.J22];[.O22:.P121];2);&quot;&quot;)" table:style-name="ce9"/>
          <table:table-cell table:number-columns-repeated="16367"/>
        </table:table-row>
        <table:table-row table:style-name="ro3">
          <table:table-cell office:value-type="string" table:style-name="ce24">
            <text:p>---Scene2 aka Level2---</text:p>
          </table:table-cell>
          <table:table-cell table:style-name="ce21"/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2" table:style-name="ce8">
            <text:p>22</text:p>
          </table:table-cell>
          <table:table-cell office:value-type="string" office:string-value="" table:formula="of:=IF([.K$2]+[.J23]-1&lt;=[.$B$5];[.K$2]+[.J23]-1;&quot;&quot;)" table:style-name="ce9"/>
          <table:table-cell office:value-type="string" office:string-value="" table:formula="of:=IF([.K23]&lt;&gt;&quot;&quot;;WEEKDAY([.K23]);&quot;&quot;)" table:style-name="ce10"/>
          <table:table-cell office:value-type="string" office:string-value="" table:formula="of:=IF([.K23]&lt;&gt;&quot;&quot;;INDIRECT(&quot;E&quot;&amp;(33+[.L23]));&quot;&quot;)" table:style-name="ce11"/>
          <table:table-cell office:value-type="string" office:string-value="" table:formula="of:=IF([.K23]&lt;&gt;&quot;&quot;;IF([.M23]=&quot;Y&quot;;[.N22]+1;[.N22]);&quot;&quot;)" table:style-name="ce10"/>
          <table:table-cell office:value-type="string" office:string-value="" table:formula="of:=IF([.N23]&lt;&gt;[.N22];[.N23];&quot;&quot;)" table:style-name="ce10"/>
          <table:table-cell office:value-type="string" office:string-value="" table:formula="of:=IF([.M23]=&quot;Y&quot;;IF([.K23]&lt;=[.$B$5];[.K23];&quot;&quot;);&quot;&quot;)" table:style-name="ce9"/>
          <table:table-cell office:value-type="string" office:string-value="" table:formula="of:=IF([.J23]&lt;=[.$N$103];VLOOKUP([.J23];[.O23:.P122];2);&quot;&quot;)" table:style-name="ce9"/>
          <table:table-cell table:number-columns-repeated="16367"/>
        </table:table-row>
        <table:table-row table:style-name="ro3">
          <table:table-cell office:value-type="string" table:style-name="ce24">
            <text:p>Design</text:p>
          </table:table-cell>
          <table:table-cell office:value-type="float" office:value="1" table:style-name="ce21">
            <text:p>1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3" table:style-name="ce8">
            <text:p>23</text:p>
          </table:table-cell>
          <table:table-cell office:value-type="string" office:string-value="" table:formula="of:=IF([.K$2]+[.J24]-1&lt;=[.$B$5];[.K$2]+[.J24]-1;&quot;&quot;)" table:style-name="ce9"/>
          <table:table-cell office:value-type="string" office:string-value="" table:formula="of:=IF([.K24]&lt;&gt;&quot;&quot;;WEEKDAY([.K24]);&quot;&quot;)" table:style-name="ce10"/>
          <table:table-cell office:value-type="string" office:string-value="" table:formula="of:=IF([.K24]&lt;&gt;&quot;&quot;;INDIRECT(&quot;E&quot;&amp;(33+[.L24]));&quot;&quot;)" table:style-name="ce11"/>
          <table:table-cell office:value-type="string" office:string-value="" table:formula="of:=IF([.K24]&lt;&gt;&quot;&quot;;IF([.M24]=&quot;Y&quot;;[.N23]+1;[.N23]);&quot;&quot;)" table:style-name="ce10"/>
          <table:table-cell office:value-type="string" office:string-value="" table:formula="of:=IF([.N24]&lt;&gt;[.N23];[.N24];&quot;&quot;)" table:style-name="ce10"/>
          <table:table-cell office:value-type="string" office:string-value="" table:formula="of:=IF([.M24]=&quot;Y&quot;;IF([.K24]&lt;=[.$B$5];[.K24];&quot;&quot;);&quot;&quot;)" table:style-name="ce9"/>
          <table:table-cell office:value-type="string" office:string-value="" table:formula="of:=IF([.J24]&lt;=[.$N$103];VLOOKUP([.J24];[.O24:.P123];2);&quot;&quot;)" table:style-name="ce9"/>
          <table:table-cell table:number-columns-repeated="16367"/>
        </table:table-row>
        <table:table-row table:style-name="ro3">
          <table:table-cell office:value-type="string" table:style-name="ce24">
            <text:p>Script Implementation</text:p>
          </table:table-cell>
          <table:table-cell office:value-type="float" office:value="2" table:style-name="ce21">
            <text:p>2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4" table:style-name="ce8">
            <text:p>24</text:p>
          </table:table-cell>
          <table:table-cell office:value-type="string" office:string-value="" table:formula="of:=IF([.K$2]+[.J25]-1&lt;=[.$B$5];[.K$2]+[.J25]-1;&quot;&quot;)" table:style-name="ce9"/>
          <table:table-cell office:value-type="string" office:string-value="" table:formula="of:=IF([.K25]&lt;&gt;&quot;&quot;;WEEKDAY([.K25]);&quot;&quot;)" table:style-name="ce10"/>
          <table:table-cell office:value-type="string" office:string-value="" table:formula="of:=IF([.K25]&lt;&gt;&quot;&quot;;INDIRECT(&quot;E&quot;&amp;(33+[.L25]));&quot;&quot;)" table:style-name="ce11"/>
          <table:table-cell office:value-type="string" office:string-value="" table:formula="of:=IF([.K25]&lt;&gt;&quot;&quot;;IF([.M25]=&quot;Y&quot;;[.N24]+1;[.N24]);&quot;&quot;)" table:style-name="ce10"/>
          <table:table-cell office:value-type="string" office:string-value="" table:formula="of:=IF([.N25]&lt;&gt;[.N24];[.N25];&quot;&quot;)" table:style-name="ce10"/>
          <table:table-cell office:value-type="string" office:string-value="" table:formula="of:=IF([.M25]=&quot;Y&quot;;IF([.K25]&lt;=[.$B$5];[.K25];&quot;&quot;);&quot;&quot;)" table:style-name="ce9"/>
          <table:table-cell office:value-type="string" office:string-value="" table:formula="of:=IF([.J25]&lt;=[.$N$103];VLOOKUP([.J25];[.O25:.P124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5" table:style-name="ce8">
            <text:p>25</text:p>
          </table:table-cell>
          <table:table-cell office:value-type="string" office:string-value="" table:formula="of:=IF([.K$2]+[.J26]-1&lt;=[.$B$5];[.K$2]+[.J26]-1;&quot;&quot;)" table:style-name="ce9"/>
          <table:table-cell office:value-type="string" office:string-value="" table:formula="of:=IF([.K26]&lt;&gt;&quot;&quot;;WEEKDAY([.K26]);&quot;&quot;)" table:style-name="ce10"/>
          <table:table-cell office:value-type="string" office:string-value="" table:formula="of:=IF([.K26]&lt;&gt;&quot;&quot;;INDIRECT(&quot;E&quot;&amp;(33+[.L26]));&quot;&quot;)" table:style-name="ce11"/>
          <table:table-cell office:value-type="string" office:string-value="" table:formula="of:=IF([.K26]&lt;&gt;&quot;&quot;;IF([.M26]=&quot;Y&quot;;[.N25]+1;[.N25]);&quot;&quot;)" table:style-name="ce10"/>
          <table:table-cell office:value-type="string" office:string-value="" table:formula="of:=IF([.N26]&lt;&gt;[.N25];[.N26];&quot;&quot;)" table:style-name="ce10"/>
          <table:table-cell office:value-type="string" office:string-value="" table:formula="of:=IF([.M26]=&quot;Y&quot;;IF([.K26]&lt;=[.$B$5];[.K26];&quot;&quot;);&quot;&quot;)" table:style-name="ce9"/>
          <table:table-cell office:value-type="string" office:string-value="" table:formula="of:=IF([.J26]&lt;=[.$N$103];VLOOKUP([.J26];[.O26:.P125];2);&quot;&quot;)" table:style-name="ce9"/>
          <table:table-cell table:number-columns-repeated="16367"/>
        </table:table-row>
        <table:table-row table:style-name="ro3">
          <table:table-cell office:value-type="string" table:style-name="ce16">
            <text:p>CameraControl Script</text:p>
          </table:table-cell>
          <table:table-cell office:value-type="float" office:value="1" table:style-name="ce17">
            <text:p>1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6" table:style-name="ce8">
            <text:p>26</text:p>
          </table:table-cell>
          <table:table-cell office:value-type="string" office:string-value="" table:formula="of:=IF([.K$2]+[.J27]-1&lt;=[.$B$5];[.K$2]+[.J27]-1;&quot;&quot;)" table:style-name="ce9"/>
          <table:table-cell office:value-type="string" office:string-value="" table:formula="of:=IF([.K27]&lt;&gt;&quot;&quot;;WEEKDAY([.K27]);&quot;&quot;)" table:style-name="ce10"/>
          <table:table-cell office:value-type="string" office:string-value="" table:formula="of:=IF([.K27]&lt;&gt;&quot;&quot;;INDIRECT(&quot;E&quot;&amp;(33+[.L27]));&quot;&quot;)" table:style-name="ce11"/>
          <table:table-cell office:value-type="string" office:string-value="" table:formula="of:=IF([.K27]&lt;&gt;&quot;&quot;;IF([.M27]=&quot;Y&quot;;[.N26]+1;[.N26]);&quot;&quot;)" table:style-name="ce10"/>
          <table:table-cell office:value-type="string" office:string-value="" table:formula="of:=IF([.N27]&lt;&gt;[.N26];[.N27];&quot;&quot;)" table:style-name="ce10"/>
          <table:table-cell office:value-type="string" office:string-value="" table:formula="of:=IF([.M27]=&quot;Y&quot;;IF([.K27]&lt;=[.$B$5];[.K27];&quot;&quot;);&quot;&quot;)" table:style-name="ce9"/>
          <table:table-cell office:value-type="string" office:string-value="" table:formula="of:=IF([.J27]&lt;=[.$N$103];VLOOKUP([.J27];[.O27:.P126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7" table:style-name="ce8">
            <text:p>27</text:p>
          </table:table-cell>
          <table:table-cell office:value-type="string" office:string-value="" table:formula="of:=IF([.K$2]+[.J28]-1&lt;=[.$B$5];[.K$2]+[.J28]-1;&quot;&quot;)" table:style-name="ce9"/>
          <table:table-cell office:value-type="string" office:string-value="" table:formula="of:=IF([.K28]&lt;&gt;&quot;&quot;;WEEKDAY([.K28]);&quot;&quot;)" table:style-name="ce10"/>
          <table:table-cell office:value-type="string" office:string-value="" table:formula="of:=IF([.K28]&lt;&gt;&quot;&quot;;INDIRECT(&quot;E&quot;&amp;(33+[.L28]));&quot;&quot;)" table:style-name="ce11"/>
          <table:table-cell office:value-type="string" office:string-value="" table:formula="of:=IF([.K28]&lt;&gt;&quot;&quot;;IF([.M28]=&quot;Y&quot;;[.N27]+1;[.N27]);&quot;&quot;)" table:style-name="ce10"/>
          <table:table-cell office:value-type="string" office:string-value="" table:formula="of:=IF([.N28]&lt;&gt;[.N27];[.N28];&quot;&quot;)" table:style-name="ce10"/>
          <table:table-cell office:value-type="string" office:string-value="" table:formula="of:=IF([.M28]=&quot;Y&quot;;IF([.K28]&lt;=[.$B$5];[.K28];&quot;&quot;);&quot;&quot;)" table:style-name="ce9"/>
          <table:table-cell office:value-type="string" office:string-value="" table:formula="of:=IF([.J28]&lt;=[.$N$103];VLOOKUP([.J28];[.O28:.P127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8" table:style-name="ce8">
            <text:p>28</text:p>
          </table:table-cell>
          <table:table-cell office:value-type="string" office:string-value="" table:formula="of:=IF([.K$2]+[.J29]-1&lt;=[.$B$5];[.K$2]+[.J29]-1;&quot;&quot;)" table:style-name="ce9"/>
          <table:table-cell office:value-type="string" office:string-value="" table:formula="of:=IF([.K29]&lt;&gt;&quot;&quot;;WEEKDAY([.K29]);&quot;&quot;)" table:style-name="ce10"/>
          <table:table-cell office:value-type="string" office:string-value="" table:formula="of:=IF([.K29]&lt;&gt;&quot;&quot;;INDIRECT(&quot;E&quot;&amp;(33+[.L29]));&quot;&quot;)" table:style-name="ce11"/>
          <table:table-cell office:value-type="string" office:string-value="" table:formula="of:=IF([.K29]&lt;&gt;&quot;&quot;;IF([.M29]=&quot;Y&quot;;[.N28]+1;[.N28]);&quot;&quot;)" table:style-name="ce10"/>
          <table:table-cell office:value-type="string" office:string-value="" table:formula="of:=IF([.N29]&lt;&gt;[.N28];[.N29];&quot;&quot;)" table:style-name="ce10"/>
          <table:table-cell office:value-type="string" office:string-value="" table:formula="of:=IF([.M29]=&quot;Y&quot;;IF([.K29]&lt;=[.$B$5];[.K29];&quot;&quot;);&quot;&quot;)" table:style-name="ce9"/>
          <table:table-cell office:value-type="string" office:string-value="" table:formula="of:=IF([.J29]&lt;=[.$N$103];VLOOKUP([.J29];[.O29:.P128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9" table:style-name="ce8">
            <text:p>29</text:p>
          </table:table-cell>
          <table:table-cell office:value-type="string" office:string-value="" table:formula="of:=IF([.K$2]+[.J30]-1&lt;=[.$B$5];[.K$2]+[.J30]-1;&quot;&quot;)" table:style-name="ce9"/>
          <table:table-cell office:value-type="string" office:string-value="" table:formula="of:=IF([.K30]&lt;&gt;&quot;&quot;;WEEKDAY([.K30]);&quot;&quot;)" table:style-name="ce10"/>
          <table:table-cell office:value-type="string" office:string-value="" table:formula="of:=IF([.K30]&lt;&gt;&quot;&quot;;INDIRECT(&quot;E&quot;&amp;(33+[.L30]));&quot;&quot;)" table:style-name="ce11"/>
          <table:table-cell office:value-type="string" office:string-value="" table:formula="of:=IF([.K30]&lt;&gt;&quot;&quot;;IF([.M30]=&quot;Y&quot;;[.N29]+1;[.N29]);&quot;&quot;)" table:style-name="ce10"/>
          <table:table-cell office:value-type="string" office:string-value="" table:formula="of:=IF([.N30]&lt;&gt;[.N29];[.N30];&quot;&quot;)" table:style-name="ce10"/>
          <table:table-cell office:value-type="string" office:string-value="" table:formula="of:=IF([.M30]=&quot;Y&quot;;IF([.K30]&lt;=[.$B$5];[.K30];&quot;&quot;);&quot;&quot;)" table:style-name="ce9"/>
          <table:table-cell office:value-type="string" office:string-value="" table:formula="of:=IF([.J30]&lt;=[.$N$103];VLOOKUP([.J30];[.O30:.P129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30" table:style-name="ce8">
            <text:p>30</text:p>
          </table:table-cell>
          <table:table-cell office:value-type="string" office:string-value="" table:formula="of:=IF([.K$2]+[.J31]-1&lt;=[.$B$5];[.K$2]+[.J31]-1;&quot;&quot;)" table:style-name="ce9"/>
          <table:table-cell office:value-type="string" office:string-value="" table:formula="of:=IF([.K31]&lt;&gt;&quot;&quot;;WEEKDAY([.K31]);&quot;&quot;)" table:style-name="ce10"/>
          <table:table-cell office:value-type="string" office:string-value="" table:formula="of:=IF([.K31]&lt;&gt;&quot;&quot;;INDIRECT(&quot;E&quot;&amp;(33+[.L31]));&quot;&quot;)" table:style-name="ce11"/>
          <table:table-cell office:value-type="string" office:string-value="" table:formula="of:=IF([.K31]&lt;&gt;&quot;&quot;;IF([.M31]=&quot;Y&quot;;[.N30]+1;[.N30]);&quot;&quot;)" table:style-name="ce10"/>
          <table:table-cell office:value-type="string" office:string-value="" table:formula="of:=IF([.N31]&lt;&gt;[.N30];[.N31];&quot;&quot;)" table:style-name="ce10"/>
          <table:table-cell office:value-type="string" office:string-value="" table:formula="of:=IF([.M31]=&quot;Y&quot;;IF([.K31]&lt;=[.$B$5];[.K31];&quot;&quot;);&quot;&quot;)" table:style-name="ce9"/>
          <table:table-cell office:value-type="string" office:string-value="" table:formula="of:=IF([.J31]&lt;=[.$N$103];VLOOKUP([.J31];[.O31:.P130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31" table:style-name="ce8">
            <text:p>31</text:p>
          </table:table-cell>
          <table:table-cell office:value-type="string" office:string-value="" table:formula="of:=IF([.K$2]+[.J32]-1&lt;=[.$B$5];[.K$2]+[.J32]-1;&quot;&quot;)" table:style-name="ce9"/>
          <table:table-cell office:value-type="string" office:string-value="" table:formula="of:=IF([.K32]&lt;&gt;&quot;&quot;;WEEKDAY([.K32]);&quot;&quot;)" table:style-name="ce10"/>
          <table:table-cell office:value-type="string" office:string-value="" table:formula="of:=IF([.K32]&lt;&gt;&quot;&quot;;INDIRECT(&quot;E&quot;&amp;(33+[.L32]));&quot;&quot;)" table:style-name="ce11"/>
          <table:table-cell office:value-type="string" office:string-value="" table:formula="of:=IF([.K32]&lt;&gt;&quot;&quot;;IF([.M32]=&quot;Y&quot;;[.N31]+1;[.N31]);&quot;&quot;)" table:style-name="ce10"/>
          <table:table-cell office:value-type="string" office:string-value="" table:formula="of:=IF([.N32]&lt;&gt;[.N31];[.N32];&quot;&quot;)" table:style-name="ce10"/>
          <table:table-cell office:value-type="string" office:string-value="" table:formula="of:=IF([.M32]=&quot;Y&quot;;IF([.K32]&lt;=[.$B$5];[.K32];&quot;&quot;);&quot;&quot;)" table:style-name="ce9"/>
          <table:table-cell office:value-type="string" office:string-value="" table:formula="of:=IF([.J32]&lt;=[.$N$103];VLOOKUP([.J32];[.O32:.P131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office:value-type="string" table:style-name="ce12">
            <text:p>Work Days</text:p>
          </table:table-cell>
          <table:table-cell office:value-type="string" table:style-name="ce15">
            <text:p>Y/N</text:p>
          </table:table-cell>
          <table:table-cell table:number-columns-repeated="4" table:style-name="ce6"/>
          <table:table-cell office:value-type="float" office:value="32" table:style-name="ce8">
            <text:p>32</text:p>
          </table:table-cell>
          <table:table-cell office:value-type="string" office:string-value="" table:formula="of:=IF([.K$2]+[.J33]-1&lt;=[.$B$5];[.K$2]+[.J33]-1;&quot;&quot;)" table:style-name="ce9"/>
          <table:table-cell office:value-type="string" office:string-value="" table:formula="of:=IF([.K33]&lt;&gt;&quot;&quot;;WEEKDAY([.K33]);&quot;&quot;)" table:style-name="ce10"/>
          <table:table-cell office:value-type="string" office:string-value="" table:formula="of:=IF([.K33]&lt;&gt;&quot;&quot;;INDIRECT(&quot;E&quot;&amp;(33+[.L33]));&quot;&quot;)" table:style-name="ce11"/>
          <table:table-cell office:value-type="string" office:string-value="" table:formula="of:=IF([.K33]&lt;&gt;&quot;&quot;;IF([.M33]=&quot;Y&quot;;[.N32]+1;[.N32]);&quot;&quot;)" table:style-name="ce10"/>
          <table:table-cell office:value-type="string" office:string-value="" table:formula="of:=IF([.N33]&lt;&gt;[.N32];[.N33];&quot;&quot;)" table:style-name="ce10"/>
          <table:table-cell office:value-type="string" office:string-value="" table:formula="of:=IF([.M33]=&quot;Y&quot;;IF([.K33]&lt;=[.$B$5];[.K33];&quot;&quot;);&quot;&quot;)" table:style-name="ce9"/>
          <table:table-cell office:value-type="string" office:string-value="" table:formula="of:=IF([.J33]&lt;=[.$N$103];VLOOKUP([.J33];[.O33:.P132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office:value-type="string" table:style-name="ce25">
            <text:p>Sunday</text:p>
          </table:table-cell>
          <table:table-cell office:value-type="string" table:style-name="ce21">
            <text:p>N</text:p>
          </table:table-cell>
          <table:table-cell table:number-columns-repeated="4" table:style-name="ce6"/>
          <table:table-cell office:value-type="float" office:value="33" table:style-name="ce8">
            <text:p>33</text:p>
          </table:table-cell>
          <table:table-cell office:value-type="string" office:string-value="" table:formula="of:=IF([.K$2]+[.J34]-1&lt;=[.$B$5];[.K$2]+[.J34]-1;&quot;&quot;)" table:style-name="ce9"/>
          <table:table-cell office:value-type="string" office:string-value="" table:formula="of:=IF([.K34]&lt;&gt;&quot;&quot;;WEEKDAY([.K34]);&quot;&quot;)" table:style-name="ce10"/>
          <table:table-cell office:value-type="string" office:string-value="" table:formula="of:=IF([.K34]&lt;&gt;&quot;&quot;;INDIRECT(&quot;E&quot;&amp;(33+[.L34]));&quot;&quot;)" table:style-name="ce11"/>
          <table:table-cell office:value-type="string" office:string-value="" table:formula="of:=IF([.K34]&lt;&gt;&quot;&quot;;IF([.M34]=&quot;Y&quot;;[.N33]+1;[.N33]);&quot;&quot;)" table:style-name="ce10"/>
          <table:table-cell office:value-type="string" office:string-value="" table:formula="of:=IF([.N34]&lt;&gt;[.N33];[.N34];&quot;&quot;)" table:style-name="ce10"/>
          <table:table-cell office:value-type="string" office:string-value="" table:formula="of:=IF([.M34]=&quot;Y&quot;;IF([.K34]&lt;=[.$B$5];[.K34];&quot;&quot;);&quot;&quot;)" table:style-name="ce9"/>
          <table:table-cell office:value-type="string" office:string-value="" table:formula="of:=IF([.J34]&lt;=[.$N$103];VLOOKUP([.J34];[.O34:.P133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office:value-type="string" table:style-name="ce25">
            <text:p>Monday</text:p>
          </table:table-cell>
          <table:table-cell office:value-type="string" table:style-name="ce21">
            <text:p>Y</text:p>
          </table:table-cell>
          <table:table-cell table:number-columns-repeated="4" table:style-name="ce6"/>
          <table:table-cell office:value-type="float" office:value="34" table:style-name="ce8">
            <text:p>34</text:p>
          </table:table-cell>
          <table:table-cell office:value-type="string" office:string-value="" table:formula="of:=IF([.K$2]+[.J35]-1&lt;=[.$B$5];[.K$2]+[.J35]-1;&quot;&quot;)" table:style-name="ce9"/>
          <table:table-cell office:value-type="string" office:string-value="" table:formula="of:=IF([.K35]&lt;&gt;&quot;&quot;;WEEKDAY([.K35]);&quot;&quot;)" table:style-name="ce10"/>
          <table:table-cell office:value-type="string" office:string-value="" table:formula="of:=IF([.K35]&lt;&gt;&quot;&quot;;INDIRECT(&quot;E&quot;&amp;(33+[.L35]));&quot;&quot;)" table:style-name="ce11"/>
          <table:table-cell office:value-type="string" office:string-value="" table:formula="of:=IF([.K35]&lt;&gt;&quot;&quot;;IF([.M35]=&quot;Y&quot;;[.N34]+1;[.N34]);&quot;&quot;)" table:style-name="ce10"/>
          <table:table-cell office:value-type="string" office:string-value="" table:formula="of:=IF([.N35]&lt;&gt;[.N34];[.N35];&quot;&quot;)" table:style-name="ce10"/>
          <table:table-cell office:value-type="string" office:string-value="" table:formula="of:=IF([.M35]=&quot;Y&quot;;IF([.K35]&lt;=[.$B$5];[.K35];&quot;&quot;);&quot;&quot;)" table:style-name="ce9"/>
          <table:table-cell office:value-type="string" office:string-value="" table:formula="of:=IF([.J35]&lt;=[.$N$103];VLOOKUP([.J35];[.O35:.P134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office:value-type="string" table:style-name="ce25">
            <text:p>Tuesday</text:p>
          </table:table-cell>
          <table:table-cell office:value-type="string" table:style-name="ce21">
            <text:p>Y</text:p>
          </table:table-cell>
          <table:table-cell table:number-columns-repeated="4" table:style-name="ce6"/>
          <table:table-cell office:value-type="float" office:value="35" table:style-name="ce8">
            <text:p>35</text:p>
          </table:table-cell>
          <table:table-cell office:value-type="string" office:string-value="" table:formula="of:=IF([.K$2]+[.J36]-1&lt;=[.$B$5];[.K$2]+[.J36]-1;&quot;&quot;)" table:style-name="ce9"/>
          <table:table-cell office:value-type="string" office:string-value="" table:formula="of:=IF([.K36]&lt;&gt;&quot;&quot;;WEEKDAY([.K36]);&quot;&quot;)" table:style-name="ce10"/>
          <table:table-cell office:value-type="string" office:string-value="" table:formula="of:=IF([.K36]&lt;&gt;&quot;&quot;;INDIRECT(&quot;E&quot;&amp;(33+[.L36]));&quot;&quot;)" table:style-name="ce11"/>
          <table:table-cell office:value-type="string" office:string-value="" table:formula="of:=IF([.K36]&lt;&gt;&quot;&quot;;IF([.M36]=&quot;Y&quot;;[.N35]+1;[.N35]);&quot;&quot;)" table:style-name="ce10"/>
          <table:table-cell office:value-type="string" office:string-value="" table:formula="of:=IF([.N36]&lt;&gt;[.N35];[.N36];&quot;&quot;)" table:style-name="ce10"/>
          <table:table-cell office:value-type="string" office:string-value="" table:formula="of:=IF([.M36]=&quot;Y&quot;;IF([.K36]&lt;=[.$B$5];[.K36];&quot;&quot;);&quot;&quot;)" table:style-name="ce9"/>
          <table:table-cell office:value-type="string" office:string-value="" table:formula="of:=IF([.J36]&lt;=[.$N$103];VLOOKUP([.J36];[.O36:.P135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office:value-type="string" table:style-name="ce25">
            <text:p>Wednesday</text:p>
          </table:table-cell>
          <table:table-cell office:value-type="string" table:style-name="ce21">
            <text:p>Y</text:p>
          </table:table-cell>
          <table:table-cell table:number-columns-repeated="4" table:style-name="ce6"/>
          <table:table-cell office:value-type="float" office:value="36" table:style-name="ce8">
            <text:p>36</text:p>
          </table:table-cell>
          <table:table-cell office:value-type="string" office:string-value="" table:formula="of:=IF([.K$2]+[.J37]-1&lt;=[.$B$5];[.K$2]+[.J37]-1;&quot;&quot;)" table:style-name="ce9"/>
          <table:table-cell office:value-type="string" office:string-value="" table:formula="of:=IF([.K37]&lt;&gt;&quot;&quot;;WEEKDAY([.K37]);&quot;&quot;)" table:style-name="ce10"/>
          <table:table-cell office:value-type="string" office:string-value="" table:formula="of:=IF([.K37]&lt;&gt;&quot;&quot;;INDIRECT(&quot;E&quot;&amp;(33+[.L37]));&quot;&quot;)" table:style-name="ce11"/>
          <table:table-cell office:value-type="string" office:string-value="" table:formula="of:=IF([.K37]&lt;&gt;&quot;&quot;;IF([.M37]=&quot;Y&quot;;[.N36]+1;[.N36]);&quot;&quot;)" table:style-name="ce10"/>
          <table:table-cell office:value-type="string" office:string-value="" table:formula="of:=IF([.N37]&lt;&gt;[.N36];[.N37];&quot;&quot;)" table:style-name="ce10"/>
          <table:table-cell office:value-type="string" office:string-value="" table:formula="of:=IF([.M37]=&quot;Y&quot;;IF([.K37]&lt;=[.$B$5];[.K37];&quot;&quot;);&quot;&quot;)" table:style-name="ce9"/>
          <table:table-cell office:value-type="string" office:string-value="" table:formula="of:=IF([.J37]&lt;=[.$N$103];VLOOKUP([.J37];[.O37:.P136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office:value-type="string" table:style-name="ce25">
            <text:p>Thursday</text:p>
          </table:table-cell>
          <table:table-cell office:value-type="string" table:style-name="ce21">
            <text:p>Y</text:p>
          </table:table-cell>
          <table:table-cell table:number-columns-repeated="4" table:style-name="ce6"/>
          <table:table-cell office:value-type="float" office:value="37" table:style-name="ce8">
            <text:p>37</text:p>
          </table:table-cell>
          <table:table-cell office:value-type="string" office:string-value="" table:formula="of:=IF([.K$2]+[.J38]-1&lt;=[.$B$5];[.K$2]+[.J38]-1;&quot;&quot;)" table:style-name="ce9"/>
          <table:table-cell office:value-type="string" office:string-value="" table:formula="of:=IF([.K38]&lt;&gt;&quot;&quot;;WEEKDAY([.K38]);&quot;&quot;)" table:style-name="ce10"/>
          <table:table-cell office:value-type="string" office:string-value="" table:formula="of:=IF([.K38]&lt;&gt;&quot;&quot;;INDIRECT(&quot;E&quot;&amp;(33+[.L38]));&quot;&quot;)" table:style-name="ce11"/>
          <table:table-cell office:value-type="string" office:string-value="" table:formula="of:=IF([.K38]&lt;&gt;&quot;&quot;;IF([.M38]=&quot;Y&quot;;[.N37]+1;[.N37]);&quot;&quot;)" table:style-name="ce10"/>
          <table:table-cell office:value-type="string" office:string-value="" table:formula="of:=IF([.N38]&lt;&gt;[.N37];[.N38];&quot;&quot;)" table:style-name="ce10"/>
          <table:table-cell office:value-type="string" office:string-value="" table:formula="of:=IF([.M38]=&quot;Y&quot;;IF([.K38]&lt;=[.$B$5];[.K38];&quot;&quot;);&quot;&quot;)" table:style-name="ce9"/>
          <table:table-cell office:value-type="string" office:string-value="" table:formula="of:=IF([.J38]&lt;=[.$N$103];VLOOKUP([.J38];[.O38:.P137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office:value-type="string" table:style-name="ce25">
            <text:p>Friday</text:p>
          </table:table-cell>
          <table:table-cell office:value-type="string" table:style-name="ce21">
            <text:p>Y</text:p>
          </table:table-cell>
          <table:table-cell table:number-columns-repeated="4" table:style-name="ce6"/>
          <table:table-cell office:value-type="float" office:value="38" table:style-name="ce8">
            <text:p>38</text:p>
          </table:table-cell>
          <table:table-cell office:value-type="string" office:string-value="" table:formula="of:=IF([.K$2]+[.J39]-1&lt;=[.$B$5];[.K$2]+[.J39]-1;&quot;&quot;)" table:style-name="ce9"/>
          <table:table-cell office:value-type="string" office:string-value="" table:formula="of:=IF([.K39]&lt;&gt;&quot;&quot;;WEEKDAY([.K39]);&quot;&quot;)" table:style-name="ce10"/>
          <table:table-cell office:value-type="string" office:string-value="" table:formula="of:=IF([.K39]&lt;&gt;&quot;&quot;;INDIRECT(&quot;E&quot;&amp;(33+[.L39]));&quot;&quot;)" table:style-name="ce11"/>
          <table:table-cell office:value-type="string" office:string-value="" table:formula="of:=IF([.K39]&lt;&gt;&quot;&quot;;IF([.M39]=&quot;Y&quot;;[.N38]+1;[.N38]);&quot;&quot;)" table:style-name="ce10"/>
          <table:table-cell office:value-type="string" office:string-value="" table:formula="of:=IF([.N39]&lt;&gt;[.N38];[.N39];&quot;&quot;)" table:style-name="ce10"/>
          <table:table-cell office:value-type="string" office:string-value="" table:formula="of:=IF([.M39]=&quot;Y&quot;;IF([.K39]&lt;=[.$B$5];[.K39];&quot;&quot;);&quot;&quot;)" table:style-name="ce9"/>
          <table:table-cell office:value-type="string" office:string-value="" table:formula="of:=IF([.J39]&lt;=[.$N$103];VLOOKUP([.J39];[.O39:.P138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office:value-type="string" table:style-name="ce25">
            <text:p>Saturday</text:p>
          </table:table-cell>
          <table:table-cell office:value-type="string" table:style-name="ce21">
            <text:p>N</text:p>
          </table:table-cell>
          <table:table-cell table:number-columns-repeated="4" table:style-name="ce6"/>
          <table:table-cell office:value-type="float" office:value="39" table:style-name="ce8">
            <text:p>39</text:p>
          </table:table-cell>
          <table:table-cell office:value-type="string" office:string-value="" table:formula="of:=IF([.K$2]+[.J40]-1&lt;=[.$B$5];[.K$2]+[.J40]-1;&quot;&quot;)" table:style-name="ce9"/>
          <table:table-cell office:value-type="string" office:string-value="" table:formula="of:=IF([.K40]&lt;&gt;&quot;&quot;;WEEKDAY([.K40]);&quot;&quot;)" table:style-name="ce10"/>
          <table:table-cell office:value-type="string" office:string-value="" table:formula="of:=IF([.K40]&lt;&gt;&quot;&quot;;INDIRECT(&quot;E&quot;&amp;(33+[.L40]));&quot;&quot;)" table:style-name="ce11"/>
          <table:table-cell office:value-type="string" office:string-value="" table:formula="of:=IF([.K40]&lt;&gt;&quot;&quot;;IF([.M40]=&quot;Y&quot;;[.N39]+1;[.N39]);&quot;&quot;)" table:style-name="ce10"/>
          <table:table-cell office:value-type="string" office:string-value="" table:formula="of:=IF([.N40]&lt;&gt;[.N39];[.N40];&quot;&quot;)" table:style-name="ce10"/>
          <table:table-cell office:value-type="string" office:string-value="" table:formula="of:=IF([.M40]=&quot;Y&quot;;IF([.K40]&lt;=[.$B$5];[.K40];&quot;&quot;);&quot;&quot;)" table:style-name="ce9"/>
          <table:table-cell office:value-type="string" office:string-value="" table:formula="of:=IF([.J40]&lt;=[.$N$103];VLOOKUP([.J40];[.O40:.P139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0" table:style-name="ce8">
            <text:p>40</text:p>
          </table:table-cell>
          <table:table-cell office:value-type="string" office:string-value="" table:formula="of:=IF([.K$2]+[.J41]-1&lt;=[.$B$5];[.K$2]+[.J41]-1;&quot;&quot;)" table:style-name="ce9"/>
          <table:table-cell office:value-type="string" office:string-value="" table:formula="of:=IF([.K41]&lt;&gt;&quot;&quot;;WEEKDAY([.K41]);&quot;&quot;)" table:style-name="ce10"/>
          <table:table-cell office:value-type="string" office:string-value="" table:formula="of:=IF([.K41]&lt;&gt;&quot;&quot;;INDIRECT(&quot;E&quot;&amp;(33+[.L41]));&quot;&quot;)" table:style-name="ce11"/>
          <table:table-cell office:value-type="string" office:string-value="" table:formula="of:=IF([.K41]&lt;&gt;&quot;&quot;;IF([.M41]=&quot;Y&quot;;[.N40]+1;[.N40]);&quot;&quot;)" table:style-name="ce10"/>
          <table:table-cell office:value-type="string" office:string-value="" table:formula="of:=IF([.N41]&lt;&gt;[.N40];[.N41];&quot;&quot;)" table:style-name="ce10"/>
          <table:table-cell office:value-type="string" office:string-value="" table:formula="of:=IF([.M41]=&quot;Y&quot;;IF([.K41]&lt;=[.$B$5];[.K41];&quot;&quot;);&quot;&quot;)" table:style-name="ce9"/>
          <table:table-cell office:value-type="string" office:string-value="" table:formula="of:=IF([.J41]&lt;=[.$N$103];VLOOKUP([.J41];[.O41:.P140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1" table:style-name="ce8">
            <text:p>41</text:p>
          </table:table-cell>
          <table:table-cell office:value-type="string" office:string-value="" table:formula="of:=IF([.K$2]+[.J42]-1&lt;=[.$B$5];[.K$2]+[.J42]-1;&quot;&quot;)" table:style-name="ce9"/>
          <table:table-cell office:value-type="string" office:string-value="" table:formula="of:=IF([.K42]&lt;&gt;&quot;&quot;;WEEKDAY([.K42]);&quot;&quot;)" table:style-name="ce10"/>
          <table:table-cell office:value-type="string" office:string-value="" table:formula="of:=IF([.K42]&lt;&gt;&quot;&quot;;INDIRECT(&quot;E&quot;&amp;(33+[.L42]));&quot;&quot;)" table:style-name="ce11"/>
          <table:table-cell office:value-type="string" office:string-value="" table:formula="of:=IF([.K42]&lt;&gt;&quot;&quot;;IF([.M42]=&quot;Y&quot;;[.N41]+1;[.N41]);&quot;&quot;)" table:style-name="ce10"/>
          <table:table-cell office:value-type="string" office:string-value="" table:formula="of:=IF([.N42]&lt;&gt;[.N41];[.N42];&quot;&quot;)" table:style-name="ce10"/>
          <table:table-cell office:value-type="string" office:string-value="" table:formula="of:=IF([.M42]=&quot;Y&quot;;IF([.K42]&lt;=[.$B$5];[.K42];&quot;&quot;);&quot;&quot;)" table:style-name="ce9"/>
          <table:table-cell office:value-type="string" office:string-value="" table:formula="of:=IF([.J42]&lt;=[.$N$103];VLOOKUP([.J42];[.O42:.P141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2" table:style-name="ce8">
            <text:p>42</text:p>
          </table:table-cell>
          <table:table-cell office:value-type="string" office:string-value="" table:formula="of:=IF([.K$2]+[.J43]-1&lt;=[.$B$5];[.K$2]+[.J43]-1;&quot;&quot;)" table:style-name="ce9"/>
          <table:table-cell office:value-type="string" office:string-value="" table:formula="of:=IF([.K43]&lt;&gt;&quot;&quot;;WEEKDAY([.K43]);&quot;&quot;)" table:style-name="ce10"/>
          <table:table-cell office:value-type="string" office:string-value="" table:formula="of:=IF([.K43]&lt;&gt;&quot;&quot;;INDIRECT(&quot;E&quot;&amp;(33+[.L43]));&quot;&quot;)" table:style-name="ce11"/>
          <table:table-cell office:value-type="string" office:string-value="" table:formula="of:=IF([.K43]&lt;&gt;&quot;&quot;;IF([.M43]=&quot;Y&quot;;[.N42]+1;[.N42]);&quot;&quot;)" table:style-name="ce10"/>
          <table:table-cell office:value-type="string" office:string-value="" table:formula="of:=IF([.N43]&lt;&gt;[.N42];[.N43];&quot;&quot;)" table:style-name="ce10"/>
          <table:table-cell office:value-type="string" office:string-value="" table:formula="of:=IF([.M43]=&quot;Y&quot;;IF([.K43]&lt;=[.$B$5];[.K43];&quot;&quot;);&quot;&quot;)" table:style-name="ce9"/>
          <table:table-cell office:value-type="string" office:string-value="" table:formula="of:=IF([.J43]&lt;=[.$N$103];VLOOKUP([.J43];[.O43:.P142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3" table:style-name="ce8">
            <text:p>43</text:p>
          </table:table-cell>
          <table:table-cell office:value-type="string" office:string-value="" table:formula="of:=IF([.K$2]+[.J44]-1&lt;=[.$B$5];[.K$2]+[.J44]-1;&quot;&quot;)" table:style-name="ce9"/>
          <table:table-cell office:value-type="string" office:string-value="" table:formula="of:=IF([.K44]&lt;&gt;&quot;&quot;;WEEKDAY([.K44]);&quot;&quot;)" table:style-name="ce10"/>
          <table:table-cell office:value-type="string" office:string-value="" table:formula="of:=IF([.K44]&lt;&gt;&quot;&quot;;INDIRECT(&quot;E&quot;&amp;(33+[.L44]));&quot;&quot;)" table:style-name="ce11"/>
          <table:table-cell office:value-type="string" office:string-value="" table:formula="of:=IF([.K44]&lt;&gt;&quot;&quot;;IF([.M44]=&quot;Y&quot;;[.N43]+1;[.N43]);&quot;&quot;)" table:style-name="ce10"/>
          <table:table-cell office:value-type="string" office:string-value="" table:formula="of:=IF([.N44]&lt;&gt;[.N43];[.N44];&quot;&quot;)" table:style-name="ce10"/>
          <table:table-cell office:value-type="string" office:string-value="" table:formula="of:=IF([.M44]=&quot;Y&quot;;IF([.K44]&lt;=[.$B$5];[.K44];&quot;&quot;);&quot;&quot;)" table:style-name="ce9"/>
          <table:table-cell office:value-type="string" office:string-value="" table:formula="of:=IF([.J44]&lt;=[.$N$103];VLOOKUP([.J44];[.O44:.P143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4" table:style-name="ce8">
            <text:p>44</text:p>
          </table:table-cell>
          <table:table-cell office:value-type="string" office:string-value="" table:formula="of:=IF([.K$2]+[.J45]-1&lt;=[.$B$5];[.K$2]+[.J45]-1;&quot;&quot;)" table:style-name="ce9"/>
          <table:table-cell office:value-type="string" office:string-value="" table:formula="of:=IF([.K45]&lt;&gt;&quot;&quot;;WEEKDAY([.K45]);&quot;&quot;)" table:style-name="ce10"/>
          <table:table-cell office:value-type="string" office:string-value="" table:formula="of:=IF([.K45]&lt;&gt;&quot;&quot;;INDIRECT(&quot;E&quot;&amp;(33+[.L45]));&quot;&quot;)" table:style-name="ce11"/>
          <table:table-cell office:value-type="string" office:string-value="" table:formula="of:=IF([.K45]&lt;&gt;&quot;&quot;;IF([.M45]=&quot;Y&quot;;[.N44]+1;[.N44]);&quot;&quot;)" table:style-name="ce10"/>
          <table:table-cell office:value-type="string" office:string-value="" table:formula="of:=IF([.N45]&lt;&gt;[.N44];[.N45];&quot;&quot;)" table:style-name="ce10"/>
          <table:table-cell office:value-type="string" office:string-value="" table:formula="of:=IF([.M45]=&quot;Y&quot;;IF([.K45]&lt;=[.$B$5];[.K45];&quot;&quot;);&quot;&quot;)" table:style-name="ce9"/>
          <table:table-cell office:value-type="string" office:string-value="" table:formula="of:=IF([.J45]&lt;=[.$N$103];VLOOKUP([.J45];[.O45:.P144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5" table:style-name="ce8">
            <text:p>45</text:p>
          </table:table-cell>
          <table:table-cell office:value-type="string" office:string-value="" table:formula="of:=IF([.K$2]+[.J46]-1&lt;=[.$B$5];[.K$2]+[.J46]-1;&quot;&quot;)" table:style-name="ce9"/>
          <table:table-cell office:value-type="string" office:string-value="" table:formula="of:=IF([.K46]&lt;&gt;&quot;&quot;;WEEKDAY([.K46]);&quot;&quot;)" table:style-name="ce10"/>
          <table:table-cell office:value-type="string" office:string-value="" table:formula="of:=IF([.K46]&lt;&gt;&quot;&quot;;INDIRECT(&quot;E&quot;&amp;(33+[.L46]));&quot;&quot;)" table:style-name="ce11"/>
          <table:table-cell office:value-type="string" office:string-value="" table:formula="of:=IF([.K46]&lt;&gt;&quot;&quot;;IF([.M46]=&quot;Y&quot;;[.N45]+1;[.N45]);&quot;&quot;)" table:style-name="ce10"/>
          <table:table-cell office:value-type="string" office:string-value="" table:formula="of:=IF([.N46]&lt;&gt;[.N45];[.N46];&quot;&quot;)" table:style-name="ce10"/>
          <table:table-cell office:value-type="string" office:string-value="" table:formula="of:=IF([.M46]=&quot;Y&quot;;IF([.K46]&lt;=[.$B$5];[.K46];&quot;&quot;);&quot;&quot;)" table:style-name="ce9"/>
          <table:table-cell office:value-type="string" office:string-value="" table:formula="of:=IF([.J46]&lt;=[.$N$103];VLOOKUP([.J46];[.O46:.P145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6" table:style-name="ce8">
            <text:p>46</text:p>
          </table:table-cell>
          <table:table-cell office:value-type="string" office:string-value="" table:formula="of:=IF([.K$2]+[.J47]-1&lt;=[.$B$5];[.K$2]+[.J47]-1;&quot;&quot;)" table:style-name="ce9"/>
          <table:table-cell office:value-type="string" office:string-value="" table:formula="of:=IF([.K47]&lt;&gt;&quot;&quot;;WEEKDAY([.K47]);&quot;&quot;)" table:style-name="ce10"/>
          <table:table-cell office:value-type="string" office:string-value="" table:formula="of:=IF([.K47]&lt;&gt;&quot;&quot;;INDIRECT(&quot;E&quot;&amp;(33+[.L47]));&quot;&quot;)" table:style-name="ce11"/>
          <table:table-cell office:value-type="string" office:string-value="" table:formula="of:=IF([.K47]&lt;&gt;&quot;&quot;;IF([.M47]=&quot;Y&quot;;[.N46]+1;[.N46]);&quot;&quot;)" table:style-name="ce10"/>
          <table:table-cell office:value-type="string" office:string-value="" table:formula="of:=IF([.N47]&lt;&gt;[.N46];[.N47];&quot;&quot;)" table:style-name="ce10"/>
          <table:table-cell office:value-type="string" office:string-value="" table:formula="of:=IF([.M47]=&quot;Y&quot;;IF([.K47]&lt;=[.$B$5];[.K47];&quot;&quot;);&quot;&quot;)" table:style-name="ce9"/>
          <table:table-cell office:value-type="string" office:string-value="" table:formula="of:=IF([.J47]&lt;=[.$N$103];VLOOKUP([.J47];[.O47:.P146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7" table:style-name="ce8">
            <text:p>47</text:p>
          </table:table-cell>
          <table:table-cell office:value-type="string" office:string-value="" table:formula="of:=IF([.K$2]+[.J48]-1&lt;=[.$B$5];[.K$2]+[.J48]-1;&quot;&quot;)" table:style-name="ce9"/>
          <table:table-cell office:value-type="string" office:string-value="" table:formula="of:=IF([.K48]&lt;&gt;&quot;&quot;;WEEKDAY([.K48]);&quot;&quot;)" table:style-name="ce10"/>
          <table:table-cell office:value-type="string" office:string-value="" table:formula="of:=IF([.K48]&lt;&gt;&quot;&quot;;INDIRECT(&quot;E&quot;&amp;(33+[.L48]));&quot;&quot;)" table:style-name="ce11"/>
          <table:table-cell office:value-type="string" office:string-value="" table:formula="of:=IF([.K48]&lt;&gt;&quot;&quot;;IF([.M48]=&quot;Y&quot;;[.N47]+1;[.N47]);&quot;&quot;)" table:style-name="ce10"/>
          <table:table-cell office:value-type="string" office:string-value="" table:formula="of:=IF([.N48]&lt;&gt;[.N47];[.N48];&quot;&quot;)" table:style-name="ce10"/>
          <table:table-cell office:value-type="string" office:string-value="" table:formula="of:=IF([.M48]=&quot;Y&quot;;IF([.K48]&lt;=[.$B$5];[.K48];&quot;&quot;);&quot;&quot;)" table:style-name="ce9"/>
          <table:table-cell office:value-type="string" office:string-value="" table:formula="of:=IF([.J48]&lt;=[.$N$103];VLOOKUP([.J48];[.O48:.P147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8" table:style-name="ce8">
            <text:p>48</text:p>
          </table:table-cell>
          <table:table-cell office:value-type="string" office:string-value="" table:formula="of:=IF([.K$2]+[.J49]-1&lt;=[.$B$5];[.K$2]+[.J49]-1;&quot;&quot;)" table:style-name="ce9"/>
          <table:table-cell office:value-type="string" office:string-value="" table:formula="of:=IF([.K49]&lt;&gt;&quot;&quot;;WEEKDAY([.K49]);&quot;&quot;)" table:style-name="ce10"/>
          <table:table-cell office:value-type="string" office:string-value="" table:formula="of:=IF([.K49]&lt;&gt;&quot;&quot;;INDIRECT(&quot;E&quot;&amp;(33+[.L49]));&quot;&quot;)" table:style-name="ce11"/>
          <table:table-cell office:value-type="string" office:string-value="" table:formula="of:=IF([.K49]&lt;&gt;&quot;&quot;;IF([.M49]=&quot;Y&quot;;[.N48]+1;[.N48]);&quot;&quot;)" table:style-name="ce10"/>
          <table:table-cell office:value-type="string" office:string-value="" table:formula="of:=IF([.N49]&lt;&gt;[.N48];[.N49];&quot;&quot;)" table:style-name="ce10"/>
          <table:table-cell office:value-type="string" office:string-value="" table:formula="of:=IF([.M49]=&quot;Y&quot;;IF([.K49]&lt;=[.$B$5];[.K49];&quot;&quot;);&quot;&quot;)" table:style-name="ce9"/>
          <table:table-cell office:value-type="string" office:string-value="" table:formula="of:=IF([.J49]&lt;=[.$N$103];VLOOKUP([.J49];[.O49:.P148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9" table:style-name="ce8">
            <text:p>49</text:p>
          </table:table-cell>
          <table:table-cell office:value-type="string" office:string-value="" table:formula="of:=IF([.K$2]+[.J50]-1&lt;=[.$B$5];[.K$2]+[.J50]-1;&quot;&quot;)" table:style-name="ce9"/>
          <table:table-cell office:value-type="string" office:string-value="" table:formula="of:=IF([.K50]&lt;&gt;&quot;&quot;;WEEKDAY([.K50]);&quot;&quot;)" table:style-name="ce10"/>
          <table:table-cell office:value-type="string" office:string-value="" table:formula="of:=IF([.K50]&lt;&gt;&quot;&quot;;INDIRECT(&quot;E&quot;&amp;(33+[.L50]));&quot;&quot;)" table:style-name="ce11"/>
          <table:table-cell office:value-type="string" office:string-value="" table:formula="of:=IF([.K50]&lt;&gt;&quot;&quot;;IF([.M50]=&quot;Y&quot;;[.N49]+1;[.N49]);&quot;&quot;)" table:style-name="ce10"/>
          <table:table-cell office:value-type="string" office:string-value="" table:formula="of:=IF([.N50]&lt;&gt;[.N49];[.N50];&quot;&quot;)" table:style-name="ce10"/>
          <table:table-cell office:value-type="string" office:string-value="" table:formula="of:=IF([.M50]=&quot;Y&quot;;IF([.K50]&lt;=[.$B$5];[.K50];&quot;&quot;);&quot;&quot;)" table:style-name="ce9"/>
          <table:table-cell office:value-type="string" office:string-value="" table:formula="of:=IF([.J50]&lt;=[.$N$103];VLOOKUP([.J50];[.O50:.P149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50" table:style-name="ce8">
            <text:p>50</text:p>
          </table:table-cell>
          <table:table-cell office:value-type="string" office:string-value="" table:formula="of:=IF([.K$2]+[.J51]-1&lt;=[.$B$5];[.K$2]+[.J51]-1;&quot;&quot;)" table:style-name="ce9"/>
          <table:table-cell office:value-type="string" office:string-value="" table:formula="of:=IF([.K51]&lt;&gt;&quot;&quot;;WEEKDAY([.K51]);&quot;&quot;)" table:style-name="ce10"/>
          <table:table-cell office:value-type="string" office:string-value="" table:formula="of:=IF([.K51]&lt;&gt;&quot;&quot;;INDIRECT(&quot;E&quot;&amp;(33+[.L51]));&quot;&quot;)" table:style-name="ce11"/>
          <table:table-cell office:value-type="string" office:string-value="" table:formula="of:=IF([.K51]&lt;&gt;&quot;&quot;;IF([.M51]=&quot;Y&quot;;[.N50]+1;[.N50]);&quot;&quot;)" table:style-name="ce10"/>
          <table:table-cell office:value-type="string" office:string-value="" table:formula="of:=IF([.N51]&lt;&gt;[.N50];[.N51];&quot;&quot;)" table:style-name="ce10"/>
          <table:table-cell office:value-type="string" office:string-value="" table:formula="of:=IF([.M51]=&quot;Y&quot;;IF([.K51]&lt;=[.$B$5];[.K51];&quot;&quot;);&quot;&quot;)" table:style-name="ce9"/>
          <table:table-cell office:value-type="string" office:string-value="" table:formula="of:=IF([.J51]&lt;=[.$N$103];VLOOKUP([.J51];[.O51:.P150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51" table:style-name="ce8">
            <text:p>51</text:p>
          </table:table-cell>
          <table:table-cell office:value-type="string" office:string-value="" table:formula="of:=IF([.K$2]+[.J52]-1&lt;=[.$B$5];[.K$2]+[.J52]-1;&quot;&quot;)" table:style-name="ce9"/>
          <table:table-cell office:value-type="string" office:string-value="" table:formula="of:=IF([.K52]&lt;&gt;&quot;&quot;;WEEKDAY([.K52]);&quot;&quot;)" table:style-name="ce10"/>
          <table:table-cell office:value-type="string" office:string-value="" table:formula="of:=IF([.K52]&lt;&gt;&quot;&quot;;INDIRECT(&quot;E&quot;&amp;(33+[.L52]));&quot;&quot;)" table:style-name="ce11"/>
          <table:table-cell office:value-type="string" office:string-value="" table:formula="of:=IF([.K52]&lt;&gt;&quot;&quot;;IF([.M52]=&quot;Y&quot;;[.N51]+1;[.N51]);&quot;&quot;)" table:style-name="ce10"/>
          <table:table-cell office:value-type="string" office:string-value="" table:formula="of:=IF([.N52]&lt;&gt;[.N51];[.N52];&quot;&quot;)" table:style-name="ce10"/>
          <table:table-cell office:value-type="string" office:string-value="" table:formula="of:=IF([.M52]=&quot;Y&quot;;IF([.K52]&lt;=[.$B$5];[.K52];&quot;&quot;);&quot;&quot;)" table:style-name="ce9"/>
          <table:table-cell office:value-type="string" office:string-value="" table:formula="of:=IF([.J52]&lt;=[.$N$103];VLOOKUP([.J52];[.O52:.P151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52" table:style-name="ce8">
            <text:p>52</text:p>
          </table:table-cell>
          <table:table-cell office:value-type="string" office:string-value="" table:formula="of:=IF([.K$2]+[.J53]-1&lt;=[.$B$5];[.K$2]+[.J53]-1;&quot;&quot;)" table:style-name="ce9"/>
          <table:table-cell office:value-type="string" office:string-value="" table:formula="of:=IF([.K53]&lt;&gt;&quot;&quot;;WEEKDAY([.K53]);&quot;&quot;)" table:style-name="ce10"/>
          <table:table-cell office:value-type="string" office:string-value="" table:formula="of:=IF([.K53]&lt;&gt;&quot;&quot;;INDIRECT(&quot;E&quot;&amp;(33+[.L53]));&quot;&quot;)" table:style-name="ce11"/>
          <table:table-cell office:value-type="string" office:string-value="" table:formula="of:=IF([.K53]&lt;&gt;&quot;&quot;;IF([.M53]=&quot;Y&quot;;[.N52]+1;[.N52]);&quot;&quot;)" table:style-name="ce10"/>
          <table:table-cell office:value-type="string" office:string-value="" table:formula="of:=IF([.N53]&lt;&gt;[.N52];[.N53];&quot;&quot;)" table:style-name="ce10"/>
          <table:table-cell office:value-type="string" office:string-value="" table:formula="of:=IF([.M53]=&quot;Y&quot;;IF([.K53]&lt;=[.$B$5];[.K53];&quot;&quot;);&quot;&quot;)" table:style-name="ce9"/>
          <table:table-cell office:value-type="string" office:string-value="" table:formula="of:=IF([.J53]&lt;=[.$N$103];VLOOKUP([.J53];[.O53:.P152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53" table:style-name="ce8">
            <text:p>53</text:p>
          </table:table-cell>
          <table:table-cell office:value-type="string" office:string-value="" table:formula="of:=IF([.K$2]+[.J54]-1&lt;=[.$B$5];[.K$2]+[.J54]-1;&quot;&quot;)" table:style-name="ce9"/>
          <table:table-cell office:value-type="string" office:string-value="" table:formula="of:=IF([.K54]&lt;&gt;&quot;&quot;;WEEKDAY([.K54]);&quot;&quot;)" table:style-name="ce10"/>
          <table:table-cell office:value-type="string" office:string-value="" table:formula="of:=IF([.K54]&lt;&gt;&quot;&quot;;INDIRECT(&quot;E&quot;&amp;(33+[.L54]));&quot;&quot;)" table:style-name="ce11"/>
          <table:table-cell office:value-type="string" office:string-value="" table:formula="of:=IF([.K54]&lt;&gt;&quot;&quot;;IF([.M54]=&quot;Y&quot;;[.N53]+1;[.N53]);&quot;&quot;)" table:style-name="ce10"/>
          <table:table-cell office:value-type="string" office:string-value="" table:formula="of:=IF([.N54]&lt;&gt;[.N53];[.N54];&quot;&quot;)" table:style-name="ce10"/>
          <table:table-cell office:value-type="string" office:string-value="" table:formula="of:=IF([.M54]=&quot;Y&quot;;IF([.K54]&lt;=[.$B$5];[.K54];&quot;&quot;);&quot;&quot;)" table:style-name="ce9"/>
          <table:table-cell office:value-type="string" office:string-value="" table:formula="of:=IF([.J54]&lt;=[.$N$103];VLOOKUP([.J54];[.O54:.P153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54" table:style-name="ce8">
            <text:p>54</text:p>
          </table:table-cell>
          <table:table-cell office:value-type="string" office:string-value="" table:formula="of:=IF([.K$2]+[.J55]-1&lt;=[.$B$5];[.K$2]+[.J55]-1;&quot;&quot;)" table:style-name="ce9"/>
          <table:table-cell office:value-type="string" office:string-value="" table:formula="of:=IF([.K55]&lt;&gt;&quot;&quot;;WEEKDAY([.K55]);&quot;&quot;)" table:style-name="ce10"/>
          <table:table-cell office:value-type="string" office:string-value="" table:formula="of:=IF([.K55]&lt;&gt;&quot;&quot;;INDIRECT(&quot;E&quot;&amp;(33+[.L55]));&quot;&quot;)" table:style-name="ce11"/>
          <table:table-cell office:value-type="string" office:string-value="" table:formula="of:=IF([.K55]&lt;&gt;&quot;&quot;;IF([.M55]=&quot;Y&quot;;[.N54]+1;[.N54]);&quot;&quot;)" table:style-name="ce10"/>
          <table:table-cell office:value-type="string" office:string-value="" table:formula="of:=IF([.N55]&lt;&gt;[.N54];[.N55];&quot;&quot;)" table:style-name="ce10"/>
          <table:table-cell office:value-type="string" office:string-value="" table:formula="of:=IF([.M55]=&quot;Y&quot;;IF([.K55]&lt;=[.$B$5];[.K55];&quot;&quot;);&quot;&quot;)" table:style-name="ce9"/>
          <table:table-cell office:value-type="string" office:string-value="" table:formula="of:=IF([.J55]&lt;=[.$N$103];VLOOKUP([.J55];[.O55:.P154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55" table:style-name="ce8">
            <text:p>55</text:p>
          </table:table-cell>
          <table:table-cell office:value-type="string" office:string-value="" table:formula="of:=IF([.K$2]+[.J56]-1&lt;=[.$B$5];[.K$2]+[.J56]-1;&quot;&quot;)" table:style-name="ce9"/>
          <table:table-cell office:value-type="string" office:string-value="" table:formula="of:=IF([.K56]&lt;&gt;&quot;&quot;;WEEKDAY([.K56]);&quot;&quot;)" table:style-name="ce10"/>
          <table:table-cell office:value-type="string" office:string-value="" table:formula="of:=IF([.K56]&lt;&gt;&quot;&quot;;INDIRECT(&quot;E&quot;&amp;(33+[.L56]));&quot;&quot;)" table:style-name="ce11"/>
          <table:table-cell office:value-type="string" office:string-value="" table:formula="of:=IF([.K56]&lt;&gt;&quot;&quot;;IF([.M56]=&quot;Y&quot;;[.N55]+1;[.N55]);&quot;&quot;)" table:style-name="ce10"/>
          <table:table-cell office:value-type="string" office:string-value="" table:formula="of:=IF([.N56]&lt;&gt;[.N55];[.N56];&quot;&quot;)" table:style-name="ce10"/>
          <table:table-cell office:value-type="string" office:string-value="" table:formula="of:=IF([.M56]=&quot;Y&quot;;IF([.K56]&lt;=[.$B$5];[.K56];&quot;&quot;);&quot;&quot;)" table:style-name="ce9"/>
          <table:table-cell office:value-type="string" office:string-value="" table:formula="of:=IF([.J56]&lt;=[.$N$103];VLOOKUP([.J56];[.O56:.P155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56" table:style-name="ce8">
            <text:p>56</text:p>
          </table:table-cell>
          <table:table-cell office:value-type="string" office:string-value="" table:formula="of:=IF([.K$2]+[.J57]-1&lt;=[.$B$5];[.K$2]+[.J57]-1;&quot;&quot;)" table:style-name="ce9"/>
          <table:table-cell office:value-type="string" office:string-value="" table:formula="of:=IF([.K57]&lt;&gt;&quot;&quot;;WEEKDAY([.K57]);&quot;&quot;)" table:style-name="ce10"/>
          <table:table-cell office:value-type="string" office:string-value="" table:formula="of:=IF([.K57]&lt;&gt;&quot;&quot;;INDIRECT(&quot;E&quot;&amp;(33+[.L57]));&quot;&quot;)" table:style-name="ce11"/>
          <table:table-cell office:value-type="string" office:string-value="" table:formula="of:=IF([.K57]&lt;&gt;&quot;&quot;;IF([.M57]=&quot;Y&quot;;[.N56]+1;[.N56]);&quot;&quot;)" table:style-name="ce10"/>
          <table:table-cell office:value-type="string" office:string-value="" table:formula="of:=IF([.N57]&lt;&gt;[.N56];[.N57];&quot;&quot;)" table:style-name="ce10"/>
          <table:table-cell office:value-type="string" office:string-value="" table:formula="of:=IF([.M57]=&quot;Y&quot;;IF([.K57]&lt;=[.$B$5];[.K57];&quot;&quot;);&quot;&quot;)" table:style-name="ce9"/>
          <table:table-cell office:value-type="string" office:string-value="" table:formula="of:=IF([.J57]&lt;=[.$N$103];VLOOKUP([.J57];[.O57:.P156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57" table:style-name="ce8">
            <text:p>57</text:p>
          </table:table-cell>
          <table:table-cell office:value-type="string" office:string-value="" table:formula="of:=IF([.K$2]+[.J58]-1&lt;=[.$B$5];[.K$2]+[.J58]-1;&quot;&quot;)" table:style-name="ce9"/>
          <table:table-cell office:value-type="string" office:string-value="" table:formula="of:=IF([.K58]&lt;&gt;&quot;&quot;;WEEKDAY([.K58]);&quot;&quot;)" table:style-name="ce10"/>
          <table:table-cell office:value-type="string" office:string-value="" table:formula="of:=IF([.K58]&lt;&gt;&quot;&quot;;INDIRECT(&quot;E&quot;&amp;(33+[.L58]));&quot;&quot;)" table:style-name="ce11"/>
          <table:table-cell office:value-type="string" office:string-value="" table:formula="of:=IF([.K58]&lt;&gt;&quot;&quot;;IF([.M58]=&quot;Y&quot;;[.N57]+1;[.N57]);&quot;&quot;)" table:style-name="ce10"/>
          <table:table-cell office:value-type="string" office:string-value="" table:formula="of:=IF([.N58]&lt;&gt;[.N57];[.N58];&quot;&quot;)" table:style-name="ce10"/>
          <table:table-cell office:value-type="string" office:string-value="" table:formula="of:=IF([.M58]=&quot;Y&quot;;IF([.K58]&lt;=[.$B$5];[.K58];&quot;&quot;);&quot;&quot;)" table:style-name="ce9"/>
          <table:table-cell office:value-type="string" office:string-value="" table:formula="of:=IF([.J58]&lt;=[.$N$103];VLOOKUP([.J58];[.O58:.P157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58" table:style-name="ce8">
            <text:p>58</text:p>
          </table:table-cell>
          <table:table-cell office:value-type="string" office:string-value="" table:formula="of:=IF([.K$2]+[.J59]-1&lt;=[.$B$5];[.K$2]+[.J59]-1;&quot;&quot;)" table:style-name="ce9"/>
          <table:table-cell office:value-type="string" office:string-value="" table:formula="of:=IF([.K59]&lt;&gt;&quot;&quot;;WEEKDAY([.K59]);&quot;&quot;)" table:style-name="ce10"/>
          <table:table-cell office:value-type="string" office:string-value="" table:formula="of:=IF([.K59]&lt;&gt;&quot;&quot;;INDIRECT(&quot;E&quot;&amp;(33+[.L59]));&quot;&quot;)" table:style-name="ce11"/>
          <table:table-cell office:value-type="string" office:string-value="" table:formula="of:=IF([.K59]&lt;&gt;&quot;&quot;;IF([.M59]=&quot;Y&quot;;[.N58]+1;[.N58]);&quot;&quot;)" table:style-name="ce10"/>
          <table:table-cell office:value-type="string" office:string-value="" table:formula="of:=IF([.N59]&lt;&gt;[.N58];[.N59];&quot;&quot;)" table:style-name="ce10"/>
          <table:table-cell office:value-type="string" office:string-value="" table:formula="of:=IF([.M59]=&quot;Y&quot;;IF([.K59]&lt;=[.$B$5];[.K59];&quot;&quot;);&quot;&quot;)" table:style-name="ce9"/>
          <table:table-cell office:value-type="string" office:string-value="" table:formula="of:=IF([.J59]&lt;=[.$N$103];VLOOKUP([.J59];[.O59:.P158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59" table:style-name="ce8">
            <text:p>59</text:p>
          </table:table-cell>
          <table:table-cell office:value-type="string" office:string-value="" table:formula="of:=IF([.K$2]+[.J60]-1&lt;=[.$B$5];[.K$2]+[.J60]-1;&quot;&quot;)" table:style-name="ce9"/>
          <table:table-cell office:value-type="string" office:string-value="" table:formula="of:=IF([.K60]&lt;&gt;&quot;&quot;;WEEKDAY([.K60]);&quot;&quot;)" table:style-name="ce10"/>
          <table:table-cell office:value-type="string" office:string-value="" table:formula="of:=IF([.K60]&lt;&gt;&quot;&quot;;INDIRECT(&quot;E&quot;&amp;(33+[.L60]));&quot;&quot;)" table:style-name="ce11"/>
          <table:table-cell office:value-type="string" office:string-value="" table:formula="of:=IF([.K60]&lt;&gt;&quot;&quot;;IF([.M60]=&quot;Y&quot;;[.N59]+1;[.N59]);&quot;&quot;)" table:style-name="ce10"/>
          <table:table-cell office:value-type="string" office:string-value="" table:formula="of:=IF([.N60]&lt;&gt;[.N59];[.N60];&quot;&quot;)" table:style-name="ce10"/>
          <table:table-cell office:value-type="string" office:string-value="" table:formula="of:=IF([.M60]=&quot;Y&quot;;IF([.K60]&lt;=[.$B$5];[.K60];&quot;&quot;);&quot;&quot;)" table:style-name="ce9"/>
          <table:table-cell office:value-type="string" office:string-value="" table:formula="of:=IF([.J60]&lt;=[.$N$103];VLOOKUP([.J60];[.O60:.P159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0" table:style-name="ce8">
            <text:p>60</text:p>
          </table:table-cell>
          <table:table-cell office:value-type="string" office:string-value="" table:formula="of:=IF([.K$2]+[.J61]-1&lt;=[.$B$5];[.K$2]+[.J61]-1;&quot;&quot;)" table:style-name="ce9"/>
          <table:table-cell office:value-type="string" office:string-value="" table:formula="of:=IF([.K61]&lt;&gt;&quot;&quot;;WEEKDAY([.K61]);&quot;&quot;)" table:style-name="ce10"/>
          <table:table-cell office:value-type="string" office:string-value="" table:formula="of:=IF([.K61]&lt;&gt;&quot;&quot;;INDIRECT(&quot;E&quot;&amp;(33+[.L61]));&quot;&quot;)" table:style-name="ce11"/>
          <table:table-cell office:value-type="string" office:string-value="" table:formula="of:=IF([.K61]&lt;&gt;&quot;&quot;;IF([.M61]=&quot;Y&quot;;[.N60]+1;[.N60]);&quot;&quot;)" table:style-name="ce10"/>
          <table:table-cell office:value-type="string" office:string-value="" table:formula="of:=IF([.N61]&lt;&gt;[.N60];[.N61];&quot;&quot;)" table:style-name="ce10"/>
          <table:table-cell office:value-type="string" office:string-value="" table:formula="of:=IF([.M61]=&quot;Y&quot;;IF([.K61]&lt;=[.$B$5];[.K61];&quot;&quot;);&quot;&quot;)" table:style-name="ce9"/>
          <table:table-cell office:value-type="string" office:string-value="" table:formula="of:=IF([.J61]&lt;=[.$N$103];VLOOKUP([.J61];[.O61:.P160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1" table:style-name="ce8">
            <text:p>61</text:p>
          </table:table-cell>
          <table:table-cell office:value-type="string" office:string-value="" table:formula="of:=IF([.K$2]+[.J62]-1&lt;=[.$B$5];[.K$2]+[.J62]-1;&quot;&quot;)" table:style-name="ce9"/>
          <table:table-cell office:value-type="string" office:string-value="" table:formula="of:=IF([.K62]&lt;&gt;&quot;&quot;;WEEKDAY([.K62]);&quot;&quot;)" table:style-name="ce10"/>
          <table:table-cell office:value-type="string" office:string-value="" table:formula="of:=IF([.K62]&lt;&gt;&quot;&quot;;INDIRECT(&quot;E&quot;&amp;(33+[.L62]));&quot;&quot;)" table:style-name="ce11"/>
          <table:table-cell office:value-type="string" office:string-value="" table:formula="of:=IF([.K62]&lt;&gt;&quot;&quot;;IF([.M62]=&quot;Y&quot;;[.N61]+1;[.N61]);&quot;&quot;)" table:style-name="ce10"/>
          <table:table-cell office:value-type="string" office:string-value="" table:formula="of:=IF([.N62]&lt;&gt;[.N61];[.N62];&quot;&quot;)" table:style-name="ce10"/>
          <table:table-cell office:value-type="string" office:string-value="" table:formula="of:=IF([.M62]=&quot;Y&quot;;IF([.K62]&lt;=[.$B$5];[.K62];&quot;&quot;);&quot;&quot;)" table:style-name="ce9"/>
          <table:table-cell office:value-type="string" office:string-value="" table:formula="of:=IF([.J62]&lt;=[.$N$103];VLOOKUP([.J62];[.O62:.P161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2" table:style-name="ce8">
            <text:p>62</text:p>
          </table:table-cell>
          <table:table-cell office:value-type="string" office:string-value="" table:formula="of:=IF([.K$2]+[.J63]-1&lt;=[.$B$5];[.K$2]+[.J63]-1;&quot;&quot;)" table:style-name="ce9"/>
          <table:table-cell office:value-type="string" office:string-value="" table:formula="of:=IF([.K63]&lt;&gt;&quot;&quot;;WEEKDAY([.K63]);&quot;&quot;)" table:style-name="ce10"/>
          <table:table-cell office:value-type="string" office:string-value="" table:formula="of:=IF([.K63]&lt;&gt;&quot;&quot;;INDIRECT(&quot;E&quot;&amp;(33+[.L63]));&quot;&quot;)" table:style-name="ce11"/>
          <table:table-cell office:value-type="string" office:string-value="" table:formula="of:=IF([.K63]&lt;&gt;&quot;&quot;;IF([.M63]=&quot;Y&quot;;[.N62]+1;[.N62]);&quot;&quot;)" table:style-name="ce10"/>
          <table:table-cell office:value-type="string" office:string-value="" table:formula="of:=IF([.N63]&lt;&gt;[.N62];[.N63];&quot;&quot;)" table:style-name="ce10"/>
          <table:table-cell office:value-type="string" office:string-value="" table:formula="of:=IF([.M63]=&quot;Y&quot;;IF([.K63]&lt;=[.$B$5];[.K63];&quot;&quot;);&quot;&quot;)" table:style-name="ce9"/>
          <table:table-cell office:value-type="string" office:string-value="" table:formula="of:=IF([.J63]&lt;=[.$N$103];VLOOKUP([.J63];[.O63:.P162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3" table:style-name="ce8">
            <text:p>63</text:p>
          </table:table-cell>
          <table:table-cell office:value-type="string" office:string-value="" table:formula="of:=IF([.K$2]+[.J64]-1&lt;=[.$B$5];[.K$2]+[.J64]-1;&quot;&quot;)" table:style-name="ce9"/>
          <table:table-cell office:value-type="string" office:string-value="" table:formula="of:=IF([.K64]&lt;&gt;&quot;&quot;;WEEKDAY([.K64]);&quot;&quot;)" table:style-name="ce10"/>
          <table:table-cell office:value-type="string" office:string-value="" table:formula="of:=IF([.K64]&lt;&gt;&quot;&quot;;INDIRECT(&quot;E&quot;&amp;(33+[.L64]));&quot;&quot;)" table:style-name="ce11"/>
          <table:table-cell office:value-type="string" office:string-value="" table:formula="of:=IF([.K64]&lt;&gt;&quot;&quot;;IF([.M64]=&quot;Y&quot;;[.N63]+1;[.N63]);&quot;&quot;)" table:style-name="ce10"/>
          <table:table-cell office:value-type="string" office:string-value="" table:formula="of:=IF([.N64]&lt;&gt;[.N63];[.N64];&quot;&quot;)" table:style-name="ce10"/>
          <table:table-cell office:value-type="string" office:string-value="" table:formula="of:=IF([.M64]=&quot;Y&quot;;IF([.K64]&lt;=[.$B$5];[.K64];&quot;&quot;);&quot;&quot;)" table:style-name="ce9"/>
          <table:table-cell office:value-type="string" office:string-value="" table:formula="of:=IF([.J64]&lt;=[.$N$103];VLOOKUP([.J64];[.O64:.P163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4" table:style-name="ce8">
            <text:p>64</text:p>
          </table:table-cell>
          <table:table-cell office:value-type="string" office:string-value="" table:formula="of:=IF([.K$2]+[.J65]-1&lt;=[.$B$5];[.K$2]+[.J65]-1;&quot;&quot;)" table:style-name="ce9"/>
          <table:table-cell office:value-type="string" office:string-value="" table:formula="of:=IF([.K65]&lt;&gt;&quot;&quot;;WEEKDAY([.K65]);&quot;&quot;)" table:style-name="ce10"/>
          <table:table-cell office:value-type="string" office:string-value="" table:formula="of:=IF([.K65]&lt;&gt;&quot;&quot;;INDIRECT(&quot;E&quot;&amp;(33+[.L65]));&quot;&quot;)" table:style-name="ce11"/>
          <table:table-cell office:value-type="string" office:string-value="" table:formula="of:=IF([.K65]&lt;&gt;&quot;&quot;;IF([.M65]=&quot;Y&quot;;[.N64]+1;[.N64]);&quot;&quot;)" table:style-name="ce10"/>
          <table:table-cell office:value-type="string" office:string-value="" table:formula="of:=IF([.N65]&lt;&gt;[.N64];[.N65];&quot;&quot;)" table:style-name="ce10"/>
          <table:table-cell office:value-type="string" office:string-value="" table:formula="of:=IF([.M65]=&quot;Y&quot;;IF([.K65]&lt;=[.$B$5];[.K65];&quot;&quot;);&quot;&quot;)" table:style-name="ce9"/>
          <table:table-cell office:value-type="string" office:string-value="" table:formula="of:=IF([.J65]&lt;=[.$N$103];VLOOKUP([.J65];[.O65:.P164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5" table:style-name="ce8">
            <text:p>65</text:p>
          </table:table-cell>
          <table:table-cell office:value-type="string" office:string-value="" table:formula="of:=IF([.K$2]+[.J66]-1&lt;=[.$B$5];[.K$2]+[.J66]-1;&quot;&quot;)" table:style-name="ce9"/>
          <table:table-cell office:value-type="string" office:string-value="" table:formula="of:=IF([.K66]&lt;&gt;&quot;&quot;;WEEKDAY([.K66]);&quot;&quot;)" table:style-name="ce10"/>
          <table:table-cell office:value-type="string" office:string-value="" table:formula="of:=IF([.K66]&lt;&gt;&quot;&quot;;INDIRECT(&quot;E&quot;&amp;(33+[.L66]));&quot;&quot;)" table:style-name="ce11"/>
          <table:table-cell office:value-type="string" office:string-value="" table:formula="of:=IF([.K66]&lt;&gt;&quot;&quot;;IF([.M66]=&quot;Y&quot;;[.N65]+1;[.N65]);&quot;&quot;)" table:style-name="ce10"/>
          <table:table-cell office:value-type="string" office:string-value="" table:formula="of:=IF([.N66]&lt;&gt;[.N65];[.N66];&quot;&quot;)" table:style-name="ce10"/>
          <table:table-cell office:value-type="string" office:string-value="" table:formula="of:=IF([.M66]=&quot;Y&quot;;IF([.K66]&lt;=[.$B$5];[.K66];&quot;&quot;);&quot;&quot;)" table:style-name="ce9"/>
          <table:table-cell office:value-type="string" office:string-value="" table:formula="of:=IF([.J66]&lt;=[.$N$103];VLOOKUP([.J66];[.O66:.P165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6" table:style-name="ce8">
            <text:p>66</text:p>
          </table:table-cell>
          <table:table-cell office:value-type="string" office:string-value="" table:formula="of:=IF([.K$2]+[.J67]-1&lt;=[.$B$5];[.K$2]+[.J67]-1;&quot;&quot;)" table:style-name="ce9"/>
          <table:table-cell office:value-type="string" office:string-value="" table:formula="of:=IF([.K67]&lt;&gt;&quot;&quot;;WEEKDAY([.K67]);&quot;&quot;)" table:style-name="ce10"/>
          <table:table-cell office:value-type="string" office:string-value="" table:formula="of:=IF([.K67]&lt;&gt;&quot;&quot;;INDIRECT(&quot;E&quot;&amp;(33+[.L67]));&quot;&quot;)" table:style-name="ce11"/>
          <table:table-cell office:value-type="string" office:string-value="" table:formula="of:=IF([.K67]&lt;&gt;&quot;&quot;;IF([.M67]=&quot;Y&quot;;[.N66]+1;[.N66]);&quot;&quot;)" table:style-name="ce10"/>
          <table:table-cell office:value-type="string" office:string-value="" table:formula="of:=IF([.N67]&lt;&gt;[.N66];[.N67];&quot;&quot;)" table:style-name="ce10"/>
          <table:table-cell office:value-type="string" office:string-value="" table:formula="of:=IF([.M67]=&quot;Y&quot;;IF([.K67]&lt;=[.$B$5];[.K67];&quot;&quot;);&quot;&quot;)" table:style-name="ce9"/>
          <table:table-cell office:value-type="string" office:string-value="" table:formula="of:=IF([.J67]&lt;=[.$N$103];VLOOKUP([.J67];[.O67:.P166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7" table:style-name="ce8">
            <text:p>67</text:p>
          </table:table-cell>
          <table:table-cell office:value-type="string" office:string-value="" table:formula="of:=IF([.K$2]+[.J68]-1&lt;=[.$B$5];[.K$2]+[.J68]-1;&quot;&quot;)" table:style-name="ce9"/>
          <table:table-cell office:value-type="string" office:string-value="" table:formula="of:=IF([.K68]&lt;&gt;&quot;&quot;;WEEKDAY([.K68]);&quot;&quot;)" table:style-name="ce10"/>
          <table:table-cell office:value-type="string" office:string-value="" table:formula="of:=IF([.K68]&lt;&gt;&quot;&quot;;INDIRECT(&quot;E&quot;&amp;(33+[.L68]));&quot;&quot;)" table:style-name="ce11"/>
          <table:table-cell office:value-type="string" office:string-value="" table:formula="of:=IF([.K68]&lt;&gt;&quot;&quot;;IF([.M68]=&quot;Y&quot;;[.N67]+1;[.N67]);&quot;&quot;)" table:style-name="ce10"/>
          <table:table-cell office:value-type="string" office:string-value="" table:formula="of:=IF([.N68]&lt;&gt;[.N67];[.N68];&quot;&quot;)" table:style-name="ce10"/>
          <table:table-cell office:value-type="string" office:string-value="" table:formula="of:=IF([.M68]=&quot;Y&quot;;IF([.K68]&lt;=[.$B$5];[.K68];&quot;&quot;);&quot;&quot;)" table:style-name="ce9"/>
          <table:table-cell office:value-type="string" office:string-value="" table:formula="of:=IF([.J68]&lt;=[.$N$103];VLOOKUP([.J68];[.O68:.P167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8" table:style-name="ce8">
            <text:p>68</text:p>
          </table:table-cell>
          <table:table-cell office:value-type="string" office:string-value="" table:formula="of:=IF([.K$2]+[.J69]-1&lt;=[.$B$5];[.K$2]+[.J69]-1;&quot;&quot;)" table:style-name="ce9"/>
          <table:table-cell office:value-type="string" office:string-value="" table:formula="of:=IF([.K69]&lt;&gt;&quot;&quot;;WEEKDAY([.K69]);&quot;&quot;)" table:style-name="ce10"/>
          <table:table-cell office:value-type="string" office:string-value="" table:formula="of:=IF([.K69]&lt;&gt;&quot;&quot;;INDIRECT(&quot;E&quot;&amp;(33+[.L69]));&quot;&quot;)" table:style-name="ce11"/>
          <table:table-cell office:value-type="string" office:string-value="" table:formula="of:=IF([.K69]&lt;&gt;&quot;&quot;;IF([.M69]=&quot;Y&quot;;[.N68]+1;[.N68]);&quot;&quot;)" table:style-name="ce10"/>
          <table:table-cell office:value-type="string" office:string-value="" table:formula="of:=IF([.N69]&lt;&gt;[.N68];[.N69];&quot;&quot;)" table:style-name="ce10"/>
          <table:table-cell office:value-type="string" office:string-value="" table:formula="of:=IF([.M69]=&quot;Y&quot;;IF([.K69]&lt;=[.$B$5];[.K69];&quot;&quot;);&quot;&quot;)" table:style-name="ce9"/>
          <table:table-cell office:value-type="string" office:string-value="" table:formula="of:=IF([.J69]&lt;=[.$N$103];VLOOKUP([.J69];[.O69:.P168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9" table:style-name="ce8">
            <text:p>69</text:p>
          </table:table-cell>
          <table:table-cell office:value-type="string" office:string-value="" table:formula="of:=IF([.K$2]+[.J70]-1&lt;=[.$B$5];[.K$2]+[.J70]-1;&quot;&quot;)" table:style-name="ce9"/>
          <table:table-cell office:value-type="string" office:string-value="" table:formula="of:=IF([.K70]&lt;&gt;&quot;&quot;;WEEKDAY([.K70]);&quot;&quot;)" table:style-name="ce10"/>
          <table:table-cell office:value-type="string" office:string-value="" table:formula="of:=IF([.K70]&lt;&gt;&quot;&quot;;INDIRECT(&quot;E&quot;&amp;(33+[.L70]));&quot;&quot;)" table:style-name="ce11"/>
          <table:table-cell office:value-type="string" office:string-value="" table:formula="of:=IF([.K70]&lt;&gt;&quot;&quot;;IF([.M70]=&quot;Y&quot;;[.N69]+1;[.N69]);&quot;&quot;)" table:style-name="ce10"/>
          <table:table-cell office:value-type="string" office:string-value="" table:formula="of:=IF([.N70]&lt;&gt;[.N69];[.N70];&quot;&quot;)" table:style-name="ce10"/>
          <table:table-cell office:value-type="string" office:string-value="" table:formula="of:=IF([.M70]=&quot;Y&quot;;IF([.K70]&lt;=[.$B$5];[.K70];&quot;&quot;);&quot;&quot;)" table:style-name="ce9"/>
          <table:table-cell office:value-type="string" office:string-value="" table:formula="of:=IF([.J70]&lt;=[.$N$103];VLOOKUP([.J70];[.O70:.P169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0" table:style-name="ce8">
            <text:p>70</text:p>
          </table:table-cell>
          <table:table-cell office:value-type="string" office:string-value="" table:formula="of:=IF([.K$2]+[.J71]-1&lt;=[.$B$5];[.K$2]+[.J71]-1;&quot;&quot;)" table:style-name="ce9"/>
          <table:table-cell office:value-type="string" office:string-value="" table:formula="of:=IF([.K71]&lt;&gt;&quot;&quot;;WEEKDAY([.K71]);&quot;&quot;)" table:style-name="ce10"/>
          <table:table-cell office:value-type="string" office:string-value="" table:formula="of:=IF([.K71]&lt;&gt;&quot;&quot;;INDIRECT(&quot;E&quot;&amp;(33+[.L71]));&quot;&quot;)" table:style-name="ce11"/>
          <table:table-cell office:value-type="string" office:string-value="" table:formula="of:=IF([.K71]&lt;&gt;&quot;&quot;;IF([.M71]=&quot;Y&quot;;[.N70]+1;[.N70]);&quot;&quot;)" table:style-name="ce10"/>
          <table:table-cell office:value-type="string" office:string-value="" table:formula="of:=IF([.N71]&lt;&gt;[.N70];[.N71];&quot;&quot;)" table:style-name="ce10"/>
          <table:table-cell office:value-type="string" office:string-value="" table:formula="of:=IF([.M71]=&quot;Y&quot;;IF([.K71]&lt;=[.$B$5];[.K71];&quot;&quot;);&quot;&quot;)" table:style-name="ce9"/>
          <table:table-cell office:value-type="string" office:string-value="" table:formula="of:=IF([.J71]&lt;=[.$N$103];VLOOKUP([.J71];[.O71:.P170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1" table:style-name="ce8">
            <text:p>71</text:p>
          </table:table-cell>
          <table:table-cell office:value-type="string" office:string-value="" table:formula="of:=IF([.K$2]+[.J72]-1&lt;=[.$B$5];[.K$2]+[.J72]-1;&quot;&quot;)" table:style-name="ce9"/>
          <table:table-cell office:value-type="string" office:string-value="" table:formula="of:=IF([.K72]&lt;&gt;&quot;&quot;;WEEKDAY([.K72]);&quot;&quot;)" table:style-name="ce10"/>
          <table:table-cell office:value-type="string" office:string-value="" table:formula="of:=IF([.K72]&lt;&gt;&quot;&quot;;INDIRECT(&quot;E&quot;&amp;(33+[.L72]));&quot;&quot;)" table:style-name="ce11"/>
          <table:table-cell office:value-type="string" office:string-value="" table:formula="of:=IF([.K72]&lt;&gt;&quot;&quot;;IF([.M72]=&quot;Y&quot;;[.N71]+1;[.N71]);&quot;&quot;)" table:style-name="ce10"/>
          <table:table-cell office:value-type="string" office:string-value="" table:formula="of:=IF([.N72]&lt;&gt;[.N71];[.N72];&quot;&quot;)" table:style-name="ce10"/>
          <table:table-cell office:value-type="string" office:string-value="" table:formula="of:=IF([.M72]=&quot;Y&quot;;IF([.K72]&lt;=[.$B$5];[.K72];&quot;&quot;);&quot;&quot;)" table:style-name="ce9"/>
          <table:table-cell office:value-type="string" office:string-value="" table:formula="of:=IF([.J72]&lt;=[.$N$103];VLOOKUP([.J72];[.O72:.P171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2" table:style-name="ce8">
            <text:p>72</text:p>
          </table:table-cell>
          <table:table-cell office:value-type="string" office:string-value="" table:formula="of:=IF([.K$2]+[.J73]-1&lt;=[.$B$5];[.K$2]+[.J73]-1;&quot;&quot;)" table:style-name="ce9"/>
          <table:table-cell office:value-type="string" office:string-value="" table:formula="of:=IF([.K73]&lt;&gt;&quot;&quot;;WEEKDAY([.K73]);&quot;&quot;)" table:style-name="ce10"/>
          <table:table-cell office:value-type="string" office:string-value="" table:formula="of:=IF([.K73]&lt;&gt;&quot;&quot;;INDIRECT(&quot;E&quot;&amp;(33+[.L73]));&quot;&quot;)" table:style-name="ce11"/>
          <table:table-cell office:value-type="string" office:string-value="" table:formula="of:=IF([.K73]&lt;&gt;&quot;&quot;;IF([.M73]=&quot;Y&quot;;[.N72]+1;[.N72]);&quot;&quot;)" table:style-name="ce10"/>
          <table:table-cell office:value-type="string" office:string-value="" table:formula="of:=IF([.N73]&lt;&gt;[.N72];[.N73];&quot;&quot;)" table:style-name="ce10"/>
          <table:table-cell office:value-type="string" office:string-value="" table:formula="of:=IF([.M73]=&quot;Y&quot;;IF([.K73]&lt;=[.$B$5];[.K73];&quot;&quot;);&quot;&quot;)" table:style-name="ce9"/>
          <table:table-cell office:value-type="string" office:string-value="" table:formula="of:=IF([.J73]&lt;=[.$N$103];VLOOKUP([.J73];[.O73:.P172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3" table:style-name="ce8">
            <text:p>73</text:p>
          </table:table-cell>
          <table:table-cell office:value-type="string" office:string-value="" table:formula="of:=IF([.K$2]+[.J74]-1&lt;=[.$B$5];[.K$2]+[.J74]-1;&quot;&quot;)" table:style-name="ce9"/>
          <table:table-cell office:value-type="string" office:string-value="" table:formula="of:=IF([.K74]&lt;&gt;&quot;&quot;;WEEKDAY([.K74]);&quot;&quot;)" table:style-name="ce10"/>
          <table:table-cell office:value-type="string" office:string-value="" table:formula="of:=IF([.K74]&lt;&gt;&quot;&quot;;INDIRECT(&quot;E&quot;&amp;(33+[.L74]));&quot;&quot;)" table:style-name="ce11"/>
          <table:table-cell office:value-type="string" office:string-value="" table:formula="of:=IF([.K74]&lt;&gt;&quot;&quot;;IF([.M74]=&quot;Y&quot;;[.N73]+1;[.N73]);&quot;&quot;)" table:style-name="ce10"/>
          <table:table-cell office:value-type="string" office:string-value="" table:formula="of:=IF([.N74]&lt;&gt;[.N73];[.N74];&quot;&quot;)" table:style-name="ce10"/>
          <table:table-cell office:value-type="string" office:string-value="" table:formula="of:=IF([.M74]=&quot;Y&quot;;IF([.K74]&lt;=[.$B$5];[.K74];&quot;&quot;);&quot;&quot;)" table:style-name="ce9"/>
          <table:table-cell office:value-type="string" office:string-value="" table:formula="of:=IF([.J74]&lt;=[.$N$103];VLOOKUP([.J74];[.O74:.P173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4" table:style-name="ce8">
            <text:p>74</text:p>
          </table:table-cell>
          <table:table-cell office:value-type="string" office:string-value="" table:formula="of:=IF([.K$2]+[.J75]-1&lt;=[.$B$5];[.K$2]+[.J75]-1;&quot;&quot;)" table:style-name="ce9"/>
          <table:table-cell office:value-type="string" office:string-value="" table:formula="of:=IF([.K75]&lt;&gt;&quot;&quot;;WEEKDAY([.K75]);&quot;&quot;)" table:style-name="ce10"/>
          <table:table-cell office:value-type="string" office:string-value="" table:formula="of:=IF([.K75]&lt;&gt;&quot;&quot;;INDIRECT(&quot;E&quot;&amp;(33+[.L75]));&quot;&quot;)" table:style-name="ce11"/>
          <table:table-cell office:value-type="string" office:string-value="" table:formula="of:=IF([.K75]&lt;&gt;&quot;&quot;;IF([.M75]=&quot;Y&quot;;[.N74]+1;[.N74]);&quot;&quot;)" table:style-name="ce10"/>
          <table:table-cell office:value-type="string" office:string-value="" table:formula="of:=IF([.N75]&lt;&gt;[.N74];[.N75];&quot;&quot;)" table:style-name="ce10"/>
          <table:table-cell office:value-type="string" office:string-value="" table:formula="of:=IF([.M75]=&quot;Y&quot;;IF([.K75]&lt;=[.$B$5];[.K75];&quot;&quot;);&quot;&quot;)" table:style-name="ce9"/>
          <table:table-cell office:value-type="string" office:string-value="" table:formula="of:=IF([.J75]&lt;=[.$N$103];VLOOKUP([.J75];[.O75:.P174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5" table:style-name="ce8">
            <text:p>75</text:p>
          </table:table-cell>
          <table:table-cell office:value-type="string" office:string-value="" table:formula="of:=IF([.K$2]+[.J76]-1&lt;=[.$B$5];[.K$2]+[.J76]-1;&quot;&quot;)" table:style-name="ce9"/>
          <table:table-cell office:value-type="string" office:string-value="" table:formula="of:=IF([.K76]&lt;&gt;&quot;&quot;;WEEKDAY([.K76]);&quot;&quot;)" table:style-name="ce10"/>
          <table:table-cell office:value-type="string" office:string-value="" table:formula="of:=IF([.K76]&lt;&gt;&quot;&quot;;INDIRECT(&quot;E&quot;&amp;(33+[.L76]));&quot;&quot;)" table:style-name="ce11"/>
          <table:table-cell office:value-type="string" office:string-value="" table:formula="of:=IF([.K76]&lt;&gt;&quot;&quot;;IF([.M76]=&quot;Y&quot;;[.N75]+1;[.N75]);&quot;&quot;)" table:style-name="ce10"/>
          <table:table-cell office:value-type="string" office:string-value="" table:formula="of:=IF([.N76]&lt;&gt;[.N75];[.N76];&quot;&quot;)" table:style-name="ce10"/>
          <table:table-cell office:value-type="string" office:string-value="" table:formula="of:=IF([.M76]=&quot;Y&quot;;IF([.K76]&lt;=[.$B$5];[.K76];&quot;&quot;);&quot;&quot;)" table:style-name="ce9"/>
          <table:table-cell office:value-type="string" office:string-value="" table:formula="of:=IF([.J76]&lt;=[.$N$103];VLOOKUP([.J76];[.O76:.P175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6" table:style-name="ce8">
            <text:p>76</text:p>
          </table:table-cell>
          <table:table-cell office:value-type="string" office:string-value="" table:formula="of:=IF([.K$2]+[.J77]-1&lt;=[.$B$5];[.K$2]+[.J77]-1;&quot;&quot;)" table:style-name="ce9"/>
          <table:table-cell office:value-type="string" office:string-value="" table:formula="of:=IF([.K77]&lt;&gt;&quot;&quot;;WEEKDAY([.K77]);&quot;&quot;)" table:style-name="ce10"/>
          <table:table-cell office:value-type="string" office:string-value="" table:formula="of:=IF([.K77]&lt;&gt;&quot;&quot;;INDIRECT(&quot;E&quot;&amp;(33+[.L77]));&quot;&quot;)" table:style-name="ce11"/>
          <table:table-cell office:value-type="string" office:string-value="" table:formula="of:=IF([.K77]&lt;&gt;&quot;&quot;;IF([.M77]=&quot;Y&quot;;[.N76]+1;[.N76]);&quot;&quot;)" table:style-name="ce10"/>
          <table:table-cell office:value-type="string" office:string-value="" table:formula="of:=IF([.N77]&lt;&gt;[.N76];[.N77];&quot;&quot;)" table:style-name="ce10"/>
          <table:table-cell office:value-type="string" office:string-value="" table:formula="of:=IF([.M77]=&quot;Y&quot;;IF([.K77]&lt;=[.$B$5];[.K77];&quot;&quot;);&quot;&quot;)" table:style-name="ce9"/>
          <table:table-cell office:value-type="string" office:string-value="" table:formula="of:=IF([.J77]&lt;=[.$N$103];VLOOKUP([.J77];[.O77:.P176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7" table:style-name="ce8">
            <text:p>77</text:p>
          </table:table-cell>
          <table:table-cell office:value-type="string" office:string-value="" table:formula="of:=IF([.K$2]+[.J78]-1&lt;=[.$B$5];[.K$2]+[.J78]-1;&quot;&quot;)" table:style-name="ce9"/>
          <table:table-cell office:value-type="string" office:string-value="" table:formula="of:=IF([.K78]&lt;&gt;&quot;&quot;;WEEKDAY([.K78]);&quot;&quot;)" table:style-name="ce10"/>
          <table:table-cell office:value-type="string" office:string-value="" table:formula="of:=IF([.K78]&lt;&gt;&quot;&quot;;INDIRECT(&quot;E&quot;&amp;(33+[.L78]));&quot;&quot;)" table:style-name="ce11"/>
          <table:table-cell office:value-type="string" office:string-value="" table:formula="of:=IF([.K78]&lt;&gt;&quot;&quot;;IF([.M78]=&quot;Y&quot;;[.N77]+1;[.N77]);&quot;&quot;)" table:style-name="ce10"/>
          <table:table-cell office:value-type="string" office:string-value="" table:formula="of:=IF([.N78]&lt;&gt;[.N77];[.N78];&quot;&quot;)" table:style-name="ce10"/>
          <table:table-cell office:value-type="string" office:string-value="" table:formula="of:=IF([.M78]=&quot;Y&quot;;IF([.K78]&lt;=[.$B$5];[.K78];&quot;&quot;);&quot;&quot;)" table:style-name="ce9"/>
          <table:table-cell office:value-type="string" office:string-value="" table:formula="of:=IF([.J78]&lt;=[.$N$103];VLOOKUP([.J78];[.O78:.P177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8" table:style-name="ce8">
            <text:p>78</text:p>
          </table:table-cell>
          <table:table-cell office:value-type="string" office:string-value="" table:formula="of:=IF([.K$2]+[.J79]-1&lt;=[.$B$5];[.K$2]+[.J79]-1;&quot;&quot;)" table:style-name="ce9"/>
          <table:table-cell office:value-type="string" office:string-value="" table:formula="of:=IF([.K79]&lt;&gt;&quot;&quot;;WEEKDAY([.K79]);&quot;&quot;)" table:style-name="ce10"/>
          <table:table-cell office:value-type="string" office:string-value="" table:formula="of:=IF([.K79]&lt;&gt;&quot;&quot;;INDIRECT(&quot;E&quot;&amp;(33+[.L79]));&quot;&quot;)" table:style-name="ce11"/>
          <table:table-cell office:value-type="string" office:string-value="" table:formula="of:=IF([.K79]&lt;&gt;&quot;&quot;;IF([.M79]=&quot;Y&quot;;[.N78]+1;[.N78]);&quot;&quot;)" table:style-name="ce10"/>
          <table:table-cell office:value-type="string" office:string-value="" table:formula="of:=IF([.N79]&lt;&gt;[.N78];[.N79];&quot;&quot;)" table:style-name="ce10"/>
          <table:table-cell office:value-type="string" office:string-value="" table:formula="of:=IF([.M79]=&quot;Y&quot;;IF([.K79]&lt;=[.$B$5];[.K79];&quot;&quot;);&quot;&quot;)" table:style-name="ce9"/>
          <table:table-cell office:value-type="string" office:string-value="" table:formula="of:=IF([.J79]&lt;=[.$N$103];VLOOKUP([.J79];[.O79:.P178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9" table:style-name="ce8">
            <text:p>79</text:p>
          </table:table-cell>
          <table:table-cell office:value-type="string" office:string-value="" table:formula="of:=IF([.K$2]+[.J80]-1&lt;=[.$B$5];[.K$2]+[.J80]-1;&quot;&quot;)" table:style-name="ce9"/>
          <table:table-cell office:value-type="string" office:string-value="" table:formula="of:=IF([.K80]&lt;&gt;&quot;&quot;;WEEKDAY([.K80]);&quot;&quot;)" table:style-name="ce10"/>
          <table:table-cell office:value-type="string" office:string-value="" table:formula="of:=IF([.K80]&lt;&gt;&quot;&quot;;INDIRECT(&quot;E&quot;&amp;(33+[.L80]));&quot;&quot;)" table:style-name="ce11"/>
          <table:table-cell office:value-type="string" office:string-value="" table:formula="of:=IF([.K80]&lt;&gt;&quot;&quot;;IF([.M80]=&quot;Y&quot;;[.N79]+1;[.N79]);&quot;&quot;)" table:style-name="ce10"/>
          <table:table-cell office:value-type="string" office:string-value="" table:formula="of:=IF([.N80]&lt;&gt;[.N79];[.N80];&quot;&quot;)" table:style-name="ce10"/>
          <table:table-cell office:value-type="string" office:string-value="" table:formula="of:=IF([.M80]=&quot;Y&quot;;IF([.K80]&lt;=[.$B$5];[.K80];&quot;&quot;);&quot;&quot;)" table:style-name="ce9"/>
          <table:table-cell office:value-type="string" office:string-value="" table:formula="of:=IF([.J80]&lt;=[.$N$103];VLOOKUP([.J80];[.O80:.P179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0" table:style-name="ce8">
            <text:p>80</text:p>
          </table:table-cell>
          <table:table-cell office:value-type="string" office:string-value="" table:formula="of:=IF([.K$2]+[.J81]-1&lt;=[.$B$5];[.K$2]+[.J81]-1;&quot;&quot;)" table:style-name="ce9"/>
          <table:table-cell office:value-type="string" office:string-value="" table:formula="of:=IF([.K81]&lt;&gt;&quot;&quot;;WEEKDAY([.K81]);&quot;&quot;)" table:style-name="ce10"/>
          <table:table-cell office:value-type="string" office:string-value="" table:formula="of:=IF([.K81]&lt;&gt;&quot;&quot;;INDIRECT(&quot;E&quot;&amp;(33+[.L81]));&quot;&quot;)" table:style-name="ce11"/>
          <table:table-cell office:value-type="string" office:string-value="" table:formula="of:=IF([.K81]&lt;&gt;&quot;&quot;;IF([.M81]=&quot;Y&quot;;[.N80]+1;[.N80]);&quot;&quot;)" table:style-name="ce10"/>
          <table:table-cell office:value-type="string" office:string-value="" table:formula="of:=IF([.N81]&lt;&gt;[.N80];[.N81];&quot;&quot;)" table:style-name="ce10"/>
          <table:table-cell office:value-type="string" office:string-value="" table:formula="of:=IF([.M81]=&quot;Y&quot;;IF([.K81]&lt;=[.$B$5];[.K81];&quot;&quot;);&quot;&quot;)" table:style-name="ce9"/>
          <table:table-cell office:value-type="string" office:string-value="" table:formula="of:=IF([.J81]&lt;=[.$N$103];VLOOKUP([.J81];[.O81:.P180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1" table:style-name="ce8">
            <text:p>81</text:p>
          </table:table-cell>
          <table:table-cell office:value-type="string" office:string-value="" table:formula="of:=IF([.K$2]+[.J82]-1&lt;=[.$B$5];[.K$2]+[.J82]-1;&quot;&quot;)" table:style-name="ce9"/>
          <table:table-cell office:value-type="string" office:string-value="" table:formula="of:=IF([.K82]&lt;&gt;&quot;&quot;;WEEKDAY([.K82]);&quot;&quot;)" table:style-name="ce10"/>
          <table:table-cell office:value-type="string" office:string-value="" table:formula="of:=IF([.K82]&lt;&gt;&quot;&quot;;INDIRECT(&quot;E&quot;&amp;(33+[.L82]));&quot;&quot;)" table:style-name="ce11"/>
          <table:table-cell office:value-type="string" office:string-value="" table:formula="of:=IF([.K82]&lt;&gt;&quot;&quot;;IF([.M82]=&quot;Y&quot;;[.N81]+1;[.N81]);&quot;&quot;)" table:style-name="ce10"/>
          <table:table-cell office:value-type="string" office:string-value="" table:formula="of:=IF([.N82]&lt;&gt;[.N81];[.N82];&quot;&quot;)" table:style-name="ce10"/>
          <table:table-cell office:value-type="string" office:string-value="" table:formula="of:=IF([.M82]=&quot;Y&quot;;IF([.K82]&lt;=[.$B$5];[.K82];&quot;&quot;);&quot;&quot;)" table:style-name="ce9"/>
          <table:table-cell office:value-type="string" office:string-value="" table:formula="of:=IF([.J82]&lt;=[.$N$103];VLOOKUP([.J82];[.O82:.P181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2" table:style-name="ce8">
            <text:p>82</text:p>
          </table:table-cell>
          <table:table-cell office:value-type="string" office:string-value="" table:formula="of:=IF([.K$2]+[.J83]-1&lt;=[.$B$5];[.K$2]+[.J83]-1;&quot;&quot;)" table:style-name="ce9"/>
          <table:table-cell office:value-type="string" office:string-value="" table:formula="of:=IF([.K83]&lt;&gt;&quot;&quot;;WEEKDAY([.K83]);&quot;&quot;)" table:style-name="ce10"/>
          <table:table-cell office:value-type="string" office:string-value="" table:formula="of:=IF([.K83]&lt;&gt;&quot;&quot;;INDIRECT(&quot;E&quot;&amp;(33+[.L83]));&quot;&quot;)" table:style-name="ce11"/>
          <table:table-cell office:value-type="string" office:string-value="" table:formula="of:=IF([.K83]&lt;&gt;&quot;&quot;;IF([.M83]=&quot;Y&quot;;[.N82]+1;[.N82]);&quot;&quot;)" table:style-name="ce10"/>
          <table:table-cell office:value-type="string" office:string-value="" table:formula="of:=IF([.N83]&lt;&gt;[.N82];[.N83];&quot;&quot;)" table:style-name="ce10"/>
          <table:table-cell office:value-type="string" office:string-value="" table:formula="of:=IF([.M83]=&quot;Y&quot;;IF([.K83]&lt;=[.$B$5];[.K83];&quot;&quot;);&quot;&quot;)" table:style-name="ce9"/>
          <table:table-cell office:value-type="string" office:string-value="" table:formula="of:=IF([.J83]&lt;=[.$N$103];VLOOKUP([.J83];[.O83:.P182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3" table:style-name="ce8">
            <text:p>83</text:p>
          </table:table-cell>
          <table:table-cell office:value-type="string" office:string-value="" table:formula="of:=IF([.K$2]+[.J84]-1&lt;=[.$B$5];[.K$2]+[.J84]-1;&quot;&quot;)" table:style-name="ce9"/>
          <table:table-cell office:value-type="string" office:string-value="" table:formula="of:=IF([.K84]&lt;&gt;&quot;&quot;;WEEKDAY([.K84]);&quot;&quot;)" table:style-name="ce10"/>
          <table:table-cell office:value-type="string" office:string-value="" table:formula="of:=IF([.K84]&lt;&gt;&quot;&quot;;INDIRECT(&quot;E&quot;&amp;(33+[.L84]));&quot;&quot;)" table:style-name="ce11"/>
          <table:table-cell office:value-type="string" office:string-value="" table:formula="of:=IF([.K84]&lt;&gt;&quot;&quot;;IF([.M84]=&quot;Y&quot;;[.N83]+1;[.N83]);&quot;&quot;)" table:style-name="ce10"/>
          <table:table-cell office:value-type="string" office:string-value="" table:formula="of:=IF([.N84]&lt;&gt;[.N83];[.N84];&quot;&quot;)" table:style-name="ce10"/>
          <table:table-cell office:value-type="string" office:string-value="" table:formula="of:=IF([.M84]=&quot;Y&quot;;IF([.K84]&lt;=[.$B$5];[.K84];&quot;&quot;);&quot;&quot;)" table:style-name="ce9"/>
          <table:table-cell office:value-type="string" office:string-value="" table:formula="of:=IF([.J84]&lt;=[.$N$103];VLOOKUP([.J84];[.O84:.P183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4" table:style-name="ce8">
            <text:p>84</text:p>
          </table:table-cell>
          <table:table-cell office:value-type="string" office:string-value="" table:formula="of:=IF([.K$2]+[.J85]-1&lt;=[.$B$5];[.K$2]+[.J85]-1;&quot;&quot;)" table:style-name="ce9"/>
          <table:table-cell office:value-type="string" office:string-value="" table:formula="of:=IF([.K85]&lt;&gt;&quot;&quot;;WEEKDAY([.K85]);&quot;&quot;)" table:style-name="ce10"/>
          <table:table-cell office:value-type="string" office:string-value="" table:formula="of:=IF([.K85]&lt;&gt;&quot;&quot;;INDIRECT(&quot;E&quot;&amp;(33+[.L85]));&quot;&quot;)" table:style-name="ce11"/>
          <table:table-cell office:value-type="string" office:string-value="" table:formula="of:=IF([.K85]&lt;&gt;&quot;&quot;;IF([.M85]=&quot;Y&quot;;[.N84]+1;[.N84]);&quot;&quot;)" table:style-name="ce10"/>
          <table:table-cell office:value-type="string" office:string-value="" table:formula="of:=IF([.N85]&lt;&gt;[.N84];[.N85];&quot;&quot;)" table:style-name="ce10"/>
          <table:table-cell office:value-type="string" office:string-value="" table:formula="of:=IF([.M85]=&quot;Y&quot;;IF([.K85]&lt;=[.$B$5];[.K85];&quot;&quot;);&quot;&quot;)" table:style-name="ce9"/>
          <table:table-cell office:value-type="string" office:string-value="" table:formula="of:=IF([.J85]&lt;=[.$N$103];VLOOKUP([.J85];[.O85:.P184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5" table:style-name="ce8">
            <text:p>85</text:p>
          </table:table-cell>
          <table:table-cell office:value-type="string" office:string-value="" table:formula="of:=IF([.K$2]+[.J86]-1&lt;=[.$B$5];[.K$2]+[.J86]-1;&quot;&quot;)" table:style-name="ce9"/>
          <table:table-cell office:value-type="string" office:string-value="" table:formula="of:=IF([.K86]&lt;&gt;&quot;&quot;;WEEKDAY([.K86]);&quot;&quot;)" table:style-name="ce10"/>
          <table:table-cell office:value-type="string" office:string-value="" table:formula="of:=IF([.K86]&lt;&gt;&quot;&quot;;INDIRECT(&quot;E&quot;&amp;(33+[.L86]));&quot;&quot;)" table:style-name="ce11"/>
          <table:table-cell office:value-type="string" office:string-value="" table:formula="of:=IF([.K86]&lt;&gt;&quot;&quot;;IF([.M86]=&quot;Y&quot;;[.N85]+1;[.N85]);&quot;&quot;)" table:style-name="ce10"/>
          <table:table-cell office:value-type="string" office:string-value="" table:formula="of:=IF([.N86]&lt;&gt;[.N85];[.N86];&quot;&quot;)" table:style-name="ce10"/>
          <table:table-cell office:value-type="string" office:string-value="" table:formula="of:=IF([.M86]=&quot;Y&quot;;IF([.K86]&lt;=[.$B$5];[.K86];&quot;&quot;);&quot;&quot;)" table:style-name="ce9"/>
          <table:table-cell office:value-type="string" office:string-value="" table:formula="of:=IF([.J86]&lt;=[.$N$103];VLOOKUP([.J86];[.O86:.P185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6" table:style-name="ce8">
            <text:p>86</text:p>
          </table:table-cell>
          <table:table-cell office:value-type="string" office:string-value="" table:formula="of:=IF([.K$2]+[.J87]-1&lt;=[.$B$5];[.K$2]+[.J87]-1;&quot;&quot;)" table:style-name="ce9"/>
          <table:table-cell office:value-type="string" office:string-value="" table:formula="of:=IF([.K87]&lt;&gt;&quot;&quot;;WEEKDAY([.K87]);&quot;&quot;)" table:style-name="ce10"/>
          <table:table-cell office:value-type="string" office:string-value="" table:formula="of:=IF([.K87]&lt;&gt;&quot;&quot;;INDIRECT(&quot;E&quot;&amp;(33+[.L87]));&quot;&quot;)" table:style-name="ce11"/>
          <table:table-cell office:value-type="string" office:string-value="" table:formula="of:=IF([.K87]&lt;&gt;&quot;&quot;;IF([.M87]=&quot;Y&quot;;[.N86]+1;[.N86]);&quot;&quot;)" table:style-name="ce10"/>
          <table:table-cell office:value-type="string" office:string-value="" table:formula="of:=IF([.N87]&lt;&gt;[.N86];[.N87];&quot;&quot;)" table:style-name="ce10"/>
          <table:table-cell office:value-type="string" office:string-value="" table:formula="of:=IF([.M87]=&quot;Y&quot;;IF([.K87]&lt;=[.$B$5];[.K87];&quot;&quot;);&quot;&quot;)" table:style-name="ce9"/>
          <table:table-cell office:value-type="string" office:string-value="" table:formula="of:=IF([.J87]&lt;=[.$N$103];VLOOKUP([.J87];[.O87:.P186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7" table:style-name="ce8">
            <text:p>87</text:p>
          </table:table-cell>
          <table:table-cell office:value-type="string" office:string-value="" table:formula="of:=IF([.K$2]+[.J88]-1&lt;=[.$B$5];[.K$2]+[.J88]-1;&quot;&quot;)" table:style-name="ce9"/>
          <table:table-cell office:value-type="string" office:string-value="" table:formula="of:=IF([.K88]&lt;&gt;&quot;&quot;;WEEKDAY([.K88]);&quot;&quot;)" table:style-name="ce10"/>
          <table:table-cell office:value-type="string" office:string-value="" table:formula="of:=IF([.K88]&lt;&gt;&quot;&quot;;INDIRECT(&quot;E&quot;&amp;(33+[.L88]));&quot;&quot;)" table:style-name="ce11"/>
          <table:table-cell office:value-type="string" office:string-value="" table:formula="of:=IF([.K88]&lt;&gt;&quot;&quot;;IF([.M88]=&quot;Y&quot;;[.N87]+1;[.N87]);&quot;&quot;)" table:style-name="ce10"/>
          <table:table-cell office:value-type="string" office:string-value="" table:formula="of:=IF([.N88]&lt;&gt;[.N87];[.N88];&quot;&quot;)" table:style-name="ce10"/>
          <table:table-cell office:value-type="string" office:string-value="" table:formula="of:=IF([.M88]=&quot;Y&quot;;IF([.K88]&lt;=[.$B$5];[.K88];&quot;&quot;);&quot;&quot;)" table:style-name="ce9"/>
          <table:table-cell office:value-type="string" office:string-value="" table:formula="of:=IF([.J88]&lt;=[.$N$103];VLOOKUP([.J88];[.O88:.P187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8" table:style-name="ce8">
            <text:p>88</text:p>
          </table:table-cell>
          <table:table-cell office:value-type="string" office:string-value="" table:formula="of:=IF([.K$2]+[.J89]-1&lt;=[.$B$5];[.K$2]+[.J89]-1;&quot;&quot;)" table:style-name="ce9"/>
          <table:table-cell office:value-type="string" office:string-value="" table:formula="of:=IF([.K89]&lt;&gt;&quot;&quot;;WEEKDAY([.K89]);&quot;&quot;)" table:style-name="ce10"/>
          <table:table-cell office:value-type="string" office:string-value="" table:formula="of:=IF([.K89]&lt;&gt;&quot;&quot;;INDIRECT(&quot;E&quot;&amp;(33+[.L89]));&quot;&quot;)" table:style-name="ce11"/>
          <table:table-cell office:value-type="string" office:string-value="" table:formula="of:=IF([.K89]&lt;&gt;&quot;&quot;;IF([.M89]=&quot;Y&quot;;[.N88]+1;[.N88]);&quot;&quot;)" table:style-name="ce10"/>
          <table:table-cell office:value-type="string" office:string-value="" table:formula="of:=IF([.N89]&lt;&gt;[.N88];[.N89];&quot;&quot;)" table:style-name="ce10"/>
          <table:table-cell office:value-type="string" office:string-value="" table:formula="of:=IF([.M89]=&quot;Y&quot;;IF([.K89]&lt;=[.$B$5];[.K89];&quot;&quot;);&quot;&quot;)" table:style-name="ce9"/>
          <table:table-cell office:value-type="string" office:string-value="" table:formula="of:=IF([.J89]&lt;=[.$N$103];VLOOKUP([.J89];[.O89:.P188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9" table:style-name="ce8">
            <text:p>89</text:p>
          </table:table-cell>
          <table:table-cell office:value-type="string" office:string-value="" table:formula="of:=IF([.K$2]+[.J90]-1&lt;=[.$B$5];[.K$2]+[.J90]-1;&quot;&quot;)" table:style-name="ce9"/>
          <table:table-cell office:value-type="string" office:string-value="" table:formula="of:=IF([.K90]&lt;&gt;&quot;&quot;;WEEKDAY([.K90]);&quot;&quot;)" table:style-name="ce10"/>
          <table:table-cell office:value-type="string" office:string-value="" table:formula="of:=IF([.K90]&lt;&gt;&quot;&quot;;INDIRECT(&quot;E&quot;&amp;(33+[.L90]));&quot;&quot;)" table:style-name="ce11"/>
          <table:table-cell office:value-type="string" office:string-value="" table:formula="of:=IF([.K90]&lt;&gt;&quot;&quot;;IF([.M90]=&quot;Y&quot;;[.N89]+1;[.N89]);&quot;&quot;)" table:style-name="ce10"/>
          <table:table-cell office:value-type="string" office:string-value="" table:formula="of:=IF([.N90]&lt;&gt;[.N89];[.N90];&quot;&quot;)" table:style-name="ce10"/>
          <table:table-cell office:value-type="string" office:string-value="" table:formula="of:=IF([.M90]=&quot;Y&quot;;IF([.K90]&lt;=[.$B$5];[.K90];&quot;&quot;);&quot;&quot;)" table:style-name="ce9"/>
          <table:table-cell office:value-type="string" office:string-value="" table:formula="of:=IF([.J90]&lt;=[.$N$103];VLOOKUP([.J90];[.O90:.P189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0" table:style-name="ce8">
            <text:p>90</text:p>
          </table:table-cell>
          <table:table-cell office:value-type="string" office:string-value="" table:formula="of:=IF([.K$2]+[.J91]-1&lt;=[.$B$5];[.K$2]+[.J91]-1;&quot;&quot;)" table:style-name="ce9"/>
          <table:table-cell office:value-type="string" office:string-value="" table:formula="of:=IF([.K91]&lt;&gt;&quot;&quot;;WEEKDAY([.K91]);&quot;&quot;)" table:style-name="ce10"/>
          <table:table-cell office:value-type="string" office:string-value="" table:formula="of:=IF([.K91]&lt;&gt;&quot;&quot;;INDIRECT(&quot;E&quot;&amp;(33+[.L91]));&quot;&quot;)" table:style-name="ce11"/>
          <table:table-cell office:value-type="string" office:string-value="" table:formula="of:=IF([.K91]&lt;&gt;&quot;&quot;;IF([.M91]=&quot;Y&quot;;[.N90]+1;[.N90]);&quot;&quot;)" table:style-name="ce10"/>
          <table:table-cell office:value-type="string" office:string-value="" table:formula="of:=IF([.N91]&lt;&gt;[.N90];[.N91];&quot;&quot;)" table:style-name="ce10"/>
          <table:table-cell office:value-type="string" office:string-value="" table:formula="of:=IF([.M91]=&quot;Y&quot;;IF([.K91]&lt;=[.$B$5];[.K91];&quot;&quot;);&quot;&quot;)" table:style-name="ce9"/>
          <table:table-cell office:value-type="string" office:string-value="" table:formula="of:=IF([.J91]&lt;=[.$N$103];VLOOKUP([.J91];[.O91:.P190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1" table:style-name="ce8">
            <text:p>91</text:p>
          </table:table-cell>
          <table:table-cell office:value-type="string" office:string-value="" table:formula="of:=IF([.K$2]+[.J92]-1&lt;=[.$B$5];[.K$2]+[.J92]-1;&quot;&quot;)" table:style-name="ce9"/>
          <table:table-cell office:value-type="string" office:string-value="" table:formula="of:=IF([.K92]&lt;&gt;&quot;&quot;;WEEKDAY([.K92]);&quot;&quot;)" table:style-name="ce10"/>
          <table:table-cell office:value-type="string" office:string-value="" table:formula="of:=IF([.K92]&lt;&gt;&quot;&quot;;INDIRECT(&quot;E&quot;&amp;(33+[.L92]));&quot;&quot;)" table:style-name="ce11"/>
          <table:table-cell office:value-type="string" office:string-value="" table:formula="of:=IF([.K92]&lt;&gt;&quot;&quot;;IF([.M92]=&quot;Y&quot;;[.N91]+1;[.N91]);&quot;&quot;)" table:style-name="ce10"/>
          <table:table-cell office:value-type="string" office:string-value="" table:formula="of:=IF([.N92]&lt;&gt;[.N91];[.N92];&quot;&quot;)" table:style-name="ce10"/>
          <table:table-cell office:value-type="string" office:string-value="" table:formula="of:=IF([.M92]=&quot;Y&quot;;IF([.K92]&lt;=[.$B$5];[.K92];&quot;&quot;);&quot;&quot;)" table:style-name="ce9"/>
          <table:table-cell office:value-type="string" office:string-value="" table:formula="of:=IF([.J92]&lt;=[.$N$103];VLOOKUP([.J92];[.O92:.P191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2" table:style-name="ce8">
            <text:p>92</text:p>
          </table:table-cell>
          <table:table-cell office:value-type="string" office:string-value="" table:formula="of:=IF([.K$2]+[.J93]-1&lt;=[.$B$5];[.K$2]+[.J93]-1;&quot;&quot;)" table:style-name="ce9"/>
          <table:table-cell office:value-type="string" office:string-value="" table:formula="of:=IF([.K93]&lt;&gt;&quot;&quot;;WEEKDAY([.K93]);&quot;&quot;)" table:style-name="ce10"/>
          <table:table-cell office:value-type="string" office:string-value="" table:formula="of:=IF([.K93]&lt;&gt;&quot;&quot;;INDIRECT(&quot;E&quot;&amp;(33+[.L93]));&quot;&quot;)" table:style-name="ce11"/>
          <table:table-cell office:value-type="string" office:string-value="" table:formula="of:=IF([.K93]&lt;&gt;&quot;&quot;;IF([.M93]=&quot;Y&quot;;[.N92]+1;[.N92]);&quot;&quot;)" table:style-name="ce10"/>
          <table:table-cell office:value-type="string" office:string-value="" table:formula="of:=IF([.N93]&lt;&gt;[.N92];[.N93];&quot;&quot;)" table:style-name="ce10"/>
          <table:table-cell office:value-type="string" office:string-value="" table:formula="of:=IF([.M93]=&quot;Y&quot;;IF([.K93]&lt;=[.$B$5];[.K93];&quot;&quot;);&quot;&quot;)" table:style-name="ce9"/>
          <table:table-cell office:value-type="string" office:string-value="" table:formula="of:=IF([.J93]&lt;=[.$N$103];VLOOKUP([.J93];[.O93:.P192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3" table:style-name="ce8">
            <text:p>93</text:p>
          </table:table-cell>
          <table:table-cell office:value-type="string" office:string-value="" table:formula="of:=IF([.K$2]+[.J94]-1&lt;=[.$B$5];[.K$2]+[.J94]-1;&quot;&quot;)" table:style-name="ce9"/>
          <table:table-cell office:value-type="string" office:string-value="" table:formula="of:=IF([.K94]&lt;&gt;&quot;&quot;;WEEKDAY([.K94]);&quot;&quot;)" table:style-name="ce10"/>
          <table:table-cell office:value-type="string" office:string-value="" table:formula="of:=IF([.K94]&lt;&gt;&quot;&quot;;INDIRECT(&quot;E&quot;&amp;(33+[.L94]));&quot;&quot;)" table:style-name="ce11"/>
          <table:table-cell office:value-type="string" office:string-value="" table:formula="of:=IF([.K94]&lt;&gt;&quot;&quot;;IF([.M94]=&quot;Y&quot;;[.N93]+1;[.N93]);&quot;&quot;)" table:style-name="ce10"/>
          <table:table-cell office:value-type="string" office:string-value="" table:formula="of:=IF([.N94]&lt;&gt;[.N93];[.N94];&quot;&quot;)" table:style-name="ce10"/>
          <table:table-cell office:value-type="string" office:string-value="" table:formula="of:=IF([.M94]=&quot;Y&quot;;IF([.K94]&lt;=[.$B$5];[.K94];&quot;&quot;);&quot;&quot;)" table:style-name="ce9"/>
          <table:table-cell office:value-type="string" office:string-value="" table:formula="of:=IF([.J94]&lt;=[.$N$103];VLOOKUP([.J94];[.O94:.P193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4" table:style-name="ce8">
            <text:p>94</text:p>
          </table:table-cell>
          <table:table-cell office:value-type="string" office:string-value="" table:formula="of:=IF([.K$2]+[.J95]-1&lt;=[.$B$5];[.K$2]+[.J95]-1;&quot;&quot;)" table:style-name="ce9"/>
          <table:table-cell office:value-type="string" office:string-value="" table:formula="of:=IF([.K95]&lt;&gt;&quot;&quot;;WEEKDAY([.K95]);&quot;&quot;)" table:style-name="ce10"/>
          <table:table-cell office:value-type="string" office:string-value="" table:formula="of:=IF([.K95]&lt;&gt;&quot;&quot;;INDIRECT(&quot;E&quot;&amp;(33+[.L95]));&quot;&quot;)" table:style-name="ce11"/>
          <table:table-cell office:value-type="string" office:string-value="" table:formula="of:=IF([.K95]&lt;&gt;&quot;&quot;;IF([.M95]=&quot;Y&quot;;[.N94]+1;[.N94]);&quot;&quot;)" table:style-name="ce10"/>
          <table:table-cell office:value-type="string" office:string-value="" table:formula="of:=IF([.N95]&lt;&gt;[.N94];[.N95];&quot;&quot;)" table:style-name="ce10"/>
          <table:table-cell office:value-type="string" office:string-value="" table:formula="of:=IF([.M95]=&quot;Y&quot;;IF([.K95]&lt;=[.$B$5];[.K95];&quot;&quot;);&quot;&quot;)" table:style-name="ce9"/>
          <table:table-cell office:value-type="string" office:string-value="" table:formula="of:=IF([.J95]&lt;=[.$N$103];VLOOKUP([.J95];[.O95:.P194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5" table:style-name="ce8">
            <text:p>95</text:p>
          </table:table-cell>
          <table:table-cell office:value-type="string" office:string-value="" table:formula="of:=IF([.K$2]+[.J96]-1&lt;=[.$B$5];[.K$2]+[.J96]-1;&quot;&quot;)" table:style-name="ce9"/>
          <table:table-cell office:value-type="string" office:string-value="" table:formula="of:=IF([.K96]&lt;&gt;&quot;&quot;;WEEKDAY([.K96]);&quot;&quot;)" table:style-name="ce10"/>
          <table:table-cell office:value-type="string" office:string-value="" table:formula="of:=IF([.K96]&lt;&gt;&quot;&quot;;INDIRECT(&quot;E&quot;&amp;(33+[.L96]));&quot;&quot;)" table:style-name="ce11"/>
          <table:table-cell office:value-type="string" office:string-value="" table:formula="of:=IF([.K96]&lt;&gt;&quot;&quot;;IF([.M96]=&quot;Y&quot;;[.N95]+1;[.N95]);&quot;&quot;)" table:style-name="ce10"/>
          <table:table-cell office:value-type="string" office:string-value="" table:formula="of:=IF([.N96]&lt;&gt;[.N95];[.N96];&quot;&quot;)" table:style-name="ce10"/>
          <table:table-cell office:value-type="string" office:string-value="" table:formula="of:=IF([.M96]=&quot;Y&quot;;IF([.K96]&lt;=[.$B$5];[.K96];&quot;&quot;);&quot;&quot;)" table:style-name="ce9"/>
          <table:table-cell office:value-type="string" office:string-value="" table:formula="of:=IF([.J96]&lt;=[.$N$103];VLOOKUP([.J96];[.O96:.P195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6" table:style-name="ce8">
            <text:p>96</text:p>
          </table:table-cell>
          <table:table-cell office:value-type="string" office:string-value="" table:formula="of:=IF([.K$2]+[.J97]-1&lt;=[.$B$5];[.K$2]+[.J97]-1;&quot;&quot;)" table:style-name="ce9"/>
          <table:table-cell office:value-type="string" office:string-value="" table:formula="of:=IF([.K97]&lt;&gt;&quot;&quot;;WEEKDAY([.K97]);&quot;&quot;)" table:style-name="ce10"/>
          <table:table-cell office:value-type="string" office:string-value="" table:formula="of:=IF([.K97]&lt;&gt;&quot;&quot;;INDIRECT(&quot;E&quot;&amp;(33+[.L97]));&quot;&quot;)" table:style-name="ce11"/>
          <table:table-cell office:value-type="string" office:string-value="" table:formula="of:=IF([.K97]&lt;&gt;&quot;&quot;;IF([.M97]=&quot;Y&quot;;[.N96]+1;[.N96]);&quot;&quot;)" table:style-name="ce10"/>
          <table:table-cell office:value-type="string" office:string-value="" table:formula="of:=IF([.N97]&lt;&gt;[.N96];[.N97];&quot;&quot;)" table:style-name="ce10"/>
          <table:table-cell office:value-type="string" office:string-value="" table:formula="of:=IF([.M97]=&quot;Y&quot;;IF([.K97]&lt;=[.$B$5];[.K97];&quot;&quot;);&quot;&quot;)" table:style-name="ce9"/>
          <table:table-cell office:value-type="string" office:string-value="" table:formula="of:=IF([.J97]&lt;=[.$N$103];VLOOKUP([.J97];[.O97:.P196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7" table:style-name="ce8">
            <text:p>97</text:p>
          </table:table-cell>
          <table:table-cell office:value-type="string" office:string-value="" table:formula="of:=IF([.K$2]+[.J98]-1&lt;=[.$B$5];[.K$2]+[.J98]-1;&quot;&quot;)" table:style-name="ce9"/>
          <table:table-cell office:value-type="string" office:string-value="" table:formula="of:=IF([.K98]&lt;&gt;&quot;&quot;;WEEKDAY([.K98]);&quot;&quot;)" table:style-name="ce10"/>
          <table:table-cell office:value-type="string" office:string-value="" table:formula="of:=IF([.K98]&lt;&gt;&quot;&quot;;INDIRECT(&quot;E&quot;&amp;(33+[.L98]));&quot;&quot;)" table:style-name="ce11"/>
          <table:table-cell office:value-type="string" office:string-value="" table:formula="of:=IF([.K98]&lt;&gt;&quot;&quot;;IF([.M98]=&quot;Y&quot;;[.N97]+1;[.N97]);&quot;&quot;)" table:style-name="ce10"/>
          <table:table-cell office:value-type="string" office:string-value="" table:formula="of:=IF([.N98]&lt;&gt;[.N97];[.N98];&quot;&quot;)" table:style-name="ce10"/>
          <table:table-cell office:value-type="string" office:string-value="" table:formula="of:=IF([.M98]=&quot;Y&quot;;IF([.K98]&lt;=[.$B$5];[.K98];&quot;&quot;);&quot;&quot;)" table:style-name="ce9"/>
          <table:table-cell office:value-type="string" office:string-value="" table:formula="of:=IF([.J98]&lt;=[.$N$103];VLOOKUP([.J98];[.O98:.P197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8" table:style-name="ce8">
            <text:p>98</text:p>
          </table:table-cell>
          <table:table-cell office:value-type="string" office:string-value="" table:formula="of:=IF([.K$2]+[.J99]-1&lt;=[.$B$5];[.K$2]+[.J99]-1;&quot;&quot;)" table:style-name="ce9"/>
          <table:table-cell office:value-type="string" office:string-value="" table:formula="of:=IF([.K99]&lt;&gt;&quot;&quot;;WEEKDAY([.K99]);&quot;&quot;)" table:style-name="ce10"/>
          <table:table-cell office:value-type="string" office:string-value="" table:formula="of:=IF([.K99]&lt;&gt;&quot;&quot;;INDIRECT(&quot;E&quot;&amp;(33+[.L99]));&quot;&quot;)" table:style-name="ce11"/>
          <table:table-cell office:value-type="string" office:string-value="" table:formula="of:=IF([.K99]&lt;&gt;&quot;&quot;;IF([.M99]=&quot;Y&quot;;[.N98]+1;[.N98]);&quot;&quot;)" table:style-name="ce10"/>
          <table:table-cell office:value-type="string" office:string-value="" table:formula="of:=IF([.N99]&lt;&gt;[.N98];[.N99];&quot;&quot;)" table:style-name="ce10"/>
          <table:table-cell office:value-type="string" office:string-value="" table:formula="of:=IF([.M99]=&quot;Y&quot;;IF([.K99]&lt;=[.$B$5];[.K99];&quot;&quot;);&quot;&quot;)" table:style-name="ce9"/>
          <table:table-cell office:value-type="string" office:string-value="" table:formula="of:=IF([.J99]&lt;=[.$N$103];VLOOKUP([.J99];[.O99:.P198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9" table:style-name="ce8">
            <text:p>99</text:p>
          </table:table-cell>
          <table:table-cell office:value-type="string" office:string-value="" table:formula="of:=IF([.K$2]+[.J100]-1&lt;=[.$B$5];[.K$2]+[.J100]-1;&quot;&quot;)" table:style-name="ce9"/>
          <table:table-cell office:value-type="string" office:string-value="" table:formula="of:=IF([.K100]&lt;&gt;&quot;&quot;;WEEKDAY([.K100]);&quot;&quot;)" table:style-name="ce10"/>
          <table:table-cell office:value-type="string" office:string-value="" table:formula="of:=IF([.K100]&lt;&gt;&quot;&quot;;INDIRECT(&quot;E&quot;&amp;(33+[.L100]));&quot;&quot;)" table:style-name="ce11"/>
          <table:table-cell office:value-type="string" office:string-value="" table:formula="of:=IF([.K100]&lt;&gt;&quot;&quot;;IF([.M100]=&quot;Y&quot;;[.N99]+1;[.N99]);&quot;&quot;)" table:style-name="ce10"/>
          <table:table-cell office:value-type="string" office:string-value="" table:formula="of:=IF([.N100]&lt;&gt;[.N99];[.N100];&quot;&quot;)" table:style-name="ce10"/>
          <table:table-cell office:value-type="string" office:string-value="" table:formula="of:=IF([.M100]=&quot;Y&quot;;IF([.K100]&lt;=[.$B$5];[.K100];&quot;&quot;);&quot;&quot;)" table:style-name="ce9"/>
          <table:table-cell office:value-type="string" office:string-value="" table:formula="of:=IF([.J100]&lt;=[.$N$103];VLOOKUP([.J100];[.O100:.P199];2);&quot;&quot;)" table:style-name="ce9"/>
          <table:table-cell table:number-columns-repeated="16367"/>
        </table:table-row>
        <table:table-row table:style-name="ro4">
          <table:table-cell table:style-name="ce20"/>
          <table:table-cell table:style-name="ce21"/>
          <table:table-cell table:number-columns-repeated="7" table:style-name="ce6"/>
          <table:table-cell office:value-type="float" office:value="100" table:style-name="ce3">
            <text:p>100</text:p>
          </table:table-cell>
          <table:table-cell office:value-type="string" office:string-value="" table:formula="of:=IF([.K$2]+[.J101]-1&lt;=[.$B$5];[.K$2]+[.J101]-1;&quot;&quot;)" table:style-name="ce9"/>
          <table:table-cell office:value-type="string" office:string-value="" table:formula="of:=IF([.K101]&lt;&gt;&quot;&quot;;WEEKDAY([.K101]);&quot;&quot;)" table:style-name="ce10"/>
          <table:table-cell office:value-type="string" office:string-value="" table:formula="of:=IF([.K101]&lt;&gt;&quot;&quot;;INDIRECT(&quot;E&quot;&amp;(33+[.L101]));&quot;&quot;)" table:style-name="ce11"/>
          <table:table-cell office:value-type="string" office:string-value="" table:formula="of:=IF([.K101]&lt;&gt;&quot;&quot;;IF([.M101]=&quot;Y&quot;;[.N100]+1;[.N100]);&quot;&quot;)" table:style-name="ce10"/>
          <table:table-cell office:value-type="string" office:string-value="" table:formula="of:=IF([.N101]&lt;&gt;[.N100];[.N101];&quot;&quot;)" table:style-name="ce10"/>
          <table:table-cell office:value-type="string" office:string-value="" table:formula="of:=IF([.M101]=&quot;Y&quot;;IF([.K101]&lt;=[.$B$5];[.K101];&quot;&quot;);&quot;&quot;)" table:style-name="ce9"/>
          <table:table-cell office:value-type="string" office:string-value="" table:formula="of:=IF([.J101]&lt;=[.$N$103];VLOOKUP([.J101];[.O101:.P200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9" table:style-name="ce6"/>
          <table:table-cell table:number-columns-repeated="4" table:style-name="ce10"/>
          <table:table-cell table:number-columns-repeated="241" table:style-name="ce6"/>
          <table:table-cell table:number-columns-repeated="16128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string" table:style-name="ce6">
            <text:p>Max</text:p>
          </table:table-cell>
          <table:table-cell table:style-name="ce6"/>
          <table:table-cell table:number-columns-repeated="2" table:style-name="ce10"/>
          <table:table-cell office:value-type="float" office:value="9" table:formula="of:=MAX([.N2:.N101])" table:style-name="ce10">
            <text:p>9</text:p>
          </table:table-cell>
          <table:table-cell table:style-name="ce10"/>
          <table:table-cell table:number-columns-repeated="241" table:style-name="ce6"/>
          <table:table-cell table:number-columns-repeated="16128"/>
        </table:table-row>
        <table:table-row table:number-rows-repeated="7" table:style-name="ro3">
          <table:table-cell table:style-name="ce20"/>
          <table:table-cell table:style-name="ce21"/>
          <table:table-cell table:number-columns-repeated="9" table:style-name="ce6"/>
          <table:table-cell table:number-columns-repeated="4" table:style-name="ce10"/>
          <table:table-cell table:number-columns-repeated="241" table:style-name="ce6"/>
          <table:table-cell table:number-columns-repeated="16128"/>
        </table:table-row>
        <table:table-row table:number-rows-repeated="1048466" table:style-name="ro5">
          <table:table-cell table:number-columns-repeated="16384"/>
        </table:table-row>
      </table:table>
      <table:table table:name="Data" table:style-name="ta2">
        <table:table-column table:style-name="co10" table:default-cell-style-name="ce1"/>
        <table:table-column table:style-name="co11" table:default-cell-style-name="ce30"/>
        <table:table-column table:style-name="co12" table:default-cell-style-name="ce30"/>
        <table:table-column table:style-name="co13" table:default-cell-style-name="ce30"/>
        <table:table-column table:style-name="co14" table:default-cell-style-name="ce30"/>
        <table:table-column table:style-name="co11" table:default-cell-style-name="ce30"/>
        <table:table-column table:style-name="co15" table:number-columns-repeated="100" table:default-cell-style-name="ce30"/>
        <table:table-column table:style-name="co16" table:default-cell-style-name="ce1"/>
        <table:table-column table:style-name="co17" table:number-columns-repeated="149" table:default-cell-style-name="ce1"/>
        <table:table-column table:style-name="co9" table:number-columns-repeated="16128" table:default-cell-style-name="ce1"/>
        <table:table-row table:style-name="ro3">
          <table:table-cell office:value-type="string" table:style-name="ce29">
            <text:p>Days into Project:</text:p>
          </table:table-cell>
          <table:table-cell office:value-type="float" office:value="1" table:formula="of:=COUNTIF([.G35:.DB35];&quot;P&quot;)" table:style-name="ce52">
            <text:p>1</text:p>
          </table:table-cell>
          <table:table-cell table:number-columns-repeated="4" table:style-name="ce30"/>
          <table:table-cell office:value-type="float" office:value="1" table:style-name="ce30">
            <text:p>1</text:p>
          </table:table-cell>
          <table:table-cell office:value-type="float" office:value="2" table:style-name="ce30">
            <text:p>2</text:p>
          </table:table-cell>
          <table:table-cell office:value-type="float" office:value="3" table:style-name="ce30">
            <text:p>3</text:p>
          </table:table-cell>
          <table:table-cell office:value-type="float" office:value="4" table:style-name="ce30">
            <text:p>4</text:p>
          </table:table-cell>
          <table:table-cell office:value-type="float" office:value="5" table:style-name="ce30">
            <text:p>5</text:p>
          </table:table-cell>
          <table:table-cell office:value-type="float" office:value="6" table:style-name="ce30">
            <text:p>6</text:p>
          </table:table-cell>
          <table:table-cell office:value-type="float" office:value="7" table:style-name="ce30">
            <text:p>7</text:p>
          </table:table-cell>
          <table:table-cell office:value-type="float" office:value="8" table:style-name="ce30">
            <text:p>8</text:p>
          </table:table-cell>
          <table:table-cell office:value-type="float" office:value="9" table:style-name="ce30">
            <text:p>9</text:p>
          </table:table-cell>
          <table:table-cell office:value-type="float" office:value="10" table:style-name="ce30">
            <text:p>10</text:p>
          </table:table-cell>
          <table:table-cell office:value-type="float" office:value="11" table:style-name="ce30">
            <text:p>11</text:p>
          </table:table-cell>
          <table:table-cell office:value-type="float" office:value="12" table:style-name="ce30">
            <text:p>12</text:p>
          </table:table-cell>
          <table:table-cell office:value-type="float" office:value="13" table:style-name="ce30">
            <text:p>13</text:p>
          </table:table-cell>
          <table:table-cell office:value-type="float" office:value="14" table:style-name="ce30">
            <text:p>14</text:p>
          </table:table-cell>
          <table:table-cell office:value-type="float" office:value="15" table:style-name="ce30">
            <text:p>15</text:p>
          </table:table-cell>
          <table:table-cell office:value-type="float" office:value="16" table:style-name="ce30">
            <text:p>16</text:p>
          </table:table-cell>
          <table:table-cell office:value-type="float" office:value="17" table:style-name="ce30">
            <text:p>17</text:p>
          </table:table-cell>
          <table:table-cell office:value-type="float" office:value="18" table:style-name="ce30">
            <text:p>18</text:p>
          </table:table-cell>
          <table:table-cell office:value-type="float" office:value="19" table:style-name="ce30">
            <text:p>19</text:p>
          </table:table-cell>
          <table:table-cell office:value-type="float" office:value="20" table:style-name="ce30">
            <text:p>20</text:p>
          </table:table-cell>
          <table:table-cell office:value-type="float" office:value="21" table:style-name="ce30">
            <text:p>21</text:p>
          </table:table-cell>
          <table:table-cell office:value-type="float" office:value="22" table:style-name="ce30">
            <text:p>22</text:p>
          </table:table-cell>
          <table:table-cell office:value-type="float" office:value="23" table:style-name="ce30">
            <text:p>23</text:p>
          </table:table-cell>
          <table:table-cell office:value-type="float" office:value="24" table:style-name="ce30">
            <text:p>24</text:p>
          </table:table-cell>
          <table:table-cell office:value-type="float" office:value="25" table:style-name="ce30">
            <text:p>25</text:p>
          </table:table-cell>
          <table:table-cell office:value-type="float" office:value="26" table:style-name="ce30">
            <text:p>26</text:p>
          </table:table-cell>
          <table:table-cell office:value-type="float" office:value="27" table:style-name="ce30">
            <text:p>27</text:p>
          </table:table-cell>
          <table:table-cell office:value-type="float" office:value="28" table:style-name="ce30">
            <text:p>28</text:p>
          </table:table-cell>
          <table:table-cell office:value-type="float" office:value="29" table:style-name="ce30">
            <text:p>29</text:p>
          </table:table-cell>
          <table:table-cell office:value-type="float" office:value="30" table:style-name="ce30">
            <text:p>30</text:p>
          </table:table-cell>
          <table:table-cell office:value-type="float" office:value="31" table:style-name="ce30">
            <text:p>31</text:p>
          </table:table-cell>
          <table:table-cell office:value-type="float" office:value="32" table:style-name="ce30">
            <text:p>32</text:p>
          </table:table-cell>
          <table:table-cell office:value-type="float" office:value="33" table:style-name="ce30">
            <text:p>33</text:p>
          </table:table-cell>
          <table:table-cell office:value-type="float" office:value="34" table:style-name="ce30">
            <text:p>34</text:p>
          </table:table-cell>
          <table:table-cell office:value-type="float" office:value="35" table:style-name="ce30">
            <text:p>35</text:p>
          </table:table-cell>
          <table:table-cell office:value-type="float" office:value="36" table:style-name="ce30">
            <text:p>36</text:p>
          </table:table-cell>
          <table:table-cell office:value-type="float" office:value="37" table:style-name="ce30">
            <text:p>37</text:p>
          </table:table-cell>
          <table:table-cell office:value-type="float" office:value="38" table:style-name="ce30">
            <text:p>38</text:p>
          </table:table-cell>
          <table:table-cell office:value-type="float" office:value="39" table:style-name="ce30">
            <text:p>39</text:p>
          </table:table-cell>
          <table:table-cell office:value-type="float" office:value="40" table:style-name="ce30">
            <text:p>40</text:p>
          </table:table-cell>
          <table:table-cell office:value-type="float" office:value="41" table:style-name="ce30">
            <text:p>41</text:p>
          </table:table-cell>
          <table:table-cell office:value-type="float" office:value="42" table:style-name="ce30">
            <text:p>42</text:p>
          </table:table-cell>
          <table:table-cell office:value-type="float" office:value="43" table:style-name="ce30">
            <text:p>43</text:p>
          </table:table-cell>
          <table:table-cell office:value-type="float" office:value="44" table:style-name="ce30">
            <text:p>44</text:p>
          </table:table-cell>
          <table:table-cell office:value-type="float" office:value="45" table:style-name="ce30">
            <text:p>45</text:p>
          </table:table-cell>
          <table:table-cell office:value-type="float" office:value="46" table:style-name="ce30">
            <text:p>46</text:p>
          </table:table-cell>
          <table:table-cell office:value-type="float" office:value="47" table:style-name="ce30">
            <text:p>47</text:p>
          </table:table-cell>
          <table:table-cell office:value-type="float" office:value="48" table:style-name="ce30">
            <text:p>48</text:p>
          </table:table-cell>
          <table:table-cell office:value-type="float" office:value="49" table:style-name="ce30">
            <text:p>49</text:p>
          </table:table-cell>
          <table:table-cell office:value-type="float" office:value="50" table:style-name="ce30">
            <text:p>50</text:p>
          </table:table-cell>
          <table:table-cell office:value-type="float" office:value="51" table:style-name="ce30">
            <text:p>51</text:p>
          </table:table-cell>
          <table:table-cell office:value-type="float" office:value="52" table:style-name="ce30">
            <text:p>52</text:p>
          </table:table-cell>
          <table:table-cell office:value-type="float" office:value="53" table:style-name="ce30">
            <text:p>53</text:p>
          </table:table-cell>
          <table:table-cell office:value-type="float" office:value="54" table:style-name="ce30">
            <text:p>54</text:p>
          </table:table-cell>
          <table:table-cell office:value-type="float" office:value="55" table:style-name="ce30">
            <text:p>55</text:p>
          </table:table-cell>
          <table:table-cell office:value-type="float" office:value="56" table:style-name="ce30">
            <text:p>56</text:p>
          </table:table-cell>
          <table:table-cell office:value-type="float" office:value="57" table:style-name="ce30">
            <text:p>57</text:p>
          </table:table-cell>
          <table:table-cell office:value-type="float" office:value="58" table:style-name="ce30">
            <text:p>58</text:p>
          </table:table-cell>
          <table:table-cell office:value-type="float" office:value="59" table:style-name="ce30">
            <text:p>59</text:p>
          </table:table-cell>
          <table:table-cell office:value-type="float" office:value="60" table:style-name="ce30">
            <text:p>60</text:p>
          </table:table-cell>
          <table:table-cell office:value-type="float" office:value="61" table:style-name="ce30">
            <text:p>61</text:p>
          </table:table-cell>
          <table:table-cell office:value-type="float" office:value="62" table:style-name="ce30">
            <text:p>62</text:p>
          </table:table-cell>
          <table:table-cell office:value-type="float" office:value="63" table:style-name="ce30">
            <text:p>63</text:p>
          </table:table-cell>
          <table:table-cell office:value-type="float" office:value="64" table:style-name="ce30">
            <text:p>64</text:p>
          </table:table-cell>
          <table:table-cell office:value-type="float" office:value="65" table:style-name="ce30">
            <text:p>65</text:p>
          </table:table-cell>
          <table:table-cell office:value-type="float" office:value="66" table:style-name="ce30">
            <text:p>66</text:p>
          </table:table-cell>
          <table:table-cell office:value-type="float" office:value="67" table:style-name="ce30">
            <text:p>67</text:p>
          </table:table-cell>
          <table:table-cell office:value-type="float" office:value="68" table:style-name="ce30">
            <text:p>68</text:p>
          </table:table-cell>
          <table:table-cell office:value-type="float" office:value="69" table:style-name="ce30">
            <text:p>69</text:p>
          </table:table-cell>
          <table:table-cell office:value-type="float" office:value="70" table:style-name="ce30">
            <text:p>70</text:p>
          </table:table-cell>
          <table:table-cell office:value-type="float" office:value="71" table:style-name="ce30">
            <text:p>71</text:p>
          </table:table-cell>
          <table:table-cell office:value-type="float" office:value="72" table:style-name="ce30">
            <text:p>72</text:p>
          </table:table-cell>
          <table:table-cell office:value-type="float" office:value="73" table:style-name="ce30">
            <text:p>73</text:p>
          </table:table-cell>
          <table:table-cell office:value-type="float" office:value="74" table:style-name="ce30">
            <text:p>74</text:p>
          </table:table-cell>
          <table:table-cell office:value-type="float" office:value="75" table:style-name="ce30">
            <text:p>75</text:p>
          </table:table-cell>
          <table:table-cell office:value-type="float" office:value="76" table:style-name="ce30">
            <text:p>76</text:p>
          </table:table-cell>
          <table:table-cell office:value-type="float" office:value="77" table:style-name="ce30">
            <text:p>77</text:p>
          </table:table-cell>
          <table:table-cell office:value-type="float" office:value="78" table:style-name="ce30">
            <text:p>78</text:p>
          </table:table-cell>
          <table:table-cell office:value-type="float" office:value="79" table:style-name="ce30">
            <text:p>79</text:p>
          </table:table-cell>
          <table:table-cell office:value-type="float" office:value="80" table:style-name="ce30">
            <text:p>80</text:p>
          </table:table-cell>
          <table:table-cell office:value-type="float" office:value="81" table:style-name="ce30">
            <text:p>81</text:p>
          </table:table-cell>
          <table:table-cell office:value-type="float" office:value="82" table:style-name="ce30">
            <text:p>82</text:p>
          </table:table-cell>
          <table:table-cell office:value-type="float" office:value="83" table:style-name="ce30">
            <text:p>83</text:p>
          </table:table-cell>
          <table:table-cell office:value-type="float" office:value="84" table:style-name="ce30">
            <text:p>84</text:p>
          </table:table-cell>
          <table:table-cell office:value-type="float" office:value="85" table:style-name="ce30">
            <text:p>85</text:p>
          </table:table-cell>
          <table:table-cell office:value-type="float" office:value="86" table:style-name="ce30">
            <text:p>86</text:p>
          </table:table-cell>
          <table:table-cell office:value-type="float" office:value="87" table:style-name="ce30">
            <text:p>87</text:p>
          </table:table-cell>
          <table:table-cell office:value-type="float" office:value="88" table:style-name="ce30">
            <text:p>88</text:p>
          </table:table-cell>
          <table:table-cell office:value-type="float" office:value="89" table:style-name="ce30">
            <text:p>89</text:p>
          </table:table-cell>
          <table:table-cell office:value-type="float" office:value="90" table:style-name="ce30">
            <text:p>90</text:p>
          </table:table-cell>
          <table:table-cell office:value-type="float" office:value="91" table:style-name="ce30">
            <text:p>91</text:p>
          </table:table-cell>
          <table:table-cell office:value-type="float" office:value="92" table:style-name="ce30">
            <text:p>92</text:p>
          </table:table-cell>
          <table:table-cell office:value-type="float" office:value="93" table:style-name="ce30">
            <text:p>93</text:p>
          </table:table-cell>
          <table:table-cell office:value-type="float" office:value="94" table:style-name="ce30">
            <text:p>94</text:p>
          </table:table-cell>
          <table:table-cell office:value-type="float" office:value="95" table:style-name="ce30">
            <text:p>95</text:p>
          </table:table-cell>
          <table:table-cell office:value-type="float" office:value="96" table:style-name="ce30">
            <text:p>96</text:p>
          </table:table-cell>
          <table:table-cell office:value-type="float" office:value="97" table:style-name="ce30">
            <text:p>97</text:p>
          </table:table-cell>
          <table:table-cell office:value-type="float" office:value="98" table:style-name="ce30">
            <text:p>98</text:p>
          </table:table-cell>
          <table:table-cell office:value-type="float" office:value="99" table:style-name="ce30">
            <text:p>99</text:p>
          </table:table-cell>
          <table:table-cell office:value-type="float" office:value="100" table:style-name="ce30">
            <text:p>100</text:p>
          </table:table-cell>
          <table:table-cell table:number-columns-repeated="16278"/>
        </table:table-row>
        <table:table-row table:style-name="ro3">
          <table:table-cell office:value-type="string" table:style-name="ce29">
            <text:p>Days Remaining:</text:p>
          </table:table-cell>
          <table:table-cell office:value-type="float" office:value="8" table:formula="of:=[Setup.B6]-[Data.B1]" table:style-name="ce52">
            <text:p>8</text:p>
          </table:table-cell>
          <table:table-cell table:number-columns-repeated="2" table:style-name="ce1"/>
          <table:table-cell table:number-columns-repeated="2" table:style-name="ce30"/>
          <table:table-cell office:value-type="string" office:string-value="P" table:formula="of:=IF([.G$37]=[.$B$35];&quot;Today&quot;;IF([.G$37]&lt;[.$B$35];&quot;P&quot;;&quot;F&quot;))" table:style-name="ce57">
            <text:p>P</text:p>
          </table:table-cell>
          <table:table-cell office:value-type="string" office:string-value="Today" table:formula="of:=IF(AND([.$B$35]&gt;[.G$37];[.$B$35]&lt;=[.H$37]);&quot;Today&quot;;IF([.H$37]&lt;[.$B$35];&quot;P&quot;;&quot;F&quot;))" table:style-name="ce57">
            <text:p>Today</text:p>
          </table:table-cell>
          <table:table-cell office:value-type="string" office:string-value="F" table:formula="of:=IF(AND([.$B$35]&gt;[.H$37];[.$B$35]&lt;=[.I$37]);&quot;Today&quot;;IF([.I$37]&lt;[.$B$35];&quot;P&quot;;&quot;F&quot;))" table:style-name="ce57">
            <text:p>F</text:p>
          </table:table-cell>
          <table:table-cell office:value-type="string" office:string-value="F" table:formula="of:=IF(AND([.$B$35]&gt;[.I$37];[.$B$35]&lt;=[.J$37]);&quot;Today&quot;;IF([.J$37]&lt;[.$B$35];&quot;P&quot;;&quot;F&quot;))" table:style-name="ce57">
            <text:p>F</text:p>
          </table:table-cell>
          <table:table-cell office:value-type="string" office:string-value="F" table:formula="of:=IF(AND([.$B$35]&gt;[.J$37];[.$B$35]&lt;=[.K$37]);&quot;Today&quot;;IF([.K$37]&lt;[.$B$35];&quot;P&quot;;&quot;F&quot;))" table:style-name="ce57">
            <text:p>F</text:p>
          </table:table-cell>
          <table:table-cell office:value-type="string" office:string-value="F" table:formula="of:=IF(AND([.$B$35]&gt;[.K$37];[.$B$35]&lt;=[.L$37]);&quot;Today&quot;;IF([.L$37]&lt;[.$B$35];&quot;P&quot;;&quot;F&quot;))" table:style-name="ce57">
            <text:p>F</text:p>
          </table:table-cell>
          <table:table-cell office:value-type="string" office:string-value="F" table:formula="of:=IF(AND([.$B$35]&gt;[.L$37];[.$B$35]&lt;=[.M$37]);&quot;Today&quot;;IF([.M$37]&lt;[.$B$35];&quot;P&quot;;&quot;F&quot;))" table:style-name="ce57">
            <text:p>F</text:p>
          </table:table-cell>
          <table:table-cell office:value-type="string" office:string-value="F" table:formula="of:=IF(AND([.$B$35]&gt;[.M$37];[.$B$35]&lt;=[.N$37]);&quot;Today&quot;;IF([.N$37]&lt;[.$B$35];&quot;P&quot;;&quot;F&quot;))" table:style-name="ce57">
            <text:p>F</text:p>
          </table:table-cell>
          <table:table-cell office:value-type="string" office:string-value="F" table:formula="of:=IF(AND([.$B$35]&gt;[.N$37];[.$B$35]&lt;=[.O$37]);&quot;Today&quot;;IF([.O$37]&lt;[.$B$35];&quot;P&quot;;&quot;F&quot;))" table:style-name="ce57">
            <text:p>F</text:p>
          </table:table-cell>
          <table:table-cell office:value-type="string" office:string-value="F" table:formula="of:=IF(AND([.$B$35]&gt;[.O$37];[.$B$35]&lt;=[.P$37]);&quot;Today&quot;;IF([.P$37]&lt;[.$B$35];&quot;P&quot;;&quot;F&quot;))" table:style-name="ce57">
            <text:p>F</text:p>
          </table:table-cell>
          <table:table-cell office:value-type="string" office:string-value="F" table:formula="of:=IF(AND([.$B$35]&gt;[.P$37];[.$B$35]&lt;=[.Q$37]);&quot;Today&quot;;IF([.Q$37]&lt;[.$B$35];&quot;P&quot;;&quot;F&quot;))" table:style-name="ce57">
            <text:p>F</text:p>
          </table:table-cell>
          <table:table-cell office:value-type="string" office:string-value="F" table:formula="of:=IF(AND([.$B$35]&gt;[.Q$37];[.$B$35]&lt;=[.R$37]);&quot;Today&quot;;IF([.R$37]&lt;[.$B$35];&quot;P&quot;;&quot;F&quot;))" table:style-name="ce57">
            <text:p>F</text:p>
          </table:table-cell>
          <table:table-cell office:value-type="string" office:string-value="F" table:formula="of:=IF(AND([.$B$35]&gt;[.R$37];[.$B$35]&lt;=[.S$37]);&quot;Today&quot;;IF([.S$37]&lt;[.$B$35];&quot;P&quot;;&quot;F&quot;))" table:style-name="ce57">
            <text:p>F</text:p>
          </table:table-cell>
          <table:table-cell office:value-type="string" office:string-value="F" table:formula="of:=IF(AND([.$B$35]&gt;[.S$37];[.$B$35]&lt;=[.T$37]);&quot;Today&quot;;IF([.T$37]&lt;[.$B$35];&quot;P&quot;;&quot;F&quot;))" table:style-name="ce57">
            <text:p>F</text:p>
          </table:table-cell>
          <table:table-cell office:value-type="string" office:string-value="F" table:formula="of:=IF(AND([.$B$35]&gt;[.T$37];[.$B$35]&lt;=[.U$37]);&quot;Today&quot;;IF([.U$37]&lt;[.$B$35];&quot;P&quot;;&quot;F&quot;))" table:style-name="ce57">
            <text:p>F</text:p>
          </table:table-cell>
          <table:table-cell office:value-type="string" office:string-value="F" table:formula="of:=IF(AND([.$B$35]&gt;[.U$37];[.$B$35]&lt;=[.V$37]);&quot;Today&quot;;IF([.V$37]&lt;[.$B$35];&quot;P&quot;;&quot;F&quot;))" table:style-name="ce57">
            <text:p>F</text:p>
          </table:table-cell>
          <table:table-cell office:value-type="string" office:string-value="F" table:formula="of:=IF(AND([.$B$35]&gt;[.V$37];[.$B$35]&lt;=[.W$37]);&quot;Today&quot;;IF([.W$37]&lt;[.$B$35];&quot;P&quot;;&quot;F&quot;))" table:style-name="ce57">
            <text:p>F</text:p>
          </table:table-cell>
          <table:table-cell office:value-type="string" office:string-value="F" table:formula="of:=IF(AND([.$B$35]&gt;[.W$37];[.$B$35]&lt;=[.X$37]);&quot;Today&quot;;IF([.X$37]&lt;[.$B$35];&quot;P&quot;;&quot;F&quot;))" table:style-name="ce57">
            <text:p>F</text:p>
          </table:table-cell>
          <table:table-cell office:value-type="string" office:string-value="F" table:formula="of:=IF(AND([.$B$35]&gt;[.X$37];[.$B$35]&lt;=[.Y$37]);&quot;Today&quot;;IF([.Y$37]&lt;[.$B$35];&quot;P&quot;;&quot;F&quot;))" table:style-name="ce57">
            <text:p>F</text:p>
          </table:table-cell>
          <table:table-cell office:value-type="string" office:string-value="F" table:formula="of:=IF(AND([.$B$35]&gt;[.Y$37];[.$B$35]&lt;=[.Z$37]);&quot;Today&quot;;IF([.Z$37]&lt;[.$B$35];&quot;P&quot;;&quot;F&quot;))" table:style-name="ce57">
            <text:p>F</text:p>
          </table:table-cell>
          <table:table-cell office:value-type="string" office:string-value="F" table:formula="of:=IF(AND([.$B$35]&gt;[.Z$37];[.$B$35]&lt;=[.AA$37]);&quot;Today&quot;;IF([.AA$37]&lt;[.$B$35];&quot;P&quot;;&quot;F&quot;))" table:style-name="ce57">
            <text:p>F</text:p>
          </table:table-cell>
          <table:table-cell office:value-type="string" office:string-value="F" table:formula="of:=IF(AND([.$B$35]&gt;[.AA$37];[.$B$35]&lt;=[.AB$37]);&quot;Today&quot;;IF([.AB$37]&lt;[.$B$35];&quot;P&quot;;&quot;F&quot;))" table:style-name="ce57">
            <text:p>F</text:p>
          </table:table-cell>
          <table:table-cell office:value-type="string" office:string-value="F" table:formula="of:=IF(AND([.$B$35]&gt;[.AB$37];[.$B$35]&lt;=[.AC$37]);&quot;Today&quot;;IF([.AC$37]&lt;[.$B$35];&quot;P&quot;;&quot;F&quot;))" table:style-name="ce57">
            <text:p>F</text:p>
          </table:table-cell>
          <table:table-cell office:value-type="string" office:string-value="F" table:formula="of:=IF(AND([.$B$35]&gt;[.AC$37];[.$B$35]&lt;=[.AD$37]);&quot;Today&quot;;IF([.AD$37]&lt;[.$B$35];&quot;P&quot;;&quot;F&quot;))" table:style-name="ce57">
            <text:p>F</text:p>
          </table:table-cell>
          <table:table-cell office:value-type="string" office:string-value="F" table:formula="of:=IF(AND([.$B$35]&gt;[.AD$37];[.$B$35]&lt;=[.AE$37]);&quot;Today&quot;;IF([.AE$37]&lt;[.$B$35];&quot;P&quot;;&quot;F&quot;))" table:style-name="ce57">
            <text:p>F</text:p>
          </table:table-cell>
          <table:table-cell office:value-type="string" office:string-value="F" table:formula="of:=IF(AND([.$B$35]&gt;[.AE$37];[.$B$35]&lt;=[.AF$37]);&quot;Today&quot;;IF([.AF$37]&lt;[.$B$35];&quot;P&quot;;&quot;F&quot;))" table:style-name="ce57">
            <text:p>F</text:p>
          </table:table-cell>
          <table:table-cell office:value-type="string" office:string-value="F" table:formula="of:=IF(AND([.$B$35]&gt;[.AF$37];[.$B$35]&lt;=[.AG$37]);&quot;Today&quot;;IF([.AG$37]&lt;[.$B$35];&quot;P&quot;;&quot;F&quot;))" table:style-name="ce57">
            <text:p>F</text:p>
          </table:table-cell>
          <table:table-cell office:value-type="string" office:string-value="F" table:formula="of:=IF(AND([.$B$35]&gt;[.AG$37];[.$B$35]&lt;=[.AH$37]);&quot;Today&quot;;IF([.AH$37]&lt;[.$B$35];&quot;P&quot;;&quot;F&quot;))" table:style-name="ce57">
            <text:p>F</text:p>
          </table:table-cell>
          <table:table-cell office:value-type="string" office:string-value="F" table:formula="of:=IF(AND([.$B$35]&gt;[.AH$37];[.$B$35]&lt;=[.AI$37]);&quot;Today&quot;;IF([.AI$37]&lt;[.$B$35];&quot;P&quot;;&quot;F&quot;))" table:style-name="ce57">
            <text:p>F</text:p>
          </table:table-cell>
          <table:table-cell office:value-type="string" office:string-value="F" table:formula="of:=IF(AND([.$B$35]&gt;[.AI$37];[.$B$35]&lt;=[.AJ$37]);&quot;Today&quot;;IF([.AJ$37]&lt;[.$B$35];&quot;P&quot;;&quot;F&quot;))" table:style-name="ce57">
            <text:p>F</text:p>
          </table:table-cell>
          <table:table-cell office:value-type="string" office:string-value="F" table:formula="of:=IF(AND([.$B$35]&gt;[.AJ$37];[.$B$35]&lt;=[.AK$37]);&quot;Today&quot;;IF([.AK$37]&lt;[.$B$35];&quot;P&quot;;&quot;F&quot;))" table:style-name="ce57">
            <text:p>F</text:p>
          </table:table-cell>
          <table:table-cell office:value-type="string" office:string-value="F" table:formula="of:=IF(AND([.$B$35]&gt;[.AK$37];[.$B$35]&lt;=[.AL$37]);&quot;Today&quot;;IF([.AL$37]&lt;[.$B$35];&quot;P&quot;;&quot;F&quot;))" table:style-name="ce57">
            <text:p>F</text:p>
          </table:table-cell>
          <table:table-cell office:value-type="string" office:string-value="F" table:formula="of:=IF(AND([.$B$35]&gt;[.AL$37];[.$B$35]&lt;=[.AM$37]);&quot;Today&quot;;IF([.AM$37]&lt;[.$B$35];&quot;P&quot;;&quot;F&quot;))" table:style-name="ce57">
            <text:p>F</text:p>
          </table:table-cell>
          <table:table-cell office:value-type="string" office:string-value="F" table:formula="of:=IF(AND([.$B$35]&gt;[.AM$37];[.$B$35]&lt;=[.AN$37]);&quot;Today&quot;;IF([.AN$37]&lt;[.$B$35];&quot;P&quot;;&quot;F&quot;))" table:style-name="ce57">
            <text:p>F</text:p>
          </table:table-cell>
          <table:table-cell office:value-type="string" office:string-value="F" table:formula="of:=IF(AND([.$B$35]&gt;[.AN$37];[.$B$35]&lt;=[.AO$37]);&quot;Today&quot;;IF([.AO$37]&lt;[.$B$35];&quot;P&quot;;&quot;F&quot;))" table:style-name="ce57">
            <text:p>F</text:p>
          </table:table-cell>
          <table:table-cell office:value-type="string" office:string-value="F" table:formula="of:=IF(AND([.$B$35]&gt;[.AO$37];[.$B$35]&lt;=[.AP$37]);&quot;Today&quot;;IF([.AP$37]&lt;[.$B$35];&quot;P&quot;;&quot;F&quot;))" table:style-name="ce57">
            <text:p>F</text:p>
          </table:table-cell>
          <table:table-cell office:value-type="string" office:string-value="F" table:formula="of:=IF(AND([.$B$35]&gt;[.AP$37];[.$B$35]&lt;=[.AQ$37]);&quot;Today&quot;;IF([.AQ$37]&lt;[.$B$35];&quot;P&quot;;&quot;F&quot;))" table:style-name="ce57">
            <text:p>F</text:p>
          </table:table-cell>
          <table:table-cell office:value-type="string" office:string-value="F" table:formula="of:=IF(AND([.$B$35]&gt;[.AQ$37];[.$B$35]&lt;=[.AR$37]);&quot;Today&quot;;IF([.AR$37]&lt;[.$B$35];&quot;P&quot;;&quot;F&quot;))" table:style-name="ce57">
            <text:p>F</text:p>
          </table:table-cell>
          <table:table-cell office:value-type="string" office:string-value="F" table:formula="of:=IF(AND([.$B$35]&gt;[.AR$37];[.$B$35]&lt;=[.AS$37]);&quot;Today&quot;;IF([.AS$37]&lt;[.$B$35];&quot;P&quot;;&quot;F&quot;))" table:style-name="ce57">
            <text:p>F</text:p>
          </table:table-cell>
          <table:table-cell office:value-type="string" office:string-value="F" table:formula="of:=IF(AND([.$B$35]&gt;[.AS$37];[.$B$35]&lt;=[.AT$37]);&quot;Today&quot;;IF([.AT$37]&lt;[.$B$35];&quot;P&quot;;&quot;F&quot;))" table:style-name="ce57">
            <text:p>F</text:p>
          </table:table-cell>
          <table:table-cell office:value-type="string" office:string-value="F" table:formula="of:=IF(AND([.$B$35]&gt;[.AT$37];[.$B$35]&lt;=[.AU$37]);&quot;Today&quot;;IF([.AU$37]&lt;[.$B$35];&quot;P&quot;;&quot;F&quot;))" table:style-name="ce57">
            <text:p>F</text:p>
          </table:table-cell>
          <table:table-cell office:value-type="string" office:string-value="F" table:formula="of:=IF(AND([.$B$35]&gt;[.AU$37];[.$B$35]&lt;=[.AV$37]);&quot;Today&quot;;IF([.AV$37]&lt;[.$B$35];&quot;P&quot;;&quot;F&quot;))" table:style-name="ce57">
            <text:p>F</text:p>
          </table:table-cell>
          <table:table-cell office:value-type="string" office:string-value="F" table:formula="of:=IF(AND([.$B$35]&gt;[.AV$37];[.$B$35]&lt;=[.AW$37]);&quot;Today&quot;;IF([.AW$37]&lt;[.$B$35];&quot;P&quot;;&quot;F&quot;))" table:style-name="ce57">
            <text:p>F</text:p>
          </table:table-cell>
          <table:table-cell office:value-type="string" office:string-value="F" table:formula="of:=IF(AND([.$B$35]&gt;[.AW$37];[.$B$35]&lt;=[.AX$37]);&quot;Today&quot;;IF([.AX$37]&lt;[.$B$35];&quot;P&quot;;&quot;F&quot;))" table:style-name="ce57">
            <text:p>F</text:p>
          </table:table-cell>
          <table:table-cell office:value-type="string" office:string-value="F" table:formula="of:=IF(AND([.$B$35]&gt;[.AX$37];[.$B$35]&lt;=[.AY$37]);&quot;Today&quot;;IF([.AY$37]&lt;[.$B$35];&quot;P&quot;;&quot;F&quot;))" table:style-name="ce57">
            <text:p>F</text:p>
          </table:table-cell>
          <table:table-cell office:value-type="string" office:string-value="F" table:formula="of:=IF(AND([.$B$35]&gt;[.AY$37];[.$B$35]&lt;=[.AZ$37]);&quot;Today&quot;;IF([.AZ$37]&lt;[.$B$35];&quot;P&quot;;&quot;F&quot;))" table:style-name="ce57">
            <text:p>F</text:p>
          </table:table-cell>
          <table:table-cell office:value-type="string" office:string-value="F" table:formula="of:=IF(AND([.$B$35]&gt;[.AZ$37];[.$B$35]&lt;=[.BA$37]);&quot;Today&quot;;IF([.BA$37]&lt;[.$B$35];&quot;P&quot;;&quot;F&quot;))" table:style-name="ce57">
            <text:p>F</text:p>
          </table:table-cell>
          <table:table-cell office:value-type="string" office:string-value="F" table:formula="of:=IF(AND([.$B$35]&gt;[.BA$37];[.$B$35]&lt;=[.BB$37]);&quot;Today&quot;;IF([.BB$37]&lt;[.$B$35];&quot;P&quot;;&quot;F&quot;))" table:style-name="ce57">
            <text:p>F</text:p>
          </table:table-cell>
          <table:table-cell office:value-type="string" office:string-value="F" table:formula="of:=IF(AND([.$B$35]&gt;[.BB$37];[.$B$35]&lt;=[.BC$37]);&quot;Today&quot;;IF([.BC$37]&lt;[.$B$35];&quot;P&quot;;&quot;F&quot;))" table:style-name="ce57">
            <text:p>F</text:p>
          </table:table-cell>
          <table:table-cell office:value-type="string" office:string-value="F" table:formula="of:=IF(AND([.$B$35]&gt;[.BC$37];[.$B$35]&lt;=[.BD$37]);&quot;Today&quot;;IF([.BD$37]&lt;[.$B$35];&quot;P&quot;;&quot;F&quot;))" table:style-name="ce57">
            <text:p>F</text:p>
          </table:table-cell>
          <table:table-cell office:value-type="string" office:string-value="F" table:formula="of:=IF(AND([.$B$35]&gt;[.BD$37];[.$B$35]&lt;=[.BE$37]);&quot;Today&quot;;IF([.BE$37]&lt;[.$B$35];&quot;P&quot;;&quot;F&quot;))" table:style-name="ce57">
            <text:p>F</text:p>
          </table:table-cell>
          <table:table-cell office:value-type="string" office:string-value="F" table:formula="of:=IF(AND([.$B$35]&gt;[.BE$37];[.$B$35]&lt;=[.BF$37]);&quot;Today&quot;;IF([.BF$37]&lt;[.$B$35];&quot;P&quot;;&quot;F&quot;))" table:style-name="ce57">
            <text:p>F</text:p>
          </table:table-cell>
          <table:table-cell office:value-type="string" office:string-value="F" table:formula="of:=IF(AND([.$B$35]&gt;[.BF$37];[.$B$35]&lt;=[.BG$37]);&quot;Today&quot;;IF([.BG$37]&lt;[.$B$35];&quot;P&quot;;&quot;F&quot;))" table:style-name="ce57">
            <text:p>F</text:p>
          </table:table-cell>
          <table:table-cell office:value-type="string" office:string-value="F" table:formula="of:=IF(AND([.$B$35]&gt;[.BG$37];[.$B$35]&lt;=[.BH$37]);&quot;Today&quot;;IF([.BH$37]&lt;[.$B$35];&quot;P&quot;;&quot;F&quot;))" table:style-name="ce57">
            <text:p>F</text:p>
          </table:table-cell>
          <table:table-cell office:value-type="string" office:string-value="F" table:formula="of:=IF(AND([.$B$35]&gt;[.BH$37];[.$B$35]&lt;=[.BI$37]);&quot;Today&quot;;IF([.BI$37]&lt;[.$B$35];&quot;P&quot;;&quot;F&quot;))" table:style-name="ce57">
            <text:p>F</text:p>
          </table:table-cell>
          <table:table-cell office:value-type="string" office:string-value="F" table:formula="of:=IF(AND([.$B$35]&gt;[.BI$37];[.$B$35]&lt;=[.BJ$37]);&quot;Today&quot;;IF([.BJ$37]&lt;[.$B$35];&quot;P&quot;;&quot;F&quot;))" table:style-name="ce57">
            <text:p>F</text:p>
          </table:table-cell>
          <table:table-cell office:value-type="string" office:string-value="F" table:formula="of:=IF(AND([.$B$35]&gt;[.BJ$37];[.$B$35]&lt;=[.BK$37]);&quot;Today&quot;;IF([.BK$37]&lt;[.$B$35];&quot;P&quot;;&quot;F&quot;))" table:style-name="ce57">
            <text:p>F</text:p>
          </table:table-cell>
          <table:table-cell office:value-type="string" office:string-value="F" table:formula="of:=IF(AND([.$B$35]&gt;[.BK$37];[.$B$35]&lt;=[.BL$37]);&quot;Today&quot;;IF([.BL$37]&lt;[.$B$35];&quot;P&quot;;&quot;F&quot;))" table:style-name="ce57">
            <text:p>F</text:p>
          </table:table-cell>
          <table:table-cell office:value-type="string" office:string-value="F" table:formula="of:=IF(AND([.$B$35]&gt;[.BL$37];[.$B$35]&lt;=[.BM$37]);&quot;Today&quot;;IF([.BM$37]&lt;[.$B$35];&quot;P&quot;;&quot;F&quot;))" table:style-name="ce57">
            <text:p>F</text:p>
          </table:table-cell>
          <table:table-cell office:value-type="string" office:string-value="F" table:formula="of:=IF(AND([.$B$35]&gt;[.BM$37];[.$B$35]&lt;=[.BN$37]);&quot;Today&quot;;IF([.BN$37]&lt;[.$B$35];&quot;P&quot;;&quot;F&quot;))" table:style-name="ce57">
            <text:p>F</text:p>
          </table:table-cell>
          <table:table-cell office:value-type="string" office:string-value="F" table:formula="of:=IF(AND([.$B$35]&gt;[.BN$37];[.$B$35]&lt;=[.BO$37]);&quot;Today&quot;;IF([.BO$37]&lt;[.$B$35];&quot;P&quot;;&quot;F&quot;))" table:style-name="ce57">
            <text:p>F</text:p>
          </table:table-cell>
          <table:table-cell office:value-type="string" office:string-value="F" table:formula="of:=IF(AND([.$B$35]&gt;[.BO$37];[.$B$35]&lt;=[.BP$37]);&quot;Today&quot;;IF([.BP$37]&lt;[.$B$35];&quot;P&quot;;&quot;F&quot;))" table:style-name="ce57">
            <text:p>F</text:p>
          </table:table-cell>
          <table:table-cell office:value-type="string" office:string-value="F" table:formula="of:=IF(AND([.$B$35]&gt;[.BP$37];[.$B$35]&lt;=[.BQ$37]);&quot;Today&quot;;IF([.BQ$37]&lt;[.$B$35];&quot;P&quot;;&quot;F&quot;))" table:style-name="ce57">
            <text:p>F</text:p>
          </table:table-cell>
          <table:table-cell office:value-type="string" office:string-value="F" table:formula="of:=IF(AND([.$B$35]&gt;[.BQ$37];[.$B$35]&lt;=[.BR$37]);&quot;Today&quot;;IF([.BR$37]&lt;[.$B$35];&quot;P&quot;;&quot;F&quot;))" table:style-name="ce57">
            <text:p>F</text:p>
          </table:table-cell>
          <table:table-cell office:value-type="string" office:string-value="F" table:formula="of:=IF(AND([.$B$35]&gt;[.BR$37];[.$B$35]&lt;=[.BS$37]);&quot;Today&quot;;IF([.BS$37]&lt;[.$B$35];&quot;P&quot;;&quot;F&quot;))" table:style-name="ce57">
            <text:p>F</text:p>
          </table:table-cell>
          <table:table-cell office:value-type="string" office:string-value="F" table:formula="of:=IF(AND([.$B$35]&gt;[.BS$37];[.$B$35]&lt;=[.BT$37]);&quot;Today&quot;;IF([.BT$37]&lt;[.$B$35];&quot;P&quot;;&quot;F&quot;))" table:style-name="ce57">
            <text:p>F</text:p>
          </table:table-cell>
          <table:table-cell office:value-type="string" office:string-value="F" table:formula="of:=IF(AND([.$B$35]&gt;[.BT$37];[.$B$35]&lt;=[.BU$37]);&quot;Today&quot;;IF([.BU$37]&lt;[.$B$35];&quot;P&quot;;&quot;F&quot;))" table:style-name="ce57">
            <text:p>F</text:p>
          </table:table-cell>
          <table:table-cell office:value-type="string" office:string-value="F" table:formula="of:=IF(AND([.$B$35]&gt;[.BU$37];[.$B$35]&lt;=[.BV$37]);&quot;Today&quot;;IF([.BV$37]&lt;[.$B$35];&quot;P&quot;;&quot;F&quot;))" table:style-name="ce57">
            <text:p>F</text:p>
          </table:table-cell>
          <table:table-cell office:value-type="string" office:string-value="F" table:formula="of:=IF(AND([.$B$35]&gt;[.BV$37];[.$B$35]&lt;=[.BW$37]);&quot;Today&quot;;IF([.BW$37]&lt;[.$B$35];&quot;P&quot;;&quot;F&quot;))" table:style-name="ce57">
            <text:p>F</text:p>
          </table:table-cell>
          <table:table-cell office:value-type="string" office:string-value="F" table:formula="of:=IF(AND([.$B$35]&gt;[.BW$37];[.$B$35]&lt;=[.BX$37]);&quot;Today&quot;;IF([.BX$37]&lt;[.$B$35];&quot;P&quot;;&quot;F&quot;))" table:style-name="ce57">
            <text:p>F</text:p>
          </table:table-cell>
          <table:table-cell office:value-type="string" office:string-value="F" table:formula="of:=IF(AND([.$B$35]&gt;[.BX$37];[.$B$35]&lt;=[.BY$37]);&quot;Today&quot;;IF([.BY$37]&lt;[.$B$35];&quot;P&quot;;&quot;F&quot;))" table:style-name="ce57">
            <text:p>F</text:p>
          </table:table-cell>
          <table:table-cell office:value-type="string" office:string-value="F" table:formula="of:=IF(AND([.$B$35]&gt;[.BY$37];[.$B$35]&lt;=[.BZ$37]);&quot;Today&quot;;IF([.BZ$37]&lt;[.$B$35];&quot;P&quot;;&quot;F&quot;))" table:style-name="ce57">
            <text:p>F</text:p>
          </table:table-cell>
          <table:table-cell office:value-type="string" office:string-value="F" table:formula="of:=IF(AND([.$B$35]&gt;[.BZ$37];[.$B$35]&lt;=[.CA$37]);&quot;Today&quot;;IF([.CA$37]&lt;[.$B$35];&quot;P&quot;;&quot;F&quot;))" table:style-name="ce57">
            <text:p>F</text:p>
          </table:table-cell>
          <table:table-cell office:value-type="string" office:string-value="F" table:formula="of:=IF(AND([.$B$35]&gt;[.CA$37];[.$B$35]&lt;=[.CB$37]);&quot;Today&quot;;IF([.CB$37]&lt;[.$B$35];&quot;P&quot;;&quot;F&quot;))" table:style-name="ce57">
            <text:p>F</text:p>
          </table:table-cell>
          <table:table-cell office:value-type="string" office:string-value="F" table:formula="of:=IF(AND([.$B$35]&gt;[.CB$37];[.$B$35]&lt;=[.CC$37]);&quot;Today&quot;;IF([.CC$37]&lt;[.$B$35];&quot;P&quot;;&quot;F&quot;))" table:style-name="ce57">
            <text:p>F</text:p>
          </table:table-cell>
          <table:table-cell office:value-type="string" office:string-value="F" table:formula="of:=IF(AND([.$B$35]&gt;[.CC$37];[.$B$35]&lt;=[.CD$37]);&quot;Today&quot;;IF([.CD$37]&lt;[.$B$35];&quot;P&quot;;&quot;F&quot;))" table:style-name="ce57">
            <text:p>F</text:p>
          </table:table-cell>
          <table:table-cell office:value-type="string" office:string-value="F" table:formula="of:=IF(AND([.$B$35]&gt;[.CD$37];[.$B$35]&lt;=[.CE$37]);&quot;Today&quot;;IF([.CE$37]&lt;[.$B$35];&quot;P&quot;;&quot;F&quot;))" table:style-name="ce57">
            <text:p>F</text:p>
          </table:table-cell>
          <table:table-cell office:value-type="string" office:string-value="F" table:formula="of:=IF(AND([.$B$35]&gt;[.CE$37];[.$B$35]&lt;=[.CF$37]);&quot;Today&quot;;IF([.CF$37]&lt;[.$B$35];&quot;P&quot;;&quot;F&quot;))" table:style-name="ce57">
            <text:p>F</text:p>
          </table:table-cell>
          <table:table-cell office:value-type="string" office:string-value="F" table:formula="of:=IF(AND([.$B$35]&gt;[.CF$37];[.$B$35]&lt;=[.CG$37]);&quot;Today&quot;;IF([.CG$37]&lt;[.$B$35];&quot;P&quot;;&quot;F&quot;))" table:style-name="ce57">
            <text:p>F</text:p>
          </table:table-cell>
          <table:table-cell office:value-type="string" office:string-value="F" table:formula="of:=IF(AND([.$B$35]&gt;[.CG$37];[.$B$35]&lt;=[.CH$37]);&quot;Today&quot;;IF([.CH$37]&lt;[.$B$35];&quot;P&quot;;&quot;F&quot;))" table:style-name="ce57">
            <text:p>F</text:p>
          </table:table-cell>
          <table:table-cell office:value-type="string" office:string-value="F" table:formula="of:=IF(AND([.$B$35]&gt;[.CH$37];[.$B$35]&lt;=[.CI$37]);&quot;Today&quot;;IF([.CI$37]&lt;[.$B$35];&quot;P&quot;;&quot;F&quot;))" table:style-name="ce57">
            <text:p>F</text:p>
          </table:table-cell>
          <table:table-cell office:value-type="string" office:string-value="F" table:formula="of:=IF(AND([.$B$35]&gt;[.CI$37];[.$B$35]&lt;=[.CJ$37]);&quot;Today&quot;;IF([.CJ$37]&lt;[.$B$35];&quot;P&quot;;&quot;F&quot;))" table:style-name="ce57">
            <text:p>F</text:p>
          </table:table-cell>
          <table:table-cell office:value-type="string" office:string-value="F" table:formula="of:=IF(AND([.$B$35]&gt;[.CJ$37];[.$B$35]&lt;=[.CK$37]);&quot;Today&quot;;IF([.CK$37]&lt;[.$B$35];&quot;P&quot;;&quot;F&quot;))" table:style-name="ce57">
            <text:p>F</text:p>
          </table:table-cell>
          <table:table-cell office:value-type="string" office:string-value="F" table:formula="of:=IF(AND([.$B$35]&gt;[.CK$37];[.$B$35]&lt;=[.CL$37]);&quot;Today&quot;;IF([.CL$37]&lt;[.$B$35];&quot;P&quot;;&quot;F&quot;))" table:style-name="ce57">
            <text:p>F</text:p>
          </table:table-cell>
          <table:table-cell office:value-type="string" office:string-value="F" table:formula="of:=IF(AND([.$B$35]&gt;[.CL$37];[.$B$35]&lt;=[.CM$37]);&quot;Today&quot;;IF([.CM$37]&lt;[.$B$35];&quot;P&quot;;&quot;F&quot;))" table:style-name="ce57">
            <text:p>F</text:p>
          </table:table-cell>
          <table:table-cell office:value-type="string" office:string-value="F" table:formula="of:=IF(AND([.$B$35]&gt;[.CM$37];[.$B$35]&lt;=[.CN$37]);&quot;Today&quot;;IF([.CN$37]&lt;[.$B$35];&quot;P&quot;;&quot;F&quot;))" table:style-name="ce57">
            <text:p>F</text:p>
          </table:table-cell>
          <table:table-cell office:value-type="string" office:string-value="F" table:formula="of:=IF(AND([.$B$35]&gt;[.CN$37];[.$B$35]&lt;=[.CO$37]);&quot;Today&quot;;IF([.CO$37]&lt;[.$B$35];&quot;P&quot;;&quot;F&quot;))" table:style-name="ce57">
            <text:p>F</text:p>
          </table:table-cell>
          <table:table-cell office:value-type="string" office:string-value="F" table:formula="of:=IF(AND([.$B$35]&gt;[.CO$37];[.$B$35]&lt;=[.CP$37]);&quot;Today&quot;;IF([.CP$37]&lt;[.$B$35];&quot;P&quot;;&quot;F&quot;))" table:style-name="ce57">
            <text:p>F</text:p>
          </table:table-cell>
          <table:table-cell office:value-type="string" office:string-value="F" table:formula="of:=IF(AND([.$B$35]&gt;[.CP$37];[.$B$35]&lt;=[.CQ$37]);&quot;Today&quot;;IF([.CQ$37]&lt;[.$B$35];&quot;P&quot;;&quot;F&quot;))" table:style-name="ce57">
            <text:p>F</text:p>
          </table:table-cell>
          <table:table-cell office:value-type="string" office:string-value="F" table:formula="of:=IF(AND([.$B$35]&gt;[.CQ$37];[.$B$35]&lt;=[.CR$37]);&quot;Today&quot;;IF([.CR$37]&lt;[.$B$35];&quot;P&quot;;&quot;F&quot;))" table:style-name="ce57">
            <text:p>F</text:p>
          </table:table-cell>
          <table:table-cell office:value-type="string" office:string-value="F" table:formula="of:=IF(AND([.$B$35]&gt;[.CR$37];[.$B$35]&lt;=[.CS$37]);&quot;Today&quot;;IF([.CS$37]&lt;[.$B$35];&quot;P&quot;;&quot;F&quot;))" table:style-name="ce57">
            <text:p>F</text:p>
          </table:table-cell>
          <table:table-cell office:value-type="string" office:string-value="F" table:formula="of:=IF(AND([.$B$35]&gt;[.CS$37];[.$B$35]&lt;=[.CT$37]);&quot;Today&quot;;IF([.CT$37]&lt;[.$B$35];&quot;P&quot;;&quot;F&quot;))" table:style-name="ce57">
            <text:p>F</text:p>
          </table:table-cell>
          <table:table-cell office:value-type="string" office:string-value="F" table:formula="of:=IF(AND([.$B$35]&gt;[.CT$37];[.$B$35]&lt;=[.CU$37]);&quot;Today&quot;;IF([.CU$37]&lt;[.$B$35];&quot;P&quot;;&quot;F&quot;))" table:style-name="ce57">
            <text:p>F</text:p>
          </table:table-cell>
          <table:table-cell office:value-type="string" office:string-value="F" table:formula="of:=IF(AND([.$B$35]&gt;[.CU$37];[.$B$35]&lt;=[.CV$37]);&quot;Today&quot;;IF([.CV$37]&lt;[.$B$35];&quot;P&quot;;&quot;F&quot;))" table:style-name="ce57">
            <text:p>F</text:p>
          </table:table-cell>
          <table:table-cell office:value-type="string" office:string-value="F" table:formula="of:=IF(AND([.$B$35]&gt;[.CV$37];[.$B$35]&lt;=[.CW$37]);&quot;Today&quot;;IF([.CW$37]&lt;[.$B$35];&quot;P&quot;;&quot;F&quot;))" table:style-name="ce57">
            <text:p>F</text:p>
          </table:table-cell>
          <table:table-cell office:value-type="string" office:string-value="F" table:formula="of:=IF(AND([.$B$35]&gt;[.CW$37];[.$B$35]&lt;=[.CX$37]);&quot;Today&quot;;IF([.CX$37]&lt;[.$B$35];&quot;P&quot;;&quot;F&quot;))" table:style-name="ce57">
            <text:p>F</text:p>
          </table:table-cell>
          <table:table-cell office:value-type="string" office:string-value="F" table:formula="of:=IF(AND([.$B$35]&gt;[.CX$37];[.$B$35]&lt;=[.CY$37]);&quot;Today&quot;;IF([.CY$37]&lt;[.$B$35];&quot;P&quot;;&quot;F&quot;))" table:style-name="ce57">
            <text:p>F</text:p>
          </table:table-cell>
          <table:table-cell office:value-type="string" office:string-value="F" table:formula="of:=IF(AND([.$B$35]&gt;[.CY$37];[.$B$35]&lt;=[.CZ$37]);&quot;Today&quot;;IF([.CZ$37]&lt;[.$B$35];&quot;P&quot;;&quot;F&quot;))" table:style-name="ce57">
            <text:p>F</text:p>
          </table:table-cell>
          <table:table-cell office:value-type="string" office:string-value="F" table:formula="of:=IF(AND([.$B$35]&gt;[.CZ$37];[.$B$35]&lt;=[.DA$37]);&quot;Today&quot;;IF([.DA$37]&lt;[.$B$35];&quot;P&quot;;&quot;F&quot;))" table:style-name="ce57">
            <text:p>F</text:p>
          </table:table-cell>
          <table:table-cell office:value-type="string" office:string-value="F" table:formula="of:=IF(AND([.$B$35]&gt;[.DA$37];[.$B$35]&lt;=[.DB$37]);&quot;Today&quot;;IF([.DB$37]&lt;[.$B$35];&quot;P&quot;;&quot;F&quot;))" table:style-name="ce57">
            <text:p>F</text:p>
          </table:table-cell>
          <table:table-cell table:number-columns-repeated="16278"/>
        </table:table-row>
        <table:table-row table:style-name="ro3">
          <table:table-cell office:value-type="string" table:style-name="ce32">
            <text:p>Total Hours &amp; Burndown Velocity</text:p>
          </table:table-cell>
          <table:table-cell table:style-name="ce33"/>
          <table:table-cell office:value-type="string" table:style-name="ce34">
            <text:p>Est.</text:p>
          </table:table-cell>
          <table:table-cell office:value-type="string" table:style-name="ce35">
            <text:p>Rem.</text:p>
          </table:table-cell>
          <table:table-cell office:value-type="string" table:style-name="ce33">
            <text:p>BDV</text:p>
          </table:table-cell>
          <table:table-cell table:style-name="ce33"/>
          <table:table-cell office:value-type="date" office:date-value="2016-10-17T00:00:00" table:formula="of:=IF([.G1]&lt;=[Setup.$B$6];[Setup.S2];&quot;&quot;)" table:style-name="ce36">
            <text:p>10-17</text:p>
          </table:table-cell>
          <table:table-cell office:value-type="date" office:date-value="2016-10-18T00:00:00" table:formula="of:=IF([.H1]&lt;=[Setup.$B$6];[Setup.T2];&quot;&quot;)" table:style-name="ce36">
            <text:p>10-18</text:p>
          </table:table-cell>
          <table:table-cell office:value-type="date" office:date-value="2016-10-19T00:00:00" table:formula="of:=IF([.I1]&lt;=[Setup.$B$6];[Setup.U2];&quot;&quot;)" table:style-name="ce36">
            <text:p>10-19</text:p>
          </table:table-cell>
          <table:table-cell office:value-type="date" office:date-value="2016-10-20T00:00:00" table:formula="of:=IF([.J1]&lt;=[Setup.$B$6];[Setup.V2];&quot;&quot;)" table:style-name="ce36">
            <text:p>10-20</text:p>
          </table:table-cell>
          <table:table-cell office:value-type="date" office:date-value="2016-10-21T00:00:00" table:formula="of:=IF([.K1]&lt;=[Setup.$B$6];[Setup.W2];&quot;&quot;)" table:style-name="ce36">
            <text:p>10-21</text:p>
          </table:table-cell>
          <table:table-cell office:value-type="date" office:date-value="2016-10-24T00:00:00" table:formula="of:=IF([.L1]&lt;=[Setup.$B$6];[Setup.X2];&quot;&quot;)" table:style-name="ce36">
            <text:p>10-24</text:p>
          </table:table-cell>
          <table:table-cell office:value-type="date" office:date-value="2016-10-25T00:00:00" table:formula="of:=IF([.M1]&lt;=[Setup.$B$6];[Setup.Y2];&quot;&quot;)" table:style-name="ce36">
            <text:p>10-25</text:p>
          </table:table-cell>
          <table:table-cell office:value-type="date" office:date-value="2016-10-26T00:00:00" table:formula="of:=IF([.N1]&lt;=[Setup.$B$6];[Setup.Z2];&quot;&quot;)" table:style-name="ce36">
            <text:p>10-26</text:p>
          </table:table-cell>
          <table:table-cell office:value-type="date" office:date-value="2016-10-27T00:00:00" table:formula="of:=IF([.O1]&lt;=[Setup.$B$6];[Setup.AA2];&quot;&quot;)" table:style-name="ce36">
            <text:p>10-27</text:p>
          </table:table-cell>
          <table:table-cell office:value-type="string" office:string-value="" table:formula="of:=IF([.P1]&lt;=[Setup.$B$6];[Setup.AB2];&quot;&quot;)" table:style-name="ce36"/>
          <table:table-cell office:value-type="string" office:string-value="" table:formula="of:=IF([.Q1]&lt;=[Setup.$B$6];[Setup.AC2];&quot;&quot;)" table:style-name="ce1"/>
          <table:table-cell office:value-type="string" office:string-value="" table:formula="of:=IF([.R1]&lt;=[Setup.$B$6];[Setup.AD2];&quot;&quot;)" table:style-name="ce1"/>
          <table:table-cell office:value-type="string" office:string-value="" table:formula="of:=IF([.S1]&lt;=[Setup.$B$6];[Setup.AE2];&quot;&quot;)" table:style-name="ce1"/>
          <table:table-cell office:value-type="string" office:string-value="" table:formula="of:=IF([.T1]&lt;=[Setup.$B$6];[Setup.AF2];&quot;&quot;)" table:style-name="ce1"/>
          <table:table-cell office:value-type="string" office:string-value="" table:formula="of:=IF([.U1]&lt;=[Setup.$B$6];[Setup.AG2];&quot;&quot;)" table:style-name="ce1"/>
          <table:table-cell office:value-type="string" office:string-value="" table:formula="of:=IF([.V1]&lt;=[Setup.$B$6];[Setup.AH2];&quot;&quot;)" table:style-name="ce1"/>
          <table:table-cell office:value-type="string" office:string-value="" table:formula="of:=IF([.W1]&lt;=[Setup.$B$6];[Setup.AI2];&quot;&quot;)" table:style-name="ce1"/>
          <table:table-cell office:value-type="string" office:string-value="" table:formula="of:=IF([.X1]&lt;=[Setup.$B$6];[Setup.AJ2];&quot;&quot;)" table:style-name="ce1"/>
          <table:table-cell office:value-type="string" office:string-value="" table:formula="of:=IF([.Y1]&lt;=[Setup.$B$6];[Setup.AK2];&quot;&quot;)" table:style-name="ce1"/>
          <table:table-cell office:value-type="string" office:string-value="" table:formula="of:=IF([.Z1]&lt;=[Setup.$B$6];[Setup.AL2];&quot;&quot;)" table:style-name="ce1"/>
          <table:table-cell office:value-type="string" office:string-value="" table:formula="of:=IF([.AA1]&lt;=[Setup.$B$6];[Setup.AM2];&quot;&quot;)" table:style-name="ce1"/>
          <table:table-cell office:value-type="string" office:string-value="" table:formula="of:=IF([.AB1]&lt;=[Setup.$B$6];[Setup.AN2];&quot;&quot;)" table:style-name="ce1"/>
          <table:table-cell office:value-type="string" office:string-value="" table:formula="of:=IF([.AC1]&lt;=[Setup.$B$6];[Setup.AO2];&quot;&quot;)" table:style-name="ce1"/>
          <table:table-cell office:value-type="string" office:string-value="" table:formula="of:=IF([.AD1]&lt;=[Setup.$B$6];[Setup.AP2];&quot;&quot;)" table:style-name="ce1"/>
          <table:table-cell office:value-type="string" office:string-value="" table:formula="of:=IF([.AE1]&lt;=[Setup.$B$6];[Setup.AQ2];&quot;&quot;)" table:style-name="ce1"/>
          <table:table-cell office:value-type="string" office:string-value="" table:formula="of:=IF([.AF1]&lt;=[Setup.$B$6];[Setup.AR2];&quot;&quot;)" table:style-name="ce1"/>
          <table:table-cell office:value-type="string" office:string-value="" table:formula="of:=IF([.AG1]&lt;=[Setup.$B$6];[Setup.AS2];&quot;&quot;)" table:style-name="ce1"/>
          <table:table-cell office:value-type="string" office:string-value="" table:formula="of:=IF([.AH1]&lt;=[Setup.$B$6];[Setup.AT2];&quot;&quot;)" table:style-name="ce1"/>
          <table:table-cell office:value-type="string" office:string-value="" table:formula="of:=IF([.AI1]&lt;=[Setup.$B$6];[Setup.AU2];&quot;&quot;)" table:style-name="ce1"/>
          <table:table-cell office:value-type="string" office:string-value="" table:formula="of:=IF([.AJ1]&lt;=[Setup.$B$6];[Setup.AV2];&quot;&quot;)" table:style-name="ce1"/>
          <table:table-cell office:value-type="string" office:string-value="" table:formula="of:=IF([.AK1]&lt;=[Setup.$B$6];[Setup.AW2];&quot;&quot;)" table:style-name="ce1"/>
          <table:table-cell office:value-type="string" office:string-value="" table:formula="of:=IF([.AL1]&lt;=[Setup.$B$6];[Setup.AX2];&quot;&quot;)" table:style-name="ce1"/>
          <table:table-cell office:value-type="string" office:string-value="" table:formula="of:=IF([.AM1]&lt;=[Setup.$B$6];[Setup.AY2];&quot;&quot;)" table:style-name="ce1"/>
          <table:table-cell office:value-type="string" office:string-value="" table:formula="of:=IF([.AN1]&lt;=[Setup.$B$6];[Setup.AZ2];&quot;&quot;)" table:style-name="ce1"/>
          <table:table-cell office:value-type="string" office:string-value="" table:formula="of:=IF([.AO1]&lt;=[Setup.$B$6];[Setup.BA2];&quot;&quot;)" table:style-name="ce1"/>
          <table:table-cell office:value-type="string" office:string-value="" table:formula="of:=IF([.AP1]&lt;=[Setup.$B$6];[Setup.BB2];&quot;&quot;)" table:style-name="ce1"/>
          <table:table-cell office:value-type="string" office:string-value="" table:formula="of:=IF([.AQ1]&lt;=[Setup.$B$6];[Setup.BC2];&quot;&quot;)" table:style-name="ce1"/>
          <table:table-cell office:value-type="string" office:string-value="" table:formula="of:=IF([.AR1]&lt;=[Setup.$B$6];[Setup.BD2];&quot;&quot;)" table:style-name="ce1"/>
          <table:table-cell office:value-type="string" office:string-value="" table:formula="of:=IF([.AS1]&lt;=[Setup.$B$6];[Setup.BE2];&quot;&quot;)" table:style-name="ce1"/>
          <table:table-cell office:value-type="string" office:string-value="" table:formula="of:=IF([.AT1]&lt;=[Setup.$B$6];[Setup.BF2];&quot;&quot;)" table:style-name="ce1"/>
          <table:table-cell office:value-type="string" office:string-value="" table:formula="of:=IF([.AU1]&lt;=[Setup.$B$6];[Setup.BG2];&quot;&quot;)" table:style-name="ce1"/>
          <table:table-cell office:value-type="string" office:string-value="" table:formula="of:=IF([.AV1]&lt;=[Setup.$B$6];[Setup.BH2];&quot;&quot;)" table:style-name="ce1"/>
          <table:table-cell office:value-type="string" office:string-value="" table:formula="of:=IF([.AW1]&lt;=[Setup.$B$6];[Setup.BI2];&quot;&quot;)" table:style-name="ce1"/>
          <table:table-cell office:value-type="string" office:string-value="" table:formula="of:=IF([.AX1]&lt;=[Setup.$B$6];[Setup.BJ2];&quot;&quot;)" table:style-name="ce1"/>
          <table:table-cell office:value-type="string" office:string-value="" table:formula="of:=IF([.AY1]&lt;=[Setup.$B$6];[Setup.BK2];&quot;&quot;)" table:style-name="ce1"/>
          <table:table-cell office:value-type="string" office:string-value="" table:formula="of:=IF([.AZ1]&lt;=[Setup.$B$6];[Setup.BL2];&quot;&quot;)" table:style-name="ce1"/>
          <table:table-cell office:value-type="string" office:string-value="" table:formula="of:=IF([.BA1]&lt;=[Setup.$B$6];[Setup.BM2];&quot;&quot;)" table:style-name="ce1"/>
          <table:table-cell office:value-type="string" office:string-value="" table:formula="of:=IF([.BB1]&lt;=[Setup.$B$6];[Setup.BN2];&quot;&quot;)" table:style-name="ce1"/>
          <table:table-cell office:value-type="string" office:string-value="" table:formula="of:=IF([.BC1]&lt;=[Setup.$B$6];[Setup.BO2];&quot;&quot;)" table:style-name="ce1"/>
          <table:table-cell office:value-type="string" office:string-value="" table:formula="of:=IF([.BD1]&lt;=[Setup.$B$6];[Setup.BP2];&quot;&quot;)" table:style-name="ce1"/>
          <table:table-cell office:value-type="string" office:string-value="" table:formula="of:=IF([.BE1]&lt;=[Setup.$B$6];[Setup.BQ2];&quot;&quot;)" table:style-name="ce1"/>
          <table:table-cell office:value-type="string" office:string-value="" table:formula="of:=IF([.BF1]&lt;=[Setup.$B$6];[Setup.BR2];&quot;&quot;)" table:style-name="ce1"/>
          <table:table-cell office:value-type="string" office:string-value="" table:formula="of:=IF([.BG1]&lt;=[Setup.$B$6];[Setup.BS2];&quot;&quot;)" table:style-name="ce1"/>
          <table:table-cell office:value-type="string" office:string-value="" table:formula="of:=IF([.BH1]&lt;=[Setup.$B$6];[Setup.BT2];&quot;&quot;)" table:style-name="ce1"/>
          <table:table-cell office:value-type="string" office:string-value="" table:formula="of:=IF([.BI1]&lt;=[Setup.$B$6];[Setup.BU2];&quot;&quot;)" table:style-name="ce1"/>
          <table:table-cell office:value-type="string" office:string-value="" table:formula="of:=IF([.BJ1]&lt;=[Setup.$B$6];[Setup.BV2];&quot;&quot;)" table:style-name="ce1"/>
          <table:table-cell office:value-type="string" office:string-value="" table:formula="of:=IF([.BK1]&lt;=[Setup.$B$6];[Setup.BW2];&quot;&quot;)" table:style-name="ce1"/>
          <table:table-cell office:value-type="string" office:string-value="" table:formula="of:=IF([.BL1]&lt;=[Setup.$B$6];[Setup.BX2];&quot;&quot;)" table:style-name="ce1"/>
          <table:table-cell office:value-type="string" office:string-value="" table:formula="of:=IF([.BM1]&lt;=[Setup.$B$6];[Setup.BY2];&quot;&quot;)" table:style-name="ce1"/>
          <table:table-cell office:value-type="string" office:string-value="" table:formula="of:=IF([.BN1]&lt;=[Setup.$B$6];[Setup.BZ2];&quot;&quot;)" table:style-name="ce1"/>
          <table:table-cell office:value-type="string" office:string-value="" table:formula="of:=IF([.BO1]&lt;=[Setup.$B$6];[Setup.CA2];&quot;&quot;)" table:style-name="ce1"/>
          <table:table-cell office:value-type="string" office:string-value="" table:formula="of:=IF([.BP1]&lt;=[Setup.$B$6];[Setup.CB2];&quot;&quot;)" table:style-name="ce1"/>
          <table:table-cell office:value-type="string" office:string-value="" table:formula="of:=IF([.BQ1]&lt;=[Setup.$B$6];[Setup.CC2];&quot;&quot;)" table:style-name="ce1"/>
          <table:table-cell office:value-type="string" office:string-value="" table:formula="of:=IF([.BR1]&lt;=[Setup.$B$6];[Setup.CD2];&quot;&quot;)" table:style-name="ce1"/>
          <table:table-cell office:value-type="string" office:string-value="" table:formula="of:=IF([.BS1]&lt;=[Setup.$B$6];[Setup.CE2];&quot;&quot;)" table:style-name="ce1"/>
          <table:table-cell office:value-type="string" office:string-value="" table:formula="of:=IF([.BT1]&lt;=[Setup.$B$6];[Setup.CF2];&quot;&quot;)" table:style-name="ce1"/>
          <table:table-cell office:value-type="string" office:string-value="" table:formula="of:=IF([.BU1]&lt;=[Setup.$B$6];[Setup.CG2];&quot;&quot;)" table:style-name="ce1"/>
          <table:table-cell office:value-type="string" office:string-value="" table:formula="of:=IF([.BV1]&lt;=[Setup.$B$6];[Setup.CH2];&quot;&quot;)" table:style-name="ce1"/>
          <table:table-cell office:value-type="string" office:string-value="" table:formula="of:=IF([.BW1]&lt;=[Setup.$B$6];[Setup.CI2];&quot;&quot;)" table:style-name="ce1"/>
          <table:table-cell office:value-type="string" office:string-value="" table:formula="of:=IF([.BX1]&lt;=[Setup.$B$6];[Setup.CJ2];&quot;&quot;)" table:style-name="ce1"/>
          <table:table-cell office:value-type="string" office:string-value="" table:formula="of:=IF([.BY1]&lt;=[Setup.$B$6];[Setup.CK2];&quot;&quot;)" table:style-name="ce1"/>
          <table:table-cell office:value-type="string" office:string-value="" table:formula="of:=IF([.BZ1]&lt;=[Setup.$B$6];[Setup.CL2];&quot;&quot;)" table:style-name="ce1"/>
          <table:table-cell office:value-type="string" office:string-value="" table:formula="of:=IF([.CA1]&lt;=[Setup.$B$6];[Setup.CM2];&quot;&quot;)" table:style-name="ce1"/>
          <table:table-cell office:value-type="string" office:string-value="" table:formula="of:=IF([.CB1]&lt;=[Setup.$B$6];[Setup.CN2];&quot;&quot;)" table:style-name="ce1"/>
          <table:table-cell office:value-type="string" office:string-value="" table:formula="of:=IF([.CC1]&lt;=[Setup.$B$6];[Setup.CO2];&quot;&quot;)" table:style-name="ce1"/>
          <table:table-cell office:value-type="string" office:string-value="" table:formula="of:=IF([.CD1]&lt;=[Setup.$B$6];[Setup.CP2];&quot;&quot;)" table:style-name="ce1"/>
          <table:table-cell office:value-type="string" office:string-value="" table:formula="of:=IF([.CE1]&lt;=[Setup.$B$6];[Setup.CQ2];&quot;&quot;)" table:style-name="ce1"/>
          <table:table-cell office:value-type="string" office:string-value="" table:formula="of:=IF([.CF1]&lt;=[Setup.$B$6];[Setup.CR2];&quot;&quot;)" table:style-name="ce1"/>
          <table:table-cell office:value-type="string" office:string-value="" table:formula="of:=IF([.CG1]&lt;=[Setup.$B$6];[Setup.CS2];&quot;&quot;)" table:style-name="ce1"/>
          <table:table-cell office:value-type="string" office:string-value="" table:formula="of:=IF([.CH1]&lt;=[Setup.$B$6];[Setup.CT2];&quot;&quot;)" table:style-name="ce1"/>
          <table:table-cell office:value-type="string" office:string-value="" table:formula="of:=IF([.CI1]&lt;=[Setup.$B$6];[Setup.CU2];&quot;&quot;)" table:style-name="ce1"/>
          <table:table-cell office:value-type="string" office:string-value="" table:formula="of:=IF([.CJ1]&lt;=[Setup.$B$6];[Setup.CV2];&quot;&quot;)" table:style-name="ce1"/>
          <table:table-cell office:value-type="string" office:string-value="" table:formula="of:=IF([.CK1]&lt;=[Setup.$B$6];[Setup.CW2];&quot;&quot;)" table:style-name="ce1"/>
          <table:table-cell office:value-type="string" office:string-value="" table:formula="of:=IF([.CL1]&lt;=[Setup.$B$6];[Setup.CX2];&quot;&quot;)" table:style-name="ce1"/>
          <table:table-cell office:value-type="string" office:string-value="" table:formula="of:=IF([.CM1]&lt;=[Setup.$B$6];[Setup.CY2];&quot;&quot;)" table:style-name="ce1"/>
          <table:table-cell office:value-type="string" office:string-value="" table:formula="of:=IF([.CN1]&lt;=[Setup.$B$6];[Setup.CZ2];&quot;&quot;)" table:style-name="ce1"/>
          <table:table-cell office:value-type="string" office:string-value="" table:formula="of:=IF([.CO1]&lt;=[Setup.$B$6];[Setup.DA2];&quot;&quot;)" table:style-name="ce1"/>
          <table:table-cell office:value-type="string" office:string-value="" table:formula="of:=IF([.CP1]&lt;=[Setup.$B$6];[Setup.DB2];&quot;&quot;)" table:style-name="ce1"/>
          <table:table-cell office:value-type="string" office:string-value="" table:formula="of:=IF([.CQ1]&lt;=[Setup.$B$6];[Setup.DC2];&quot;&quot;)" table:style-name="ce1"/>
          <table:table-cell office:value-type="string" office:string-value="" table:formula="of:=IF([.CR1]&lt;=[Setup.$B$6];[Setup.DD2];&quot;&quot;)" table:style-name="ce1"/>
          <table:table-cell office:value-type="string" office:string-value="" table:formula="of:=IF([.CS1]&lt;=[Setup.$B$6];[Setup.DE2];&quot;&quot;)" table:style-name="ce1"/>
          <table:table-cell office:value-type="string" office:string-value="" table:formula="of:=IF([.CT1]&lt;=[Setup.$B$6];[Setup.DF2];&quot;&quot;)" table:style-name="ce1"/>
          <table:table-cell office:value-type="string" office:string-value="" table:formula="of:=IF([.CU1]&lt;=[Setup.$B$6];[Setup.DG2];&quot;&quot;)" table:style-name="ce1"/>
          <table:table-cell office:value-type="string" office:string-value="" table:formula="of:=IF([.CV1]&lt;=[Setup.$B$6];[Setup.DH2];&quot;&quot;)" table:style-name="ce1"/>
          <table:table-cell office:value-type="string" office:string-value="" table:formula="of:=IF([.CW1]&lt;=[Setup.$B$6];[Setup.DI2];&quot;&quot;)" table:style-name="ce1"/>
          <table:table-cell office:value-type="string" office:string-value="" table:formula="of:=IF([.CX1]&lt;=[Setup.$B$6];[Setup.DJ2];&quot;&quot;)" table:style-name="ce1"/>
          <table:table-cell office:value-type="string" office:string-value="" table:formula="of:=IF([.CY1]&lt;=[Setup.$B$6];[Setup.DK2];&quot;&quot;)" table:style-name="ce1"/>
          <table:table-cell office:value-type="string" office:string-value="" table:formula="of:=IF([.CZ1]&lt;=[Setup.$B$6];[Setup.DL2];&quot;&quot;)" table:style-name="ce1"/>
          <table:table-cell office:value-type="string" office:string-value="" table:formula="of:=IF([.DA1]&lt;=[Setup.$B$6];[Setup.DM2];&quot;&quot;)" table:style-name="ce1"/>
          <table:table-cell office:value-type="string" office:string-value="" table:formula="of:=IF([.DB1]&lt;=[Setup.$B$6];[Setup.DN2];&quot;&quot;)" table:style-name="ce1"/>
          <table:table-cell table:number-columns-repeated="16278"/>
        </table:table-row>
        <table:table-row table:style-name="ro3">
          <table:table-cell office:value-type="string" table:style-name="ce37">
            <text:p>Hours Remaining</text:p>
          </table:table-cell>
          <table:table-cell table:style-name="ce37"/>
          <table:table-cell office:value-type="float" office:value="29" table:formula="of:=SUM([.$C$38:.$C$138])" table:style-name="ce52">
            <text:p>29</text:p>
          </table:table-cell>
          <table:table-cell office:value-type="float" office:value="29" table:formula="of:=SUM([.$D$38:.$D$138])" table:style-name="ce54">
            <text:p>29</text:p>
          </table:table-cell>
          <table:table-cell office:value-type="float" office:value="0" table:formula="of:=([.C4]-[.D4])/[.B1]" table:style-name="ce54">
            <text:p>0</text:p>
          </table:table-cell>
          <table:table-cell table:style-name="ce30"/>
          <table:table-cell office:value-type="float" office:value="29" table:formula="of:=IF([.G36]&lt;&gt;&quot;F&quot;;SUM([.G$38:.G$138]);&quot;&quot;)" table:style-name="ce61">
            <text:p>29</text:p>
          </table:table-cell>
          <table:table-cell office:value-type="float" office:value="29" table:formula="of:=IF([.H36]&lt;&gt;&quot;F&quot;;SUM([.H$38:.H$138]);&quot;&quot;)" table:style-name="ce61">
            <text:p>29</text:p>
          </table:table-cell>
          <table:table-cell office:value-type="float" office:value="29" table:formula="of:=IF([.I36]&lt;&gt;&quot;F&quot;;SUM([.I$38:.I$138]);&quot;&quot;)" table:style-name="ce61">
            <text:p>29</text:p>
          </table:table-cell>
          <table:table-cell office:value-type="float" office:value="29" table:formula="of:=IF([.J36]&lt;&gt;&quot;F&quot;;SUM([.J$38:.J$138]);&quot;&quot;)" table:style-name="ce61">
            <text:p>29</text:p>
          </table:table-cell>
          <table:table-cell office:value-type="float" office:value="29" table:formula="of:=IF([.K36]&lt;&gt;&quot;F&quot;;SUM([.K$38:.K$138]);&quot;&quot;)" table:style-name="ce61">
            <text:p>29</text:p>
          </table:table-cell>
          <table:table-cell office:value-type="float" office:value="29" table:formula="of:=IF([.L36]&lt;&gt;&quot;F&quot;;SUM([.L$38:.L$138]);&quot;&quot;)" table:style-name="ce61">
            <text:p>29</text:p>
          </table:table-cell>
          <table:table-cell office:value-type="float" office:value="29" table:formula="of:=IF([.M36]&lt;&gt;&quot;F&quot;;SUM([.M$38:.M$138]);&quot;&quot;)" table:style-name="ce61">
            <text:p>29</text:p>
          </table:table-cell>
          <table:table-cell office:value-type="float" office:value="29" table:formula="of:=IF([.N36]&lt;&gt;&quot;F&quot;;SUM([.N$38:.N$138]);&quot;&quot;)" table:style-name="ce61">
            <text:p>29</text:p>
          </table:table-cell>
          <table:table-cell office:value-type="float" office:value="29" table:formula="of:=IF([.O36]&lt;&gt;&quot;F&quot;;SUM([.O$38:.O$138]);&quot;&quot;)" table:style-name="ce61">
            <text:p>29</text:p>
          </table:table-cell>
          <table:table-cell office:value-type="string" office:string-value="" table:formula="of:=IF([.P36]&lt;&gt;&quot;F&quot;;SUM([.P$38:.P$138]);&quot;&quot;)" table:style-name="ce61"/>
          <table:table-cell office:value-type="string" office:string-value="" table:formula="of:=IF([.Q36]&lt;&gt;&quot;F&quot;;SUM([.Q$38:.Q$138]);&quot;&quot;)" table:style-name="ce61"/>
          <table:table-cell office:value-type="string" office:string-value="" table:formula="of:=IF([.R36]&lt;&gt;&quot;F&quot;;SUM([.R$38:.R$138]);&quot;&quot;)" table:style-name="ce61"/>
          <table:table-cell office:value-type="string" office:string-value="" table:formula="of:=IF([.S36]&lt;&gt;&quot;F&quot;;SUM([.S$38:.S$138]);&quot;&quot;)" table:style-name="ce61"/>
          <table:table-cell office:value-type="string" office:string-value="" table:formula="of:=IF([.T36]&lt;&gt;&quot;F&quot;;SUM([.T$38:.T$138]);&quot;&quot;)" table:style-name="ce61"/>
          <table:table-cell office:value-type="string" office:string-value="" table:formula="of:=IF([.U36]&lt;&gt;&quot;F&quot;;SUM([.U$38:.U$138]);&quot;&quot;)" table:style-name="ce61"/>
          <table:table-cell office:value-type="string" office:string-value="" table:formula="of:=IF([.V36]&lt;&gt;&quot;F&quot;;SUM([.V$38:.V$138]);&quot;&quot;)" table:style-name="ce61"/>
          <table:table-cell office:value-type="string" office:string-value="" table:formula="of:=IF([.W36]&lt;&gt;&quot;F&quot;;SUM([.W$38:.W$138]);&quot;&quot;)" table:style-name="ce61"/>
          <table:table-cell office:value-type="string" office:string-value="" table:formula="of:=IF([.X36]&lt;&gt;&quot;F&quot;;SUM([.X$38:.X$138]);&quot;&quot;)" table:style-name="ce61"/>
          <table:table-cell office:value-type="string" office:string-value="" table:formula="of:=IF([.Y36]&lt;&gt;&quot;F&quot;;SUM([.Y$38:.Y$138]);&quot;&quot;)" table:style-name="ce61"/>
          <table:table-cell office:value-type="string" office:string-value="" table:formula="of:=IF([.Z36]&lt;&gt;&quot;F&quot;;SUM([.Z$38:.Z$138]);&quot;&quot;)" table:style-name="ce61"/>
          <table:table-cell office:value-type="string" office:string-value="" table:formula="of:=IF([.AA36]&lt;&gt;&quot;F&quot;;SUM([.AA$38:.AA$138]);&quot;&quot;)" table:style-name="ce61"/>
          <table:table-cell office:value-type="string" office:string-value="" table:formula="of:=IF([.AB36]&lt;&gt;&quot;F&quot;;SUM([.AB$38:.AB$138]);&quot;&quot;)" table:style-name="ce61"/>
          <table:table-cell office:value-type="string" office:string-value="" table:formula="of:=IF([.AC36]&lt;&gt;&quot;F&quot;;SUM([.AC$38:.AC$138]);&quot;&quot;)" table:style-name="ce61"/>
          <table:table-cell office:value-type="string" office:string-value="" table:formula="of:=IF([.AD36]&lt;&gt;&quot;F&quot;;SUM([.AD$38:.AD$138]);&quot;&quot;)" table:style-name="ce61"/>
          <table:table-cell office:value-type="string" office:string-value="" table:formula="of:=IF([.AE36]&lt;&gt;&quot;F&quot;;SUM([.AE$38:.AE$138]);&quot;&quot;)" table:style-name="ce61"/>
          <table:table-cell office:value-type="string" office:string-value="" table:formula="of:=IF([.AF36]&lt;&gt;&quot;F&quot;;SUM([.AF$38:.AF$138]);&quot;&quot;)" table:style-name="ce61"/>
          <table:table-cell office:value-type="string" office:string-value="" table:formula="of:=IF([.AG36]&lt;&gt;&quot;F&quot;;SUM([.AG$38:.AG$138]);&quot;&quot;)" table:style-name="ce61"/>
          <table:table-cell office:value-type="string" office:string-value="" table:formula="of:=IF([.AH36]&lt;&gt;&quot;F&quot;;SUM([.AH$38:.AH$138]);&quot;&quot;)" table:style-name="ce61"/>
          <table:table-cell office:value-type="string" office:string-value="" table:formula="of:=IF([.AI36]&lt;&gt;&quot;F&quot;;SUM([.AI$38:.AI$138]);&quot;&quot;)" table:style-name="ce61"/>
          <table:table-cell office:value-type="string" office:string-value="" table:formula="of:=IF([.AJ36]&lt;&gt;&quot;F&quot;;SUM([.AJ$38:.AJ$138]);&quot;&quot;)" table:style-name="ce61"/>
          <table:table-cell office:value-type="string" office:string-value="" table:formula="of:=IF([.AK36]&lt;&gt;&quot;F&quot;;SUM([.AK$38:.AK$138]);&quot;&quot;)" table:style-name="ce61"/>
          <table:table-cell office:value-type="string" office:string-value="" table:formula="of:=IF([.AL36]&lt;&gt;&quot;F&quot;;SUM([.AL$38:.AL$138]);&quot;&quot;)" table:style-name="ce61"/>
          <table:table-cell office:value-type="string" office:string-value="" table:formula="of:=IF([.AM36]&lt;&gt;&quot;F&quot;;SUM([.AM$38:.AM$138]);&quot;&quot;)" table:style-name="ce61"/>
          <table:table-cell office:value-type="string" office:string-value="" table:formula="of:=IF([.AN36]&lt;&gt;&quot;F&quot;;SUM([.AN$38:.AN$138]);&quot;&quot;)" table:style-name="ce61"/>
          <table:table-cell office:value-type="string" office:string-value="" table:formula="of:=IF([.AO36]&lt;&gt;&quot;F&quot;;SUM([.AO$38:.AO$138]);&quot;&quot;)" table:style-name="ce61"/>
          <table:table-cell office:value-type="string" office:string-value="" table:formula="of:=IF([.AP36]&lt;&gt;&quot;F&quot;;SUM([.AP$38:.AP$138]);&quot;&quot;)" table:style-name="ce61"/>
          <table:table-cell office:value-type="string" office:string-value="" table:formula="of:=IF([.AQ36]&lt;&gt;&quot;F&quot;;SUM([.AQ$38:.AQ$138]);&quot;&quot;)" table:style-name="ce61"/>
          <table:table-cell office:value-type="string" office:string-value="" table:formula="of:=IF([.AR36]&lt;&gt;&quot;F&quot;;SUM([.AR$38:.AR$138]);&quot;&quot;)" table:style-name="ce61"/>
          <table:table-cell office:value-type="string" office:string-value="" table:formula="of:=IF([.AS36]&lt;&gt;&quot;F&quot;;SUM([.AS$38:.AS$138]);&quot;&quot;)" table:style-name="ce61"/>
          <table:table-cell office:value-type="string" office:string-value="" table:formula="of:=IF([.AT36]&lt;&gt;&quot;F&quot;;SUM([.AT$38:.AT$138]);&quot;&quot;)" table:style-name="ce61"/>
          <table:table-cell office:value-type="string" office:string-value="" table:formula="of:=IF([.AU36]&lt;&gt;&quot;F&quot;;SUM([.AU$38:.AU$138]);&quot;&quot;)" table:style-name="ce61"/>
          <table:table-cell office:value-type="string" office:string-value="" table:formula="of:=IF([.AV36]&lt;&gt;&quot;F&quot;;SUM([.AV$38:.AV$138]);&quot;&quot;)" table:style-name="ce61"/>
          <table:table-cell office:value-type="string" office:string-value="" table:formula="of:=IF([.AW36]&lt;&gt;&quot;F&quot;;SUM([.AW$38:.AW$138]);&quot;&quot;)" table:style-name="ce61"/>
          <table:table-cell office:value-type="string" office:string-value="" table:formula="of:=IF([.AX36]&lt;&gt;&quot;F&quot;;SUM([.AX$38:.AX$138]);&quot;&quot;)" table:style-name="ce61"/>
          <table:table-cell office:value-type="string" office:string-value="" table:formula="of:=IF([.AY36]&lt;&gt;&quot;F&quot;;SUM([.AY$38:.AY$138]);&quot;&quot;)" table:style-name="ce61"/>
          <table:table-cell office:value-type="string" office:string-value="" table:formula="of:=IF([.AZ36]&lt;&gt;&quot;F&quot;;SUM([.AZ$38:.AZ$138]);&quot;&quot;)" table:style-name="ce61"/>
          <table:table-cell office:value-type="string" office:string-value="" table:formula="of:=IF([.BA36]&lt;&gt;&quot;F&quot;;SUM([.BA$38:.BA$138]);&quot;&quot;)" table:style-name="ce61"/>
          <table:table-cell office:value-type="string" office:string-value="" table:formula="of:=IF([.BB36]&lt;&gt;&quot;F&quot;;SUM([.BB$38:.BB$138]);&quot;&quot;)" table:style-name="ce61"/>
          <table:table-cell office:value-type="string" office:string-value="" table:formula="of:=IF([.BC36]&lt;&gt;&quot;F&quot;;SUM([.BC$38:.BC$138]);&quot;&quot;)" table:style-name="ce61"/>
          <table:table-cell office:value-type="string" office:string-value="" table:formula="of:=IF([.BD36]&lt;&gt;&quot;F&quot;;SUM([.BD$38:.BD$138]);&quot;&quot;)" table:style-name="ce61"/>
          <table:table-cell office:value-type="string" office:string-value="" table:formula="of:=IF([.BE36]&lt;&gt;&quot;F&quot;;SUM([.BE$38:.BE$138]);&quot;&quot;)" table:style-name="ce61"/>
          <table:table-cell office:value-type="string" office:string-value="" table:formula="of:=IF([.BF36]&lt;&gt;&quot;F&quot;;SUM([.BF$38:.BF$138]);&quot;&quot;)" table:style-name="ce61"/>
          <table:table-cell office:value-type="string" office:string-value="" table:formula="of:=IF([.BG36]&lt;&gt;&quot;F&quot;;SUM([.BG$38:.BG$138]);&quot;&quot;)" table:style-name="ce61"/>
          <table:table-cell office:value-type="string" office:string-value="" table:formula="of:=IF([.BH36]&lt;&gt;&quot;F&quot;;SUM([.BH$38:.BH$138]);&quot;&quot;)" table:style-name="ce61"/>
          <table:table-cell office:value-type="string" office:string-value="" table:formula="of:=IF([.BI36]&lt;&gt;&quot;F&quot;;SUM([.BI$38:.BI$138]);&quot;&quot;)" table:style-name="ce61"/>
          <table:table-cell office:value-type="string" office:string-value="" table:formula="of:=IF([.BJ36]&lt;&gt;&quot;F&quot;;SUM([.BJ$38:.BJ$138]);&quot;&quot;)" table:style-name="ce61"/>
          <table:table-cell office:value-type="string" office:string-value="" table:formula="of:=IF([.BK36]&lt;&gt;&quot;F&quot;;SUM([.BK$38:.BK$138]);&quot;&quot;)" table:style-name="ce61"/>
          <table:table-cell office:value-type="string" office:string-value="" table:formula="of:=IF([.BL36]&lt;&gt;&quot;F&quot;;SUM([.BL$38:.BL$138]);&quot;&quot;)" table:style-name="ce61"/>
          <table:table-cell office:value-type="string" office:string-value="" table:formula="of:=IF([.BM36]&lt;&gt;&quot;F&quot;;SUM([.BM$38:.BM$138]);&quot;&quot;)" table:style-name="ce61"/>
          <table:table-cell office:value-type="string" office:string-value="" table:formula="of:=IF([.BN36]&lt;&gt;&quot;F&quot;;SUM([.BN$38:.BN$138]);&quot;&quot;)" table:style-name="ce61"/>
          <table:table-cell office:value-type="string" office:string-value="" table:formula="of:=IF([.BO36]&lt;&gt;&quot;F&quot;;SUM([.BO$38:.BO$138]);&quot;&quot;)" table:style-name="ce61"/>
          <table:table-cell office:value-type="string" office:string-value="" table:formula="of:=IF([.BP36]&lt;&gt;&quot;F&quot;;SUM([.BP$38:.BP$138]);&quot;&quot;)" table:style-name="ce61"/>
          <table:table-cell office:value-type="string" office:string-value="" table:formula="of:=IF([.BQ36]&lt;&gt;&quot;F&quot;;SUM([.BQ$38:.BQ$138]);&quot;&quot;)" table:style-name="ce61"/>
          <table:table-cell office:value-type="string" office:string-value="" table:formula="of:=IF([.BR36]&lt;&gt;&quot;F&quot;;SUM([.BR$38:.BR$138]);&quot;&quot;)" table:style-name="ce61"/>
          <table:table-cell office:value-type="string" office:string-value="" table:formula="of:=IF([.BS36]&lt;&gt;&quot;F&quot;;SUM([.BS$38:.BS$138]);&quot;&quot;)" table:style-name="ce61"/>
          <table:table-cell office:value-type="string" office:string-value="" table:formula="of:=IF([.BT36]&lt;&gt;&quot;F&quot;;SUM([.BT$38:.BT$138]);&quot;&quot;)" table:style-name="ce61"/>
          <table:table-cell office:value-type="string" office:string-value="" table:formula="of:=IF([.BU36]&lt;&gt;&quot;F&quot;;SUM([.BU$38:.BU$138]);&quot;&quot;)" table:style-name="ce61"/>
          <table:table-cell office:value-type="string" office:string-value="" table:formula="of:=IF([.BV36]&lt;&gt;&quot;F&quot;;SUM([.BV$38:.BV$138]);&quot;&quot;)" table:style-name="ce61"/>
          <table:table-cell office:value-type="string" office:string-value="" table:formula="of:=IF([.BW36]&lt;&gt;&quot;F&quot;;SUM([.BW$38:.BW$138]);&quot;&quot;)" table:style-name="ce61"/>
          <table:table-cell office:value-type="string" office:string-value="" table:formula="of:=IF([.BX36]&lt;&gt;&quot;F&quot;;SUM([.BX$38:.BX$138]);&quot;&quot;)" table:style-name="ce61"/>
          <table:table-cell office:value-type="string" office:string-value="" table:formula="of:=IF([.BY36]&lt;&gt;&quot;F&quot;;SUM([.BY$38:.BY$138]);&quot;&quot;)" table:style-name="ce61"/>
          <table:table-cell office:value-type="string" office:string-value="" table:formula="of:=IF([.BZ36]&lt;&gt;&quot;F&quot;;SUM([.BZ$38:.BZ$138]);&quot;&quot;)" table:style-name="ce61"/>
          <table:table-cell office:value-type="string" office:string-value="" table:formula="of:=IF([.CA36]&lt;&gt;&quot;F&quot;;SUM([.CA$38:.CA$138]);&quot;&quot;)" table:style-name="ce61"/>
          <table:table-cell office:value-type="string" office:string-value="" table:formula="of:=IF([.CB36]&lt;&gt;&quot;F&quot;;SUM([.CB$38:.CB$138]);&quot;&quot;)" table:style-name="ce61"/>
          <table:table-cell office:value-type="string" office:string-value="" table:formula="of:=IF([.CC36]&lt;&gt;&quot;F&quot;;SUM([.CC$38:.CC$138]);&quot;&quot;)" table:style-name="ce61"/>
          <table:table-cell office:value-type="string" office:string-value="" table:formula="of:=IF([.CD36]&lt;&gt;&quot;F&quot;;SUM([.CD$38:.CD$138]);&quot;&quot;)" table:style-name="ce61"/>
          <table:table-cell office:value-type="string" office:string-value="" table:formula="of:=IF([.CE36]&lt;&gt;&quot;F&quot;;SUM([.CE$38:.CE$138]);&quot;&quot;)" table:style-name="ce61"/>
          <table:table-cell office:value-type="string" office:string-value="" table:formula="of:=IF([.CF36]&lt;&gt;&quot;F&quot;;SUM([.CF$38:.CF$138]);&quot;&quot;)" table:style-name="ce61"/>
          <table:table-cell office:value-type="string" office:string-value="" table:formula="of:=IF([.CG36]&lt;&gt;&quot;F&quot;;SUM([.CG$38:.CG$138]);&quot;&quot;)" table:style-name="ce61"/>
          <table:table-cell office:value-type="string" office:string-value="" table:formula="of:=IF([.CH36]&lt;&gt;&quot;F&quot;;SUM([.CH$38:.CH$138]);&quot;&quot;)" table:style-name="ce61"/>
          <table:table-cell office:value-type="string" office:string-value="" table:formula="of:=IF([.CI36]&lt;&gt;&quot;F&quot;;SUM([.CI$38:.CI$138]);&quot;&quot;)" table:style-name="ce61"/>
          <table:table-cell office:value-type="string" office:string-value="" table:formula="of:=IF([.CJ36]&lt;&gt;&quot;F&quot;;SUM([.CJ$38:.CJ$138]);&quot;&quot;)" table:style-name="ce61"/>
          <table:table-cell office:value-type="string" office:string-value="" table:formula="of:=IF([.CK36]&lt;&gt;&quot;F&quot;;SUM([.CK$38:.CK$138]);&quot;&quot;)" table:style-name="ce61"/>
          <table:table-cell office:value-type="string" office:string-value="" table:formula="of:=IF([.CL36]&lt;&gt;&quot;F&quot;;SUM([.CL$38:.CL$138]);&quot;&quot;)" table:style-name="ce61"/>
          <table:table-cell office:value-type="string" office:string-value="" table:formula="of:=IF([.CM36]&lt;&gt;&quot;F&quot;;SUM([.CM$38:.CM$138]);&quot;&quot;)" table:style-name="ce61"/>
          <table:table-cell office:value-type="string" office:string-value="" table:formula="of:=IF([.CN36]&lt;&gt;&quot;F&quot;;SUM([.CN$38:.CN$138]);&quot;&quot;)" table:style-name="ce61"/>
          <table:table-cell office:value-type="string" office:string-value="" table:formula="of:=IF([.CO36]&lt;&gt;&quot;F&quot;;SUM([.CO$38:.CO$138]);&quot;&quot;)" table:style-name="ce61"/>
          <table:table-cell office:value-type="string" office:string-value="" table:formula="of:=IF([.CP36]&lt;&gt;&quot;F&quot;;SUM([.CP$38:.CP$138]);&quot;&quot;)" table:style-name="ce61"/>
          <table:table-cell office:value-type="string" office:string-value="" table:formula="of:=IF([.CQ36]&lt;&gt;&quot;F&quot;;SUM([.CQ$38:.CQ$138]);&quot;&quot;)" table:style-name="ce61"/>
          <table:table-cell office:value-type="string" office:string-value="" table:formula="of:=IF([.CR36]&lt;&gt;&quot;F&quot;;SUM([.CR$38:.CR$138]);&quot;&quot;)" table:style-name="ce61"/>
          <table:table-cell office:value-type="string" office:string-value="" table:formula="of:=IF([.CS36]&lt;&gt;&quot;F&quot;;SUM([.CS$38:.CS$138]);&quot;&quot;)" table:style-name="ce61"/>
          <table:table-cell office:value-type="string" office:string-value="" table:formula="of:=IF([.CT36]&lt;&gt;&quot;F&quot;;SUM([.CT$38:.CT$138]);&quot;&quot;)" table:style-name="ce61"/>
          <table:table-cell office:value-type="string" office:string-value="" table:formula="of:=IF([.CU36]&lt;&gt;&quot;F&quot;;SUM([.CU$38:.CU$138]);&quot;&quot;)" table:style-name="ce61"/>
          <table:table-cell office:value-type="string" office:string-value="" table:formula="of:=IF([.CV36]&lt;&gt;&quot;F&quot;;SUM([.CV$38:.CV$138]);&quot;&quot;)" table:style-name="ce61"/>
          <table:table-cell office:value-type="string" office:string-value="" table:formula="of:=IF([.CW36]&lt;&gt;&quot;F&quot;;SUM([.CW$38:.CW$138]);&quot;&quot;)" table:style-name="ce61"/>
          <table:table-cell office:value-type="string" office:string-value="" table:formula="of:=IF([.CX36]&lt;&gt;&quot;F&quot;;SUM([.CX$38:.CX$138]);&quot;&quot;)" table:style-name="ce61"/>
          <table:table-cell office:value-type="string" office:string-value="" table:formula="of:=IF([.CY36]&lt;&gt;&quot;F&quot;;SUM([.CY$38:.CY$138]);&quot;&quot;)" table:style-name="ce61"/>
          <table:table-cell office:value-type="string" office:string-value="" table:formula="of:=IF([.CZ36]&lt;&gt;&quot;F&quot;;SUM([.CZ$38:.CZ$138]);&quot;&quot;)" table:style-name="ce61"/>
          <table:table-cell office:value-type="string" office:string-value="" table:formula="of:=IF([.DA36]&lt;&gt;&quot;F&quot;;SUM([.DA$38:.DA$138]);&quot;&quot;)" table:style-name="ce61"/>
          <table:table-cell office:value-type="string" office:string-value="" table:formula="of:=IF([.DB36]&lt;&gt;&quot;F&quot;;SUM([.DB$38:.DB$138]);&quot;&quot;)" table:style-name="ce61"/>
          <table:table-cell table:number-columns-repeated="16278"/>
        </table:table-row>
        <table:table-row table:style-name="ro3">
          <table:table-cell office:value-type="string" table:style-name="ce37">
            <text:p>Est. Remaining @ End Date</text:p>
          </table:table-cell>
          <table:table-cell table:style-name="ce37"/>
          <table:table-cell table:style-name="ce52"/>
          <table:table-cell office:value-type="float" office:value="29" table:formula="of:=[.C4]-([.E4]*([Setup.$B$6]-1))" table:style-name="ce53">
            <text:p>29</text:p>
          </table:table-cell>
          <table:table-cell table:style-name="ce54"/>
          <table:table-cell table:style-name="ce30"/>
          <table:table-cell office:value-type="float" office:value="29" table:formula="of:=IF([.G36]&lt;&gt;&quot;F&quot;;[.$C$4]-([.$E$4]*([.G1]-1));&quot;&quot;)" table:style-name="ce62">
            <text:p>29.0</text:p>
          </table:table-cell>
          <table:table-cell office:value-type="float" office:value="29" table:formula="of:=IF([.H36]&lt;&gt;&quot;F&quot;;[.$C$4]-([.$E$4]*([.H1]-1));&quot;&quot;)" table:style-name="ce62">
            <text:p>29.0</text:p>
          </table:table-cell>
          <table:table-cell office:value-type="float" office:value="29" table:formula="of:=IF([.I36]&lt;&gt;&quot;F&quot;;[.$C$4]-([.$E$4]*([.I1]-1));&quot;&quot;)" table:style-name="ce62">
            <text:p>29.0</text:p>
          </table:table-cell>
          <table:table-cell office:value-type="float" office:value="29" table:formula="of:=IF([.J36]&lt;&gt;&quot;F&quot;;[.$C$4]-([.$E$4]*([.J1]-1));&quot;&quot;)" table:style-name="ce62">
            <text:p>29.0</text:p>
          </table:table-cell>
          <table:table-cell office:value-type="float" office:value="29" table:formula="of:=IF([.K36]&lt;&gt;&quot;F&quot;;[.$C$4]-([.$E$4]*([.K1]-1));&quot;&quot;)" table:style-name="ce62">
            <text:p>29.0</text:p>
          </table:table-cell>
          <table:table-cell office:value-type="float" office:value="29" table:formula="of:=IF([.L36]&lt;&gt;&quot;F&quot;;[.$C$4]-([.$E$4]*([.L1]-1));&quot;&quot;)" table:style-name="ce62">
            <text:p>29.0</text:p>
          </table:table-cell>
          <table:table-cell office:value-type="float" office:value="29" table:formula="of:=IF([.M36]&lt;&gt;&quot;F&quot;;[.$C$4]-([.$E$4]*([.M1]-1));&quot;&quot;)" table:style-name="ce62">
            <text:p>29.0</text:p>
          </table:table-cell>
          <table:table-cell office:value-type="float" office:value="29" table:formula="of:=IF([.N36]&lt;&gt;&quot;F&quot;;[.$C$4]-([.$E$4]*([.N1]-1));&quot;&quot;)" table:style-name="ce62">
            <text:p>29.0</text:p>
          </table:table-cell>
          <table:table-cell office:value-type="float" office:value="29" table:formula="of:=IF([.O36]&lt;&gt;&quot;F&quot;;[.$C$4]-([.$E$4]*([.O1]-1));&quot;&quot;)" table:style-name="ce62">
            <text:p>29.0</text:p>
          </table:table-cell>
          <table:table-cell office:value-type="string" office:string-value="" table:formula="of:=IF([.P36]&lt;&gt;&quot;F&quot;;[.$C$4]-([.$E$4]*([.P1]-1));&quot;&quot;)" table:style-name="ce62"/>
          <table:table-cell office:value-type="string" office:string-value="" table:formula="of:=IF([.Q36]&lt;&gt;&quot;F&quot;;[.$C$4]-([.$E$4]*([.Q1]-1));&quot;&quot;)" table:style-name="ce62"/>
          <table:table-cell office:value-type="string" office:string-value="" table:formula="of:=IF([.R36]&lt;&gt;&quot;F&quot;;[.$C$4]-([.$E$4]*([.R1]-1));&quot;&quot;)" table:style-name="ce62"/>
          <table:table-cell office:value-type="string" office:string-value="" table:formula="of:=IF([.S36]&lt;&gt;&quot;F&quot;;[.$C$4]-([.$E$4]*([.S1]-1));&quot;&quot;)" table:style-name="ce62"/>
          <table:table-cell office:value-type="string" office:string-value="" table:formula="of:=IF([.T36]&lt;&gt;&quot;F&quot;;[.$C$4]-([.$E$4]*([.T1]-1));&quot;&quot;)" table:style-name="ce62"/>
          <table:table-cell office:value-type="string" office:string-value="" table:formula="of:=IF([.U36]&lt;&gt;&quot;F&quot;;[.$C$4]-([.$E$4]*([.U1]-1));&quot;&quot;)" table:style-name="ce62"/>
          <table:table-cell office:value-type="string" office:string-value="" table:formula="of:=IF([.V36]&lt;&gt;&quot;F&quot;;[.$C$4]-([.$E$4]*([.V1]-1));&quot;&quot;)" table:style-name="ce62"/>
          <table:table-cell office:value-type="string" office:string-value="" table:formula="of:=IF([.W36]&lt;&gt;&quot;F&quot;;[.$C$4]-([.$E$4]*([.W1]-1));&quot;&quot;)" table:style-name="ce62"/>
          <table:table-cell office:value-type="string" office:string-value="" table:formula="of:=IF([.X36]&lt;&gt;&quot;F&quot;;[.$C$4]-([.$E$4]*([.X1]-1));&quot;&quot;)" table:style-name="ce62"/>
          <table:table-cell office:value-type="string" office:string-value="" table:formula="of:=IF([.Y36]&lt;&gt;&quot;F&quot;;[.$C$4]-([.$E$4]*([.Y1]-1));&quot;&quot;)" table:style-name="ce62"/>
          <table:table-cell office:value-type="string" office:string-value="" table:formula="of:=IF([.Z36]&lt;&gt;&quot;F&quot;;[.$C$4]-([.$E$4]*([.Z1]-1));&quot;&quot;)" table:style-name="ce62"/>
          <table:table-cell office:value-type="string" office:string-value="" table:formula="of:=IF([.AA36]&lt;&gt;&quot;F&quot;;[.$C$4]-([.$E$4]*([.AA1]-1));&quot;&quot;)" table:style-name="ce62"/>
          <table:table-cell office:value-type="string" office:string-value="" table:formula="of:=IF([.AB36]&lt;&gt;&quot;F&quot;;[.$C$4]-([.$E$4]*([.AB1]-1));&quot;&quot;)" table:style-name="ce62"/>
          <table:table-cell office:value-type="string" office:string-value="" table:formula="of:=IF([.AC36]&lt;&gt;&quot;F&quot;;[.$C$4]-([.$E$4]*([.AC1]-1));&quot;&quot;)" table:style-name="ce62"/>
          <table:table-cell office:value-type="string" office:string-value="" table:formula="of:=IF([.AD36]&lt;&gt;&quot;F&quot;;[.$C$4]-([.$E$4]*([.AD1]-1));&quot;&quot;)" table:style-name="ce62"/>
          <table:table-cell office:value-type="string" office:string-value="" table:formula="of:=IF([.AE36]&lt;&gt;&quot;F&quot;;[.$C$4]-([.$E$4]*([.AE1]-1));&quot;&quot;)" table:style-name="ce62"/>
          <table:table-cell office:value-type="string" office:string-value="" table:formula="of:=IF([.AF36]&lt;&gt;&quot;F&quot;;[.$C$4]-([.$E$4]*([.AF1]-1));&quot;&quot;)" table:style-name="ce62"/>
          <table:table-cell office:value-type="string" office:string-value="" table:formula="of:=IF([.AG36]&lt;&gt;&quot;F&quot;;[.$C$4]-([.$E$4]*([.AG1]-1));&quot;&quot;)" table:style-name="ce62"/>
          <table:table-cell office:value-type="string" office:string-value="" table:formula="of:=IF([.AH36]&lt;&gt;&quot;F&quot;;[.$C$4]-([.$E$4]*([.AH1]-1));&quot;&quot;)" table:style-name="ce62"/>
          <table:table-cell office:value-type="string" office:string-value="" table:formula="of:=IF([.AI36]&lt;&gt;&quot;F&quot;;[.$C$4]-([.$E$4]*([.AI1]-1));&quot;&quot;)" table:style-name="ce62"/>
          <table:table-cell office:value-type="string" office:string-value="" table:formula="of:=IF([.AJ36]&lt;&gt;&quot;F&quot;;[.$C$4]-([.$E$4]*([.AJ1]-1));&quot;&quot;)" table:style-name="ce62"/>
          <table:table-cell office:value-type="string" office:string-value="" table:formula="of:=IF([.AK36]&lt;&gt;&quot;F&quot;;[.$C$4]-([.$E$4]*([.AK1]-1));&quot;&quot;)" table:style-name="ce62"/>
          <table:table-cell office:value-type="string" office:string-value="" table:formula="of:=IF([.AL36]&lt;&gt;&quot;F&quot;;[.$C$4]-([.$E$4]*([.AL1]-1));&quot;&quot;)" table:style-name="ce62"/>
          <table:table-cell office:value-type="string" office:string-value="" table:formula="of:=IF([.AM36]&lt;&gt;&quot;F&quot;;[.$C$4]-([.$E$4]*([.AM1]-1));&quot;&quot;)" table:style-name="ce62"/>
          <table:table-cell office:value-type="string" office:string-value="" table:formula="of:=IF([.AN36]&lt;&gt;&quot;F&quot;;[.$C$4]-([.$E$4]*([.AN1]-1));&quot;&quot;)" table:style-name="ce62"/>
          <table:table-cell office:value-type="string" office:string-value="" table:formula="of:=IF([.AO36]&lt;&gt;&quot;F&quot;;[.$C$4]-([.$E$4]*([.AO1]-1));&quot;&quot;)" table:style-name="ce62"/>
          <table:table-cell office:value-type="string" office:string-value="" table:formula="of:=IF([.AP36]&lt;&gt;&quot;F&quot;;[.$C$4]-([.$E$4]*([.AP1]-1));&quot;&quot;)" table:style-name="ce62"/>
          <table:table-cell office:value-type="string" office:string-value="" table:formula="of:=IF([.AQ36]&lt;&gt;&quot;F&quot;;[.$C$4]-([.$E$4]*([.AQ1]-1));&quot;&quot;)" table:style-name="ce62"/>
          <table:table-cell office:value-type="string" office:string-value="" table:formula="of:=IF([.AR36]&lt;&gt;&quot;F&quot;;[.$C$4]-([.$E$4]*([.AR1]-1));&quot;&quot;)" table:style-name="ce62"/>
          <table:table-cell office:value-type="string" office:string-value="" table:formula="of:=IF([.AS36]&lt;&gt;&quot;F&quot;;[.$C$4]-([.$E$4]*([.AS1]-1));&quot;&quot;)" table:style-name="ce62"/>
          <table:table-cell office:value-type="string" office:string-value="" table:formula="of:=IF([.AT36]&lt;&gt;&quot;F&quot;;[.$C$4]-([.$E$4]*([.AT1]-1));&quot;&quot;)" table:style-name="ce62"/>
          <table:table-cell office:value-type="string" office:string-value="" table:formula="of:=IF([.AU36]&lt;&gt;&quot;F&quot;;[.$C$4]-([.$E$4]*([.AU1]-1));&quot;&quot;)" table:style-name="ce62"/>
          <table:table-cell office:value-type="string" office:string-value="" table:formula="of:=IF([.AV36]&lt;&gt;&quot;F&quot;;[.$C$4]-([.$E$4]*([.AV1]-1));&quot;&quot;)" table:style-name="ce62"/>
          <table:table-cell office:value-type="string" office:string-value="" table:formula="of:=IF([.AW36]&lt;&gt;&quot;F&quot;;[.$C$4]-([.$E$4]*([.AW1]-1));&quot;&quot;)" table:style-name="ce62"/>
          <table:table-cell office:value-type="string" office:string-value="" table:formula="of:=IF([.AX36]&lt;&gt;&quot;F&quot;;[.$C$4]-([.$E$4]*([.AX1]-1));&quot;&quot;)" table:style-name="ce62"/>
          <table:table-cell office:value-type="string" office:string-value="" table:formula="of:=IF([.AY36]&lt;&gt;&quot;F&quot;;[.$C$4]-([.$E$4]*([.AY1]-1));&quot;&quot;)" table:style-name="ce62"/>
          <table:table-cell office:value-type="string" office:string-value="" table:formula="of:=IF([.AZ36]&lt;&gt;&quot;F&quot;;[.$C$4]-([.$E$4]*([.AZ1]-1));&quot;&quot;)" table:style-name="ce62"/>
          <table:table-cell office:value-type="string" office:string-value="" table:formula="of:=IF([.BA36]&lt;&gt;&quot;F&quot;;[.$C$4]-([.$E$4]*([.BA1]-1));&quot;&quot;)" table:style-name="ce62"/>
          <table:table-cell office:value-type="string" office:string-value="" table:formula="of:=IF([.BB36]&lt;&gt;&quot;F&quot;;[.$C$4]-([.$E$4]*([.BB1]-1));&quot;&quot;)" table:style-name="ce62"/>
          <table:table-cell office:value-type="string" office:string-value="" table:formula="of:=IF([.BC36]&lt;&gt;&quot;F&quot;;[.$C$4]-([.$E$4]*([.BC1]-1));&quot;&quot;)" table:style-name="ce62"/>
          <table:table-cell office:value-type="string" office:string-value="" table:formula="of:=IF([.BD36]&lt;&gt;&quot;F&quot;;[.$C$4]-([.$E$4]*([.BD1]-1));&quot;&quot;)" table:style-name="ce62"/>
          <table:table-cell office:value-type="string" office:string-value="" table:formula="of:=IF([.BE36]&lt;&gt;&quot;F&quot;;[.$C$4]-([.$E$4]*([.BE1]-1));&quot;&quot;)" table:style-name="ce62"/>
          <table:table-cell office:value-type="string" office:string-value="" table:formula="of:=IF([.BF36]&lt;&gt;&quot;F&quot;;[.$C$4]-([.$E$4]*([.BF1]-1));&quot;&quot;)" table:style-name="ce62"/>
          <table:table-cell office:value-type="string" office:string-value="" table:formula="of:=IF([.BG36]&lt;&gt;&quot;F&quot;;[.$C$4]-([.$E$4]*([.BG1]-1));&quot;&quot;)" table:style-name="ce62"/>
          <table:table-cell office:value-type="string" office:string-value="" table:formula="of:=IF([.BH36]&lt;&gt;&quot;F&quot;;[.$C$4]-([.$E$4]*([.BH1]-1));&quot;&quot;)" table:style-name="ce62"/>
          <table:table-cell office:value-type="string" office:string-value="" table:formula="of:=IF([.BI36]&lt;&gt;&quot;F&quot;;[.$C$4]-([.$E$4]*([.BI1]-1));&quot;&quot;)" table:style-name="ce62"/>
          <table:table-cell office:value-type="string" office:string-value="" table:formula="of:=IF([.BJ36]&lt;&gt;&quot;F&quot;;[.$C$4]-([.$E$4]*([.BJ1]-1));&quot;&quot;)" table:style-name="ce62"/>
          <table:table-cell office:value-type="string" office:string-value="" table:formula="of:=IF([.BK36]&lt;&gt;&quot;F&quot;;[.$C$4]-([.$E$4]*([.BK1]-1));&quot;&quot;)" table:style-name="ce62"/>
          <table:table-cell office:value-type="string" office:string-value="" table:formula="of:=IF([.BL36]&lt;&gt;&quot;F&quot;;[.$C$4]-([.$E$4]*([.BL1]-1));&quot;&quot;)" table:style-name="ce62"/>
          <table:table-cell office:value-type="string" office:string-value="" table:formula="of:=IF([.BM36]&lt;&gt;&quot;F&quot;;[.$C$4]-([.$E$4]*([.BM1]-1));&quot;&quot;)" table:style-name="ce62"/>
          <table:table-cell office:value-type="string" office:string-value="" table:formula="of:=IF([.BN36]&lt;&gt;&quot;F&quot;;[.$C$4]-([.$E$4]*([.BN1]-1));&quot;&quot;)" table:style-name="ce62"/>
          <table:table-cell office:value-type="string" office:string-value="" table:formula="of:=IF([.BO36]&lt;&gt;&quot;F&quot;;[.$C$4]-([.$E$4]*([.BO1]-1));&quot;&quot;)" table:style-name="ce62"/>
          <table:table-cell office:value-type="string" office:string-value="" table:formula="of:=IF([.BP36]&lt;&gt;&quot;F&quot;;[.$C$4]-([.$E$4]*([.BP1]-1));&quot;&quot;)" table:style-name="ce62"/>
          <table:table-cell office:value-type="string" office:string-value="" table:formula="of:=IF([.BQ36]&lt;&gt;&quot;F&quot;;[.$C$4]-([.$E$4]*([.BQ1]-1));&quot;&quot;)" table:style-name="ce62"/>
          <table:table-cell office:value-type="string" office:string-value="" table:formula="of:=IF([.BR36]&lt;&gt;&quot;F&quot;;[.$C$4]-([.$E$4]*([.BR1]-1));&quot;&quot;)" table:style-name="ce62"/>
          <table:table-cell office:value-type="string" office:string-value="" table:formula="of:=IF([.BS36]&lt;&gt;&quot;F&quot;;[.$C$4]-([.$E$4]*([.BS1]-1));&quot;&quot;)" table:style-name="ce62"/>
          <table:table-cell office:value-type="string" office:string-value="" table:formula="of:=IF([.BT36]&lt;&gt;&quot;F&quot;;[.$C$4]-([.$E$4]*([.BT1]-1));&quot;&quot;)" table:style-name="ce62"/>
          <table:table-cell office:value-type="string" office:string-value="" table:formula="of:=IF([.BU36]&lt;&gt;&quot;F&quot;;[.$C$4]-([.$E$4]*([.BU1]-1));&quot;&quot;)" table:style-name="ce62"/>
          <table:table-cell office:value-type="string" office:string-value="" table:formula="of:=IF([.BV36]&lt;&gt;&quot;F&quot;;[.$C$4]-([.$E$4]*([.BV1]-1));&quot;&quot;)" table:style-name="ce62"/>
          <table:table-cell office:value-type="string" office:string-value="" table:formula="of:=IF([.BW36]&lt;&gt;&quot;F&quot;;[.$C$4]-([.$E$4]*([.BW1]-1));&quot;&quot;)" table:style-name="ce62"/>
          <table:table-cell office:value-type="string" office:string-value="" table:formula="of:=IF([.BX36]&lt;&gt;&quot;F&quot;;[.$C$4]-([.$E$4]*([.BX1]-1));&quot;&quot;)" table:style-name="ce62"/>
          <table:table-cell office:value-type="string" office:string-value="" table:formula="of:=IF([.BY36]&lt;&gt;&quot;F&quot;;[.$C$4]-([.$E$4]*([.BY1]-1));&quot;&quot;)" table:style-name="ce62"/>
          <table:table-cell office:value-type="string" office:string-value="" table:formula="of:=IF([.BZ36]&lt;&gt;&quot;F&quot;;[.$C$4]-([.$E$4]*([.BZ1]-1));&quot;&quot;)" table:style-name="ce62"/>
          <table:table-cell office:value-type="string" office:string-value="" table:formula="of:=IF([.CA36]&lt;&gt;&quot;F&quot;;[.$C$4]-([.$E$4]*([.CA1]-1));&quot;&quot;)" table:style-name="ce62"/>
          <table:table-cell office:value-type="string" office:string-value="" table:formula="of:=IF([.CB36]&lt;&gt;&quot;F&quot;;[.$C$4]-([.$E$4]*([.CB1]-1));&quot;&quot;)" table:style-name="ce62"/>
          <table:table-cell office:value-type="string" office:string-value="" table:formula="of:=IF([.CC36]&lt;&gt;&quot;F&quot;;[.$C$4]-([.$E$4]*([.CC1]-1));&quot;&quot;)" table:style-name="ce62"/>
          <table:table-cell office:value-type="string" office:string-value="" table:formula="of:=IF([.CD36]&lt;&gt;&quot;F&quot;;[.$C$4]-([.$E$4]*([.CD1]-1));&quot;&quot;)" table:style-name="ce62"/>
          <table:table-cell office:value-type="string" office:string-value="" table:formula="of:=IF([.CE36]&lt;&gt;&quot;F&quot;;[.$C$4]-([.$E$4]*([.CE1]-1));&quot;&quot;)" table:style-name="ce62"/>
          <table:table-cell office:value-type="string" office:string-value="" table:formula="of:=IF([.CF36]&lt;&gt;&quot;F&quot;;[.$C$4]-([.$E$4]*([.CF1]-1));&quot;&quot;)" table:style-name="ce62"/>
          <table:table-cell office:value-type="string" office:string-value="" table:formula="of:=IF([.CG36]&lt;&gt;&quot;F&quot;;[.$C$4]-([.$E$4]*([.CG1]-1));&quot;&quot;)" table:style-name="ce62"/>
          <table:table-cell office:value-type="string" office:string-value="" table:formula="of:=IF([.CH36]&lt;&gt;&quot;F&quot;;[.$C$4]-([.$E$4]*([.CH1]-1));&quot;&quot;)" table:style-name="ce62"/>
          <table:table-cell office:value-type="string" office:string-value="" table:formula="of:=IF([.CI36]&lt;&gt;&quot;F&quot;;[.$C$4]-([.$E$4]*([.CI1]-1));&quot;&quot;)" table:style-name="ce62"/>
          <table:table-cell office:value-type="string" office:string-value="" table:formula="of:=IF([.CJ36]&lt;&gt;&quot;F&quot;;[.$C$4]-([.$E$4]*([.CJ1]-1));&quot;&quot;)" table:style-name="ce62"/>
          <table:table-cell office:value-type="string" office:string-value="" table:formula="of:=IF([.CK36]&lt;&gt;&quot;F&quot;;[.$C$4]-([.$E$4]*([.CK1]-1));&quot;&quot;)" table:style-name="ce62"/>
          <table:table-cell office:value-type="string" office:string-value="" table:formula="of:=IF([.CL36]&lt;&gt;&quot;F&quot;;[.$C$4]-([.$E$4]*([.CL1]-1));&quot;&quot;)" table:style-name="ce62"/>
          <table:table-cell office:value-type="string" office:string-value="" table:formula="of:=IF([.CM36]&lt;&gt;&quot;F&quot;;[.$C$4]-([.$E$4]*([.CM1]-1));&quot;&quot;)" table:style-name="ce62"/>
          <table:table-cell office:value-type="string" office:string-value="" table:formula="of:=IF([.CN36]&lt;&gt;&quot;F&quot;;[.$C$4]-([.$E$4]*([.CN1]-1));&quot;&quot;)" table:style-name="ce62"/>
          <table:table-cell office:value-type="string" office:string-value="" table:formula="of:=IF([.CO36]&lt;&gt;&quot;F&quot;;[.$C$4]-([.$E$4]*([.CO1]-1));&quot;&quot;)" table:style-name="ce62"/>
          <table:table-cell office:value-type="string" office:string-value="" table:formula="of:=IF([.CP36]&lt;&gt;&quot;F&quot;;[.$C$4]-([.$E$4]*([.CP1]-1));&quot;&quot;)" table:style-name="ce62"/>
          <table:table-cell office:value-type="string" office:string-value="" table:formula="of:=IF([.CQ36]&lt;&gt;&quot;F&quot;;[.$C$4]-([.$E$4]*([.CQ1]-1));&quot;&quot;)" table:style-name="ce62"/>
          <table:table-cell office:value-type="string" office:string-value="" table:formula="of:=IF([.CR36]&lt;&gt;&quot;F&quot;;[.$C$4]-([.$E$4]*([.CR1]-1));&quot;&quot;)" table:style-name="ce62"/>
          <table:table-cell office:value-type="string" office:string-value="" table:formula="of:=IF([.CS36]&lt;&gt;&quot;F&quot;;[.$C$4]-([.$E$4]*([.CS1]-1));&quot;&quot;)" table:style-name="ce62"/>
          <table:table-cell office:value-type="string" office:string-value="" table:formula="of:=IF([.CT36]&lt;&gt;&quot;F&quot;;[.$C$4]-([.$E$4]*([.CT1]-1));&quot;&quot;)" table:style-name="ce62"/>
          <table:table-cell office:value-type="string" office:string-value="" table:formula="of:=IF([.CU36]&lt;&gt;&quot;F&quot;;[.$C$4]-([.$E$4]*([.CU1]-1));&quot;&quot;)" table:style-name="ce62"/>
          <table:table-cell office:value-type="string" office:string-value="" table:formula="of:=IF([.CV36]&lt;&gt;&quot;F&quot;;[.$C$4]-([.$E$4]*([.CV1]-1));&quot;&quot;)" table:style-name="ce62"/>
          <table:table-cell office:value-type="string" office:string-value="" table:formula="of:=IF([.CW36]&lt;&gt;&quot;F&quot;;[.$C$4]-([.$E$4]*([.CW1]-1));&quot;&quot;)" table:style-name="ce62"/>
          <table:table-cell office:value-type="string" office:string-value="" table:formula="of:=IF([.CX36]&lt;&gt;&quot;F&quot;;[.$C$4]-([.$E$4]*([.CX1]-1));&quot;&quot;)" table:style-name="ce62"/>
          <table:table-cell office:value-type="string" office:string-value="" table:formula="of:=IF([.CY36]&lt;&gt;&quot;F&quot;;[.$C$4]-([.$E$4]*([.CY1]-1));&quot;&quot;)" table:style-name="ce62"/>
          <table:table-cell office:value-type="string" office:string-value="" table:formula="of:=IF([.CZ36]&lt;&gt;&quot;F&quot;;[.$C$4]-([.$E$4]*([.CZ1]-1));&quot;&quot;)" table:style-name="ce62"/>
          <table:table-cell office:value-type="string" office:string-value="" table:formula="of:=IF([.DA36]&lt;&gt;&quot;F&quot;;[.$C$4]-([.$E$4]*([.DA1]-1));&quot;&quot;)" table:style-name="ce62"/>
          <table:table-cell office:value-type="string" office:string-value="" table:formula="of:=IF([.DB36]&lt;&gt;&quot;F&quot;;[.$C$4]-([.$E$4]*([.DB1]-1));&quot;&quot;)" table:style-name="ce62"/>
          <table:table-cell table:number-columns-repeated="16278"/>
        </table:table-row>
        <table:table-row table:style-name="ro3">
          <table:table-cell table:number-columns-repeated="4" table:style-name="ce1"/>
          <table:table-cell table:style-name="ce41"/>
          <table:table-cell table:number-columns-repeated="101" table:style-name="ce30"/>
          <table:table-cell table:number-columns-repeated="16278"/>
        </table:table-row>
        <table:table-row table:style-name="ro3">
          <table:table-cell office:value-type="string" table:style-name="ce32">
            <text:p>Remaining Hours By Person</text:p>
          </table:table-cell>
          <table:table-cell table:style-name="ce33"/>
          <table:table-cell office:value-type="string" table:style-name="ce34">
            <text:p>Est.</text:p>
          </table:table-cell>
          <table:table-cell office:value-type="string" table:style-name="ce35">
            <text:p>Rem.</text:p>
          </table:table-cell>
          <table:table-cell office:value-type="string" table:style-name="ce33">
            <text:p>BDV</text:p>
          </table:table-cell>
          <table:table-cell table:number-columns-repeated="101" table:style-name="ce33"/>
          <table:table-cell table:number-columns-repeated="16278"/>
        </table:table-row>
        <table:table-row table:style-name="ro3">
          <table:table-cell office:value-type="string" office:string-value="Jorge" table:formula="of:=IF([Setup.D10]&lt;&gt;&quot;&quot;;[Setup.D10];&quot;&quot;)" table:style-name="ce1">
            <text:p>Jorge</text:p>
          </table:table-cell>
          <table:table-cell office:value-type="string" office:string-value="J" table:formula="of:=IF([Setup.E10]&lt;&gt;&quot;&quot;;[Setup.E10];&quot;&quot;)" table:style-name="ce1">
            <text:p>J</text:p>
          </table:table-cell>
          <table:table-cell office:value-type="float" office:value="0" table:formula="of:=SUMIF([.$F$38:.$F$138];[.$B8];[.$C$38:.$C$138])" table:style-name="ce52">
            <text:p>0</text:p>
          </table:table-cell>
          <table:table-cell office:value-type="float" office:value="0" table:formula="of:=SUMIF([.$F$38:.$F$138];[.$B8];[.$D$38:.$D$138])" table:style-name="ce55">
            <text:p>0</text:p>
          </table:table-cell>
          <table:table-cell office:value-type="float" office:value="0" table:formula="of:=([.C8]-[.D8])/[.B$1]" table:style-name="ce54">
            <text:p>0</text:p>
          </table:table-cell>
          <table:table-cell table:style-name="ce30"/>
          <table:table-cell office:value-type="float" office:value="0" table:formula="of:=SUMIF([.$F$38:.$F$138];[.$B8];[.G$38:.G$138])" table:style-name="ce60">
            <text:p>0</text:p>
          </table:table-cell>
          <table:table-cell office:value-type="float" office:value="0" table:formula="of:=SUMIF([.$F$38:.$F$138];[.$B8];[.H$38:.H$138])" table:style-name="ce60">
            <text:p>0</text:p>
          </table:table-cell>
          <table:table-cell office:value-type="float" office:value="0" table:formula="of:=SUMIF([.$F$38:.$F$138];[.$B8];[.I$38:.I$138])" table:style-name="ce60">
            <text:p>0</text:p>
          </table:table-cell>
          <table:table-cell office:value-type="float" office:value="0" table:formula="of:=SUMIF([.$F$38:.$F$138];[.$B8];[.J$38:.J$138])" table:style-name="ce60">
            <text:p>0</text:p>
          </table:table-cell>
          <table:table-cell office:value-type="float" office:value="0" table:formula="of:=SUMIF([.$F$38:.$F$138];[.$B8];[.K$38:.K$138])" table:style-name="ce60">
            <text:p>0</text:p>
          </table:table-cell>
          <table:table-cell office:value-type="float" office:value="0" table:formula="of:=SUMIF([.$F$38:.$F$138];[.$B8];[.L$38:.L$138])" table:style-name="ce60">
            <text:p>0</text:p>
          </table:table-cell>
          <table:table-cell office:value-type="float" office:value="0" table:formula="of:=SUMIF([.$F$38:.$F$138];[.$B8];[.M$38:.M$138])" table:style-name="ce60">
            <text:p>0</text:p>
          </table:table-cell>
          <table:table-cell office:value-type="float" office:value="0" table:formula="of:=SUMIF([.$F$38:.$F$138];[.$B8];[.N$38:.N$138])" table:style-name="ce60">
            <text:p>0</text:p>
          </table:table-cell>
          <table:table-cell office:value-type="float" office:value="0" table:formula="of:=SUMIF([.$F$38:.$F$138];[.$B8];[.O$38:.O$138])" table:style-name="ce60">
            <text:p>0</text:p>
          </table:table-cell>
          <table:table-cell office:value-type="float" office:value="0" table:formula="of:=SUMIF([.$F$38:.$F$138];[.$B8];[.P$38:.P$138])" table:style-name="ce60">
            <text:p>0</text:p>
          </table:table-cell>
          <table:table-cell office:value-type="float" office:value="0" table:formula="of:=SUMIF([.$F$38:.$F$138];[.$B8];[.Q$38:.Q$138])" table:style-name="ce60">
            <text:p>0</text:p>
          </table:table-cell>
          <table:table-cell office:value-type="float" office:value="0" table:formula="of:=SUMIF([.$F$38:.$F$138];[.$B8];[.R$38:.R$138])" table:style-name="ce60">
            <text:p>0</text:p>
          </table:table-cell>
          <table:table-cell office:value-type="float" office:value="0" table:formula="of:=SUMIF([.$F$38:.$F$138];[.$B8];[.S$38:.S$138])" table:style-name="ce60">
            <text:p>0</text:p>
          </table:table-cell>
          <table:table-cell office:value-type="float" office:value="0" table:formula="of:=SUMIF([.$F$38:.$F$138];[.$B8];[.T$38:.T$138])" table:style-name="ce60">
            <text:p>0</text:p>
          </table:table-cell>
          <table:table-cell office:value-type="float" office:value="0" table:formula="of:=SUMIF([.$F$38:.$F$138];[.$B8];[.U$38:.U$138])" table:style-name="ce60">
            <text:p>0</text:p>
          </table:table-cell>
          <table:table-cell office:value-type="float" office:value="0" table:formula="of:=SUMIF([.$F$38:.$F$138];[.$B8];[.V$38:.V$138])" table:style-name="ce60">
            <text:p>0</text:p>
          </table:table-cell>
          <table:table-cell office:value-type="float" office:value="0" table:formula="of:=SUMIF([.$F$38:.$F$138];[.$B8];[.W$38:.W$138])" table:style-name="ce60">
            <text:p>0</text:p>
          </table:table-cell>
          <table:table-cell office:value-type="float" office:value="0" table:formula="of:=SUMIF([.$F$38:.$F$138];[.$B8];[.X$38:.X$138])" table:style-name="ce60">
            <text:p>0</text:p>
          </table:table-cell>
          <table:table-cell office:value-type="float" office:value="0" table:formula="of:=SUMIF([.$F$38:.$F$138];[.$B8];[.Y$38:.Y$138])" table:style-name="ce60">
            <text:p>0</text:p>
          </table:table-cell>
          <table:table-cell office:value-type="float" office:value="0" table:formula="of:=SUMIF([.$F$38:.$F$138];[.$B8];[.Z$38:.Z$138])" table:style-name="ce60">
            <text:p>0</text:p>
          </table:table-cell>
          <table:table-cell office:value-type="float" office:value="0" table:formula="of:=SUMIF([.$F$38:.$F$138];[.$B8];[.AA$38:.AA$138])" table:style-name="ce60">
            <text:p>0</text:p>
          </table:table-cell>
          <table:table-cell office:value-type="float" office:value="0" table:formula="of:=SUMIF([.$F$38:.$F$138];[.$B8];[.AB$38:.AB$138])" table:style-name="ce60">
            <text:p>0</text:p>
          </table:table-cell>
          <table:table-cell office:value-type="float" office:value="0" table:formula="of:=SUMIF([.$F$38:.$F$138];[.$B8];[.AC$38:.AC$138])" table:style-name="ce60">
            <text:p>0</text:p>
          </table:table-cell>
          <table:table-cell office:value-type="float" office:value="0" table:formula="of:=SUMIF([.$F$38:.$F$138];[.$B8];[.AD$38:.AD$138])" table:style-name="ce60">
            <text:p>0</text:p>
          </table:table-cell>
          <table:table-cell office:value-type="float" office:value="0" table:formula="of:=SUMIF([.$F$38:.$F$138];[.$B8];[.AE$38:.AE$138])" table:style-name="ce60">
            <text:p>0</text:p>
          </table:table-cell>
          <table:table-cell office:value-type="float" office:value="0" table:formula="of:=SUMIF([.$F$38:.$F$138];[.$B8];[.AF$38:.AF$138])" table:style-name="ce60">
            <text:p>0</text:p>
          </table:table-cell>
          <table:table-cell office:value-type="float" office:value="0" table:formula="of:=SUMIF([.$F$38:.$F$138];[.$B8];[.AG$38:.AG$138])" table:style-name="ce60">
            <text:p>0</text:p>
          </table:table-cell>
          <table:table-cell office:value-type="float" office:value="0" table:formula="of:=SUMIF([.$F$38:.$F$138];[.$B8];[.AH$38:.AH$138])" table:style-name="ce60">
            <text:p>0</text:p>
          </table:table-cell>
          <table:table-cell office:value-type="float" office:value="0" table:formula="of:=SUMIF([.$F$38:.$F$138];[.$B8];[.AI$38:.AI$138])" table:style-name="ce60">
            <text:p>0</text:p>
          </table:table-cell>
          <table:table-cell office:value-type="float" office:value="0" table:formula="of:=SUMIF([.$F$38:.$F$138];[.$B8];[.AJ$38:.AJ$138])" table:style-name="ce60">
            <text:p>0</text:p>
          </table:table-cell>
          <table:table-cell office:value-type="float" office:value="0" table:formula="of:=SUMIF([.$F$38:.$F$138];[.$B8];[.AK$38:.AK$138])" table:style-name="ce60">
            <text:p>0</text:p>
          </table:table-cell>
          <table:table-cell office:value-type="float" office:value="0" table:formula="of:=SUMIF([.$F$38:.$F$138];[.$B8];[.AL$38:.AL$138])" table:style-name="ce60">
            <text:p>0</text:p>
          </table:table-cell>
          <table:table-cell office:value-type="float" office:value="0" table:formula="of:=SUMIF([.$F$38:.$F$138];[.$B8];[.AM$38:.AM$138])" table:style-name="ce60">
            <text:p>0</text:p>
          </table:table-cell>
          <table:table-cell office:value-type="float" office:value="0" table:formula="of:=SUMIF([.$F$38:.$F$138];[.$B8];[.AN$38:.AN$138])" table:style-name="ce60">
            <text:p>0</text:p>
          </table:table-cell>
          <table:table-cell office:value-type="float" office:value="0" table:formula="of:=SUMIF([.$F$38:.$F$138];[.$B8];[.AO$38:.AO$138])" table:style-name="ce60">
            <text:p>0</text:p>
          </table:table-cell>
          <table:table-cell office:value-type="float" office:value="0" table:formula="of:=SUMIF([.$F$38:.$F$138];[.$B8];[.AP$38:.AP$138])" table:style-name="ce60">
            <text:p>0</text:p>
          </table:table-cell>
          <table:table-cell office:value-type="float" office:value="0" table:formula="of:=SUMIF([.$F$38:.$F$138];[.$B8];[.AQ$38:.AQ$138])" table:style-name="ce60">
            <text:p>0</text:p>
          </table:table-cell>
          <table:table-cell office:value-type="float" office:value="0" table:formula="of:=SUMIF([.$F$38:.$F$138];[.$B8];[.AR$38:.AR$138])" table:style-name="ce60">
            <text:p>0</text:p>
          </table:table-cell>
          <table:table-cell office:value-type="float" office:value="0" table:formula="of:=SUMIF([.$F$38:.$F$138];[.$B8];[.AS$38:.AS$138])" table:style-name="ce60">
            <text:p>0</text:p>
          </table:table-cell>
          <table:table-cell office:value-type="float" office:value="0" table:formula="of:=SUMIF([.$F$38:.$F$138];[.$B8];[.AT$38:.AT$138])" table:style-name="ce60">
            <text:p>0</text:p>
          </table:table-cell>
          <table:table-cell office:value-type="float" office:value="0" table:formula="of:=SUMIF([.$F$38:.$F$138];[.$B8];[.AU$38:.AU$138])" table:style-name="ce60">
            <text:p>0</text:p>
          </table:table-cell>
          <table:table-cell office:value-type="float" office:value="0" table:formula="of:=SUMIF([.$F$38:.$F$138];[.$B8];[.AV$38:.AV$138])" table:style-name="ce60">
            <text:p>0</text:p>
          </table:table-cell>
          <table:table-cell office:value-type="float" office:value="0" table:formula="of:=SUMIF([.$F$38:.$F$138];[.$B8];[.AW$38:.AW$138])" table:style-name="ce60">
            <text:p>0</text:p>
          </table:table-cell>
          <table:table-cell office:value-type="float" office:value="0" table:formula="of:=SUMIF([.$F$38:.$F$138];[.$B8];[.AX$38:.AX$138])" table:style-name="ce60">
            <text:p>0</text:p>
          </table:table-cell>
          <table:table-cell office:value-type="float" office:value="0" table:formula="of:=SUMIF([.$F$38:.$F$138];[.$B8];[.AY$38:.AY$138])" table:style-name="ce60">
            <text:p>0</text:p>
          </table:table-cell>
          <table:table-cell office:value-type="float" office:value="0" table:formula="of:=SUMIF([.$F$38:.$F$138];[.$B8];[.AZ$38:.AZ$138])" table:style-name="ce60">
            <text:p>0</text:p>
          </table:table-cell>
          <table:table-cell office:value-type="float" office:value="0" table:formula="of:=SUMIF([.$F$38:.$F$138];[.$B8];[.BA$38:.BA$138])" table:style-name="ce60">
            <text:p>0</text:p>
          </table:table-cell>
          <table:table-cell office:value-type="float" office:value="0" table:formula="of:=SUMIF([.$F$38:.$F$138];[.$B8];[.BB$38:.BB$138])" table:style-name="ce60">
            <text:p>0</text:p>
          </table:table-cell>
          <table:table-cell office:value-type="float" office:value="0" table:formula="of:=SUMIF([.$F$38:.$F$138];[.$B8];[.BC$38:.BC$138])" table:style-name="ce60">
            <text:p>0</text:p>
          </table:table-cell>
          <table:table-cell office:value-type="float" office:value="0" table:formula="of:=SUMIF([.$F$38:.$F$138];[.$B8];[.BD$38:.BD$138])" table:style-name="ce60">
            <text:p>0</text:p>
          </table:table-cell>
          <table:table-cell office:value-type="float" office:value="0" table:formula="of:=SUMIF([.$F$38:.$F$138];[.$B8];[.BE$38:.BE$138])" table:style-name="ce60">
            <text:p>0</text:p>
          </table:table-cell>
          <table:table-cell office:value-type="float" office:value="0" table:formula="of:=SUMIF([.$F$38:.$F$138];[.$B8];[.BF$38:.BF$138])" table:style-name="ce60">
            <text:p>0</text:p>
          </table:table-cell>
          <table:table-cell office:value-type="float" office:value="0" table:formula="of:=SUMIF([.$F$38:.$F$138];[.$B8];[.BG$38:.BG$138])" table:style-name="ce60">
            <text:p>0</text:p>
          </table:table-cell>
          <table:table-cell office:value-type="float" office:value="0" table:formula="of:=SUMIF([.$F$38:.$F$138];[.$B8];[.BH$38:.BH$138])" table:style-name="ce60">
            <text:p>0</text:p>
          </table:table-cell>
          <table:table-cell office:value-type="float" office:value="0" table:formula="of:=SUMIF([.$F$38:.$F$138];[.$B8];[.BI$38:.BI$138])" table:style-name="ce60">
            <text:p>0</text:p>
          </table:table-cell>
          <table:table-cell office:value-type="float" office:value="0" table:formula="of:=SUMIF([.$F$38:.$F$138];[.$B8];[.BJ$38:.BJ$138])" table:style-name="ce60">
            <text:p>0</text:p>
          </table:table-cell>
          <table:table-cell office:value-type="float" office:value="0" table:formula="of:=SUMIF([.$F$38:.$F$138];[.$B8];[.BK$38:.BK$138])" table:style-name="ce60">
            <text:p>0</text:p>
          </table:table-cell>
          <table:table-cell office:value-type="float" office:value="0" table:formula="of:=SUMIF([.$F$38:.$F$138];[.$B8];[.BL$38:.BL$138])" table:style-name="ce60">
            <text:p>0</text:p>
          </table:table-cell>
          <table:table-cell office:value-type="float" office:value="0" table:formula="of:=SUMIF([.$F$38:.$F$138];[.$B8];[.BM$38:.BM$138])" table:style-name="ce60">
            <text:p>0</text:p>
          </table:table-cell>
          <table:table-cell office:value-type="float" office:value="0" table:formula="of:=SUMIF([.$F$38:.$F$138];[.$B8];[.BN$38:.BN$138])" table:style-name="ce60">
            <text:p>0</text:p>
          </table:table-cell>
          <table:table-cell office:value-type="float" office:value="0" table:formula="of:=SUMIF([.$F$38:.$F$138];[.$B8];[.BO$38:.BO$138])" table:style-name="ce60">
            <text:p>0</text:p>
          </table:table-cell>
          <table:table-cell office:value-type="float" office:value="0" table:formula="of:=SUMIF([.$F$38:.$F$138];[.$B8];[.BP$38:.BP$138])" table:style-name="ce60">
            <text:p>0</text:p>
          </table:table-cell>
          <table:table-cell office:value-type="float" office:value="0" table:formula="of:=SUMIF([.$F$38:.$F$138];[.$B8];[.BQ$38:.BQ$138])" table:style-name="ce60">
            <text:p>0</text:p>
          </table:table-cell>
          <table:table-cell office:value-type="float" office:value="0" table:formula="of:=SUMIF([.$F$38:.$F$138];[.$B8];[.BR$38:.BR$138])" table:style-name="ce60">
            <text:p>0</text:p>
          </table:table-cell>
          <table:table-cell office:value-type="float" office:value="0" table:formula="of:=SUMIF([.$F$38:.$F$138];[.$B8];[.BS$38:.BS$138])" table:style-name="ce60">
            <text:p>0</text:p>
          </table:table-cell>
          <table:table-cell office:value-type="float" office:value="0" table:formula="of:=SUMIF([.$F$38:.$F$138];[.$B8];[.BT$38:.BT$138])" table:style-name="ce60">
            <text:p>0</text:p>
          </table:table-cell>
          <table:table-cell office:value-type="float" office:value="0" table:formula="of:=SUMIF([.$F$38:.$F$138];[.$B8];[.BU$38:.BU$138])" table:style-name="ce60">
            <text:p>0</text:p>
          </table:table-cell>
          <table:table-cell office:value-type="float" office:value="0" table:formula="of:=SUMIF([.$F$38:.$F$138];[.$B8];[.BV$38:.BV$138])" table:style-name="ce60">
            <text:p>0</text:p>
          </table:table-cell>
          <table:table-cell office:value-type="float" office:value="0" table:formula="of:=SUMIF([.$F$38:.$F$138];[.$B8];[.BW$38:.BW$138])" table:style-name="ce60">
            <text:p>0</text:p>
          </table:table-cell>
          <table:table-cell office:value-type="float" office:value="0" table:formula="of:=SUMIF([.$F$38:.$F$138];[.$B8];[.BX$38:.BX$138])" table:style-name="ce60">
            <text:p>0</text:p>
          </table:table-cell>
          <table:table-cell office:value-type="float" office:value="0" table:formula="of:=SUMIF([.$F$38:.$F$138];[.$B8];[.BY$38:.BY$138])" table:style-name="ce60">
            <text:p>0</text:p>
          </table:table-cell>
          <table:table-cell office:value-type="float" office:value="0" table:formula="of:=SUMIF([.$F$38:.$F$138];[.$B8];[.BZ$38:.BZ$138])" table:style-name="ce60">
            <text:p>0</text:p>
          </table:table-cell>
          <table:table-cell office:value-type="float" office:value="0" table:formula="of:=SUMIF([.$F$38:.$F$138];[.$B8];[.CA$38:.CA$138])" table:style-name="ce60">
            <text:p>0</text:p>
          </table:table-cell>
          <table:table-cell office:value-type="float" office:value="0" table:formula="of:=SUMIF([.$F$38:.$F$138];[.$B8];[.CB$38:.CB$138])" table:style-name="ce60">
            <text:p>0</text:p>
          </table:table-cell>
          <table:table-cell office:value-type="float" office:value="0" table:formula="of:=SUMIF([.$F$38:.$F$138];[.$B8];[.CC$38:.CC$138])" table:style-name="ce60">
            <text:p>0</text:p>
          </table:table-cell>
          <table:table-cell office:value-type="float" office:value="0" table:formula="of:=SUMIF([.$F$38:.$F$138];[.$B8];[.CD$38:.CD$138])" table:style-name="ce60">
            <text:p>0</text:p>
          </table:table-cell>
          <table:table-cell office:value-type="float" office:value="0" table:formula="of:=SUMIF([.$F$38:.$F$138];[.$B8];[.CE$38:.CE$138])" table:style-name="ce60">
            <text:p>0</text:p>
          </table:table-cell>
          <table:table-cell office:value-type="float" office:value="0" table:formula="of:=SUMIF([.$F$38:.$F$138];[.$B8];[.CF$38:.CF$138])" table:style-name="ce60">
            <text:p>0</text:p>
          </table:table-cell>
          <table:table-cell office:value-type="float" office:value="0" table:formula="of:=SUMIF([.$F$38:.$F$138];[.$B8];[.CG$38:.CG$138])" table:style-name="ce60">
            <text:p>0</text:p>
          </table:table-cell>
          <table:table-cell office:value-type="float" office:value="0" table:formula="of:=SUMIF([.$F$38:.$F$138];[.$B8];[.CH$38:.CH$138])" table:style-name="ce60">
            <text:p>0</text:p>
          </table:table-cell>
          <table:table-cell office:value-type="float" office:value="0" table:formula="of:=SUMIF([.$F$38:.$F$138];[.$B8];[.CI$38:.CI$138])" table:style-name="ce60">
            <text:p>0</text:p>
          </table:table-cell>
          <table:table-cell office:value-type="float" office:value="0" table:formula="of:=SUMIF([.$F$38:.$F$138];[.$B8];[.CJ$38:.CJ$138])" table:style-name="ce60">
            <text:p>0</text:p>
          </table:table-cell>
          <table:table-cell office:value-type="float" office:value="0" table:formula="of:=SUMIF([.$F$38:.$F$138];[.$B8];[.CK$38:.CK$138])" table:style-name="ce60">
            <text:p>0</text:p>
          </table:table-cell>
          <table:table-cell office:value-type="float" office:value="0" table:formula="of:=SUMIF([.$F$38:.$F$138];[.$B8];[.CL$38:.CL$138])" table:style-name="ce60">
            <text:p>0</text:p>
          </table:table-cell>
          <table:table-cell office:value-type="float" office:value="0" table:formula="of:=SUMIF([.$F$38:.$F$138];[.$B8];[.CM$38:.CM$138])" table:style-name="ce60">
            <text:p>0</text:p>
          </table:table-cell>
          <table:table-cell office:value-type="float" office:value="0" table:formula="of:=SUMIF([.$F$38:.$F$138];[.$B8];[.CN$38:.CN$138])" table:style-name="ce60">
            <text:p>0</text:p>
          </table:table-cell>
          <table:table-cell office:value-type="float" office:value="0" table:formula="of:=SUMIF([.$F$38:.$F$138];[.$B8];[.CO$38:.CO$138])" table:style-name="ce60">
            <text:p>0</text:p>
          </table:table-cell>
          <table:table-cell office:value-type="float" office:value="0" table:formula="of:=SUMIF([.$F$38:.$F$138];[.$B8];[.CP$38:.CP$138])" table:style-name="ce60">
            <text:p>0</text:p>
          </table:table-cell>
          <table:table-cell office:value-type="float" office:value="0" table:formula="of:=SUMIF([.$F$38:.$F$138];[.$B8];[.CQ$38:.CQ$138])" table:style-name="ce60">
            <text:p>0</text:p>
          </table:table-cell>
          <table:table-cell office:value-type="float" office:value="0" table:formula="of:=SUMIF([.$F$38:.$F$138];[.$B8];[.CR$38:.CR$138])" table:style-name="ce60">
            <text:p>0</text:p>
          </table:table-cell>
          <table:table-cell office:value-type="float" office:value="0" table:formula="of:=SUMIF([.$F$38:.$F$138];[.$B8];[.CS$38:.CS$138])" table:style-name="ce60">
            <text:p>0</text:p>
          </table:table-cell>
          <table:table-cell office:value-type="float" office:value="0" table:formula="of:=SUMIF([.$F$38:.$F$138];[.$B8];[.CT$38:.CT$138])" table:style-name="ce60">
            <text:p>0</text:p>
          </table:table-cell>
          <table:table-cell office:value-type="float" office:value="0" table:formula="of:=SUMIF([.$F$38:.$F$138];[.$B8];[.CU$38:.CU$138])" table:style-name="ce60">
            <text:p>0</text:p>
          </table:table-cell>
          <table:table-cell office:value-type="float" office:value="0" table:formula="of:=SUMIF([.$F$38:.$F$138];[.$B8];[.CV$38:.CV$138])" table:style-name="ce60">
            <text:p>0</text:p>
          </table:table-cell>
          <table:table-cell office:value-type="float" office:value="0" table:formula="of:=SUMIF([.$F$38:.$F$138];[.$B8];[.CW$38:.CW$138])" table:style-name="ce60">
            <text:p>0</text:p>
          </table:table-cell>
          <table:table-cell office:value-type="float" office:value="0" table:formula="of:=SUMIF([.$F$38:.$F$138];[.$B8];[.CX$38:.CX$138])" table:style-name="ce60">
            <text:p>0</text:p>
          </table:table-cell>
          <table:table-cell office:value-type="float" office:value="0" table:formula="of:=SUMIF([.$F$38:.$F$138];[.$B8];[.CY$38:.CY$138])" table:style-name="ce60">
            <text:p>0</text:p>
          </table:table-cell>
          <table:table-cell office:value-type="float" office:value="0" table:formula="of:=SUMIF([.$F$38:.$F$138];[.$B8];[.CZ$38:.CZ$138])" table:style-name="ce60">
            <text:p>0</text:p>
          </table:table-cell>
          <table:table-cell office:value-type="float" office:value="0" table:formula="of:=SUMIF([.$F$38:.$F$138];[.$B8];[.DA$38:.DA$138])" table:style-name="ce60">
            <text:p>0</text:p>
          </table:table-cell>
          <table:table-cell office:value-type="float" office:value="0" table:formula="of:=SUMIF([.$F$38:.$F$138];[.$B8];[.DB$38:.DB$138])" table:style-name="ce60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Tim" table:formula="of:=IF([Setup.D11]&lt;&gt;&quot;&quot;;[Setup.D11];&quot;&quot;)" table:style-name="ce1">
            <text:p>Tim</text:p>
          </table:table-cell>
          <table:table-cell office:value-type="string" office:string-value="T" table:formula="of:=IF([Setup.E11]&lt;&gt;&quot;&quot;;[Setup.E11];&quot;&quot;)" table:style-name="ce1">
            <text:p>T</text:p>
          </table:table-cell>
          <table:table-cell office:value-type="float" office:value="0" table:formula="of:=SUMIF([.$F$38:.$F$138];[.$B9];[.$C$38:.$C$138])" table:style-name="ce52">
            <text:p>0</text:p>
          </table:table-cell>
          <table:table-cell office:value-type="float" office:value="0" table:formula="of:=SUMIF([.$F$38:.$F$138];[.$B9];[.$D$38:.$D$138])" table:style-name="ce55">
            <text:p>0</text:p>
          </table:table-cell>
          <table:table-cell office:value-type="float" office:value="0" table:formula="of:=([.C9]-[.D9])/[.B$1]" table:style-name="ce54">
            <text:p>0</text:p>
          </table:table-cell>
          <table:table-cell table:style-name="ce30"/>
          <table:table-cell office:value-type="float" office:value="0" table:formula="of:=SUMIF([.$F$38:.$F$138];[.$B9];[.G$38:.G$138])" table:style-name="ce60">
            <text:p>0</text:p>
          </table:table-cell>
          <table:table-cell office:value-type="float" office:value="0" table:formula="of:=SUMIF([.$F$38:.$F$138];[.$B9];[.H$38:.H$138])" table:style-name="ce60">
            <text:p>0</text:p>
          </table:table-cell>
          <table:table-cell office:value-type="float" office:value="0" table:formula="of:=SUMIF([.$F$38:.$F$138];[.$B9];[.I$38:.I$138])" table:style-name="ce60">
            <text:p>0</text:p>
          </table:table-cell>
          <table:table-cell office:value-type="float" office:value="0" table:formula="of:=SUMIF([.$F$38:.$F$138];[.$B9];[.J$38:.J$138])" table:style-name="ce60">
            <text:p>0</text:p>
          </table:table-cell>
          <table:table-cell office:value-type="float" office:value="0" table:formula="of:=SUMIF([.$F$38:.$F$138];[.$B9];[.K$38:.K$138])" table:style-name="ce60">
            <text:p>0</text:p>
          </table:table-cell>
          <table:table-cell office:value-type="float" office:value="0" table:formula="of:=SUMIF([.$F$38:.$F$138];[.$B9];[.L$38:.L$138])" table:style-name="ce60">
            <text:p>0</text:p>
          </table:table-cell>
          <table:table-cell office:value-type="float" office:value="0" table:formula="of:=SUMIF([.$F$38:.$F$138];[.$B9];[.M$38:.M$138])" table:style-name="ce60">
            <text:p>0</text:p>
          </table:table-cell>
          <table:table-cell office:value-type="float" office:value="0" table:formula="of:=SUMIF([.$F$38:.$F$138];[.$B9];[.N$38:.N$138])" table:style-name="ce60">
            <text:p>0</text:p>
          </table:table-cell>
          <table:table-cell office:value-type="float" office:value="0" table:formula="of:=SUMIF([.$F$38:.$F$138];[.$B9];[.O$38:.O$138])" table:style-name="ce60">
            <text:p>0</text:p>
          </table:table-cell>
          <table:table-cell office:value-type="float" office:value="0" table:formula="of:=SUMIF([.$F$38:.$F$138];[.$B9];[.P$38:.P$138])" table:style-name="ce60">
            <text:p>0</text:p>
          </table:table-cell>
          <table:table-cell office:value-type="float" office:value="0" table:formula="of:=SUMIF([.$F$38:.$F$138];[.$B9];[.Q$38:.Q$138])" table:style-name="ce60">
            <text:p>0</text:p>
          </table:table-cell>
          <table:table-cell office:value-type="float" office:value="0" table:formula="of:=SUMIF([.$F$38:.$F$138];[.$B9];[.R$38:.R$138])" table:style-name="ce60">
            <text:p>0</text:p>
          </table:table-cell>
          <table:table-cell office:value-type="float" office:value="0" table:formula="of:=SUMIF([.$F$38:.$F$138];[.$B9];[.S$38:.S$138])" table:style-name="ce60">
            <text:p>0</text:p>
          </table:table-cell>
          <table:table-cell office:value-type="float" office:value="0" table:formula="of:=SUMIF([.$F$38:.$F$138];[.$B9];[.T$38:.T$138])" table:style-name="ce60">
            <text:p>0</text:p>
          </table:table-cell>
          <table:table-cell office:value-type="float" office:value="0" table:formula="of:=SUMIF([.$F$38:.$F$138];[.$B9];[.U$38:.U$138])" table:style-name="ce60">
            <text:p>0</text:p>
          </table:table-cell>
          <table:table-cell office:value-type="float" office:value="0" table:formula="of:=SUMIF([.$F$38:.$F$138];[.$B9];[.V$38:.V$138])" table:style-name="ce60">
            <text:p>0</text:p>
          </table:table-cell>
          <table:table-cell office:value-type="float" office:value="0" table:formula="of:=SUMIF([.$F$38:.$F$138];[.$B9];[.W$38:.W$138])" table:style-name="ce60">
            <text:p>0</text:p>
          </table:table-cell>
          <table:table-cell office:value-type="float" office:value="0" table:formula="of:=SUMIF([.$F$38:.$F$138];[.$B9];[.X$38:.X$138])" table:style-name="ce60">
            <text:p>0</text:p>
          </table:table-cell>
          <table:table-cell office:value-type="float" office:value="0" table:formula="of:=SUMIF([.$F$38:.$F$138];[.$B9];[.Y$38:.Y$138])" table:style-name="ce60">
            <text:p>0</text:p>
          </table:table-cell>
          <table:table-cell office:value-type="float" office:value="0" table:formula="of:=SUMIF([.$F$38:.$F$138];[.$B9];[.Z$38:.Z$138])" table:style-name="ce60">
            <text:p>0</text:p>
          </table:table-cell>
          <table:table-cell office:value-type="float" office:value="0" table:formula="of:=SUMIF([.$F$38:.$F$138];[.$B9];[.AA$38:.AA$138])" table:style-name="ce60">
            <text:p>0</text:p>
          </table:table-cell>
          <table:table-cell office:value-type="float" office:value="0" table:formula="of:=SUMIF([.$F$38:.$F$138];[.$B9];[.AB$38:.AB$138])" table:style-name="ce60">
            <text:p>0</text:p>
          </table:table-cell>
          <table:table-cell office:value-type="float" office:value="0" table:formula="of:=SUMIF([.$F$38:.$F$138];[.$B9];[.AC$38:.AC$138])" table:style-name="ce60">
            <text:p>0</text:p>
          </table:table-cell>
          <table:table-cell office:value-type="float" office:value="0" table:formula="of:=SUMIF([.$F$38:.$F$138];[.$B9];[.AD$38:.AD$138])" table:style-name="ce60">
            <text:p>0</text:p>
          </table:table-cell>
          <table:table-cell office:value-type="float" office:value="0" table:formula="of:=SUMIF([.$F$38:.$F$138];[.$B9];[.AE$38:.AE$138])" table:style-name="ce60">
            <text:p>0</text:p>
          </table:table-cell>
          <table:table-cell office:value-type="float" office:value="0" table:formula="of:=SUMIF([.$F$38:.$F$138];[.$B9];[.AF$38:.AF$138])" table:style-name="ce60">
            <text:p>0</text:p>
          </table:table-cell>
          <table:table-cell office:value-type="float" office:value="0" table:formula="of:=SUMIF([.$F$38:.$F$138];[.$B9];[.AG$38:.AG$138])" table:style-name="ce60">
            <text:p>0</text:p>
          </table:table-cell>
          <table:table-cell office:value-type="float" office:value="0" table:formula="of:=SUMIF([.$F$38:.$F$138];[.$B9];[.AH$38:.AH$138])" table:style-name="ce60">
            <text:p>0</text:p>
          </table:table-cell>
          <table:table-cell office:value-type="float" office:value="0" table:formula="of:=SUMIF([.$F$38:.$F$138];[.$B9];[.AI$38:.AI$138])" table:style-name="ce60">
            <text:p>0</text:p>
          </table:table-cell>
          <table:table-cell office:value-type="float" office:value="0" table:formula="of:=SUMIF([.$F$38:.$F$138];[.$B9];[.AJ$38:.AJ$138])" table:style-name="ce60">
            <text:p>0</text:p>
          </table:table-cell>
          <table:table-cell office:value-type="float" office:value="0" table:formula="of:=SUMIF([.$F$38:.$F$138];[.$B9];[.AK$38:.AK$138])" table:style-name="ce60">
            <text:p>0</text:p>
          </table:table-cell>
          <table:table-cell office:value-type="float" office:value="0" table:formula="of:=SUMIF([.$F$38:.$F$138];[.$B9];[.AL$38:.AL$138])" table:style-name="ce60">
            <text:p>0</text:p>
          </table:table-cell>
          <table:table-cell office:value-type="float" office:value="0" table:formula="of:=SUMIF([.$F$38:.$F$138];[.$B9];[.AM$38:.AM$138])" table:style-name="ce60">
            <text:p>0</text:p>
          </table:table-cell>
          <table:table-cell office:value-type="float" office:value="0" table:formula="of:=SUMIF([.$F$38:.$F$138];[.$B9];[.AN$38:.AN$138])" table:style-name="ce60">
            <text:p>0</text:p>
          </table:table-cell>
          <table:table-cell office:value-type="float" office:value="0" table:formula="of:=SUMIF([.$F$38:.$F$138];[.$B9];[.AO$38:.AO$138])" table:style-name="ce60">
            <text:p>0</text:p>
          </table:table-cell>
          <table:table-cell office:value-type="float" office:value="0" table:formula="of:=SUMIF([.$F$38:.$F$138];[.$B9];[.AP$38:.AP$138])" table:style-name="ce60">
            <text:p>0</text:p>
          </table:table-cell>
          <table:table-cell office:value-type="float" office:value="0" table:formula="of:=SUMIF([.$F$38:.$F$138];[.$B9];[.AQ$38:.AQ$138])" table:style-name="ce60">
            <text:p>0</text:p>
          </table:table-cell>
          <table:table-cell office:value-type="float" office:value="0" table:formula="of:=SUMIF([.$F$38:.$F$138];[.$B9];[.AR$38:.AR$138])" table:style-name="ce60">
            <text:p>0</text:p>
          </table:table-cell>
          <table:table-cell office:value-type="float" office:value="0" table:formula="of:=SUMIF([.$F$38:.$F$138];[.$B9];[.AS$38:.AS$138])" table:style-name="ce60">
            <text:p>0</text:p>
          </table:table-cell>
          <table:table-cell office:value-type="float" office:value="0" table:formula="of:=SUMIF([.$F$38:.$F$138];[.$B9];[.AT$38:.AT$138])" table:style-name="ce60">
            <text:p>0</text:p>
          </table:table-cell>
          <table:table-cell office:value-type="float" office:value="0" table:formula="of:=SUMIF([.$F$38:.$F$138];[.$B9];[.AU$38:.AU$138])" table:style-name="ce60">
            <text:p>0</text:p>
          </table:table-cell>
          <table:table-cell office:value-type="float" office:value="0" table:formula="of:=SUMIF([.$F$38:.$F$138];[.$B9];[.AV$38:.AV$138])" table:style-name="ce60">
            <text:p>0</text:p>
          </table:table-cell>
          <table:table-cell office:value-type="float" office:value="0" table:formula="of:=SUMIF([.$F$38:.$F$138];[.$B9];[.AW$38:.AW$138])" table:style-name="ce60">
            <text:p>0</text:p>
          </table:table-cell>
          <table:table-cell office:value-type="float" office:value="0" table:formula="of:=SUMIF([.$F$38:.$F$138];[.$B9];[.AX$38:.AX$138])" table:style-name="ce60">
            <text:p>0</text:p>
          </table:table-cell>
          <table:table-cell office:value-type="float" office:value="0" table:formula="of:=SUMIF([.$F$38:.$F$138];[.$B9];[.AY$38:.AY$138])" table:style-name="ce60">
            <text:p>0</text:p>
          </table:table-cell>
          <table:table-cell office:value-type="float" office:value="0" table:formula="of:=SUMIF([.$F$38:.$F$138];[.$B9];[.AZ$38:.AZ$138])" table:style-name="ce60">
            <text:p>0</text:p>
          </table:table-cell>
          <table:table-cell office:value-type="float" office:value="0" table:formula="of:=SUMIF([.$F$38:.$F$138];[.$B9];[.BA$38:.BA$138])" table:style-name="ce60">
            <text:p>0</text:p>
          </table:table-cell>
          <table:table-cell office:value-type="float" office:value="0" table:formula="of:=SUMIF([.$F$38:.$F$138];[.$B9];[.BB$38:.BB$138])" table:style-name="ce60">
            <text:p>0</text:p>
          </table:table-cell>
          <table:table-cell office:value-type="float" office:value="0" table:formula="of:=SUMIF([.$F$38:.$F$138];[.$B9];[.BC$38:.BC$138])" table:style-name="ce60">
            <text:p>0</text:p>
          </table:table-cell>
          <table:table-cell office:value-type="float" office:value="0" table:formula="of:=SUMIF([.$F$38:.$F$138];[.$B9];[.BD$38:.BD$138])" table:style-name="ce60">
            <text:p>0</text:p>
          </table:table-cell>
          <table:table-cell office:value-type="float" office:value="0" table:formula="of:=SUMIF([.$F$38:.$F$138];[.$B9];[.BE$38:.BE$138])" table:style-name="ce60">
            <text:p>0</text:p>
          </table:table-cell>
          <table:table-cell office:value-type="float" office:value="0" table:formula="of:=SUMIF([.$F$38:.$F$138];[.$B9];[.BF$38:.BF$138])" table:style-name="ce60">
            <text:p>0</text:p>
          </table:table-cell>
          <table:table-cell office:value-type="float" office:value="0" table:formula="of:=SUMIF([.$F$38:.$F$138];[.$B9];[.BG$38:.BG$138])" table:style-name="ce60">
            <text:p>0</text:p>
          </table:table-cell>
          <table:table-cell office:value-type="float" office:value="0" table:formula="of:=SUMIF([.$F$38:.$F$138];[.$B9];[.BH$38:.BH$138])" table:style-name="ce60">
            <text:p>0</text:p>
          </table:table-cell>
          <table:table-cell office:value-type="float" office:value="0" table:formula="of:=SUMIF([.$F$38:.$F$138];[.$B9];[.BI$38:.BI$138])" table:style-name="ce60">
            <text:p>0</text:p>
          </table:table-cell>
          <table:table-cell office:value-type="float" office:value="0" table:formula="of:=SUMIF([.$F$38:.$F$138];[.$B9];[.BJ$38:.BJ$138])" table:style-name="ce60">
            <text:p>0</text:p>
          </table:table-cell>
          <table:table-cell office:value-type="float" office:value="0" table:formula="of:=SUMIF([.$F$38:.$F$138];[.$B9];[.BK$38:.BK$138])" table:style-name="ce60">
            <text:p>0</text:p>
          </table:table-cell>
          <table:table-cell office:value-type="float" office:value="0" table:formula="of:=SUMIF([.$F$38:.$F$138];[.$B9];[.BL$38:.BL$138])" table:style-name="ce60">
            <text:p>0</text:p>
          </table:table-cell>
          <table:table-cell office:value-type="float" office:value="0" table:formula="of:=SUMIF([.$F$38:.$F$138];[.$B9];[.BM$38:.BM$138])" table:style-name="ce60">
            <text:p>0</text:p>
          </table:table-cell>
          <table:table-cell office:value-type="float" office:value="0" table:formula="of:=SUMIF([.$F$38:.$F$138];[.$B9];[.BN$38:.BN$138])" table:style-name="ce60">
            <text:p>0</text:p>
          </table:table-cell>
          <table:table-cell office:value-type="float" office:value="0" table:formula="of:=SUMIF([.$F$38:.$F$138];[.$B9];[.BO$38:.BO$138])" table:style-name="ce60">
            <text:p>0</text:p>
          </table:table-cell>
          <table:table-cell office:value-type="float" office:value="0" table:formula="of:=SUMIF([.$F$38:.$F$138];[.$B9];[.BP$38:.BP$138])" table:style-name="ce60">
            <text:p>0</text:p>
          </table:table-cell>
          <table:table-cell office:value-type="float" office:value="0" table:formula="of:=SUMIF([.$F$38:.$F$138];[.$B9];[.BQ$38:.BQ$138])" table:style-name="ce60">
            <text:p>0</text:p>
          </table:table-cell>
          <table:table-cell office:value-type="float" office:value="0" table:formula="of:=SUMIF([.$F$38:.$F$138];[.$B9];[.BR$38:.BR$138])" table:style-name="ce60">
            <text:p>0</text:p>
          </table:table-cell>
          <table:table-cell office:value-type="float" office:value="0" table:formula="of:=SUMIF([.$F$38:.$F$138];[.$B9];[.BS$38:.BS$138])" table:style-name="ce60">
            <text:p>0</text:p>
          </table:table-cell>
          <table:table-cell office:value-type="float" office:value="0" table:formula="of:=SUMIF([.$F$38:.$F$138];[.$B9];[.BT$38:.BT$138])" table:style-name="ce60">
            <text:p>0</text:p>
          </table:table-cell>
          <table:table-cell office:value-type="float" office:value="0" table:formula="of:=SUMIF([.$F$38:.$F$138];[.$B9];[.BU$38:.BU$138])" table:style-name="ce60">
            <text:p>0</text:p>
          </table:table-cell>
          <table:table-cell office:value-type="float" office:value="0" table:formula="of:=SUMIF([.$F$38:.$F$138];[.$B9];[.BV$38:.BV$138])" table:style-name="ce60">
            <text:p>0</text:p>
          </table:table-cell>
          <table:table-cell office:value-type="float" office:value="0" table:formula="of:=SUMIF([.$F$38:.$F$138];[.$B9];[.BW$38:.BW$138])" table:style-name="ce60">
            <text:p>0</text:p>
          </table:table-cell>
          <table:table-cell office:value-type="float" office:value="0" table:formula="of:=SUMIF([.$F$38:.$F$138];[.$B9];[.BX$38:.BX$138])" table:style-name="ce60">
            <text:p>0</text:p>
          </table:table-cell>
          <table:table-cell office:value-type="float" office:value="0" table:formula="of:=SUMIF([.$F$38:.$F$138];[.$B9];[.BY$38:.BY$138])" table:style-name="ce60">
            <text:p>0</text:p>
          </table:table-cell>
          <table:table-cell office:value-type="float" office:value="0" table:formula="of:=SUMIF([.$F$38:.$F$138];[.$B9];[.BZ$38:.BZ$138])" table:style-name="ce60">
            <text:p>0</text:p>
          </table:table-cell>
          <table:table-cell office:value-type="float" office:value="0" table:formula="of:=SUMIF([.$F$38:.$F$138];[.$B9];[.CA$38:.CA$138])" table:style-name="ce60">
            <text:p>0</text:p>
          </table:table-cell>
          <table:table-cell office:value-type="float" office:value="0" table:formula="of:=SUMIF([.$F$38:.$F$138];[.$B9];[.CB$38:.CB$138])" table:style-name="ce60">
            <text:p>0</text:p>
          </table:table-cell>
          <table:table-cell office:value-type="float" office:value="0" table:formula="of:=SUMIF([.$F$38:.$F$138];[.$B9];[.CC$38:.CC$138])" table:style-name="ce60">
            <text:p>0</text:p>
          </table:table-cell>
          <table:table-cell office:value-type="float" office:value="0" table:formula="of:=SUMIF([.$F$38:.$F$138];[.$B9];[.CD$38:.CD$138])" table:style-name="ce60">
            <text:p>0</text:p>
          </table:table-cell>
          <table:table-cell office:value-type="float" office:value="0" table:formula="of:=SUMIF([.$F$38:.$F$138];[.$B9];[.CE$38:.CE$138])" table:style-name="ce60">
            <text:p>0</text:p>
          </table:table-cell>
          <table:table-cell office:value-type="float" office:value="0" table:formula="of:=SUMIF([.$F$38:.$F$138];[.$B9];[.CF$38:.CF$138])" table:style-name="ce60">
            <text:p>0</text:p>
          </table:table-cell>
          <table:table-cell office:value-type="float" office:value="0" table:formula="of:=SUMIF([.$F$38:.$F$138];[.$B9];[.CG$38:.CG$138])" table:style-name="ce60">
            <text:p>0</text:p>
          </table:table-cell>
          <table:table-cell office:value-type="float" office:value="0" table:formula="of:=SUMIF([.$F$38:.$F$138];[.$B9];[.CH$38:.CH$138])" table:style-name="ce60">
            <text:p>0</text:p>
          </table:table-cell>
          <table:table-cell office:value-type="float" office:value="0" table:formula="of:=SUMIF([.$F$38:.$F$138];[.$B9];[.CI$38:.CI$138])" table:style-name="ce60">
            <text:p>0</text:p>
          </table:table-cell>
          <table:table-cell office:value-type="float" office:value="0" table:formula="of:=SUMIF([.$F$38:.$F$138];[.$B9];[.CJ$38:.CJ$138])" table:style-name="ce60">
            <text:p>0</text:p>
          </table:table-cell>
          <table:table-cell office:value-type="float" office:value="0" table:formula="of:=SUMIF([.$F$38:.$F$138];[.$B9];[.CK$38:.CK$138])" table:style-name="ce60">
            <text:p>0</text:p>
          </table:table-cell>
          <table:table-cell office:value-type="float" office:value="0" table:formula="of:=SUMIF([.$F$38:.$F$138];[.$B9];[.CL$38:.CL$138])" table:style-name="ce60">
            <text:p>0</text:p>
          </table:table-cell>
          <table:table-cell office:value-type="float" office:value="0" table:formula="of:=SUMIF([.$F$38:.$F$138];[.$B9];[.CM$38:.CM$138])" table:style-name="ce60">
            <text:p>0</text:p>
          </table:table-cell>
          <table:table-cell office:value-type="float" office:value="0" table:formula="of:=SUMIF([.$F$38:.$F$138];[.$B9];[.CN$38:.CN$138])" table:style-name="ce60">
            <text:p>0</text:p>
          </table:table-cell>
          <table:table-cell office:value-type="float" office:value="0" table:formula="of:=SUMIF([.$F$38:.$F$138];[.$B9];[.CO$38:.CO$138])" table:style-name="ce60">
            <text:p>0</text:p>
          </table:table-cell>
          <table:table-cell office:value-type="float" office:value="0" table:formula="of:=SUMIF([.$F$38:.$F$138];[.$B9];[.CP$38:.CP$138])" table:style-name="ce60">
            <text:p>0</text:p>
          </table:table-cell>
          <table:table-cell office:value-type="float" office:value="0" table:formula="of:=SUMIF([.$F$38:.$F$138];[.$B9];[.CQ$38:.CQ$138])" table:style-name="ce60">
            <text:p>0</text:p>
          </table:table-cell>
          <table:table-cell office:value-type="float" office:value="0" table:formula="of:=SUMIF([.$F$38:.$F$138];[.$B9];[.CR$38:.CR$138])" table:style-name="ce60">
            <text:p>0</text:p>
          </table:table-cell>
          <table:table-cell office:value-type="float" office:value="0" table:formula="of:=SUMIF([.$F$38:.$F$138];[.$B9];[.CS$38:.CS$138])" table:style-name="ce60">
            <text:p>0</text:p>
          </table:table-cell>
          <table:table-cell office:value-type="float" office:value="0" table:formula="of:=SUMIF([.$F$38:.$F$138];[.$B9];[.CT$38:.CT$138])" table:style-name="ce60">
            <text:p>0</text:p>
          </table:table-cell>
          <table:table-cell office:value-type="float" office:value="0" table:formula="of:=SUMIF([.$F$38:.$F$138];[.$B9];[.CU$38:.CU$138])" table:style-name="ce60">
            <text:p>0</text:p>
          </table:table-cell>
          <table:table-cell office:value-type="float" office:value="0" table:formula="of:=SUMIF([.$F$38:.$F$138];[.$B9];[.CV$38:.CV$138])" table:style-name="ce60">
            <text:p>0</text:p>
          </table:table-cell>
          <table:table-cell office:value-type="float" office:value="0" table:formula="of:=SUMIF([.$F$38:.$F$138];[.$B9];[.CW$38:.CW$138])" table:style-name="ce60">
            <text:p>0</text:p>
          </table:table-cell>
          <table:table-cell office:value-type="float" office:value="0" table:formula="of:=SUMIF([.$F$38:.$F$138];[.$B9];[.CX$38:.CX$138])" table:style-name="ce60">
            <text:p>0</text:p>
          </table:table-cell>
          <table:table-cell office:value-type="float" office:value="0" table:formula="of:=SUMIF([.$F$38:.$F$138];[.$B9];[.CY$38:.CY$138])" table:style-name="ce60">
            <text:p>0</text:p>
          </table:table-cell>
          <table:table-cell office:value-type="float" office:value="0" table:formula="of:=SUMIF([.$F$38:.$F$138];[.$B9];[.CZ$38:.CZ$138])" table:style-name="ce60">
            <text:p>0</text:p>
          </table:table-cell>
          <table:table-cell office:value-type="float" office:value="0" table:formula="of:=SUMIF([.$F$38:.$F$138];[.$B9];[.DA$38:.DA$138])" table:style-name="ce60">
            <text:p>0</text:p>
          </table:table-cell>
          <table:table-cell office:value-type="float" office:value="0" table:formula="of:=SUMIF([.$F$38:.$F$138];[.$B9];[.DB$38:.DB$138])" table:style-name="ce60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Matt" table:formula="of:=IF([Setup.D12]&lt;&gt;&quot;&quot;;[Setup.D12];&quot;&quot;)" table:style-name="ce1">
            <text:p>Matt</text:p>
          </table:table-cell>
          <table:table-cell office:value-type="string" office:string-value="M" table:formula="of:=IF([Setup.E12]&lt;&gt;&quot;&quot;;[Setup.E12];&quot;&quot;)" table:style-name="ce1">
            <text:p>M</text:p>
          </table:table-cell>
          <table:table-cell office:value-type="float" office:value="0" table:formula="of:=SUMIF([.$F$38:.$F$138];[.$B10];[.$C$38:.$C$138])" table:style-name="ce52">
            <text:p>0</text:p>
          </table:table-cell>
          <table:table-cell office:value-type="float" office:value="0" table:formula="of:=SUMIF([.$F$38:.$F$138];[.$B10];[.$D$38:.$D$138])" table:style-name="ce55">
            <text:p>0</text:p>
          </table:table-cell>
          <table:table-cell office:value-type="float" office:value="0" table:formula="of:=([.C10]-[.D10])/[.B$1]" table:style-name="ce54">
            <text:p>0</text:p>
          </table:table-cell>
          <table:table-cell table:style-name="ce30"/>
          <table:table-cell office:value-type="float" office:value="0" table:formula="of:=SUMIF([.$F$38:.$F$138];[.$B10];[.G$38:.G$138])" table:style-name="ce60">
            <text:p>0</text:p>
          </table:table-cell>
          <table:table-cell office:value-type="float" office:value="0" table:formula="of:=SUMIF([.$F$38:.$F$138];[.$B10];[.H$38:.H$138])" table:style-name="ce60">
            <text:p>0</text:p>
          </table:table-cell>
          <table:table-cell office:value-type="float" office:value="0" table:formula="of:=SUMIF([.$F$38:.$F$138];[.$B10];[.I$38:.I$138])" table:style-name="ce60">
            <text:p>0</text:p>
          </table:table-cell>
          <table:table-cell office:value-type="float" office:value="0" table:formula="of:=SUMIF([.$F$38:.$F$138];[.$B10];[.J$38:.J$138])" table:style-name="ce60">
            <text:p>0</text:p>
          </table:table-cell>
          <table:table-cell office:value-type="float" office:value="0" table:formula="of:=SUMIF([.$F$38:.$F$138];[.$B10];[.K$38:.K$138])" table:style-name="ce60">
            <text:p>0</text:p>
          </table:table-cell>
          <table:table-cell office:value-type="float" office:value="0" table:formula="of:=SUMIF([.$F$38:.$F$138];[.$B10];[.L$38:.L$138])" table:style-name="ce60">
            <text:p>0</text:p>
          </table:table-cell>
          <table:table-cell office:value-type="float" office:value="0" table:formula="of:=SUMIF([.$F$38:.$F$138];[.$B10];[.M$38:.M$138])" table:style-name="ce60">
            <text:p>0</text:p>
          </table:table-cell>
          <table:table-cell office:value-type="float" office:value="0" table:formula="of:=SUMIF([.$F$38:.$F$138];[.$B10];[.N$38:.N$138])" table:style-name="ce60">
            <text:p>0</text:p>
          </table:table-cell>
          <table:table-cell office:value-type="float" office:value="0" table:formula="of:=SUMIF([.$F$38:.$F$138];[.$B10];[.O$38:.O$138])" table:style-name="ce60">
            <text:p>0</text:p>
          </table:table-cell>
          <table:table-cell office:value-type="float" office:value="0" table:formula="of:=SUMIF([.$F$38:.$F$138];[.$B10];[.P$38:.P$138])" table:style-name="ce60">
            <text:p>0</text:p>
          </table:table-cell>
          <table:table-cell office:value-type="float" office:value="0" table:formula="of:=SUMIF([.$F$38:.$F$138];[.$B10];[.Q$38:.Q$138])" table:style-name="ce60">
            <text:p>0</text:p>
          </table:table-cell>
          <table:table-cell office:value-type="float" office:value="0" table:formula="of:=SUMIF([.$F$38:.$F$138];[.$B10];[.R$38:.R$138])" table:style-name="ce60">
            <text:p>0</text:p>
          </table:table-cell>
          <table:table-cell office:value-type="float" office:value="0" table:formula="of:=SUMIF([.$F$38:.$F$138];[.$B10];[.S$38:.S$138])" table:style-name="ce60">
            <text:p>0</text:p>
          </table:table-cell>
          <table:table-cell office:value-type="float" office:value="0" table:formula="of:=SUMIF([.$F$38:.$F$138];[.$B10];[.T$38:.T$138])" table:style-name="ce60">
            <text:p>0</text:p>
          </table:table-cell>
          <table:table-cell office:value-type="float" office:value="0" table:formula="of:=SUMIF([.$F$38:.$F$138];[.$B10];[.U$38:.U$138])" table:style-name="ce60">
            <text:p>0</text:p>
          </table:table-cell>
          <table:table-cell office:value-type="float" office:value="0" table:formula="of:=SUMIF([.$F$38:.$F$138];[.$B10];[.V$38:.V$138])" table:style-name="ce60">
            <text:p>0</text:p>
          </table:table-cell>
          <table:table-cell office:value-type="float" office:value="0" table:formula="of:=SUMIF([.$F$38:.$F$138];[.$B10];[.W$38:.W$138])" table:style-name="ce60">
            <text:p>0</text:p>
          </table:table-cell>
          <table:table-cell office:value-type="float" office:value="0" table:formula="of:=SUMIF([.$F$38:.$F$138];[.$B10];[.X$38:.X$138])" table:style-name="ce60">
            <text:p>0</text:p>
          </table:table-cell>
          <table:table-cell office:value-type="float" office:value="0" table:formula="of:=SUMIF([.$F$38:.$F$138];[.$B10];[.Y$38:.Y$138])" table:style-name="ce60">
            <text:p>0</text:p>
          </table:table-cell>
          <table:table-cell office:value-type="float" office:value="0" table:formula="of:=SUMIF([.$F$38:.$F$138];[.$B10];[.Z$38:.Z$138])" table:style-name="ce60">
            <text:p>0</text:p>
          </table:table-cell>
          <table:table-cell office:value-type="float" office:value="0" table:formula="of:=SUMIF([.$F$38:.$F$138];[.$B10];[.AA$38:.AA$138])" table:style-name="ce60">
            <text:p>0</text:p>
          </table:table-cell>
          <table:table-cell office:value-type="float" office:value="0" table:formula="of:=SUMIF([.$F$38:.$F$138];[.$B10];[.AB$38:.AB$138])" table:style-name="ce60">
            <text:p>0</text:p>
          </table:table-cell>
          <table:table-cell office:value-type="float" office:value="0" table:formula="of:=SUMIF([.$F$38:.$F$138];[.$B10];[.AC$38:.AC$138])" table:style-name="ce60">
            <text:p>0</text:p>
          </table:table-cell>
          <table:table-cell office:value-type="float" office:value="0" table:formula="of:=SUMIF([.$F$38:.$F$138];[.$B10];[.AD$38:.AD$138])" table:style-name="ce60">
            <text:p>0</text:p>
          </table:table-cell>
          <table:table-cell office:value-type="float" office:value="0" table:formula="of:=SUMIF([.$F$38:.$F$138];[.$B10];[.AE$38:.AE$138])" table:style-name="ce60">
            <text:p>0</text:p>
          </table:table-cell>
          <table:table-cell office:value-type="float" office:value="0" table:formula="of:=SUMIF([.$F$38:.$F$138];[.$B10];[.AF$38:.AF$138])" table:style-name="ce60">
            <text:p>0</text:p>
          </table:table-cell>
          <table:table-cell office:value-type="float" office:value="0" table:formula="of:=SUMIF([.$F$38:.$F$138];[.$B10];[.AG$38:.AG$138])" table:style-name="ce60">
            <text:p>0</text:p>
          </table:table-cell>
          <table:table-cell office:value-type="float" office:value="0" table:formula="of:=SUMIF([.$F$38:.$F$138];[.$B10];[.AH$38:.AH$138])" table:style-name="ce60">
            <text:p>0</text:p>
          </table:table-cell>
          <table:table-cell office:value-type="float" office:value="0" table:formula="of:=SUMIF([.$F$38:.$F$138];[.$B10];[.AI$38:.AI$138])" table:style-name="ce60">
            <text:p>0</text:p>
          </table:table-cell>
          <table:table-cell office:value-type="float" office:value="0" table:formula="of:=SUMIF([.$F$38:.$F$138];[.$B10];[.AJ$38:.AJ$138])" table:style-name="ce60">
            <text:p>0</text:p>
          </table:table-cell>
          <table:table-cell office:value-type="float" office:value="0" table:formula="of:=SUMIF([.$F$38:.$F$138];[.$B10];[.AK$38:.AK$138])" table:style-name="ce60">
            <text:p>0</text:p>
          </table:table-cell>
          <table:table-cell office:value-type="float" office:value="0" table:formula="of:=SUMIF([.$F$38:.$F$138];[.$B10];[.AL$38:.AL$138])" table:style-name="ce60">
            <text:p>0</text:p>
          </table:table-cell>
          <table:table-cell office:value-type="float" office:value="0" table:formula="of:=SUMIF([.$F$38:.$F$138];[.$B10];[.AM$38:.AM$138])" table:style-name="ce60">
            <text:p>0</text:p>
          </table:table-cell>
          <table:table-cell office:value-type="float" office:value="0" table:formula="of:=SUMIF([.$F$38:.$F$138];[.$B10];[.AN$38:.AN$138])" table:style-name="ce60">
            <text:p>0</text:p>
          </table:table-cell>
          <table:table-cell office:value-type="float" office:value="0" table:formula="of:=SUMIF([.$F$38:.$F$138];[.$B10];[.AO$38:.AO$138])" table:style-name="ce60">
            <text:p>0</text:p>
          </table:table-cell>
          <table:table-cell office:value-type="float" office:value="0" table:formula="of:=SUMIF([.$F$38:.$F$138];[.$B10];[.AP$38:.AP$138])" table:style-name="ce60">
            <text:p>0</text:p>
          </table:table-cell>
          <table:table-cell office:value-type="float" office:value="0" table:formula="of:=SUMIF([.$F$38:.$F$138];[.$B10];[.AQ$38:.AQ$138])" table:style-name="ce60">
            <text:p>0</text:p>
          </table:table-cell>
          <table:table-cell office:value-type="float" office:value="0" table:formula="of:=SUMIF([.$F$38:.$F$138];[.$B10];[.AR$38:.AR$138])" table:style-name="ce60">
            <text:p>0</text:p>
          </table:table-cell>
          <table:table-cell office:value-type="float" office:value="0" table:formula="of:=SUMIF([.$F$38:.$F$138];[.$B10];[.AS$38:.AS$138])" table:style-name="ce60">
            <text:p>0</text:p>
          </table:table-cell>
          <table:table-cell office:value-type="float" office:value="0" table:formula="of:=SUMIF([.$F$38:.$F$138];[.$B10];[.AT$38:.AT$138])" table:style-name="ce60">
            <text:p>0</text:p>
          </table:table-cell>
          <table:table-cell office:value-type="float" office:value="0" table:formula="of:=SUMIF([.$F$38:.$F$138];[.$B10];[.AU$38:.AU$138])" table:style-name="ce60">
            <text:p>0</text:p>
          </table:table-cell>
          <table:table-cell office:value-type="float" office:value="0" table:formula="of:=SUMIF([.$F$38:.$F$138];[.$B10];[.AV$38:.AV$138])" table:style-name="ce60">
            <text:p>0</text:p>
          </table:table-cell>
          <table:table-cell office:value-type="float" office:value="0" table:formula="of:=SUMIF([.$F$38:.$F$138];[.$B10];[.AW$38:.AW$138])" table:style-name="ce60">
            <text:p>0</text:p>
          </table:table-cell>
          <table:table-cell office:value-type="float" office:value="0" table:formula="of:=SUMIF([.$F$38:.$F$138];[.$B10];[.AX$38:.AX$138])" table:style-name="ce60">
            <text:p>0</text:p>
          </table:table-cell>
          <table:table-cell office:value-type="float" office:value="0" table:formula="of:=SUMIF([.$F$38:.$F$138];[.$B10];[.AY$38:.AY$138])" table:style-name="ce60">
            <text:p>0</text:p>
          </table:table-cell>
          <table:table-cell office:value-type="float" office:value="0" table:formula="of:=SUMIF([.$F$38:.$F$138];[.$B10];[.AZ$38:.AZ$138])" table:style-name="ce60">
            <text:p>0</text:p>
          </table:table-cell>
          <table:table-cell office:value-type="float" office:value="0" table:formula="of:=SUMIF([.$F$38:.$F$138];[.$B10];[.BA$38:.BA$138])" table:style-name="ce60">
            <text:p>0</text:p>
          </table:table-cell>
          <table:table-cell office:value-type="float" office:value="0" table:formula="of:=SUMIF([.$F$38:.$F$138];[.$B10];[.BB$38:.BB$138])" table:style-name="ce60">
            <text:p>0</text:p>
          </table:table-cell>
          <table:table-cell office:value-type="float" office:value="0" table:formula="of:=SUMIF([.$F$38:.$F$138];[.$B10];[.BC$38:.BC$138])" table:style-name="ce60">
            <text:p>0</text:p>
          </table:table-cell>
          <table:table-cell office:value-type="float" office:value="0" table:formula="of:=SUMIF([.$F$38:.$F$138];[.$B10];[.BD$38:.BD$138])" table:style-name="ce60">
            <text:p>0</text:p>
          </table:table-cell>
          <table:table-cell office:value-type="float" office:value="0" table:formula="of:=SUMIF([.$F$38:.$F$138];[.$B10];[.BE$38:.BE$138])" table:style-name="ce60">
            <text:p>0</text:p>
          </table:table-cell>
          <table:table-cell office:value-type="float" office:value="0" table:formula="of:=SUMIF([.$F$38:.$F$138];[.$B10];[.BF$38:.BF$138])" table:style-name="ce60">
            <text:p>0</text:p>
          </table:table-cell>
          <table:table-cell office:value-type="float" office:value="0" table:formula="of:=SUMIF([.$F$38:.$F$138];[.$B10];[.BG$38:.BG$138])" table:style-name="ce60">
            <text:p>0</text:p>
          </table:table-cell>
          <table:table-cell office:value-type="float" office:value="0" table:formula="of:=SUMIF([.$F$38:.$F$138];[.$B10];[.BH$38:.BH$138])" table:style-name="ce60">
            <text:p>0</text:p>
          </table:table-cell>
          <table:table-cell office:value-type="float" office:value="0" table:formula="of:=SUMIF([.$F$38:.$F$138];[.$B10];[.BI$38:.BI$138])" table:style-name="ce60">
            <text:p>0</text:p>
          </table:table-cell>
          <table:table-cell office:value-type="float" office:value="0" table:formula="of:=SUMIF([.$F$38:.$F$138];[.$B10];[.BJ$38:.BJ$138])" table:style-name="ce60">
            <text:p>0</text:p>
          </table:table-cell>
          <table:table-cell office:value-type="float" office:value="0" table:formula="of:=SUMIF([.$F$38:.$F$138];[.$B10];[.BK$38:.BK$138])" table:style-name="ce60">
            <text:p>0</text:p>
          </table:table-cell>
          <table:table-cell office:value-type="float" office:value="0" table:formula="of:=SUMIF([.$F$38:.$F$138];[.$B10];[.BL$38:.BL$138])" table:style-name="ce60">
            <text:p>0</text:p>
          </table:table-cell>
          <table:table-cell office:value-type="float" office:value="0" table:formula="of:=SUMIF([.$F$38:.$F$138];[.$B10];[.BM$38:.BM$138])" table:style-name="ce60">
            <text:p>0</text:p>
          </table:table-cell>
          <table:table-cell office:value-type="float" office:value="0" table:formula="of:=SUMIF([.$F$38:.$F$138];[.$B10];[.BN$38:.BN$138])" table:style-name="ce60">
            <text:p>0</text:p>
          </table:table-cell>
          <table:table-cell office:value-type="float" office:value="0" table:formula="of:=SUMIF([.$F$38:.$F$138];[.$B10];[.BO$38:.BO$138])" table:style-name="ce60">
            <text:p>0</text:p>
          </table:table-cell>
          <table:table-cell office:value-type="float" office:value="0" table:formula="of:=SUMIF([.$F$38:.$F$138];[.$B10];[.BP$38:.BP$138])" table:style-name="ce60">
            <text:p>0</text:p>
          </table:table-cell>
          <table:table-cell office:value-type="float" office:value="0" table:formula="of:=SUMIF([.$F$38:.$F$138];[.$B10];[.BQ$38:.BQ$138])" table:style-name="ce60">
            <text:p>0</text:p>
          </table:table-cell>
          <table:table-cell office:value-type="float" office:value="0" table:formula="of:=SUMIF([.$F$38:.$F$138];[.$B10];[.BR$38:.BR$138])" table:style-name="ce60">
            <text:p>0</text:p>
          </table:table-cell>
          <table:table-cell office:value-type="float" office:value="0" table:formula="of:=SUMIF([.$F$38:.$F$138];[.$B10];[.BS$38:.BS$138])" table:style-name="ce60">
            <text:p>0</text:p>
          </table:table-cell>
          <table:table-cell office:value-type="float" office:value="0" table:formula="of:=SUMIF([.$F$38:.$F$138];[.$B10];[.BT$38:.BT$138])" table:style-name="ce60">
            <text:p>0</text:p>
          </table:table-cell>
          <table:table-cell office:value-type="float" office:value="0" table:formula="of:=SUMIF([.$F$38:.$F$138];[.$B10];[.BU$38:.BU$138])" table:style-name="ce60">
            <text:p>0</text:p>
          </table:table-cell>
          <table:table-cell office:value-type="float" office:value="0" table:formula="of:=SUMIF([.$F$38:.$F$138];[.$B10];[.BV$38:.BV$138])" table:style-name="ce60">
            <text:p>0</text:p>
          </table:table-cell>
          <table:table-cell office:value-type="float" office:value="0" table:formula="of:=SUMIF([.$F$38:.$F$138];[.$B10];[.BW$38:.BW$138])" table:style-name="ce60">
            <text:p>0</text:p>
          </table:table-cell>
          <table:table-cell office:value-type="float" office:value="0" table:formula="of:=SUMIF([.$F$38:.$F$138];[.$B10];[.BX$38:.BX$138])" table:style-name="ce60">
            <text:p>0</text:p>
          </table:table-cell>
          <table:table-cell office:value-type="float" office:value="0" table:formula="of:=SUMIF([.$F$38:.$F$138];[.$B10];[.BY$38:.BY$138])" table:style-name="ce60">
            <text:p>0</text:p>
          </table:table-cell>
          <table:table-cell office:value-type="float" office:value="0" table:formula="of:=SUMIF([.$F$38:.$F$138];[.$B10];[.BZ$38:.BZ$138])" table:style-name="ce60">
            <text:p>0</text:p>
          </table:table-cell>
          <table:table-cell office:value-type="float" office:value="0" table:formula="of:=SUMIF([.$F$38:.$F$138];[.$B10];[.CA$38:.CA$138])" table:style-name="ce60">
            <text:p>0</text:p>
          </table:table-cell>
          <table:table-cell office:value-type="float" office:value="0" table:formula="of:=SUMIF([.$F$38:.$F$138];[.$B10];[.CB$38:.CB$138])" table:style-name="ce60">
            <text:p>0</text:p>
          </table:table-cell>
          <table:table-cell office:value-type="float" office:value="0" table:formula="of:=SUMIF([.$F$38:.$F$138];[.$B10];[.CC$38:.CC$138])" table:style-name="ce60">
            <text:p>0</text:p>
          </table:table-cell>
          <table:table-cell office:value-type="float" office:value="0" table:formula="of:=SUMIF([.$F$38:.$F$138];[.$B10];[.CD$38:.CD$138])" table:style-name="ce60">
            <text:p>0</text:p>
          </table:table-cell>
          <table:table-cell office:value-type="float" office:value="0" table:formula="of:=SUMIF([.$F$38:.$F$138];[.$B10];[.CE$38:.CE$138])" table:style-name="ce60">
            <text:p>0</text:p>
          </table:table-cell>
          <table:table-cell office:value-type="float" office:value="0" table:formula="of:=SUMIF([.$F$38:.$F$138];[.$B10];[.CF$38:.CF$138])" table:style-name="ce60">
            <text:p>0</text:p>
          </table:table-cell>
          <table:table-cell office:value-type="float" office:value="0" table:formula="of:=SUMIF([.$F$38:.$F$138];[.$B10];[.CG$38:.CG$138])" table:style-name="ce60">
            <text:p>0</text:p>
          </table:table-cell>
          <table:table-cell office:value-type="float" office:value="0" table:formula="of:=SUMIF([.$F$38:.$F$138];[.$B10];[.CH$38:.CH$138])" table:style-name="ce60">
            <text:p>0</text:p>
          </table:table-cell>
          <table:table-cell office:value-type="float" office:value="0" table:formula="of:=SUMIF([.$F$38:.$F$138];[.$B10];[.CI$38:.CI$138])" table:style-name="ce60">
            <text:p>0</text:p>
          </table:table-cell>
          <table:table-cell office:value-type="float" office:value="0" table:formula="of:=SUMIF([.$F$38:.$F$138];[.$B10];[.CJ$38:.CJ$138])" table:style-name="ce60">
            <text:p>0</text:p>
          </table:table-cell>
          <table:table-cell office:value-type="float" office:value="0" table:formula="of:=SUMIF([.$F$38:.$F$138];[.$B10];[.CK$38:.CK$138])" table:style-name="ce60">
            <text:p>0</text:p>
          </table:table-cell>
          <table:table-cell office:value-type="float" office:value="0" table:formula="of:=SUMIF([.$F$38:.$F$138];[.$B10];[.CL$38:.CL$138])" table:style-name="ce60">
            <text:p>0</text:p>
          </table:table-cell>
          <table:table-cell office:value-type="float" office:value="0" table:formula="of:=SUMIF([.$F$38:.$F$138];[.$B10];[.CM$38:.CM$138])" table:style-name="ce60">
            <text:p>0</text:p>
          </table:table-cell>
          <table:table-cell office:value-type="float" office:value="0" table:formula="of:=SUMIF([.$F$38:.$F$138];[.$B10];[.CN$38:.CN$138])" table:style-name="ce60">
            <text:p>0</text:p>
          </table:table-cell>
          <table:table-cell office:value-type="float" office:value="0" table:formula="of:=SUMIF([.$F$38:.$F$138];[.$B10];[.CO$38:.CO$138])" table:style-name="ce60">
            <text:p>0</text:p>
          </table:table-cell>
          <table:table-cell office:value-type="float" office:value="0" table:formula="of:=SUMIF([.$F$38:.$F$138];[.$B10];[.CP$38:.CP$138])" table:style-name="ce60">
            <text:p>0</text:p>
          </table:table-cell>
          <table:table-cell office:value-type="float" office:value="0" table:formula="of:=SUMIF([.$F$38:.$F$138];[.$B10];[.CQ$38:.CQ$138])" table:style-name="ce60">
            <text:p>0</text:p>
          </table:table-cell>
          <table:table-cell office:value-type="float" office:value="0" table:formula="of:=SUMIF([.$F$38:.$F$138];[.$B10];[.CR$38:.CR$138])" table:style-name="ce60">
            <text:p>0</text:p>
          </table:table-cell>
          <table:table-cell office:value-type="float" office:value="0" table:formula="of:=SUMIF([.$F$38:.$F$138];[.$B10];[.CS$38:.CS$138])" table:style-name="ce60">
            <text:p>0</text:p>
          </table:table-cell>
          <table:table-cell office:value-type="float" office:value="0" table:formula="of:=SUMIF([.$F$38:.$F$138];[.$B10];[.CT$38:.CT$138])" table:style-name="ce60">
            <text:p>0</text:p>
          </table:table-cell>
          <table:table-cell office:value-type="float" office:value="0" table:formula="of:=SUMIF([.$F$38:.$F$138];[.$B10];[.CU$38:.CU$138])" table:style-name="ce60">
            <text:p>0</text:p>
          </table:table-cell>
          <table:table-cell office:value-type="float" office:value="0" table:formula="of:=SUMIF([.$F$38:.$F$138];[.$B10];[.CV$38:.CV$138])" table:style-name="ce60">
            <text:p>0</text:p>
          </table:table-cell>
          <table:table-cell office:value-type="float" office:value="0" table:formula="of:=SUMIF([.$F$38:.$F$138];[.$B10];[.CW$38:.CW$138])" table:style-name="ce60">
            <text:p>0</text:p>
          </table:table-cell>
          <table:table-cell office:value-type="float" office:value="0" table:formula="of:=SUMIF([.$F$38:.$F$138];[.$B10];[.CX$38:.CX$138])" table:style-name="ce60">
            <text:p>0</text:p>
          </table:table-cell>
          <table:table-cell office:value-type="float" office:value="0" table:formula="of:=SUMIF([.$F$38:.$F$138];[.$B10];[.CY$38:.CY$138])" table:style-name="ce60">
            <text:p>0</text:p>
          </table:table-cell>
          <table:table-cell office:value-type="float" office:value="0" table:formula="of:=SUMIF([.$F$38:.$F$138];[.$B10];[.CZ$38:.CZ$138])" table:style-name="ce60">
            <text:p>0</text:p>
          </table:table-cell>
          <table:table-cell office:value-type="float" office:value="0" table:formula="of:=SUMIF([.$F$38:.$F$138];[.$B10];[.DA$38:.DA$138])" table:style-name="ce60">
            <text:p>0</text:p>
          </table:table-cell>
          <table:table-cell office:value-type="float" office:value="0" table:formula="of:=SUMIF([.$F$38:.$F$138];[.$B10];[.DB$38:.DB$138])" table:style-name="ce60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3]&lt;&gt;&quot;&quot;;[Setup.D13];&quot;&quot;)" table:style-name="ce1"/>
          <table:table-cell office:value-type="string" office:string-value="" table:formula="of:=IF([Setup.E13]&lt;&gt;&quot;&quot;;[Setup.E13];&quot;&quot;)" table:style-name="ce1"/>
          <table:table-cell office:value-type="float" office:value="29" table:formula="of:=SUMIF([.$F$38:.$F$138];[.$B11];[.$C$38:.$C$138])" table:style-name="ce52">
            <text:p>29</text:p>
          </table:table-cell>
          <table:table-cell office:value-type="float" office:value="29" table:formula="of:=SUMIF([.$F$38:.$F$138];[.$B11];[.$D$38:.$D$138])" table:style-name="ce55">
            <text:p>29</text:p>
          </table:table-cell>
          <table:table-cell office:value-type="float" office:value="0" table:formula="of:=([.C11]-[.D11])/[.B$1]" table:style-name="ce54">
            <text:p>0</text:p>
          </table:table-cell>
          <table:table-cell table:style-name="ce30"/>
          <table:table-cell office:value-type="float" office:value="29" table:formula="of:=SUMIF([.$F$38:.$F$138];[.$B11];[.G$38:.G$138])" table:style-name="ce60">
            <text:p>29</text:p>
          </table:table-cell>
          <table:table-cell office:value-type="float" office:value="29" table:formula="of:=SUMIF([.$F$38:.$F$138];[.$B11];[.H$38:.H$138])" table:style-name="ce60">
            <text:p>29</text:p>
          </table:table-cell>
          <table:table-cell office:value-type="float" office:value="29" table:formula="of:=SUMIF([.$F$38:.$F$138];[.$B11];[.I$38:.I$138])" table:style-name="ce60">
            <text:p>29</text:p>
          </table:table-cell>
          <table:table-cell office:value-type="float" office:value="29" table:formula="of:=SUMIF([.$F$38:.$F$138];[.$B11];[.J$38:.J$138])" table:style-name="ce60">
            <text:p>29</text:p>
          </table:table-cell>
          <table:table-cell office:value-type="float" office:value="29" table:formula="of:=SUMIF([.$F$38:.$F$138];[.$B11];[.K$38:.K$138])" table:style-name="ce60">
            <text:p>29</text:p>
          </table:table-cell>
          <table:table-cell office:value-type="float" office:value="29" table:formula="of:=SUMIF([.$F$38:.$F$138];[.$B11];[.L$38:.L$138])" table:style-name="ce60">
            <text:p>29</text:p>
          </table:table-cell>
          <table:table-cell office:value-type="float" office:value="29" table:formula="of:=SUMIF([.$F$38:.$F$138];[.$B11];[.M$38:.M$138])" table:style-name="ce60">
            <text:p>29</text:p>
          </table:table-cell>
          <table:table-cell office:value-type="float" office:value="29" table:formula="of:=SUMIF([.$F$38:.$F$138];[.$B11];[.N$38:.N$138])" table:style-name="ce60">
            <text:p>29</text:p>
          </table:table-cell>
          <table:table-cell office:value-type="float" office:value="29" table:formula="of:=SUMIF([.$F$38:.$F$138];[.$B11];[.O$38:.O$138])" table:style-name="ce60">
            <text:p>29</text:p>
          </table:table-cell>
          <table:table-cell office:value-type="float" office:value="29" table:formula="of:=SUMIF([.$F$38:.$F$138];[.$B11];[.P$38:.P$138])" table:style-name="ce60">
            <text:p>29</text:p>
          </table:table-cell>
          <table:table-cell office:value-type="float" office:value="29" table:formula="of:=SUMIF([.$F$38:.$F$138];[.$B11];[.Q$38:.Q$138])" table:style-name="ce60">
            <text:p>29</text:p>
          </table:table-cell>
          <table:table-cell office:value-type="float" office:value="29" table:formula="of:=SUMIF([.$F$38:.$F$138];[.$B11];[.R$38:.R$138])" table:style-name="ce60">
            <text:p>29</text:p>
          </table:table-cell>
          <table:table-cell office:value-type="float" office:value="29" table:formula="of:=SUMIF([.$F$38:.$F$138];[.$B11];[.S$38:.S$138])" table:style-name="ce60">
            <text:p>29</text:p>
          </table:table-cell>
          <table:table-cell office:value-type="float" office:value="29" table:formula="of:=SUMIF([.$F$38:.$F$138];[.$B11];[.T$38:.T$138])" table:style-name="ce60">
            <text:p>29</text:p>
          </table:table-cell>
          <table:table-cell office:value-type="float" office:value="29" table:formula="of:=SUMIF([.$F$38:.$F$138];[.$B11];[.U$38:.U$138])" table:style-name="ce60">
            <text:p>29</text:p>
          </table:table-cell>
          <table:table-cell office:value-type="float" office:value="29" table:formula="of:=SUMIF([.$F$38:.$F$138];[.$B11];[.V$38:.V$138])" table:style-name="ce60">
            <text:p>29</text:p>
          </table:table-cell>
          <table:table-cell office:value-type="float" office:value="29" table:formula="of:=SUMIF([.$F$38:.$F$138];[.$B11];[.W$38:.W$138])" table:style-name="ce60">
            <text:p>29</text:p>
          </table:table-cell>
          <table:table-cell office:value-type="float" office:value="29" table:formula="of:=SUMIF([.$F$38:.$F$138];[.$B11];[.X$38:.X$138])" table:style-name="ce60">
            <text:p>29</text:p>
          </table:table-cell>
          <table:table-cell office:value-type="float" office:value="29" table:formula="of:=SUMIF([.$F$38:.$F$138];[.$B11];[.Y$38:.Y$138])" table:style-name="ce60">
            <text:p>29</text:p>
          </table:table-cell>
          <table:table-cell office:value-type="float" office:value="29" table:formula="of:=SUMIF([.$F$38:.$F$138];[.$B11];[.Z$38:.Z$138])" table:style-name="ce60">
            <text:p>29</text:p>
          </table:table-cell>
          <table:table-cell office:value-type="float" office:value="29" table:formula="of:=SUMIF([.$F$38:.$F$138];[.$B11];[.AA$38:.AA$138])" table:style-name="ce60">
            <text:p>29</text:p>
          </table:table-cell>
          <table:table-cell office:value-type="float" office:value="29" table:formula="of:=SUMIF([.$F$38:.$F$138];[.$B11];[.AB$38:.AB$138])" table:style-name="ce60">
            <text:p>29</text:p>
          </table:table-cell>
          <table:table-cell office:value-type="float" office:value="29" table:formula="of:=SUMIF([.$F$38:.$F$138];[.$B11];[.AC$38:.AC$138])" table:style-name="ce60">
            <text:p>29</text:p>
          </table:table-cell>
          <table:table-cell office:value-type="float" office:value="29" table:formula="of:=SUMIF([.$F$38:.$F$138];[.$B11];[.AD$38:.AD$138])" table:style-name="ce60">
            <text:p>29</text:p>
          </table:table-cell>
          <table:table-cell office:value-type="float" office:value="29" table:formula="of:=SUMIF([.$F$38:.$F$138];[.$B11];[.AE$38:.AE$138])" table:style-name="ce60">
            <text:p>29</text:p>
          </table:table-cell>
          <table:table-cell office:value-type="float" office:value="29" table:formula="of:=SUMIF([.$F$38:.$F$138];[.$B11];[.AF$38:.AF$138])" table:style-name="ce60">
            <text:p>29</text:p>
          </table:table-cell>
          <table:table-cell office:value-type="float" office:value="29" table:formula="of:=SUMIF([.$F$38:.$F$138];[.$B11];[.AG$38:.AG$138])" table:style-name="ce60">
            <text:p>29</text:p>
          </table:table-cell>
          <table:table-cell office:value-type="float" office:value="29" table:formula="of:=SUMIF([.$F$38:.$F$138];[.$B11];[.AH$38:.AH$138])" table:style-name="ce60">
            <text:p>29</text:p>
          </table:table-cell>
          <table:table-cell office:value-type="float" office:value="29" table:formula="of:=SUMIF([.$F$38:.$F$138];[.$B11];[.AI$38:.AI$138])" table:style-name="ce60">
            <text:p>29</text:p>
          </table:table-cell>
          <table:table-cell office:value-type="float" office:value="29" table:formula="of:=SUMIF([.$F$38:.$F$138];[.$B11];[.AJ$38:.AJ$138])" table:style-name="ce60">
            <text:p>29</text:p>
          </table:table-cell>
          <table:table-cell office:value-type="float" office:value="29" table:formula="of:=SUMIF([.$F$38:.$F$138];[.$B11];[.AK$38:.AK$138])" table:style-name="ce60">
            <text:p>29</text:p>
          </table:table-cell>
          <table:table-cell office:value-type="float" office:value="29" table:formula="of:=SUMIF([.$F$38:.$F$138];[.$B11];[.AL$38:.AL$138])" table:style-name="ce60">
            <text:p>29</text:p>
          </table:table-cell>
          <table:table-cell office:value-type="float" office:value="29" table:formula="of:=SUMIF([.$F$38:.$F$138];[.$B11];[.AM$38:.AM$138])" table:style-name="ce60">
            <text:p>29</text:p>
          </table:table-cell>
          <table:table-cell office:value-type="float" office:value="29" table:formula="of:=SUMIF([.$F$38:.$F$138];[.$B11];[.AN$38:.AN$138])" table:style-name="ce60">
            <text:p>29</text:p>
          </table:table-cell>
          <table:table-cell office:value-type="float" office:value="29" table:formula="of:=SUMIF([.$F$38:.$F$138];[.$B11];[.AO$38:.AO$138])" table:style-name="ce60">
            <text:p>29</text:p>
          </table:table-cell>
          <table:table-cell office:value-type="float" office:value="29" table:formula="of:=SUMIF([.$F$38:.$F$138];[.$B11];[.AP$38:.AP$138])" table:style-name="ce60">
            <text:p>29</text:p>
          </table:table-cell>
          <table:table-cell office:value-type="float" office:value="29" table:formula="of:=SUMIF([.$F$38:.$F$138];[.$B11];[.AQ$38:.AQ$138])" table:style-name="ce60">
            <text:p>29</text:p>
          </table:table-cell>
          <table:table-cell office:value-type="float" office:value="29" table:formula="of:=SUMIF([.$F$38:.$F$138];[.$B11];[.AR$38:.AR$138])" table:style-name="ce60">
            <text:p>29</text:p>
          </table:table-cell>
          <table:table-cell office:value-type="float" office:value="29" table:formula="of:=SUMIF([.$F$38:.$F$138];[.$B11];[.AS$38:.AS$138])" table:style-name="ce60">
            <text:p>29</text:p>
          </table:table-cell>
          <table:table-cell office:value-type="float" office:value="29" table:formula="of:=SUMIF([.$F$38:.$F$138];[.$B11];[.AT$38:.AT$138])" table:style-name="ce60">
            <text:p>29</text:p>
          </table:table-cell>
          <table:table-cell office:value-type="float" office:value="29" table:formula="of:=SUMIF([.$F$38:.$F$138];[.$B11];[.AU$38:.AU$138])" table:style-name="ce60">
            <text:p>29</text:p>
          </table:table-cell>
          <table:table-cell office:value-type="float" office:value="29" table:formula="of:=SUMIF([.$F$38:.$F$138];[.$B11];[.AV$38:.AV$138])" table:style-name="ce60">
            <text:p>29</text:p>
          </table:table-cell>
          <table:table-cell office:value-type="float" office:value="29" table:formula="of:=SUMIF([.$F$38:.$F$138];[.$B11];[.AW$38:.AW$138])" table:style-name="ce60">
            <text:p>29</text:p>
          </table:table-cell>
          <table:table-cell office:value-type="float" office:value="29" table:formula="of:=SUMIF([.$F$38:.$F$138];[.$B11];[.AX$38:.AX$138])" table:style-name="ce60">
            <text:p>29</text:p>
          </table:table-cell>
          <table:table-cell office:value-type="float" office:value="29" table:formula="of:=SUMIF([.$F$38:.$F$138];[.$B11];[.AY$38:.AY$138])" table:style-name="ce60">
            <text:p>29</text:p>
          </table:table-cell>
          <table:table-cell office:value-type="float" office:value="29" table:formula="of:=SUMIF([.$F$38:.$F$138];[.$B11];[.AZ$38:.AZ$138])" table:style-name="ce60">
            <text:p>29</text:p>
          </table:table-cell>
          <table:table-cell office:value-type="float" office:value="29" table:formula="of:=SUMIF([.$F$38:.$F$138];[.$B11];[.BA$38:.BA$138])" table:style-name="ce60">
            <text:p>29</text:p>
          </table:table-cell>
          <table:table-cell office:value-type="float" office:value="29" table:formula="of:=SUMIF([.$F$38:.$F$138];[.$B11];[.BB$38:.BB$138])" table:style-name="ce60">
            <text:p>29</text:p>
          </table:table-cell>
          <table:table-cell office:value-type="float" office:value="29" table:formula="of:=SUMIF([.$F$38:.$F$138];[.$B11];[.BC$38:.BC$138])" table:style-name="ce60">
            <text:p>29</text:p>
          </table:table-cell>
          <table:table-cell office:value-type="float" office:value="29" table:formula="of:=SUMIF([.$F$38:.$F$138];[.$B11];[.BD$38:.BD$138])" table:style-name="ce60">
            <text:p>29</text:p>
          </table:table-cell>
          <table:table-cell office:value-type="float" office:value="29" table:formula="of:=SUMIF([.$F$38:.$F$138];[.$B11];[.BE$38:.BE$138])" table:style-name="ce60">
            <text:p>29</text:p>
          </table:table-cell>
          <table:table-cell office:value-type="float" office:value="29" table:formula="of:=SUMIF([.$F$38:.$F$138];[.$B11];[.BF$38:.BF$138])" table:style-name="ce60">
            <text:p>29</text:p>
          </table:table-cell>
          <table:table-cell office:value-type="float" office:value="29" table:formula="of:=SUMIF([.$F$38:.$F$138];[.$B11];[.BG$38:.BG$138])" table:style-name="ce60">
            <text:p>29</text:p>
          </table:table-cell>
          <table:table-cell office:value-type="float" office:value="29" table:formula="of:=SUMIF([.$F$38:.$F$138];[.$B11];[.BH$38:.BH$138])" table:style-name="ce60">
            <text:p>29</text:p>
          </table:table-cell>
          <table:table-cell office:value-type="float" office:value="29" table:formula="of:=SUMIF([.$F$38:.$F$138];[.$B11];[.BI$38:.BI$138])" table:style-name="ce60">
            <text:p>29</text:p>
          </table:table-cell>
          <table:table-cell office:value-type="float" office:value="29" table:formula="of:=SUMIF([.$F$38:.$F$138];[.$B11];[.BJ$38:.BJ$138])" table:style-name="ce60">
            <text:p>29</text:p>
          </table:table-cell>
          <table:table-cell office:value-type="float" office:value="29" table:formula="of:=SUMIF([.$F$38:.$F$138];[.$B11];[.BK$38:.BK$138])" table:style-name="ce60">
            <text:p>29</text:p>
          </table:table-cell>
          <table:table-cell office:value-type="float" office:value="29" table:formula="of:=SUMIF([.$F$38:.$F$138];[.$B11];[.BL$38:.BL$138])" table:style-name="ce60">
            <text:p>29</text:p>
          </table:table-cell>
          <table:table-cell office:value-type="float" office:value="29" table:formula="of:=SUMIF([.$F$38:.$F$138];[.$B11];[.BM$38:.BM$138])" table:style-name="ce60">
            <text:p>29</text:p>
          </table:table-cell>
          <table:table-cell office:value-type="float" office:value="29" table:formula="of:=SUMIF([.$F$38:.$F$138];[.$B11];[.BN$38:.BN$138])" table:style-name="ce60">
            <text:p>29</text:p>
          </table:table-cell>
          <table:table-cell office:value-type="float" office:value="29" table:formula="of:=SUMIF([.$F$38:.$F$138];[.$B11];[.BO$38:.BO$138])" table:style-name="ce60">
            <text:p>29</text:p>
          </table:table-cell>
          <table:table-cell office:value-type="float" office:value="29" table:formula="of:=SUMIF([.$F$38:.$F$138];[.$B11];[.BP$38:.BP$138])" table:style-name="ce60">
            <text:p>29</text:p>
          </table:table-cell>
          <table:table-cell office:value-type="float" office:value="29" table:formula="of:=SUMIF([.$F$38:.$F$138];[.$B11];[.BQ$38:.BQ$138])" table:style-name="ce60">
            <text:p>29</text:p>
          </table:table-cell>
          <table:table-cell office:value-type="float" office:value="29" table:formula="of:=SUMIF([.$F$38:.$F$138];[.$B11];[.BR$38:.BR$138])" table:style-name="ce60">
            <text:p>29</text:p>
          </table:table-cell>
          <table:table-cell office:value-type="float" office:value="29" table:formula="of:=SUMIF([.$F$38:.$F$138];[.$B11];[.BS$38:.BS$138])" table:style-name="ce60">
            <text:p>29</text:p>
          </table:table-cell>
          <table:table-cell office:value-type="float" office:value="29" table:formula="of:=SUMIF([.$F$38:.$F$138];[.$B11];[.BT$38:.BT$138])" table:style-name="ce60">
            <text:p>29</text:p>
          </table:table-cell>
          <table:table-cell office:value-type="float" office:value="29" table:formula="of:=SUMIF([.$F$38:.$F$138];[.$B11];[.BU$38:.BU$138])" table:style-name="ce60">
            <text:p>29</text:p>
          </table:table-cell>
          <table:table-cell office:value-type="float" office:value="29" table:formula="of:=SUMIF([.$F$38:.$F$138];[.$B11];[.BV$38:.BV$138])" table:style-name="ce60">
            <text:p>29</text:p>
          </table:table-cell>
          <table:table-cell office:value-type="float" office:value="29" table:formula="of:=SUMIF([.$F$38:.$F$138];[.$B11];[.BW$38:.BW$138])" table:style-name="ce60">
            <text:p>29</text:p>
          </table:table-cell>
          <table:table-cell office:value-type="float" office:value="29" table:formula="of:=SUMIF([.$F$38:.$F$138];[.$B11];[.BX$38:.BX$138])" table:style-name="ce60">
            <text:p>29</text:p>
          </table:table-cell>
          <table:table-cell office:value-type="float" office:value="29" table:formula="of:=SUMIF([.$F$38:.$F$138];[.$B11];[.BY$38:.BY$138])" table:style-name="ce60">
            <text:p>29</text:p>
          </table:table-cell>
          <table:table-cell office:value-type="float" office:value="29" table:formula="of:=SUMIF([.$F$38:.$F$138];[.$B11];[.BZ$38:.BZ$138])" table:style-name="ce60">
            <text:p>29</text:p>
          </table:table-cell>
          <table:table-cell office:value-type="float" office:value="29" table:formula="of:=SUMIF([.$F$38:.$F$138];[.$B11];[.CA$38:.CA$138])" table:style-name="ce60">
            <text:p>29</text:p>
          </table:table-cell>
          <table:table-cell office:value-type="float" office:value="29" table:formula="of:=SUMIF([.$F$38:.$F$138];[.$B11];[.CB$38:.CB$138])" table:style-name="ce60">
            <text:p>29</text:p>
          </table:table-cell>
          <table:table-cell office:value-type="float" office:value="29" table:formula="of:=SUMIF([.$F$38:.$F$138];[.$B11];[.CC$38:.CC$138])" table:style-name="ce60">
            <text:p>29</text:p>
          </table:table-cell>
          <table:table-cell office:value-type="float" office:value="29" table:formula="of:=SUMIF([.$F$38:.$F$138];[.$B11];[.CD$38:.CD$138])" table:style-name="ce60">
            <text:p>29</text:p>
          </table:table-cell>
          <table:table-cell office:value-type="float" office:value="29" table:formula="of:=SUMIF([.$F$38:.$F$138];[.$B11];[.CE$38:.CE$138])" table:style-name="ce60">
            <text:p>29</text:p>
          </table:table-cell>
          <table:table-cell office:value-type="float" office:value="29" table:formula="of:=SUMIF([.$F$38:.$F$138];[.$B11];[.CF$38:.CF$138])" table:style-name="ce60">
            <text:p>29</text:p>
          </table:table-cell>
          <table:table-cell office:value-type="float" office:value="29" table:formula="of:=SUMIF([.$F$38:.$F$138];[.$B11];[.CG$38:.CG$138])" table:style-name="ce60">
            <text:p>29</text:p>
          </table:table-cell>
          <table:table-cell office:value-type="float" office:value="29" table:formula="of:=SUMIF([.$F$38:.$F$138];[.$B11];[.CH$38:.CH$138])" table:style-name="ce60">
            <text:p>29</text:p>
          </table:table-cell>
          <table:table-cell office:value-type="float" office:value="29" table:formula="of:=SUMIF([.$F$38:.$F$138];[.$B11];[.CI$38:.CI$138])" table:style-name="ce60">
            <text:p>29</text:p>
          </table:table-cell>
          <table:table-cell office:value-type="float" office:value="29" table:formula="of:=SUMIF([.$F$38:.$F$138];[.$B11];[.CJ$38:.CJ$138])" table:style-name="ce60">
            <text:p>29</text:p>
          </table:table-cell>
          <table:table-cell office:value-type="float" office:value="29" table:formula="of:=SUMIF([.$F$38:.$F$138];[.$B11];[.CK$38:.CK$138])" table:style-name="ce60">
            <text:p>29</text:p>
          </table:table-cell>
          <table:table-cell office:value-type="float" office:value="29" table:formula="of:=SUMIF([.$F$38:.$F$138];[.$B11];[.CL$38:.CL$138])" table:style-name="ce60">
            <text:p>29</text:p>
          </table:table-cell>
          <table:table-cell office:value-type="float" office:value="29" table:formula="of:=SUMIF([.$F$38:.$F$138];[.$B11];[.CM$38:.CM$138])" table:style-name="ce60">
            <text:p>29</text:p>
          </table:table-cell>
          <table:table-cell office:value-type="float" office:value="29" table:formula="of:=SUMIF([.$F$38:.$F$138];[.$B11];[.CN$38:.CN$138])" table:style-name="ce60">
            <text:p>29</text:p>
          </table:table-cell>
          <table:table-cell office:value-type="float" office:value="29" table:formula="of:=SUMIF([.$F$38:.$F$138];[.$B11];[.CO$38:.CO$138])" table:style-name="ce60">
            <text:p>29</text:p>
          </table:table-cell>
          <table:table-cell office:value-type="float" office:value="29" table:formula="of:=SUMIF([.$F$38:.$F$138];[.$B11];[.CP$38:.CP$138])" table:style-name="ce60">
            <text:p>29</text:p>
          </table:table-cell>
          <table:table-cell office:value-type="float" office:value="29" table:formula="of:=SUMIF([.$F$38:.$F$138];[.$B11];[.CQ$38:.CQ$138])" table:style-name="ce60">
            <text:p>29</text:p>
          </table:table-cell>
          <table:table-cell office:value-type="float" office:value="29" table:formula="of:=SUMIF([.$F$38:.$F$138];[.$B11];[.CR$38:.CR$138])" table:style-name="ce60">
            <text:p>29</text:p>
          </table:table-cell>
          <table:table-cell office:value-type="float" office:value="29" table:formula="of:=SUMIF([.$F$38:.$F$138];[.$B11];[.CS$38:.CS$138])" table:style-name="ce60">
            <text:p>29</text:p>
          </table:table-cell>
          <table:table-cell office:value-type="float" office:value="29" table:formula="of:=SUMIF([.$F$38:.$F$138];[.$B11];[.CT$38:.CT$138])" table:style-name="ce60">
            <text:p>29</text:p>
          </table:table-cell>
          <table:table-cell office:value-type="float" office:value="29" table:formula="of:=SUMIF([.$F$38:.$F$138];[.$B11];[.CU$38:.CU$138])" table:style-name="ce60">
            <text:p>29</text:p>
          </table:table-cell>
          <table:table-cell office:value-type="float" office:value="29" table:formula="of:=SUMIF([.$F$38:.$F$138];[.$B11];[.CV$38:.CV$138])" table:style-name="ce60">
            <text:p>29</text:p>
          </table:table-cell>
          <table:table-cell office:value-type="float" office:value="29" table:formula="of:=SUMIF([.$F$38:.$F$138];[.$B11];[.CW$38:.CW$138])" table:style-name="ce60">
            <text:p>29</text:p>
          </table:table-cell>
          <table:table-cell office:value-type="float" office:value="29" table:formula="of:=SUMIF([.$F$38:.$F$138];[.$B11];[.CX$38:.CX$138])" table:style-name="ce60">
            <text:p>29</text:p>
          </table:table-cell>
          <table:table-cell office:value-type="float" office:value="29" table:formula="of:=SUMIF([.$F$38:.$F$138];[.$B11];[.CY$38:.CY$138])" table:style-name="ce60">
            <text:p>29</text:p>
          </table:table-cell>
          <table:table-cell office:value-type="float" office:value="29" table:formula="of:=SUMIF([.$F$38:.$F$138];[.$B11];[.CZ$38:.CZ$138])" table:style-name="ce60">
            <text:p>29</text:p>
          </table:table-cell>
          <table:table-cell office:value-type="float" office:value="29" table:formula="of:=SUMIF([.$F$38:.$F$138];[.$B11];[.DA$38:.DA$138])" table:style-name="ce60">
            <text:p>29</text:p>
          </table:table-cell>
          <table:table-cell office:value-type="float" office:value="29" table:formula="of:=SUMIF([.$F$38:.$F$138];[.$B11];[.DB$38:.DB$138])" table:style-name="ce60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4]&lt;&gt;&quot;&quot;;[Setup.D14];&quot;&quot;)" table:style-name="ce1"/>
          <table:table-cell office:value-type="string" office:string-value="" table:formula="of:=IF([Setup.E14]&lt;&gt;&quot;&quot;;[Setup.E14];&quot;&quot;)" table:style-name="ce1"/>
          <table:table-cell office:value-type="float" office:value="29" table:formula="of:=SUMIF([.$F$38:.$F$138];[.$B12];[.$C$38:.$C$138])" table:style-name="ce52">
            <text:p>29</text:p>
          </table:table-cell>
          <table:table-cell office:value-type="float" office:value="29" table:formula="of:=SUMIF([.$F$38:.$F$138];[.$B12];[.$D$38:.$D$138])" table:style-name="ce55">
            <text:p>29</text:p>
          </table:table-cell>
          <table:table-cell office:value-type="float" office:value="0" table:formula="of:=([.C12]-[.D12])/[.B$1]" table:style-name="ce54">
            <text:p>0</text:p>
          </table:table-cell>
          <table:table-cell table:style-name="ce30">
            <draw:frame draw:z-index="1" draw:id="id0" draw:style-name="a0" draw:name="Chart 1" svg:x="0.198in" svg:y="0.089in" svg:width="10.5382in" svg:height="2.78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float" office:value="29" table:formula="of:=SUMIF([.$F$38:.$F$138];[.$B12];[.G$38:.G$138])" table:style-name="ce60">
            <text:p>29</text:p>
          </table:table-cell>
          <table:table-cell office:value-type="float" office:value="29" table:formula="of:=SUMIF([.$F$38:.$F$138];[.$B12];[.H$38:.H$138])" table:style-name="ce60">
            <text:p>29</text:p>
          </table:table-cell>
          <table:table-cell office:value-type="float" office:value="29" table:formula="of:=SUMIF([.$F$38:.$F$138];[.$B12];[.I$38:.I$138])" table:style-name="ce60">
            <text:p>29</text:p>
          </table:table-cell>
          <table:table-cell office:value-type="float" office:value="29" table:formula="of:=SUMIF([.$F$38:.$F$138];[.$B12];[.J$38:.J$138])" table:style-name="ce60">
            <text:p>29</text:p>
          </table:table-cell>
          <table:table-cell office:value-type="float" office:value="29" table:formula="of:=SUMIF([.$F$38:.$F$138];[.$B12];[.K$38:.K$138])" table:style-name="ce60">
            <text:p>29</text:p>
          </table:table-cell>
          <table:table-cell office:value-type="float" office:value="29" table:formula="of:=SUMIF([.$F$38:.$F$138];[.$B12];[.L$38:.L$138])" table:style-name="ce60">
            <text:p>29</text:p>
          </table:table-cell>
          <table:table-cell office:value-type="float" office:value="29" table:formula="of:=SUMIF([.$F$38:.$F$138];[.$B12];[.M$38:.M$138])" table:style-name="ce60">
            <text:p>29</text:p>
          </table:table-cell>
          <table:table-cell office:value-type="float" office:value="29" table:formula="of:=SUMIF([.$F$38:.$F$138];[.$B12];[.N$38:.N$138])" table:style-name="ce60">
            <text:p>29</text:p>
          </table:table-cell>
          <table:table-cell office:value-type="float" office:value="29" table:formula="of:=SUMIF([.$F$38:.$F$138];[.$B12];[.O$38:.O$138])" table:style-name="ce60">
            <text:p>29</text:p>
          </table:table-cell>
          <table:table-cell office:value-type="float" office:value="29" table:formula="of:=SUMIF([.$F$38:.$F$138];[.$B12];[.P$38:.P$138])" table:style-name="ce60">
            <text:p>29</text:p>
          </table:table-cell>
          <table:table-cell office:value-type="float" office:value="29" table:formula="of:=SUMIF([.$F$38:.$F$138];[.$B12];[.Q$38:.Q$138])" table:style-name="ce60">
            <text:p>29</text:p>
          </table:table-cell>
          <table:table-cell office:value-type="float" office:value="29" table:formula="of:=SUMIF([.$F$38:.$F$138];[.$B12];[.R$38:.R$138])" table:style-name="ce60">
            <text:p>29</text:p>
          </table:table-cell>
          <table:table-cell office:value-type="float" office:value="29" table:formula="of:=SUMIF([.$F$38:.$F$138];[.$B12];[.S$38:.S$138])" table:style-name="ce60">
            <text:p>29</text:p>
          </table:table-cell>
          <table:table-cell office:value-type="float" office:value="29" table:formula="of:=SUMIF([.$F$38:.$F$138];[.$B12];[.T$38:.T$138])" table:style-name="ce60">
            <text:p>29</text:p>
          </table:table-cell>
          <table:table-cell office:value-type="float" office:value="29" table:formula="of:=SUMIF([.$F$38:.$F$138];[.$B12];[.U$38:.U$138])" table:style-name="ce60">
            <text:p>29</text:p>
          </table:table-cell>
          <table:table-cell office:value-type="float" office:value="29" table:formula="of:=SUMIF([.$F$38:.$F$138];[.$B12];[.V$38:.V$138])" table:style-name="ce60">
            <text:p>29</text:p>
          </table:table-cell>
          <table:table-cell office:value-type="float" office:value="29" table:formula="of:=SUMIF([.$F$38:.$F$138];[.$B12];[.W$38:.W$138])" table:style-name="ce60">
            <text:p>29</text:p>
          </table:table-cell>
          <table:table-cell office:value-type="float" office:value="29" table:formula="of:=SUMIF([.$F$38:.$F$138];[.$B12];[.X$38:.X$138])" table:style-name="ce60">
            <text:p>29</text:p>
          </table:table-cell>
          <table:table-cell office:value-type="float" office:value="29" table:formula="of:=SUMIF([.$F$38:.$F$138];[.$B12];[.Y$38:.Y$138])" table:style-name="ce60">
            <text:p>29</text:p>
          </table:table-cell>
          <table:table-cell office:value-type="float" office:value="29" table:formula="of:=SUMIF([.$F$38:.$F$138];[.$B12];[.Z$38:.Z$138])" table:style-name="ce60">
            <text:p>29</text:p>
          </table:table-cell>
          <table:table-cell office:value-type="float" office:value="29" table:formula="of:=SUMIF([.$F$38:.$F$138];[.$B12];[.AA$38:.AA$138])" table:style-name="ce60">
            <text:p>29</text:p>
          </table:table-cell>
          <table:table-cell office:value-type="float" office:value="29" table:formula="of:=SUMIF([.$F$38:.$F$138];[.$B12];[.AB$38:.AB$138])" table:style-name="ce60">
            <text:p>29</text:p>
          </table:table-cell>
          <table:table-cell office:value-type="float" office:value="29" table:formula="of:=SUMIF([.$F$38:.$F$138];[.$B12];[.AC$38:.AC$138])" table:style-name="ce60">
            <text:p>29</text:p>
          </table:table-cell>
          <table:table-cell office:value-type="float" office:value="29" table:formula="of:=SUMIF([.$F$38:.$F$138];[.$B12];[.AD$38:.AD$138])" table:style-name="ce60">
            <text:p>29</text:p>
          </table:table-cell>
          <table:table-cell office:value-type="float" office:value="29" table:formula="of:=SUMIF([.$F$38:.$F$138];[.$B12];[.AE$38:.AE$138])" table:style-name="ce60">
            <text:p>29</text:p>
          </table:table-cell>
          <table:table-cell office:value-type="float" office:value="29" table:formula="of:=SUMIF([.$F$38:.$F$138];[.$B12];[.AF$38:.AF$138])" table:style-name="ce60">
            <text:p>29</text:p>
          </table:table-cell>
          <table:table-cell office:value-type="float" office:value="29" table:formula="of:=SUMIF([.$F$38:.$F$138];[.$B12];[.AG$38:.AG$138])" table:style-name="ce60">
            <text:p>29</text:p>
          </table:table-cell>
          <table:table-cell office:value-type="float" office:value="29" table:formula="of:=SUMIF([.$F$38:.$F$138];[.$B12];[.AH$38:.AH$138])" table:style-name="ce60">
            <text:p>29</text:p>
          </table:table-cell>
          <table:table-cell office:value-type="float" office:value="29" table:formula="of:=SUMIF([.$F$38:.$F$138];[.$B12];[.AI$38:.AI$138])" table:style-name="ce60">
            <text:p>29</text:p>
          </table:table-cell>
          <table:table-cell office:value-type="float" office:value="29" table:formula="of:=SUMIF([.$F$38:.$F$138];[.$B12];[.AJ$38:.AJ$138])" table:style-name="ce60">
            <text:p>29</text:p>
          </table:table-cell>
          <table:table-cell office:value-type="float" office:value="29" table:formula="of:=SUMIF([.$F$38:.$F$138];[.$B12];[.AK$38:.AK$138])" table:style-name="ce60">
            <text:p>29</text:p>
          </table:table-cell>
          <table:table-cell office:value-type="float" office:value="29" table:formula="of:=SUMIF([.$F$38:.$F$138];[.$B12];[.AL$38:.AL$138])" table:style-name="ce60">
            <text:p>29</text:p>
          </table:table-cell>
          <table:table-cell office:value-type="float" office:value="29" table:formula="of:=SUMIF([.$F$38:.$F$138];[.$B12];[.AM$38:.AM$138])" table:style-name="ce60">
            <text:p>29</text:p>
          </table:table-cell>
          <table:table-cell office:value-type="float" office:value="29" table:formula="of:=SUMIF([.$F$38:.$F$138];[.$B12];[.AN$38:.AN$138])" table:style-name="ce60">
            <text:p>29</text:p>
          </table:table-cell>
          <table:table-cell office:value-type="float" office:value="29" table:formula="of:=SUMIF([.$F$38:.$F$138];[.$B12];[.AO$38:.AO$138])" table:style-name="ce60">
            <text:p>29</text:p>
          </table:table-cell>
          <table:table-cell office:value-type="float" office:value="29" table:formula="of:=SUMIF([.$F$38:.$F$138];[.$B12];[.AP$38:.AP$138])" table:style-name="ce60">
            <text:p>29</text:p>
          </table:table-cell>
          <table:table-cell office:value-type="float" office:value="29" table:formula="of:=SUMIF([.$F$38:.$F$138];[.$B12];[.AQ$38:.AQ$138])" table:style-name="ce60">
            <text:p>29</text:p>
          </table:table-cell>
          <table:table-cell office:value-type="float" office:value="29" table:formula="of:=SUMIF([.$F$38:.$F$138];[.$B12];[.AR$38:.AR$138])" table:style-name="ce60">
            <text:p>29</text:p>
          </table:table-cell>
          <table:table-cell office:value-type="float" office:value="29" table:formula="of:=SUMIF([.$F$38:.$F$138];[.$B12];[.AS$38:.AS$138])" table:style-name="ce60">
            <text:p>29</text:p>
          </table:table-cell>
          <table:table-cell office:value-type="float" office:value="29" table:formula="of:=SUMIF([.$F$38:.$F$138];[.$B12];[.AT$38:.AT$138])" table:style-name="ce60">
            <text:p>29</text:p>
          </table:table-cell>
          <table:table-cell office:value-type="float" office:value="29" table:formula="of:=SUMIF([.$F$38:.$F$138];[.$B12];[.AU$38:.AU$138])" table:style-name="ce60">
            <text:p>29</text:p>
          </table:table-cell>
          <table:table-cell office:value-type="float" office:value="29" table:formula="of:=SUMIF([.$F$38:.$F$138];[.$B12];[.AV$38:.AV$138])" table:style-name="ce60">
            <text:p>29</text:p>
          </table:table-cell>
          <table:table-cell office:value-type="float" office:value="29" table:formula="of:=SUMIF([.$F$38:.$F$138];[.$B12];[.AW$38:.AW$138])" table:style-name="ce60">
            <text:p>29</text:p>
          </table:table-cell>
          <table:table-cell office:value-type="float" office:value="29" table:formula="of:=SUMIF([.$F$38:.$F$138];[.$B12];[.AX$38:.AX$138])" table:style-name="ce60">
            <text:p>29</text:p>
          </table:table-cell>
          <table:table-cell office:value-type="float" office:value="29" table:formula="of:=SUMIF([.$F$38:.$F$138];[.$B12];[.AY$38:.AY$138])" table:style-name="ce60">
            <text:p>29</text:p>
          </table:table-cell>
          <table:table-cell office:value-type="float" office:value="29" table:formula="of:=SUMIF([.$F$38:.$F$138];[.$B12];[.AZ$38:.AZ$138])" table:style-name="ce60">
            <text:p>29</text:p>
          </table:table-cell>
          <table:table-cell office:value-type="float" office:value="29" table:formula="of:=SUMIF([.$F$38:.$F$138];[.$B12];[.BA$38:.BA$138])" table:style-name="ce60">
            <text:p>29</text:p>
          </table:table-cell>
          <table:table-cell office:value-type="float" office:value="29" table:formula="of:=SUMIF([.$F$38:.$F$138];[.$B12];[.BB$38:.BB$138])" table:style-name="ce60">
            <text:p>29</text:p>
          </table:table-cell>
          <table:table-cell office:value-type="float" office:value="29" table:formula="of:=SUMIF([.$F$38:.$F$138];[.$B12];[.BC$38:.BC$138])" table:style-name="ce60">
            <text:p>29</text:p>
          </table:table-cell>
          <table:table-cell office:value-type="float" office:value="29" table:formula="of:=SUMIF([.$F$38:.$F$138];[.$B12];[.BD$38:.BD$138])" table:style-name="ce60">
            <text:p>29</text:p>
          </table:table-cell>
          <table:table-cell office:value-type="float" office:value="29" table:formula="of:=SUMIF([.$F$38:.$F$138];[.$B12];[.BE$38:.BE$138])" table:style-name="ce60">
            <text:p>29</text:p>
          </table:table-cell>
          <table:table-cell office:value-type="float" office:value="29" table:formula="of:=SUMIF([.$F$38:.$F$138];[.$B12];[.BF$38:.BF$138])" table:style-name="ce60">
            <text:p>29</text:p>
          </table:table-cell>
          <table:table-cell office:value-type="float" office:value="29" table:formula="of:=SUMIF([.$F$38:.$F$138];[.$B12];[.BG$38:.BG$138])" table:style-name="ce60">
            <text:p>29</text:p>
          </table:table-cell>
          <table:table-cell office:value-type="float" office:value="29" table:formula="of:=SUMIF([.$F$38:.$F$138];[.$B12];[.BH$38:.BH$138])" table:style-name="ce60">
            <text:p>29</text:p>
          </table:table-cell>
          <table:table-cell office:value-type="float" office:value="29" table:formula="of:=SUMIF([.$F$38:.$F$138];[.$B12];[.BI$38:.BI$138])" table:style-name="ce60">
            <text:p>29</text:p>
          </table:table-cell>
          <table:table-cell office:value-type="float" office:value="29" table:formula="of:=SUMIF([.$F$38:.$F$138];[.$B12];[.BJ$38:.BJ$138])" table:style-name="ce60">
            <text:p>29</text:p>
          </table:table-cell>
          <table:table-cell office:value-type="float" office:value="29" table:formula="of:=SUMIF([.$F$38:.$F$138];[.$B12];[.BK$38:.BK$138])" table:style-name="ce60">
            <text:p>29</text:p>
          </table:table-cell>
          <table:table-cell office:value-type="float" office:value="29" table:formula="of:=SUMIF([.$F$38:.$F$138];[.$B12];[.BL$38:.BL$138])" table:style-name="ce60">
            <text:p>29</text:p>
          </table:table-cell>
          <table:table-cell office:value-type="float" office:value="29" table:formula="of:=SUMIF([.$F$38:.$F$138];[.$B12];[.BM$38:.BM$138])" table:style-name="ce60">
            <text:p>29</text:p>
          </table:table-cell>
          <table:table-cell office:value-type="float" office:value="29" table:formula="of:=SUMIF([.$F$38:.$F$138];[.$B12];[.BN$38:.BN$138])" table:style-name="ce60">
            <text:p>29</text:p>
          </table:table-cell>
          <table:table-cell office:value-type="float" office:value="29" table:formula="of:=SUMIF([.$F$38:.$F$138];[.$B12];[.BO$38:.BO$138])" table:style-name="ce60">
            <text:p>29</text:p>
          </table:table-cell>
          <table:table-cell office:value-type="float" office:value="29" table:formula="of:=SUMIF([.$F$38:.$F$138];[.$B12];[.BP$38:.BP$138])" table:style-name="ce60">
            <text:p>29</text:p>
          </table:table-cell>
          <table:table-cell office:value-type="float" office:value="29" table:formula="of:=SUMIF([.$F$38:.$F$138];[.$B12];[.BQ$38:.BQ$138])" table:style-name="ce60">
            <text:p>29</text:p>
          </table:table-cell>
          <table:table-cell office:value-type="float" office:value="29" table:formula="of:=SUMIF([.$F$38:.$F$138];[.$B12];[.BR$38:.BR$138])" table:style-name="ce60">
            <text:p>29</text:p>
          </table:table-cell>
          <table:table-cell office:value-type="float" office:value="29" table:formula="of:=SUMIF([.$F$38:.$F$138];[.$B12];[.BS$38:.BS$138])" table:style-name="ce60">
            <text:p>29</text:p>
          </table:table-cell>
          <table:table-cell office:value-type="float" office:value="29" table:formula="of:=SUMIF([.$F$38:.$F$138];[.$B12];[.BT$38:.BT$138])" table:style-name="ce60">
            <text:p>29</text:p>
          </table:table-cell>
          <table:table-cell office:value-type="float" office:value="29" table:formula="of:=SUMIF([.$F$38:.$F$138];[.$B12];[.BU$38:.BU$138])" table:style-name="ce60">
            <text:p>29</text:p>
          </table:table-cell>
          <table:table-cell office:value-type="float" office:value="29" table:formula="of:=SUMIF([.$F$38:.$F$138];[.$B12];[.BV$38:.BV$138])" table:style-name="ce60">
            <text:p>29</text:p>
          </table:table-cell>
          <table:table-cell office:value-type="float" office:value="29" table:formula="of:=SUMIF([.$F$38:.$F$138];[.$B12];[.BW$38:.BW$138])" table:style-name="ce60">
            <text:p>29</text:p>
          </table:table-cell>
          <table:table-cell office:value-type="float" office:value="29" table:formula="of:=SUMIF([.$F$38:.$F$138];[.$B12];[.BX$38:.BX$138])" table:style-name="ce60">
            <text:p>29</text:p>
          </table:table-cell>
          <table:table-cell office:value-type="float" office:value="29" table:formula="of:=SUMIF([.$F$38:.$F$138];[.$B12];[.BY$38:.BY$138])" table:style-name="ce60">
            <text:p>29</text:p>
          </table:table-cell>
          <table:table-cell office:value-type="float" office:value="29" table:formula="of:=SUMIF([.$F$38:.$F$138];[.$B12];[.BZ$38:.BZ$138])" table:style-name="ce60">
            <text:p>29</text:p>
          </table:table-cell>
          <table:table-cell office:value-type="float" office:value="29" table:formula="of:=SUMIF([.$F$38:.$F$138];[.$B12];[.CA$38:.CA$138])" table:style-name="ce60">
            <text:p>29</text:p>
          </table:table-cell>
          <table:table-cell office:value-type="float" office:value="29" table:formula="of:=SUMIF([.$F$38:.$F$138];[.$B12];[.CB$38:.CB$138])" table:style-name="ce60">
            <text:p>29</text:p>
          </table:table-cell>
          <table:table-cell office:value-type="float" office:value="29" table:formula="of:=SUMIF([.$F$38:.$F$138];[.$B12];[.CC$38:.CC$138])" table:style-name="ce60">
            <text:p>29</text:p>
          </table:table-cell>
          <table:table-cell office:value-type="float" office:value="29" table:formula="of:=SUMIF([.$F$38:.$F$138];[.$B12];[.CD$38:.CD$138])" table:style-name="ce60">
            <text:p>29</text:p>
          </table:table-cell>
          <table:table-cell office:value-type="float" office:value="29" table:formula="of:=SUMIF([.$F$38:.$F$138];[.$B12];[.CE$38:.CE$138])" table:style-name="ce60">
            <text:p>29</text:p>
          </table:table-cell>
          <table:table-cell office:value-type="float" office:value="29" table:formula="of:=SUMIF([.$F$38:.$F$138];[.$B12];[.CF$38:.CF$138])" table:style-name="ce60">
            <text:p>29</text:p>
          </table:table-cell>
          <table:table-cell office:value-type="float" office:value="29" table:formula="of:=SUMIF([.$F$38:.$F$138];[.$B12];[.CG$38:.CG$138])" table:style-name="ce60">
            <text:p>29</text:p>
          </table:table-cell>
          <table:table-cell office:value-type="float" office:value="29" table:formula="of:=SUMIF([.$F$38:.$F$138];[.$B12];[.CH$38:.CH$138])" table:style-name="ce60">
            <text:p>29</text:p>
          </table:table-cell>
          <table:table-cell office:value-type="float" office:value="29" table:formula="of:=SUMIF([.$F$38:.$F$138];[.$B12];[.CI$38:.CI$138])" table:style-name="ce60">
            <text:p>29</text:p>
          </table:table-cell>
          <table:table-cell office:value-type="float" office:value="29" table:formula="of:=SUMIF([.$F$38:.$F$138];[.$B12];[.CJ$38:.CJ$138])" table:style-name="ce60">
            <text:p>29</text:p>
          </table:table-cell>
          <table:table-cell office:value-type="float" office:value="29" table:formula="of:=SUMIF([.$F$38:.$F$138];[.$B12];[.CK$38:.CK$138])" table:style-name="ce60">
            <text:p>29</text:p>
          </table:table-cell>
          <table:table-cell office:value-type="float" office:value="29" table:formula="of:=SUMIF([.$F$38:.$F$138];[.$B12];[.CL$38:.CL$138])" table:style-name="ce60">
            <text:p>29</text:p>
          </table:table-cell>
          <table:table-cell office:value-type="float" office:value="29" table:formula="of:=SUMIF([.$F$38:.$F$138];[.$B12];[.CM$38:.CM$138])" table:style-name="ce60">
            <text:p>29</text:p>
          </table:table-cell>
          <table:table-cell office:value-type="float" office:value="29" table:formula="of:=SUMIF([.$F$38:.$F$138];[.$B12];[.CN$38:.CN$138])" table:style-name="ce60">
            <text:p>29</text:p>
          </table:table-cell>
          <table:table-cell office:value-type="float" office:value="29" table:formula="of:=SUMIF([.$F$38:.$F$138];[.$B12];[.CO$38:.CO$138])" table:style-name="ce60">
            <text:p>29</text:p>
          </table:table-cell>
          <table:table-cell office:value-type="float" office:value="29" table:formula="of:=SUMIF([.$F$38:.$F$138];[.$B12];[.CP$38:.CP$138])" table:style-name="ce60">
            <text:p>29</text:p>
          </table:table-cell>
          <table:table-cell office:value-type="float" office:value="29" table:formula="of:=SUMIF([.$F$38:.$F$138];[.$B12];[.CQ$38:.CQ$138])" table:style-name="ce60">
            <text:p>29</text:p>
          </table:table-cell>
          <table:table-cell office:value-type="float" office:value="29" table:formula="of:=SUMIF([.$F$38:.$F$138];[.$B12];[.CR$38:.CR$138])" table:style-name="ce60">
            <text:p>29</text:p>
          </table:table-cell>
          <table:table-cell office:value-type="float" office:value="29" table:formula="of:=SUMIF([.$F$38:.$F$138];[.$B12];[.CS$38:.CS$138])" table:style-name="ce60">
            <text:p>29</text:p>
          </table:table-cell>
          <table:table-cell office:value-type="float" office:value="29" table:formula="of:=SUMIF([.$F$38:.$F$138];[.$B12];[.CT$38:.CT$138])" table:style-name="ce60">
            <text:p>29</text:p>
          </table:table-cell>
          <table:table-cell office:value-type="float" office:value="29" table:formula="of:=SUMIF([.$F$38:.$F$138];[.$B12];[.CU$38:.CU$138])" table:style-name="ce60">
            <text:p>29</text:p>
          </table:table-cell>
          <table:table-cell office:value-type="float" office:value="29" table:formula="of:=SUMIF([.$F$38:.$F$138];[.$B12];[.CV$38:.CV$138])" table:style-name="ce60">
            <text:p>29</text:p>
          </table:table-cell>
          <table:table-cell office:value-type="float" office:value="29" table:formula="of:=SUMIF([.$F$38:.$F$138];[.$B12];[.CW$38:.CW$138])" table:style-name="ce60">
            <text:p>29</text:p>
          </table:table-cell>
          <table:table-cell office:value-type="float" office:value="29" table:formula="of:=SUMIF([.$F$38:.$F$138];[.$B12];[.CX$38:.CX$138])" table:style-name="ce60">
            <text:p>29</text:p>
          </table:table-cell>
          <table:table-cell office:value-type="float" office:value="29" table:formula="of:=SUMIF([.$F$38:.$F$138];[.$B12];[.CY$38:.CY$138])" table:style-name="ce60">
            <text:p>29</text:p>
          </table:table-cell>
          <table:table-cell office:value-type="float" office:value="29" table:formula="of:=SUMIF([.$F$38:.$F$138];[.$B12];[.CZ$38:.CZ$138])" table:style-name="ce60">
            <text:p>29</text:p>
          </table:table-cell>
          <table:table-cell office:value-type="float" office:value="29" table:formula="of:=SUMIF([.$F$38:.$F$138];[.$B12];[.DA$38:.DA$138])" table:style-name="ce60">
            <text:p>29</text:p>
          </table:table-cell>
          <table:table-cell office:value-type="float" office:value="29" table:formula="of:=SUMIF([.$F$38:.$F$138];[.$B12];[.DB$38:.DB$138])" table:style-name="ce60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5]&lt;&gt;&quot;&quot;;[Setup.D15];&quot;&quot;)" table:style-name="ce1"/>
          <table:table-cell office:value-type="string" office:string-value="" table:formula="of:=IF([Setup.E15]&lt;&gt;&quot;&quot;;[Setup.E15];&quot;&quot;)" table:style-name="ce1"/>
          <table:table-cell office:value-type="float" office:value="29" table:formula="of:=SUMIF([.$F$38:.$F$138];[.$B13];[.$C$38:.$C$138])" table:style-name="ce52">
            <text:p>29</text:p>
          </table:table-cell>
          <table:table-cell office:value-type="float" office:value="29" table:formula="of:=SUMIF([.$F$38:.$F$138];[.$B13];[.$D$38:.$D$138])" table:style-name="ce55">
            <text:p>29</text:p>
          </table:table-cell>
          <table:table-cell office:value-type="float" office:value="0" table:formula="of:=([.C13]-[.D13])/[.B$1]" table:style-name="ce54">
            <text:p>0</text:p>
          </table:table-cell>
          <table:table-cell table:style-name="ce30"/>
          <table:table-cell office:value-type="float" office:value="29" table:formula="of:=SUMIF([.$F$38:.$F$138];[.$B13];[.G$38:.G$138])" table:style-name="ce60">
            <text:p>29</text:p>
          </table:table-cell>
          <table:table-cell office:value-type="float" office:value="29" table:formula="of:=SUMIF([.$F$38:.$F$138];[.$B13];[.H$38:.H$138])" table:style-name="ce60">
            <text:p>29</text:p>
          </table:table-cell>
          <table:table-cell office:value-type="float" office:value="29" table:formula="of:=SUMIF([.$F$38:.$F$138];[.$B13];[.I$38:.I$138])" table:style-name="ce60">
            <text:p>29</text:p>
          </table:table-cell>
          <table:table-cell office:value-type="float" office:value="29" table:formula="of:=SUMIF([.$F$38:.$F$138];[.$B13];[.J$38:.J$138])" table:style-name="ce60">
            <text:p>29</text:p>
          </table:table-cell>
          <table:table-cell office:value-type="float" office:value="29" table:formula="of:=SUMIF([.$F$38:.$F$138];[.$B13];[.K$38:.K$138])" table:style-name="ce60">
            <text:p>29</text:p>
          </table:table-cell>
          <table:table-cell office:value-type="float" office:value="29" table:formula="of:=SUMIF([.$F$38:.$F$138];[.$B13];[.L$38:.L$138])" table:style-name="ce60">
            <text:p>29</text:p>
          </table:table-cell>
          <table:table-cell office:value-type="float" office:value="29" table:formula="of:=SUMIF([.$F$38:.$F$138];[.$B13];[.M$38:.M$138])" table:style-name="ce60">
            <text:p>29</text:p>
          </table:table-cell>
          <table:table-cell office:value-type="float" office:value="29" table:formula="of:=SUMIF([.$F$38:.$F$138];[.$B13];[.N$38:.N$138])" table:style-name="ce60">
            <text:p>29</text:p>
          </table:table-cell>
          <table:table-cell office:value-type="float" office:value="29" table:formula="of:=SUMIF([.$F$38:.$F$138];[.$B13];[.O$38:.O$138])" table:style-name="ce60">
            <text:p>29</text:p>
          </table:table-cell>
          <table:table-cell office:value-type="float" office:value="29" table:formula="of:=SUMIF([.$F$38:.$F$138];[.$B13];[.P$38:.P$138])" table:style-name="ce60">
            <text:p>29</text:p>
          </table:table-cell>
          <table:table-cell office:value-type="float" office:value="29" table:formula="of:=SUMIF([.$F$38:.$F$138];[.$B13];[.Q$38:.Q$138])" table:style-name="ce60">
            <text:p>29</text:p>
          </table:table-cell>
          <table:table-cell office:value-type="float" office:value="29" table:formula="of:=SUMIF([.$F$38:.$F$138];[.$B13];[.R$38:.R$138])" table:style-name="ce60">
            <text:p>29</text:p>
          </table:table-cell>
          <table:table-cell office:value-type="float" office:value="29" table:formula="of:=SUMIF([.$F$38:.$F$138];[.$B13];[.S$38:.S$138])" table:style-name="ce60">
            <text:p>29</text:p>
          </table:table-cell>
          <table:table-cell office:value-type="float" office:value="29" table:formula="of:=SUMIF([.$F$38:.$F$138];[.$B13];[.T$38:.T$138])" table:style-name="ce60">
            <text:p>29</text:p>
          </table:table-cell>
          <table:table-cell office:value-type="float" office:value="29" table:formula="of:=SUMIF([.$F$38:.$F$138];[.$B13];[.U$38:.U$138])" table:style-name="ce60">
            <text:p>29</text:p>
          </table:table-cell>
          <table:table-cell office:value-type="float" office:value="29" table:formula="of:=SUMIF([.$F$38:.$F$138];[.$B13];[.V$38:.V$138])" table:style-name="ce60">
            <text:p>29</text:p>
          </table:table-cell>
          <table:table-cell office:value-type="float" office:value="29" table:formula="of:=SUMIF([.$F$38:.$F$138];[.$B13];[.W$38:.W$138])" table:style-name="ce60">
            <text:p>29</text:p>
          </table:table-cell>
          <table:table-cell office:value-type="float" office:value="29" table:formula="of:=SUMIF([.$F$38:.$F$138];[.$B13];[.X$38:.X$138])" table:style-name="ce60">
            <text:p>29</text:p>
          </table:table-cell>
          <table:table-cell office:value-type="float" office:value="29" table:formula="of:=SUMIF([.$F$38:.$F$138];[.$B13];[.Y$38:.Y$138])" table:style-name="ce60">
            <text:p>29</text:p>
          </table:table-cell>
          <table:table-cell office:value-type="float" office:value="29" table:formula="of:=SUMIF([.$F$38:.$F$138];[.$B13];[.Z$38:.Z$138])" table:style-name="ce60">
            <text:p>29</text:p>
          </table:table-cell>
          <table:table-cell office:value-type="float" office:value="29" table:formula="of:=SUMIF([.$F$38:.$F$138];[.$B13];[.AA$38:.AA$138])" table:style-name="ce60">
            <text:p>29</text:p>
          </table:table-cell>
          <table:table-cell office:value-type="float" office:value="29" table:formula="of:=SUMIF([.$F$38:.$F$138];[.$B13];[.AB$38:.AB$138])" table:style-name="ce60">
            <text:p>29</text:p>
          </table:table-cell>
          <table:table-cell office:value-type="float" office:value="29" table:formula="of:=SUMIF([.$F$38:.$F$138];[.$B13];[.AC$38:.AC$138])" table:style-name="ce60">
            <text:p>29</text:p>
          </table:table-cell>
          <table:table-cell office:value-type="float" office:value="29" table:formula="of:=SUMIF([.$F$38:.$F$138];[.$B13];[.AD$38:.AD$138])" table:style-name="ce60">
            <text:p>29</text:p>
          </table:table-cell>
          <table:table-cell office:value-type="float" office:value="29" table:formula="of:=SUMIF([.$F$38:.$F$138];[.$B13];[.AE$38:.AE$138])" table:style-name="ce60">
            <text:p>29</text:p>
          </table:table-cell>
          <table:table-cell office:value-type="float" office:value="29" table:formula="of:=SUMIF([.$F$38:.$F$138];[.$B13];[.AF$38:.AF$138])" table:style-name="ce60">
            <text:p>29</text:p>
          </table:table-cell>
          <table:table-cell office:value-type="float" office:value="29" table:formula="of:=SUMIF([.$F$38:.$F$138];[.$B13];[.AG$38:.AG$138])" table:style-name="ce60">
            <text:p>29</text:p>
          </table:table-cell>
          <table:table-cell office:value-type="float" office:value="29" table:formula="of:=SUMIF([.$F$38:.$F$138];[.$B13];[.AH$38:.AH$138])" table:style-name="ce60">
            <text:p>29</text:p>
          </table:table-cell>
          <table:table-cell office:value-type="float" office:value="29" table:formula="of:=SUMIF([.$F$38:.$F$138];[.$B13];[.AI$38:.AI$138])" table:style-name="ce60">
            <text:p>29</text:p>
          </table:table-cell>
          <table:table-cell office:value-type="float" office:value="29" table:formula="of:=SUMIF([.$F$38:.$F$138];[.$B13];[.AJ$38:.AJ$138])" table:style-name="ce60">
            <text:p>29</text:p>
          </table:table-cell>
          <table:table-cell office:value-type="float" office:value="29" table:formula="of:=SUMIF([.$F$38:.$F$138];[.$B13];[.AK$38:.AK$138])" table:style-name="ce60">
            <text:p>29</text:p>
          </table:table-cell>
          <table:table-cell office:value-type="float" office:value="29" table:formula="of:=SUMIF([.$F$38:.$F$138];[.$B13];[.AL$38:.AL$138])" table:style-name="ce60">
            <text:p>29</text:p>
          </table:table-cell>
          <table:table-cell office:value-type="float" office:value="29" table:formula="of:=SUMIF([.$F$38:.$F$138];[.$B13];[.AM$38:.AM$138])" table:style-name="ce60">
            <text:p>29</text:p>
          </table:table-cell>
          <table:table-cell office:value-type="float" office:value="29" table:formula="of:=SUMIF([.$F$38:.$F$138];[.$B13];[.AN$38:.AN$138])" table:style-name="ce60">
            <text:p>29</text:p>
          </table:table-cell>
          <table:table-cell office:value-type="float" office:value="29" table:formula="of:=SUMIF([.$F$38:.$F$138];[.$B13];[.AO$38:.AO$138])" table:style-name="ce60">
            <text:p>29</text:p>
          </table:table-cell>
          <table:table-cell office:value-type="float" office:value="29" table:formula="of:=SUMIF([.$F$38:.$F$138];[.$B13];[.AP$38:.AP$138])" table:style-name="ce60">
            <text:p>29</text:p>
          </table:table-cell>
          <table:table-cell office:value-type="float" office:value="29" table:formula="of:=SUMIF([.$F$38:.$F$138];[.$B13];[.AQ$38:.AQ$138])" table:style-name="ce60">
            <text:p>29</text:p>
          </table:table-cell>
          <table:table-cell office:value-type="float" office:value="29" table:formula="of:=SUMIF([.$F$38:.$F$138];[.$B13];[.AR$38:.AR$138])" table:style-name="ce60">
            <text:p>29</text:p>
          </table:table-cell>
          <table:table-cell office:value-type="float" office:value="29" table:formula="of:=SUMIF([.$F$38:.$F$138];[.$B13];[.AS$38:.AS$138])" table:style-name="ce60">
            <text:p>29</text:p>
          </table:table-cell>
          <table:table-cell office:value-type="float" office:value="29" table:formula="of:=SUMIF([.$F$38:.$F$138];[.$B13];[.AT$38:.AT$138])" table:style-name="ce60">
            <text:p>29</text:p>
          </table:table-cell>
          <table:table-cell office:value-type="float" office:value="29" table:formula="of:=SUMIF([.$F$38:.$F$138];[.$B13];[.AU$38:.AU$138])" table:style-name="ce60">
            <text:p>29</text:p>
          </table:table-cell>
          <table:table-cell office:value-type="float" office:value="29" table:formula="of:=SUMIF([.$F$38:.$F$138];[.$B13];[.AV$38:.AV$138])" table:style-name="ce60">
            <text:p>29</text:p>
          </table:table-cell>
          <table:table-cell office:value-type="float" office:value="29" table:formula="of:=SUMIF([.$F$38:.$F$138];[.$B13];[.AW$38:.AW$138])" table:style-name="ce60">
            <text:p>29</text:p>
          </table:table-cell>
          <table:table-cell office:value-type="float" office:value="29" table:formula="of:=SUMIF([.$F$38:.$F$138];[.$B13];[.AX$38:.AX$138])" table:style-name="ce60">
            <text:p>29</text:p>
          </table:table-cell>
          <table:table-cell office:value-type="float" office:value="29" table:formula="of:=SUMIF([.$F$38:.$F$138];[.$B13];[.AY$38:.AY$138])" table:style-name="ce60">
            <text:p>29</text:p>
          </table:table-cell>
          <table:table-cell office:value-type="float" office:value="29" table:formula="of:=SUMIF([.$F$38:.$F$138];[.$B13];[.AZ$38:.AZ$138])" table:style-name="ce60">
            <text:p>29</text:p>
          </table:table-cell>
          <table:table-cell office:value-type="float" office:value="29" table:formula="of:=SUMIF([.$F$38:.$F$138];[.$B13];[.BA$38:.BA$138])" table:style-name="ce60">
            <text:p>29</text:p>
          </table:table-cell>
          <table:table-cell office:value-type="float" office:value="29" table:formula="of:=SUMIF([.$F$38:.$F$138];[.$B13];[.BB$38:.BB$138])" table:style-name="ce60">
            <text:p>29</text:p>
          </table:table-cell>
          <table:table-cell office:value-type="float" office:value="29" table:formula="of:=SUMIF([.$F$38:.$F$138];[.$B13];[.BC$38:.BC$138])" table:style-name="ce60">
            <text:p>29</text:p>
          </table:table-cell>
          <table:table-cell office:value-type="float" office:value="29" table:formula="of:=SUMIF([.$F$38:.$F$138];[.$B13];[.BD$38:.BD$138])" table:style-name="ce60">
            <text:p>29</text:p>
          </table:table-cell>
          <table:table-cell office:value-type="float" office:value="29" table:formula="of:=SUMIF([.$F$38:.$F$138];[.$B13];[.BE$38:.BE$138])" table:style-name="ce60">
            <text:p>29</text:p>
          </table:table-cell>
          <table:table-cell office:value-type="float" office:value="29" table:formula="of:=SUMIF([.$F$38:.$F$138];[.$B13];[.BF$38:.BF$138])" table:style-name="ce60">
            <text:p>29</text:p>
          </table:table-cell>
          <table:table-cell office:value-type="float" office:value="29" table:formula="of:=SUMIF([.$F$38:.$F$138];[.$B13];[.BG$38:.BG$138])" table:style-name="ce60">
            <text:p>29</text:p>
          </table:table-cell>
          <table:table-cell office:value-type="float" office:value="29" table:formula="of:=SUMIF([.$F$38:.$F$138];[.$B13];[.BH$38:.BH$138])" table:style-name="ce60">
            <text:p>29</text:p>
          </table:table-cell>
          <table:table-cell office:value-type="float" office:value="29" table:formula="of:=SUMIF([.$F$38:.$F$138];[.$B13];[.BI$38:.BI$138])" table:style-name="ce60">
            <text:p>29</text:p>
          </table:table-cell>
          <table:table-cell office:value-type="float" office:value="29" table:formula="of:=SUMIF([.$F$38:.$F$138];[.$B13];[.BJ$38:.BJ$138])" table:style-name="ce60">
            <text:p>29</text:p>
          </table:table-cell>
          <table:table-cell office:value-type="float" office:value="29" table:formula="of:=SUMIF([.$F$38:.$F$138];[.$B13];[.BK$38:.BK$138])" table:style-name="ce60">
            <text:p>29</text:p>
          </table:table-cell>
          <table:table-cell office:value-type="float" office:value="29" table:formula="of:=SUMIF([.$F$38:.$F$138];[.$B13];[.BL$38:.BL$138])" table:style-name="ce60">
            <text:p>29</text:p>
          </table:table-cell>
          <table:table-cell office:value-type="float" office:value="29" table:formula="of:=SUMIF([.$F$38:.$F$138];[.$B13];[.BM$38:.BM$138])" table:style-name="ce60">
            <text:p>29</text:p>
          </table:table-cell>
          <table:table-cell office:value-type="float" office:value="29" table:formula="of:=SUMIF([.$F$38:.$F$138];[.$B13];[.BN$38:.BN$138])" table:style-name="ce60">
            <text:p>29</text:p>
          </table:table-cell>
          <table:table-cell office:value-type="float" office:value="29" table:formula="of:=SUMIF([.$F$38:.$F$138];[.$B13];[.BO$38:.BO$138])" table:style-name="ce60">
            <text:p>29</text:p>
          </table:table-cell>
          <table:table-cell office:value-type="float" office:value="29" table:formula="of:=SUMIF([.$F$38:.$F$138];[.$B13];[.BP$38:.BP$138])" table:style-name="ce60">
            <text:p>29</text:p>
          </table:table-cell>
          <table:table-cell office:value-type="float" office:value="29" table:formula="of:=SUMIF([.$F$38:.$F$138];[.$B13];[.BQ$38:.BQ$138])" table:style-name="ce60">
            <text:p>29</text:p>
          </table:table-cell>
          <table:table-cell office:value-type="float" office:value="29" table:formula="of:=SUMIF([.$F$38:.$F$138];[.$B13];[.BR$38:.BR$138])" table:style-name="ce60">
            <text:p>29</text:p>
          </table:table-cell>
          <table:table-cell office:value-type="float" office:value="29" table:formula="of:=SUMIF([.$F$38:.$F$138];[.$B13];[.BS$38:.BS$138])" table:style-name="ce60">
            <text:p>29</text:p>
          </table:table-cell>
          <table:table-cell office:value-type="float" office:value="29" table:formula="of:=SUMIF([.$F$38:.$F$138];[.$B13];[.BT$38:.BT$138])" table:style-name="ce60">
            <text:p>29</text:p>
          </table:table-cell>
          <table:table-cell office:value-type="float" office:value="29" table:formula="of:=SUMIF([.$F$38:.$F$138];[.$B13];[.BU$38:.BU$138])" table:style-name="ce60">
            <text:p>29</text:p>
          </table:table-cell>
          <table:table-cell office:value-type="float" office:value="29" table:formula="of:=SUMIF([.$F$38:.$F$138];[.$B13];[.BV$38:.BV$138])" table:style-name="ce60">
            <text:p>29</text:p>
          </table:table-cell>
          <table:table-cell office:value-type="float" office:value="29" table:formula="of:=SUMIF([.$F$38:.$F$138];[.$B13];[.BW$38:.BW$138])" table:style-name="ce60">
            <text:p>29</text:p>
          </table:table-cell>
          <table:table-cell office:value-type="float" office:value="29" table:formula="of:=SUMIF([.$F$38:.$F$138];[.$B13];[.BX$38:.BX$138])" table:style-name="ce60">
            <text:p>29</text:p>
          </table:table-cell>
          <table:table-cell office:value-type="float" office:value="29" table:formula="of:=SUMIF([.$F$38:.$F$138];[.$B13];[.BY$38:.BY$138])" table:style-name="ce60">
            <text:p>29</text:p>
          </table:table-cell>
          <table:table-cell office:value-type="float" office:value="29" table:formula="of:=SUMIF([.$F$38:.$F$138];[.$B13];[.BZ$38:.BZ$138])" table:style-name="ce60">
            <text:p>29</text:p>
          </table:table-cell>
          <table:table-cell office:value-type="float" office:value="29" table:formula="of:=SUMIF([.$F$38:.$F$138];[.$B13];[.CA$38:.CA$138])" table:style-name="ce60">
            <text:p>29</text:p>
          </table:table-cell>
          <table:table-cell office:value-type="float" office:value="29" table:formula="of:=SUMIF([.$F$38:.$F$138];[.$B13];[.CB$38:.CB$138])" table:style-name="ce60">
            <text:p>29</text:p>
          </table:table-cell>
          <table:table-cell office:value-type="float" office:value="29" table:formula="of:=SUMIF([.$F$38:.$F$138];[.$B13];[.CC$38:.CC$138])" table:style-name="ce60">
            <text:p>29</text:p>
          </table:table-cell>
          <table:table-cell office:value-type="float" office:value="29" table:formula="of:=SUMIF([.$F$38:.$F$138];[.$B13];[.CD$38:.CD$138])" table:style-name="ce60">
            <text:p>29</text:p>
          </table:table-cell>
          <table:table-cell office:value-type="float" office:value="29" table:formula="of:=SUMIF([.$F$38:.$F$138];[.$B13];[.CE$38:.CE$138])" table:style-name="ce60">
            <text:p>29</text:p>
          </table:table-cell>
          <table:table-cell office:value-type="float" office:value="29" table:formula="of:=SUMIF([.$F$38:.$F$138];[.$B13];[.CF$38:.CF$138])" table:style-name="ce60">
            <text:p>29</text:p>
          </table:table-cell>
          <table:table-cell office:value-type="float" office:value="29" table:formula="of:=SUMIF([.$F$38:.$F$138];[.$B13];[.CG$38:.CG$138])" table:style-name="ce60">
            <text:p>29</text:p>
          </table:table-cell>
          <table:table-cell office:value-type="float" office:value="29" table:formula="of:=SUMIF([.$F$38:.$F$138];[.$B13];[.CH$38:.CH$138])" table:style-name="ce60">
            <text:p>29</text:p>
          </table:table-cell>
          <table:table-cell office:value-type="float" office:value="29" table:formula="of:=SUMIF([.$F$38:.$F$138];[.$B13];[.CI$38:.CI$138])" table:style-name="ce60">
            <text:p>29</text:p>
          </table:table-cell>
          <table:table-cell office:value-type="float" office:value="29" table:formula="of:=SUMIF([.$F$38:.$F$138];[.$B13];[.CJ$38:.CJ$138])" table:style-name="ce60">
            <text:p>29</text:p>
          </table:table-cell>
          <table:table-cell office:value-type="float" office:value="29" table:formula="of:=SUMIF([.$F$38:.$F$138];[.$B13];[.CK$38:.CK$138])" table:style-name="ce60">
            <text:p>29</text:p>
          </table:table-cell>
          <table:table-cell office:value-type="float" office:value="29" table:formula="of:=SUMIF([.$F$38:.$F$138];[.$B13];[.CL$38:.CL$138])" table:style-name="ce60">
            <text:p>29</text:p>
          </table:table-cell>
          <table:table-cell office:value-type="float" office:value="29" table:formula="of:=SUMIF([.$F$38:.$F$138];[.$B13];[.CM$38:.CM$138])" table:style-name="ce60">
            <text:p>29</text:p>
          </table:table-cell>
          <table:table-cell office:value-type="float" office:value="29" table:formula="of:=SUMIF([.$F$38:.$F$138];[.$B13];[.CN$38:.CN$138])" table:style-name="ce60">
            <text:p>29</text:p>
          </table:table-cell>
          <table:table-cell office:value-type="float" office:value="29" table:formula="of:=SUMIF([.$F$38:.$F$138];[.$B13];[.CO$38:.CO$138])" table:style-name="ce60">
            <text:p>29</text:p>
          </table:table-cell>
          <table:table-cell office:value-type="float" office:value="29" table:formula="of:=SUMIF([.$F$38:.$F$138];[.$B13];[.CP$38:.CP$138])" table:style-name="ce60">
            <text:p>29</text:p>
          </table:table-cell>
          <table:table-cell office:value-type="float" office:value="29" table:formula="of:=SUMIF([.$F$38:.$F$138];[.$B13];[.CQ$38:.CQ$138])" table:style-name="ce60">
            <text:p>29</text:p>
          </table:table-cell>
          <table:table-cell office:value-type="float" office:value="29" table:formula="of:=SUMIF([.$F$38:.$F$138];[.$B13];[.CR$38:.CR$138])" table:style-name="ce60">
            <text:p>29</text:p>
          </table:table-cell>
          <table:table-cell office:value-type="float" office:value="29" table:formula="of:=SUMIF([.$F$38:.$F$138];[.$B13];[.CS$38:.CS$138])" table:style-name="ce60">
            <text:p>29</text:p>
          </table:table-cell>
          <table:table-cell office:value-type="float" office:value="29" table:formula="of:=SUMIF([.$F$38:.$F$138];[.$B13];[.CT$38:.CT$138])" table:style-name="ce60">
            <text:p>29</text:p>
          </table:table-cell>
          <table:table-cell office:value-type="float" office:value="29" table:formula="of:=SUMIF([.$F$38:.$F$138];[.$B13];[.CU$38:.CU$138])" table:style-name="ce60">
            <text:p>29</text:p>
          </table:table-cell>
          <table:table-cell office:value-type="float" office:value="29" table:formula="of:=SUMIF([.$F$38:.$F$138];[.$B13];[.CV$38:.CV$138])" table:style-name="ce60">
            <text:p>29</text:p>
          </table:table-cell>
          <table:table-cell office:value-type="float" office:value="29" table:formula="of:=SUMIF([.$F$38:.$F$138];[.$B13];[.CW$38:.CW$138])" table:style-name="ce60">
            <text:p>29</text:p>
          </table:table-cell>
          <table:table-cell office:value-type="float" office:value="29" table:formula="of:=SUMIF([.$F$38:.$F$138];[.$B13];[.CX$38:.CX$138])" table:style-name="ce60">
            <text:p>29</text:p>
          </table:table-cell>
          <table:table-cell office:value-type="float" office:value="29" table:formula="of:=SUMIF([.$F$38:.$F$138];[.$B13];[.CY$38:.CY$138])" table:style-name="ce60">
            <text:p>29</text:p>
          </table:table-cell>
          <table:table-cell office:value-type="float" office:value="29" table:formula="of:=SUMIF([.$F$38:.$F$138];[.$B13];[.CZ$38:.CZ$138])" table:style-name="ce60">
            <text:p>29</text:p>
          </table:table-cell>
          <table:table-cell office:value-type="float" office:value="29" table:formula="of:=SUMIF([.$F$38:.$F$138];[.$B13];[.DA$38:.DA$138])" table:style-name="ce60">
            <text:p>29</text:p>
          </table:table-cell>
          <table:table-cell office:value-type="float" office:value="29" table:formula="of:=SUMIF([.$F$38:.$F$138];[.$B13];[.DB$38:.DB$138])" table:style-name="ce60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6]&lt;&gt;&quot;&quot;;[Setup.D16];&quot;&quot;)" table:style-name="ce1"/>
          <table:table-cell office:value-type="string" office:string-value="" table:formula="of:=IF([Setup.E16]&lt;&gt;&quot;&quot;;[Setup.E16];&quot;&quot;)" table:style-name="ce1"/>
          <table:table-cell office:value-type="float" office:value="29" table:formula="of:=SUMIF([.$F$38:.$F$138];[.$B14];[.$C$38:.$C$138])" table:style-name="ce52">
            <text:p>29</text:p>
          </table:table-cell>
          <table:table-cell office:value-type="float" office:value="29" table:formula="of:=SUMIF([.$F$38:.$F$138];[.$B14];[.$D$38:.$D$138])" table:style-name="ce55">
            <text:p>29</text:p>
          </table:table-cell>
          <table:table-cell office:value-type="float" office:value="0" table:formula="of:=([.C14]-[.D14])/[.B$1]" table:style-name="ce54">
            <text:p>0</text:p>
          </table:table-cell>
          <table:table-cell table:style-name="ce30"/>
          <table:table-cell office:value-type="float" office:value="29" table:formula="of:=SUMIF([.$F$38:.$F$138];[.$B14];[.G$38:.G$138])" table:style-name="ce60">
            <text:p>29</text:p>
          </table:table-cell>
          <table:table-cell office:value-type="float" office:value="29" table:formula="of:=SUMIF([.$F$38:.$F$138];[.$B14];[.H$38:.H$138])" table:style-name="ce60">
            <text:p>29</text:p>
          </table:table-cell>
          <table:table-cell office:value-type="float" office:value="29" table:formula="of:=SUMIF([.$F$38:.$F$138];[.$B14];[.I$38:.I$138])" table:style-name="ce60">
            <text:p>29</text:p>
          </table:table-cell>
          <table:table-cell office:value-type="float" office:value="29" table:formula="of:=SUMIF([.$F$38:.$F$138];[.$B14];[.J$38:.J$138])" table:style-name="ce60">
            <text:p>29</text:p>
          </table:table-cell>
          <table:table-cell office:value-type="float" office:value="29" table:formula="of:=SUMIF([.$F$38:.$F$138];[.$B14];[.K$38:.K$138])" table:style-name="ce60">
            <text:p>29</text:p>
          </table:table-cell>
          <table:table-cell office:value-type="float" office:value="29" table:formula="of:=SUMIF([.$F$38:.$F$138];[.$B14];[.L$38:.L$138])" table:style-name="ce60">
            <text:p>29</text:p>
          </table:table-cell>
          <table:table-cell office:value-type="float" office:value="29" table:formula="of:=SUMIF([.$F$38:.$F$138];[.$B14];[.M$38:.M$138])" table:style-name="ce60">
            <text:p>29</text:p>
          </table:table-cell>
          <table:table-cell office:value-type="float" office:value="29" table:formula="of:=SUMIF([.$F$38:.$F$138];[.$B14];[.N$38:.N$138])" table:style-name="ce60">
            <text:p>29</text:p>
          </table:table-cell>
          <table:table-cell office:value-type="float" office:value="29" table:formula="of:=SUMIF([.$F$38:.$F$138];[.$B14];[.O$38:.O$138])" table:style-name="ce60">
            <text:p>29</text:p>
          </table:table-cell>
          <table:table-cell office:value-type="float" office:value="29" table:formula="of:=SUMIF([.$F$38:.$F$138];[.$B14];[.P$38:.P$138])" table:style-name="ce60">
            <text:p>29</text:p>
          </table:table-cell>
          <table:table-cell office:value-type="float" office:value="29" table:formula="of:=SUMIF([.$F$38:.$F$138];[.$B14];[.Q$38:.Q$138])" table:style-name="ce60">
            <text:p>29</text:p>
          </table:table-cell>
          <table:table-cell office:value-type="float" office:value="29" table:formula="of:=SUMIF([.$F$38:.$F$138];[.$B14];[.R$38:.R$138])" table:style-name="ce60">
            <text:p>29</text:p>
          </table:table-cell>
          <table:table-cell office:value-type="float" office:value="29" table:formula="of:=SUMIF([.$F$38:.$F$138];[.$B14];[.S$38:.S$138])" table:style-name="ce60">
            <text:p>29</text:p>
          </table:table-cell>
          <table:table-cell office:value-type="float" office:value="29" table:formula="of:=SUMIF([.$F$38:.$F$138];[.$B14];[.T$38:.T$138])" table:style-name="ce60">
            <text:p>29</text:p>
          </table:table-cell>
          <table:table-cell office:value-type="float" office:value="29" table:formula="of:=SUMIF([.$F$38:.$F$138];[.$B14];[.U$38:.U$138])" table:style-name="ce60">
            <text:p>29</text:p>
          </table:table-cell>
          <table:table-cell office:value-type="float" office:value="29" table:formula="of:=SUMIF([.$F$38:.$F$138];[.$B14];[.V$38:.V$138])" table:style-name="ce60">
            <text:p>29</text:p>
          </table:table-cell>
          <table:table-cell office:value-type="float" office:value="29" table:formula="of:=SUMIF([.$F$38:.$F$138];[.$B14];[.W$38:.W$138])" table:style-name="ce60">
            <text:p>29</text:p>
          </table:table-cell>
          <table:table-cell office:value-type="float" office:value="29" table:formula="of:=SUMIF([.$F$38:.$F$138];[.$B14];[.X$38:.X$138])" table:style-name="ce60">
            <text:p>29</text:p>
          </table:table-cell>
          <table:table-cell office:value-type="float" office:value="29" table:formula="of:=SUMIF([.$F$38:.$F$138];[.$B14];[.Y$38:.Y$138])" table:style-name="ce60">
            <text:p>29</text:p>
          </table:table-cell>
          <table:table-cell office:value-type="float" office:value="29" table:formula="of:=SUMIF([.$F$38:.$F$138];[.$B14];[.Z$38:.Z$138])" table:style-name="ce60">
            <text:p>29</text:p>
          </table:table-cell>
          <table:table-cell office:value-type="float" office:value="29" table:formula="of:=SUMIF([.$F$38:.$F$138];[.$B14];[.AA$38:.AA$138])" table:style-name="ce60">
            <text:p>29</text:p>
          </table:table-cell>
          <table:table-cell office:value-type="float" office:value="29" table:formula="of:=SUMIF([.$F$38:.$F$138];[.$B14];[.AB$38:.AB$138])" table:style-name="ce60">
            <text:p>29</text:p>
          </table:table-cell>
          <table:table-cell office:value-type="float" office:value="29" table:formula="of:=SUMIF([.$F$38:.$F$138];[.$B14];[.AC$38:.AC$138])" table:style-name="ce60">
            <text:p>29</text:p>
          </table:table-cell>
          <table:table-cell office:value-type="float" office:value="29" table:formula="of:=SUMIF([.$F$38:.$F$138];[.$B14];[.AD$38:.AD$138])" table:style-name="ce60">
            <text:p>29</text:p>
          </table:table-cell>
          <table:table-cell office:value-type="float" office:value="29" table:formula="of:=SUMIF([.$F$38:.$F$138];[.$B14];[.AE$38:.AE$138])" table:style-name="ce60">
            <text:p>29</text:p>
          </table:table-cell>
          <table:table-cell office:value-type="float" office:value="29" table:formula="of:=SUMIF([.$F$38:.$F$138];[.$B14];[.AF$38:.AF$138])" table:style-name="ce60">
            <text:p>29</text:p>
          </table:table-cell>
          <table:table-cell office:value-type="float" office:value="29" table:formula="of:=SUMIF([.$F$38:.$F$138];[.$B14];[.AG$38:.AG$138])" table:style-name="ce60">
            <text:p>29</text:p>
          </table:table-cell>
          <table:table-cell office:value-type="float" office:value="29" table:formula="of:=SUMIF([.$F$38:.$F$138];[.$B14];[.AH$38:.AH$138])" table:style-name="ce60">
            <text:p>29</text:p>
          </table:table-cell>
          <table:table-cell office:value-type="float" office:value="29" table:formula="of:=SUMIF([.$F$38:.$F$138];[.$B14];[.AI$38:.AI$138])" table:style-name="ce60">
            <text:p>29</text:p>
          </table:table-cell>
          <table:table-cell office:value-type="float" office:value="29" table:formula="of:=SUMIF([.$F$38:.$F$138];[.$B14];[.AJ$38:.AJ$138])" table:style-name="ce60">
            <text:p>29</text:p>
          </table:table-cell>
          <table:table-cell office:value-type="float" office:value="29" table:formula="of:=SUMIF([.$F$38:.$F$138];[.$B14];[.AK$38:.AK$138])" table:style-name="ce60">
            <text:p>29</text:p>
          </table:table-cell>
          <table:table-cell office:value-type="float" office:value="29" table:formula="of:=SUMIF([.$F$38:.$F$138];[.$B14];[.AL$38:.AL$138])" table:style-name="ce60">
            <text:p>29</text:p>
          </table:table-cell>
          <table:table-cell office:value-type="float" office:value="29" table:formula="of:=SUMIF([.$F$38:.$F$138];[.$B14];[.AM$38:.AM$138])" table:style-name="ce60">
            <text:p>29</text:p>
          </table:table-cell>
          <table:table-cell office:value-type="float" office:value="29" table:formula="of:=SUMIF([.$F$38:.$F$138];[.$B14];[.AN$38:.AN$138])" table:style-name="ce60">
            <text:p>29</text:p>
          </table:table-cell>
          <table:table-cell office:value-type="float" office:value="29" table:formula="of:=SUMIF([.$F$38:.$F$138];[.$B14];[.AO$38:.AO$138])" table:style-name="ce60">
            <text:p>29</text:p>
          </table:table-cell>
          <table:table-cell office:value-type="float" office:value="29" table:formula="of:=SUMIF([.$F$38:.$F$138];[.$B14];[.AP$38:.AP$138])" table:style-name="ce60">
            <text:p>29</text:p>
          </table:table-cell>
          <table:table-cell office:value-type="float" office:value="29" table:formula="of:=SUMIF([.$F$38:.$F$138];[.$B14];[.AQ$38:.AQ$138])" table:style-name="ce60">
            <text:p>29</text:p>
          </table:table-cell>
          <table:table-cell office:value-type="float" office:value="29" table:formula="of:=SUMIF([.$F$38:.$F$138];[.$B14];[.AR$38:.AR$138])" table:style-name="ce60">
            <text:p>29</text:p>
          </table:table-cell>
          <table:table-cell office:value-type="float" office:value="29" table:formula="of:=SUMIF([.$F$38:.$F$138];[.$B14];[.AS$38:.AS$138])" table:style-name="ce60">
            <text:p>29</text:p>
          </table:table-cell>
          <table:table-cell office:value-type="float" office:value="29" table:formula="of:=SUMIF([.$F$38:.$F$138];[.$B14];[.AT$38:.AT$138])" table:style-name="ce60">
            <text:p>29</text:p>
          </table:table-cell>
          <table:table-cell office:value-type="float" office:value="29" table:formula="of:=SUMIF([.$F$38:.$F$138];[.$B14];[.AU$38:.AU$138])" table:style-name="ce60">
            <text:p>29</text:p>
          </table:table-cell>
          <table:table-cell office:value-type="float" office:value="29" table:formula="of:=SUMIF([.$F$38:.$F$138];[.$B14];[.AV$38:.AV$138])" table:style-name="ce60">
            <text:p>29</text:p>
          </table:table-cell>
          <table:table-cell office:value-type="float" office:value="29" table:formula="of:=SUMIF([.$F$38:.$F$138];[.$B14];[.AW$38:.AW$138])" table:style-name="ce60">
            <text:p>29</text:p>
          </table:table-cell>
          <table:table-cell office:value-type="float" office:value="29" table:formula="of:=SUMIF([.$F$38:.$F$138];[.$B14];[.AX$38:.AX$138])" table:style-name="ce60">
            <text:p>29</text:p>
          </table:table-cell>
          <table:table-cell office:value-type="float" office:value="29" table:formula="of:=SUMIF([.$F$38:.$F$138];[.$B14];[.AY$38:.AY$138])" table:style-name="ce60">
            <text:p>29</text:p>
          </table:table-cell>
          <table:table-cell office:value-type="float" office:value="29" table:formula="of:=SUMIF([.$F$38:.$F$138];[.$B14];[.AZ$38:.AZ$138])" table:style-name="ce60">
            <text:p>29</text:p>
          </table:table-cell>
          <table:table-cell office:value-type="float" office:value="29" table:formula="of:=SUMIF([.$F$38:.$F$138];[.$B14];[.BA$38:.BA$138])" table:style-name="ce60">
            <text:p>29</text:p>
          </table:table-cell>
          <table:table-cell office:value-type="float" office:value="29" table:formula="of:=SUMIF([.$F$38:.$F$138];[.$B14];[.BB$38:.BB$138])" table:style-name="ce60">
            <text:p>29</text:p>
          </table:table-cell>
          <table:table-cell office:value-type="float" office:value="29" table:formula="of:=SUMIF([.$F$38:.$F$138];[.$B14];[.BC$38:.BC$138])" table:style-name="ce60">
            <text:p>29</text:p>
          </table:table-cell>
          <table:table-cell office:value-type="float" office:value="29" table:formula="of:=SUMIF([.$F$38:.$F$138];[.$B14];[.BD$38:.BD$138])" table:style-name="ce60">
            <text:p>29</text:p>
          </table:table-cell>
          <table:table-cell office:value-type="float" office:value="29" table:formula="of:=SUMIF([.$F$38:.$F$138];[.$B14];[.BE$38:.BE$138])" table:style-name="ce60">
            <text:p>29</text:p>
          </table:table-cell>
          <table:table-cell office:value-type="float" office:value="29" table:formula="of:=SUMIF([.$F$38:.$F$138];[.$B14];[.BF$38:.BF$138])" table:style-name="ce60">
            <text:p>29</text:p>
          </table:table-cell>
          <table:table-cell office:value-type="float" office:value="29" table:formula="of:=SUMIF([.$F$38:.$F$138];[.$B14];[.BG$38:.BG$138])" table:style-name="ce60">
            <text:p>29</text:p>
          </table:table-cell>
          <table:table-cell office:value-type="float" office:value="29" table:formula="of:=SUMIF([.$F$38:.$F$138];[.$B14];[.BH$38:.BH$138])" table:style-name="ce60">
            <text:p>29</text:p>
          </table:table-cell>
          <table:table-cell office:value-type="float" office:value="29" table:formula="of:=SUMIF([.$F$38:.$F$138];[.$B14];[.BI$38:.BI$138])" table:style-name="ce60">
            <text:p>29</text:p>
          </table:table-cell>
          <table:table-cell office:value-type="float" office:value="29" table:formula="of:=SUMIF([.$F$38:.$F$138];[.$B14];[.BJ$38:.BJ$138])" table:style-name="ce60">
            <text:p>29</text:p>
          </table:table-cell>
          <table:table-cell office:value-type="float" office:value="29" table:formula="of:=SUMIF([.$F$38:.$F$138];[.$B14];[.BK$38:.BK$138])" table:style-name="ce60">
            <text:p>29</text:p>
          </table:table-cell>
          <table:table-cell office:value-type="float" office:value="29" table:formula="of:=SUMIF([.$F$38:.$F$138];[.$B14];[.BL$38:.BL$138])" table:style-name="ce60">
            <text:p>29</text:p>
          </table:table-cell>
          <table:table-cell office:value-type="float" office:value="29" table:formula="of:=SUMIF([.$F$38:.$F$138];[.$B14];[.BM$38:.BM$138])" table:style-name="ce60">
            <text:p>29</text:p>
          </table:table-cell>
          <table:table-cell office:value-type="float" office:value="29" table:formula="of:=SUMIF([.$F$38:.$F$138];[.$B14];[.BN$38:.BN$138])" table:style-name="ce60">
            <text:p>29</text:p>
          </table:table-cell>
          <table:table-cell office:value-type="float" office:value="29" table:formula="of:=SUMIF([.$F$38:.$F$138];[.$B14];[.BO$38:.BO$138])" table:style-name="ce60">
            <text:p>29</text:p>
          </table:table-cell>
          <table:table-cell office:value-type="float" office:value="29" table:formula="of:=SUMIF([.$F$38:.$F$138];[.$B14];[.BP$38:.BP$138])" table:style-name="ce60">
            <text:p>29</text:p>
          </table:table-cell>
          <table:table-cell office:value-type="float" office:value="29" table:formula="of:=SUMIF([.$F$38:.$F$138];[.$B14];[.BQ$38:.BQ$138])" table:style-name="ce60">
            <text:p>29</text:p>
          </table:table-cell>
          <table:table-cell office:value-type="float" office:value="29" table:formula="of:=SUMIF([.$F$38:.$F$138];[.$B14];[.BR$38:.BR$138])" table:style-name="ce60">
            <text:p>29</text:p>
          </table:table-cell>
          <table:table-cell office:value-type="float" office:value="29" table:formula="of:=SUMIF([.$F$38:.$F$138];[.$B14];[.BS$38:.BS$138])" table:style-name="ce60">
            <text:p>29</text:p>
          </table:table-cell>
          <table:table-cell office:value-type="float" office:value="29" table:formula="of:=SUMIF([.$F$38:.$F$138];[.$B14];[.BT$38:.BT$138])" table:style-name="ce60">
            <text:p>29</text:p>
          </table:table-cell>
          <table:table-cell office:value-type="float" office:value="29" table:formula="of:=SUMIF([.$F$38:.$F$138];[.$B14];[.BU$38:.BU$138])" table:style-name="ce60">
            <text:p>29</text:p>
          </table:table-cell>
          <table:table-cell office:value-type="float" office:value="29" table:formula="of:=SUMIF([.$F$38:.$F$138];[.$B14];[.BV$38:.BV$138])" table:style-name="ce60">
            <text:p>29</text:p>
          </table:table-cell>
          <table:table-cell office:value-type="float" office:value="29" table:formula="of:=SUMIF([.$F$38:.$F$138];[.$B14];[.BW$38:.BW$138])" table:style-name="ce60">
            <text:p>29</text:p>
          </table:table-cell>
          <table:table-cell office:value-type="float" office:value="29" table:formula="of:=SUMIF([.$F$38:.$F$138];[.$B14];[.BX$38:.BX$138])" table:style-name="ce60">
            <text:p>29</text:p>
          </table:table-cell>
          <table:table-cell office:value-type="float" office:value="29" table:formula="of:=SUMIF([.$F$38:.$F$138];[.$B14];[.BY$38:.BY$138])" table:style-name="ce60">
            <text:p>29</text:p>
          </table:table-cell>
          <table:table-cell office:value-type="float" office:value="29" table:formula="of:=SUMIF([.$F$38:.$F$138];[.$B14];[.BZ$38:.BZ$138])" table:style-name="ce60">
            <text:p>29</text:p>
          </table:table-cell>
          <table:table-cell office:value-type="float" office:value="29" table:formula="of:=SUMIF([.$F$38:.$F$138];[.$B14];[.CA$38:.CA$138])" table:style-name="ce60">
            <text:p>29</text:p>
          </table:table-cell>
          <table:table-cell office:value-type="float" office:value="29" table:formula="of:=SUMIF([.$F$38:.$F$138];[.$B14];[.CB$38:.CB$138])" table:style-name="ce60">
            <text:p>29</text:p>
          </table:table-cell>
          <table:table-cell office:value-type="float" office:value="29" table:formula="of:=SUMIF([.$F$38:.$F$138];[.$B14];[.CC$38:.CC$138])" table:style-name="ce60">
            <text:p>29</text:p>
          </table:table-cell>
          <table:table-cell office:value-type="float" office:value="29" table:formula="of:=SUMIF([.$F$38:.$F$138];[.$B14];[.CD$38:.CD$138])" table:style-name="ce60">
            <text:p>29</text:p>
          </table:table-cell>
          <table:table-cell office:value-type="float" office:value="29" table:formula="of:=SUMIF([.$F$38:.$F$138];[.$B14];[.CE$38:.CE$138])" table:style-name="ce60">
            <text:p>29</text:p>
          </table:table-cell>
          <table:table-cell office:value-type="float" office:value="29" table:formula="of:=SUMIF([.$F$38:.$F$138];[.$B14];[.CF$38:.CF$138])" table:style-name="ce60">
            <text:p>29</text:p>
          </table:table-cell>
          <table:table-cell office:value-type="float" office:value="29" table:formula="of:=SUMIF([.$F$38:.$F$138];[.$B14];[.CG$38:.CG$138])" table:style-name="ce60">
            <text:p>29</text:p>
          </table:table-cell>
          <table:table-cell office:value-type="float" office:value="29" table:formula="of:=SUMIF([.$F$38:.$F$138];[.$B14];[.CH$38:.CH$138])" table:style-name="ce60">
            <text:p>29</text:p>
          </table:table-cell>
          <table:table-cell office:value-type="float" office:value="29" table:formula="of:=SUMIF([.$F$38:.$F$138];[.$B14];[.CI$38:.CI$138])" table:style-name="ce60">
            <text:p>29</text:p>
          </table:table-cell>
          <table:table-cell office:value-type="float" office:value="29" table:formula="of:=SUMIF([.$F$38:.$F$138];[.$B14];[.CJ$38:.CJ$138])" table:style-name="ce60">
            <text:p>29</text:p>
          </table:table-cell>
          <table:table-cell office:value-type="float" office:value="29" table:formula="of:=SUMIF([.$F$38:.$F$138];[.$B14];[.CK$38:.CK$138])" table:style-name="ce60">
            <text:p>29</text:p>
          </table:table-cell>
          <table:table-cell office:value-type="float" office:value="29" table:formula="of:=SUMIF([.$F$38:.$F$138];[.$B14];[.CL$38:.CL$138])" table:style-name="ce60">
            <text:p>29</text:p>
          </table:table-cell>
          <table:table-cell office:value-type="float" office:value="29" table:formula="of:=SUMIF([.$F$38:.$F$138];[.$B14];[.CM$38:.CM$138])" table:style-name="ce60">
            <text:p>29</text:p>
          </table:table-cell>
          <table:table-cell office:value-type="float" office:value="29" table:formula="of:=SUMIF([.$F$38:.$F$138];[.$B14];[.CN$38:.CN$138])" table:style-name="ce60">
            <text:p>29</text:p>
          </table:table-cell>
          <table:table-cell office:value-type="float" office:value="29" table:formula="of:=SUMIF([.$F$38:.$F$138];[.$B14];[.CO$38:.CO$138])" table:style-name="ce60">
            <text:p>29</text:p>
          </table:table-cell>
          <table:table-cell office:value-type="float" office:value="29" table:formula="of:=SUMIF([.$F$38:.$F$138];[.$B14];[.CP$38:.CP$138])" table:style-name="ce60">
            <text:p>29</text:p>
          </table:table-cell>
          <table:table-cell office:value-type="float" office:value="29" table:formula="of:=SUMIF([.$F$38:.$F$138];[.$B14];[.CQ$38:.CQ$138])" table:style-name="ce60">
            <text:p>29</text:p>
          </table:table-cell>
          <table:table-cell office:value-type="float" office:value="29" table:formula="of:=SUMIF([.$F$38:.$F$138];[.$B14];[.CR$38:.CR$138])" table:style-name="ce60">
            <text:p>29</text:p>
          </table:table-cell>
          <table:table-cell office:value-type="float" office:value="29" table:formula="of:=SUMIF([.$F$38:.$F$138];[.$B14];[.CS$38:.CS$138])" table:style-name="ce60">
            <text:p>29</text:p>
          </table:table-cell>
          <table:table-cell office:value-type="float" office:value="29" table:formula="of:=SUMIF([.$F$38:.$F$138];[.$B14];[.CT$38:.CT$138])" table:style-name="ce60">
            <text:p>29</text:p>
          </table:table-cell>
          <table:table-cell office:value-type="float" office:value="29" table:formula="of:=SUMIF([.$F$38:.$F$138];[.$B14];[.CU$38:.CU$138])" table:style-name="ce60">
            <text:p>29</text:p>
          </table:table-cell>
          <table:table-cell office:value-type="float" office:value="29" table:formula="of:=SUMIF([.$F$38:.$F$138];[.$B14];[.CV$38:.CV$138])" table:style-name="ce60">
            <text:p>29</text:p>
          </table:table-cell>
          <table:table-cell office:value-type="float" office:value="29" table:formula="of:=SUMIF([.$F$38:.$F$138];[.$B14];[.CW$38:.CW$138])" table:style-name="ce60">
            <text:p>29</text:p>
          </table:table-cell>
          <table:table-cell office:value-type="float" office:value="29" table:formula="of:=SUMIF([.$F$38:.$F$138];[.$B14];[.CX$38:.CX$138])" table:style-name="ce60">
            <text:p>29</text:p>
          </table:table-cell>
          <table:table-cell office:value-type="float" office:value="29" table:formula="of:=SUMIF([.$F$38:.$F$138];[.$B14];[.CY$38:.CY$138])" table:style-name="ce60">
            <text:p>29</text:p>
          </table:table-cell>
          <table:table-cell office:value-type="float" office:value="29" table:formula="of:=SUMIF([.$F$38:.$F$138];[.$B14];[.CZ$38:.CZ$138])" table:style-name="ce60">
            <text:p>29</text:p>
          </table:table-cell>
          <table:table-cell office:value-type="float" office:value="29" table:formula="of:=SUMIF([.$F$38:.$F$138];[.$B14];[.DA$38:.DA$138])" table:style-name="ce60">
            <text:p>29</text:p>
          </table:table-cell>
          <table:table-cell office:value-type="float" office:value="29" table:formula="of:=SUMIF([.$F$38:.$F$138];[.$B14];[.DB$38:.DB$138])" table:style-name="ce60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7]&lt;&gt;&quot;&quot;;[Setup.D17];&quot;&quot;)" table:style-name="ce1"/>
          <table:table-cell office:value-type="string" office:string-value="" table:formula="of:=IF([Setup.E17]&lt;&gt;&quot;&quot;;[Setup.E17];&quot;&quot;)" table:style-name="ce1"/>
          <table:table-cell office:value-type="float" office:value="29" table:formula="of:=SUMIF([.$F$38:.$F$138];[.$B15];[.$C$38:.$C$138])" table:style-name="ce52">
            <text:p>29</text:p>
          </table:table-cell>
          <table:table-cell office:value-type="float" office:value="29" table:formula="of:=SUMIF([.$F$38:.$F$138];[.$B15];[.$D$38:.$D$138])" table:style-name="ce55">
            <text:p>29</text:p>
          </table:table-cell>
          <table:table-cell office:value-type="float" office:value="0" table:formula="of:=([.C15]-[.D15])/[.B$1]" table:style-name="ce54">
            <text:p>0</text:p>
          </table:table-cell>
          <table:table-cell table:style-name="ce30"/>
          <table:table-cell office:value-type="float" office:value="29" table:formula="of:=SUMIF([.$F$38:.$F$138];[.$B15];[.G$38:.G$138])" table:style-name="ce60">
            <text:p>29</text:p>
          </table:table-cell>
          <table:table-cell office:value-type="float" office:value="29" table:formula="of:=SUMIF([.$F$38:.$F$138];[.$B15];[.H$38:.H$138])" table:style-name="ce60">
            <text:p>29</text:p>
          </table:table-cell>
          <table:table-cell office:value-type="float" office:value="29" table:formula="of:=SUMIF([.$F$38:.$F$138];[.$B15];[.I$38:.I$138])" table:style-name="ce60">
            <text:p>29</text:p>
          </table:table-cell>
          <table:table-cell office:value-type="float" office:value="29" table:formula="of:=SUMIF([.$F$38:.$F$138];[.$B15];[.J$38:.J$138])" table:style-name="ce60">
            <text:p>29</text:p>
          </table:table-cell>
          <table:table-cell office:value-type="float" office:value="29" table:formula="of:=SUMIF([.$F$38:.$F$138];[.$B15];[.K$38:.K$138])" table:style-name="ce60">
            <text:p>29</text:p>
          </table:table-cell>
          <table:table-cell office:value-type="float" office:value="29" table:formula="of:=SUMIF([.$F$38:.$F$138];[.$B15];[.L$38:.L$138])" table:style-name="ce60">
            <text:p>29</text:p>
          </table:table-cell>
          <table:table-cell office:value-type="float" office:value="29" table:formula="of:=SUMIF([.$F$38:.$F$138];[.$B15];[.M$38:.M$138])" table:style-name="ce60">
            <text:p>29</text:p>
          </table:table-cell>
          <table:table-cell office:value-type="float" office:value="29" table:formula="of:=SUMIF([.$F$38:.$F$138];[.$B15];[.N$38:.N$138])" table:style-name="ce60">
            <text:p>29</text:p>
          </table:table-cell>
          <table:table-cell office:value-type="float" office:value="29" table:formula="of:=SUMIF([.$F$38:.$F$138];[.$B15];[.O$38:.O$138])" table:style-name="ce60">
            <text:p>29</text:p>
          </table:table-cell>
          <table:table-cell office:value-type="float" office:value="29" table:formula="of:=SUMIF([.$F$38:.$F$138];[.$B15];[.P$38:.P$138])" table:style-name="ce60">
            <text:p>29</text:p>
          </table:table-cell>
          <table:table-cell office:value-type="float" office:value="29" table:formula="of:=SUMIF([.$F$38:.$F$138];[.$B15];[.Q$38:.Q$138])" table:style-name="ce60">
            <text:p>29</text:p>
          </table:table-cell>
          <table:table-cell office:value-type="float" office:value="29" table:formula="of:=SUMIF([.$F$38:.$F$138];[.$B15];[.R$38:.R$138])" table:style-name="ce60">
            <text:p>29</text:p>
          </table:table-cell>
          <table:table-cell office:value-type="float" office:value="29" table:formula="of:=SUMIF([.$F$38:.$F$138];[.$B15];[.S$38:.S$138])" table:style-name="ce60">
            <text:p>29</text:p>
          </table:table-cell>
          <table:table-cell office:value-type="float" office:value="29" table:formula="of:=SUMIF([.$F$38:.$F$138];[.$B15];[.T$38:.T$138])" table:style-name="ce60">
            <text:p>29</text:p>
          </table:table-cell>
          <table:table-cell office:value-type="float" office:value="29" table:formula="of:=SUMIF([.$F$38:.$F$138];[.$B15];[.U$38:.U$138])" table:style-name="ce60">
            <text:p>29</text:p>
          </table:table-cell>
          <table:table-cell office:value-type="float" office:value="29" table:formula="of:=SUMIF([.$F$38:.$F$138];[.$B15];[.V$38:.V$138])" table:style-name="ce60">
            <text:p>29</text:p>
          </table:table-cell>
          <table:table-cell office:value-type="float" office:value="29" table:formula="of:=SUMIF([.$F$38:.$F$138];[.$B15];[.W$38:.W$138])" table:style-name="ce60">
            <text:p>29</text:p>
          </table:table-cell>
          <table:table-cell office:value-type="float" office:value="29" table:formula="of:=SUMIF([.$F$38:.$F$138];[.$B15];[.X$38:.X$138])" table:style-name="ce60">
            <text:p>29</text:p>
          </table:table-cell>
          <table:table-cell office:value-type="float" office:value="29" table:formula="of:=SUMIF([.$F$38:.$F$138];[.$B15];[.Y$38:.Y$138])" table:style-name="ce60">
            <text:p>29</text:p>
          </table:table-cell>
          <table:table-cell office:value-type="float" office:value="29" table:formula="of:=SUMIF([.$F$38:.$F$138];[.$B15];[.Z$38:.Z$138])" table:style-name="ce60">
            <text:p>29</text:p>
          </table:table-cell>
          <table:table-cell office:value-type="float" office:value="29" table:formula="of:=SUMIF([.$F$38:.$F$138];[.$B15];[.AA$38:.AA$138])" table:style-name="ce60">
            <text:p>29</text:p>
          </table:table-cell>
          <table:table-cell office:value-type="float" office:value="29" table:formula="of:=SUMIF([.$F$38:.$F$138];[.$B15];[.AB$38:.AB$138])" table:style-name="ce60">
            <text:p>29</text:p>
          </table:table-cell>
          <table:table-cell office:value-type="float" office:value="29" table:formula="of:=SUMIF([.$F$38:.$F$138];[.$B15];[.AC$38:.AC$138])" table:style-name="ce60">
            <text:p>29</text:p>
          </table:table-cell>
          <table:table-cell office:value-type="float" office:value="29" table:formula="of:=SUMIF([.$F$38:.$F$138];[.$B15];[.AD$38:.AD$138])" table:style-name="ce60">
            <text:p>29</text:p>
          </table:table-cell>
          <table:table-cell office:value-type="float" office:value="29" table:formula="of:=SUMIF([.$F$38:.$F$138];[.$B15];[.AE$38:.AE$138])" table:style-name="ce60">
            <text:p>29</text:p>
          </table:table-cell>
          <table:table-cell office:value-type="float" office:value="29" table:formula="of:=SUMIF([.$F$38:.$F$138];[.$B15];[.AF$38:.AF$138])" table:style-name="ce60">
            <text:p>29</text:p>
          </table:table-cell>
          <table:table-cell office:value-type="float" office:value="29" table:formula="of:=SUMIF([.$F$38:.$F$138];[.$B15];[.AG$38:.AG$138])" table:style-name="ce60">
            <text:p>29</text:p>
          </table:table-cell>
          <table:table-cell office:value-type="float" office:value="29" table:formula="of:=SUMIF([.$F$38:.$F$138];[.$B15];[.AH$38:.AH$138])" table:style-name="ce60">
            <text:p>29</text:p>
          </table:table-cell>
          <table:table-cell office:value-type="float" office:value="29" table:formula="of:=SUMIF([.$F$38:.$F$138];[.$B15];[.AI$38:.AI$138])" table:style-name="ce60">
            <text:p>29</text:p>
          </table:table-cell>
          <table:table-cell office:value-type="float" office:value="29" table:formula="of:=SUMIF([.$F$38:.$F$138];[.$B15];[.AJ$38:.AJ$138])" table:style-name="ce60">
            <text:p>29</text:p>
          </table:table-cell>
          <table:table-cell office:value-type="float" office:value="29" table:formula="of:=SUMIF([.$F$38:.$F$138];[.$B15];[.AK$38:.AK$138])" table:style-name="ce60">
            <text:p>29</text:p>
          </table:table-cell>
          <table:table-cell office:value-type="float" office:value="29" table:formula="of:=SUMIF([.$F$38:.$F$138];[.$B15];[.AL$38:.AL$138])" table:style-name="ce60">
            <text:p>29</text:p>
          </table:table-cell>
          <table:table-cell office:value-type="float" office:value="29" table:formula="of:=SUMIF([.$F$38:.$F$138];[.$B15];[.AM$38:.AM$138])" table:style-name="ce60">
            <text:p>29</text:p>
          </table:table-cell>
          <table:table-cell office:value-type="float" office:value="29" table:formula="of:=SUMIF([.$F$38:.$F$138];[.$B15];[.AN$38:.AN$138])" table:style-name="ce60">
            <text:p>29</text:p>
          </table:table-cell>
          <table:table-cell office:value-type="float" office:value="29" table:formula="of:=SUMIF([.$F$38:.$F$138];[.$B15];[.AO$38:.AO$138])" table:style-name="ce60">
            <text:p>29</text:p>
          </table:table-cell>
          <table:table-cell office:value-type="float" office:value="29" table:formula="of:=SUMIF([.$F$38:.$F$138];[.$B15];[.AP$38:.AP$138])" table:style-name="ce60">
            <text:p>29</text:p>
          </table:table-cell>
          <table:table-cell office:value-type="float" office:value="29" table:formula="of:=SUMIF([.$F$38:.$F$138];[.$B15];[.AQ$38:.AQ$138])" table:style-name="ce60">
            <text:p>29</text:p>
          </table:table-cell>
          <table:table-cell office:value-type="float" office:value="29" table:formula="of:=SUMIF([.$F$38:.$F$138];[.$B15];[.AR$38:.AR$138])" table:style-name="ce60">
            <text:p>29</text:p>
          </table:table-cell>
          <table:table-cell office:value-type="float" office:value="29" table:formula="of:=SUMIF([.$F$38:.$F$138];[.$B15];[.AS$38:.AS$138])" table:style-name="ce60">
            <text:p>29</text:p>
          </table:table-cell>
          <table:table-cell office:value-type="float" office:value="29" table:formula="of:=SUMIF([.$F$38:.$F$138];[.$B15];[.AT$38:.AT$138])" table:style-name="ce60">
            <text:p>29</text:p>
          </table:table-cell>
          <table:table-cell office:value-type="float" office:value="29" table:formula="of:=SUMIF([.$F$38:.$F$138];[.$B15];[.AU$38:.AU$138])" table:style-name="ce60">
            <text:p>29</text:p>
          </table:table-cell>
          <table:table-cell office:value-type="float" office:value="29" table:formula="of:=SUMIF([.$F$38:.$F$138];[.$B15];[.AV$38:.AV$138])" table:style-name="ce60">
            <text:p>29</text:p>
          </table:table-cell>
          <table:table-cell office:value-type="float" office:value="29" table:formula="of:=SUMIF([.$F$38:.$F$138];[.$B15];[.AW$38:.AW$138])" table:style-name="ce60">
            <text:p>29</text:p>
          </table:table-cell>
          <table:table-cell office:value-type="float" office:value="29" table:formula="of:=SUMIF([.$F$38:.$F$138];[.$B15];[.AX$38:.AX$138])" table:style-name="ce60">
            <text:p>29</text:p>
          </table:table-cell>
          <table:table-cell office:value-type="float" office:value="29" table:formula="of:=SUMIF([.$F$38:.$F$138];[.$B15];[.AY$38:.AY$138])" table:style-name="ce60">
            <text:p>29</text:p>
          </table:table-cell>
          <table:table-cell office:value-type="float" office:value="29" table:formula="of:=SUMIF([.$F$38:.$F$138];[.$B15];[.AZ$38:.AZ$138])" table:style-name="ce60">
            <text:p>29</text:p>
          </table:table-cell>
          <table:table-cell office:value-type="float" office:value="29" table:formula="of:=SUMIF([.$F$38:.$F$138];[.$B15];[.BA$38:.BA$138])" table:style-name="ce60">
            <text:p>29</text:p>
          </table:table-cell>
          <table:table-cell office:value-type="float" office:value="29" table:formula="of:=SUMIF([.$F$38:.$F$138];[.$B15];[.BB$38:.BB$138])" table:style-name="ce60">
            <text:p>29</text:p>
          </table:table-cell>
          <table:table-cell office:value-type="float" office:value="29" table:formula="of:=SUMIF([.$F$38:.$F$138];[.$B15];[.BC$38:.BC$138])" table:style-name="ce60">
            <text:p>29</text:p>
          </table:table-cell>
          <table:table-cell office:value-type="float" office:value="29" table:formula="of:=SUMIF([.$F$38:.$F$138];[.$B15];[.BD$38:.BD$138])" table:style-name="ce60">
            <text:p>29</text:p>
          </table:table-cell>
          <table:table-cell office:value-type="float" office:value="29" table:formula="of:=SUMIF([.$F$38:.$F$138];[.$B15];[.BE$38:.BE$138])" table:style-name="ce60">
            <text:p>29</text:p>
          </table:table-cell>
          <table:table-cell office:value-type="float" office:value="29" table:formula="of:=SUMIF([.$F$38:.$F$138];[.$B15];[.BF$38:.BF$138])" table:style-name="ce60">
            <text:p>29</text:p>
          </table:table-cell>
          <table:table-cell office:value-type="float" office:value="29" table:formula="of:=SUMIF([.$F$38:.$F$138];[.$B15];[.BG$38:.BG$138])" table:style-name="ce60">
            <text:p>29</text:p>
          </table:table-cell>
          <table:table-cell office:value-type="float" office:value="29" table:formula="of:=SUMIF([.$F$38:.$F$138];[.$B15];[.BH$38:.BH$138])" table:style-name="ce60">
            <text:p>29</text:p>
          </table:table-cell>
          <table:table-cell office:value-type="float" office:value="29" table:formula="of:=SUMIF([.$F$38:.$F$138];[.$B15];[.BI$38:.BI$138])" table:style-name="ce60">
            <text:p>29</text:p>
          </table:table-cell>
          <table:table-cell office:value-type="float" office:value="29" table:formula="of:=SUMIF([.$F$38:.$F$138];[.$B15];[.BJ$38:.BJ$138])" table:style-name="ce60">
            <text:p>29</text:p>
          </table:table-cell>
          <table:table-cell office:value-type="float" office:value="29" table:formula="of:=SUMIF([.$F$38:.$F$138];[.$B15];[.BK$38:.BK$138])" table:style-name="ce60">
            <text:p>29</text:p>
          </table:table-cell>
          <table:table-cell office:value-type="float" office:value="29" table:formula="of:=SUMIF([.$F$38:.$F$138];[.$B15];[.BL$38:.BL$138])" table:style-name="ce60">
            <text:p>29</text:p>
          </table:table-cell>
          <table:table-cell office:value-type="float" office:value="29" table:formula="of:=SUMIF([.$F$38:.$F$138];[.$B15];[.BM$38:.BM$138])" table:style-name="ce60">
            <text:p>29</text:p>
          </table:table-cell>
          <table:table-cell office:value-type="float" office:value="29" table:formula="of:=SUMIF([.$F$38:.$F$138];[.$B15];[.BN$38:.BN$138])" table:style-name="ce60">
            <text:p>29</text:p>
          </table:table-cell>
          <table:table-cell office:value-type="float" office:value="29" table:formula="of:=SUMIF([.$F$38:.$F$138];[.$B15];[.BO$38:.BO$138])" table:style-name="ce60">
            <text:p>29</text:p>
          </table:table-cell>
          <table:table-cell office:value-type="float" office:value="29" table:formula="of:=SUMIF([.$F$38:.$F$138];[.$B15];[.BP$38:.BP$138])" table:style-name="ce60">
            <text:p>29</text:p>
          </table:table-cell>
          <table:table-cell office:value-type="float" office:value="29" table:formula="of:=SUMIF([.$F$38:.$F$138];[.$B15];[.BQ$38:.BQ$138])" table:style-name="ce60">
            <text:p>29</text:p>
          </table:table-cell>
          <table:table-cell office:value-type="float" office:value="29" table:formula="of:=SUMIF([.$F$38:.$F$138];[.$B15];[.BR$38:.BR$138])" table:style-name="ce60">
            <text:p>29</text:p>
          </table:table-cell>
          <table:table-cell office:value-type="float" office:value="29" table:formula="of:=SUMIF([.$F$38:.$F$138];[.$B15];[.BS$38:.BS$138])" table:style-name="ce60">
            <text:p>29</text:p>
          </table:table-cell>
          <table:table-cell office:value-type="float" office:value="29" table:formula="of:=SUMIF([.$F$38:.$F$138];[.$B15];[.BT$38:.BT$138])" table:style-name="ce60">
            <text:p>29</text:p>
          </table:table-cell>
          <table:table-cell office:value-type="float" office:value="29" table:formula="of:=SUMIF([.$F$38:.$F$138];[.$B15];[.BU$38:.BU$138])" table:style-name="ce60">
            <text:p>29</text:p>
          </table:table-cell>
          <table:table-cell office:value-type="float" office:value="29" table:formula="of:=SUMIF([.$F$38:.$F$138];[.$B15];[.BV$38:.BV$138])" table:style-name="ce60">
            <text:p>29</text:p>
          </table:table-cell>
          <table:table-cell office:value-type="float" office:value="29" table:formula="of:=SUMIF([.$F$38:.$F$138];[.$B15];[.BW$38:.BW$138])" table:style-name="ce60">
            <text:p>29</text:p>
          </table:table-cell>
          <table:table-cell office:value-type="float" office:value="29" table:formula="of:=SUMIF([.$F$38:.$F$138];[.$B15];[.BX$38:.BX$138])" table:style-name="ce60">
            <text:p>29</text:p>
          </table:table-cell>
          <table:table-cell office:value-type="float" office:value="29" table:formula="of:=SUMIF([.$F$38:.$F$138];[.$B15];[.BY$38:.BY$138])" table:style-name="ce60">
            <text:p>29</text:p>
          </table:table-cell>
          <table:table-cell office:value-type="float" office:value="29" table:formula="of:=SUMIF([.$F$38:.$F$138];[.$B15];[.BZ$38:.BZ$138])" table:style-name="ce60">
            <text:p>29</text:p>
          </table:table-cell>
          <table:table-cell office:value-type="float" office:value="29" table:formula="of:=SUMIF([.$F$38:.$F$138];[.$B15];[.CA$38:.CA$138])" table:style-name="ce60">
            <text:p>29</text:p>
          </table:table-cell>
          <table:table-cell office:value-type="float" office:value="29" table:formula="of:=SUMIF([.$F$38:.$F$138];[.$B15];[.CB$38:.CB$138])" table:style-name="ce60">
            <text:p>29</text:p>
          </table:table-cell>
          <table:table-cell office:value-type="float" office:value="29" table:formula="of:=SUMIF([.$F$38:.$F$138];[.$B15];[.CC$38:.CC$138])" table:style-name="ce60">
            <text:p>29</text:p>
          </table:table-cell>
          <table:table-cell office:value-type="float" office:value="29" table:formula="of:=SUMIF([.$F$38:.$F$138];[.$B15];[.CD$38:.CD$138])" table:style-name="ce60">
            <text:p>29</text:p>
          </table:table-cell>
          <table:table-cell office:value-type="float" office:value="29" table:formula="of:=SUMIF([.$F$38:.$F$138];[.$B15];[.CE$38:.CE$138])" table:style-name="ce60">
            <text:p>29</text:p>
          </table:table-cell>
          <table:table-cell office:value-type="float" office:value="29" table:formula="of:=SUMIF([.$F$38:.$F$138];[.$B15];[.CF$38:.CF$138])" table:style-name="ce60">
            <text:p>29</text:p>
          </table:table-cell>
          <table:table-cell office:value-type="float" office:value="29" table:formula="of:=SUMIF([.$F$38:.$F$138];[.$B15];[.CG$38:.CG$138])" table:style-name="ce60">
            <text:p>29</text:p>
          </table:table-cell>
          <table:table-cell office:value-type="float" office:value="29" table:formula="of:=SUMIF([.$F$38:.$F$138];[.$B15];[.CH$38:.CH$138])" table:style-name="ce60">
            <text:p>29</text:p>
          </table:table-cell>
          <table:table-cell office:value-type="float" office:value="29" table:formula="of:=SUMIF([.$F$38:.$F$138];[.$B15];[.CI$38:.CI$138])" table:style-name="ce60">
            <text:p>29</text:p>
          </table:table-cell>
          <table:table-cell office:value-type="float" office:value="29" table:formula="of:=SUMIF([.$F$38:.$F$138];[.$B15];[.CJ$38:.CJ$138])" table:style-name="ce60">
            <text:p>29</text:p>
          </table:table-cell>
          <table:table-cell office:value-type="float" office:value="29" table:formula="of:=SUMIF([.$F$38:.$F$138];[.$B15];[.CK$38:.CK$138])" table:style-name="ce60">
            <text:p>29</text:p>
          </table:table-cell>
          <table:table-cell office:value-type="float" office:value="29" table:formula="of:=SUMIF([.$F$38:.$F$138];[.$B15];[.CL$38:.CL$138])" table:style-name="ce60">
            <text:p>29</text:p>
          </table:table-cell>
          <table:table-cell office:value-type="float" office:value="29" table:formula="of:=SUMIF([.$F$38:.$F$138];[.$B15];[.CM$38:.CM$138])" table:style-name="ce60">
            <text:p>29</text:p>
          </table:table-cell>
          <table:table-cell office:value-type="float" office:value="29" table:formula="of:=SUMIF([.$F$38:.$F$138];[.$B15];[.CN$38:.CN$138])" table:style-name="ce60">
            <text:p>29</text:p>
          </table:table-cell>
          <table:table-cell office:value-type="float" office:value="29" table:formula="of:=SUMIF([.$F$38:.$F$138];[.$B15];[.CO$38:.CO$138])" table:style-name="ce60">
            <text:p>29</text:p>
          </table:table-cell>
          <table:table-cell office:value-type="float" office:value="29" table:formula="of:=SUMIF([.$F$38:.$F$138];[.$B15];[.CP$38:.CP$138])" table:style-name="ce60">
            <text:p>29</text:p>
          </table:table-cell>
          <table:table-cell office:value-type="float" office:value="29" table:formula="of:=SUMIF([.$F$38:.$F$138];[.$B15];[.CQ$38:.CQ$138])" table:style-name="ce60">
            <text:p>29</text:p>
          </table:table-cell>
          <table:table-cell office:value-type="float" office:value="29" table:formula="of:=SUMIF([.$F$38:.$F$138];[.$B15];[.CR$38:.CR$138])" table:style-name="ce60">
            <text:p>29</text:p>
          </table:table-cell>
          <table:table-cell office:value-type="float" office:value="29" table:formula="of:=SUMIF([.$F$38:.$F$138];[.$B15];[.CS$38:.CS$138])" table:style-name="ce60">
            <text:p>29</text:p>
          </table:table-cell>
          <table:table-cell office:value-type="float" office:value="29" table:formula="of:=SUMIF([.$F$38:.$F$138];[.$B15];[.CT$38:.CT$138])" table:style-name="ce60">
            <text:p>29</text:p>
          </table:table-cell>
          <table:table-cell office:value-type="float" office:value="29" table:formula="of:=SUMIF([.$F$38:.$F$138];[.$B15];[.CU$38:.CU$138])" table:style-name="ce60">
            <text:p>29</text:p>
          </table:table-cell>
          <table:table-cell office:value-type="float" office:value="29" table:formula="of:=SUMIF([.$F$38:.$F$138];[.$B15];[.CV$38:.CV$138])" table:style-name="ce60">
            <text:p>29</text:p>
          </table:table-cell>
          <table:table-cell office:value-type="float" office:value="29" table:formula="of:=SUMIF([.$F$38:.$F$138];[.$B15];[.CW$38:.CW$138])" table:style-name="ce60">
            <text:p>29</text:p>
          </table:table-cell>
          <table:table-cell office:value-type="float" office:value="29" table:formula="of:=SUMIF([.$F$38:.$F$138];[.$B15];[.CX$38:.CX$138])" table:style-name="ce60">
            <text:p>29</text:p>
          </table:table-cell>
          <table:table-cell office:value-type="float" office:value="29" table:formula="of:=SUMIF([.$F$38:.$F$138];[.$B15];[.CY$38:.CY$138])" table:style-name="ce60">
            <text:p>29</text:p>
          </table:table-cell>
          <table:table-cell office:value-type="float" office:value="29" table:formula="of:=SUMIF([.$F$38:.$F$138];[.$B15];[.CZ$38:.CZ$138])" table:style-name="ce60">
            <text:p>29</text:p>
          </table:table-cell>
          <table:table-cell office:value-type="float" office:value="29" table:formula="of:=SUMIF([.$F$38:.$F$138];[.$B15];[.DA$38:.DA$138])" table:style-name="ce60">
            <text:p>29</text:p>
          </table:table-cell>
          <table:table-cell office:value-type="float" office:value="29" table:formula="of:=SUMIF([.$F$38:.$F$138];[.$B15];[.DB$38:.DB$138])" table:style-name="ce60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8]&lt;&gt;&quot;&quot;;[Setup.D18];&quot;&quot;)" table:style-name="ce1"/>
          <table:table-cell office:value-type="string" office:string-value="" table:formula="of:=IF([Setup.E18]&lt;&gt;&quot;&quot;;[Setup.E18];&quot;&quot;)" table:style-name="ce1"/>
          <table:table-cell office:value-type="float" office:value="29" table:formula="of:=SUMIF([.$F$38:.$F$138];[.$B16];[.$C$38:.$C$138])" table:style-name="ce52">
            <text:p>29</text:p>
          </table:table-cell>
          <table:table-cell office:value-type="float" office:value="29" table:formula="of:=SUMIF([.$F$38:.$F$138];[.$B16];[.$D$38:.$D$138])" table:style-name="ce55">
            <text:p>29</text:p>
          </table:table-cell>
          <table:table-cell office:value-type="float" office:value="0" table:formula="of:=([.C16]-[.D16])/[.B$1]" table:style-name="ce54">
            <text:p>0</text:p>
          </table:table-cell>
          <table:table-cell table:style-name="ce30"/>
          <table:table-cell office:value-type="float" office:value="29" table:formula="of:=SUMIF([.$F$38:.$F$138];[.$B16];[.G$38:.G$138])" table:style-name="ce60">
            <text:p>29</text:p>
          </table:table-cell>
          <table:table-cell office:value-type="float" office:value="29" table:formula="of:=SUMIF([.$F$38:.$F$138];[.$B16];[.H$38:.H$138])" table:style-name="ce60">
            <text:p>29</text:p>
          </table:table-cell>
          <table:table-cell office:value-type="float" office:value="29" table:formula="of:=SUMIF([.$F$38:.$F$138];[.$B16];[.I$38:.I$138])" table:style-name="ce60">
            <text:p>29</text:p>
          </table:table-cell>
          <table:table-cell office:value-type="float" office:value="29" table:formula="of:=SUMIF([.$F$38:.$F$138];[.$B16];[.J$38:.J$138])" table:style-name="ce60">
            <text:p>29</text:p>
          </table:table-cell>
          <table:table-cell office:value-type="float" office:value="29" table:formula="of:=SUMIF([.$F$38:.$F$138];[.$B16];[.K$38:.K$138])" table:style-name="ce60">
            <text:p>29</text:p>
          </table:table-cell>
          <table:table-cell office:value-type="float" office:value="29" table:formula="of:=SUMIF([.$F$38:.$F$138];[.$B16];[.L$38:.L$138])" table:style-name="ce60">
            <text:p>29</text:p>
          </table:table-cell>
          <table:table-cell office:value-type="float" office:value="29" table:formula="of:=SUMIF([.$F$38:.$F$138];[.$B16];[.M$38:.M$138])" table:style-name="ce60">
            <text:p>29</text:p>
          </table:table-cell>
          <table:table-cell office:value-type="float" office:value="29" table:formula="of:=SUMIF([.$F$38:.$F$138];[.$B16];[.N$38:.N$138])" table:style-name="ce60">
            <text:p>29</text:p>
          </table:table-cell>
          <table:table-cell office:value-type="float" office:value="29" table:formula="of:=SUMIF([.$F$38:.$F$138];[.$B16];[.O$38:.O$138])" table:style-name="ce60">
            <text:p>29</text:p>
          </table:table-cell>
          <table:table-cell office:value-type="float" office:value="29" table:formula="of:=SUMIF([.$F$38:.$F$138];[.$B16];[.P$38:.P$138])" table:style-name="ce60">
            <text:p>29</text:p>
          </table:table-cell>
          <table:table-cell office:value-type="float" office:value="29" table:formula="of:=SUMIF([.$F$38:.$F$138];[.$B16];[.Q$38:.Q$138])" table:style-name="ce60">
            <text:p>29</text:p>
          </table:table-cell>
          <table:table-cell office:value-type="float" office:value="29" table:formula="of:=SUMIF([.$F$38:.$F$138];[.$B16];[.R$38:.R$138])" table:style-name="ce60">
            <text:p>29</text:p>
          </table:table-cell>
          <table:table-cell office:value-type="float" office:value="29" table:formula="of:=SUMIF([.$F$38:.$F$138];[.$B16];[.S$38:.S$138])" table:style-name="ce60">
            <text:p>29</text:p>
          </table:table-cell>
          <table:table-cell office:value-type="float" office:value="29" table:formula="of:=SUMIF([.$F$38:.$F$138];[.$B16];[.T$38:.T$138])" table:style-name="ce60">
            <text:p>29</text:p>
          </table:table-cell>
          <table:table-cell office:value-type="float" office:value="29" table:formula="of:=SUMIF([.$F$38:.$F$138];[.$B16];[.U$38:.U$138])" table:style-name="ce60">
            <text:p>29</text:p>
          </table:table-cell>
          <table:table-cell office:value-type="float" office:value="29" table:formula="of:=SUMIF([.$F$38:.$F$138];[.$B16];[.V$38:.V$138])" table:style-name="ce60">
            <text:p>29</text:p>
          </table:table-cell>
          <table:table-cell office:value-type="float" office:value="29" table:formula="of:=SUMIF([.$F$38:.$F$138];[.$B16];[.W$38:.W$138])" table:style-name="ce60">
            <text:p>29</text:p>
          </table:table-cell>
          <table:table-cell office:value-type="float" office:value="29" table:formula="of:=SUMIF([.$F$38:.$F$138];[.$B16];[.X$38:.X$138])" table:style-name="ce60">
            <text:p>29</text:p>
          </table:table-cell>
          <table:table-cell office:value-type="float" office:value="29" table:formula="of:=SUMIF([.$F$38:.$F$138];[.$B16];[.Y$38:.Y$138])" table:style-name="ce60">
            <text:p>29</text:p>
          </table:table-cell>
          <table:table-cell office:value-type="float" office:value="29" table:formula="of:=SUMIF([.$F$38:.$F$138];[.$B16];[.Z$38:.Z$138])" table:style-name="ce60">
            <text:p>29</text:p>
          </table:table-cell>
          <table:table-cell office:value-type="float" office:value="29" table:formula="of:=SUMIF([.$F$38:.$F$138];[.$B16];[.AA$38:.AA$138])" table:style-name="ce60">
            <text:p>29</text:p>
          </table:table-cell>
          <table:table-cell office:value-type="float" office:value="29" table:formula="of:=SUMIF([.$F$38:.$F$138];[.$B16];[.AB$38:.AB$138])" table:style-name="ce60">
            <text:p>29</text:p>
          </table:table-cell>
          <table:table-cell office:value-type="float" office:value="29" table:formula="of:=SUMIF([.$F$38:.$F$138];[.$B16];[.AC$38:.AC$138])" table:style-name="ce60">
            <text:p>29</text:p>
          </table:table-cell>
          <table:table-cell office:value-type="float" office:value="29" table:formula="of:=SUMIF([.$F$38:.$F$138];[.$B16];[.AD$38:.AD$138])" table:style-name="ce60">
            <text:p>29</text:p>
          </table:table-cell>
          <table:table-cell office:value-type="float" office:value="29" table:formula="of:=SUMIF([.$F$38:.$F$138];[.$B16];[.AE$38:.AE$138])" table:style-name="ce60">
            <text:p>29</text:p>
          </table:table-cell>
          <table:table-cell office:value-type="float" office:value="29" table:formula="of:=SUMIF([.$F$38:.$F$138];[.$B16];[.AF$38:.AF$138])" table:style-name="ce60">
            <text:p>29</text:p>
          </table:table-cell>
          <table:table-cell office:value-type="float" office:value="29" table:formula="of:=SUMIF([.$F$38:.$F$138];[.$B16];[.AG$38:.AG$138])" table:style-name="ce60">
            <text:p>29</text:p>
          </table:table-cell>
          <table:table-cell office:value-type="float" office:value="29" table:formula="of:=SUMIF([.$F$38:.$F$138];[.$B16];[.AH$38:.AH$138])" table:style-name="ce60">
            <text:p>29</text:p>
          </table:table-cell>
          <table:table-cell office:value-type="float" office:value="29" table:formula="of:=SUMIF([.$F$38:.$F$138];[.$B16];[.AI$38:.AI$138])" table:style-name="ce60">
            <text:p>29</text:p>
          </table:table-cell>
          <table:table-cell office:value-type="float" office:value="29" table:formula="of:=SUMIF([.$F$38:.$F$138];[.$B16];[.AJ$38:.AJ$138])" table:style-name="ce60">
            <text:p>29</text:p>
          </table:table-cell>
          <table:table-cell office:value-type="float" office:value="29" table:formula="of:=SUMIF([.$F$38:.$F$138];[.$B16];[.AK$38:.AK$138])" table:style-name="ce60">
            <text:p>29</text:p>
          </table:table-cell>
          <table:table-cell office:value-type="float" office:value="29" table:formula="of:=SUMIF([.$F$38:.$F$138];[.$B16];[.AL$38:.AL$138])" table:style-name="ce60">
            <text:p>29</text:p>
          </table:table-cell>
          <table:table-cell office:value-type="float" office:value="29" table:formula="of:=SUMIF([.$F$38:.$F$138];[.$B16];[.AM$38:.AM$138])" table:style-name="ce60">
            <text:p>29</text:p>
          </table:table-cell>
          <table:table-cell office:value-type="float" office:value="29" table:formula="of:=SUMIF([.$F$38:.$F$138];[.$B16];[.AN$38:.AN$138])" table:style-name="ce60">
            <text:p>29</text:p>
          </table:table-cell>
          <table:table-cell office:value-type="float" office:value="29" table:formula="of:=SUMIF([.$F$38:.$F$138];[.$B16];[.AO$38:.AO$138])" table:style-name="ce60">
            <text:p>29</text:p>
          </table:table-cell>
          <table:table-cell office:value-type="float" office:value="29" table:formula="of:=SUMIF([.$F$38:.$F$138];[.$B16];[.AP$38:.AP$138])" table:style-name="ce60">
            <text:p>29</text:p>
          </table:table-cell>
          <table:table-cell office:value-type="float" office:value="29" table:formula="of:=SUMIF([.$F$38:.$F$138];[.$B16];[.AQ$38:.AQ$138])" table:style-name="ce60">
            <text:p>29</text:p>
          </table:table-cell>
          <table:table-cell office:value-type="float" office:value="29" table:formula="of:=SUMIF([.$F$38:.$F$138];[.$B16];[.AR$38:.AR$138])" table:style-name="ce60">
            <text:p>29</text:p>
          </table:table-cell>
          <table:table-cell office:value-type="float" office:value="29" table:formula="of:=SUMIF([.$F$38:.$F$138];[.$B16];[.AS$38:.AS$138])" table:style-name="ce60">
            <text:p>29</text:p>
          </table:table-cell>
          <table:table-cell office:value-type="float" office:value="29" table:formula="of:=SUMIF([.$F$38:.$F$138];[.$B16];[.AT$38:.AT$138])" table:style-name="ce60">
            <text:p>29</text:p>
          </table:table-cell>
          <table:table-cell office:value-type="float" office:value="29" table:formula="of:=SUMIF([.$F$38:.$F$138];[.$B16];[.AU$38:.AU$138])" table:style-name="ce60">
            <text:p>29</text:p>
          </table:table-cell>
          <table:table-cell office:value-type="float" office:value="29" table:formula="of:=SUMIF([.$F$38:.$F$138];[.$B16];[.AV$38:.AV$138])" table:style-name="ce60">
            <text:p>29</text:p>
          </table:table-cell>
          <table:table-cell office:value-type="float" office:value="29" table:formula="of:=SUMIF([.$F$38:.$F$138];[.$B16];[.AW$38:.AW$138])" table:style-name="ce60">
            <text:p>29</text:p>
          </table:table-cell>
          <table:table-cell office:value-type="float" office:value="29" table:formula="of:=SUMIF([.$F$38:.$F$138];[.$B16];[.AX$38:.AX$138])" table:style-name="ce60">
            <text:p>29</text:p>
          </table:table-cell>
          <table:table-cell office:value-type="float" office:value="29" table:formula="of:=SUMIF([.$F$38:.$F$138];[.$B16];[.AY$38:.AY$138])" table:style-name="ce60">
            <text:p>29</text:p>
          </table:table-cell>
          <table:table-cell office:value-type="float" office:value="29" table:formula="of:=SUMIF([.$F$38:.$F$138];[.$B16];[.AZ$38:.AZ$138])" table:style-name="ce60">
            <text:p>29</text:p>
          </table:table-cell>
          <table:table-cell office:value-type="float" office:value="29" table:formula="of:=SUMIF([.$F$38:.$F$138];[.$B16];[.BA$38:.BA$138])" table:style-name="ce60">
            <text:p>29</text:p>
          </table:table-cell>
          <table:table-cell office:value-type="float" office:value="29" table:formula="of:=SUMIF([.$F$38:.$F$138];[.$B16];[.BB$38:.BB$138])" table:style-name="ce60">
            <text:p>29</text:p>
          </table:table-cell>
          <table:table-cell office:value-type="float" office:value="29" table:formula="of:=SUMIF([.$F$38:.$F$138];[.$B16];[.BC$38:.BC$138])" table:style-name="ce60">
            <text:p>29</text:p>
          </table:table-cell>
          <table:table-cell office:value-type="float" office:value="29" table:formula="of:=SUMIF([.$F$38:.$F$138];[.$B16];[.BD$38:.BD$138])" table:style-name="ce60">
            <text:p>29</text:p>
          </table:table-cell>
          <table:table-cell office:value-type="float" office:value="29" table:formula="of:=SUMIF([.$F$38:.$F$138];[.$B16];[.BE$38:.BE$138])" table:style-name="ce60">
            <text:p>29</text:p>
          </table:table-cell>
          <table:table-cell office:value-type="float" office:value="29" table:formula="of:=SUMIF([.$F$38:.$F$138];[.$B16];[.BF$38:.BF$138])" table:style-name="ce60">
            <text:p>29</text:p>
          </table:table-cell>
          <table:table-cell office:value-type="float" office:value="29" table:formula="of:=SUMIF([.$F$38:.$F$138];[.$B16];[.BG$38:.BG$138])" table:style-name="ce60">
            <text:p>29</text:p>
          </table:table-cell>
          <table:table-cell office:value-type="float" office:value="29" table:formula="of:=SUMIF([.$F$38:.$F$138];[.$B16];[.BH$38:.BH$138])" table:style-name="ce60">
            <text:p>29</text:p>
          </table:table-cell>
          <table:table-cell office:value-type="float" office:value="29" table:formula="of:=SUMIF([.$F$38:.$F$138];[.$B16];[.BI$38:.BI$138])" table:style-name="ce60">
            <text:p>29</text:p>
          </table:table-cell>
          <table:table-cell office:value-type="float" office:value="29" table:formula="of:=SUMIF([.$F$38:.$F$138];[.$B16];[.BJ$38:.BJ$138])" table:style-name="ce60">
            <text:p>29</text:p>
          </table:table-cell>
          <table:table-cell office:value-type="float" office:value="29" table:formula="of:=SUMIF([.$F$38:.$F$138];[.$B16];[.BK$38:.BK$138])" table:style-name="ce60">
            <text:p>29</text:p>
          </table:table-cell>
          <table:table-cell office:value-type="float" office:value="29" table:formula="of:=SUMIF([.$F$38:.$F$138];[.$B16];[.BL$38:.BL$138])" table:style-name="ce60">
            <text:p>29</text:p>
          </table:table-cell>
          <table:table-cell office:value-type="float" office:value="29" table:formula="of:=SUMIF([.$F$38:.$F$138];[.$B16];[.BM$38:.BM$138])" table:style-name="ce60">
            <text:p>29</text:p>
          </table:table-cell>
          <table:table-cell office:value-type="float" office:value="29" table:formula="of:=SUMIF([.$F$38:.$F$138];[.$B16];[.BN$38:.BN$138])" table:style-name="ce60">
            <text:p>29</text:p>
          </table:table-cell>
          <table:table-cell office:value-type="float" office:value="29" table:formula="of:=SUMIF([.$F$38:.$F$138];[.$B16];[.BO$38:.BO$138])" table:style-name="ce60">
            <text:p>29</text:p>
          </table:table-cell>
          <table:table-cell office:value-type="float" office:value="29" table:formula="of:=SUMIF([.$F$38:.$F$138];[.$B16];[.BP$38:.BP$138])" table:style-name="ce60">
            <text:p>29</text:p>
          </table:table-cell>
          <table:table-cell office:value-type="float" office:value="29" table:formula="of:=SUMIF([.$F$38:.$F$138];[.$B16];[.BQ$38:.BQ$138])" table:style-name="ce60">
            <text:p>29</text:p>
          </table:table-cell>
          <table:table-cell office:value-type="float" office:value="29" table:formula="of:=SUMIF([.$F$38:.$F$138];[.$B16];[.BR$38:.BR$138])" table:style-name="ce60">
            <text:p>29</text:p>
          </table:table-cell>
          <table:table-cell office:value-type="float" office:value="29" table:formula="of:=SUMIF([.$F$38:.$F$138];[.$B16];[.BS$38:.BS$138])" table:style-name="ce60">
            <text:p>29</text:p>
          </table:table-cell>
          <table:table-cell office:value-type="float" office:value="29" table:formula="of:=SUMIF([.$F$38:.$F$138];[.$B16];[.BT$38:.BT$138])" table:style-name="ce60">
            <text:p>29</text:p>
          </table:table-cell>
          <table:table-cell office:value-type="float" office:value="29" table:formula="of:=SUMIF([.$F$38:.$F$138];[.$B16];[.BU$38:.BU$138])" table:style-name="ce60">
            <text:p>29</text:p>
          </table:table-cell>
          <table:table-cell office:value-type="float" office:value="29" table:formula="of:=SUMIF([.$F$38:.$F$138];[.$B16];[.BV$38:.BV$138])" table:style-name="ce60">
            <text:p>29</text:p>
          </table:table-cell>
          <table:table-cell office:value-type="float" office:value="29" table:formula="of:=SUMIF([.$F$38:.$F$138];[.$B16];[.BW$38:.BW$138])" table:style-name="ce60">
            <text:p>29</text:p>
          </table:table-cell>
          <table:table-cell office:value-type="float" office:value="29" table:formula="of:=SUMIF([.$F$38:.$F$138];[.$B16];[.BX$38:.BX$138])" table:style-name="ce60">
            <text:p>29</text:p>
          </table:table-cell>
          <table:table-cell office:value-type="float" office:value="29" table:formula="of:=SUMIF([.$F$38:.$F$138];[.$B16];[.BY$38:.BY$138])" table:style-name="ce60">
            <text:p>29</text:p>
          </table:table-cell>
          <table:table-cell office:value-type="float" office:value="29" table:formula="of:=SUMIF([.$F$38:.$F$138];[.$B16];[.BZ$38:.BZ$138])" table:style-name="ce60">
            <text:p>29</text:p>
          </table:table-cell>
          <table:table-cell office:value-type="float" office:value="29" table:formula="of:=SUMIF([.$F$38:.$F$138];[.$B16];[.CA$38:.CA$138])" table:style-name="ce60">
            <text:p>29</text:p>
          </table:table-cell>
          <table:table-cell office:value-type="float" office:value="29" table:formula="of:=SUMIF([.$F$38:.$F$138];[.$B16];[.CB$38:.CB$138])" table:style-name="ce60">
            <text:p>29</text:p>
          </table:table-cell>
          <table:table-cell office:value-type="float" office:value="29" table:formula="of:=SUMIF([.$F$38:.$F$138];[.$B16];[.CC$38:.CC$138])" table:style-name="ce60">
            <text:p>29</text:p>
          </table:table-cell>
          <table:table-cell office:value-type="float" office:value="29" table:formula="of:=SUMIF([.$F$38:.$F$138];[.$B16];[.CD$38:.CD$138])" table:style-name="ce60">
            <text:p>29</text:p>
          </table:table-cell>
          <table:table-cell office:value-type="float" office:value="29" table:formula="of:=SUMIF([.$F$38:.$F$138];[.$B16];[.CE$38:.CE$138])" table:style-name="ce60">
            <text:p>29</text:p>
          </table:table-cell>
          <table:table-cell office:value-type="float" office:value="29" table:formula="of:=SUMIF([.$F$38:.$F$138];[.$B16];[.CF$38:.CF$138])" table:style-name="ce60">
            <text:p>29</text:p>
          </table:table-cell>
          <table:table-cell office:value-type="float" office:value="29" table:formula="of:=SUMIF([.$F$38:.$F$138];[.$B16];[.CG$38:.CG$138])" table:style-name="ce60">
            <text:p>29</text:p>
          </table:table-cell>
          <table:table-cell office:value-type="float" office:value="29" table:formula="of:=SUMIF([.$F$38:.$F$138];[.$B16];[.CH$38:.CH$138])" table:style-name="ce60">
            <text:p>29</text:p>
          </table:table-cell>
          <table:table-cell office:value-type="float" office:value="29" table:formula="of:=SUMIF([.$F$38:.$F$138];[.$B16];[.CI$38:.CI$138])" table:style-name="ce60">
            <text:p>29</text:p>
          </table:table-cell>
          <table:table-cell office:value-type="float" office:value="29" table:formula="of:=SUMIF([.$F$38:.$F$138];[.$B16];[.CJ$38:.CJ$138])" table:style-name="ce60">
            <text:p>29</text:p>
          </table:table-cell>
          <table:table-cell office:value-type="float" office:value="29" table:formula="of:=SUMIF([.$F$38:.$F$138];[.$B16];[.CK$38:.CK$138])" table:style-name="ce60">
            <text:p>29</text:p>
          </table:table-cell>
          <table:table-cell office:value-type="float" office:value="29" table:formula="of:=SUMIF([.$F$38:.$F$138];[.$B16];[.CL$38:.CL$138])" table:style-name="ce60">
            <text:p>29</text:p>
          </table:table-cell>
          <table:table-cell office:value-type="float" office:value="29" table:formula="of:=SUMIF([.$F$38:.$F$138];[.$B16];[.CM$38:.CM$138])" table:style-name="ce60">
            <text:p>29</text:p>
          </table:table-cell>
          <table:table-cell office:value-type="float" office:value="29" table:formula="of:=SUMIF([.$F$38:.$F$138];[.$B16];[.CN$38:.CN$138])" table:style-name="ce60">
            <text:p>29</text:p>
          </table:table-cell>
          <table:table-cell office:value-type="float" office:value="29" table:formula="of:=SUMIF([.$F$38:.$F$138];[.$B16];[.CO$38:.CO$138])" table:style-name="ce60">
            <text:p>29</text:p>
          </table:table-cell>
          <table:table-cell office:value-type="float" office:value="29" table:formula="of:=SUMIF([.$F$38:.$F$138];[.$B16];[.CP$38:.CP$138])" table:style-name="ce60">
            <text:p>29</text:p>
          </table:table-cell>
          <table:table-cell office:value-type="float" office:value="29" table:formula="of:=SUMIF([.$F$38:.$F$138];[.$B16];[.CQ$38:.CQ$138])" table:style-name="ce60">
            <text:p>29</text:p>
          </table:table-cell>
          <table:table-cell office:value-type="float" office:value="29" table:formula="of:=SUMIF([.$F$38:.$F$138];[.$B16];[.CR$38:.CR$138])" table:style-name="ce60">
            <text:p>29</text:p>
          </table:table-cell>
          <table:table-cell office:value-type="float" office:value="29" table:formula="of:=SUMIF([.$F$38:.$F$138];[.$B16];[.CS$38:.CS$138])" table:style-name="ce60">
            <text:p>29</text:p>
          </table:table-cell>
          <table:table-cell office:value-type="float" office:value="29" table:formula="of:=SUMIF([.$F$38:.$F$138];[.$B16];[.CT$38:.CT$138])" table:style-name="ce60">
            <text:p>29</text:p>
          </table:table-cell>
          <table:table-cell office:value-type="float" office:value="29" table:formula="of:=SUMIF([.$F$38:.$F$138];[.$B16];[.CU$38:.CU$138])" table:style-name="ce60">
            <text:p>29</text:p>
          </table:table-cell>
          <table:table-cell office:value-type="float" office:value="29" table:formula="of:=SUMIF([.$F$38:.$F$138];[.$B16];[.CV$38:.CV$138])" table:style-name="ce60">
            <text:p>29</text:p>
          </table:table-cell>
          <table:table-cell office:value-type="float" office:value="29" table:formula="of:=SUMIF([.$F$38:.$F$138];[.$B16];[.CW$38:.CW$138])" table:style-name="ce60">
            <text:p>29</text:p>
          </table:table-cell>
          <table:table-cell office:value-type="float" office:value="29" table:formula="of:=SUMIF([.$F$38:.$F$138];[.$B16];[.CX$38:.CX$138])" table:style-name="ce60">
            <text:p>29</text:p>
          </table:table-cell>
          <table:table-cell office:value-type="float" office:value="29" table:formula="of:=SUMIF([.$F$38:.$F$138];[.$B16];[.CY$38:.CY$138])" table:style-name="ce60">
            <text:p>29</text:p>
          </table:table-cell>
          <table:table-cell office:value-type="float" office:value="29" table:formula="of:=SUMIF([.$F$38:.$F$138];[.$B16];[.CZ$38:.CZ$138])" table:style-name="ce60">
            <text:p>29</text:p>
          </table:table-cell>
          <table:table-cell office:value-type="float" office:value="29" table:formula="of:=SUMIF([.$F$38:.$F$138];[.$B16];[.DA$38:.DA$138])" table:style-name="ce60">
            <text:p>29</text:p>
          </table:table-cell>
          <table:table-cell office:value-type="float" office:value="29" table:formula="of:=SUMIF([.$F$38:.$F$138];[.$B16];[.DB$38:.DB$138])" table:style-name="ce60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9]&lt;&gt;&quot;&quot;;[Setup.D19];&quot;&quot;)" table:style-name="ce1"/>
          <table:table-cell office:value-type="string" office:string-value="" table:formula="of:=IF([Setup.E19]&lt;&gt;&quot;&quot;;[Setup.E19];&quot;&quot;)" table:style-name="ce1"/>
          <table:table-cell office:value-type="float" office:value="29" table:formula="of:=SUMIF([.$F$38:.$F$138];[.$B17];[.$C$38:.$C$138])" table:style-name="ce52">
            <text:p>29</text:p>
          </table:table-cell>
          <table:table-cell office:value-type="float" office:value="29" table:formula="of:=SUMIF([.$F$38:.$F$138];[.$B17];[.$D$38:.$D$138])" table:style-name="ce55">
            <text:p>29</text:p>
          </table:table-cell>
          <table:table-cell office:value-type="float" office:value="0" table:formula="of:=([.C17]-[.D17])/[.B$1]" table:style-name="ce54">
            <text:p>0</text:p>
          </table:table-cell>
          <table:table-cell table:style-name="ce30"/>
          <table:table-cell office:value-type="float" office:value="29" table:formula="of:=SUMIF([.$F$38:.$F$138];[.$B17];[.G$38:.G$138])" table:style-name="ce60">
            <text:p>29</text:p>
          </table:table-cell>
          <table:table-cell office:value-type="float" office:value="29" table:formula="of:=SUMIF([.$F$38:.$F$138];[.$B17];[.H$38:.H$138])" table:style-name="ce60">
            <text:p>29</text:p>
          </table:table-cell>
          <table:table-cell office:value-type="float" office:value="29" table:formula="of:=SUMIF([.$F$38:.$F$138];[.$B17];[.I$38:.I$138])" table:style-name="ce60">
            <text:p>29</text:p>
          </table:table-cell>
          <table:table-cell office:value-type="float" office:value="29" table:formula="of:=SUMIF([.$F$38:.$F$138];[.$B17];[.J$38:.J$138])" table:style-name="ce60">
            <text:p>29</text:p>
          </table:table-cell>
          <table:table-cell office:value-type="float" office:value="29" table:formula="of:=SUMIF([.$F$38:.$F$138];[.$B17];[.K$38:.K$138])" table:style-name="ce60">
            <text:p>29</text:p>
          </table:table-cell>
          <table:table-cell office:value-type="float" office:value="29" table:formula="of:=SUMIF([.$F$38:.$F$138];[.$B17];[.L$38:.L$138])" table:style-name="ce60">
            <text:p>29</text:p>
          </table:table-cell>
          <table:table-cell office:value-type="float" office:value="29" table:formula="of:=SUMIF([.$F$38:.$F$138];[.$B17];[.M$38:.M$138])" table:style-name="ce60">
            <text:p>29</text:p>
          </table:table-cell>
          <table:table-cell office:value-type="float" office:value="29" table:formula="of:=SUMIF([.$F$38:.$F$138];[.$B17];[.N$38:.N$138])" table:style-name="ce60">
            <text:p>29</text:p>
          </table:table-cell>
          <table:table-cell office:value-type="float" office:value="29" table:formula="of:=SUMIF([.$F$38:.$F$138];[.$B17];[.O$38:.O$138])" table:style-name="ce60">
            <text:p>29</text:p>
          </table:table-cell>
          <table:table-cell office:value-type="float" office:value="29" table:formula="of:=SUMIF([.$F$38:.$F$138];[.$B17];[.P$38:.P$138])" table:style-name="ce60">
            <text:p>29</text:p>
          </table:table-cell>
          <table:table-cell office:value-type="float" office:value="29" table:formula="of:=SUMIF([.$F$38:.$F$138];[.$B17];[.Q$38:.Q$138])" table:style-name="ce60">
            <text:p>29</text:p>
          </table:table-cell>
          <table:table-cell office:value-type="float" office:value="29" table:formula="of:=SUMIF([.$F$38:.$F$138];[.$B17];[.R$38:.R$138])" table:style-name="ce60">
            <text:p>29</text:p>
          </table:table-cell>
          <table:table-cell office:value-type="float" office:value="29" table:formula="of:=SUMIF([.$F$38:.$F$138];[.$B17];[.S$38:.S$138])" table:style-name="ce60">
            <text:p>29</text:p>
          </table:table-cell>
          <table:table-cell office:value-type="float" office:value="29" table:formula="of:=SUMIF([.$F$38:.$F$138];[.$B17];[.T$38:.T$138])" table:style-name="ce60">
            <text:p>29</text:p>
          </table:table-cell>
          <table:table-cell office:value-type="float" office:value="29" table:formula="of:=SUMIF([.$F$38:.$F$138];[.$B17];[.U$38:.U$138])" table:style-name="ce60">
            <text:p>29</text:p>
          </table:table-cell>
          <table:table-cell office:value-type="float" office:value="29" table:formula="of:=SUMIF([.$F$38:.$F$138];[.$B17];[.V$38:.V$138])" table:style-name="ce60">
            <text:p>29</text:p>
          </table:table-cell>
          <table:table-cell office:value-type="float" office:value="29" table:formula="of:=SUMIF([.$F$38:.$F$138];[.$B17];[.W$38:.W$138])" table:style-name="ce60">
            <text:p>29</text:p>
          </table:table-cell>
          <table:table-cell office:value-type="float" office:value="29" table:formula="of:=SUMIF([.$F$38:.$F$138];[.$B17];[.X$38:.X$138])" table:style-name="ce60">
            <text:p>29</text:p>
          </table:table-cell>
          <table:table-cell office:value-type="float" office:value="29" table:formula="of:=SUMIF([.$F$38:.$F$138];[.$B17];[.Y$38:.Y$138])" table:style-name="ce60">
            <text:p>29</text:p>
          </table:table-cell>
          <table:table-cell office:value-type="float" office:value="29" table:formula="of:=SUMIF([.$F$38:.$F$138];[.$B17];[.Z$38:.Z$138])" table:style-name="ce60">
            <text:p>29</text:p>
          </table:table-cell>
          <table:table-cell office:value-type="float" office:value="29" table:formula="of:=SUMIF([.$F$38:.$F$138];[.$B17];[.AA$38:.AA$138])" table:style-name="ce60">
            <text:p>29</text:p>
          </table:table-cell>
          <table:table-cell office:value-type="float" office:value="29" table:formula="of:=SUMIF([.$F$38:.$F$138];[.$B17];[.AB$38:.AB$138])" table:style-name="ce60">
            <text:p>29</text:p>
          </table:table-cell>
          <table:table-cell office:value-type="float" office:value="29" table:formula="of:=SUMIF([.$F$38:.$F$138];[.$B17];[.AC$38:.AC$138])" table:style-name="ce60">
            <text:p>29</text:p>
          </table:table-cell>
          <table:table-cell office:value-type="float" office:value="29" table:formula="of:=SUMIF([.$F$38:.$F$138];[.$B17];[.AD$38:.AD$138])" table:style-name="ce60">
            <text:p>29</text:p>
          </table:table-cell>
          <table:table-cell office:value-type="float" office:value="29" table:formula="of:=SUMIF([.$F$38:.$F$138];[.$B17];[.AE$38:.AE$138])" table:style-name="ce60">
            <text:p>29</text:p>
          </table:table-cell>
          <table:table-cell office:value-type="float" office:value="29" table:formula="of:=SUMIF([.$F$38:.$F$138];[.$B17];[.AF$38:.AF$138])" table:style-name="ce60">
            <text:p>29</text:p>
          </table:table-cell>
          <table:table-cell office:value-type="float" office:value="29" table:formula="of:=SUMIF([.$F$38:.$F$138];[.$B17];[.AG$38:.AG$138])" table:style-name="ce60">
            <text:p>29</text:p>
          </table:table-cell>
          <table:table-cell office:value-type="float" office:value="29" table:formula="of:=SUMIF([.$F$38:.$F$138];[.$B17];[.AH$38:.AH$138])" table:style-name="ce60">
            <text:p>29</text:p>
          </table:table-cell>
          <table:table-cell office:value-type="float" office:value="29" table:formula="of:=SUMIF([.$F$38:.$F$138];[.$B17];[.AI$38:.AI$138])" table:style-name="ce60">
            <text:p>29</text:p>
          </table:table-cell>
          <table:table-cell office:value-type="float" office:value="29" table:formula="of:=SUMIF([.$F$38:.$F$138];[.$B17];[.AJ$38:.AJ$138])" table:style-name="ce60">
            <text:p>29</text:p>
          </table:table-cell>
          <table:table-cell office:value-type="float" office:value="29" table:formula="of:=SUMIF([.$F$38:.$F$138];[.$B17];[.AK$38:.AK$138])" table:style-name="ce60">
            <text:p>29</text:p>
          </table:table-cell>
          <table:table-cell office:value-type="float" office:value="29" table:formula="of:=SUMIF([.$F$38:.$F$138];[.$B17];[.AL$38:.AL$138])" table:style-name="ce60">
            <text:p>29</text:p>
          </table:table-cell>
          <table:table-cell office:value-type="float" office:value="29" table:formula="of:=SUMIF([.$F$38:.$F$138];[.$B17];[.AM$38:.AM$138])" table:style-name="ce60">
            <text:p>29</text:p>
          </table:table-cell>
          <table:table-cell office:value-type="float" office:value="29" table:formula="of:=SUMIF([.$F$38:.$F$138];[.$B17];[.AN$38:.AN$138])" table:style-name="ce60">
            <text:p>29</text:p>
          </table:table-cell>
          <table:table-cell office:value-type="float" office:value="29" table:formula="of:=SUMIF([.$F$38:.$F$138];[.$B17];[.AO$38:.AO$138])" table:style-name="ce60">
            <text:p>29</text:p>
          </table:table-cell>
          <table:table-cell office:value-type="float" office:value="29" table:formula="of:=SUMIF([.$F$38:.$F$138];[.$B17];[.AP$38:.AP$138])" table:style-name="ce60">
            <text:p>29</text:p>
          </table:table-cell>
          <table:table-cell office:value-type="float" office:value="29" table:formula="of:=SUMIF([.$F$38:.$F$138];[.$B17];[.AQ$38:.AQ$138])" table:style-name="ce60">
            <text:p>29</text:p>
          </table:table-cell>
          <table:table-cell office:value-type="float" office:value="29" table:formula="of:=SUMIF([.$F$38:.$F$138];[.$B17];[.AR$38:.AR$138])" table:style-name="ce60">
            <text:p>29</text:p>
          </table:table-cell>
          <table:table-cell office:value-type="float" office:value="29" table:formula="of:=SUMIF([.$F$38:.$F$138];[.$B17];[.AS$38:.AS$138])" table:style-name="ce60">
            <text:p>29</text:p>
          </table:table-cell>
          <table:table-cell office:value-type="float" office:value="29" table:formula="of:=SUMIF([.$F$38:.$F$138];[.$B17];[.AT$38:.AT$138])" table:style-name="ce60">
            <text:p>29</text:p>
          </table:table-cell>
          <table:table-cell office:value-type="float" office:value="29" table:formula="of:=SUMIF([.$F$38:.$F$138];[.$B17];[.AU$38:.AU$138])" table:style-name="ce60">
            <text:p>29</text:p>
          </table:table-cell>
          <table:table-cell office:value-type="float" office:value="29" table:formula="of:=SUMIF([.$F$38:.$F$138];[.$B17];[.AV$38:.AV$138])" table:style-name="ce60">
            <text:p>29</text:p>
          </table:table-cell>
          <table:table-cell office:value-type="float" office:value="29" table:formula="of:=SUMIF([.$F$38:.$F$138];[.$B17];[.AW$38:.AW$138])" table:style-name="ce60">
            <text:p>29</text:p>
          </table:table-cell>
          <table:table-cell office:value-type="float" office:value="29" table:formula="of:=SUMIF([.$F$38:.$F$138];[.$B17];[.AX$38:.AX$138])" table:style-name="ce60">
            <text:p>29</text:p>
          </table:table-cell>
          <table:table-cell office:value-type="float" office:value="29" table:formula="of:=SUMIF([.$F$38:.$F$138];[.$B17];[.AY$38:.AY$138])" table:style-name="ce60">
            <text:p>29</text:p>
          </table:table-cell>
          <table:table-cell office:value-type="float" office:value="29" table:formula="of:=SUMIF([.$F$38:.$F$138];[.$B17];[.AZ$38:.AZ$138])" table:style-name="ce60">
            <text:p>29</text:p>
          </table:table-cell>
          <table:table-cell office:value-type="float" office:value="29" table:formula="of:=SUMIF([.$F$38:.$F$138];[.$B17];[.BA$38:.BA$138])" table:style-name="ce60">
            <text:p>29</text:p>
          </table:table-cell>
          <table:table-cell office:value-type="float" office:value="29" table:formula="of:=SUMIF([.$F$38:.$F$138];[.$B17];[.BB$38:.BB$138])" table:style-name="ce60">
            <text:p>29</text:p>
          </table:table-cell>
          <table:table-cell office:value-type="float" office:value="29" table:formula="of:=SUMIF([.$F$38:.$F$138];[.$B17];[.BC$38:.BC$138])" table:style-name="ce60">
            <text:p>29</text:p>
          </table:table-cell>
          <table:table-cell office:value-type="float" office:value="29" table:formula="of:=SUMIF([.$F$38:.$F$138];[.$B17];[.BD$38:.BD$138])" table:style-name="ce60">
            <text:p>29</text:p>
          </table:table-cell>
          <table:table-cell office:value-type="float" office:value="29" table:formula="of:=SUMIF([.$F$38:.$F$138];[.$B17];[.BE$38:.BE$138])" table:style-name="ce60">
            <text:p>29</text:p>
          </table:table-cell>
          <table:table-cell office:value-type="float" office:value="29" table:formula="of:=SUMIF([.$F$38:.$F$138];[.$B17];[.BF$38:.BF$138])" table:style-name="ce60">
            <text:p>29</text:p>
          </table:table-cell>
          <table:table-cell office:value-type="float" office:value="29" table:formula="of:=SUMIF([.$F$38:.$F$138];[.$B17];[.BG$38:.BG$138])" table:style-name="ce60">
            <text:p>29</text:p>
          </table:table-cell>
          <table:table-cell office:value-type="float" office:value="29" table:formula="of:=SUMIF([.$F$38:.$F$138];[.$B17];[.BH$38:.BH$138])" table:style-name="ce60">
            <text:p>29</text:p>
          </table:table-cell>
          <table:table-cell office:value-type="float" office:value="29" table:formula="of:=SUMIF([.$F$38:.$F$138];[.$B17];[.BI$38:.BI$138])" table:style-name="ce60">
            <text:p>29</text:p>
          </table:table-cell>
          <table:table-cell office:value-type="float" office:value="29" table:formula="of:=SUMIF([.$F$38:.$F$138];[.$B17];[.BJ$38:.BJ$138])" table:style-name="ce60">
            <text:p>29</text:p>
          </table:table-cell>
          <table:table-cell office:value-type="float" office:value="29" table:formula="of:=SUMIF([.$F$38:.$F$138];[.$B17];[.BK$38:.BK$138])" table:style-name="ce60">
            <text:p>29</text:p>
          </table:table-cell>
          <table:table-cell office:value-type="float" office:value="29" table:formula="of:=SUMIF([.$F$38:.$F$138];[.$B17];[.BL$38:.BL$138])" table:style-name="ce60">
            <text:p>29</text:p>
          </table:table-cell>
          <table:table-cell office:value-type="float" office:value="29" table:formula="of:=SUMIF([.$F$38:.$F$138];[.$B17];[.BM$38:.BM$138])" table:style-name="ce60">
            <text:p>29</text:p>
          </table:table-cell>
          <table:table-cell office:value-type="float" office:value="29" table:formula="of:=SUMIF([.$F$38:.$F$138];[.$B17];[.BN$38:.BN$138])" table:style-name="ce60">
            <text:p>29</text:p>
          </table:table-cell>
          <table:table-cell office:value-type="float" office:value="29" table:formula="of:=SUMIF([.$F$38:.$F$138];[.$B17];[.BO$38:.BO$138])" table:style-name="ce60">
            <text:p>29</text:p>
          </table:table-cell>
          <table:table-cell office:value-type="float" office:value="29" table:formula="of:=SUMIF([.$F$38:.$F$138];[.$B17];[.BP$38:.BP$138])" table:style-name="ce60">
            <text:p>29</text:p>
          </table:table-cell>
          <table:table-cell office:value-type="float" office:value="29" table:formula="of:=SUMIF([.$F$38:.$F$138];[.$B17];[.BQ$38:.BQ$138])" table:style-name="ce60">
            <text:p>29</text:p>
          </table:table-cell>
          <table:table-cell office:value-type="float" office:value="29" table:formula="of:=SUMIF([.$F$38:.$F$138];[.$B17];[.BR$38:.BR$138])" table:style-name="ce60">
            <text:p>29</text:p>
          </table:table-cell>
          <table:table-cell office:value-type="float" office:value="29" table:formula="of:=SUMIF([.$F$38:.$F$138];[.$B17];[.BS$38:.BS$138])" table:style-name="ce60">
            <text:p>29</text:p>
          </table:table-cell>
          <table:table-cell office:value-type="float" office:value="29" table:formula="of:=SUMIF([.$F$38:.$F$138];[.$B17];[.BT$38:.BT$138])" table:style-name="ce60">
            <text:p>29</text:p>
          </table:table-cell>
          <table:table-cell office:value-type="float" office:value="29" table:formula="of:=SUMIF([.$F$38:.$F$138];[.$B17];[.BU$38:.BU$138])" table:style-name="ce60">
            <text:p>29</text:p>
          </table:table-cell>
          <table:table-cell office:value-type="float" office:value="29" table:formula="of:=SUMIF([.$F$38:.$F$138];[.$B17];[.BV$38:.BV$138])" table:style-name="ce60">
            <text:p>29</text:p>
          </table:table-cell>
          <table:table-cell office:value-type="float" office:value="29" table:formula="of:=SUMIF([.$F$38:.$F$138];[.$B17];[.BW$38:.BW$138])" table:style-name="ce60">
            <text:p>29</text:p>
          </table:table-cell>
          <table:table-cell office:value-type="float" office:value="29" table:formula="of:=SUMIF([.$F$38:.$F$138];[.$B17];[.BX$38:.BX$138])" table:style-name="ce60">
            <text:p>29</text:p>
          </table:table-cell>
          <table:table-cell office:value-type="float" office:value="29" table:formula="of:=SUMIF([.$F$38:.$F$138];[.$B17];[.BY$38:.BY$138])" table:style-name="ce60">
            <text:p>29</text:p>
          </table:table-cell>
          <table:table-cell office:value-type="float" office:value="29" table:formula="of:=SUMIF([.$F$38:.$F$138];[.$B17];[.BZ$38:.BZ$138])" table:style-name="ce60">
            <text:p>29</text:p>
          </table:table-cell>
          <table:table-cell office:value-type="float" office:value="29" table:formula="of:=SUMIF([.$F$38:.$F$138];[.$B17];[.CA$38:.CA$138])" table:style-name="ce60">
            <text:p>29</text:p>
          </table:table-cell>
          <table:table-cell office:value-type="float" office:value="29" table:formula="of:=SUMIF([.$F$38:.$F$138];[.$B17];[.CB$38:.CB$138])" table:style-name="ce60">
            <text:p>29</text:p>
          </table:table-cell>
          <table:table-cell office:value-type="float" office:value="29" table:formula="of:=SUMIF([.$F$38:.$F$138];[.$B17];[.CC$38:.CC$138])" table:style-name="ce60">
            <text:p>29</text:p>
          </table:table-cell>
          <table:table-cell office:value-type="float" office:value="29" table:formula="of:=SUMIF([.$F$38:.$F$138];[.$B17];[.CD$38:.CD$138])" table:style-name="ce60">
            <text:p>29</text:p>
          </table:table-cell>
          <table:table-cell office:value-type="float" office:value="29" table:formula="of:=SUMIF([.$F$38:.$F$138];[.$B17];[.CE$38:.CE$138])" table:style-name="ce60">
            <text:p>29</text:p>
          </table:table-cell>
          <table:table-cell office:value-type="float" office:value="29" table:formula="of:=SUMIF([.$F$38:.$F$138];[.$B17];[.CF$38:.CF$138])" table:style-name="ce60">
            <text:p>29</text:p>
          </table:table-cell>
          <table:table-cell office:value-type="float" office:value="29" table:formula="of:=SUMIF([.$F$38:.$F$138];[.$B17];[.CG$38:.CG$138])" table:style-name="ce60">
            <text:p>29</text:p>
          </table:table-cell>
          <table:table-cell office:value-type="float" office:value="29" table:formula="of:=SUMIF([.$F$38:.$F$138];[.$B17];[.CH$38:.CH$138])" table:style-name="ce60">
            <text:p>29</text:p>
          </table:table-cell>
          <table:table-cell office:value-type="float" office:value="29" table:formula="of:=SUMIF([.$F$38:.$F$138];[.$B17];[.CI$38:.CI$138])" table:style-name="ce60">
            <text:p>29</text:p>
          </table:table-cell>
          <table:table-cell office:value-type="float" office:value="29" table:formula="of:=SUMIF([.$F$38:.$F$138];[.$B17];[.CJ$38:.CJ$138])" table:style-name="ce60">
            <text:p>29</text:p>
          </table:table-cell>
          <table:table-cell office:value-type="float" office:value="29" table:formula="of:=SUMIF([.$F$38:.$F$138];[.$B17];[.CK$38:.CK$138])" table:style-name="ce60">
            <text:p>29</text:p>
          </table:table-cell>
          <table:table-cell office:value-type="float" office:value="29" table:formula="of:=SUMIF([.$F$38:.$F$138];[.$B17];[.CL$38:.CL$138])" table:style-name="ce60">
            <text:p>29</text:p>
          </table:table-cell>
          <table:table-cell office:value-type="float" office:value="29" table:formula="of:=SUMIF([.$F$38:.$F$138];[.$B17];[.CM$38:.CM$138])" table:style-name="ce60">
            <text:p>29</text:p>
          </table:table-cell>
          <table:table-cell office:value-type="float" office:value="29" table:formula="of:=SUMIF([.$F$38:.$F$138];[.$B17];[.CN$38:.CN$138])" table:style-name="ce60">
            <text:p>29</text:p>
          </table:table-cell>
          <table:table-cell office:value-type="float" office:value="29" table:formula="of:=SUMIF([.$F$38:.$F$138];[.$B17];[.CO$38:.CO$138])" table:style-name="ce60">
            <text:p>29</text:p>
          </table:table-cell>
          <table:table-cell office:value-type="float" office:value="29" table:formula="of:=SUMIF([.$F$38:.$F$138];[.$B17];[.CP$38:.CP$138])" table:style-name="ce60">
            <text:p>29</text:p>
          </table:table-cell>
          <table:table-cell office:value-type="float" office:value="29" table:formula="of:=SUMIF([.$F$38:.$F$138];[.$B17];[.CQ$38:.CQ$138])" table:style-name="ce60">
            <text:p>29</text:p>
          </table:table-cell>
          <table:table-cell office:value-type="float" office:value="29" table:formula="of:=SUMIF([.$F$38:.$F$138];[.$B17];[.CR$38:.CR$138])" table:style-name="ce60">
            <text:p>29</text:p>
          </table:table-cell>
          <table:table-cell office:value-type="float" office:value="29" table:formula="of:=SUMIF([.$F$38:.$F$138];[.$B17];[.CS$38:.CS$138])" table:style-name="ce60">
            <text:p>29</text:p>
          </table:table-cell>
          <table:table-cell office:value-type="float" office:value="29" table:formula="of:=SUMIF([.$F$38:.$F$138];[.$B17];[.CT$38:.CT$138])" table:style-name="ce60">
            <text:p>29</text:p>
          </table:table-cell>
          <table:table-cell office:value-type="float" office:value="29" table:formula="of:=SUMIF([.$F$38:.$F$138];[.$B17];[.CU$38:.CU$138])" table:style-name="ce60">
            <text:p>29</text:p>
          </table:table-cell>
          <table:table-cell office:value-type="float" office:value="29" table:formula="of:=SUMIF([.$F$38:.$F$138];[.$B17];[.CV$38:.CV$138])" table:style-name="ce60">
            <text:p>29</text:p>
          </table:table-cell>
          <table:table-cell office:value-type="float" office:value="29" table:formula="of:=SUMIF([.$F$38:.$F$138];[.$B17];[.CW$38:.CW$138])" table:style-name="ce60">
            <text:p>29</text:p>
          </table:table-cell>
          <table:table-cell office:value-type="float" office:value="29" table:formula="of:=SUMIF([.$F$38:.$F$138];[.$B17];[.CX$38:.CX$138])" table:style-name="ce60">
            <text:p>29</text:p>
          </table:table-cell>
          <table:table-cell office:value-type="float" office:value="29" table:formula="of:=SUMIF([.$F$38:.$F$138];[.$B17];[.CY$38:.CY$138])" table:style-name="ce60">
            <text:p>29</text:p>
          </table:table-cell>
          <table:table-cell office:value-type="float" office:value="29" table:formula="of:=SUMIF([.$F$38:.$F$138];[.$B17];[.CZ$38:.CZ$138])" table:style-name="ce60">
            <text:p>29</text:p>
          </table:table-cell>
          <table:table-cell office:value-type="float" office:value="29" table:formula="of:=SUMIF([.$F$38:.$F$138];[.$B17];[.DA$38:.DA$138])" table:style-name="ce60">
            <text:p>29</text:p>
          </table:table-cell>
          <table:table-cell office:value-type="float" office:value="29" table:formula="of:=SUMIF([.$F$38:.$F$138];[.$B17];[.DB$38:.DB$138])" table:style-name="ce60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0]&lt;&gt;&quot;&quot;;[Setup.D20];&quot;&quot;)" table:style-name="ce1"/>
          <table:table-cell office:value-type="string" office:string-value="" table:formula="of:=IF([Setup.E20]&lt;&gt;&quot;&quot;;[Setup.E20];&quot;&quot;)" table:style-name="ce1"/>
          <table:table-cell office:value-type="float" office:value="29" table:formula="of:=SUMIF([.$F$38:.$F$138];[.$B18];[.$C$38:.$C$138])" table:style-name="ce52">
            <text:p>29</text:p>
          </table:table-cell>
          <table:table-cell office:value-type="float" office:value="29" table:formula="of:=SUMIF([.$F$38:.$F$138];[.$B18];[.$D$38:.$D$138])" table:style-name="ce55">
            <text:p>29</text:p>
          </table:table-cell>
          <table:table-cell office:value-type="float" office:value="0" table:formula="of:=([.C18]-[.D18])/[.B$1]" table:style-name="ce54">
            <text:p>0</text:p>
          </table:table-cell>
          <table:table-cell table:style-name="ce30"/>
          <table:table-cell office:value-type="float" office:value="29" table:formula="of:=SUMIF([.$F$38:.$F$138];[.$B18];[.G$38:.G$138])" table:style-name="ce60">
            <text:p>29</text:p>
          </table:table-cell>
          <table:table-cell office:value-type="float" office:value="29" table:formula="of:=SUMIF([.$F$38:.$F$138];[.$B18];[.H$38:.H$138])" table:style-name="ce60">
            <text:p>29</text:p>
          </table:table-cell>
          <table:table-cell office:value-type="float" office:value="29" table:formula="of:=SUMIF([.$F$38:.$F$138];[.$B18];[.I$38:.I$138])" table:style-name="ce60">
            <text:p>29</text:p>
          </table:table-cell>
          <table:table-cell office:value-type="float" office:value="29" table:formula="of:=SUMIF([.$F$38:.$F$138];[.$B18];[.J$38:.J$138])" table:style-name="ce60">
            <text:p>29</text:p>
          </table:table-cell>
          <table:table-cell office:value-type="float" office:value="29" table:formula="of:=SUMIF([.$F$38:.$F$138];[.$B18];[.K$38:.K$138])" table:style-name="ce60">
            <text:p>29</text:p>
          </table:table-cell>
          <table:table-cell office:value-type="float" office:value="29" table:formula="of:=SUMIF([.$F$38:.$F$138];[.$B18];[.L$38:.L$138])" table:style-name="ce60">
            <text:p>29</text:p>
          </table:table-cell>
          <table:table-cell office:value-type="float" office:value="29" table:formula="of:=SUMIF([.$F$38:.$F$138];[.$B18];[.M$38:.M$138])" table:style-name="ce60">
            <text:p>29</text:p>
          </table:table-cell>
          <table:table-cell office:value-type="float" office:value="29" table:formula="of:=SUMIF([.$F$38:.$F$138];[.$B18];[.N$38:.N$138])" table:style-name="ce60">
            <text:p>29</text:p>
          </table:table-cell>
          <table:table-cell office:value-type="float" office:value="29" table:formula="of:=SUMIF([.$F$38:.$F$138];[.$B18];[.O$38:.O$138])" table:style-name="ce60">
            <text:p>29</text:p>
          </table:table-cell>
          <table:table-cell office:value-type="float" office:value="29" table:formula="of:=SUMIF([.$F$38:.$F$138];[.$B18];[.P$38:.P$138])" table:style-name="ce60">
            <text:p>29</text:p>
          </table:table-cell>
          <table:table-cell office:value-type="float" office:value="29" table:formula="of:=SUMIF([.$F$38:.$F$138];[.$B18];[.Q$38:.Q$138])" table:style-name="ce60">
            <text:p>29</text:p>
          </table:table-cell>
          <table:table-cell office:value-type="float" office:value="29" table:formula="of:=SUMIF([.$F$38:.$F$138];[.$B18];[.R$38:.R$138])" table:style-name="ce60">
            <text:p>29</text:p>
          </table:table-cell>
          <table:table-cell office:value-type="float" office:value="29" table:formula="of:=SUMIF([.$F$38:.$F$138];[.$B18];[.S$38:.S$138])" table:style-name="ce60">
            <text:p>29</text:p>
          </table:table-cell>
          <table:table-cell office:value-type="float" office:value="29" table:formula="of:=SUMIF([.$F$38:.$F$138];[.$B18];[.T$38:.T$138])" table:style-name="ce60">
            <text:p>29</text:p>
          </table:table-cell>
          <table:table-cell office:value-type="float" office:value="29" table:formula="of:=SUMIF([.$F$38:.$F$138];[.$B18];[.U$38:.U$138])" table:style-name="ce60">
            <text:p>29</text:p>
          </table:table-cell>
          <table:table-cell office:value-type="float" office:value="29" table:formula="of:=SUMIF([.$F$38:.$F$138];[.$B18];[.V$38:.V$138])" table:style-name="ce60">
            <text:p>29</text:p>
          </table:table-cell>
          <table:table-cell office:value-type="float" office:value="29" table:formula="of:=SUMIF([.$F$38:.$F$138];[.$B18];[.W$38:.W$138])" table:style-name="ce60">
            <text:p>29</text:p>
          </table:table-cell>
          <table:table-cell office:value-type="float" office:value="29" table:formula="of:=SUMIF([.$F$38:.$F$138];[.$B18];[.X$38:.X$138])" table:style-name="ce60">
            <text:p>29</text:p>
          </table:table-cell>
          <table:table-cell office:value-type="float" office:value="29" table:formula="of:=SUMIF([.$F$38:.$F$138];[.$B18];[.Y$38:.Y$138])" table:style-name="ce60">
            <text:p>29</text:p>
          </table:table-cell>
          <table:table-cell office:value-type="float" office:value="29" table:formula="of:=SUMIF([.$F$38:.$F$138];[.$B18];[.Z$38:.Z$138])" table:style-name="ce60">
            <text:p>29</text:p>
          </table:table-cell>
          <table:table-cell office:value-type="float" office:value="29" table:formula="of:=SUMIF([.$F$38:.$F$138];[.$B18];[.AA$38:.AA$138])" table:style-name="ce60">
            <text:p>29</text:p>
          </table:table-cell>
          <table:table-cell office:value-type="float" office:value="29" table:formula="of:=SUMIF([.$F$38:.$F$138];[.$B18];[.AB$38:.AB$138])" table:style-name="ce60">
            <text:p>29</text:p>
          </table:table-cell>
          <table:table-cell office:value-type="float" office:value="29" table:formula="of:=SUMIF([.$F$38:.$F$138];[.$B18];[.AC$38:.AC$138])" table:style-name="ce60">
            <text:p>29</text:p>
          </table:table-cell>
          <table:table-cell office:value-type="float" office:value="29" table:formula="of:=SUMIF([.$F$38:.$F$138];[.$B18];[.AD$38:.AD$138])" table:style-name="ce60">
            <text:p>29</text:p>
          </table:table-cell>
          <table:table-cell office:value-type="float" office:value="29" table:formula="of:=SUMIF([.$F$38:.$F$138];[.$B18];[.AE$38:.AE$138])" table:style-name="ce60">
            <text:p>29</text:p>
          </table:table-cell>
          <table:table-cell office:value-type="float" office:value="29" table:formula="of:=SUMIF([.$F$38:.$F$138];[.$B18];[.AF$38:.AF$138])" table:style-name="ce60">
            <text:p>29</text:p>
          </table:table-cell>
          <table:table-cell office:value-type="float" office:value="29" table:formula="of:=SUMIF([.$F$38:.$F$138];[.$B18];[.AG$38:.AG$138])" table:style-name="ce60">
            <text:p>29</text:p>
          </table:table-cell>
          <table:table-cell office:value-type="float" office:value="29" table:formula="of:=SUMIF([.$F$38:.$F$138];[.$B18];[.AH$38:.AH$138])" table:style-name="ce60">
            <text:p>29</text:p>
          </table:table-cell>
          <table:table-cell office:value-type="float" office:value="29" table:formula="of:=SUMIF([.$F$38:.$F$138];[.$B18];[.AI$38:.AI$138])" table:style-name="ce60">
            <text:p>29</text:p>
          </table:table-cell>
          <table:table-cell office:value-type="float" office:value="29" table:formula="of:=SUMIF([.$F$38:.$F$138];[.$B18];[.AJ$38:.AJ$138])" table:style-name="ce60">
            <text:p>29</text:p>
          </table:table-cell>
          <table:table-cell office:value-type="float" office:value="29" table:formula="of:=SUMIF([.$F$38:.$F$138];[.$B18];[.AK$38:.AK$138])" table:style-name="ce60">
            <text:p>29</text:p>
          </table:table-cell>
          <table:table-cell office:value-type="float" office:value="29" table:formula="of:=SUMIF([.$F$38:.$F$138];[.$B18];[.AL$38:.AL$138])" table:style-name="ce60">
            <text:p>29</text:p>
          </table:table-cell>
          <table:table-cell office:value-type="float" office:value="29" table:formula="of:=SUMIF([.$F$38:.$F$138];[.$B18];[.AM$38:.AM$138])" table:style-name="ce60">
            <text:p>29</text:p>
          </table:table-cell>
          <table:table-cell office:value-type="float" office:value="29" table:formula="of:=SUMIF([.$F$38:.$F$138];[.$B18];[.AN$38:.AN$138])" table:style-name="ce60">
            <text:p>29</text:p>
          </table:table-cell>
          <table:table-cell office:value-type="float" office:value="29" table:formula="of:=SUMIF([.$F$38:.$F$138];[.$B18];[.AO$38:.AO$138])" table:style-name="ce60">
            <text:p>29</text:p>
          </table:table-cell>
          <table:table-cell office:value-type="float" office:value="29" table:formula="of:=SUMIF([.$F$38:.$F$138];[.$B18];[.AP$38:.AP$138])" table:style-name="ce60">
            <text:p>29</text:p>
          </table:table-cell>
          <table:table-cell office:value-type="float" office:value="29" table:formula="of:=SUMIF([.$F$38:.$F$138];[.$B18];[.AQ$38:.AQ$138])" table:style-name="ce60">
            <text:p>29</text:p>
          </table:table-cell>
          <table:table-cell office:value-type="float" office:value="29" table:formula="of:=SUMIF([.$F$38:.$F$138];[.$B18];[.AR$38:.AR$138])" table:style-name="ce60">
            <text:p>29</text:p>
          </table:table-cell>
          <table:table-cell office:value-type="float" office:value="29" table:formula="of:=SUMIF([.$F$38:.$F$138];[.$B18];[.AS$38:.AS$138])" table:style-name="ce60">
            <text:p>29</text:p>
          </table:table-cell>
          <table:table-cell office:value-type="float" office:value="29" table:formula="of:=SUMIF([.$F$38:.$F$138];[.$B18];[.AT$38:.AT$138])" table:style-name="ce60">
            <text:p>29</text:p>
          </table:table-cell>
          <table:table-cell office:value-type="float" office:value="29" table:formula="of:=SUMIF([.$F$38:.$F$138];[.$B18];[.AU$38:.AU$138])" table:style-name="ce60">
            <text:p>29</text:p>
          </table:table-cell>
          <table:table-cell office:value-type="float" office:value="29" table:formula="of:=SUMIF([.$F$38:.$F$138];[.$B18];[.AV$38:.AV$138])" table:style-name="ce60">
            <text:p>29</text:p>
          </table:table-cell>
          <table:table-cell office:value-type="float" office:value="29" table:formula="of:=SUMIF([.$F$38:.$F$138];[.$B18];[.AW$38:.AW$138])" table:style-name="ce60">
            <text:p>29</text:p>
          </table:table-cell>
          <table:table-cell office:value-type="float" office:value="29" table:formula="of:=SUMIF([.$F$38:.$F$138];[.$B18];[.AX$38:.AX$138])" table:style-name="ce60">
            <text:p>29</text:p>
          </table:table-cell>
          <table:table-cell office:value-type="float" office:value="29" table:formula="of:=SUMIF([.$F$38:.$F$138];[.$B18];[.AY$38:.AY$138])" table:style-name="ce60">
            <text:p>29</text:p>
          </table:table-cell>
          <table:table-cell office:value-type="float" office:value="29" table:formula="of:=SUMIF([.$F$38:.$F$138];[.$B18];[.AZ$38:.AZ$138])" table:style-name="ce60">
            <text:p>29</text:p>
          </table:table-cell>
          <table:table-cell office:value-type="float" office:value="29" table:formula="of:=SUMIF([.$F$38:.$F$138];[.$B18];[.BA$38:.BA$138])" table:style-name="ce60">
            <text:p>29</text:p>
          </table:table-cell>
          <table:table-cell office:value-type="float" office:value="29" table:formula="of:=SUMIF([.$F$38:.$F$138];[.$B18];[.BB$38:.BB$138])" table:style-name="ce60">
            <text:p>29</text:p>
          </table:table-cell>
          <table:table-cell office:value-type="float" office:value="29" table:formula="of:=SUMIF([.$F$38:.$F$138];[.$B18];[.BC$38:.BC$138])" table:style-name="ce60">
            <text:p>29</text:p>
          </table:table-cell>
          <table:table-cell office:value-type="float" office:value="29" table:formula="of:=SUMIF([.$F$38:.$F$138];[.$B18];[.BD$38:.BD$138])" table:style-name="ce60">
            <text:p>29</text:p>
          </table:table-cell>
          <table:table-cell office:value-type="float" office:value="29" table:formula="of:=SUMIF([.$F$38:.$F$138];[.$B18];[.BE$38:.BE$138])" table:style-name="ce60">
            <text:p>29</text:p>
          </table:table-cell>
          <table:table-cell office:value-type="float" office:value="29" table:formula="of:=SUMIF([.$F$38:.$F$138];[.$B18];[.BF$38:.BF$138])" table:style-name="ce60">
            <text:p>29</text:p>
          </table:table-cell>
          <table:table-cell office:value-type="float" office:value="29" table:formula="of:=SUMIF([.$F$38:.$F$138];[.$B18];[.BG$38:.BG$138])" table:style-name="ce60">
            <text:p>29</text:p>
          </table:table-cell>
          <table:table-cell office:value-type="float" office:value="29" table:formula="of:=SUMIF([.$F$38:.$F$138];[.$B18];[.BH$38:.BH$138])" table:style-name="ce60">
            <text:p>29</text:p>
          </table:table-cell>
          <table:table-cell office:value-type="float" office:value="29" table:formula="of:=SUMIF([.$F$38:.$F$138];[.$B18];[.BI$38:.BI$138])" table:style-name="ce60">
            <text:p>29</text:p>
          </table:table-cell>
          <table:table-cell office:value-type="float" office:value="29" table:formula="of:=SUMIF([.$F$38:.$F$138];[.$B18];[.BJ$38:.BJ$138])" table:style-name="ce60">
            <text:p>29</text:p>
          </table:table-cell>
          <table:table-cell office:value-type="float" office:value="29" table:formula="of:=SUMIF([.$F$38:.$F$138];[.$B18];[.BK$38:.BK$138])" table:style-name="ce60">
            <text:p>29</text:p>
          </table:table-cell>
          <table:table-cell office:value-type="float" office:value="29" table:formula="of:=SUMIF([.$F$38:.$F$138];[.$B18];[.BL$38:.BL$138])" table:style-name="ce60">
            <text:p>29</text:p>
          </table:table-cell>
          <table:table-cell office:value-type="float" office:value="29" table:formula="of:=SUMIF([.$F$38:.$F$138];[.$B18];[.BM$38:.BM$138])" table:style-name="ce60">
            <text:p>29</text:p>
          </table:table-cell>
          <table:table-cell office:value-type="float" office:value="29" table:formula="of:=SUMIF([.$F$38:.$F$138];[.$B18];[.BN$38:.BN$138])" table:style-name="ce60">
            <text:p>29</text:p>
          </table:table-cell>
          <table:table-cell office:value-type="float" office:value="29" table:formula="of:=SUMIF([.$F$38:.$F$138];[.$B18];[.BO$38:.BO$138])" table:style-name="ce60">
            <text:p>29</text:p>
          </table:table-cell>
          <table:table-cell office:value-type="float" office:value="29" table:formula="of:=SUMIF([.$F$38:.$F$138];[.$B18];[.BP$38:.BP$138])" table:style-name="ce60">
            <text:p>29</text:p>
          </table:table-cell>
          <table:table-cell office:value-type="float" office:value="29" table:formula="of:=SUMIF([.$F$38:.$F$138];[.$B18];[.BQ$38:.BQ$138])" table:style-name="ce60">
            <text:p>29</text:p>
          </table:table-cell>
          <table:table-cell office:value-type="float" office:value="29" table:formula="of:=SUMIF([.$F$38:.$F$138];[.$B18];[.BR$38:.BR$138])" table:style-name="ce60">
            <text:p>29</text:p>
          </table:table-cell>
          <table:table-cell office:value-type="float" office:value="29" table:formula="of:=SUMIF([.$F$38:.$F$138];[.$B18];[.BS$38:.BS$138])" table:style-name="ce60">
            <text:p>29</text:p>
          </table:table-cell>
          <table:table-cell office:value-type="float" office:value="29" table:formula="of:=SUMIF([.$F$38:.$F$138];[.$B18];[.BT$38:.BT$138])" table:style-name="ce60">
            <text:p>29</text:p>
          </table:table-cell>
          <table:table-cell office:value-type="float" office:value="29" table:formula="of:=SUMIF([.$F$38:.$F$138];[.$B18];[.BU$38:.BU$138])" table:style-name="ce60">
            <text:p>29</text:p>
          </table:table-cell>
          <table:table-cell office:value-type="float" office:value="29" table:formula="of:=SUMIF([.$F$38:.$F$138];[.$B18];[.BV$38:.BV$138])" table:style-name="ce60">
            <text:p>29</text:p>
          </table:table-cell>
          <table:table-cell office:value-type="float" office:value="29" table:formula="of:=SUMIF([.$F$38:.$F$138];[.$B18];[.BW$38:.BW$138])" table:style-name="ce60">
            <text:p>29</text:p>
          </table:table-cell>
          <table:table-cell office:value-type="float" office:value="29" table:formula="of:=SUMIF([.$F$38:.$F$138];[.$B18];[.BX$38:.BX$138])" table:style-name="ce60">
            <text:p>29</text:p>
          </table:table-cell>
          <table:table-cell office:value-type="float" office:value="29" table:formula="of:=SUMIF([.$F$38:.$F$138];[.$B18];[.BY$38:.BY$138])" table:style-name="ce60">
            <text:p>29</text:p>
          </table:table-cell>
          <table:table-cell office:value-type="float" office:value="29" table:formula="of:=SUMIF([.$F$38:.$F$138];[.$B18];[.BZ$38:.BZ$138])" table:style-name="ce60">
            <text:p>29</text:p>
          </table:table-cell>
          <table:table-cell office:value-type="float" office:value="29" table:formula="of:=SUMIF([.$F$38:.$F$138];[.$B18];[.CA$38:.CA$138])" table:style-name="ce60">
            <text:p>29</text:p>
          </table:table-cell>
          <table:table-cell office:value-type="float" office:value="29" table:formula="of:=SUMIF([.$F$38:.$F$138];[.$B18];[.CB$38:.CB$138])" table:style-name="ce60">
            <text:p>29</text:p>
          </table:table-cell>
          <table:table-cell office:value-type="float" office:value="29" table:formula="of:=SUMIF([.$F$38:.$F$138];[.$B18];[.CC$38:.CC$138])" table:style-name="ce60">
            <text:p>29</text:p>
          </table:table-cell>
          <table:table-cell office:value-type="float" office:value="29" table:formula="of:=SUMIF([.$F$38:.$F$138];[.$B18];[.CD$38:.CD$138])" table:style-name="ce60">
            <text:p>29</text:p>
          </table:table-cell>
          <table:table-cell office:value-type="float" office:value="29" table:formula="of:=SUMIF([.$F$38:.$F$138];[.$B18];[.CE$38:.CE$138])" table:style-name="ce60">
            <text:p>29</text:p>
          </table:table-cell>
          <table:table-cell office:value-type="float" office:value="29" table:formula="of:=SUMIF([.$F$38:.$F$138];[.$B18];[.CF$38:.CF$138])" table:style-name="ce60">
            <text:p>29</text:p>
          </table:table-cell>
          <table:table-cell office:value-type="float" office:value="29" table:formula="of:=SUMIF([.$F$38:.$F$138];[.$B18];[.CG$38:.CG$138])" table:style-name="ce60">
            <text:p>29</text:p>
          </table:table-cell>
          <table:table-cell office:value-type="float" office:value="29" table:formula="of:=SUMIF([.$F$38:.$F$138];[.$B18];[.CH$38:.CH$138])" table:style-name="ce60">
            <text:p>29</text:p>
          </table:table-cell>
          <table:table-cell office:value-type="float" office:value="29" table:formula="of:=SUMIF([.$F$38:.$F$138];[.$B18];[.CI$38:.CI$138])" table:style-name="ce60">
            <text:p>29</text:p>
          </table:table-cell>
          <table:table-cell office:value-type="float" office:value="29" table:formula="of:=SUMIF([.$F$38:.$F$138];[.$B18];[.CJ$38:.CJ$138])" table:style-name="ce60">
            <text:p>29</text:p>
          </table:table-cell>
          <table:table-cell office:value-type="float" office:value="29" table:formula="of:=SUMIF([.$F$38:.$F$138];[.$B18];[.CK$38:.CK$138])" table:style-name="ce60">
            <text:p>29</text:p>
          </table:table-cell>
          <table:table-cell office:value-type="float" office:value="29" table:formula="of:=SUMIF([.$F$38:.$F$138];[.$B18];[.CL$38:.CL$138])" table:style-name="ce60">
            <text:p>29</text:p>
          </table:table-cell>
          <table:table-cell office:value-type="float" office:value="29" table:formula="of:=SUMIF([.$F$38:.$F$138];[.$B18];[.CM$38:.CM$138])" table:style-name="ce60">
            <text:p>29</text:p>
          </table:table-cell>
          <table:table-cell office:value-type="float" office:value="29" table:formula="of:=SUMIF([.$F$38:.$F$138];[.$B18];[.CN$38:.CN$138])" table:style-name="ce60">
            <text:p>29</text:p>
          </table:table-cell>
          <table:table-cell office:value-type="float" office:value="29" table:formula="of:=SUMIF([.$F$38:.$F$138];[.$B18];[.CO$38:.CO$138])" table:style-name="ce60">
            <text:p>29</text:p>
          </table:table-cell>
          <table:table-cell office:value-type="float" office:value="29" table:formula="of:=SUMIF([.$F$38:.$F$138];[.$B18];[.CP$38:.CP$138])" table:style-name="ce60">
            <text:p>29</text:p>
          </table:table-cell>
          <table:table-cell office:value-type="float" office:value="29" table:formula="of:=SUMIF([.$F$38:.$F$138];[.$B18];[.CQ$38:.CQ$138])" table:style-name="ce60">
            <text:p>29</text:p>
          </table:table-cell>
          <table:table-cell office:value-type="float" office:value="29" table:formula="of:=SUMIF([.$F$38:.$F$138];[.$B18];[.CR$38:.CR$138])" table:style-name="ce60">
            <text:p>29</text:p>
          </table:table-cell>
          <table:table-cell office:value-type="float" office:value="29" table:formula="of:=SUMIF([.$F$38:.$F$138];[.$B18];[.CS$38:.CS$138])" table:style-name="ce60">
            <text:p>29</text:p>
          </table:table-cell>
          <table:table-cell office:value-type="float" office:value="29" table:formula="of:=SUMIF([.$F$38:.$F$138];[.$B18];[.CT$38:.CT$138])" table:style-name="ce60">
            <text:p>29</text:p>
          </table:table-cell>
          <table:table-cell office:value-type="float" office:value="29" table:formula="of:=SUMIF([.$F$38:.$F$138];[.$B18];[.CU$38:.CU$138])" table:style-name="ce60">
            <text:p>29</text:p>
          </table:table-cell>
          <table:table-cell office:value-type="float" office:value="29" table:formula="of:=SUMIF([.$F$38:.$F$138];[.$B18];[.CV$38:.CV$138])" table:style-name="ce60">
            <text:p>29</text:p>
          </table:table-cell>
          <table:table-cell office:value-type="float" office:value="29" table:formula="of:=SUMIF([.$F$38:.$F$138];[.$B18];[.CW$38:.CW$138])" table:style-name="ce60">
            <text:p>29</text:p>
          </table:table-cell>
          <table:table-cell office:value-type="float" office:value="29" table:formula="of:=SUMIF([.$F$38:.$F$138];[.$B18];[.CX$38:.CX$138])" table:style-name="ce60">
            <text:p>29</text:p>
          </table:table-cell>
          <table:table-cell office:value-type="float" office:value="29" table:formula="of:=SUMIF([.$F$38:.$F$138];[.$B18];[.CY$38:.CY$138])" table:style-name="ce60">
            <text:p>29</text:p>
          </table:table-cell>
          <table:table-cell office:value-type="float" office:value="29" table:formula="of:=SUMIF([.$F$38:.$F$138];[.$B18];[.CZ$38:.CZ$138])" table:style-name="ce60">
            <text:p>29</text:p>
          </table:table-cell>
          <table:table-cell office:value-type="float" office:value="29" table:formula="of:=SUMIF([.$F$38:.$F$138];[.$B18];[.DA$38:.DA$138])" table:style-name="ce60">
            <text:p>29</text:p>
          </table:table-cell>
          <table:table-cell office:value-type="float" office:value="29" table:formula="of:=SUMIF([.$F$38:.$F$138];[.$B18];[.DB$38:.DB$138])" table:style-name="ce60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1]&lt;&gt;&quot;&quot;;[Setup.D21];&quot;&quot;)" table:style-name="ce1"/>
          <table:table-cell office:value-type="string" office:string-value="" table:formula="of:=IF([Setup.E21]&lt;&gt;&quot;&quot;;[Setup.E21];&quot;&quot;)" table:style-name="ce1"/>
          <table:table-cell office:value-type="float" office:value="29" table:formula="of:=SUMIF([.$F$38:.$F$138];[.$B19];[.$C$38:.$C$138])" table:style-name="ce52">
            <text:p>29</text:p>
          </table:table-cell>
          <table:table-cell office:value-type="float" office:value="29" table:formula="of:=SUMIF([.$F$38:.$F$138];[.$B19];[.$D$38:.$D$138])" table:style-name="ce55">
            <text:p>29</text:p>
          </table:table-cell>
          <table:table-cell office:value-type="float" office:value="0" table:formula="of:=([.C19]-[.D19])/[.B$1]" table:style-name="ce54">
            <text:p>0</text:p>
          </table:table-cell>
          <table:table-cell table:style-name="ce30"/>
          <table:table-cell office:value-type="float" office:value="29" table:formula="of:=SUMIF([.$F$38:.$F$138];[.$B19];[.G$38:.G$138])" table:style-name="ce60">
            <text:p>29</text:p>
          </table:table-cell>
          <table:table-cell office:value-type="float" office:value="29" table:formula="of:=SUMIF([.$F$38:.$F$138];[.$B19];[.H$38:.H$138])" table:style-name="ce60">
            <text:p>29</text:p>
          </table:table-cell>
          <table:table-cell office:value-type="float" office:value="29" table:formula="of:=SUMIF([.$F$38:.$F$138];[.$B19];[.I$38:.I$138])" table:style-name="ce60">
            <text:p>29</text:p>
          </table:table-cell>
          <table:table-cell office:value-type="float" office:value="29" table:formula="of:=SUMIF([.$F$38:.$F$138];[.$B19];[.J$38:.J$138])" table:style-name="ce60">
            <text:p>29</text:p>
          </table:table-cell>
          <table:table-cell office:value-type="float" office:value="29" table:formula="of:=SUMIF([.$F$38:.$F$138];[.$B19];[.K$38:.K$138])" table:style-name="ce60">
            <text:p>29</text:p>
          </table:table-cell>
          <table:table-cell office:value-type="float" office:value="29" table:formula="of:=SUMIF([.$F$38:.$F$138];[.$B19];[.L$38:.L$138])" table:style-name="ce60">
            <text:p>29</text:p>
          </table:table-cell>
          <table:table-cell office:value-type="float" office:value="29" table:formula="of:=SUMIF([.$F$38:.$F$138];[.$B19];[.M$38:.M$138])" table:style-name="ce60">
            <text:p>29</text:p>
          </table:table-cell>
          <table:table-cell office:value-type="float" office:value="29" table:formula="of:=SUMIF([.$F$38:.$F$138];[.$B19];[.N$38:.N$138])" table:style-name="ce60">
            <text:p>29</text:p>
          </table:table-cell>
          <table:table-cell office:value-type="float" office:value="29" table:formula="of:=SUMIF([.$F$38:.$F$138];[.$B19];[.O$38:.O$138])" table:style-name="ce60">
            <text:p>29</text:p>
          </table:table-cell>
          <table:table-cell office:value-type="float" office:value="29" table:formula="of:=SUMIF([.$F$38:.$F$138];[.$B19];[.P$38:.P$138])" table:style-name="ce60">
            <text:p>29</text:p>
          </table:table-cell>
          <table:table-cell office:value-type="float" office:value="29" table:formula="of:=SUMIF([.$F$38:.$F$138];[.$B19];[.Q$38:.Q$138])" table:style-name="ce60">
            <text:p>29</text:p>
          </table:table-cell>
          <table:table-cell office:value-type="float" office:value="29" table:formula="of:=SUMIF([.$F$38:.$F$138];[.$B19];[.R$38:.R$138])" table:style-name="ce60">
            <text:p>29</text:p>
          </table:table-cell>
          <table:table-cell office:value-type="float" office:value="29" table:formula="of:=SUMIF([.$F$38:.$F$138];[.$B19];[.S$38:.S$138])" table:style-name="ce60">
            <text:p>29</text:p>
          </table:table-cell>
          <table:table-cell office:value-type="float" office:value="29" table:formula="of:=SUMIF([.$F$38:.$F$138];[.$B19];[.T$38:.T$138])" table:style-name="ce60">
            <text:p>29</text:p>
          </table:table-cell>
          <table:table-cell office:value-type="float" office:value="29" table:formula="of:=SUMIF([.$F$38:.$F$138];[.$B19];[.U$38:.U$138])" table:style-name="ce60">
            <text:p>29</text:p>
          </table:table-cell>
          <table:table-cell office:value-type="float" office:value="29" table:formula="of:=SUMIF([.$F$38:.$F$138];[.$B19];[.V$38:.V$138])" table:style-name="ce60">
            <text:p>29</text:p>
          </table:table-cell>
          <table:table-cell office:value-type="float" office:value="29" table:formula="of:=SUMIF([.$F$38:.$F$138];[.$B19];[.W$38:.W$138])" table:style-name="ce60">
            <text:p>29</text:p>
          </table:table-cell>
          <table:table-cell office:value-type="float" office:value="29" table:formula="of:=SUMIF([.$F$38:.$F$138];[.$B19];[.X$38:.X$138])" table:style-name="ce60">
            <text:p>29</text:p>
          </table:table-cell>
          <table:table-cell office:value-type="float" office:value="29" table:formula="of:=SUMIF([.$F$38:.$F$138];[.$B19];[.Y$38:.Y$138])" table:style-name="ce60">
            <text:p>29</text:p>
          </table:table-cell>
          <table:table-cell office:value-type="float" office:value="29" table:formula="of:=SUMIF([.$F$38:.$F$138];[.$B19];[.Z$38:.Z$138])" table:style-name="ce60">
            <text:p>29</text:p>
          </table:table-cell>
          <table:table-cell office:value-type="float" office:value="29" table:formula="of:=SUMIF([.$F$38:.$F$138];[.$B19];[.AA$38:.AA$138])" table:style-name="ce60">
            <text:p>29</text:p>
          </table:table-cell>
          <table:table-cell office:value-type="float" office:value="29" table:formula="of:=SUMIF([.$F$38:.$F$138];[.$B19];[.AB$38:.AB$138])" table:style-name="ce60">
            <text:p>29</text:p>
          </table:table-cell>
          <table:table-cell office:value-type="float" office:value="29" table:formula="of:=SUMIF([.$F$38:.$F$138];[.$B19];[.AC$38:.AC$138])" table:style-name="ce60">
            <text:p>29</text:p>
          </table:table-cell>
          <table:table-cell office:value-type="float" office:value="29" table:formula="of:=SUMIF([.$F$38:.$F$138];[.$B19];[.AD$38:.AD$138])" table:style-name="ce60">
            <text:p>29</text:p>
          </table:table-cell>
          <table:table-cell office:value-type="float" office:value="29" table:formula="of:=SUMIF([.$F$38:.$F$138];[.$B19];[.AE$38:.AE$138])" table:style-name="ce60">
            <text:p>29</text:p>
          </table:table-cell>
          <table:table-cell office:value-type="float" office:value="29" table:formula="of:=SUMIF([.$F$38:.$F$138];[.$B19];[.AF$38:.AF$138])" table:style-name="ce60">
            <text:p>29</text:p>
          </table:table-cell>
          <table:table-cell office:value-type="float" office:value="29" table:formula="of:=SUMIF([.$F$38:.$F$138];[.$B19];[.AG$38:.AG$138])" table:style-name="ce60">
            <text:p>29</text:p>
          </table:table-cell>
          <table:table-cell office:value-type="float" office:value="29" table:formula="of:=SUMIF([.$F$38:.$F$138];[.$B19];[.AH$38:.AH$138])" table:style-name="ce60">
            <text:p>29</text:p>
          </table:table-cell>
          <table:table-cell office:value-type="float" office:value="29" table:formula="of:=SUMIF([.$F$38:.$F$138];[.$B19];[.AI$38:.AI$138])" table:style-name="ce60">
            <text:p>29</text:p>
          </table:table-cell>
          <table:table-cell office:value-type="float" office:value="29" table:formula="of:=SUMIF([.$F$38:.$F$138];[.$B19];[.AJ$38:.AJ$138])" table:style-name="ce60">
            <text:p>29</text:p>
          </table:table-cell>
          <table:table-cell office:value-type="float" office:value="29" table:formula="of:=SUMIF([.$F$38:.$F$138];[.$B19];[.AK$38:.AK$138])" table:style-name="ce60">
            <text:p>29</text:p>
          </table:table-cell>
          <table:table-cell office:value-type="float" office:value="29" table:formula="of:=SUMIF([.$F$38:.$F$138];[.$B19];[.AL$38:.AL$138])" table:style-name="ce60">
            <text:p>29</text:p>
          </table:table-cell>
          <table:table-cell office:value-type="float" office:value="29" table:formula="of:=SUMIF([.$F$38:.$F$138];[.$B19];[.AM$38:.AM$138])" table:style-name="ce60">
            <text:p>29</text:p>
          </table:table-cell>
          <table:table-cell office:value-type="float" office:value="29" table:formula="of:=SUMIF([.$F$38:.$F$138];[.$B19];[.AN$38:.AN$138])" table:style-name="ce60">
            <text:p>29</text:p>
          </table:table-cell>
          <table:table-cell office:value-type="float" office:value="29" table:formula="of:=SUMIF([.$F$38:.$F$138];[.$B19];[.AO$38:.AO$138])" table:style-name="ce60">
            <text:p>29</text:p>
          </table:table-cell>
          <table:table-cell office:value-type="float" office:value="29" table:formula="of:=SUMIF([.$F$38:.$F$138];[.$B19];[.AP$38:.AP$138])" table:style-name="ce60">
            <text:p>29</text:p>
          </table:table-cell>
          <table:table-cell office:value-type="float" office:value="29" table:formula="of:=SUMIF([.$F$38:.$F$138];[.$B19];[.AQ$38:.AQ$138])" table:style-name="ce60">
            <text:p>29</text:p>
          </table:table-cell>
          <table:table-cell office:value-type="float" office:value="29" table:formula="of:=SUMIF([.$F$38:.$F$138];[.$B19];[.AR$38:.AR$138])" table:style-name="ce60">
            <text:p>29</text:p>
          </table:table-cell>
          <table:table-cell office:value-type="float" office:value="29" table:formula="of:=SUMIF([.$F$38:.$F$138];[.$B19];[.AS$38:.AS$138])" table:style-name="ce60">
            <text:p>29</text:p>
          </table:table-cell>
          <table:table-cell office:value-type="float" office:value="29" table:formula="of:=SUMIF([.$F$38:.$F$138];[.$B19];[.AT$38:.AT$138])" table:style-name="ce60">
            <text:p>29</text:p>
          </table:table-cell>
          <table:table-cell office:value-type="float" office:value="29" table:formula="of:=SUMIF([.$F$38:.$F$138];[.$B19];[.AU$38:.AU$138])" table:style-name="ce60">
            <text:p>29</text:p>
          </table:table-cell>
          <table:table-cell office:value-type="float" office:value="29" table:formula="of:=SUMIF([.$F$38:.$F$138];[.$B19];[.AV$38:.AV$138])" table:style-name="ce60">
            <text:p>29</text:p>
          </table:table-cell>
          <table:table-cell office:value-type="float" office:value="29" table:formula="of:=SUMIF([.$F$38:.$F$138];[.$B19];[.AW$38:.AW$138])" table:style-name="ce60">
            <text:p>29</text:p>
          </table:table-cell>
          <table:table-cell office:value-type="float" office:value="29" table:formula="of:=SUMIF([.$F$38:.$F$138];[.$B19];[.AX$38:.AX$138])" table:style-name="ce60">
            <text:p>29</text:p>
          </table:table-cell>
          <table:table-cell office:value-type="float" office:value="29" table:formula="of:=SUMIF([.$F$38:.$F$138];[.$B19];[.AY$38:.AY$138])" table:style-name="ce60">
            <text:p>29</text:p>
          </table:table-cell>
          <table:table-cell office:value-type="float" office:value="29" table:formula="of:=SUMIF([.$F$38:.$F$138];[.$B19];[.AZ$38:.AZ$138])" table:style-name="ce60">
            <text:p>29</text:p>
          </table:table-cell>
          <table:table-cell office:value-type="float" office:value="29" table:formula="of:=SUMIF([.$F$38:.$F$138];[.$B19];[.BA$38:.BA$138])" table:style-name="ce60">
            <text:p>29</text:p>
          </table:table-cell>
          <table:table-cell office:value-type="float" office:value="29" table:formula="of:=SUMIF([.$F$38:.$F$138];[.$B19];[.BB$38:.BB$138])" table:style-name="ce60">
            <text:p>29</text:p>
          </table:table-cell>
          <table:table-cell office:value-type="float" office:value="29" table:formula="of:=SUMIF([.$F$38:.$F$138];[.$B19];[.BC$38:.BC$138])" table:style-name="ce60">
            <text:p>29</text:p>
          </table:table-cell>
          <table:table-cell office:value-type="float" office:value="29" table:formula="of:=SUMIF([.$F$38:.$F$138];[.$B19];[.BD$38:.BD$138])" table:style-name="ce60">
            <text:p>29</text:p>
          </table:table-cell>
          <table:table-cell office:value-type="float" office:value="29" table:formula="of:=SUMIF([.$F$38:.$F$138];[.$B19];[.BE$38:.BE$138])" table:style-name="ce60">
            <text:p>29</text:p>
          </table:table-cell>
          <table:table-cell office:value-type="float" office:value="29" table:formula="of:=SUMIF([.$F$38:.$F$138];[.$B19];[.BF$38:.BF$138])" table:style-name="ce60">
            <text:p>29</text:p>
          </table:table-cell>
          <table:table-cell office:value-type="float" office:value="29" table:formula="of:=SUMIF([.$F$38:.$F$138];[.$B19];[.BG$38:.BG$138])" table:style-name="ce60">
            <text:p>29</text:p>
          </table:table-cell>
          <table:table-cell office:value-type="float" office:value="29" table:formula="of:=SUMIF([.$F$38:.$F$138];[.$B19];[.BH$38:.BH$138])" table:style-name="ce60">
            <text:p>29</text:p>
          </table:table-cell>
          <table:table-cell office:value-type="float" office:value="29" table:formula="of:=SUMIF([.$F$38:.$F$138];[.$B19];[.BI$38:.BI$138])" table:style-name="ce60">
            <text:p>29</text:p>
          </table:table-cell>
          <table:table-cell office:value-type="float" office:value="29" table:formula="of:=SUMIF([.$F$38:.$F$138];[.$B19];[.BJ$38:.BJ$138])" table:style-name="ce60">
            <text:p>29</text:p>
          </table:table-cell>
          <table:table-cell office:value-type="float" office:value="29" table:formula="of:=SUMIF([.$F$38:.$F$138];[.$B19];[.BK$38:.BK$138])" table:style-name="ce60">
            <text:p>29</text:p>
          </table:table-cell>
          <table:table-cell office:value-type="float" office:value="29" table:formula="of:=SUMIF([.$F$38:.$F$138];[.$B19];[.BL$38:.BL$138])" table:style-name="ce60">
            <text:p>29</text:p>
          </table:table-cell>
          <table:table-cell office:value-type="float" office:value="29" table:formula="of:=SUMIF([.$F$38:.$F$138];[.$B19];[.BM$38:.BM$138])" table:style-name="ce60">
            <text:p>29</text:p>
          </table:table-cell>
          <table:table-cell office:value-type="float" office:value="29" table:formula="of:=SUMIF([.$F$38:.$F$138];[.$B19];[.BN$38:.BN$138])" table:style-name="ce60">
            <text:p>29</text:p>
          </table:table-cell>
          <table:table-cell office:value-type="float" office:value="29" table:formula="of:=SUMIF([.$F$38:.$F$138];[.$B19];[.BO$38:.BO$138])" table:style-name="ce60">
            <text:p>29</text:p>
          </table:table-cell>
          <table:table-cell office:value-type="float" office:value="29" table:formula="of:=SUMIF([.$F$38:.$F$138];[.$B19];[.BP$38:.BP$138])" table:style-name="ce60">
            <text:p>29</text:p>
          </table:table-cell>
          <table:table-cell office:value-type="float" office:value="29" table:formula="of:=SUMIF([.$F$38:.$F$138];[.$B19];[.BQ$38:.BQ$138])" table:style-name="ce60">
            <text:p>29</text:p>
          </table:table-cell>
          <table:table-cell office:value-type="float" office:value="29" table:formula="of:=SUMIF([.$F$38:.$F$138];[.$B19];[.BR$38:.BR$138])" table:style-name="ce60">
            <text:p>29</text:p>
          </table:table-cell>
          <table:table-cell office:value-type="float" office:value="29" table:formula="of:=SUMIF([.$F$38:.$F$138];[.$B19];[.BS$38:.BS$138])" table:style-name="ce60">
            <text:p>29</text:p>
          </table:table-cell>
          <table:table-cell office:value-type="float" office:value="29" table:formula="of:=SUMIF([.$F$38:.$F$138];[.$B19];[.BT$38:.BT$138])" table:style-name="ce60">
            <text:p>29</text:p>
          </table:table-cell>
          <table:table-cell office:value-type="float" office:value="29" table:formula="of:=SUMIF([.$F$38:.$F$138];[.$B19];[.BU$38:.BU$138])" table:style-name="ce60">
            <text:p>29</text:p>
          </table:table-cell>
          <table:table-cell office:value-type="float" office:value="29" table:formula="of:=SUMIF([.$F$38:.$F$138];[.$B19];[.BV$38:.BV$138])" table:style-name="ce60">
            <text:p>29</text:p>
          </table:table-cell>
          <table:table-cell office:value-type="float" office:value="29" table:formula="of:=SUMIF([.$F$38:.$F$138];[.$B19];[.BW$38:.BW$138])" table:style-name="ce60">
            <text:p>29</text:p>
          </table:table-cell>
          <table:table-cell office:value-type="float" office:value="29" table:formula="of:=SUMIF([.$F$38:.$F$138];[.$B19];[.BX$38:.BX$138])" table:style-name="ce60">
            <text:p>29</text:p>
          </table:table-cell>
          <table:table-cell office:value-type="float" office:value="29" table:formula="of:=SUMIF([.$F$38:.$F$138];[.$B19];[.BY$38:.BY$138])" table:style-name="ce60">
            <text:p>29</text:p>
          </table:table-cell>
          <table:table-cell office:value-type="float" office:value="29" table:formula="of:=SUMIF([.$F$38:.$F$138];[.$B19];[.BZ$38:.BZ$138])" table:style-name="ce60">
            <text:p>29</text:p>
          </table:table-cell>
          <table:table-cell office:value-type="float" office:value="29" table:formula="of:=SUMIF([.$F$38:.$F$138];[.$B19];[.CA$38:.CA$138])" table:style-name="ce60">
            <text:p>29</text:p>
          </table:table-cell>
          <table:table-cell office:value-type="float" office:value="29" table:formula="of:=SUMIF([.$F$38:.$F$138];[.$B19];[.CB$38:.CB$138])" table:style-name="ce60">
            <text:p>29</text:p>
          </table:table-cell>
          <table:table-cell office:value-type="float" office:value="29" table:formula="of:=SUMIF([.$F$38:.$F$138];[.$B19];[.CC$38:.CC$138])" table:style-name="ce60">
            <text:p>29</text:p>
          </table:table-cell>
          <table:table-cell office:value-type="float" office:value="29" table:formula="of:=SUMIF([.$F$38:.$F$138];[.$B19];[.CD$38:.CD$138])" table:style-name="ce60">
            <text:p>29</text:p>
          </table:table-cell>
          <table:table-cell office:value-type="float" office:value="29" table:formula="of:=SUMIF([.$F$38:.$F$138];[.$B19];[.CE$38:.CE$138])" table:style-name="ce60">
            <text:p>29</text:p>
          </table:table-cell>
          <table:table-cell office:value-type="float" office:value="29" table:formula="of:=SUMIF([.$F$38:.$F$138];[.$B19];[.CF$38:.CF$138])" table:style-name="ce60">
            <text:p>29</text:p>
          </table:table-cell>
          <table:table-cell office:value-type="float" office:value="29" table:formula="of:=SUMIF([.$F$38:.$F$138];[.$B19];[.CG$38:.CG$138])" table:style-name="ce60">
            <text:p>29</text:p>
          </table:table-cell>
          <table:table-cell office:value-type="float" office:value="29" table:formula="of:=SUMIF([.$F$38:.$F$138];[.$B19];[.CH$38:.CH$138])" table:style-name="ce60">
            <text:p>29</text:p>
          </table:table-cell>
          <table:table-cell office:value-type="float" office:value="29" table:formula="of:=SUMIF([.$F$38:.$F$138];[.$B19];[.CI$38:.CI$138])" table:style-name="ce60">
            <text:p>29</text:p>
          </table:table-cell>
          <table:table-cell office:value-type="float" office:value="29" table:formula="of:=SUMIF([.$F$38:.$F$138];[.$B19];[.CJ$38:.CJ$138])" table:style-name="ce60">
            <text:p>29</text:p>
          </table:table-cell>
          <table:table-cell office:value-type="float" office:value="29" table:formula="of:=SUMIF([.$F$38:.$F$138];[.$B19];[.CK$38:.CK$138])" table:style-name="ce60">
            <text:p>29</text:p>
          </table:table-cell>
          <table:table-cell office:value-type="float" office:value="29" table:formula="of:=SUMIF([.$F$38:.$F$138];[.$B19];[.CL$38:.CL$138])" table:style-name="ce60">
            <text:p>29</text:p>
          </table:table-cell>
          <table:table-cell office:value-type="float" office:value="29" table:formula="of:=SUMIF([.$F$38:.$F$138];[.$B19];[.CM$38:.CM$138])" table:style-name="ce60">
            <text:p>29</text:p>
          </table:table-cell>
          <table:table-cell office:value-type="float" office:value="29" table:formula="of:=SUMIF([.$F$38:.$F$138];[.$B19];[.CN$38:.CN$138])" table:style-name="ce60">
            <text:p>29</text:p>
          </table:table-cell>
          <table:table-cell office:value-type="float" office:value="29" table:formula="of:=SUMIF([.$F$38:.$F$138];[.$B19];[.CO$38:.CO$138])" table:style-name="ce60">
            <text:p>29</text:p>
          </table:table-cell>
          <table:table-cell office:value-type="float" office:value="29" table:formula="of:=SUMIF([.$F$38:.$F$138];[.$B19];[.CP$38:.CP$138])" table:style-name="ce60">
            <text:p>29</text:p>
          </table:table-cell>
          <table:table-cell office:value-type="float" office:value="29" table:formula="of:=SUMIF([.$F$38:.$F$138];[.$B19];[.CQ$38:.CQ$138])" table:style-name="ce60">
            <text:p>29</text:p>
          </table:table-cell>
          <table:table-cell office:value-type="float" office:value="29" table:formula="of:=SUMIF([.$F$38:.$F$138];[.$B19];[.CR$38:.CR$138])" table:style-name="ce60">
            <text:p>29</text:p>
          </table:table-cell>
          <table:table-cell office:value-type="float" office:value="29" table:formula="of:=SUMIF([.$F$38:.$F$138];[.$B19];[.CS$38:.CS$138])" table:style-name="ce60">
            <text:p>29</text:p>
          </table:table-cell>
          <table:table-cell office:value-type="float" office:value="29" table:formula="of:=SUMIF([.$F$38:.$F$138];[.$B19];[.CT$38:.CT$138])" table:style-name="ce60">
            <text:p>29</text:p>
          </table:table-cell>
          <table:table-cell office:value-type="float" office:value="29" table:formula="of:=SUMIF([.$F$38:.$F$138];[.$B19];[.CU$38:.CU$138])" table:style-name="ce60">
            <text:p>29</text:p>
          </table:table-cell>
          <table:table-cell office:value-type="float" office:value="29" table:formula="of:=SUMIF([.$F$38:.$F$138];[.$B19];[.CV$38:.CV$138])" table:style-name="ce60">
            <text:p>29</text:p>
          </table:table-cell>
          <table:table-cell office:value-type="float" office:value="29" table:formula="of:=SUMIF([.$F$38:.$F$138];[.$B19];[.CW$38:.CW$138])" table:style-name="ce60">
            <text:p>29</text:p>
          </table:table-cell>
          <table:table-cell office:value-type="float" office:value="29" table:formula="of:=SUMIF([.$F$38:.$F$138];[.$B19];[.CX$38:.CX$138])" table:style-name="ce60">
            <text:p>29</text:p>
          </table:table-cell>
          <table:table-cell office:value-type="float" office:value="29" table:formula="of:=SUMIF([.$F$38:.$F$138];[.$B19];[.CY$38:.CY$138])" table:style-name="ce60">
            <text:p>29</text:p>
          </table:table-cell>
          <table:table-cell office:value-type="float" office:value="29" table:formula="of:=SUMIF([.$F$38:.$F$138];[.$B19];[.CZ$38:.CZ$138])" table:style-name="ce60">
            <text:p>29</text:p>
          </table:table-cell>
          <table:table-cell office:value-type="float" office:value="29" table:formula="of:=SUMIF([.$F$38:.$F$138];[.$B19];[.DA$38:.DA$138])" table:style-name="ce60">
            <text:p>29</text:p>
          </table:table-cell>
          <table:table-cell office:value-type="float" office:value="29" table:formula="of:=SUMIF([.$F$38:.$F$138];[.$B19];[.DB$38:.DB$138])" table:style-name="ce60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2]&lt;&gt;&quot;&quot;;[Setup.D22];&quot;&quot;)" table:style-name="ce1"/>
          <table:table-cell office:value-type="string" office:string-value="" table:formula="of:=IF([Setup.E22]&lt;&gt;&quot;&quot;;[Setup.E22];&quot;&quot;)" table:style-name="ce1"/>
          <table:table-cell office:value-type="float" office:value="29" table:formula="of:=SUMIF([.$F$38:.$F$138];[.$B20];[.$C$38:.$C$138])" table:style-name="ce52">
            <text:p>29</text:p>
          </table:table-cell>
          <table:table-cell office:value-type="float" office:value="29" table:formula="of:=SUMIF([.$F$38:.$F$138];[.$B20];[.$D$38:.$D$138])" table:style-name="ce55">
            <text:p>29</text:p>
          </table:table-cell>
          <table:table-cell office:value-type="float" office:value="0" table:formula="of:=([.C20]-[.D20])/[.B$1]" table:style-name="ce54">
            <text:p>0</text:p>
          </table:table-cell>
          <table:table-cell table:style-name="ce30"/>
          <table:table-cell office:value-type="float" office:value="29" table:formula="of:=SUMIF([.$F$38:.$F$138];[.$B20];[.G$38:.G$138])" table:style-name="ce60">
            <text:p>29</text:p>
          </table:table-cell>
          <table:table-cell office:value-type="float" office:value="29" table:formula="of:=SUMIF([.$F$38:.$F$138];[.$B20];[.H$38:.H$138])" table:style-name="ce60">
            <text:p>29</text:p>
          </table:table-cell>
          <table:table-cell office:value-type="float" office:value="29" table:formula="of:=SUMIF([.$F$38:.$F$138];[.$B20];[.I$38:.I$138])" table:style-name="ce60">
            <text:p>29</text:p>
          </table:table-cell>
          <table:table-cell office:value-type="float" office:value="29" table:formula="of:=SUMIF([.$F$38:.$F$138];[.$B20];[.J$38:.J$138])" table:style-name="ce60">
            <text:p>29</text:p>
          </table:table-cell>
          <table:table-cell office:value-type="float" office:value="29" table:formula="of:=SUMIF([.$F$38:.$F$138];[.$B20];[.K$38:.K$138])" table:style-name="ce60">
            <text:p>29</text:p>
          </table:table-cell>
          <table:table-cell office:value-type="float" office:value="29" table:formula="of:=SUMIF([.$F$38:.$F$138];[.$B20];[.L$38:.L$138])" table:style-name="ce60">
            <text:p>29</text:p>
          </table:table-cell>
          <table:table-cell office:value-type="float" office:value="29" table:formula="of:=SUMIF([.$F$38:.$F$138];[.$B20];[.M$38:.M$138])" table:style-name="ce60">
            <text:p>29</text:p>
          </table:table-cell>
          <table:table-cell office:value-type="float" office:value="29" table:formula="of:=SUMIF([.$F$38:.$F$138];[.$B20];[.N$38:.N$138])" table:style-name="ce60">
            <text:p>29</text:p>
          </table:table-cell>
          <table:table-cell office:value-type="float" office:value="29" table:formula="of:=SUMIF([.$F$38:.$F$138];[.$B20];[.O$38:.O$138])" table:style-name="ce60">
            <text:p>29</text:p>
          </table:table-cell>
          <table:table-cell office:value-type="float" office:value="29" table:formula="of:=SUMIF([.$F$38:.$F$138];[.$B20];[.P$38:.P$138])" table:style-name="ce60">
            <text:p>29</text:p>
          </table:table-cell>
          <table:table-cell office:value-type="float" office:value="29" table:formula="of:=SUMIF([.$F$38:.$F$138];[.$B20];[.Q$38:.Q$138])" table:style-name="ce60">
            <text:p>29</text:p>
          </table:table-cell>
          <table:table-cell office:value-type="float" office:value="29" table:formula="of:=SUMIF([.$F$38:.$F$138];[.$B20];[.R$38:.R$138])" table:style-name="ce60">
            <text:p>29</text:p>
          </table:table-cell>
          <table:table-cell office:value-type="float" office:value="29" table:formula="of:=SUMIF([.$F$38:.$F$138];[.$B20];[.S$38:.S$138])" table:style-name="ce60">
            <text:p>29</text:p>
          </table:table-cell>
          <table:table-cell office:value-type="float" office:value="29" table:formula="of:=SUMIF([.$F$38:.$F$138];[.$B20];[.T$38:.T$138])" table:style-name="ce60">
            <text:p>29</text:p>
          </table:table-cell>
          <table:table-cell office:value-type="float" office:value="29" table:formula="of:=SUMIF([.$F$38:.$F$138];[.$B20];[.U$38:.U$138])" table:style-name="ce60">
            <text:p>29</text:p>
          </table:table-cell>
          <table:table-cell office:value-type="float" office:value="29" table:formula="of:=SUMIF([.$F$38:.$F$138];[.$B20];[.V$38:.V$138])" table:style-name="ce60">
            <text:p>29</text:p>
          </table:table-cell>
          <table:table-cell office:value-type="float" office:value="29" table:formula="of:=SUMIF([.$F$38:.$F$138];[.$B20];[.W$38:.W$138])" table:style-name="ce60">
            <text:p>29</text:p>
          </table:table-cell>
          <table:table-cell office:value-type="float" office:value="29" table:formula="of:=SUMIF([.$F$38:.$F$138];[.$B20];[.X$38:.X$138])" table:style-name="ce60">
            <text:p>29</text:p>
          </table:table-cell>
          <table:table-cell office:value-type="float" office:value="29" table:formula="of:=SUMIF([.$F$38:.$F$138];[.$B20];[.Y$38:.Y$138])" table:style-name="ce60">
            <text:p>29</text:p>
          </table:table-cell>
          <table:table-cell office:value-type="float" office:value="29" table:formula="of:=SUMIF([.$F$38:.$F$138];[.$B20];[.Z$38:.Z$138])" table:style-name="ce60">
            <text:p>29</text:p>
          </table:table-cell>
          <table:table-cell office:value-type="float" office:value="29" table:formula="of:=SUMIF([.$F$38:.$F$138];[.$B20];[.AA$38:.AA$138])" table:style-name="ce60">
            <text:p>29</text:p>
          </table:table-cell>
          <table:table-cell office:value-type="float" office:value="29" table:formula="of:=SUMIF([.$F$38:.$F$138];[.$B20];[.AB$38:.AB$138])" table:style-name="ce60">
            <text:p>29</text:p>
          </table:table-cell>
          <table:table-cell office:value-type="float" office:value="29" table:formula="of:=SUMIF([.$F$38:.$F$138];[.$B20];[.AC$38:.AC$138])" table:style-name="ce60">
            <text:p>29</text:p>
          </table:table-cell>
          <table:table-cell office:value-type="float" office:value="29" table:formula="of:=SUMIF([.$F$38:.$F$138];[.$B20];[.AD$38:.AD$138])" table:style-name="ce60">
            <text:p>29</text:p>
          </table:table-cell>
          <table:table-cell office:value-type="float" office:value="29" table:formula="of:=SUMIF([.$F$38:.$F$138];[.$B20];[.AE$38:.AE$138])" table:style-name="ce60">
            <text:p>29</text:p>
          </table:table-cell>
          <table:table-cell office:value-type="float" office:value="29" table:formula="of:=SUMIF([.$F$38:.$F$138];[.$B20];[.AF$38:.AF$138])" table:style-name="ce60">
            <text:p>29</text:p>
          </table:table-cell>
          <table:table-cell office:value-type="float" office:value="29" table:formula="of:=SUMIF([.$F$38:.$F$138];[.$B20];[.AG$38:.AG$138])" table:style-name="ce60">
            <text:p>29</text:p>
          </table:table-cell>
          <table:table-cell office:value-type="float" office:value="29" table:formula="of:=SUMIF([.$F$38:.$F$138];[.$B20];[.AH$38:.AH$138])" table:style-name="ce60">
            <text:p>29</text:p>
          </table:table-cell>
          <table:table-cell office:value-type="float" office:value="29" table:formula="of:=SUMIF([.$F$38:.$F$138];[.$B20];[.AI$38:.AI$138])" table:style-name="ce60">
            <text:p>29</text:p>
          </table:table-cell>
          <table:table-cell office:value-type="float" office:value="29" table:formula="of:=SUMIF([.$F$38:.$F$138];[.$B20];[.AJ$38:.AJ$138])" table:style-name="ce60">
            <text:p>29</text:p>
          </table:table-cell>
          <table:table-cell office:value-type="float" office:value="29" table:formula="of:=SUMIF([.$F$38:.$F$138];[.$B20];[.AK$38:.AK$138])" table:style-name="ce60">
            <text:p>29</text:p>
          </table:table-cell>
          <table:table-cell office:value-type="float" office:value="29" table:formula="of:=SUMIF([.$F$38:.$F$138];[.$B20];[.AL$38:.AL$138])" table:style-name="ce60">
            <text:p>29</text:p>
          </table:table-cell>
          <table:table-cell office:value-type="float" office:value="29" table:formula="of:=SUMIF([.$F$38:.$F$138];[.$B20];[.AM$38:.AM$138])" table:style-name="ce60">
            <text:p>29</text:p>
          </table:table-cell>
          <table:table-cell office:value-type="float" office:value="29" table:formula="of:=SUMIF([.$F$38:.$F$138];[.$B20];[.AN$38:.AN$138])" table:style-name="ce60">
            <text:p>29</text:p>
          </table:table-cell>
          <table:table-cell office:value-type="float" office:value="29" table:formula="of:=SUMIF([.$F$38:.$F$138];[.$B20];[.AO$38:.AO$138])" table:style-name="ce60">
            <text:p>29</text:p>
          </table:table-cell>
          <table:table-cell office:value-type="float" office:value="29" table:formula="of:=SUMIF([.$F$38:.$F$138];[.$B20];[.AP$38:.AP$138])" table:style-name="ce60">
            <text:p>29</text:p>
          </table:table-cell>
          <table:table-cell office:value-type="float" office:value="29" table:formula="of:=SUMIF([.$F$38:.$F$138];[.$B20];[.AQ$38:.AQ$138])" table:style-name="ce60">
            <text:p>29</text:p>
          </table:table-cell>
          <table:table-cell office:value-type="float" office:value="29" table:formula="of:=SUMIF([.$F$38:.$F$138];[.$B20];[.AR$38:.AR$138])" table:style-name="ce60">
            <text:p>29</text:p>
          </table:table-cell>
          <table:table-cell office:value-type="float" office:value="29" table:formula="of:=SUMIF([.$F$38:.$F$138];[.$B20];[.AS$38:.AS$138])" table:style-name="ce60">
            <text:p>29</text:p>
          </table:table-cell>
          <table:table-cell office:value-type="float" office:value="29" table:formula="of:=SUMIF([.$F$38:.$F$138];[.$B20];[.AT$38:.AT$138])" table:style-name="ce60">
            <text:p>29</text:p>
          </table:table-cell>
          <table:table-cell office:value-type="float" office:value="29" table:formula="of:=SUMIF([.$F$38:.$F$138];[.$B20];[.AU$38:.AU$138])" table:style-name="ce60">
            <text:p>29</text:p>
          </table:table-cell>
          <table:table-cell office:value-type="float" office:value="29" table:formula="of:=SUMIF([.$F$38:.$F$138];[.$B20];[.AV$38:.AV$138])" table:style-name="ce60">
            <text:p>29</text:p>
          </table:table-cell>
          <table:table-cell office:value-type="float" office:value="29" table:formula="of:=SUMIF([.$F$38:.$F$138];[.$B20];[.AW$38:.AW$138])" table:style-name="ce60">
            <text:p>29</text:p>
          </table:table-cell>
          <table:table-cell office:value-type="float" office:value="29" table:formula="of:=SUMIF([.$F$38:.$F$138];[.$B20];[.AX$38:.AX$138])" table:style-name="ce60">
            <text:p>29</text:p>
          </table:table-cell>
          <table:table-cell office:value-type="float" office:value="29" table:formula="of:=SUMIF([.$F$38:.$F$138];[.$B20];[.AY$38:.AY$138])" table:style-name="ce60">
            <text:p>29</text:p>
          </table:table-cell>
          <table:table-cell office:value-type="float" office:value="29" table:formula="of:=SUMIF([.$F$38:.$F$138];[.$B20];[.AZ$38:.AZ$138])" table:style-name="ce60">
            <text:p>29</text:p>
          </table:table-cell>
          <table:table-cell office:value-type="float" office:value="29" table:formula="of:=SUMIF([.$F$38:.$F$138];[.$B20];[.BA$38:.BA$138])" table:style-name="ce60">
            <text:p>29</text:p>
          </table:table-cell>
          <table:table-cell office:value-type="float" office:value="29" table:formula="of:=SUMIF([.$F$38:.$F$138];[.$B20];[.BB$38:.BB$138])" table:style-name="ce60">
            <text:p>29</text:p>
          </table:table-cell>
          <table:table-cell office:value-type="float" office:value="29" table:formula="of:=SUMIF([.$F$38:.$F$138];[.$B20];[.BC$38:.BC$138])" table:style-name="ce60">
            <text:p>29</text:p>
          </table:table-cell>
          <table:table-cell office:value-type="float" office:value="29" table:formula="of:=SUMIF([.$F$38:.$F$138];[.$B20];[.BD$38:.BD$138])" table:style-name="ce60">
            <text:p>29</text:p>
          </table:table-cell>
          <table:table-cell office:value-type="float" office:value="29" table:formula="of:=SUMIF([.$F$38:.$F$138];[.$B20];[.BE$38:.BE$138])" table:style-name="ce60">
            <text:p>29</text:p>
          </table:table-cell>
          <table:table-cell office:value-type="float" office:value="29" table:formula="of:=SUMIF([.$F$38:.$F$138];[.$B20];[.BF$38:.BF$138])" table:style-name="ce60">
            <text:p>29</text:p>
          </table:table-cell>
          <table:table-cell office:value-type="float" office:value="29" table:formula="of:=SUMIF([.$F$38:.$F$138];[.$B20];[.BG$38:.BG$138])" table:style-name="ce60">
            <text:p>29</text:p>
          </table:table-cell>
          <table:table-cell office:value-type="float" office:value="29" table:formula="of:=SUMIF([.$F$38:.$F$138];[.$B20];[.BH$38:.BH$138])" table:style-name="ce60">
            <text:p>29</text:p>
          </table:table-cell>
          <table:table-cell office:value-type="float" office:value="29" table:formula="of:=SUMIF([.$F$38:.$F$138];[.$B20];[.BI$38:.BI$138])" table:style-name="ce60">
            <text:p>29</text:p>
          </table:table-cell>
          <table:table-cell office:value-type="float" office:value="29" table:formula="of:=SUMIF([.$F$38:.$F$138];[.$B20];[.BJ$38:.BJ$138])" table:style-name="ce60">
            <text:p>29</text:p>
          </table:table-cell>
          <table:table-cell office:value-type="float" office:value="29" table:formula="of:=SUMIF([.$F$38:.$F$138];[.$B20];[.BK$38:.BK$138])" table:style-name="ce60">
            <text:p>29</text:p>
          </table:table-cell>
          <table:table-cell office:value-type="float" office:value="29" table:formula="of:=SUMIF([.$F$38:.$F$138];[.$B20];[.BL$38:.BL$138])" table:style-name="ce60">
            <text:p>29</text:p>
          </table:table-cell>
          <table:table-cell office:value-type="float" office:value="29" table:formula="of:=SUMIF([.$F$38:.$F$138];[.$B20];[.BM$38:.BM$138])" table:style-name="ce60">
            <text:p>29</text:p>
          </table:table-cell>
          <table:table-cell office:value-type="float" office:value="29" table:formula="of:=SUMIF([.$F$38:.$F$138];[.$B20];[.BN$38:.BN$138])" table:style-name="ce60">
            <text:p>29</text:p>
          </table:table-cell>
          <table:table-cell office:value-type="float" office:value="29" table:formula="of:=SUMIF([.$F$38:.$F$138];[.$B20];[.BO$38:.BO$138])" table:style-name="ce60">
            <text:p>29</text:p>
          </table:table-cell>
          <table:table-cell office:value-type="float" office:value="29" table:formula="of:=SUMIF([.$F$38:.$F$138];[.$B20];[.BP$38:.BP$138])" table:style-name="ce60">
            <text:p>29</text:p>
          </table:table-cell>
          <table:table-cell office:value-type="float" office:value="29" table:formula="of:=SUMIF([.$F$38:.$F$138];[.$B20];[.BQ$38:.BQ$138])" table:style-name="ce60">
            <text:p>29</text:p>
          </table:table-cell>
          <table:table-cell office:value-type="float" office:value="29" table:formula="of:=SUMIF([.$F$38:.$F$138];[.$B20];[.BR$38:.BR$138])" table:style-name="ce60">
            <text:p>29</text:p>
          </table:table-cell>
          <table:table-cell office:value-type="float" office:value="29" table:formula="of:=SUMIF([.$F$38:.$F$138];[.$B20];[.BS$38:.BS$138])" table:style-name="ce60">
            <text:p>29</text:p>
          </table:table-cell>
          <table:table-cell office:value-type="float" office:value="29" table:formula="of:=SUMIF([.$F$38:.$F$138];[.$B20];[.BT$38:.BT$138])" table:style-name="ce60">
            <text:p>29</text:p>
          </table:table-cell>
          <table:table-cell office:value-type="float" office:value="29" table:formula="of:=SUMIF([.$F$38:.$F$138];[.$B20];[.BU$38:.BU$138])" table:style-name="ce60">
            <text:p>29</text:p>
          </table:table-cell>
          <table:table-cell office:value-type="float" office:value="29" table:formula="of:=SUMIF([.$F$38:.$F$138];[.$B20];[.BV$38:.BV$138])" table:style-name="ce60">
            <text:p>29</text:p>
          </table:table-cell>
          <table:table-cell office:value-type="float" office:value="29" table:formula="of:=SUMIF([.$F$38:.$F$138];[.$B20];[.BW$38:.BW$138])" table:style-name="ce60">
            <text:p>29</text:p>
          </table:table-cell>
          <table:table-cell office:value-type="float" office:value="29" table:formula="of:=SUMIF([.$F$38:.$F$138];[.$B20];[.BX$38:.BX$138])" table:style-name="ce60">
            <text:p>29</text:p>
          </table:table-cell>
          <table:table-cell office:value-type="float" office:value="29" table:formula="of:=SUMIF([.$F$38:.$F$138];[.$B20];[.BY$38:.BY$138])" table:style-name="ce60">
            <text:p>29</text:p>
          </table:table-cell>
          <table:table-cell office:value-type="float" office:value="29" table:formula="of:=SUMIF([.$F$38:.$F$138];[.$B20];[.BZ$38:.BZ$138])" table:style-name="ce60">
            <text:p>29</text:p>
          </table:table-cell>
          <table:table-cell office:value-type="float" office:value="29" table:formula="of:=SUMIF([.$F$38:.$F$138];[.$B20];[.CA$38:.CA$138])" table:style-name="ce60">
            <text:p>29</text:p>
          </table:table-cell>
          <table:table-cell office:value-type="float" office:value="29" table:formula="of:=SUMIF([.$F$38:.$F$138];[.$B20];[.CB$38:.CB$138])" table:style-name="ce60">
            <text:p>29</text:p>
          </table:table-cell>
          <table:table-cell office:value-type="float" office:value="29" table:formula="of:=SUMIF([.$F$38:.$F$138];[.$B20];[.CC$38:.CC$138])" table:style-name="ce60">
            <text:p>29</text:p>
          </table:table-cell>
          <table:table-cell office:value-type="float" office:value="29" table:formula="of:=SUMIF([.$F$38:.$F$138];[.$B20];[.CD$38:.CD$138])" table:style-name="ce60">
            <text:p>29</text:p>
          </table:table-cell>
          <table:table-cell office:value-type="float" office:value="29" table:formula="of:=SUMIF([.$F$38:.$F$138];[.$B20];[.CE$38:.CE$138])" table:style-name="ce60">
            <text:p>29</text:p>
          </table:table-cell>
          <table:table-cell office:value-type="float" office:value="29" table:formula="of:=SUMIF([.$F$38:.$F$138];[.$B20];[.CF$38:.CF$138])" table:style-name="ce60">
            <text:p>29</text:p>
          </table:table-cell>
          <table:table-cell office:value-type="float" office:value="29" table:formula="of:=SUMIF([.$F$38:.$F$138];[.$B20];[.CG$38:.CG$138])" table:style-name="ce60">
            <text:p>29</text:p>
          </table:table-cell>
          <table:table-cell office:value-type="float" office:value="29" table:formula="of:=SUMIF([.$F$38:.$F$138];[.$B20];[.CH$38:.CH$138])" table:style-name="ce60">
            <text:p>29</text:p>
          </table:table-cell>
          <table:table-cell office:value-type="float" office:value="29" table:formula="of:=SUMIF([.$F$38:.$F$138];[.$B20];[.CI$38:.CI$138])" table:style-name="ce60">
            <text:p>29</text:p>
          </table:table-cell>
          <table:table-cell office:value-type="float" office:value="29" table:formula="of:=SUMIF([.$F$38:.$F$138];[.$B20];[.CJ$38:.CJ$138])" table:style-name="ce60">
            <text:p>29</text:p>
          </table:table-cell>
          <table:table-cell office:value-type="float" office:value="29" table:formula="of:=SUMIF([.$F$38:.$F$138];[.$B20];[.CK$38:.CK$138])" table:style-name="ce60">
            <text:p>29</text:p>
          </table:table-cell>
          <table:table-cell office:value-type="float" office:value="29" table:formula="of:=SUMIF([.$F$38:.$F$138];[.$B20];[.CL$38:.CL$138])" table:style-name="ce60">
            <text:p>29</text:p>
          </table:table-cell>
          <table:table-cell office:value-type="float" office:value="29" table:formula="of:=SUMIF([.$F$38:.$F$138];[.$B20];[.CM$38:.CM$138])" table:style-name="ce60">
            <text:p>29</text:p>
          </table:table-cell>
          <table:table-cell office:value-type="float" office:value="29" table:formula="of:=SUMIF([.$F$38:.$F$138];[.$B20];[.CN$38:.CN$138])" table:style-name="ce60">
            <text:p>29</text:p>
          </table:table-cell>
          <table:table-cell office:value-type="float" office:value="29" table:formula="of:=SUMIF([.$F$38:.$F$138];[.$B20];[.CO$38:.CO$138])" table:style-name="ce60">
            <text:p>29</text:p>
          </table:table-cell>
          <table:table-cell office:value-type="float" office:value="29" table:formula="of:=SUMIF([.$F$38:.$F$138];[.$B20];[.CP$38:.CP$138])" table:style-name="ce60">
            <text:p>29</text:p>
          </table:table-cell>
          <table:table-cell office:value-type="float" office:value="29" table:formula="of:=SUMIF([.$F$38:.$F$138];[.$B20];[.CQ$38:.CQ$138])" table:style-name="ce60">
            <text:p>29</text:p>
          </table:table-cell>
          <table:table-cell office:value-type="float" office:value="29" table:formula="of:=SUMIF([.$F$38:.$F$138];[.$B20];[.CR$38:.CR$138])" table:style-name="ce60">
            <text:p>29</text:p>
          </table:table-cell>
          <table:table-cell office:value-type="float" office:value="29" table:formula="of:=SUMIF([.$F$38:.$F$138];[.$B20];[.CS$38:.CS$138])" table:style-name="ce60">
            <text:p>29</text:p>
          </table:table-cell>
          <table:table-cell office:value-type="float" office:value="29" table:formula="of:=SUMIF([.$F$38:.$F$138];[.$B20];[.CT$38:.CT$138])" table:style-name="ce60">
            <text:p>29</text:p>
          </table:table-cell>
          <table:table-cell office:value-type="float" office:value="29" table:formula="of:=SUMIF([.$F$38:.$F$138];[.$B20];[.CU$38:.CU$138])" table:style-name="ce60">
            <text:p>29</text:p>
          </table:table-cell>
          <table:table-cell office:value-type="float" office:value="29" table:formula="of:=SUMIF([.$F$38:.$F$138];[.$B20];[.CV$38:.CV$138])" table:style-name="ce60">
            <text:p>29</text:p>
          </table:table-cell>
          <table:table-cell office:value-type="float" office:value="29" table:formula="of:=SUMIF([.$F$38:.$F$138];[.$B20];[.CW$38:.CW$138])" table:style-name="ce60">
            <text:p>29</text:p>
          </table:table-cell>
          <table:table-cell office:value-type="float" office:value="29" table:formula="of:=SUMIF([.$F$38:.$F$138];[.$B20];[.CX$38:.CX$138])" table:style-name="ce60">
            <text:p>29</text:p>
          </table:table-cell>
          <table:table-cell office:value-type="float" office:value="29" table:formula="of:=SUMIF([.$F$38:.$F$138];[.$B20];[.CY$38:.CY$138])" table:style-name="ce60">
            <text:p>29</text:p>
          </table:table-cell>
          <table:table-cell office:value-type="float" office:value="29" table:formula="of:=SUMIF([.$F$38:.$F$138];[.$B20];[.CZ$38:.CZ$138])" table:style-name="ce60">
            <text:p>29</text:p>
          </table:table-cell>
          <table:table-cell office:value-type="float" office:value="29" table:formula="of:=SUMIF([.$F$38:.$F$138];[.$B20];[.DA$38:.DA$138])" table:style-name="ce60">
            <text:p>29</text:p>
          </table:table-cell>
          <table:table-cell office:value-type="float" office:value="29" table:formula="of:=SUMIF([.$F$38:.$F$138];[.$B20];[.DB$38:.DB$138])" table:style-name="ce60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3]&lt;&gt;&quot;&quot;;[Setup.D23];&quot;&quot;)" table:style-name="ce1"/>
          <table:table-cell office:value-type="string" office:string-value="" table:formula="of:=IF([Setup.E23]&lt;&gt;&quot;&quot;;[Setup.E23];&quot;&quot;)" table:style-name="ce1"/>
          <table:table-cell office:value-type="float" office:value="29" table:formula="of:=SUMIF([.$F$38:.$F$138];[.$B21];[.$C$38:.$C$138])" table:style-name="ce52">
            <text:p>29</text:p>
          </table:table-cell>
          <table:table-cell office:value-type="float" office:value="29" table:formula="of:=SUMIF([.$F$38:.$F$138];[.$B21];[.$D$38:.$D$138])" table:style-name="ce55">
            <text:p>29</text:p>
          </table:table-cell>
          <table:table-cell office:value-type="float" office:value="0" table:formula="of:=([.C21]-[.D21])/[.B$1]" table:style-name="ce54">
            <text:p>0</text:p>
          </table:table-cell>
          <table:table-cell table:style-name="ce30"/>
          <table:table-cell office:value-type="float" office:value="29" table:formula="of:=SUMIF([.$F$38:.$F$138];[.$B21];[.G$38:.G$138])" table:style-name="ce60">
            <text:p>29</text:p>
          </table:table-cell>
          <table:table-cell office:value-type="float" office:value="29" table:formula="of:=SUMIF([.$F$38:.$F$138];[.$B21];[.H$38:.H$138])" table:style-name="ce60">
            <text:p>29</text:p>
          </table:table-cell>
          <table:table-cell office:value-type="float" office:value="29" table:formula="of:=SUMIF([.$F$38:.$F$138];[.$B21];[.I$38:.I$138])" table:style-name="ce60">
            <text:p>29</text:p>
          </table:table-cell>
          <table:table-cell office:value-type="float" office:value="29" table:formula="of:=SUMIF([.$F$38:.$F$138];[.$B21];[.J$38:.J$138])" table:style-name="ce60">
            <text:p>29</text:p>
          </table:table-cell>
          <table:table-cell office:value-type="float" office:value="29" table:formula="of:=SUMIF([.$F$38:.$F$138];[.$B21];[.K$38:.K$138])" table:style-name="ce60">
            <text:p>29</text:p>
          </table:table-cell>
          <table:table-cell office:value-type="float" office:value="29" table:formula="of:=SUMIF([.$F$38:.$F$138];[.$B21];[.L$38:.L$138])" table:style-name="ce60">
            <text:p>29</text:p>
          </table:table-cell>
          <table:table-cell office:value-type="float" office:value="29" table:formula="of:=SUMIF([.$F$38:.$F$138];[.$B21];[.M$38:.M$138])" table:style-name="ce60">
            <text:p>29</text:p>
          </table:table-cell>
          <table:table-cell office:value-type="float" office:value="29" table:formula="of:=SUMIF([.$F$38:.$F$138];[.$B21];[.N$38:.N$138])" table:style-name="ce60">
            <text:p>29</text:p>
          </table:table-cell>
          <table:table-cell office:value-type="float" office:value="29" table:formula="of:=SUMIF([.$F$38:.$F$138];[.$B21];[.O$38:.O$138])" table:style-name="ce60">
            <text:p>29</text:p>
          </table:table-cell>
          <table:table-cell office:value-type="float" office:value="29" table:formula="of:=SUMIF([.$F$38:.$F$138];[.$B21];[.P$38:.P$138])" table:style-name="ce60">
            <text:p>29</text:p>
          </table:table-cell>
          <table:table-cell office:value-type="float" office:value="29" table:formula="of:=SUMIF([.$F$38:.$F$138];[.$B21];[.Q$38:.Q$138])" table:style-name="ce60">
            <text:p>29</text:p>
          </table:table-cell>
          <table:table-cell office:value-type="float" office:value="29" table:formula="of:=SUMIF([.$F$38:.$F$138];[.$B21];[.R$38:.R$138])" table:style-name="ce60">
            <text:p>29</text:p>
          </table:table-cell>
          <table:table-cell office:value-type="float" office:value="29" table:formula="of:=SUMIF([.$F$38:.$F$138];[.$B21];[.S$38:.S$138])" table:style-name="ce60">
            <text:p>29</text:p>
          </table:table-cell>
          <table:table-cell office:value-type="float" office:value="29" table:formula="of:=SUMIF([.$F$38:.$F$138];[.$B21];[.T$38:.T$138])" table:style-name="ce60">
            <text:p>29</text:p>
          </table:table-cell>
          <table:table-cell office:value-type="float" office:value="29" table:formula="of:=SUMIF([.$F$38:.$F$138];[.$B21];[.U$38:.U$138])" table:style-name="ce60">
            <text:p>29</text:p>
          </table:table-cell>
          <table:table-cell office:value-type="float" office:value="29" table:formula="of:=SUMIF([.$F$38:.$F$138];[.$B21];[.V$38:.V$138])" table:style-name="ce60">
            <text:p>29</text:p>
          </table:table-cell>
          <table:table-cell office:value-type="float" office:value="29" table:formula="of:=SUMIF([.$F$38:.$F$138];[.$B21];[.W$38:.W$138])" table:style-name="ce60">
            <text:p>29</text:p>
          </table:table-cell>
          <table:table-cell office:value-type="float" office:value="29" table:formula="of:=SUMIF([.$F$38:.$F$138];[.$B21];[.X$38:.X$138])" table:style-name="ce60">
            <text:p>29</text:p>
          </table:table-cell>
          <table:table-cell office:value-type="float" office:value="29" table:formula="of:=SUMIF([.$F$38:.$F$138];[.$B21];[.Y$38:.Y$138])" table:style-name="ce60">
            <text:p>29</text:p>
          </table:table-cell>
          <table:table-cell office:value-type="float" office:value="29" table:formula="of:=SUMIF([.$F$38:.$F$138];[.$B21];[.Z$38:.Z$138])" table:style-name="ce60">
            <text:p>29</text:p>
          </table:table-cell>
          <table:table-cell office:value-type="float" office:value="29" table:formula="of:=SUMIF([.$F$38:.$F$138];[.$B21];[.AA$38:.AA$138])" table:style-name="ce60">
            <text:p>29</text:p>
          </table:table-cell>
          <table:table-cell office:value-type="float" office:value="29" table:formula="of:=SUMIF([.$F$38:.$F$138];[.$B21];[.AB$38:.AB$138])" table:style-name="ce60">
            <text:p>29</text:p>
          </table:table-cell>
          <table:table-cell office:value-type="float" office:value="29" table:formula="of:=SUMIF([.$F$38:.$F$138];[.$B21];[.AC$38:.AC$138])" table:style-name="ce60">
            <text:p>29</text:p>
          </table:table-cell>
          <table:table-cell office:value-type="float" office:value="29" table:formula="of:=SUMIF([.$F$38:.$F$138];[.$B21];[.AD$38:.AD$138])" table:style-name="ce60">
            <text:p>29</text:p>
          </table:table-cell>
          <table:table-cell office:value-type="float" office:value="29" table:formula="of:=SUMIF([.$F$38:.$F$138];[.$B21];[.AE$38:.AE$138])" table:style-name="ce60">
            <text:p>29</text:p>
          </table:table-cell>
          <table:table-cell office:value-type="float" office:value="29" table:formula="of:=SUMIF([.$F$38:.$F$138];[.$B21];[.AF$38:.AF$138])" table:style-name="ce60">
            <text:p>29</text:p>
          </table:table-cell>
          <table:table-cell office:value-type="float" office:value="29" table:formula="of:=SUMIF([.$F$38:.$F$138];[.$B21];[.AG$38:.AG$138])" table:style-name="ce60">
            <text:p>29</text:p>
          </table:table-cell>
          <table:table-cell office:value-type="float" office:value="29" table:formula="of:=SUMIF([.$F$38:.$F$138];[.$B21];[.AH$38:.AH$138])" table:style-name="ce60">
            <text:p>29</text:p>
          </table:table-cell>
          <table:table-cell office:value-type="float" office:value="29" table:formula="of:=SUMIF([.$F$38:.$F$138];[.$B21];[.AI$38:.AI$138])" table:style-name="ce60">
            <text:p>29</text:p>
          </table:table-cell>
          <table:table-cell office:value-type="float" office:value="29" table:formula="of:=SUMIF([.$F$38:.$F$138];[.$B21];[.AJ$38:.AJ$138])" table:style-name="ce60">
            <text:p>29</text:p>
          </table:table-cell>
          <table:table-cell office:value-type="float" office:value="29" table:formula="of:=SUMIF([.$F$38:.$F$138];[.$B21];[.AK$38:.AK$138])" table:style-name="ce60">
            <text:p>29</text:p>
          </table:table-cell>
          <table:table-cell office:value-type="float" office:value="29" table:formula="of:=SUMIF([.$F$38:.$F$138];[.$B21];[.AL$38:.AL$138])" table:style-name="ce60">
            <text:p>29</text:p>
          </table:table-cell>
          <table:table-cell office:value-type="float" office:value="29" table:formula="of:=SUMIF([.$F$38:.$F$138];[.$B21];[.AM$38:.AM$138])" table:style-name="ce60">
            <text:p>29</text:p>
          </table:table-cell>
          <table:table-cell office:value-type="float" office:value="29" table:formula="of:=SUMIF([.$F$38:.$F$138];[.$B21];[.AN$38:.AN$138])" table:style-name="ce60">
            <text:p>29</text:p>
          </table:table-cell>
          <table:table-cell office:value-type="float" office:value="29" table:formula="of:=SUMIF([.$F$38:.$F$138];[.$B21];[.AO$38:.AO$138])" table:style-name="ce60">
            <text:p>29</text:p>
          </table:table-cell>
          <table:table-cell office:value-type="float" office:value="29" table:formula="of:=SUMIF([.$F$38:.$F$138];[.$B21];[.AP$38:.AP$138])" table:style-name="ce60">
            <text:p>29</text:p>
          </table:table-cell>
          <table:table-cell office:value-type="float" office:value="29" table:formula="of:=SUMIF([.$F$38:.$F$138];[.$B21];[.AQ$38:.AQ$138])" table:style-name="ce60">
            <text:p>29</text:p>
          </table:table-cell>
          <table:table-cell office:value-type="float" office:value="29" table:formula="of:=SUMIF([.$F$38:.$F$138];[.$B21];[.AR$38:.AR$138])" table:style-name="ce60">
            <text:p>29</text:p>
          </table:table-cell>
          <table:table-cell office:value-type="float" office:value="29" table:formula="of:=SUMIF([.$F$38:.$F$138];[.$B21];[.AS$38:.AS$138])" table:style-name="ce60">
            <text:p>29</text:p>
          </table:table-cell>
          <table:table-cell office:value-type="float" office:value="29" table:formula="of:=SUMIF([.$F$38:.$F$138];[.$B21];[.AT$38:.AT$138])" table:style-name="ce60">
            <text:p>29</text:p>
          </table:table-cell>
          <table:table-cell office:value-type="float" office:value="29" table:formula="of:=SUMIF([.$F$38:.$F$138];[.$B21];[.AU$38:.AU$138])" table:style-name="ce60">
            <text:p>29</text:p>
          </table:table-cell>
          <table:table-cell office:value-type="float" office:value="29" table:formula="of:=SUMIF([.$F$38:.$F$138];[.$B21];[.AV$38:.AV$138])" table:style-name="ce60">
            <text:p>29</text:p>
          </table:table-cell>
          <table:table-cell office:value-type="float" office:value="29" table:formula="of:=SUMIF([.$F$38:.$F$138];[.$B21];[.AW$38:.AW$138])" table:style-name="ce60">
            <text:p>29</text:p>
          </table:table-cell>
          <table:table-cell office:value-type="float" office:value="29" table:formula="of:=SUMIF([.$F$38:.$F$138];[.$B21];[.AX$38:.AX$138])" table:style-name="ce60">
            <text:p>29</text:p>
          </table:table-cell>
          <table:table-cell office:value-type="float" office:value="29" table:formula="of:=SUMIF([.$F$38:.$F$138];[.$B21];[.AY$38:.AY$138])" table:style-name="ce60">
            <text:p>29</text:p>
          </table:table-cell>
          <table:table-cell office:value-type="float" office:value="29" table:formula="of:=SUMIF([.$F$38:.$F$138];[.$B21];[.AZ$38:.AZ$138])" table:style-name="ce60">
            <text:p>29</text:p>
          </table:table-cell>
          <table:table-cell office:value-type="float" office:value="29" table:formula="of:=SUMIF([.$F$38:.$F$138];[.$B21];[.BA$38:.BA$138])" table:style-name="ce60">
            <text:p>29</text:p>
          </table:table-cell>
          <table:table-cell office:value-type="float" office:value="29" table:formula="of:=SUMIF([.$F$38:.$F$138];[.$B21];[.BB$38:.BB$138])" table:style-name="ce60">
            <text:p>29</text:p>
          </table:table-cell>
          <table:table-cell office:value-type="float" office:value="29" table:formula="of:=SUMIF([.$F$38:.$F$138];[.$B21];[.BC$38:.BC$138])" table:style-name="ce60">
            <text:p>29</text:p>
          </table:table-cell>
          <table:table-cell office:value-type="float" office:value="29" table:formula="of:=SUMIF([.$F$38:.$F$138];[.$B21];[.BD$38:.BD$138])" table:style-name="ce60">
            <text:p>29</text:p>
          </table:table-cell>
          <table:table-cell office:value-type="float" office:value="29" table:formula="of:=SUMIF([.$F$38:.$F$138];[.$B21];[.BE$38:.BE$138])" table:style-name="ce60">
            <text:p>29</text:p>
          </table:table-cell>
          <table:table-cell office:value-type="float" office:value="29" table:formula="of:=SUMIF([.$F$38:.$F$138];[.$B21];[.BF$38:.BF$138])" table:style-name="ce60">
            <text:p>29</text:p>
          </table:table-cell>
          <table:table-cell office:value-type="float" office:value="29" table:formula="of:=SUMIF([.$F$38:.$F$138];[.$B21];[.BG$38:.BG$138])" table:style-name="ce60">
            <text:p>29</text:p>
          </table:table-cell>
          <table:table-cell office:value-type="float" office:value="29" table:formula="of:=SUMIF([.$F$38:.$F$138];[.$B21];[.BH$38:.BH$138])" table:style-name="ce60">
            <text:p>29</text:p>
          </table:table-cell>
          <table:table-cell office:value-type="float" office:value="29" table:formula="of:=SUMIF([.$F$38:.$F$138];[.$B21];[.BI$38:.BI$138])" table:style-name="ce60">
            <text:p>29</text:p>
          </table:table-cell>
          <table:table-cell office:value-type="float" office:value="29" table:formula="of:=SUMIF([.$F$38:.$F$138];[.$B21];[.BJ$38:.BJ$138])" table:style-name="ce60">
            <text:p>29</text:p>
          </table:table-cell>
          <table:table-cell office:value-type="float" office:value="29" table:formula="of:=SUMIF([.$F$38:.$F$138];[.$B21];[.BK$38:.BK$138])" table:style-name="ce60">
            <text:p>29</text:p>
          </table:table-cell>
          <table:table-cell office:value-type="float" office:value="29" table:formula="of:=SUMIF([.$F$38:.$F$138];[.$B21];[.BL$38:.BL$138])" table:style-name="ce60">
            <text:p>29</text:p>
          </table:table-cell>
          <table:table-cell office:value-type="float" office:value="29" table:formula="of:=SUMIF([.$F$38:.$F$138];[.$B21];[.BM$38:.BM$138])" table:style-name="ce60">
            <text:p>29</text:p>
          </table:table-cell>
          <table:table-cell office:value-type="float" office:value="29" table:formula="of:=SUMIF([.$F$38:.$F$138];[.$B21];[.BN$38:.BN$138])" table:style-name="ce60">
            <text:p>29</text:p>
          </table:table-cell>
          <table:table-cell office:value-type="float" office:value="29" table:formula="of:=SUMIF([.$F$38:.$F$138];[.$B21];[.BO$38:.BO$138])" table:style-name="ce60">
            <text:p>29</text:p>
          </table:table-cell>
          <table:table-cell office:value-type="float" office:value="29" table:formula="of:=SUMIF([.$F$38:.$F$138];[.$B21];[.BP$38:.BP$138])" table:style-name="ce60">
            <text:p>29</text:p>
          </table:table-cell>
          <table:table-cell office:value-type="float" office:value="29" table:formula="of:=SUMIF([.$F$38:.$F$138];[.$B21];[.BQ$38:.BQ$138])" table:style-name="ce60">
            <text:p>29</text:p>
          </table:table-cell>
          <table:table-cell office:value-type="float" office:value="29" table:formula="of:=SUMIF([.$F$38:.$F$138];[.$B21];[.BR$38:.BR$138])" table:style-name="ce60">
            <text:p>29</text:p>
          </table:table-cell>
          <table:table-cell office:value-type="float" office:value="29" table:formula="of:=SUMIF([.$F$38:.$F$138];[.$B21];[.BS$38:.BS$138])" table:style-name="ce60">
            <text:p>29</text:p>
          </table:table-cell>
          <table:table-cell office:value-type="float" office:value="29" table:formula="of:=SUMIF([.$F$38:.$F$138];[.$B21];[.BT$38:.BT$138])" table:style-name="ce60">
            <text:p>29</text:p>
          </table:table-cell>
          <table:table-cell office:value-type="float" office:value="29" table:formula="of:=SUMIF([.$F$38:.$F$138];[.$B21];[.BU$38:.BU$138])" table:style-name="ce60">
            <text:p>29</text:p>
          </table:table-cell>
          <table:table-cell office:value-type="float" office:value="29" table:formula="of:=SUMIF([.$F$38:.$F$138];[.$B21];[.BV$38:.BV$138])" table:style-name="ce60">
            <text:p>29</text:p>
          </table:table-cell>
          <table:table-cell office:value-type="float" office:value="29" table:formula="of:=SUMIF([.$F$38:.$F$138];[.$B21];[.BW$38:.BW$138])" table:style-name="ce60">
            <text:p>29</text:p>
          </table:table-cell>
          <table:table-cell office:value-type="float" office:value="29" table:formula="of:=SUMIF([.$F$38:.$F$138];[.$B21];[.BX$38:.BX$138])" table:style-name="ce60">
            <text:p>29</text:p>
          </table:table-cell>
          <table:table-cell office:value-type="float" office:value="29" table:formula="of:=SUMIF([.$F$38:.$F$138];[.$B21];[.BY$38:.BY$138])" table:style-name="ce60">
            <text:p>29</text:p>
          </table:table-cell>
          <table:table-cell office:value-type="float" office:value="29" table:formula="of:=SUMIF([.$F$38:.$F$138];[.$B21];[.BZ$38:.BZ$138])" table:style-name="ce60">
            <text:p>29</text:p>
          </table:table-cell>
          <table:table-cell office:value-type="float" office:value="29" table:formula="of:=SUMIF([.$F$38:.$F$138];[.$B21];[.CA$38:.CA$138])" table:style-name="ce60">
            <text:p>29</text:p>
          </table:table-cell>
          <table:table-cell office:value-type="float" office:value="29" table:formula="of:=SUMIF([.$F$38:.$F$138];[.$B21];[.CB$38:.CB$138])" table:style-name="ce60">
            <text:p>29</text:p>
          </table:table-cell>
          <table:table-cell office:value-type="float" office:value="29" table:formula="of:=SUMIF([.$F$38:.$F$138];[.$B21];[.CC$38:.CC$138])" table:style-name="ce60">
            <text:p>29</text:p>
          </table:table-cell>
          <table:table-cell office:value-type="float" office:value="29" table:formula="of:=SUMIF([.$F$38:.$F$138];[.$B21];[.CD$38:.CD$138])" table:style-name="ce60">
            <text:p>29</text:p>
          </table:table-cell>
          <table:table-cell office:value-type="float" office:value="29" table:formula="of:=SUMIF([.$F$38:.$F$138];[.$B21];[.CE$38:.CE$138])" table:style-name="ce60">
            <text:p>29</text:p>
          </table:table-cell>
          <table:table-cell office:value-type="float" office:value="29" table:formula="of:=SUMIF([.$F$38:.$F$138];[.$B21];[.CF$38:.CF$138])" table:style-name="ce60">
            <text:p>29</text:p>
          </table:table-cell>
          <table:table-cell office:value-type="float" office:value="29" table:formula="of:=SUMIF([.$F$38:.$F$138];[.$B21];[.CG$38:.CG$138])" table:style-name="ce60">
            <text:p>29</text:p>
          </table:table-cell>
          <table:table-cell office:value-type="float" office:value="29" table:formula="of:=SUMIF([.$F$38:.$F$138];[.$B21];[.CH$38:.CH$138])" table:style-name="ce60">
            <text:p>29</text:p>
          </table:table-cell>
          <table:table-cell office:value-type="float" office:value="29" table:formula="of:=SUMIF([.$F$38:.$F$138];[.$B21];[.CI$38:.CI$138])" table:style-name="ce60">
            <text:p>29</text:p>
          </table:table-cell>
          <table:table-cell office:value-type="float" office:value="29" table:formula="of:=SUMIF([.$F$38:.$F$138];[.$B21];[.CJ$38:.CJ$138])" table:style-name="ce60">
            <text:p>29</text:p>
          </table:table-cell>
          <table:table-cell office:value-type="float" office:value="29" table:formula="of:=SUMIF([.$F$38:.$F$138];[.$B21];[.CK$38:.CK$138])" table:style-name="ce60">
            <text:p>29</text:p>
          </table:table-cell>
          <table:table-cell office:value-type="float" office:value="29" table:formula="of:=SUMIF([.$F$38:.$F$138];[.$B21];[.CL$38:.CL$138])" table:style-name="ce60">
            <text:p>29</text:p>
          </table:table-cell>
          <table:table-cell office:value-type="float" office:value="29" table:formula="of:=SUMIF([.$F$38:.$F$138];[.$B21];[.CM$38:.CM$138])" table:style-name="ce60">
            <text:p>29</text:p>
          </table:table-cell>
          <table:table-cell office:value-type="float" office:value="29" table:formula="of:=SUMIF([.$F$38:.$F$138];[.$B21];[.CN$38:.CN$138])" table:style-name="ce60">
            <text:p>29</text:p>
          </table:table-cell>
          <table:table-cell office:value-type="float" office:value="29" table:formula="of:=SUMIF([.$F$38:.$F$138];[.$B21];[.CO$38:.CO$138])" table:style-name="ce60">
            <text:p>29</text:p>
          </table:table-cell>
          <table:table-cell office:value-type="float" office:value="29" table:formula="of:=SUMIF([.$F$38:.$F$138];[.$B21];[.CP$38:.CP$138])" table:style-name="ce60">
            <text:p>29</text:p>
          </table:table-cell>
          <table:table-cell office:value-type="float" office:value="29" table:formula="of:=SUMIF([.$F$38:.$F$138];[.$B21];[.CQ$38:.CQ$138])" table:style-name="ce60">
            <text:p>29</text:p>
          </table:table-cell>
          <table:table-cell office:value-type="float" office:value="29" table:formula="of:=SUMIF([.$F$38:.$F$138];[.$B21];[.CR$38:.CR$138])" table:style-name="ce60">
            <text:p>29</text:p>
          </table:table-cell>
          <table:table-cell office:value-type="float" office:value="29" table:formula="of:=SUMIF([.$F$38:.$F$138];[.$B21];[.CS$38:.CS$138])" table:style-name="ce60">
            <text:p>29</text:p>
          </table:table-cell>
          <table:table-cell office:value-type="float" office:value="29" table:formula="of:=SUMIF([.$F$38:.$F$138];[.$B21];[.CT$38:.CT$138])" table:style-name="ce60">
            <text:p>29</text:p>
          </table:table-cell>
          <table:table-cell office:value-type="float" office:value="29" table:formula="of:=SUMIF([.$F$38:.$F$138];[.$B21];[.CU$38:.CU$138])" table:style-name="ce60">
            <text:p>29</text:p>
          </table:table-cell>
          <table:table-cell office:value-type="float" office:value="29" table:formula="of:=SUMIF([.$F$38:.$F$138];[.$B21];[.CV$38:.CV$138])" table:style-name="ce60">
            <text:p>29</text:p>
          </table:table-cell>
          <table:table-cell office:value-type="float" office:value="29" table:formula="of:=SUMIF([.$F$38:.$F$138];[.$B21];[.CW$38:.CW$138])" table:style-name="ce60">
            <text:p>29</text:p>
          </table:table-cell>
          <table:table-cell office:value-type="float" office:value="29" table:formula="of:=SUMIF([.$F$38:.$F$138];[.$B21];[.CX$38:.CX$138])" table:style-name="ce60">
            <text:p>29</text:p>
          </table:table-cell>
          <table:table-cell office:value-type="float" office:value="29" table:formula="of:=SUMIF([.$F$38:.$F$138];[.$B21];[.CY$38:.CY$138])" table:style-name="ce60">
            <text:p>29</text:p>
          </table:table-cell>
          <table:table-cell office:value-type="float" office:value="29" table:formula="of:=SUMIF([.$F$38:.$F$138];[.$B21];[.CZ$38:.CZ$138])" table:style-name="ce60">
            <text:p>29</text:p>
          </table:table-cell>
          <table:table-cell office:value-type="float" office:value="29" table:formula="of:=SUMIF([.$F$38:.$F$138];[.$B21];[.DA$38:.DA$138])" table:style-name="ce60">
            <text:p>29</text:p>
          </table:table-cell>
          <table:table-cell office:value-type="float" office:value="29" table:formula="of:=SUMIF([.$F$38:.$F$138];[.$B21];[.DB$38:.DB$138])" table:style-name="ce60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4]&lt;&gt;&quot;&quot;;[Setup.D24];&quot;&quot;)" table:style-name="ce1"/>
          <table:table-cell office:value-type="string" office:string-value="" table:formula="of:=IF([Setup.E24]&lt;&gt;&quot;&quot;;[Setup.E24];&quot;&quot;)" table:style-name="ce1"/>
          <table:table-cell office:value-type="float" office:value="29" table:formula="of:=SUMIF([.$F$38:.$F$138];[.$B22];[.$C$38:.$C$138])" table:style-name="ce52">
            <text:p>29</text:p>
          </table:table-cell>
          <table:table-cell office:value-type="float" office:value="29" table:formula="of:=SUMIF([.$F$38:.$F$138];[.$B22];[.$D$38:.$D$138])" table:style-name="ce55">
            <text:p>29</text:p>
          </table:table-cell>
          <table:table-cell office:value-type="float" office:value="0" table:formula="of:=([.C22]-[.D22])/[.B$1]" table:style-name="ce54">
            <text:p>0</text:p>
          </table:table-cell>
          <table:table-cell table:style-name="ce30"/>
          <table:table-cell office:value-type="float" office:value="29" table:formula="of:=SUMIF([.$F$38:.$F$138];[.$B22];[.G$38:.G$138])" table:style-name="ce60">
            <text:p>29</text:p>
          </table:table-cell>
          <table:table-cell office:value-type="float" office:value="29" table:formula="of:=SUMIF([.$F$38:.$F$138];[.$B22];[.H$38:.H$138])" table:style-name="ce60">
            <text:p>29</text:p>
          </table:table-cell>
          <table:table-cell office:value-type="float" office:value="29" table:formula="of:=SUMIF([.$F$38:.$F$138];[.$B22];[.I$38:.I$138])" table:style-name="ce60">
            <text:p>29</text:p>
          </table:table-cell>
          <table:table-cell office:value-type="float" office:value="29" table:formula="of:=SUMIF([.$F$38:.$F$138];[.$B22];[.J$38:.J$138])" table:style-name="ce60">
            <text:p>29</text:p>
          </table:table-cell>
          <table:table-cell office:value-type="float" office:value="29" table:formula="of:=SUMIF([.$F$38:.$F$138];[.$B22];[.K$38:.K$138])" table:style-name="ce60">
            <text:p>29</text:p>
          </table:table-cell>
          <table:table-cell office:value-type="float" office:value="29" table:formula="of:=SUMIF([.$F$38:.$F$138];[.$B22];[.L$38:.L$138])" table:style-name="ce60">
            <text:p>29</text:p>
          </table:table-cell>
          <table:table-cell office:value-type="float" office:value="29" table:formula="of:=SUMIF([.$F$38:.$F$138];[.$B22];[.M$38:.M$138])" table:style-name="ce60">
            <text:p>29</text:p>
          </table:table-cell>
          <table:table-cell office:value-type="float" office:value="29" table:formula="of:=SUMIF([.$F$38:.$F$138];[.$B22];[.N$38:.N$138])" table:style-name="ce60">
            <text:p>29</text:p>
          </table:table-cell>
          <table:table-cell office:value-type="float" office:value="29" table:formula="of:=SUMIF([.$F$38:.$F$138];[.$B22];[.O$38:.O$138])" table:style-name="ce60">
            <text:p>29</text:p>
          </table:table-cell>
          <table:table-cell office:value-type="float" office:value="29" table:formula="of:=SUMIF([.$F$38:.$F$138];[.$B22];[.P$38:.P$138])" table:style-name="ce60">
            <text:p>29</text:p>
          </table:table-cell>
          <table:table-cell office:value-type="float" office:value="29" table:formula="of:=SUMIF([.$F$38:.$F$138];[.$B22];[.Q$38:.Q$138])" table:style-name="ce60">
            <text:p>29</text:p>
          </table:table-cell>
          <table:table-cell office:value-type="float" office:value="29" table:formula="of:=SUMIF([.$F$38:.$F$138];[.$B22];[.R$38:.R$138])" table:style-name="ce60">
            <text:p>29</text:p>
          </table:table-cell>
          <table:table-cell office:value-type="float" office:value="29" table:formula="of:=SUMIF([.$F$38:.$F$138];[.$B22];[.S$38:.S$138])" table:style-name="ce60">
            <text:p>29</text:p>
          </table:table-cell>
          <table:table-cell office:value-type="float" office:value="29" table:formula="of:=SUMIF([.$F$38:.$F$138];[.$B22];[.T$38:.T$138])" table:style-name="ce60">
            <text:p>29</text:p>
          </table:table-cell>
          <table:table-cell office:value-type="float" office:value="29" table:formula="of:=SUMIF([.$F$38:.$F$138];[.$B22];[.U$38:.U$138])" table:style-name="ce60">
            <text:p>29</text:p>
          </table:table-cell>
          <table:table-cell office:value-type="float" office:value="29" table:formula="of:=SUMIF([.$F$38:.$F$138];[.$B22];[.V$38:.V$138])" table:style-name="ce60">
            <text:p>29</text:p>
          </table:table-cell>
          <table:table-cell office:value-type="float" office:value="29" table:formula="of:=SUMIF([.$F$38:.$F$138];[.$B22];[.W$38:.W$138])" table:style-name="ce60">
            <text:p>29</text:p>
          </table:table-cell>
          <table:table-cell office:value-type="float" office:value="29" table:formula="of:=SUMIF([.$F$38:.$F$138];[.$B22];[.X$38:.X$138])" table:style-name="ce60">
            <text:p>29</text:p>
          </table:table-cell>
          <table:table-cell office:value-type="float" office:value="29" table:formula="of:=SUMIF([.$F$38:.$F$138];[.$B22];[.Y$38:.Y$138])" table:style-name="ce60">
            <text:p>29</text:p>
          </table:table-cell>
          <table:table-cell office:value-type="float" office:value="29" table:formula="of:=SUMIF([.$F$38:.$F$138];[.$B22];[.Z$38:.Z$138])" table:style-name="ce60">
            <text:p>29</text:p>
          </table:table-cell>
          <table:table-cell office:value-type="float" office:value="29" table:formula="of:=SUMIF([.$F$38:.$F$138];[.$B22];[.AA$38:.AA$138])" table:style-name="ce60">
            <text:p>29</text:p>
          </table:table-cell>
          <table:table-cell office:value-type="float" office:value="29" table:formula="of:=SUMIF([.$F$38:.$F$138];[.$B22];[.AB$38:.AB$138])" table:style-name="ce60">
            <text:p>29</text:p>
          </table:table-cell>
          <table:table-cell office:value-type="float" office:value="29" table:formula="of:=SUMIF([.$F$38:.$F$138];[.$B22];[.AC$38:.AC$138])" table:style-name="ce60">
            <text:p>29</text:p>
          </table:table-cell>
          <table:table-cell office:value-type="float" office:value="29" table:formula="of:=SUMIF([.$F$38:.$F$138];[.$B22];[.AD$38:.AD$138])" table:style-name="ce60">
            <text:p>29</text:p>
          </table:table-cell>
          <table:table-cell office:value-type="float" office:value="29" table:formula="of:=SUMIF([.$F$38:.$F$138];[.$B22];[.AE$38:.AE$138])" table:style-name="ce60">
            <text:p>29</text:p>
          </table:table-cell>
          <table:table-cell office:value-type="float" office:value="29" table:formula="of:=SUMIF([.$F$38:.$F$138];[.$B22];[.AF$38:.AF$138])" table:style-name="ce60">
            <text:p>29</text:p>
          </table:table-cell>
          <table:table-cell office:value-type="float" office:value="29" table:formula="of:=SUMIF([.$F$38:.$F$138];[.$B22];[.AG$38:.AG$138])" table:style-name="ce60">
            <text:p>29</text:p>
          </table:table-cell>
          <table:table-cell office:value-type="float" office:value="29" table:formula="of:=SUMIF([.$F$38:.$F$138];[.$B22];[.AH$38:.AH$138])" table:style-name="ce60">
            <text:p>29</text:p>
          </table:table-cell>
          <table:table-cell office:value-type="float" office:value="29" table:formula="of:=SUMIF([.$F$38:.$F$138];[.$B22];[.AI$38:.AI$138])" table:style-name="ce60">
            <text:p>29</text:p>
          </table:table-cell>
          <table:table-cell office:value-type="float" office:value="29" table:formula="of:=SUMIF([.$F$38:.$F$138];[.$B22];[.AJ$38:.AJ$138])" table:style-name="ce60">
            <text:p>29</text:p>
          </table:table-cell>
          <table:table-cell office:value-type="float" office:value="29" table:formula="of:=SUMIF([.$F$38:.$F$138];[.$B22];[.AK$38:.AK$138])" table:style-name="ce60">
            <text:p>29</text:p>
          </table:table-cell>
          <table:table-cell office:value-type="float" office:value="29" table:formula="of:=SUMIF([.$F$38:.$F$138];[.$B22];[.AL$38:.AL$138])" table:style-name="ce60">
            <text:p>29</text:p>
          </table:table-cell>
          <table:table-cell office:value-type="float" office:value="29" table:formula="of:=SUMIF([.$F$38:.$F$138];[.$B22];[.AM$38:.AM$138])" table:style-name="ce60">
            <text:p>29</text:p>
          </table:table-cell>
          <table:table-cell office:value-type="float" office:value="29" table:formula="of:=SUMIF([.$F$38:.$F$138];[.$B22];[.AN$38:.AN$138])" table:style-name="ce60">
            <text:p>29</text:p>
          </table:table-cell>
          <table:table-cell office:value-type="float" office:value="29" table:formula="of:=SUMIF([.$F$38:.$F$138];[.$B22];[.AO$38:.AO$138])" table:style-name="ce60">
            <text:p>29</text:p>
          </table:table-cell>
          <table:table-cell office:value-type="float" office:value="29" table:formula="of:=SUMIF([.$F$38:.$F$138];[.$B22];[.AP$38:.AP$138])" table:style-name="ce60">
            <text:p>29</text:p>
          </table:table-cell>
          <table:table-cell office:value-type="float" office:value="29" table:formula="of:=SUMIF([.$F$38:.$F$138];[.$B22];[.AQ$38:.AQ$138])" table:style-name="ce60">
            <text:p>29</text:p>
          </table:table-cell>
          <table:table-cell office:value-type="float" office:value="29" table:formula="of:=SUMIF([.$F$38:.$F$138];[.$B22];[.AR$38:.AR$138])" table:style-name="ce60">
            <text:p>29</text:p>
          </table:table-cell>
          <table:table-cell office:value-type="float" office:value="29" table:formula="of:=SUMIF([.$F$38:.$F$138];[.$B22];[.AS$38:.AS$138])" table:style-name="ce60">
            <text:p>29</text:p>
          </table:table-cell>
          <table:table-cell office:value-type="float" office:value="29" table:formula="of:=SUMIF([.$F$38:.$F$138];[.$B22];[.AT$38:.AT$138])" table:style-name="ce60">
            <text:p>29</text:p>
          </table:table-cell>
          <table:table-cell office:value-type="float" office:value="29" table:formula="of:=SUMIF([.$F$38:.$F$138];[.$B22];[.AU$38:.AU$138])" table:style-name="ce60">
            <text:p>29</text:p>
          </table:table-cell>
          <table:table-cell office:value-type="float" office:value="29" table:formula="of:=SUMIF([.$F$38:.$F$138];[.$B22];[.AV$38:.AV$138])" table:style-name="ce60">
            <text:p>29</text:p>
          </table:table-cell>
          <table:table-cell office:value-type="float" office:value="29" table:formula="of:=SUMIF([.$F$38:.$F$138];[.$B22];[.AW$38:.AW$138])" table:style-name="ce60">
            <text:p>29</text:p>
          </table:table-cell>
          <table:table-cell office:value-type="float" office:value="29" table:formula="of:=SUMIF([.$F$38:.$F$138];[.$B22];[.AX$38:.AX$138])" table:style-name="ce60">
            <text:p>29</text:p>
          </table:table-cell>
          <table:table-cell office:value-type="float" office:value="29" table:formula="of:=SUMIF([.$F$38:.$F$138];[.$B22];[.AY$38:.AY$138])" table:style-name="ce60">
            <text:p>29</text:p>
          </table:table-cell>
          <table:table-cell office:value-type="float" office:value="29" table:formula="of:=SUMIF([.$F$38:.$F$138];[.$B22];[.AZ$38:.AZ$138])" table:style-name="ce60">
            <text:p>29</text:p>
          </table:table-cell>
          <table:table-cell office:value-type="float" office:value="29" table:formula="of:=SUMIF([.$F$38:.$F$138];[.$B22];[.BA$38:.BA$138])" table:style-name="ce60">
            <text:p>29</text:p>
          </table:table-cell>
          <table:table-cell office:value-type="float" office:value="29" table:formula="of:=SUMIF([.$F$38:.$F$138];[.$B22];[.BB$38:.BB$138])" table:style-name="ce60">
            <text:p>29</text:p>
          </table:table-cell>
          <table:table-cell office:value-type="float" office:value="29" table:formula="of:=SUMIF([.$F$38:.$F$138];[.$B22];[.BC$38:.BC$138])" table:style-name="ce60">
            <text:p>29</text:p>
          </table:table-cell>
          <table:table-cell office:value-type="float" office:value="29" table:formula="of:=SUMIF([.$F$38:.$F$138];[.$B22];[.BD$38:.BD$138])" table:style-name="ce60">
            <text:p>29</text:p>
          </table:table-cell>
          <table:table-cell office:value-type="float" office:value="29" table:formula="of:=SUMIF([.$F$38:.$F$138];[.$B22];[.BE$38:.BE$138])" table:style-name="ce60">
            <text:p>29</text:p>
          </table:table-cell>
          <table:table-cell office:value-type="float" office:value="29" table:formula="of:=SUMIF([.$F$38:.$F$138];[.$B22];[.BF$38:.BF$138])" table:style-name="ce60">
            <text:p>29</text:p>
          </table:table-cell>
          <table:table-cell office:value-type="float" office:value="29" table:formula="of:=SUMIF([.$F$38:.$F$138];[.$B22];[.BG$38:.BG$138])" table:style-name="ce60">
            <text:p>29</text:p>
          </table:table-cell>
          <table:table-cell office:value-type="float" office:value="29" table:formula="of:=SUMIF([.$F$38:.$F$138];[.$B22];[.BH$38:.BH$138])" table:style-name="ce60">
            <text:p>29</text:p>
          </table:table-cell>
          <table:table-cell office:value-type="float" office:value="29" table:formula="of:=SUMIF([.$F$38:.$F$138];[.$B22];[.BI$38:.BI$138])" table:style-name="ce60">
            <text:p>29</text:p>
          </table:table-cell>
          <table:table-cell office:value-type="float" office:value="29" table:formula="of:=SUMIF([.$F$38:.$F$138];[.$B22];[.BJ$38:.BJ$138])" table:style-name="ce60">
            <text:p>29</text:p>
          </table:table-cell>
          <table:table-cell office:value-type="float" office:value="29" table:formula="of:=SUMIF([.$F$38:.$F$138];[.$B22];[.BK$38:.BK$138])" table:style-name="ce60">
            <text:p>29</text:p>
          </table:table-cell>
          <table:table-cell office:value-type="float" office:value="29" table:formula="of:=SUMIF([.$F$38:.$F$138];[.$B22];[.BL$38:.BL$138])" table:style-name="ce60">
            <text:p>29</text:p>
          </table:table-cell>
          <table:table-cell office:value-type="float" office:value="29" table:formula="of:=SUMIF([.$F$38:.$F$138];[.$B22];[.BM$38:.BM$138])" table:style-name="ce60">
            <text:p>29</text:p>
          </table:table-cell>
          <table:table-cell office:value-type="float" office:value="29" table:formula="of:=SUMIF([.$F$38:.$F$138];[.$B22];[.BN$38:.BN$138])" table:style-name="ce60">
            <text:p>29</text:p>
          </table:table-cell>
          <table:table-cell office:value-type="float" office:value="29" table:formula="of:=SUMIF([.$F$38:.$F$138];[.$B22];[.BO$38:.BO$138])" table:style-name="ce60">
            <text:p>29</text:p>
          </table:table-cell>
          <table:table-cell office:value-type="float" office:value="29" table:formula="of:=SUMIF([.$F$38:.$F$138];[.$B22];[.BP$38:.BP$138])" table:style-name="ce60">
            <text:p>29</text:p>
          </table:table-cell>
          <table:table-cell office:value-type="float" office:value="29" table:formula="of:=SUMIF([.$F$38:.$F$138];[.$B22];[.BQ$38:.BQ$138])" table:style-name="ce60">
            <text:p>29</text:p>
          </table:table-cell>
          <table:table-cell office:value-type="float" office:value="29" table:formula="of:=SUMIF([.$F$38:.$F$138];[.$B22];[.BR$38:.BR$138])" table:style-name="ce60">
            <text:p>29</text:p>
          </table:table-cell>
          <table:table-cell office:value-type="float" office:value="29" table:formula="of:=SUMIF([.$F$38:.$F$138];[.$B22];[.BS$38:.BS$138])" table:style-name="ce60">
            <text:p>29</text:p>
          </table:table-cell>
          <table:table-cell office:value-type="float" office:value="29" table:formula="of:=SUMIF([.$F$38:.$F$138];[.$B22];[.BT$38:.BT$138])" table:style-name="ce60">
            <text:p>29</text:p>
          </table:table-cell>
          <table:table-cell office:value-type="float" office:value="29" table:formula="of:=SUMIF([.$F$38:.$F$138];[.$B22];[.BU$38:.BU$138])" table:style-name="ce60">
            <text:p>29</text:p>
          </table:table-cell>
          <table:table-cell office:value-type="float" office:value="29" table:formula="of:=SUMIF([.$F$38:.$F$138];[.$B22];[.BV$38:.BV$138])" table:style-name="ce60">
            <text:p>29</text:p>
          </table:table-cell>
          <table:table-cell office:value-type="float" office:value="29" table:formula="of:=SUMIF([.$F$38:.$F$138];[.$B22];[.BW$38:.BW$138])" table:style-name="ce60">
            <text:p>29</text:p>
          </table:table-cell>
          <table:table-cell office:value-type="float" office:value="29" table:formula="of:=SUMIF([.$F$38:.$F$138];[.$B22];[.BX$38:.BX$138])" table:style-name="ce60">
            <text:p>29</text:p>
          </table:table-cell>
          <table:table-cell office:value-type="float" office:value="29" table:formula="of:=SUMIF([.$F$38:.$F$138];[.$B22];[.BY$38:.BY$138])" table:style-name="ce60">
            <text:p>29</text:p>
          </table:table-cell>
          <table:table-cell office:value-type="float" office:value="29" table:formula="of:=SUMIF([.$F$38:.$F$138];[.$B22];[.BZ$38:.BZ$138])" table:style-name="ce60">
            <text:p>29</text:p>
          </table:table-cell>
          <table:table-cell office:value-type="float" office:value="29" table:formula="of:=SUMIF([.$F$38:.$F$138];[.$B22];[.CA$38:.CA$138])" table:style-name="ce60">
            <text:p>29</text:p>
          </table:table-cell>
          <table:table-cell office:value-type="float" office:value="29" table:formula="of:=SUMIF([.$F$38:.$F$138];[.$B22];[.CB$38:.CB$138])" table:style-name="ce60">
            <text:p>29</text:p>
          </table:table-cell>
          <table:table-cell office:value-type="float" office:value="29" table:formula="of:=SUMIF([.$F$38:.$F$138];[.$B22];[.CC$38:.CC$138])" table:style-name="ce60">
            <text:p>29</text:p>
          </table:table-cell>
          <table:table-cell office:value-type="float" office:value="29" table:formula="of:=SUMIF([.$F$38:.$F$138];[.$B22];[.CD$38:.CD$138])" table:style-name="ce60">
            <text:p>29</text:p>
          </table:table-cell>
          <table:table-cell office:value-type="float" office:value="29" table:formula="of:=SUMIF([.$F$38:.$F$138];[.$B22];[.CE$38:.CE$138])" table:style-name="ce60">
            <text:p>29</text:p>
          </table:table-cell>
          <table:table-cell office:value-type="float" office:value="29" table:formula="of:=SUMIF([.$F$38:.$F$138];[.$B22];[.CF$38:.CF$138])" table:style-name="ce60">
            <text:p>29</text:p>
          </table:table-cell>
          <table:table-cell office:value-type="float" office:value="29" table:formula="of:=SUMIF([.$F$38:.$F$138];[.$B22];[.CG$38:.CG$138])" table:style-name="ce60">
            <text:p>29</text:p>
          </table:table-cell>
          <table:table-cell office:value-type="float" office:value="29" table:formula="of:=SUMIF([.$F$38:.$F$138];[.$B22];[.CH$38:.CH$138])" table:style-name="ce60">
            <text:p>29</text:p>
          </table:table-cell>
          <table:table-cell office:value-type="float" office:value="29" table:formula="of:=SUMIF([.$F$38:.$F$138];[.$B22];[.CI$38:.CI$138])" table:style-name="ce60">
            <text:p>29</text:p>
          </table:table-cell>
          <table:table-cell office:value-type="float" office:value="29" table:formula="of:=SUMIF([.$F$38:.$F$138];[.$B22];[.CJ$38:.CJ$138])" table:style-name="ce60">
            <text:p>29</text:p>
          </table:table-cell>
          <table:table-cell office:value-type="float" office:value="29" table:formula="of:=SUMIF([.$F$38:.$F$138];[.$B22];[.CK$38:.CK$138])" table:style-name="ce60">
            <text:p>29</text:p>
          </table:table-cell>
          <table:table-cell office:value-type="float" office:value="29" table:formula="of:=SUMIF([.$F$38:.$F$138];[.$B22];[.CL$38:.CL$138])" table:style-name="ce60">
            <text:p>29</text:p>
          </table:table-cell>
          <table:table-cell office:value-type="float" office:value="29" table:formula="of:=SUMIF([.$F$38:.$F$138];[.$B22];[.CM$38:.CM$138])" table:style-name="ce60">
            <text:p>29</text:p>
          </table:table-cell>
          <table:table-cell office:value-type="float" office:value="29" table:formula="of:=SUMIF([.$F$38:.$F$138];[.$B22];[.CN$38:.CN$138])" table:style-name="ce60">
            <text:p>29</text:p>
          </table:table-cell>
          <table:table-cell office:value-type="float" office:value="29" table:formula="of:=SUMIF([.$F$38:.$F$138];[.$B22];[.CO$38:.CO$138])" table:style-name="ce60">
            <text:p>29</text:p>
          </table:table-cell>
          <table:table-cell office:value-type="float" office:value="29" table:formula="of:=SUMIF([.$F$38:.$F$138];[.$B22];[.CP$38:.CP$138])" table:style-name="ce60">
            <text:p>29</text:p>
          </table:table-cell>
          <table:table-cell office:value-type="float" office:value="29" table:formula="of:=SUMIF([.$F$38:.$F$138];[.$B22];[.CQ$38:.CQ$138])" table:style-name="ce60">
            <text:p>29</text:p>
          </table:table-cell>
          <table:table-cell office:value-type="float" office:value="29" table:formula="of:=SUMIF([.$F$38:.$F$138];[.$B22];[.CR$38:.CR$138])" table:style-name="ce60">
            <text:p>29</text:p>
          </table:table-cell>
          <table:table-cell office:value-type="float" office:value="29" table:formula="of:=SUMIF([.$F$38:.$F$138];[.$B22];[.CS$38:.CS$138])" table:style-name="ce60">
            <text:p>29</text:p>
          </table:table-cell>
          <table:table-cell office:value-type="float" office:value="29" table:formula="of:=SUMIF([.$F$38:.$F$138];[.$B22];[.CT$38:.CT$138])" table:style-name="ce60">
            <text:p>29</text:p>
          </table:table-cell>
          <table:table-cell office:value-type="float" office:value="29" table:formula="of:=SUMIF([.$F$38:.$F$138];[.$B22];[.CU$38:.CU$138])" table:style-name="ce60">
            <text:p>29</text:p>
          </table:table-cell>
          <table:table-cell office:value-type="float" office:value="29" table:formula="of:=SUMIF([.$F$38:.$F$138];[.$B22];[.CV$38:.CV$138])" table:style-name="ce60">
            <text:p>29</text:p>
          </table:table-cell>
          <table:table-cell office:value-type="float" office:value="29" table:formula="of:=SUMIF([.$F$38:.$F$138];[.$B22];[.CW$38:.CW$138])" table:style-name="ce60">
            <text:p>29</text:p>
          </table:table-cell>
          <table:table-cell office:value-type="float" office:value="29" table:formula="of:=SUMIF([.$F$38:.$F$138];[.$B22];[.CX$38:.CX$138])" table:style-name="ce60">
            <text:p>29</text:p>
          </table:table-cell>
          <table:table-cell office:value-type="float" office:value="29" table:formula="of:=SUMIF([.$F$38:.$F$138];[.$B22];[.CY$38:.CY$138])" table:style-name="ce60">
            <text:p>29</text:p>
          </table:table-cell>
          <table:table-cell office:value-type="float" office:value="29" table:formula="of:=SUMIF([.$F$38:.$F$138];[.$B22];[.CZ$38:.CZ$138])" table:style-name="ce60">
            <text:p>29</text:p>
          </table:table-cell>
          <table:table-cell office:value-type="float" office:value="29" table:formula="of:=SUMIF([.$F$38:.$F$138];[.$B22];[.DA$38:.DA$138])" table:style-name="ce60">
            <text:p>29</text:p>
          </table:table-cell>
          <table:table-cell office:value-type="float" office:value="29" table:formula="of:=SUMIF([.$F$38:.$F$138];[.$B22];[.DB$38:.DB$138])" table:style-name="ce60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5]&lt;&gt;&quot;&quot;;[Setup.D25];&quot;&quot;)" table:style-name="ce1"/>
          <table:table-cell office:value-type="string" office:string-value="" table:formula="of:=IF([Setup.E25]&lt;&gt;&quot;&quot;;[Setup.E25];&quot;&quot;)" table:style-name="ce1"/>
          <table:table-cell office:value-type="float" office:value="29" table:formula="of:=SUMIF([.$F$38:.$F$138];[.$B23];[.$C$38:.$C$138])" table:style-name="ce52">
            <text:p>29</text:p>
          </table:table-cell>
          <table:table-cell office:value-type="float" office:value="29" table:formula="of:=SUMIF([.$F$38:.$F$138];[.$B23];[.$D$38:.$D$138])" table:style-name="ce55">
            <text:p>29</text:p>
          </table:table-cell>
          <table:table-cell office:value-type="float" office:value="0" table:formula="of:=([.C23]-[.D23])/[.B$1]" table:style-name="ce54">
            <text:p>0</text:p>
          </table:table-cell>
          <table:table-cell table:style-name="ce30"/>
          <table:table-cell office:value-type="float" office:value="29" table:formula="of:=SUMIF([.$F$38:.$F$138];[.$B23];[.G$38:.G$138])" table:style-name="ce60">
            <text:p>29</text:p>
          </table:table-cell>
          <table:table-cell office:value-type="float" office:value="29" table:formula="of:=SUMIF([.$F$38:.$F$138];[.$B23];[.H$38:.H$138])" table:style-name="ce60">
            <text:p>29</text:p>
          </table:table-cell>
          <table:table-cell office:value-type="float" office:value="29" table:formula="of:=SUMIF([.$F$38:.$F$138];[.$B23];[.I$38:.I$138])" table:style-name="ce60">
            <text:p>29</text:p>
          </table:table-cell>
          <table:table-cell office:value-type="float" office:value="29" table:formula="of:=SUMIF([.$F$38:.$F$138];[.$B23];[.J$38:.J$138])" table:style-name="ce60">
            <text:p>29</text:p>
          </table:table-cell>
          <table:table-cell office:value-type="float" office:value="29" table:formula="of:=SUMIF([.$F$38:.$F$138];[.$B23];[.K$38:.K$138])" table:style-name="ce60">
            <text:p>29</text:p>
          </table:table-cell>
          <table:table-cell office:value-type="float" office:value="29" table:formula="of:=SUMIF([.$F$38:.$F$138];[.$B23];[.L$38:.L$138])" table:style-name="ce60">
            <text:p>29</text:p>
          </table:table-cell>
          <table:table-cell office:value-type="float" office:value="29" table:formula="of:=SUMIF([.$F$38:.$F$138];[.$B23];[.M$38:.M$138])" table:style-name="ce60">
            <text:p>29</text:p>
          </table:table-cell>
          <table:table-cell office:value-type="float" office:value="29" table:formula="of:=SUMIF([.$F$38:.$F$138];[.$B23];[.N$38:.N$138])" table:style-name="ce60">
            <text:p>29</text:p>
          </table:table-cell>
          <table:table-cell office:value-type="float" office:value="29" table:formula="of:=SUMIF([.$F$38:.$F$138];[.$B23];[.O$38:.O$138])" table:style-name="ce60">
            <text:p>29</text:p>
          </table:table-cell>
          <table:table-cell office:value-type="float" office:value="29" table:formula="of:=SUMIF([.$F$38:.$F$138];[.$B23];[.P$38:.P$138])" table:style-name="ce60">
            <text:p>29</text:p>
          </table:table-cell>
          <table:table-cell office:value-type="float" office:value="29" table:formula="of:=SUMIF([.$F$38:.$F$138];[.$B23];[.Q$38:.Q$138])" table:style-name="ce60">
            <text:p>29</text:p>
          </table:table-cell>
          <table:table-cell office:value-type="float" office:value="29" table:formula="of:=SUMIF([.$F$38:.$F$138];[.$B23];[.R$38:.R$138])" table:style-name="ce60">
            <text:p>29</text:p>
          </table:table-cell>
          <table:table-cell office:value-type="float" office:value="29" table:formula="of:=SUMIF([.$F$38:.$F$138];[.$B23];[.S$38:.S$138])" table:style-name="ce60">
            <text:p>29</text:p>
          </table:table-cell>
          <table:table-cell office:value-type="float" office:value="29" table:formula="of:=SUMIF([.$F$38:.$F$138];[.$B23];[.T$38:.T$138])" table:style-name="ce60">
            <text:p>29</text:p>
          </table:table-cell>
          <table:table-cell office:value-type="float" office:value="29" table:formula="of:=SUMIF([.$F$38:.$F$138];[.$B23];[.U$38:.U$138])" table:style-name="ce60">
            <text:p>29</text:p>
          </table:table-cell>
          <table:table-cell office:value-type="float" office:value="29" table:formula="of:=SUMIF([.$F$38:.$F$138];[.$B23];[.V$38:.V$138])" table:style-name="ce60">
            <text:p>29</text:p>
          </table:table-cell>
          <table:table-cell office:value-type="float" office:value="29" table:formula="of:=SUMIF([.$F$38:.$F$138];[.$B23];[.W$38:.W$138])" table:style-name="ce60">
            <text:p>29</text:p>
          </table:table-cell>
          <table:table-cell office:value-type="float" office:value="29" table:formula="of:=SUMIF([.$F$38:.$F$138];[.$B23];[.X$38:.X$138])" table:style-name="ce60">
            <text:p>29</text:p>
          </table:table-cell>
          <table:table-cell office:value-type="float" office:value="29" table:formula="of:=SUMIF([.$F$38:.$F$138];[.$B23];[.Y$38:.Y$138])" table:style-name="ce60">
            <text:p>29</text:p>
          </table:table-cell>
          <table:table-cell office:value-type="float" office:value="29" table:formula="of:=SUMIF([.$F$38:.$F$138];[.$B23];[.Z$38:.Z$138])" table:style-name="ce60">
            <text:p>29</text:p>
          </table:table-cell>
          <table:table-cell office:value-type="float" office:value="29" table:formula="of:=SUMIF([.$F$38:.$F$138];[.$B23];[.AA$38:.AA$138])" table:style-name="ce60">
            <text:p>29</text:p>
          </table:table-cell>
          <table:table-cell office:value-type="float" office:value="29" table:formula="of:=SUMIF([.$F$38:.$F$138];[.$B23];[.AB$38:.AB$138])" table:style-name="ce60">
            <text:p>29</text:p>
          </table:table-cell>
          <table:table-cell office:value-type="float" office:value="29" table:formula="of:=SUMIF([.$F$38:.$F$138];[.$B23];[.AC$38:.AC$138])" table:style-name="ce60">
            <text:p>29</text:p>
          </table:table-cell>
          <table:table-cell office:value-type="float" office:value="29" table:formula="of:=SUMIF([.$F$38:.$F$138];[.$B23];[.AD$38:.AD$138])" table:style-name="ce60">
            <text:p>29</text:p>
          </table:table-cell>
          <table:table-cell office:value-type="float" office:value="29" table:formula="of:=SUMIF([.$F$38:.$F$138];[.$B23];[.AE$38:.AE$138])" table:style-name="ce60">
            <text:p>29</text:p>
          </table:table-cell>
          <table:table-cell office:value-type="float" office:value="29" table:formula="of:=SUMIF([.$F$38:.$F$138];[.$B23];[.AF$38:.AF$138])" table:style-name="ce60">
            <text:p>29</text:p>
          </table:table-cell>
          <table:table-cell office:value-type="float" office:value="29" table:formula="of:=SUMIF([.$F$38:.$F$138];[.$B23];[.AG$38:.AG$138])" table:style-name="ce60">
            <text:p>29</text:p>
          </table:table-cell>
          <table:table-cell office:value-type="float" office:value="29" table:formula="of:=SUMIF([.$F$38:.$F$138];[.$B23];[.AH$38:.AH$138])" table:style-name="ce60">
            <text:p>29</text:p>
          </table:table-cell>
          <table:table-cell office:value-type="float" office:value="29" table:formula="of:=SUMIF([.$F$38:.$F$138];[.$B23];[.AI$38:.AI$138])" table:style-name="ce60">
            <text:p>29</text:p>
          </table:table-cell>
          <table:table-cell office:value-type="float" office:value="29" table:formula="of:=SUMIF([.$F$38:.$F$138];[.$B23];[.AJ$38:.AJ$138])" table:style-name="ce60">
            <text:p>29</text:p>
          </table:table-cell>
          <table:table-cell office:value-type="float" office:value="29" table:formula="of:=SUMIF([.$F$38:.$F$138];[.$B23];[.AK$38:.AK$138])" table:style-name="ce60">
            <text:p>29</text:p>
          </table:table-cell>
          <table:table-cell office:value-type="float" office:value="29" table:formula="of:=SUMIF([.$F$38:.$F$138];[.$B23];[.AL$38:.AL$138])" table:style-name="ce60">
            <text:p>29</text:p>
          </table:table-cell>
          <table:table-cell office:value-type="float" office:value="29" table:formula="of:=SUMIF([.$F$38:.$F$138];[.$B23];[.AM$38:.AM$138])" table:style-name="ce60">
            <text:p>29</text:p>
          </table:table-cell>
          <table:table-cell office:value-type="float" office:value="29" table:formula="of:=SUMIF([.$F$38:.$F$138];[.$B23];[.AN$38:.AN$138])" table:style-name="ce60">
            <text:p>29</text:p>
          </table:table-cell>
          <table:table-cell office:value-type="float" office:value="29" table:formula="of:=SUMIF([.$F$38:.$F$138];[.$B23];[.AO$38:.AO$138])" table:style-name="ce60">
            <text:p>29</text:p>
          </table:table-cell>
          <table:table-cell office:value-type="float" office:value="29" table:formula="of:=SUMIF([.$F$38:.$F$138];[.$B23];[.AP$38:.AP$138])" table:style-name="ce60">
            <text:p>29</text:p>
          </table:table-cell>
          <table:table-cell office:value-type="float" office:value="29" table:formula="of:=SUMIF([.$F$38:.$F$138];[.$B23];[.AQ$38:.AQ$138])" table:style-name="ce60">
            <text:p>29</text:p>
          </table:table-cell>
          <table:table-cell office:value-type="float" office:value="29" table:formula="of:=SUMIF([.$F$38:.$F$138];[.$B23];[.AR$38:.AR$138])" table:style-name="ce60">
            <text:p>29</text:p>
          </table:table-cell>
          <table:table-cell office:value-type="float" office:value="29" table:formula="of:=SUMIF([.$F$38:.$F$138];[.$B23];[.AS$38:.AS$138])" table:style-name="ce60">
            <text:p>29</text:p>
          </table:table-cell>
          <table:table-cell office:value-type="float" office:value="29" table:formula="of:=SUMIF([.$F$38:.$F$138];[.$B23];[.AT$38:.AT$138])" table:style-name="ce60">
            <text:p>29</text:p>
          </table:table-cell>
          <table:table-cell office:value-type="float" office:value="29" table:formula="of:=SUMIF([.$F$38:.$F$138];[.$B23];[.AU$38:.AU$138])" table:style-name="ce60">
            <text:p>29</text:p>
          </table:table-cell>
          <table:table-cell office:value-type="float" office:value="29" table:formula="of:=SUMIF([.$F$38:.$F$138];[.$B23];[.AV$38:.AV$138])" table:style-name="ce60">
            <text:p>29</text:p>
          </table:table-cell>
          <table:table-cell office:value-type="float" office:value="29" table:formula="of:=SUMIF([.$F$38:.$F$138];[.$B23];[.AW$38:.AW$138])" table:style-name="ce60">
            <text:p>29</text:p>
          </table:table-cell>
          <table:table-cell office:value-type="float" office:value="29" table:formula="of:=SUMIF([.$F$38:.$F$138];[.$B23];[.AX$38:.AX$138])" table:style-name="ce60">
            <text:p>29</text:p>
          </table:table-cell>
          <table:table-cell office:value-type="float" office:value="29" table:formula="of:=SUMIF([.$F$38:.$F$138];[.$B23];[.AY$38:.AY$138])" table:style-name="ce60">
            <text:p>29</text:p>
          </table:table-cell>
          <table:table-cell office:value-type="float" office:value="29" table:formula="of:=SUMIF([.$F$38:.$F$138];[.$B23];[.AZ$38:.AZ$138])" table:style-name="ce60">
            <text:p>29</text:p>
          </table:table-cell>
          <table:table-cell office:value-type="float" office:value="29" table:formula="of:=SUMIF([.$F$38:.$F$138];[.$B23];[.BA$38:.BA$138])" table:style-name="ce60">
            <text:p>29</text:p>
          </table:table-cell>
          <table:table-cell office:value-type="float" office:value="29" table:formula="of:=SUMIF([.$F$38:.$F$138];[.$B23];[.BB$38:.BB$138])" table:style-name="ce60">
            <text:p>29</text:p>
          </table:table-cell>
          <table:table-cell office:value-type="float" office:value="29" table:formula="of:=SUMIF([.$F$38:.$F$138];[.$B23];[.BC$38:.BC$138])" table:style-name="ce60">
            <text:p>29</text:p>
          </table:table-cell>
          <table:table-cell office:value-type="float" office:value="29" table:formula="of:=SUMIF([.$F$38:.$F$138];[.$B23];[.BD$38:.BD$138])" table:style-name="ce60">
            <text:p>29</text:p>
          </table:table-cell>
          <table:table-cell office:value-type="float" office:value="29" table:formula="of:=SUMIF([.$F$38:.$F$138];[.$B23];[.BE$38:.BE$138])" table:style-name="ce60">
            <text:p>29</text:p>
          </table:table-cell>
          <table:table-cell office:value-type="float" office:value="29" table:formula="of:=SUMIF([.$F$38:.$F$138];[.$B23];[.BF$38:.BF$138])" table:style-name="ce60">
            <text:p>29</text:p>
          </table:table-cell>
          <table:table-cell office:value-type="float" office:value="29" table:formula="of:=SUMIF([.$F$38:.$F$138];[.$B23];[.BG$38:.BG$138])" table:style-name="ce60">
            <text:p>29</text:p>
          </table:table-cell>
          <table:table-cell office:value-type="float" office:value="29" table:formula="of:=SUMIF([.$F$38:.$F$138];[.$B23];[.BH$38:.BH$138])" table:style-name="ce60">
            <text:p>29</text:p>
          </table:table-cell>
          <table:table-cell office:value-type="float" office:value="29" table:formula="of:=SUMIF([.$F$38:.$F$138];[.$B23];[.BI$38:.BI$138])" table:style-name="ce60">
            <text:p>29</text:p>
          </table:table-cell>
          <table:table-cell office:value-type="float" office:value="29" table:formula="of:=SUMIF([.$F$38:.$F$138];[.$B23];[.BJ$38:.BJ$138])" table:style-name="ce60">
            <text:p>29</text:p>
          </table:table-cell>
          <table:table-cell office:value-type="float" office:value="29" table:formula="of:=SUMIF([.$F$38:.$F$138];[.$B23];[.BK$38:.BK$138])" table:style-name="ce60">
            <text:p>29</text:p>
          </table:table-cell>
          <table:table-cell office:value-type="float" office:value="29" table:formula="of:=SUMIF([.$F$38:.$F$138];[.$B23];[.BL$38:.BL$138])" table:style-name="ce60">
            <text:p>29</text:p>
          </table:table-cell>
          <table:table-cell office:value-type="float" office:value="29" table:formula="of:=SUMIF([.$F$38:.$F$138];[.$B23];[.BM$38:.BM$138])" table:style-name="ce60">
            <text:p>29</text:p>
          </table:table-cell>
          <table:table-cell office:value-type="float" office:value="29" table:formula="of:=SUMIF([.$F$38:.$F$138];[.$B23];[.BN$38:.BN$138])" table:style-name="ce60">
            <text:p>29</text:p>
          </table:table-cell>
          <table:table-cell office:value-type="float" office:value="29" table:formula="of:=SUMIF([.$F$38:.$F$138];[.$B23];[.BO$38:.BO$138])" table:style-name="ce60">
            <text:p>29</text:p>
          </table:table-cell>
          <table:table-cell office:value-type="float" office:value="29" table:formula="of:=SUMIF([.$F$38:.$F$138];[.$B23];[.BP$38:.BP$138])" table:style-name="ce60">
            <text:p>29</text:p>
          </table:table-cell>
          <table:table-cell office:value-type="float" office:value="29" table:formula="of:=SUMIF([.$F$38:.$F$138];[.$B23];[.BQ$38:.BQ$138])" table:style-name="ce60">
            <text:p>29</text:p>
          </table:table-cell>
          <table:table-cell office:value-type="float" office:value="29" table:formula="of:=SUMIF([.$F$38:.$F$138];[.$B23];[.BR$38:.BR$138])" table:style-name="ce60">
            <text:p>29</text:p>
          </table:table-cell>
          <table:table-cell office:value-type="float" office:value="29" table:formula="of:=SUMIF([.$F$38:.$F$138];[.$B23];[.BS$38:.BS$138])" table:style-name="ce60">
            <text:p>29</text:p>
          </table:table-cell>
          <table:table-cell office:value-type="float" office:value="29" table:formula="of:=SUMIF([.$F$38:.$F$138];[.$B23];[.BT$38:.BT$138])" table:style-name="ce60">
            <text:p>29</text:p>
          </table:table-cell>
          <table:table-cell office:value-type="float" office:value="29" table:formula="of:=SUMIF([.$F$38:.$F$138];[.$B23];[.BU$38:.BU$138])" table:style-name="ce60">
            <text:p>29</text:p>
          </table:table-cell>
          <table:table-cell office:value-type="float" office:value="29" table:formula="of:=SUMIF([.$F$38:.$F$138];[.$B23];[.BV$38:.BV$138])" table:style-name="ce60">
            <text:p>29</text:p>
          </table:table-cell>
          <table:table-cell office:value-type="float" office:value="29" table:formula="of:=SUMIF([.$F$38:.$F$138];[.$B23];[.BW$38:.BW$138])" table:style-name="ce60">
            <text:p>29</text:p>
          </table:table-cell>
          <table:table-cell office:value-type="float" office:value="29" table:formula="of:=SUMIF([.$F$38:.$F$138];[.$B23];[.BX$38:.BX$138])" table:style-name="ce60">
            <text:p>29</text:p>
          </table:table-cell>
          <table:table-cell office:value-type="float" office:value="29" table:formula="of:=SUMIF([.$F$38:.$F$138];[.$B23];[.BY$38:.BY$138])" table:style-name="ce60">
            <text:p>29</text:p>
          </table:table-cell>
          <table:table-cell office:value-type="float" office:value="29" table:formula="of:=SUMIF([.$F$38:.$F$138];[.$B23];[.BZ$38:.BZ$138])" table:style-name="ce60">
            <text:p>29</text:p>
          </table:table-cell>
          <table:table-cell office:value-type="float" office:value="29" table:formula="of:=SUMIF([.$F$38:.$F$138];[.$B23];[.CA$38:.CA$138])" table:style-name="ce60">
            <text:p>29</text:p>
          </table:table-cell>
          <table:table-cell office:value-type="float" office:value="29" table:formula="of:=SUMIF([.$F$38:.$F$138];[.$B23];[.CB$38:.CB$138])" table:style-name="ce60">
            <text:p>29</text:p>
          </table:table-cell>
          <table:table-cell office:value-type="float" office:value="29" table:formula="of:=SUMIF([.$F$38:.$F$138];[.$B23];[.CC$38:.CC$138])" table:style-name="ce60">
            <text:p>29</text:p>
          </table:table-cell>
          <table:table-cell office:value-type="float" office:value="29" table:formula="of:=SUMIF([.$F$38:.$F$138];[.$B23];[.CD$38:.CD$138])" table:style-name="ce60">
            <text:p>29</text:p>
          </table:table-cell>
          <table:table-cell office:value-type="float" office:value="29" table:formula="of:=SUMIF([.$F$38:.$F$138];[.$B23];[.CE$38:.CE$138])" table:style-name="ce60">
            <text:p>29</text:p>
          </table:table-cell>
          <table:table-cell office:value-type="float" office:value="29" table:formula="of:=SUMIF([.$F$38:.$F$138];[.$B23];[.CF$38:.CF$138])" table:style-name="ce60">
            <text:p>29</text:p>
          </table:table-cell>
          <table:table-cell office:value-type="float" office:value="29" table:formula="of:=SUMIF([.$F$38:.$F$138];[.$B23];[.CG$38:.CG$138])" table:style-name="ce60">
            <text:p>29</text:p>
          </table:table-cell>
          <table:table-cell office:value-type="float" office:value="29" table:formula="of:=SUMIF([.$F$38:.$F$138];[.$B23];[.CH$38:.CH$138])" table:style-name="ce60">
            <text:p>29</text:p>
          </table:table-cell>
          <table:table-cell office:value-type="float" office:value="29" table:formula="of:=SUMIF([.$F$38:.$F$138];[.$B23];[.CI$38:.CI$138])" table:style-name="ce60">
            <text:p>29</text:p>
          </table:table-cell>
          <table:table-cell office:value-type="float" office:value="29" table:formula="of:=SUMIF([.$F$38:.$F$138];[.$B23];[.CJ$38:.CJ$138])" table:style-name="ce60">
            <text:p>29</text:p>
          </table:table-cell>
          <table:table-cell office:value-type="float" office:value="29" table:formula="of:=SUMIF([.$F$38:.$F$138];[.$B23];[.CK$38:.CK$138])" table:style-name="ce60">
            <text:p>29</text:p>
          </table:table-cell>
          <table:table-cell office:value-type="float" office:value="29" table:formula="of:=SUMIF([.$F$38:.$F$138];[.$B23];[.CL$38:.CL$138])" table:style-name="ce60">
            <text:p>29</text:p>
          </table:table-cell>
          <table:table-cell office:value-type="float" office:value="29" table:formula="of:=SUMIF([.$F$38:.$F$138];[.$B23];[.CM$38:.CM$138])" table:style-name="ce60">
            <text:p>29</text:p>
          </table:table-cell>
          <table:table-cell office:value-type="float" office:value="29" table:formula="of:=SUMIF([.$F$38:.$F$138];[.$B23];[.CN$38:.CN$138])" table:style-name="ce60">
            <text:p>29</text:p>
          </table:table-cell>
          <table:table-cell office:value-type="float" office:value="29" table:formula="of:=SUMIF([.$F$38:.$F$138];[.$B23];[.CO$38:.CO$138])" table:style-name="ce60">
            <text:p>29</text:p>
          </table:table-cell>
          <table:table-cell office:value-type="float" office:value="29" table:formula="of:=SUMIF([.$F$38:.$F$138];[.$B23];[.CP$38:.CP$138])" table:style-name="ce60">
            <text:p>29</text:p>
          </table:table-cell>
          <table:table-cell office:value-type="float" office:value="29" table:formula="of:=SUMIF([.$F$38:.$F$138];[.$B23];[.CQ$38:.CQ$138])" table:style-name="ce60">
            <text:p>29</text:p>
          </table:table-cell>
          <table:table-cell office:value-type="float" office:value="29" table:formula="of:=SUMIF([.$F$38:.$F$138];[.$B23];[.CR$38:.CR$138])" table:style-name="ce60">
            <text:p>29</text:p>
          </table:table-cell>
          <table:table-cell office:value-type="float" office:value="29" table:formula="of:=SUMIF([.$F$38:.$F$138];[.$B23];[.CS$38:.CS$138])" table:style-name="ce60">
            <text:p>29</text:p>
          </table:table-cell>
          <table:table-cell office:value-type="float" office:value="29" table:formula="of:=SUMIF([.$F$38:.$F$138];[.$B23];[.CT$38:.CT$138])" table:style-name="ce60">
            <text:p>29</text:p>
          </table:table-cell>
          <table:table-cell office:value-type="float" office:value="29" table:formula="of:=SUMIF([.$F$38:.$F$138];[.$B23];[.CU$38:.CU$138])" table:style-name="ce60">
            <text:p>29</text:p>
          </table:table-cell>
          <table:table-cell office:value-type="float" office:value="29" table:formula="of:=SUMIF([.$F$38:.$F$138];[.$B23];[.CV$38:.CV$138])" table:style-name="ce60">
            <text:p>29</text:p>
          </table:table-cell>
          <table:table-cell office:value-type="float" office:value="29" table:formula="of:=SUMIF([.$F$38:.$F$138];[.$B23];[.CW$38:.CW$138])" table:style-name="ce60">
            <text:p>29</text:p>
          </table:table-cell>
          <table:table-cell office:value-type="float" office:value="29" table:formula="of:=SUMIF([.$F$38:.$F$138];[.$B23];[.CX$38:.CX$138])" table:style-name="ce60">
            <text:p>29</text:p>
          </table:table-cell>
          <table:table-cell office:value-type="float" office:value="29" table:formula="of:=SUMIF([.$F$38:.$F$138];[.$B23];[.CY$38:.CY$138])" table:style-name="ce60">
            <text:p>29</text:p>
          </table:table-cell>
          <table:table-cell office:value-type="float" office:value="29" table:formula="of:=SUMIF([.$F$38:.$F$138];[.$B23];[.CZ$38:.CZ$138])" table:style-name="ce60">
            <text:p>29</text:p>
          </table:table-cell>
          <table:table-cell office:value-type="float" office:value="29" table:formula="of:=SUMIF([.$F$38:.$F$138];[.$B23];[.DA$38:.DA$138])" table:style-name="ce60">
            <text:p>29</text:p>
          </table:table-cell>
          <table:table-cell office:value-type="float" office:value="29" table:formula="of:=SUMIF([.$F$38:.$F$138];[.$B23];[.DB$38:.DB$138])" table:style-name="ce60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6]&lt;&gt;&quot;&quot;;[Setup.D26];&quot;&quot;)" table:style-name="ce1"/>
          <table:table-cell office:value-type="string" office:string-value="" table:formula="of:=IF([Setup.E26]&lt;&gt;&quot;&quot;;[Setup.E26];&quot;&quot;)" table:style-name="ce1"/>
          <table:table-cell office:value-type="float" office:value="29" table:formula="of:=SUMIF([.$F$38:.$F$138];[.$B24];[.$C$38:.$C$138])" table:style-name="ce52">
            <text:p>29</text:p>
          </table:table-cell>
          <table:table-cell office:value-type="float" office:value="29" table:formula="of:=SUMIF([.$F$38:.$F$138];[.$B24];[.$D$38:.$D$138])" table:style-name="ce55">
            <text:p>29</text:p>
          </table:table-cell>
          <table:table-cell office:value-type="float" office:value="0" table:formula="of:=([.C24]-[.D24])/[.B$1]" table:style-name="ce54">
            <text:p>0</text:p>
          </table:table-cell>
          <table:table-cell table:style-name="ce30"/>
          <table:table-cell office:value-type="float" office:value="29" table:formula="of:=SUMIF([.$F$38:.$F$138];[.$B24];[.G$38:.G$138])" table:style-name="ce60">
            <text:p>29</text:p>
          </table:table-cell>
          <table:table-cell office:value-type="float" office:value="29" table:formula="of:=SUMIF([.$F$38:.$F$138];[.$B24];[.H$38:.H$138])" table:style-name="ce60">
            <text:p>29</text:p>
          </table:table-cell>
          <table:table-cell office:value-type="float" office:value="29" table:formula="of:=SUMIF([.$F$38:.$F$138];[.$B24];[.I$38:.I$138])" table:style-name="ce60">
            <text:p>29</text:p>
          </table:table-cell>
          <table:table-cell office:value-type="float" office:value="29" table:formula="of:=SUMIF([.$F$38:.$F$138];[.$B24];[.J$38:.J$138])" table:style-name="ce60">
            <text:p>29</text:p>
          </table:table-cell>
          <table:table-cell office:value-type="float" office:value="29" table:formula="of:=SUMIF([.$F$38:.$F$138];[.$B24];[.K$38:.K$138])" table:style-name="ce60">
            <text:p>29</text:p>
          </table:table-cell>
          <table:table-cell office:value-type="float" office:value="29" table:formula="of:=SUMIF([.$F$38:.$F$138];[.$B24];[.L$38:.L$138])" table:style-name="ce60">
            <text:p>29</text:p>
          </table:table-cell>
          <table:table-cell office:value-type="float" office:value="29" table:formula="of:=SUMIF([.$F$38:.$F$138];[.$B24];[.M$38:.M$138])" table:style-name="ce60">
            <text:p>29</text:p>
          </table:table-cell>
          <table:table-cell office:value-type="float" office:value="29" table:formula="of:=SUMIF([.$F$38:.$F$138];[.$B24];[.N$38:.N$138])" table:style-name="ce60">
            <text:p>29</text:p>
          </table:table-cell>
          <table:table-cell office:value-type="float" office:value="29" table:formula="of:=SUMIF([.$F$38:.$F$138];[.$B24];[.O$38:.O$138])" table:style-name="ce60">
            <text:p>29</text:p>
          </table:table-cell>
          <table:table-cell office:value-type="float" office:value="29" table:formula="of:=SUMIF([.$F$38:.$F$138];[.$B24];[.P$38:.P$138])" table:style-name="ce60">
            <text:p>29</text:p>
          </table:table-cell>
          <table:table-cell office:value-type="float" office:value="29" table:formula="of:=SUMIF([.$F$38:.$F$138];[.$B24];[.Q$38:.Q$138])" table:style-name="ce60">
            <text:p>29</text:p>
          </table:table-cell>
          <table:table-cell office:value-type="float" office:value="29" table:formula="of:=SUMIF([.$F$38:.$F$138];[.$B24];[.R$38:.R$138])" table:style-name="ce60">
            <text:p>29</text:p>
          </table:table-cell>
          <table:table-cell office:value-type="float" office:value="29" table:formula="of:=SUMIF([.$F$38:.$F$138];[.$B24];[.S$38:.S$138])" table:style-name="ce60">
            <text:p>29</text:p>
          </table:table-cell>
          <table:table-cell office:value-type="float" office:value="29" table:formula="of:=SUMIF([.$F$38:.$F$138];[.$B24];[.T$38:.T$138])" table:style-name="ce60">
            <text:p>29</text:p>
          </table:table-cell>
          <table:table-cell office:value-type="float" office:value="29" table:formula="of:=SUMIF([.$F$38:.$F$138];[.$B24];[.U$38:.U$138])" table:style-name="ce60">
            <text:p>29</text:p>
          </table:table-cell>
          <table:table-cell office:value-type="float" office:value="29" table:formula="of:=SUMIF([.$F$38:.$F$138];[.$B24];[.V$38:.V$138])" table:style-name="ce60">
            <text:p>29</text:p>
          </table:table-cell>
          <table:table-cell office:value-type="float" office:value="29" table:formula="of:=SUMIF([.$F$38:.$F$138];[.$B24];[.W$38:.W$138])" table:style-name="ce60">
            <text:p>29</text:p>
          </table:table-cell>
          <table:table-cell office:value-type="float" office:value="29" table:formula="of:=SUMIF([.$F$38:.$F$138];[.$B24];[.X$38:.X$138])" table:style-name="ce60">
            <text:p>29</text:p>
          </table:table-cell>
          <table:table-cell office:value-type="float" office:value="29" table:formula="of:=SUMIF([.$F$38:.$F$138];[.$B24];[.Y$38:.Y$138])" table:style-name="ce60">
            <text:p>29</text:p>
          </table:table-cell>
          <table:table-cell office:value-type="float" office:value="29" table:formula="of:=SUMIF([.$F$38:.$F$138];[.$B24];[.Z$38:.Z$138])" table:style-name="ce60">
            <text:p>29</text:p>
          </table:table-cell>
          <table:table-cell office:value-type="float" office:value="29" table:formula="of:=SUMIF([.$F$38:.$F$138];[.$B24];[.AA$38:.AA$138])" table:style-name="ce60">
            <text:p>29</text:p>
          </table:table-cell>
          <table:table-cell office:value-type="float" office:value="29" table:formula="of:=SUMIF([.$F$38:.$F$138];[.$B24];[.AB$38:.AB$138])" table:style-name="ce60">
            <text:p>29</text:p>
          </table:table-cell>
          <table:table-cell office:value-type="float" office:value="29" table:formula="of:=SUMIF([.$F$38:.$F$138];[.$B24];[.AC$38:.AC$138])" table:style-name="ce60">
            <text:p>29</text:p>
          </table:table-cell>
          <table:table-cell office:value-type="float" office:value="29" table:formula="of:=SUMIF([.$F$38:.$F$138];[.$B24];[.AD$38:.AD$138])" table:style-name="ce60">
            <text:p>29</text:p>
          </table:table-cell>
          <table:table-cell office:value-type="float" office:value="29" table:formula="of:=SUMIF([.$F$38:.$F$138];[.$B24];[.AE$38:.AE$138])" table:style-name="ce60">
            <text:p>29</text:p>
          </table:table-cell>
          <table:table-cell office:value-type="float" office:value="29" table:formula="of:=SUMIF([.$F$38:.$F$138];[.$B24];[.AF$38:.AF$138])" table:style-name="ce60">
            <text:p>29</text:p>
          </table:table-cell>
          <table:table-cell office:value-type="float" office:value="29" table:formula="of:=SUMIF([.$F$38:.$F$138];[.$B24];[.AG$38:.AG$138])" table:style-name="ce60">
            <text:p>29</text:p>
          </table:table-cell>
          <table:table-cell office:value-type="float" office:value="29" table:formula="of:=SUMIF([.$F$38:.$F$138];[.$B24];[.AH$38:.AH$138])" table:style-name="ce60">
            <text:p>29</text:p>
          </table:table-cell>
          <table:table-cell office:value-type="float" office:value="29" table:formula="of:=SUMIF([.$F$38:.$F$138];[.$B24];[.AI$38:.AI$138])" table:style-name="ce60">
            <text:p>29</text:p>
          </table:table-cell>
          <table:table-cell office:value-type="float" office:value="29" table:formula="of:=SUMIF([.$F$38:.$F$138];[.$B24];[.AJ$38:.AJ$138])" table:style-name="ce60">
            <text:p>29</text:p>
          </table:table-cell>
          <table:table-cell office:value-type="float" office:value="29" table:formula="of:=SUMIF([.$F$38:.$F$138];[.$B24];[.AK$38:.AK$138])" table:style-name="ce60">
            <text:p>29</text:p>
          </table:table-cell>
          <table:table-cell office:value-type="float" office:value="29" table:formula="of:=SUMIF([.$F$38:.$F$138];[.$B24];[.AL$38:.AL$138])" table:style-name="ce60">
            <text:p>29</text:p>
          </table:table-cell>
          <table:table-cell office:value-type="float" office:value="29" table:formula="of:=SUMIF([.$F$38:.$F$138];[.$B24];[.AM$38:.AM$138])" table:style-name="ce60">
            <text:p>29</text:p>
          </table:table-cell>
          <table:table-cell office:value-type="float" office:value="29" table:formula="of:=SUMIF([.$F$38:.$F$138];[.$B24];[.AN$38:.AN$138])" table:style-name="ce60">
            <text:p>29</text:p>
          </table:table-cell>
          <table:table-cell office:value-type="float" office:value="29" table:formula="of:=SUMIF([.$F$38:.$F$138];[.$B24];[.AO$38:.AO$138])" table:style-name="ce60">
            <text:p>29</text:p>
          </table:table-cell>
          <table:table-cell office:value-type="float" office:value="29" table:formula="of:=SUMIF([.$F$38:.$F$138];[.$B24];[.AP$38:.AP$138])" table:style-name="ce60">
            <text:p>29</text:p>
          </table:table-cell>
          <table:table-cell office:value-type="float" office:value="29" table:formula="of:=SUMIF([.$F$38:.$F$138];[.$B24];[.AQ$38:.AQ$138])" table:style-name="ce60">
            <text:p>29</text:p>
          </table:table-cell>
          <table:table-cell office:value-type="float" office:value="29" table:formula="of:=SUMIF([.$F$38:.$F$138];[.$B24];[.AR$38:.AR$138])" table:style-name="ce60">
            <text:p>29</text:p>
          </table:table-cell>
          <table:table-cell office:value-type="float" office:value="29" table:formula="of:=SUMIF([.$F$38:.$F$138];[.$B24];[.AS$38:.AS$138])" table:style-name="ce60">
            <text:p>29</text:p>
          </table:table-cell>
          <table:table-cell office:value-type="float" office:value="29" table:formula="of:=SUMIF([.$F$38:.$F$138];[.$B24];[.AT$38:.AT$138])" table:style-name="ce60">
            <text:p>29</text:p>
          </table:table-cell>
          <table:table-cell office:value-type="float" office:value="29" table:formula="of:=SUMIF([.$F$38:.$F$138];[.$B24];[.AU$38:.AU$138])" table:style-name="ce60">
            <text:p>29</text:p>
          </table:table-cell>
          <table:table-cell office:value-type="float" office:value="29" table:formula="of:=SUMIF([.$F$38:.$F$138];[.$B24];[.AV$38:.AV$138])" table:style-name="ce60">
            <text:p>29</text:p>
          </table:table-cell>
          <table:table-cell office:value-type="float" office:value="29" table:formula="of:=SUMIF([.$F$38:.$F$138];[.$B24];[.AW$38:.AW$138])" table:style-name="ce60">
            <text:p>29</text:p>
          </table:table-cell>
          <table:table-cell office:value-type="float" office:value="29" table:formula="of:=SUMIF([.$F$38:.$F$138];[.$B24];[.AX$38:.AX$138])" table:style-name="ce60">
            <text:p>29</text:p>
          </table:table-cell>
          <table:table-cell office:value-type="float" office:value="29" table:formula="of:=SUMIF([.$F$38:.$F$138];[.$B24];[.AY$38:.AY$138])" table:style-name="ce60">
            <text:p>29</text:p>
          </table:table-cell>
          <table:table-cell office:value-type="float" office:value="29" table:formula="of:=SUMIF([.$F$38:.$F$138];[.$B24];[.AZ$38:.AZ$138])" table:style-name="ce60">
            <text:p>29</text:p>
          </table:table-cell>
          <table:table-cell office:value-type="float" office:value="29" table:formula="of:=SUMIF([.$F$38:.$F$138];[.$B24];[.BA$38:.BA$138])" table:style-name="ce60">
            <text:p>29</text:p>
          </table:table-cell>
          <table:table-cell office:value-type="float" office:value="29" table:formula="of:=SUMIF([.$F$38:.$F$138];[.$B24];[.BB$38:.BB$138])" table:style-name="ce60">
            <text:p>29</text:p>
          </table:table-cell>
          <table:table-cell office:value-type="float" office:value="29" table:formula="of:=SUMIF([.$F$38:.$F$138];[.$B24];[.BC$38:.BC$138])" table:style-name="ce60">
            <text:p>29</text:p>
          </table:table-cell>
          <table:table-cell office:value-type="float" office:value="29" table:formula="of:=SUMIF([.$F$38:.$F$138];[.$B24];[.BD$38:.BD$138])" table:style-name="ce60">
            <text:p>29</text:p>
          </table:table-cell>
          <table:table-cell office:value-type="float" office:value="29" table:formula="of:=SUMIF([.$F$38:.$F$138];[.$B24];[.BE$38:.BE$138])" table:style-name="ce60">
            <text:p>29</text:p>
          </table:table-cell>
          <table:table-cell office:value-type="float" office:value="29" table:formula="of:=SUMIF([.$F$38:.$F$138];[.$B24];[.BF$38:.BF$138])" table:style-name="ce60">
            <text:p>29</text:p>
          </table:table-cell>
          <table:table-cell office:value-type="float" office:value="29" table:formula="of:=SUMIF([.$F$38:.$F$138];[.$B24];[.BG$38:.BG$138])" table:style-name="ce60">
            <text:p>29</text:p>
          </table:table-cell>
          <table:table-cell office:value-type="float" office:value="29" table:formula="of:=SUMIF([.$F$38:.$F$138];[.$B24];[.BH$38:.BH$138])" table:style-name="ce60">
            <text:p>29</text:p>
          </table:table-cell>
          <table:table-cell office:value-type="float" office:value="29" table:formula="of:=SUMIF([.$F$38:.$F$138];[.$B24];[.BI$38:.BI$138])" table:style-name="ce60">
            <text:p>29</text:p>
          </table:table-cell>
          <table:table-cell office:value-type="float" office:value="29" table:formula="of:=SUMIF([.$F$38:.$F$138];[.$B24];[.BJ$38:.BJ$138])" table:style-name="ce60">
            <text:p>29</text:p>
          </table:table-cell>
          <table:table-cell office:value-type="float" office:value="29" table:formula="of:=SUMIF([.$F$38:.$F$138];[.$B24];[.BK$38:.BK$138])" table:style-name="ce60">
            <text:p>29</text:p>
          </table:table-cell>
          <table:table-cell office:value-type="float" office:value="29" table:formula="of:=SUMIF([.$F$38:.$F$138];[.$B24];[.BL$38:.BL$138])" table:style-name="ce60">
            <text:p>29</text:p>
          </table:table-cell>
          <table:table-cell office:value-type="float" office:value="29" table:formula="of:=SUMIF([.$F$38:.$F$138];[.$B24];[.BM$38:.BM$138])" table:style-name="ce60">
            <text:p>29</text:p>
          </table:table-cell>
          <table:table-cell office:value-type="float" office:value="29" table:formula="of:=SUMIF([.$F$38:.$F$138];[.$B24];[.BN$38:.BN$138])" table:style-name="ce60">
            <text:p>29</text:p>
          </table:table-cell>
          <table:table-cell office:value-type="float" office:value="29" table:formula="of:=SUMIF([.$F$38:.$F$138];[.$B24];[.BO$38:.BO$138])" table:style-name="ce60">
            <text:p>29</text:p>
          </table:table-cell>
          <table:table-cell office:value-type="float" office:value="29" table:formula="of:=SUMIF([.$F$38:.$F$138];[.$B24];[.BP$38:.BP$138])" table:style-name="ce60">
            <text:p>29</text:p>
          </table:table-cell>
          <table:table-cell office:value-type="float" office:value="29" table:formula="of:=SUMIF([.$F$38:.$F$138];[.$B24];[.BQ$38:.BQ$138])" table:style-name="ce60">
            <text:p>29</text:p>
          </table:table-cell>
          <table:table-cell office:value-type="float" office:value="29" table:formula="of:=SUMIF([.$F$38:.$F$138];[.$B24];[.BR$38:.BR$138])" table:style-name="ce60">
            <text:p>29</text:p>
          </table:table-cell>
          <table:table-cell office:value-type="float" office:value="29" table:formula="of:=SUMIF([.$F$38:.$F$138];[.$B24];[.BS$38:.BS$138])" table:style-name="ce60">
            <text:p>29</text:p>
          </table:table-cell>
          <table:table-cell office:value-type="float" office:value="29" table:formula="of:=SUMIF([.$F$38:.$F$138];[.$B24];[.BT$38:.BT$138])" table:style-name="ce60">
            <text:p>29</text:p>
          </table:table-cell>
          <table:table-cell office:value-type="float" office:value="29" table:formula="of:=SUMIF([.$F$38:.$F$138];[.$B24];[.BU$38:.BU$138])" table:style-name="ce60">
            <text:p>29</text:p>
          </table:table-cell>
          <table:table-cell office:value-type="float" office:value="29" table:formula="of:=SUMIF([.$F$38:.$F$138];[.$B24];[.BV$38:.BV$138])" table:style-name="ce60">
            <text:p>29</text:p>
          </table:table-cell>
          <table:table-cell office:value-type="float" office:value="29" table:formula="of:=SUMIF([.$F$38:.$F$138];[.$B24];[.BW$38:.BW$138])" table:style-name="ce60">
            <text:p>29</text:p>
          </table:table-cell>
          <table:table-cell office:value-type="float" office:value="29" table:formula="of:=SUMIF([.$F$38:.$F$138];[.$B24];[.BX$38:.BX$138])" table:style-name="ce60">
            <text:p>29</text:p>
          </table:table-cell>
          <table:table-cell office:value-type="float" office:value="29" table:formula="of:=SUMIF([.$F$38:.$F$138];[.$B24];[.BY$38:.BY$138])" table:style-name="ce60">
            <text:p>29</text:p>
          </table:table-cell>
          <table:table-cell office:value-type="float" office:value="29" table:formula="of:=SUMIF([.$F$38:.$F$138];[.$B24];[.BZ$38:.BZ$138])" table:style-name="ce60">
            <text:p>29</text:p>
          </table:table-cell>
          <table:table-cell office:value-type="float" office:value="29" table:formula="of:=SUMIF([.$F$38:.$F$138];[.$B24];[.CA$38:.CA$138])" table:style-name="ce60">
            <text:p>29</text:p>
          </table:table-cell>
          <table:table-cell office:value-type="float" office:value="29" table:formula="of:=SUMIF([.$F$38:.$F$138];[.$B24];[.CB$38:.CB$138])" table:style-name="ce60">
            <text:p>29</text:p>
          </table:table-cell>
          <table:table-cell office:value-type="float" office:value="29" table:formula="of:=SUMIF([.$F$38:.$F$138];[.$B24];[.CC$38:.CC$138])" table:style-name="ce60">
            <text:p>29</text:p>
          </table:table-cell>
          <table:table-cell office:value-type="float" office:value="29" table:formula="of:=SUMIF([.$F$38:.$F$138];[.$B24];[.CD$38:.CD$138])" table:style-name="ce60">
            <text:p>29</text:p>
          </table:table-cell>
          <table:table-cell office:value-type="float" office:value="29" table:formula="of:=SUMIF([.$F$38:.$F$138];[.$B24];[.CE$38:.CE$138])" table:style-name="ce60">
            <text:p>29</text:p>
          </table:table-cell>
          <table:table-cell office:value-type="float" office:value="29" table:formula="of:=SUMIF([.$F$38:.$F$138];[.$B24];[.CF$38:.CF$138])" table:style-name="ce60">
            <text:p>29</text:p>
          </table:table-cell>
          <table:table-cell office:value-type="float" office:value="29" table:formula="of:=SUMIF([.$F$38:.$F$138];[.$B24];[.CG$38:.CG$138])" table:style-name="ce60">
            <text:p>29</text:p>
          </table:table-cell>
          <table:table-cell office:value-type="float" office:value="29" table:formula="of:=SUMIF([.$F$38:.$F$138];[.$B24];[.CH$38:.CH$138])" table:style-name="ce60">
            <text:p>29</text:p>
          </table:table-cell>
          <table:table-cell office:value-type="float" office:value="29" table:formula="of:=SUMIF([.$F$38:.$F$138];[.$B24];[.CI$38:.CI$138])" table:style-name="ce60">
            <text:p>29</text:p>
          </table:table-cell>
          <table:table-cell office:value-type="float" office:value="29" table:formula="of:=SUMIF([.$F$38:.$F$138];[.$B24];[.CJ$38:.CJ$138])" table:style-name="ce60">
            <text:p>29</text:p>
          </table:table-cell>
          <table:table-cell office:value-type="float" office:value="29" table:formula="of:=SUMIF([.$F$38:.$F$138];[.$B24];[.CK$38:.CK$138])" table:style-name="ce60">
            <text:p>29</text:p>
          </table:table-cell>
          <table:table-cell office:value-type="float" office:value="29" table:formula="of:=SUMIF([.$F$38:.$F$138];[.$B24];[.CL$38:.CL$138])" table:style-name="ce60">
            <text:p>29</text:p>
          </table:table-cell>
          <table:table-cell office:value-type="float" office:value="29" table:formula="of:=SUMIF([.$F$38:.$F$138];[.$B24];[.CM$38:.CM$138])" table:style-name="ce60">
            <text:p>29</text:p>
          </table:table-cell>
          <table:table-cell office:value-type="float" office:value="29" table:formula="of:=SUMIF([.$F$38:.$F$138];[.$B24];[.CN$38:.CN$138])" table:style-name="ce60">
            <text:p>29</text:p>
          </table:table-cell>
          <table:table-cell office:value-type="float" office:value="29" table:formula="of:=SUMIF([.$F$38:.$F$138];[.$B24];[.CO$38:.CO$138])" table:style-name="ce60">
            <text:p>29</text:p>
          </table:table-cell>
          <table:table-cell office:value-type="float" office:value="29" table:formula="of:=SUMIF([.$F$38:.$F$138];[.$B24];[.CP$38:.CP$138])" table:style-name="ce60">
            <text:p>29</text:p>
          </table:table-cell>
          <table:table-cell office:value-type="float" office:value="29" table:formula="of:=SUMIF([.$F$38:.$F$138];[.$B24];[.CQ$38:.CQ$138])" table:style-name="ce60">
            <text:p>29</text:p>
          </table:table-cell>
          <table:table-cell office:value-type="float" office:value="29" table:formula="of:=SUMIF([.$F$38:.$F$138];[.$B24];[.CR$38:.CR$138])" table:style-name="ce60">
            <text:p>29</text:p>
          </table:table-cell>
          <table:table-cell office:value-type="float" office:value="29" table:formula="of:=SUMIF([.$F$38:.$F$138];[.$B24];[.CS$38:.CS$138])" table:style-name="ce60">
            <text:p>29</text:p>
          </table:table-cell>
          <table:table-cell office:value-type="float" office:value="29" table:formula="of:=SUMIF([.$F$38:.$F$138];[.$B24];[.CT$38:.CT$138])" table:style-name="ce60">
            <text:p>29</text:p>
          </table:table-cell>
          <table:table-cell office:value-type="float" office:value="29" table:formula="of:=SUMIF([.$F$38:.$F$138];[.$B24];[.CU$38:.CU$138])" table:style-name="ce60">
            <text:p>29</text:p>
          </table:table-cell>
          <table:table-cell office:value-type="float" office:value="29" table:formula="of:=SUMIF([.$F$38:.$F$138];[.$B24];[.CV$38:.CV$138])" table:style-name="ce60">
            <text:p>29</text:p>
          </table:table-cell>
          <table:table-cell office:value-type="float" office:value="29" table:formula="of:=SUMIF([.$F$38:.$F$138];[.$B24];[.CW$38:.CW$138])" table:style-name="ce60">
            <text:p>29</text:p>
          </table:table-cell>
          <table:table-cell office:value-type="float" office:value="29" table:formula="of:=SUMIF([.$F$38:.$F$138];[.$B24];[.CX$38:.CX$138])" table:style-name="ce60">
            <text:p>29</text:p>
          </table:table-cell>
          <table:table-cell office:value-type="float" office:value="29" table:formula="of:=SUMIF([.$F$38:.$F$138];[.$B24];[.CY$38:.CY$138])" table:style-name="ce60">
            <text:p>29</text:p>
          </table:table-cell>
          <table:table-cell office:value-type="float" office:value="29" table:formula="of:=SUMIF([.$F$38:.$F$138];[.$B24];[.CZ$38:.CZ$138])" table:style-name="ce60">
            <text:p>29</text:p>
          </table:table-cell>
          <table:table-cell office:value-type="float" office:value="29" table:formula="of:=SUMIF([.$F$38:.$F$138];[.$B24];[.DA$38:.DA$138])" table:style-name="ce60">
            <text:p>29</text:p>
          </table:table-cell>
          <table:table-cell office:value-type="float" office:value="29" table:formula="of:=SUMIF([.$F$38:.$F$138];[.$B24];[.DB$38:.DB$138])" table:style-name="ce60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7]&lt;&gt;&quot;&quot;;[Setup.D27];&quot;&quot;)" table:style-name="ce1"/>
          <table:table-cell office:value-type="string" office:string-value="" table:formula="of:=IF([Setup.E27]&lt;&gt;&quot;&quot;;[Setup.E27];&quot;&quot;)" table:style-name="ce1"/>
          <table:table-cell office:value-type="float" office:value="29" table:formula="of:=SUMIF([.$F$38:.$F$138];[.$B25];[.$C$38:.$C$138])" table:style-name="ce52">
            <text:p>29</text:p>
          </table:table-cell>
          <table:table-cell office:value-type="float" office:value="29" table:formula="of:=SUMIF([.$F$38:.$F$138];[.$B25];[.$D$38:.$D$138])" table:style-name="ce55">
            <text:p>29</text:p>
          </table:table-cell>
          <table:table-cell office:value-type="float" office:value="0" table:formula="of:=([.C25]-[.D25])/[.B$1]" table:style-name="ce54">
            <text:p>0</text:p>
          </table:table-cell>
          <table:table-cell table:style-name="ce30"/>
          <table:table-cell office:value-type="float" office:value="29" table:formula="of:=SUMIF([.$F$38:.$F$138];[.$B25];[.G$38:.G$138])" table:style-name="ce60">
            <text:p>29</text:p>
          </table:table-cell>
          <table:table-cell office:value-type="float" office:value="29" table:formula="of:=SUMIF([.$F$38:.$F$138];[.$B25];[.H$38:.H$138])" table:style-name="ce60">
            <text:p>29</text:p>
          </table:table-cell>
          <table:table-cell office:value-type="float" office:value="29" table:formula="of:=SUMIF([.$F$38:.$F$138];[.$B25];[.I$38:.I$138])" table:style-name="ce60">
            <text:p>29</text:p>
          </table:table-cell>
          <table:table-cell office:value-type="float" office:value="29" table:formula="of:=SUMIF([.$F$38:.$F$138];[.$B25];[.J$38:.J$138])" table:style-name="ce60">
            <text:p>29</text:p>
          </table:table-cell>
          <table:table-cell office:value-type="float" office:value="29" table:formula="of:=SUMIF([.$F$38:.$F$138];[.$B25];[.K$38:.K$138])" table:style-name="ce60">
            <text:p>29</text:p>
          </table:table-cell>
          <table:table-cell office:value-type="float" office:value="29" table:formula="of:=SUMIF([.$F$38:.$F$138];[.$B25];[.L$38:.L$138])" table:style-name="ce60">
            <text:p>29</text:p>
          </table:table-cell>
          <table:table-cell office:value-type="float" office:value="29" table:formula="of:=SUMIF([.$F$38:.$F$138];[.$B25];[.M$38:.M$138])" table:style-name="ce60">
            <text:p>29</text:p>
          </table:table-cell>
          <table:table-cell office:value-type="float" office:value="29" table:formula="of:=SUMIF([.$F$38:.$F$138];[.$B25];[.N$38:.N$138])" table:style-name="ce60">
            <text:p>29</text:p>
          </table:table-cell>
          <table:table-cell office:value-type="float" office:value="29" table:formula="of:=SUMIF([.$F$38:.$F$138];[.$B25];[.O$38:.O$138])" table:style-name="ce60">
            <text:p>29</text:p>
          </table:table-cell>
          <table:table-cell office:value-type="float" office:value="29" table:formula="of:=SUMIF([.$F$38:.$F$138];[.$B25];[.P$38:.P$138])" table:style-name="ce60">
            <text:p>29</text:p>
          </table:table-cell>
          <table:table-cell office:value-type="float" office:value="29" table:formula="of:=SUMIF([.$F$38:.$F$138];[.$B25];[.Q$38:.Q$138])" table:style-name="ce60">
            <text:p>29</text:p>
          </table:table-cell>
          <table:table-cell office:value-type="float" office:value="29" table:formula="of:=SUMIF([.$F$38:.$F$138];[.$B25];[.R$38:.R$138])" table:style-name="ce60">
            <text:p>29</text:p>
          </table:table-cell>
          <table:table-cell office:value-type="float" office:value="29" table:formula="of:=SUMIF([.$F$38:.$F$138];[.$B25];[.S$38:.S$138])" table:style-name="ce60">
            <text:p>29</text:p>
          </table:table-cell>
          <table:table-cell office:value-type="float" office:value="29" table:formula="of:=SUMIF([.$F$38:.$F$138];[.$B25];[.T$38:.T$138])" table:style-name="ce60">
            <text:p>29</text:p>
          </table:table-cell>
          <table:table-cell office:value-type="float" office:value="29" table:formula="of:=SUMIF([.$F$38:.$F$138];[.$B25];[.U$38:.U$138])" table:style-name="ce60">
            <text:p>29</text:p>
          </table:table-cell>
          <table:table-cell office:value-type="float" office:value="29" table:formula="of:=SUMIF([.$F$38:.$F$138];[.$B25];[.V$38:.V$138])" table:style-name="ce60">
            <text:p>29</text:p>
          </table:table-cell>
          <table:table-cell office:value-type="float" office:value="29" table:formula="of:=SUMIF([.$F$38:.$F$138];[.$B25];[.W$38:.W$138])" table:style-name="ce60">
            <text:p>29</text:p>
          </table:table-cell>
          <table:table-cell office:value-type="float" office:value="29" table:formula="of:=SUMIF([.$F$38:.$F$138];[.$B25];[.X$38:.X$138])" table:style-name="ce60">
            <text:p>29</text:p>
          </table:table-cell>
          <table:table-cell office:value-type="float" office:value="29" table:formula="of:=SUMIF([.$F$38:.$F$138];[.$B25];[.Y$38:.Y$138])" table:style-name="ce60">
            <text:p>29</text:p>
          </table:table-cell>
          <table:table-cell office:value-type="float" office:value="29" table:formula="of:=SUMIF([.$F$38:.$F$138];[.$B25];[.Z$38:.Z$138])" table:style-name="ce60">
            <text:p>29</text:p>
          </table:table-cell>
          <table:table-cell office:value-type="float" office:value="29" table:formula="of:=SUMIF([.$F$38:.$F$138];[.$B25];[.AA$38:.AA$138])" table:style-name="ce60">
            <text:p>29</text:p>
          </table:table-cell>
          <table:table-cell office:value-type="float" office:value="29" table:formula="of:=SUMIF([.$F$38:.$F$138];[.$B25];[.AB$38:.AB$138])" table:style-name="ce60">
            <text:p>29</text:p>
          </table:table-cell>
          <table:table-cell office:value-type="float" office:value="29" table:formula="of:=SUMIF([.$F$38:.$F$138];[.$B25];[.AC$38:.AC$138])" table:style-name="ce60">
            <text:p>29</text:p>
          </table:table-cell>
          <table:table-cell office:value-type="float" office:value="29" table:formula="of:=SUMIF([.$F$38:.$F$138];[.$B25];[.AD$38:.AD$138])" table:style-name="ce60">
            <text:p>29</text:p>
          </table:table-cell>
          <table:table-cell office:value-type="float" office:value="29" table:formula="of:=SUMIF([.$F$38:.$F$138];[.$B25];[.AE$38:.AE$138])" table:style-name="ce60">
            <text:p>29</text:p>
          </table:table-cell>
          <table:table-cell office:value-type="float" office:value="29" table:formula="of:=SUMIF([.$F$38:.$F$138];[.$B25];[.AF$38:.AF$138])" table:style-name="ce60">
            <text:p>29</text:p>
          </table:table-cell>
          <table:table-cell office:value-type="float" office:value="29" table:formula="of:=SUMIF([.$F$38:.$F$138];[.$B25];[.AG$38:.AG$138])" table:style-name="ce60">
            <text:p>29</text:p>
          </table:table-cell>
          <table:table-cell office:value-type="float" office:value="29" table:formula="of:=SUMIF([.$F$38:.$F$138];[.$B25];[.AH$38:.AH$138])" table:style-name="ce60">
            <text:p>29</text:p>
          </table:table-cell>
          <table:table-cell office:value-type="float" office:value="29" table:formula="of:=SUMIF([.$F$38:.$F$138];[.$B25];[.AI$38:.AI$138])" table:style-name="ce60">
            <text:p>29</text:p>
          </table:table-cell>
          <table:table-cell office:value-type="float" office:value="29" table:formula="of:=SUMIF([.$F$38:.$F$138];[.$B25];[.AJ$38:.AJ$138])" table:style-name="ce60">
            <text:p>29</text:p>
          </table:table-cell>
          <table:table-cell office:value-type="float" office:value="29" table:formula="of:=SUMIF([.$F$38:.$F$138];[.$B25];[.AK$38:.AK$138])" table:style-name="ce60">
            <text:p>29</text:p>
          </table:table-cell>
          <table:table-cell office:value-type="float" office:value="29" table:formula="of:=SUMIF([.$F$38:.$F$138];[.$B25];[.AL$38:.AL$138])" table:style-name="ce60">
            <text:p>29</text:p>
          </table:table-cell>
          <table:table-cell office:value-type="float" office:value="29" table:formula="of:=SUMIF([.$F$38:.$F$138];[.$B25];[.AM$38:.AM$138])" table:style-name="ce60">
            <text:p>29</text:p>
          </table:table-cell>
          <table:table-cell office:value-type="float" office:value="29" table:formula="of:=SUMIF([.$F$38:.$F$138];[.$B25];[.AN$38:.AN$138])" table:style-name="ce60">
            <text:p>29</text:p>
          </table:table-cell>
          <table:table-cell office:value-type="float" office:value="29" table:formula="of:=SUMIF([.$F$38:.$F$138];[.$B25];[.AO$38:.AO$138])" table:style-name="ce60">
            <text:p>29</text:p>
          </table:table-cell>
          <table:table-cell office:value-type="float" office:value="29" table:formula="of:=SUMIF([.$F$38:.$F$138];[.$B25];[.AP$38:.AP$138])" table:style-name="ce60">
            <text:p>29</text:p>
          </table:table-cell>
          <table:table-cell office:value-type="float" office:value="29" table:formula="of:=SUMIF([.$F$38:.$F$138];[.$B25];[.AQ$38:.AQ$138])" table:style-name="ce60">
            <text:p>29</text:p>
          </table:table-cell>
          <table:table-cell office:value-type="float" office:value="29" table:formula="of:=SUMIF([.$F$38:.$F$138];[.$B25];[.AR$38:.AR$138])" table:style-name="ce60">
            <text:p>29</text:p>
          </table:table-cell>
          <table:table-cell office:value-type="float" office:value="29" table:formula="of:=SUMIF([.$F$38:.$F$138];[.$B25];[.AS$38:.AS$138])" table:style-name="ce60">
            <text:p>29</text:p>
          </table:table-cell>
          <table:table-cell office:value-type="float" office:value="29" table:formula="of:=SUMIF([.$F$38:.$F$138];[.$B25];[.AT$38:.AT$138])" table:style-name="ce60">
            <text:p>29</text:p>
          </table:table-cell>
          <table:table-cell office:value-type="float" office:value="29" table:formula="of:=SUMIF([.$F$38:.$F$138];[.$B25];[.AU$38:.AU$138])" table:style-name="ce60">
            <text:p>29</text:p>
          </table:table-cell>
          <table:table-cell office:value-type="float" office:value="29" table:formula="of:=SUMIF([.$F$38:.$F$138];[.$B25];[.AV$38:.AV$138])" table:style-name="ce60">
            <text:p>29</text:p>
          </table:table-cell>
          <table:table-cell office:value-type="float" office:value="29" table:formula="of:=SUMIF([.$F$38:.$F$138];[.$B25];[.AW$38:.AW$138])" table:style-name="ce60">
            <text:p>29</text:p>
          </table:table-cell>
          <table:table-cell office:value-type="float" office:value="29" table:formula="of:=SUMIF([.$F$38:.$F$138];[.$B25];[.AX$38:.AX$138])" table:style-name="ce60">
            <text:p>29</text:p>
          </table:table-cell>
          <table:table-cell office:value-type="float" office:value="29" table:formula="of:=SUMIF([.$F$38:.$F$138];[.$B25];[.AY$38:.AY$138])" table:style-name="ce60">
            <text:p>29</text:p>
          </table:table-cell>
          <table:table-cell office:value-type="float" office:value="29" table:formula="of:=SUMIF([.$F$38:.$F$138];[.$B25];[.AZ$38:.AZ$138])" table:style-name="ce60">
            <text:p>29</text:p>
          </table:table-cell>
          <table:table-cell office:value-type="float" office:value="29" table:formula="of:=SUMIF([.$F$38:.$F$138];[.$B25];[.BA$38:.BA$138])" table:style-name="ce60">
            <text:p>29</text:p>
          </table:table-cell>
          <table:table-cell office:value-type="float" office:value="29" table:formula="of:=SUMIF([.$F$38:.$F$138];[.$B25];[.BB$38:.BB$138])" table:style-name="ce60">
            <text:p>29</text:p>
          </table:table-cell>
          <table:table-cell office:value-type="float" office:value="29" table:formula="of:=SUMIF([.$F$38:.$F$138];[.$B25];[.BC$38:.BC$138])" table:style-name="ce60">
            <text:p>29</text:p>
          </table:table-cell>
          <table:table-cell office:value-type="float" office:value="29" table:formula="of:=SUMIF([.$F$38:.$F$138];[.$B25];[.BD$38:.BD$138])" table:style-name="ce60">
            <text:p>29</text:p>
          </table:table-cell>
          <table:table-cell office:value-type="float" office:value="29" table:formula="of:=SUMIF([.$F$38:.$F$138];[.$B25];[.BE$38:.BE$138])" table:style-name="ce60">
            <text:p>29</text:p>
          </table:table-cell>
          <table:table-cell office:value-type="float" office:value="29" table:formula="of:=SUMIF([.$F$38:.$F$138];[.$B25];[.BF$38:.BF$138])" table:style-name="ce60">
            <text:p>29</text:p>
          </table:table-cell>
          <table:table-cell office:value-type="float" office:value="29" table:formula="of:=SUMIF([.$F$38:.$F$138];[.$B25];[.BG$38:.BG$138])" table:style-name="ce60">
            <text:p>29</text:p>
          </table:table-cell>
          <table:table-cell office:value-type="float" office:value="29" table:formula="of:=SUMIF([.$F$38:.$F$138];[.$B25];[.BH$38:.BH$138])" table:style-name="ce60">
            <text:p>29</text:p>
          </table:table-cell>
          <table:table-cell office:value-type="float" office:value="29" table:formula="of:=SUMIF([.$F$38:.$F$138];[.$B25];[.BI$38:.BI$138])" table:style-name="ce60">
            <text:p>29</text:p>
          </table:table-cell>
          <table:table-cell office:value-type="float" office:value="29" table:formula="of:=SUMIF([.$F$38:.$F$138];[.$B25];[.BJ$38:.BJ$138])" table:style-name="ce60">
            <text:p>29</text:p>
          </table:table-cell>
          <table:table-cell office:value-type="float" office:value="29" table:formula="of:=SUMIF([.$F$38:.$F$138];[.$B25];[.BK$38:.BK$138])" table:style-name="ce60">
            <text:p>29</text:p>
          </table:table-cell>
          <table:table-cell office:value-type="float" office:value="29" table:formula="of:=SUMIF([.$F$38:.$F$138];[.$B25];[.BL$38:.BL$138])" table:style-name="ce60">
            <text:p>29</text:p>
          </table:table-cell>
          <table:table-cell office:value-type="float" office:value="29" table:formula="of:=SUMIF([.$F$38:.$F$138];[.$B25];[.BM$38:.BM$138])" table:style-name="ce60">
            <text:p>29</text:p>
          </table:table-cell>
          <table:table-cell office:value-type="float" office:value="29" table:formula="of:=SUMIF([.$F$38:.$F$138];[.$B25];[.BN$38:.BN$138])" table:style-name="ce60">
            <text:p>29</text:p>
          </table:table-cell>
          <table:table-cell office:value-type="float" office:value="29" table:formula="of:=SUMIF([.$F$38:.$F$138];[.$B25];[.BO$38:.BO$138])" table:style-name="ce60">
            <text:p>29</text:p>
          </table:table-cell>
          <table:table-cell office:value-type="float" office:value="29" table:formula="of:=SUMIF([.$F$38:.$F$138];[.$B25];[.BP$38:.BP$138])" table:style-name="ce60">
            <text:p>29</text:p>
          </table:table-cell>
          <table:table-cell office:value-type="float" office:value="29" table:formula="of:=SUMIF([.$F$38:.$F$138];[.$B25];[.BQ$38:.BQ$138])" table:style-name="ce60">
            <text:p>29</text:p>
          </table:table-cell>
          <table:table-cell office:value-type="float" office:value="29" table:formula="of:=SUMIF([.$F$38:.$F$138];[.$B25];[.BR$38:.BR$138])" table:style-name="ce60">
            <text:p>29</text:p>
          </table:table-cell>
          <table:table-cell office:value-type="float" office:value="29" table:formula="of:=SUMIF([.$F$38:.$F$138];[.$B25];[.BS$38:.BS$138])" table:style-name="ce60">
            <text:p>29</text:p>
          </table:table-cell>
          <table:table-cell office:value-type="float" office:value="29" table:formula="of:=SUMIF([.$F$38:.$F$138];[.$B25];[.BT$38:.BT$138])" table:style-name="ce60">
            <text:p>29</text:p>
          </table:table-cell>
          <table:table-cell office:value-type="float" office:value="29" table:formula="of:=SUMIF([.$F$38:.$F$138];[.$B25];[.BU$38:.BU$138])" table:style-name="ce60">
            <text:p>29</text:p>
          </table:table-cell>
          <table:table-cell office:value-type="float" office:value="29" table:formula="of:=SUMIF([.$F$38:.$F$138];[.$B25];[.BV$38:.BV$138])" table:style-name="ce60">
            <text:p>29</text:p>
          </table:table-cell>
          <table:table-cell office:value-type="float" office:value="29" table:formula="of:=SUMIF([.$F$38:.$F$138];[.$B25];[.BW$38:.BW$138])" table:style-name="ce60">
            <text:p>29</text:p>
          </table:table-cell>
          <table:table-cell office:value-type="float" office:value="29" table:formula="of:=SUMIF([.$F$38:.$F$138];[.$B25];[.BX$38:.BX$138])" table:style-name="ce60">
            <text:p>29</text:p>
          </table:table-cell>
          <table:table-cell office:value-type="float" office:value="29" table:formula="of:=SUMIF([.$F$38:.$F$138];[.$B25];[.BY$38:.BY$138])" table:style-name="ce60">
            <text:p>29</text:p>
          </table:table-cell>
          <table:table-cell office:value-type="float" office:value="29" table:formula="of:=SUMIF([.$F$38:.$F$138];[.$B25];[.BZ$38:.BZ$138])" table:style-name="ce60">
            <text:p>29</text:p>
          </table:table-cell>
          <table:table-cell office:value-type="float" office:value="29" table:formula="of:=SUMIF([.$F$38:.$F$138];[.$B25];[.CA$38:.CA$138])" table:style-name="ce60">
            <text:p>29</text:p>
          </table:table-cell>
          <table:table-cell office:value-type="float" office:value="29" table:formula="of:=SUMIF([.$F$38:.$F$138];[.$B25];[.CB$38:.CB$138])" table:style-name="ce60">
            <text:p>29</text:p>
          </table:table-cell>
          <table:table-cell office:value-type="float" office:value="29" table:formula="of:=SUMIF([.$F$38:.$F$138];[.$B25];[.CC$38:.CC$138])" table:style-name="ce60">
            <text:p>29</text:p>
          </table:table-cell>
          <table:table-cell office:value-type="float" office:value="29" table:formula="of:=SUMIF([.$F$38:.$F$138];[.$B25];[.CD$38:.CD$138])" table:style-name="ce60">
            <text:p>29</text:p>
          </table:table-cell>
          <table:table-cell office:value-type="float" office:value="29" table:formula="of:=SUMIF([.$F$38:.$F$138];[.$B25];[.CE$38:.CE$138])" table:style-name="ce60">
            <text:p>29</text:p>
          </table:table-cell>
          <table:table-cell office:value-type="float" office:value="29" table:formula="of:=SUMIF([.$F$38:.$F$138];[.$B25];[.CF$38:.CF$138])" table:style-name="ce60">
            <text:p>29</text:p>
          </table:table-cell>
          <table:table-cell office:value-type="float" office:value="29" table:formula="of:=SUMIF([.$F$38:.$F$138];[.$B25];[.CG$38:.CG$138])" table:style-name="ce60">
            <text:p>29</text:p>
          </table:table-cell>
          <table:table-cell office:value-type="float" office:value="29" table:formula="of:=SUMIF([.$F$38:.$F$138];[.$B25];[.CH$38:.CH$138])" table:style-name="ce60">
            <text:p>29</text:p>
          </table:table-cell>
          <table:table-cell office:value-type="float" office:value="29" table:formula="of:=SUMIF([.$F$38:.$F$138];[.$B25];[.CI$38:.CI$138])" table:style-name="ce60">
            <text:p>29</text:p>
          </table:table-cell>
          <table:table-cell office:value-type="float" office:value="29" table:formula="of:=SUMIF([.$F$38:.$F$138];[.$B25];[.CJ$38:.CJ$138])" table:style-name="ce60">
            <text:p>29</text:p>
          </table:table-cell>
          <table:table-cell office:value-type="float" office:value="29" table:formula="of:=SUMIF([.$F$38:.$F$138];[.$B25];[.CK$38:.CK$138])" table:style-name="ce60">
            <text:p>29</text:p>
          </table:table-cell>
          <table:table-cell office:value-type="float" office:value="29" table:formula="of:=SUMIF([.$F$38:.$F$138];[.$B25];[.CL$38:.CL$138])" table:style-name="ce60">
            <text:p>29</text:p>
          </table:table-cell>
          <table:table-cell office:value-type="float" office:value="29" table:formula="of:=SUMIF([.$F$38:.$F$138];[.$B25];[.CM$38:.CM$138])" table:style-name="ce60">
            <text:p>29</text:p>
          </table:table-cell>
          <table:table-cell office:value-type="float" office:value="29" table:formula="of:=SUMIF([.$F$38:.$F$138];[.$B25];[.CN$38:.CN$138])" table:style-name="ce60">
            <text:p>29</text:p>
          </table:table-cell>
          <table:table-cell office:value-type="float" office:value="29" table:formula="of:=SUMIF([.$F$38:.$F$138];[.$B25];[.CO$38:.CO$138])" table:style-name="ce60">
            <text:p>29</text:p>
          </table:table-cell>
          <table:table-cell office:value-type="float" office:value="29" table:formula="of:=SUMIF([.$F$38:.$F$138];[.$B25];[.CP$38:.CP$138])" table:style-name="ce60">
            <text:p>29</text:p>
          </table:table-cell>
          <table:table-cell office:value-type="float" office:value="29" table:formula="of:=SUMIF([.$F$38:.$F$138];[.$B25];[.CQ$38:.CQ$138])" table:style-name="ce60">
            <text:p>29</text:p>
          </table:table-cell>
          <table:table-cell office:value-type="float" office:value="29" table:formula="of:=SUMIF([.$F$38:.$F$138];[.$B25];[.CR$38:.CR$138])" table:style-name="ce60">
            <text:p>29</text:p>
          </table:table-cell>
          <table:table-cell office:value-type="float" office:value="29" table:formula="of:=SUMIF([.$F$38:.$F$138];[.$B25];[.CS$38:.CS$138])" table:style-name="ce60">
            <text:p>29</text:p>
          </table:table-cell>
          <table:table-cell office:value-type="float" office:value="29" table:formula="of:=SUMIF([.$F$38:.$F$138];[.$B25];[.CT$38:.CT$138])" table:style-name="ce60">
            <text:p>29</text:p>
          </table:table-cell>
          <table:table-cell office:value-type="float" office:value="29" table:formula="of:=SUMIF([.$F$38:.$F$138];[.$B25];[.CU$38:.CU$138])" table:style-name="ce60">
            <text:p>29</text:p>
          </table:table-cell>
          <table:table-cell office:value-type="float" office:value="29" table:formula="of:=SUMIF([.$F$38:.$F$138];[.$B25];[.CV$38:.CV$138])" table:style-name="ce60">
            <text:p>29</text:p>
          </table:table-cell>
          <table:table-cell office:value-type="float" office:value="29" table:formula="of:=SUMIF([.$F$38:.$F$138];[.$B25];[.CW$38:.CW$138])" table:style-name="ce60">
            <text:p>29</text:p>
          </table:table-cell>
          <table:table-cell office:value-type="float" office:value="29" table:formula="of:=SUMIF([.$F$38:.$F$138];[.$B25];[.CX$38:.CX$138])" table:style-name="ce60">
            <text:p>29</text:p>
          </table:table-cell>
          <table:table-cell office:value-type="float" office:value="29" table:formula="of:=SUMIF([.$F$38:.$F$138];[.$B25];[.CY$38:.CY$138])" table:style-name="ce60">
            <text:p>29</text:p>
          </table:table-cell>
          <table:table-cell office:value-type="float" office:value="29" table:formula="of:=SUMIF([.$F$38:.$F$138];[.$B25];[.CZ$38:.CZ$138])" table:style-name="ce60">
            <text:p>29</text:p>
          </table:table-cell>
          <table:table-cell office:value-type="float" office:value="29" table:formula="of:=SUMIF([.$F$38:.$F$138];[.$B25];[.DA$38:.DA$138])" table:style-name="ce60">
            <text:p>29</text:p>
          </table:table-cell>
          <table:table-cell office:value-type="float" office:value="29" table:formula="of:=SUMIF([.$F$38:.$F$138];[.$B25];[.DB$38:.DB$138])" table:style-name="ce60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8]&lt;&gt;&quot;&quot;;[Setup.D28];&quot;&quot;)" table:style-name="ce1"/>
          <table:table-cell office:value-type="string" office:string-value="" table:formula="of:=IF([Setup.E28]&lt;&gt;&quot;&quot;;[Setup.E28];&quot;&quot;)" table:style-name="ce1"/>
          <table:table-cell office:value-type="float" office:value="29" table:formula="of:=SUMIF([.$F$38:.$F$138];[.$B26];[.$C$38:.$C$138])" table:style-name="ce52">
            <text:p>29</text:p>
          </table:table-cell>
          <table:table-cell office:value-type="float" office:value="29" table:formula="of:=SUMIF([.$F$38:.$F$138];[.$B26];[.$D$38:.$D$138])" table:style-name="ce55">
            <text:p>29</text:p>
          </table:table-cell>
          <table:table-cell office:value-type="float" office:value="0" table:formula="of:=([.C26]-[.D26])/[.B$1]" table:style-name="ce54">
            <text:p>0</text:p>
          </table:table-cell>
          <table:table-cell table:style-name="ce30"/>
          <table:table-cell office:value-type="float" office:value="29" table:formula="of:=SUMIF([.$F$38:.$F$138];[.$B26];[.G$38:.G$138])" table:style-name="ce60">
            <text:p>29</text:p>
          </table:table-cell>
          <table:table-cell office:value-type="float" office:value="29" table:formula="of:=SUMIF([.$F$38:.$F$138];[.$B26];[.H$38:.H$138])" table:style-name="ce60">
            <text:p>29</text:p>
          </table:table-cell>
          <table:table-cell office:value-type="float" office:value="29" table:formula="of:=SUMIF([.$F$38:.$F$138];[.$B26];[.I$38:.I$138])" table:style-name="ce60">
            <text:p>29</text:p>
          </table:table-cell>
          <table:table-cell office:value-type="float" office:value="29" table:formula="of:=SUMIF([.$F$38:.$F$138];[.$B26];[.J$38:.J$138])" table:style-name="ce60">
            <text:p>29</text:p>
          </table:table-cell>
          <table:table-cell office:value-type="float" office:value="29" table:formula="of:=SUMIF([.$F$38:.$F$138];[.$B26];[.K$38:.K$138])" table:style-name="ce60">
            <text:p>29</text:p>
          </table:table-cell>
          <table:table-cell office:value-type="float" office:value="29" table:formula="of:=SUMIF([.$F$38:.$F$138];[.$B26];[.L$38:.L$138])" table:style-name="ce60">
            <text:p>29</text:p>
          </table:table-cell>
          <table:table-cell office:value-type="float" office:value="29" table:formula="of:=SUMIF([.$F$38:.$F$138];[.$B26];[.M$38:.M$138])" table:style-name="ce60">
            <text:p>29</text:p>
          </table:table-cell>
          <table:table-cell office:value-type="float" office:value="29" table:formula="of:=SUMIF([.$F$38:.$F$138];[.$B26];[.N$38:.N$138])" table:style-name="ce60">
            <text:p>29</text:p>
          </table:table-cell>
          <table:table-cell office:value-type="float" office:value="29" table:formula="of:=SUMIF([.$F$38:.$F$138];[.$B26];[.O$38:.O$138])" table:style-name="ce60">
            <text:p>29</text:p>
          </table:table-cell>
          <table:table-cell office:value-type="float" office:value="29" table:formula="of:=SUMIF([.$F$38:.$F$138];[.$B26];[.P$38:.P$138])" table:style-name="ce60">
            <text:p>29</text:p>
          </table:table-cell>
          <table:table-cell office:value-type="float" office:value="29" table:formula="of:=SUMIF([.$F$38:.$F$138];[.$B26];[.Q$38:.Q$138])" table:style-name="ce60">
            <text:p>29</text:p>
          </table:table-cell>
          <table:table-cell office:value-type="float" office:value="29" table:formula="of:=SUMIF([.$F$38:.$F$138];[.$B26];[.R$38:.R$138])" table:style-name="ce60">
            <text:p>29</text:p>
          </table:table-cell>
          <table:table-cell office:value-type="float" office:value="29" table:formula="of:=SUMIF([.$F$38:.$F$138];[.$B26];[.S$38:.S$138])" table:style-name="ce60">
            <text:p>29</text:p>
          </table:table-cell>
          <table:table-cell office:value-type="float" office:value="29" table:formula="of:=SUMIF([.$F$38:.$F$138];[.$B26];[.T$38:.T$138])" table:style-name="ce60">
            <text:p>29</text:p>
          </table:table-cell>
          <table:table-cell office:value-type="float" office:value="29" table:formula="of:=SUMIF([.$F$38:.$F$138];[.$B26];[.U$38:.U$138])" table:style-name="ce60">
            <text:p>29</text:p>
          </table:table-cell>
          <table:table-cell office:value-type="float" office:value="29" table:formula="of:=SUMIF([.$F$38:.$F$138];[.$B26];[.V$38:.V$138])" table:style-name="ce60">
            <text:p>29</text:p>
          </table:table-cell>
          <table:table-cell office:value-type="float" office:value="29" table:formula="of:=SUMIF([.$F$38:.$F$138];[.$B26];[.W$38:.W$138])" table:style-name="ce60">
            <text:p>29</text:p>
          </table:table-cell>
          <table:table-cell office:value-type="float" office:value="29" table:formula="of:=SUMIF([.$F$38:.$F$138];[.$B26];[.X$38:.X$138])" table:style-name="ce60">
            <text:p>29</text:p>
          </table:table-cell>
          <table:table-cell office:value-type="float" office:value="29" table:formula="of:=SUMIF([.$F$38:.$F$138];[.$B26];[.Y$38:.Y$138])" table:style-name="ce60">
            <text:p>29</text:p>
          </table:table-cell>
          <table:table-cell office:value-type="float" office:value="29" table:formula="of:=SUMIF([.$F$38:.$F$138];[.$B26];[.Z$38:.Z$138])" table:style-name="ce60">
            <text:p>29</text:p>
          </table:table-cell>
          <table:table-cell office:value-type="float" office:value="29" table:formula="of:=SUMIF([.$F$38:.$F$138];[.$B26];[.AA$38:.AA$138])" table:style-name="ce60">
            <text:p>29</text:p>
          </table:table-cell>
          <table:table-cell office:value-type="float" office:value="29" table:formula="of:=SUMIF([.$F$38:.$F$138];[.$B26];[.AB$38:.AB$138])" table:style-name="ce60">
            <text:p>29</text:p>
          </table:table-cell>
          <table:table-cell office:value-type="float" office:value="29" table:formula="of:=SUMIF([.$F$38:.$F$138];[.$B26];[.AC$38:.AC$138])" table:style-name="ce60">
            <text:p>29</text:p>
          </table:table-cell>
          <table:table-cell office:value-type="float" office:value="29" table:formula="of:=SUMIF([.$F$38:.$F$138];[.$B26];[.AD$38:.AD$138])" table:style-name="ce60">
            <text:p>29</text:p>
          </table:table-cell>
          <table:table-cell office:value-type="float" office:value="29" table:formula="of:=SUMIF([.$F$38:.$F$138];[.$B26];[.AE$38:.AE$138])" table:style-name="ce60">
            <text:p>29</text:p>
          </table:table-cell>
          <table:table-cell office:value-type="float" office:value="29" table:formula="of:=SUMIF([.$F$38:.$F$138];[.$B26];[.AF$38:.AF$138])" table:style-name="ce60">
            <text:p>29</text:p>
          </table:table-cell>
          <table:table-cell office:value-type="float" office:value="29" table:formula="of:=SUMIF([.$F$38:.$F$138];[.$B26];[.AG$38:.AG$138])" table:style-name="ce60">
            <text:p>29</text:p>
          </table:table-cell>
          <table:table-cell office:value-type="float" office:value="29" table:formula="of:=SUMIF([.$F$38:.$F$138];[.$B26];[.AH$38:.AH$138])" table:style-name="ce60">
            <text:p>29</text:p>
          </table:table-cell>
          <table:table-cell office:value-type="float" office:value="29" table:formula="of:=SUMIF([.$F$38:.$F$138];[.$B26];[.AI$38:.AI$138])" table:style-name="ce60">
            <text:p>29</text:p>
          </table:table-cell>
          <table:table-cell office:value-type="float" office:value="29" table:formula="of:=SUMIF([.$F$38:.$F$138];[.$B26];[.AJ$38:.AJ$138])" table:style-name="ce60">
            <text:p>29</text:p>
          </table:table-cell>
          <table:table-cell office:value-type="float" office:value="29" table:formula="of:=SUMIF([.$F$38:.$F$138];[.$B26];[.AK$38:.AK$138])" table:style-name="ce60">
            <text:p>29</text:p>
          </table:table-cell>
          <table:table-cell office:value-type="float" office:value="29" table:formula="of:=SUMIF([.$F$38:.$F$138];[.$B26];[.AL$38:.AL$138])" table:style-name="ce60">
            <text:p>29</text:p>
          </table:table-cell>
          <table:table-cell office:value-type="float" office:value="29" table:formula="of:=SUMIF([.$F$38:.$F$138];[.$B26];[.AM$38:.AM$138])" table:style-name="ce60">
            <text:p>29</text:p>
          </table:table-cell>
          <table:table-cell office:value-type="float" office:value="29" table:formula="of:=SUMIF([.$F$38:.$F$138];[.$B26];[.AN$38:.AN$138])" table:style-name="ce60">
            <text:p>29</text:p>
          </table:table-cell>
          <table:table-cell office:value-type="float" office:value="29" table:formula="of:=SUMIF([.$F$38:.$F$138];[.$B26];[.AO$38:.AO$138])" table:style-name="ce60">
            <text:p>29</text:p>
          </table:table-cell>
          <table:table-cell office:value-type="float" office:value="29" table:formula="of:=SUMIF([.$F$38:.$F$138];[.$B26];[.AP$38:.AP$138])" table:style-name="ce60">
            <text:p>29</text:p>
          </table:table-cell>
          <table:table-cell office:value-type="float" office:value="29" table:formula="of:=SUMIF([.$F$38:.$F$138];[.$B26];[.AQ$38:.AQ$138])" table:style-name="ce60">
            <text:p>29</text:p>
          </table:table-cell>
          <table:table-cell office:value-type="float" office:value="29" table:formula="of:=SUMIF([.$F$38:.$F$138];[.$B26];[.AR$38:.AR$138])" table:style-name="ce60">
            <text:p>29</text:p>
          </table:table-cell>
          <table:table-cell office:value-type="float" office:value="29" table:formula="of:=SUMIF([.$F$38:.$F$138];[.$B26];[.AS$38:.AS$138])" table:style-name="ce60">
            <text:p>29</text:p>
          </table:table-cell>
          <table:table-cell office:value-type="float" office:value="29" table:formula="of:=SUMIF([.$F$38:.$F$138];[.$B26];[.AT$38:.AT$138])" table:style-name="ce60">
            <text:p>29</text:p>
          </table:table-cell>
          <table:table-cell office:value-type="float" office:value="29" table:formula="of:=SUMIF([.$F$38:.$F$138];[.$B26];[.AU$38:.AU$138])" table:style-name="ce60">
            <text:p>29</text:p>
          </table:table-cell>
          <table:table-cell office:value-type="float" office:value="29" table:formula="of:=SUMIF([.$F$38:.$F$138];[.$B26];[.AV$38:.AV$138])" table:style-name="ce60">
            <text:p>29</text:p>
          </table:table-cell>
          <table:table-cell office:value-type="float" office:value="29" table:formula="of:=SUMIF([.$F$38:.$F$138];[.$B26];[.AW$38:.AW$138])" table:style-name="ce60">
            <text:p>29</text:p>
          </table:table-cell>
          <table:table-cell office:value-type="float" office:value="29" table:formula="of:=SUMIF([.$F$38:.$F$138];[.$B26];[.AX$38:.AX$138])" table:style-name="ce60">
            <text:p>29</text:p>
          </table:table-cell>
          <table:table-cell office:value-type="float" office:value="29" table:formula="of:=SUMIF([.$F$38:.$F$138];[.$B26];[.AY$38:.AY$138])" table:style-name="ce60">
            <text:p>29</text:p>
          </table:table-cell>
          <table:table-cell office:value-type="float" office:value="29" table:formula="of:=SUMIF([.$F$38:.$F$138];[.$B26];[.AZ$38:.AZ$138])" table:style-name="ce60">
            <text:p>29</text:p>
          </table:table-cell>
          <table:table-cell office:value-type="float" office:value="29" table:formula="of:=SUMIF([.$F$38:.$F$138];[.$B26];[.BA$38:.BA$138])" table:style-name="ce60">
            <text:p>29</text:p>
          </table:table-cell>
          <table:table-cell office:value-type="float" office:value="29" table:formula="of:=SUMIF([.$F$38:.$F$138];[.$B26];[.BB$38:.BB$138])" table:style-name="ce60">
            <text:p>29</text:p>
          </table:table-cell>
          <table:table-cell office:value-type="float" office:value="29" table:formula="of:=SUMIF([.$F$38:.$F$138];[.$B26];[.BC$38:.BC$138])" table:style-name="ce60">
            <text:p>29</text:p>
          </table:table-cell>
          <table:table-cell office:value-type="float" office:value="29" table:formula="of:=SUMIF([.$F$38:.$F$138];[.$B26];[.BD$38:.BD$138])" table:style-name="ce60">
            <text:p>29</text:p>
          </table:table-cell>
          <table:table-cell office:value-type="float" office:value="29" table:formula="of:=SUMIF([.$F$38:.$F$138];[.$B26];[.BE$38:.BE$138])" table:style-name="ce60">
            <text:p>29</text:p>
          </table:table-cell>
          <table:table-cell office:value-type="float" office:value="29" table:formula="of:=SUMIF([.$F$38:.$F$138];[.$B26];[.BF$38:.BF$138])" table:style-name="ce60">
            <text:p>29</text:p>
          </table:table-cell>
          <table:table-cell office:value-type="float" office:value="29" table:formula="of:=SUMIF([.$F$38:.$F$138];[.$B26];[.BG$38:.BG$138])" table:style-name="ce60">
            <text:p>29</text:p>
          </table:table-cell>
          <table:table-cell office:value-type="float" office:value="29" table:formula="of:=SUMIF([.$F$38:.$F$138];[.$B26];[.BH$38:.BH$138])" table:style-name="ce60">
            <text:p>29</text:p>
          </table:table-cell>
          <table:table-cell office:value-type="float" office:value="29" table:formula="of:=SUMIF([.$F$38:.$F$138];[.$B26];[.BI$38:.BI$138])" table:style-name="ce60">
            <text:p>29</text:p>
          </table:table-cell>
          <table:table-cell office:value-type="float" office:value="29" table:formula="of:=SUMIF([.$F$38:.$F$138];[.$B26];[.BJ$38:.BJ$138])" table:style-name="ce60">
            <text:p>29</text:p>
          </table:table-cell>
          <table:table-cell office:value-type="float" office:value="29" table:formula="of:=SUMIF([.$F$38:.$F$138];[.$B26];[.BK$38:.BK$138])" table:style-name="ce60">
            <text:p>29</text:p>
          </table:table-cell>
          <table:table-cell office:value-type="float" office:value="29" table:formula="of:=SUMIF([.$F$38:.$F$138];[.$B26];[.BL$38:.BL$138])" table:style-name="ce60">
            <text:p>29</text:p>
          </table:table-cell>
          <table:table-cell office:value-type="float" office:value="29" table:formula="of:=SUMIF([.$F$38:.$F$138];[.$B26];[.BM$38:.BM$138])" table:style-name="ce60">
            <text:p>29</text:p>
          </table:table-cell>
          <table:table-cell office:value-type="float" office:value="29" table:formula="of:=SUMIF([.$F$38:.$F$138];[.$B26];[.BN$38:.BN$138])" table:style-name="ce60">
            <text:p>29</text:p>
          </table:table-cell>
          <table:table-cell office:value-type="float" office:value="29" table:formula="of:=SUMIF([.$F$38:.$F$138];[.$B26];[.BO$38:.BO$138])" table:style-name="ce60">
            <text:p>29</text:p>
          </table:table-cell>
          <table:table-cell office:value-type="float" office:value="29" table:formula="of:=SUMIF([.$F$38:.$F$138];[.$B26];[.BP$38:.BP$138])" table:style-name="ce60">
            <text:p>29</text:p>
          </table:table-cell>
          <table:table-cell office:value-type="float" office:value="29" table:formula="of:=SUMIF([.$F$38:.$F$138];[.$B26];[.BQ$38:.BQ$138])" table:style-name="ce60">
            <text:p>29</text:p>
          </table:table-cell>
          <table:table-cell office:value-type="float" office:value="29" table:formula="of:=SUMIF([.$F$38:.$F$138];[.$B26];[.BR$38:.BR$138])" table:style-name="ce60">
            <text:p>29</text:p>
          </table:table-cell>
          <table:table-cell office:value-type="float" office:value="29" table:formula="of:=SUMIF([.$F$38:.$F$138];[.$B26];[.BS$38:.BS$138])" table:style-name="ce60">
            <text:p>29</text:p>
          </table:table-cell>
          <table:table-cell office:value-type="float" office:value="29" table:formula="of:=SUMIF([.$F$38:.$F$138];[.$B26];[.BT$38:.BT$138])" table:style-name="ce60">
            <text:p>29</text:p>
          </table:table-cell>
          <table:table-cell office:value-type="float" office:value="29" table:formula="of:=SUMIF([.$F$38:.$F$138];[.$B26];[.BU$38:.BU$138])" table:style-name="ce60">
            <text:p>29</text:p>
          </table:table-cell>
          <table:table-cell office:value-type="float" office:value="29" table:formula="of:=SUMIF([.$F$38:.$F$138];[.$B26];[.BV$38:.BV$138])" table:style-name="ce60">
            <text:p>29</text:p>
          </table:table-cell>
          <table:table-cell office:value-type="float" office:value="29" table:formula="of:=SUMIF([.$F$38:.$F$138];[.$B26];[.BW$38:.BW$138])" table:style-name="ce60">
            <text:p>29</text:p>
          </table:table-cell>
          <table:table-cell office:value-type="float" office:value="29" table:formula="of:=SUMIF([.$F$38:.$F$138];[.$B26];[.BX$38:.BX$138])" table:style-name="ce60">
            <text:p>29</text:p>
          </table:table-cell>
          <table:table-cell office:value-type="float" office:value="29" table:formula="of:=SUMIF([.$F$38:.$F$138];[.$B26];[.BY$38:.BY$138])" table:style-name="ce60">
            <text:p>29</text:p>
          </table:table-cell>
          <table:table-cell office:value-type="float" office:value="29" table:formula="of:=SUMIF([.$F$38:.$F$138];[.$B26];[.BZ$38:.BZ$138])" table:style-name="ce60">
            <text:p>29</text:p>
          </table:table-cell>
          <table:table-cell office:value-type="float" office:value="29" table:formula="of:=SUMIF([.$F$38:.$F$138];[.$B26];[.CA$38:.CA$138])" table:style-name="ce60">
            <text:p>29</text:p>
          </table:table-cell>
          <table:table-cell office:value-type="float" office:value="29" table:formula="of:=SUMIF([.$F$38:.$F$138];[.$B26];[.CB$38:.CB$138])" table:style-name="ce60">
            <text:p>29</text:p>
          </table:table-cell>
          <table:table-cell office:value-type="float" office:value="29" table:formula="of:=SUMIF([.$F$38:.$F$138];[.$B26];[.CC$38:.CC$138])" table:style-name="ce60">
            <text:p>29</text:p>
          </table:table-cell>
          <table:table-cell office:value-type="float" office:value="29" table:formula="of:=SUMIF([.$F$38:.$F$138];[.$B26];[.CD$38:.CD$138])" table:style-name="ce60">
            <text:p>29</text:p>
          </table:table-cell>
          <table:table-cell office:value-type="float" office:value="29" table:formula="of:=SUMIF([.$F$38:.$F$138];[.$B26];[.CE$38:.CE$138])" table:style-name="ce60">
            <text:p>29</text:p>
          </table:table-cell>
          <table:table-cell office:value-type="float" office:value="29" table:formula="of:=SUMIF([.$F$38:.$F$138];[.$B26];[.CF$38:.CF$138])" table:style-name="ce60">
            <text:p>29</text:p>
          </table:table-cell>
          <table:table-cell office:value-type="float" office:value="29" table:formula="of:=SUMIF([.$F$38:.$F$138];[.$B26];[.CG$38:.CG$138])" table:style-name="ce60">
            <text:p>29</text:p>
          </table:table-cell>
          <table:table-cell office:value-type="float" office:value="29" table:formula="of:=SUMIF([.$F$38:.$F$138];[.$B26];[.CH$38:.CH$138])" table:style-name="ce60">
            <text:p>29</text:p>
          </table:table-cell>
          <table:table-cell office:value-type="float" office:value="29" table:formula="of:=SUMIF([.$F$38:.$F$138];[.$B26];[.CI$38:.CI$138])" table:style-name="ce60">
            <text:p>29</text:p>
          </table:table-cell>
          <table:table-cell office:value-type="float" office:value="29" table:formula="of:=SUMIF([.$F$38:.$F$138];[.$B26];[.CJ$38:.CJ$138])" table:style-name="ce60">
            <text:p>29</text:p>
          </table:table-cell>
          <table:table-cell office:value-type="float" office:value="29" table:formula="of:=SUMIF([.$F$38:.$F$138];[.$B26];[.CK$38:.CK$138])" table:style-name="ce60">
            <text:p>29</text:p>
          </table:table-cell>
          <table:table-cell office:value-type="float" office:value="29" table:formula="of:=SUMIF([.$F$38:.$F$138];[.$B26];[.CL$38:.CL$138])" table:style-name="ce60">
            <text:p>29</text:p>
          </table:table-cell>
          <table:table-cell office:value-type="float" office:value="29" table:formula="of:=SUMIF([.$F$38:.$F$138];[.$B26];[.CM$38:.CM$138])" table:style-name="ce60">
            <text:p>29</text:p>
          </table:table-cell>
          <table:table-cell office:value-type="float" office:value="29" table:formula="of:=SUMIF([.$F$38:.$F$138];[.$B26];[.CN$38:.CN$138])" table:style-name="ce60">
            <text:p>29</text:p>
          </table:table-cell>
          <table:table-cell office:value-type="float" office:value="29" table:formula="of:=SUMIF([.$F$38:.$F$138];[.$B26];[.CO$38:.CO$138])" table:style-name="ce60">
            <text:p>29</text:p>
          </table:table-cell>
          <table:table-cell office:value-type="float" office:value="29" table:formula="of:=SUMIF([.$F$38:.$F$138];[.$B26];[.CP$38:.CP$138])" table:style-name="ce60">
            <text:p>29</text:p>
          </table:table-cell>
          <table:table-cell office:value-type="float" office:value="29" table:formula="of:=SUMIF([.$F$38:.$F$138];[.$B26];[.CQ$38:.CQ$138])" table:style-name="ce60">
            <text:p>29</text:p>
          </table:table-cell>
          <table:table-cell office:value-type="float" office:value="29" table:formula="of:=SUMIF([.$F$38:.$F$138];[.$B26];[.CR$38:.CR$138])" table:style-name="ce60">
            <text:p>29</text:p>
          </table:table-cell>
          <table:table-cell office:value-type="float" office:value="29" table:formula="of:=SUMIF([.$F$38:.$F$138];[.$B26];[.CS$38:.CS$138])" table:style-name="ce60">
            <text:p>29</text:p>
          </table:table-cell>
          <table:table-cell office:value-type="float" office:value="29" table:formula="of:=SUMIF([.$F$38:.$F$138];[.$B26];[.CT$38:.CT$138])" table:style-name="ce60">
            <text:p>29</text:p>
          </table:table-cell>
          <table:table-cell office:value-type="float" office:value="29" table:formula="of:=SUMIF([.$F$38:.$F$138];[.$B26];[.CU$38:.CU$138])" table:style-name="ce60">
            <text:p>29</text:p>
          </table:table-cell>
          <table:table-cell office:value-type="float" office:value="29" table:formula="of:=SUMIF([.$F$38:.$F$138];[.$B26];[.CV$38:.CV$138])" table:style-name="ce60">
            <text:p>29</text:p>
          </table:table-cell>
          <table:table-cell office:value-type="float" office:value="29" table:formula="of:=SUMIF([.$F$38:.$F$138];[.$B26];[.CW$38:.CW$138])" table:style-name="ce60">
            <text:p>29</text:p>
          </table:table-cell>
          <table:table-cell office:value-type="float" office:value="29" table:formula="of:=SUMIF([.$F$38:.$F$138];[.$B26];[.CX$38:.CX$138])" table:style-name="ce60">
            <text:p>29</text:p>
          </table:table-cell>
          <table:table-cell office:value-type="float" office:value="29" table:formula="of:=SUMIF([.$F$38:.$F$138];[.$B26];[.CY$38:.CY$138])" table:style-name="ce60">
            <text:p>29</text:p>
          </table:table-cell>
          <table:table-cell office:value-type="float" office:value="29" table:formula="of:=SUMIF([.$F$38:.$F$138];[.$B26];[.CZ$38:.CZ$138])" table:style-name="ce60">
            <text:p>29</text:p>
          </table:table-cell>
          <table:table-cell office:value-type="float" office:value="29" table:formula="of:=SUMIF([.$F$38:.$F$138];[.$B26];[.DA$38:.DA$138])" table:style-name="ce60">
            <text:p>29</text:p>
          </table:table-cell>
          <table:table-cell office:value-type="float" office:value="29" table:formula="of:=SUMIF([.$F$38:.$F$138];[.$B26];[.DB$38:.DB$138])" table:style-name="ce60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9]&lt;&gt;&quot;&quot;;[Setup.D29];&quot;&quot;)" table:style-name="ce1"/>
          <table:table-cell office:value-type="string" office:string-value="" table:formula="of:=IF([Setup.E29]&lt;&gt;&quot;&quot;;[Setup.E29];&quot;&quot;)" table:style-name="ce1"/>
          <table:table-cell office:value-type="float" office:value="29" table:formula="of:=SUMIF([.$F$38:.$F$138];[.$B27];[.$C$38:.$C$138])" table:style-name="ce52">
            <text:p>29</text:p>
          </table:table-cell>
          <table:table-cell office:value-type="float" office:value="29" table:formula="of:=SUMIF([.$F$38:.$F$138];[.$B27];[.$D$38:.$D$138])" table:style-name="ce55">
            <text:p>29</text:p>
          </table:table-cell>
          <table:table-cell office:value-type="float" office:value="0" table:formula="of:=([.C27]-[.D27])/[.B$1]" table:style-name="ce54">
            <text:p>0</text:p>
          </table:table-cell>
          <table:table-cell table:style-name="ce30"/>
          <table:table-cell office:value-type="float" office:value="29" table:formula="of:=SUMIF([.$F$38:.$F$138];[.$B27];[.G$38:.G$138])" table:style-name="ce60">
            <text:p>29</text:p>
          </table:table-cell>
          <table:table-cell office:value-type="float" office:value="29" table:formula="of:=SUMIF([.$F$38:.$F$138];[.$B27];[.H$38:.H$138])" table:style-name="ce60">
            <text:p>29</text:p>
          </table:table-cell>
          <table:table-cell office:value-type="float" office:value="29" table:formula="of:=SUMIF([.$F$38:.$F$138];[.$B27];[.I$38:.I$138])" table:style-name="ce60">
            <text:p>29</text:p>
          </table:table-cell>
          <table:table-cell office:value-type="float" office:value="29" table:formula="of:=SUMIF([.$F$38:.$F$138];[.$B27];[.J$38:.J$138])" table:style-name="ce60">
            <text:p>29</text:p>
          </table:table-cell>
          <table:table-cell office:value-type="float" office:value="29" table:formula="of:=SUMIF([.$F$38:.$F$138];[.$B27];[.K$38:.K$138])" table:style-name="ce60">
            <text:p>29</text:p>
          </table:table-cell>
          <table:table-cell office:value-type="float" office:value="29" table:formula="of:=SUMIF([.$F$38:.$F$138];[.$B27];[.L$38:.L$138])" table:style-name="ce60">
            <text:p>29</text:p>
          </table:table-cell>
          <table:table-cell office:value-type="float" office:value="29" table:formula="of:=SUMIF([.$F$38:.$F$138];[.$B27];[.M$38:.M$138])" table:style-name="ce60">
            <text:p>29</text:p>
          </table:table-cell>
          <table:table-cell office:value-type="float" office:value="29" table:formula="of:=SUMIF([.$F$38:.$F$138];[.$B27];[.N$38:.N$138])" table:style-name="ce60">
            <text:p>29</text:p>
          </table:table-cell>
          <table:table-cell office:value-type="float" office:value="29" table:formula="of:=SUMIF([.$F$38:.$F$138];[.$B27];[.O$38:.O$138])" table:style-name="ce60">
            <text:p>29</text:p>
          </table:table-cell>
          <table:table-cell office:value-type="float" office:value="29" table:formula="of:=SUMIF([.$F$38:.$F$138];[.$B27];[.P$38:.P$138])" table:style-name="ce60">
            <text:p>29</text:p>
          </table:table-cell>
          <table:table-cell office:value-type="float" office:value="29" table:formula="of:=SUMIF([.$F$38:.$F$138];[.$B27];[.Q$38:.Q$138])" table:style-name="ce60">
            <text:p>29</text:p>
          </table:table-cell>
          <table:table-cell office:value-type="float" office:value="29" table:formula="of:=SUMIF([.$F$38:.$F$138];[.$B27];[.R$38:.R$138])" table:style-name="ce60">
            <text:p>29</text:p>
          </table:table-cell>
          <table:table-cell office:value-type="float" office:value="29" table:formula="of:=SUMIF([.$F$38:.$F$138];[.$B27];[.S$38:.S$138])" table:style-name="ce60">
            <text:p>29</text:p>
          </table:table-cell>
          <table:table-cell office:value-type="float" office:value="29" table:formula="of:=SUMIF([.$F$38:.$F$138];[.$B27];[.T$38:.T$138])" table:style-name="ce60">
            <text:p>29</text:p>
          </table:table-cell>
          <table:table-cell office:value-type="float" office:value="29" table:formula="of:=SUMIF([.$F$38:.$F$138];[.$B27];[.U$38:.U$138])" table:style-name="ce60">
            <text:p>29</text:p>
          </table:table-cell>
          <table:table-cell office:value-type="float" office:value="29" table:formula="of:=SUMIF([.$F$38:.$F$138];[.$B27];[.V$38:.V$138])" table:style-name="ce60">
            <text:p>29</text:p>
          </table:table-cell>
          <table:table-cell office:value-type="float" office:value="29" table:formula="of:=SUMIF([.$F$38:.$F$138];[.$B27];[.W$38:.W$138])" table:style-name="ce60">
            <text:p>29</text:p>
          </table:table-cell>
          <table:table-cell office:value-type="float" office:value="29" table:formula="of:=SUMIF([.$F$38:.$F$138];[.$B27];[.X$38:.X$138])" table:style-name="ce60">
            <text:p>29</text:p>
          </table:table-cell>
          <table:table-cell office:value-type="float" office:value="29" table:formula="of:=SUMIF([.$F$38:.$F$138];[.$B27];[.Y$38:.Y$138])" table:style-name="ce60">
            <text:p>29</text:p>
          </table:table-cell>
          <table:table-cell office:value-type="float" office:value="29" table:formula="of:=SUMIF([.$F$38:.$F$138];[.$B27];[.Z$38:.Z$138])" table:style-name="ce60">
            <text:p>29</text:p>
          </table:table-cell>
          <table:table-cell office:value-type="float" office:value="29" table:formula="of:=SUMIF([.$F$38:.$F$138];[.$B27];[.AA$38:.AA$138])" table:style-name="ce60">
            <text:p>29</text:p>
          </table:table-cell>
          <table:table-cell office:value-type="float" office:value="29" table:formula="of:=SUMIF([.$F$38:.$F$138];[.$B27];[.AB$38:.AB$138])" table:style-name="ce60">
            <text:p>29</text:p>
          </table:table-cell>
          <table:table-cell office:value-type="float" office:value="29" table:formula="of:=SUMIF([.$F$38:.$F$138];[.$B27];[.AC$38:.AC$138])" table:style-name="ce60">
            <text:p>29</text:p>
          </table:table-cell>
          <table:table-cell office:value-type="float" office:value="29" table:formula="of:=SUMIF([.$F$38:.$F$138];[.$B27];[.AD$38:.AD$138])" table:style-name="ce60">
            <text:p>29</text:p>
          </table:table-cell>
          <table:table-cell office:value-type="float" office:value="29" table:formula="of:=SUMIF([.$F$38:.$F$138];[.$B27];[.AE$38:.AE$138])" table:style-name="ce60">
            <text:p>29</text:p>
          </table:table-cell>
          <table:table-cell office:value-type="float" office:value="29" table:formula="of:=SUMIF([.$F$38:.$F$138];[.$B27];[.AF$38:.AF$138])" table:style-name="ce60">
            <text:p>29</text:p>
          </table:table-cell>
          <table:table-cell office:value-type="float" office:value="29" table:formula="of:=SUMIF([.$F$38:.$F$138];[.$B27];[.AG$38:.AG$138])" table:style-name="ce60">
            <text:p>29</text:p>
          </table:table-cell>
          <table:table-cell office:value-type="float" office:value="29" table:formula="of:=SUMIF([.$F$38:.$F$138];[.$B27];[.AH$38:.AH$138])" table:style-name="ce60">
            <text:p>29</text:p>
          </table:table-cell>
          <table:table-cell office:value-type="float" office:value="29" table:formula="of:=SUMIF([.$F$38:.$F$138];[.$B27];[.AI$38:.AI$138])" table:style-name="ce60">
            <text:p>29</text:p>
          </table:table-cell>
          <table:table-cell office:value-type="float" office:value="29" table:formula="of:=SUMIF([.$F$38:.$F$138];[.$B27];[.AJ$38:.AJ$138])" table:style-name="ce60">
            <text:p>29</text:p>
          </table:table-cell>
          <table:table-cell office:value-type="float" office:value="29" table:formula="of:=SUMIF([.$F$38:.$F$138];[.$B27];[.AK$38:.AK$138])" table:style-name="ce60">
            <text:p>29</text:p>
          </table:table-cell>
          <table:table-cell office:value-type="float" office:value="29" table:formula="of:=SUMIF([.$F$38:.$F$138];[.$B27];[.AL$38:.AL$138])" table:style-name="ce60">
            <text:p>29</text:p>
          </table:table-cell>
          <table:table-cell office:value-type="float" office:value="29" table:formula="of:=SUMIF([.$F$38:.$F$138];[.$B27];[.AM$38:.AM$138])" table:style-name="ce60">
            <text:p>29</text:p>
          </table:table-cell>
          <table:table-cell office:value-type="float" office:value="29" table:formula="of:=SUMIF([.$F$38:.$F$138];[.$B27];[.AN$38:.AN$138])" table:style-name="ce60">
            <text:p>29</text:p>
          </table:table-cell>
          <table:table-cell office:value-type="float" office:value="29" table:formula="of:=SUMIF([.$F$38:.$F$138];[.$B27];[.AO$38:.AO$138])" table:style-name="ce60">
            <text:p>29</text:p>
          </table:table-cell>
          <table:table-cell office:value-type="float" office:value="29" table:formula="of:=SUMIF([.$F$38:.$F$138];[.$B27];[.AP$38:.AP$138])" table:style-name="ce60">
            <text:p>29</text:p>
          </table:table-cell>
          <table:table-cell office:value-type="float" office:value="29" table:formula="of:=SUMIF([.$F$38:.$F$138];[.$B27];[.AQ$38:.AQ$138])" table:style-name="ce60">
            <text:p>29</text:p>
          </table:table-cell>
          <table:table-cell office:value-type="float" office:value="29" table:formula="of:=SUMIF([.$F$38:.$F$138];[.$B27];[.AR$38:.AR$138])" table:style-name="ce60">
            <text:p>29</text:p>
          </table:table-cell>
          <table:table-cell office:value-type="float" office:value="29" table:formula="of:=SUMIF([.$F$38:.$F$138];[.$B27];[.AS$38:.AS$138])" table:style-name="ce60">
            <text:p>29</text:p>
          </table:table-cell>
          <table:table-cell office:value-type="float" office:value="29" table:formula="of:=SUMIF([.$F$38:.$F$138];[.$B27];[.AT$38:.AT$138])" table:style-name="ce60">
            <text:p>29</text:p>
          </table:table-cell>
          <table:table-cell office:value-type="float" office:value="29" table:formula="of:=SUMIF([.$F$38:.$F$138];[.$B27];[.AU$38:.AU$138])" table:style-name="ce60">
            <text:p>29</text:p>
          </table:table-cell>
          <table:table-cell office:value-type="float" office:value="29" table:formula="of:=SUMIF([.$F$38:.$F$138];[.$B27];[.AV$38:.AV$138])" table:style-name="ce60">
            <text:p>29</text:p>
          </table:table-cell>
          <table:table-cell office:value-type="float" office:value="29" table:formula="of:=SUMIF([.$F$38:.$F$138];[.$B27];[.AW$38:.AW$138])" table:style-name="ce60">
            <text:p>29</text:p>
          </table:table-cell>
          <table:table-cell office:value-type="float" office:value="29" table:formula="of:=SUMIF([.$F$38:.$F$138];[.$B27];[.AX$38:.AX$138])" table:style-name="ce60">
            <text:p>29</text:p>
          </table:table-cell>
          <table:table-cell office:value-type="float" office:value="29" table:formula="of:=SUMIF([.$F$38:.$F$138];[.$B27];[.AY$38:.AY$138])" table:style-name="ce60">
            <text:p>29</text:p>
          </table:table-cell>
          <table:table-cell office:value-type="float" office:value="29" table:formula="of:=SUMIF([.$F$38:.$F$138];[.$B27];[.AZ$38:.AZ$138])" table:style-name="ce60">
            <text:p>29</text:p>
          </table:table-cell>
          <table:table-cell office:value-type="float" office:value="29" table:formula="of:=SUMIF([.$F$38:.$F$138];[.$B27];[.BA$38:.BA$138])" table:style-name="ce60">
            <text:p>29</text:p>
          </table:table-cell>
          <table:table-cell office:value-type="float" office:value="29" table:formula="of:=SUMIF([.$F$38:.$F$138];[.$B27];[.BB$38:.BB$138])" table:style-name="ce60">
            <text:p>29</text:p>
          </table:table-cell>
          <table:table-cell office:value-type="float" office:value="29" table:formula="of:=SUMIF([.$F$38:.$F$138];[.$B27];[.BC$38:.BC$138])" table:style-name="ce60">
            <text:p>29</text:p>
          </table:table-cell>
          <table:table-cell office:value-type="float" office:value="29" table:formula="of:=SUMIF([.$F$38:.$F$138];[.$B27];[.BD$38:.BD$138])" table:style-name="ce60">
            <text:p>29</text:p>
          </table:table-cell>
          <table:table-cell office:value-type="float" office:value="29" table:formula="of:=SUMIF([.$F$38:.$F$138];[.$B27];[.BE$38:.BE$138])" table:style-name="ce60">
            <text:p>29</text:p>
          </table:table-cell>
          <table:table-cell office:value-type="float" office:value="29" table:formula="of:=SUMIF([.$F$38:.$F$138];[.$B27];[.BF$38:.BF$138])" table:style-name="ce60">
            <text:p>29</text:p>
          </table:table-cell>
          <table:table-cell office:value-type="float" office:value="29" table:formula="of:=SUMIF([.$F$38:.$F$138];[.$B27];[.BG$38:.BG$138])" table:style-name="ce60">
            <text:p>29</text:p>
          </table:table-cell>
          <table:table-cell office:value-type="float" office:value="29" table:formula="of:=SUMIF([.$F$38:.$F$138];[.$B27];[.BH$38:.BH$138])" table:style-name="ce60">
            <text:p>29</text:p>
          </table:table-cell>
          <table:table-cell office:value-type="float" office:value="29" table:formula="of:=SUMIF([.$F$38:.$F$138];[.$B27];[.BI$38:.BI$138])" table:style-name="ce60">
            <text:p>29</text:p>
          </table:table-cell>
          <table:table-cell office:value-type="float" office:value="29" table:formula="of:=SUMIF([.$F$38:.$F$138];[.$B27];[.BJ$38:.BJ$138])" table:style-name="ce60">
            <text:p>29</text:p>
          </table:table-cell>
          <table:table-cell office:value-type="float" office:value="29" table:formula="of:=SUMIF([.$F$38:.$F$138];[.$B27];[.BK$38:.BK$138])" table:style-name="ce60">
            <text:p>29</text:p>
          </table:table-cell>
          <table:table-cell office:value-type="float" office:value="29" table:formula="of:=SUMIF([.$F$38:.$F$138];[.$B27];[.BL$38:.BL$138])" table:style-name="ce60">
            <text:p>29</text:p>
          </table:table-cell>
          <table:table-cell office:value-type="float" office:value="29" table:formula="of:=SUMIF([.$F$38:.$F$138];[.$B27];[.BM$38:.BM$138])" table:style-name="ce60">
            <text:p>29</text:p>
          </table:table-cell>
          <table:table-cell office:value-type="float" office:value="29" table:formula="of:=SUMIF([.$F$38:.$F$138];[.$B27];[.BN$38:.BN$138])" table:style-name="ce60">
            <text:p>29</text:p>
          </table:table-cell>
          <table:table-cell office:value-type="float" office:value="29" table:formula="of:=SUMIF([.$F$38:.$F$138];[.$B27];[.BO$38:.BO$138])" table:style-name="ce60">
            <text:p>29</text:p>
          </table:table-cell>
          <table:table-cell office:value-type="float" office:value="29" table:formula="of:=SUMIF([.$F$38:.$F$138];[.$B27];[.BP$38:.BP$138])" table:style-name="ce60">
            <text:p>29</text:p>
          </table:table-cell>
          <table:table-cell office:value-type="float" office:value="29" table:formula="of:=SUMIF([.$F$38:.$F$138];[.$B27];[.BQ$38:.BQ$138])" table:style-name="ce60">
            <text:p>29</text:p>
          </table:table-cell>
          <table:table-cell office:value-type="float" office:value="29" table:formula="of:=SUMIF([.$F$38:.$F$138];[.$B27];[.BR$38:.BR$138])" table:style-name="ce60">
            <text:p>29</text:p>
          </table:table-cell>
          <table:table-cell office:value-type="float" office:value="29" table:formula="of:=SUMIF([.$F$38:.$F$138];[.$B27];[.BS$38:.BS$138])" table:style-name="ce60">
            <text:p>29</text:p>
          </table:table-cell>
          <table:table-cell office:value-type="float" office:value="29" table:formula="of:=SUMIF([.$F$38:.$F$138];[.$B27];[.BT$38:.BT$138])" table:style-name="ce60">
            <text:p>29</text:p>
          </table:table-cell>
          <table:table-cell office:value-type="float" office:value="29" table:formula="of:=SUMIF([.$F$38:.$F$138];[.$B27];[.BU$38:.BU$138])" table:style-name="ce60">
            <text:p>29</text:p>
          </table:table-cell>
          <table:table-cell office:value-type="float" office:value="29" table:formula="of:=SUMIF([.$F$38:.$F$138];[.$B27];[.BV$38:.BV$138])" table:style-name="ce60">
            <text:p>29</text:p>
          </table:table-cell>
          <table:table-cell office:value-type="float" office:value="29" table:formula="of:=SUMIF([.$F$38:.$F$138];[.$B27];[.BW$38:.BW$138])" table:style-name="ce60">
            <text:p>29</text:p>
          </table:table-cell>
          <table:table-cell office:value-type="float" office:value="29" table:formula="of:=SUMIF([.$F$38:.$F$138];[.$B27];[.BX$38:.BX$138])" table:style-name="ce60">
            <text:p>29</text:p>
          </table:table-cell>
          <table:table-cell office:value-type="float" office:value="29" table:formula="of:=SUMIF([.$F$38:.$F$138];[.$B27];[.BY$38:.BY$138])" table:style-name="ce60">
            <text:p>29</text:p>
          </table:table-cell>
          <table:table-cell office:value-type="float" office:value="29" table:formula="of:=SUMIF([.$F$38:.$F$138];[.$B27];[.BZ$38:.BZ$138])" table:style-name="ce60">
            <text:p>29</text:p>
          </table:table-cell>
          <table:table-cell office:value-type="float" office:value="29" table:formula="of:=SUMIF([.$F$38:.$F$138];[.$B27];[.CA$38:.CA$138])" table:style-name="ce60">
            <text:p>29</text:p>
          </table:table-cell>
          <table:table-cell office:value-type="float" office:value="29" table:formula="of:=SUMIF([.$F$38:.$F$138];[.$B27];[.CB$38:.CB$138])" table:style-name="ce60">
            <text:p>29</text:p>
          </table:table-cell>
          <table:table-cell office:value-type="float" office:value="29" table:formula="of:=SUMIF([.$F$38:.$F$138];[.$B27];[.CC$38:.CC$138])" table:style-name="ce60">
            <text:p>29</text:p>
          </table:table-cell>
          <table:table-cell office:value-type="float" office:value="29" table:formula="of:=SUMIF([.$F$38:.$F$138];[.$B27];[.CD$38:.CD$138])" table:style-name="ce60">
            <text:p>29</text:p>
          </table:table-cell>
          <table:table-cell office:value-type="float" office:value="29" table:formula="of:=SUMIF([.$F$38:.$F$138];[.$B27];[.CE$38:.CE$138])" table:style-name="ce60">
            <text:p>29</text:p>
          </table:table-cell>
          <table:table-cell office:value-type="float" office:value="29" table:formula="of:=SUMIF([.$F$38:.$F$138];[.$B27];[.CF$38:.CF$138])" table:style-name="ce60">
            <text:p>29</text:p>
          </table:table-cell>
          <table:table-cell office:value-type="float" office:value="29" table:formula="of:=SUMIF([.$F$38:.$F$138];[.$B27];[.CG$38:.CG$138])" table:style-name="ce60">
            <text:p>29</text:p>
          </table:table-cell>
          <table:table-cell office:value-type="float" office:value="29" table:formula="of:=SUMIF([.$F$38:.$F$138];[.$B27];[.CH$38:.CH$138])" table:style-name="ce60">
            <text:p>29</text:p>
          </table:table-cell>
          <table:table-cell office:value-type="float" office:value="29" table:formula="of:=SUMIF([.$F$38:.$F$138];[.$B27];[.CI$38:.CI$138])" table:style-name="ce60">
            <text:p>29</text:p>
          </table:table-cell>
          <table:table-cell office:value-type="float" office:value="29" table:formula="of:=SUMIF([.$F$38:.$F$138];[.$B27];[.CJ$38:.CJ$138])" table:style-name="ce60">
            <text:p>29</text:p>
          </table:table-cell>
          <table:table-cell office:value-type="float" office:value="29" table:formula="of:=SUMIF([.$F$38:.$F$138];[.$B27];[.CK$38:.CK$138])" table:style-name="ce60">
            <text:p>29</text:p>
          </table:table-cell>
          <table:table-cell office:value-type="float" office:value="29" table:formula="of:=SUMIF([.$F$38:.$F$138];[.$B27];[.CL$38:.CL$138])" table:style-name="ce60">
            <text:p>29</text:p>
          </table:table-cell>
          <table:table-cell office:value-type="float" office:value="29" table:formula="of:=SUMIF([.$F$38:.$F$138];[.$B27];[.CM$38:.CM$138])" table:style-name="ce60">
            <text:p>29</text:p>
          </table:table-cell>
          <table:table-cell office:value-type="float" office:value="29" table:formula="of:=SUMIF([.$F$38:.$F$138];[.$B27];[.CN$38:.CN$138])" table:style-name="ce60">
            <text:p>29</text:p>
          </table:table-cell>
          <table:table-cell office:value-type="float" office:value="29" table:formula="of:=SUMIF([.$F$38:.$F$138];[.$B27];[.CO$38:.CO$138])" table:style-name="ce60">
            <text:p>29</text:p>
          </table:table-cell>
          <table:table-cell office:value-type="float" office:value="29" table:formula="of:=SUMIF([.$F$38:.$F$138];[.$B27];[.CP$38:.CP$138])" table:style-name="ce60">
            <text:p>29</text:p>
          </table:table-cell>
          <table:table-cell office:value-type="float" office:value="29" table:formula="of:=SUMIF([.$F$38:.$F$138];[.$B27];[.CQ$38:.CQ$138])" table:style-name="ce60">
            <text:p>29</text:p>
          </table:table-cell>
          <table:table-cell office:value-type="float" office:value="29" table:formula="of:=SUMIF([.$F$38:.$F$138];[.$B27];[.CR$38:.CR$138])" table:style-name="ce60">
            <text:p>29</text:p>
          </table:table-cell>
          <table:table-cell office:value-type="float" office:value="29" table:formula="of:=SUMIF([.$F$38:.$F$138];[.$B27];[.CS$38:.CS$138])" table:style-name="ce60">
            <text:p>29</text:p>
          </table:table-cell>
          <table:table-cell office:value-type="float" office:value="29" table:formula="of:=SUMIF([.$F$38:.$F$138];[.$B27];[.CT$38:.CT$138])" table:style-name="ce60">
            <text:p>29</text:p>
          </table:table-cell>
          <table:table-cell office:value-type="float" office:value="29" table:formula="of:=SUMIF([.$F$38:.$F$138];[.$B27];[.CU$38:.CU$138])" table:style-name="ce60">
            <text:p>29</text:p>
          </table:table-cell>
          <table:table-cell office:value-type="float" office:value="29" table:formula="of:=SUMIF([.$F$38:.$F$138];[.$B27];[.CV$38:.CV$138])" table:style-name="ce60">
            <text:p>29</text:p>
          </table:table-cell>
          <table:table-cell office:value-type="float" office:value="29" table:formula="of:=SUMIF([.$F$38:.$F$138];[.$B27];[.CW$38:.CW$138])" table:style-name="ce60">
            <text:p>29</text:p>
          </table:table-cell>
          <table:table-cell office:value-type="float" office:value="29" table:formula="of:=SUMIF([.$F$38:.$F$138];[.$B27];[.CX$38:.CX$138])" table:style-name="ce60">
            <text:p>29</text:p>
          </table:table-cell>
          <table:table-cell office:value-type="float" office:value="29" table:formula="of:=SUMIF([.$F$38:.$F$138];[.$B27];[.CY$38:.CY$138])" table:style-name="ce60">
            <text:p>29</text:p>
          </table:table-cell>
          <table:table-cell office:value-type="float" office:value="29" table:formula="of:=SUMIF([.$F$38:.$F$138];[.$B27];[.CZ$38:.CZ$138])" table:style-name="ce60">
            <text:p>29</text:p>
          </table:table-cell>
          <table:table-cell office:value-type="float" office:value="29" table:formula="of:=SUMIF([.$F$38:.$F$138];[.$B27];[.DA$38:.DA$138])" table:style-name="ce60">
            <text:p>29</text:p>
          </table:table-cell>
          <table:table-cell office:value-type="float" office:value="29" table:formula="of:=SUMIF([.$F$38:.$F$138];[.$B27];[.DB$38:.DB$138])" table:style-name="ce60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30]&lt;&gt;&quot;&quot;;[Setup.D30];&quot;&quot;)" table:style-name="ce1"/>
          <table:table-cell office:value-type="string" office:string-value="" table:formula="of:=IF([Setup.E30]&lt;&gt;&quot;&quot;;[Setup.E30];&quot;&quot;)" table:style-name="ce1"/>
          <table:table-cell office:value-type="float" office:value="29" table:formula="of:=SUMIF([.$F$38:.$F$138];[.$B28];[.$C$38:.$C$138])" table:style-name="ce52">
            <text:p>29</text:p>
          </table:table-cell>
          <table:table-cell office:value-type="float" office:value="29" table:formula="of:=SUMIF([.$F$38:.$F$138];[.$B28];[.$D$38:.$D$138])" table:style-name="ce55">
            <text:p>29</text:p>
          </table:table-cell>
          <table:table-cell office:value-type="float" office:value="0" table:formula="of:=([.C28]-[.D28])/[.B$1]" table:style-name="ce54">
            <text:p>0</text:p>
          </table:table-cell>
          <table:table-cell table:style-name="ce30"/>
          <table:table-cell office:value-type="float" office:value="29" table:formula="of:=SUMIF([.$F$38:.$F$138];[.$B28];[.G$38:.G$138])" table:style-name="ce60">
            <text:p>29</text:p>
          </table:table-cell>
          <table:table-cell office:value-type="float" office:value="29" table:formula="of:=SUMIF([.$F$38:.$F$138];[.$B28];[.H$38:.H$138])" table:style-name="ce60">
            <text:p>29</text:p>
          </table:table-cell>
          <table:table-cell office:value-type="float" office:value="29" table:formula="of:=SUMIF([.$F$38:.$F$138];[.$B28];[.I$38:.I$138])" table:style-name="ce60">
            <text:p>29</text:p>
          </table:table-cell>
          <table:table-cell office:value-type="float" office:value="29" table:formula="of:=SUMIF([.$F$38:.$F$138];[.$B28];[.J$38:.J$138])" table:style-name="ce60">
            <text:p>29</text:p>
          </table:table-cell>
          <table:table-cell office:value-type="float" office:value="29" table:formula="of:=SUMIF([.$F$38:.$F$138];[.$B28];[.K$38:.K$138])" table:style-name="ce60">
            <text:p>29</text:p>
          </table:table-cell>
          <table:table-cell office:value-type="float" office:value="29" table:formula="of:=SUMIF([.$F$38:.$F$138];[.$B28];[.L$38:.L$138])" table:style-name="ce60">
            <text:p>29</text:p>
          </table:table-cell>
          <table:table-cell office:value-type="float" office:value="29" table:formula="of:=SUMIF([.$F$38:.$F$138];[.$B28];[.M$38:.M$138])" table:style-name="ce60">
            <text:p>29</text:p>
          </table:table-cell>
          <table:table-cell office:value-type="float" office:value="29" table:formula="of:=SUMIF([.$F$38:.$F$138];[.$B28];[.N$38:.N$138])" table:style-name="ce60">
            <text:p>29</text:p>
          </table:table-cell>
          <table:table-cell office:value-type="float" office:value="29" table:formula="of:=SUMIF([.$F$38:.$F$138];[.$B28];[.O$38:.O$138])" table:style-name="ce60">
            <text:p>29</text:p>
          </table:table-cell>
          <table:table-cell office:value-type="float" office:value="29" table:formula="of:=SUMIF([.$F$38:.$F$138];[.$B28];[.P$38:.P$138])" table:style-name="ce60">
            <text:p>29</text:p>
          </table:table-cell>
          <table:table-cell office:value-type="float" office:value="29" table:formula="of:=SUMIF([.$F$38:.$F$138];[.$B28];[.Q$38:.Q$138])" table:style-name="ce60">
            <text:p>29</text:p>
          </table:table-cell>
          <table:table-cell office:value-type="float" office:value="29" table:formula="of:=SUMIF([.$F$38:.$F$138];[.$B28];[.R$38:.R$138])" table:style-name="ce60">
            <text:p>29</text:p>
          </table:table-cell>
          <table:table-cell office:value-type="float" office:value="29" table:formula="of:=SUMIF([.$F$38:.$F$138];[.$B28];[.S$38:.S$138])" table:style-name="ce60">
            <text:p>29</text:p>
          </table:table-cell>
          <table:table-cell office:value-type="float" office:value="29" table:formula="of:=SUMIF([.$F$38:.$F$138];[.$B28];[.T$38:.T$138])" table:style-name="ce60">
            <text:p>29</text:p>
          </table:table-cell>
          <table:table-cell office:value-type="float" office:value="29" table:formula="of:=SUMIF([.$F$38:.$F$138];[.$B28];[.U$38:.U$138])" table:style-name="ce60">
            <text:p>29</text:p>
          </table:table-cell>
          <table:table-cell office:value-type="float" office:value="29" table:formula="of:=SUMIF([.$F$38:.$F$138];[.$B28];[.V$38:.V$138])" table:style-name="ce60">
            <text:p>29</text:p>
          </table:table-cell>
          <table:table-cell office:value-type="float" office:value="29" table:formula="of:=SUMIF([.$F$38:.$F$138];[.$B28];[.W$38:.W$138])" table:style-name="ce60">
            <text:p>29</text:p>
          </table:table-cell>
          <table:table-cell office:value-type="float" office:value="29" table:formula="of:=SUMIF([.$F$38:.$F$138];[.$B28];[.X$38:.X$138])" table:style-name="ce60">
            <text:p>29</text:p>
          </table:table-cell>
          <table:table-cell office:value-type="float" office:value="29" table:formula="of:=SUMIF([.$F$38:.$F$138];[.$B28];[.Y$38:.Y$138])" table:style-name="ce60">
            <text:p>29</text:p>
          </table:table-cell>
          <table:table-cell office:value-type="float" office:value="29" table:formula="of:=SUMIF([.$F$38:.$F$138];[.$B28];[.Z$38:.Z$138])" table:style-name="ce60">
            <text:p>29</text:p>
          </table:table-cell>
          <table:table-cell office:value-type="float" office:value="29" table:formula="of:=SUMIF([.$F$38:.$F$138];[.$B28];[.AA$38:.AA$138])" table:style-name="ce60">
            <text:p>29</text:p>
          </table:table-cell>
          <table:table-cell office:value-type="float" office:value="29" table:formula="of:=SUMIF([.$F$38:.$F$138];[.$B28];[.AB$38:.AB$138])" table:style-name="ce60">
            <text:p>29</text:p>
          </table:table-cell>
          <table:table-cell office:value-type="float" office:value="29" table:formula="of:=SUMIF([.$F$38:.$F$138];[.$B28];[.AC$38:.AC$138])" table:style-name="ce60">
            <text:p>29</text:p>
          </table:table-cell>
          <table:table-cell office:value-type="float" office:value="29" table:formula="of:=SUMIF([.$F$38:.$F$138];[.$B28];[.AD$38:.AD$138])" table:style-name="ce60">
            <text:p>29</text:p>
          </table:table-cell>
          <table:table-cell office:value-type="float" office:value="29" table:formula="of:=SUMIF([.$F$38:.$F$138];[.$B28];[.AE$38:.AE$138])" table:style-name="ce60">
            <text:p>29</text:p>
          </table:table-cell>
          <table:table-cell office:value-type="float" office:value="29" table:formula="of:=SUMIF([.$F$38:.$F$138];[.$B28];[.AF$38:.AF$138])" table:style-name="ce60">
            <text:p>29</text:p>
          </table:table-cell>
          <table:table-cell office:value-type="float" office:value="29" table:formula="of:=SUMIF([.$F$38:.$F$138];[.$B28];[.AG$38:.AG$138])" table:style-name="ce60">
            <text:p>29</text:p>
          </table:table-cell>
          <table:table-cell office:value-type="float" office:value="29" table:formula="of:=SUMIF([.$F$38:.$F$138];[.$B28];[.AH$38:.AH$138])" table:style-name="ce60">
            <text:p>29</text:p>
          </table:table-cell>
          <table:table-cell office:value-type="float" office:value="29" table:formula="of:=SUMIF([.$F$38:.$F$138];[.$B28];[.AI$38:.AI$138])" table:style-name="ce60">
            <text:p>29</text:p>
          </table:table-cell>
          <table:table-cell office:value-type="float" office:value="29" table:formula="of:=SUMIF([.$F$38:.$F$138];[.$B28];[.AJ$38:.AJ$138])" table:style-name="ce60">
            <text:p>29</text:p>
          </table:table-cell>
          <table:table-cell office:value-type="float" office:value="29" table:formula="of:=SUMIF([.$F$38:.$F$138];[.$B28];[.AK$38:.AK$138])" table:style-name="ce60">
            <text:p>29</text:p>
          </table:table-cell>
          <table:table-cell office:value-type="float" office:value="29" table:formula="of:=SUMIF([.$F$38:.$F$138];[.$B28];[.AL$38:.AL$138])" table:style-name="ce60">
            <text:p>29</text:p>
          </table:table-cell>
          <table:table-cell office:value-type="float" office:value="29" table:formula="of:=SUMIF([.$F$38:.$F$138];[.$B28];[.AM$38:.AM$138])" table:style-name="ce60">
            <text:p>29</text:p>
          </table:table-cell>
          <table:table-cell office:value-type="float" office:value="29" table:formula="of:=SUMIF([.$F$38:.$F$138];[.$B28];[.AN$38:.AN$138])" table:style-name="ce60">
            <text:p>29</text:p>
          </table:table-cell>
          <table:table-cell office:value-type="float" office:value="29" table:formula="of:=SUMIF([.$F$38:.$F$138];[.$B28];[.AO$38:.AO$138])" table:style-name="ce60">
            <text:p>29</text:p>
          </table:table-cell>
          <table:table-cell office:value-type="float" office:value="29" table:formula="of:=SUMIF([.$F$38:.$F$138];[.$B28];[.AP$38:.AP$138])" table:style-name="ce60">
            <text:p>29</text:p>
          </table:table-cell>
          <table:table-cell office:value-type="float" office:value="29" table:formula="of:=SUMIF([.$F$38:.$F$138];[.$B28];[.AQ$38:.AQ$138])" table:style-name="ce60">
            <text:p>29</text:p>
          </table:table-cell>
          <table:table-cell office:value-type="float" office:value="29" table:formula="of:=SUMIF([.$F$38:.$F$138];[.$B28];[.AR$38:.AR$138])" table:style-name="ce60">
            <text:p>29</text:p>
          </table:table-cell>
          <table:table-cell office:value-type="float" office:value="29" table:formula="of:=SUMIF([.$F$38:.$F$138];[.$B28];[.AS$38:.AS$138])" table:style-name="ce60">
            <text:p>29</text:p>
          </table:table-cell>
          <table:table-cell office:value-type="float" office:value="29" table:formula="of:=SUMIF([.$F$38:.$F$138];[.$B28];[.AT$38:.AT$138])" table:style-name="ce60">
            <text:p>29</text:p>
          </table:table-cell>
          <table:table-cell office:value-type="float" office:value="29" table:formula="of:=SUMIF([.$F$38:.$F$138];[.$B28];[.AU$38:.AU$138])" table:style-name="ce60">
            <text:p>29</text:p>
          </table:table-cell>
          <table:table-cell office:value-type="float" office:value="29" table:formula="of:=SUMIF([.$F$38:.$F$138];[.$B28];[.AV$38:.AV$138])" table:style-name="ce60">
            <text:p>29</text:p>
          </table:table-cell>
          <table:table-cell office:value-type="float" office:value="29" table:formula="of:=SUMIF([.$F$38:.$F$138];[.$B28];[.AW$38:.AW$138])" table:style-name="ce60">
            <text:p>29</text:p>
          </table:table-cell>
          <table:table-cell office:value-type="float" office:value="29" table:formula="of:=SUMIF([.$F$38:.$F$138];[.$B28];[.AX$38:.AX$138])" table:style-name="ce60">
            <text:p>29</text:p>
          </table:table-cell>
          <table:table-cell office:value-type="float" office:value="29" table:formula="of:=SUMIF([.$F$38:.$F$138];[.$B28];[.AY$38:.AY$138])" table:style-name="ce60">
            <text:p>29</text:p>
          </table:table-cell>
          <table:table-cell office:value-type="float" office:value="29" table:formula="of:=SUMIF([.$F$38:.$F$138];[.$B28];[.AZ$38:.AZ$138])" table:style-name="ce60">
            <text:p>29</text:p>
          </table:table-cell>
          <table:table-cell office:value-type="float" office:value="29" table:formula="of:=SUMIF([.$F$38:.$F$138];[.$B28];[.BA$38:.BA$138])" table:style-name="ce60">
            <text:p>29</text:p>
          </table:table-cell>
          <table:table-cell office:value-type="float" office:value="29" table:formula="of:=SUMIF([.$F$38:.$F$138];[.$B28];[.BB$38:.BB$138])" table:style-name="ce60">
            <text:p>29</text:p>
          </table:table-cell>
          <table:table-cell office:value-type="float" office:value="29" table:formula="of:=SUMIF([.$F$38:.$F$138];[.$B28];[.BC$38:.BC$138])" table:style-name="ce60">
            <text:p>29</text:p>
          </table:table-cell>
          <table:table-cell office:value-type="float" office:value="29" table:formula="of:=SUMIF([.$F$38:.$F$138];[.$B28];[.BD$38:.BD$138])" table:style-name="ce60">
            <text:p>29</text:p>
          </table:table-cell>
          <table:table-cell office:value-type="float" office:value="29" table:formula="of:=SUMIF([.$F$38:.$F$138];[.$B28];[.BE$38:.BE$138])" table:style-name="ce60">
            <text:p>29</text:p>
          </table:table-cell>
          <table:table-cell office:value-type="float" office:value="29" table:formula="of:=SUMIF([.$F$38:.$F$138];[.$B28];[.BF$38:.BF$138])" table:style-name="ce60">
            <text:p>29</text:p>
          </table:table-cell>
          <table:table-cell office:value-type="float" office:value="29" table:formula="of:=SUMIF([.$F$38:.$F$138];[.$B28];[.BG$38:.BG$138])" table:style-name="ce60">
            <text:p>29</text:p>
          </table:table-cell>
          <table:table-cell office:value-type="float" office:value="29" table:formula="of:=SUMIF([.$F$38:.$F$138];[.$B28];[.BH$38:.BH$138])" table:style-name="ce60">
            <text:p>29</text:p>
          </table:table-cell>
          <table:table-cell office:value-type="float" office:value="29" table:formula="of:=SUMIF([.$F$38:.$F$138];[.$B28];[.BI$38:.BI$138])" table:style-name="ce60">
            <text:p>29</text:p>
          </table:table-cell>
          <table:table-cell office:value-type="float" office:value="29" table:formula="of:=SUMIF([.$F$38:.$F$138];[.$B28];[.BJ$38:.BJ$138])" table:style-name="ce60">
            <text:p>29</text:p>
          </table:table-cell>
          <table:table-cell office:value-type="float" office:value="29" table:formula="of:=SUMIF([.$F$38:.$F$138];[.$B28];[.BK$38:.BK$138])" table:style-name="ce60">
            <text:p>29</text:p>
          </table:table-cell>
          <table:table-cell office:value-type="float" office:value="29" table:formula="of:=SUMIF([.$F$38:.$F$138];[.$B28];[.BL$38:.BL$138])" table:style-name="ce60">
            <text:p>29</text:p>
          </table:table-cell>
          <table:table-cell office:value-type="float" office:value="29" table:formula="of:=SUMIF([.$F$38:.$F$138];[.$B28];[.BM$38:.BM$138])" table:style-name="ce60">
            <text:p>29</text:p>
          </table:table-cell>
          <table:table-cell office:value-type="float" office:value="29" table:formula="of:=SUMIF([.$F$38:.$F$138];[.$B28];[.BN$38:.BN$138])" table:style-name="ce60">
            <text:p>29</text:p>
          </table:table-cell>
          <table:table-cell office:value-type="float" office:value="29" table:formula="of:=SUMIF([.$F$38:.$F$138];[.$B28];[.BO$38:.BO$138])" table:style-name="ce60">
            <text:p>29</text:p>
          </table:table-cell>
          <table:table-cell office:value-type="float" office:value="29" table:formula="of:=SUMIF([.$F$38:.$F$138];[.$B28];[.BP$38:.BP$138])" table:style-name="ce60">
            <text:p>29</text:p>
          </table:table-cell>
          <table:table-cell office:value-type="float" office:value="29" table:formula="of:=SUMIF([.$F$38:.$F$138];[.$B28];[.BQ$38:.BQ$138])" table:style-name="ce60">
            <text:p>29</text:p>
          </table:table-cell>
          <table:table-cell office:value-type="float" office:value="29" table:formula="of:=SUMIF([.$F$38:.$F$138];[.$B28];[.BR$38:.BR$138])" table:style-name="ce60">
            <text:p>29</text:p>
          </table:table-cell>
          <table:table-cell office:value-type="float" office:value="29" table:formula="of:=SUMIF([.$F$38:.$F$138];[.$B28];[.BS$38:.BS$138])" table:style-name="ce60">
            <text:p>29</text:p>
          </table:table-cell>
          <table:table-cell office:value-type="float" office:value="29" table:formula="of:=SUMIF([.$F$38:.$F$138];[.$B28];[.BT$38:.BT$138])" table:style-name="ce60">
            <text:p>29</text:p>
          </table:table-cell>
          <table:table-cell office:value-type="float" office:value="29" table:formula="of:=SUMIF([.$F$38:.$F$138];[.$B28];[.BU$38:.BU$138])" table:style-name="ce60">
            <text:p>29</text:p>
          </table:table-cell>
          <table:table-cell office:value-type="float" office:value="29" table:formula="of:=SUMIF([.$F$38:.$F$138];[.$B28];[.BV$38:.BV$138])" table:style-name="ce60">
            <text:p>29</text:p>
          </table:table-cell>
          <table:table-cell office:value-type="float" office:value="29" table:formula="of:=SUMIF([.$F$38:.$F$138];[.$B28];[.BW$38:.BW$138])" table:style-name="ce60">
            <text:p>29</text:p>
          </table:table-cell>
          <table:table-cell office:value-type="float" office:value="29" table:formula="of:=SUMIF([.$F$38:.$F$138];[.$B28];[.BX$38:.BX$138])" table:style-name="ce60">
            <text:p>29</text:p>
          </table:table-cell>
          <table:table-cell office:value-type="float" office:value="29" table:formula="of:=SUMIF([.$F$38:.$F$138];[.$B28];[.BY$38:.BY$138])" table:style-name="ce60">
            <text:p>29</text:p>
          </table:table-cell>
          <table:table-cell office:value-type="float" office:value="29" table:formula="of:=SUMIF([.$F$38:.$F$138];[.$B28];[.BZ$38:.BZ$138])" table:style-name="ce60">
            <text:p>29</text:p>
          </table:table-cell>
          <table:table-cell office:value-type="float" office:value="29" table:formula="of:=SUMIF([.$F$38:.$F$138];[.$B28];[.CA$38:.CA$138])" table:style-name="ce60">
            <text:p>29</text:p>
          </table:table-cell>
          <table:table-cell office:value-type="float" office:value="29" table:formula="of:=SUMIF([.$F$38:.$F$138];[.$B28];[.CB$38:.CB$138])" table:style-name="ce60">
            <text:p>29</text:p>
          </table:table-cell>
          <table:table-cell office:value-type="float" office:value="29" table:formula="of:=SUMIF([.$F$38:.$F$138];[.$B28];[.CC$38:.CC$138])" table:style-name="ce60">
            <text:p>29</text:p>
          </table:table-cell>
          <table:table-cell office:value-type="float" office:value="29" table:formula="of:=SUMIF([.$F$38:.$F$138];[.$B28];[.CD$38:.CD$138])" table:style-name="ce60">
            <text:p>29</text:p>
          </table:table-cell>
          <table:table-cell office:value-type="float" office:value="29" table:formula="of:=SUMIF([.$F$38:.$F$138];[.$B28];[.CE$38:.CE$138])" table:style-name="ce60">
            <text:p>29</text:p>
          </table:table-cell>
          <table:table-cell office:value-type="float" office:value="29" table:formula="of:=SUMIF([.$F$38:.$F$138];[.$B28];[.CF$38:.CF$138])" table:style-name="ce60">
            <text:p>29</text:p>
          </table:table-cell>
          <table:table-cell office:value-type="float" office:value="29" table:formula="of:=SUMIF([.$F$38:.$F$138];[.$B28];[.CG$38:.CG$138])" table:style-name="ce60">
            <text:p>29</text:p>
          </table:table-cell>
          <table:table-cell office:value-type="float" office:value="29" table:formula="of:=SUMIF([.$F$38:.$F$138];[.$B28];[.CH$38:.CH$138])" table:style-name="ce60">
            <text:p>29</text:p>
          </table:table-cell>
          <table:table-cell office:value-type="float" office:value="29" table:formula="of:=SUMIF([.$F$38:.$F$138];[.$B28];[.CI$38:.CI$138])" table:style-name="ce60">
            <text:p>29</text:p>
          </table:table-cell>
          <table:table-cell office:value-type="float" office:value="29" table:formula="of:=SUMIF([.$F$38:.$F$138];[.$B28];[.CJ$38:.CJ$138])" table:style-name="ce60">
            <text:p>29</text:p>
          </table:table-cell>
          <table:table-cell office:value-type="float" office:value="29" table:formula="of:=SUMIF([.$F$38:.$F$138];[.$B28];[.CK$38:.CK$138])" table:style-name="ce60">
            <text:p>29</text:p>
          </table:table-cell>
          <table:table-cell office:value-type="float" office:value="29" table:formula="of:=SUMIF([.$F$38:.$F$138];[.$B28];[.CL$38:.CL$138])" table:style-name="ce60">
            <text:p>29</text:p>
          </table:table-cell>
          <table:table-cell office:value-type="float" office:value="29" table:formula="of:=SUMIF([.$F$38:.$F$138];[.$B28];[.CM$38:.CM$138])" table:style-name="ce60">
            <text:p>29</text:p>
          </table:table-cell>
          <table:table-cell office:value-type="float" office:value="29" table:formula="of:=SUMIF([.$F$38:.$F$138];[.$B28];[.CN$38:.CN$138])" table:style-name="ce60">
            <text:p>29</text:p>
          </table:table-cell>
          <table:table-cell office:value-type="float" office:value="29" table:formula="of:=SUMIF([.$F$38:.$F$138];[.$B28];[.CO$38:.CO$138])" table:style-name="ce60">
            <text:p>29</text:p>
          </table:table-cell>
          <table:table-cell office:value-type="float" office:value="29" table:formula="of:=SUMIF([.$F$38:.$F$138];[.$B28];[.CP$38:.CP$138])" table:style-name="ce60">
            <text:p>29</text:p>
          </table:table-cell>
          <table:table-cell office:value-type="float" office:value="29" table:formula="of:=SUMIF([.$F$38:.$F$138];[.$B28];[.CQ$38:.CQ$138])" table:style-name="ce60">
            <text:p>29</text:p>
          </table:table-cell>
          <table:table-cell office:value-type="float" office:value="29" table:formula="of:=SUMIF([.$F$38:.$F$138];[.$B28];[.CR$38:.CR$138])" table:style-name="ce60">
            <text:p>29</text:p>
          </table:table-cell>
          <table:table-cell office:value-type="float" office:value="29" table:formula="of:=SUMIF([.$F$38:.$F$138];[.$B28];[.CS$38:.CS$138])" table:style-name="ce60">
            <text:p>29</text:p>
          </table:table-cell>
          <table:table-cell office:value-type="float" office:value="29" table:formula="of:=SUMIF([.$F$38:.$F$138];[.$B28];[.CT$38:.CT$138])" table:style-name="ce60">
            <text:p>29</text:p>
          </table:table-cell>
          <table:table-cell office:value-type="float" office:value="29" table:formula="of:=SUMIF([.$F$38:.$F$138];[.$B28];[.CU$38:.CU$138])" table:style-name="ce60">
            <text:p>29</text:p>
          </table:table-cell>
          <table:table-cell office:value-type="float" office:value="29" table:formula="of:=SUMIF([.$F$38:.$F$138];[.$B28];[.CV$38:.CV$138])" table:style-name="ce60">
            <text:p>29</text:p>
          </table:table-cell>
          <table:table-cell office:value-type="float" office:value="29" table:formula="of:=SUMIF([.$F$38:.$F$138];[.$B28];[.CW$38:.CW$138])" table:style-name="ce60">
            <text:p>29</text:p>
          </table:table-cell>
          <table:table-cell office:value-type="float" office:value="29" table:formula="of:=SUMIF([.$F$38:.$F$138];[.$B28];[.CX$38:.CX$138])" table:style-name="ce60">
            <text:p>29</text:p>
          </table:table-cell>
          <table:table-cell office:value-type="float" office:value="29" table:formula="of:=SUMIF([.$F$38:.$F$138];[.$B28];[.CY$38:.CY$138])" table:style-name="ce60">
            <text:p>29</text:p>
          </table:table-cell>
          <table:table-cell office:value-type="float" office:value="29" table:formula="of:=SUMIF([.$F$38:.$F$138];[.$B28];[.CZ$38:.CZ$138])" table:style-name="ce60">
            <text:p>29</text:p>
          </table:table-cell>
          <table:table-cell office:value-type="float" office:value="29" table:formula="of:=SUMIF([.$F$38:.$F$138];[.$B28];[.DA$38:.DA$138])" table:style-name="ce60">
            <text:p>29</text:p>
          </table:table-cell>
          <table:table-cell office:value-type="float" office:value="29" table:formula="of:=SUMIF([.$F$38:.$F$138];[.$B28];[.DB$38:.DB$138])" table:style-name="ce60">
            <text:p>29</text:p>
          </table:table-cell>
          <table:table-cell table:number-columns-repeated="16278"/>
        </table:table-row>
        <table:table-row table:style-name="ro3">
          <table:table-cell table:style-name="ce43"/>
          <table:table-cell table:number-columns-repeated="105" table:style-name="ce30"/>
          <table:table-cell table:number-columns-repeated="16278"/>
        </table:table-row>
        <table:table-row table:style-name="ro3">
          <table:table-cell office:value-type="string" table:style-name="ce32">
            <text:p>Remaining Hours By Priority</text:p>
          </table:table-cell>
          <table:table-cell table:style-name="ce33"/>
          <table:table-cell office:value-type="string" table:style-name="ce34">
            <text:p>Est.</text:p>
          </table:table-cell>
          <table:table-cell office:value-type="string" table:style-name="ce35">
            <text:p>Rem.</text:p>
          </table:table-cell>
          <table:table-cell office:value-type="string" table:style-name="ce33">
            <text:p>BDV</text:p>
          </table:table-cell>
          <table:table-cell table:number-columns-repeated="101" table:style-name="ce33"/>
          <table:table-cell table:number-columns-repeated="16278"/>
        </table:table-row>
        <table:table-row table:style-name="ro3">
          <table:table-cell office:value-type="string" table:style-name="ce37">
            <text:p>Highest Priority</text:p>
          </table:table-cell>
          <table:table-cell office:value-type="float" office:value="1" table:style-name="ce56">
            <text:p>1</text:p>
          </table:table-cell>
          <table:table-cell office:value-type="float" office:value="0" table:formula="of:=SUMIF([.$B$38:.$B$138];[.$B31];[.$C$38:.$C$138])" table:style-name="ce52">
            <text:p>0</text:p>
          </table:table-cell>
          <table:table-cell office:value-type="float" office:value="0" table:formula="of:=SUMIF([.$B$38:.$B$138];[.$B31];[.$D$38:.$D$138])" table:style-name="ce55">
            <text:p>0</text:p>
          </table:table-cell>
          <table:table-cell office:value-type="float" office:value="0" table:formula="of:=([.C31]-[.D31])/[.B$1]" table:style-name="ce54">
            <text:p>0</text:p>
          </table:table-cell>
          <table:table-cell table:style-name="ce30"/>
          <table:table-cell office:value-type="float" office:value="0" table:formula="of:=SUMIF([.$B$38:.$B$138];[.$B31];[.G$38:.G$138])" table:style-name="ce60">
            <text:p>0</text:p>
          </table:table-cell>
          <table:table-cell office:value-type="float" office:value="0" table:formula="of:=SUMIF([.$B$38:.$B$138];[.$B31];[.H$38:.H$138])" table:style-name="ce60">
            <text:p>0</text:p>
          </table:table-cell>
          <table:table-cell office:value-type="float" office:value="0" table:formula="of:=SUMIF([.$B$38:.$B$138];[.$B31];[.I$38:.I$138])" table:style-name="ce60">
            <text:p>0</text:p>
          </table:table-cell>
          <table:table-cell office:value-type="float" office:value="0" table:formula="of:=SUMIF([.$B$38:.$B$138];[.$B31];[.J$38:.J$138])" table:style-name="ce60">
            <text:p>0</text:p>
          </table:table-cell>
          <table:table-cell office:value-type="float" office:value="0" table:formula="of:=SUMIF([.$B$38:.$B$138];[.$B31];[.K$38:.K$138])" table:style-name="ce60">
            <text:p>0</text:p>
          </table:table-cell>
          <table:table-cell office:value-type="float" office:value="0" table:formula="of:=SUMIF([.$B$38:.$B$138];[.$B31];[.L$38:.L$138])" table:style-name="ce60">
            <text:p>0</text:p>
          </table:table-cell>
          <table:table-cell office:value-type="float" office:value="0" table:formula="of:=SUMIF([.$B$38:.$B$138];[.$B31];[.M$38:.M$138])" table:style-name="ce60">
            <text:p>0</text:p>
          </table:table-cell>
          <table:table-cell office:value-type="float" office:value="0" table:formula="of:=SUMIF([.$B$38:.$B$138];[.$B31];[.N$38:.N$138])" table:style-name="ce60">
            <text:p>0</text:p>
          </table:table-cell>
          <table:table-cell office:value-type="float" office:value="0" table:formula="of:=SUMIF([.$B$38:.$B$138];[.$B31];[.O$38:.O$138])" table:style-name="ce60">
            <text:p>0</text:p>
          </table:table-cell>
          <table:table-cell office:value-type="float" office:value="0" table:formula="of:=SUMIF([.$B$38:.$B$138];[.$B31];[.P$38:.P$138])" table:style-name="ce60">
            <text:p>0</text:p>
          </table:table-cell>
          <table:table-cell office:value-type="float" office:value="0" table:formula="of:=SUMIF([.$B$38:.$B$138];[.$B31];[.Q$38:.Q$138])" table:style-name="ce60">
            <text:p>0</text:p>
          </table:table-cell>
          <table:table-cell office:value-type="float" office:value="0" table:formula="of:=SUMIF([.$B$38:.$B$138];[.$B31];[.R$38:.R$138])" table:style-name="ce60">
            <text:p>0</text:p>
          </table:table-cell>
          <table:table-cell office:value-type="float" office:value="0" table:formula="of:=SUMIF([.$B$38:.$B$138];[.$B31];[.S$38:.S$138])" table:style-name="ce60">
            <text:p>0</text:p>
          </table:table-cell>
          <table:table-cell office:value-type="float" office:value="0" table:formula="of:=SUMIF([.$B$38:.$B$138];[.$B31];[.T$38:.T$138])" table:style-name="ce60">
            <text:p>0</text:p>
          </table:table-cell>
          <table:table-cell office:value-type="float" office:value="0" table:formula="of:=SUMIF([.$B$38:.$B$138];[.$B31];[.U$38:.U$138])" table:style-name="ce60">
            <text:p>0</text:p>
          </table:table-cell>
          <table:table-cell office:value-type="float" office:value="0" table:formula="of:=SUMIF([.$B$38:.$B$138];[.$B31];[.V$38:.V$138])" table:style-name="ce60">
            <text:p>0</text:p>
          </table:table-cell>
          <table:table-cell office:value-type="float" office:value="0" table:formula="of:=SUMIF([.$B$38:.$B$138];[.$B31];[.W$38:.W$138])" table:style-name="ce60">
            <text:p>0</text:p>
          </table:table-cell>
          <table:table-cell office:value-type="float" office:value="0" table:formula="of:=SUMIF([.$B$38:.$B$138];[.$B31];[.X$38:.X$138])" table:style-name="ce60">
            <text:p>0</text:p>
          </table:table-cell>
          <table:table-cell office:value-type="float" office:value="0" table:formula="of:=SUMIF([.$B$38:.$B$138];[.$B31];[.Y$38:.Y$138])" table:style-name="ce60">
            <text:p>0</text:p>
          </table:table-cell>
          <table:table-cell office:value-type="float" office:value="0" table:formula="of:=SUMIF([.$B$38:.$B$138];[.$B31];[.Z$38:.Z$138])" table:style-name="ce60">
            <text:p>0</text:p>
          </table:table-cell>
          <table:table-cell office:value-type="float" office:value="0" table:formula="of:=SUMIF([.$B$38:.$B$138];[.$B31];[.AA$38:.AA$138])" table:style-name="ce60">
            <text:p>0</text:p>
          </table:table-cell>
          <table:table-cell office:value-type="float" office:value="0" table:formula="of:=SUMIF([.$B$38:.$B$138];[.$B31];[.AB$38:.AB$138])" table:style-name="ce60">
            <text:p>0</text:p>
          </table:table-cell>
          <table:table-cell office:value-type="float" office:value="0" table:formula="of:=SUMIF([.$B$38:.$B$138];[.$B31];[.AC$38:.AC$138])" table:style-name="ce60">
            <text:p>0</text:p>
          </table:table-cell>
          <table:table-cell office:value-type="float" office:value="0" table:formula="of:=SUMIF([.$B$38:.$B$138];[.$B31];[.AD$38:.AD$138])" table:style-name="ce60">
            <text:p>0</text:p>
          </table:table-cell>
          <table:table-cell office:value-type="float" office:value="0" table:formula="of:=SUMIF([.$B$38:.$B$138];[.$B31];[.AE$38:.AE$138])" table:style-name="ce60">
            <text:p>0</text:p>
          </table:table-cell>
          <table:table-cell office:value-type="float" office:value="0" table:formula="of:=SUMIF([.$B$38:.$B$138];[.$B31];[.AF$38:.AF$138])" table:style-name="ce60">
            <text:p>0</text:p>
          </table:table-cell>
          <table:table-cell office:value-type="float" office:value="0" table:formula="of:=SUMIF([.$B$38:.$B$138];[.$B31];[.AG$38:.AG$138])" table:style-name="ce60">
            <text:p>0</text:p>
          </table:table-cell>
          <table:table-cell office:value-type="float" office:value="0" table:formula="of:=SUMIF([.$B$38:.$B$138];[.$B31];[.AH$38:.AH$138])" table:style-name="ce60">
            <text:p>0</text:p>
          </table:table-cell>
          <table:table-cell office:value-type="float" office:value="0" table:formula="of:=SUMIF([.$B$38:.$B$138];[.$B31];[.AI$38:.AI$138])" table:style-name="ce60">
            <text:p>0</text:p>
          </table:table-cell>
          <table:table-cell office:value-type="float" office:value="0" table:formula="of:=SUMIF([.$B$38:.$B$138];[.$B31];[.AJ$38:.AJ$138])" table:style-name="ce60">
            <text:p>0</text:p>
          </table:table-cell>
          <table:table-cell office:value-type="float" office:value="0" table:formula="of:=SUMIF([.$B$38:.$B$138];[.$B31];[.AK$38:.AK$138])" table:style-name="ce60">
            <text:p>0</text:p>
          </table:table-cell>
          <table:table-cell office:value-type="float" office:value="0" table:formula="of:=SUMIF([.$B$38:.$B$138];[.$B31];[.AL$38:.AL$138])" table:style-name="ce60">
            <text:p>0</text:p>
          </table:table-cell>
          <table:table-cell office:value-type="float" office:value="0" table:formula="of:=SUMIF([.$B$38:.$B$138];[.$B31];[.AM$38:.AM$138])" table:style-name="ce60">
            <text:p>0</text:p>
          </table:table-cell>
          <table:table-cell office:value-type="float" office:value="0" table:formula="of:=SUMIF([.$B$38:.$B$138];[.$B31];[.AN$38:.AN$138])" table:style-name="ce60">
            <text:p>0</text:p>
          </table:table-cell>
          <table:table-cell office:value-type="float" office:value="0" table:formula="of:=SUMIF([.$B$38:.$B$138];[.$B31];[.AO$38:.AO$138])" table:style-name="ce60">
            <text:p>0</text:p>
          </table:table-cell>
          <table:table-cell office:value-type="float" office:value="0" table:formula="of:=SUMIF([.$B$38:.$B$138];[.$B31];[.AP$38:.AP$138])" table:style-name="ce60">
            <text:p>0</text:p>
          </table:table-cell>
          <table:table-cell office:value-type="float" office:value="0" table:formula="of:=SUMIF([.$B$38:.$B$138];[.$B31];[.AQ$38:.AQ$138])" table:style-name="ce60">
            <text:p>0</text:p>
          </table:table-cell>
          <table:table-cell office:value-type="float" office:value="0" table:formula="of:=SUMIF([.$B$38:.$B$138];[.$B31];[.AR$38:.AR$138])" table:style-name="ce60">
            <text:p>0</text:p>
          </table:table-cell>
          <table:table-cell office:value-type="float" office:value="0" table:formula="of:=SUMIF([.$B$38:.$B$138];[.$B31];[.AS$38:.AS$138])" table:style-name="ce60">
            <text:p>0</text:p>
          </table:table-cell>
          <table:table-cell office:value-type="float" office:value="0" table:formula="of:=SUMIF([.$B$38:.$B$138];[.$B31];[.AT$38:.AT$138])" table:style-name="ce60">
            <text:p>0</text:p>
          </table:table-cell>
          <table:table-cell office:value-type="float" office:value="0" table:formula="of:=SUMIF([.$B$38:.$B$138];[.$B31];[.AU$38:.AU$138])" table:style-name="ce60">
            <text:p>0</text:p>
          </table:table-cell>
          <table:table-cell office:value-type="float" office:value="0" table:formula="of:=SUMIF([.$B$38:.$B$138];[.$B31];[.AV$38:.AV$138])" table:style-name="ce60">
            <text:p>0</text:p>
          </table:table-cell>
          <table:table-cell office:value-type="float" office:value="0" table:formula="of:=SUMIF([.$B$38:.$B$138];[.$B31];[.AW$38:.AW$138])" table:style-name="ce60">
            <text:p>0</text:p>
          </table:table-cell>
          <table:table-cell office:value-type="float" office:value="0" table:formula="of:=SUMIF([.$B$38:.$B$138];[.$B31];[.AX$38:.AX$138])" table:style-name="ce60">
            <text:p>0</text:p>
          </table:table-cell>
          <table:table-cell office:value-type="float" office:value="0" table:formula="of:=SUMIF([.$B$38:.$B$138];[.$B31];[.AY$38:.AY$138])" table:style-name="ce60">
            <text:p>0</text:p>
          </table:table-cell>
          <table:table-cell office:value-type="float" office:value="0" table:formula="of:=SUMIF([.$B$38:.$B$138];[.$B31];[.AZ$38:.AZ$138])" table:style-name="ce60">
            <text:p>0</text:p>
          </table:table-cell>
          <table:table-cell office:value-type="float" office:value="0" table:formula="of:=SUMIF([.$B$38:.$B$138];[.$B31];[.BA$38:.BA$138])" table:style-name="ce60">
            <text:p>0</text:p>
          </table:table-cell>
          <table:table-cell office:value-type="float" office:value="0" table:formula="of:=SUMIF([.$B$38:.$B$138];[.$B31];[.BB$38:.BB$138])" table:style-name="ce60">
            <text:p>0</text:p>
          </table:table-cell>
          <table:table-cell office:value-type="float" office:value="0" table:formula="of:=SUMIF([.$B$38:.$B$138];[.$B31];[.BC$38:.BC$138])" table:style-name="ce60">
            <text:p>0</text:p>
          </table:table-cell>
          <table:table-cell office:value-type="float" office:value="0" table:formula="of:=SUMIF([.$B$38:.$B$138];[.$B31];[.BD$38:.BD$138])" table:style-name="ce60">
            <text:p>0</text:p>
          </table:table-cell>
          <table:table-cell office:value-type="float" office:value="0" table:formula="of:=SUMIF([.$B$38:.$B$138];[.$B31];[.BE$38:.BE$138])" table:style-name="ce60">
            <text:p>0</text:p>
          </table:table-cell>
          <table:table-cell office:value-type="float" office:value="0" table:formula="of:=SUMIF([.$B$38:.$B$138];[.$B31];[.BF$38:.BF$138])" table:style-name="ce60">
            <text:p>0</text:p>
          </table:table-cell>
          <table:table-cell office:value-type="float" office:value="0" table:formula="of:=SUMIF([.$B$38:.$B$138];[.$B31];[.BG$38:.BG$138])" table:style-name="ce60">
            <text:p>0</text:p>
          </table:table-cell>
          <table:table-cell office:value-type="float" office:value="0" table:formula="of:=SUMIF([.$B$38:.$B$138];[.$B31];[.BH$38:.BH$138])" table:style-name="ce60">
            <text:p>0</text:p>
          </table:table-cell>
          <table:table-cell office:value-type="float" office:value="0" table:formula="of:=SUMIF([.$B$38:.$B$138];[.$B31];[.BI$38:.BI$138])" table:style-name="ce60">
            <text:p>0</text:p>
          </table:table-cell>
          <table:table-cell office:value-type="float" office:value="0" table:formula="of:=SUMIF([.$B$38:.$B$138];[.$B31];[.BJ$38:.BJ$138])" table:style-name="ce60">
            <text:p>0</text:p>
          </table:table-cell>
          <table:table-cell office:value-type="float" office:value="0" table:formula="of:=SUMIF([.$B$38:.$B$138];[.$B31];[.BK$38:.BK$138])" table:style-name="ce60">
            <text:p>0</text:p>
          </table:table-cell>
          <table:table-cell office:value-type="float" office:value="0" table:formula="of:=SUMIF([.$B$38:.$B$138];[.$B31];[.BL$38:.BL$138])" table:style-name="ce60">
            <text:p>0</text:p>
          </table:table-cell>
          <table:table-cell office:value-type="float" office:value="0" table:formula="of:=SUMIF([.$B$38:.$B$138];[.$B31];[.BM$38:.BM$138])" table:style-name="ce60">
            <text:p>0</text:p>
          </table:table-cell>
          <table:table-cell office:value-type="float" office:value="0" table:formula="of:=SUMIF([.$B$38:.$B$138];[.$B31];[.BN$38:.BN$138])" table:style-name="ce60">
            <text:p>0</text:p>
          </table:table-cell>
          <table:table-cell office:value-type="float" office:value="0" table:formula="of:=SUMIF([.$B$38:.$B$138];[.$B31];[.BO$38:.BO$138])" table:style-name="ce60">
            <text:p>0</text:p>
          </table:table-cell>
          <table:table-cell office:value-type="float" office:value="0" table:formula="of:=SUMIF([.$B$38:.$B$138];[.$B31];[.BP$38:.BP$138])" table:style-name="ce60">
            <text:p>0</text:p>
          </table:table-cell>
          <table:table-cell office:value-type="float" office:value="0" table:formula="of:=SUMIF([.$B$38:.$B$138];[.$B31];[.BQ$38:.BQ$138])" table:style-name="ce60">
            <text:p>0</text:p>
          </table:table-cell>
          <table:table-cell office:value-type="float" office:value="0" table:formula="of:=SUMIF([.$B$38:.$B$138];[.$B31];[.BR$38:.BR$138])" table:style-name="ce60">
            <text:p>0</text:p>
          </table:table-cell>
          <table:table-cell office:value-type="float" office:value="0" table:formula="of:=SUMIF([.$B$38:.$B$138];[.$B31];[.BS$38:.BS$138])" table:style-name="ce60">
            <text:p>0</text:p>
          </table:table-cell>
          <table:table-cell office:value-type="float" office:value="0" table:formula="of:=SUMIF([.$B$38:.$B$138];[.$B31];[.BT$38:.BT$138])" table:style-name="ce60">
            <text:p>0</text:p>
          </table:table-cell>
          <table:table-cell office:value-type="float" office:value="0" table:formula="of:=SUMIF([.$B$38:.$B$138];[.$B31];[.BU$38:.BU$138])" table:style-name="ce60">
            <text:p>0</text:p>
          </table:table-cell>
          <table:table-cell office:value-type="float" office:value="0" table:formula="of:=SUMIF([.$B$38:.$B$138];[.$B31];[.BV$38:.BV$138])" table:style-name="ce60">
            <text:p>0</text:p>
          </table:table-cell>
          <table:table-cell office:value-type="float" office:value="0" table:formula="of:=SUMIF([.$B$38:.$B$138];[.$B31];[.BW$38:.BW$138])" table:style-name="ce60">
            <text:p>0</text:p>
          </table:table-cell>
          <table:table-cell office:value-type="float" office:value="0" table:formula="of:=SUMIF([.$B$38:.$B$138];[.$B31];[.BX$38:.BX$138])" table:style-name="ce60">
            <text:p>0</text:p>
          </table:table-cell>
          <table:table-cell office:value-type="float" office:value="0" table:formula="of:=SUMIF([.$B$38:.$B$138];[.$B31];[.BY$38:.BY$138])" table:style-name="ce60">
            <text:p>0</text:p>
          </table:table-cell>
          <table:table-cell office:value-type="float" office:value="0" table:formula="of:=SUMIF([.$B$38:.$B$138];[.$B31];[.BZ$38:.BZ$138])" table:style-name="ce60">
            <text:p>0</text:p>
          </table:table-cell>
          <table:table-cell office:value-type="float" office:value="0" table:formula="of:=SUMIF([.$B$38:.$B$138];[.$B31];[.CA$38:.CA$138])" table:style-name="ce60">
            <text:p>0</text:p>
          </table:table-cell>
          <table:table-cell office:value-type="float" office:value="0" table:formula="of:=SUMIF([.$B$38:.$B$138];[.$B31];[.CB$38:.CB$138])" table:style-name="ce60">
            <text:p>0</text:p>
          </table:table-cell>
          <table:table-cell office:value-type="float" office:value="0" table:formula="of:=SUMIF([.$B$38:.$B$138];[.$B31];[.CC$38:.CC$138])" table:style-name="ce60">
            <text:p>0</text:p>
          </table:table-cell>
          <table:table-cell office:value-type="float" office:value="0" table:formula="of:=SUMIF([.$B$38:.$B$138];[.$B31];[.CD$38:.CD$138])" table:style-name="ce60">
            <text:p>0</text:p>
          </table:table-cell>
          <table:table-cell office:value-type="float" office:value="0" table:formula="of:=SUMIF([.$B$38:.$B$138];[.$B31];[.CE$38:.CE$138])" table:style-name="ce60">
            <text:p>0</text:p>
          </table:table-cell>
          <table:table-cell office:value-type="float" office:value="0" table:formula="of:=SUMIF([.$B$38:.$B$138];[.$B31];[.CF$38:.CF$138])" table:style-name="ce60">
            <text:p>0</text:p>
          </table:table-cell>
          <table:table-cell office:value-type="float" office:value="0" table:formula="of:=SUMIF([.$B$38:.$B$138];[.$B31];[.CG$38:.CG$138])" table:style-name="ce60">
            <text:p>0</text:p>
          </table:table-cell>
          <table:table-cell office:value-type="float" office:value="0" table:formula="of:=SUMIF([.$B$38:.$B$138];[.$B31];[.CH$38:.CH$138])" table:style-name="ce60">
            <text:p>0</text:p>
          </table:table-cell>
          <table:table-cell office:value-type="float" office:value="0" table:formula="of:=SUMIF([.$B$38:.$B$138];[.$B31];[.CI$38:.CI$138])" table:style-name="ce60">
            <text:p>0</text:p>
          </table:table-cell>
          <table:table-cell office:value-type="float" office:value="0" table:formula="of:=SUMIF([.$B$38:.$B$138];[.$B31];[.CJ$38:.CJ$138])" table:style-name="ce60">
            <text:p>0</text:p>
          </table:table-cell>
          <table:table-cell office:value-type="float" office:value="0" table:formula="of:=SUMIF([.$B$38:.$B$138];[.$B31];[.CK$38:.CK$138])" table:style-name="ce60">
            <text:p>0</text:p>
          </table:table-cell>
          <table:table-cell office:value-type="float" office:value="0" table:formula="of:=SUMIF([.$B$38:.$B$138];[.$B31];[.CL$38:.CL$138])" table:style-name="ce60">
            <text:p>0</text:p>
          </table:table-cell>
          <table:table-cell office:value-type="float" office:value="0" table:formula="of:=SUMIF([.$B$38:.$B$138];[.$B31];[.CM$38:.CM$138])" table:style-name="ce60">
            <text:p>0</text:p>
          </table:table-cell>
          <table:table-cell office:value-type="float" office:value="0" table:formula="of:=SUMIF([.$B$38:.$B$138];[.$B31];[.CN$38:.CN$138])" table:style-name="ce60">
            <text:p>0</text:p>
          </table:table-cell>
          <table:table-cell office:value-type="float" office:value="0" table:formula="of:=SUMIF([.$B$38:.$B$138];[.$B31];[.CO$38:.CO$138])" table:style-name="ce60">
            <text:p>0</text:p>
          </table:table-cell>
          <table:table-cell office:value-type="float" office:value="0" table:formula="of:=SUMIF([.$B$38:.$B$138];[.$B31];[.CP$38:.CP$138])" table:style-name="ce60">
            <text:p>0</text:p>
          </table:table-cell>
          <table:table-cell office:value-type="float" office:value="0" table:formula="of:=SUMIF([.$B$38:.$B$138];[.$B31];[.CQ$38:.CQ$138])" table:style-name="ce60">
            <text:p>0</text:p>
          </table:table-cell>
          <table:table-cell office:value-type="float" office:value="0" table:formula="of:=SUMIF([.$B$38:.$B$138];[.$B31];[.CR$38:.CR$138])" table:style-name="ce60">
            <text:p>0</text:p>
          </table:table-cell>
          <table:table-cell office:value-type="float" office:value="0" table:formula="of:=SUMIF([.$B$38:.$B$138];[.$B31];[.CS$38:.CS$138])" table:style-name="ce60">
            <text:p>0</text:p>
          </table:table-cell>
          <table:table-cell office:value-type="float" office:value="0" table:formula="of:=SUMIF([.$B$38:.$B$138];[.$B31];[.CT$38:.CT$138])" table:style-name="ce60">
            <text:p>0</text:p>
          </table:table-cell>
          <table:table-cell office:value-type="float" office:value="0" table:formula="of:=SUMIF([.$B$38:.$B$138];[.$B31];[.CU$38:.CU$138])" table:style-name="ce60">
            <text:p>0</text:p>
          </table:table-cell>
          <table:table-cell office:value-type="float" office:value="0" table:formula="of:=SUMIF([.$B$38:.$B$138];[.$B31];[.CV$38:.CV$138])" table:style-name="ce60">
            <text:p>0</text:p>
          </table:table-cell>
          <table:table-cell office:value-type="float" office:value="0" table:formula="of:=SUMIF([.$B$38:.$B$138];[.$B31];[.CW$38:.CW$138])" table:style-name="ce60">
            <text:p>0</text:p>
          </table:table-cell>
          <table:table-cell office:value-type="float" office:value="0" table:formula="of:=SUMIF([.$B$38:.$B$138];[.$B31];[.CX$38:.CX$138])" table:style-name="ce60">
            <text:p>0</text:p>
          </table:table-cell>
          <table:table-cell office:value-type="float" office:value="0" table:formula="of:=SUMIF([.$B$38:.$B$138];[.$B31];[.CY$38:.CY$138])" table:style-name="ce60">
            <text:p>0</text:p>
          </table:table-cell>
          <table:table-cell office:value-type="float" office:value="0" table:formula="of:=SUMIF([.$B$38:.$B$138];[.$B31];[.CZ$38:.CZ$138])" table:style-name="ce60">
            <text:p>0</text:p>
          </table:table-cell>
          <table:table-cell office:value-type="float" office:value="0" table:formula="of:=SUMIF([.$B$38:.$B$138];[.$B31];[.DA$38:.DA$138])" table:style-name="ce60">
            <text:p>0</text:p>
          </table:table-cell>
          <table:table-cell office:value-type="float" office:value="0" table:formula="of:=SUMIF([.$B$38:.$B$138];[.$B31];[.DB$38:.DB$138])" table:style-name="ce60">
            <text:p>0</text:p>
          </table:table-cell>
          <table:table-cell table:number-columns-repeated="16278"/>
        </table:table-row>
        <table:table-row table:style-name="ro3">
          <table:table-cell table:style-name="ce37"/>
          <table:table-cell office:value-type="float" office:value="2" table:style-name="ce56">
            <text:p>2</text:p>
          </table:table-cell>
          <table:table-cell office:value-type="float" office:value="0" table:formula="of:=SUMIF([.$B$38:.$B$138];[.$B32];[.$C$38:.$C$138])" table:style-name="ce52">
            <text:p>0</text:p>
          </table:table-cell>
          <table:table-cell office:value-type="float" office:value="0" table:formula="of:=SUMIF([.$B$38:.$B$138];[.$B32];[.$D$38:.$D$138])" table:style-name="ce55">
            <text:p>0</text:p>
          </table:table-cell>
          <table:table-cell office:value-type="float" office:value="0" table:formula="of:=([.C32]-[.D32])/[.B$1]" table:style-name="ce54">
            <text:p>0</text:p>
          </table:table-cell>
          <table:table-cell table:style-name="ce30"/>
          <table:table-cell office:value-type="float" office:value="0" table:formula="of:=SUMIF([.$B$38:.$B$138];[.$B32];[.G$38:.G$138])" table:style-name="ce60">
            <text:p>0</text:p>
          </table:table-cell>
          <table:table-cell office:value-type="float" office:value="0" table:formula="of:=SUMIF([.$B$38:.$B$138];[.$B32];[.H$38:.H$138])" table:style-name="ce60">
            <text:p>0</text:p>
          </table:table-cell>
          <table:table-cell office:value-type="float" office:value="0" table:formula="of:=SUMIF([.$B$38:.$B$138];[.$B32];[.I$38:.I$138])" table:style-name="ce60">
            <text:p>0</text:p>
          </table:table-cell>
          <table:table-cell office:value-type="float" office:value="0" table:formula="of:=SUMIF([.$B$38:.$B$138];[.$B32];[.J$38:.J$138])" table:style-name="ce60">
            <text:p>0</text:p>
          </table:table-cell>
          <table:table-cell office:value-type="float" office:value="0" table:formula="of:=SUMIF([.$B$38:.$B$138];[.$B32];[.K$38:.K$138])" table:style-name="ce60">
            <text:p>0</text:p>
          </table:table-cell>
          <table:table-cell office:value-type="float" office:value="0" table:formula="of:=SUMIF([.$B$38:.$B$138];[.$B32];[.L$38:.L$138])" table:style-name="ce60">
            <text:p>0</text:p>
          </table:table-cell>
          <table:table-cell office:value-type="float" office:value="0" table:formula="of:=SUMIF([.$B$38:.$B$138];[.$B32];[.M$38:.M$138])" table:style-name="ce60">
            <text:p>0</text:p>
          </table:table-cell>
          <table:table-cell office:value-type="float" office:value="0" table:formula="of:=SUMIF([.$B$38:.$B$138];[.$B32];[.N$38:.N$138])" table:style-name="ce60">
            <text:p>0</text:p>
          </table:table-cell>
          <table:table-cell office:value-type="float" office:value="0" table:formula="of:=SUMIF([.$B$38:.$B$138];[.$B32];[.O$38:.O$138])" table:style-name="ce60">
            <text:p>0</text:p>
          </table:table-cell>
          <table:table-cell office:value-type="float" office:value="0" table:formula="of:=SUMIF([.$B$38:.$B$138];[.$B32];[.P$38:.P$138])" table:style-name="ce60">
            <text:p>0</text:p>
          </table:table-cell>
          <table:table-cell office:value-type="float" office:value="0" table:formula="of:=SUMIF([.$B$38:.$B$138];[.$B32];[.Q$38:.Q$138])" table:style-name="ce60">
            <text:p>0</text:p>
          </table:table-cell>
          <table:table-cell office:value-type="float" office:value="0" table:formula="of:=SUMIF([.$B$38:.$B$138];[.$B32];[.R$38:.R$138])" table:style-name="ce60">
            <text:p>0</text:p>
          </table:table-cell>
          <table:table-cell office:value-type="float" office:value="0" table:formula="of:=SUMIF([.$B$38:.$B$138];[.$B32];[.S$38:.S$138])" table:style-name="ce60">
            <text:p>0</text:p>
          </table:table-cell>
          <table:table-cell office:value-type="float" office:value="0" table:formula="of:=SUMIF([.$B$38:.$B$138];[.$B32];[.T$38:.T$138])" table:style-name="ce60">
            <text:p>0</text:p>
          </table:table-cell>
          <table:table-cell office:value-type="float" office:value="0" table:formula="of:=SUMIF([.$B$38:.$B$138];[.$B32];[.U$38:.U$138])" table:style-name="ce60">
            <text:p>0</text:p>
          </table:table-cell>
          <table:table-cell office:value-type="float" office:value="0" table:formula="of:=SUMIF([.$B$38:.$B$138];[.$B32];[.V$38:.V$138])" table:style-name="ce60">
            <text:p>0</text:p>
          </table:table-cell>
          <table:table-cell office:value-type="float" office:value="0" table:formula="of:=SUMIF([.$B$38:.$B$138];[.$B32];[.W$38:.W$138])" table:style-name="ce60">
            <text:p>0</text:p>
          </table:table-cell>
          <table:table-cell office:value-type="float" office:value="0" table:formula="of:=SUMIF([.$B$38:.$B$138];[.$B32];[.X$38:.X$138])" table:style-name="ce60">
            <text:p>0</text:p>
          </table:table-cell>
          <table:table-cell office:value-type="float" office:value="0" table:formula="of:=SUMIF([.$B$38:.$B$138];[.$B32];[.Y$38:.Y$138])" table:style-name="ce60">
            <text:p>0</text:p>
          </table:table-cell>
          <table:table-cell office:value-type="float" office:value="0" table:formula="of:=SUMIF([.$B$38:.$B$138];[.$B32];[.Z$38:.Z$138])" table:style-name="ce60">
            <text:p>0</text:p>
          </table:table-cell>
          <table:table-cell office:value-type="float" office:value="0" table:formula="of:=SUMIF([.$B$38:.$B$138];[.$B32];[.AA$38:.AA$138])" table:style-name="ce60">
            <text:p>0</text:p>
          </table:table-cell>
          <table:table-cell office:value-type="float" office:value="0" table:formula="of:=SUMIF([.$B$38:.$B$138];[.$B32];[.AB$38:.AB$138])" table:style-name="ce60">
            <text:p>0</text:p>
          </table:table-cell>
          <table:table-cell office:value-type="float" office:value="0" table:formula="of:=SUMIF([.$B$38:.$B$138];[.$B32];[.AC$38:.AC$138])" table:style-name="ce60">
            <text:p>0</text:p>
          </table:table-cell>
          <table:table-cell office:value-type="float" office:value="0" table:formula="of:=SUMIF([.$B$38:.$B$138];[.$B32];[.AD$38:.AD$138])" table:style-name="ce60">
            <text:p>0</text:p>
          </table:table-cell>
          <table:table-cell office:value-type="float" office:value="0" table:formula="of:=SUMIF([.$B$38:.$B$138];[.$B32];[.AE$38:.AE$138])" table:style-name="ce60">
            <text:p>0</text:p>
          </table:table-cell>
          <table:table-cell office:value-type="float" office:value="0" table:formula="of:=SUMIF([.$B$38:.$B$138];[.$B32];[.AF$38:.AF$138])" table:style-name="ce60">
            <text:p>0</text:p>
          </table:table-cell>
          <table:table-cell office:value-type="float" office:value="0" table:formula="of:=SUMIF([.$B$38:.$B$138];[.$B32];[.AG$38:.AG$138])" table:style-name="ce60">
            <text:p>0</text:p>
          </table:table-cell>
          <table:table-cell office:value-type="float" office:value="0" table:formula="of:=SUMIF([.$B$38:.$B$138];[.$B32];[.AH$38:.AH$138])" table:style-name="ce60">
            <text:p>0</text:p>
          </table:table-cell>
          <table:table-cell office:value-type="float" office:value="0" table:formula="of:=SUMIF([.$B$38:.$B$138];[.$B32];[.AI$38:.AI$138])" table:style-name="ce60">
            <text:p>0</text:p>
          </table:table-cell>
          <table:table-cell office:value-type="float" office:value="0" table:formula="of:=SUMIF([.$B$38:.$B$138];[.$B32];[.AJ$38:.AJ$138])" table:style-name="ce60">
            <text:p>0</text:p>
          </table:table-cell>
          <table:table-cell office:value-type="float" office:value="0" table:formula="of:=SUMIF([.$B$38:.$B$138];[.$B32];[.AK$38:.AK$138])" table:style-name="ce60">
            <text:p>0</text:p>
          </table:table-cell>
          <table:table-cell office:value-type="float" office:value="0" table:formula="of:=SUMIF([.$B$38:.$B$138];[.$B32];[.AL$38:.AL$138])" table:style-name="ce60">
            <text:p>0</text:p>
          </table:table-cell>
          <table:table-cell office:value-type="float" office:value="0" table:formula="of:=SUMIF([.$B$38:.$B$138];[.$B32];[.AM$38:.AM$138])" table:style-name="ce60">
            <text:p>0</text:p>
          </table:table-cell>
          <table:table-cell office:value-type="float" office:value="0" table:formula="of:=SUMIF([.$B$38:.$B$138];[.$B32];[.AN$38:.AN$138])" table:style-name="ce60">
            <text:p>0</text:p>
          </table:table-cell>
          <table:table-cell office:value-type="float" office:value="0" table:formula="of:=SUMIF([.$B$38:.$B$138];[.$B32];[.AO$38:.AO$138])" table:style-name="ce60">
            <text:p>0</text:p>
          </table:table-cell>
          <table:table-cell office:value-type="float" office:value="0" table:formula="of:=SUMIF([.$B$38:.$B$138];[.$B32];[.AP$38:.AP$138])" table:style-name="ce60">
            <text:p>0</text:p>
          </table:table-cell>
          <table:table-cell office:value-type="float" office:value="0" table:formula="of:=SUMIF([.$B$38:.$B$138];[.$B32];[.AQ$38:.AQ$138])" table:style-name="ce60">
            <text:p>0</text:p>
          </table:table-cell>
          <table:table-cell office:value-type="float" office:value="0" table:formula="of:=SUMIF([.$B$38:.$B$138];[.$B32];[.AR$38:.AR$138])" table:style-name="ce60">
            <text:p>0</text:p>
          </table:table-cell>
          <table:table-cell office:value-type="float" office:value="0" table:formula="of:=SUMIF([.$B$38:.$B$138];[.$B32];[.AS$38:.AS$138])" table:style-name="ce60">
            <text:p>0</text:p>
          </table:table-cell>
          <table:table-cell office:value-type="float" office:value="0" table:formula="of:=SUMIF([.$B$38:.$B$138];[.$B32];[.AT$38:.AT$138])" table:style-name="ce60">
            <text:p>0</text:p>
          </table:table-cell>
          <table:table-cell office:value-type="float" office:value="0" table:formula="of:=SUMIF([.$B$38:.$B$138];[.$B32];[.AU$38:.AU$138])" table:style-name="ce60">
            <text:p>0</text:p>
          </table:table-cell>
          <table:table-cell office:value-type="float" office:value="0" table:formula="of:=SUMIF([.$B$38:.$B$138];[.$B32];[.AV$38:.AV$138])" table:style-name="ce60">
            <text:p>0</text:p>
          </table:table-cell>
          <table:table-cell office:value-type="float" office:value="0" table:formula="of:=SUMIF([.$B$38:.$B$138];[.$B32];[.AW$38:.AW$138])" table:style-name="ce60">
            <text:p>0</text:p>
          </table:table-cell>
          <table:table-cell office:value-type="float" office:value="0" table:formula="of:=SUMIF([.$B$38:.$B$138];[.$B32];[.AX$38:.AX$138])" table:style-name="ce60">
            <text:p>0</text:p>
          </table:table-cell>
          <table:table-cell office:value-type="float" office:value="0" table:formula="of:=SUMIF([.$B$38:.$B$138];[.$B32];[.AY$38:.AY$138])" table:style-name="ce60">
            <text:p>0</text:p>
          </table:table-cell>
          <table:table-cell office:value-type="float" office:value="0" table:formula="of:=SUMIF([.$B$38:.$B$138];[.$B32];[.AZ$38:.AZ$138])" table:style-name="ce60">
            <text:p>0</text:p>
          </table:table-cell>
          <table:table-cell office:value-type="float" office:value="0" table:formula="of:=SUMIF([.$B$38:.$B$138];[.$B32];[.BA$38:.BA$138])" table:style-name="ce60">
            <text:p>0</text:p>
          </table:table-cell>
          <table:table-cell office:value-type="float" office:value="0" table:formula="of:=SUMIF([.$B$38:.$B$138];[.$B32];[.BB$38:.BB$138])" table:style-name="ce60">
            <text:p>0</text:p>
          </table:table-cell>
          <table:table-cell office:value-type="float" office:value="0" table:formula="of:=SUMIF([.$B$38:.$B$138];[.$B32];[.BC$38:.BC$138])" table:style-name="ce60">
            <text:p>0</text:p>
          </table:table-cell>
          <table:table-cell office:value-type="float" office:value="0" table:formula="of:=SUMIF([.$B$38:.$B$138];[.$B32];[.BD$38:.BD$138])" table:style-name="ce60">
            <text:p>0</text:p>
          </table:table-cell>
          <table:table-cell office:value-type="float" office:value="0" table:formula="of:=SUMIF([.$B$38:.$B$138];[.$B32];[.BE$38:.BE$138])" table:style-name="ce60">
            <text:p>0</text:p>
          </table:table-cell>
          <table:table-cell office:value-type="float" office:value="0" table:formula="of:=SUMIF([.$B$38:.$B$138];[.$B32];[.BF$38:.BF$138])" table:style-name="ce60">
            <text:p>0</text:p>
          </table:table-cell>
          <table:table-cell office:value-type="float" office:value="0" table:formula="of:=SUMIF([.$B$38:.$B$138];[.$B32];[.BG$38:.BG$138])" table:style-name="ce60">
            <text:p>0</text:p>
          </table:table-cell>
          <table:table-cell office:value-type="float" office:value="0" table:formula="of:=SUMIF([.$B$38:.$B$138];[.$B32];[.BH$38:.BH$138])" table:style-name="ce60">
            <text:p>0</text:p>
          </table:table-cell>
          <table:table-cell office:value-type="float" office:value="0" table:formula="of:=SUMIF([.$B$38:.$B$138];[.$B32];[.BI$38:.BI$138])" table:style-name="ce60">
            <text:p>0</text:p>
          </table:table-cell>
          <table:table-cell office:value-type="float" office:value="0" table:formula="of:=SUMIF([.$B$38:.$B$138];[.$B32];[.BJ$38:.BJ$138])" table:style-name="ce60">
            <text:p>0</text:p>
          </table:table-cell>
          <table:table-cell office:value-type="float" office:value="0" table:formula="of:=SUMIF([.$B$38:.$B$138];[.$B32];[.BK$38:.BK$138])" table:style-name="ce60">
            <text:p>0</text:p>
          </table:table-cell>
          <table:table-cell office:value-type="float" office:value="0" table:formula="of:=SUMIF([.$B$38:.$B$138];[.$B32];[.BL$38:.BL$138])" table:style-name="ce60">
            <text:p>0</text:p>
          </table:table-cell>
          <table:table-cell office:value-type="float" office:value="0" table:formula="of:=SUMIF([.$B$38:.$B$138];[.$B32];[.BM$38:.BM$138])" table:style-name="ce60">
            <text:p>0</text:p>
          </table:table-cell>
          <table:table-cell office:value-type="float" office:value="0" table:formula="of:=SUMIF([.$B$38:.$B$138];[.$B32];[.BN$38:.BN$138])" table:style-name="ce60">
            <text:p>0</text:p>
          </table:table-cell>
          <table:table-cell office:value-type="float" office:value="0" table:formula="of:=SUMIF([.$B$38:.$B$138];[.$B32];[.BO$38:.BO$138])" table:style-name="ce60">
            <text:p>0</text:p>
          </table:table-cell>
          <table:table-cell office:value-type="float" office:value="0" table:formula="of:=SUMIF([.$B$38:.$B$138];[.$B32];[.BP$38:.BP$138])" table:style-name="ce60">
            <text:p>0</text:p>
          </table:table-cell>
          <table:table-cell office:value-type="float" office:value="0" table:formula="of:=SUMIF([.$B$38:.$B$138];[.$B32];[.BQ$38:.BQ$138])" table:style-name="ce60">
            <text:p>0</text:p>
          </table:table-cell>
          <table:table-cell office:value-type="float" office:value="0" table:formula="of:=SUMIF([.$B$38:.$B$138];[.$B32];[.BR$38:.BR$138])" table:style-name="ce60">
            <text:p>0</text:p>
          </table:table-cell>
          <table:table-cell office:value-type="float" office:value="0" table:formula="of:=SUMIF([.$B$38:.$B$138];[.$B32];[.BS$38:.BS$138])" table:style-name="ce60">
            <text:p>0</text:p>
          </table:table-cell>
          <table:table-cell office:value-type="float" office:value="0" table:formula="of:=SUMIF([.$B$38:.$B$138];[.$B32];[.BT$38:.BT$138])" table:style-name="ce60">
            <text:p>0</text:p>
          </table:table-cell>
          <table:table-cell office:value-type="float" office:value="0" table:formula="of:=SUMIF([.$B$38:.$B$138];[.$B32];[.BU$38:.BU$138])" table:style-name="ce60">
            <text:p>0</text:p>
          </table:table-cell>
          <table:table-cell office:value-type="float" office:value="0" table:formula="of:=SUMIF([.$B$38:.$B$138];[.$B32];[.BV$38:.BV$138])" table:style-name="ce60">
            <text:p>0</text:p>
          </table:table-cell>
          <table:table-cell office:value-type="float" office:value="0" table:formula="of:=SUMIF([.$B$38:.$B$138];[.$B32];[.BW$38:.BW$138])" table:style-name="ce60">
            <text:p>0</text:p>
          </table:table-cell>
          <table:table-cell office:value-type="float" office:value="0" table:formula="of:=SUMIF([.$B$38:.$B$138];[.$B32];[.BX$38:.BX$138])" table:style-name="ce60">
            <text:p>0</text:p>
          </table:table-cell>
          <table:table-cell office:value-type="float" office:value="0" table:formula="of:=SUMIF([.$B$38:.$B$138];[.$B32];[.BY$38:.BY$138])" table:style-name="ce60">
            <text:p>0</text:p>
          </table:table-cell>
          <table:table-cell office:value-type="float" office:value="0" table:formula="of:=SUMIF([.$B$38:.$B$138];[.$B32];[.BZ$38:.BZ$138])" table:style-name="ce60">
            <text:p>0</text:p>
          </table:table-cell>
          <table:table-cell office:value-type="float" office:value="0" table:formula="of:=SUMIF([.$B$38:.$B$138];[.$B32];[.CA$38:.CA$138])" table:style-name="ce60">
            <text:p>0</text:p>
          </table:table-cell>
          <table:table-cell office:value-type="float" office:value="0" table:formula="of:=SUMIF([.$B$38:.$B$138];[.$B32];[.CB$38:.CB$138])" table:style-name="ce60">
            <text:p>0</text:p>
          </table:table-cell>
          <table:table-cell office:value-type="float" office:value="0" table:formula="of:=SUMIF([.$B$38:.$B$138];[.$B32];[.CC$38:.CC$138])" table:style-name="ce60">
            <text:p>0</text:p>
          </table:table-cell>
          <table:table-cell office:value-type="float" office:value="0" table:formula="of:=SUMIF([.$B$38:.$B$138];[.$B32];[.CD$38:.CD$138])" table:style-name="ce60">
            <text:p>0</text:p>
          </table:table-cell>
          <table:table-cell office:value-type="float" office:value="0" table:formula="of:=SUMIF([.$B$38:.$B$138];[.$B32];[.CE$38:.CE$138])" table:style-name="ce60">
            <text:p>0</text:p>
          </table:table-cell>
          <table:table-cell office:value-type="float" office:value="0" table:formula="of:=SUMIF([.$B$38:.$B$138];[.$B32];[.CF$38:.CF$138])" table:style-name="ce60">
            <text:p>0</text:p>
          </table:table-cell>
          <table:table-cell office:value-type="float" office:value="0" table:formula="of:=SUMIF([.$B$38:.$B$138];[.$B32];[.CG$38:.CG$138])" table:style-name="ce60">
            <text:p>0</text:p>
          </table:table-cell>
          <table:table-cell office:value-type="float" office:value="0" table:formula="of:=SUMIF([.$B$38:.$B$138];[.$B32];[.CH$38:.CH$138])" table:style-name="ce60">
            <text:p>0</text:p>
          </table:table-cell>
          <table:table-cell office:value-type="float" office:value="0" table:formula="of:=SUMIF([.$B$38:.$B$138];[.$B32];[.CI$38:.CI$138])" table:style-name="ce60">
            <text:p>0</text:p>
          </table:table-cell>
          <table:table-cell office:value-type="float" office:value="0" table:formula="of:=SUMIF([.$B$38:.$B$138];[.$B32];[.CJ$38:.CJ$138])" table:style-name="ce60">
            <text:p>0</text:p>
          </table:table-cell>
          <table:table-cell office:value-type="float" office:value="0" table:formula="of:=SUMIF([.$B$38:.$B$138];[.$B32];[.CK$38:.CK$138])" table:style-name="ce60">
            <text:p>0</text:p>
          </table:table-cell>
          <table:table-cell office:value-type="float" office:value="0" table:formula="of:=SUMIF([.$B$38:.$B$138];[.$B32];[.CL$38:.CL$138])" table:style-name="ce60">
            <text:p>0</text:p>
          </table:table-cell>
          <table:table-cell office:value-type="float" office:value="0" table:formula="of:=SUMIF([.$B$38:.$B$138];[.$B32];[.CM$38:.CM$138])" table:style-name="ce60">
            <text:p>0</text:p>
          </table:table-cell>
          <table:table-cell office:value-type="float" office:value="0" table:formula="of:=SUMIF([.$B$38:.$B$138];[.$B32];[.CN$38:.CN$138])" table:style-name="ce60">
            <text:p>0</text:p>
          </table:table-cell>
          <table:table-cell office:value-type="float" office:value="0" table:formula="of:=SUMIF([.$B$38:.$B$138];[.$B32];[.CO$38:.CO$138])" table:style-name="ce60">
            <text:p>0</text:p>
          </table:table-cell>
          <table:table-cell office:value-type="float" office:value="0" table:formula="of:=SUMIF([.$B$38:.$B$138];[.$B32];[.CP$38:.CP$138])" table:style-name="ce60">
            <text:p>0</text:p>
          </table:table-cell>
          <table:table-cell office:value-type="float" office:value="0" table:formula="of:=SUMIF([.$B$38:.$B$138];[.$B32];[.CQ$38:.CQ$138])" table:style-name="ce60">
            <text:p>0</text:p>
          </table:table-cell>
          <table:table-cell office:value-type="float" office:value="0" table:formula="of:=SUMIF([.$B$38:.$B$138];[.$B32];[.CR$38:.CR$138])" table:style-name="ce60">
            <text:p>0</text:p>
          </table:table-cell>
          <table:table-cell office:value-type="float" office:value="0" table:formula="of:=SUMIF([.$B$38:.$B$138];[.$B32];[.CS$38:.CS$138])" table:style-name="ce60">
            <text:p>0</text:p>
          </table:table-cell>
          <table:table-cell office:value-type="float" office:value="0" table:formula="of:=SUMIF([.$B$38:.$B$138];[.$B32];[.CT$38:.CT$138])" table:style-name="ce60">
            <text:p>0</text:p>
          </table:table-cell>
          <table:table-cell office:value-type="float" office:value="0" table:formula="of:=SUMIF([.$B$38:.$B$138];[.$B32];[.CU$38:.CU$138])" table:style-name="ce60">
            <text:p>0</text:p>
          </table:table-cell>
          <table:table-cell office:value-type="float" office:value="0" table:formula="of:=SUMIF([.$B$38:.$B$138];[.$B32];[.CV$38:.CV$138])" table:style-name="ce60">
            <text:p>0</text:p>
          </table:table-cell>
          <table:table-cell office:value-type="float" office:value="0" table:formula="of:=SUMIF([.$B$38:.$B$138];[.$B32];[.CW$38:.CW$138])" table:style-name="ce60">
            <text:p>0</text:p>
          </table:table-cell>
          <table:table-cell office:value-type="float" office:value="0" table:formula="of:=SUMIF([.$B$38:.$B$138];[.$B32];[.CX$38:.CX$138])" table:style-name="ce60">
            <text:p>0</text:p>
          </table:table-cell>
          <table:table-cell office:value-type="float" office:value="0" table:formula="of:=SUMIF([.$B$38:.$B$138];[.$B32];[.CY$38:.CY$138])" table:style-name="ce60">
            <text:p>0</text:p>
          </table:table-cell>
          <table:table-cell office:value-type="float" office:value="0" table:formula="of:=SUMIF([.$B$38:.$B$138];[.$B32];[.CZ$38:.CZ$138])" table:style-name="ce60">
            <text:p>0</text:p>
          </table:table-cell>
          <table:table-cell office:value-type="float" office:value="0" table:formula="of:=SUMIF([.$B$38:.$B$138];[.$B32];[.DA$38:.DA$138])" table:style-name="ce60">
            <text:p>0</text:p>
          </table:table-cell>
          <table:table-cell office:value-type="float" office:value="0" table:formula="of:=SUMIF([.$B$38:.$B$138];[.$B32];[.DB$38:.DB$138])" table:style-name="ce60">
            <text:p>0</text:p>
          </table:table-cell>
          <table:table-cell table:number-columns-repeated="16278"/>
        </table:table-row>
        <table:table-row table:style-name="ro3">
          <table:table-cell office:value-type="string" table:style-name="ce37">
            <text:p>Lowest Priority</text:p>
          </table:table-cell>
          <table:table-cell office:value-type="float" office:value="3" table:style-name="ce56">
            <text:p>3</text:p>
          </table:table-cell>
          <table:table-cell office:value-type="float" office:value="0" table:formula="of:=SUMIF([.$B$38:.$B$138];[.$B33];[.$C$38:.$C$138])" table:style-name="ce52">
            <text:p>0</text:p>
          </table:table-cell>
          <table:table-cell office:value-type="float" office:value="0" table:formula="of:=SUMIF([.$B$38:.$B$138];[.$B33];[.$D$38:.$D$138])" table:style-name="ce55">
            <text:p>0</text:p>
          </table:table-cell>
          <table:table-cell office:value-type="float" office:value="0" table:formula="of:=([.C33]-[.D33])/[.B$1]" table:style-name="ce54">
            <text:p>0</text:p>
          </table:table-cell>
          <table:table-cell table:style-name="ce30"/>
          <table:table-cell office:value-type="float" office:value="0" table:formula="of:=SUMIF([.$B$38:.$B$138];[.$B33];[.G$38:.G$138])" table:style-name="ce60">
            <text:p>0</text:p>
          </table:table-cell>
          <table:table-cell office:value-type="float" office:value="0" table:formula="of:=SUMIF([.$B$38:.$B$138];[.$B33];[.H$38:.H$138])" table:style-name="ce60">
            <text:p>0</text:p>
          </table:table-cell>
          <table:table-cell office:value-type="float" office:value="0" table:formula="of:=SUMIF([.$B$38:.$B$138];[.$B33];[.I$38:.I$138])" table:style-name="ce60">
            <text:p>0</text:p>
          </table:table-cell>
          <table:table-cell office:value-type="float" office:value="0" table:formula="of:=SUMIF([.$B$38:.$B$138];[.$B33];[.J$38:.J$138])" table:style-name="ce60">
            <text:p>0</text:p>
          </table:table-cell>
          <table:table-cell office:value-type="float" office:value="0" table:formula="of:=SUMIF([.$B$38:.$B$138];[.$B33];[.K$38:.K$138])" table:style-name="ce60">
            <text:p>0</text:p>
          </table:table-cell>
          <table:table-cell office:value-type="float" office:value="0" table:formula="of:=SUMIF([.$B$38:.$B$138];[.$B33];[.L$38:.L$138])" table:style-name="ce60">
            <text:p>0</text:p>
          </table:table-cell>
          <table:table-cell office:value-type="float" office:value="0" table:formula="of:=SUMIF([.$B$38:.$B$138];[.$B33];[.M$38:.M$138])" table:style-name="ce60">
            <text:p>0</text:p>
          </table:table-cell>
          <table:table-cell office:value-type="float" office:value="0" table:formula="of:=SUMIF([.$B$38:.$B$138];[.$B33];[.N$38:.N$138])" table:style-name="ce60">
            <text:p>0</text:p>
          </table:table-cell>
          <table:table-cell office:value-type="float" office:value="0" table:formula="of:=SUMIF([.$B$38:.$B$138];[.$B33];[.O$38:.O$138])" table:style-name="ce60">
            <text:p>0</text:p>
          </table:table-cell>
          <table:table-cell office:value-type="float" office:value="0" table:formula="of:=SUMIF([.$B$38:.$B$138];[.$B33];[.P$38:.P$138])" table:style-name="ce60">
            <text:p>0</text:p>
          </table:table-cell>
          <table:table-cell office:value-type="float" office:value="0" table:formula="of:=SUMIF([.$B$38:.$B$138];[.$B33];[.Q$38:.Q$138])" table:style-name="ce60">
            <text:p>0</text:p>
          </table:table-cell>
          <table:table-cell office:value-type="float" office:value="0" table:formula="of:=SUMIF([.$B$38:.$B$138];[.$B33];[.R$38:.R$138])" table:style-name="ce60">
            <text:p>0</text:p>
          </table:table-cell>
          <table:table-cell office:value-type="float" office:value="0" table:formula="of:=SUMIF([.$B$38:.$B$138];[.$B33];[.S$38:.S$138])" table:style-name="ce60">
            <text:p>0</text:p>
          </table:table-cell>
          <table:table-cell office:value-type="float" office:value="0" table:formula="of:=SUMIF([.$B$38:.$B$138];[.$B33];[.T$38:.T$138])" table:style-name="ce60">
            <text:p>0</text:p>
          </table:table-cell>
          <table:table-cell office:value-type="float" office:value="0" table:formula="of:=SUMIF([.$B$38:.$B$138];[.$B33];[.U$38:.U$138])" table:style-name="ce60">
            <text:p>0</text:p>
          </table:table-cell>
          <table:table-cell office:value-type="float" office:value="0" table:formula="of:=SUMIF([.$B$38:.$B$138];[.$B33];[.V$38:.V$138])" table:style-name="ce60">
            <text:p>0</text:p>
          </table:table-cell>
          <table:table-cell office:value-type="float" office:value="0" table:formula="of:=SUMIF([.$B$38:.$B$138];[.$B33];[.W$38:.W$138])" table:style-name="ce60">
            <text:p>0</text:p>
          </table:table-cell>
          <table:table-cell office:value-type="float" office:value="0" table:formula="of:=SUMIF([.$B$38:.$B$138];[.$B33];[.X$38:.X$138])" table:style-name="ce60">
            <text:p>0</text:p>
          </table:table-cell>
          <table:table-cell office:value-type="float" office:value="0" table:formula="of:=SUMIF([.$B$38:.$B$138];[.$B33];[.Y$38:.Y$138])" table:style-name="ce60">
            <text:p>0</text:p>
          </table:table-cell>
          <table:table-cell office:value-type="float" office:value="0" table:formula="of:=SUMIF([.$B$38:.$B$138];[.$B33];[.Z$38:.Z$138])" table:style-name="ce60">
            <text:p>0</text:p>
          </table:table-cell>
          <table:table-cell office:value-type="float" office:value="0" table:formula="of:=SUMIF([.$B$38:.$B$138];[.$B33];[.AA$38:.AA$138])" table:style-name="ce60">
            <text:p>0</text:p>
          </table:table-cell>
          <table:table-cell office:value-type="float" office:value="0" table:formula="of:=SUMIF([.$B$38:.$B$138];[.$B33];[.AB$38:.AB$138])" table:style-name="ce60">
            <text:p>0</text:p>
          </table:table-cell>
          <table:table-cell office:value-type="float" office:value="0" table:formula="of:=SUMIF([.$B$38:.$B$138];[.$B33];[.AC$38:.AC$138])" table:style-name="ce60">
            <text:p>0</text:p>
          </table:table-cell>
          <table:table-cell office:value-type="float" office:value="0" table:formula="of:=SUMIF([.$B$38:.$B$138];[.$B33];[.AD$38:.AD$138])" table:style-name="ce60">
            <text:p>0</text:p>
          </table:table-cell>
          <table:table-cell office:value-type="float" office:value="0" table:formula="of:=SUMIF([.$B$38:.$B$138];[.$B33];[.AE$38:.AE$138])" table:style-name="ce60">
            <text:p>0</text:p>
          </table:table-cell>
          <table:table-cell office:value-type="float" office:value="0" table:formula="of:=SUMIF([.$B$38:.$B$138];[.$B33];[.AF$38:.AF$138])" table:style-name="ce60">
            <text:p>0</text:p>
          </table:table-cell>
          <table:table-cell office:value-type="float" office:value="0" table:formula="of:=SUMIF([.$B$38:.$B$138];[.$B33];[.AG$38:.AG$138])" table:style-name="ce60">
            <text:p>0</text:p>
          </table:table-cell>
          <table:table-cell office:value-type="float" office:value="0" table:formula="of:=SUMIF([.$B$38:.$B$138];[.$B33];[.AH$38:.AH$138])" table:style-name="ce60">
            <text:p>0</text:p>
          </table:table-cell>
          <table:table-cell office:value-type="float" office:value="0" table:formula="of:=SUMIF([.$B$38:.$B$138];[.$B33];[.AI$38:.AI$138])" table:style-name="ce60">
            <text:p>0</text:p>
          </table:table-cell>
          <table:table-cell office:value-type="float" office:value="0" table:formula="of:=SUMIF([.$B$38:.$B$138];[.$B33];[.AJ$38:.AJ$138])" table:style-name="ce60">
            <text:p>0</text:p>
          </table:table-cell>
          <table:table-cell office:value-type="float" office:value="0" table:formula="of:=SUMIF([.$B$38:.$B$138];[.$B33];[.AK$38:.AK$138])" table:style-name="ce60">
            <text:p>0</text:p>
          </table:table-cell>
          <table:table-cell office:value-type="float" office:value="0" table:formula="of:=SUMIF([.$B$38:.$B$138];[.$B33];[.AL$38:.AL$138])" table:style-name="ce60">
            <text:p>0</text:p>
          </table:table-cell>
          <table:table-cell office:value-type="float" office:value="0" table:formula="of:=SUMIF([.$B$38:.$B$138];[.$B33];[.AM$38:.AM$138])" table:style-name="ce60">
            <text:p>0</text:p>
          </table:table-cell>
          <table:table-cell office:value-type="float" office:value="0" table:formula="of:=SUMIF([.$B$38:.$B$138];[.$B33];[.AN$38:.AN$138])" table:style-name="ce60">
            <text:p>0</text:p>
          </table:table-cell>
          <table:table-cell office:value-type="float" office:value="0" table:formula="of:=SUMIF([.$B$38:.$B$138];[.$B33];[.AO$38:.AO$138])" table:style-name="ce60">
            <text:p>0</text:p>
          </table:table-cell>
          <table:table-cell office:value-type="float" office:value="0" table:formula="of:=SUMIF([.$B$38:.$B$138];[.$B33];[.AP$38:.AP$138])" table:style-name="ce60">
            <text:p>0</text:p>
          </table:table-cell>
          <table:table-cell office:value-type="float" office:value="0" table:formula="of:=SUMIF([.$B$38:.$B$138];[.$B33];[.AQ$38:.AQ$138])" table:style-name="ce60">
            <text:p>0</text:p>
          </table:table-cell>
          <table:table-cell office:value-type="float" office:value="0" table:formula="of:=SUMIF([.$B$38:.$B$138];[.$B33];[.AR$38:.AR$138])" table:style-name="ce60">
            <text:p>0</text:p>
          </table:table-cell>
          <table:table-cell office:value-type="float" office:value="0" table:formula="of:=SUMIF([.$B$38:.$B$138];[.$B33];[.AS$38:.AS$138])" table:style-name="ce60">
            <text:p>0</text:p>
          </table:table-cell>
          <table:table-cell office:value-type="float" office:value="0" table:formula="of:=SUMIF([.$B$38:.$B$138];[.$B33];[.AT$38:.AT$138])" table:style-name="ce60">
            <text:p>0</text:p>
          </table:table-cell>
          <table:table-cell office:value-type="float" office:value="0" table:formula="of:=SUMIF([.$B$38:.$B$138];[.$B33];[.AU$38:.AU$138])" table:style-name="ce60">
            <text:p>0</text:p>
          </table:table-cell>
          <table:table-cell office:value-type="float" office:value="0" table:formula="of:=SUMIF([.$B$38:.$B$138];[.$B33];[.AV$38:.AV$138])" table:style-name="ce60">
            <text:p>0</text:p>
          </table:table-cell>
          <table:table-cell office:value-type="float" office:value="0" table:formula="of:=SUMIF([.$B$38:.$B$138];[.$B33];[.AW$38:.AW$138])" table:style-name="ce60">
            <text:p>0</text:p>
          </table:table-cell>
          <table:table-cell office:value-type="float" office:value="0" table:formula="of:=SUMIF([.$B$38:.$B$138];[.$B33];[.AX$38:.AX$138])" table:style-name="ce60">
            <text:p>0</text:p>
          </table:table-cell>
          <table:table-cell office:value-type="float" office:value="0" table:formula="of:=SUMIF([.$B$38:.$B$138];[.$B33];[.AY$38:.AY$138])" table:style-name="ce60">
            <text:p>0</text:p>
          </table:table-cell>
          <table:table-cell office:value-type="float" office:value="0" table:formula="of:=SUMIF([.$B$38:.$B$138];[.$B33];[.AZ$38:.AZ$138])" table:style-name="ce60">
            <text:p>0</text:p>
          </table:table-cell>
          <table:table-cell office:value-type="float" office:value="0" table:formula="of:=SUMIF([.$B$38:.$B$138];[.$B33];[.BA$38:.BA$138])" table:style-name="ce60">
            <text:p>0</text:p>
          </table:table-cell>
          <table:table-cell office:value-type="float" office:value="0" table:formula="of:=SUMIF([.$B$38:.$B$138];[.$B33];[.BB$38:.BB$138])" table:style-name="ce60">
            <text:p>0</text:p>
          </table:table-cell>
          <table:table-cell office:value-type="float" office:value="0" table:formula="of:=SUMIF([.$B$38:.$B$138];[.$B33];[.BC$38:.BC$138])" table:style-name="ce60">
            <text:p>0</text:p>
          </table:table-cell>
          <table:table-cell office:value-type="float" office:value="0" table:formula="of:=SUMIF([.$B$38:.$B$138];[.$B33];[.BD$38:.BD$138])" table:style-name="ce60">
            <text:p>0</text:p>
          </table:table-cell>
          <table:table-cell office:value-type="float" office:value="0" table:formula="of:=SUMIF([.$B$38:.$B$138];[.$B33];[.BE$38:.BE$138])" table:style-name="ce60">
            <text:p>0</text:p>
          </table:table-cell>
          <table:table-cell office:value-type="float" office:value="0" table:formula="of:=SUMIF([.$B$38:.$B$138];[.$B33];[.BF$38:.BF$138])" table:style-name="ce60">
            <text:p>0</text:p>
          </table:table-cell>
          <table:table-cell office:value-type="float" office:value="0" table:formula="of:=SUMIF([.$B$38:.$B$138];[.$B33];[.BG$38:.BG$138])" table:style-name="ce60">
            <text:p>0</text:p>
          </table:table-cell>
          <table:table-cell office:value-type="float" office:value="0" table:formula="of:=SUMIF([.$B$38:.$B$138];[.$B33];[.BH$38:.BH$138])" table:style-name="ce60">
            <text:p>0</text:p>
          </table:table-cell>
          <table:table-cell office:value-type="float" office:value="0" table:formula="of:=SUMIF([.$B$38:.$B$138];[.$B33];[.BI$38:.BI$138])" table:style-name="ce60">
            <text:p>0</text:p>
          </table:table-cell>
          <table:table-cell office:value-type="float" office:value="0" table:formula="of:=SUMIF([.$B$38:.$B$138];[.$B33];[.BJ$38:.BJ$138])" table:style-name="ce60">
            <text:p>0</text:p>
          </table:table-cell>
          <table:table-cell office:value-type="float" office:value="0" table:formula="of:=SUMIF([.$B$38:.$B$138];[.$B33];[.BK$38:.BK$138])" table:style-name="ce60">
            <text:p>0</text:p>
          </table:table-cell>
          <table:table-cell office:value-type="float" office:value="0" table:formula="of:=SUMIF([.$B$38:.$B$138];[.$B33];[.BL$38:.BL$138])" table:style-name="ce60">
            <text:p>0</text:p>
          </table:table-cell>
          <table:table-cell office:value-type="float" office:value="0" table:formula="of:=SUMIF([.$B$38:.$B$138];[.$B33];[.BM$38:.BM$138])" table:style-name="ce60">
            <text:p>0</text:p>
          </table:table-cell>
          <table:table-cell office:value-type="float" office:value="0" table:formula="of:=SUMIF([.$B$38:.$B$138];[.$B33];[.BN$38:.BN$138])" table:style-name="ce60">
            <text:p>0</text:p>
          </table:table-cell>
          <table:table-cell office:value-type="float" office:value="0" table:formula="of:=SUMIF([.$B$38:.$B$138];[.$B33];[.BO$38:.BO$138])" table:style-name="ce60">
            <text:p>0</text:p>
          </table:table-cell>
          <table:table-cell office:value-type="float" office:value="0" table:formula="of:=SUMIF([.$B$38:.$B$138];[.$B33];[.BP$38:.BP$138])" table:style-name="ce60">
            <text:p>0</text:p>
          </table:table-cell>
          <table:table-cell office:value-type="float" office:value="0" table:formula="of:=SUMIF([.$B$38:.$B$138];[.$B33];[.BQ$38:.BQ$138])" table:style-name="ce60">
            <text:p>0</text:p>
          </table:table-cell>
          <table:table-cell office:value-type="float" office:value="0" table:formula="of:=SUMIF([.$B$38:.$B$138];[.$B33];[.BR$38:.BR$138])" table:style-name="ce60">
            <text:p>0</text:p>
          </table:table-cell>
          <table:table-cell office:value-type="float" office:value="0" table:formula="of:=SUMIF([.$B$38:.$B$138];[.$B33];[.BS$38:.BS$138])" table:style-name="ce60">
            <text:p>0</text:p>
          </table:table-cell>
          <table:table-cell office:value-type="float" office:value="0" table:formula="of:=SUMIF([.$B$38:.$B$138];[.$B33];[.BT$38:.BT$138])" table:style-name="ce60">
            <text:p>0</text:p>
          </table:table-cell>
          <table:table-cell office:value-type="float" office:value="0" table:formula="of:=SUMIF([.$B$38:.$B$138];[.$B33];[.BU$38:.BU$138])" table:style-name="ce60">
            <text:p>0</text:p>
          </table:table-cell>
          <table:table-cell office:value-type="float" office:value="0" table:formula="of:=SUMIF([.$B$38:.$B$138];[.$B33];[.BV$38:.BV$138])" table:style-name="ce60">
            <text:p>0</text:p>
          </table:table-cell>
          <table:table-cell office:value-type="float" office:value="0" table:formula="of:=SUMIF([.$B$38:.$B$138];[.$B33];[.BW$38:.BW$138])" table:style-name="ce60">
            <text:p>0</text:p>
          </table:table-cell>
          <table:table-cell office:value-type="float" office:value="0" table:formula="of:=SUMIF([.$B$38:.$B$138];[.$B33];[.BX$38:.BX$138])" table:style-name="ce60">
            <text:p>0</text:p>
          </table:table-cell>
          <table:table-cell office:value-type="float" office:value="0" table:formula="of:=SUMIF([.$B$38:.$B$138];[.$B33];[.BY$38:.BY$138])" table:style-name="ce60">
            <text:p>0</text:p>
          </table:table-cell>
          <table:table-cell office:value-type="float" office:value="0" table:formula="of:=SUMIF([.$B$38:.$B$138];[.$B33];[.BZ$38:.BZ$138])" table:style-name="ce60">
            <text:p>0</text:p>
          </table:table-cell>
          <table:table-cell office:value-type="float" office:value="0" table:formula="of:=SUMIF([.$B$38:.$B$138];[.$B33];[.CA$38:.CA$138])" table:style-name="ce60">
            <text:p>0</text:p>
          </table:table-cell>
          <table:table-cell office:value-type="float" office:value="0" table:formula="of:=SUMIF([.$B$38:.$B$138];[.$B33];[.CB$38:.CB$138])" table:style-name="ce60">
            <text:p>0</text:p>
          </table:table-cell>
          <table:table-cell office:value-type="float" office:value="0" table:formula="of:=SUMIF([.$B$38:.$B$138];[.$B33];[.CC$38:.CC$138])" table:style-name="ce60">
            <text:p>0</text:p>
          </table:table-cell>
          <table:table-cell office:value-type="float" office:value="0" table:formula="of:=SUMIF([.$B$38:.$B$138];[.$B33];[.CD$38:.CD$138])" table:style-name="ce60">
            <text:p>0</text:p>
          </table:table-cell>
          <table:table-cell office:value-type="float" office:value="0" table:formula="of:=SUMIF([.$B$38:.$B$138];[.$B33];[.CE$38:.CE$138])" table:style-name="ce60">
            <text:p>0</text:p>
          </table:table-cell>
          <table:table-cell office:value-type="float" office:value="0" table:formula="of:=SUMIF([.$B$38:.$B$138];[.$B33];[.CF$38:.CF$138])" table:style-name="ce60">
            <text:p>0</text:p>
          </table:table-cell>
          <table:table-cell office:value-type="float" office:value="0" table:formula="of:=SUMIF([.$B$38:.$B$138];[.$B33];[.CG$38:.CG$138])" table:style-name="ce60">
            <text:p>0</text:p>
          </table:table-cell>
          <table:table-cell office:value-type="float" office:value="0" table:formula="of:=SUMIF([.$B$38:.$B$138];[.$B33];[.CH$38:.CH$138])" table:style-name="ce60">
            <text:p>0</text:p>
          </table:table-cell>
          <table:table-cell office:value-type="float" office:value="0" table:formula="of:=SUMIF([.$B$38:.$B$138];[.$B33];[.CI$38:.CI$138])" table:style-name="ce60">
            <text:p>0</text:p>
          </table:table-cell>
          <table:table-cell office:value-type="float" office:value="0" table:formula="of:=SUMIF([.$B$38:.$B$138];[.$B33];[.CJ$38:.CJ$138])" table:style-name="ce60">
            <text:p>0</text:p>
          </table:table-cell>
          <table:table-cell office:value-type="float" office:value="0" table:formula="of:=SUMIF([.$B$38:.$B$138];[.$B33];[.CK$38:.CK$138])" table:style-name="ce60">
            <text:p>0</text:p>
          </table:table-cell>
          <table:table-cell office:value-type="float" office:value="0" table:formula="of:=SUMIF([.$B$38:.$B$138];[.$B33];[.CL$38:.CL$138])" table:style-name="ce60">
            <text:p>0</text:p>
          </table:table-cell>
          <table:table-cell office:value-type="float" office:value="0" table:formula="of:=SUMIF([.$B$38:.$B$138];[.$B33];[.CM$38:.CM$138])" table:style-name="ce60">
            <text:p>0</text:p>
          </table:table-cell>
          <table:table-cell office:value-type="float" office:value="0" table:formula="of:=SUMIF([.$B$38:.$B$138];[.$B33];[.CN$38:.CN$138])" table:style-name="ce60">
            <text:p>0</text:p>
          </table:table-cell>
          <table:table-cell office:value-type="float" office:value="0" table:formula="of:=SUMIF([.$B$38:.$B$138];[.$B33];[.CO$38:.CO$138])" table:style-name="ce60">
            <text:p>0</text:p>
          </table:table-cell>
          <table:table-cell office:value-type="float" office:value="0" table:formula="of:=SUMIF([.$B$38:.$B$138];[.$B33];[.CP$38:.CP$138])" table:style-name="ce60">
            <text:p>0</text:p>
          </table:table-cell>
          <table:table-cell office:value-type="float" office:value="0" table:formula="of:=SUMIF([.$B$38:.$B$138];[.$B33];[.CQ$38:.CQ$138])" table:style-name="ce60">
            <text:p>0</text:p>
          </table:table-cell>
          <table:table-cell office:value-type="float" office:value="0" table:formula="of:=SUMIF([.$B$38:.$B$138];[.$B33];[.CR$38:.CR$138])" table:style-name="ce60">
            <text:p>0</text:p>
          </table:table-cell>
          <table:table-cell office:value-type="float" office:value="0" table:formula="of:=SUMIF([.$B$38:.$B$138];[.$B33];[.CS$38:.CS$138])" table:style-name="ce60">
            <text:p>0</text:p>
          </table:table-cell>
          <table:table-cell office:value-type="float" office:value="0" table:formula="of:=SUMIF([.$B$38:.$B$138];[.$B33];[.CT$38:.CT$138])" table:style-name="ce60">
            <text:p>0</text:p>
          </table:table-cell>
          <table:table-cell office:value-type="float" office:value="0" table:formula="of:=SUMIF([.$B$38:.$B$138];[.$B33];[.CU$38:.CU$138])" table:style-name="ce60">
            <text:p>0</text:p>
          </table:table-cell>
          <table:table-cell office:value-type="float" office:value="0" table:formula="of:=SUMIF([.$B$38:.$B$138];[.$B33];[.CV$38:.CV$138])" table:style-name="ce60">
            <text:p>0</text:p>
          </table:table-cell>
          <table:table-cell office:value-type="float" office:value="0" table:formula="of:=SUMIF([.$B$38:.$B$138];[.$B33];[.CW$38:.CW$138])" table:style-name="ce60">
            <text:p>0</text:p>
          </table:table-cell>
          <table:table-cell office:value-type="float" office:value="0" table:formula="of:=SUMIF([.$B$38:.$B$138];[.$B33];[.CX$38:.CX$138])" table:style-name="ce60">
            <text:p>0</text:p>
          </table:table-cell>
          <table:table-cell office:value-type="float" office:value="0" table:formula="of:=SUMIF([.$B$38:.$B$138];[.$B33];[.CY$38:.CY$138])" table:style-name="ce60">
            <text:p>0</text:p>
          </table:table-cell>
          <table:table-cell office:value-type="float" office:value="0" table:formula="of:=SUMIF([.$B$38:.$B$138];[.$B33];[.CZ$38:.CZ$138])" table:style-name="ce60">
            <text:p>0</text:p>
          </table:table-cell>
          <table:table-cell office:value-type="float" office:value="0" table:formula="of:=SUMIF([.$B$38:.$B$138];[.$B33];[.DA$38:.DA$138])" table:style-name="ce60">
            <text:p>0</text:p>
          </table:table-cell>
          <table:table-cell office:value-type="float" office:value="0" table:formula="of:=SUMIF([.$B$38:.$B$138];[.$B33];[.DB$38:.DB$138])" table:style-name="ce60">
            <text:p>0</text:p>
          </table:table-cell>
          <table:table-cell table:number-columns-repeated="16278"/>
        </table:table-row>
        <table:table-row table:style-name="ro3">
          <table:table-cell table:number-columns-repeated="4" table:style-name="ce1"/>
          <table:table-cell table:number-columns-repeated="102" table:style-name="ce30"/>
          <table:table-cell table:number-columns-repeated="16278"/>
        </table:table-row>
        <table:table-row table:style-name="ro3">
          <table:table-cell office:value-type="string" table:style-name="ce37">
            <text:p>Today's Date</text:p>
          </table:table-cell>
          <table:table-cell office:value-type="date" office:date-value="2016-10-18T00:00:00" table:formula="of:=TODAY()" table:style-name="ce36">
            <text:p>10-18</text:p>
          </table:table-cell>
          <table:table-cell table:number-columns-repeated="4" table:style-name="ce30"/>
          <table:table-cell office:value-type="string" office:string-value="P" table:formula="of:=IF([.G$37]=[.$B$35];&quot;Today&quot;;IF([.G$37]&lt;[.$B$35];&quot;P&quot;;&quot;F&quot;))" table:style-name="ce57">
            <text:p>P</text:p>
          </table:table-cell>
          <table:table-cell office:value-type="string" office:string-value="Today" table:formula="of:=IF(AND([.$B$35]&gt;[.G$37];[.$B$35]&lt;=[.H$37]);&quot;Today&quot;;IF([.H$37]&lt;[.$B$35];&quot;P&quot;;&quot;F&quot;))" table:style-name="ce57">
            <text:p>Today</text:p>
          </table:table-cell>
          <table:table-cell office:value-type="string" office:string-value="F" table:formula="of:=IF(AND([.$B$35]&gt;[.H$37];[.$B$35]&lt;=[.I$37]);&quot;Today&quot;;IF([.I$37]&lt;[.$B$35];&quot;P&quot;;&quot;F&quot;))" table:style-name="ce57">
            <text:p>F</text:p>
          </table:table-cell>
          <table:table-cell office:value-type="string" office:string-value="F" table:formula="of:=IF(AND([.$B$35]&gt;[.I$37];[.$B$35]&lt;=[.J$37]);&quot;Today&quot;;IF([.J$37]&lt;[.$B$35];&quot;P&quot;;&quot;F&quot;))" table:style-name="ce57">
            <text:p>F</text:p>
          </table:table-cell>
          <table:table-cell office:value-type="string" office:string-value="F" table:formula="of:=IF(AND([.$B$35]&gt;[.J$37];[.$B$35]&lt;=[.K$37]);&quot;Today&quot;;IF([.K$37]&lt;[.$B$35];&quot;P&quot;;&quot;F&quot;))" table:style-name="ce57">
            <text:p>F</text:p>
          </table:table-cell>
          <table:table-cell office:value-type="string" office:string-value="F" table:formula="of:=IF(AND([.$B$35]&gt;[.K$37];[.$B$35]&lt;=[.L$37]);&quot;Today&quot;;IF([.L$37]&lt;[.$B$35];&quot;P&quot;;&quot;F&quot;))" table:style-name="ce57">
            <text:p>F</text:p>
          </table:table-cell>
          <table:table-cell office:value-type="string" office:string-value="F" table:formula="of:=IF(AND([.$B$35]&gt;[.L$37];[.$B$35]&lt;=[.M$37]);&quot;Today&quot;;IF([.M$37]&lt;[.$B$35];&quot;P&quot;;&quot;F&quot;))" table:style-name="ce57">
            <text:p>F</text:p>
          </table:table-cell>
          <table:table-cell office:value-type="string" office:string-value="F" table:formula="of:=IF(AND([.$B$35]&gt;[.M$37];[.$B$35]&lt;=[.N$37]);&quot;Today&quot;;IF([.N$37]&lt;[.$B$35];&quot;P&quot;;&quot;F&quot;))" table:style-name="ce57">
            <text:p>F</text:p>
          </table:table-cell>
          <table:table-cell office:value-type="string" office:string-value="F" table:formula="of:=IF(AND([.$B$35]&gt;[.N$37];[.$B$35]&lt;=[.O$37]);&quot;Today&quot;;IF([.O$37]&lt;[.$B$35];&quot;P&quot;;&quot;F&quot;))" table:style-name="ce57">
            <text:p>F</text:p>
          </table:table-cell>
          <table:table-cell office:value-type="string" office:string-value="F" table:formula="of:=IF(AND([.$B$35]&gt;[.O$37];[.$B$35]&lt;=[.P$37]);&quot;Today&quot;;IF([.P$37]&lt;[.$B$35];&quot;P&quot;;&quot;F&quot;))" table:style-name="ce57">
            <text:p>F</text:p>
          </table:table-cell>
          <table:table-cell office:value-type="string" office:string-value="F" table:formula="of:=IF(AND([.$B$35]&gt;[.P$37];[.$B$35]&lt;=[.Q$37]);&quot;Today&quot;;IF([.Q$37]&lt;[.$B$35];&quot;P&quot;;&quot;F&quot;))" table:style-name="ce57">
            <text:p>F</text:p>
          </table:table-cell>
          <table:table-cell office:value-type="string" office:string-value="F" table:formula="of:=IF(AND([.$B$35]&gt;[.Q$37];[.$B$35]&lt;=[.R$37]);&quot;Today&quot;;IF([.R$37]&lt;[.$B$35];&quot;P&quot;;&quot;F&quot;))" table:style-name="ce57">
            <text:p>F</text:p>
          </table:table-cell>
          <table:table-cell office:value-type="string" office:string-value="F" table:formula="of:=IF(AND([.$B$35]&gt;[.R$37];[.$B$35]&lt;=[.S$37]);&quot;Today&quot;;IF([.S$37]&lt;[.$B$35];&quot;P&quot;;&quot;F&quot;))" table:style-name="ce57">
            <text:p>F</text:p>
          </table:table-cell>
          <table:table-cell office:value-type="string" office:string-value="F" table:formula="of:=IF(AND([.$B$35]&gt;[.S$37];[.$B$35]&lt;=[.T$37]);&quot;Today&quot;;IF([.T$37]&lt;[.$B$35];&quot;P&quot;;&quot;F&quot;))" table:style-name="ce57">
            <text:p>F</text:p>
          </table:table-cell>
          <table:table-cell office:value-type="string" office:string-value="F" table:formula="of:=IF(AND([.$B$35]&gt;[.T$37];[.$B$35]&lt;=[.U$37]);&quot;Today&quot;;IF([.U$37]&lt;[.$B$35];&quot;P&quot;;&quot;F&quot;))" table:style-name="ce57">
            <text:p>F</text:p>
          </table:table-cell>
          <table:table-cell office:value-type="string" office:string-value="F" table:formula="of:=IF(AND([.$B$35]&gt;[.U$37];[.$B$35]&lt;=[.V$37]);&quot;Today&quot;;IF([.V$37]&lt;[.$B$35];&quot;P&quot;;&quot;F&quot;))" table:style-name="ce57">
            <text:p>F</text:p>
          </table:table-cell>
          <table:table-cell office:value-type="string" office:string-value="F" table:formula="of:=IF(AND([.$B$35]&gt;[.V$37];[.$B$35]&lt;=[.W$37]);&quot;Today&quot;;IF([.W$37]&lt;[.$B$35];&quot;P&quot;;&quot;F&quot;))" table:style-name="ce57">
            <text:p>F</text:p>
          </table:table-cell>
          <table:table-cell office:value-type="string" office:string-value="F" table:formula="of:=IF(AND([.$B$35]&gt;[.W$37];[.$B$35]&lt;=[.X$37]);&quot;Today&quot;;IF([.X$37]&lt;[.$B$35];&quot;P&quot;;&quot;F&quot;))" table:style-name="ce57">
            <text:p>F</text:p>
          </table:table-cell>
          <table:table-cell office:value-type="string" office:string-value="F" table:formula="of:=IF(AND([.$B$35]&gt;[.X$37];[.$B$35]&lt;=[.Y$37]);&quot;Today&quot;;IF([.Y$37]&lt;[.$B$35];&quot;P&quot;;&quot;F&quot;))" table:style-name="ce57">
            <text:p>F</text:p>
          </table:table-cell>
          <table:table-cell office:value-type="string" office:string-value="F" table:formula="of:=IF(AND([.$B$35]&gt;[.Y$37];[.$B$35]&lt;=[.Z$37]);&quot;Today&quot;;IF([.Z$37]&lt;[.$B$35];&quot;P&quot;;&quot;F&quot;))" table:style-name="ce57">
            <text:p>F</text:p>
          </table:table-cell>
          <table:table-cell office:value-type="string" office:string-value="F" table:formula="of:=IF(AND([.$B$35]&gt;[.Z$37];[.$B$35]&lt;=[.AA$37]);&quot;Today&quot;;IF([.AA$37]&lt;[.$B$35];&quot;P&quot;;&quot;F&quot;))" table:style-name="ce57">
            <text:p>F</text:p>
          </table:table-cell>
          <table:table-cell office:value-type="string" office:string-value="F" table:formula="of:=IF(AND([.$B$35]&gt;[.AA$37];[.$B$35]&lt;=[.AB$37]);&quot;Today&quot;;IF([.AB$37]&lt;[.$B$35];&quot;P&quot;;&quot;F&quot;))" table:style-name="ce57">
            <text:p>F</text:p>
          </table:table-cell>
          <table:table-cell office:value-type="string" office:string-value="F" table:formula="of:=IF(AND([.$B$35]&gt;[.AB$37];[.$B$35]&lt;=[.AC$37]);&quot;Today&quot;;IF([.AC$37]&lt;[.$B$35];&quot;P&quot;;&quot;F&quot;))" table:style-name="ce57">
            <text:p>F</text:p>
          </table:table-cell>
          <table:table-cell office:value-type="string" office:string-value="F" table:formula="of:=IF(AND([.$B$35]&gt;[.AC$37];[.$B$35]&lt;=[.AD$37]);&quot;Today&quot;;IF([.AD$37]&lt;[.$B$35];&quot;P&quot;;&quot;F&quot;))" table:style-name="ce57">
            <text:p>F</text:p>
          </table:table-cell>
          <table:table-cell office:value-type="string" office:string-value="F" table:formula="of:=IF(AND([.$B$35]&gt;[.AD$37];[.$B$35]&lt;=[.AE$37]);&quot;Today&quot;;IF([.AE$37]&lt;[.$B$35];&quot;P&quot;;&quot;F&quot;))" table:style-name="ce57">
            <text:p>F</text:p>
          </table:table-cell>
          <table:table-cell office:value-type="string" office:string-value="F" table:formula="of:=IF(AND([.$B$35]&gt;[.AE$37];[.$B$35]&lt;=[.AF$37]);&quot;Today&quot;;IF([.AF$37]&lt;[.$B$35];&quot;P&quot;;&quot;F&quot;))" table:style-name="ce57">
            <text:p>F</text:p>
          </table:table-cell>
          <table:table-cell office:value-type="string" office:string-value="F" table:formula="of:=IF(AND([.$B$35]&gt;[.AF$37];[.$B$35]&lt;=[.AG$37]);&quot;Today&quot;;IF([.AG$37]&lt;[.$B$35];&quot;P&quot;;&quot;F&quot;))" table:style-name="ce57">
            <text:p>F</text:p>
          </table:table-cell>
          <table:table-cell office:value-type="string" office:string-value="F" table:formula="of:=IF(AND([.$B$35]&gt;[.AG$37];[.$B$35]&lt;=[.AH$37]);&quot;Today&quot;;IF([.AH$37]&lt;[.$B$35];&quot;P&quot;;&quot;F&quot;))" table:style-name="ce57">
            <text:p>F</text:p>
          </table:table-cell>
          <table:table-cell office:value-type="string" office:string-value="F" table:formula="of:=IF(AND([.$B$35]&gt;[.AH$37];[.$B$35]&lt;=[.AI$37]);&quot;Today&quot;;IF([.AI$37]&lt;[.$B$35];&quot;P&quot;;&quot;F&quot;))" table:style-name="ce57">
            <text:p>F</text:p>
          </table:table-cell>
          <table:table-cell office:value-type="string" office:string-value="F" table:formula="of:=IF(AND([.$B$35]&gt;[.AI$37];[.$B$35]&lt;=[.AJ$37]);&quot;Today&quot;;IF([.AJ$37]&lt;[.$B$35];&quot;P&quot;;&quot;F&quot;))" table:style-name="ce57">
            <text:p>F</text:p>
          </table:table-cell>
          <table:table-cell office:value-type="string" office:string-value="F" table:formula="of:=IF(AND([.$B$35]&gt;[.AJ$37];[.$B$35]&lt;=[.AK$37]);&quot;Today&quot;;IF([.AK$37]&lt;[.$B$35];&quot;P&quot;;&quot;F&quot;))" table:style-name="ce57">
            <text:p>F</text:p>
          </table:table-cell>
          <table:table-cell office:value-type="string" office:string-value="F" table:formula="of:=IF(AND([.$B$35]&gt;[.AK$37];[.$B$35]&lt;=[.AL$37]);&quot;Today&quot;;IF([.AL$37]&lt;[.$B$35];&quot;P&quot;;&quot;F&quot;))" table:style-name="ce57">
            <text:p>F</text:p>
          </table:table-cell>
          <table:table-cell office:value-type="string" office:string-value="F" table:formula="of:=IF(AND([.$B$35]&gt;[.AL$37];[.$B$35]&lt;=[.AM$37]);&quot;Today&quot;;IF([.AM$37]&lt;[.$B$35];&quot;P&quot;;&quot;F&quot;))" table:style-name="ce57">
            <text:p>F</text:p>
          </table:table-cell>
          <table:table-cell office:value-type="string" office:string-value="F" table:formula="of:=IF(AND([.$B$35]&gt;[.AM$37];[.$B$35]&lt;=[.AN$37]);&quot;Today&quot;;IF([.AN$37]&lt;[.$B$35];&quot;P&quot;;&quot;F&quot;))" table:style-name="ce57">
            <text:p>F</text:p>
          </table:table-cell>
          <table:table-cell office:value-type="string" office:string-value="F" table:formula="of:=IF(AND([.$B$35]&gt;[.AN$37];[.$B$35]&lt;=[.AO$37]);&quot;Today&quot;;IF([.AO$37]&lt;[.$B$35];&quot;P&quot;;&quot;F&quot;))" table:style-name="ce57">
            <text:p>F</text:p>
          </table:table-cell>
          <table:table-cell office:value-type="string" office:string-value="F" table:formula="of:=IF(AND([.$B$35]&gt;[.AO$37];[.$B$35]&lt;=[.AP$37]);&quot;Today&quot;;IF([.AP$37]&lt;[.$B$35];&quot;P&quot;;&quot;F&quot;))" table:style-name="ce57">
            <text:p>F</text:p>
          </table:table-cell>
          <table:table-cell office:value-type="string" office:string-value="F" table:formula="of:=IF(AND([.$B$35]&gt;[.AP$37];[.$B$35]&lt;=[.AQ$37]);&quot;Today&quot;;IF([.AQ$37]&lt;[.$B$35];&quot;P&quot;;&quot;F&quot;))" table:style-name="ce57">
            <text:p>F</text:p>
          </table:table-cell>
          <table:table-cell office:value-type="string" office:string-value="F" table:formula="of:=IF(AND([.$B$35]&gt;[.AQ$37];[.$B$35]&lt;=[.AR$37]);&quot;Today&quot;;IF([.AR$37]&lt;[.$B$35];&quot;P&quot;;&quot;F&quot;))" table:style-name="ce57">
            <text:p>F</text:p>
          </table:table-cell>
          <table:table-cell office:value-type="string" office:string-value="F" table:formula="of:=IF(AND([.$B$35]&gt;[.AR$37];[.$B$35]&lt;=[.AS$37]);&quot;Today&quot;;IF([.AS$37]&lt;[.$B$35];&quot;P&quot;;&quot;F&quot;))" table:style-name="ce57">
            <text:p>F</text:p>
          </table:table-cell>
          <table:table-cell office:value-type="string" office:string-value="F" table:formula="of:=IF(AND([.$B$35]&gt;[.AS$37];[.$B$35]&lt;=[.AT$37]);&quot;Today&quot;;IF([.AT$37]&lt;[.$B$35];&quot;P&quot;;&quot;F&quot;))" table:style-name="ce57">
            <text:p>F</text:p>
          </table:table-cell>
          <table:table-cell office:value-type="string" office:string-value="F" table:formula="of:=IF(AND([.$B$35]&gt;[.AT$37];[.$B$35]&lt;=[.AU$37]);&quot;Today&quot;;IF([.AU$37]&lt;[.$B$35];&quot;P&quot;;&quot;F&quot;))" table:style-name="ce57">
            <text:p>F</text:p>
          </table:table-cell>
          <table:table-cell office:value-type="string" office:string-value="F" table:formula="of:=IF(AND([.$B$35]&gt;[.AU$37];[.$B$35]&lt;=[.AV$37]);&quot;Today&quot;;IF([.AV$37]&lt;[.$B$35];&quot;P&quot;;&quot;F&quot;))" table:style-name="ce57">
            <text:p>F</text:p>
          </table:table-cell>
          <table:table-cell office:value-type="string" office:string-value="F" table:formula="of:=IF(AND([.$B$35]&gt;[.AV$37];[.$B$35]&lt;=[.AW$37]);&quot;Today&quot;;IF([.AW$37]&lt;[.$B$35];&quot;P&quot;;&quot;F&quot;))" table:style-name="ce57">
            <text:p>F</text:p>
          </table:table-cell>
          <table:table-cell office:value-type="string" office:string-value="F" table:formula="of:=IF(AND([.$B$35]&gt;[.AW$37];[.$B$35]&lt;=[.AX$37]);&quot;Today&quot;;IF([.AX$37]&lt;[.$B$35];&quot;P&quot;;&quot;F&quot;))" table:style-name="ce57">
            <text:p>F</text:p>
          </table:table-cell>
          <table:table-cell office:value-type="string" office:string-value="F" table:formula="of:=IF(AND([.$B$35]&gt;[.AX$37];[.$B$35]&lt;=[.AY$37]);&quot;Today&quot;;IF([.AY$37]&lt;[.$B$35];&quot;P&quot;;&quot;F&quot;))" table:style-name="ce57">
            <text:p>F</text:p>
          </table:table-cell>
          <table:table-cell office:value-type="string" office:string-value="F" table:formula="of:=IF(AND([.$B$35]&gt;[.AY$37];[.$B$35]&lt;=[.AZ$37]);&quot;Today&quot;;IF([.AZ$37]&lt;[.$B$35];&quot;P&quot;;&quot;F&quot;))" table:style-name="ce57">
            <text:p>F</text:p>
          </table:table-cell>
          <table:table-cell office:value-type="string" office:string-value="F" table:formula="of:=IF(AND([.$B$35]&gt;[.AZ$37];[.$B$35]&lt;=[.BA$37]);&quot;Today&quot;;IF([.BA$37]&lt;[.$B$35];&quot;P&quot;;&quot;F&quot;))" table:style-name="ce57">
            <text:p>F</text:p>
          </table:table-cell>
          <table:table-cell office:value-type="string" office:string-value="F" table:formula="of:=IF(AND([.$B$35]&gt;[.BA$37];[.$B$35]&lt;=[.BB$37]);&quot;Today&quot;;IF([.BB$37]&lt;[.$B$35];&quot;P&quot;;&quot;F&quot;))" table:style-name="ce57">
            <text:p>F</text:p>
          </table:table-cell>
          <table:table-cell office:value-type="string" office:string-value="F" table:formula="of:=IF(AND([.$B$35]&gt;[.BB$37];[.$B$35]&lt;=[.BC$37]);&quot;Today&quot;;IF([.BC$37]&lt;[.$B$35];&quot;P&quot;;&quot;F&quot;))" table:style-name="ce57">
            <text:p>F</text:p>
          </table:table-cell>
          <table:table-cell office:value-type="string" office:string-value="F" table:formula="of:=IF(AND([.$B$35]&gt;[.BC$37];[.$B$35]&lt;=[.BD$37]);&quot;Today&quot;;IF([.BD$37]&lt;[.$B$35];&quot;P&quot;;&quot;F&quot;))" table:style-name="ce57">
            <text:p>F</text:p>
          </table:table-cell>
          <table:table-cell office:value-type="string" office:string-value="F" table:formula="of:=IF(AND([.$B$35]&gt;[.BD$37];[.$B$35]&lt;=[.BE$37]);&quot;Today&quot;;IF([.BE$37]&lt;[.$B$35];&quot;P&quot;;&quot;F&quot;))" table:style-name="ce57">
            <text:p>F</text:p>
          </table:table-cell>
          <table:table-cell office:value-type="string" office:string-value="F" table:formula="of:=IF(AND([.$B$35]&gt;[.BE$37];[.$B$35]&lt;=[.BF$37]);&quot;Today&quot;;IF([.BF$37]&lt;[.$B$35];&quot;P&quot;;&quot;F&quot;))" table:style-name="ce57">
            <text:p>F</text:p>
          </table:table-cell>
          <table:table-cell office:value-type="string" office:string-value="F" table:formula="of:=IF(AND([.$B$35]&gt;[.BF$37];[.$B$35]&lt;=[.BG$37]);&quot;Today&quot;;IF([.BG$37]&lt;[.$B$35];&quot;P&quot;;&quot;F&quot;))" table:style-name="ce57">
            <text:p>F</text:p>
          </table:table-cell>
          <table:table-cell office:value-type="string" office:string-value="F" table:formula="of:=IF(AND([.$B$35]&gt;[.BG$37];[.$B$35]&lt;=[.BH$37]);&quot;Today&quot;;IF([.BH$37]&lt;[.$B$35];&quot;P&quot;;&quot;F&quot;))" table:style-name="ce57">
            <text:p>F</text:p>
          </table:table-cell>
          <table:table-cell office:value-type="string" office:string-value="F" table:formula="of:=IF(AND([.$B$35]&gt;[.BH$37];[.$B$35]&lt;=[.BI$37]);&quot;Today&quot;;IF([.BI$37]&lt;[.$B$35];&quot;P&quot;;&quot;F&quot;))" table:style-name="ce57">
            <text:p>F</text:p>
          </table:table-cell>
          <table:table-cell office:value-type="string" office:string-value="F" table:formula="of:=IF(AND([.$B$35]&gt;[.BI$37];[.$B$35]&lt;=[.BJ$37]);&quot;Today&quot;;IF([.BJ$37]&lt;[.$B$35];&quot;P&quot;;&quot;F&quot;))" table:style-name="ce57">
            <text:p>F</text:p>
          </table:table-cell>
          <table:table-cell office:value-type="string" office:string-value="F" table:formula="of:=IF(AND([.$B$35]&gt;[.BJ$37];[.$B$35]&lt;=[.BK$37]);&quot;Today&quot;;IF([.BK$37]&lt;[.$B$35];&quot;P&quot;;&quot;F&quot;))" table:style-name="ce57">
            <text:p>F</text:p>
          </table:table-cell>
          <table:table-cell office:value-type="string" office:string-value="F" table:formula="of:=IF(AND([.$B$35]&gt;[.BK$37];[.$B$35]&lt;=[.BL$37]);&quot;Today&quot;;IF([.BL$37]&lt;[.$B$35];&quot;P&quot;;&quot;F&quot;))" table:style-name="ce57">
            <text:p>F</text:p>
          </table:table-cell>
          <table:table-cell office:value-type="string" office:string-value="F" table:formula="of:=IF(AND([.$B$35]&gt;[.BL$37];[.$B$35]&lt;=[.BM$37]);&quot;Today&quot;;IF([.BM$37]&lt;[.$B$35];&quot;P&quot;;&quot;F&quot;))" table:style-name="ce57">
            <text:p>F</text:p>
          </table:table-cell>
          <table:table-cell office:value-type="string" office:string-value="F" table:formula="of:=IF(AND([.$B$35]&gt;[.BM$37];[.$B$35]&lt;=[.BN$37]);&quot;Today&quot;;IF([.BN$37]&lt;[.$B$35];&quot;P&quot;;&quot;F&quot;))" table:style-name="ce57">
            <text:p>F</text:p>
          </table:table-cell>
          <table:table-cell office:value-type="string" office:string-value="F" table:formula="of:=IF(AND([.$B$35]&gt;[.BN$37];[.$B$35]&lt;=[.BO$37]);&quot;Today&quot;;IF([.BO$37]&lt;[.$B$35];&quot;P&quot;;&quot;F&quot;))" table:style-name="ce57">
            <text:p>F</text:p>
          </table:table-cell>
          <table:table-cell office:value-type="string" office:string-value="F" table:formula="of:=IF(AND([.$B$35]&gt;[.BO$37];[.$B$35]&lt;=[.BP$37]);&quot;Today&quot;;IF([.BP$37]&lt;[.$B$35];&quot;P&quot;;&quot;F&quot;))" table:style-name="ce57">
            <text:p>F</text:p>
          </table:table-cell>
          <table:table-cell office:value-type="string" office:string-value="F" table:formula="of:=IF(AND([.$B$35]&gt;[.BP$37];[.$B$35]&lt;=[.BQ$37]);&quot;Today&quot;;IF([.BQ$37]&lt;[.$B$35];&quot;P&quot;;&quot;F&quot;))" table:style-name="ce57">
            <text:p>F</text:p>
          </table:table-cell>
          <table:table-cell office:value-type="string" office:string-value="F" table:formula="of:=IF(AND([.$B$35]&gt;[.BQ$37];[.$B$35]&lt;=[.BR$37]);&quot;Today&quot;;IF([.BR$37]&lt;[.$B$35];&quot;P&quot;;&quot;F&quot;))" table:style-name="ce57">
            <text:p>F</text:p>
          </table:table-cell>
          <table:table-cell office:value-type="string" office:string-value="F" table:formula="of:=IF(AND([.$B$35]&gt;[.BR$37];[.$B$35]&lt;=[.BS$37]);&quot;Today&quot;;IF([.BS$37]&lt;[.$B$35];&quot;P&quot;;&quot;F&quot;))" table:style-name="ce57">
            <text:p>F</text:p>
          </table:table-cell>
          <table:table-cell office:value-type="string" office:string-value="F" table:formula="of:=IF(AND([.$B$35]&gt;[.BS$37];[.$B$35]&lt;=[.BT$37]);&quot;Today&quot;;IF([.BT$37]&lt;[.$B$35];&quot;P&quot;;&quot;F&quot;))" table:style-name="ce57">
            <text:p>F</text:p>
          </table:table-cell>
          <table:table-cell office:value-type="string" office:string-value="F" table:formula="of:=IF(AND([.$B$35]&gt;[.BT$37];[.$B$35]&lt;=[.BU$37]);&quot;Today&quot;;IF([.BU$37]&lt;[.$B$35];&quot;P&quot;;&quot;F&quot;))" table:style-name="ce57">
            <text:p>F</text:p>
          </table:table-cell>
          <table:table-cell office:value-type="string" office:string-value="F" table:formula="of:=IF(AND([.$B$35]&gt;[.BU$37];[.$B$35]&lt;=[.BV$37]);&quot;Today&quot;;IF([.BV$37]&lt;[.$B$35];&quot;P&quot;;&quot;F&quot;))" table:style-name="ce57">
            <text:p>F</text:p>
          </table:table-cell>
          <table:table-cell office:value-type="string" office:string-value="F" table:formula="of:=IF(AND([.$B$35]&gt;[.BV$37];[.$B$35]&lt;=[.BW$37]);&quot;Today&quot;;IF([.BW$37]&lt;[.$B$35];&quot;P&quot;;&quot;F&quot;))" table:style-name="ce57">
            <text:p>F</text:p>
          </table:table-cell>
          <table:table-cell office:value-type="string" office:string-value="F" table:formula="of:=IF(AND([.$B$35]&gt;[.BW$37];[.$B$35]&lt;=[.BX$37]);&quot;Today&quot;;IF([.BX$37]&lt;[.$B$35];&quot;P&quot;;&quot;F&quot;))" table:style-name="ce57">
            <text:p>F</text:p>
          </table:table-cell>
          <table:table-cell office:value-type="string" office:string-value="F" table:formula="of:=IF(AND([.$B$35]&gt;[.BX$37];[.$B$35]&lt;=[.BY$37]);&quot;Today&quot;;IF([.BY$37]&lt;[.$B$35];&quot;P&quot;;&quot;F&quot;))" table:style-name="ce57">
            <text:p>F</text:p>
          </table:table-cell>
          <table:table-cell office:value-type="string" office:string-value="F" table:formula="of:=IF(AND([.$B$35]&gt;[.BY$37];[.$B$35]&lt;=[.BZ$37]);&quot;Today&quot;;IF([.BZ$37]&lt;[.$B$35];&quot;P&quot;;&quot;F&quot;))" table:style-name="ce57">
            <text:p>F</text:p>
          </table:table-cell>
          <table:table-cell office:value-type="string" office:string-value="F" table:formula="of:=IF(AND([.$B$35]&gt;[.BZ$37];[.$B$35]&lt;=[.CA$37]);&quot;Today&quot;;IF([.CA$37]&lt;[.$B$35];&quot;P&quot;;&quot;F&quot;))" table:style-name="ce57">
            <text:p>F</text:p>
          </table:table-cell>
          <table:table-cell office:value-type="string" office:string-value="F" table:formula="of:=IF(AND([.$B$35]&gt;[.CA$37];[.$B$35]&lt;=[.CB$37]);&quot;Today&quot;;IF([.CB$37]&lt;[.$B$35];&quot;P&quot;;&quot;F&quot;))" table:style-name="ce57">
            <text:p>F</text:p>
          </table:table-cell>
          <table:table-cell office:value-type="string" office:string-value="F" table:formula="of:=IF(AND([.$B$35]&gt;[.CB$37];[.$B$35]&lt;=[.CC$37]);&quot;Today&quot;;IF([.CC$37]&lt;[.$B$35];&quot;P&quot;;&quot;F&quot;))" table:style-name="ce57">
            <text:p>F</text:p>
          </table:table-cell>
          <table:table-cell office:value-type="string" office:string-value="F" table:formula="of:=IF(AND([.$B$35]&gt;[.CC$37];[.$B$35]&lt;=[.CD$37]);&quot;Today&quot;;IF([.CD$37]&lt;[.$B$35];&quot;P&quot;;&quot;F&quot;))" table:style-name="ce57">
            <text:p>F</text:p>
          </table:table-cell>
          <table:table-cell office:value-type="string" office:string-value="F" table:formula="of:=IF(AND([.$B$35]&gt;[.CD$37];[.$B$35]&lt;=[.CE$37]);&quot;Today&quot;;IF([.CE$37]&lt;[.$B$35];&quot;P&quot;;&quot;F&quot;))" table:style-name="ce57">
            <text:p>F</text:p>
          </table:table-cell>
          <table:table-cell office:value-type="string" office:string-value="F" table:formula="of:=IF(AND([.$B$35]&gt;[.CE$37];[.$B$35]&lt;=[.CF$37]);&quot;Today&quot;;IF([.CF$37]&lt;[.$B$35];&quot;P&quot;;&quot;F&quot;))" table:style-name="ce57">
            <text:p>F</text:p>
          </table:table-cell>
          <table:table-cell office:value-type="string" office:string-value="F" table:formula="of:=IF(AND([.$B$35]&gt;[.CF$37];[.$B$35]&lt;=[.CG$37]);&quot;Today&quot;;IF([.CG$37]&lt;[.$B$35];&quot;P&quot;;&quot;F&quot;))" table:style-name="ce57">
            <text:p>F</text:p>
          </table:table-cell>
          <table:table-cell office:value-type="string" office:string-value="F" table:formula="of:=IF(AND([.$B$35]&gt;[.CG$37];[.$B$35]&lt;=[.CH$37]);&quot;Today&quot;;IF([.CH$37]&lt;[.$B$35];&quot;P&quot;;&quot;F&quot;))" table:style-name="ce57">
            <text:p>F</text:p>
          </table:table-cell>
          <table:table-cell office:value-type="string" office:string-value="F" table:formula="of:=IF(AND([.$B$35]&gt;[.CH$37];[.$B$35]&lt;=[.CI$37]);&quot;Today&quot;;IF([.CI$37]&lt;[.$B$35];&quot;P&quot;;&quot;F&quot;))" table:style-name="ce57">
            <text:p>F</text:p>
          </table:table-cell>
          <table:table-cell office:value-type="string" office:string-value="F" table:formula="of:=IF(AND([.$B$35]&gt;[.CI$37];[.$B$35]&lt;=[.CJ$37]);&quot;Today&quot;;IF([.CJ$37]&lt;[.$B$35];&quot;P&quot;;&quot;F&quot;))" table:style-name="ce57">
            <text:p>F</text:p>
          </table:table-cell>
          <table:table-cell office:value-type="string" office:string-value="F" table:formula="of:=IF(AND([.$B$35]&gt;[.CJ$37];[.$B$35]&lt;=[.CK$37]);&quot;Today&quot;;IF([.CK$37]&lt;[.$B$35];&quot;P&quot;;&quot;F&quot;))" table:style-name="ce57">
            <text:p>F</text:p>
          </table:table-cell>
          <table:table-cell office:value-type="string" office:string-value="F" table:formula="of:=IF(AND([.$B$35]&gt;[.CK$37];[.$B$35]&lt;=[.CL$37]);&quot;Today&quot;;IF([.CL$37]&lt;[.$B$35];&quot;P&quot;;&quot;F&quot;))" table:style-name="ce57">
            <text:p>F</text:p>
          </table:table-cell>
          <table:table-cell office:value-type="string" office:string-value="F" table:formula="of:=IF(AND([.$B$35]&gt;[.CL$37];[.$B$35]&lt;=[.CM$37]);&quot;Today&quot;;IF([.CM$37]&lt;[.$B$35];&quot;P&quot;;&quot;F&quot;))" table:style-name="ce57">
            <text:p>F</text:p>
          </table:table-cell>
          <table:table-cell office:value-type="string" office:string-value="F" table:formula="of:=IF(AND([.$B$35]&gt;[.CM$37];[.$B$35]&lt;=[.CN$37]);&quot;Today&quot;;IF([.CN$37]&lt;[.$B$35];&quot;P&quot;;&quot;F&quot;))" table:style-name="ce57">
            <text:p>F</text:p>
          </table:table-cell>
          <table:table-cell office:value-type="string" office:string-value="F" table:formula="of:=IF(AND([.$B$35]&gt;[.CN$37];[.$B$35]&lt;=[.CO$37]);&quot;Today&quot;;IF([.CO$37]&lt;[.$B$35];&quot;P&quot;;&quot;F&quot;))" table:style-name="ce57">
            <text:p>F</text:p>
          </table:table-cell>
          <table:table-cell office:value-type="string" office:string-value="F" table:formula="of:=IF(AND([.$B$35]&gt;[.CO$37];[.$B$35]&lt;=[.CP$37]);&quot;Today&quot;;IF([.CP$37]&lt;[.$B$35];&quot;P&quot;;&quot;F&quot;))" table:style-name="ce57">
            <text:p>F</text:p>
          </table:table-cell>
          <table:table-cell office:value-type="string" office:string-value="F" table:formula="of:=IF(AND([.$B$35]&gt;[.CP$37];[.$B$35]&lt;=[.CQ$37]);&quot;Today&quot;;IF([.CQ$37]&lt;[.$B$35];&quot;P&quot;;&quot;F&quot;))" table:style-name="ce57">
            <text:p>F</text:p>
          </table:table-cell>
          <table:table-cell office:value-type="string" office:string-value="F" table:formula="of:=IF(AND([.$B$35]&gt;[.CQ$37];[.$B$35]&lt;=[.CR$37]);&quot;Today&quot;;IF([.CR$37]&lt;[.$B$35];&quot;P&quot;;&quot;F&quot;))" table:style-name="ce57">
            <text:p>F</text:p>
          </table:table-cell>
          <table:table-cell office:value-type="string" office:string-value="F" table:formula="of:=IF(AND([.$B$35]&gt;[.CR$37];[.$B$35]&lt;=[.CS$37]);&quot;Today&quot;;IF([.CS$37]&lt;[.$B$35];&quot;P&quot;;&quot;F&quot;))" table:style-name="ce57">
            <text:p>F</text:p>
          </table:table-cell>
          <table:table-cell office:value-type="string" office:string-value="F" table:formula="of:=IF(AND([.$B$35]&gt;[.CS$37];[.$B$35]&lt;=[.CT$37]);&quot;Today&quot;;IF([.CT$37]&lt;[.$B$35];&quot;P&quot;;&quot;F&quot;))" table:style-name="ce57">
            <text:p>F</text:p>
          </table:table-cell>
          <table:table-cell office:value-type="string" office:string-value="F" table:formula="of:=IF(AND([.$B$35]&gt;[.CT$37];[.$B$35]&lt;=[.CU$37]);&quot;Today&quot;;IF([.CU$37]&lt;[.$B$35];&quot;P&quot;;&quot;F&quot;))" table:style-name="ce57">
            <text:p>F</text:p>
          </table:table-cell>
          <table:table-cell office:value-type="string" office:string-value="F" table:formula="of:=IF(AND([.$B$35]&gt;[.CU$37];[.$B$35]&lt;=[.CV$37]);&quot;Today&quot;;IF([.CV$37]&lt;[.$B$35];&quot;P&quot;;&quot;F&quot;))" table:style-name="ce57">
            <text:p>F</text:p>
          </table:table-cell>
          <table:table-cell office:value-type="string" office:string-value="F" table:formula="of:=IF(AND([.$B$35]&gt;[.CV$37];[.$B$35]&lt;=[.CW$37]);&quot;Today&quot;;IF([.CW$37]&lt;[.$B$35];&quot;P&quot;;&quot;F&quot;))" table:style-name="ce57">
            <text:p>F</text:p>
          </table:table-cell>
          <table:table-cell office:value-type="string" office:string-value="F" table:formula="of:=IF(AND([.$B$35]&gt;[.CW$37];[.$B$35]&lt;=[.CX$37]);&quot;Today&quot;;IF([.CX$37]&lt;[.$B$35];&quot;P&quot;;&quot;F&quot;))" table:style-name="ce57">
            <text:p>F</text:p>
          </table:table-cell>
          <table:table-cell office:value-type="string" office:string-value="F" table:formula="of:=IF(AND([.$B$35]&gt;[.CX$37];[.$B$35]&lt;=[.CY$37]);&quot;Today&quot;;IF([.CY$37]&lt;[.$B$35];&quot;P&quot;;&quot;F&quot;))" table:style-name="ce57">
            <text:p>F</text:p>
          </table:table-cell>
          <table:table-cell office:value-type="string" office:string-value="F" table:formula="of:=IF(AND([.$B$35]&gt;[.CY$37];[.$B$35]&lt;=[.CZ$37]);&quot;Today&quot;;IF([.CZ$37]&lt;[.$B$35];&quot;P&quot;;&quot;F&quot;))" table:style-name="ce57">
            <text:p>F</text:p>
          </table:table-cell>
          <table:table-cell office:value-type="string" office:string-value="F" table:formula="of:=IF(AND([.$B$35]&gt;[.CZ$37];[.$B$35]&lt;=[.DA$37]);&quot;Today&quot;;IF([.DA$37]&lt;[.$B$35];&quot;P&quot;;&quot;F&quot;))" table:style-name="ce57">
            <text:p>F</text:p>
          </table:table-cell>
          <table:table-cell office:value-type="string" office:string-value="F" table:formula="of:=IF(AND([.$B$35]&gt;[.DA$37];[.$B$35]&lt;=[.DB$37]);&quot;Today&quot;;IF([.DB$37]&lt;[.$B$35];&quot;P&quot;;&quot;F&quot;))" table:style-name="ce57">
            <text:p>F</text:p>
          </table:table-cell>
          <table:table-cell table:number-columns-repeated="16278"/>
        </table:table-row>
        <table:table-row table:style-name="ro3">
          <table:table-cell table:style-name="ce44"/>
          <table:table-cell table:style-name="ce34"/>
          <table:table-cell office:value-type="string" table:number-columns-spanned="3" table:number-rows-spanned="1" table:style-name="ce51">
            <text:p>Hours</text:p>
          </table:table-cell>
          <table:covered-table-cell table:number-columns-repeated="2"/>
          <table:table-cell table:style-name="ce46"/>
          <table:table-cell office:value-type="string" table:style-name="ce45">
            <text:p>Start</text:p>
          </table:table-cell>
          <table:table-cell office:value-type="string" office:string-value="" table:formula="of:=IF([.H1]=[Setup.$B$6];&quot;End&quot;;IF([.H1]&gt;[Setup.$B$6];&quot;F&quot;;&quot;&quot;))" table:style-name="ce58"/>
          <table:table-cell office:value-type="string" office:string-value="" table:formula="of:=IF([.I1]=[Setup.$B$6];&quot;End&quot;;IF([.I1]&gt;[Setup.$B$6];&quot;F&quot;;&quot;&quot;))" table:style-name="ce58"/>
          <table:table-cell office:value-type="string" office:string-value="" table:formula="of:=IF([.J1]=[Setup.$B$6];&quot;End&quot;;IF([.J1]&gt;[Setup.$B$6];&quot;F&quot;;&quot;&quot;))" table:style-name="ce58"/>
          <table:table-cell office:value-type="string" office:string-value="" table:formula="of:=IF([.K1]=[Setup.$B$6];&quot;End&quot;;IF([.K1]&gt;[Setup.$B$6];&quot;F&quot;;&quot;&quot;))" table:style-name="ce58"/>
          <table:table-cell office:value-type="string" office:string-value="" table:formula="of:=IF([.L1]=[Setup.$B$6];&quot;End&quot;;IF([.L1]&gt;[Setup.$B$6];&quot;F&quot;;&quot;&quot;))" table:style-name="ce58"/>
          <table:table-cell office:value-type="string" office:string-value="" table:formula="of:=IF([.M1]=[Setup.$B$6];&quot;End&quot;;IF([.M1]&gt;[Setup.$B$6];&quot;F&quot;;&quot;&quot;))" table:style-name="ce58"/>
          <table:table-cell office:value-type="string" office:string-value="" table:formula="of:=IF([.N1]=[Setup.$B$6];&quot;End&quot;;IF([.N1]&gt;[Setup.$B$6];&quot;F&quot;;&quot;&quot;))" table:style-name="ce58"/>
          <table:table-cell office:value-type="string" office:string-value="End" table:formula="of:=IF([.O1]=[Setup.$B$6];&quot;End&quot;;IF([.O1]&gt;[Setup.$B$6];&quot;F&quot;;&quot;&quot;))" table:style-name="ce58">
            <text:p>End</text:p>
          </table:table-cell>
          <table:table-cell office:value-type="string" office:string-value="F" table:formula="of:=IF([.P1]=[Setup.$B$6];&quot;End&quot;;IF([.P1]&gt;[Setup.$B$6];&quot;F&quot;;&quot;&quot;))" table:style-name="ce59">
            <text:p>F</text:p>
          </table:table-cell>
          <table:table-cell office:value-type="string" office:string-value="F" table:formula="of:=IF([.Q1]=[Setup.$B$6];&quot;End&quot;;IF([.Q1]&gt;[Setup.$B$6];&quot;F&quot;;&quot;&quot;))" table:style-name="ce59">
            <text:p>F</text:p>
          </table:table-cell>
          <table:table-cell office:value-type="string" office:string-value="F" table:formula="of:=IF([.R1]=[Setup.$B$6];&quot;End&quot;;IF([.R1]&gt;[Setup.$B$6];&quot;F&quot;;&quot;&quot;))" table:style-name="ce59">
            <text:p>F</text:p>
          </table:table-cell>
          <table:table-cell office:value-type="string" office:string-value="F" table:formula="of:=IF([.S1]=[Setup.$B$6];&quot;End&quot;;IF([.S1]&gt;[Setup.$B$6];&quot;F&quot;;&quot;&quot;))" table:style-name="ce59">
            <text:p>F</text:p>
          </table:table-cell>
          <table:table-cell office:value-type="string" office:string-value="F" table:formula="of:=IF([.T1]=[Setup.$B$6];&quot;End&quot;;IF([.T1]&gt;[Setup.$B$6];&quot;F&quot;;&quot;&quot;))" table:style-name="ce59">
            <text:p>F</text:p>
          </table:table-cell>
          <table:table-cell office:value-type="string" office:string-value="F" table:formula="of:=IF([.U1]=[Setup.$B$6];&quot;End&quot;;IF([.U1]&gt;[Setup.$B$6];&quot;F&quot;;&quot;&quot;))" table:style-name="ce59">
            <text:p>F</text:p>
          </table:table-cell>
          <table:table-cell office:value-type="string" office:string-value="F" table:formula="of:=IF([.V1]=[Setup.$B$6];&quot;End&quot;;IF([.V1]&gt;[Setup.$B$6];&quot;F&quot;;&quot;&quot;))" table:style-name="ce59">
            <text:p>F</text:p>
          </table:table-cell>
          <table:table-cell office:value-type="string" office:string-value="F" table:formula="of:=IF([.W1]=[Setup.$B$6];&quot;End&quot;;IF([.W1]&gt;[Setup.$B$6];&quot;F&quot;;&quot;&quot;))" table:style-name="ce59">
            <text:p>F</text:p>
          </table:table-cell>
          <table:table-cell office:value-type="string" office:string-value="F" table:formula="of:=IF([.X1]=[Setup.$B$6];&quot;End&quot;;IF([.X1]&gt;[Setup.$B$6];&quot;F&quot;;&quot;&quot;))" table:style-name="ce59">
            <text:p>F</text:p>
          </table:table-cell>
          <table:table-cell office:value-type="string" office:string-value="F" table:formula="of:=IF([.Y1]=[Setup.$B$6];&quot;End&quot;;IF([.Y1]&gt;[Setup.$B$6];&quot;F&quot;;&quot;&quot;))" table:style-name="ce59">
            <text:p>F</text:p>
          </table:table-cell>
          <table:table-cell office:value-type="string" office:string-value="F" table:formula="of:=IF([.Z1]=[Setup.$B$6];&quot;End&quot;;IF([.Z1]&gt;[Setup.$B$6];&quot;F&quot;;&quot;&quot;))" table:style-name="ce59">
            <text:p>F</text:p>
          </table:table-cell>
          <table:table-cell office:value-type="string" office:string-value="F" table:formula="of:=IF([.AA1]=[Setup.$B$6];&quot;End&quot;;IF([.AA1]&gt;[Setup.$B$6];&quot;F&quot;;&quot;&quot;))" table:style-name="ce59">
            <text:p>F</text:p>
          </table:table-cell>
          <table:table-cell office:value-type="string" office:string-value="F" table:formula="of:=IF([.AB1]=[Setup.$B$6];&quot;End&quot;;IF([.AB1]&gt;[Setup.$B$6];&quot;F&quot;;&quot;&quot;))" table:style-name="ce59">
            <text:p>F</text:p>
          </table:table-cell>
          <table:table-cell office:value-type="string" office:string-value="F" table:formula="of:=IF([.AC1]=[Setup.$B$6];&quot;End&quot;;IF([.AC1]&gt;[Setup.$B$6];&quot;F&quot;;&quot;&quot;))" table:style-name="ce59">
            <text:p>F</text:p>
          </table:table-cell>
          <table:table-cell office:value-type="string" office:string-value="F" table:formula="of:=IF([.AD1]=[Setup.$B$6];&quot;End&quot;;IF([.AD1]&gt;[Setup.$B$6];&quot;F&quot;;&quot;&quot;))" table:style-name="ce59">
            <text:p>F</text:p>
          </table:table-cell>
          <table:table-cell office:value-type="string" office:string-value="F" table:formula="of:=IF([.AE1]=[Setup.$B$6];&quot;End&quot;;IF([.AE1]&gt;[Setup.$B$6];&quot;F&quot;;&quot;&quot;))" table:style-name="ce59">
            <text:p>F</text:p>
          </table:table-cell>
          <table:table-cell office:value-type="string" office:string-value="F" table:formula="of:=IF([.AF1]=[Setup.$B$6];&quot;End&quot;;IF([.AF1]&gt;[Setup.$B$6];&quot;F&quot;;&quot;&quot;))" table:style-name="ce59">
            <text:p>F</text:p>
          </table:table-cell>
          <table:table-cell office:value-type="string" office:string-value="F" table:formula="of:=IF([.AG1]=[Setup.$B$6];&quot;End&quot;;IF([.AG1]&gt;[Setup.$B$6];&quot;F&quot;;&quot;&quot;))" table:style-name="ce59">
            <text:p>F</text:p>
          </table:table-cell>
          <table:table-cell office:value-type="string" office:string-value="F" table:formula="of:=IF([.AH1]=[Setup.$B$6];&quot;End&quot;;IF([.AH1]&gt;[Setup.$B$6];&quot;F&quot;;&quot;&quot;))" table:style-name="ce59">
            <text:p>F</text:p>
          </table:table-cell>
          <table:table-cell office:value-type="string" office:string-value="F" table:formula="of:=IF([.AI1]=[Setup.$B$6];&quot;End&quot;;IF([.AI1]&gt;[Setup.$B$6];&quot;F&quot;;&quot;&quot;))" table:style-name="ce59">
            <text:p>F</text:p>
          </table:table-cell>
          <table:table-cell office:value-type="string" office:string-value="F" table:formula="of:=IF([.AJ1]=[Setup.$B$6];&quot;End&quot;;IF([.AJ1]&gt;[Setup.$B$6];&quot;F&quot;;&quot;&quot;))" table:style-name="ce59">
            <text:p>F</text:p>
          </table:table-cell>
          <table:table-cell office:value-type="string" office:string-value="F" table:formula="of:=IF([.AK1]=[Setup.$B$6];&quot;End&quot;;IF([.AK1]&gt;[Setup.$B$6];&quot;F&quot;;&quot;&quot;))" table:style-name="ce59">
            <text:p>F</text:p>
          </table:table-cell>
          <table:table-cell office:value-type="string" office:string-value="F" table:formula="of:=IF([.AL1]=[Setup.$B$6];&quot;End&quot;;IF([.AL1]&gt;[Setup.$B$6];&quot;F&quot;;&quot;&quot;))" table:style-name="ce59">
            <text:p>F</text:p>
          </table:table-cell>
          <table:table-cell office:value-type="string" office:string-value="F" table:formula="of:=IF([.AM1]=[Setup.$B$6];&quot;End&quot;;IF([.AM1]&gt;[Setup.$B$6];&quot;F&quot;;&quot;&quot;))" table:style-name="ce59">
            <text:p>F</text:p>
          </table:table-cell>
          <table:table-cell office:value-type="string" office:string-value="F" table:formula="of:=IF([.AN1]=[Setup.$B$6];&quot;End&quot;;IF([.AN1]&gt;[Setup.$B$6];&quot;F&quot;;&quot;&quot;))" table:style-name="ce59">
            <text:p>F</text:p>
          </table:table-cell>
          <table:table-cell office:value-type="string" office:string-value="F" table:formula="of:=IF([.AO1]=[Setup.$B$6];&quot;End&quot;;IF([.AO1]&gt;[Setup.$B$6];&quot;F&quot;;&quot;&quot;))" table:style-name="ce59">
            <text:p>F</text:p>
          </table:table-cell>
          <table:table-cell office:value-type="string" office:string-value="F" table:formula="of:=IF([.AP1]=[Setup.$B$6];&quot;End&quot;;IF([.AP1]&gt;[Setup.$B$6];&quot;F&quot;;&quot;&quot;))" table:style-name="ce59">
            <text:p>F</text:p>
          </table:table-cell>
          <table:table-cell office:value-type="string" office:string-value="F" table:formula="of:=IF([.AQ1]=[Setup.$B$6];&quot;End&quot;;IF([.AQ1]&gt;[Setup.$B$6];&quot;F&quot;;&quot;&quot;))" table:style-name="ce59">
            <text:p>F</text:p>
          </table:table-cell>
          <table:table-cell office:value-type="string" office:string-value="F" table:formula="of:=IF([.AR1]=[Setup.$B$6];&quot;End&quot;;IF([.AR1]&gt;[Setup.$B$6];&quot;F&quot;;&quot;&quot;))" table:style-name="ce59">
            <text:p>F</text:p>
          </table:table-cell>
          <table:table-cell office:value-type="string" office:string-value="F" table:formula="of:=IF([.AS1]=[Setup.$B$6];&quot;End&quot;;IF([.AS1]&gt;[Setup.$B$6];&quot;F&quot;;&quot;&quot;))" table:style-name="ce59">
            <text:p>F</text:p>
          </table:table-cell>
          <table:table-cell office:value-type="string" office:string-value="F" table:formula="of:=IF([.AT1]=[Setup.$B$6];&quot;End&quot;;IF([.AT1]&gt;[Setup.$B$6];&quot;F&quot;;&quot;&quot;))" table:style-name="ce59">
            <text:p>F</text:p>
          </table:table-cell>
          <table:table-cell office:value-type="string" office:string-value="F" table:formula="of:=IF([.AU1]=[Setup.$B$6];&quot;End&quot;;IF([.AU1]&gt;[Setup.$B$6];&quot;F&quot;;&quot;&quot;))" table:style-name="ce59">
            <text:p>F</text:p>
          </table:table-cell>
          <table:table-cell office:value-type="string" office:string-value="F" table:formula="of:=IF([.AV1]=[Setup.$B$6];&quot;End&quot;;IF([.AV1]&gt;[Setup.$B$6];&quot;F&quot;;&quot;&quot;))" table:style-name="ce59">
            <text:p>F</text:p>
          </table:table-cell>
          <table:table-cell office:value-type="string" office:string-value="F" table:formula="of:=IF([.AW1]=[Setup.$B$6];&quot;End&quot;;IF([.AW1]&gt;[Setup.$B$6];&quot;F&quot;;&quot;&quot;))" table:style-name="ce59">
            <text:p>F</text:p>
          </table:table-cell>
          <table:table-cell office:value-type="string" office:string-value="F" table:formula="of:=IF([.AX1]=[Setup.$B$6];&quot;End&quot;;IF([.AX1]&gt;[Setup.$B$6];&quot;F&quot;;&quot;&quot;))" table:style-name="ce59">
            <text:p>F</text:p>
          </table:table-cell>
          <table:table-cell office:value-type="string" office:string-value="F" table:formula="of:=IF([.AY1]=[Setup.$B$6];&quot;End&quot;;IF([.AY1]&gt;[Setup.$B$6];&quot;F&quot;;&quot;&quot;))" table:style-name="ce59">
            <text:p>F</text:p>
          </table:table-cell>
          <table:table-cell office:value-type="string" office:string-value="F" table:formula="of:=IF([.AZ1]=[Setup.$B$6];&quot;End&quot;;IF([.AZ1]&gt;[Setup.$B$6];&quot;F&quot;;&quot;&quot;))" table:style-name="ce59">
            <text:p>F</text:p>
          </table:table-cell>
          <table:table-cell office:value-type="string" office:string-value="F" table:formula="of:=IF([.BA1]=[Setup.$B$6];&quot;End&quot;;IF([.BA1]&gt;[Setup.$B$6];&quot;F&quot;;&quot;&quot;))" table:style-name="ce59">
            <text:p>F</text:p>
          </table:table-cell>
          <table:table-cell office:value-type="string" office:string-value="F" table:formula="of:=IF([.BB1]=[Setup.$B$6];&quot;End&quot;;IF([.BB1]&gt;[Setup.$B$6];&quot;F&quot;;&quot;&quot;))" table:style-name="ce59">
            <text:p>F</text:p>
          </table:table-cell>
          <table:table-cell office:value-type="string" office:string-value="F" table:formula="of:=IF([.BC1]=[Setup.$B$6];&quot;End&quot;;IF([.BC1]&gt;[Setup.$B$6];&quot;F&quot;;&quot;&quot;))" table:style-name="ce59">
            <text:p>F</text:p>
          </table:table-cell>
          <table:table-cell office:value-type="string" office:string-value="F" table:formula="of:=IF([.BD1]=[Setup.$B$6];&quot;End&quot;;IF([.BD1]&gt;[Setup.$B$6];&quot;F&quot;;&quot;&quot;))" table:style-name="ce59">
            <text:p>F</text:p>
          </table:table-cell>
          <table:table-cell office:value-type="string" office:string-value="F" table:formula="of:=IF([.BE1]=[Setup.$B$6];&quot;End&quot;;IF([.BE1]&gt;[Setup.$B$6];&quot;F&quot;;&quot;&quot;))" table:style-name="ce59">
            <text:p>F</text:p>
          </table:table-cell>
          <table:table-cell office:value-type="string" office:string-value="F" table:formula="of:=IF([.BF1]=[Setup.$B$6];&quot;End&quot;;IF([.BF1]&gt;[Setup.$B$6];&quot;F&quot;;&quot;&quot;))" table:style-name="ce59">
            <text:p>F</text:p>
          </table:table-cell>
          <table:table-cell office:value-type="string" office:string-value="F" table:formula="of:=IF([.BG1]=[Setup.$B$6];&quot;End&quot;;IF([.BG1]&gt;[Setup.$B$6];&quot;F&quot;;&quot;&quot;))" table:style-name="ce59">
            <text:p>F</text:p>
          </table:table-cell>
          <table:table-cell office:value-type="string" office:string-value="F" table:formula="of:=IF([.BH1]=[Setup.$B$6];&quot;End&quot;;IF([.BH1]&gt;[Setup.$B$6];&quot;F&quot;;&quot;&quot;))" table:style-name="ce59">
            <text:p>F</text:p>
          </table:table-cell>
          <table:table-cell office:value-type="string" office:string-value="F" table:formula="of:=IF([.BI1]=[Setup.$B$6];&quot;End&quot;;IF([.BI1]&gt;[Setup.$B$6];&quot;F&quot;;&quot;&quot;))" table:style-name="ce59">
            <text:p>F</text:p>
          </table:table-cell>
          <table:table-cell office:value-type="string" office:string-value="F" table:formula="of:=IF([.BJ1]=[Setup.$B$6];&quot;End&quot;;IF([.BJ1]&gt;[Setup.$B$6];&quot;F&quot;;&quot;&quot;))" table:style-name="ce59">
            <text:p>F</text:p>
          </table:table-cell>
          <table:table-cell office:value-type="string" office:string-value="F" table:formula="of:=IF([.BK1]=[Setup.$B$6];&quot;End&quot;;IF([.BK1]&gt;[Setup.$B$6];&quot;F&quot;;&quot;&quot;))" table:style-name="ce59">
            <text:p>F</text:p>
          </table:table-cell>
          <table:table-cell office:value-type="string" office:string-value="F" table:formula="of:=IF([.BL1]=[Setup.$B$6];&quot;End&quot;;IF([.BL1]&gt;[Setup.$B$6];&quot;F&quot;;&quot;&quot;))" table:style-name="ce59">
            <text:p>F</text:p>
          </table:table-cell>
          <table:table-cell office:value-type="string" office:string-value="F" table:formula="of:=IF([.BM1]=[Setup.$B$6];&quot;End&quot;;IF([.BM1]&gt;[Setup.$B$6];&quot;F&quot;;&quot;&quot;))" table:style-name="ce59">
            <text:p>F</text:p>
          </table:table-cell>
          <table:table-cell office:value-type="string" office:string-value="F" table:formula="of:=IF([.BN1]=[Setup.$B$6];&quot;End&quot;;IF([.BN1]&gt;[Setup.$B$6];&quot;F&quot;;&quot;&quot;))" table:style-name="ce59">
            <text:p>F</text:p>
          </table:table-cell>
          <table:table-cell office:value-type="string" office:string-value="F" table:formula="of:=IF([.BO1]=[Setup.$B$6];&quot;End&quot;;IF([.BO1]&gt;[Setup.$B$6];&quot;F&quot;;&quot;&quot;))" table:style-name="ce59">
            <text:p>F</text:p>
          </table:table-cell>
          <table:table-cell office:value-type="string" office:string-value="F" table:formula="of:=IF([.BP1]=[Setup.$B$6];&quot;End&quot;;IF([.BP1]&gt;[Setup.$B$6];&quot;F&quot;;&quot;&quot;))" table:style-name="ce59">
            <text:p>F</text:p>
          </table:table-cell>
          <table:table-cell office:value-type="string" office:string-value="F" table:formula="of:=IF([.BQ1]=[Setup.$B$6];&quot;End&quot;;IF([.BQ1]&gt;[Setup.$B$6];&quot;F&quot;;&quot;&quot;))" table:style-name="ce59">
            <text:p>F</text:p>
          </table:table-cell>
          <table:table-cell office:value-type="string" office:string-value="F" table:formula="of:=IF([.BR1]=[Setup.$B$6];&quot;End&quot;;IF([.BR1]&gt;[Setup.$B$6];&quot;F&quot;;&quot;&quot;))" table:style-name="ce59">
            <text:p>F</text:p>
          </table:table-cell>
          <table:table-cell office:value-type="string" office:string-value="F" table:formula="of:=IF([.BS1]=[Setup.$B$6];&quot;End&quot;;IF([.BS1]&gt;[Setup.$B$6];&quot;F&quot;;&quot;&quot;))" table:style-name="ce59">
            <text:p>F</text:p>
          </table:table-cell>
          <table:table-cell office:value-type="string" office:string-value="F" table:formula="of:=IF([.BT1]=[Setup.$B$6];&quot;End&quot;;IF([.BT1]&gt;[Setup.$B$6];&quot;F&quot;;&quot;&quot;))" table:style-name="ce59">
            <text:p>F</text:p>
          </table:table-cell>
          <table:table-cell office:value-type="string" office:string-value="F" table:formula="of:=IF([.BU1]=[Setup.$B$6];&quot;End&quot;;IF([.BU1]&gt;[Setup.$B$6];&quot;F&quot;;&quot;&quot;))" table:style-name="ce59">
            <text:p>F</text:p>
          </table:table-cell>
          <table:table-cell office:value-type="string" office:string-value="F" table:formula="of:=IF([.BV1]=[Setup.$B$6];&quot;End&quot;;IF([.BV1]&gt;[Setup.$B$6];&quot;F&quot;;&quot;&quot;))" table:style-name="ce59">
            <text:p>F</text:p>
          </table:table-cell>
          <table:table-cell office:value-type="string" office:string-value="F" table:formula="of:=IF([.BW1]=[Setup.$B$6];&quot;End&quot;;IF([.BW1]&gt;[Setup.$B$6];&quot;F&quot;;&quot;&quot;))" table:style-name="ce59">
            <text:p>F</text:p>
          </table:table-cell>
          <table:table-cell office:value-type="string" office:string-value="F" table:formula="of:=IF([.BX1]=[Setup.$B$6];&quot;End&quot;;IF([.BX1]&gt;[Setup.$B$6];&quot;F&quot;;&quot;&quot;))" table:style-name="ce59">
            <text:p>F</text:p>
          </table:table-cell>
          <table:table-cell office:value-type="string" office:string-value="F" table:formula="of:=IF([.BY1]=[Setup.$B$6];&quot;End&quot;;IF([.BY1]&gt;[Setup.$B$6];&quot;F&quot;;&quot;&quot;))" table:style-name="ce59">
            <text:p>F</text:p>
          </table:table-cell>
          <table:table-cell office:value-type="string" office:string-value="F" table:formula="of:=IF([.BZ1]=[Setup.$B$6];&quot;End&quot;;IF([.BZ1]&gt;[Setup.$B$6];&quot;F&quot;;&quot;&quot;))" table:style-name="ce59">
            <text:p>F</text:p>
          </table:table-cell>
          <table:table-cell office:value-type="string" office:string-value="F" table:formula="of:=IF([.CA1]=[Setup.$B$6];&quot;End&quot;;IF([.CA1]&gt;[Setup.$B$6];&quot;F&quot;;&quot;&quot;))" table:style-name="ce59">
            <text:p>F</text:p>
          </table:table-cell>
          <table:table-cell office:value-type="string" office:string-value="F" table:formula="of:=IF([.CB1]=[Setup.$B$6];&quot;End&quot;;IF([.CB1]&gt;[Setup.$B$6];&quot;F&quot;;&quot;&quot;))" table:style-name="ce59">
            <text:p>F</text:p>
          </table:table-cell>
          <table:table-cell office:value-type="string" office:string-value="F" table:formula="of:=IF([.CC1]=[Setup.$B$6];&quot;End&quot;;IF([.CC1]&gt;[Setup.$B$6];&quot;F&quot;;&quot;&quot;))" table:style-name="ce59">
            <text:p>F</text:p>
          </table:table-cell>
          <table:table-cell office:value-type="string" office:string-value="F" table:formula="of:=IF([.CD1]=[Setup.$B$6];&quot;End&quot;;IF([.CD1]&gt;[Setup.$B$6];&quot;F&quot;;&quot;&quot;))" table:style-name="ce59">
            <text:p>F</text:p>
          </table:table-cell>
          <table:table-cell office:value-type="string" office:string-value="F" table:formula="of:=IF([.CE1]=[Setup.$B$6];&quot;End&quot;;IF([.CE1]&gt;[Setup.$B$6];&quot;F&quot;;&quot;&quot;))" table:style-name="ce59">
            <text:p>F</text:p>
          </table:table-cell>
          <table:table-cell office:value-type="string" office:string-value="F" table:formula="of:=IF([.CF1]=[Setup.$B$6];&quot;End&quot;;IF([.CF1]&gt;[Setup.$B$6];&quot;F&quot;;&quot;&quot;))" table:style-name="ce59">
            <text:p>F</text:p>
          </table:table-cell>
          <table:table-cell office:value-type="string" office:string-value="F" table:formula="of:=IF([.CG1]=[Setup.$B$6];&quot;End&quot;;IF([.CG1]&gt;[Setup.$B$6];&quot;F&quot;;&quot;&quot;))" table:style-name="ce59">
            <text:p>F</text:p>
          </table:table-cell>
          <table:table-cell office:value-type="string" office:string-value="F" table:formula="of:=IF([.CH1]=[Setup.$B$6];&quot;End&quot;;IF([.CH1]&gt;[Setup.$B$6];&quot;F&quot;;&quot;&quot;))" table:style-name="ce59">
            <text:p>F</text:p>
          </table:table-cell>
          <table:table-cell office:value-type="string" office:string-value="F" table:formula="of:=IF([.CI1]=[Setup.$B$6];&quot;End&quot;;IF([.CI1]&gt;[Setup.$B$6];&quot;F&quot;;&quot;&quot;))" table:style-name="ce59">
            <text:p>F</text:p>
          </table:table-cell>
          <table:table-cell office:value-type="string" office:string-value="F" table:formula="of:=IF([.CJ1]=[Setup.$B$6];&quot;End&quot;;IF([.CJ1]&gt;[Setup.$B$6];&quot;F&quot;;&quot;&quot;))" table:style-name="ce59">
            <text:p>F</text:p>
          </table:table-cell>
          <table:table-cell office:value-type="string" office:string-value="F" table:formula="of:=IF([.CK1]=[Setup.$B$6];&quot;End&quot;;IF([.CK1]&gt;[Setup.$B$6];&quot;F&quot;;&quot;&quot;))" table:style-name="ce59">
            <text:p>F</text:p>
          </table:table-cell>
          <table:table-cell office:value-type="string" office:string-value="F" table:formula="of:=IF([.CL1]=[Setup.$B$6];&quot;End&quot;;IF([.CL1]&gt;[Setup.$B$6];&quot;F&quot;;&quot;&quot;))" table:style-name="ce59">
            <text:p>F</text:p>
          </table:table-cell>
          <table:table-cell office:value-type="string" office:string-value="F" table:formula="of:=IF([.CM1]=[Setup.$B$6];&quot;End&quot;;IF([.CM1]&gt;[Setup.$B$6];&quot;F&quot;;&quot;&quot;))" table:style-name="ce59">
            <text:p>F</text:p>
          </table:table-cell>
          <table:table-cell office:value-type="string" office:string-value="F" table:formula="of:=IF([.CN1]=[Setup.$B$6];&quot;End&quot;;IF([.CN1]&gt;[Setup.$B$6];&quot;F&quot;;&quot;&quot;))" table:style-name="ce59">
            <text:p>F</text:p>
          </table:table-cell>
          <table:table-cell office:value-type="string" office:string-value="F" table:formula="of:=IF([.CO1]=[Setup.$B$6];&quot;End&quot;;IF([.CO1]&gt;[Setup.$B$6];&quot;F&quot;;&quot;&quot;))" table:style-name="ce59">
            <text:p>F</text:p>
          </table:table-cell>
          <table:table-cell office:value-type="string" office:string-value="F" table:formula="of:=IF([.CP1]=[Setup.$B$6];&quot;End&quot;;IF([.CP1]&gt;[Setup.$B$6];&quot;F&quot;;&quot;&quot;))" table:style-name="ce59">
            <text:p>F</text:p>
          </table:table-cell>
          <table:table-cell office:value-type="string" office:string-value="F" table:formula="of:=IF([.CQ1]=[Setup.$B$6];&quot;End&quot;;IF([.CQ1]&gt;[Setup.$B$6];&quot;F&quot;;&quot;&quot;))" table:style-name="ce59">
            <text:p>F</text:p>
          </table:table-cell>
          <table:table-cell office:value-type="string" office:string-value="F" table:formula="of:=IF([.CR1]=[Setup.$B$6];&quot;End&quot;;IF([.CR1]&gt;[Setup.$B$6];&quot;F&quot;;&quot;&quot;))" table:style-name="ce59">
            <text:p>F</text:p>
          </table:table-cell>
          <table:table-cell office:value-type="string" office:string-value="F" table:formula="of:=IF([.CS1]=[Setup.$B$6];&quot;End&quot;;IF([.CS1]&gt;[Setup.$B$6];&quot;F&quot;;&quot;&quot;))" table:style-name="ce59">
            <text:p>F</text:p>
          </table:table-cell>
          <table:table-cell office:value-type="string" office:string-value="F" table:formula="of:=IF([.CT1]=[Setup.$B$6];&quot;End&quot;;IF([.CT1]&gt;[Setup.$B$6];&quot;F&quot;;&quot;&quot;))" table:style-name="ce59">
            <text:p>F</text:p>
          </table:table-cell>
          <table:table-cell office:value-type="string" office:string-value="F" table:formula="of:=IF([.CU1]=[Setup.$B$6];&quot;End&quot;;IF([.CU1]&gt;[Setup.$B$6];&quot;F&quot;;&quot;&quot;))" table:style-name="ce59">
            <text:p>F</text:p>
          </table:table-cell>
          <table:table-cell office:value-type="string" office:string-value="F" table:formula="of:=IF([.CV1]=[Setup.$B$6];&quot;End&quot;;IF([.CV1]&gt;[Setup.$B$6];&quot;F&quot;;&quot;&quot;))" table:style-name="ce59">
            <text:p>F</text:p>
          </table:table-cell>
          <table:table-cell office:value-type="string" office:string-value="F" table:formula="of:=IF([.CW1]=[Setup.$B$6];&quot;End&quot;;IF([.CW1]&gt;[Setup.$B$6];&quot;F&quot;;&quot;&quot;))" table:style-name="ce59">
            <text:p>F</text:p>
          </table:table-cell>
          <table:table-cell office:value-type="string" office:string-value="F" table:formula="of:=IF([.CX1]=[Setup.$B$6];&quot;End&quot;;IF([.CX1]&gt;[Setup.$B$6];&quot;F&quot;;&quot;&quot;))" table:style-name="ce59">
            <text:p>F</text:p>
          </table:table-cell>
          <table:table-cell office:value-type="string" office:string-value="F" table:formula="of:=IF([.CY1]=[Setup.$B$6];&quot;End&quot;;IF([.CY1]&gt;[Setup.$B$6];&quot;F&quot;;&quot;&quot;))" table:style-name="ce59">
            <text:p>F</text:p>
          </table:table-cell>
          <table:table-cell office:value-type="string" office:string-value="F" table:formula="of:=IF([.CZ1]=[Setup.$B$6];&quot;End&quot;;IF([.CZ1]&gt;[Setup.$B$6];&quot;F&quot;;&quot;&quot;))" table:style-name="ce59">
            <text:p>F</text:p>
          </table:table-cell>
          <table:table-cell office:value-type="string" office:string-value="F" table:formula="of:=IF([.DA1]=[Setup.$B$6];&quot;End&quot;;IF([.DA1]&gt;[Setup.$B$6];&quot;F&quot;;&quot;&quot;))" table:style-name="ce59">
            <text:p>F</text:p>
          </table:table-cell>
          <table:table-cell office:value-type="string" office:string-value="F" table:formula="of:=IF([.DB1]=[Setup.$B$6];&quot;End&quot;;IF([.DB1]&gt;[Setup.$B$6];&quot;F&quot;;&quot;&quot;))" table:style-name="ce59">
            <text:p>F</text:p>
          </table:table-cell>
          <table:table-cell table:number-columns-repeated="16278"/>
        </table:table-row>
        <table:table-row table:style-name="ro3">
          <table:table-cell office:value-type="string" table:style-name="ce47">
            <text:p>Sprint Backlog</text:p>
          </table:table-cell>
          <table:table-cell office:value-type="string" table:style-name="ce34">
            <text:p>Rnk</text:p>
          </table:table-cell>
          <table:table-cell office:value-type="string" table:style-name="ce34">
            <text:p>Est.</text:p>
          </table:table-cell>
          <table:table-cell office:value-type="string" table:style-name="ce35">
            <text:p>Rem.</text:p>
          </table:table-cell>
          <table:table-cell office:value-type="string" table:style-name="ce48">
            <text:p>Wkd.</text:p>
          </table:table-cell>
          <table:table-cell office:value-type="string" table:style-name="ce34">
            <text:p>Assn</text:p>
          </table:table-cell>
          <table:table-cell office:value-type="date" office:date-value="2016-10-17T00:00:00" table:formula="of:=IF([.G1]&lt;=[Setup.$B$6];[Setup.S2];&quot;&quot;)" table:style-name="ce36">
            <text:p>10-17</text:p>
          </table:table-cell>
          <table:table-cell office:value-type="date" office:date-value="2016-10-18T00:00:00" table:formula="of:=IF([.H1]&lt;=[Setup.$B$6];[Setup.T2];&quot;&quot;)" table:style-name="ce36">
            <text:p>10-18</text:p>
          </table:table-cell>
          <table:table-cell office:value-type="date" office:date-value="2016-10-19T00:00:00" table:formula="of:=IF([.I1]&lt;=[Setup.$B$6];[Setup.U2];&quot;&quot;)" table:style-name="ce36">
            <text:p>10-19</text:p>
          </table:table-cell>
          <table:table-cell office:value-type="date" office:date-value="2016-10-20T00:00:00" table:formula="of:=IF([.J1]&lt;=[Setup.$B$6];[Setup.V2];&quot;&quot;)" table:style-name="ce36">
            <text:p>10-20</text:p>
          </table:table-cell>
          <table:table-cell office:value-type="date" office:date-value="2016-10-21T00:00:00" table:formula="of:=IF([.K1]&lt;=[Setup.$B$6];[Setup.W2];&quot;&quot;)" table:style-name="ce36">
            <text:p>10-21</text:p>
          </table:table-cell>
          <table:table-cell office:value-type="date" office:date-value="2016-10-24T00:00:00" table:formula="of:=IF([.L1]&lt;=[Setup.$B$6];[Setup.X2];&quot;&quot;)" table:style-name="ce36">
            <text:p>10-24</text:p>
          </table:table-cell>
          <table:table-cell office:value-type="date" office:date-value="2016-10-25T00:00:00" table:formula="of:=IF([.M1]&lt;=[Setup.$B$6];[Setup.Y2];&quot;&quot;)" table:style-name="ce36">
            <text:p>10-25</text:p>
          </table:table-cell>
          <table:table-cell office:value-type="date" office:date-value="2016-10-26T00:00:00" table:formula="of:=IF([.N1]&lt;=[Setup.$B$6];[Setup.Z2];&quot;&quot;)" table:style-name="ce36">
            <text:p>10-26</text:p>
          </table:table-cell>
          <table:table-cell office:value-type="date" office:date-value="2016-10-27T00:00:00" table:formula="of:=IF([.O1]&lt;=[Setup.$B$6];[Setup.AA2];&quot;&quot;)" table:style-name="ce36">
            <text:p>10-27</text:p>
          </table:table-cell>
          <table:table-cell office:value-type="string" office:string-value="" table:formula="of:=IF([.P1]&lt;=[Setup.$B$6];[Setup.AB2];&quot;&quot;)" table:style-name="ce36"/>
          <table:table-cell office:value-type="string" office:string-value="" table:formula="of:=IF([.Q1]&lt;=[Setup.$B$6];[Setup.AC2];&quot;&quot;)" table:style-name="ce1"/>
          <table:table-cell office:value-type="string" office:string-value="" table:formula="of:=IF([.R1]&lt;=[Setup.$B$6];[Setup.AD2];&quot;&quot;)" table:style-name="ce1"/>
          <table:table-cell office:value-type="string" office:string-value="" table:formula="of:=IF([.S1]&lt;=[Setup.$B$6];[Setup.AE2];&quot;&quot;)" table:style-name="ce1"/>
          <table:table-cell office:value-type="string" office:string-value="" table:formula="of:=IF([.T1]&lt;=[Setup.$B$6];[Setup.AF2];&quot;&quot;)" table:style-name="ce1"/>
          <table:table-cell office:value-type="string" office:string-value="" table:formula="of:=IF([.U1]&lt;=[Setup.$B$6];[Setup.AG2];&quot;&quot;)" table:style-name="ce1"/>
          <table:table-cell office:value-type="string" office:string-value="" table:formula="of:=IF([.V1]&lt;=[Setup.$B$6];[Setup.AH2];&quot;&quot;)" table:style-name="ce1"/>
          <table:table-cell office:value-type="string" office:string-value="" table:formula="of:=IF([.W1]&lt;=[Setup.$B$6];[Setup.AI2];&quot;&quot;)" table:style-name="ce1"/>
          <table:table-cell office:value-type="string" office:string-value="" table:formula="of:=IF([.X1]&lt;=[Setup.$B$6];[Setup.AJ2];&quot;&quot;)" table:style-name="ce1"/>
          <table:table-cell office:value-type="string" office:string-value="" table:formula="of:=IF([.Y1]&lt;=[Setup.$B$6];[Setup.AK2];&quot;&quot;)" table:style-name="ce1"/>
          <table:table-cell office:value-type="string" office:string-value="" table:formula="of:=IF([.Z1]&lt;=[Setup.$B$6];[Setup.AL2];&quot;&quot;)" table:style-name="ce1"/>
          <table:table-cell office:value-type="string" office:string-value="" table:formula="of:=IF([.AA1]&lt;=[Setup.$B$6];[Setup.AM2];&quot;&quot;)" table:style-name="ce1"/>
          <table:table-cell office:value-type="string" office:string-value="" table:formula="of:=IF([.AB1]&lt;=[Setup.$B$6];[Setup.AN2];&quot;&quot;)" table:style-name="ce1"/>
          <table:table-cell office:value-type="string" office:string-value="" table:formula="of:=IF([.AC1]&lt;=[Setup.$B$6];[Setup.AO2];&quot;&quot;)" table:style-name="ce1"/>
          <table:table-cell office:value-type="string" office:string-value="" table:formula="of:=IF([.AD1]&lt;=[Setup.$B$6];[Setup.AP2];&quot;&quot;)" table:style-name="ce1"/>
          <table:table-cell office:value-type="string" office:string-value="" table:formula="of:=IF([.AE1]&lt;=[Setup.$B$6];[Setup.AQ2];&quot;&quot;)" table:style-name="ce1"/>
          <table:table-cell office:value-type="string" office:string-value="" table:formula="of:=IF([.AF1]&lt;=[Setup.$B$6];[Setup.AR2];&quot;&quot;)" table:style-name="ce1"/>
          <table:table-cell office:value-type="string" office:string-value="" table:formula="of:=IF([.AG1]&lt;=[Setup.$B$6];[Setup.AS2];&quot;&quot;)" table:style-name="ce1"/>
          <table:table-cell office:value-type="string" office:string-value="" table:formula="of:=IF([.AH1]&lt;=[Setup.$B$6];[Setup.AT2];&quot;&quot;)" table:style-name="ce1"/>
          <table:table-cell office:value-type="string" office:string-value="" table:formula="of:=IF([.AI1]&lt;=[Setup.$B$6];[Setup.AU2];&quot;&quot;)" table:style-name="ce1"/>
          <table:table-cell office:value-type="string" office:string-value="" table:formula="of:=IF([.AJ1]&lt;=[Setup.$B$6];[Setup.AV2];&quot;&quot;)" table:style-name="ce1"/>
          <table:table-cell office:value-type="string" office:string-value="" table:formula="of:=IF([.AK1]&lt;=[Setup.$B$6];[Setup.AW2];&quot;&quot;)" table:style-name="ce1"/>
          <table:table-cell office:value-type="string" office:string-value="" table:formula="of:=IF([.AL1]&lt;=[Setup.$B$6];[Setup.AX2];&quot;&quot;)" table:style-name="ce1"/>
          <table:table-cell office:value-type="string" office:string-value="" table:formula="of:=IF([.AM1]&lt;=[Setup.$B$6];[Setup.AY2];&quot;&quot;)" table:style-name="ce1"/>
          <table:table-cell office:value-type="string" office:string-value="" table:formula="of:=IF([.AN1]&lt;=[Setup.$B$6];[Setup.AZ2];&quot;&quot;)" table:style-name="ce1"/>
          <table:table-cell office:value-type="string" office:string-value="" table:formula="of:=IF([.AO1]&lt;=[Setup.$B$6];[Setup.BA2];&quot;&quot;)" table:style-name="ce1"/>
          <table:table-cell office:value-type="string" office:string-value="" table:formula="of:=IF([.AP1]&lt;=[Setup.$B$6];[Setup.BB2];&quot;&quot;)" table:style-name="ce1"/>
          <table:table-cell office:value-type="string" office:string-value="" table:formula="of:=IF([.AQ1]&lt;=[Setup.$B$6];[Setup.BC2];&quot;&quot;)" table:style-name="ce1"/>
          <table:table-cell office:value-type="string" office:string-value="" table:formula="of:=IF([.AR1]&lt;=[Setup.$B$6];[Setup.BD2];&quot;&quot;)" table:style-name="ce1"/>
          <table:table-cell office:value-type="string" office:string-value="" table:formula="of:=IF([.AS1]&lt;=[Setup.$B$6];[Setup.BE2];&quot;&quot;)" table:style-name="ce1"/>
          <table:table-cell office:value-type="string" office:string-value="" table:formula="of:=IF([.AT1]&lt;=[Setup.$B$6];[Setup.BF2];&quot;&quot;)" table:style-name="ce1"/>
          <table:table-cell office:value-type="string" office:string-value="" table:formula="of:=IF([.AU1]&lt;=[Setup.$B$6];[Setup.BG2];&quot;&quot;)" table:style-name="ce1"/>
          <table:table-cell office:value-type="string" office:string-value="" table:formula="of:=IF([.AV1]&lt;=[Setup.$B$6];[Setup.BH2];&quot;&quot;)" table:style-name="ce1"/>
          <table:table-cell office:value-type="string" office:string-value="" table:formula="of:=IF([.AW1]&lt;=[Setup.$B$6];[Setup.BI2];&quot;&quot;)" table:style-name="ce1"/>
          <table:table-cell office:value-type="string" office:string-value="" table:formula="of:=IF([.AX1]&lt;=[Setup.$B$6];[Setup.BJ2];&quot;&quot;)" table:style-name="ce1"/>
          <table:table-cell office:value-type="string" office:string-value="" table:formula="of:=IF([.AY1]&lt;=[Setup.$B$6];[Setup.BK2];&quot;&quot;)" table:style-name="ce1"/>
          <table:table-cell office:value-type="string" office:string-value="" table:formula="of:=IF([.AZ1]&lt;=[Setup.$B$6];[Setup.BL2];&quot;&quot;)" table:style-name="ce1"/>
          <table:table-cell office:value-type="string" office:string-value="" table:formula="of:=IF([.BA1]&lt;=[Setup.$B$6];[Setup.BM2];&quot;&quot;)" table:style-name="ce1"/>
          <table:table-cell office:value-type="string" office:string-value="" table:formula="of:=IF([.BB1]&lt;=[Setup.$B$6];[Setup.BN2];&quot;&quot;)" table:style-name="ce1"/>
          <table:table-cell office:value-type="string" office:string-value="" table:formula="of:=IF([.BC1]&lt;=[Setup.$B$6];[Setup.BO2];&quot;&quot;)" table:style-name="ce1"/>
          <table:table-cell office:value-type="string" office:string-value="" table:formula="of:=IF([.BD1]&lt;=[Setup.$B$6];[Setup.BP2];&quot;&quot;)" table:style-name="ce1"/>
          <table:table-cell office:value-type="string" office:string-value="" table:formula="of:=IF([.BE1]&lt;=[Setup.$B$6];[Setup.BQ2];&quot;&quot;)" table:style-name="ce1"/>
          <table:table-cell office:value-type="string" office:string-value="" table:formula="of:=IF([.BF1]&lt;=[Setup.$B$6];[Setup.BR2];&quot;&quot;)" table:style-name="ce1"/>
          <table:table-cell office:value-type="string" office:string-value="" table:formula="of:=IF([.BG1]&lt;=[Setup.$B$6];[Setup.BS2];&quot;&quot;)" table:style-name="ce1"/>
          <table:table-cell office:value-type="string" office:string-value="" table:formula="of:=IF([.BH1]&lt;=[Setup.$B$6];[Setup.BT2];&quot;&quot;)" table:style-name="ce1"/>
          <table:table-cell office:value-type="string" office:string-value="" table:formula="of:=IF([.BI1]&lt;=[Setup.$B$6];[Setup.BU2];&quot;&quot;)" table:style-name="ce1"/>
          <table:table-cell office:value-type="string" office:string-value="" table:formula="of:=IF([.BJ1]&lt;=[Setup.$B$6];[Setup.BV2];&quot;&quot;)" table:style-name="ce1"/>
          <table:table-cell office:value-type="string" office:string-value="" table:formula="of:=IF([.BK1]&lt;=[Setup.$B$6];[Setup.BW2];&quot;&quot;)" table:style-name="ce1"/>
          <table:table-cell office:value-type="string" office:string-value="" table:formula="of:=IF([.BL1]&lt;=[Setup.$B$6];[Setup.BX2];&quot;&quot;)" table:style-name="ce1"/>
          <table:table-cell office:value-type="string" office:string-value="" table:formula="of:=IF([.BM1]&lt;=[Setup.$B$6];[Setup.BY2];&quot;&quot;)" table:style-name="ce1"/>
          <table:table-cell office:value-type="string" office:string-value="" table:formula="of:=IF([.BN1]&lt;=[Setup.$B$6];[Setup.BZ2];&quot;&quot;)" table:style-name="ce1"/>
          <table:table-cell office:value-type="string" office:string-value="" table:formula="of:=IF([.BO1]&lt;=[Setup.$B$6];[Setup.CA2];&quot;&quot;)" table:style-name="ce1"/>
          <table:table-cell office:value-type="string" office:string-value="" table:formula="of:=IF([.BP1]&lt;=[Setup.$B$6];[Setup.CB2];&quot;&quot;)" table:style-name="ce1"/>
          <table:table-cell office:value-type="string" office:string-value="" table:formula="of:=IF([.BQ1]&lt;=[Setup.$B$6];[Setup.CC2];&quot;&quot;)" table:style-name="ce1"/>
          <table:table-cell office:value-type="string" office:string-value="" table:formula="of:=IF([.BR1]&lt;=[Setup.$B$6];[Setup.CD2];&quot;&quot;)" table:style-name="ce1"/>
          <table:table-cell office:value-type="string" office:string-value="" table:formula="of:=IF([.BS1]&lt;=[Setup.$B$6];[Setup.CE2];&quot;&quot;)" table:style-name="ce1"/>
          <table:table-cell office:value-type="string" office:string-value="" table:formula="of:=IF([.BT1]&lt;=[Setup.$B$6];[Setup.CF2];&quot;&quot;)" table:style-name="ce1"/>
          <table:table-cell office:value-type="string" office:string-value="" table:formula="of:=IF([.BU1]&lt;=[Setup.$B$6];[Setup.CG2];&quot;&quot;)" table:style-name="ce1"/>
          <table:table-cell office:value-type="string" office:string-value="" table:formula="of:=IF([.BV1]&lt;=[Setup.$B$6];[Setup.CH2];&quot;&quot;)" table:style-name="ce1"/>
          <table:table-cell office:value-type="string" office:string-value="" table:formula="of:=IF([.BW1]&lt;=[Setup.$B$6];[Setup.CI2];&quot;&quot;)" table:style-name="ce1"/>
          <table:table-cell office:value-type="string" office:string-value="" table:formula="of:=IF([.BX1]&lt;=[Setup.$B$6];[Setup.CJ2];&quot;&quot;)" table:style-name="ce1"/>
          <table:table-cell office:value-type="string" office:string-value="" table:formula="of:=IF([.BY1]&lt;=[Setup.$B$6];[Setup.CK2];&quot;&quot;)" table:style-name="ce1"/>
          <table:table-cell office:value-type="string" office:string-value="" table:formula="of:=IF([.BZ1]&lt;=[Setup.$B$6];[Setup.CL2];&quot;&quot;)" table:style-name="ce1"/>
          <table:table-cell office:value-type="string" office:string-value="" table:formula="of:=IF([.CA1]&lt;=[Setup.$B$6];[Setup.CM2];&quot;&quot;)" table:style-name="ce1"/>
          <table:table-cell office:value-type="string" office:string-value="" table:formula="of:=IF([.CB1]&lt;=[Setup.$B$6];[Setup.CN2];&quot;&quot;)" table:style-name="ce1"/>
          <table:table-cell office:value-type="string" office:string-value="" table:formula="of:=IF([.CC1]&lt;=[Setup.$B$6];[Setup.CO2];&quot;&quot;)" table:style-name="ce1"/>
          <table:table-cell office:value-type="string" office:string-value="" table:formula="of:=IF([.CD1]&lt;=[Setup.$B$6];[Setup.CP2];&quot;&quot;)" table:style-name="ce1"/>
          <table:table-cell office:value-type="string" office:string-value="" table:formula="of:=IF([.CE1]&lt;=[Setup.$B$6];[Setup.CQ2];&quot;&quot;)" table:style-name="ce1"/>
          <table:table-cell office:value-type="string" office:string-value="" table:formula="of:=IF([.CF1]&lt;=[Setup.$B$6];[Setup.CR2];&quot;&quot;)" table:style-name="ce1"/>
          <table:table-cell office:value-type="string" office:string-value="" table:formula="of:=IF([.CG1]&lt;=[Setup.$B$6];[Setup.CS2];&quot;&quot;)" table:style-name="ce1"/>
          <table:table-cell office:value-type="string" office:string-value="" table:formula="of:=IF([.CH1]&lt;=[Setup.$B$6];[Setup.CT2];&quot;&quot;)" table:style-name="ce1"/>
          <table:table-cell office:value-type="string" office:string-value="" table:formula="of:=IF([.CI1]&lt;=[Setup.$B$6];[Setup.CU2];&quot;&quot;)" table:style-name="ce1"/>
          <table:table-cell office:value-type="string" office:string-value="" table:formula="of:=IF([.CJ1]&lt;=[Setup.$B$6];[Setup.CV2];&quot;&quot;)" table:style-name="ce1"/>
          <table:table-cell office:value-type="string" office:string-value="" table:formula="of:=IF([.CK1]&lt;=[Setup.$B$6];[Setup.CW2];&quot;&quot;)" table:style-name="ce1"/>
          <table:table-cell office:value-type="string" office:string-value="" table:formula="of:=IF([.CL1]&lt;=[Setup.$B$6];[Setup.CX2];&quot;&quot;)" table:style-name="ce1"/>
          <table:table-cell office:value-type="string" office:string-value="" table:formula="of:=IF([.CM1]&lt;=[Setup.$B$6];[Setup.CY2];&quot;&quot;)" table:style-name="ce1"/>
          <table:table-cell office:value-type="string" office:string-value="" table:formula="of:=IF([.CN1]&lt;=[Setup.$B$6];[Setup.CZ2];&quot;&quot;)" table:style-name="ce1"/>
          <table:table-cell office:value-type="string" office:string-value="" table:formula="of:=IF([.CO1]&lt;=[Setup.$B$6];[Setup.DA2];&quot;&quot;)" table:style-name="ce1"/>
          <table:table-cell office:value-type="string" office:string-value="" table:formula="of:=IF([.CP1]&lt;=[Setup.$B$6];[Setup.DB2];&quot;&quot;)" table:style-name="ce1"/>
          <table:table-cell office:value-type="string" office:string-value="" table:formula="of:=IF([.CQ1]&lt;=[Setup.$B$6];[Setup.DC2];&quot;&quot;)" table:style-name="ce1"/>
          <table:table-cell office:value-type="string" office:string-value="" table:formula="of:=IF([.CR1]&lt;=[Setup.$B$6];[Setup.DD2];&quot;&quot;)" table:style-name="ce1"/>
          <table:table-cell office:value-type="string" office:string-value="" table:formula="of:=IF([.CS1]&lt;=[Setup.$B$6];[Setup.DE2];&quot;&quot;)" table:style-name="ce1"/>
          <table:table-cell office:value-type="string" office:string-value="" table:formula="of:=IF([.CT1]&lt;=[Setup.$B$6];[Setup.DF2];&quot;&quot;)" table:style-name="ce1"/>
          <table:table-cell office:value-type="string" office:string-value="" table:formula="of:=IF([.CU1]&lt;=[Setup.$B$6];[Setup.DG2];&quot;&quot;)" table:style-name="ce1"/>
          <table:table-cell office:value-type="string" office:string-value="" table:formula="of:=IF([.CV1]&lt;=[Setup.$B$6];[Setup.DH2];&quot;&quot;)" table:style-name="ce1"/>
          <table:table-cell office:value-type="string" office:string-value="" table:formula="of:=IF([.CW1]&lt;=[Setup.$B$6];[Setup.DI2];&quot;&quot;)" table:style-name="ce1"/>
          <table:table-cell office:value-type="string" office:string-value="" table:formula="of:=IF([.CX1]&lt;=[Setup.$B$6];[Setup.DJ2];&quot;&quot;)" table:style-name="ce1"/>
          <table:table-cell office:value-type="string" office:string-value="" table:formula="of:=IF([.CY1]&lt;=[Setup.$B$6];[Setup.DK2];&quot;&quot;)" table:style-name="ce1"/>
          <table:table-cell office:value-type="string" office:string-value="" table:formula="of:=IF([.CZ1]&lt;=[Setup.$B$6];[Setup.DL2];&quot;&quot;)" table:style-name="ce1"/>
          <table:table-cell office:value-type="string" office:string-value="" table:formula="of:=IF([.DA1]&lt;=[Setup.$B$6];[Setup.DM2];&quot;&quot;)" table:style-name="ce1"/>
          <table:table-cell office:value-type="string" office:string-value="" table:formula="of:=IF([.DB1]&lt;=[Setup.$B$6];[Setup.DN2];&quot;&quot;)" table:style-name="ce1"/>
          <table:table-cell table:number-columns-repeated="16278"/>
        </table:table-row>
        <table:table-row table:style-name="ro2">
          <table:table-cell office:value-type="string" office:string-value="LevelManager Script" table:formula="of:=IF([Setup.A10]&lt;&gt;&quot;&quot;;[Setup.A10];&quot;&quot;)" table:style-name="ce1">
            <text:p>LevelManager Script</text:p>
          </table:table-cell>
          <table:table-cell table:style-name="ce56"/>
          <table:table-cell office:value-type="float" office:value="3" table:formula="of:=IF([Setup.B10]&lt;&gt;&quot;&quot;;[Setup.B10];&quot;&quot;)" table:style-name="ce1">
            <text:p>3</text:p>
          </table:table-cell>
          <table:table-cell office:value-type="float" office:value="3" table:formula="of:=[.DB38]" table:style-name="ce42">
            <text:p>3</text:p>
          </table:table-cell>
          <table:table-cell table:style-name="ce49"/>
          <table:table-cell table:style-name="ce50"/>
          <table:table-cell office:value-type="float" office:value="3" table:formula="of:=[.C38]" table:style-name="ce42">
            <text:p>3</text:p>
          </table:table-cell>
          <table:table-cell office:value-type="float" office:value="3" table:formula="of:=[.G38]" table:style-name="ce63">
            <text:p>3</text:p>
          </table:table-cell>
          <table:table-cell office:value-type="float" office:value="3" table:formula="of:=[.H38]" table:style-name="ce63">
            <text:p>3</text:p>
          </table:table-cell>
          <table:table-cell office:value-type="float" office:value="3" table:formula="of:=[.I38]" table:style-name="ce63">
            <text:p>3</text:p>
          </table:table-cell>
          <table:table-cell office:value-type="float" office:value="3" table:formula="of:=[.J38]" table:style-name="ce63">
            <text:p>3</text:p>
          </table:table-cell>
          <table:table-cell office:value-type="float" office:value="3" table:formula="of:=[.K38]" table:style-name="ce63">
            <text:p>3</text:p>
          </table:table-cell>
          <table:table-cell office:value-type="float" office:value="3" table:formula="of:=[.L38]" table:style-name="ce63">
            <text:p>3</text:p>
          </table:table-cell>
          <table:table-cell office:value-type="float" office:value="3" table:formula="of:=[.M38]" table:style-name="ce63">
            <text:p>3</text:p>
          </table:table-cell>
          <table:table-cell office:value-type="float" office:value="3" table:formula="of:=[.N38]" table:style-name="ce63">
            <text:p>3</text:p>
          </table:table-cell>
          <table:table-cell office:value-type="float" office:value="3" table:formula="of:=[.O38]" table:style-name="ce63">
            <text:p>3</text:p>
          </table:table-cell>
          <table:table-cell office:value-type="float" office:value="3" table:formula="of:=[.P38]" table:style-name="ce63">
            <text:p>3</text:p>
          </table:table-cell>
          <table:table-cell office:value-type="float" office:value="3" table:formula="of:=[.Q38]" table:style-name="ce63">
            <text:p>3</text:p>
          </table:table-cell>
          <table:table-cell office:value-type="float" office:value="3" table:formula="of:=[.R38]" table:style-name="ce63">
            <text:p>3</text:p>
          </table:table-cell>
          <table:table-cell office:value-type="float" office:value="3" table:formula="of:=[.S38]" table:style-name="ce63">
            <text:p>3</text:p>
          </table:table-cell>
          <table:table-cell office:value-type="float" office:value="3" table:formula="of:=[.T38]" table:style-name="ce63">
            <text:p>3</text:p>
          </table:table-cell>
          <table:table-cell office:value-type="float" office:value="3" table:formula="of:=[.U38]" table:style-name="ce63">
            <text:p>3</text:p>
          </table:table-cell>
          <table:table-cell office:value-type="float" office:value="3" table:formula="of:=[.V38]" table:style-name="ce63">
            <text:p>3</text:p>
          </table:table-cell>
          <table:table-cell office:value-type="float" office:value="3" table:formula="of:=[.W38]" table:style-name="ce63">
            <text:p>3</text:p>
          </table:table-cell>
          <table:table-cell office:value-type="float" office:value="3" table:formula="of:=[.X38]" table:style-name="ce63">
            <text:p>3</text:p>
          </table:table-cell>
          <table:table-cell office:value-type="float" office:value="3" table:formula="of:=[.Y38]" table:style-name="ce63">
            <text:p>3</text:p>
          </table:table-cell>
          <table:table-cell office:value-type="float" office:value="3" table:formula="of:=[.Z38]" table:style-name="ce63">
            <text:p>3</text:p>
          </table:table-cell>
          <table:table-cell office:value-type="float" office:value="3" table:formula="of:=[.AA38]" table:style-name="ce63">
            <text:p>3</text:p>
          </table:table-cell>
          <table:table-cell office:value-type="float" office:value="3" table:formula="of:=[.AB38]" table:style-name="ce63">
            <text:p>3</text:p>
          </table:table-cell>
          <table:table-cell office:value-type="float" office:value="3" table:formula="of:=[.AC38]" table:style-name="ce63">
            <text:p>3</text:p>
          </table:table-cell>
          <table:table-cell office:value-type="float" office:value="3" table:formula="of:=[.AD38]" table:style-name="ce63">
            <text:p>3</text:p>
          </table:table-cell>
          <table:table-cell office:value-type="float" office:value="3" table:formula="of:=[.AE38]" table:style-name="ce63">
            <text:p>3</text:p>
          </table:table-cell>
          <table:table-cell office:value-type="float" office:value="3" table:formula="of:=[.AF38]" table:style-name="ce63">
            <text:p>3</text:p>
          </table:table-cell>
          <table:table-cell office:value-type="float" office:value="3" table:formula="of:=[.AG38]" table:style-name="ce63">
            <text:p>3</text:p>
          </table:table-cell>
          <table:table-cell office:value-type="float" office:value="3" table:formula="of:=[.AH38]" table:style-name="ce63">
            <text:p>3</text:p>
          </table:table-cell>
          <table:table-cell office:value-type="float" office:value="3" table:formula="of:=[.AI38]" table:style-name="ce63">
            <text:p>3</text:p>
          </table:table-cell>
          <table:table-cell office:value-type="float" office:value="3" table:formula="of:=[.AJ38]" table:style-name="ce63">
            <text:p>3</text:p>
          </table:table-cell>
          <table:table-cell office:value-type="float" office:value="3" table:formula="of:=[.AK38]" table:style-name="ce63">
            <text:p>3</text:p>
          </table:table-cell>
          <table:table-cell office:value-type="float" office:value="3" table:formula="of:=[.AL38]" table:style-name="ce63">
            <text:p>3</text:p>
          </table:table-cell>
          <table:table-cell office:value-type="float" office:value="3" table:formula="of:=[.AM38]" table:style-name="ce63">
            <text:p>3</text:p>
          </table:table-cell>
          <table:table-cell office:value-type="float" office:value="3" table:formula="of:=[.AN38]" table:style-name="ce63">
            <text:p>3</text:p>
          </table:table-cell>
          <table:table-cell office:value-type="float" office:value="3" table:formula="of:=[.AO38]" table:style-name="ce63">
            <text:p>3</text:p>
          </table:table-cell>
          <table:table-cell office:value-type="float" office:value="3" table:formula="of:=[.AP38]" table:style-name="ce63">
            <text:p>3</text:p>
          </table:table-cell>
          <table:table-cell office:value-type="float" office:value="3" table:formula="of:=[.AQ38]" table:style-name="ce63">
            <text:p>3</text:p>
          </table:table-cell>
          <table:table-cell office:value-type="float" office:value="3" table:formula="of:=[.AR38]" table:style-name="ce63">
            <text:p>3</text:p>
          </table:table-cell>
          <table:table-cell office:value-type="float" office:value="3" table:formula="of:=[.AS38]" table:style-name="ce63">
            <text:p>3</text:p>
          </table:table-cell>
          <table:table-cell office:value-type="float" office:value="3" table:formula="of:=[.AT38]" table:style-name="ce63">
            <text:p>3</text:p>
          </table:table-cell>
          <table:table-cell office:value-type="float" office:value="3" table:formula="of:=[.AU38]" table:style-name="ce63">
            <text:p>3</text:p>
          </table:table-cell>
          <table:table-cell office:value-type="float" office:value="3" table:formula="of:=[.AV38]" table:style-name="ce63">
            <text:p>3</text:p>
          </table:table-cell>
          <table:table-cell office:value-type="float" office:value="3" table:formula="of:=[.AW38]" table:style-name="ce63">
            <text:p>3</text:p>
          </table:table-cell>
          <table:table-cell office:value-type="float" office:value="3" table:formula="of:=[.AX38]" table:style-name="ce63">
            <text:p>3</text:p>
          </table:table-cell>
          <table:table-cell office:value-type="float" office:value="3" table:formula="of:=[.AY38]" table:style-name="ce63">
            <text:p>3</text:p>
          </table:table-cell>
          <table:table-cell office:value-type="float" office:value="3" table:formula="of:=[.AZ38]" table:style-name="ce63">
            <text:p>3</text:p>
          </table:table-cell>
          <table:table-cell office:value-type="float" office:value="3" table:formula="of:=[.BA38]" table:style-name="ce63">
            <text:p>3</text:p>
          </table:table-cell>
          <table:table-cell office:value-type="float" office:value="3" table:formula="of:=[.BB38]" table:style-name="ce63">
            <text:p>3</text:p>
          </table:table-cell>
          <table:table-cell office:value-type="float" office:value="3" table:formula="of:=[.BC38]" table:style-name="ce63">
            <text:p>3</text:p>
          </table:table-cell>
          <table:table-cell office:value-type="float" office:value="3" table:formula="of:=[.BD38]" table:style-name="ce63">
            <text:p>3</text:p>
          </table:table-cell>
          <table:table-cell office:value-type="float" office:value="3" table:formula="of:=[.BE38]" table:style-name="ce63">
            <text:p>3</text:p>
          </table:table-cell>
          <table:table-cell office:value-type="float" office:value="3" table:formula="of:=[.BF38]" table:style-name="ce63">
            <text:p>3</text:p>
          </table:table-cell>
          <table:table-cell office:value-type="float" office:value="3" table:formula="of:=[.BG38]" table:style-name="ce63">
            <text:p>3</text:p>
          </table:table-cell>
          <table:table-cell office:value-type="float" office:value="3" table:formula="of:=[.BH38]" table:style-name="ce63">
            <text:p>3</text:p>
          </table:table-cell>
          <table:table-cell office:value-type="float" office:value="3" table:formula="of:=[.BI38]" table:style-name="ce63">
            <text:p>3</text:p>
          </table:table-cell>
          <table:table-cell office:value-type="float" office:value="3" table:formula="of:=[.BJ38]" table:style-name="ce63">
            <text:p>3</text:p>
          </table:table-cell>
          <table:table-cell office:value-type="float" office:value="3" table:formula="of:=[.BK38]" table:style-name="ce63">
            <text:p>3</text:p>
          </table:table-cell>
          <table:table-cell office:value-type="float" office:value="3" table:formula="of:=[.BL38]" table:style-name="ce63">
            <text:p>3</text:p>
          </table:table-cell>
          <table:table-cell office:value-type="float" office:value="3" table:formula="of:=[.BM38]" table:style-name="ce63">
            <text:p>3</text:p>
          </table:table-cell>
          <table:table-cell office:value-type="float" office:value="3" table:formula="of:=[.BN38]" table:style-name="ce63">
            <text:p>3</text:p>
          </table:table-cell>
          <table:table-cell office:value-type="float" office:value="3" table:formula="of:=[.BO38]" table:style-name="ce63">
            <text:p>3</text:p>
          </table:table-cell>
          <table:table-cell office:value-type="float" office:value="3" table:formula="of:=[.BP38]" table:style-name="ce63">
            <text:p>3</text:p>
          </table:table-cell>
          <table:table-cell office:value-type="float" office:value="3" table:formula="of:=[.BQ38]" table:style-name="ce63">
            <text:p>3</text:p>
          </table:table-cell>
          <table:table-cell office:value-type="float" office:value="3" table:formula="of:=[.BR38]" table:style-name="ce63">
            <text:p>3</text:p>
          </table:table-cell>
          <table:table-cell office:value-type="float" office:value="3" table:formula="of:=[.BS38]" table:style-name="ce63">
            <text:p>3</text:p>
          </table:table-cell>
          <table:table-cell office:value-type="float" office:value="3" table:formula="of:=[.BT38]" table:style-name="ce63">
            <text:p>3</text:p>
          </table:table-cell>
          <table:table-cell office:value-type="float" office:value="3" table:formula="of:=[.BU38]" table:style-name="ce63">
            <text:p>3</text:p>
          </table:table-cell>
          <table:table-cell office:value-type="float" office:value="3" table:formula="of:=[.BV38]" table:style-name="ce63">
            <text:p>3</text:p>
          </table:table-cell>
          <table:table-cell office:value-type="float" office:value="3" table:formula="of:=[.BW38]" table:style-name="ce63">
            <text:p>3</text:p>
          </table:table-cell>
          <table:table-cell office:value-type="float" office:value="3" table:formula="of:=[.BX38]" table:style-name="ce63">
            <text:p>3</text:p>
          </table:table-cell>
          <table:table-cell office:value-type="float" office:value="3" table:formula="of:=[.BY38]" table:style-name="ce63">
            <text:p>3</text:p>
          </table:table-cell>
          <table:table-cell office:value-type="float" office:value="3" table:formula="of:=[.BZ38]" table:style-name="ce63">
            <text:p>3</text:p>
          </table:table-cell>
          <table:table-cell office:value-type="float" office:value="3" table:formula="of:=[.CA38]" table:style-name="ce63">
            <text:p>3</text:p>
          </table:table-cell>
          <table:table-cell office:value-type="float" office:value="3" table:formula="of:=[.CB38]" table:style-name="ce63">
            <text:p>3</text:p>
          </table:table-cell>
          <table:table-cell office:value-type="float" office:value="3" table:formula="of:=[.CC38]" table:style-name="ce63">
            <text:p>3</text:p>
          </table:table-cell>
          <table:table-cell office:value-type="float" office:value="3" table:formula="of:=[.CD38]" table:style-name="ce63">
            <text:p>3</text:p>
          </table:table-cell>
          <table:table-cell office:value-type="float" office:value="3" table:formula="of:=[.CE38]" table:style-name="ce63">
            <text:p>3</text:p>
          </table:table-cell>
          <table:table-cell office:value-type="float" office:value="3" table:formula="of:=[.CF38]" table:style-name="ce63">
            <text:p>3</text:p>
          </table:table-cell>
          <table:table-cell office:value-type="float" office:value="3" table:formula="of:=[.CG38]" table:style-name="ce63">
            <text:p>3</text:p>
          </table:table-cell>
          <table:table-cell office:value-type="float" office:value="3" table:formula="of:=[.CH38]" table:style-name="ce63">
            <text:p>3</text:p>
          </table:table-cell>
          <table:table-cell office:value-type="float" office:value="3" table:formula="of:=[.CI38]" table:style-name="ce63">
            <text:p>3</text:p>
          </table:table-cell>
          <table:table-cell office:value-type="float" office:value="3" table:formula="of:=[.CJ38]" table:style-name="ce63">
            <text:p>3</text:p>
          </table:table-cell>
          <table:table-cell office:value-type="float" office:value="3" table:formula="of:=[.CK38]" table:style-name="ce63">
            <text:p>3</text:p>
          </table:table-cell>
          <table:table-cell office:value-type="float" office:value="3" table:formula="of:=[.CL38]" table:style-name="ce63">
            <text:p>3</text:p>
          </table:table-cell>
          <table:table-cell office:value-type="float" office:value="3" table:formula="of:=[.CM38]" table:style-name="ce63">
            <text:p>3</text:p>
          </table:table-cell>
          <table:table-cell office:value-type="float" office:value="3" table:formula="of:=[.CN38]" table:style-name="ce63">
            <text:p>3</text:p>
          </table:table-cell>
          <table:table-cell office:value-type="float" office:value="3" table:formula="of:=[.CO38]" table:style-name="ce63">
            <text:p>3</text:p>
          </table:table-cell>
          <table:table-cell office:value-type="float" office:value="3" table:formula="of:=[.CP38]" table:style-name="ce63">
            <text:p>3</text:p>
          </table:table-cell>
          <table:table-cell office:value-type="float" office:value="3" table:formula="of:=[.CQ38]" table:style-name="ce63">
            <text:p>3</text:p>
          </table:table-cell>
          <table:table-cell office:value-type="float" office:value="3" table:formula="of:=[.CR38]" table:style-name="ce63">
            <text:p>3</text:p>
          </table:table-cell>
          <table:table-cell office:value-type="float" office:value="3" table:formula="of:=[.CS38]" table:style-name="ce63">
            <text:p>3</text:p>
          </table:table-cell>
          <table:table-cell office:value-type="float" office:value="3" table:formula="of:=[.CT38]" table:style-name="ce63">
            <text:p>3</text:p>
          </table:table-cell>
          <table:table-cell office:value-type="float" office:value="3" table:formula="of:=[.CU38]" table:style-name="ce63">
            <text:p>3</text:p>
          </table:table-cell>
          <table:table-cell office:value-type="float" office:value="3" table:formula="of:=[.CV38]" table:style-name="ce63">
            <text:p>3</text:p>
          </table:table-cell>
          <table:table-cell office:value-type="float" office:value="3" table:formula="of:=[.CW38]" table:style-name="ce63">
            <text:p>3</text:p>
          </table:table-cell>
          <table:table-cell office:value-type="float" office:value="3" table:formula="of:=[.CX38]" table:style-name="ce63">
            <text:p>3</text:p>
          </table:table-cell>
          <table:table-cell office:value-type="float" office:value="3" table:formula="of:=[.CY38]" table:style-name="ce63">
            <text:p>3</text:p>
          </table:table-cell>
          <table:table-cell office:value-type="float" office:value="3" table:formula="of:=[.CZ38]" table:style-name="ce63">
            <text:p>3</text:p>
          </table:table-cell>
          <table:table-cell office:value-type="float" office:value="3" table:formula="of:=[.DA38]" table:style-name="ce63">
            <text:p>3</text:p>
          </table:table-cell>
          <table:table-cell table:number-columns-repeated="16278"/>
        </table:table-row>
        <table:table-row table:style-name="ro3">
          <table:table-cell office:value-type="string" office:string-value="GameMenu-UI &amp; Script" table:formula="of:=IF([Setup.A11]&lt;&gt;&quot;&quot;;[Setup.A11];&quot;&quot;)" table:style-name="ce1">
            <text:p>GameMenu-UI &amp; Script</text:p>
          </table:table-cell>
          <table:table-cell table:style-name="ce56"/>
          <table:table-cell office:value-type="float" office:value="2" table:formula="of:=IF([Setup.B11]&lt;&gt;&quot;&quot;;[Setup.B11];&quot;&quot;)" table:style-name="ce1">
            <text:p>2</text:p>
          </table:table-cell>
          <table:table-cell office:value-type="float" office:value="2" table:formula="of:=[.DB39]" table:style-name="ce42">
            <text:p>2</text:p>
          </table:table-cell>
          <table:table-cell table:style-name="ce49"/>
          <table:table-cell table:style-name="ce50"/>
          <table:table-cell office:value-type="float" office:value="2" table:formula="of:=[.C39]" table:style-name="ce42">
            <text:p>2</text:p>
          </table:table-cell>
          <table:table-cell office:value-type="float" office:value="2" table:formula="of:=[.G39]" table:style-name="ce63">
            <text:p>2</text:p>
          </table:table-cell>
          <table:table-cell office:value-type="float" office:value="2" table:formula="of:=[.H39]" table:style-name="ce63">
            <text:p>2</text:p>
          </table:table-cell>
          <table:table-cell office:value-type="float" office:value="2" table:formula="of:=[.I39]" table:style-name="ce63">
            <text:p>2</text:p>
          </table:table-cell>
          <table:table-cell office:value-type="float" office:value="2" table:formula="of:=[.J39]" table:style-name="ce63">
            <text:p>2</text:p>
          </table:table-cell>
          <table:table-cell office:value-type="float" office:value="2" table:formula="of:=[.K39]" table:style-name="ce63">
            <text:p>2</text:p>
          </table:table-cell>
          <table:table-cell office:value-type="float" office:value="2" table:formula="of:=[.L39]" table:style-name="ce63">
            <text:p>2</text:p>
          </table:table-cell>
          <table:table-cell office:value-type="float" office:value="2" table:formula="of:=[.M39]" table:style-name="ce63">
            <text:p>2</text:p>
          </table:table-cell>
          <table:table-cell office:value-type="float" office:value="2" table:formula="of:=[.N39]" table:style-name="ce63">
            <text:p>2</text:p>
          </table:table-cell>
          <table:table-cell office:value-type="float" office:value="2" table:formula="of:=[.O39]" table:style-name="ce63">
            <text:p>2</text:p>
          </table:table-cell>
          <table:table-cell office:value-type="float" office:value="2" table:formula="of:=[.P39]" table:style-name="ce63">
            <text:p>2</text:p>
          </table:table-cell>
          <table:table-cell office:value-type="float" office:value="2" table:formula="of:=[.Q39]" table:style-name="ce63">
            <text:p>2</text:p>
          </table:table-cell>
          <table:table-cell office:value-type="float" office:value="2" table:formula="of:=[.R39]" table:style-name="ce63">
            <text:p>2</text:p>
          </table:table-cell>
          <table:table-cell office:value-type="float" office:value="2" table:formula="of:=[.S39]" table:style-name="ce63">
            <text:p>2</text:p>
          </table:table-cell>
          <table:table-cell office:value-type="float" office:value="2" table:formula="of:=[.T39]" table:style-name="ce63">
            <text:p>2</text:p>
          </table:table-cell>
          <table:table-cell office:value-type="float" office:value="2" table:formula="of:=[.U39]" table:style-name="ce63">
            <text:p>2</text:p>
          </table:table-cell>
          <table:table-cell office:value-type="float" office:value="2" table:formula="of:=[.V39]" table:style-name="ce63">
            <text:p>2</text:p>
          </table:table-cell>
          <table:table-cell office:value-type="float" office:value="2" table:formula="of:=[.W39]" table:style-name="ce63">
            <text:p>2</text:p>
          </table:table-cell>
          <table:table-cell office:value-type="float" office:value="2" table:formula="of:=[.X39]" table:style-name="ce63">
            <text:p>2</text:p>
          </table:table-cell>
          <table:table-cell office:value-type="float" office:value="2" table:formula="of:=[.Y39]" table:style-name="ce63">
            <text:p>2</text:p>
          </table:table-cell>
          <table:table-cell office:value-type="float" office:value="2" table:formula="of:=[.Z39]" table:style-name="ce63">
            <text:p>2</text:p>
          </table:table-cell>
          <table:table-cell office:value-type="float" office:value="2" table:formula="of:=[.AA39]" table:style-name="ce63">
            <text:p>2</text:p>
          </table:table-cell>
          <table:table-cell office:value-type="float" office:value="2" table:formula="of:=[.AB39]" table:style-name="ce63">
            <text:p>2</text:p>
          </table:table-cell>
          <table:table-cell office:value-type="float" office:value="2" table:formula="of:=[.AC39]" table:style-name="ce63">
            <text:p>2</text:p>
          </table:table-cell>
          <table:table-cell office:value-type="float" office:value="2" table:formula="of:=[.AD39]" table:style-name="ce63">
            <text:p>2</text:p>
          </table:table-cell>
          <table:table-cell office:value-type="float" office:value="2" table:formula="of:=[.AE39]" table:style-name="ce63">
            <text:p>2</text:p>
          </table:table-cell>
          <table:table-cell office:value-type="float" office:value="2" table:formula="of:=[.AF39]" table:style-name="ce63">
            <text:p>2</text:p>
          </table:table-cell>
          <table:table-cell office:value-type="float" office:value="2" table:formula="of:=[.AG39]" table:style-name="ce63">
            <text:p>2</text:p>
          </table:table-cell>
          <table:table-cell office:value-type="float" office:value="2" table:formula="of:=[.AH39]" table:style-name="ce63">
            <text:p>2</text:p>
          </table:table-cell>
          <table:table-cell office:value-type="float" office:value="2" table:formula="of:=[.AI39]" table:style-name="ce63">
            <text:p>2</text:p>
          </table:table-cell>
          <table:table-cell office:value-type="float" office:value="2" table:formula="of:=[.AJ39]" table:style-name="ce63">
            <text:p>2</text:p>
          </table:table-cell>
          <table:table-cell office:value-type="float" office:value="2" table:formula="of:=[.AK39]" table:style-name="ce63">
            <text:p>2</text:p>
          </table:table-cell>
          <table:table-cell office:value-type="float" office:value="2" table:formula="of:=[.AL39]" table:style-name="ce63">
            <text:p>2</text:p>
          </table:table-cell>
          <table:table-cell office:value-type="float" office:value="2" table:formula="of:=[.AM39]" table:style-name="ce63">
            <text:p>2</text:p>
          </table:table-cell>
          <table:table-cell office:value-type="float" office:value="2" table:formula="of:=[.AN39]" table:style-name="ce63">
            <text:p>2</text:p>
          </table:table-cell>
          <table:table-cell office:value-type="float" office:value="2" table:formula="of:=[.AO39]" table:style-name="ce63">
            <text:p>2</text:p>
          </table:table-cell>
          <table:table-cell office:value-type="float" office:value="2" table:formula="of:=[.AP39]" table:style-name="ce63">
            <text:p>2</text:p>
          </table:table-cell>
          <table:table-cell office:value-type="float" office:value="2" table:formula="of:=[.AQ39]" table:style-name="ce63">
            <text:p>2</text:p>
          </table:table-cell>
          <table:table-cell office:value-type="float" office:value="2" table:formula="of:=[.AR39]" table:style-name="ce63">
            <text:p>2</text:p>
          </table:table-cell>
          <table:table-cell office:value-type="float" office:value="2" table:formula="of:=[.AS39]" table:style-name="ce63">
            <text:p>2</text:p>
          </table:table-cell>
          <table:table-cell office:value-type="float" office:value="2" table:formula="of:=[.AT39]" table:style-name="ce63">
            <text:p>2</text:p>
          </table:table-cell>
          <table:table-cell office:value-type="float" office:value="2" table:formula="of:=[.AU39]" table:style-name="ce63">
            <text:p>2</text:p>
          </table:table-cell>
          <table:table-cell office:value-type="float" office:value="2" table:formula="of:=[.AV39]" table:style-name="ce63">
            <text:p>2</text:p>
          </table:table-cell>
          <table:table-cell office:value-type="float" office:value="2" table:formula="of:=[.AW39]" table:style-name="ce63">
            <text:p>2</text:p>
          </table:table-cell>
          <table:table-cell office:value-type="float" office:value="2" table:formula="of:=[.AX39]" table:style-name="ce63">
            <text:p>2</text:p>
          </table:table-cell>
          <table:table-cell office:value-type="float" office:value="2" table:formula="of:=[.AY39]" table:style-name="ce63">
            <text:p>2</text:p>
          </table:table-cell>
          <table:table-cell office:value-type="float" office:value="2" table:formula="of:=[.AZ39]" table:style-name="ce63">
            <text:p>2</text:p>
          </table:table-cell>
          <table:table-cell office:value-type="float" office:value="2" table:formula="of:=[.BA39]" table:style-name="ce63">
            <text:p>2</text:p>
          </table:table-cell>
          <table:table-cell office:value-type="float" office:value="2" table:formula="of:=[.BB39]" table:style-name="ce63">
            <text:p>2</text:p>
          </table:table-cell>
          <table:table-cell office:value-type="float" office:value="2" table:formula="of:=[.BC39]" table:style-name="ce63">
            <text:p>2</text:p>
          </table:table-cell>
          <table:table-cell office:value-type="float" office:value="2" table:formula="of:=[.BD39]" table:style-name="ce63">
            <text:p>2</text:p>
          </table:table-cell>
          <table:table-cell office:value-type="float" office:value="2" table:formula="of:=[.BE39]" table:style-name="ce63">
            <text:p>2</text:p>
          </table:table-cell>
          <table:table-cell office:value-type="float" office:value="2" table:formula="of:=[.BF39]" table:style-name="ce63">
            <text:p>2</text:p>
          </table:table-cell>
          <table:table-cell office:value-type="float" office:value="2" table:formula="of:=[.BG39]" table:style-name="ce63">
            <text:p>2</text:p>
          </table:table-cell>
          <table:table-cell office:value-type="float" office:value="2" table:formula="of:=[.BH39]" table:style-name="ce63">
            <text:p>2</text:p>
          </table:table-cell>
          <table:table-cell office:value-type="float" office:value="2" table:formula="of:=[.BI39]" table:style-name="ce63">
            <text:p>2</text:p>
          </table:table-cell>
          <table:table-cell office:value-type="float" office:value="2" table:formula="of:=[.BJ39]" table:style-name="ce63">
            <text:p>2</text:p>
          </table:table-cell>
          <table:table-cell office:value-type="float" office:value="2" table:formula="of:=[.BK39]" table:style-name="ce63">
            <text:p>2</text:p>
          </table:table-cell>
          <table:table-cell office:value-type="float" office:value="2" table:formula="of:=[.BL39]" table:style-name="ce63">
            <text:p>2</text:p>
          </table:table-cell>
          <table:table-cell office:value-type="float" office:value="2" table:formula="of:=[.BM39]" table:style-name="ce63">
            <text:p>2</text:p>
          </table:table-cell>
          <table:table-cell office:value-type="float" office:value="2" table:formula="of:=[.BN39]" table:style-name="ce63">
            <text:p>2</text:p>
          </table:table-cell>
          <table:table-cell office:value-type="float" office:value="2" table:formula="of:=[.BO39]" table:style-name="ce63">
            <text:p>2</text:p>
          </table:table-cell>
          <table:table-cell office:value-type="float" office:value="2" table:formula="of:=[.BP39]" table:style-name="ce63">
            <text:p>2</text:p>
          </table:table-cell>
          <table:table-cell office:value-type="float" office:value="2" table:formula="of:=[.BQ39]" table:style-name="ce63">
            <text:p>2</text:p>
          </table:table-cell>
          <table:table-cell office:value-type="float" office:value="2" table:formula="of:=[.BR39]" table:style-name="ce63">
            <text:p>2</text:p>
          </table:table-cell>
          <table:table-cell office:value-type="float" office:value="2" table:formula="of:=[.BS39]" table:style-name="ce63">
            <text:p>2</text:p>
          </table:table-cell>
          <table:table-cell office:value-type="float" office:value="2" table:formula="of:=[.BT39]" table:style-name="ce63">
            <text:p>2</text:p>
          </table:table-cell>
          <table:table-cell office:value-type="float" office:value="2" table:formula="of:=[.BU39]" table:style-name="ce63">
            <text:p>2</text:p>
          </table:table-cell>
          <table:table-cell office:value-type="float" office:value="2" table:formula="of:=[.BV39]" table:style-name="ce63">
            <text:p>2</text:p>
          </table:table-cell>
          <table:table-cell office:value-type="float" office:value="2" table:formula="of:=[.BW39]" table:style-name="ce63">
            <text:p>2</text:p>
          </table:table-cell>
          <table:table-cell office:value-type="float" office:value="2" table:formula="of:=[.BX39]" table:style-name="ce63">
            <text:p>2</text:p>
          </table:table-cell>
          <table:table-cell office:value-type="float" office:value="2" table:formula="of:=[.BY39]" table:style-name="ce63">
            <text:p>2</text:p>
          </table:table-cell>
          <table:table-cell office:value-type="float" office:value="2" table:formula="of:=[.BZ39]" table:style-name="ce63">
            <text:p>2</text:p>
          </table:table-cell>
          <table:table-cell office:value-type="float" office:value="2" table:formula="of:=[.CA39]" table:style-name="ce63">
            <text:p>2</text:p>
          </table:table-cell>
          <table:table-cell office:value-type="float" office:value="2" table:formula="of:=[.CB39]" table:style-name="ce63">
            <text:p>2</text:p>
          </table:table-cell>
          <table:table-cell office:value-type="float" office:value="2" table:formula="of:=[.CC39]" table:style-name="ce63">
            <text:p>2</text:p>
          </table:table-cell>
          <table:table-cell office:value-type="float" office:value="2" table:formula="of:=[.CD39]" table:style-name="ce63">
            <text:p>2</text:p>
          </table:table-cell>
          <table:table-cell office:value-type="float" office:value="2" table:formula="of:=[.CE39]" table:style-name="ce63">
            <text:p>2</text:p>
          </table:table-cell>
          <table:table-cell office:value-type="float" office:value="2" table:formula="of:=[.CF39]" table:style-name="ce63">
            <text:p>2</text:p>
          </table:table-cell>
          <table:table-cell office:value-type="float" office:value="2" table:formula="of:=[.CG39]" table:style-name="ce63">
            <text:p>2</text:p>
          </table:table-cell>
          <table:table-cell office:value-type="float" office:value="2" table:formula="of:=[.CH39]" table:style-name="ce63">
            <text:p>2</text:p>
          </table:table-cell>
          <table:table-cell office:value-type="float" office:value="2" table:formula="of:=[.CI39]" table:style-name="ce63">
            <text:p>2</text:p>
          </table:table-cell>
          <table:table-cell office:value-type="float" office:value="2" table:formula="of:=[.CJ39]" table:style-name="ce63">
            <text:p>2</text:p>
          </table:table-cell>
          <table:table-cell office:value-type="float" office:value="2" table:formula="of:=[.CK39]" table:style-name="ce63">
            <text:p>2</text:p>
          </table:table-cell>
          <table:table-cell office:value-type="float" office:value="2" table:formula="of:=[.CL39]" table:style-name="ce63">
            <text:p>2</text:p>
          </table:table-cell>
          <table:table-cell office:value-type="float" office:value="2" table:formula="of:=[.CM39]" table:style-name="ce63">
            <text:p>2</text:p>
          </table:table-cell>
          <table:table-cell office:value-type="float" office:value="2" table:formula="of:=[.CN39]" table:style-name="ce63">
            <text:p>2</text:p>
          </table:table-cell>
          <table:table-cell office:value-type="float" office:value="2" table:formula="of:=[.CO39]" table:style-name="ce63">
            <text:p>2</text:p>
          </table:table-cell>
          <table:table-cell office:value-type="float" office:value="2" table:formula="of:=[.CP39]" table:style-name="ce63">
            <text:p>2</text:p>
          </table:table-cell>
          <table:table-cell office:value-type="float" office:value="2" table:formula="of:=[.CQ39]" table:style-name="ce63">
            <text:p>2</text:p>
          </table:table-cell>
          <table:table-cell office:value-type="float" office:value="2" table:formula="of:=[.CR39]" table:style-name="ce63">
            <text:p>2</text:p>
          </table:table-cell>
          <table:table-cell office:value-type="float" office:value="2" table:formula="of:=[.CS39]" table:style-name="ce63">
            <text:p>2</text:p>
          </table:table-cell>
          <table:table-cell office:value-type="float" office:value="2" table:formula="of:=[.CT39]" table:style-name="ce63">
            <text:p>2</text:p>
          </table:table-cell>
          <table:table-cell office:value-type="float" office:value="2" table:formula="of:=[.CU39]" table:style-name="ce63">
            <text:p>2</text:p>
          </table:table-cell>
          <table:table-cell office:value-type="float" office:value="2" table:formula="of:=[.CV39]" table:style-name="ce63">
            <text:p>2</text:p>
          </table:table-cell>
          <table:table-cell office:value-type="float" office:value="2" table:formula="of:=[.CW39]" table:style-name="ce63">
            <text:p>2</text:p>
          </table:table-cell>
          <table:table-cell office:value-type="float" office:value="2" table:formula="of:=[.CX39]" table:style-name="ce63">
            <text:p>2</text:p>
          </table:table-cell>
          <table:table-cell office:value-type="float" office:value="2" table:formula="of:=[.CY39]" table:style-name="ce63">
            <text:p>2</text:p>
          </table:table-cell>
          <table:table-cell office:value-type="float" office:value="2" table:formula="of:=[.CZ39]" table:style-name="ce63">
            <text:p>2</text:p>
          </table:table-cell>
          <table:table-cell office:value-type="float" office:value="2" table:formula="of:=[.DA39]" table:style-name="ce63">
            <text:p>2</text:p>
          </table:table-cell>
          <table:table-cell table:number-columns-repeated="16278"/>
        </table:table-row>
        <table:table-row table:style-name="ro3">
          <table:table-cell office:value-type="string" office:string-value="InGame-UI &amp; Script" table:formula="of:=IF([Setup.A12]&lt;&gt;&quot;&quot;;[Setup.A12];&quot;&quot;)" table:style-name="ce1">
            <text:p>InGame-UI &amp; Script</text:p>
          </table:table-cell>
          <table:table-cell table:style-name="ce56"/>
          <table:table-cell office:value-type="float" office:value="2" table:formula="of:=IF([Setup.B12]&lt;&gt;&quot;&quot;;[Setup.B12];&quot;&quot;)" table:style-name="ce1">
            <text:p>2</text:p>
          </table:table-cell>
          <table:table-cell office:value-type="float" office:value="2" table:formula="of:=[.DB40]" table:style-name="ce42">
            <text:p>2</text:p>
          </table:table-cell>
          <table:table-cell table:style-name="ce49"/>
          <table:table-cell table:style-name="ce50"/>
          <table:table-cell office:value-type="float" office:value="2" table:formula="of:=[.C40]" table:style-name="ce42">
            <text:p>2</text:p>
          </table:table-cell>
          <table:table-cell office:value-type="float" office:value="2" table:formula="of:=[.G40]" table:style-name="ce63">
            <text:p>2</text:p>
          </table:table-cell>
          <table:table-cell office:value-type="float" office:value="2" table:formula="of:=[.H40]" table:style-name="ce63">
            <text:p>2</text:p>
          </table:table-cell>
          <table:table-cell office:value-type="float" office:value="2" table:formula="of:=[.I40]" table:style-name="ce63">
            <text:p>2</text:p>
          </table:table-cell>
          <table:table-cell office:value-type="float" office:value="2" table:formula="of:=[.J40]" table:style-name="ce63">
            <text:p>2</text:p>
          </table:table-cell>
          <table:table-cell office:value-type="float" office:value="2" table:formula="of:=[.K40]" table:style-name="ce63">
            <text:p>2</text:p>
          </table:table-cell>
          <table:table-cell office:value-type="float" office:value="2" table:formula="of:=[.L40]" table:style-name="ce63">
            <text:p>2</text:p>
          </table:table-cell>
          <table:table-cell office:value-type="float" office:value="2" table:formula="of:=[.M40]" table:style-name="ce63">
            <text:p>2</text:p>
          </table:table-cell>
          <table:table-cell office:value-type="float" office:value="2" table:formula="of:=[.N40]" table:style-name="ce63">
            <text:p>2</text:p>
          </table:table-cell>
          <table:table-cell office:value-type="float" office:value="2" table:formula="of:=[.O40]" table:style-name="ce63">
            <text:p>2</text:p>
          </table:table-cell>
          <table:table-cell office:value-type="float" office:value="2" table:formula="of:=[.P40]" table:style-name="ce63">
            <text:p>2</text:p>
          </table:table-cell>
          <table:table-cell office:value-type="float" office:value="2" table:formula="of:=[.Q40]" table:style-name="ce63">
            <text:p>2</text:p>
          </table:table-cell>
          <table:table-cell office:value-type="float" office:value="2" table:formula="of:=[.R40]" table:style-name="ce63">
            <text:p>2</text:p>
          </table:table-cell>
          <table:table-cell office:value-type="float" office:value="2" table:formula="of:=[.S40]" table:style-name="ce63">
            <text:p>2</text:p>
          </table:table-cell>
          <table:table-cell office:value-type="float" office:value="2" table:formula="of:=[.T40]" table:style-name="ce63">
            <text:p>2</text:p>
          </table:table-cell>
          <table:table-cell office:value-type="float" office:value="2" table:formula="of:=[.U40]" table:style-name="ce63">
            <text:p>2</text:p>
          </table:table-cell>
          <table:table-cell office:value-type="float" office:value="2" table:formula="of:=[.V40]" table:style-name="ce63">
            <text:p>2</text:p>
          </table:table-cell>
          <table:table-cell office:value-type="float" office:value="2" table:formula="of:=[.W40]" table:style-name="ce63">
            <text:p>2</text:p>
          </table:table-cell>
          <table:table-cell office:value-type="float" office:value="2" table:formula="of:=[.X40]" table:style-name="ce63">
            <text:p>2</text:p>
          </table:table-cell>
          <table:table-cell office:value-type="float" office:value="2" table:formula="of:=[.Y40]" table:style-name="ce63">
            <text:p>2</text:p>
          </table:table-cell>
          <table:table-cell office:value-type="float" office:value="2" table:formula="of:=[.Z40]" table:style-name="ce63">
            <text:p>2</text:p>
          </table:table-cell>
          <table:table-cell office:value-type="float" office:value="2" table:formula="of:=[.AA40]" table:style-name="ce63">
            <text:p>2</text:p>
          </table:table-cell>
          <table:table-cell office:value-type="float" office:value="2" table:formula="of:=[.AB40]" table:style-name="ce63">
            <text:p>2</text:p>
          </table:table-cell>
          <table:table-cell office:value-type="float" office:value="2" table:formula="of:=[.AC40]" table:style-name="ce63">
            <text:p>2</text:p>
          </table:table-cell>
          <table:table-cell office:value-type="float" office:value="2" table:formula="of:=[.AD40]" table:style-name="ce63">
            <text:p>2</text:p>
          </table:table-cell>
          <table:table-cell office:value-type="float" office:value="2" table:formula="of:=[.AE40]" table:style-name="ce63">
            <text:p>2</text:p>
          </table:table-cell>
          <table:table-cell office:value-type="float" office:value="2" table:formula="of:=[.AF40]" table:style-name="ce63">
            <text:p>2</text:p>
          </table:table-cell>
          <table:table-cell office:value-type="float" office:value="2" table:formula="of:=[.AG40]" table:style-name="ce63">
            <text:p>2</text:p>
          </table:table-cell>
          <table:table-cell office:value-type="float" office:value="2" table:formula="of:=[.AH40]" table:style-name="ce63">
            <text:p>2</text:p>
          </table:table-cell>
          <table:table-cell office:value-type="float" office:value="2" table:formula="of:=[.AI40]" table:style-name="ce63">
            <text:p>2</text:p>
          </table:table-cell>
          <table:table-cell office:value-type="float" office:value="2" table:formula="of:=[.AJ40]" table:style-name="ce63">
            <text:p>2</text:p>
          </table:table-cell>
          <table:table-cell office:value-type="float" office:value="2" table:formula="of:=[.AK40]" table:style-name="ce63">
            <text:p>2</text:p>
          </table:table-cell>
          <table:table-cell office:value-type="float" office:value="2" table:formula="of:=[.AL40]" table:style-name="ce63">
            <text:p>2</text:p>
          </table:table-cell>
          <table:table-cell office:value-type="float" office:value="2" table:formula="of:=[.AM40]" table:style-name="ce63">
            <text:p>2</text:p>
          </table:table-cell>
          <table:table-cell office:value-type="float" office:value="2" table:formula="of:=[.AN40]" table:style-name="ce63">
            <text:p>2</text:p>
          </table:table-cell>
          <table:table-cell office:value-type="float" office:value="2" table:formula="of:=[.AO40]" table:style-name="ce63">
            <text:p>2</text:p>
          </table:table-cell>
          <table:table-cell office:value-type="float" office:value="2" table:formula="of:=[.AP40]" table:style-name="ce63">
            <text:p>2</text:p>
          </table:table-cell>
          <table:table-cell office:value-type="float" office:value="2" table:formula="of:=[.AQ40]" table:style-name="ce63">
            <text:p>2</text:p>
          </table:table-cell>
          <table:table-cell office:value-type="float" office:value="2" table:formula="of:=[.AR40]" table:style-name="ce63">
            <text:p>2</text:p>
          </table:table-cell>
          <table:table-cell office:value-type="float" office:value="2" table:formula="of:=[.AS40]" table:style-name="ce63">
            <text:p>2</text:p>
          </table:table-cell>
          <table:table-cell office:value-type="float" office:value="2" table:formula="of:=[.AT40]" table:style-name="ce63">
            <text:p>2</text:p>
          </table:table-cell>
          <table:table-cell office:value-type="float" office:value="2" table:formula="of:=[.AU40]" table:style-name="ce63">
            <text:p>2</text:p>
          </table:table-cell>
          <table:table-cell office:value-type="float" office:value="2" table:formula="of:=[.AV40]" table:style-name="ce63">
            <text:p>2</text:p>
          </table:table-cell>
          <table:table-cell office:value-type="float" office:value="2" table:formula="of:=[.AW40]" table:style-name="ce63">
            <text:p>2</text:p>
          </table:table-cell>
          <table:table-cell office:value-type="float" office:value="2" table:formula="of:=[.AX40]" table:style-name="ce63">
            <text:p>2</text:p>
          </table:table-cell>
          <table:table-cell office:value-type="float" office:value="2" table:formula="of:=[.AY40]" table:style-name="ce63">
            <text:p>2</text:p>
          </table:table-cell>
          <table:table-cell office:value-type="float" office:value="2" table:formula="of:=[.AZ40]" table:style-name="ce63">
            <text:p>2</text:p>
          </table:table-cell>
          <table:table-cell office:value-type="float" office:value="2" table:formula="of:=[.BA40]" table:style-name="ce63">
            <text:p>2</text:p>
          </table:table-cell>
          <table:table-cell office:value-type="float" office:value="2" table:formula="of:=[.BB40]" table:style-name="ce63">
            <text:p>2</text:p>
          </table:table-cell>
          <table:table-cell office:value-type="float" office:value="2" table:formula="of:=[.BC40]" table:style-name="ce63">
            <text:p>2</text:p>
          </table:table-cell>
          <table:table-cell office:value-type="float" office:value="2" table:formula="of:=[.BD40]" table:style-name="ce63">
            <text:p>2</text:p>
          </table:table-cell>
          <table:table-cell office:value-type="float" office:value="2" table:formula="of:=[.BE40]" table:style-name="ce63">
            <text:p>2</text:p>
          </table:table-cell>
          <table:table-cell office:value-type="float" office:value="2" table:formula="of:=[.BF40]" table:style-name="ce63">
            <text:p>2</text:p>
          </table:table-cell>
          <table:table-cell office:value-type="float" office:value="2" table:formula="of:=[.BG40]" table:style-name="ce63">
            <text:p>2</text:p>
          </table:table-cell>
          <table:table-cell office:value-type="float" office:value="2" table:formula="of:=[.BH40]" table:style-name="ce63">
            <text:p>2</text:p>
          </table:table-cell>
          <table:table-cell office:value-type="float" office:value="2" table:formula="of:=[.BI40]" table:style-name="ce63">
            <text:p>2</text:p>
          </table:table-cell>
          <table:table-cell office:value-type="float" office:value="2" table:formula="of:=[.BJ40]" table:style-name="ce63">
            <text:p>2</text:p>
          </table:table-cell>
          <table:table-cell office:value-type="float" office:value="2" table:formula="of:=[.BK40]" table:style-name="ce63">
            <text:p>2</text:p>
          </table:table-cell>
          <table:table-cell office:value-type="float" office:value="2" table:formula="of:=[.BL40]" table:style-name="ce63">
            <text:p>2</text:p>
          </table:table-cell>
          <table:table-cell office:value-type="float" office:value="2" table:formula="of:=[.BM40]" table:style-name="ce63">
            <text:p>2</text:p>
          </table:table-cell>
          <table:table-cell office:value-type="float" office:value="2" table:formula="of:=[.BN40]" table:style-name="ce63">
            <text:p>2</text:p>
          </table:table-cell>
          <table:table-cell office:value-type="float" office:value="2" table:formula="of:=[.BO40]" table:style-name="ce63">
            <text:p>2</text:p>
          </table:table-cell>
          <table:table-cell office:value-type="float" office:value="2" table:formula="of:=[.BP40]" table:style-name="ce63">
            <text:p>2</text:p>
          </table:table-cell>
          <table:table-cell office:value-type="float" office:value="2" table:formula="of:=[.BQ40]" table:style-name="ce63">
            <text:p>2</text:p>
          </table:table-cell>
          <table:table-cell office:value-type="float" office:value="2" table:formula="of:=[.BR40]" table:style-name="ce63">
            <text:p>2</text:p>
          </table:table-cell>
          <table:table-cell office:value-type="float" office:value="2" table:formula="of:=[.BS40]" table:style-name="ce63">
            <text:p>2</text:p>
          </table:table-cell>
          <table:table-cell office:value-type="float" office:value="2" table:formula="of:=[.BT40]" table:style-name="ce63">
            <text:p>2</text:p>
          </table:table-cell>
          <table:table-cell office:value-type="float" office:value="2" table:formula="of:=[.BU40]" table:style-name="ce63">
            <text:p>2</text:p>
          </table:table-cell>
          <table:table-cell office:value-type="float" office:value="2" table:formula="of:=[.BV40]" table:style-name="ce63">
            <text:p>2</text:p>
          </table:table-cell>
          <table:table-cell office:value-type="float" office:value="2" table:formula="of:=[.BW40]" table:style-name="ce63">
            <text:p>2</text:p>
          </table:table-cell>
          <table:table-cell office:value-type="float" office:value="2" table:formula="of:=[.BX40]" table:style-name="ce63">
            <text:p>2</text:p>
          </table:table-cell>
          <table:table-cell office:value-type="float" office:value="2" table:formula="of:=[.BY40]" table:style-name="ce63">
            <text:p>2</text:p>
          </table:table-cell>
          <table:table-cell office:value-type="float" office:value="2" table:formula="of:=[.BZ40]" table:style-name="ce63">
            <text:p>2</text:p>
          </table:table-cell>
          <table:table-cell office:value-type="float" office:value="2" table:formula="of:=[.CA40]" table:style-name="ce63">
            <text:p>2</text:p>
          </table:table-cell>
          <table:table-cell office:value-type="float" office:value="2" table:formula="of:=[.CB40]" table:style-name="ce63">
            <text:p>2</text:p>
          </table:table-cell>
          <table:table-cell office:value-type="float" office:value="2" table:formula="of:=[.CC40]" table:style-name="ce63">
            <text:p>2</text:p>
          </table:table-cell>
          <table:table-cell office:value-type="float" office:value="2" table:formula="of:=[.CD40]" table:style-name="ce63">
            <text:p>2</text:p>
          </table:table-cell>
          <table:table-cell office:value-type="float" office:value="2" table:formula="of:=[.CE40]" table:style-name="ce63">
            <text:p>2</text:p>
          </table:table-cell>
          <table:table-cell office:value-type="float" office:value="2" table:formula="of:=[.CF40]" table:style-name="ce63">
            <text:p>2</text:p>
          </table:table-cell>
          <table:table-cell office:value-type="float" office:value="2" table:formula="of:=[.CG40]" table:style-name="ce63">
            <text:p>2</text:p>
          </table:table-cell>
          <table:table-cell office:value-type="float" office:value="2" table:formula="of:=[.CH40]" table:style-name="ce63">
            <text:p>2</text:p>
          </table:table-cell>
          <table:table-cell office:value-type="float" office:value="2" table:formula="of:=[.CI40]" table:style-name="ce63">
            <text:p>2</text:p>
          </table:table-cell>
          <table:table-cell office:value-type="float" office:value="2" table:formula="of:=[.CJ40]" table:style-name="ce63">
            <text:p>2</text:p>
          </table:table-cell>
          <table:table-cell office:value-type="float" office:value="2" table:formula="of:=[.CK40]" table:style-name="ce63">
            <text:p>2</text:p>
          </table:table-cell>
          <table:table-cell office:value-type="float" office:value="2" table:formula="of:=[.CL40]" table:style-name="ce63">
            <text:p>2</text:p>
          </table:table-cell>
          <table:table-cell office:value-type="float" office:value="2" table:formula="of:=[.CM40]" table:style-name="ce63">
            <text:p>2</text:p>
          </table:table-cell>
          <table:table-cell office:value-type="float" office:value="2" table:formula="of:=[.CN40]" table:style-name="ce63">
            <text:p>2</text:p>
          </table:table-cell>
          <table:table-cell office:value-type="float" office:value="2" table:formula="of:=[.CO40]" table:style-name="ce63">
            <text:p>2</text:p>
          </table:table-cell>
          <table:table-cell office:value-type="float" office:value="2" table:formula="of:=[.CP40]" table:style-name="ce63">
            <text:p>2</text:p>
          </table:table-cell>
          <table:table-cell office:value-type="float" office:value="2" table:formula="of:=[.CQ40]" table:style-name="ce63">
            <text:p>2</text:p>
          </table:table-cell>
          <table:table-cell office:value-type="float" office:value="2" table:formula="of:=[.CR40]" table:style-name="ce63">
            <text:p>2</text:p>
          </table:table-cell>
          <table:table-cell office:value-type="float" office:value="2" table:formula="of:=[.CS40]" table:style-name="ce63">
            <text:p>2</text:p>
          </table:table-cell>
          <table:table-cell office:value-type="float" office:value="2" table:formula="of:=[.CT40]" table:style-name="ce63">
            <text:p>2</text:p>
          </table:table-cell>
          <table:table-cell office:value-type="float" office:value="2" table:formula="of:=[.CU40]" table:style-name="ce63">
            <text:p>2</text:p>
          </table:table-cell>
          <table:table-cell office:value-type="float" office:value="2" table:formula="of:=[.CV40]" table:style-name="ce63">
            <text:p>2</text:p>
          </table:table-cell>
          <table:table-cell office:value-type="float" office:value="2" table:formula="of:=[.CW40]" table:style-name="ce63">
            <text:p>2</text:p>
          </table:table-cell>
          <table:table-cell office:value-type="float" office:value="2" table:formula="of:=[.CX40]" table:style-name="ce63">
            <text:p>2</text:p>
          </table:table-cell>
          <table:table-cell office:value-type="float" office:value="2" table:formula="of:=[.CY40]" table:style-name="ce63">
            <text:p>2</text:p>
          </table:table-cell>
          <table:table-cell office:value-type="float" office:value="2" table:formula="of:=[.CZ40]" table:style-name="ce63">
            <text:p>2</text:p>
          </table:table-cell>
          <table:table-cell office:value-type="float" office:value="2" table:formula="of:=[.DA40]" table:style-name="ce63">
            <text:p>2</text:p>
          </table:table-cell>
          <table:table-cell table:number-columns-repeated="16278"/>
        </table:table-row>
        <table:table-row table:style-name="ro3">
          <table:table-cell office:value-type="string" office:string-value="EndLevel-UI &amp; Script" table:formula="of:=IF([Setup.A13]&lt;&gt;&quot;&quot;;[Setup.A13];&quot;&quot;)" table:style-name="ce1">
            <text:p>EndLevel-UI &amp; Script</text:p>
          </table:table-cell>
          <table:table-cell table:style-name="ce56"/>
          <table:table-cell office:value-type="float" office:value="2" table:formula="of:=IF([Setup.B13]&lt;&gt;&quot;&quot;;[Setup.B13];&quot;&quot;)" table:style-name="ce1">
            <text:p>2</text:p>
          </table:table-cell>
          <table:table-cell office:value-type="float" office:value="2" table:formula="of:=[.DB41]" table:style-name="ce42">
            <text:p>2</text:p>
          </table:table-cell>
          <table:table-cell table:style-name="ce49"/>
          <table:table-cell table:style-name="ce50"/>
          <table:table-cell office:value-type="float" office:value="2" table:formula="of:=[.C41]" table:style-name="ce42">
            <text:p>2</text:p>
          </table:table-cell>
          <table:table-cell office:value-type="float" office:value="2" table:formula="of:=[.G41]" table:style-name="ce63">
            <text:p>2</text:p>
          </table:table-cell>
          <table:table-cell office:value-type="float" office:value="2" table:formula="of:=[.H41]" table:style-name="ce63">
            <text:p>2</text:p>
          </table:table-cell>
          <table:table-cell office:value-type="float" office:value="2" table:formula="of:=[.I41]" table:style-name="ce63">
            <text:p>2</text:p>
          </table:table-cell>
          <table:table-cell office:value-type="float" office:value="2" table:formula="of:=[.J41]" table:style-name="ce63">
            <text:p>2</text:p>
          </table:table-cell>
          <table:table-cell office:value-type="float" office:value="2" table:formula="of:=[.K41]" table:style-name="ce63">
            <text:p>2</text:p>
          </table:table-cell>
          <table:table-cell office:value-type="float" office:value="2" table:formula="of:=[.L41]" table:style-name="ce63">
            <text:p>2</text:p>
          </table:table-cell>
          <table:table-cell office:value-type="float" office:value="2" table:formula="of:=[.M41]" table:style-name="ce63">
            <text:p>2</text:p>
          </table:table-cell>
          <table:table-cell office:value-type="float" office:value="2" table:formula="of:=[.N41]" table:style-name="ce63">
            <text:p>2</text:p>
          </table:table-cell>
          <table:table-cell office:value-type="float" office:value="2" table:formula="of:=[.O41]" table:style-name="ce63">
            <text:p>2</text:p>
          </table:table-cell>
          <table:table-cell office:value-type="float" office:value="2" table:formula="of:=[.P41]" table:style-name="ce63">
            <text:p>2</text:p>
          </table:table-cell>
          <table:table-cell office:value-type="float" office:value="2" table:formula="of:=[.Q41]" table:style-name="ce63">
            <text:p>2</text:p>
          </table:table-cell>
          <table:table-cell office:value-type="float" office:value="2" table:formula="of:=[.R41]" table:style-name="ce63">
            <text:p>2</text:p>
          </table:table-cell>
          <table:table-cell office:value-type="float" office:value="2" table:formula="of:=[.S41]" table:style-name="ce63">
            <text:p>2</text:p>
          </table:table-cell>
          <table:table-cell office:value-type="float" office:value="2" table:formula="of:=[.T41]" table:style-name="ce63">
            <text:p>2</text:p>
          </table:table-cell>
          <table:table-cell office:value-type="float" office:value="2" table:formula="of:=[.U41]" table:style-name="ce63">
            <text:p>2</text:p>
          </table:table-cell>
          <table:table-cell office:value-type="float" office:value="2" table:formula="of:=[.V41]" table:style-name="ce63">
            <text:p>2</text:p>
          </table:table-cell>
          <table:table-cell office:value-type="float" office:value="2" table:formula="of:=[.W41]" table:style-name="ce63">
            <text:p>2</text:p>
          </table:table-cell>
          <table:table-cell office:value-type="float" office:value="2" table:formula="of:=[.X41]" table:style-name="ce63">
            <text:p>2</text:p>
          </table:table-cell>
          <table:table-cell office:value-type="float" office:value="2" table:formula="of:=[.Y41]" table:style-name="ce63">
            <text:p>2</text:p>
          </table:table-cell>
          <table:table-cell office:value-type="float" office:value="2" table:formula="of:=[.Z41]" table:style-name="ce63">
            <text:p>2</text:p>
          </table:table-cell>
          <table:table-cell office:value-type="float" office:value="2" table:formula="of:=[.AA41]" table:style-name="ce63">
            <text:p>2</text:p>
          </table:table-cell>
          <table:table-cell office:value-type="float" office:value="2" table:formula="of:=[.AB41]" table:style-name="ce63">
            <text:p>2</text:p>
          </table:table-cell>
          <table:table-cell office:value-type="float" office:value="2" table:formula="of:=[.AC41]" table:style-name="ce63">
            <text:p>2</text:p>
          </table:table-cell>
          <table:table-cell office:value-type="float" office:value="2" table:formula="of:=[.AD41]" table:style-name="ce63">
            <text:p>2</text:p>
          </table:table-cell>
          <table:table-cell office:value-type="float" office:value="2" table:formula="of:=[.AE41]" table:style-name="ce63">
            <text:p>2</text:p>
          </table:table-cell>
          <table:table-cell office:value-type="float" office:value="2" table:formula="of:=[.AF41]" table:style-name="ce63">
            <text:p>2</text:p>
          </table:table-cell>
          <table:table-cell office:value-type="float" office:value="2" table:formula="of:=[.AG41]" table:style-name="ce63">
            <text:p>2</text:p>
          </table:table-cell>
          <table:table-cell office:value-type="float" office:value="2" table:formula="of:=[.AH41]" table:style-name="ce63">
            <text:p>2</text:p>
          </table:table-cell>
          <table:table-cell office:value-type="float" office:value="2" table:formula="of:=[.AI41]" table:style-name="ce63">
            <text:p>2</text:p>
          </table:table-cell>
          <table:table-cell office:value-type="float" office:value="2" table:formula="of:=[.AJ41]" table:style-name="ce63">
            <text:p>2</text:p>
          </table:table-cell>
          <table:table-cell office:value-type="float" office:value="2" table:formula="of:=[.AK41]" table:style-name="ce63">
            <text:p>2</text:p>
          </table:table-cell>
          <table:table-cell office:value-type="float" office:value="2" table:formula="of:=[.AL41]" table:style-name="ce63">
            <text:p>2</text:p>
          </table:table-cell>
          <table:table-cell office:value-type="float" office:value="2" table:formula="of:=[.AM41]" table:style-name="ce63">
            <text:p>2</text:p>
          </table:table-cell>
          <table:table-cell office:value-type="float" office:value="2" table:formula="of:=[.AN41]" table:style-name="ce63">
            <text:p>2</text:p>
          </table:table-cell>
          <table:table-cell office:value-type="float" office:value="2" table:formula="of:=[.AO41]" table:style-name="ce63">
            <text:p>2</text:p>
          </table:table-cell>
          <table:table-cell office:value-type="float" office:value="2" table:formula="of:=[.AP41]" table:style-name="ce63">
            <text:p>2</text:p>
          </table:table-cell>
          <table:table-cell office:value-type="float" office:value="2" table:formula="of:=[.AQ41]" table:style-name="ce63">
            <text:p>2</text:p>
          </table:table-cell>
          <table:table-cell office:value-type="float" office:value="2" table:formula="of:=[.AR41]" table:style-name="ce63">
            <text:p>2</text:p>
          </table:table-cell>
          <table:table-cell office:value-type="float" office:value="2" table:formula="of:=[.AS41]" table:style-name="ce63">
            <text:p>2</text:p>
          </table:table-cell>
          <table:table-cell office:value-type="float" office:value="2" table:formula="of:=[.AT41]" table:style-name="ce63">
            <text:p>2</text:p>
          </table:table-cell>
          <table:table-cell office:value-type="float" office:value="2" table:formula="of:=[.AU41]" table:style-name="ce63">
            <text:p>2</text:p>
          </table:table-cell>
          <table:table-cell office:value-type="float" office:value="2" table:formula="of:=[.AV41]" table:style-name="ce63">
            <text:p>2</text:p>
          </table:table-cell>
          <table:table-cell office:value-type="float" office:value="2" table:formula="of:=[.AW41]" table:style-name="ce63">
            <text:p>2</text:p>
          </table:table-cell>
          <table:table-cell office:value-type="float" office:value="2" table:formula="of:=[.AX41]" table:style-name="ce63">
            <text:p>2</text:p>
          </table:table-cell>
          <table:table-cell office:value-type="float" office:value="2" table:formula="of:=[.AY41]" table:style-name="ce63">
            <text:p>2</text:p>
          </table:table-cell>
          <table:table-cell office:value-type="float" office:value="2" table:formula="of:=[.AZ41]" table:style-name="ce63">
            <text:p>2</text:p>
          </table:table-cell>
          <table:table-cell office:value-type="float" office:value="2" table:formula="of:=[.BA41]" table:style-name="ce63">
            <text:p>2</text:p>
          </table:table-cell>
          <table:table-cell office:value-type="float" office:value="2" table:formula="of:=[.BB41]" table:style-name="ce63">
            <text:p>2</text:p>
          </table:table-cell>
          <table:table-cell office:value-type="float" office:value="2" table:formula="of:=[.BC41]" table:style-name="ce63">
            <text:p>2</text:p>
          </table:table-cell>
          <table:table-cell office:value-type="float" office:value="2" table:formula="of:=[.BD41]" table:style-name="ce63">
            <text:p>2</text:p>
          </table:table-cell>
          <table:table-cell office:value-type="float" office:value="2" table:formula="of:=[.BE41]" table:style-name="ce63">
            <text:p>2</text:p>
          </table:table-cell>
          <table:table-cell office:value-type="float" office:value="2" table:formula="of:=[.BF41]" table:style-name="ce63">
            <text:p>2</text:p>
          </table:table-cell>
          <table:table-cell office:value-type="float" office:value="2" table:formula="of:=[.BG41]" table:style-name="ce63">
            <text:p>2</text:p>
          </table:table-cell>
          <table:table-cell office:value-type="float" office:value="2" table:formula="of:=[.BH41]" table:style-name="ce63">
            <text:p>2</text:p>
          </table:table-cell>
          <table:table-cell office:value-type="float" office:value="2" table:formula="of:=[.BI41]" table:style-name="ce63">
            <text:p>2</text:p>
          </table:table-cell>
          <table:table-cell office:value-type="float" office:value="2" table:formula="of:=[.BJ41]" table:style-name="ce63">
            <text:p>2</text:p>
          </table:table-cell>
          <table:table-cell office:value-type="float" office:value="2" table:formula="of:=[.BK41]" table:style-name="ce63">
            <text:p>2</text:p>
          </table:table-cell>
          <table:table-cell office:value-type="float" office:value="2" table:formula="of:=[.BL41]" table:style-name="ce63">
            <text:p>2</text:p>
          </table:table-cell>
          <table:table-cell office:value-type="float" office:value="2" table:formula="of:=[.BM41]" table:style-name="ce63">
            <text:p>2</text:p>
          </table:table-cell>
          <table:table-cell office:value-type="float" office:value="2" table:formula="of:=[.BN41]" table:style-name="ce63">
            <text:p>2</text:p>
          </table:table-cell>
          <table:table-cell office:value-type="float" office:value="2" table:formula="of:=[.BO41]" table:style-name="ce63">
            <text:p>2</text:p>
          </table:table-cell>
          <table:table-cell office:value-type="float" office:value="2" table:formula="of:=[.BP41]" table:style-name="ce63">
            <text:p>2</text:p>
          </table:table-cell>
          <table:table-cell office:value-type="float" office:value="2" table:formula="of:=[.BQ41]" table:style-name="ce63">
            <text:p>2</text:p>
          </table:table-cell>
          <table:table-cell office:value-type="float" office:value="2" table:formula="of:=[.BR41]" table:style-name="ce63">
            <text:p>2</text:p>
          </table:table-cell>
          <table:table-cell office:value-type="float" office:value="2" table:formula="of:=[.BS41]" table:style-name="ce63">
            <text:p>2</text:p>
          </table:table-cell>
          <table:table-cell office:value-type="float" office:value="2" table:formula="of:=[.BT41]" table:style-name="ce63">
            <text:p>2</text:p>
          </table:table-cell>
          <table:table-cell office:value-type="float" office:value="2" table:formula="of:=[.BU41]" table:style-name="ce63">
            <text:p>2</text:p>
          </table:table-cell>
          <table:table-cell office:value-type="float" office:value="2" table:formula="of:=[.BV41]" table:style-name="ce63">
            <text:p>2</text:p>
          </table:table-cell>
          <table:table-cell office:value-type="float" office:value="2" table:formula="of:=[.BW41]" table:style-name="ce63">
            <text:p>2</text:p>
          </table:table-cell>
          <table:table-cell office:value-type="float" office:value="2" table:formula="of:=[.BX41]" table:style-name="ce63">
            <text:p>2</text:p>
          </table:table-cell>
          <table:table-cell office:value-type="float" office:value="2" table:formula="of:=[.BY41]" table:style-name="ce63">
            <text:p>2</text:p>
          </table:table-cell>
          <table:table-cell office:value-type="float" office:value="2" table:formula="of:=[.BZ41]" table:style-name="ce63">
            <text:p>2</text:p>
          </table:table-cell>
          <table:table-cell office:value-type="float" office:value="2" table:formula="of:=[.CA41]" table:style-name="ce63">
            <text:p>2</text:p>
          </table:table-cell>
          <table:table-cell office:value-type="float" office:value="2" table:formula="of:=[.CB41]" table:style-name="ce63">
            <text:p>2</text:p>
          </table:table-cell>
          <table:table-cell office:value-type="float" office:value="2" table:formula="of:=[.CC41]" table:style-name="ce63">
            <text:p>2</text:p>
          </table:table-cell>
          <table:table-cell office:value-type="float" office:value="2" table:formula="of:=[.CD41]" table:style-name="ce63">
            <text:p>2</text:p>
          </table:table-cell>
          <table:table-cell office:value-type="float" office:value="2" table:formula="of:=[.CE41]" table:style-name="ce63">
            <text:p>2</text:p>
          </table:table-cell>
          <table:table-cell office:value-type="float" office:value="2" table:formula="of:=[.CF41]" table:style-name="ce63">
            <text:p>2</text:p>
          </table:table-cell>
          <table:table-cell office:value-type="float" office:value="2" table:formula="of:=[.CG41]" table:style-name="ce63">
            <text:p>2</text:p>
          </table:table-cell>
          <table:table-cell office:value-type="float" office:value="2" table:formula="of:=[.CH41]" table:style-name="ce63">
            <text:p>2</text:p>
          </table:table-cell>
          <table:table-cell office:value-type="float" office:value="2" table:formula="of:=[.CI41]" table:style-name="ce63">
            <text:p>2</text:p>
          </table:table-cell>
          <table:table-cell office:value-type="float" office:value="2" table:formula="of:=[.CJ41]" table:style-name="ce63">
            <text:p>2</text:p>
          </table:table-cell>
          <table:table-cell office:value-type="float" office:value="2" table:formula="of:=[.CK41]" table:style-name="ce63">
            <text:p>2</text:p>
          </table:table-cell>
          <table:table-cell office:value-type="float" office:value="2" table:formula="of:=[.CL41]" table:style-name="ce63">
            <text:p>2</text:p>
          </table:table-cell>
          <table:table-cell office:value-type="float" office:value="2" table:formula="of:=[.CM41]" table:style-name="ce63">
            <text:p>2</text:p>
          </table:table-cell>
          <table:table-cell office:value-type="float" office:value="2" table:formula="of:=[.CN41]" table:style-name="ce63">
            <text:p>2</text:p>
          </table:table-cell>
          <table:table-cell office:value-type="float" office:value="2" table:formula="of:=[.CO41]" table:style-name="ce63">
            <text:p>2</text:p>
          </table:table-cell>
          <table:table-cell office:value-type="float" office:value="2" table:formula="of:=[.CP41]" table:style-name="ce63">
            <text:p>2</text:p>
          </table:table-cell>
          <table:table-cell office:value-type="float" office:value="2" table:formula="of:=[.CQ41]" table:style-name="ce63">
            <text:p>2</text:p>
          </table:table-cell>
          <table:table-cell office:value-type="float" office:value="2" table:formula="of:=[.CR41]" table:style-name="ce63">
            <text:p>2</text:p>
          </table:table-cell>
          <table:table-cell office:value-type="float" office:value="2" table:formula="of:=[.CS41]" table:style-name="ce63">
            <text:p>2</text:p>
          </table:table-cell>
          <table:table-cell office:value-type="float" office:value="2" table:formula="of:=[.CT41]" table:style-name="ce63">
            <text:p>2</text:p>
          </table:table-cell>
          <table:table-cell office:value-type="float" office:value="2" table:formula="of:=[.CU41]" table:style-name="ce63">
            <text:p>2</text:p>
          </table:table-cell>
          <table:table-cell office:value-type="float" office:value="2" table:formula="of:=[.CV41]" table:style-name="ce63">
            <text:p>2</text:p>
          </table:table-cell>
          <table:table-cell office:value-type="float" office:value="2" table:formula="of:=[.CW41]" table:style-name="ce63">
            <text:p>2</text:p>
          </table:table-cell>
          <table:table-cell office:value-type="float" office:value="2" table:formula="of:=[.CX41]" table:style-name="ce63">
            <text:p>2</text:p>
          </table:table-cell>
          <table:table-cell office:value-type="float" office:value="2" table:formula="of:=[.CY41]" table:style-name="ce63">
            <text:p>2</text:p>
          </table:table-cell>
          <table:table-cell office:value-type="float" office:value="2" table:formula="of:=[.CZ41]" table:style-name="ce63">
            <text:p>2</text:p>
          </table:table-cell>
          <table:table-cell office:value-type="float" office:value="2" table:formula="of:=[.DA41]" table:style-name="ce63">
            <text:p>2</text:p>
          </table:table-cell>
          <table:table-cell table:number-columns-repeated="16278"/>
        </table:table-row>
        <table:table-row table:style-name="ro3">
          <table:table-cell office:value-type="string" office:string-value="GameOver-UI &amp; Script" table:formula="of:=IF([Setup.A14]&lt;&gt;&quot;&quot;;[Setup.A14];&quot;&quot;)" table:style-name="ce1">
            <text:p>GameOver-UI &amp; Script</text:p>
          </table:table-cell>
          <table:table-cell table:style-name="ce56"/>
          <table:table-cell office:value-type="float" office:value="2" table:formula="of:=IF([Setup.B14]&lt;&gt;&quot;&quot;;[Setup.B14];&quot;&quot;)" table:style-name="ce1">
            <text:p>2</text:p>
          </table:table-cell>
          <table:table-cell office:value-type="float" office:value="2" table:formula="of:=[.DB42]" table:style-name="ce42">
            <text:p>2</text:p>
          </table:table-cell>
          <table:table-cell table:style-name="ce49"/>
          <table:table-cell table:style-name="ce50"/>
          <table:table-cell office:value-type="float" office:value="2" table:formula="of:=[.C42]" table:style-name="ce42">
            <text:p>2</text:p>
          </table:table-cell>
          <table:table-cell office:value-type="float" office:value="2" table:formula="of:=[.G42]" table:style-name="ce63">
            <text:p>2</text:p>
          </table:table-cell>
          <table:table-cell office:value-type="float" office:value="2" table:formula="of:=[.H42]" table:style-name="ce63">
            <text:p>2</text:p>
          </table:table-cell>
          <table:table-cell office:value-type="float" office:value="2" table:formula="of:=[.I42]" table:style-name="ce63">
            <text:p>2</text:p>
          </table:table-cell>
          <table:table-cell office:value-type="float" office:value="2" table:formula="of:=[.J42]" table:style-name="ce63">
            <text:p>2</text:p>
          </table:table-cell>
          <table:table-cell office:value-type="float" office:value="2" table:formula="of:=[.K42]" table:style-name="ce63">
            <text:p>2</text:p>
          </table:table-cell>
          <table:table-cell office:value-type="float" office:value="2" table:formula="of:=[.L42]" table:style-name="ce63">
            <text:p>2</text:p>
          </table:table-cell>
          <table:table-cell office:value-type="float" office:value="2" table:formula="of:=[.M42]" table:style-name="ce63">
            <text:p>2</text:p>
          </table:table-cell>
          <table:table-cell office:value-type="float" office:value="2" table:formula="of:=[.N42]" table:style-name="ce63">
            <text:p>2</text:p>
          </table:table-cell>
          <table:table-cell office:value-type="float" office:value="2" table:formula="of:=[.O42]" table:style-name="ce63">
            <text:p>2</text:p>
          </table:table-cell>
          <table:table-cell office:value-type="float" office:value="2" table:formula="of:=[.P42]" table:style-name="ce63">
            <text:p>2</text:p>
          </table:table-cell>
          <table:table-cell office:value-type="float" office:value="2" table:formula="of:=[.Q42]" table:style-name="ce63">
            <text:p>2</text:p>
          </table:table-cell>
          <table:table-cell office:value-type="float" office:value="2" table:formula="of:=[.R42]" table:style-name="ce63">
            <text:p>2</text:p>
          </table:table-cell>
          <table:table-cell office:value-type="float" office:value="2" table:formula="of:=[.S42]" table:style-name="ce63">
            <text:p>2</text:p>
          </table:table-cell>
          <table:table-cell office:value-type="float" office:value="2" table:formula="of:=[.T42]" table:style-name="ce63">
            <text:p>2</text:p>
          </table:table-cell>
          <table:table-cell office:value-type="float" office:value="2" table:formula="of:=[.U42]" table:style-name="ce63">
            <text:p>2</text:p>
          </table:table-cell>
          <table:table-cell office:value-type="float" office:value="2" table:formula="of:=[.V42]" table:style-name="ce63">
            <text:p>2</text:p>
          </table:table-cell>
          <table:table-cell office:value-type="float" office:value="2" table:formula="of:=[.W42]" table:style-name="ce63">
            <text:p>2</text:p>
          </table:table-cell>
          <table:table-cell office:value-type="float" office:value="2" table:formula="of:=[.X42]" table:style-name="ce63">
            <text:p>2</text:p>
          </table:table-cell>
          <table:table-cell office:value-type="float" office:value="2" table:formula="of:=[.Y42]" table:style-name="ce63">
            <text:p>2</text:p>
          </table:table-cell>
          <table:table-cell office:value-type="float" office:value="2" table:formula="of:=[.Z42]" table:style-name="ce63">
            <text:p>2</text:p>
          </table:table-cell>
          <table:table-cell office:value-type="float" office:value="2" table:formula="of:=[.AA42]" table:style-name="ce63">
            <text:p>2</text:p>
          </table:table-cell>
          <table:table-cell office:value-type="float" office:value="2" table:formula="of:=[.AB42]" table:style-name="ce63">
            <text:p>2</text:p>
          </table:table-cell>
          <table:table-cell office:value-type="float" office:value="2" table:formula="of:=[.AC42]" table:style-name="ce63">
            <text:p>2</text:p>
          </table:table-cell>
          <table:table-cell office:value-type="float" office:value="2" table:formula="of:=[.AD42]" table:style-name="ce63">
            <text:p>2</text:p>
          </table:table-cell>
          <table:table-cell office:value-type="float" office:value="2" table:formula="of:=[.AE42]" table:style-name="ce63">
            <text:p>2</text:p>
          </table:table-cell>
          <table:table-cell office:value-type="float" office:value="2" table:formula="of:=[.AF42]" table:style-name="ce63">
            <text:p>2</text:p>
          </table:table-cell>
          <table:table-cell office:value-type="float" office:value="2" table:formula="of:=[.AG42]" table:style-name="ce63">
            <text:p>2</text:p>
          </table:table-cell>
          <table:table-cell office:value-type="float" office:value="2" table:formula="of:=[.AH42]" table:style-name="ce63">
            <text:p>2</text:p>
          </table:table-cell>
          <table:table-cell office:value-type="float" office:value="2" table:formula="of:=[.AI42]" table:style-name="ce63">
            <text:p>2</text:p>
          </table:table-cell>
          <table:table-cell office:value-type="float" office:value="2" table:formula="of:=[.AJ42]" table:style-name="ce63">
            <text:p>2</text:p>
          </table:table-cell>
          <table:table-cell office:value-type="float" office:value="2" table:formula="of:=[.AK42]" table:style-name="ce63">
            <text:p>2</text:p>
          </table:table-cell>
          <table:table-cell office:value-type="float" office:value="2" table:formula="of:=[.AL42]" table:style-name="ce63">
            <text:p>2</text:p>
          </table:table-cell>
          <table:table-cell office:value-type="float" office:value="2" table:formula="of:=[.AM42]" table:style-name="ce63">
            <text:p>2</text:p>
          </table:table-cell>
          <table:table-cell office:value-type="float" office:value="2" table:formula="of:=[.AN42]" table:style-name="ce63">
            <text:p>2</text:p>
          </table:table-cell>
          <table:table-cell office:value-type="float" office:value="2" table:formula="of:=[.AO42]" table:style-name="ce63">
            <text:p>2</text:p>
          </table:table-cell>
          <table:table-cell office:value-type="float" office:value="2" table:formula="of:=[.AP42]" table:style-name="ce63">
            <text:p>2</text:p>
          </table:table-cell>
          <table:table-cell office:value-type="float" office:value="2" table:formula="of:=[.AQ42]" table:style-name="ce63">
            <text:p>2</text:p>
          </table:table-cell>
          <table:table-cell office:value-type="float" office:value="2" table:formula="of:=[.AR42]" table:style-name="ce63">
            <text:p>2</text:p>
          </table:table-cell>
          <table:table-cell office:value-type="float" office:value="2" table:formula="of:=[.AS42]" table:style-name="ce63">
            <text:p>2</text:p>
          </table:table-cell>
          <table:table-cell office:value-type="float" office:value="2" table:formula="of:=[.AT42]" table:style-name="ce63">
            <text:p>2</text:p>
          </table:table-cell>
          <table:table-cell office:value-type="float" office:value="2" table:formula="of:=[.AU42]" table:style-name="ce63">
            <text:p>2</text:p>
          </table:table-cell>
          <table:table-cell office:value-type="float" office:value="2" table:formula="of:=[.AV42]" table:style-name="ce63">
            <text:p>2</text:p>
          </table:table-cell>
          <table:table-cell office:value-type="float" office:value="2" table:formula="of:=[.AW42]" table:style-name="ce63">
            <text:p>2</text:p>
          </table:table-cell>
          <table:table-cell office:value-type="float" office:value="2" table:formula="of:=[.AX42]" table:style-name="ce63">
            <text:p>2</text:p>
          </table:table-cell>
          <table:table-cell office:value-type="float" office:value="2" table:formula="of:=[.AY42]" table:style-name="ce63">
            <text:p>2</text:p>
          </table:table-cell>
          <table:table-cell office:value-type="float" office:value="2" table:formula="of:=[.AZ42]" table:style-name="ce63">
            <text:p>2</text:p>
          </table:table-cell>
          <table:table-cell office:value-type="float" office:value="2" table:formula="of:=[.BA42]" table:style-name="ce63">
            <text:p>2</text:p>
          </table:table-cell>
          <table:table-cell office:value-type="float" office:value="2" table:formula="of:=[.BB42]" table:style-name="ce63">
            <text:p>2</text:p>
          </table:table-cell>
          <table:table-cell office:value-type="float" office:value="2" table:formula="of:=[.BC42]" table:style-name="ce63">
            <text:p>2</text:p>
          </table:table-cell>
          <table:table-cell office:value-type="float" office:value="2" table:formula="of:=[.BD42]" table:style-name="ce63">
            <text:p>2</text:p>
          </table:table-cell>
          <table:table-cell office:value-type="float" office:value="2" table:formula="of:=[.BE42]" table:style-name="ce63">
            <text:p>2</text:p>
          </table:table-cell>
          <table:table-cell office:value-type="float" office:value="2" table:formula="of:=[.BF42]" table:style-name="ce63">
            <text:p>2</text:p>
          </table:table-cell>
          <table:table-cell office:value-type="float" office:value="2" table:formula="of:=[.BG42]" table:style-name="ce63">
            <text:p>2</text:p>
          </table:table-cell>
          <table:table-cell office:value-type="float" office:value="2" table:formula="of:=[.BH42]" table:style-name="ce63">
            <text:p>2</text:p>
          </table:table-cell>
          <table:table-cell office:value-type="float" office:value="2" table:formula="of:=[.BI42]" table:style-name="ce63">
            <text:p>2</text:p>
          </table:table-cell>
          <table:table-cell office:value-type="float" office:value="2" table:formula="of:=[.BJ42]" table:style-name="ce63">
            <text:p>2</text:p>
          </table:table-cell>
          <table:table-cell office:value-type="float" office:value="2" table:formula="of:=[.BK42]" table:style-name="ce63">
            <text:p>2</text:p>
          </table:table-cell>
          <table:table-cell office:value-type="float" office:value="2" table:formula="of:=[.BL42]" table:style-name="ce63">
            <text:p>2</text:p>
          </table:table-cell>
          <table:table-cell office:value-type="float" office:value="2" table:formula="of:=[.BM42]" table:style-name="ce63">
            <text:p>2</text:p>
          </table:table-cell>
          <table:table-cell office:value-type="float" office:value="2" table:formula="of:=[.BN42]" table:style-name="ce63">
            <text:p>2</text:p>
          </table:table-cell>
          <table:table-cell office:value-type="float" office:value="2" table:formula="of:=[.BO42]" table:style-name="ce63">
            <text:p>2</text:p>
          </table:table-cell>
          <table:table-cell office:value-type="float" office:value="2" table:formula="of:=[.BP42]" table:style-name="ce63">
            <text:p>2</text:p>
          </table:table-cell>
          <table:table-cell office:value-type="float" office:value="2" table:formula="of:=[.BQ42]" table:style-name="ce63">
            <text:p>2</text:p>
          </table:table-cell>
          <table:table-cell office:value-type="float" office:value="2" table:formula="of:=[.BR42]" table:style-name="ce63">
            <text:p>2</text:p>
          </table:table-cell>
          <table:table-cell office:value-type="float" office:value="2" table:formula="of:=[.BS42]" table:style-name="ce63">
            <text:p>2</text:p>
          </table:table-cell>
          <table:table-cell office:value-type="float" office:value="2" table:formula="of:=[.BT42]" table:style-name="ce63">
            <text:p>2</text:p>
          </table:table-cell>
          <table:table-cell office:value-type="float" office:value="2" table:formula="of:=[.BU42]" table:style-name="ce63">
            <text:p>2</text:p>
          </table:table-cell>
          <table:table-cell office:value-type="float" office:value="2" table:formula="of:=[.BV42]" table:style-name="ce63">
            <text:p>2</text:p>
          </table:table-cell>
          <table:table-cell office:value-type="float" office:value="2" table:formula="of:=[.BW42]" table:style-name="ce63">
            <text:p>2</text:p>
          </table:table-cell>
          <table:table-cell office:value-type="float" office:value="2" table:formula="of:=[.BX42]" table:style-name="ce63">
            <text:p>2</text:p>
          </table:table-cell>
          <table:table-cell office:value-type="float" office:value="2" table:formula="of:=[.BY42]" table:style-name="ce63">
            <text:p>2</text:p>
          </table:table-cell>
          <table:table-cell office:value-type="float" office:value="2" table:formula="of:=[.BZ42]" table:style-name="ce63">
            <text:p>2</text:p>
          </table:table-cell>
          <table:table-cell office:value-type="float" office:value="2" table:formula="of:=[.CA42]" table:style-name="ce63">
            <text:p>2</text:p>
          </table:table-cell>
          <table:table-cell office:value-type="float" office:value="2" table:formula="of:=[.CB42]" table:style-name="ce63">
            <text:p>2</text:p>
          </table:table-cell>
          <table:table-cell office:value-type="float" office:value="2" table:formula="of:=[.CC42]" table:style-name="ce63">
            <text:p>2</text:p>
          </table:table-cell>
          <table:table-cell office:value-type="float" office:value="2" table:formula="of:=[.CD42]" table:style-name="ce63">
            <text:p>2</text:p>
          </table:table-cell>
          <table:table-cell office:value-type="float" office:value="2" table:formula="of:=[.CE42]" table:style-name="ce63">
            <text:p>2</text:p>
          </table:table-cell>
          <table:table-cell office:value-type="float" office:value="2" table:formula="of:=[.CF42]" table:style-name="ce63">
            <text:p>2</text:p>
          </table:table-cell>
          <table:table-cell office:value-type="float" office:value="2" table:formula="of:=[.CG42]" table:style-name="ce63">
            <text:p>2</text:p>
          </table:table-cell>
          <table:table-cell office:value-type="float" office:value="2" table:formula="of:=[.CH42]" table:style-name="ce63">
            <text:p>2</text:p>
          </table:table-cell>
          <table:table-cell office:value-type="float" office:value="2" table:formula="of:=[.CI42]" table:style-name="ce63">
            <text:p>2</text:p>
          </table:table-cell>
          <table:table-cell office:value-type="float" office:value="2" table:formula="of:=[.CJ42]" table:style-name="ce63">
            <text:p>2</text:p>
          </table:table-cell>
          <table:table-cell office:value-type="float" office:value="2" table:formula="of:=[.CK42]" table:style-name="ce63">
            <text:p>2</text:p>
          </table:table-cell>
          <table:table-cell office:value-type="float" office:value="2" table:formula="of:=[.CL42]" table:style-name="ce63">
            <text:p>2</text:p>
          </table:table-cell>
          <table:table-cell office:value-type="float" office:value="2" table:formula="of:=[.CM42]" table:style-name="ce63">
            <text:p>2</text:p>
          </table:table-cell>
          <table:table-cell office:value-type="float" office:value="2" table:formula="of:=[.CN42]" table:style-name="ce63">
            <text:p>2</text:p>
          </table:table-cell>
          <table:table-cell office:value-type="float" office:value="2" table:formula="of:=[.CO42]" table:style-name="ce63">
            <text:p>2</text:p>
          </table:table-cell>
          <table:table-cell office:value-type="float" office:value="2" table:formula="of:=[.CP42]" table:style-name="ce63">
            <text:p>2</text:p>
          </table:table-cell>
          <table:table-cell office:value-type="float" office:value="2" table:formula="of:=[.CQ42]" table:style-name="ce63">
            <text:p>2</text:p>
          </table:table-cell>
          <table:table-cell office:value-type="float" office:value="2" table:formula="of:=[.CR42]" table:style-name="ce63">
            <text:p>2</text:p>
          </table:table-cell>
          <table:table-cell office:value-type="float" office:value="2" table:formula="of:=[.CS42]" table:style-name="ce63">
            <text:p>2</text:p>
          </table:table-cell>
          <table:table-cell office:value-type="float" office:value="2" table:formula="of:=[.CT42]" table:style-name="ce63">
            <text:p>2</text:p>
          </table:table-cell>
          <table:table-cell office:value-type="float" office:value="2" table:formula="of:=[.CU42]" table:style-name="ce63">
            <text:p>2</text:p>
          </table:table-cell>
          <table:table-cell office:value-type="float" office:value="2" table:formula="of:=[.CV42]" table:style-name="ce63">
            <text:p>2</text:p>
          </table:table-cell>
          <table:table-cell office:value-type="float" office:value="2" table:formula="of:=[.CW42]" table:style-name="ce63">
            <text:p>2</text:p>
          </table:table-cell>
          <table:table-cell office:value-type="float" office:value="2" table:formula="of:=[.CX42]" table:style-name="ce63">
            <text:p>2</text:p>
          </table:table-cell>
          <table:table-cell office:value-type="float" office:value="2" table:formula="of:=[.CY42]" table:style-name="ce63">
            <text:p>2</text:p>
          </table:table-cell>
          <table:table-cell office:value-type="float" office:value="2" table:formula="of:=[.CZ42]" table:style-name="ce63">
            <text:p>2</text:p>
          </table:table-cell>
          <table:table-cell office:value-type="float" office:value="2" table:formula="of:=[.DA42]" table:style-name="ce63">
            <text:p>2</text:p>
          </table:table-cell>
          <table:table-cell table:number-columns-repeated="16278"/>
        </table:table-row>
        <table:table-row table:style-name="ro3">
          <table:table-cell office:value-type="string" office:string-value="PopUpHighScore-UI &amp; Script" table:formula="of:=IF([Setup.A15]&lt;&gt;&quot;&quot;;[Setup.A15];&quot;&quot;)" table:style-name="ce1">
            <text:p>PopUpHighScore-UI &amp; Script</text:p>
          </table:table-cell>
          <table:table-cell table:style-name="ce56"/>
          <table:table-cell office:value-type="float" office:value="3" table:formula="of:=IF([Setup.B15]&lt;&gt;&quot;&quot;;[Setup.B15];&quot;&quot;)" table:style-name="ce1">
            <text:p>3</text:p>
          </table:table-cell>
          <table:table-cell office:value-type="float" office:value="3" table:formula="of:=[.DB43]" table:style-name="ce42">
            <text:p>3</text:p>
          </table:table-cell>
          <table:table-cell table:style-name="ce49"/>
          <table:table-cell table:style-name="ce50"/>
          <table:table-cell office:value-type="float" office:value="3" table:formula="of:=[.C43]" table:style-name="ce42">
            <text:p>3</text:p>
          </table:table-cell>
          <table:table-cell office:value-type="float" office:value="3" table:formula="of:=[.G43]" table:style-name="ce63">
            <text:p>3</text:p>
          </table:table-cell>
          <table:table-cell office:value-type="float" office:value="3" table:formula="of:=[.H43]" table:style-name="ce63">
            <text:p>3</text:p>
          </table:table-cell>
          <table:table-cell office:value-type="float" office:value="3" table:formula="of:=[.I43]" table:style-name="ce63">
            <text:p>3</text:p>
          </table:table-cell>
          <table:table-cell office:value-type="float" office:value="3" table:formula="of:=[.J43]" table:style-name="ce63">
            <text:p>3</text:p>
          </table:table-cell>
          <table:table-cell office:value-type="float" office:value="3" table:formula="of:=[.K43]" table:style-name="ce63">
            <text:p>3</text:p>
          </table:table-cell>
          <table:table-cell office:value-type="float" office:value="3" table:formula="of:=[.L43]" table:style-name="ce63">
            <text:p>3</text:p>
          </table:table-cell>
          <table:table-cell office:value-type="float" office:value="3" table:formula="of:=[.M43]" table:style-name="ce63">
            <text:p>3</text:p>
          </table:table-cell>
          <table:table-cell office:value-type="float" office:value="3" table:formula="of:=[.N43]" table:style-name="ce63">
            <text:p>3</text:p>
          </table:table-cell>
          <table:table-cell office:value-type="float" office:value="3" table:formula="of:=[.O43]" table:style-name="ce63">
            <text:p>3</text:p>
          </table:table-cell>
          <table:table-cell office:value-type="float" office:value="3" table:formula="of:=[.P43]" table:style-name="ce63">
            <text:p>3</text:p>
          </table:table-cell>
          <table:table-cell office:value-type="float" office:value="3" table:formula="of:=[.Q43]" table:style-name="ce63">
            <text:p>3</text:p>
          </table:table-cell>
          <table:table-cell office:value-type="float" office:value="3" table:formula="of:=[.R43]" table:style-name="ce63">
            <text:p>3</text:p>
          </table:table-cell>
          <table:table-cell office:value-type="float" office:value="3" table:formula="of:=[.S43]" table:style-name="ce63">
            <text:p>3</text:p>
          </table:table-cell>
          <table:table-cell office:value-type="float" office:value="3" table:formula="of:=[.T43]" table:style-name="ce63">
            <text:p>3</text:p>
          </table:table-cell>
          <table:table-cell office:value-type="float" office:value="3" table:formula="of:=[.U43]" table:style-name="ce63">
            <text:p>3</text:p>
          </table:table-cell>
          <table:table-cell office:value-type="float" office:value="3" table:formula="of:=[.V43]" table:style-name="ce63">
            <text:p>3</text:p>
          </table:table-cell>
          <table:table-cell office:value-type="float" office:value="3" table:formula="of:=[.W43]" table:style-name="ce63">
            <text:p>3</text:p>
          </table:table-cell>
          <table:table-cell office:value-type="float" office:value="3" table:formula="of:=[.X43]" table:style-name="ce63">
            <text:p>3</text:p>
          </table:table-cell>
          <table:table-cell office:value-type="float" office:value="3" table:formula="of:=[.Y43]" table:style-name="ce63">
            <text:p>3</text:p>
          </table:table-cell>
          <table:table-cell office:value-type="float" office:value="3" table:formula="of:=[.Z43]" table:style-name="ce63">
            <text:p>3</text:p>
          </table:table-cell>
          <table:table-cell office:value-type="float" office:value="3" table:formula="of:=[.AA43]" table:style-name="ce63">
            <text:p>3</text:p>
          </table:table-cell>
          <table:table-cell office:value-type="float" office:value="3" table:formula="of:=[.AB43]" table:style-name="ce63">
            <text:p>3</text:p>
          </table:table-cell>
          <table:table-cell office:value-type="float" office:value="3" table:formula="of:=[.AC43]" table:style-name="ce63">
            <text:p>3</text:p>
          </table:table-cell>
          <table:table-cell office:value-type="float" office:value="3" table:formula="of:=[.AD43]" table:style-name="ce63">
            <text:p>3</text:p>
          </table:table-cell>
          <table:table-cell office:value-type="float" office:value="3" table:formula="of:=[.AE43]" table:style-name="ce63">
            <text:p>3</text:p>
          </table:table-cell>
          <table:table-cell office:value-type="float" office:value="3" table:formula="of:=[.AF43]" table:style-name="ce63">
            <text:p>3</text:p>
          </table:table-cell>
          <table:table-cell office:value-type="float" office:value="3" table:formula="of:=[.AG43]" table:style-name="ce63">
            <text:p>3</text:p>
          </table:table-cell>
          <table:table-cell office:value-type="float" office:value="3" table:formula="of:=[.AH43]" table:style-name="ce63">
            <text:p>3</text:p>
          </table:table-cell>
          <table:table-cell office:value-type="float" office:value="3" table:formula="of:=[.AI43]" table:style-name="ce63">
            <text:p>3</text:p>
          </table:table-cell>
          <table:table-cell office:value-type="float" office:value="3" table:formula="of:=[.AJ43]" table:style-name="ce63">
            <text:p>3</text:p>
          </table:table-cell>
          <table:table-cell office:value-type="float" office:value="3" table:formula="of:=[.AK43]" table:style-name="ce63">
            <text:p>3</text:p>
          </table:table-cell>
          <table:table-cell office:value-type="float" office:value="3" table:formula="of:=[.AL43]" table:style-name="ce63">
            <text:p>3</text:p>
          </table:table-cell>
          <table:table-cell office:value-type="float" office:value="3" table:formula="of:=[.AM43]" table:style-name="ce63">
            <text:p>3</text:p>
          </table:table-cell>
          <table:table-cell office:value-type="float" office:value="3" table:formula="of:=[.AN43]" table:style-name="ce63">
            <text:p>3</text:p>
          </table:table-cell>
          <table:table-cell office:value-type="float" office:value="3" table:formula="of:=[.AO43]" table:style-name="ce63">
            <text:p>3</text:p>
          </table:table-cell>
          <table:table-cell office:value-type="float" office:value="3" table:formula="of:=[.AP43]" table:style-name="ce63">
            <text:p>3</text:p>
          </table:table-cell>
          <table:table-cell office:value-type="float" office:value="3" table:formula="of:=[.AQ43]" table:style-name="ce63">
            <text:p>3</text:p>
          </table:table-cell>
          <table:table-cell office:value-type="float" office:value="3" table:formula="of:=[.AR43]" table:style-name="ce63">
            <text:p>3</text:p>
          </table:table-cell>
          <table:table-cell office:value-type="float" office:value="3" table:formula="of:=[.AS43]" table:style-name="ce63">
            <text:p>3</text:p>
          </table:table-cell>
          <table:table-cell office:value-type="float" office:value="3" table:formula="of:=[.AT43]" table:style-name="ce63">
            <text:p>3</text:p>
          </table:table-cell>
          <table:table-cell office:value-type="float" office:value="3" table:formula="of:=[.AU43]" table:style-name="ce63">
            <text:p>3</text:p>
          </table:table-cell>
          <table:table-cell office:value-type="float" office:value="3" table:formula="of:=[.AV43]" table:style-name="ce63">
            <text:p>3</text:p>
          </table:table-cell>
          <table:table-cell office:value-type="float" office:value="3" table:formula="of:=[.AW43]" table:style-name="ce63">
            <text:p>3</text:p>
          </table:table-cell>
          <table:table-cell office:value-type="float" office:value="3" table:formula="of:=[.AX43]" table:style-name="ce63">
            <text:p>3</text:p>
          </table:table-cell>
          <table:table-cell office:value-type="float" office:value="3" table:formula="of:=[.AY43]" table:style-name="ce63">
            <text:p>3</text:p>
          </table:table-cell>
          <table:table-cell office:value-type="float" office:value="3" table:formula="of:=[.AZ43]" table:style-name="ce63">
            <text:p>3</text:p>
          </table:table-cell>
          <table:table-cell office:value-type="float" office:value="3" table:formula="of:=[.BA43]" table:style-name="ce63">
            <text:p>3</text:p>
          </table:table-cell>
          <table:table-cell office:value-type="float" office:value="3" table:formula="of:=[.BB43]" table:style-name="ce63">
            <text:p>3</text:p>
          </table:table-cell>
          <table:table-cell office:value-type="float" office:value="3" table:formula="of:=[.BC43]" table:style-name="ce63">
            <text:p>3</text:p>
          </table:table-cell>
          <table:table-cell office:value-type="float" office:value="3" table:formula="of:=[.BD43]" table:style-name="ce63">
            <text:p>3</text:p>
          </table:table-cell>
          <table:table-cell office:value-type="float" office:value="3" table:formula="of:=[.BE43]" table:style-name="ce63">
            <text:p>3</text:p>
          </table:table-cell>
          <table:table-cell office:value-type="float" office:value="3" table:formula="of:=[.BF43]" table:style-name="ce63">
            <text:p>3</text:p>
          </table:table-cell>
          <table:table-cell office:value-type="float" office:value="3" table:formula="of:=[.BG43]" table:style-name="ce63">
            <text:p>3</text:p>
          </table:table-cell>
          <table:table-cell office:value-type="float" office:value="3" table:formula="of:=[.BH43]" table:style-name="ce63">
            <text:p>3</text:p>
          </table:table-cell>
          <table:table-cell office:value-type="float" office:value="3" table:formula="of:=[.BI43]" table:style-name="ce63">
            <text:p>3</text:p>
          </table:table-cell>
          <table:table-cell office:value-type="float" office:value="3" table:formula="of:=[.BJ43]" table:style-name="ce63">
            <text:p>3</text:p>
          </table:table-cell>
          <table:table-cell office:value-type="float" office:value="3" table:formula="of:=[.BK43]" table:style-name="ce63">
            <text:p>3</text:p>
          </table:table-cell>
          <table:table-cell office:value-type="float" office:value="3" table:formula="of:=[.BL43]" table:style-name="ce63">
            <text:p>3</text:p>
          </table:table-cell>
          <table:table-cell office:value-type="float" office:value="3" table:formula="of:=[.BM43]" table:style-name="ce63">
            <text:p>3</text:p>
          </table:table-cell>
          <table:table-cell office:value-type="float" office:value="3" table:formula="of:=[.BN43]" table:style-name="ce63">
            <text:p>3</text:p>
          </table:table-cell>
          <table:table-cell office:value-type="float" office:value="3" table:formula="of:=[.BO43]" table:style-name="ce63">
            <text:p>3</text:p>
          </table:table-cell>
          <table:table-cell office:value-type="float" office:value="3" table:formula="of:=[.BP43]" table:style-name="ce63">
            <text:p>3</text:p>
          </table:table-cell>
          <table:table-cell office:value-type="float" office:value="3" table:formula="of:=[.BQ43]" table:style-name="ce63">
            <text:p>3</text:p>
          </table:table-cell>
          <table:table-cell office:value-type="float" office:value="3" table:formula="of:=[.BR43]" table:style-name="ce63">
            <text:p>3</text:p>
          </table:table-cell>
          <table:table-cell office:value-type="float" office:value="3" table:formula="of:=[.BS43]" table:style-name="ce63">
            <text:p>3</text:p>
          </table:table-cell>
          <table:table-cell office:value-type="float" office:value="3" table:formula="of:=[.BT43]" table:style-name="ce63">
            <text:p>3</text:p>
          </table:table-cell>
          <table:table-cell office:value-type="float" office:value="3" table:formula="of:=[.BU43]" table:style-name="ce63">
            <text:p>3</text:p>
          </table:table-cell>
          <table:table-cell office:value-type="float" office:value="3" table:formula="of:=[.BV43]" table:style-name="ce63">
            <text:p>3</text:p>
          </table:table-cell>
          <table:table-cell office:value-type="float" office:value="3" table:formula="of:=[.BW43]" table:style-name="ce63">
            <text:p>3</text:p>
          </table:table-cell>
          <table:table-cell office:value-type="float" office:value="3" table:formula="of:=[.BX43]" table:style-name="ce63">
            <text:p>3</text:p>
          </table:table-cell>
          <table:table-cell office:value-type="float" office:value="3" table:formula="of:=[.BY43]" table:style-name="ce63">
            <text:p>3</text:p>
          </table:table-cell>
          <table:table-cell office:value-type="float" office:value="3" table:formula="of:=[.BZ43]" table:style-name="ce63">
            <text:p>3</text:p>
          </table:table-cell>
          <table:table-cell office:value-type="float" office:value="3" table:formula="of:=[.CA43]" table:style-name="ce63">
            <text:p>3</text:p>
          </table:table-cell>
          <table:table-cell office:value-type="float" office:value="3" table:formula="of:=[.CB43]" table:style-name="ce63">
            <text:p>3</text:p>
          </table:table-cell>
          <table:table-cell office:value-type="float" office:value="3" table:formula="of:=[.CC43]" table:style-name="ce63">
            <text:p>3</text:p>
          </table:table-cell>
          <table:table-cell office:value-type="float" office:value="3" table:formula="of:=[.CD43]" table:style-name="ce63">
            <text:p>3</text:p>
          </table:table-cell>
          <table:table-cell office:value-type="float" office:value="3" table:formula="of:=[.CE43]" table:style-name="ce63">
            <text:p>3</text:p>
          </table:table-cell>
          <table:table-cell office:value-type="float" office:value="3" table:formula="of:=[.CF43]" table:style-name="ce63">
            <text:p>3</text:p>
          </table:table-cell>
          <table:table-cell office:value-type="float" office:value="3" table:formula="of:=[.CG43]" table:style-name="ce63">
            <text:p>3</text:p>
          </table:table-cell>
          <table:table-cell office:value-type="float" office:value="3" table:formula="of:=[.CH43]" table:style-name="ce63">
            <text:p>3</text:p>
          </table:table-cell>
          <table:table-cell office:value-type="float" office:value="3" table:formula="of:=[.CI43]" table:style-name="ce63">
            <text:p>3</text:p>
          </table:table-cell>
          <table:table-cell office:value-type="float" office:value="3" table:formula="of:=[.CJ43]" table:style-name="ce63">
            <text:p>3</text:p>
          </table:table-cell>
          <table:table-cell office:value-type="float" office:value="3" table:formula="of:=[.CK43]" table:style-name="ce63">
            <text:p>3</text:p>
          </table:table-cell>
          <table:table-cell office:value-type="float" office:value="3" table:formula="of:=[.CL43]" table:style-name="ce63">
            <text:p>3</text:p>
          </table:table-cell>
          <table:table-cell office:value-type="float" office:value="3" table:formula="of:=[.CM43]" table:style-name="ce63">
            <text:p>3</text:p>
          </table:table-cell>
          <table:table-cell office:value-type="float" office:value="3" table:formula="of:=[.CN43]" table:style-name="ce63">
            <text:p>3</text:p>
          </table:table-cell>
          <table:table-cell office:value-type="float" office:value="3" table:formula="of:=[.CO43]" table:style-name="ce63">
            <text:p>3</text:p>
          </table:table-cell>
          <table:table-cell office:value-type="float" office:value="3" table:formula="of:=[.CP43]" table:style-name="ce63">
            <text:p>3</text:p>
          </table:table-cell>
          <table:table-cell office:value-type="float" office:value="3" table:formula="of:=[.CQ43]" table:style-name="ce63">
            <text:p>3</text:p>
          </table:table-cell>
          <table:table-cell office:value-type="float" office:value="3" table:formula="of:=[.CR43]" table:style-name="ce63">
            <text:p>3</text:p>
          </table:table-cell>
          <table:table-cell office:value-type="float" office:value="3" table:formula="of:=[.CS43]" table:style-name="ce63">
            <text:p>3</text:p>
          </table:table-cell>
          <table:table-cell office:value-type="float" office:value="3" table:formula="of:=[.CT43]" table:style-name="ce63">
            <text:p>3</text:p>
          </table:table-cell>
          <table:table-cell office:value-type="float" office:value="3" table:formula="of:=[.CU43]" table:style-name="ce63">
            <text:p>3</text:p>
          </table:table-cell>
          <table:table-cell office:value-type="float" office:value="3" table:formula="of:=[.CV43]" table:style-name="ce63">
            <text:p>3</text:p>
          </table:table-cell>
          <table:table-cell office:value-type="float" office:value="3" table:formula="of:=[.CW43]" table:style-name="ce63">
            <text:p>3</text:p>
          </table:table-cell>
          <table:table-cell office:value-type="float" office:value="3" table:formula="of:=[.CX43]" table:style-name="ce63">
            <text:p>3</text:p>
          </table:table-cell>
          <table:table-cell office:value-type="float" office:value="3" table:formula="of:=[.CY43]" table:style-name="ce63">
            <text:p>3</text:p>
          </table:table-cell>
          <table:table-cell office:value-type="float" office:value="3" table:formula="of:=[.CZ43]" table:style-name="ce63">
            <text:p>3</text:p>
          </table:table-cell>
          <table:table-cell office:value-type="float" office:value="3" table:formula="of:=[.DA43]" table:style-name="ce63">
            <text:p>3</text:p>
          </table:table-cell>
          <table:table-cell table:number-columns-repeated="16278"/>
        </table:table-row>
        <table:table-row table:style-name="ro3">
          <table:table-cell office:value-type="string" office:string-value="BallControl Script" table:formula="of:=IF([Setup.A16]&lt;&gt;&quot;&quot;;[Setup.A16];&quot;&quot;)" table:style-name="ce1">
            <text:p>BallControl Script</text:p>
          </table:table-cell>
          <table:table-cell table:style-name="ce56"/>
          <table:table-cell office:value-type="float" office:value="1" table:formula="of:=IF([Setup.B16]&lt;&gt;&quot;&quot;;[Setup.B16];&quot;&quot;)" table:style-name="ce1">
            <text:p>1</text:p>
          </table:table-cell>
          <table:table-cell office:value-type="float" office:value="1" table:formula="of:=[.DB44]" table:style-name="ce42">
            <text:p>1</text:p>
          </table:table-cell>
          <table:table-cell table:style-name="ce49"/>
          <table:table-cell table:style-name="ce50"/>
          <table:table-cell office:value-type="float" office:value="1" table:formula="of:=[.C44]" table:style-name="ce42">
            <text:p>1</text:p>
          </table:table-cell>
          <table:table-cell office:value-type="float" office:value="1" table:formula="of:=[.G44]" table:style-name="ce63">
            <text:p>1</text:p>
          </table:table-cell>
          <table:table-cell office:value-type="float" office:value="1" table:formula="of:=[.H44]" table:style-name="ce63">
            <text:p>1</text:p>
          </table:table-cell>
          <table:table-cell office:value-type="float" office:value="1" table:formula="of:=[.I44]" table:style-name="ce63">
            <text:p>1</text:p>
          </table:table-cell>
          <table:table-cell office:value-type="float" office:value="1" table:formula="of:=[.J44]" table:style-name="ce63">
            <text:p>1</text:p>
          </table:table-cell>
          <table:table-cell office:value-type="float" office:value="1" table:formula="of:=[.K44]" table:style-name="ce63">
            <text:p>1</text:p>
          </table:table-cell>
          <table:table-cell office:value-type="float" office:value="1" table:formula="of:=[.L44]" table:style-name="ce63">
            <text:p>1</text:p>
          </table:table-cell>
          <table:table-cell office:value-type="float" office:value="1" table:formula="of:=[.M44]" table:style-name="ce63">
            <text:p>1</text:p>
          </table:table-cell>
          <table:table-cell office:value-type="float" office:value="1" table:formula="of:=[.N44]" table:style-name="ce63">
            <text:p>1</text:p>
          </table:table-cell>
          <table:table-cell office:value-type="float" office:value="1" table:formula="of:=[.O44]" table:style-name="ce63">
            <text:p>1</text:p>
          </table:table-cell>
          <table:table-cell office:value-type="float" office:value="1" table:formula="of:=[.P44]" table:style-name="ce63">
            <text:p>1</text:p>
          </table:table-cell>
          <table:table-cell office:value-type="float" office:value="1" table:formula="of:=[.Q44]" table:style-name="ce63">
            <text:p>1</text:p>
          </table:table-cell>
          <table:table-cell office:value-type="float" office:value="1" table:formula="of:=[.R44]" table:style-name="ce63">
            <text:p>1</text:p>
          </table:table-cell>
          <table:table-cell office:value-type="float" office:value="1" table:formula="of:=[.S44]" table:style-name="ce63">
            <text:p>1</text:p>
          </table:table-cell>
          <table:table-cell office:value-type="float" office:value="1" table:formula="of:=[.T44]" table:style-name="ce63">
            <text:p>1</text:p>
          </table:table-cell>
          <table:table-cell office:value-type="float" office:value="1" table:formula="of:=[.U44]" table:style-name="ce63">
            <text:p>1</text:p>
          </table:table-cell>
          <table:table-cell office:value-type="float" office:value="1" table:formula="of:=[.V44]" table:style-name="ce63">
            <text:p>1</text:p>
          </table:table-cell>
          <table:table-cell office:value-type="float" office:value="1" table:formula="of:=[.W44]" table:style-name="ce63">
            <text:p>1</text:p>
          </table:table-cell>
          <table:table-cell office:value-type="float" office:value="1" table:formula="of:=[.X44]" table:style-name="ce63">
            <text:p>1</text:p>
          </table:table-cell>
          <table:table-cell office:value-type="float" office:value="1" table:formula="of:=[.Y44]" table:style-name="ce63">
            <text:p>1</text:p>
          </table:table-cell>
          <table:table-cell office:value-type="float" office:value="1" table:formula="of:=[.Z44]" table:style-name="ce63">
            <text:p>1</text:p>
          </table:table-cell>
          <table:table-cell office:value-type="float" office:value="1" table:formula="of:=[.AA44]" table:style-name="ce63">
            <text:p>1</text:p>
          </table:table-cell>
          <table:table-cell office:value-type="float" office:value="1" table:formula="of:=[.AB44]" table:style-name="ce63">
            <text:p>1</text:p>
          </table:table-cell>
          <table:table-cell office:value-type="float" office:value="1" table:formula="of:=[.AC44]" table:style-name="ce63">
            <text:p>1</text:p>
          </table:table-cell>
          <table:table-cell office:value-type="float" office:value="1" table:formula="of:=[.AD44]" table:style-name="ce63">
            <text:p>1</text:p>
          </table:table-cell>
          <table:table-cell office:value-type="float" office:value="1" table:formula="of:=[.AE44]" table:style-name="ce63">
            <text:p>1</text:p>
          </table:table-cell>
          <table:table-cell office:value-type="float" office:value="1" table:formula="of:=[.AF44]" table:style-name="ce63">
            <text:p>1</text:p>
          </table:table-cell>
          <table:table-cell office:value-type="float" office:value="1" table:formula="of:=[.AG44]" table:style-name="ce63">
            <text:p>1</text:p>
          </table:table-cell>
          <table:table-cell office:value-type="float" office:value="1" table:formula="of:=[.AH44]" table:style-name="ce63">
            <text:p>1</text:p>
          </table:table-cell>
          <table:table-cell office:value-type="float" office:value="1" table:formula="of:=[.AI44]" table:style-name="ce63">
            <text:p>1</text:p>
          </table:table-cell>
          <table:table-cell office:value-type="float" office:value="1" table:formula="of:=[.AJ44]" table:style-name="ce63">
            <text:p>1</text:p>
          </table:table-cell>
          <table:table-cell office:value-type="float" office:value="1" table:formula="of:=[.AK44]" table:style-name="ce63">
            <text:p>1</text:p>
          </table:table-cell>
          <table:table-cell office:value-type="float" office:value="1" table:formula="of:=[.AL44]" table:style-name="ce63">
            <text:p>1</text:p>
          </table:table-cell>
          <table:table-cell office:value-type="float" office:value="1" table:formula="of:=[.AM44]" table:style-name="ce63">
            <text:p>1</text:p>
          </table:table-cell>
          <table:table-cell office:value-type="float" office:value="1" table:formula="of:=[.AN44]" table:style-name="ce63">
            <text:p>1</text:p>
          </table:table-cell>
          <table:table-cell office:value-type="float" office:value="1" table:formula="of:=[.AO44]" table:style-name="ce63">
            <text:p>1</text:p>
          </table:table-cell>
          <table:table-cell office:value-type="float" office:value="1" table:formula="of:=[.AP44]" table:style-name="ce63">
            <text:p>1</text:p>
          </table:table-cell>
          <table:table-cell office:value-type="float" office:value="1" table:formula="of:=[.AQ44]" table:style-name="ce63">
            <text:p>1</text:p>
          </table:table-cell>
          <table:table-cell office:value-type="float" office:value="1" table:formula="of:=[.AR44]" table:style-name="ce63">
            <text:p>1</text:p>
          </table:table-cell>
          <table:table-cell office:value-type="float" office:value="1" table:formula="of:=[.AS44]" table:style-name="ce63">
            <text:p>1</text:p>
          </table:table-cell>
          <table:table-cell office:value-type="float" office:value="1" table:formula="of:=[.AT44]" table:style-name="ce63">
            <text:p>1</text:p>
          </table:table-cell>
          <table:table-cell office:value-type="float" office:value="1" table:formula="of:=[.AU44]" table:style-name="ce63">
            <text:p>1</text:p>
          </table:table-cell>
          <table:table-cell office:value-type="float" office:value="1" table:formula="of:=[.AV44]" table:style-name="ce63">
            <text:p>1</text:p>
          </table:table-cell>
          <table:table-cell office:value-type="float" office:value="1" table:formula="of:=[.AW44]" table:style-name="ce63">
            <text:p>1</text:p>
          </table:table-cell>
          <table:table-cell office:value-type="float" office:value="1" table:formula="of:=[.AX44]" table:style-name="ce63">
            <text:p>1</text:p>
          </table:table-cell>
          <table:table-cell office:value-type="float" office:value="1" table:formula="of:=[.AY44]" table:style-name="ce63">
            <text:p>1</text:p>
          </table:table-cell>
          <table:table-cell office:value-type="float" office:value="1" table:formula="of:=[.AZ44]" table:style-name="ce63">
            <text:p>1</text:p>
          </table:table-cell>
          <table:table-cell office:value-type="float" office:value="1" table:formula="of:=[.BA44]" table:style-name="ce63">
            <text:p>1</text:p>
          </table:table-cell>
          <table:table-cell office:value-type="float" office:value="1" table:formula="of:=[.BB44]" table:style-name="ce63">
            <text:p>1</text:p>
          </table:table-cell>
          <table:table-cell office:value-type="float" office:value="1" table:formula="of:=[.BC44]" table:style-name="ce63">
            <text:p>1</text:p>
          </table:table-cell>
          <table:table-cell office:value-type="float" office:value="1" table:formula="of:=[.BD44]" table:style-name="ce63">
            <text:p>1</text:p>
          </table:table-cell>
          <table:table-cell office:value-type="float" office:value="1" table:formula="of:=[.BE44]" table:style-name="ce63">
            <text:p>1</text:p>
          </table:table-cell>
          <table:table-cell office:value-type="float" office:value="1" table:formula="of:=[.BF44]" table:style-name="ce63">
            <text:p>1</text:p>
          </table:table-cell>
          <table:table-cell office:value-type="float" office:value="1" table:formula="of:=[.BG44]" table:style-name="ce63">
            <text:p>1</text:p>
          </table:table-cell>
          <table:table-cell office:value-type="float" office:value="1" table:formula="of:=[.BH44]" table:style-name="ce63">
            <text:p>1</text:p>
          </table:table-cell>
          <table:table-cell office:value-type="float" office:value="1" table:formula="of:=[.BI44]" table:style-name="ce63">
            <text:p>1</text:p>
          </table:table-cell>
          <table:table-cell office:value-type="float" office:value="1" table:formula="of:=[.BJ44]" table:style-name="ce63">
            <text:p>1</text:p>
          </table:table-cell>
          <table:table-cell office:value-type="float" office:value="1" table:formula="of:=[.BK44]" table:style-name="ce63">
            <text:p>1</text:p>
          </table:table-cell>
          <table:table-cell office:value-type="float" office:value="1" table:formula="of:=[.BL44]" table:style-name="ce63">
            <text:p>1</text:p>
          </table:table-cell>
          <table:table-cell office:value-type="float" office:value="1" table:formula="of:=[.BM44]" table:style-name="ce63">
            <text:p>1</text:p>
          </table:table-cell>
          <table:table-cell office:value-type="float" office:value="1" table:formula="of:=[.BN44]" table:style-name="ce63">
            <text:p>1</text:p>
          </table:table-cell>
          <table:table-cell office:value-type="float" office:value="1" table:formula="of:=[.BO44]" table:style-name="ce63">
            <text:p>1</text:p>
          </table:table-cell>
          <table:table-cell office:value-type="float" office:value="1" table:formula="of:=[.BP44]" table:style-name="ce63">
            <text:p>1</text:p>
          </table:table-cell>
          <table:table-cell office:value-type="float" office:value="1" table:formula="of:=[.BQ44]" table:style-name="ce63">
            <text:p>1</text:p>
          </table:table-cell>
          <table:table-cell office:value-type="float" office:value="1" table:formula="of:=[.BR44]" table:style-name="ce63">
            <text:p>1</text:p>
          </table:table-cell>
          <table:table-cell office:value-type="float" office:value="1" table:formula="of:=[.BS44]" table:style-name="ce63">
            <text:p>1</text:p>
          </table:table-cell>
          <table:table-cell office:value-type="float" office:value="1" table:formula="of:=[.BT44]" table:style-name="ce63">
            <text:p>1</text:p>
          </table:table-cell>
          <table:table-cell office:value-type="float" office:value="1" table:formula="of:=[.BU44]" table:style-name="ce63">
            <text:p>1</text:p>
          </table:table-cell>
          <table:table-cell office:value-type="float" office:value="1" table:formula="of:=[.BV44]" table:style-name="ce63">
            <text:p>1</text:p>
          </table:table-cell>
          <table:table-cell office:value-type="float" office:value="1" table:formula="of:=[.BW44]" table:style-name="ce63">
            <text:p>1</text:p>
          </table:table-cell>
          <table:table-cell office:value-type="float" office:value="1" table:formula="of:=[.BX44]" table:style-name="ce63">
            <text:p>1</text:p>
          </table:table-cell>
          <table:table-cell office:value-type="float" office:value="1" table:formula="of:=[.BY44]" table:style-name="ce63">
            <text:p>1</text:p>
          </table:table-cell>
          <table:table-cell office:value-type="float" office:value="1" table:formula="of:=[.BZ44]" table:style-name="ce63">
            <text:p>1</text:p>
          </table:table-cell>
          <table:table-cell office:value-type="float" office:value="1" table:formula="of:=[.CA44]" table:style-name="ce63">
            <text:p>1</text:p>
          </table:table-cell>
          <table:table-cell office:value-type="float" office:value="1" table:formula="of:=[.CB44]" table:style-name="ce63">
            <text:p>1</text:p>
          </table:table-cell>
          <table:table-cell office:value-type="float" office:value="1" table:formula="of:=[.CC44]" table:style-name="ce63">
            <text:p>1</text:p>
          </table:table-cell>
          <table:table-cell office:value-type="float" office:value="1" table:formula="of:=[.CD44]" table:style-name="ce63">
            <text:p>1</text:p>
          </table:table-cell>
          <table:table-cell office:value-type="float" office:value="1" table:formula="of:=[.CE44]" table:style-name="ce63">
            <text:p>1</text:p>
          </table:table-cell>
          <table:table-cell office:value-type="float" office:value="1" table:formula="of:=[.CF44]" table:style-name="ce63">
            <text:p>1</text:p>
          </table:table-cell>
          <table:table-cell office:value-type="float" office:value="1" table:formula="of:=[.CG44]" table:style-name="ce63">
            <text:p>1</text:p>
          </table:table-cell>
          <table:table-cell office:value-type="float" office:value="1" table:formula="of:=[.CH44]" table:style-name="ce63">
            <text:p>1</text:p>
          </table:table-cell>
          <table:table-cell office:value-type="float" office:value="1" table:formula="of:=[.CI44]" table:style-name="ce63">
            <text:p>1</text:p>
          </table:table-cell>
          <table:table-cell office:value-type="float" office:value="1" table:formula="of:=[.CJ44]" table:style-name="ce63">
            <text:p>1</text:p>
          </table:table-cell>
          <table:table-cell office:value-type="float" office:value="1" table:formula="of:=[.CK44]" table:style-name="ce63">
            <text:p>1</text:p>
          </table:table-cell>
          <table:table-cell office:value-type="float" office:value="1" table:formula="of:=[.CL44]" table:style-name="ce63">
            <text:p>1</text:p>
          </table:table-cell>
          <table:table-cell office:value-type="float" office:value="1" table:formula="of:=[.CM44]" table:style-name="ce63">
            <text:p>1</text:p>
          </table:table-cell>
          <table:table-cell office:value-type="float" office:value="1" table:formula="of:=[.CN44]" table:style-name="ce63">
            <text:p>1</text:p>
          </table:table-cell>
          <table:table-cell office:value-type="float" office:value="1" table:formula="of:=[.CO44]" table:style-name="ce63">
            <text:p>1</text:p>
          </table:table-cell>
          <table:table-cell office:value-type="float" office:value="1" table:formula="of:=[.CP44]" table:style-name="ce63">
            <text:p>1</text:p>
          </table:table-cell>
          <table:table-cell office:value-type="float" office:value="1" table:formula="of:=[.CQ44]" table:style-name="ce63">
            <text:p>1</text:p>
          </table:table-cell>
          <table:table-cell office:value-type="float" office:value="1" table:formula="of:=[.CR44]" table:style-name="ce63">
            <text:p>1</text:p>
          </table:table-cell>
          <table:table-cell office:value-type="float" office:value="1" table:formula="of:=[.CS44]" table:style-name="ce63">
            <text:p>1</text:p>
          </table:table-cell>
          <table:table-cell office:value-type="float" office:value="1" table:formula="of:=[.CT44]" table:style-name="ce63">
            <text:p>1</text:p>
          </table:table-cell>
          <table:table-cell office:value-type="float" office:value="1" table:formula="of:=[.CU44]" table:style-name="ce63">
            <text:p>1</text:p>
          </table:table-cell>
          <table:table-cell office:value-type="float" office:value="1" table:formula="of:=[.CV44]" table:style-name="ce63">
            <text:p>1</text:p>
          </table:table-cell>
          <table:table-cell office:value-type="float" office:value="1" table:formula="of:=[.CW44]" table:style-name="ce63">
            <text:p>1</text:p>
          </table:table-cell>
          <table:table-cell office:value-type="float" office:value="1" table:formula="of:=[.CX44]" table:style-name="ce63">
            <text:p>1</text:p>
          </table:table-cell>
          <table:table-cell office:value-type="float" office:value="1" table:formula="of:=[.CY44]" table:style-name="ce63">
            <text:p>1</text:p>
          </table:table-cell>
          <table:table-cell office:value-type="float" office:value="1" table:formula="of:=[.CZ44]" table:style-name="ce63">
            <text:p>1</text:p>
          </table:table-cell>
          <table:table-cell office:value-type="float" office:value="1" table:formula="of:=[.DA44]" table:style-name="ce63">
            <text:p>1</text:p>
          </table:table-cell>
          <table:table-cell table:number-columns-repeated="16278"/>
        </table:table-row>
        <table:table-row table:style-name="ro3">
          <table:table-cell office:value-type="string" office:string-value="KillTrigger Script" table:formula="of:=IF([Setup.A17]&lt;&gt;&quot;&quot;;[Setup.A17];&quot;&quot;)" table:style-name="ce1">
            <text:p>KillTrigger Script</text:p>
          </table:table-cell>
          <table:table-cell table:style-name="ce56"/>
          <table:table-cell office:value-type="float" office:value="1" table:formula="of:=IF([Setup.B17]&lt;&gt;&quot;&quot;;[Setup.B17];&quot;&quot;)" table:style-name="ce1">
            <text:p>1</text:p>
          </table:table-cell>
          <table:table-cell office:value-type="float" office:value="1" table:formula="of:=[.DB45]" table:style-name="ce42">
            <text:p>1</text:p>
          </table:table-cell>
          <table:table-cell table:style-name="ce49"/>
          <table:table-cell table:style-name="ce50"/>
          <table:table-cell office:value-type="float" office:value="1" table:formula="of:=[.C45]" table:style-name="ce42">
            <text:p>1</text:p>
          </table:table-cell>
          <table:table-cell office:value-type="float" office:value="1" table:formula="of:=[.G45]" table:style-name="ce63">
            <text:p>1</text:p>
          </table:table-cell>
          <table:table-cell office:value-type="float" office:value="1" table:formula="of:=[.H45]" table:style-name="ce63">
            <text:p>1</text:p>
          </table:table-cell>
          <table:table-cell office:value-type="float" office:value="1" table:formula="of:=[.I45]" table:style-name="ce63">
            <text:p>1</text:p>
          </table:table-cell>
          <table:table-cell office:value-type="float" office:value="1" table:formula="of:=[.J45]" table:style-name="ce63">
            <text:p>1</text:p>
          </table:table-cell>
          <table:table-cell office:value-type="float" office:value="1" table:formula="of:=[.K45]" table:style-name="ce63">
            <text:p>1</text:p>
          </table:table-cell>
          <table:table-cell office:value-type="float" office:value="1" table:formula="of:=[.L45]" table:style-name="ce63">
            <text:p>1</text:p>
          </table:table-cell>
          <table:table-cell office:value-type="float" office:value="1" table:formula="of:=[.M45]" table:style-name="ce63">
            <text:p>1</text:p>
          </table:table-cell>
          <table:table-cell office:value-type="float" office:value="1" table:formula="of:=[.N45]" table:style-name="ce63">
            <text:p>1</text:p>
          </table:table-cell>
          <table:table-cell office:value-type="float" office:value="1" table:formula="of:=[.O45]" table:style-name="ce63">
            <text:p>1</text:p>
          </table:table-cell>
          <table:table-cell office:value-type="float" office:value="1" table:formula="of:=[.P45]" table:style-name="ce63">
            <text:p>1</text:p>
          </table:table-cell>
          <table:table-cell office:value-type="float" office:value="1" table:formula="of:=[.Q45]" table:style-name="ce63">
            <text:p>1</text:p>
          </table:table-cell>
          <table:table-cell office:value-type="float" office:value="1" table:formula="of:=[.R45]" table:style-name="ce63">
            <text:p>1</text:p>
          </table:table-cell>
          <table:table-cell office:value-type="float" office:value="1" table:formula="of:=[.S45]" table:style-name="ce63">
            <text:p>1</text:p>
          </table:table-cell>
          <table:table-cell office:value-type="float" office:value="1" table:formula="of:=[.T45]" table:style-name="ce63">
            <text:p>1</text:p>
          </table:table-cell>
          <table:table-cell office:value-type="float" office:value="1" table:formula="of:=[.U45]" table:style-name="ce63">
            <text:p>1</text:p>
          </table:table-cell>
          <table:table-cell office:value-type="float" office:value="1" table:formula="of:=[.V45]" table:style-name="ce63">
            <text:p>1</text:p>
          </table:table-cell>
          <table:table-cell office:value-type="float" office:value="1" table:formula="of:=[.W45]" table:style-name="ce63">
            <text:p>1</text:p>
          </table:table-cell>
          <table:table-cell office:value-type="float" office:value="1" table:formula="of:=[.X45]" table:style-name="ce63">
            <text:p>1</text:p>
          </table:table-cell>
          <table:table-cell office:value-type="float" office:value="1" table:formula="of:=[.Y45]" table:style-name="ce63">
            <text:p>1</text:p>
          </table:table-cell>
          <table:table-cell office:value-type="float" office:value="1" table:formula="of:=[.Z45]" table:style-name="ce63">
            <text:p>1</text:p>
          </table:table-cell>
          <table:table-cell office:value-type="float" office:value="1" table:formula="of:=[.AA45]" table:style-name="ce63">
            <text:p>1</text:p>
          </table:table-cell>
          <table:table-cell office:value-type="float" office:value="1" table:formula="of:=[.AB45]" table:style-name="ce63">
            <text:p>1</text:p>
          </table:table-cell>
          <table:table-cell office:value-type="float" office:value="1" table:formula="of:=[.AC45]" table:style-name="ce63">
            <text:p>1</text:p>
          </table:table-cell>
          <table:table-cell office:value-type="float" office:value="1" table:formula="of:=[.AD45]" table:style-name="ce63">
            <text:p>1</text:p>
          </table:table-cell>
          <table:table-cell office:value-type="float" office:value="1" table:formula="of:=[.AE45]" table:style-name="ce63">
            <text:p>1</text:p>
          </table:table-cell>
          <table:table-cell office:value-type="float" office:value="1" table:formula="of:=[.AF45]" table:style-name="ce63">
            <text:p>1</text:p>
          </table:table-cell>
          <table:table-cell office:value-type="float" office:value="1" table:formula="of:=[.AG45]" table:style-name="ce63">
            <text:p>1</text:p>
          </table:table-cell>
          <table:table-cell office:value-type="float" office:value="1" table:formula="of:=[.AH45]" table:style-name="ce63">
            <text:p>1</text:p>
          </table:table-cell>
          <table:table-cell office:value-type="float" office:value="1" table:formula="of:=[.AI45]" table:style-name="ce63">
            <text:p>1</text:p>
          </table:table-cell>
          <table:table-cell office:value-type="float" office:value="1" table:formula="of:=[.AJ45]" table:style-name="ce63">
            <text:p>1</text:p>
          </table:table-cell>
          <table:table-cell office:value-type="float" office:value="1" table:formula="of:=[.AK45]" table:style-name="ce63">
            <text:p>1</text:p>
          </table:table-cell>
          <table:table-cell office:value-type="float" office:value="1" table:formula="of:=[.AL45]" table:style-name="ce63">
            <text:p>1</text:p>
          </table:table-cell>
          <table:table-cell office:value-type="float" office:value="1" table:formula="of:=[.AM45]" table:style-name="ce63">
            <text:p>1</text:p>
          </table:table-cell>
          <table:table-cell office:value-type="float" office:value="1" table:formula="of:=[.AN45]" table:style-name="ce63">
            <text:p>1</text:p>
          </table:table-cell>
          <table:table-cell office:value-type="float" office:value="1" table:formula="of:=[.AO45]" table:style-name="ce63">
            <text:p>1</text:p>
          </table:table-cell>
          <table:table-cell office:value-type="float" office:value="1" table:formula="of:=[.AP45]" table:style-name="ce63">
            <text:p>1</text:p>
          </table:table-cell>
          <table:table-cell office:value-type="float" office:value="1" table:formula="of:=[.AQ45]" table:style-name="ce63">
            <text:p>1</text:p>
          </table:table-cell>
          <table:table-cell office:value-type="float" office:value="1" table:formula="of:=[.AR45]" table:style-name="ce63">
            <text:p>1</text:p>
          </table:table-cell>
          <table:table-cell office:value-type="float" office:value="1" table:formula="of:=[.AS45]" table:style-name="ce63">
            <text:p>1</text:p>
          </table:table-cell>
          <table:table-cell office:value-type="float" office:value="1" table:formula="of:=[.AT45]" table:style-name="ce63">
            <text:p>1</text:p>
          </table:table-cell>
          <table:table-cell office:value-type="float" office:value="1" table:formula="of:=[.AU45]" table:style-name="ce63">
            <text:p>1</text:p>
          </table:table-cell>
          <table:table-cell office:value-type="float" office:value="1" table:formula="of:=[.AV45]" table:style-name="ce63">
            <text:p>1</text:p>
          </table:table-cell>
          <table:table-cell office:value-type="float" office:value="1" table:formula="of:=[.AW45]" table:style-name="ce63">
            <text:p>1</text:p>
          </table:table-cell>
          <table:table-cell office:value-type="float" office:value="1" table:formula="of:=[.AX45]" table:style-name="ce63">
            <text:p>1</text:p>
          </table:table-cell>
          <table:table-cell office:value-type="float" office:value="1" table:formula="of:=[.AY45]" table:style-name="ce63">
            <text:p>1</text:p>
          </table:table-cell>
          <table:table-cell office:value-type="float" office:value="1" table:formula="of:=[.AZ45]" table:style-name="ce63">
            <text:p>1</text:p>
          </table:table-cell>
          <table:table-cell office:value-type="float" office:value="1" table:formula="of:=[.BA45]" table:style-name="ce63">
            <text:p>1</text:p>
          </table:table-cell>
          <table:table-cell office:value-type="float" office:value="1" table:formula="of:=[.BB45]" table:style-name="ce63">
            <text:p>1</text:p>
          </table:table-cell>
          <table:table-cell office:value-type="float" office:value="1" table:formula="of:=[.BC45]" table:style-name="ce63">
            <text:p>1</text:p>
          </table:table-cell>
          <table:table-cell office:value-type="float" office:value="1" table:formula="of:=[.BD45]" table:style-name="ce63">
            <text:p>1</text:p>
          </table:table-cell>
          <table:table-cell office:value-type="float" office:value="1" table:formula="of:=[.BE45]" table:style-name="ce63">
            <text:p>1</text:p>
          </table:table-cell>
          <table:table-cell office:value-type="float" office:value="1" table:formula="of:=[.BF45]" table:style-name="ce63">
            <text:p>1</text:p>
          </table:table-cell>
          <table:table-cell office:value-type="float" office:value="1" table:formula="of:=[.BG45]" table:style-name="ce63">
            <text:p>1</text:p>
          </table:table-cell>
          <table:table-cell office:value-type="float" office:value="1" table:formula="of:=[.BH45]" table:style-name="ce63">
            <text:p>1</text:p>
          </table:table-cell>
          <table:table-cell office:value-type="float" office:value="1" table:formula="of:=[.BI45]" table:style-name="ce63">
            <text:p>1</text:p>
          </table:table-cell>
          <table:table-cell office:value-type="float" office:value="1" table:formula="of:=[.BJ45]" table:style-name="ce63">
            <text:p>1</text:p>
          </table:table-cell>
          <table:table-cell office:value-type="float" office:value="1" table:formula="of:=[.BK45]" table:style-name="ce63">
            <text:p>1</text:p>
          </table:table-cell>
          <table:table-cell office:value-type="float" office:value="1" table:formula="of:=[.BL45]" table:style-name="ce63">
            <text:p>1</text:p>
          </table:table-cell>
          <table:table-cell office:value-type="float" office:value="1" table:formula="of:=[.BM45]" table:style-name="ce63">
            <text:p>1</text:p>
          </table:table-cell>
          <table:table-cell office:value-type="float" office:value="1" table:formula="of:=[.BN45]" table:style-name="ce63">
            <text:p>1</text:p>
          </table:table-cell>
          <table:table-cell office:value-type="float" office:value="1" table:formula="of:=[.BO45]" table:style-name="ce63">
            <text:p>1</text:p>
          </table:table-cell>
          <table:table-cell office:value-type="float" office:value="1" table:formula="of:=[.BP45]" table:style-name="ce63">
            <text:p>1</text:p>
          </table:table-cell>
          <table:table-cell office:value-type="float" office:value="1" table:formula="of:=[.BQ45]" table:style-name="ce63">
            <text:p>1</text:p>
          </table:table-cell>
          <table:table-cell office:value-type="float" office:value="1" table:formula="of:=[.BR45]" table:style-name="ce63">
            <text:p>1</text:p>
          </table:table-cell>
          <table:table-cell office:value-type="float" office:value="1" table:formula="of:=[.BS45]" table:style-name="ce63">
            <text:p>1</text:p>
          </table:table-cell>
          <table:table-cell office:value-type="float" office:value="1" table:formula="of:=[.BT45]" table:style-name="ce63">
            <text:p>1</text:p>
          </table:table-cell>
          <table:table-cell office:value-type="float" office:value="1" table:formula="of:=[.BU45]" table:style-name="ce63">
            <text:p>1</text:p>
          </table:table-cell>
          <table:table-cell office:value-type="float" office:value="1" table:formula="of:=[.BV45]" table:style-name="ce63">
            <text:p>1</text:p>
          </table:table-cell>
          <table:table-cell office:value-type="float" office:value="1" table:formula="of:=[.BW45]" table:style-name="ce63">
            <text:p>1</text:p>
          </table:table-cell>
          <table:table-cell office:value-type="float" office:value="1" table:formula="of:=[.BX45]" table:style-name="ce63">
            <text:p>1</text:p>
          </table:table-cell>
          <table:table-cell office:value-type="float" office:value="1" table:formula="of:=[.BY45]" table:style-name="ce63">
            <text:p>1</text:p>
          </table:table-cell>
          <table:table-cell office:value-type="float" office:value="1" table:formula="of:=[.BZ45]" table:style-name="ce63">
            <text:p>1</text:p>
          </table:table-cell>
          <table:table-cell office:value-type="float" office:value="1" table:formula="of:=[.CA45]" table:style-name="ce63">
            <text:p>1</text:p>
          </table:table-cell>
          <table:table-cell office:value-type="float" office:value="1" table:formula="of:=[.CB45]" table:style-name="ce63">
            <text:p>1</text:p>
          </table:table-cell>
          <table:table-cell office:value-type="float" office:value="1" table:formula="of:=[.CC45]" table:style-name="ce63">
            <text:p>1</text:p>
          </table:table-cell>
          <table:table-cell office:value-type="float" office:value="1" table:formula="of:=[.CD45]" table:style-name="ce63">
            <text:p>1</text:p>
          </table:table-cell>
          <table:table-cell office:value-type="float" office:value="1" table:formula="of:=[.CE45]" table:style-name="ce63">
            <text:p>1</text:p>
          </table:table-cell>
          <table:table-cell office:value-type="float" office:value="1" table:formula="of:=[.CF45]" table:style-name="ce63">
            <text:p>1</text:p>
          </table:table-cell>
          <table:table-cell office:value-type="float" office:value="1" table:formula="of:=[.CG45]" table:style-name="ce63">
            <text:p>1</text:p>
          </table:table-cell>
          <table:table-cell office:value-type="float" office:value="1" table:formula="of:=[.CH45]" table:style-name="ce63">
            <text:p>1</text:p>
          </table:table-cell>
          <table:table-cell office:value-type="float" office:value="1" table:formula="of:=[.CI45]" table:style-name="ce63">
            <text:p>1</text:p>
          </table:table-cell>
          <table:table-cell office:value-type="float" office:value="1" table:formula="of:=[.CJ45]" table:style-name="ce63">
            <text:p>1</text:p>
          </table:table-cell>
          <table:table-cell office:value-type="float" office:value="1" table:formula="of:=[.CK45]" table:style-name="ce63">
            <text:p>1</text:p>
          </table:table-cell>
          <table:table-cell office:value-type="float" office:value="1" table:formula="of:=[.CL45]" table:style-name="ce63">
            <text:p>1</text:p>
          </table:table-cell>
          <table:table-cell office:value-type="float" office:value="1" table:formula="of:=[.CM45]" table:style-name="ce63">
            <text:p>1</text:p>
          </table:table-cell>
          <table:table-cell office:value-type="float" office:value="1" table:formula="of:=[.CN45]" table:style-name="ce63">
            <text:p>1</text:p>
          </table:table-cell>
          <table:table-cell office:value-type="float" office:value="1" table:formula="of:=[.CO45]" table:style-name="ce63">
            <text:p>1</text:p>
          </table:table-cell>
          <table:table-cell office:value-type="float" office:value="1" table:formula="of:=[.CP45]" table:style-name="ce63">
            <text:p>1</text:p>
          </table:table-cell>
          <table:table-cell office:value-type="float" office:value="1" table:formula="of:=[.CQ45]" table:style-name="ce63">
            <text:p>1</text:p>
          </table:table-cell>
          <table:table-cell office:value-type="float" office:value="1" table:formula="of:=[.CR45]" table:style-name="ce63">
            <text:p>1</text:p>
          </table:table-cell>
          <table:table-cell office:value-type="float" office:value="1" table:formula="of:=[.CS45]" table:style-name="ce63">
            <text:p>1</text:p>
          </table:table-cell>
          <table:table-cell office:value-type="float" office:value="1" table:formula="of:=[.CT45]" table:style-name="ce63">
            <text:p>1</text:p>
          </table:table-cell>
          <table:table-cell office:value-type="float" office:value="1" table:formula="of:=[.CU45]" table:style-name="ce63">
            <text:p>1</text:p>
          </table:table-cell>
          <table:table-cell office:value-type="float" office:value="1" table:formula="of:=[.CV45]" table:style-name="ce63">
            <text:p>1</text:p>
          </table:table-cell>
          <table:table-cell office:value-type="float" office:value="1" table:formula="of:=[.CW45]" table:style-name="ce63">
            <text:p>1</text:p>
          </table:table-cell>
          <table:table-cell office:value-type="float" office:value="1" table:formula="of:=[.CX45]" table:style-name="ce63">
            <text:p>1</text:p>
          </table:table-cell>
          <table:table-cell office:value-type="float" office:value="1" table:formula="of:=[.CY45]" table:style-name="ce63">
            <text:p>1</text:p>
          </table:table-cell>
          <table:table-cell office:value-type="float" office:value="1" table:formula="of:=[.CZ45]" table:style-name="ce63">
            <text:p>1</text:p>
          </table:table-cell>
          <table:table-cell office:value-type="float" office:value="1" table:formula="of:=[.DA45]" table:style-name="ce63">
            <text:p>1</text:p>
          </table:table-cell>
          <table:table-cell table:number-columns-repeated="16278"/>
        </table:table-row>
        <table:table-row table:style-name="ro3">
          <table:table-cell office:value-type="string" office:string-value="EndLevelTrigger Script" table:formula="of:=IF([Setup.A18]&lt;&gt;&quot;&quot;;[Setup.A18];&quot;&quot;)" table:style-name="ce1">
            <text:p>EndLevelTrigger Script</text:p>
          </table:table-cell>
          <table:table-cell table:style-name="ce56"/>
          <table:table-cell office:value-type="float" office:value="1" table:formula="of:=IF([Setup.B18]&lt;&gt;&quot;&quot;;[Setup.B18];&quot;&quot;)" table:style-name="ce1">
            <text:p>1</text:p>
          </table:table-cell>
          <table:table-cell office:value-type="float" office:value="1" table:formula="of:=[.DB46]" table:style-name="ce42">
            <text:p>1</text:p>
          </table:table-cell>
          <table:table-cell table:style-name="ce49"/>
          <table:table-cell table:style-name="ce50"/>
          <table:table-cell office:value-type="float" office:value="1" table:formula="of:=[.C46]" table:style-name="ce42">
            <text:p>1</text:p>
          </table:table-cell>
          <table:table-cell office:value-type="float" office:value="1" table:formula="of:=[.G46]" table:style-name="ce63">
            <text:p>1</text:p>
          </table:table-cell>
          <table:table-cell office:value-type="float" office:value="1" table:formula="of:=[.H46]" table:style-name="ce63">
            <text:p>1</text:p>
          </table:table-cell>
          <table:table-cell office:value-type="float" office:value="1" table:formula="of:=[.I46]" table:style-name="ce63">
            <text:p>1</text:p>
          </table:table-cell>
          <table:table-cell office:value-type="float" office:value="1" table:formula="of:=[.J46]" table:style-name="ce63">
            <text:p>1</text:p>
          </table:table-cell>
          <table:table-cell office:value-type="float" office:value="1" table:formula="of:=[.K46]" table:style-name="ce63">
            <text:p>1</text:p>
          </table:table-cell>
          <table:table-cell office:value-type="float" office:value="1" table:formula="of:=[.L46]" table:style-name="ce63">
            <text:p>1</text:p>
          </table:table-cell>
          <table:table-cell office:value-type="float" office:value="1" table:formula="of:=[.M46]" table:style-name="ce63">
            <text:p>1</text:p>
          </table:table-cell>
          <table:table-cell office:value-type="float" office:value="1" table:formula="of:=[.N46]" table:style-name="ce63">
            <text:p>1</text:p>
          </table:table-cell>
          <table:table-cell office:value-type="float" office:value="1" table:formula="of:=[.O46]" table:style-name="ce63">
            <text:p>1</text:p>
          </table:table-cell>
          <table:table-cell office:value-type="float" office:value="1" table:formula="of:=[.P46]" table:style-name="ce63">
            <text:p>1</text:p>
          </table:table-cell>
          <table:table-cell office:value-type="float" office:value="1" table:formula="of:=[.Q46]" table:style-name="ce63">
            <text:p>1</text:p>
          </table:table-cell>
          <table:table-cell office:value-type="float" office:value="1" table:formula="of:=[.R46]" table:style-name="ce63">
            <text:p>1</text:p>
          </table:table-cell>
          <table:table-cell office:value-type="float" office:value="1" table:formula="of:=[.S46]" table:style-name="ce63">
            <text:p>1</text:p>
          </table:table-cell>
          <table:table-cell office:value-type="float" office:value="1" table:formula="of:=[.T46]" table:style-name="ce63">
            <text:p>1</text:p>
          </table:table-cell>
          <table:table-cell office:value-type="float" office:value="1" table:formula="of:=[.U46]" table:style-name="ce63">
            <text:p>1</text:p>
          </table:table-cell>
          <table:table-cell office:value-type="float" office:value="1" table:formula="of:=[.V46]" table:style-name="ce63">
            <text:p>1</text:p>
          </table:table-cell>
          <table:table-cell office:value-type="float" office:value="1" table:formula="of:=[.W46]" table:style-name="ce63">
            <text:p>1</text:p>
          </table:table-cell>
          <table:table-cell office:value-type="float" office:value="1" table:formula="of:=[.X46]" table:style-name="ce63">
            <text:p>1</text:p>
          </table:table-cell>
          <table:table-cell office:value-type="float" office:value="1" table:formula="of:=[.Y46]" table:style-name="ce63">
            <text:p>1</text:p>
          </table:table-cell>
          <table:table-cell office:value-type="float" office:value="1" table:formula="of:=[.Z46]" table:style-name="ce63">
            <text:p>1</text:p>
          </table:table-cell>
          <table:table-cell office:value-type="float" office:value="1" table:formula="of:=[.AA46]" table:style-name="ce63">
            <text:p>1</text:p>
          </table:table-cell>
          <table:table-cell office:value-type="float" office:value="1" table:formula="of:=[.AB46]" table:style-name="ce63">
            <text:p>1</text:p>
          </table:table-cell>
          <table:table-cell office:value-type="float" office:value="1" table:formula="of:=[.AC46]" table:style-name="ce63">
            <text:p>1</text:p>
          </table:table-cell>
          <table:table-cell office:value-type="float" office:value="1" table:formula="of:=[.AD46]" table:style-name="ce63">
            <text:p>1</text:p>
          </table:table-cell>
          <table:table-cell office:value-type="float" office:value="1" table:formula="of:=[.AE46]" table:style-name="ce63">
            <text:p>1</text:p>
          </table:table-cell>
          <table:table-cell office:value-type="float" office:value="1" table:formula="of:=[.AF46]" table:style-name="ce63">
            <text:p>1</text:p>
          </table:table-cell>
          <table:table-cell office:value-type="float" office:value="1" table:formula="of:=[.AG46]" table:style-name="ce63">
            <text:p>1</text:p>
          </table:table-cell>
          <table:table-cell office:value-type="float" office:value="1" table:formula="of:=[.AH46]" table:style-name="ce63">
            <text:p>1</text:p>
          </table:table-cell>
          <table:table-cell office:value-type="float" office:value="1" table:formula="of:=[.AI46]" table:style-name="ce63">
            <text:p>1</text:p>
          </table:table-cell>
          <table:table-cell office:value-type="float" office:value="1" table:formula="of:=[.AJ46]" table:style-name="ce63">
            <text:p>1</text:p>
          </table:table-cell>
          <table:table-cell office:value-type="float" office:value="1" table:formula="of:=[.AK46]" table:style-name="ce63">
            <text:p>1</text:p>
          </table:table-cell>
          <table:table-cell office:value-type="float" office:value="1" table:formula="of:=[.AL46]" table:style-name="ce63">
            <text:p>1</text:p>
          </table:table-cell>
          <table:table-cell office:value-type="float" office:value="1" table:formula="of:=[.AM46]" table:style-name="ce63">
            <text:p>1</text:p>
          </table:table-cell>
          <table:table-cell office:value-type="float" office:value="1" table:formula="of:=[.AN46]" table:style-name="ce63">
            <text:p>1</text:p>
          </table:table-cell>
          <table:table-cell office:value-type="float" office:value="1" table:formula="of:=[.AO46]" table:style-name="ce63">
            <text:p>1</text:p>
          </table:table-cell>
          <table:table-cell office:value-type="float" office:value="1" table:formula="of:=[.AP46]" table:style-name="ce63">
            <text:p>1</text:p>
          </table:table-cell>
          <table:table-cell office:value-type="float" office:value="1" table:formula="of:=[.AQ46]" table:style-name="ce63">
            <text:p>1</text:p>
          </table:table-cell>
          <table:table-cell office:value-type="float" office:value="1" table:formula="of:=[.AR46]" table:style-name="ce63">
            <text:p>1</text:p>
          </table:table-cell>
          <table:table-cell office:value-type="float" office:value="1" table:formula="of:=[.AS46]" table:style-name="ce63">
            <text:p>1</text:p>
          </table:table-cell>
          <table:table-cell office:value-type="float" office:value="1" table:formula="of:=[.AT46]" table:style-name="ce63">
            <text:p>1</text:p>
          </table:table-cell>
          <table:table-cell office:value-type="float" office:value="1" table:formula="of:=[.AU46]" table:style-name="ce63">
            <text:p>1</text:p>
          </table:table-cell>
          <table:table-cell office:value-type="float" office:value="1" table:formula="of:=[.AV46]" table:style-name="ce63">
            <text:p>1</text:p>
          </table:table-cell>
          <table:table-cell office:value-type="float" office:value="1" table:formula="of:=[.AW46]" table:style-name="ce63">
            <text:p>1</text:p>
          </table:table-cell>
          <table:table-cell office:value-type="float" office:value="1" table:formula="of:=[.AX46]" table:style-name="ce63">
            <text:p>1</text:p>
          </table:table-cell>
          <table:table-cell office:value-type="float" office:value="1" table:formula="of:=[.AY46]" table:style-name="ce63">
            <text:p>1</text:p>
          </table:table-cell>
          <table:table-cell office:value-type="float" office:value="1" table:formula="of:=[.AZ46]" table:style-name="ce63">
            <text:p>1</text:p>
          </table:table-cell>
          <table:table-cell office:value-type="float" office:value="1" table:formula="of:=[.BA46]" table:style-name="ce63">
            <text:p>1</text:p>
          </table:table-cell>
          <table:table-cell office:value-type="float" office:value="1" table:formula="of:=[.BB46]" table:style-name="ce63">
            <text:p>1</text:p>
          </table:table-cell>
          <table:table-cell office:value-type="float" office:value="1" table:formula="of:=[.BC46]" table:style-name="ce63">
            <text:p>1</text:p>
          </table:table-cell>
          <table:table-cell office:value-type="float" office:value="1" table:formula="of:=[.BD46]" table:style-name="ce63">
            <text:p>1</text:p>
          </table:table-cell>
          <table:table-cell office:value-type="float" office:value="1" table:formula="of:=[.BE46]" table:style-name="ce63">
            <text:p>1</text:p>
          </table:table-cell>
          <table:table-cell office:value-type="float" office:value="1" table:formula="of:=[.BF46]" table:style-name="ce63">
            <text:p>1</text:p>
          </table:table-cell>
          <table:table-cell office:value-type="float" office:value="1" table:formula="of:=[.BG46]" table:style-name="ce63">
            <text:p>1</text:p>
          </table:table-cell>
          <table:table-cell office:value-type="float" office:value="1" table:formula="of:=[.BH46]" table:style-name="ce63">
            <text:p>1</text:p>
          </table:table-cell>
          <table:table-cell office:value-type="float" office:value="1" table:formula="of:=[.BI46]" table:style-name="ce63">
            <text:p>1</text:p>
          </table:table-cell>
          <table:table-cell office:value-type="float" office:value="1" table:formula="of:=[.BJ46]" table:style-name="ce63">
            <text:p>1</text:p>
          </table:table-cell>
          <table:table-cell office:value-type="float" office:value="1" table:formula="of:=[.BK46]" table:style-name="ce63">
            <text:p>1</text:p>
          </table:table-cell>
          <table:table-cell office:value-type="float" office:value="1" table:formula="of:=[.BL46]" table:style-name="ce63">
            <text:p>1</text:p>
          </table:table-cell>
          <table:table-cell office:value-type="float" office:value="1" table:formula="of:=[.BM46]" table:style-name="ce63">
            <text:p>1</text:p>
          </table:table-cell>
          <table:table-cell office:value-type="float" office:value="1" table:formula="of:=[.BN46]" table:style-name="ce63">
            <text:p>1</text:p>
          </table:table-cell>
          <table:table-cell office:value-type="float" office:value="1" table:formula="of:=[.BO46]" table:style-name="ce63">
            <text:p>1</text:p>
          </table:table-cell>
          <table:table-cell office:value-type="float" office:value="1" table:formula="of:=[.BP46]" table:style-name="ce63">
            <text:p>1</text:p>
          </table:table-cell>
          <table:table-cell office:value-type="float" office:value="1" table:formula="of:=[.BQ46]" table:style-name="ce63">
            <text:p>1</text:p>
          </table:table-cell>
          <table:table-cell office:value-type="float" office:value="1" table:formula="of:=[.BR46]" table:style-name="ce63">
            <text:p>1</text:p>
          </table:table-cell>
          <table:table-cell office:value-type="float" office:value="1" table:formula="of:=[.BS46]" table:style-name="ce63">
            <text:p>1</text:p>
          </table:table-cell>
          <table:table-cell office:value-type="float" office:value="1" table:formula="of:=[.BT46]" table:style-name="ce63">
            <text:p>1</text:p>
          </table:table-cell>
          <table:table-cell office:value-type="float" office:value="1" table:formula="of:=[.BU46]" table:style-name="ce63">
            <text:p>1</text:p>
          </table:table-cell>
          <table:table-cell office:value-type="float" office:value="1" table:formula="of:=[.BV46]" table:style-name="ce63">
            <text:p>1</text:p>
          </table:table-cell>
          <table:table-cell office:value-type="float" office:value="1" table:formula="of:=[.BW46]" table:style-name="ce63">
            <text:p>1</text:p>
          </table:table-cell>
          <table:table-cell office:value-type="float" office:value="1" table:formula="of:=[.BX46]" table:style-name="ce63">
            <text:p>1</text:p>
          </table:table-cell>
          <table:table-cell office:value-type="float" office:value="1" table:formula="of:=[.BY46]" table:style-name="ce63">
            <text:p>1</text:p>
          </table:table-cell>
          <table:table-cell office:value-type="float" office:value="1" table:formula="of:=[.BZ46]" table:style-name="ce63">
            <text:p>1</text:p>
          </table:table-cell>
          <table:table-cell office:value-type="float" office:value="1" table:formula="of:=[.CA46]" table:style-name="ce63">
            <text:p>1</text:p>
          </table:table-cell>
          <table:table-cell office:value-type="float" office:value="1" table:formula="of:=[.CB46]" table:style-name="ce63">
            <text:p>1</text:p>
          </table:table-cell>
          <table:table-cell office:value-type="float" office:value="1" table:formula="of:=[.CC46]" table:style-name="ce63">
            <text:p>1</text:p>
          </table:table-cell>
          <table:table-cell office:value-type="float" office:value="1" table:formula="of:=[.CD46]" table:style-name="ce63">
            <text:p>1</text:p>
          </table:table-cell>
          <table:table-cell office:value-type="float" office:value="1" table:formula="of:=[.CE46]" table:style-name="ce63">
            <text:p>1</text:p>
          </table:table-cell>
          <table:table-cell office:value-type="float" office:value="1" table:formula="of:=[.CF46]" table:style-name="ce63">
            <text:p>1</text:p>
          </table:table-cell>
          <table:table-cell office:value-type="float" office:value="1" table:formula="of:=[.CG46]" table:style-name="ce63">
            <text:p>1</text:p>
          </table:table-cell>
          <table:table-cell office:value-type="float" office:value="1" table:formula="of:=[.CH46]" table:style-name="ce63">
            <text:p>1</text:p>
          </table:table-cell>
          <table:table-cell office:value-type="float" office:value="1" table:formula="of:=[.CI46]" table:style-name="ce63">
            <text:p>1</text:p>
          </table:table-cell>
          <table:table-cell office:value-type="float" office:value="1" table:formula="of:=[.CJ46]" table:style-name="ce63">
            <text:p>1</text:p>
          </table:table-cell>
          <table:table-cell office:value-type="float" office:value="1" table:formula="of:=[.CK46]" table:style-name="ce63">
            <text:p>1</text:p>
          </table:table-cell>
          <table:table-cell office:value-type="float" office:value="1" table:formula="of:=[.CL46]" table:style-name="ce63">
            <text:p>1</text:p>
          </table:table-cell>
          <table:table-cell office:value-type="float" office:value="1" table:formula="of:=[.CM46]" table:style-name="ce63">
            <text:p>1</text:p>
          </table:table-cell>
          <table:table-cell office:value-type="float" office:value="1" table:formula="of:=[.CN46]" table:style-name="ce63">
            <text:p>1</text:p>
          </table:table-cell>
          <table:table-cell office:value-type="float" office:value="1" table:formula="of:=[.CO46]" table:style-name="ce63">
            <text:p>1</text:p>
          </table:table-cell>
          <table:table-cell office:value-type="float" office:value="1" table:formula="of:=[.CP46]" table:style-name="ce63">
            <text:p>1</text:p>
          </table:table-cell>
          <table:table-cell office:value-type="float" office:value="1" table:formula="of:=[.CQ46]" table:style-name="ce63">
            <text:p>1</text:p>
          </table:table-cell>
          <table:table-cell office:value-type="float" office:value="1" table:formula="of:=[.CR46]" table:style-name="ce63">
            <text:p>1</text:p>
          </table:table-cell>
          <table:table-cell office:value-type="float" office:value="1" table:formula="of:=[.CS46]" table:style-name="ce63">
            <text:p>1</text:p>
          </table:table-cell>
          <table:table-cell office:value-type="float" office:value="1" table:formula="of:=[.CT46]" table:style-name="ce63">
            <text:p>1</text:p>
          </table:table-cell>
          <table:table-cell office:value-type="float" office:value="1" table:formula="of:=[.CU46]" table:style-name="ce63">
            <text:p>1</text:p>
          </table:table-cell>
          <table:table-cell office:value-type="float" office:value="1" table:formula="of:=[.CV46]" table:style-name="ce63">
            <text:p>1</text:p>
          </table:table-cell>
          <table:table-cell office:value-type="float" office:value="1" table:formula="of:=[.CW46]" table:style-name="ce63">
            <text:p>1</text:p>
          </table:table-cell>
          <table:table-cell office:value-type="float" office:value="1" table:formula="of:=[.CX46]" table:style-name="ce63">
            <text:p>1</text:p>
          </table:table-cell>
          <table:table-cell office:value-type="float" office:value="1" table:formula="of:=[.CY46]" table:style-name="ce63">
            <text:p>1</text:p>
          </table:table-cell>
          <table:table-cell office:value-type="float" office:value="1" table:formula="of:=[.CZ46]" table:style-name="ce63">
            <text:p>1</text:p>
          </table:table-cell>
          <table:table-cell office:value-type="float" office:value="1" table:formula="of:=[.DA46]" table:style-name="ce63">
            <text:p>1</text:p>
          </table:table-cell>
          <table:table-cell table:number-columns-repeated="16278"/>
        </table:table-row>
        <table:table-row table:style-name="ro3">
          <table:table-cell office:value-type="string" office:string-value="GameManger Script" table:formula="of:=IF([Setup.A19]&lt;&gt;&quot;&quot;;[Setup.A19];&quot;&quot;)" table:style-name="ce1">
            <text:p>GameManger Script</text:p>
          </table:table-cell>
          <table:table-cell table:style-name="ce56"/>
          <table:table-cell office:value-type="float" office:value="3" table:formula="of:=IF([Setup.B19]&lt;&gt;&quot;&quot;;[Setup.B19];&quot;&quot;)" table:style-name="ce1">
            <text:p>3</text:p>
          </table:table-cell>
          <table:table-cell office:value-type="float" office:value="3" table:formula="of:=[.DB47]" table:style-name="ce42">
            <text:p>3</text:p>
          </table:table-cell>
          <table:table-cell table:style-name="ce49"/>
          <table:table-cell table:style-name="ce50"/>
          <table:table-cell office:value-type="float" office:value="3" table:formula="of:=[.C47]" table:style-name="ce42">
            <text:p>3</text:p>
          </table:table-cell>
          <table:table-cell office:value-type="float" office:value="3" table:formula="of:=[.G47]" table:style-name="ce63">
            <text:p>3</text:p>
          </table:table-cell>
          <table:table-cell office:value-type="float" office:value="3" table:formula="of:=[.H47]" table:style-name="ce63">
            <text:p>3</text:p>
          </table:table-cell>
          <table:table-cell office:value-type="float" office:value="3" table:formula="of:=[.I47]" table:style-name="ce63">
            <text:p>3</text:p>
          </table:table-cell>
          <table:table-cell office:value-type="float" office:value="3" table:formula="of:=[.J47]" table:style-name="ce63">
            <text:p>3</text:p>
          </table:table-cell>
          <table:table-cell office:value-type="float" office:value="3" table:formula="of:=[.K47]" table:style-name="ce63">
            <text:p>3</text:p>
          </table:table-cell>
          <table:table-cell office:value-type="float" office:value="3" table:formula="of:=[.L47]" table:style-name="ce63">
            <text:p>3</text:p>
          </table:table-cell>
          <table:table-cell office:value-type="float" office:value="3" table:formula="of:=[.M47]" table:style-name="ce63">
            <text:p>3</text:p>
          </table:table-cell>
          <table:table-cell office:value-type="float" office:value="3" table:formula="of:=[.N47]" table:style-name="ce63">
            <text:p>3</text:p>
          </table:table-cell>
          <table:table-cell office:value-type="float" office:value="3" table:formula="of:=[.O47]" table:style-name="ce63">
            <text:p>3</text:p>
          </table:table-cell>
          <table:table-cell office:value-type="float" office:value="3" table:formula="of:=[.P47]" table:style-name="ce63">
            <text:p>3</text:p>
          </table:table-cell>
          <table:table-cell office:value-type="float" office:value="3" table:formula="of:=[.Q47]" table:style-name="ce63">
            <text:p>3</text:p>
          </table:table-cell>
          <table:table-cell office:value-type="float" office:value="3" table:formula="of:=[.R47]" table:style-name="ce63">
            <text:p>3</text:p>
          </table:table-cell>
          <table:table-cell office:value-type="float" office:value="3" table:formula="of:=[.S47]" table:style-name="ce63">
            <text:p>3</text:p>
          </table:table-cell>
          <table:table-cell office:value-type="float" office:value="3" table:formula="of:=[.T47]" table:style-name="ce63">
            <text:p>3</text:p>
          </table:table-cell>
          <table:table-cell office:value-type="float" office:value="3" table:formula="of:=[.U47]" table:style-name="ce63">
            <text:p>3</text:p>
          </table:table-cell>
          <table:table-cell office:value-type="float" office:value="3" table:formula="of:=[.V47]" table:style-name="ce63">
            <text:p>3</text:p>
          </table:table-cell>
          <table:table-cell office:value-type="float" office:value="3" table:formula="of:=[.W47]" table:style-name="ce63">
            <text:p>3</text:p>
          </table:table-cell>
          <table:table-cell office:value-type="float" office:value="3" table:formula="of:=[.X47]" table:style-name="ce63">
            <text:p>3</text:p>
          </table:table-cell>
          <table:table-cell office:value-type="float" office:value="3" table:formula="of:=[.Y47]" table:style-name="ce63">
            <text:p>3</text:p>
          </table:table-cell>
          <table:table-cell office:value-type="float" office:value="3" table:formula="of:=[.Z47]" table:style-name="ce63">
            <text:p>3</text:p>
          </table:table-cell>
          <table:table-cell office:value-type="float" office:value="3" table:formula="of:=[.AA47]" table:style-name="ce63">
            <text:p>3</text:p>
          </table:table-cell>
          <table:table-cell office:value-type="float" office:value="3" table:formula="of:=[.AB47]" table:style-name="ce63">
            <text:p>3</text:p>
          </table:table-cell>
          <table:table-cell office:value-type="float" office:value="3" table:formula="of:=[.AC47]" table:style-name="ce63">
            <text:p>3</text:p>
          </table:table-cell>
          <table:table-cell office:value-type="float" office:value="3" table:formula="of:=[.AD47]" table:style-name="ce63">
            <text:p>3</text:p>
          </table:table-cell>
          <table:table-cell office:value-type="float" office:value="3" table:formula="of:=[.AE47]" table:style-name="ce63">
            <text:p>3</text:p>
          </table:table-cell>
          <table:table-cell office:value-type="float" office:value="3" table:formula="of:=[.AF47]" table:style-name="ce63">
            <text:p>3</text:p>
          </table:table-cell>
          <table:table-cell office:value-type="float" office:value="3" table:formula="of:=[.AG47]" table:style-name="ce63">
            <text:p>3</text:p>
          </table:table-cell>
          <table:table-cell office:value-type="float" office:value="3" table:formula="of:=[.AH47]" table:style-name="ce63">
            <text:p>3</text:p>
          </table:table-cell>
          <table:table-cell office:value-type="float" office:value="3" table:formula="of:=[.AI47]" table:style-name="ce63">
            <text:p>3</text:p>
          </table:table-cell>
          <table:table-cell office:value-type="float" office:value="3" table:formula="of:=[.AJ47]" table:style-name="ce63">
            <text:p>3</text:p>
          </table:table-cell>
          <table:table-cell office:value-type="float" office:value="3" table:formula="of:=[.AK47]" table:style-name="ce63">
            <text:p>3</text:p>
          </table:table-cell>
          <table:table-cell office:value-type="float" office:value="3" table:formula="of:=[.AL47]" table:style-name="ce63">
            <text:p>3</text:p>
          </table:table-cell>
          <table:table-cell office:value-type="float" office:value="3" table:formula="of:=[.AM47]" table:style-name="ce63">
            <text:p>3</text:p>
          </table:table-cell>
          <table:table-cell office:value-type="float" office:value="3" table:formula="of:=[.AN47]" table:style-name="ce63">
            <text:p>3</text:p>
          </table:table-cell>
          <table:table-cell office:value-type="float" office:value="3" table:formula="of:=[.AO47]" table:style-name="ce63">
            <text:p>3</text:p>
          </table:table-cell>
          <table:table-cell office:value-type="float" office:value="3" table:formula="of:=[.AP47]" table:style-name="ce63">
            <text:p>3</text:p>
          </table:table-cell>
          <table:table-cell office:value-type="float" office:value="3" table:formula="of:=[.AQ47]" table:style-name="ce63">
            <text:p>3</text:p>
          </table:table-cell>
          <table:table-cell office:value-type="float" office:value="3" table:formula="of:=[.AR47]" table:style-name="ce63">
            <text:p>3</text:p>
          </table:table-cell>
          <table:table-cell office:value-type="float" office:value="3" table:formula="of:=[.AS47]" table:style-name="ce63">
            <text:p>3</text:p>
          </table:table-cell>
          <table:table-cell office:value-type="float" office:value="3" table:formula="of:=[.AT47]" table:style-name="ce63">
            <text:p>3</text:p>
          </table:table-cell>
          <table:table-cell office:value-type="float" office:value="3" table:formula="of:=[.AU47]" table:style-name="ce63">
            <text:p>3</text:p>
          </table:table-cell>
          <table:table-cell office:value-type="float" office:value="3" table:formula="of:=[.AV47]" table:style-name="ce63">
            <text:p>3</text:p>
          </table:table-cell>
          <table:table-cell office:value-type="float" office:value="3" table:formula="of:=[.AW47]" table:style-name="ce63">
            <text:p>3</text:p>
          </table:table-cell>
          <table:table-cell office:value-type="float" office:value="3" table:formula="of:=[.AX47]" table:style-name="ce63">
            <text:p>3</text:p>
          </table:table-cell>
          <table:table-cell office:value-type="float" office:value="3" table:formula="of:=[.AY47]" table:style-name="ce63">
            <text:p>3</text:p>
          </table:table-cell>
          <table:table-cell office:value-type="float" office:value="3" table:formula="of:=[.AZ47]" table:style-name="ce63">
            <text:p>3</text:p>
          </table:table-cell>
          <table:table-cell office:value-type="float" office:value="3" table:formula="of:=[.BA47]" table:style-name="ce63">
            <text:p>3</text:p>
          </table:table-cell>
          <table:table-cell office:value-type="float" office:value="3" table:formula="of:=[.BB47]" table:style-name="ce63">
            <text:p>3</text:p>
          </table:table-cell>
          <table:table-cell office:value-type="float" office:value="3" table:formula="of:=[.BC47]" table:style-name="ce63">
            <text:p>3</text:p>
          </table:table-cell>
          <table:table-cell office:value-type="float" office:value="3" table:formula="of:=[.BD47]" table:style-name="ce63">
            <text:p>3</text:p>
          </table:table-cell>
          <table:table-cell office:value-type="float" office:value="3" table:formula="of:=[.BE47]" table:style-name="ce63">
            <text:p>3</text:p>
          </table:table-cell>
          <table:table-cell office:value-type="float" office:value="3" table:formula="of:=[.BF47]" table:style-name="ce63">
            <text:p>3</text:p>
          </table:table-cell>
          <table:table-cell office:value-type="float" office:value="3" table:formula="of:=[.BG47]" table:style-name="ce63">
            <text:p>3</text:p>
          </table:table-cell>
          <table:table-cell office:value-type="float" office:value="3" table:formula="of:=[.BH47]" table:style-name="ce63">
            <text:p>3</text:p>
          </table:table-cell>
          <table:table-cell office:value-type="float" office:value="3" table:formula="of:=[.BI47]" table:style-name="ce63">
            <text:p>3</text:p>
          </table:table-cell>
          <table:table-cell office:value-type="float" office:value="3" table:formula="of:=[.BJ47]" table:style-name="ce63">
            <text:p>3</text:p>
          </table:table-cell>
          <table:table-cell office:value-type="float" office:value="3" table:formula="of:=[.BK47]" table:style-name="ce63">
            <text:p>3</text:p>
          </table:table-cell>
          <table:table-cell office:value-type="float" office:value="3" table:formula="of:=[.BL47]" table:style-name="ce63">
            <text:p>3</text:p>
          </table:table-cell>
          <table:table-cell office:value-type="float" office:value="3" table:formula="of:=[.BM47]" table:style-name="ce63">
            <text:p>3</text:p>
          </table:table-cell>
          <table:table-cell office:value-type="float" office:value="3" table:formula="of:=[.BN47]" table:style-name="ce63">
            <text:p>3</text:p>
          </table:table-cell>
          <table:table-cell office:value-type="float" office:value="3" table:formula="of:=[.BO47]" table:style-name="ce63">
            <text:p>3</text:p>
          </table:table-cell>
          <table:table-cell office:value-type="float" office:value="3" table:formula="of:=[.BP47]" table:style-name="ce63">
            <text:p>3</text:p>
          </table:table-cell>
          <table:table-cell office:value-type="float" office:value="3" table:formula="of:=[.BQ47]" table:style-name="ce63">
            <text:p>3</text:p>
          </table:table-cell>
          <table:table-cell office:value-type="float" office:value="3" table:formula="of:=[.BR47]" table:style-name="ce63">
            <text:p>3</text:p>
          </table:table-cell>
          <table:table-cell office:value-type="float" office:value="3" table:formula="of:=[.BS47]" table:style-name="ce63">
            <text:p>3</text:p>
          </table:table-cell>
          <table:table-cell office:value-type="float" office:value="3" table:formula="of:=[.BT47]" table:style-name="ce63">
            <text:p>3</text:p>
          </table:table-cell>
          <table:table-cell office:value-type="float" office:value="3" table:formula="of:=[.BU47]" table:style-name="ce63">
            <text:p>3</text:p>
          </table:table-cell>
          <table:table-cell office:value-type="float" office:value="3" table:formula="of:=[.BV47]" table:style-name="ce63">
            <text:p>3</text:p>
          </table:table-cell>
          <table:table-cell office:value-type="float" office:value="3" table:formula="of:=[.BW47]" table:style-name="ce63">
            <text:p>3</text:p>
          </table:table-cell>
          <table:table-cell office:value-type="float" office:value="3" table:formula="of:=[.BX47]" table:style-name="ce63">
            <text:p>3</text:p>
          </table:table-cell>
          <table:table-cell office:value-type="float" office:value="3" table:formula="of:=[.BY47]" table:style-name="ce63">
            <text:p>3</text:p>
          </table:table-cell>
          <table:table-cell office:value-type="float" office:value="3" table:formula="of:=[.BZ47]" table:style-name="ce63">
            <text:p>3</text:p>
          </table:table-cell>
          <table:table-cell office:value-type="float" office:value="3" table:formula="of:=[.CA47]" table:style-name="ce63">
            <text:p>3</text:p>
          </table:table-cell>
          <table:table-cell office:value-type="float" office:value="3" table:formula="of:=[.CB47]" table:style-name="ce63">
            <text:p>3</text:p>
          </table:table-cell>
          <table:table-cell office:value-type="float" office:value="3" table:formula="of:=[.CC47]" table:style-name="ce63">
            <text:p>3</text:p>
          </table:table-cell>
          <table:table-cell office:value-type="float" office:value="3" table:formula="of:=[.CD47]" table:style-name="ce63">
            <text:p>3</text:p>
          </table:table-cell>
          <table:table-cell office:value-type="float" office:value="3" table:formula="of:=[.CE47]" table:style-name="ce63">
            <text:p>3</text:p>
          </table:table-cell>
          <table:table-cell office:value-type="float" office:value="3" table:formula="of:=[.CF47]" table:style-name="ce63">
            <text:p>3</text:p>
          </table:table-cell>
          <table:table-cell office:value-type="float" office:value="3" table:formula="of:=[.CG47]" table:style-name="ce63">
            <text:p>3</text:p>
          </table:table-cell>
          <table:table-cell office:value-type="float" office:value="3" table:formula="of:=[.CH47]" table:style-name="ce63">
            <text:p>3</text:p>
          </table:table-cell>
          <table:table-cell office:value-type="float" office:value="3" table:formula="of:=[.CI47]" table:style-name="ce63">
            <text:p>3</text:p>
          </table:table-cell>
          <table:table-cell office:value-type="float" office:value="3" table:formula="of:=[.CJ47]" table:style-name="ce63">
            <text:p>3</text:p>
          </table:table-cell>
          <table:table-cell office:value-type="float" office:value="3" table:formula="of:=[.CK47]" table:style-name="ce63">
            <text:p>3</text:p>
          </table:table-cell>
          <table:table-cell office:value-type="float" office:value="3" table:formula="of:=[.CL47]" table:style-name="ce63">
            <text:p>3</text:p>
          </table:table-cell>
          <table:table-cell office:value-type="float" office:value="3" table:formula="of:=[.CM47]" table:style-name="ce63">
            <text:p>3</text:p>
          </table:table-cell>
          <table:table-cell office:value-type="float" office:value="3" table:formula="of:=[.CN47]" table:style-name="ce63">
            <text:p>3</text:p>
          </table:table-cell>
          <table:table-cell office:value-type="float" office:value="3" table:formula="of:=[.CO47]" table:style-name="ce63">
            <text:p>3</text:p>
          </table:table-cell>
          <table:table-cell office:value-type="float" office:value="3" table:formula="of:=[.CP47]" table:style-name="ce63">
            <text:p>3</text:p>
          </table:table-cell>
          <table:table-cell office:value-type="float" office:value="3" table:formula="of:=[.CQ47]" table:style-name="ce63">
            <text:p>3</text:p>
          </table:table-cell>
          <table:table-cell office:value-type="float" office:value="3" table:formula="of:=[.CR47]" table:style-name="ce63">
            <text:p>3</text:p>
          </table:table-cell>
          <table:table-cell office:value-type="float" office:value="3" table:formula="of:=[.CS47]" table:style-name="ce63">
            <text:p>3</text:p>
          </table:table-cell>
          <table:table-cell office:value-type="float" office:value="3" table:formula="of:=[.CT47]" table:style-name="ce63">
            <text:p>3</text:p>
          </table:table-cell>
          <table:table-cell office:value-type="float" office:value="3" table:formula="of:=[.CU47]" table:style-name="ce63">
            <text:p>3</text:p>
          </table:table-cell>
          <table:table-cell office:value-type="float" office:value="3" table:formula="of:=[.CV47]" table:style-name="ce63">
            <text:p>3</text:p>
          </table:table-cell>
          <table:table-cell office:value-type="float" office:value="3" table:formula="of:=[.CW47]" table:style-name="ce63">
            <text:p>3</text:p>
          </table:table-cell>
          <table:table-cell office:value-type="float" office:value="3" table:formula="of:=[.CX47]" table:style-name="ce63">
            <text:p>3</text:p>
          </table:table-cell>
          <table:table-cell office:value-type="float" office:value="3" table:formula="of:=[.CY47]" table:style-name="ce63">
            <text:p>3</text:p>
          </table:table-cell>
          <table:table-cell office:value-type="float" office:value="3" table:formula="of:=[.CZ47]" table:style-name="ce63">
            <text:p>3</text:p>
          </table:table-cell>
          <table:table-cell office:value-type="float" office:value="3" table:formula="of:=[.DA47]" table:style-name="ce63">
            <text:p>3</text:p>
          </table:table-cell>
          <table:table-cell table:number-columns-repeated="16278"/>
        </table:table-row>
        <table:table-row table:style-name="ro3">
          <table:table-cell office:value-type="string" office:string-value="---Scene1 aka Level1---" table:formula="of:=IF([Setup.A20]&lt;&gt;&quot;&quot;;[Setup.A20];&quot;&quot;)" table:style-name="ce1">
            <text:p>---Scene1 aka Level1---</text:p>
          </table:table-cell>
          <table:table-cell table:style-name="ce56"/>
          <table:table-cell office:value-type="string" office:string-value="" table:formula="of:=IF([Setup.B20]&lt;&gt;&quot;&quot;;[Setup.B20];&quot;&quot;)" table:style-name="ce1"/>
          <table:table-cell office:value-type="string" office:string-value="" table:formula="of:=[.DB48]" table:style-name="ce42"/>
          <table:table-cell table:style-name="ce49"/>
          <table:table-cell table:style-name="ce50"/>
          <table:table-cell office:value-type="string" office:string-value="" table:formula="of:=[.C48]" table:style-name="ce42"/>
          <table:table-cell office:value-type="string" office:string-value="" table:formula="of:=[.G48]" table:style-name="ce63"/>
          <table:table-cell office:value-type="string" office:string-value="" table:formula="of:=[.H48]" table:style-name="ce63"/>
          <table:table-cell office:value-type="string" office:string-value="" table:formula="of:=[.I48]" table:style-name="ce63"/>
          <table:table-cell office:value-type="string" office:string-value="" table:formula="of:=[.J48]" table:style-name="ce63"/>
          <table:table-cell office:value-type="string" office:string-value="" table:formula="of:=[.K48]" table:style-name="ce63"/>
          <table:table-cell office:value-type="string" office:string-value="" table:formula="of:=[.L48]" table:style-name="ce63"/>
          <table:table-cell office:value-type="string" office:string-value="" table:formula="of:=[.M48]" table:style-name="ce63"/>
          <table:table-cell office:value-type="string" office:string-value="" table:formula="of:=[.N48]" table:style-name="ce63"/>
          <table:table-cell office:value-type="string" office:string-value="" table:formula="of:=[.O48]" table:style-name="ce63"/>
          <table:table-cell office:value-type="string" office:string-value="" table:formula="of:=[.P48]" table:style-name="ce63"/>
          <table:table-cell office:value-type="string" office:string-value="" table:formula="of:=[.Q48]" table:style-name="ce63"/>
          <table:table-cell office:value-type="string" office:string-value="" table:formula="of:=[.R48]" table:style-name="ce63"/>
          <table:table-cell office:value-type="string" office:string-value="" table:formula="of:=[.S48]" table:style-name="ce63"/>
          <table:table-cell office:value-type="string" office:string-value="" table:formula="of:=[.T48]" table:style-name="ce63"/>
          <table:table-cell office:value-type="string" office:string-value="" table:formula="of:=[.U48]" table:style-name="ce63"/>
          <table:table-cell office:value-type="string" office:string-value="" table:formula="of:=[.V48]" table:style-name="ce63"/>
          <table:table-cell office:value-type="string" office:string-value="" table:formula="of:=[.W48]" table:style-name="ce63"/>
          <table:table-cell office:value-type="string" office:string-value="" table:formula="of:=[.X48]" table:style-name="ce63"/>
          <table:table-cell office:value-type="string" office:string-value="" table:formula="of:=[.Y48]" table:style-name="ce63"/>
          <table:table-cell office:value-type="string" office:string-value="" table:formula="of:=[.Z48]" table:style-name="ce63"/>
          <table:table-cell office:value-type="string" office:string-value="" table:formula="of:=[.AA48]" table:style-name="ce63"/>
          <table:table-cell office:value-type="string" office:string-value="" table:formula="of:=[.AB48]" table:style-name="ce63"/>
          <table:table-cell office:value-type="string" office:string-value="" table:formula="of:=[.AC48]" table:style-name="ce63"/>
          <table:table-cell office:value-type="string" office:string-value="" table:formula="of:=[.AD48]" table:style-name="ce63"/>
          <table:table-cell office:value-type="string" office:string-value="" table:formula="of:=[.AE48]" table:style-name="ce63"/>
          <table:table-cell office:value-type="string" office:string-value="" table:formula="of:=[.AF48]" table:style-name="ce63"/>
          <table:table-cell office:value-type="string" office:string-value="" table:formula="of:=[.AG48]" table:style-name="ce63"/>
          <table:table-cell office:value-type="string" office:string-value="" table:formula="of:=[.AH48]" table:style-name="ce63"/>
          <table:table-cell office:value-type="string" office:string-value="" table:formula="of:=[.AI48]" table:style-name="ce63"/>
          <table:table-cell office:value-type="string" office:string-value="" table:formula="of:=[.AJ48]" table:style-name="ce63"/>
          <table:table-cell office:value-type="string" office:string-value="" table:formula="of:=[.AK48]" table:style-name="ce63"/>
          <table:table-cell office:value-type="string" office:string-value="" table:formula="of:=[.AL48]" table:style-name="ce63"/>
          <table:table-cell office:value-type="string" office:string-value="" table:formula="of:=[.AM48]" table:style-name="ce63"/>
          <table:table-cell office:value-type="string" office:string-value="" table:formula="of:=[.AN48]" table:style-name="ce63"/>
          <table:table-cell office:value-type="string" office:string-value="" table:formula="of:=[.AO48]" table:style-name="ce63"/>
          <table:table-cell office:value-type="string" office:string-value="" table:formula="of:=[.AP48]" table:style-name="ce63"/>
          <table:table-cell office:value-type="string" office:string-value="" table:formula="of:=[.AQ48]" table:style-name="ce63"/>
          <table:table-cell office:value-type="string" office:string-value="" table:formula="of:=[.AR48]" table:style-name="ce63"/>
          <table:table-cell office:value-type="string" office:string-value="" table:formula="of:=[.AS48]" table:style-name="ce63"/>
          <table:table-cell office:value-type="string" office:string-value="" table:formula="of:=[.AT48]" table:style-name="ce63"/>
          <table:table-cell office:value-type="string" office:string-value="" table:formula="of:=[.AU48]" table:style-name="ce63"/>
          <table:table-cell office:value-type="string" office:string-value="" table:formula="of:=[.AV48]" table:style-name="ce63"/>
          <table:table-cell office:value-type="string" office:string-value="" table:formula="of:=[.AW48]" table:style-name="ce63"/>
          <table:table-cell office:value-type="string" office:string-value="" table:formula="of:=[.AX48]" table:style-name="ce63"/>
          <table:table-cell office:value-type="string" office:string-value="" table:formula="of:=[.AY48]" table:style-name="ce63"/>
          <table:table-cell office:value-type="string" office:string-value="" table:formula="of:=[.AZ48]" table:style-name="ce63"/>
          <table:table-cell office:value-type="string" office:string-value="" table:formula="of:=[.BA48]" table:style-name="ce63"/>
          <table:table-cell office:value-type="string" office:string-value="" table:formula="of:=[.BB48]" table:style-name="ce63"/>
          <table:table-cell office:value-type="string" office:string-value="" table:formula="of:=[.BC48]" table:style-name="ce63"/>
          <table:table-cell office:value-type="string" office:string-value="" table:formula="of:=[.BD48]" table:style-name="ce63"/>
          <table:table-cell office:value-type="string" office:string-value="" table:formula="of:=[.BE48]" table:style-name="ce63"/>
          <table:table-cell office:value-type="string" office:string-value="" table:formula="of:=[.BF48]" table:style-name="ce63"/>
          <table:table-cell office:value-type="string" office:string-value="" table:formula="of:=[.BG48]" table:style-name="ce63"/>
          <table:table-cell office:value-type="string" office:string-value="" table:formula="of:=[.BH48]" table:style-name="ce63"/>
          <table:table-cell office:value-type="string" office:string-value="" table:formula="of:=[.BI48]" table:style-name="ce63"/>
          <table:table-cell office:value-type="string" office:string-value="" table:formula="of:=[.BJ48]" table:style-name="ce63"/>
          <table:table-cell office:value-type="string" office:string-value="" table:formula="of:=[.BK48]" table:style-name="ce63"/>
          <table:table-cell office:value-type="string" office:string-value="" table:formula="of:=[.BL48]" table:style-name="ce63"/>
          <table:table-cell office:value-type="string" office:string-value="" table:formula="of:=[.BM48]" table:style-name="ce63"/>
          <table:table-cell office:value-type="string" office:string-value="" table:formula="of:=[.BN48]" table:style-name="ce63"/>
          <table:table-cell office:value-type="string" office:string-value="" table:formula="of:=[.BO48]" table:style-name="ce63"/>
          <table:table-cell office:value-type="string" office:string-value="" table:formula="of:=[.BP48]" table:style-name="ce63"/>
          <table:table-cell office:value-type="string" office:string-value="" table:formula="of:=[.BQ48]" table:style-name="ce63"/>
          <table:table-cell office:value-type="string" office:string-value="" table:formula="of:=[.BR48]" table:style-name="ce63"/>
          <table:table-cell office:value-type="string" office:string-value="" table:formula="of:=[.BS48]" table:style-name="ce63"/>
          <table:table-cell office:value-type="string" office:string-value="" table:formula="of:=[.BT48]" table:style-name="ce63"/>
          <table:table-cell office:value-type="string" office:string-value="" table:formula="of:=[.BU48]" table:style-name="ce63"/>
          <table:table-cell office:value-type="string" office:string-value="" table:formula="of:=[.BV48]" table:style-name="ce63"/>
          <table:table-cell office:value-type="string" office:string-value="" table:formula="of:=[.BW48]" table:style-name="ce63"/>
          <table:table-cell office:value-type="string" office:string-value="" table:formula="of:=[.BX48]" table:style-name="ce63"/>
          <table:table-cell office:value-type="string" office:string-value="" table:formula="of:=[.BY48]" table:style-name="ce63"/>
          <table:table-cell office:value-type="string" office:string-value="" table:formula="of:=[.BZ48]" table:style-name="ce63"/>
          <table:table-cell office:value-type="string" office:string-value="" table:formula="of:=[.CA48]" table:style-name="ce63"/>
          <table:table-cell office:value-type="string" office:string-value="" table:formula="of:=[.CB48]" table:style-name="ce63"/>
          <table:table-cell office:value-type="string" office:string-value="" table:formula="of:=[.CC48]" table:style-name="ce63"/>
          <table:table-cell office:value-type="string" office:string-value="" table:formula="of:=[.CD48]" table:style-name="ce63"/>
          <table:table-cell office:value-type="string" office:string-value="" table:formula="of:=[.CE48]" table:style-name="ce63"/>
          <table:table-cell office:value-type="string" office:string-value="" table:formula="of:=[.CF48]" table:style-name="ce63"/>
          <table:table-cell office:value-type="string" office:string-value="" table:formula="of:=[.CG48]" table:style-name="ce63"/>
          <table:table-cell office:value-type="string" office:string-value="" table:formula="of:=[.CH48]" table:style-name="ce63"/>
          <table:table-cell office:value-type="string" office:string-value="" table:formula="of:=[.CI48]" table:style-name="ce63"/>
          <table:table-cell office:value-type="string" office:string-value="" table:formula="of:=[.CJ48]" table:style-name="ce63"/>
          <table:table-cell office:value-type="string" office:string-value="" table:formula="of:=[.CK48]" table:style-name="ce63"/>
          <table:table-cell office:value-type="string" office:string-value="" table:formula="of:=[.CL48]" table:style-name="ce63"/>
          <table:table-cell office:value-type="string" office:string-value="" table:formula="of:=[.CM48]" table:style-name="ce63"/>
          <table:table-cell office:value-type="string" office:string-value="" table:formula="of:=[.CN48]" table:style-name="ce63"/>
          <table:table-cell office:value-type="string" office:string-value="" table:formula="of:=[.CO48]" table:style-name="ce63"/>
          <table:table-cell office:value-type="string" office:string-value="" table:formula="of:=[.CP48]" table:style-name="ce63"/>
          <table:table-cell office:value-type="string" office:string-value="" table:formula="of:=[.CQ48]" table:style-name="ce63"/>
          <table:table-cell office:value-type="string" office:string-value="" table:formula="of:=[.CR48]" table:style-name="ce63"/>
          <table:table-cell office:value-type="string" office:string-value="" table:formula="of:=[.CS48]" table:style-name="ce63"/>
          <table:table-cell office:value-type="string" office:string-value="" table:formula="of:=[.CT48]" table:style-name="ce63"/>
          <table:table-cell office:value-type="string" office:string-value="" table:formula="of:=[.CU48]" table:style-name="ce63"/>
          <table:table-cell office:value-type="string" office:string-value="" table:formula="of:=[.CV48]" table:style-name="ce63"/>
          <table:table-cell office:value-type="string" office:string-value="" table:formula="of:=[.CW48]" table:style-name="ce63"/>
          <table:table-cell office:value-type="string" office:string-value="" table:formula="of:=[.CX48]" table:style-name="ce63"/>
          <table:table-cell office:value-type="string" office:string-value="" table:formula="of:=[.CY48]" table:style-name="ce63"/>
          <table:table-cell office:value-type="string" office:string-value="" table:formula="of:=[.CZ48]" table:style-name="ce63"/>
          <table:table-cell office:value-type="string" office:string-value="" table:formula="of:=[.DA48]" table:style-name="ce63"/>
          <table:table-cell table:number-columns-repeated="16278"/>
        </table:table-row>
        <table:table-row table:style-name="ro3">
          <table:table-cell office:value-type="string" office:string-value="Design" table:formula="of:=IF([Setup.A21]&lt;&gt;&quot;&quot;;[Setup.A21];&quot;&quot;)" table:style-name="ce1">
            <text:p>Design</text:p>
          </table:table-cell>
          <table:table-cell table:style-name="ce56"/>
          <table:table-cell office:value-type="float" office:value="2" table:formula="of:=IF([Setup.B21]&lt;&gt;&quot;&quot;;[Setup.B21];&quot;&quot;)" table:style-name="ce1">
            <text:p>2</text:p>
          </table:table-cell>
          <table:table-cell office:value-type="float" office:value="2" table:formula="of:=[.DB49]" table:style-name="ce42">
            <text:p>2</text:p>
          </table:table-cell>
          <table:table-cell table:style-name="ce49"/>
          <table:table-cell table:style-name="ce50"/>
          <table:table-cell office:value-type="float" office:value="2" table:formula="of:=[.C49]" table:style-name="ce42">
            <text:p>2</text:p>
          </table:table-cell>
          <table:table-cell office:value-type="float" office:value="2" table:formula="of:=[.G49]" table:style-name="ce63">
            <text:p>2</text:p>
          </table:table-cell>
          <table:table-cell office:value-type="float" office:value="2" table:formula="of:=[.H49]" table:style-name="ce63">
            <text:p>2</text:p>
          </table:table-cell>
          <table:table-cell office:value-type="float" office:value="2" table:formula="of:=[.I49]" table:style-name="ce63">
            <text:p>2</text:p>
          </table:table-cell>
          <table:table-cell office:value-type="float" office:value="2" table:formula="of:=[.J49]" table:style-name="ce63">
            <text:p>2</text:p>
          </table:table-cell>
          <table:table-cell office:value-type="float" office:value="2" table:formula="of:=[.K49]" table:style-name="ce63">
            <text:p>2</text:p>
          </table:table-cell>
          <table:table-cell office:value-type="float" office:value="2" table:formula="of:=[.L49]" table:style-name="ce63">
            <text:p>2</text:p>
          </table:table-cell>
          <table:table-cell office:value-type="float" office:value="2" table:formula="of:=[.M49]" table:style-name="ce63">
            <text:p>2</text:p>
          </table:table-cell>
          <table:table-cell office:value-type="float" office:value="2" table:formula="of:=[.N49]" table:style-name="ce63">
            <text:p>2</text:p>
          </table:table-cell>
          <table:table-cell office:value-type="float" office:value="2" table:formula="of:=[.O49]" table:style-name="ce63">
            <text:p>2</text:p>
          </table:table-cell>
          <table:table-cell office:value-type="float" office:value="2" table:formula="of:=[.P49]" table:style-name="ce63">
            <text:p>2</text:p>
          </table:table-cell>
          <table:table-cell office:value-type="float" office:value="2" table:formula="of:=[.Q49]" table:style-name="ce63">
            <text:p>2</text:p>
          </table:table-cell>
          <table:table-cell office:value-type="float" office:value="2" table:formula="of:=[.R49]" table:style-name="ce63">
            <text:p>2</text:p>
          </table:table-cell>
          <table:table-cell office:value-type="float" office:value="2" table:formula="of:=[.S49]" table:style-name="ce63">
            <text:p>2</text:p>
          </table:table-cell>
          <table:table-cell office:value-type="float" office:value="2" table:formula="of:=[.T49]" table:style-name="ce63">
            <text:p>2</text:p>
          </table:table-cell>
          <table:table-cell office:value-type="float" office:value="2" table:formula="of:=[.U49]" table:style-name="ce63">
            <text:p>2</text:p>
          </table:table-cell>
          <table:table-cell office:value-type="float" office:value="2" table:formula="of:=[.V49]" table:style-name="ce63">
            <text:p>2</text:p>
          </table:table-cell>
          <table:table-cell office:value-type="float" office:value="2" table:formula="of:=[.W49]" table:style-name="ce63">
            <text:p>2</text:p>
          </table:table-cell>
          <table:table-cell office:value-type="float" office:value="2" table:formula="of:=[.X49]" table:style-name="ce63">
            <text:p>2</text:p>
          </table:table-cell>
          <table:table-cell office:value-type="float" office:value="2" table:formula="of:=[.Y49]" table:style-name="ce63">
            <text:p>2</text:p>
          </table:table-cell>
          <table:table-cell office:value-type="float" office:value="2" table:formula="of:=[.Z49]" table:style-name="ce63">
            <text:p>2</text:p>
          </table:table-cell>
          <table:table-cell office:value-type="float" office:value="2" table:formula="of:=[.AA49]" table:style-name="ce63">
            <text:p>2</text:p>
          </table:table-cell>
          <table:table-cell office:value-type="float" office:value="2" table:formula="of:=[.AB49]" table:style-name="ce63">
            <text:p>2</text:p>
          </table:table-cell>
          <table:table-cell office:value-type="float" office:value="2" table:formula="of:=[.AC49]" table:style-name="ce63">
            <text:p>2</text:p>
          </table:table-cell>
          <table:table-cell office:value-type="float" office:value="2" table:formula="of:=[.AD49]" table:style-name="ce63">
            <text:p>2</text:p>
          </table:table-cell>
          <table:table-cell office:value-type="float" office:value="2" table:formula="of:=[.AE49]" table:style-name="ce63">
            <text:p>2</text:p>
          </table:table-cell>
          <table:table-cell office:value-type="float" office:value="2" table:formula="of:=[.AF49]" table:style-name="ce63">
            <text:p>2</text:p>
          </table:table-cell>
          <table:table-cell office:value-type="float" office:value="2" table:formula="of:=[.AG49]" table:style-name="ce63">
            <text:p>2</text:p>
          </table:table-cell>
          <table:table-cell office:value-type="float" office:value="2" table:formula="of:=[.AH49]" table:style-name="ce63">
            <text:p>2</text:p>
          </table:table-cell>
          <table:table-cell office:value-type="float" office:value="2" table:formula="of:=[.AI49]" table:style-name="ce63">
            <text:p>2</text:p>
          </table:table-cell>
          <table:table-cell office:value-type="float" office:value="2" table:formula="of:=[.AJ49]" table:style-name="ce63">
            <text:p>2</text:p>
          </table:table-cell>
          <table:table-cell office:value-type="float" office:value="2" table:formula="of:=[.AK49]" table:style-name="ce63">
            <text:p>2</text:p>
          </table:table-cell>
          <table:table-cell office:value-type="float" office:value="2" table:formula="of:=[.AL49]" table:style-name="ce63">
            <text:p>2</text:p>
          </table:table-cell>
          <table:table-cell office:value-type="float" office:value="2" table:formula="of:=[.AM49]" table:style-name="ce63">
            <text:p>2</text:p>
          </table:table-cell>
          <table:table-cell office:value-type="float" office:value="2" table:formula="of:=[.AN49]" table:style-name="ce63">
            <text:p>2</text:p>
          </table:table-cell>
          <table:table-cell office:value-type="float" office:value="2" table:formula="of:=[.AO49]" table:style-name="ce63">
            <text:p>2</text:p>
          </table:table-cell>
          <table:table-cell office:value-type="float" office:value="2" table:formula="of:=[.AP49]" table:style-name="ce63">
            <text:p>2</text:p>
          </table:table-cell>
          <table:table-cell office:value-type="float" office:value="2" table:formula="of:=[.AQ49]" table:style-name="ce63">
            <text:p>2</text:p>
          </table:table-cell>
          <table:table-cell office:value-type="float" office:value="2" table:formula="of:=[.AR49]" table:style-name="ce63">
            <text:p>2</text:p>
          </table:table-cell>
          <table:table-cell office:value-type="float" office:value="2" table:formula="of:=[.AS49]" table:style-name="ce63">
            <text:p>2</text:p>
          </table:table-cell>
          <table:table-cell office:value-type="float" office:value="2" table:formula="of:=[.AT49]" table:style-name="ce63">
            <text:p>2</text:p>
          </table:table-cell>
          <table:table-cell office:value-type="float" office:value="2" table:formula="of:=[.AU49]" table:style-name="ce63">
            <text:p>2</text:p>
          </table:table-cell>
          <table:table-cell office:value-type="float" office:value="2" table:formula="of:=[.AV49]" table:style-name="ce63">
            <text:p>2</text:p>
          </table:table-cell>
          <table:table-cell office:value-type="float" office:value="2" table:formula="of:=[.AW49]" table:style-name="ce63">
            <text:p>2</text:p>
          </table:table-cell>
          <table:table-cell office:value-type="float" office:value="2" table:formula="of:=[.AX49]" table:style-name="ce63">
            <text:p>2</text:p>
          </table:table-cell>
          <table:table-cell office:value-type="float" office:value="2" table:formula="of:=[.AY49]" table:style-name="ce63">
            <text:p>2</text:p>
          </table:table-cell>
          <table:table-cell office:value-type="float" office:value="2" table:formula="of:=[.AZ49]" table:style-name="ce63">
            <text:p>2</text:p>
          </table:table-cell>
          <table:table-cell office:value-type="float" office:value="2" table:formula="of:=[.BA49]" table:style-name="ce63">
            <text:p>2</text:p>
          </table:table-cell>
          <table:table-cell office:value-type="float" office:value="2" table:formula="of:=[.BB49]" table:style-name="ce63">
            <text:p>2</text:p>
          </table:table-cell>
          <table:table-cell office:value-type="float" office:value="2" table:formula="of:=[.BC49]" table:style-name="ce63">
            <text:p>2</text:p>
          </table:table-cell>
          <table:table-cell office:value-type="float" office:value="2" table:formula="of:=[.BD49]" table:style-name="ce63">
            <text:p>2</text:p>
          </table:table-cell>
          <table:table-cell office:value-type="float" office:value="2" table:formula="of:=[.BE49]" table:style-name="ce63">
            <text:p>2</text:p>
          </table:table-cell>
          <table:table-cell office:value-type="float" office:value="2" table:formula="of:=[.BF49]" table:style-name="ce63">
            <text:p>2</text:p>
          </table:table-cell>
          <table:table-cell office:value-type="float" office:value="2" table:formula="of:=[.BG49]" table:style-name="ce63">
            <text:p>2</text:p>
          </table:table-cell>
          <table:table-cell office:value-type="float" office:value="2" table:formula="of:=[.BH49]" table:style-name="ce63">
            <text:p>2</text:p>
          </table:table-cell>
          <table:table-cell office:value-type="float" office:value="2" table:formula="of:=[.BI49]" table:style-name="ce63">
            <text:p>2</text:p>
          </table:table-cell>
          <table:table-cell office:value-type="float" office:value="2" table:formula="of:=[.BJ49]" table:style-name="ce63">
            <text:p>2</text:p>
          </table:table-cell>
          <table:table-cell office:value-type="float" office:value="2" table:formula="of:=[.BK49]" table:style-name="ce63">
            <text:p>2</text:p>
          </table:table-cell>
          <table:table-cell office:value-type="float" office:value="2" table:formula="of:=[.BL49]" table:style-name="ce63">
            <text:p>2</text:p>
          </table:table-cell>
          <table:table-cell office:value-type="float" office:value="2" table:formula="of:=[.BM49]" table:style-name="ce63">
            <text:p>2</text:p>
          </table:table-cell>
          <table:table-cell office:value-type="float" office:value="2" table:formula="of:=[.BN49]" table:style-name="ce63">
            <text:p>2</text:p>
          </table:table-cell>
          <table:table-cell office:value-type="float" office:value="2" table:formula="of:=[.BO49]" table:style-name="ce63">
            <text:p>2</text:p>
          </table:table-cell>
          <table:table-cell office:value-type="float" office:value="2" table:formula="of:=[.BP49]" table:style-name="ce63">
            <text:p>2</text:p>
          </table:table-cell>
          <table:table-cell office:value-type="float" office:value="2" table:formula="of:=[.BQ49]" table:style-name="ce63">
            <text:p>2</text:p>
          </table:table-cell>
          <table:table-cell office:value-type="float" office:value="2" table:formula="of:=[.BR49]" table:style-name="ce63">
            <text:p>2</text:p>
          </table:table-cell>
          <table:table-cell office:value-type="float" office:value="2" table:formula="of:=[.BS49]" table:style-name="ce63">
            <text:p>2</text:p>
          </table:table-cell>
          <table:table-cell office:value-type="float" office:value="2" table:formula="of:=[.BT49]" table:style-name="ce63">
            <text:p>2</text:p>
          </table:table-cell>
          <table:table-cell office:value-type="float" office:value="2" table:formula="of:=[.BU49]" table:style-name="ce63">
            <text:p>2</text:p>
          </table:table-cell>
          <table:table-cell office:value-type="float" office:value="2" table:formula="of:=[.BV49]" table:style-name="ce63">
            <text:p>2</text:p>
          </table:table-cell>
          <table:table-cell office:value-type="float" office:value="2" table:formula="of:=[.BW49]" table:style-name="ce63">
            <text:p>2</text:p>
          </table:table-cell>
          <table:table-cell office:value-type="float" office:value="2" table:formula="of:=[.BX49]" table:style-name="ce63">
            <text:p>2</text:p>
          </table:table-cell>
          <table:table-cell office:value-type="float" office:value="2" table:formula="of:=[.BY49]" table:style-name="ce63">
            <text:p>2</text:p>
          </table:table-cell>
          <table:table-cell office:value-type="float" office:value="2" table:formula="of:=[.BZ49]" table:style-name="ce63">
            <text:p>2</text:p>
          </table:table-cell>
          <table:table-cell office:value-type="float" office:value="2" table:formula="of:=[.CA49]" table:style-name="ce63">
            <text:p>2</text:p>
          </table:table-cell>
          <table:table-cell office:value-type="float" office:value="2" table:formula="of:=[.CB49]" table:style-name="ce63">
            <text:p>2</text:p>
          </table:table-cell>
          <table:table-cell office:value-type="float" office:value="2" table:formula="of:=[.CC49]" table:style-name="ce63">
            <text:p>2</text:p>
          </table:table-cell>
          <table:table-cell office:value-type="float" office:value="2" table:formula="of:=[.CD49]" table:style-name="ce63">
            <text:p>2</text:p>
          </table:table-cell>
          <table:table-cell office:value-type="float" office:value="2" table:formula="of:=[.CE49]" table:style-name="ce63">
            <text:p>2</text:p>
          </table:table-cell>
          <table:table-cell office:value-type="float" office:value="2" table:formula="of:=[.CF49]" table:style-name="ce63">
            <text:p>2</text:p>
          </table:table-cell>
          <table:table-cell office:value-type="float" office:value="2" table:formula="of:=[.CG49]" table:style-name="ce63">
            <text:p>2</text:p>
          </table:table-cell>
          <table:table-cell office:value-type="float" office:value="2" table:formula="of:=[.CH49]" table:style-name="ce63">
            <text:p>2</text:p>
          </table:table-cell>
          <table:table-cell office:value-type="float" office:value="2" table:formula="of:=[.CI49]" table:style-name="ce63">
            <text:p>2</text:p>
          </table:table-cell>
          <table:table-cell office:value-type="float" office:value="2" table:formula="of:=[.CJ49]" table:style-name="ce63">
            <text:p>2</text:p>
          </table:table-cell>
          <table:table-cell office:value-type="float" office:value="2" table:formula="of:=[.CK49]" table:style-name="ce63">
            <text:p>2</text:p>
          </table:table-cell>
          <table:table-cell office:value-type="float" office:value="2" table:formula="of:=[.CL49]" table:style-name="ce63">
            <text:p>2</text:p>
          </table:table-cell>
          <table:table-cell office:value-type="float" office:value="2" table:formula="of:=[.CM49]" table:style-name="ce63">
            <text:p>2</text:p>
          </table:table-cell>
          <table:table-cell office:value-type="float" office:value="2" table:formula="of:=[.CN49]" table:style-name="ce63">
            <text:p>2</text:p>
          </table:table-cell>
          <table:table-cell office:value-type="float" office:value="2" table:formula="of:=[.CO49]" table:style-name="ce63">
            <text:p>2</text:p>
          </table:table-cell>
          <table:table-cell office:value-type="float" office:value="2" table:formula="of:=[.CP49]" table:style-name="ce63">
            <text:p>2</text:p>
          </table:table-cell>
          <table:table-cell office:value-type="float" office:value="2" table:formula="of:=[.CQ49]" table:style-name="ce63">
            <text:p>2</text:p>
          </table:table-cell>
          <table:table-cell office:value-type="float" office:value="2" table:formula="of:=[.CR49]" table:style-name="ce63">
            <text:p>2</text:p>
          </table:table-cell>
          <table:table-cell office:value-type="float" office:value="2" table:formula="of:=[.CS49]" table:style-name="ce63">
            <text:p>2</text:p>
          </table:table-cell>
          <table:table-cell office:value-type="float" office:value="2" table:formula="of:=[.CT49]" table:style-name="ce63">
            <text:p>2</text:p>
          </table:table-cell>
          <table:table-cell office:value-type="float" office:value="2" table:formula="of:=[.CU49]" table:style-name="ce63">
            <text:p>2</text:p>
          </table:table-cell>
          <table:table-cell office:value-type="float" office:value="2" table:formula="of:=[.CV49]" table:style-name="ce63">
            <text:p>2</text:p>
          </table:table-cell>
          <table:table-cell office:value-type="float" office:value="2" table:formula="of:=[.CW49]" table:style-name="ce63">
            <text:p>2</text:p>
          </table:table-cell>
          <table:table-cell office:value-type="float" office:value="2" table:formula="of:=[.CX49]" table:style-name="ce63">
            <text:p>2</text:p>
          </table:table-cell>
          <table:table-cell office:value-type="float" office:value="2" table:formula="of:=[.CY49]" table:style-name="ce63">
            <text:p>2</text:p>
          </table:table-cell>
          <table:table-cell office:value-type="float" office:value="2" table:formula="of:=[.CZ49]" table:style-name="ce63">
            <text:p>2</text:p>
          </table:table-cell>
          <table:table-cell office:value-type="float" office:value="2" table:formula="of:=[.DA49]" table:style-name="ce63">
            <text:p>2</text:p>
          </table:table-cell>
          <table:table-cell table:number-columns-repeated="16278"/>
        </table:table-row>
        <table:table-row table:style-name="ro3">
          <table:table-cell office:value-type="string" office:string-value="Script Implementation" table:formula="of:=IF([Setup.A22]&lt;&gt;&quot;&quot;;[Setup.A22];&quot;&quot;)" table:style-name="ce1">
            <text:p>Script Implementation</text:p>
          </table:table-cell>
          <table:table-cell table:style-name="ce56"/>
          <table:table-cell office:value-type="float" office:value="3" table:formula="of:=IF([Setup.B22]&lt;&gt;&quot;&quot;;[Setup.B22];&quot;&quot;)" table:style-name="ce1">
            <text:p>3</text:p>
          </table:table-cell>
          <table:table-cell office:value-type="float" office:value="3" table:formula="of:=[.DB50]" table:style-name="ce42">
            <text:p>3</text:p>
          </table:table-cell>
          <table:table-cell table:style-name="ce49"/>
          <table:table-cell table:style-name="ce50"/>
          <table:table-cell office:value-type="float" office:value="3" table:formula="of:=[.C50]" table:style-name="ce42">
            <text:p>3</text:p>
          </table:table-cell>
          <table:table-cell office:value-type="float" office:value="3" table:formula="of:=[.G50]" table:style-name="ce63">
            <text:p>3</text:p>
          </table:table-cell>
          <table:table-cell office:value-type="float" office:value="3" table:formula="of:=[.H50]" table:style-name="ce63">
            <text:p>3</text:p>
          </table:table-cell>
          <table:table-cell office:value-type="float" office:value="3" table:formula="of:=[.I50]" table:style-name="ce63">
            <text:p>3</text:p>
          </table:table-cell>
          <table:table-cell office:value-type="float" office:value="3" table:formula="of:=[.J50]" table:style-name="ce63">
            <text:p>3</text:p>
          </table:table-cell>
          <table:table-cell office:value-type="float" office:value="3" table:formula="of:=[.K50]" table:style-name="ce63">
            <text:p>3</text:p>
          </table:table-cell>
          <table:table-cell office:value-type="float" office:value="3" table:formula="of:=[.L50]" table:style-name="ce63">
            <text:p>3</text:p>
          </table:table-cell>
          <table:table-cell office:value-type="float" office:value="3" table:formula="of:=[.M50]" table:style-name="ce63">
            <text:p>3</text:p>
          </table:table-cell>
          <table:table-cell office:value-type="float" office:value="3" table:formula="of:=[.N50]" table:style-name="ce63">
            <text:p>3</text:p>
          </table:table-cell>
          <table:table-cell office:value-type="float" office:value="3" table:formula="of:=[.O50]" table:style-name="ce63">
            <text:p>3</text:p>
          </table:table-cell>
          <table:table-cell office:value-type="float" office:value="3" table:formula="of:=[.P50]" table:style-name="ce63">
            <text:p>3</text:p>
          </table:table-cell>
          <table:table-cell office:value-type="float" office:value="3" table:formula="of:=[.Q50]" table:style-name="ce63">
            <text:p>3</text:p>
          </table:table-cell>
          <table:table-cell office:value-type="float" office:value="3" table:formula="of:=[.R50]" table:style-name="ce63">
            <text:p>3</text:p>
          </table:table-cell>
          <table:table-cell office:value-type="float" office:value="3" table:formula="of:=[.S50]" table:style-name="ce63">
            <text:p>3</text:p>
          </table:table-cell>
          <table:table-cell office:value-type="float" office:value="3" table:formula="of:=[.T50]" table:style-name="ce63">
            <text:p>3</text:p>
          </table:table-cell>
          <table:table-cell office:value-type="float" office:value="3" table:formula="of:=[.U50]" table:style-name="ce63">
            <text:p>3</text:p>
          </table:table-cell>
          <table:table-cell office:value-type="float" office:value="3" table:formula="of:=[.V50]" table:style-name="ce63">
            <text:p>3</text:p>
          </table:table-cell>
          <table:table-cell office:value-type="float" office:value="3" table:formula="of:=[.W50]" table:style-name="ce63">
            <text:p>3</text:p>
          </table:table-cell>
          <table:table-cell office:value-type="float" office:value="3" table:formula="of:=[.X50]" table:style-name="ce63">
            <text:p>3</text:p>
          </table:table-cell>
          <table:table-cell office:value-type="float" office:value="3" table:formula="of:=[.Y50]" table:style-name="ce63">
            <text:p>3</text:p>
          </table:table-cell>
          <table:table-cell office:value-type="float" office:value="3" table:formula="of:=[.Z50]" table:style-name="ce63">
            <text:p>3</text:p>
          </table:table-cell>
          <table:table-cell office:value-type="float" office:value="3" table:formula="of:=[.AA50]" table:style-name="ce63">
            <text:p>3</text:p>
          </table:table-cell>
          <table:table-cell office:value-type="float" office:value="3" table:formula="of:=[.AB50]" table:style-name="ce63">
            <text:p>3</text:p>
          </table:table-cell>
          <table:table-cell office:value-type="float" office:value="3" table:formula="of:=[.AC50]" table:style-name="ce63">
            <text:p>3</text:p>
          </table:table-cell>
          <table:table-cell office:value-type="float" office:value="3" table:formula="of:=[.AD50]" table:style-name="ce63">
            <text:p>3</text:p>
          </table:table-cell>
          <table:table-cell office:value-type="float" office:value="3" table:formula="of:=[.AE50]" table:style-name="ce63">
            <text:p>3</text:p>
          </table:table-cell>
          <table:table-cell office:value-type="float" office:value="3" table:formula="of:=[.AF50]" table:style-name="ce63">
            <text:p>3</text:p>
          </table:table-cell>
          <table:table-cell office:value-type="float" office:value="3" table:formula="of:=[.AG50]" table:style-name="ce63">
            <text:p>3</text:p>
          </table:table-cell>
          <table:table-cell office:value-type="float" office:value="3" table:formula="of:=[.AH50]" table:style-name="ce63">
            <text:p>3</text:p>
          </table:table-cell>
          <table:table-cell office:value-type="float" office:value="3" table:formula="of:=[.AI50]" table:style-name="ce63">
            <text:p>3</text:p>
          </table:table-cell>
          <table:table-cell office:value-type="float" office:value="3" table:formula="of:=[.AJ50]" table:style-name="ce63">
            <text:p>3</text:p>
          </table:table-cell>
          <table:table-cell office:value-type="float" office:value="3" table:formula="of:=[.AK50]" table:style-name="ce63">
            <text:p>3</text:p>
          </table:table-cell>
          <table:table-cell office:value-type="float" office:value="3" table:formula="of:=[.AL50]" table:style-name="ce63">
            <text:p>3</text:p>
          </table:table-cell>
          <table:table-cell office:value-type="float" office:value="3" table:formula="of:=[.AM50]" table:style-name="ce63">
            <text:p>3</text:p>
          </table:table-cell>
          <table:table-cell office:value-type="float" office:value="3" table:formula="of:=[.AN50]" table:style-name="ce63">
            <text:p>3</text:p>
          </table:table-cell>
          <table:table-cell office:value-type="float" office:value="3" table:formula="of:=[.AO50]" table:style-name="ce63">
            <text:p>3</text:p>
          </table:table-cell>
          <table:table-cell office:value-type="float" office:value="3" table:formula="of:=[.AP50]" table:style-name="ce63">
            <text:p>3</text:p>
          </table:table-cell>
          <table:table-cell office:value-type="float" office:value="3" table:formula="of:=[.AQ50]" table:style-name="ce63">
            <text:p>3</text:p>
          </table:table-cell>
          <table:table-cell office:value-type="float" office:value="3" table:formula="of:=[.AR50]" table:style-name="ce63">
            <text:p>3</text:p>
          </table:table-cell>
          <table:table-cell office:value-type="float" office:value="3" table:formula="of:=[.AS50]" table:style-name="ce63">
            <text:p>3</text:p>
          </table:table-cell>
          <table:table-cell office:value-type="float" office:value="3" table:formula="of:=[.AT50]" table:style-name="ce63">
            <text:p>3</text:p>
          </table:table-cell>
          <table:table-cell office:value-type="float" office:value="3" table:formula="of:=[.AU50]" table:style-name="ce63">
            <text:p>3</text:p>
          </table:table-cell>
          <table:table-cell office:value-type="float" office:value="3" table:formula="of:=[.AV50]" table:style-name="ce63">
            <text:p>3</text:p>
          </table:table-cell>
          <table:table-cell office:value-type="float" office:value="3" table:formula="of:=[.AW50]" table:style-name="ce63">
            <text:p>3</text:p>
          </table:table-cell>
          <table:table-cell office:value-type="float" office:value="3" table:formula="of:=[.AX50]" table:style-name="ce63">
            <text:p>3</text:p>
          </table:table-cell>
          <table:table-cell office:value-type="float" office:value="3" table:formula="of:=[.AY50]" table:style-name="ce63">
            <text:p>3</text:p>
          </table:table-cell>
          <table:table-cell office:value-type="float" office:value="3" table:formula="of:=[.AZ50]" table:style-name="ce63">
            <text:p>3</text:p>
          </table:table-cell>
          <table:table-cell office:value-type="float" office:value="3" table:formula="of:=[.BA50]" table:style-name="ce63">
            <text:p>3</text:p>
          </table:table-cell>
          <table:table-cell office:value-type="float" office:value="3" table:formula="of:=[.BB50]" table:style-name="ce63">
            <text:p>3</text:p>
          </table:table-cell>
          <table:table-cell office:value-type="float" office:value="3" table:formula="of:=[.BC50]" table:style-name="ce63">
            <text:p>3</text:p>
          </table:table-cell>
          <table:table-cell office:value-type="float" office:value="3" table:formula="of:=[.BD50]" table:style-name="ce63">
            <text:p>3</text:p>
          </table:table-cell>
          <table:table-cell office:value-type="float" office:value="3" table:formula="of:=[.BE50]" table:style-name="ce63">
            <text:p>3</text:p>
          </table:table-cell>
          <table:table-cell office:value-type="float" office:value="3" table:formula="of:=[.BF50]" table:style-name="ce63">
            <text:p>3</text:p>
          </table:table-cell>
          <table:table-cell office:value-type="float" office:value="3" table:formula="of:=[.BG50]" table:style-name="ce63">
            <text:p>3</text:p>
          </table:table-cell>
          <table:table-cell office:value-type="float" office:value="3" table:formula="of:=[.BH50]" table:style-name="ce63">
            <text:p>3</text:p>
          </table:table-cell>
          <table:table-cell office:value-type="float" office:value="3" table:formula="of:=[.BI50]" table:style-name="ce63">
            <text:p>3</text:p>
          </table:table-cell>
          <table:table-cell office:value-type="float" office:value="3" table:formula="of:=[.BJ50]" table:style-name="ce63">
            <text:p>3</text:p>
          </table:table-cell>
          <table:table-cell office:value-type="float" office:value="3" table:formula="of:=[.BK50]" table:style-name="ce63">
            <text:p>3</text:p>
          </table:table-cell>
          <table:table-cell office:value-type="float" office:value="3" table:formula="of:=[.BL50]" table:style-name="ce63">
            <text:p>3</text:p>
          </table:table-cell>
          <table:table-cell office:value-type="float" office:value="3" table:formula="of:=[.BM50]" table:style-name="ce63">
            <text:p>3</text:p>
          </table:table-cell>
          <table:table-cell office:value-type="float" office:value="3" table:formula="of:=[.BN50]" table:style-name="ce63">
            <text:p>3</text:p>
          </table:table-cell>
          <table:table-cell office:value-type="float" office:value="3" table:formula="of:=[.BO50]" table:style-name="ce63">
            <text:p>3</text:p>
          </table:table-cell>
          <table:table-cell office:value-type="float" office:value="3" table:formula="of:=[.BP50]" table:style-name="ce63">
            <text:p>3</text:p>
          </table:table-cell>
          <table:table-cell office:value-type="float" office:value="3" table:formula="of:=[.BQ50]" table:style-name="ce63">
            <text:p>3</text:p>
          </table:table-cell>
          <table:table-cell office:value-type="float" office:value="3" table:formula="of:=[.BR50]" table:style-name="ce63">
            <text:p>3</text:p>
          </table:table-cell>
          <table:table-cell office:value-type="float" office:value="3" table:formula="of:=[.BS50]" table:style-name="ce63">
            <text:p>3</text:p>
          </table:table-cell>
          <table:table-cell office:value-type="float" office:value="3" table:formula="of:=[.BT50]" table:style-name="ce63">
            <text:p>3</text:p>
          </table:table-cell>
          <table:table-cell office:value-type="float" office:value="3" table:formula="of:=[.BU50]" table:style-name="ce63">
            <text:p>3</text:p>
          </table:table-cell>
          <table:table-cell office:value-type="float" office:value="3" table:formula="of:=[.BV50]" table:style-name="ce63">
            <text:p>3</text:p>
          </table:table-cell>
          <table:table-cell office:value-type="float" office:value="3" table:formula="of:=[.BW50]" table:style-name="ce63">
            <text:p>3</text:p>
          </table:table-cell>
          <table:table-cell office:value-type="float" office:value="3" table:formula="of:=[.BX50]" table:style-name="ce63">
            <text:p>3</text:p>
          </table:table-cell>
          <table:table-cell office:value-type="float" office:value="3" table:formula="of:=[.BY50]" table:style-name="ce63">
            <text:p>3</text:p>
          </table:table-cell>
          <table:table-cell office:value-type="float" office:value="3" table:formula="of:=[.BZ50]" table:style-name="ce63">
            <text:p>3</text:p>
          </table:table-cell>
          <table:table-cell office:value-type="float" office:value="3" table:formula="of:=[.CA50]" table:style-name="ce63">
            <text:p>3</text:p>
          </table:table-cell>
          <table:table-cell office:value-type="float" office:value="3" table:formula="of:=[.CB50]" table:style-name="ce63">
            <text:p>3</text:p>
          </table:table-cell>
          <table:table-cell office:value-type="float" office:value="3" table:formula="of:=[.CC50]" table:style-name="ce63">
            <text:p>3</text:p>
          </table:table-cell>
          <table:table-cell office:value-type="float" office:value="3" table:formula="of:=[.CD50]" table:style-name="ce63">
            <text:p>3</text:p>
          </table:table-cell>
          <table:table-cell office:value-type="float" office:value="3" table:formula="of:=[.CE50]" table:style-name="ce63">
            <text:p>3</text:p>
          </table:table-cell>
          <table:table-cell office:value-type="float" office:value="3" table:formula="of:=[.CF50]" table:style-name="ce63">
            <text:p>3</text:p>
          </table:table-cell>
          <table:table-cell office:value-type="float" office:value="3" table:formula="of:=[.CG50]" table:style-name="ce63">
            <text:p>3</text:p>
          </table:table-cell>
          <table:table-cell office:value-type="float" office:value="3" table:formula="of:=[.CH50]" table:style-name="ce63">
            <text:p>3</text:p>
          </table:table-cell>
          <table:table-cell office:value-type="float" office:value="3" table:formula="of:=[.CI50]" table:style-name="ce63">
            <text:p>3</text:p>
          </table:table-cell>
          <table:table-cell office:value-type="float" office:value="3" table:formula="of:=[.CJ50]" table:style-name="ce63">
            <text:p>3</text:p>
          </table:table-cell>
          <table:table-cell office:value-type="float" office:value="3" table:formula="of:=[.CK50]" table:style-name="ce63">
            <text:p>3</text:p>
          </table:table-cell>
          <table:table-cell office:value-type="float" office:value="3" table:formula="of:=[.CL50]" table:style-name="ce63">
            <text:p>3</text:p>
          </table:table-cell>
          <table:table-cell office:value-type="float" office:value="3" table:formula="of:=[.CM50]" table:style-name="ce63">
            <text:p>3</text:p>
          </table:table-cell>
          <table:table-cell office:value-type="float" office:value="3" table:formula="of:=[.CN50]" table:style-name="ce63">
            <text:p>3</text:p>
          </table:table-cell>
          <table:table-cell office:value-type="float" office:value="3" table:formula="of:=[.CO50]" table:style-name="ce63">
            <text:p>3</text:p>
          </table:table-cell>
          <table:table-cell office:value-type="float" office:value="3" table:formula="of:=[.CP50]" table:style-name="ce63">
            <text:p>3</text:p>
          </table:table-cell>
          <table:table-cell office:value-type="float" office:value="3" table:formula="of:=[.CQ50]" table:style-name="ce63">
            <text:p>3</text:p>
          </table:table-cell>
          <table:table-cell office:value-type="float" office:value="3" table:formula="of:=[.CR50]" table:style-name="ce63">
            <text:p>3</text:p>
          </table:table-cell>
          <table:table-cell office:value-type="float" office:value="3" table:formula="of:=[.CS50]" table:style-name="ce63">
            <text:p>3</text:p>
          </table:table-cell>
          <table:table-cell office:value-type="float" office:value="3" table:formula="of:=[.CT50]" table:style-name="ce63">
            <text:p>3</text:p>
          </table:table-cell>
          <table:table-cell office:value-type="float" office:value="3" table:formula="of:=[.CU50]" table:style-name="ce63">
            <text:p>3</text:p>
          </table:table-cell>
          <table:table-cell office:value-type="float" office:value="3" table:formula="of:=[.CV50]" table:style-name="ce63">
            <text:p>3</text:p>
          </table:table-cell>
          <table:table-cell office:value-type="float" office:value="3" table:formula="of:=[.CW50]" table:style-name="ce63">
            <text:p>3</text:p>
          </table:table-cell>
          <table:table-cell office:value-type="float" office:value="3" table:formula="of:=[.CX50]" table:style-name="ce63">
            <text:p>3</text:p>
          </table:table-cell>
          <table:table-cell office:value-type="float" office:value="3" table:formula="of:=[.CY50]" table:style-name="ce63">
            <text:p>3</text:p>
          </table:table-cell>
          <table:table-cell office:value-type="float" office:value="3" table:formula="of:=[.CZ50]" table:style-name="ce63">
            <text:p>3</text:p>
          </table:table-cell>
          <table:table-cell office:value-type="float" office:value="3" table:formula="of:=[.DA50]" table:style-name="ce63">
            <text:p>3</text:p>
          </table:table-cell>
          <table:table-cell table:number-columns-repeated="16278"/>
        </table:table-row>
        <table:table-row table:style-name="ro3">
          <table:table-cell office:value-type="string" office:string-value="---Scene2 aka Level2---" table:formula="of:=IF([Setup.A23]&lt;&gt;&quot;&quot;;[Setup.A23];&quot;&quot;)" table:style-name="ce1">
            <text:p>---Scene2 aka Level2---</text:p>
          </table:table-cell>
          <table:table-cell table:style-name="ce56"/>
          <table:table-cell office:value-type="string" office:string-value="" table:formula="of:=IF([Setup.B23]&lt;&gt;&quot;&quot;;[Setup.B23];&quot;&quot;)" table:style-name="ce1"/>
          <table:table-cell office:value-type="string" office:string-value="" table:formula="of:=[.DB51]" table:style-name="ce42"/>
          <table:table-cell table:style-name="ce49"/>
          <table:table-cell table:style-name="ce50"/>
          <table:table-cell office:value-type="string" office:string-value="" table:formula="of:=[.C51]" table:style-name="ce42"/>
          <table:table-cell office:value-type="string" office:string-value="" table:formula="of:=[.G51]" table:style-name="ce63"/>
          <table:table-cell office:value-type="string" office:string-value="" table:formula="of:=[.H51]" table:style-name="ce63"/>
          <table:table-cell office:value-type="string" office:string-value="" table:formula="of:=[.I51]" table:style-name="ce63"/>
          <table:table-cell office:value-type="string" office:string-value="" table:formula="of:=[.J51]" table:style-name="ce63"/>
          <table:table-cell office:value-type="string" office:string-value="" table:formula="of:=[.K51]" table:style-name="ce63"/>
          <table:table-cell office:value-type="string" office:string-value="" table:formula="of:=[.L51]" table:style-name="ce63"/>
          <table:table-cell office:value-type="string" office:string-value="" table:formula="of:=[.M51]" table:style-name="ce63"/>
          <table:table-cell office:value-type="string" office:string-value="" table:formula="of:=[.N51]" table:style-name="ce63"/>
          <table:table-cell office:value-type="string" office:string-value="" table:formula="of:=[.O51]" table:style-name="ce63"/>
          <table:table-cell office:value-type="string" office:string-value="" table:formula="of:=[.P51]" table:style-name="ce63"/>
          <table:table-cell office:value-type="string" office:string-value="" table:formula="of:=[.Q51]" table:style-name="ce63"/>
          <table:table-cell office:value-type="string" office:string-value="" table:formula="of:=[.R51]" table:style-name="ce63"/>
          <table:table-cell office:value-type="string" office:string-value="" table:formula="of:=[.S51]" table:style-name="ce63"/>
          <table:table-cell office:value-type="string" office:string-value="" table:formula="of:=[.T51]" table:style-name="ce63"/>
          <table:table-cell office:value-type="string" office:string-value="" table:formula="of:=[.U51]" table:style-name="ce63"/>
          <table:table-cell office:value-type="string" office:string-value="" table:formula="of:=[.V51]" table:style-name="ce63"/>
          <table:table-cell office:value-type="string" office:string-value="" table:formula="of:=[.W51]" table:style-name="ce63"/>
          <table:table-cell office:value-type="string" office:string-value="" table:formula="of:=[.X51]" table:style-name="ce63"/>
          <table:table-cell office:value-type="string" office:string-value="" table:formula="of:=[.Y51]" table:style-name="ce63"/>
          <table:table-cell office:value-type="string" office:string-value="" table:formula="of:=[.Z51]" table:style-name="ce63"/>
          <table:table-cell office:value-type="string" office:string-value="" table:formula="of:=[.AA51]" table:style-name="ce63"/>
          <table:table-cell office:value-type="string" office:string-value="" table:formula="of:=[.AB51]" table:style-name="ce63"/>
          <table:table-cell office:value-type="string" office:string-value="" table:formula="of:=[.AC51]" table:style-name="ce63"/>
          <table:table-cell office:value-type="string" office:string-value="" table:formula="of:=[.AD51]" table:style-name="ce63"/>
          <table:table-cell office:value-type="string" office:string-value="" table:formula="of:=[.AE51]" table:style-name="ce63"/>
          <table:table-cell office:value-type="string" office:string-value="" table:formula="of:=[.AF51]" table:style-name="ce63"/>
          <table:table-cell office:value-type="string" office:string-value="" table:formula="of:=[.AG51]" table:style-name="ce63"/>
          <table:table-cell office:value-type="string" office:string-value="" table:formula="of:=[.AH51]" table:style-name="ce63"/>
          <table:table-cell office:value-type="string" office:string-value="" table:formula="of:=[.AI51]" table:style-name="ce63"/>
          <table:table-cell office:value-type="string" office:string-value="" table:formula="of:=[.AJ51]" table:style-name="ce63"/>
          <table:table-cell office:value-type="string" office:string-value="" table:formula="of:=[.AK51]" table:style-name="ce63"/>
          <table:table-cell office:value-type="string" office:string-value="" table:formula="of:=[.AL51]" table:style-name="ce63"/>
          <table:table-cell office:value-type="string" office:string-value="" table:formula="of:=[.AM51]" table:style-name="ce63"/>
          <table:table-cell office:value-type="string" office:string-value="" table:formula="of:=[.AN51]" table:style-name="ce63"/>
          <table:table-cell office:value-type="string" office:string-value="" table:formula="of:=[.AO51]" table:style-name="ce63"/>
          <table:table-cell office:value-type="string" office:string-value="" table:formula="of:=[.AP51]" table:style-name="ce63"/>
          <table:table-cell office:value-type="string" office:string-value="" table:formula="of:=[.AQ51]" table:style-name="ce63"/>
          <table:table-cell office:value-type="string" office:string-value="" table:formula="of:=[.AR51]" table:style-name="ce63"/>
          <table:table-cell office:value-type="string" office:string-value="" table:formula="of:=[.AS51]" table:style-name="ce63"/>
          <table:table-cell office:value-type="string" office:string-value="" table:formula="of:=[.AT51]" table:style-name="ce63"/>
          <table:table-cell office:value-type="string" office:string-value="" table:formula="of:=[.AU51]" table:style-name="ce63"/>
          <table:table-cell office:value-type="string" office:string-value="" table:formula="of:=[.AV51]" table:style-name="ce63"/>
          <table:table-cell office:value-type="string" office:string-value="" table:formula="of:=[.AW51]" table:style-name="ce63"/>
          <table:table-cell office:value-type="string" office:string-value="" table:formula="of:=[.AX51]" table:style-name="ce63"/>
          <table:table-cell office:value-type="string" office:string-value="" table:formula="of:=[.AY51]" table:style-name="ce63"/>
          <table:table-cell office:value-type="string" office:string-value="" table:formula="of:=[.AZ51]" table:style-name="ce63"/>
          <table:table-cell office:value-type="string" office:string-value="" table:formula="of:=[.BA51]" table:style-name="ce63"/>
          <table:table-cell office:value-type="string" office:string-value="" table:formula="of:=[.BB51]" table:style-name="ce63"/>
          <table:table-cell office:value-type="string" office:string-value="" table:formula="of:=[.BC51]" table:style-name="ce63"/>
          <table:table-cell office:value-type="string" office:string-value="" table:formula="of:=[.BD51]" table:style-name="ce63"/>
          <table:table-cell office:value-type="string" office:string-value="" table:formula="of:=[.BE51]" table:style-name="ce63"/>
          <table:table-cell office:value-type="string" office:string-value="" table:formula="of:=[.BF51]" table:style-name="ce63"/>
          <table:table-cell office:value-type="string" office:string-value="" table:formula="of:=[.BG51]" table:style-name="ce63"/>
          <table:table-cell office:value-type="string" office:string-value="" table:formula="of:=[.BH51]" table:style-name="ce63"/>
          <table:table-cell office:value-type="string" office:string-value="" table:formula="of:=[.BI51]" table:style-name="ce63"/>
          <table:table-cell office:value-type="string" office:string-value="" table:formula="of:=[.BJ51]" table:style-name="ce63"/>
          <table:table-cell office:value-type="string" office:string-value="" table:formula="of:=[.BK51]" table:style-name="ce63"/>
          <table:table-cell office:value-type="string" office:string-value="" table:formula="of:=[.BL51]" table:style-name="ce63"/>
          <table:table-cell office:value-type="string" office:string-value="" table:formula="of:=[.BM51]" table:style-name="ce63"/>
          <table:table-cell office:value-type="string" office:string-value="" table:formula="of:=[.BN51]" table:style-name="ce63"/>
          <table:table-cell office:value-type="string" office:string-value="" table:formula="of:=[.BO51]" table:style-name="ce63"/>
          <table:table-cell office:value-type="string" office:string-value="" table:formula="of:=[.BP51]" table:style-name="ce63"/>
          <table:table-cell office:value-type="string" office:string-value="" table:formula="of:=[.BQ51]" table:style-name="ce63"/>
          <table:table-cell office:value-type="string" office:string-value="" table:formula="of:=[.BR51]" table:style-name="ce63"/>
          <table:table-cell office:value-type="string" office:string-value="" table:formula="of:=[.BS51]" table:style-name="ce63"/>
          <table:table-cell office:value-type="string" office:string-value="" table:formula="of:=[.BT51]" table:style-name="ce63"/>
          <table:table-cell office:value-type="string" office:string-value="" table:formula="of:=[.BU51]" table:style-name="ce63"/>
          <table:table-cell office:value-type="string" office:string-value="" table:formula="of:=[.BV51]" table:style-name="ce63"/>
          <table:table-cell office:value-type="string" office:string-value="" table:formula="of:=[.BW51]" table:style-name="ce63"/>
          <table:table-cell office:value-type="string" office:string-value="" table:formula="of:=[.BX51]" table:style-name="ce63"/>
          <table:table-cell office:value-type="string" office:string-value="" table:formula="of:=[.BY51]" table:style-name="ce63"/>
          <table:table-cell office:value-type="string" office:string-value="" table:formula="of:=[.BZ51]" table:style-name="ce63"/>
          <table:table-cell office:value-type="string" office:string-value="" table:formula="of:=[.CA51]" table:style-name="ce63"/>
          <table:table-cell office:value-type="string" office:string-value="" table:formula="of:=[.CB51]" table:style-name="ce63"/>
          <table:table-cell office:value-type="string" office:string-value="" table:formula="of:=[.CC51]" table:style-name="ce63"/>
          <table:table-cell office:value-type="string" office:string-value="" table:formula="of:=[.CD51]" table:style-name="ce63"/>
          <table:table-cell office:value-type="string" office:string-value="" table:formula="of:=[.CE51]" table:style-name="ce63"/>
          <table:table-cell office:value-type="string" office:string-value="" table:formula="of:=[.CF51]" table:style-name="ce63"/>
          <table:table-cell office:value-type="string" office:string-value="" table:formula="of:=[.CG51]" table:style-name="ce63"/>
          <table:table-cell office:value-type="string" office:string-value="" table:formula="of:=[.CH51]" table:style-name="ce63"/>
          <table:table-cell office:value-type="string" office:string-value="" table:formula="of:=[.CI51]" table:style-name="ce63"/>
          <table:table-cell office:value-type="string" office:string-value="" table:formula="of:=[.CJ51]" table:style-name="ce63"/>
          <table:table-cell office:value-type="string" office:string-value="" table:formula="of:=[.CK51]" table:style-name="ce63"/>
          <table:table-cell office:value-type="string" office:string-value="" table:formula="of:=[.CL51]" table:style-name="ce63"/>
          <table:table-cell office:value-type="string" office:string-value="" table:formula="of:=[.CM51]" table:style-name="ce63"/>
          <table:table-cell office:value-type="string" office:string-value="" table:formula="of:=[.CN51]" table:style-name="ce63"/>
          <table:table-cell office:value-type="string" office:string-value="" table:formula="of:=[.CO51]" table:style-name="ce63"/>
          <table:table-cell office:value-type="string" office:string-value="" table:formula="of:=[.CP51]" table:style-name="ce63"/>
          <table:table-cell office:value-type="string" office:string-value="" table:formula="of:=[.CQ51]" table:style-name="ce63"/>
          <table:table-cell office:value-type="string" office:string-value="" table:formula="of:=[.CR51]" table:style-name="ce63"/>
          <table:table-cell office:value-type="string" office:string-value="" table:formula="of:=[.CS51]" table:style-name="ce63"/>
          <table:table-cell office:value-type="string" office:string-value="" table:formula="of:=[.CT51]" table:style-name="ce63"/>
          <table:table-cell office:value-type="string" office:string-value="" table:formula="of:=[.CU51]" table:style-name="ce63"/>
          <table:table-cell office:value-type="string" office:string-value="" table:formula="of:=[.CV51]" table:style-name="ce63"/>
          <table:table-cell office:value-type="string" office:string-value="" table:formula="of:=[.CW51]" table:style-name="ce63"/>
          <table:table-cell office:value-type="string" office:string-value="" table:formula="of:=[.CX51]" table:style-name="ce63"/>
          <table:table-cell office:value-type="string" office:string-value="" table:formula="of:=[.CY51]" table:style-name="ce63"/>
          <table:table-cell office:value-type="string" office:string-value="" table:formula="of:=[.CZ51]" table:style-name="ce63"/>
          <table:table-cell office:value-type="string" office:string-value="" table:formula="of:=[.DA51]" table:style-name="ce63"/>
          <table:table-cell table:number-columns-repeated="16278"/>
        </table:table-row>
        <table:table-row table:style-name="ro3">
          <table:table-cell office:value-type="string" office:string-value="Design" table:formula="of:=IF([Setup.A24]&lt;&gt;&quot;&quot;;[Setup.A24];&quot;&quot;)" table:style-name="ce1">
            <text:p>Design</text:p>
          </table:table-cell>
          <table:table-cell table:style-name="ce56"/>
          <table:table-cell office:value-type="float" office:value="1" table:formula="of:=IF([Setup.B24]&lt;&gt;&quot;&quot;;[Setup.B24];&quot;&quot;)" table:style-name="ce1">
            <text:p>1</text:p>
          </table:table-cell>
          <table:table-cell office:value-type="float" office:value="1" table:formula="of:=[.DB52]" table:style-name="ce42">
            <text:p>1</text:p>
          </table:table-cell>
          <table:table-cell table:style-name="ce49"/>
          <table:table-cell table:style-name="ce50"/>
          <table:table-cell office:value-type="float" office:value="1" table:formula="of:=[.C52]" table:style-name="ce42">
            <text:p>1</text:p>
          </table:table-cell>
          <table:table-cell office:value-type="float" office:value="1" table:formula="of:=[.G52]" table:style-name="ce63">
            <text:p>1</text:p>
          </table:table-cell>
          <table:table-cell office:value-type="float" office:value="1" table:formula="of:=[.H52]" table:style-name="ce63">
            <text:p>1</text:p>
          </table:table-cell>
          <table:table-cell office:value-type="float" office:value="1" table:formula="of:=[.I52]" table:style-name="ce63">
            <text:p>1</text:p>
          </table:table-cell>
          <table:table-cell office:value-type="float" office:value="1" table:formula="of:=[.J52]" table:style-name="ce63">
            <text:p>1</text:p>
          </table:table-cell>
          <table:table-cell office:value-type="float" office:value="1" table:formula="of:=[.K52]" table:style-name="ce63">
            <text:p>1</text:p>
          </table:table-cell>
          <table:table-cell office:value-type="float" office:value="1" table:formula="of:=[.L52]" table:style-name="ce63">
            <text:p>1</text:p>
          </table:table-cell>
          <table:table-cell office:value-type="float" office:value="1" table:formula="of:=[.M52]" table:style-name="ce63">
            <text:p>1</text:p>
          </table:table-cell>
          <table:table-cell office:value-type="float" office:value="1" table:formula="of:=[.N52]" table:style-name="ce63">
            <text:p>1</text:p>
          </table:table-cell>
          <table:table-cell office:value-type="float" office:value="1" table:formula="of:=[.O52]" table:style-name="ce63">
            <text:p>1</text:p>
          </table:table-cell>
          <table:table-cell office:value-type="float" office:value="1" table:formula="of:=[.P52]" table:style-name="ce63">
            <text:p>1</text:p>
          </table:table-cell>
          <table:table-cell office:value-type="float" office:value="1" table:formula="of:=[.Q52]" table:style-name="ce63">
            <text:p>1</text:p>
          </table:table-cell>
          <table:table-cell office:value-type="float" office:value="1" table:formula="of:=[.R52]" table:style-name="ce63">
            <text:p>1</text:p>
          </table:table-cell>
          <table:table-cell office:value-type="float" office:value="1" table:formula="of:=[.S52]" table:style-name="ce63">
            <text:p>1</text:p>
          </table:table-cell>
          <table:table-cell office:value-type="float" office:value="1" table:formula="of:=[.T52]" table:style-name="ce63">
            <text:p>1</text:p>
          </table:table-cell>
          <table:table-cell office:value-type="float" office:value="1" table:formula="of:=[.U52]" table:style-name="ce63">
            <text:p>1</text:p>
          </table:table-cell>
          <table:table-cell office:value-type="float" office:value="1" table:formula="of:=[.V52]" table:style-name="ce63">
            <text:p>1</text:p>
          </table:table-cell>
          <table:table-cell office:value-type="float" office:value="1" table:formula="of:=[.W52]" table:style-name="ce63">
            <text:p>1</text:p>
          </table:table-cell>
          <table:table-cell office:value-type="float" office:value="1" table:formula="of:=[.X52]" table:style-name="ce63">
            <text:p>1</text:p>
          </table:table-cell>
          <table:table-cell office:value-type="float" office:value="1" table:formula="of:=[.Y52]" table:style-name="ce63">
            <text:p>1</text:p>
          </table:table-cell>
          <table:table-cell office:value-type="float" office:value="1" table:formula="of:=[.Z52]" table:style-name="ce63">
            <text:p>1</text:p>
          </table:table-cell>
          <table:table-cell office:value-type="float" office:value="1" table:formula="of:=[.AA52]" table:style-name="ce63">
            <text:p>1</text:p>
          </table:table-cell>
          <table:table-cell office:value-type="float" office:value="1" table:formula="of:=[.AB52]" table:style-name="ce63">
            <text:p>1</text:p>
          </table:table-cell>
          <table:table-cell office:value-type="float" office:value="1" table:formula="of:=[.AC52]" table:style-name="ce63">
            <text:p>1</text:p>
          </table:table-cell>
          <table:table-cell office:value-type="float" office:value="1" table:formula="of:=[.AD52]" table:style-name="ce63">
            <text:p>1</text:p>
          </table:table-cell>
          <table:table-cell office:value-type="float" office:value="1" table:formula="of:=[.AE52]" table:style-name="ce63">
            <text:p>1</text:p>
          </table:table-cell>
          <table:table-cell office:value-type="float" office:value="1" table:formula="of:=[.AF52]" table:style-name="ce63">
            <text:p>1</text:p>
          </table:table-cell>
          <table:table-cell office:value-type="float" office:value="1" table:formula="of:=[.AG52]" table:style-name="ce63">
            <text:p>1</text:p>
          </table:table-cell>
          <table:table-cell office:value-type="float" office:value="1" table:formula="of:=[.AH52]" table:style-name="ce63">
            <text:p>1</text:p>
          </table:table-cell>
          <table:table-cell office:value-type="float" office:value="1" table:formula="of:=[.AI52]" table:style-name="ce63">
            <text:p>1</text:p>
          </table:table-cell>
          <table:table-cell office:value-type="float" office:value="1" table:formula="of:=[.AJ52]" table:style-name="ce63">
            <text:p>1</text:p>
          </table:table-cell>
          <table:table-cell office:value-type="float" office:value="1" table:formula="of:=[.AK52]" table:style-name="ce63">
            <text:p>1</text:p>
          </table:table-cell>
          <table:table-cell office:value-type="float" office:value="1" table:formula="of:=[.AL52]" table:style-name="ce63">
            <text:p>1</text:p>
          </table:table-cell>
          <table:table-cell office:value-type="float" office:value="1" table:formula="of:=[.AM52]" table:style-name="ce63">
            <text:p>1</text:p>
          </table:table-cell>
          <table:table-cell office:value-type="float" office:value="1" table:formula="of:=[.AN52]" table:style-name="ce63">
            <text:p>1</text:p>
          </table:table-cell>
          <table:table-cell office:value-type="float" office:value="1" table:formula="of:=[.AO52]" table:style-name="ce63">
            <text:p>1</text:p>
          </table:table-cell>
          <table:table-cell office:value-type="float" office:value="1" table:formula="of:=[.AP52]" table:style-name="ce63">
            <text:p>1</text:p>
          </table:table-cell>
          <table:table-cell office:value-type="float" office:value="1" table:formula="of:=[.AQ52]" table:style-name="ce63">
            <text:p>1</text:p>
          </table:table-cell>
          <table:table-cell office:value-type="float" office:value="1" table:formula="of:=[.AR52]" table:style-name="ce63">
            <text:p>1</text:p>
          </table:table-cell>
          <table:table-cell office:value-type="float" office:value="1" table:formula="of:=[.AS52]" table:style-name="ce63">
            <text:p>1</text:p>
          </table:table-cell>
          <table:table-cell office:value-type="float" office:value="1" table:formula="of:=[.AT52]" table:style-name="ce63">
            <text:p>1</text:p>
          </table:table-cell>
          <table:table-cell office:value-type="float" office:value="1" table:formula="of:=[.AU52]" table:style-name="ce63">
            <text:p>1</text:p>
          </table:table-cell>
          <table:table-cell office:value-type="float" office:value="1" table:formula="of:=[.AV52]" table:style-name="ce63">
            <text:p>1</text:p>
          </table:table-cell>
          <table:table-cell office:value-type="float" office:value="1" table:formula="of:=[.AW52]" table:style-name="ce63">
            <text:p>1</text:p>
          </table:table-cell>
          <table:table-cell office:value-type="float" office:value="1" table:formula="of:=[.AX52]" table:style-name="ce63">
            <text:p>1</text:p>
          </table:table-cell>
          <table:table-cell office:value-type="float" office:value="1" table:formula="of:=[.AY52]" table:style-name="ce63">
            <text:p>1</text:p>
          </table:table-cell>
          <table:table-cell office:value-type="float" office:value="1" table:formula="of:=[.AZ52]" table:style-name="ce63">
            <text:p>1</text:p>
          </table:table-cell>
          <table:table-cell office:value-type="float" office:value="1" table:formula="of:=[.BA52]" table:style-name="ce63">
            <text:p>1</text:p>
          </table:table-cell>
          <table:table-cell office:value-type="float" office:value="1" table:formula="of:=[.BB52]" table:style-name="ce63">
            <text:p>1</text:p>
          </table:table-cell>
          <table:table-cell office:value-type="float" office:value="1" table:formula="of:=[.BC52]" table:style-name="ce63">
            <text:p>1</text:p>
          </table:table-cell>
          <table:table-cell office:value-type="float" office:value="1" table:formula="of:=[.BD52]" table:style-name="ce63">
            <text:p>1</text:p>
          </table:table-cell>
          <table:table-cell office:value-type="float" office:value="1" table:formula="of:=[.BE52]" table:style-name="ce63">
            <text:p>1</text:p>
          </table:table-cell>
          <table:table-cell office:value-type="float" office:value="1" table:formula="of:=[.BF52]" table:style-name="ce63">
            <text:p>1</text:p>
          </table:table-cell>
          <table:table-cell office:value-type="float" office:value="1" table:formula="of:=[.BG52]" table:style-name="ce63">
            <text:p>1</text:p>
          </table:table-cell>
          <table:table-cell office:value-type="float" office:value="1" table:formula="of:=[.BH52]" table:style-name="ce63">
            <text:p>1</text:p>
          </table:table-cell>
          <table:table-cell office:value-type="float" office:value="1" table:formula="of:=[.BI52]" table:style-name="ce63">
            <text:p>1</text:p>
          </table:table-cell>
          <table:table-cell office:value-type="float" office:value="1" table:formula="of:=[.BJ52]" table:style-name="ce63">
            <text:p>1</text:p>
          </table:table-cell>
          <table:table-cell office:value-type="float" office:value="1" table:formula="of:=[.BK52]" table:style-name="ce63">
            <text:p>1</text:p>
          </table:table-cell>
          <table:table-cell office:value-type="float" office:value="1" table:formula="of:=[.BL52]" table:style-name="ce63">
            <text:p>1</text:p>
          </table:table-cell>
          <table:table-cell office:value-type="float" office:value="1" table:formula="of:=[.BM52]" table:style-name="ce63">
            <text:p>1</text:p>
          </table:table-cell>
          <table:table-cell office:value-type="float" office:value="1" table:formula="of:=[.BN52]" table:style-name="ce63">
            <text:p>1</text:p>
          </table:table-cell>
          <table:table-cell office:value-type="float" office:value="1" table:formula="of:=[.BO52]" table:style-name="ce63">
            <text:p>1</text:p>
          </table:table-cell>
          <table:table-cell office:value-type="float" office:value="1" table:formula="of:=[.BP52]" table:style-name="ce63">
            <text:p>1</text:p>
          </table:table-cell>
          <table:table-cell office:value-type="float" office:value="1" table:formula="of:=[.BQ52]" table:style-name="ce63">
            <text:p>1</text:p>
          </table:table-cell>
          <table:table-cell office:value-type="float" office:value="1" table:formula="of:=[.BR52]" table:style-name="ce63">
            <text:p>1</text:p>
          </table:table-cell>
          <table:table-cell office:value-type="float" office:value="1" table:formula="of:=[.BS52]" table:style-name="ce63">
            <text:p>1</text:p>
          </table:table-cell>
          <table:table-cell office:value-type="float" office:value="1" table:formula="of:=[.BT52]" table:style-name="ce63">
            <text:p>1</text:p>
          </table:table-cell>
          <table:table-cell office:value-type="float" office:value="1" table:formula="of:=[.BU52]" table:style-name="ce63">
            <text:p>1</text:p>
          </table:table-cell>
          <table:table-cell office:value-type="float" office:value="1" table:formula="of:=[.BV52]" table:style-name="ce63">
            <text:p>1</text:p>
          </table:table-cell>
          <table:table-cell office:value-type="float" office:value="1" table:formula="of:=[.BW52]" table:style-name="ce63">
            <text:p>1</text:p>
          </table:table-cell>
          <table:table-cell office:value-type="float" office:value="1" table:formula="of:=[.BX52]" table:style-name="ce63">
            <text:p>1</text:p>
          </table:table-cell>
          <table:table-cell office:value-type="float" office:value="1" table:formula="of:=[.BY52]" table:style-name="ce63">
            <text:p>1</text:p>
          </table:table-cell>
          <table:table-cell office:value-type="float" office:value="1" table:formula="of:=[.BZ52]" table:style-name="ce63">
            <text:p>1</text:p>
          </table:table-cell>
          <table:table-cell office:value-type="float" office:value="1" table:formula="of:=[.CA52]" table:style-name="ce63">
            <text:p>1</text:p>
          </table:table-cell>
          <table:table-cell office:value-type="float" office:value="1" table:formula="of:=[.CB52]" table:style-name="ce63">
            <text:p>1</text:p>
          </table:table-cell>
          <table:table-cell office:value-type="float" office:value="1" table:formula="of:=[.CC52]" table:style-name="ce63">
            <text:p>1</text:p>
          </table:table-cell>
          <table:table-cell office:value-type="float" office:value="1" table:formula="of:=[.CD52]" table:style-name="ce63">
            <text:p>1</text:p>
          </table:table-cell>
          <table:table-cell office:value-type="float" office:value="1" table:formula="of:=[.CE52]" table:style-name="ce63">
            <text:p>1</text:p>
          </table:table-cell>
          <table:table-cell office:value-type="float" office:value="1" table:formula="of:=[.CF52]" table:style-name="ce63">
            <text:p>1</text:p>
          </table:table-cell>
          <table:table-cell office:value-type="float" office:value="1" table:formula="of:=[.CG52]" table:style-name="ce63">
            <text:p>1</text:p>
          </table:table-cell>
          <table:table-cell office:value-type="float" office:value="1" table:formula="of:=[.CH52]" table:style-name="ce63">
            <text:p>1</text:p>
          </table:table-cell>
          <table:table-cell office:value-type="float" office:value="1" table:formula="of:=[.CI52]" table:style-name="ce63">
            <text:p>1</text:p>
          </table:table-cell>
          <table:table-cell office:value-type="float" office:value="1" table:formula="of:=[.CJ52]" table:style-name="ce63">
            <text:p>1</text:p>
          </table:table-cell>
          <table:table-cell office:value-type="float" office:value="1" table:formula="of:=[.CK52]" table:style-name="ce63">
            <text:p>1</text:p>
          </table:table-cell>
          <table:table-cell office:value-type="float" office:value="1" table:formula="of:=[.CL52]" table:style-name="ce63">
            <text:p>1</text:p>
          </table:table-cell>
          <table:table-cell office:value-type="float" office:value="1" table:formula="of:=[.CM52]" table:style-name="ce63">
            <text:p>1</text:p>
          </table:table-cell>
          <table:table-cell office:value-type="float" office:value="1" table:formula="of:=[.CN52]" table:style-name="ce63">
            <text:p>1</text:p>
          </table:table-cell>
          <table:table-cell office:value-type="float" office:value="1" table:formula="of:=[.CO52]" table:style-name="ce63">
            <text:p>1</text:p>
          </table:table-cell>
          <table:table-cell office:value-type="float" office:value="1" table:formula="of:=[.CP52]" table:style-name="ce63">
            <text:p>1</text:p>
          </table:table-cell>
          <table:table-cell office:value-type="float" office:value="1" table:formula="of:=[.CQ52]" table:style-name="ce63">
            <text:p>1</text:p>
          </table:table-cell>
          <table:table-cell office:value-type="float" office:value="1" table:formula="of:=[.CR52]" table:style-name="ce63">
            <text:p>1</text:p>
          </table:table-cell>
          <table:table-cell office:value-type="float" office:value="1" table:formula="of:=[.CS52]" table:style-name="ce63">
            <text:p>1</text:p>
          </table:table-cell>
          <table:table-cell office:value-type="float" office:value="1" table:formula="of:=[.CT52]" table:style-name="ce63">
            <text:p>1</text:p>
          </table:table-cell>
          <table:table-cell office:value-type="float" office:value="1" table:formula="of:=[.CU52]" table:style-name="ce63">
            <text:p>1</text:p>
          </table:table-cell>
          <table:table-cell office:value-type="float" office:value="1" table:formula="of:=[.CV52]" table:style-name="ce63">
            <text:p>1</text:p>
          </table:table-cell>
          <table:table-cell office:value-type="float" office:value="1" table:formula="of:=[.CW52]" table:style-name="ce63">
            <text:p>1</text:p>
          </table:table-cell>
          <table:table-cell office:value-type="float" office:value="1" table:formula="of:=[.CX52]" table:style-name="ce63">
            <text:p>1</text:p>
          </table:table-cell>
          <table:table-cell office:value-type="float" office:value="1" table:formula="of:=[.CY52]" table:style-name="ce63">
            <text:p>1</text:p>
          </table:table-cell>
          <table:table-cell office:value-type="float" office:value="1" table:formula="of:=[.CZ52]" table:style-name="ce63">
            <text:p>1</text:p>
          </table:table-cell>
          <table:table-cell office:value-type="float" office:value="1" table:formula="of:=[.DA52]" table:style-name="ce63">
            <text:p>1</text:p>
          </table:table-cell>
          <table:table-cell table:number-columns-repeated="16278"/>
        </table:table-row>
        <table:table-row table:style-name="ro3">
          <table:table-cell office:value-type="string" office:string-value="Script Implementation" table:formula="of:=IF([Setup.A25]&lt;&gt;&quot;&quot;;[Setup.A25];&quot;&quot;)" table:style-name="ce1">
            <text:p>Script Implementation</text:p>
          </table:table-cell>
          <table:table-cell table:style-name="ce56"/>
          <table:table-cell office:value-type="float" office:value="2" table:formula="of:=IF([Setup.B25]&lt;&gt;&quot;&quot;;[Setup.B25];&quot;&quot;)" table:style-name="ce1">
            <text:p>2</text:p>
          </table:table-cell>
          <table:table-cell office:value-type="float" office:value="2" table:formula="of:=[.DB53]" table:style-name="ce42">
            <text:p>2</text:p>
          </table:table-cell>
          <table:table-cell table:style-name="ce49"/>
          <table:table-cell table:style-name="ce50"/>
          <table:table-cell office:value-type="float" office:value="2" table:formula="of:=[.C53]" table:style-name="ce42">
            <text:p>2</text:p>
          </table:table-cell>
          <table:table-cell office:value-type="float" office:value="2" table:formula="of:=[.G53]" table:style-name="ce63">
            <text:p>2</text:p>
          </table:table-cell>
          <table:table-cell office:value-type="float" office:value="2" table:formula="of:=[.H53]" table:style-name="ce63">
            <text:p>2</text:p>
          </table:table-cell>
          <table:table-cell office:value-type="float" office:value="2" table:formula="of:=[.I53]" table:style-name="ce63">
            <text:p>2</text:p>
          </table:table-cell>
          <table:table-cell office:value-type="float" office:value="2" table:formula="of:=[.J53]" table:style-name="ce63">
            <text:p>2</text:p>
          </table:table-cell>
          <table:table-cell office:value-type="float" office:value="2" table:formula="of:=[.K53]" table:style-name="ce63">
            <text:p>2</text:p>
          </table:table-cell>
          <table:table-cell office:value-type="float" office:value="2" table:formula="of:=[.L53]" table:style-name="ce63">
            <text:p>2</text:p>
          </table:table-cell>
          <table:table-cell office:value-type="float" office:value="2" table:formula="of:=[.M53]" table:style-name="ce63">
            <text:p>2</text:p>
          </table:table-cell>
          <table:table-cell office:value-type="float" office:value="2" table:formula="of:=[.N53]" table:style-name="ce63">
            <text:p>2</text:p>
          </table:table-cell>
          <table:table-cell office:value-type="float" office:value="2" table:formula="of:=[.O53]" table:style-name="ce63">
            <text:p>2</text:p>
          </table:table-cell>
          <table:table-cell office:value-type="float" office:value="2" table:formula="of:=[.P53]" table:style-name="ce63">
            <text:p>2</text:p>
          </table:table-cell>
          <table:table-cell office:value-type="float" office:value="2" table:formula="of:=[.Q53]" table:style-name="ce63">
            <text:p>2</text:p>
          </table:table-cell>
          <table:table-cell office:value-type="float" office:value="2" table:formula="of:=[.R53]" table:style-name="ce63">
            <text:p>2</text:p>
          </table:table-cell>
          <table:table-cell office:value-type="float" office:value="2" table:formula="of:=[.S53]" table:style-name="ce63">
            <text:p>2</text:p>
          </table:table-cell>
          <table:table-cell office:value-type="float" office:value="2" table:formula="of:=[.T53]" table:style-name="ce63">
            <text:p>2</text:p>
          </table:table-cell>
          <table:table-cell office:value-type="float" office:value="2" table:formula="of:=[.U53]" table:style-name="ce63">
            <text:p>2</text:p>
          </table:table-cell>
          <table:table-cell office:value-type="float" office:value="2" table:formula="of:=[.V53]" table:style-name="ce63">
            <text:p>2</text:p>
          </table:table-cell>
          <table:table-cell office:value-type="float" office:value="2" table:formula="of:=[.W53]" table:style-name="ce63">
            <text:p>2</text:p>
          </table:table-cell>
          <table:table-cell office:value-type="float" office:value="2" table:formula="of:=[.X53]" table:style-name="ce63">
            <text:p>2</text:p>
          </table:table-cell>
          <table:table-cell office:value-type="float" office:value="2" table:formula="of:=[.Y53]" table:style-name="ce63">
            <text:p>2</text:p>
          </table:table-cell>
          <table:table-cell office:value-type="float" office:value="2" table:formula="of:=[.Z53]" table:style-name="ce63">
            <text:p>2</text:p>
          </table:table-cell>
          <table:table-cell office:value-type="float" office:value="2" table:formula="of:=[.AA53]" table:style-name="ce63">
            <text:p>2</text:p>
          </table:table-cell>
          <table:table-cell office:value-type="float" office:value="2" table:formula="of:=[.AB53]" table:style-name="ce63">
            <text:p>2</text:p>
          </table:table-cell>
          <table:table-cell office:value-type="float" office:value="2" table:formula="of:=[.AC53]" table:style-name="ce63">
            <text:p>2</text:p>
          </table:table-cell>
          <table:table-cell office:value-type="float" office:value="2" table:formula="of:=[.AD53]" table:style-name="ce63">
            <text:p>2</text:p>
          </table:table-cell>
          <table:table-cell office:value-type="float" office:value="2" table:formula="of:=[.AE53]" table:style-name="ce63">
            <text:p>2</text:p>
          </table:table-cell>
          <table:table-cell office:value-type="float" office:value="2" table:formula="of:=[.AF53]" table:style-name="ce63">
            <text:p>2</text:p>
          </table:table-cell>
          <table:table-cell office:value-type="float" office:value="2" table:formula="of:=[.AG53]" table:style-name="ce63">
            <text:p>2</text:p>
          </table:table-cell>
          <table:table-cell office:value-type="float" office:value="2" table:formula="of:=[.AH53]" table:style-name="ce63">
            <text:p>2</text:p>
          </table:table-cell>
          <table:table-cell office:value-type="float" office:value="2" table:formula="of:=[.AI53]" table:style-name="ce63">
            <text:p>2</text:p>
          </table:table-cell>
          <table:table-cell office:value-type="float" office:value="2" table:formula="of:=[.AJ53]" table:style-name="ce63">
            <text:p>2</text:p>
          </table:table-cell>
          <table:table-cell office:value-type="float" office:value="2" table:formula="of:=[.AK53]" table:style-name="ce63">
            <text:p>2</text:p>
          </table:table-cell>
          <table:table-cell office:value-type="float" office:value="2" table:formula="of:=[.AL53]" table:style-name="ce63">
            <text:p>2</text:p>
          </table:table-cell>
          <table:table-cell office:value-type="float" office:value="2" table:formula="of:=[.AM53]" table:style-name="ce63">
            <text:p>2</text:p>
          </table:table-cell>
          <table:table-cell office:value-type="float" office:value="2" table:formula="of:=[.AN53]" table:style-name="ce63">
            <text:p>2</text:p>
          </table:table-cell>
          <table:table-cell office:value-type="float" office:value="2" table:formula="of:=[.AO53]" table:style-name="ce63">
            <text:p>2</text:p>
          </table:table-cell>
          <table:table-cell office:value-type="float" office:value="2" table:formula="of:=[.AP53]" table:style-name="ce63">
            <text:p>2</text:p>
          </table:table-cell>
          <table:table-cell office:value-type="float" office:value="2" table:formula="of:=[.AQ53]" table:style-name="ce63">
            <text:p>2</text:p>
          </table:table-cell>
          <table:table-cell office:value-type="float" office:value="2" table:formula="of:=[.AR53]" table:style-name="ce63">
            <text:p>2</text:p>
          </table:table-cell>
          <table:table-cell office:value-type="float" office:value="2" table:formula="of:=[.AS53]" table:style-name="ce63">
            <text:p>2</text:p>
          </table:table-cell>
          <table:table-cell office:value-type="float" office:value="2" table:formula="of:=[.AT53]" table:style-name="ce63">
            <text:p>2</text:p>
          </table:table-cell>
          <table:table-cell office:value-type="float" office:value="2" table:formula="of:=[.AU53]" table:style-name="ce63">
            <text:p>2</text:p>
          </table:table-cell>
          <table:table-cell office:value-type="float" office:value="2" table:formula="of:=[.AV53]" table:style-name="ce63">
            <text:p>2</text:p>
          </table:table-cell>
          <table:table-cell office:value-type="float" office:value="2" table:formula="of:=[.AW53]" table:style-name="ce63">
            <text:p>2</text:p>
          </table:table-cell>
          <table:table-cell office:value-type="float" office:value="2" table:formula="of:=[.AX53]" table:style-name="ce63">
            <text:p>2</text:p>
          </table:table-cell>
          <table:table-cell office:value-type="float" office:value="2" table:formula="of:=[.AY53]" table:style-name="ce63">
            <text:p>2</text:p>
          </table:table-cell>
          <table:table-cell office:value-type="float" office:value="2" table:formula="of:=[.AZ53]" table:style-name="ce63">
            <text:p>2</text:p>
          </table:table-cell>
          <table:table-cell office:value-type="float" office:value="2" table:formula="of:=[.BA53]" table:style-name="ce63">
            <text:p>2</text:p>
          </table:table-cell>
          <table:table-cell office:value-type="float" office:value="2" table:formula="of:=[.BB53]" table:style-name="ce63">
            <text:p>2</text:p>
          </table:table-cell>
          <table:table-cell office:value-type="float" office:value="2" table:formula="of:=[.BC53]" table:style-name="ce63">
            <text:p>2</text:p>
          </table:table-cell>
          <table:table-cell office:value-type="float" office:value="2" table:formula="of:=[.BD53]" table:style-name="ce63">
            <text:p>2</text:p>
          </table:table-cell>
          <table:table-cell office:value-type="float" office:value="2" table:formula="of:=[.BE53]" table:style-name="ce63">
            <text:p>2</text:p>
          </table:table-cell>
          <table:table-cell office:value-type="float" office:value="2" table:formula="of:=[.BF53]" table:style-name="ce63">
            <text:p>2</text:p>
          </table:table-cell>
          <table:table-cell office:value-type="float" office:value="2" table:formula="of:=[.BG53]" table:style-name="ce63">
            <text:p>2</text:p>
          </table:table-cell>
          <table:table-cell office:value-type="float" office:value="2" table:formula="of:=[.BH53]" table:style-name="ce63">
            <text:p>2</text:p>
          </table:table-cell>
          <table:table-cell office:value-type="float" office:value="2" table:formula="of:=[.BI53]" table:style-name="ce63">
            <text:p>2</text:p>
          </table:table-cell>
          <table:table-cell office:value-type="float" office:value="2" table:formula="of:=[.BJ53]" table:style-name="ce63">
            <text:p>2</text:p>
          </table:table-cell>
          <table:table-cell office:value-type="float" office:value="2" table:formula="of:=[.BK53]" table:style-name="ce63">
            <text:p>2</text:p>
          </table:table-cell>
          <table:table-cell office:value-type="float" office:value="2" table:formula="of:=[.BL53]" table:style-name="ce63">
            <text:p>2</text:p>
          </table:table-cell>
          <table:table-cell office:value-type="float" office:value="2" table:formula="of:=[.BM53]" table:style-name="ce63">
            <text:p>2</text:p>
          </table:table-cell>
          <table:table-cell office:value-type="float" office:value="2" table:formula="of:=[.BN53]" table:style-name="ce63">
            <text:p>2</text:p>
          </table:table-cell>
          <table:table-cell office:value-type="float" office:value="2" table:formula="of:=[.BO53]" table:style-name="ce63">
            <text:p>2</text:p>
          </table:table-cell>
          <table:table-cell office:value-type="float" office:value="2" table:formula="of:=[.BP53]" table:style-name="ce63">
            <text:p>2</text:p>
          </table:table-cell>
          <table:table-cell office:value-type="float" office:value="2" table:formula="of:=[.BQ53]" table:style-name="ce63">
            <text:p>2</text:p>
          </table:table-cell>
          <table:table-cell office:value-type="float" office:value="2" table:formula="of:=[.BR53]" table:style-name="ce63">
            <text:p>2</text:p>
          </table:table-cell>
          <table:table-cell office:value-type="float" office:value="2" table:formula="of:=[.BS53]" table:style-name="ce63">
            <text:p>2</text:p>
          </table:table-cell>
          <table:table-cell office:value-type="float" office:value="2" table:formula="of:=[.BT53]" table:style-name="ce63">
            <text:p>2</text:p>
          </table:table-cell>
          <table:table-cell office:value-type="float" office:value="2" table:formula="of:=[.BU53]" table:style-name="ce63">
            <text:p>2</text:p>
          </table:table-cell>
          <table:table-cell office:value-type="float" office:value="2" table:formula="of:=[.BV53]" table:style-name="ce63">
            <text:p>2</text:p>
          </table:table-cell>
          <table:table-cell office:value-type="float" office:value="2" table:formula="of:=[.BW53]" table:style-name="ce63">
            <text:p>2</text:p>
          </table:table-cell>
          <table:table-cell office:value-type="float" office:value="2" table:formula="of:=[.BX53]" table:style-name="ce63">
            <text:p>2</text:p>
          </table:table-cell>
          <table:table-cell office:value-type="float" office:value="2" table:formula="of:=[.BY53]" table:style-name="ce63">
            <text:p>2</text:p>
          </table:table-cell>
          <table:table-cell office:value-type="float" office:value="2" table:formula="of:=[.BZ53]" table:style-name="ce63">
            <text:p>2</text:p>
          </table:table-cell>
          <table:table-cell office:value-type="float" office:value="2" table:formula="of:=[.CA53]" table:style-name="ce63">
            <text:p>2</text:p>
          </table:table-cell>
          <table:table-cell office:value-type="float" office:value="2" table:formula="of:=[.CB53]" table:style-name="ce63">
            <text:p>2</text:p>
          </table:table-cell>
          <table:table-cell office:value-type="float" office:value="2" table:formula="of:=[.CC53]" table:style-name="ce63">
            <text:p>2</text:p>
          </table:table-cell>
          <table:table-cell office:value-type="float" office:value="2" table:formula="of:=[.CD53]" table:style-name="ce63">
            <text:p>2</text:p>
          </table:table-cell>
          <table:table-cell office:value-type="float" office:value="2" table:formula="of:=[.CE53]" table:style-name="ce63">
            <text:p>2</text:p>
          </table:table-cell>
          <table:table-cell office:value-type="float" office:value="2" table:formula="of:=[.CF53]" table:style-name="ce63">
            <text:p>2</text:p>
          </table:table-cell>
          <table:table-cell office:value-type="float" office:value="2" table:formula="of:=[.CG53]" table:style-name="ce63">
            <text:p>2</text:p>
          </table:table-cell>
          <table:table-cell office:value-type="float" office:value="2" table:formula="of:=[.CH53]" table:style-name="ce63">
            <text:p>2</text:p>
          </table:table-cell>
          <table:table-cell office:value-type="float" office:value="2" table:formula="of:=[.CI53]" table:style-name="ce63">
            <text:p>2</text:p>
          </table:table-cell>
          <table:table-cell office:value-type="float" office:value="2" table:formula="of:=[.CJ53]" table:style-name="ce63">
            <text:p>2</text:p>
          </table:table-cell>
          <table:table-cell office:value-type="float" office:value="2" table:formula="of:=[.CK53]" table:style-name="ce63">
            <text:p>2</text:p>
          </table:table-cell>
          <table:table-cell office:value-type="float" office:value="2" table:formula="of:=[.CL53]" table:style-name="ce63">
            <text:p>2</text:p>
          </table:table-cell>
          <table:table-cell office:value-type="float" office:value="2" table:formula="of:=[.CM53]" table:style-name="ce63">
            <text:p>2</text:p>
          </table:table-cell>
          <table:table-cell office:value-type="float" office:value="2" table:formula="of:=[.CN53]" table:style-name="ce63">
            <text:p>2</text:p>
          </table:table-cell>
          <table:table-cell office:value-type="float" office:value="2" table:formula="of:=[.CO53]" table:style-name="ce63">
            <text:p>2</text:p>
          </table:table-cell>
          <table:table-cell office:value-type="float" office:value="2" table:formula="of:=[.CP53]" table:style-name="ce63">
            <text:p>2</text:p>
          </table:table-cell>
          <table:table-cell office:value-type="float" office:value="2" table:formula="of:=[.CQ53]" table:style-name="ce63">
            <text:p>2</text:p>
          </table:table-cell>
          <table:table-cell office:value-type="float" office:value="2" table:formula="of:=[.CR53]" table:style-name="ce63">
            <text:p>2</text:p>
          </table:table-cell>
          <table:table-cell office:value-type="float" office:value="2" table:formula="of:=[.CS53]" table:style-name="ce63">
            <text:p>2</text:p>
          </table:table-cell>
          <table:table-cell office:value-type="float" office:value="2" table:formula="of:=[.CT53]" table:style-name="ce63">
            <text:p>2</text:p>
          </table:table-cell>
          <table:table-cell office:value-type="float" office:value="2" table:formula="of:=[.CU53]" table:style-name="ce63">
            <text:p>2</text:p>
          </table:table-cell>
          <table:table-cell office:value-type="float" office:value="2" table:formula="of:=[.CV53]" table:style-name="ce63">
            <text:p>2</text:p>
          </table:table-cell>
          <table:table-cell office:value-type="float" office:value="2" table:formula="of:=[.CW53]" table:style-name="ce63">
            <text:p>2</text:p>
          </table:table-cell>
          <table:table-cell office:value-type="float" office:value="2" table:formula="of:=[.CX53]" table:style-name="ce63">
            <text:p>2</text:p>
          </table:table-cell>
          <table:table-cell office:value-type="float" office:value="2" table:formula="of:=[.CY53]" table:style-name="ce63">
            <text:p>2</text:p>
          </table:table-cell>
          <table:table-cell office:value-type="float" office:value="2" table:formula="of:=[.CZ53]" table:style-name="ce63">
            <text:p>2</text:p>
          </table:table-cell>
          <table:table-cell office:value-type="float" office:value="2" table:formula="of:=[.DA53]" table:style-name="ce63">
            <text:p>2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A26]&lt;&gt;&quot;&quot;;[Setup.A26];&quot;&quot;)" table:style-name="ce1"/>
          <table:table-cell table:style-name="ce56"/>
          <table:table-cell office:value-type="string" office:string-value="" table:formula="of:=IF([Setup.B26]&lt;&gt;&quot;&quot;;[Setup.B26];&quot;&quot;)" table:style-name="ce1"/>
          <table:table-cell office:value-type="string" office:string-value="" table:formula="of:=[.DB54]" table:style-name="ce42"/>
          <table:table-cell table:style-name="ce49"/>
          <table:table-cell table:style-name="ce50"/>
          <table:table-cell office:value-type="string" office:string-value="" table:formula="of:=[.C54]" table:style-name="ce42"/>
          <table:table-cell office:value-type="string" office:string-value="" table:formula="of:=[.G54]" table:style-name="ce63"/>
          <table:table-cell office:value-type="string" office:string-value="" table:formula="of:=[.H54]" table:style-name="ce63"/>
          <table:table-cell office:value-type="string" office:string-value="" table:formula="of:=[.I54]" table:style-name="ce63"/>
          <table:table-cell office:value-type="string" office:string-value="" table:formula="of:=[.J54]" table:style-name="ce63"/>
          <table:table-cell office:value-type="string" office:string-value="" table:formula="of:=[.K54]" table:style-name="ce63"/>
          <table:table-cell office:value-type="string" office:string-value="" table:formula="of:=[.L54]" table:style-name="ce63"/>
          <table:table-cell office:value-type="string" office:string-value="" table:formula="of:=[.M54]" table:style-name="ce63"/>
          <table:table-cell office:value-type="string" office:string-value="" table:formula="of:=[.N54]" table:style-name="ce63"/>
          <table:table-cell office:value-type="string" office:string-value="" table:formula="of:=[.O54]" table:style-name="ce63"/>
          <table:table-cell office:value-type="string" office:string-value="" table:formula="of:=[.P54]" table:style-name="ce63"/>
          <table:table-cell office:value-type="string" office:string-value="" table:formula="of:=[.Q54]" table:style-name="ce63"/>
          <table:table-cell office:value-type="string" office:string-value="" table:formula="of:=[.R54]" table:style-name="ce63"/>
          <table:table-cell office:value-type="string" office:string-value="" table:formula="of:=[.S54]" table:style-name="ce63"/>
          <table:table-cell office:value-type="string" office:string-value="" table:formula="of:=[.T54]" table:style-name="ce63"/>
          <table:table-cell office:value-type="string" office:string-value="" table:formula="of:=[.U54]" table:style-name="ce63"/>
          <table:table-cell office:value-type="string" office:string-value="" table:formula="of:=[.V54]" table:style-name="ce63"/>
          <table:table-cell office:value-type="string" office:string-value="" table:formula="of:=[.W54]" table:style-name="ce63"/>
          <table:table-cell office:value-type="string" office:string-value="" table:formula="of:=[.X54]" table:style-name="ce63"/>
          <table:table-cell office:value-type="string" office:string-value="" table:formula="of:=[.Y54]" table:style-name="ce63"/>
          <table:table-cell office:value-type="string" office:string-value="" table:formula="of:=[.Z54]" table:style-name="ce63"/>
          <table:table-cell office:value-type="string" office:string-value="" table:formula="of:=[.AA54]" table:style-name="ce63"/>
          <table:table-cell office:value-type="string" office:string-value="" table:formula="of:=[.AB54]" table:style-name="ce63"/>
          <table:table-cell office:value-type="string" office:string-value="" table:formula="of:=[.AC54]" table:style-name="ce63"/>
          <table:table-cell office:value-type="string" office:string-value="" table:formula="of:=[.AD54]" table:style-name="ce63"/>
          <table:table-cell office:value-type="string" office:string-value="" table:formula="of:=[.AE54]" table:style-name="ce63"/>
          <table:table-cell office:value-type="string" office:string-value="" table:formula="of:=[.AF54]" table:style-name="ce63"/>
          <table:table-cell office:value-type="string" office:string-value="" table:formula="of:=[.AG54]" table:style-name="ce63"/>
          <table:table-cell office:value-type="string" office:string-value="" table:formula="of:=[.AH54]" table:style-name="ce63"/>
          <table:table-cell office:value-type="string" office:string-value="" table:formula="of:=[.AI54]" table:style-name="ce63"/>
          <table:table-cell office:value-type="string" office:string-value="" table:formula="of:=[.AJ54]" table:style-name="ce63"/>
          <table:table-cell office:value-type="string" office:string-value="" table:formula="of:=[.AK54]" table:style-name="ce63"/>
          <table:table-cell office:value-type="string" office:string-value="" table:formula="of:=[.AL54]" table:style-name="ce63"/>
          <table:table-cell office:value-type="string" office:string-value="" table:formula="of:=[.AM54]" table:style-name="ce63"/>
          <table:table-cell office:value-type="string" office:string-value="" table:formula="of:=[.AN54]" table:style-name="ce63"/>
          <table:table-cell office:value-type="string" office:string-value="" table:formula="of:=[.AO54]" table:style-name="ce63"/>
          <table:table-cell office:value-type="string" office:string-value="" table:formula="of:=[.AP54]" table:style-name="ce63"/>
          <table:table-cell office:value-type="string" office:string-value="" table:formula="of:=[.AQ54]" table:style-name="ce63"/>
          <table:table-cell office:value-type="string" office:string-value="" table:formula="of:=[.AR54]" table:style-name="ce63"/>
          <table:table-cell office:value-type="string" office:string-value="" table:formula="of:=[.AS54]" table:style-name="ce63"/>
          <table:table-cell office:value-type="string" office:string-value="" table:formula="of:=[.AT54]" table:style-name="ce63"/>
          <table:table-cell office:value-type="string" office:string-value="" table:formula="of:=[.AU54]" table:style-name="ce63"/>
          <table:table-cell office:value-type="string" office:string-value="" table:formula="of:=[.AV54]" table:style-name="ce63"/>
          <table:table-cell office:value-type="string" office:string-value="" table:formula="of:=[.AW54]" table:style-name="ce63"/>
          <table:table-cell office:value-type="string" office:string-value="" table:formula="of:=[.AX54]" table:style-name="ce63"/>
          <table:table-cell office:value-type="string" office:string-value="" table:formula="of:=[.AY54]" table:style-name="ce63"/>
          <table:table-cell office:value-type="string" office:string-value="" table:formula="of:=[.AZ54]" table:style-name="ce63"/>
          <table:table-cell office:value-type="string" office:string-value="" table:formula="of:=[.BA54]" table:style-name="ce63"/>
          <table:table-cell office:value-type="string" office:string-value="" table:formula="of:=[.BB54]" table:style-name="ce63"/>
          <table:table-cell office:value-type="string" office:string-value="" table:formula="of:=[.BC54]" table:style-name="ce63"/>
          <table:table-cell office:value-type="string" office:string-value="" table:formula="of:=[.BD54]" table:style-name="ce63"/>
          <table:table-cell office:value-type="string" office:string-value="" table:formula="of:=[.BE54]" table:style-name="ce63"/>
          <table:table-cell office:value-type="string" office:string-value="" table:formula="of:=[.BF54]" table:style-name="ce63"/>
          <table:table-cell office:value-type="string" office:string-value="" table:formula="of:=[.BG54]" table:style-name="ce63"/>
          <table:table-cell office:value-type="string" office:string-value="" table:formula="of:=[.BH54]" table:style-name="ce63"/>
          <table:table-cell office:value-type="string" office:string-value="" table:formula="of:=[.BI54]" table:style-name="ce63"/>
          <table:table-cell office:value-type="string" office:string-value="" table:formula="of:=[.BJ54]" table:style-name="ce63"/>
          <table:table-cell office:value-type="string" office:string-value="" table:formula="of:=[.BK54]" table:style-name="ce63"/>
          <table:table-cell office:value-type="string" office:string-value="" table:formula="of:=[.BL54]" table:style-name="ce63"/>
          <table:table-cell office:value-type="string" office:string-value="" table:formula="of:=[.BM54]" table:style-name="ce63"/>
          <table:table-cell office:value-type="string" office:string-value="" table:formula="of:=[.BN54]" table:style-name="ce63"/>
          <table:table-cell office:value-type="string" office:string-value="" table:formula="of:=[.BO54]" table:style-name="ce63"/>
          <table:table-cell office:value-type="string" office:string-value="" table:formula="of:=[.BP54]" table:style-name="ce63"/>
          <table:table-cell office:value-type="string" office:string-value="" table:formula="of:=[.BQ54]" table:style-name="ce63"/>
          <table:table-cell office:value-type="string" office:string-value="" table:formula="of:=[.BR54]" table:style-name="ce63"/>
          <table:table-cell office:value-type="string" office:string-value="" table:formula="of:=[.BS54]" table:style-name="ce63"/>
          <table:table-cell office:value-type="string" office:string-value="" table:formula="of:=[.BT54]" table:style-name="ce63"/>
          <table:table-cell office:value-type="string" office:string-value="" table:formula="of:=[.BU54]" table:style-name="ce63"/>
          <table:table-cell office:value-type="string" office:string-value="" table:formula="of:=[.BV54]" table:style-name="ce63"/>
          <table:table-cell office:value-type="string" office:string-value="" table:formula="of:=[.BW54]" table:style-name="ce63"/>
          <table:table-cell office:value-type="string" office:string-value="" table:formula="of:=[.BX54]" table:style-name="ce63"/>
          <table:table-cell office:value-type="string" office:string-value="" table:formula="of:=[.BY54]" table:style-name="ce63"/>
          <table:table-cell office:value-type="string" office:string-value="" table:formula="of:=[.BZ54]" table:style-name="ce63"/>
          <table:table-cell office:value-type="string" office:string-value="" table:formula="of:=[.CA54]" table:style-name="ce63"/>
          <table:table-cell office:value-type="string" office:string-value="" table:formula="of:=[.CB54]" table:style-name="ce63"/>
          <table:table-cell office:value-type="string" office:string-value="" table:formula="of:=[.CC54]" table:style-name="ce63"/>
          <table:table-cell office:value-type="string" office:string-value="" table:formula="of:=[.CD54]" table:style-name="ce63"/>
          <table:table-cell office:value-type="string" office:string-value="" table:formula="of:=[.CE54]" table:style-name="ce63"/>
          <table:table-cell office:value-type="string" office:string-value="" table:formula="of:=[.CF54]" table:style-name="ce63"/>
          <table:table-cell office:value-type="string" office:string-value="" table:formula="of:=[.CG54]" table:style-name="ce63"/>
          <table:table-cell office:value-type="string" office:string-value="" table:formula="of:=[.CH54]" table:style-name="ce63"/>
          <table:table-cell office:value-type="string" office:string-value="" table:formula="of:=[.CI54]" table:style-name="ce63"/>
          <table:table-cell office:value-type="string" office:string-value="" table:formula="of:=[.CJ54]" table:style-name="ce63"/>
          <table:table-cell office:value-type="string" office:string-value="" table:formula="of:=[.CK54]" table:style-name="ce63"/>
          <table:table-cell office:value-type="string" office:string-value="" table:formula="of:=[.CL54]" table:style-name="ce63"/>
          <table:table-cell office:value-type="string" office:string-value="" table:formula="of:=[.CM54]" table:style-name="ce63"/>
          <table:table-cell office:value-type="string" office:string-value="" table:formula="of:=[.CN54]" table:style-name="ce63"/>
          <table:table-cell office:value-type="string" office:string-value="" table:formula="of:=[.CO54]" table:style-name="ce63"/>
          <table:table-cell office:value-type="string" office:string-value="" table:formula="of:=[.CP54]" table:style-name="ce63"/>
          <table:table-cell office:value-type="string" office:string-value="" table:formula="of:=[.CQ54]" table:style-name="ce63"/>
          <table:table-cell office:value-type="string" office:string-value="" table:formula="of:=[.CR54]" table:style-name="ce63"/>
          <table:table-cell office:value-type="string" office:string-value="" table:formula="of:=[.CS54]" table:style-name="ce63"/>
          <table:table-cell office:value-type="string" office:string-value="" table:formula="of:=[.CT54]" table:style-name="ce63"/>
          <table:table-cell office:value-type="string" office:string-value="" table:formula="of:=[.CU54]" table:style-name="ce63"/>
          <table:table-cell office:value-type="string" office:string-value="" table:formula="of:=[.CV54]" table:style-name="ce63"/>
          <table:table-cell office:value-type="string" office:string-value="" table:formula="of:=[.CW54]" table:style-name="ce63"/>
          <table:table-cell office:value-type="string" office:string-value="" table:formula="of:=[.CX54]" table:style-name="ce63"/>
          <table:table-cell office:value-type="string" office:string-value="" table:formula="of:=[.CY54]" table:style-name="ce63"/>
          <table:table-cell office:value-type="string" office:string-value="" table:formula="of:=[.CZ54]" table:style-name="ce63"/>
          <table:table-cell office:value-type="string" office:string-value="" table:formula="of:=[.DA54]" table:style-name="ce63"/>
          <table:table-cell table:number-columns-repeated="16278"/>
        </table:table-row>
        <table:table-row table:style-name="ro3">
          <table:table-cell office:value-type="string" office:string-value="CameraControl Script" table:formula="of:=IF([Setup.A27]&lt;&gt;&quot;&quot;;[Setup.A27];&quot;&quot;)" table:style-name="ce1">
            <text:p>CameraControl Script</text:p>
          </table:table-cell>
          <table:table-cell table:style-name="ce56"/>
          <table:table-cell office:value-type="float" office:value="1" table:formula="of:=IF([Setup.B27]&lt;&gt;&quot;&quot;;[Setup.B27];&quot;&quot;)" table:style-name="ce1">
            <text:p>1</text:p>
          </table:table-cell>
          <table:table-cell office:value-type="float" office:value="1" table:formula="of:=[.DB55]" table:style-name="ce42">
            <text:p>1</text:p>
          </table:table-cell>
          <table:table-cell table:style-name="ce49"/>
          <table:table-cell table:style-name="ce50"/>
          <table:table-cell office:value-type="float" office:value="1" table:formula="of:=[.C55]" table:style-name="ce42">
            <text:p>1</text:p>
          </table:table-cell>
          <table:table-cell office:value-type="float" office:value="1" table:formula="of:=[.G55]" table:style-name="ce63">
            <text:p>1</text:p>
          </table:table-cell>
          <table:table-cell office:value-type="float" office:value="1" table:formula="of:=[.H55]" table:style-name="ce63">
            <text:p>1</text:p>
          </table:table-cell>
          <table:table-cell office:value-type="float" office:value="1" table:formula="of:=[.I55]" table:style-name="ce63">
            <text:p>1</text:p>
          </table:table-cell>
          <table:table-cell office:value-type="float" office:value="1" table:formula="of:=[.J55]" table:style-name="ce63">
            <text:p>1</text:p>
          </table:table-cell>
          <table:table-cell office:value-type="float" office:value="1" table:formula="of:=[.K55]" table:style-name="ce63">
            <text:p>1</text:p>
          </table:table-cell>
          <table:table-cell office:value-type="float" office:value="1" table:formula="of:=[.L55]" table:style-name="ce63">
            <text:p>1</text:p>
          </table:table-cell>
          <table:table-cell office:value-type="float" office:value="1" table:formula="of:=[.M55]" table:style-name="ce63">
            <text:p>1</text:p>
          </table:table-cell>
          <table:table-cell office:value-type="float" office:value="1" table:formula="of:=[.N55]" table:style-name="ce63">
            <text:p>1</text:p>
          </table:table-cell>
          <table:table-cell office:value-type="float" office:value="1" table:formula="of:=[.O55]" table:style-name="ce63">
            <text:p>1</text:p>
          </table:table-cell>
          <table:table-cell office:value-type="float" office:value="1" table:formula="of:=[.P55]" table:style-name="ce63">
            <text:p>1</text:p>
          </table:table-cell>
          <table:table-cell office:value-type="float" office:value="1" table:formula="of:=[.Q55]" table:style-name="ce63">
            <text:p>1</text:p>
          </table:table-cell>
          <table:table-cell office:value-type="float" office:value="1" table:formula="of:=[.R55]" table:style-name="ce63">
            <text:p>1</text:p>
          </table:table-cell>
          <table:table-cell office:value-type="float" office:value="1" table:formula="of:=[.S55]" table:style-name="ce63">
            <text:p>1</text:p>
          </table:table-cell>
          <table:table-cell office:value-type="float" office:value="1" table:formula="of:=[.T55]" table:style-name="ce63">
            <text:p>1</text:p>
          </table:table-cell>
          <table:table-cell office:value-type="float" office:value="1" table:formula="of:=[.U55]" table:style-name="ce63">
            <text:p>1</text:p>
          </table:table-cell>
          <table:table-cell office:value-type="float" office:value="1" table:formula="of:=[.V55]" table:style-name="ce63">
            <text:p>1</text:p>
          </table:table-cell>
          <table:table-cell office:value-type="float" office:value="1" table:formula="of:=[.W55]" table:style-name="ce63">
            <text:p>1</text:p>
          </table:table-cell>
          <table:table-cell office:value-type="float" office:value="1" table:formula="of:=[.X55]" table:style-name="ce63">
            <text:p>1</text:p>
          </table:table-cell>
          <table:table-cell office:value-type="float" office:value="1" table:formula="of:=[.Y55]" table:style-name="ce63">
            <text:p>1</text:p>
          </table:table-cell>
          <table:table-cell office:value-type="float" office:value="1" table:formula="of:=[.Z55]" table:style-name="ce63">
            <text:p>1</text:p>
          </table:table-cell>
          <table:table-cell office:value-type="float" office:value="1" table:formula="of:=[.AA55]" table:style-name="ce63">
            <text:p>1</text:p>
          </table:table-cell>
          <table:table-cell office:value-type="float" office:value="1" table:formula="of:=[.AB55]" table:style-name="ce63">
            <text:p>1</text:p>
          </table:table-cell>
          <table:table-cell office:value-type="float" office:value="1" table:formula="of:=[.AC55]" table:style-name="ce63">
            <text:p>1</text:p>
          </table:table-cell>
          <table:table-cell office:value-type="float" office:value="1" table:formula="of:=[.AD55]" table:style-name="ce63">
            <text:p>1</text:p>
          </table:table-cell>
          <table:table-cell office:value-type="float" office:value="1" table:formula="of:=[.AE55]" table:style-name="ce63">
            <text:p>1</text:p>
          </table:table-cell>
          <table:table-cell office:value-type="float" office:value="1" table:formula="of:=[.AF55]" table:style-name="ce63">
            <text:p>1</text:p>
          </table:table-cell>
          <table:table-cell office:value-type="float" office:value="1" table:formula="of:=[.AG55]" table:style-name="ce63">
            <text:p>1</text:p>
          </table:table-cell>
          <table:table-cell office:value-type="float" office:value="1" table:formula="of:=[.AH55]" table:style-name="ce63">
            <text:p>1</text:p>
          </table:table-cell>
          <table:table-cell office:value-type="float" office:value="1" table:formula="of:=[.AI55]" table:style-name="ce63">
            <text:p>1</text:p>
          </table:table-cell>
          <table:table-cell office:value-type="float" office:value="1" table:formula="of:=[.AJ55]" table:style-name="ce63">
            <text:p>1</text:p>
          </table:table-cell>
          <table:table-cell office:value-type="float" office:value="1" table:formula="of:=[.AK55]" table:style-name="ce63">
            <text:p>1</text:p>
          </table:table-cell>
          <table:table-cell office:value-type="float" office:value="1" table:formula="of:=[.AL55]" table:style-name="ce63">
            <text:p>1</text:p>
          </table:table-cell>
          <table:table-cell office:value-type="float" office:value="1" table:formula="of:=[.AM55]" table:style-name="ce63">
            <text:p>1</text:p>
          </table:table-cell>
          <table:table-cell office:value-type="float" office:value="1" table:formula="of:=[.AN55]" table:style-name="ce63">
            <text:p>1</text:p>
          </table:table-cell>
          <table:table-cell office:value-type="float" office:value="1" table:formula="of:=[.AO55]" table:style-name="ce63">
            <text:p>1</text:p>
          </table:table-cell>
          <table:table-cell office:value-type="float" office:value="1" table:formula="of:=[.AP55]" table:style-name="ce63">
            <text:p>1</text:p>
          </table:table-cell>
          <table:table-cell office:value-type="float" office:value="1" table:formula="of:=[.AQ55]" table:style-name="ce63">
            <text:p>1</text:p>
          </table:table-cell>
          <table:table-cell office:value-type="float" office:value="1" table:formula="of:=[.AR55]" table:style-name="ce63">
            <text:p>1</text:p>
          </table:table-cell>
          <table:table-cell office:value-type="float" office:value="1" table:formula="of:=[.AS55]" table:style-name="ce63">
            <text:p>1</text:p>
          </table:table-cell>
          <table:table-cell office:value-type="float" office:value="1" table:formula="of:=[.AT55]" table:style-name="ce63">
            <text:p>1</text:p>
          </table:table-cell>
          <table:table-cell office:value-type="float" office:value="1" table:formula="of:=[.AU55]" table:style-name="ce63">
            <text:p>1</text:p>
          </table:table-cell>
          <table:table-cell office:value-type="float" office:value="1" table:formula="of:=[.AV55]" table:style-name="ce63">
            <text:p>1</text:p>
          </table:table-cell>
          <table:table-cell office:value-type="float" office:value="1" table:formula="of:=[.AW55]" table:style-name="ce63">
            <text:p>1</text:p>
          </table:table-cell>
          <table:table-cell office:value-type="float" office:value="1" table:formula="of:=[.AX55]" table:style-name="ce63">
            <text:p>1</text:p>
          </table:table-cell>
          <table:table-cell office:value-type="float" office:value="1" table:formula="of:=[.AY55]" table:style-name="ce63">
            <text:p>1</text:p>
          </table:table-cell>
          <table:table-cell office:value-type="float" office:value="1" table:formula="of:=[.AZ55]" table:style-name="ce63">
            <text:p>1</text:p>
          </table:table-cell>
          <table:table-cell office:value-type="float" office:value="1" table:formula="of:=[.BA55]" table:style-name="ce63">
            <text:p>1</text:p>
          </table:table-cell>
          <table:table-cell office:value-type="float" office:value="1" table:formula="of:=[.BB55]" table:style-name="ce63">
            <text:p>1</text:p>
          </table:table-cell>
          <table:table-cell office:value-type="float" office:value="1" table:formula="of:=[.BC55]" table:style-name="ce63">
            <text:p>1</text:p>
          </table:table-cell>
          <table:table-cell office:value-type="float" office:value="1" table:formula="of:=[.BD55]" table:style-name="ce63">
            <text:p>1</text:p>
          </table:table-cell>
          <table:table-cell office:value-type="float" office:value="1" table:formula="of:=[.BE55]" table:style-name="ce63">
            <text:p>1</text:p>
          </table:table-cell>
          <table:table-cell office:value-type="float" office:value="1" table:formula="of:=[.BF55]" table:style-name="ce63">
            <text:p>1</text:p>
          </table:table-cell>
          <table:table-cell office:value-type="float" office:value="1" table:formula="of:=[.BG55]" table:style-name="ce63">
            <text:p>1</text:p>
          </table:table-cell>
          <table:table-cell office:value-type="float" office:value="1" table:formula="of:=[.BH55]" table:style-name="ce63">
            <text:p>1</text:p>
          </table:table-cell>
          <table:table-cell office:value-type="float" office:value="1" table:formula="of:=[.BI55]" table:style-name="ce63">
            <text:p>1</text:p>
          </table:table-cell>
          <table:table-cell office:value-type="float" office:value="1" table:formula="of:=[.BJ55]" table:style-name="ce63">
            <text:p>1</text:p>
          </table:table-cell>
          <table:table-cell office:value-type="float" office:value="1" table:formula="of:=[.BK55]" table:style-name="ce63">
            <text:p>1</text:p>
          </table:table-cell>
          <table:table-cell office:value-type="float" office:value="1" table:formula="of:=[.BL55]" table:style-name="ce63">
            <text:p>1</text:p>
          </table:table-cell>
          <table:table-cell office:value-type="float" office:value="1" table:formula="of:=[.BM55]" table:style-name="ce63">
            <text:p>1</text:p>
          </table:table-cell>
          <table:table-cell office:value-type="float" office:value="1" table:formula="of:=[.BN55]" table:style-name="ce63">
            <text:p>1</text:p>
          </table:table-cell>
          <table:table-cell office:value-type="float" office:value="1" table:formula="of:=[.BO55]" table:style-name="ce63">
            <text:p>1</text:p>
          </table:table-cell>
          <table:table-cell office:value-type="float" office:value="1" table:formula="of:=[.BP55]" table:style-name="ce63">
            <text:p>1</text:p>
          </table:table-cell>
          <table:table-cell office:value-type="float" office:value="1" table:formula="of:=[.BQ55]" table:style-name="ce63">
            <text:p>1</text:p>
          </table:table-cell>
          <table:table-cell office:value-type="float" office:value="1" table:formula="of:=[.BR55]" table:style-name="ce63">
            <text:p>1</text:p>
          </table:table-cell>
          <table:table-cell office:value-type="float" office:value="1" table:formula="of:=[.BS55]" table:style-name="ce63">
            <text:p>1</text:p>
          </table:table-cell>
          <table:table-cell office:value-type="float" office:value="1" table:formula="of:=[.BT55]" table:style-name="ce63">
            <text:p>1</text:p>
          </table:table-cell>
          <table:table-cell office:value-type="float" office:value="1" table:formula="of:=[.BU55]" table:style-name="ce63">
            <text:p>1</text:p>
          </table:table-cell>
          <table:table-cell office:value-type="float" office:value="1" table:formula="of:=[.BV55]" table:style-name="ce63">
            <text:p>1</text:p>
          </table:table-cell>
          <table:table-cell office:value-type="float" office:value="1" table:formula="of:=[.BW55]" table:style-name="ce63">
            <text:p>1</text:p>
          </table:table-cell>
          <table:table-cell office:value-type="float" office:value="1" table:formula="of:=[.BX55]" table:style-name="ce63">
            <text:p>1</text:p>
          </table:table-cell>
          <table:table-cell office:value-type="float" office:value="1" table:formula="of:=[.BY55]" table:style-name="ce63">
            <text:p>1</text:p>
          </table:table-cell>
          <table:table-cell office:value-type="float" office:value="1" table:formula="of:=[.BZ55]" table:style-name="ce63">
            <text:p>1</text:p>
          </table:table-cell>
          <table:table-cell office:value-type="float" office:value="1" table:formula="of:=[.CA55]" table:style-name="ce63">
            <text:p>1</text:p>
          </table:table-cell>
          <table:table-cell office:value-type="float" office:value="1" table:formula="of:=[.CB55]" table:style-name="ce63">
            <text:p>1</text:p>
          </table:table-cell>
          <table:table-cell office:value-type="float" office:value="1" table:formula="of:=[.CC55]" table:style-name="ce63">
            <text:p>1</text:p>
          </table:table-cell>
          <table:table-cell office:value-type="float" office:value="1" table:formula="of:=[.CD55]" table:style-name="ce63">
            <text:p>1</text:p>
          </table:table-cell>
          <table:table-cell office:value-type="float" office:value="1" table:formula="of:=[.CE55]" table:style-name="ce63">
            <text:p>1</text:p>
          </table:table-cell>
          <table:table-cell office:value-type="float" office:value="1" table:formula="of:=[.CF55]" table:style-name="ce63">
            <text:p>1</text:p>
          </table:table-cell>
          <table:table-cell office:value-type="float" office:value="1" table:formula="of:=[.CG55]" table:style-name="ce63">
            <text:p>1</text:p>
          </table:table-cell>
          <table:table-cell office:value-type="float" office:value="1" table:formula="of:=[.CH55]" table:style-name="ce63">
            <text:p>1</text:p>
          </table:table-cell>
          <table:table-cell office:value-type="float" office:value="1" table:formula="of:=[.CI55]" table:style-name="ce63">
            <text:p>1</text:p>
          </table:table-cell>
          <table:table-cell office:value-type="float" office:value="1" table:formula="of:=[.CJ55]" table:style-name="ce63">
            <text:p>1</text:p>
          </table:table-cell>
          <table:table-cell office:value-type="float" office:value="1" table:formula="of:=[.CK55]" table:style-name="ce63">
            <text:p>1</text:p>
          </table:table-cell>
          <table:table-cell office:value-type="float" office:value="1" table:formula="of:=[.CL55]" table:style-name="ce63">
            <text:p>1</text:p>
          </table:table-cell>
          <table:table-cell office:value-type="float" office:value="1" table:formula="of:=[.CM55]" table:style-name="ce63">
            <text:p>1</text:p>
          </table:table-cell>
          <table:table-cell office:value-type="float" office:value="1" table:formula="of:=[.CN55]" table:style-name="ce63">
            <text:p>1</text:p>
          </table:table-cell>
          <table:table-cell office:value-type="float" office:value="1" table:formula="of:=[.CO55]" table:style-name="ce63">
            <text:p>1</text:p>
          </table:table-cell>
          <table:table-cell office:value-type="float" office:value="1" table:formula="of:=[.CP55]" table:style-name="ce63">
            <text:p>1</text:p>
          </table:table-cell>
          <table:table-cell office:value-type="float" office:value="1" table:formula="of:=[.CQ55]" table:style-name="ce63">
            <text:p>1</text:p>
          </table:table-cell>
          <table:table-cell office:value-type="float" office:value="1" table:formula="of:=[.CR55]" table:style-name="ce63">
            <text:p>1</text:p>
          </table:table-cell>
          <table:table-cell office:value-type="float" office:value="1" table:formula="of:=[.CS55]" table:style-name="ce63">
            <text:p>1</text:p>
          </table:table-cell>
          <table:table-cell office:value-type="float" office:value="1" table:formula="of:=[.CT55]" table:style-name="ce63">
            <text:p>1</text:p>
          </table:table-cell>
          <table:table-cell office:value-type="float" office:value="1" table:formula="of:=[.CU55]" table:style-name="ce63">
            <text:p>1</text:p>
          </table:table-cell>
          <table:table-cell office:value-type="float" office:value="1" table:formula="of:=[.CV55]" table:style-name="ce63">
            <text:p>1</text:p>
          </table:table-cell>
          <table:table-cell office:value-type="float" office:value="1" table:formula="of:=[.CW55]" table:style-name="ce63">
            <text:p>1</text:p>
          </table:table-cell>
          <table:table-cell office:value-type="float" office:value="1" table:formula="of:=[.CX55]" table:style-name="ce63">
            <text:p>1</text:p>
          </table:table-cell>
          <table:table-cell office:value-type="float" office:value="1" table:formula="of:=[.CY55]" table:style-name="ce63">
            <text:p>1</text:p>
          </table:table-cell>
          <table:table-cell office:value-type="float" office:value="1" table:formula="of:=[.CZ55]" table:style-name="ce63">
            <text:p>1</text:p>
          </table:table-cell>
          <table:table-cell office:value-type="float" office:value="1" table:formula="of:=[.DA55]" table:style-name="ce63">
            <text:p>1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A28]&lt;&gt;&quot;&quot;;[Setup.A28];&quot;&quot;)" table:style-name="ce1"/>
          <table:table-cell table:style-name="ce56"/>
          <table:table-cell office:value-type="string" office:string-value="" table:formula="of:=IF([Setup.B28]&lt;&gt;&quot;&quot;;[Setup.B28];&quot;&quot;)" table:style-name="ce1"/>
          <table:table-cell office:value-type="string" office:string-value="" table:formula="of:=[.DB56]" table:style-name="ce42"/>
          <table:table-cell table:style-name="ce49"/>
          <table:table-cell table:style-name="ce50"/>
          <table:table-cell office:value-type="string" office:string-value="" table:formula="of:=[.C56]" table:style-name="ce42"/>
          <table:table-cell office:value-type="string" office:string-value="" table:formula="of:=[.G56]" table:style-name="ce63"/>
          <table:table-cell office:value-type="string" office:string-value="" table:formula="of:=[.H56]" table:style-name="ce63"/>
          <table:table-cell office:value-type="string" office:string-value="" table:formula="of:=[.I56]" table:style-name="ce63"/>
          <table:table-cell office:value-type="string" office:string-value="" table:formula="of:=[.J56]" table:style-name="ce63"/>
          <table:table-cell office:value-type="string" office:string-value="" table:formula="of:=[.K56]" table:style-name="ce63"/>
          <table:table-cell office:value-type="string" office:string-value="" table:formula="of:=[.L56]" table:style-name="ce63"/>
          <table:table-cell office:value-type="string" office:string-value="" table:formula="of:=[.M56]" table:style-name="ce63"/>
          <table:table-cell office:value-type="string" office:string-value="" table:formula="of:=[.N56]" table:style-name="ce63"/>
          <table:table-cell office:value-type="string" office:string-value="" table:formula="of:=[.O56]" table:style-name="ce63"/>
          <table:table-cell office:value-type="string" office:string-value="" table:formula="of:=[.P56]" table:style-name="ce63"/>
          <table:table-cell office:value-type="string" office:string-value="" table:formula="of:=[.Q56]" table:style-name="ce63"/>
          <table:table-cell office:value-type="string" office:string-value="" table:formula="of:=[.R56]" table:style-name="ce63"/>
          <table:table-cell office:value-type="string" office:string-value="" table:formula="of:=[.S56]" table:style-name="ce63"/>
          <table:table-cell office:value-type="string" office:string-value="" table:formula="of:=[.T56]" table:style-name="ce63"/>
          <table:table-cell office:value-type="string" office:string-value="" table:formula="of:=[.U56]" table:style-name="ce63"/>
          <table:table-cell office:value-type="string" office:string-value="" table:formula="of:=[.V56]" table:style-name="ce63"/>
          <table:table-cell office:value-type="string" office:string-value="" table:formula="of:=[.W56]" table:style-name="ce63"/>
          <table:table-cell office:value-type="string" office:string-value="" table:formula="of:=[.X56]" table:style-name="ce63"/>
          <table:table-cell office:value-type="string" office:string-value="" table:formula="of:=[.Y56]" table:style-name="ce63"/>
          <table:table-cell office:value-type="string" office:string-value="" table:formula="of:=[.Z56]" table:style-name="ce63"/>
          <table:table-cell office:value-type="string" office:string-value="" table:formula="of:=[.AA56]" table:style-name="ce63"/>
          <table:table-cell office:value-type="string" office:string-value="" table:formula="of:=[.AB56]" table:style-name="ce63"/>
          <table:table-cell office:value-type="string" office:string-value="" table:formula="of:=[.AC56]" table:style-name="ce63"/>
          <table:table-cell office:value-type="string" office:string-value="" table:formula="of:=[.AD56]" table:style-name="ce63"/>
          <table:table-cell office:value-type="string" office:string-value="" table:formula="of:=[.AE56]" table:style-name="ce63"/>
          <table:table-cell office:value-type="string" office:string-value="" table:formula="of:=[.AF56]" table:style-name="ce63"/>
          <table:table-cell office:value-type="string" office:string-value="" table:formula="of:=[.AG56]" table:style-name="ce63"/>
          <table:table-cell office:value-type="string" office:string-value="" table:formula="of:=[.AH56]" table:style-name="ce63"/>
          <table:table-cell office:value-type="string" office:string-value="" table:formula="of:=[.AI56]" table:style-name="ce63"/>
          <table:table-cell office:value-type="string" office:string-value="" table:formula="of:=[.AJ56]" table:style-name="ce63"/>
          <table:table-cell office:value-type="string" office:string-value="" table:formula="of:=[.AK56]" table:style-name="ce63"/>
          <table:table-cell office:value-type="string" office:string-value="" table:formula="of:=[.AL56]" table:style-name="ce63"/>
          <table:table-cell office:value-type="string" office:string-value="" table:formula="of:=[.AM56]" table:style-name="ce63"/>
          <table:table-cell office:value-type="string" office:string-value="" table:formula="of:=[.AN56]" table:style-name="ce63"/>
          <table:table-cell office:value-type="string" office:string-value="" table:formula="of:=[.AO56]" table:style-name="ce63"/>
          <table:table-cell office:value-type="string" office:string-value="" table:formula="of:=[.AP56]" table:style-name="ce63"/>
          <table:table-cell office:value-type="string" office:string-value="" table:formula="of:=[.AQ56]" table:style-name="ce63"/>
          <table:table-cell office:value-type="string" office:string-value="" table:formula="of:=[.AR56]" table:style-name="ce63"/>
          <table:table-cell office:value-type="string" office:string-value="" table:formula="of:=[.AS56]" table:style-name="ce63"/>
          <table:table-cell office:value-type="string" office:string-value="" table:formula="of:=[.AT56]" table:style-name="ce63"/>
          <table:table-cell office:value-type="string" office:string-value="" table:formula="of:=[.AU56]" table:style-name="ce63"/>
          <table:table-cell office:value-type="string" office:string-value="" table:formula="of:=[.AV56]" table:style-name="ce63"/>
          <table:table-cell office:value-type="string" office:string-value="" table:formula="of:=[.AW56]" table:style-name="ce63"/>
          <table:table-cell office:value-type="string" office:string-value="" table:formula="of:=[.AX56]" table:style-name="ce63"/>
          <table:table-cell office:value-type="string" office:string-value="" table:formula="of:=[.AY56]" table:style-name="ce63"/>
          <table:table-cell office:value-type="string" office:string-value="" table:formula="of:=[.AZ56]" table:style-name="ce63"/>
          <table:table-cell office:value-type="string" office:string-value="" table:formula="of:=[.BA56]" table:style-name="ce63"/>
          <table:table-cell office:value-type="string" office:string-value="" table:formula="of:=[.BB56]" table:style-name="ce63"/>
          <table:table-cell office:value-type="string" office:string-value="" table:formula="of:=[.BC56]" table:style-name="ce63"/>
          <table:table-cell office:value-type="string" office:string-value="" table:formula="of:=[.BD56]" table:style-name="ce63"/>
          <table:table-cell office:value-type="string" office:string-value="" table:formula="of:=[.BE56]" table:style-name="ce63"/>
          <table:table-cell office:value-type="string" office:string-value="" table:formula="of:=[.BF56]" table:style-name="ce63"/>
          <table:table-cell office:value-type="string" office:string-value="" table:formula="of:=[.BG56]" table:style-name="ce63"/>
          <table:table-cell office:value-type="string" office:string-value="" table:formula="of:=[.BH56]" table:style-name="ce63"/>
          <table:table-cell office:value-type="string" office:string-value="" table:formula="of:=[.BI56]" table:style-name="ce63"/>
          <table:table-cell office:value-type="string" office:string-value="" table:formula="of:=[.BJ56]" table:style-name="ce63"/>
          <table:table-cell office:value-type="string" office:string-value="" table:formula="of:=[.BK56]" table:style-name="ce63"/>
          <table:table-cell office:value-type="string" office:string-value="" table:formula="of:=[.BL56]" table:style-name="ce63"/>
          <table:table-cell office:value-type="string" office:string-value="" table:formula="of:=[.BM56]" table:style-name="ce63"/>
          <table:table-cell office:value-type="string" office:string-value="" table:formula="of:=[.BN56]" table:style-name="ce63"/>
          <table:table-cell office:value-type="string" office:string-value="" table:formula="of:=[.BO56]" table:style-name="ce63"/>
          <table:table-cell office:value-type="string" office:string-value="" table:formula="of:=[.BP56]" table:style-name="ce63"/>
          <table:table-cell office:value-type="string" office:string-value="" table:formula="of:=[.BQ56]" table:style-name="ce63"/>
          <table:table-cell office:value-type="string" office:string-value="" table:formula="of:=[.BR56]" table:style-name="ce63"/>
          <table:table-cell office:value-type="string" office:string-value="" table:formula="of:=[.BS56]" table:style-name="ce63"/>
          <table:table-cell office:value-type="string" office:string-value="" table:formula="of:=[.BT56]" table:style-name="ce63"/>
          <table:table-cell office:value-type="string" office:string-value="" table:formula="of:=[.BU56]" table:style-name="ce63"/>
          <table:table-cell office:value-type="string" office:string-value="" table:formula="of:=[.BV56]" table:style-name="ce63"/>
          <table:table-cell office:value-type="string" office:string-value="" table:formula="of:=[.BW56]" table:style-name="ce63"/>
          <table:table-cell office:value-type="string" office:string-value="" table:formula="of:=[.BX56]" table:style-name="ce63"/>
          <table:table-cell office:value-type="string" office:string-value="" table:formula="of:=[.BY56]" table:style-name="ce63"/>
          <table:table-cell office:value-type="string" office:string-value="" table:formula="of:=[.BZ56]" table:style-name="ce63"/>
          <table:table-cell office:value-type="string" office:string-value="" table:formula="of:=[.CA56]" table:style-name="ce63"/>
          <table:table-cell office:value-type="string" office:string-value="" table:formula="of:=[.CB56]" table:style-name="ce63"/>
          <table:table-cell office:value-type="string" office:string-value="" table:formula="of:=[.CC56]" table:style-name="ce63"/>
          <table:table-cell office:value-type="string" office:string-value="" table:formula="of:=[.CD56]" table:style-name="ce63"/>
          <table:table-cell office:value-type="string" office:string-value="" table:formula="of:=[.CE56]" table:style-name="ce63"/>
          <table:table-cell office:value-type="string" office:string-value="" table:formula="of:=[.CF56]" table:style-name="ce63"/>
          <table:table-cell office:value-type="string" office:string-value="" table:formula="of:=[.CG56]" table:style-name="ce63"/>
          <table:table-cell office:value-type="string" office:string-value="" table:formula="of:=[.CH56]" table:style-name="ce63"/>
          <table:table-cell office:value-type="string" office:string-value="" table:formula="of:=[.CI56]" table:style-name="ce63"/>
          <table:table-cell office:value-type="string" office:string-value="" table:formula="of:=[.CJ56]" table:style-name="ce63"/>
          <table:table-cell office:value-type="string" office:string-value="" table:formula="of:=[.CK56]" table:style-name="ce63"/>
          <table:table-cell office:value-type="string" office:string-value="" table:formula="of:=[.CL56]" table:style-name="ce63"/>
          <table:table-cell office:value-type="string" office:string-value="" table:formula="of:=[.CM56]" table:style-name="ce63"/>
          <table:table-cell office:value-type="string" office:string-value="" table:formula="of:=[.CN56]" table:style-name="ce63"/>
          <table:table-cell office:value-type="string" office:string-value="" table:formula="of:=[.CO56]" table:style-name="ce63"/>
          <table:table-cell office:value-type="string" office:string-value="" table:formula="of:=[.CP56]" table:style-name="ce63"/>
          <table:table-cell office:value-type="string" office:string-value="" table:formula="of:=[.CQ56]" table:style-name="ce63"/>
          <table:table-cell office:value-type="string" office:string-value="" table:formula="of:=[.CR56]" table:style-name="ce63"/>
          <table:table-cell office:value-type="string" office:string-value="" table:formula="of:=[.CS56]" table:style-name="ce63"/>
          <table:table-cell office:value-type="string" office:string-value="" table:formula="of:=[.CT56]" table:style-name="ce63"/>
          <table:table-cell office:value-type="string" office:string-value="" table:formula="of:=[.CU56]" table:style-name="ce63"/>
          <table:table-cell office:value-type="string" office:string-value="" table:formula="of:=[.CV56]" table:style-name="ce63"/>
          <table:table-cell office:value-type="string" office:string-value="" table:formula="of:=[.CW56]" table:style-name="ce63"/>
          <table:table-cell office:value-type="string" office:string-value="" table:formula="of:=[.CX56]" table:style-name="ce63"/>
          <table:table-cell office:value-type="string" office:string-value="" table:formula="of:=[.CY56]" table:style-name="ce63"/>
          <table:table-cell office:value-type="string" office:string-value="" table:formula="of:=[.CZ56]" table:style-name="ce63"/>
          <table:table-cell office:value-type="string" office:string-value="" table:formula="of:=[.DA56]" table:style-name="ce63"/>
          <table:table-cell table:number-columns-repeated="16278"/>
        </table:table-row>
        <table:table-row table:style-name="ro3">
          <table:table-cell office:value-type="string" office:string-value="" table:formula="of:=IF([Setup.A29]&lt;&gt;&quot;&quot;;[Setup.A29];&quot;&quot;)" table:style-name="ce1"/>
          <table:table-cell table:style-name="ce56"/>
          <table:table-cell office:value-type="string" office:string-value="" table:formula="of:=IF([Setup.B29]&lt;&gt;&quot;&quot;;[Setup.B29];&quot;&quot;)" table:style-name="ce1"/>
          <table:table-cell office:value-type="string" office:string-value="" table:formula="of:=[.DB57]" table:style-name="ce42"/>
          <table:table-cell table:style-name="ce49"/>
          <table:table-cell table:style-name="ce50"/>
          <table:table-cell office:value-type="string" office:string-value="" table:formula="of:=[.C57]" table:style-name="ce42"/>
          <table:table-cell office:value-type="string" office:string-value="" table:formula="of:=[.G57]" table:style-name="ce63"/>
          <table:table-cell office:value-type="string" office:string-value="" table:formula="of:=[.H57]" table:style-name="ce63"/>
          <table:table-cell office:value-type="string" office:string-value="" table:formula="of:=[.I57]" table:style-name="ce63"/>
          <table:table-cell office:value-type="string" office:string-value="" table:formula="of:=[.J57]" table:style-name="ce63"/>
          <table:table-cell office:value-type="string" office:string-value="" table:formula="of:=[.K57]" table:style-name="ce63"/>
          <table:table-cell office:value-type="string" office:string-value="" table:formula="of:=[.L57]" table:style-name="ce63"/>
          <table:table-cell office:value-type="string" office:string-value="" table:formula="of:=[.M57]" table:style-name="ce63"/>
          <table:table-cell office:value-type="string" office:string-value="" table:formula="of:=[.N57]" table:style-name="ce63"/>
          <table:table-cell office:value-type="string" office:string-value="" table:formula="of:=[.O57]" table:style-name="ce63"/>
          <table:table-cell office:value-type="string" office:string-value="" table:formula="of:=[.P57]" table:style-name="ce63"/>
          <table:table-cell office:value-type="string" office:string-value="" table:formula="of:=[.Q57]" table:style-name="ce63"/>
          <table:table-cell office:value-type="string" office:string-value="" table:formula="of:=[.R57]" table:style-name="ce63"/>
          <table:table-cell office:value-type="string" office:string-value="" table:formula="of:=[.S57]" table:style-name="ce63"/>
          <table:table-cell office:value-type="string" office:string-value="" table:formula="of:=[.T57]" table:style-name="ce63"/>
          <table:table-cell office:value-type="string" office:string-value="" table:formula="of:=[.U57]" table:style-name="ce63"/>
          <table:table-cell office:value-type="string" office:string-value="" table:formula="of:=[.V57]" table:style-name="ce63"/>
          <table:table-cell office:value-type="string" office:string-value="" table:formula="of:=[.W57]" table:style-name="ce63"/>
          <table:table-cell office:value-type="string" office:string-value="" table:formula="of:=[.X57]" table:style-name="ce63"/>
          <table:table-cell office:value-type="string" office:string-value="" table:formula="of:=[.Y57]" table:style-name="ce63"/>
          <table:table-cell office:value-type="string" office:string-value="" table:formula="of:=[.Z57]" table:style-name="ce63"/>
          <table:table-cell office:value-type="string" office:string-value="" table:formula="of:=[.AA57]" table:style-name="ce63"/>
          <table:table-cell office:value-type="string" office:string-value="" table:formula="of:=[.AB57]" table:style-name="ce63"/>
          <table:table-cell office:value-type="string" office:string-value="" table:formula="of:=[.AC57]" table:style-name="ce63"/>
          <table:table-cell office:value-type="string" office:string-value="" table:formula="of:=[.AD57]" table:style-name="ce63"/>
          <table:table-cell office:value-type="string" office:string-value="" table:formula="of:=[.AE57]" table:style-name="ce63"/>
          <table:table-cell office:value-type="string" office:string-value="" table:formula="of:=[.AF57]" table:style-name="ce63"/>
          <table:table-cell office:value-type="string" office:string-value="" table:formula="of:=[.AG57]" table:style-name="ce63"/>
          <table:table-cell office:value-type="string" office:string-value="" table:formula="of:=[.AH57]" table:style-name="ce63"/>
          <table:table-cell office:value-type="string" office:string-value="" table:formula="of:=[.AI57]" table:style-name="ce63"/>
          <table:table-cell office:value-type="string" office:string-value="" table:formula="of:=[.AJ57]" table:style-name="ce63"/>
          <table:table-cell office:value-type="string" office:string-value="" table:formula="of:=[.AK57]" table:style-name="ce63"/>
          <table:table-cell office:value-type="string" office:string-value="" table:formula="of:=[.AL57]" table:style-name="ce63"/>
          <table:table-cell office:value-type="string" office:string-value="" table:formula="of:=[.AM57]" table:style-name="ce63"/>
          <table:table-cell office:value-type="string" office:string-value="" table:formula="of:=[.AN57]" table:style-name="ce63"/>
          <table:table-cell office:value-type="string" office:string-value="" table:formula="of:=[.AO57]" table:style-name="ce63"/>
          <table:table-cell office:value-type="string" office:string-value="" table:formula="of:=[.AP57]" table:style-name="ce63"/>
          <table:table-cell office:value-type="string" office:string-value="" table:formula="of:=[.AQ57]" table:style-name="ce63"/>
          <table:table-cell office:value-type="string" office:string-value="" table:formula="of:=[.AR57]" table:style-name="ce63"/>
          <table:table-cell office:value-type="string" office:string-value="" table:formula="of:=[.AS57]" table:style-name="ce63"/>
          <table:table-cell office:value-type="string" office:string-value="" table:formula="of:=[.AT57]" table:style-name="ce63"/>
          <table:table-cell office:value-type="string" office:string-value="" table:formula="of:=[.AU57]" table:style-name="ce63"/>
          <table:table-cell office:value-type="string" office:string-value="" table:formula="of:=[.AV57]" table:style-name="ce63"/>
          <table:table-cell office:value-type="string" office:string-value="" table:formula="of:=[.AW57]" table:style-name="ce63"/>
          <table:table-cell office:value-type="string" office:string-value="" table:formula="of:=[.AX57]" table:style-name="ce63"/>
          <table:table-cell office:value-type="string" office:string-value="" table:formula="of:=[.AY57]" table:style-name="ce63"/>
          <table:table-cell office:value-type="string" office:string-value="" table:formula="of:=[.AZ57]" table:style-name="ce63"/>
          <table:table-cell office:value-type="string" office:string-value="" table:formula="of:=[.BA57]" table:style-name="ce63"/>
          <table:table-cell office:value-type="string" office:string-value="" table:formula="of:=[.BB57]" table:style-name="ce63"/>
          <table:table-cell office:value-type="string" office:string-value="" table:formula="of:=[.BC57]" table:style-name="ce63"/>
          <table:table-cell office:value-type="string" office:string-value="" table:formula="of:=[.BD57]" table:style-name="ce63"/>
          <table:table-cell office:value-type="string" office:string-value="" table:formula="of:=[.BE57]" table:style-name="ce63"/>
          <table:table-cell office:value-type="string" office:string-value="" table:formula="of:=[.BF57]" table:style-name="ce63"/>
          <table:table-cell office:value-type="string" office:string-value="" table:formula="of:=[.BG57]" table:style-name="ce63"/>
          <table:table-cell office:value-type="string" office:string-value="" table:formula="of:=[.BH57]" table:style-name="ce63"/>
          <table:table-cell office:value-type="string" office:string-value="" table:formula="of:=[.BI57]" table:style-name="ce63"/>
          <table:table-cell office:value-type="string" office:string-value="" table:formula="of:=[.BJ57]" table:style-name="ce63"/>
          <table:table-cell office:value-type="string" office:string-value="" table:formula="of:=[.BK57]" table:style-name="ce63"/>
          <table:table-cell office:value-type="string" office:string-value="" table:formula="of:=[.BL57]" table:style-name="ce63"/>
          <table:table-cell office:value-type="string" office:string-value="" table:formula="of:=[.BM57]" table:style-name="ce63"/>
          <table:table-cell office:value-type="string" office:string-value="" table:formula="of:=[.BN57]" table:style-name="ce63"/>
          <table:table-cell office:value-type="string" office:string-value="" table:formula="of:=[.BO57]" table:style-name="ce63"/>
          <table:table-cell office:value-type="string" office:string-value="" table:formula="of:=[.BP57]" table:style-name="ce63"/>
          <table:table-cell office:value-type="string" office:string-value="" table:formula="of:=[.BQ57]" table:style-name="ce63"/>
          <table:table-cell office:value-type="string" office:string-value="" table:formula="of:=[.BR57]" table:style-name="ce63"/>
          <table:table-cell office:value-type="string" office:string-value="" table:formula="of:=[.BS57]" table:style-name="ce63"/>
          <table:table-cell office:value-type="string" office:string-value="" table:formula="of:=[.BT57]" table:style-name="ce63"/>
          <table:table-cell office:value-type="string" office:string-value="" table:formula="of:=[.BU57]" table:style-name="ce63"/>
          <table:table-cell office:value-type="string" office:string-value="" table:formula="of:=[.BV57]" table:style-name="ce63"/>
          <table:table-cell office:value-type="string" office:string-value="" table:formula="of:=[.BW57]" table:style-name="ce63"/>
          <table:table-cell office:value-type="string" office:string-value="" table:formula="of:=[.BX57]" table:style-name="ce63"/>
          <table:table-cell office:value-type="string" office:string-value="" table:formula="of:=[.BY57]" table:style-name="ce63"/>
          <table:table-cell office:value-type="string" office:string-value="" table:formula="of:=[.BZ57]" table:style-name="ce63"/>
          <table:table-cell office:value-type="string" office:string-value="" table:formula="of:=[.CA57]" table:style-name="ce63"/>
          <table:table-cell office:value-type="string" office:string-value="" table:formula="of:=[.CB57]" table:style-name="ce63"/>
          <table:table-cell office:value-type="string" office:string-value="" table:formula="of:=[.CC57]" table:style-name="ce63"/>
          <table:table-cell office:value-type="string" office:string-value="" table:formula="of:=[.CD57]" table:style-name="ce63"/>
          <table:table-cell office:value-type="string" office:string-value="" table:formula="of:=[.CE57]" table:style-name="ce63"/>
          <table:table-cell office:value-type="string" office:string-value="" table:formula="of:=[.CF57]" table:style-name="ce63"/>
          <table:table-cell office:value-type="string" office:string-value="" table:formula="of:=[.CG57]" table:style-name="ce63"/>
          <table:table-cell office:value-type="string" office:string-value="" table:formula="of:=[.CH57]" table:style-name="ce63"/>
          <table:table-cell office:value-type="string" office:string-value="" table:formula="of:=[.CI57]" table:style-name="ce63"/>
          <table:table-cell office:value-type="string" office:string-value="" table:formula="of:=[.CJ57]" table:style-name="ce63"/>
          <table:table-cell office:value-type="string" office:string-value="" table:formula="of:=[.CK57]" table:style-name="ce63"/>
          <table:table-cell office:value-type="string" office:string-value="" table:formula="of:=[.CL57]" table:style-name="ce63"/>
          <table:table-cell office:value-type="string" office:string-value="" table:formula="of:=[.CM57]" table:style-name="ce63"/>
          <table:table-cell office:value-type="string" office:string-value="" table:formula="of:=[.CN57]" table:style-name="ce63"/>
          <table:table-cell office:value-type="string" office:string-value="" table:formula="of:=[.CO57]" table:style-name="ce63"/>
          <table:table-cell office:value-type="string" office:string-value="" table:formula="of:=[.CP57]" table:style-name="ce63"/>
          <table:table-cell office:value-type="string" office:string-value="" table:formula="of:=[.CQ57]" table:style-name="ce63"/>
          <table:table-cell office:value-type="string" office:string-value="" table:formula="of:=[.CR57]" table:style-name="ce63"/>
          <table:table-cell office:value-type="string" office:string-value="" table:formula="of:=[.CS57]" table:style-name="ce63"/>
          <table:table-cell office:value-type="string" office:string-value="" table:formula="of:=[.CT57]" table:style-name="ce63"/>
          <table:table-cell office:value-type="string" office:string-value="" table:formula="of:=[.CU57]" table:style-name="ce63"/>
          <table:table-cell office:value-type="string" office:string-value="" table:formula="of:=[.CV57]" table:style-name="ce63"/>
          <table:table-cell office:value-type="string" office:string-value="" table:formula="of:=[.CW57]" table:style-name="ce63"/>
          <table:table-cell office:value-type="string" office:string-value="" table:formula="of:=[.CX57]" table:style-name="ce63"/>
          <table:table-cell office:value-type="string" office:string-value="" table:formula="of:=[.CY57]" table:style-name="ce63"/>
          <table:table-cell office:value-type="string" office:string-value="" table:formula="of:=[.CZ57]" table:style-name="ce63"/>
          <table:table-cell office:value-type="string" office:string-value="" table:formula="of:=[.DA57]" table:style-name="ce63"/>
          <table:table-cell table:number-columns-repeated="16278"/>
        </table:table-row>
        <table:table-row table:style-name="ro3">
          <table:table-cell office:value-type="string" office:string-value="" table:formula="of:=IF([Setup.A30]&lt;&gt;&quot;&quot;;[Setup.A30];&quot;&quot;)" table:style-name="ce1"/>
          <table:table-cell table:style-name="ce56"/>
          <table:table-cell office:value-type="string" office:string-value="" table:formula="of:=IF([Setup.B30]&lt;&gt;&quot;&quot;;[Setup.B30];&quot;&quot;)" table:style-name="ce1"/>
          <table:table-cell office:value-type="string" office:string-value="" table:formula="of:=[.DB58]" table:style-name="ce42"/>
          <table:table-cell table:style-name="ce49"/>
          <table:table-cell table:style-name="ce50"/>
          <table:table-cell office:value-type="string" office:string-value="" table:formula="of:=[.C58]" table:style-name="ce42"/>
          <table:table-cell office:value-type="string" office:string-value="" table:formula="of:=[.G58]" table:style-name="ce63"/>
          <table:table-cell office:value-type="string" office:string-value="" table:formula="of:=[.H58]" table:style-name="ce63"/>
          <table:table-cell office:value-type="string" office:string-value="" table:formula="of:=[.I58]" table:style-name="ce63"/>
          <table:table-cell office:value-type="string" office:string-value="" table:formula="of:=[.J58]" table:style-name="ce63"/>
          <table:table-cell office:value-type="string" office:string-value="" table:formula="of:=[.K58]" table:style-name="ce63"/>
          <table:table-cell office:value-type="string" office:string-value="" table:formula="of:=[.L58]" table:style-name="ce63"/>
          <table:table-cell office:value-type="string" office:string-value="" table:formula="of:=[.M58]" table:style-name="ce63"/>
          <table:table-cell office:value-type="string" office:string-value="" table:formula="of:=[.N58]" table:style-name="ce63"/>
          <table:table-cell office:value-type="string" office:string-value="" table:formula="of:=[.O58]" table:style-name="ce63"/>
          <table:table-cell office:value-type="string" office:string-value="" table:formula="of:=[.P58]" table:style-name="ce63"/>
          <table:table-cell office:value-type="string" office:string-value="" table:formula="of:=[.Q58]" table:style-name="ce63"/>
          <table:table-cell office:value-type="string" office:string-value="" table:formula="of:=[.R58]" table:style-name="ce63"/>
          <table:table-cell office:value-type="string" office:string-value="" table:formula="of:=[.S58]" table:style-name="ce63"/>
          <table:table-cell office:value-type="string" office:string-value="" table:formula="of:=[.T58]" table:style-name="ce63"/>
          <table:table-cell office:value-type="string" office:string-value="" table:formula="of:=[.U58]" table:style-name="ce63"/>
          <table:table-cell office:value-type="string" office:string-value="" table:formula="of:=[.V58]" table:style-name="ce63"/>
          <table:table-cell office:value-type="string" office:string-value="" table:formula="of:=[.W58]" table:style-name="ce63"/>
          <table:table-cell office:value-type="string" office:string-value="" table:formula="of:=[.X58]" table:style-name="ce63"/>
          <table:table-cell office:value-type="string" office:string-value="" table:formula="of:=[.Y58]" table:style-name="ce63"/>
          <table:table-cell office:value-type="string" office:string-value="" table:formula="of:=[.Z58]" table:style-name="ce63"/>
          <table:table-cell office:value-type="string" office:string-value="" table:formula="of:=[.AA58]" table:style-name="ce63"/>
          <table:table-cell office:value-type="string" office:string-value="" table:formula="of:=[.AB58]" table:style-name="ce63"/>
          <table:table-cell office:value-type="string" office:string-value="" table:formula="of:=[.AC58]" table:style-name="ce63"/>
          <table:table-cell office:value-type="string" office:string-value="" table:formula="of:=[.AD58]" table:style-name="ce63"/>
          <table:table-cell office:value-type="string" office:string-value="" table:formula="of:=[.AE58]" table:style-name="ce63"/>
          <table:table-cell office:value-type="string" office:string-value="" table:formula="of:=[.AF58]" table:style-name="ce63"/>
          <table:table-cell office:value-type="string" office:string-value="" table:formula="of:=[.AG58]" table:style-name="ce63"/>
          <table:table-cell office:value-type="string" office:string-value="" table:formula="of:=[.AH58]" table:style-name="ce63"/>
          <table:table-cell office:value-type="string" office:string-value="" table:formula="of:=[.AI58]" table:style-name="ce63"/>
          <table:table-cell office:value-type="string" office:string-value="" table:formula="of:=[.AJ58]" table:style-name="ce63"/>
          <table:table-cell office:value-type="string" office:string-value="" table:formula="of:=[.AK58]" table:style-name="ce63"/>
          <table:table-cell office:value-type="string" office:string-value="" table:formula="of:=[.AL58]" table:style-name="ce63"/>
          <table:table-cell office:value-type="string" office:string-value="" table:formula="of:=[.AM58]" table:style-name="ce63"/>
          <table:table-cell office:value-type="string" office:string-value="" table:formula="of:=[.AN58]" table:style-name="ce63"/>
          <table:table-cell office:value-type="string" office:string-value="" table:formula="of:=[.AO58]" table:style-name="ce63"/>
          <table:table-cell office:value-type="string" office:string-value="" table:formula="of:=[.AP58]" table:style-name="ce63"/>
          <table:table-cell office:value-type="string" office:string-value="" table:formula="of:=[.AQ58]" table:style-name="ce63"/>
          <table:table-cell office:value-type="string" office:string-value="" table:formula="of:=[.AR58]" table:style-name="ce63"/>
          <table:table-cell office:value-type="string" office:string-value="" table:formula="of:=[.AS58]" table:style-name="ce63"/>
          <table:table-cell office:value-type="string" office:string-value="" table:formula="of:=[.AT58]" table:style-name="ce63"/>
          <table:table-cell office:value-type="string" office:string-value="" table:formula="of:=[.AU58]" table:style-name="ce63"/>
          <table:table-cell office:value-type="string" office:string-value="" table:formula="of:=[.AV58]" table:style-name="ce63"/>
          <table:table-cell office:value-type="string" office:string-value="" table:formula="of:=[.AW58]" table:style-name="ce63"/>
          <table:table-cell office:value-type="string" office:string-value="" table:formula="of:=[.AX58]" table:style-name="ce63"/>
          <table:table-cell office:value-type="string" office:string-value="" table:formula="of:=[.AY58]" table:style-name="ce63"/>
          <table:table-cell office:value-type="string" office:string-value="" table:formula="of:=[.AZ58]" table:style-name="ce63"/>
          <table:table-cell office:value-type="string" office:string-value="" table:formula="of:=[.BA58]" table:style-name="ce63"/>
          <table:table-cell office:value-type="string" office:string-value="" table:formula="of:=[.BB58]" table:style-name="ce63"/>
          <table:table-cell office:value-type="string" office:string-value="" table:formula="of:=[.BC58]" table:style-name="ce63"/>
          <table:table-cell office:value-type="string" office:string-value="" table:formula="of:=[.BD58]" table:style-name="ce63"/>
          <table:table-cell office:value-type="string" office:string-value="" table:formula="of:=[.BE58]" table:style-name="ce63"/>
          <table:table-cell office:value-type="string" office:string-value="" table:formula="of:=[.BF58]" table:style-name="ce63"/>
          <table:table-cell office:value-type="string" office:string-value="" table:formula="of:=[.BG58]" table:style-name="ce63"/>
          <table:table-cell office:value-type="string" office:string-value="" table:formula="of:=[.BH58]" table:style-name="ce63"/>
          <table:table-cell office:value-type="string" office:string-value="" table:formula="of:=[.BI58]" table:style-name="ce63"/>
          <table:table-cell office:value-type="string" office:string-value="" table:formula="of:=[.BJ58]" table:style-name="ce63"/>
          <table:table-cell office:value-type="string" office:string-value="" table:formula="of:=[.BK58]" table:style-name="ce63"/>
          <table:table-cell office:value-type="string" office:string-value="" table:formula="of:=[.BL58]" table:style-name="ce63"/>
          <table:table-cell office:value-type="string" office:string-value="" table:formula="of:=[.BM58]" table:style-name="ce63"/>
          <table:table-cell office:value-type="string" office:string-value="" table:formula="of:=[.BN58]" table:style-name="ce63"/>
          <table:table-cell office:value-type="string" office:string-value="" table:formula="of:=[.BO58]" table:style-name="ce63"/>
          <table:table-cell office:value-type="string" office:string-value="" table:formula="of:=[.BP58]" table:style-name="ce63"/>
          <table:table-cell office:value-type="string" office:string-value="" table:formula="of:=[.BQ58]" table:style-name="ce63"/>
          <table:table-cell office:value-type="string" office:string-value="" table:formula="of:=[.BR58]" table:style-name="ce63"/>
          <table:table-cell office:value-type="string" office:string-value="" table:formula="of:=[.BS58]" table:style-name="ce63"/>
          <table:table-cell office:value-type="string" office:string-value="" table:formula="of:=[.BT58]" table:style-name="ce63"/>
          <table:table-cell office:value-type="string" office:string-value="" table:formula="of:=[.BU58]" table:style-name="ce63"/>
          <table:table-cell office:value-type="string" office:string-value="" table:formula="of:=[.BV58]" table:style-name="ce63"/>
          <table:table-cell office:value-type="string" office:string-value="" table:formula="of:=[.BW58]" table:style-name="ce63"/>
          <table:table-cell office:value-type="string" office:string-value="" table:formula="of:=[.BX58]" table:style-name="ce63"/>
          <table:table-cell office:value-type="string" office:string-value="" table:formula="of:=[.BY58]" table:style-name="ce63"/>
          <table:table-cell office:value-type="string" office:string-value="" table:formula="of:=[.BZ58]" table:style-name="ce63"/>
          <table:table-cell office:value-type="string" office:string-value="" table:formula="of:=[.CA58]" table:style-name="ce63"/>
          <table:table-cell office:value-type="string" office:string-value="" table:formula="of:=[.CB58]" table:style-name="ce63"/>
          <table:table-cell office:value-type="string" office:string-value="" table:formula="of:=[.CC58]" table:style-name="ce63"/>
          <table:table-cell office:value-type="string" office:string-value="" table:formula="of:=[.CD58]" table:style-name="ce63"/>
          <table:table-cell office:value-type="string" office:string-value="" table:formula="of:=[.CE58]" table:style-name="ce63"/>
          <table:table-cell office:value-type="string" office:string-value="" table:formula="of:=[.CF58]" table:style-name="ce63"/>
          <table:table-cell office:value-type="string" office:string-value="" table:formula="of:=[.CG58]" table:style-name="ce63"/>
          <table:table-cell office:value-type="string" office:string-value="" table:formula="of:=[.CH58]" table:style-name="ce63"/>
          <table:table-cell office:value-type="string" office:string-value="" table:formula="of:=[.CI58]" table:style-name="ce63"/>
          <table:table-cell office:value-type="string" office:string-value="" table:formula="of:=[.CJ58]" table:style-name="ce63"/>
          <table:table-cell office:value-type="string" office:string-value="" table:formula="of:=[.CK58]" table:style-name="ce63"/>
          <table:table-cell office:value-type="string" office:string-value="" table:formula="of:=[.CL58]" table:style-name="ce63"/>
          <table:table-cell office:value-type="string" office:string-value="" table:formula="of:=[.CM58]" table:style-name="ce63"/>
          <table:table-cell office:value-type="string" office:string-value="" table:formula="of:=[.CN58]" table:style-name="ce63"/>
          <table:table-cell office:value-type="string" office:string-value="" table:formula="of:=[.CO58]" table:style-name="ce63"/>
          <table:table-cell office:value-type="string" office:string-value="" table:formula="of:=[.CP58]" table:style-name="ce63"/>
          <table:table-cell office:value-type="string" office:string-value="" table:formula="of:=[.CQ58]" table:style-name="ce63"/>
          <table:table-cell office:value-type="string" office:string-value="" table:formula="of:=[.CR58]" table:style-name="ce63"/>
          <table:table-cell office:value-type="string" office:string-value="" table:formula="of:=[.CS58]" table:style-name="ce63"/>
          <table:table-cell office:value-type="string" office:string-value="" table:formula="of:=[.CT58]" table:style-name="ce63"/>
          <table:table-cell office:value-type="string" office:string-value="" table:formula="of:=[.CU58]" table:style-name="ce63"/>
          <table:table-cell office:value-type="string" office:string-value="" table:formula="of:=[.CV58]" table:style-name="ce63"/>
          <table:table-cell office:value-type="string" office:string-value="" table:formula="of:=[.CW58]" table:style-name="ce63"/>
          <table:table-cell office:value-type="string" office:string-value="" table:formula="of:=[.CX58]" table:style-name="ce63"/>
          <table:table-cell office:value-type="string" office:string-value="" table:formula="of:=[.CY58]" table:style-name="ce63"/>
          <table:table-cell office:value-type="string" office:string-value="" table:formula="of:=[.CZ58]" table:style-name="ce63"/>
          <table:table-cell office:value-type="string" office:string-value="" table:formula="of:=[.DA58]" table:style-name="ce63"/>
          <table:table-cell table:number-columns-repeated="16278"/>
        </table:table-row>
        <table:table-row table:style-name="ro3">
          <table:table-cell office:value-type="string" office:string-value="" table:formula="of:=IF([Setup.A31]&lt;&gt;&quot;&quot;;[Setup.A31];&quot;&quot;)" table:style-name="ce1"/>
          <table:table-cell table:style-name="ce56"/>
          <table:table-cell office:value-type="string" office:string-value="" table:formula="of:=IF([Setup.B31]&lt;&gt;&quot;&quot;;[Setup.B31];&quot;&quot;)" table:style-name="ce1"/>
          <table:table-cell office:value-type="string" office:string-value="" table:formula="of:=[.DB59]" table:style-name="ce42"/>
          <table:table-cell table:style-name="ce49"/>
          <table:table-cell table:style-name="ce50"/>
          <table:table-cell office:value-type="string" office:string-value="" table:formula="of:=[.C59]" table:style-name="ce42"/>
          <table:table-cell office:value-type="string" office:string-value="" table:formula="of:=[.G59]" table:style-name="ce63"/>
          <table:table-cell office:value-type="string" office:string-value="" table:formula="of:=[.H59]" table:style-name="ce63"/>
          <table:table-cell office:value-type="string" office:string-value="" table:formula="of:=[.I59]" table:style-name="ce63"/>
          <table:table-cell office:value-type="string" office:string-value="" table:formula="of:=[.J59]" table:style-name="ce63"/>
          <table:table-cell office:value-type="string" office:string-value="" table:formula="of:=[.K59]" table:style-name="ce63"/>
          <table:table-cell office:value-type="string" office:string-value="" table:formula="of:=[.L59]" table:style-name="ce63"/>
          <table:table-cell office:value-type="string" office:string-value="" table:formula="of:=[.M59]" table:style-name="ce63"/>
          <table:table-cell office:value-type="string" office:string-value="" table:formula="of:=[.N59]" table:style-name="ce63"/>
          <table:table-cell office:value-type="string" office:string-value="" table:formula="of:=[.O59]" table:style-name="ce63"/>
          <table:table-cell office:value-type="string" office:string-value="" table:formula="of:=[.P59]" table:style-name="ce63"/>
          <table:table-cell office:value-type="string" office:string-value="" table:formula="of:=[.Q59]" table:style-name="ce63"/>
          <table:table-cell office:value-type="string" office:string-value="" table:formula="of:=[.R59]" table:style-name="ce63"/>
          <table:table-cell office:value-type="string" office:string-value="" table:formula="of:=[.S59]" table:style-name="ce63"/>
          <table:table-cell office:value-type="string" office:string-value="" table:formula="of:=[.T59]" table:style-name="ce63"/>
          <table:table-cell office:value-type="string" office:string-value="" table:formula="of:=[.U59]" table:style-name="ce63"/>
          <table:table-cell office:value-type="string" office:string-value="" table:formula="of:=[.V59]" table:style-name="ce63"/>
          <table:table-cell office:value-type="string" office:string-value="" table:formula="of:=[.W59]" table:style-name="ce63"/>
          <table:table-cell office:value-type="string" office:string-value="" table:formula="of:=[.X59]" table:style-name="ce63"/>
          <table:table-cell office:value-type="string" office:string-value="" table:formula="of:=[.Y59]" table:style-name="ce63"/>
          <table:table-cell office:value-type="string" office:string-value="" table:formula="of:=[.Z59]" table:style-name="ce63"/>
          <table:table-cell office:value-type="string" office:string-value="" table:formula="of:=[.AA59]" table:style-name="ce63"/>
          <table:table-cell office:value-type="string" office:string-value="" table:formula="of:=[.AB59]" table:style-name="ce63"/>
          <table:table-cell office:value-type="string" office:string-value="" table:formula="of:=[.AC59]" table:style-name="ce63"/>
          <table:table-cell office:value-type="string" office:string-value="" table:formula="of:=[.AD59]" table:style-name="ce63"/>
          <table:table-cell office:value-type="string" office:string-value="" table:formula="of:=[.AE59]" table:style-name="ce63"/>
          <table:table-cell office:value-type="string" office:string-value="" table:formula="of:=[.AF59]" table:style-name="ce63"/>
          <table:table-cell office:value-type="string" office:string-value="" table:formula="of:=[.AG59]" table:style-name="ce63"/>
          <table:table-cell office:value-type="string" office:string-value="" table:formula="of:=[.AH59]" table:style-name="ce63"/>
          <table:table-cell office:value-type="string" office:string-value="" table:formula="of:=[.AI59]" table:style-name="ce63"/>
          <table:table-cell office:value-type="string" office:string-value="" table:formula="of:=[.AJ59]" table:style-name="ce63"/>
          <table:table-cell office:value-type="string" office:string-value="" table:formula="of:=[.AK59]" table:style-name="ce63"/>
          <table:table-cell office:value-type="string" office:string-value="" table:formula="of:=[.AL59]" table:style-name="ce63"/>
          <table:table-cell office:value-type="string" office:string-value="" table:formula="of:=[.AM59]" table:style-name="ce63"/>
          <table:table-cell office:value-type="string" office:string-value="" table:formula="of:=[.AN59]" table:style-name="ce63"/>
          <table:table-cell office:value-type="string" office:string-value="" table:formula="of:=[.AO59]" table:style-name="ce63"/>
          <table:table-cell office:value-type="string" office:string-value="" table:formula="of:=[.AP59]" table:style-name="ce63"/>
          <table:table-cell office:value-type="string" office:string-value="" table:formula="of:=[.AQ59]" table:style-name="ce63"/>
          <table:table-cell office:value-type="string" office:string-value="" table:formula="of:=[.AR59]" table:style-name="ce63"/>
          <table:table-cell office:value-type="string" office:string-value="" table:formula="of:=[.AS59]" table:style-name="ce63"/>
          <table:table-cell office:value-type="string" office:string-value="" table:formula="of:=[.AT59]" table:style-name="ce63"/>
          <table:table-cell office:value-type="string" office:string-value="" table:formula="of:=[.AU59]" table:style-name="ce63"/>
          <table:table-cell office:value-type="string" office:string-value="" table:formula="of:=[.AV59]" table:style-name="ce63"/>
          <table:table-cell office:value-type="string" office:string-value="" table:formula="of:=[.AW59]" table:style-name="ce63"/>
          <table:table-cell office:value-type="string" office:string-value="" table:formula="of:=[.AX59]" table:style-name="ce63"/>
          <table:table-cell office:value-type="string" office:string-value="" table:formula="of:=[.AY59]" table:style-name="ce63"/>
          <table:table-cell office:value-type="string" office:string-value="" table:formula="of:=[.AZ59]" table:style-name="ce63"/>
          <table:table-cell office:value-type="string" office:string-value="" table:formula="of:=[.BA59]" table:style-name="ce63"/>
          <table:table-cell office:value-type="string" office:string-value="" table:formula="of:=[.BB59]" table:style-name="ce63"/>
          <table:table-cell office:value-type="string" office:string-value="" table:formula="of:=[.BC59]" table:style-name="ce63"/>
          <table:table-cell office:value-type="string" office:string-value="" table:formula="of:=[.BD59]" table:style-name="ce63"/>
          <table:table-cell office:value-type="string" office:string-value="" table:formula="of:=[.BE59]" table:style-name="ce63"/>
          <table:table-cell office:value-type="string" office:string-value="" table:formula="of:=[.BF59]" table:style-name="ce63"/>
          <table:table-cell office:value-type="string" office:string-value="" table:formula="of:=[.BG59]" table:style-name="ce63"/>
          <table:table-cell office:value-type="string" office:string-value="" table:formula="of:=[.BH59]" table:style-name="ce63"/>
          <table:table-cell office:value-type="string" office:string-value="" table:formula="of:=[.BI59]" table:style-name="ce63"/>
          <table:table-cell office:value-type="string" office:string-value="" table:formula="of:=[.BJ59]" table:style-name="ce63"/>
          <table:table-cell office:value-type="string" office:string-value="" table:formula="of:=[.BK59]" table:style-name="ce63"/>
          <table:table-cell office:value-type="string" office:string-value="" table:formula="of:=[.BL59]" table:style-name="ce63"/>
          <table:table-cell office:value-type="string" office:string-value="" table:formula="of:=[.BM59]" table:style-name="ce63"/>
          <table:table-cell office:value-type="string" office:string-value="" table:formula="of:=[.BN59]" table:style-name="ce63"/>
          <table:table-cell office:value-type="string" office:string-value="" table:formula="of:=[.BO59]" table:style-name="ce63"/>
          <table:table-cell office:value-type="string" office:string-value="" table:formula="of:=[.BP59]" table:style-name="ce63"/>
          <table:table-cell office:value-type="string" office:string-value="" table:formula="of:=[.BQ59]" table:style-name="ce63"/>
          <table:table-cell office:value-type="string" office:string-value="" table:formula="of:=[.BR59]" table:style-name="ce63"/>
          <table:table-cell office:value-type="string" office:string-value="" table:formula="of:=[.BS59]" table:style-name="ce63"/>
          <table:table-cell office:value-type="string" office:string-value="" table:formula="of:=[.BT59]" table:style-name="ce63"/>
          <table:table-cell office:value-type="string" office:string-value="" table:formula="of:=[.BU59]" table:style-name="ce63"/>
          <table:table-cell office:value-type="string" office:string-value="" table:formula="of:=[.BV59]" table:style-name="ce63"/>
          <table:table-cell office:value-type="string" office:string-value="" table:formula="of:=[.BW59]" table:style-name="ce63"/>
          <table:table-cell office:value-type="string" office:string-value="" table:formula="of:=[.BX59]" table:style-name="ce63"/>
          <table:table-cell office:value-type="string" office:string-value="" table:formula="of:=[.BY59]" table:style-name="ce63"/>
          <table:table-cell office:value-type="string" office:string-value="" table:formula="of:=[.BZ59]" table:style-name="ce63"/>
          <table:table-cell office:value-type="string" office:string-value="" table:formula="of:=[.CA59]" table:style-name="ce63"/>
          <table:table-cell office:value-type="string" office:string-value="" table:formula="of:=[.CB59]" table:style-name="ce63"/>
          <table:table-cell office:value-type="string" office:string-value="" table:formula="of:=[.CC59]" table:style-name="ce63"/>
          <table:table-cell office:value-type="string" office:string-value="" table:formula="of:=[.CD59]" table:style-name="ce63"/>
          <table:table-cell office:value-type="string" office:string-value="" table:formula="of:=[.CE59]" table:style-name="ce63"/>
          <table:table-cell office:value-type="string" office:string-value="" table:formula="of:=[.CF59]" table:style-name="ce63"/>
          <table:table-cell office:value-type="string" office:string-value="" table:formula="of:=[.CG59]" table:style-name="ce63"/>
          <table:table-cell office:value-type="string" office:string-value="" table:formula="of:=[.CH59]" table:style-name="ce63"/>
          <table:table-cell office:value-type="string" office:string-value="" table:formula="of:=[.CI59]" table:style-name="ce63"/>
          <table:table-cell office:value-type="string" office:string-value="" table:formula="of:=[.CJ59]" table:style-name="ce63"/>
          <table:table-cell office:value-type="string" office:string-value="" table:formula="of:=[.CK59]" table:style-name="ce63"/>
          <table:table-cell office:value-type="string" office:string-value="" table:formula="of:=[.CL59]" table:style-name="ce63"/>
          <table:table-cell office:value-type="string" office:string-value="" table:formula="of:=[.CM59]" table:style-name="ce63"/>
          <table:table-cell office:value-type="string" office:string-value="" table:formula="of:=[.CN59]" table:style-name="ce63"/>
          <table:table-cell office:value-type="string" office:string-value="" table:formula="of:=[.CO59]" table:style-name="ce63"/>
          <table:table-cell office:value-type="string" office:string-value="" table:formula="of:=[.CP59]" table:style-name="ce63"/>
          <table:table-cell office:value-type="string" office:string-value="" table:formula="of:=[.CQ59]" table:style-name="ce63"/>
          <table:table-cell office:value-type="string" office:string-value="" table:formula="of:=[.CR59]" table:style-name="ce63"/>
          <table:table-cell office:value-type="string" office:string-value="" table:formula="of:=[.CS59]" table:style-name="ce63"/>
          <table:table-cell office:value-type="string" office:string-value="" table:formula="of:=[.CT59]" table:style-name="ce63"/>
          <table:table-cell office:value-type="string" office:string-value="" table:formula="of:=[.CU59]" table:style-name="ce63"/>
          <table:table-cell office:value-type="string" office:string-value="" table:formula="of:=[.CV59]" table:style-name="ce63"/>
          <table:table-cell office:value-type="string" office:string-value="" table:formula="of:=[.CW59]" table:style-name="ce63"/>
          <table:table-cell office:value-type="string" office:string-value="" table:formula="of:=[.CX59]" table:style-name="ce63"/>
          <table:table-cell office:value-type="string" office:string-value="" table:formula="of:=[.CY59]" table:style-name="ce63"/>
          <table:table-cell office:value-type="string" office:string-value="" table:formula="of:=[.CZ59]" table:style-name="ce63"/>
          <table:table-cell office:value-type="string" office:string-value="" table:formula="of:=[.DA59]" table:style-name="ce63"/>
          <table:table-cell table:number-columns-repeated="16278"/>
        </table:table-row>
        <table:table-row table:style-name="ro3">
          <table:table-cell office:value-type="string" office:string-value="" table:formula="of:=IF([Setup.A32]&lt;&gt;&quot;&quot;;[Setup.A32];&quot;&quot;)" table:style-name="ce1"/>
          <table:table-cell table:style-name="ce56"/>
          <table:table-cell office:value-type="string" office:string-value="" table:formula="of:=IF([Setup.B32]&lt;&gt;&quot;&quot;;[Setup.B32];&quot;&quot;)" table:style-name="ce1"/>
          <table:table-cell office:value-type="string" office:string-value="" table:formula="of:=[.DB60]" table:style-name="ce42"/>
          <table:table-cell table:style-name="ce49"/>
          <table:table-cell table:style-name="ce50"/>
          <table:table-cell office:value-type="string" office:string-value="" table:formula="of:=[.C60]" table:style-name="ce42"/>
          <table:table-cell office:value-type="string" office:string-value="" table:formula="of:=[.G60]" table:style-name="ce63"/>
          <table:table-cell office:value-type="string" office:string-value="" table:formula="of:=[.H60]" table:style-name="ce63"/>
          <table:table-cell office:value-type="string" office:string-value="" table:formula="of:=[.I60]" table:style-name="ce63"/>
          <table:table-cell office:value-type="string" office:string-value="" table:formula="of:=[.J60]" table:style-name="ce63"/>
          <table:table-cell office:value-type="string" office:string-value="" table:formula="of:=[.K60]" table:style-name="ce63"/>
          <table:table-cell office:value-type="string" office:string-value="" table:formula="of:=[.L60]" table:style-name="ce63"/>
          <table:table-cell office:value-type="string" office:string-value="" table:formula="of:=[.M60]" table:style-name="ce63"/>
          <table:table-cell office:value-type="string" office:string-value="" table:formula="of:=[.N60]" table:style-name="ce63"/>
          <table:table-cell office:value-type="string" office:string-value="" table:formula="of:=[.O60]" table:style-name="ce63"/>
          <table:table-cell office:value-type="string" office:string-value="" table:formula="of:=[.P60]" table:style-name="ce63"/>
          <table:table-cell office:value-type="string" office:string-value="" table:formula="of:=[.Q60]" table:style-name="ce63"/>
          <table:table-cell office:value-type="string" office:string-value="" table:formula="of:=[.R60]" table:style-name="ce63"/>
          <table:table-cell office:value-type="string" office:string-value="" table:formula="of:=[.S60]" table:style-name="ce63"/>
          <table:table-cell office:value-type="string" office:string-value="" table:formula="of:=[.T60]" table:style-name="ce63"/>
          <table:table-cell office:value-type="string" office:string-value="" table:formula="of:=[.U60]" table:style-name="ce63"/>
          <table:table-cell office:value-type="string" office:string-value="" table:formula="of:=[.V60]" table:style-name="ce63"/>
          <table:table-cell office:value-type="string" office:string-value="" table:formula="of:=[.W60]" table:style-name="ce63"/>
          <table:table-cell office:value-type="string" office:string-value="" table:formula="of:=[.X60]" table:style-name="ce63"/>
          <table:table-cell office:value-type="string" office:string-value="" table:formula="of:=[.Y60]" table:style-name="ce63"/>
          <table:table-cell office:value-type="string" office:string-value="" table:formula="of:=[.Z60]" table:style-name="ce63"/>
          <table:table-cell office:value-type="string" office:string-value="" table:formula="of:=[.AA60]" table:style-name="ce63"/>
          <table:table-cell office:value-type="string" office:string-value="" table:formula="of:=[.AB60]" table:style-name="ce63"/>
          <table:table-cell office:value-type="string" office:string-value="" table:formula="of:=[.AC60]" table:style-name="ce63"/>
          <table:table-cell office:value-type="string" office:string-value="" table:formula="of:=[.AD60]" table:style-name="ce63"/>
          <table:table-cell office:value-type="string" office:string-value="" table:formula="of:=[.AE60]" table:style-name="ce63"/>
          <table:table-cell office:value-type="string" office:string-value="" table:formula="of:=[.AF60]" table:style-name="ce63"/>
          <table:table-cell office:value-type="string" office:string-value="" table:formula="of:=[.AG60]" table:style-name="ce63"/>
          <table:table-cell office:value-type="string" office:string-value="" table:formula="of:=[.AH60]" table:style-name="ce63"/>
          <table:table-cell office:value-type="string" office:string-value="" table:formula="of:=[.AI60]" table:style-name="ce63"/>
          <table:table-cell office:value-type="string" office:string-value="" table:formula="of:=[.AJ60]" table:style-name="ce63"/>
          <table:table-cell office:value-type="string" office:string-value="" table:formula="of:=[.AK60]" table:style-name="ce63"/>
          <table:table-cell office:value-type="string" office:string-value="" table:formula="of:=[.AL60]" table:style-name="ce63"/>
          <table:table-cell office:value-type="string" office:string-value="" table:formula="of:=[.AM60]" table:style-name="ce63"/>
          <table:table-cell office:value-type="string" office:string-value="" table:formula="of:=[.AN60]" table:style-name="ce63"/>
          <table:table-cell office:value-type="string" office:string-value="" table:formula="of:=[.AO60]" table:style-name="ce63"/>
          <table:table-cell office:value-type="string" office:string-value="" table:formula="of:=[.AP60]" table:style-name="ce63"/>
          <table:table-cell office:value-type="string" office:string-value="" table:formula="of:=[.AQ60]" table:style-name="ce63"/>
          <table:table-cell office:value-type="string" office:string-value="" table:formula="of:=[.AR60]" table:style-name="ce63"/>
          <table:table-cell office:value-type="string" office:string-value="" table:formula="of:=[.AS60]" table:style-name="ce63"/>
          <table:table-cell office:value-type="string" office:string-value="" table:formula="of:=[.AT60]" table:style-name="ce63"/>
          <table:table-cell office:value-type="string" office:string-value="" table:formula="of:=[.AU60]" table:style-name="ce63"/>
          <table:table-cell office:value-type="string" office:string-value="" table:formula="of:=[.AV60]" table:style-name="ce63"/>
          <table:table-cell office:value-type="string" office:string-value="" table:formula="of:=[.AW60]" table:style-name="ce63"/>
          <table:table-cell office:value-type="string" office:string-value="" table:formula="of:=[.AX60]" table:style-name="ce63"/>
          <table:table-cell office:value-type="string" office:string-value="" table:formula="of:=[.AY60]" table:style-name="ce63"/>
          <table:table-cell office:value-type="string" office:string-value="" table:formula="of:=[.AZ60]" table:style-name="ce63"/>
          <table:table-cell office:value-type="string" office:string-value="" table:formula="of:=[.BA60]" table:style-name="ce63"/>
          <table:table-cell office:value-type="string" office:string-value="" table:formula="of:=[.BB60]" table:style-name="ce63"/>
          <table:table-cell office:value-type="string" office:string-value="" table:formula="of:=[.BC60]" table:style-name="ce63"/>
          <table:table-cell office:value-type="string" office:string-value="" table:formula="of:=[.BD60]" table:style-name="ce63"/>
          <table:table-cell office:value-type="string" office:string-value="" table:formula="of:=[.BE60]" table:style-name="ce63"/>
          <table:table-cell office:value-type="string" office:string-value="" table:formula="of:=[.BF60]" table:style-name="ce63"/>
          <table:table-cell office:value-type="string" office:string-value="" table:formula="of:=[.BG60]" table:style-name="ce63"/>
          <table:table-cell office:value-type="string" office:string-value="" table:formula="of:=[.BH60]" table:style-name="ce63"/>
          <table:table-cell office:value-type="string" office:string-value="" table:formula="of:=[.BI60]" table:style-name="ce63"/>
          <table:table-cell office:value-type="string" office:string-value="" table:formula="of:=[.BJ60]" table:style-name="ce63"/>
          <table:table-cell office:value-type="string" office:string-value="" table:formula="of:=[.BK60]" table:style-name="ce63"/>
          <table:table-cell office:value-type="string" office:string-value="" table:formula="of:=[.BL60]" table:style-name="ce63"/>
          <table:table-cell office:value-type="string" office:string-value="" table:formula="of:=[.BM60]" table:style-name="ce63"/>
          <table:table-cell office:value-type="string" office:string-value="" table:formula="of:=[.BN60]" table:style-name="ce63"/>
          <table:table-cell office:value-type="string" office:string-value="" table:formula="of:=[.BO60]" table:style-name="ce63"/>
          <table:table-cell office:value-type="string" office:string-value="" table:formula="of:=[.BP60]" table:style-name="ce63"/>
          <table:table-cell office:value-type="string" office:string-value="" table:formula="of:=[.BQ60]" table:style-name="ce63"/>
          <table:table-cell office:value-type="string" office:string-value="" table:formula="of:=[.BR60]" table:style-name="ce63"/>
          <table:table-cell office:value-type="string" office:string-value="" table:formula="of:=[.BS60]" table:style-name="ce63"/>
          <table:table-cell office:value-type="string" office:string-value="" table:formula="of:=[.BT60]" table:style-name="ce63"/>
          <table:table-cell office:value-type="string" office:string-value="" table:formula="of:=[.BU60]" table:style-name="ce63"/>
          <table:table-cell office:value-type="string" office:string-value="" table:formula="of:=[.BV60]" table:style-name="ce63"/>
          <table:table-cell office:value-type="string" office:string-value="" table:formula="of:=[.BW60]" table:style-name="ce63"/>
          <table:table-cell office:value-type="string" office:string-value="" table:formula="of:=[.BX60]" table:style-name="ce63"/>
          <table:table-cell office:value-type="string" office:string-value="" table:formula="of:=[.BY60]" table:style-name="ce63"/>
          <table:table-cell office:value-type="string" office:string-value="" table:formula="of:=[.BZ60]" table:style-name="ce63"/>
          <table:table-cell office:value-type="string" office:string-value="" table:formula="of:=[.CA60]" table:style-name="ce63"/>
          <table:table-cell office:value-type="string" office:string-value="" table:formula="of:=[.CB60]" table:style-name="ce63"/>
          <table:table-cell office:value-type="string" office:string-value="" table:formula="of:=[.CC60]" table:style-name="ce63"/>
          <table:table-cell office:value-type="string" office:string-value="" table:formula="of:=[.CD60]" table:style-name="ce63"/>
          <table:table-cell office:value-type="string" office:string-value="" table:formula="of:=[.CE60]" table:style-name="ce63"/>
          <table:table-cell office:value-type="string" office:string-value="" table:formula="of:=[.CF60]" table:style-name="ce63"/>
          <table:table-cell office:value-type="string" office:string-value="" table:formula="of:=[.CG60]" table:style-name="ce63"/>
          <table:table-cell office:value-type="string" office:string-value="" table:formula="of:=[.CH60]" table:style-name="ce63"/>
          <table:table-cell office:value-type="string" office:string-value="" table:formula="of:=[.CI60]" table:style-name="ce63"/>
          <table:table-cell office:value-type="string" office:string-value="" table:formula="of:=[.CJ60]" table:style-name="ce63"/>
          <table:table-cell office:value-type="string" office:string-value="" table:formula="of:=[.CK60]" table:style-name="ce63"/>
          <table:table-cell office:value-type="string" office:string-value="" table:formula="of:=[.CL60]" table:style-name="ce63"/>
          <table:table-cell office:value-type="string" office:string-value="" table:formula="of:=[.CM60]" table:style-name="ce63"/>
          <table:table-cell office:value-type="string" office:string-value="" table:formula="of:=[.CN60]" table:style-name="ce63"/>
          <table:table-cell office:value-type="string" office:string-value="" table:formula="of:=[.CO60]" table:style-name="ce63"/>
          <table:table-cell office:value-type="string" office:string-value="" table:formula="of:=[.CP60]" table:style-name="ce63"/>
          <table:table-cell office:value-type="string" office:string-value="" table:formula="of:=[.CQ60]" table:style-name="ce63"/>
          <table:table-cell office:value-type="string" office:string-value="" table:formula="of:=[.CR60]" table:style-name="ce63"/>
          <table:table-cell office:value-type="string" office:string-value="" table:formula="of:=[.CS60]" table:style-name="ce63"/>
          <table:table-cell office:value-type="string" office:string-value="" table:formula="of:=[.CT60]" table:style-name="ce63"/>
          <table:table-cell office:value-type="string" office:string-value="" table:formula="of:=[.CU60]" table:style-name="ce63"/>
          <table:table-cell office:value-type="string" office:string-value="" table:formula="of:=[.CV60]" table:style-name="ce63"/>
          <table:table-cell office:value-type="string" office:string-value="" table:formula="of:=[.CW60]" table:style-name="ce63"/>
          <table:table-cell office:value-type="string" office:string-value="" table:formula="of:=[.CX60]" table:style-name="ce63"/>
          <table:table-cell office:value-type="string" office:string-value="" table:formula="of:=[.CY60]" table:style-name="ce63"/>
          <table:table-cell office:value-type="string" office:string-value="" table:formula="of:=[.CZ60]" table:style-name="ce63"/>
          <table:table-cell office:value-type="string" office:string-value="" table:formula="of:=[.DA60]" table:style-name="ce63"/>
          <table:table-cell table:number-columns-repeated="16278"/>
        </table:table-row>
        <table:table-row table:style-name="ro3">
          <table:table-cell office:value-type="string" office:string-value="" table:formula="of:=IF([Setup.A33]&lt;&gt;&quot;&quot;;[Setup.A33];&quot;&quot;)" table:style-name="ce1"/>
          <table:table-cell table:style-name="ce56"/>
          <table:table-cell office:value-type="string" office:string-value="" table:formula="of:=IF([Setup.B33]&lt;&gt;&quot;&quot;;[Setup.B33];&quot;&quot;)" table:style-name="ce1"/>
          <table:table-cell office:value-type="string" office:string-value="" table:formula="of:=[.DB61]" table:style-name="ce42"/>
          <table:table-cell table:style-name="ce49"/>
          <table:table-cell table:style-name="ce50"/>
          <table:table-cell office:value-type="string" office:string-value="" table:formula="of:=[.C61]" table:style-name="ce42"/>
          <table:table-cell office:value-type="string" office:string-value="" table:formula="of:=[.G61]" table:style-name="ce63"/>
          <table:table-cell office:value-type="string" office:string-value="" table:formula="of:=[.H61]" table:style-name="ce63"/>
          <table:table-cell office:value-type="string" office:string-value="" table:formula="of:=[.I61]" table:style-name="ce63"/>
          <table:table-cell office:value-type="string" office:string-value="" table:formula="of:=[.J61]" table:style-name="ce63"/>
          <table:table-cell office:value-type="string" office:string-value="" table:formula="of:=[.K61]" table:style-name="ce63"/>
          <table:table-cell office:value-type="string" office:string-value="" table:formula="of:=[.L61]" table:style-name="ce63"/>
          <table:table-cell office:value-type="string" office:string-value="" table:formula="of:=[.M61]" table:style-name="ce63"/>
          <table:table-cell office:value-type="string" office:string-value="" table:formula="of:=[.N61]" table:style-name="ce63"/>
          <table:table-cell office:value-type="string" office:string-value="" table:formula="of:=[.O61]" table:style-name="ce63"/>
          <table:table-cell office:value-type="string" office:string-value="" table:formula="of:=[.P61]" table:style-name="ce63"/>
          <table:table-cell office:value-type="string" office:string-value="" table:formula="of:=[.Q61]" table:style-name="ce63"/>
          <table:table-cell office:value-type="string" office:string-value="" table:formula="of:=[.R61]" table:style-name="ce63"/>
          <table:table-cell office:value-type="string" office:string-value="" table:formula="of:=[.S61]" table:style-name="ce63"/>
          <table:table-cell office:value-type="string" office:string-value="" table:formula="of:=[.T61]" table:style-name="ce63"/>
          <table:table-cell office:value-type="string" office:string-value="" table:formula="of:=[.U61]" table:style-name="ce63"/>
          <table:table-cell office:value-type="string" office:string-value="" table:formula="of:=[.V61]" table:style-name="ce63"/>
          <table:table-cell office:value-type="string" office:string-value="" table:formula="of:=[.W61]" table:style-name="ce63"/>
          <table:table-cell office:value-type="string" office:string-value="" table:formula="of:=[.X61]" table:style-name="ce63"/>
          <table:table-cell office:value-type="string" office:string-value="" table:formula="of:=[.Y61]" table:style-name="ce63"/>
          <table:table-cell office:value-type="string" office:string-value="" table:formula="of:=[.Z61]" table:style-name="ce63"/>
          <table:table-cell office:value-type="string" office:string-value="" table:formula="of:=[.AA61]" table:style-name="ce63"/>
          <table:table-cell office:value-type="string" office:string-value="" table:formula="of:=[.AB61]" table:style-name="ce63"/>
          <table:table-cell office:value-type="string" office:string-value="" table:formula="of:=[.AC61]" table:style-name="ce63"/>
          <table:table-cell office:value-type="string" office:string-value="" table:formula="of:=[.AD61]" table:style-name="ce63"/>
          <table:table-cell office:value-type="string" office:string-value="" table:formula="of:=[.AE61]" table:style-name="ce63"/>
          <table:table-cell office:value-type="string" office:string-value="" table:formula="of:=[.AF61]" table:style-name="ce63"/>
          <table:table-cell office:value-type="string" office:string-value="" table:formula="of:=[.AG61]" table:style-name="ce63"/>
          <table:table-cell office:value-type="string" office:string-value="" table:formula="of:=[.AH61]" table:style-name="ce63"/>
          <table:table-cell office:value-type="string" office:string-value="" table:formula="of:=[.AI61]" table:style-name="ce63"/>
          <table:table-cell office:value-type="string" office:string-value="" table:formula="of:=[.AJ61]" table:style-name="ce63"/>
          <table:table-cell office:value-type="string" office:string-value="" table:formula="of:=[.AK61]" table:style-name="ce63"/>
          <table:table-cell office:value-type="string" office:string-value="" table:formula="of:=[.AL61]" table:style-name="ce63"/>
          <table:table-cell office:value-type="string" office:string-value="" table:formula="of:=[.AM61]" table:style-name="ce63"/>
          <table:table-cell office:value-type="string" office:string-value="" table:formula="of:=[.AN61]" table:style-name="ce63"/>
          <table:table-cell office:value-type="string" office:string-value="" table:formula="of:=[.AO61]" table:style-name="ce63"/>
          <table:table-cell office:value-type="string" office:string-value="" table:formula="of:=[.AP61]" table:style-name="ce63"/>
          <table:table-cell office:value-type="string" office:string-value="" table:formula="of:=[.AQ61]" table:style-name="ce63"/>
          <table:table-cell office:value-type="string" office:string-value="" table:formula="of:=[.AR61]" table:style-name="ce63"/>
          <table:table-cell office:value-type="string" office:string-value="" table:formula="of:=[.AS61]" table:style-name="ce63"/>
          <table:table-cell office:value-type="string" office:string-value="" table:formula="of:=[.AT61]" table:style-name="ce63"/>
          <table:table-cell office:value-type="string" office:string-value="" table:formula="of:=[.AU61]" table:style-name="ce63"/>
          <table:table-cell office:value-type="string" office:string-value="" table:formula="of:=[.AV61]" table:style-name="ce63"/>
          <table:table-cell office:value-type="string" office:string-value="" table:formula="of:=[.AW61]" table:style-name="ce63"/>
          <table:table-cell office:value-type="string" office:string-value="" table:formula="of:=[.AX61]" table:style-name="ce63"/>
          <table:table-cell office:value-type="string" office:string-value="" table:formula="of:=[.AY61]" table:style-name="ce63"/>
          <table:table-cell office:value-type="string" office:string-value="" table:formula="of:=[.AZ61]" table:style-name="ce63"/>
          <table:table-cell office:value-type="string" office:string-value="" table:formula="of:=[.BA61]" table:style-name="ce63"/>
          <table:table-cell office:value-type="string" office:string-value="" table:formula="of:=[.BB61]" table:style-name="ce63"/>
          <table:table-cell office:value-type="string" office:string-value="" table:formula="of:=[.BC61]" table:style-name="ce63"/>
          <table:table-cell office:value-type="string" office:string-value="" table:formula="of:=[.BD61]" table:style-name="ce63"/>
          <table:table-cell office:value-type="string" office:string-value="" table:formula="of:=[.BE61]" table:style-name="ce63"/>
          <table:table-cell office:value-type="string" office:string-value="" table:formula="of:=[.BF61]" table:style-name="ce63"/>
          <table:table-cell office:value-type="string" office:string-value="" table:formula="of:=[.BG61]" table:style-name="ce63"/>
          <table:table-cell office:value-type="string" office:string-value="" table:formula="of:=[.BH61]" table:style-name="ce63"/>
          <table:table-cell office:value-type="string" office:string-value="" table:formula="of:=[.BI61]" table:style-name="ce63"/>
          <table:table-cell office:value-type="string" office:string-value="" table:formula="of:=[.BJ61]" table:style-name="ce63"/>
          <table:table-cell office:value-type="string" office:string-value="" table:formula="of:=[.BK61]" table:style-name="ce63"/>
          <table:table-cell office:value-type="string" office:string-value="" table:formula="of:=[.BL61]" table:style-name="ce63"/>
          <table:table-cell office:value-type="string" office:string-value="" table:formula="of:=[.BM61]" table:style-name="ce63"/>
          <table:table-cell office:value-type="string" office:string-value="" table:formula="of:=[.BN61]" table:style-name="ce63"/>
          <table:table-cell office:value-type="string" office:string-value="" table:formula="of:=[.BO61]" table:style-name="ce63"/>
          <table:table-cell office:value-type="string" office:string-value="" table:formula="of:=[.BP61]" table:style-name="ce63"/>
          <table:table-cell office:value-type="string" office:string-value="" table:formula="of:=[.BQ61]" table:style-name="ce63"/>
          <table:table-cell office:value-type="string" office:string-value="" table:formula="of:=[.BR61]" table:style-name="ce63"/>
          <table:table-cell office:value-type="string" office:string-value="" table:formula="of:=[.BS61]" table:style-name="ce63"/>
          <table:table-cell office:value-type="string" office:string-value="" table:formula="of:=[.BT61]" table:style-name="ce63"/>
          <table:table-cell office:value-type="string" office:string-value="" table:formula="of:=[.BU61]" table:style-name="ce63"/>
          <table:table-cell office:value-type="string" office:string-value="" table:formula="of:=[.BV61]" table:style-name="ce63"/>
          <table:table-cell office:value-type="string" office:string-value="" table:formula="of:=[.BW61]" table:style-name="ce63"/>
          <table:table-cell office:value-type="string" office:string-value="" table:formula="of:=[.BX61]" table:style-name="ce63"/>
          <table:table-cell office:value-type="string" office:string-value="" table:formula="of:=[.BY61]" table:style-name="ce63"/>
          <table:table-cell office:value-type="string" office:string-value="" table:formula="of:=[.BZ61]" table:style-name="ce63"/>
          <table:table-cell office:value-type="string" office:string-value="" table:formula="of:=[.CA61]" table:style-name="ce63"/>
          <table:table-cell office:value-type="string" office:string-value="" table:formula="of:=[.CB61]" table:style-name="ce63"/>
          <table:table-cell office:value-type="string" office:string-value="" table:formula="of:=[.CC61]" table:style-name="ce63"/>
          <table:table-cell office:value-type="string" office:string-value="" table:formula="of:=[.CD61]" table:style-name="ce63"/>
          <table:table-cell office:value-type="string" office:string-value="" table:formula="of:=[.CE61]" table:style-name="ce63"/>
          <table:table-cell office:value-type="string" office:string-value="" table:formula="of:=[.CF61]" table:style-name="ce63"/>
          <table:table-cell office:value-type="string" office:string-value="" table:formula="of:=[.CG61]" table:style-name="ce63"/>
          <table:table-cell office:value-type="string" office:string-value="" table:formula="of:=[.CH61]" table:style-name="ce63"/>
          <table:table-cell office:value-type="string" office:string-value="" table:formula="of:=[.CI61]" table:style-name="ce63"/>
          <table:table-cell office:value-type="string" office:string-value="" table:formula="of:=[.CJ61]" table:style-name="ce63"/>
          <table:table-cell office:value-type="string" office:string-value="" table:formula="of:=[.CK61]" table:style-name="ce63"/>
          <table:table-cell office:value-type="string" office:string-value="" table:formula="of:=[.CL61]" table:style-name="ce63"/>
          <table:table-cell office:value-type="string" office:string-value="" table:formula="of:=[.CM61]" table:style-name="ce63"/>
          <table:table-cell office:value-type="string" office:string-value="" table:formula="of:=[.CN61]" table:style-name="ce63"/>
          <table:table-cell office:value-type="string" office:string-value="" table:formula="of:=[.CO61]" table:style-name="ce63"/>
          <table:table-cell office:value-type="string" office:string-value="" table:formula="of:=[.CP61]" table:style-name="ce63"/>
          <table:table-cell office:value-type="string" office:string-value="" table:formula="of:=[.CQ61]" table:style-name="ce63"/>
          <table:table-cell office:value-type="string" office:string-value="" table:formula="of:=[.CR61]" table:style-name="ce63"/>
          <table:table-cell office:value-type="string" office:string-value="" table:formula="of:=[.CS61]" table:style-name="ce63"/>
          <table:table-cell office:value-type="string" office:string-value="" table:formula="of:=[.CT61]" table:style-name="ce63"/>
          <table:table-cell office:value-type="string" office:string-value="" table:formula="of:=[.CU61]" table:style-name="ce63"/>
          <table:table-cell office:value-type="string" office:string-value="" table:formula="of:=[.CV61]" table:style-name="ce63"/>
          <table:table-cell office:value-type="string" office:string-value="" table:formula="of:=[.CW61]" table:style-name="ce63"/>
          <table:table-cell office:value-type="string" office:string-value="" table:formula="of:=[.CX61]" table:style-name="ce63"/>
          <table:table-cell office:value-type="string" office:string-value="" table:formula="of:=[.CY61]" table:style-name="ce63"/>
          <table:table-cell office:value-type="string" office:string-value="" table:formula="of:=[.CZ61]" table:style-name="ce63"/>
          <table:table-cell office:value-type="string" office:string-value="" table:formula="of:=[.DA61]" table:style-name="ce63"/>
          <table:table-cell table:number-columns-repeated="16278"/>
        </table:table-row>
        <table:table-row table:style-name="ro3">
          <table:table-cell office:value-type="string" office:string-value="" table:formula="of:=IF([Setup.A34]&lt;&gt;&quot;&quot;;[Setup.A34];&quot;&quot;)" table:style-name="ce1"/>
          <table:table-cell table:style-name="ce56"/>
          <table:table-cell office:value-type="string" office:string-value="" table:formula="of:=IF([Setup.B34]&lt;&gt;&quot;&quot;;[Setup.B34];&quot;&quot;)" table:style-name="ce1"/>
          <table:table-cell office:value-type="string" office:string-value="" table:formula="of:=[.DB62]" table:style-name="ce42"/>
          <table:table-cell table:style-name="ce49"/>
          <table:table-cell table:style-name="ce50"/>
          <table:table-cell office:value-type="string" office:string-value="" table:formula="of:=[.C62]" table:style-name="ce42"/>
          <table:table-cell office:value-type="string" office:string-value="" table:formula="of:=[.G62]" table:style-name="ce63"/>
          <table:table-cell office:value-type="string" office:string-value="" table:formula="of:=[.H62]" table:style-name="ce63"/>
          <table:table-cell office:value-type="string" office:string-value="" table:formula="of:=[.I62]" table:style-name="ce63"/>
          <table:table-cell office:value-type="string" office:string-value="" table:formula="of:=[.J62]" table:style-name="ce63"/>
          <table:table-cell office:value-type="string" office:string-value="" table:formula="of:=[.K62]" table:style-name="ce63"/>
          <table:table-cell office:value-type="string" office:string-value="" table:formula="of:=[.L62]" table:style-name="ce63"/>
          <table:table-cell office:value-type="string" office:string-value="" table:formula="of:=[.M62]" table:style-name="ce63"/>
          <table:table-cell office:value-type="string" office:string-value="" table:formula="of:=[.N62]" table:style-name="ce63"/>
          <table:table-cell office:value-type="string" office:string-value="" table:formula="of:=[.O62]" table:style-name="ce63"/>
          <table:table-cell office:value-type="string" office:string-value="" table:formula="of:=[.P62]" table:style-name="ce63"/>
          <table:table-cell office:value-type="string" office:string-value="" table:formula="of:=[.Q62]" table:style-name="ce63"/>
          <table:table-cell office:value-type="string" office:string-value="" table:formula="of:=[.R62]" table:style-name="ce63"/>
          <table:table-cell office:value-type="string" office:string-value="" table:formula="of:=[.S62]" table:style-name="ce63"/>
          <table:table-cell office:value-type="string" office:string-value="" table:formula="of:=[.T62]" table:style-name="ce63"/>
          <table:table-cell office:value-type="string" office:string-value="" table:formula="of:=[.U62]" table:style-name="ce63"/>
          <table:table-cell office:value-type="string" office:string-value="" table:formula="of:=[.V62]" table:style-name="ce63"/>
          <table:table-cell office:value-type="string" office:string-value="" table:formula="of:=[.W62]" table:style-name="ce63"/>
          <table:table-cell office:value-type="string" office:string-value="" table:formula="of:=[.X62]" table:style-name="ce63"/>
          <table:table-cell office:value-type="string" office:string-value="" table:formula="of:=[.Y62]" table:style-name="ce63"/>
          <table:table-cell office:value-type="string" office:string-value="" table:formula="of:=[.Z62]" table:style-name="ce63"/>
          <table:table-cell office:value-type="string" office:string-value="" table:formula="of:=[.AA62]" table:style-name="ce63"/>
          <table:table-cell office:value-type="string" office:string-value="" table:formula="of:=[.AB62]" table:style-name="ce63"/>
          <table:table-cell office:value-type="string" office:string-value="" table:formula="of:=[.AC62]" table:style-name="ce63"/>
          <table:table-cell office:value-type="string" office:string-value="" table:formula="of:=[.AD62]" table:style-name="ce63"/>
          <table:table-cell office:value-type="string" office:string-value="" table:formula="of:=[.AE62]" table:style-name="ce63"/>
          <table:table-cell office:value-type="string" office:string-value="" table:formula="of:=[.AF62]" table:style-name="ce63"/>
          <table:table-cell office:value-type="string" office:string-value="" table:formula="of:=[.AG62]" table:style-name="ce63"/>
          <table:table-cell office:value-type="string" office:string-value="" table:formula="of:=[.AH62]" table:style-name="ce63"/>
          <table:table-cell office:value-type="string" office:string-value="" table:formula="of:=[.AI62]" table:style-name="ce63"/>
          <table:table-cell office:value-type="string" office:string-value="" table:formula="of:=[.AJ62]" table:style-name="ce63"/>
          <table:table-cell office:value-type="string" office:string-value="" table:formula="of:=[.AK62]" table:style-name="ce63"/>
          <table:table-cell office:value-type="string" office:string-value="" table:formula="of:=[.AL62]" table:style-name="ce63"/>
          <table:table-cell office:value-type="string" office:string-value="" table:formula="of:=[.AM62]" table:style-name="ce63"/>
          <table:table-cell office:value-type="string" office:string-value="" table:formula="of:=[.AN62]" table:style-name="ce63"/>
          <table:table-cell office:value-type="string" office:string-value="" table:formula="of:=[.AO62]" table:style-name="ce63"/>
          <table:table-cell office:value-type="string" office:string-value="" table:formula="of:=[.AP62]" table:style-name="ce63"/>
          <table:table-cell office:value-type="string" office:string-value="" table:formula="of:=[.AQ62]" table:style-name="ce63"/>
          <table:table-cell office:value-type="string" office:string-value="" table:formula="of:=[.AR62]" table:style-name="ce63"/>
          <table:table-cell office:value-type="string" office:string-value="" table:formula="of:=[.AS62]" table:style-name="ce63"/>
          <table:table-cell office:value-type="string" office:string-value="" table:formula="of:=[.AT62]" table:style-name="ce63"/>
          <table:table-cell office:value-type="string" office:string-value="" table:formula="of:=[.AU62]" table:style-name="ce63"/>
          <table:table-cell office:value-type="string" office:string-value="" table:formula="of:=[.AV62]" table:style-name="ce63"/>
          <table:table-cell office:value-type="string" office:string-value="" table:formula="of:=[.AW62]" table:style-name="ce63"/>
          <table:table-cell office:value-type="string" office:string-value="" table:formula="of:=[.AX62]" table:style-name="ce63"/>
          <table:table-cell office:value-type="string" office:string-value="" table:formula="of:=[.AY62]" table:style-name="ce63"/>
          <table:table-cell office:value-type="string" office:string-value="" table:formula="of:=[.AZ62]" table:style-name="ce63"/>
          <table:table-cell office:value-type="string" office:string-value="" table:formula="of:=[.BA62]" table:style-name="ce63"/>
          <table:table-cell office:value-type="string" office:string-value="" table:formula="of:=[.BB62]" table:style-name="ce63"/>
          <table:table-cell office:value-type="string" office:string-value="" table:formula="of:=[.BC62]" table:style-name="ce63"/>
          <table:table-cell office:value-type="string" office:string-value="" table:formula="of:=[.BD62]" table:style-name="ce63"/>
          <table:table-cell office:value-type="string" office:string-value="" table:formula="of:=[.BE62]" table:style-name="ce63"/>
          <table:table-cell office:value-type="string" office:string-value="" table:formula="of:=[.BF62]" table:style-name="ce63"/>
          <table:table-cell office:value-type="string" office:string-value="" table:formula="of:=[.BG62]" table:style-name="ce63"/>
          <table:table-cell office:value-type="string" office:string-value="" table:formula="of:=[.BH62]" table:style-name="ce63"/>
          <table:table-cell office:value-type="string" office:string-value="" table:formula="of:=[.BI62]" table:style-name="ce63"/>
          <table:table-cell office:value-type="string" office:string-value="" table:formula="of:=[.BJ62]" table:style-name="ce63"/>
          <table:table-cell office:value-type="string" office:string-value="" table:formula="of:=[.BK62]" table:style-name="ce63"/>
          <table:table-cell office:value-type="string" office:string-value="" table:formula="of:=[.BL62]" table:style-name="ce63"/>
          <table:table-cell office:value-type="string" office:string-value="" table:formula="of:=[.BM62]" table:style-name="ce63"/>
          <table:table-cell office:value-type="string" office:string-value="" table:formula="of:=[.BN62]" table:style-name="ce63"/>
          <table:table-cell office:value-type="string" office:string-value="" table:formula="of:=[.BO62]" table:style-name="ce63"/>
          <table:table-cell office:value-type="string" office:string-value="" table:formula="of:=[.BP62]" table:style-name="ce63"/>
          <table:table-cell office:value-type="string" office:string-value="" table:formula="of:=[.BQ62]" table:style-name="ce63"/>
          <table:table-cell office:value-type="string" office:string-value="" table:formula="of:=[.BR62]" table:style-name="ce63"/>
          <table:table-cell office:value-type="string" office:string-value="" table:formula="of:=[.BS62]" table:style-name="ce63"/>
          <table:table-cell office:value-type="string" office:string-value="" table:formula="of:=[.BT62]" table:style-name="ce63"/>
          <table:table-cell office:value-type="string" office:string-value="" table:formula="of:=[.BU62]" table:style-name="ce63"/>
          <table:table-cell office:value-type="string" office:string-value="" table:formula="of:=[.BV62]" table:style-name="ce63"/>
          <table:table-cell office:value-type="string" office:string-value="" table:formula="of:=[.BW62]" table:style-name="ce63"/>
          <table:table-cell office:value-type="string" office:string-value="" table:formula="of:=[.BX62]" table:style-name="ce63"/>
          <table:table-cell office:value-type="string" office:string-value="" table:formula="of:=[.BY62]" table:style-name="ce63"/>
          <table:table-cell office:value-type="string" office:string-value="" table:formula="of:=[.BZ62]" table:style-name="ce63"/>
          <table:table-cell office:value-type="string" office:string-value="" table:formula="of:=[.CA62]" table:style-name="ce63"/>
          <table:table-cell office:value-type="string" office:string-value="" table:formula="of:=[.CB62]" table:style-name="ce63"/>
          <table:table-cell office:value-type="string" office:string-value="" table:formula="of:=[.CC62]" table:style-name="ce63"/>
          <table:table-cell office:value-type="string" office:string-value="" table:formula="of:=[.CD62]" table:style-name="ce63"/>
          <table:table-cell office:value-type="string" office:string-value="" table:formula="of:=[.CE62]" table:style-name="ce63"/>
          <table:table-cell office:value-type="string" office:string-value="" table:formula="of:=[.CF62]" table:style-name="ce63"/>
          <table:table-cell office:value-type="string" office:string-value="" table:formula="of:=[.CG62]" table:style-name="ce63"/>
          <table:table-cell office:value-type="string" office:string-value="" table:formula="of:=[.CH62]" table:style-name="ce63"/>
          <table:table-cell office:value-type="string" office:string-value="" table:formula="of:=[.CI62]" table:style-name="ce63"/>
          <table:table-cell office:value-type="string" office:string-value="" table:formula="of:=[.CJ62]" table:style-name="ce63"/>
          <table:table-cell office:value-type="string" office:string-value="" table:formula="of:=[.CK62]" table:style-name="ce63"/>
          <table:table-cell office:value-type="string" office:string-value="" table:formula="of:=[.CL62]" table:style-name="ce63"/>
          <table:table-cell office:value-type="string" office:string-value="" table:formula="of:=[.CM62]" table:style-name="ce63"/>
          <table:table-cell office:value-type="string" office:string-value="" table:formula="of:=[.CN62]" table:style-name="ce63"/>
          <table:table-cell office:value-type="string" office:string-value="" table:formula="of:=[.CO62]" table:style-name="ce63"/>
          <table:table-cell office:value-type="string" office:string-value="" table:formula="of:=[.CP62]" table:style-name="ce63"/>
          <table:table-cell office:value-type="string" office:string-value="" table:formula="of:=[.CQ62]" table:style-name="ce63"/>
          <table:table-cell office:value-type="string" office:string-value="" table:formula="of:=[.CR62]" table:style-name="ce63"/>
          <table:table-cell office:value-type="string" office:string-value="" table:formula="of:=[.CS62]" table:style-name="ce63"/>
          <table:table-cell office:value-type="string" office:string-value="" table:formula="of:=[.CT62]" table:style-name="ce63"/>
          <table:table-cell office:value-type="string" office:string-value="" table:formula="of:=[.CU62]" table:style-name="ce63"/>
          <table:table-cell office:value-type="string" office:string-value="" table:formula="of:=[.CV62]" table:style-name="ce63"/>
          <table:table-cell office:value-type="string" office:string-value="" table:formula="of:=[.CW62]" table:style-name="ce63"/>
          <table:table-cell office:value-type="string" office:string-value="" table:formula="of:=[.CX62]" table:style-name="ce63"/>
          <table:table-cell office:value-type="string" office:string-value="" table:formula="of:=[.CY62]" table:style-name="ce63"/>
          <table:table-cell office:value-type="string" office:string-value="" table:formula="of:=[.CZ62]" table:style-name="ce63"/>
          <table:table-cell office:value-type="string" office:string-value="" table:formula="of:=[.DA62]" table:style-name="ce63"/>
          <table:table-cell table:number-columns-repeated="16278"/>
        </table:table-row>
        <table:table-row table:style-name="ro3">
          <table:table-cell office:value-type="string" office:string-value="" table:formula="of:=IF([Setup.A35]&lt;&gt;&quot;&quot;;[Setup.A35];&quot;&quot;)" table:style-name="ce1"/>
          <table:table-cell table:style-name="ce56"/>
          <table:table-cell office:value-type="string" office:string-value="" table:formula="of:=IF([Setup.B35]&lt;&gt;&quot;&quot;;[Setup.B35];&quot;&quot;)" table:style-name="ce1"/>
          <table:table-cell office:value-type="string" office:string-value="" table:formula="of:=[.DB63]" table:style-name="ce42"/>
          <table:table-cell table:style-name="ce49"/>
          <table:table-cell table:style-name="ce50"/>
          <table:table-cell office:value-type="string" office:string-value="" table:formula="of:=[.C63]" table:style-name="ce42"/>
          <table:table-cell office:value-type="string" office:string-value="" table:formula="of:=[.G63]" table:style-name="ce63"/>
          <table:table-cell office:value-type="string" office:string-value="" table:formula="of:=[.H63]" table:style-name="ce63"/>
          <table:table-cell office:value-type="string" office:string-value="" table:formula="of:=[.I63]" table:style-name="ce63"/>
          <table:table-cell office:value-type="string" office:string-value="" table:formula="of:=[.J63]" table:style-name="ce63"/>
          <table:table-cell office:value-type="string" office:string-value="" table:formula="of:=[.K63]" table:style-name="ce63"/>
          <table:table-cell office:value-type="string" office:string-value="" table:formula="of:=[.L63]" table:style-name="ce63"/>
          <table:table-cell office:value-type="string" office:string-value="" table:formula="of:=[.M63]" table:style-name="ce63"/>
          <table:table-cell office:value-type="string" office:string-value="" table:formula="of:=[.N63]" table:style-name="ce63"/>
          <table:table-cell office:value-type="string" office:string-value="" table:formula="of:=[.O63]" table:style-name="ce63"/>
          <table:table-cell office:value-type="string" office:string-value="" table:formula="of:=[.P63]" table:style-name="ce63"/>
          <table:table-cell office:value-type="string" office:string-value="" table:formula="of:=[.Q63]" table:style-name="ce63"/>
          <table:table-cell office:value-type="string" office:string-value="" table:formula="of:=[.R63]" table:style-name="ce63"/>
          <table:table-cell office:value-type="string" office:string-value="" table:formula="of:=[.S63]" table:style-name="ce63"/>
          <table:table-cell office:value-type="string" office:string-value="" table:formula="of:=[.T63]" table:style-name="ce63"/>
          <table:table-cell office:value-type="string" office:string-value="" table:formula="of:=[.U63]" table:style-name="ce63"/>
          <table:table-cell office:value-type="string" office:string-value="" table:formula="of:=[.V63]" table:style-name="ce63"/>
          <table:table-cell office:value-type="string" office:string-value="" table:formula="of:=[.W63]" table:style-name="ce63"/>
          <table:table-cell office:value-type="string" office:string-value="" table:formula="of:=[.X63]" table:style-name="ce63"/>
          <table:table-cell office:value-type="string" office:string-value="" table:formula="of:=[.Y63]" table:style-name="ce63"/>
          <table:table-cell office:value-type="string" office:string-value="" table:formula="of:=[.Z63]" table:style-name="ce63"/>
          <table:table-cell office:value-type="string" office:string-value="" table:formula="of:=[.AA63]" table:style-name="ce63"/>
          <table:table-cell office:value-type="string" office:string-value="" table:formula="of:=[.AB63]" table:style-name="ce63"/>
          <table:table-cell office:value-type="string" office:string-value="" table:formula="of:=[.AC63]" table:style-name="ce63"/>
          <table:table-cell office:value-type="string" office:string-value="" table:formula="of:=[.AD63]" table:style-name="ce63"/>
          <table:table-cell office:value-type="string" office:string-value="" table:formula="of:=[.AE63]" table:style-name="ce63"/>
          <table:table-cell office:value-type="string" office:string-value="" table:formula="of:=[.AF63]" table:style-name="ce63"/>
          <table:table-cell office:value-type="string" office:string-value="" table:formula="of:=[.AG63]" table:style-name="ce63"/>
          <table:table-cell office:value-type="string" office:string-value="" table:formula="of:=[.AH63]" table:style-name="ce63"/>
          <table:table-cell office:value-type="string" office:string-value="" table:formula="of:=[.AI63]" table:style-name="ce63"/>
          <table:table-cell office:value-type="string" office:string-value="" table:formula="of:=[.AJ63]" table:style-name="ce63"/>
          <table:table-cell office:value-type="string" office:string-value="" table:formula="of:=[.AK63]" table:style-name="ce63"/>
          <table:table-cell office:value-type="string" office:string-value="" table:formula="of:=[.AL63]" table:style-name="ce63"/>
          <table:table-cell office:value-type="string" office:string-value="" table:formula="of:=[.AM63]" table:style-name="ce63"/>
          <table:table-cell office:value-type="string" office:string-value="" table:formula="of:=[.AN63]" table:style-name="ce63"/>
          <table:table-cell office:value-type="string" office:string-value="" table:formula="of:=[.AO63]" table:style-name="ce63"/>
          <table:table-cell office:value-type="string" office:string-value="" table:formula="of:=[.AP63]" table:style-name="ce63"/>
          <table:table-cell office:value-type="string" office:string-value="" table:formula="of:=[.AQ63]" table:style-name="ce63"/>
          <table:table-cell office:value-type="string" office:string-value="" table:formula="of:=[.AR63]" table:style-name="ce63"/>
          <table:table-cell office:value-type="string" office:string-value="" table:formula="of:=[.AS63]" table:style-name="ce63"/>
          <table:table-cell office:value-type="string" office:string-value="" table:formula="of:=[.AT63]" table:style-name="ce63"/>
          <table:table-cell office:value-type="string" office:string-value="" table:formula="of:=[.AU63]" table:style-name="ce63"/>
          <table:table-cell office:value-type="string" office:string-value="" table:formula="of:=[.AV63]" table:style-name="ce63"/>
          <table:table-cell office:value-type="string" office:string-value="" table:formula="of:=[.AW63]" table:style-name="ce63"/>
          <table:table-cell office:value-type="string" office:string-value="" table:formula="of:=[.AX63]" table:style-name="ce63"/>
          <table:table-cell office:value-type="string" office:string-value="" table:formula="of:=[.AY63]" table:style-name="ce63"/>
          <table:table-cell office:value-type="string" office:string-value="" table:formula="of:=[.AZ63]" table:style-name="ce63"/>
          <table:table-cell office:value-type="string" office:string-value="" table:formula="of:=[.BA63]" table:style-name="ce63"/>
          <table:table-cell office:value-type="string" office:string-value="" table:formula="of:=[.BB63]" table:style-name="ce63"/>
          <table:table-cell office:value-type="string" office:string-value="" table:formula="of:=[.BC63]" table:style-name="ce63"/>
          <table:table-cell office:value-type="string" office:string-value="" table:formula="of:=[.BD63]" table:style-name="ce63"/>
          <table:table-cell office:value-type="string" office:string-value="" table:formula="of:=[.BE63]" table:style-name="ce63"/>
          <table:table-cell office:value-type="string" office:string-value="" table:formula="of:=[.BF63]" table:style-name="ce63"/>
          <table:table-cell office:value-type="string" office:string-value="" table:formula="of:=[.BG63]" table:style-name="ce63"/>
          <table:table-cell office:value-type="string" office:string-value="" table:formula="of:=[.BH63]" table:style-name="ce63"/>
          <table:table-cell office:value-type="string" office:string-value="" table:formula="of:=[.BI63]" table:style-name="ce63"/>
          <table:table-cell office:value-type="string" office:string-value="" table:formula="of:=[.BJ63]" table:style-name="ce63"/>
          <table:table-cell office:value-type="string" office:string-value="" table:formula="of:=[.BK63]" table:style-name="ce63"/>
          <table:table-cell office:value-type="string" office:string-value="" table:formula="of:=[.BL63]" table:style-name="ce63"/>
          <table:table-cell office:value-type="string" office:string-value="" table:formula="of:=[.BM63]" table:style-name="ce63"/>
          <table:table-cell office:value-type="string" office:string-value="" table:formula="of:=[.BN63]" table:style-name="ce63"/>
          <table:table-cell office:value-type="string" office:string-value="" table:formula="of:=[.BO63]" table:style-name="ce63"/>
          <table:table-cell office:value-type="string" office:string-value="" table:formula="of:=[.BP63]" table:style-name="ce63"/>
          <table:table-cell office:value-type="string" office:string-value="" table:formula="of:=[.BQ63]" table:style-name="ce63"/>
          <table:table-cell office:value-type="string" office:string-value="" table:formula="of:=[.BR63]" table:style-name="ce63"/>
          <table:table-cell office:value-type="string" office:string-value="" table:formula="of:=[.BS63]" table:style-name="ce63"/>
          <table:table-cell office:value-type="string" office:string-value="" table:formula="of:=[.BT63]" table:style-name="ce63"/>
          <table:table-cell office:value-type="string" office:string-value="" table:formula="of:=[.BU63]" table:style-name="ce63"/>
          <table:table-cell office:value-type="string" office:string-value="" table:formula="of:=[.BV63]" table:style-name="ce63"/>
          <table:table-cell office:value-type="string" office:string-value="" table:formula="of:=[.BW63]" table:style-name="ce63"/>
          <table:table-cell office:value-type="string" office:string-value="" table:formula="of:=[.BX63]" table:style-name="ce63"/>
          <table:table-cell office:value-type="string" office:string-value="" table:formula="of:=[.BY63]" table:style-name="ce63"/>
          <table:table-cell office:value-type="string" office:string-value="" table:formula="of:=[.BZ63]" table:style-name="ce63"/>
          <table:table-cell office:value-type="string" office:string-value="" table:formula="of:=[.CA63]" table:style-name="ce63"/>
          <table:table-cell office:value-type="string" office:string-value="" table:formula="of:=[.CB63]" table:style-name="ce63"/>
          <table:table-cell office:value-type="string" office:string-value="" table:formula="of:=[.CC63]" table:style-name="ce63"/>
          <table:table-cell office:value-type="string" office:string-value="" table:formula="of:=[.CD63]" table:style-name="ce63"/>
          <table:table-cell office:value-type="string" office:string-value="" table:formula="of:=[.CE63]" table:style-name="ce63"/>
          <table:table-cell office:value-type="string" office:string-value="" table:formula="of:=[.CF63]" table:style-name="ce63"/>
          <table:table-cell office:value-type="string" office:string-value="" table:formula="of:=[.CG63]" table:style-name="ce63"/>
          <table:table-cell office:value-type="string" office:string-value="" table:formula="of:=[.CH63]" table:style-name="ce63"/>
          <table:table-cell office:value-type="string" office:string-value="" table:formula="of:=[.CI63]" table:style-name="ce63"/>
          <table:table-cell office:value-type="string" office:string-value="" table:formula="of:=[.CJ63]" table:style-name="ce63"/>
          <table:table-cell office:value-type="string" office:string-value="" table:formula="of:=[.CK63]" table:style-name="ce63"/>
          <table:table-cell office:value-type="string" office:string-value="" table:formula="of:=[.CL63]" table:style-name="ce63"/>
          <table:table-cell office:value-type="string" office:string-value="" table:formula="of:=[.CM63]" table:style-name="ce63"/>
          <table:table-cell office:value-type="string" office:string-value="" table:formula="of:=[.CN63]" table:style-name="ce63"/>
          <table:table-cell office:value-type="string" office:string-value="" table:formula="of:=[.CO63]" table:style-name="ce63"/>
          <table:table-cell office:value-type="string" office:string-value="" table:formula="of:=[.CP63]" table:style-name="ce63"/>
          <table:table-cell office:value-type="string" office:string-value="" table:formula="of:=[.CQ63]" table:style-name="ce63"/>
          <table:table-cell office:value-type="string" office:string-value="" table:formula="of:=[.CR63]" table:style-name="ce63"/>
          <table:table-cell office:value-type="string" office:string-value="" table:formula="of:=[.CS63]" table:style-name="ce63"/>
          <table:table-cell office:value-type="string" office:string-value="" table:formula="of:=[.CT63]" table:style-name="ce63"/>
          <table:table-cell office:value-type="string" office:string-value="" table:formula="of:=[.CU63]" table:style-name="ce63"/>
          <table:table-cell office:value-type="string" office:string-value="" table:formula="of:=[.CV63]" table:style-name="ce63"/>
          <table:table-cell office:value-type="string" office:string-value="" table:formula="of:=[.CW63]" table:style-name="ce63"/>
          <table:table-cell office:value-type="string" office:string-value="" table:formula="of:=[.CX63]" table:style-name="ce63"/>
          <table:table-cell office:value-type="string" office:string-value="" table:formula="of:=[.CY63]" table:style-name="ce63"/>
          <table:table-cell office:value-type="string" office:string-value="" table:formula="of:=[.CZ63]" table:style-name="ce63"/>
          <table:table-cell office:value-type="string" office:string-value="" table:formula="of:=[.DA63]" table:style-name="ce63"/>
          <table:table-cell table:number-columns-repeated="16278"/>
        </table:table-row>
        <table:table-row table:style-name="ro3">
          <table:table-cell office:value-type="string" office:string-value="" table:formula="of:=IF([Setup.A36]&lt;&gt;&quot;&quot;;[Setup.A36];&quot;&quot;)" table:style-name="ce1"/>
          <table:table-cell table:style-name="ce56"/>
          <table:table-cell office:value-type="string" office:string-value="" table:formula="of:=IF([Setup.B36]&lt;&gt;&quot;&quot;;[Setup.B36];&quot;&quot;)" table:style-name="ce1"/>
          <table:table-cell office:value-type="string" office:string-value="" table:formula="of:=[.DB64]" table:style-name="ce42"/>
          <table:table-cell table:style-name="ce49"/>
          <table:table-cell table:style-name="ce50"/>
          <table:table-cell office:value-type="string" office:string-value="" table:formula="of:=[.C64]" table:style-name="ce42"/>
          <table:table-cell office:value-type="string" office:string-value="" table:formula="of:=[.G64]" table:style-name="ce63"/>
          <table:table-cell office:value-type="string" office:string-value="" table:formula="of:=[.H64]" table:style-name="ce63"/>
          <table:table-cell office:value-type="string" office:string-value="" table:formula="of:=[.I64]" table:style-name="ce63"/>
          <table:table-cell office:value-type="string" office:string-value="" table:formula="of:=[.J64]" table:style-name="ce63"/>
          <table:table-cell office:value-type="string" office:string-value="" table:formula="of:=[.K64]" table:style-name="ce63"/>
          <table:table-cell office:value-type="string" office:string-value="" table:formula="of:=[.L64]" table:style-name="ce63"/>
          <table:table-cell office:value-type="string" office:string-value="" table:formula="of:=[.M64]" table:style-name="ce63"/>
          <table:table-cell office:value-type="string" office:string-value="" table:formula="of:=[.N64]" table:style-name="ce63"/>
          <table:table-cell office:value-type="string" office:string-value="" table:formula="of:=[.O64]" table:style-name="ce63"/>
          <table:table-cell office:value-type="string" office:string-value="" table:formula="of:=[.P64]" table:style-name="ce63"/>
          <table:table-cell office:value-type="string" office:string-value="" table:formula="of:=[.Q64]" table:style-name="ce63"/>
          <table:table-cell office:value-type="string" office:string-value="" table:formula="of:=[.R64]" table:style-name="ce63"/>
          <table:table-cell office:value-type="string" office:string-value="" table:formula="of:=[.S64]" table:style-name="ce63"/>
          <table:table-cell office:value-type="string" office:string-value="" table:formula="of:=[.T64]" table:style-name="ce63"/>
          <table:table-cell office:value-type="string" office:string-value="" table:formula="of:=[.U64]" table:style-name="ce63"/>
          <table:table-cell office:value-type="string" office:string-value="" table:formula="of:=[.V64]" table:style-name="ce63"/>
          <table:table-cell office:value-type="string" office:string-value="" table:formula="of:=[.W64]" table:style-name="ce63"/>
          <table:table-cell office:value-type="string" office:string-value="" table:formula="of:=[.X64]" table:style-name="ce63"/>
          <table:table-cell office:value-type="string" office:string-value="" table:formula="of:=[.Y64]" table:style-name="ce63"/>
          <table:table-cell office:value-type="string" office:string-value="" table:formula="of:=[.Z64]" table:style-name="ce63"/>
          <table:table-cell office:value-type="string" office:string-value="" table:formula="of:=[.AA64]" table:style-name="ce63"/>
          <table:table-cell office:value-type="string" office:string-value="" table:formula="of:=[.AB64]" table:style-name="ce63"/>
          <table:table-cell office:value-type="string" office:string-value="" table:formula="of:=[.AC64]" table:style-name="ce63"/>
          <table:table-cell office:value-type="string" office:string-value="" table:formula="of:=[.AD64]" table:style-name="ce63"/>
          <table:table-cell office:value-type="string" office:string-value="" table:formula="of:=[.AE64]" table:style-name="ce63"/>
          <table:table-cell office:value-type="string" office:string-value="" table:formula="of:=[.AF64]" table:style-name="ce63"/>
          <table:table-cell office:value-type="string" office:string-value="" table:formula="of:=[.AG64]" table:style-name="ce63"/>
          <table:table-cell office:value-type="string" office:string-value="" table:formula="of:=[.AH64]" table:style-name="ce63"/>
          <table:table-cell office:value-type="string" office:string-value="" table:formula="of:=[.AI64]" table:style-name="ce63"/>
          <table:table-cell office:value-type="string" office:string-value="" table:formula="of:=[.AJ64]" table:style-name="ce63"/>
          <table:table-cell office:value-type="string" office:string-value="" table:formula="of:=[.AK64]" table:style-name="ce63"/>
          <table:table-cell office:value-type="string" office:string-value="" table:formula="of:=[.AL64]" table:style-name="ce63"/>
          <table:table-cell office:value-type="string" office:string-value="" table:formula="of:=[.AM64]" table:style-name="ce63"/>
          <table:table-cell office:value-type="string" office:string-value="" table:formula="of:=[.AN64]" table:style-name="ce63"/>
          <table:table-cell office:value-type="string" office:string-value="" table:formula="of:=[.AO64]" table:style-name="ce63"/>
          <table:table-cell office:value-type="string" office:string-value="" table:formula="of:=[.AP64]" table:style-name="ce63"/>
          <table:table-cell office:value-type="string" office:string-value="" table:formula="of:=[.AQ64]" table:style-name="ce63"/>
          <table:table-cell office:value-type="string" office:string-value="" table:formula="of:=[.AR64]" table:style-name="ce63"/>
          <table:table-cell office:value-type="string" office:string-value="" table:formula="of:=[.AS64]" table:style-name="ce63"/>
          <table:table-cell office:value-type="string" office:string-value="" table:formula="of:=[.AT64]" table:style-name="ce63"/>
          <table:table-cell office:value-type="string" office:string-value="" table:formula="of:=[.AU64]" table:style-name="ce63"/>
          <table:table-cell office:value-type="string" office:string-value="" table:formula="of:=[.AV64]" table:style-name="ce63"/>
          <table:table-cell office:value-type="string" office:string-value="" table:formula="of:=[.AW64]" table:style-name="ce63"/>
          <table:table-cell office:value-type="string" office:string-value="" table:formula="of:=[.AX64]" table:style-name="ce63"/>
          <table:table-cell office:value-type="string" office:string-value="" table:formula="of:=[.AY64]" table:style-name="ce63"/>
          <table:table-cell office:value-type="string" office:string-value="" table:formula="of:=[.AZ64]" table:style-name="ce63"/>
          <table:table-cell office:value-type="string" office:string-value="" table:formula="of:=[.BA64]" table:style-name="ce63"/>
          <table:table-cell office:value-type="string" office:string-value="" table:formula="of:=[.BB64]" table:style-name="ce63"/>
          <table:table-cell office:value-type="string" office:string-value="" table:formula="of:=[.BC64]" table:style-name="ce63"/>
          <table:table-cell office:value-type="string" office:string-value="" table:formula="of:=[.BD64]" table:style-name="ce63"/>
          <table:table-cell office:value-type="string" office:string-value="" table:formula="of:=[.BE64]" table:style-name="ce63"/>
          <table:table-cell office:value-type="string" office:string-value="" table:formula="of:=[.BF64]" table:style-name="ce63"/>
          <table:table-cell office:value-type="string" office:string-value="" table:formula="of:=[.BG64]" table:style-name="ce63"/>
          <table:table-cell office:value-type="string" office:string-value="" table:formula="of:=[.BH64]" table:style-name="ce63"/>
          <table:table-cell office:value-type="string" office:string-value="" table:formula="of:=[.BI64]" table:style-name="ce63"/>
          <table:table-cell office:value-type="string" office:string-value="" table:formula="of:=[.BJ64]" table:style-name="ce63"/>
          <table:table-cell office:value-type="string" office:string-value="" table:formula="of:=[.BK64]" table:style-name="ce63"/>
          <table:table-cell office:value-type="string" office:string-value="" table:formula="of:=[.BL64]" table:style-name="ce63"/>
          <table:table-cell office:value-type="string" office:string-value="" table:formula="of:=[.BM64]" table:style-name="ce63"/>
          <table:table-cell office:value-type="string" office:string-value="" table:formula="of:=[.BN64]" table:style-name="ce63"/>
          <table:table-cell office:value-type="string" office:string-value="" table:formula="of:=[.BO64]" table:style-name="ce63"/>
          <table:table-cell office:value-type="string" office:string-value="" table:formula="of:=[.BP64]" table:style-name="ce63"/>
          <table:table-cell office:value-type="string" office:string-value="" table:formula="of:=[.BQ64]" table:style-name="ce63"/>
          <table:table-cell office:value-type="string" office:string-value="" table:formula="of:=[.BR64]" table:style-name="ce63"/>
          <table:table-cell office:value-type="string" office:string-value="" table:formula="of:=[.BS64]" table:style-name="ce63"/>
          <table:table-cell office:value-type="string" office:string-value="" table:formula="of:=[.BT64]" table:style-name="ce63"/>
          <table:table-cell office:value-type="string" office:string-value="" table:formula="of:=[.BU64]" table:style-name="ce63"/>
          <table:table-cell office:value-type="string" office:string-value="" table:formula="of:=[.BV64]" table:style-name="ce63"/>
          <table:table-cell office:value-type="string" office:string-value="" table:formula="of:=[.BW64]" table:style-name="ce63"/>
          <table:table-cell office:value-type="string" office:string-value="" table:formula="of:=[.BX64]" table:style-name="ce63"/>
          <table:table-cell office:value-type="string" office:string-value="" table:formula="of:=[.BY64]" table:style-name="ce63"/>
          <table:table-cell office:value-type="string" office:string-value="" table:formula="of:=[.BZ64]" table:style-name="ce63"/>
          <table:table-cell office:value-type="string" office:string-value="" table:formula="of:=[.CA64]" table:style-name="ce63"/>
          <table:table-cell office:value-type="string" office:string-value="" table:formula="of:=[.CB64]" table:style-name="ce63"/>
          <table:table-cell office:value-type="string" office:string-value="" table:formula="of:=[.CC64]" table:style-name="ce63"/>
          <table:table-cell office:value-type="string" office:string-value="" table:formula="of:=[.CD64]" table:style-name="ce63"/>
          <table:table-cell office:value-type="string" office:string-value="" table:formula="of:=[.CE64]" table:style-name="ce63"/>
          <table:table-cell office:value-type="string" office:string-value="" table:formula="of:=[.CF64]" table:style-name="ce63"/>
          <table:table-cell office:value-type="string" office:string-value="" table:formula="of:=[.CG64]" table:style-name="ce63"/>
          <table:table-cell office:value-type="string" office:string-value="" table:formula="of:=[.CH64]" table:style-name="ce63"/>
          <table:table-cell office:value-type="string" office:string-value="" table:formula="of:=[.CI64]" table:style-name="ce63"/>
          <table:table-cell office:value-type="string" office:string-value="" table:formula="of:=[.CJ64]" table:style-name="ce63"/>
          <table:table-cell office:value-type="string" office:string-value="" table:formula="of:=[.CK64]" table:style-name="ce63"/>
          <table:table-cell office:value-type="string" office:string-value="" table:formula="of:=[.CL64]" table:style-name="ce63"/>
          <table:table-cell office:value-type="string" office:string-value="" table:formula="of:=[.CM64]" table:style-name="ce63"/>
          <table:table-cell office:value-type="string" office:string-value="" table:formula="of:=[.CN64]" table:style-name="ce63"/>
          <table:table-cell office:value-type="string" office:string-value="" table:formula="of:=[.CO64]" table:style-name="ce63"/>
          <table:table-cell office:value-type="string" office:string-value="" table:formula="of:=[.CP64]" table:style-name="ce63"/>
          <table:table-cell office:value-type="string" office:string-value="" table:formula="of:=[.CQ64]" table:style-name="ce63"/>
          <table:table-cell office:value-type="string" office:string-value="" table:formula="of:=[.CR64]" table:style-name="ce63"/>
          <table:table-cell office:value-type="string" office:string-value="" table:formula="of:=[.CS64]" table:style-name="ce63"/>
          <table:table-cell office:value-type="string" office:string-value="" table:formula="of:=[.CT64]" table:style-name="ce63"/>
          <table:table-cell office:value-type="string" office:string-value="" table:formula="of:=[.CU64]" table:style-name="ce63"/>
          <table:table-cell office:value-type="string" office:string-value="" table:formula="of:=[.CV64]" table:style-name="ce63"/>
          <table:table-cell office:value-type="string" office:string-value="" table:formula="of:=[.CW64]" table:style-name="ce63"/>
          <table:table-cell office:value-type="string" office:string-value="" table:formula="of:=[.CX64]" table:style-name="ce63"/>
          <table:table-cell office:value-type="string" office:string-value="" table:formula="of:=[.CY64]" table:style-name="ce63"/>
          <table:table-cell office:value-type="string" office:string-value="" table:formula="of:=[.CZ64]" table:style-name="ce63"/>
          <table:table-cell office:value-type="string" office:string-value="" table:formula="of:=[.DA64]" table:style-name="ce63"/>
          <table:table-cell table:number-columns-repeated="16278"/>
        </table:table-row>
        <table:table-row table:style-name="ro3">
          <table:table-cell office:value-type="string" office:string-value="" table:formula="of:=IF([Setup.A37]&lt;&gt;&quot;&quot;;[Setup.A37];&quot;&quot;)" table:style-name="ce1"/>
          <table:table-cell table:style-name="ce56"/>
          <table:table-cell office:value-type="string" office:string-value="" table:formula="of:=IF([Setup.B37]&lt;&gt;&quot;&quot;;[Setup.B37];&quot;&quot;)" table:style-name="ce1"/>
          <table:table-cell office:value-type="string" office:string-value="" table:formula="of:=[.DB65]" table:style-name="ce42"/>
          <table:table-cell table:style-name="ce49"/>
          <table:table-cell table:style-name="ce50"/>
          <table:table-cell office:value-type="string" office:string-value="" table:formula="of:=[.C65]" table:style-name="ce42"/>
          <table:table-cell office:value-type="string" office:string-value="" table:formula="of:=[.G65]" table:style-name="ce63"/>
          <table:table-cell office:value-type="string" office:string-value="" table:formula="of:=[.H65]" table:style-name="ce63"/>
          <table:table-cell office:value-type="string" office:string-value="" table:formula="of:=[.I65]" table:style-name="ce63"/>
          <table:table-cell office:value-type="string" office:string-value="" table:formula="of:=[.J65]" table:style-name="ce63"/>
          <table:table-cell office:value-type="string" office:string-value="" table:formula="of:=[.K65]" table:style-name="ce63"/>
          <table:table-cell office:value-type="string" office:string-value="" table:formula="of:=[.L65]" table:style-name="ce63"/>
          <table:table-cell office:value-type="string" office:string-value="" table:formula="of:=[.M65]" table:style-name="ce63"/>
          <table:table-cell office:value-type="string" office:string-value="" table:formula="of:=[.N65]" table:style-name="ce63"/>
          <table:table-cell office:value-type="string" office:string-value="" table:formula="of:=[.O65]" table:style-name="ce63"/>
          <table:table-cell office:value-type="string" office:string-value="" table:formula="of:=[.P65]" table:style-name="ce63"/>
          <table:table-cell office:value-type="string" office:string-value="" table:formula="of:=[.Q65]" table:style-name="ce63"/>
          <table:table-cell office:value-type="string" office:string-value="" table:formula="of:=[.R65]" table:style-name="ce63"/>
          <table:table-cell office:value-type="string" office:string-value="" table:formula="of:=[.S65]" table:style-name="ce63"/>
          <table:table-cell office:value-type="string" office:string-value="" table:formula="of:=[.T65]" table:style-name="ce63"/>
          <table:table-cell office:value-type="string" office:string-value="" table:formula="of:=[.U65]" table:style-name="ce63"/>
          <table:table-cell office:value-type="string" office:string-value="" table:formula="of:=[.V65]" table:style-name="ce63"/>
          <table:table-cell office:value-type="string" office:string-value="" table:formula="of:=[.W65]" table:style-name="ce63"/>
          <table:table-cell office:value-type="string" office:string-value="" table:formula="of:=[.X65]" table:style-name="ce63"/>
          <table:table-cell office:value-type="string" office:string-value="" table:formula="of:=[.Y65]" table:style-name="ce63"/>
          <table:table-cell office:value-type="string" office:string-value="" table:formula="of:=[.Z65]" table:style-name="ce63"/>
          <table:table-cell office:value-type="string" office:string-value="" table:formula="of:=[.AA65]" table:style-name="ce63"/>
          <table:table-cell office:value-type="string" office:string-value="" table:formula="of:=[.AB65]" table:style-name="ce63"/>
          <table:table-cell office:value-type="string" office:string-value="" table:formula="of:=[.AC65]" table:style-name="ce63"/>
          <table:table-cell office:value-type="string" office:string-value="" table:formula="of:=[.AD65]" table:style-name="ce63"/>
          <table:table-cell office:value-type="string" office:string-value="" table:formula="of:=[.AE65]" table:style-name="ce63"/>
          <table:table-cell office:value-type="string" office:string-value="" table:formula="of:=[.AF65]" table:style-name="ce63"/>
          <table:table-cell office:value-type="string" office:string-value="" table:formula="of:=[.AG65]" table:style-name="ce63"/>
          <table:table-cell office:value-type="string" office:string-value="" table:formula="of:=[.AH65]" table:style-name="ce63"/>
          <table:table-cell office:value-type="string" office:string-value="" table:formula="of:=[.AI65]" table:style-name="ce63"/>
          <table:table-cell office:value-type="string" office:string-value="" table:formula="of:=[.AJ65]" table:style-name="ce63"/>
          <table:table-cell office:value-type="string" office:string-value="" table:formula="of:=[.AK65]" table:style-name="ce63"/>
          <table:table-cell office:value-type="string" office:string-value="" table:formula="of:=[.AL65]" table:style-name="ce63"/>
          <table:table-cell office:value-type="string" office:string-value="" table:formula="of:=[.AM65]" table:style-name="ce63"/>
          <table:table-cell office:value-type="string" office:string-value="" table:formula="of:=[.AN65]" table:style-name="ce63"/>
          <table:table-cell office:value-type="string" office:string-value="" table:formula="of:=[.AO65]" table:style-name="ce63"/>
          <table:table-cell office:value-type="string" office:string-value="" table:formula="of:=[.AP65]" table:style-name="ce63"/>
          <table:table-cell office:value-type="string" office:string-value="" table:formula="of:=[.AQ65]" table:style-name="ce63"/>
          <table:table-cell office:value-type="string" office:string-value="" table:formula="of:=[.AR65]" table:style-name="ce63"/>
          <table:table-cell office:value-type="string" office:string-value="" table:formula="of:=[.AS65]" table:style-name="ce63"/>
          <table:table-cell office:value-type="string" office:string-value="" table:formula="of:=[.AT65]" table:style-name="ce63"/>
          <table:table-cell office:value-type="string" office:string-value="" table:formula="of:=[.AU65]" table:style-name="ce63"/>
          <table:table-cell office:value-type="string" office:string-value="" table:formula="of:=[.AV65]" table:style-name="ce63"/>
          <table:table-cell office:value-type="string" office:string-value="" table:formula="of:=[.AW65]" table:style-name="ce63"/>
          <table:table-cell office:value-type="string" office:string-value="" table:formula="of:=[.AX65]" table:style-name="ce63"/>
          <table:table-cell office:value-type="string" office:string-value="" table:formula="of:=[.AY65]" table:style-name="ce63"/>
          <table:table-cell office:value-type="string" office:string-value="" table:formula="of:=[.AZ65]" table:style-name="ce63"/>
          <table:table-cell office:value-type="string" office:string-value="" table:formula="of:=[.BA65]" table:style-name="ce63"/>
          <table:table-cell office:value-type="string" office:string-value="" table:formula="of:=[.BB65]" table:style-name="ce63"/>
          <table:table-cell office:value-type="string" office:string-value="" table:formula="of:=[.BC65]" table:style-name="ce63"/>
          <table:table-cell office:value-type="string" office:string-value="" table:formula="of:=[.BD65]" table:style-name="ce63"/>
          <table:table-cell office:value-type="string" office:string-value="" table:formula="of:=[.BE65]" table:style-name="ce63"/>
          <table:table-cell office:value-type="string" office:string-value="" table:formula="of:=[.BF65]" table:style-name="ce63"/>
          <table:table-cell office:value-type="string" office:string-value="" table:formula="of:=[.BG65]" table:style-name="ce63"/>
          <table:table-cell office:value-type="string" office:string-value="" table:formula="of:=[.BH65]" table:style-name="ce63"/>
          <table:table-cell office:value-type="string" office:string-value="" table:formula="of:=[.BI65]" table:style-name="ce63"/>
          <table:table-cell office:value-type="string" office:string-value="" table:formula="of:=[.BJ65]" table:style-name="ce63"/>
          <table:table-cell office:value-type="string" office:string-value="" table:formula="of:=[.BK65]" table:style-name="ce63"/>
          <table:table-cell office:value-type="string" office:string-value="" table:formula="of:=[.BL65]" table:style-name="ce63"/>
          <table:table-cell office:value-type="string" office:string-value="" table:formula="of:=[.BM65]" table:style-name="ce63"/>
          <table:table-cell office:value-type="string" office:string-value="" table:formula="of:=[.BN65]" table:style-name="ce63"/>
          <table:table-cell office:value-type="string" office:string-value="" table:formula="of:=[.BO65]" table:style-name="ce63"/>
          <table:table-cell office:value-type="string" office:string-value="" table:formula="of:=[.BP65]" table:style-name="ce63"/>
          <table:table-cell office:value-type="string" office:string-value="" table:formula="of:=[.BQ65]" table:style-name="ce63"/>
          <table:table-cell office:value-type="string" office:string-value="" table:formula="of:=[.BR65]" table:style-name="ce63"/>
          <table:table-cell office:value-type="string" office:string-value="" table:formula="of:=[.BS65]" table:style-name="ce63"/>
          <table:table-cell office:value-type="string" office:string-value="" table:formula="of:=[.BT65]" table:style-name="ce63"/>
          <table:table-cell office:value-type="string" office:string-value="" table:formula="of:=[.BU65]" table:style-name="ce63"/>
          <table:table-cell office:value-type="string" office:string-value="" table:formula="of:=[.BV65]" table:style-name="ce63"/>
          <table:table-cell office:value-type="string" office:string-value="" table:formula="of:=[.BW65]" table:style-name="ce63"/>
          <table:table-cell office:value-type="string" office:string-value="" table:formula="of:=[.BX65]" table:style-name="ce63"/>
          <table:table-cell office:value-type="string" office:string-value="" table:formula="of:=[.BY65]" table:style-name="ce63"/>
          <table:table-cell office:value-type="string" office:string-value="" table:formula="of:=[.BZ65]" table:style-name="ce63"/>
          <table:table-cell office:value-type="string" office:string-value="" table:formula="of:=[.CA65]" table:style-name="ce63"/>
          <table:table-cell office:value-type="string" office:string-value="" table:formula="of:=[.CB65]" table:style-name="ce63"/>
          <table:table-cell office:value-type="string" office:string-value="" table:formula="of:=[.CC65]" table:style-name="ce63"/>
          <table:table-cell office:value-type="string" office:string-value="" table:formula="of:=[.CD65]" table:style-name="ce63"/>
          <table:table-cell office:value-type="string" office:string-value="" table:formula="of:=[.CE65]" table:style-name="ce63"/>
          <table:table-cell office:value-type="string" office:string-value="" table:formula="of:=[.CF65]" table:style-name="ce63"/>
          <table:table-cell office:value-type="string" office:string-value="" table:formula="of:=[.CG65]" table:style-name="ce63"/>
          <table:table-cell office:value-type="string" office:string-value="" table:formula="of:=[.CH65]" table:style-name="ce63"/>
          <table:table-cell office:value-type="string" office:string-value="" table:formula="of:=[.CI65]" table:style-name="ce63"/>
          <table:table-cell office:value-type="string" office:string-value="" table:formula="of:=[.CJ65]" table:style-name="ce63"/>
          <table:table-cell office:value-type="string" office:string-value="" table:formula="of:=[.CK65]" table:style-name="ce63"/>
          <table:table-cell office:value-type="string" office:string-value="" table:formula="of:=[.CL65]" table:style-name="ce63"/>
          <table:table-cell office:value-type="string" office:string-value="" table:formula="of:=[.CM65]" table:style-name="ce63"/>
          <table:table-cell office:value-type="string" office:string-value="" table:formula="of:=[.CN65]" table:style-name="ce63"/>
          <table:table-cell office:value-type="string" office:string-value="" table:formula="of:=[.CO65]" table:style-name="ce63"/>
          <table:table-cell office:value-type="string" office:string-value="" table:formula="of:=[.CP65]" table:style-name="ce63"/>
          <table:table-cell office:value-type="string" office:string-value="" table:formula="of:=[.CQ65]" table:style-name="ce63"/>
          <table:table-cell office:value-type="string" office:string-value="" table:formula="of:=[.CR65]" table:style-name="ce63"/>
          <table:table-cell office:value-type="string" office:string-value="" table:formula="of:=[.CS65]" table:style-name="ce63"/>
          <table:table-cell office:value-type="string" office:string-value="" table:formula="of:=[.CT65]" table:style-name="ce63"/>
          <table:table-cell office:value-type="string" office:string-value="" table:formula="of:=[.CU65]" table:style-name="ce63"/>
          <table:table-cell office:value-type="string" office:string-value="" table:formula="of:=[.CV65]" table:style-name="ce63"/>
          <table:table-cell office:value-type="string" office:string-value="" table:formula="of:=[.CW65]" table:style-name="ce63"/>
          <table:table-cell office:value-type="string" office:string-value="" table:formula="of:=[.CX65]" table:style-name="ce63"/>
          <table:table-cell office:value-type="string" office:string-value="" table:formula="of:=[.CY65]" table:style-name="ce63"/>
          <table:table-cell office:value-type="string" office:string-value="" table:formula="of:=[.CZ65]" table:style-name="ce63"/>
          <table:table-cell office:value-type="string" office:string-value="" table:formula="of:=[.DA65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38]&lt;&gt;&quot;&quot;;[Setup.A38];&quot;&quot;)" table:style-name="ce1"/>
          <table:table-cell table:style-name="ce56"/>
          <table:table-cell office:value-type="string" office:string-value="" table:formula="of:=IF([Setup.B38]&lt;&gt;&quot;&quot;;[Setup.B38];&quot;&quot;)" table:style-name="ce1"/>
          <table:table-cell office:value-type="string" office:string-value="" table:formula="of:=[.DB66]" table:style-name="ce42"/>
          <table:table-cell table:style-name="ce49"/>
          <table:table-cell table:style-name="ce50"/>
          <table:table-cell office:value-type="string" office:string-value="" table:formula="of:=[.C66]" table:style-name="ce42"/>
          <table:table-cell office:value-type="string" office:string-value="" table:formula="of:=[.G66]" table:style-name="ce63"/>
          <table:table-cell office:value-type="string" office:string-value="" table:formula="of:=[.H66]" table:style-name="ce63"/>
          <table:table-cell office:value-type="string" office:string-value="" table:formula="of:=[.I66]" table:style-name="ce63"/>
          <table:table-cell office:value-type="string" office:string-value="" table:formula="of:=[.J66]" table:style-name="ce63"/>
          <table:table-cell office:value-type="string" office:string-value="" table:formula="of:=[.K66]" table:style-name="ce63"/>
          <table:table-cell office:value-type="string" office:string-value="" table:formula="of:=[.L66]" table:style-name="ce63"/>
          <table:table-cell office:value-type="string" office:string-value="" table:formula="of:=[.M66]" table:style-name="ce63"/>
          <table:table-cell office:value-type="string" office:string-value="" table:formula="of:=[.N66]" table:style-name="ce63"/>
          <table:table-cell office:value-type="string" office:string-value="" table:formula="of:=[.O66]" table:style-name="ce63"/>
          <table:table-cell office:value-type="string" office:string-value="" table:formula="of:=[.P66]" table:style-name="ce63"/>
          <table:table-cell office:value-type="string" office:string-value="" table:formula="of:=[.Q66]" table:style-name="ce63"/>
          <table:table-cell office:value-type="string" office:string-value="" table:formula="of:=[.R66]" table:style-name="ce63"/>
          <table:table-cell office:value-type="string" office:string-value="" table:formula="of:=[.S66]" table:style-name="ce63"/>
          <table:table-cell office:value-type="string" office:string-value="" table:formula="of:=[.T66]" table:style-name="ce63"/>
          <table:table-cell office:value-type="string" office:string-value="" table:formula="of:=[.U66]" table:style-name="ce63"/>
          <table:table-cell office:value-type="string" office:string-value="" table:formula="of:=[.V66]" table:style-name="ce63"/>
          <table:table-cell office:value-type="string" office:string-value="" table:formula="of:=[.W66]" table:style-name="ce63"/>
          <table:table-cell office:value-type="string" office:string-value="" table:formula="of:=[.X66]" table:style-name="ce63"/>
          <table:table-cell office:value-type="string" office:string-value="" table:formula="of:=[.Y66]" table:style-name="ce63"/>
          <table:table-cell office:value-type="string" office:string-value="" table:formula="of:=[.Z66]" table:style-name="ce63"/>
          <table:table-cell office:value-type="string" office:string-value="" table:formula="of:=[.AA66]" table:style-name="ce63"/>
          <table:table-cell office:value-type="string" office:string-value="" table:formula="of:=[.AB66]" table:style-name="ce63"/>
          <table:table-cell office:value-type="string" office:string-value="" table:formula="of:=[.AC66]" table:style-name="ce63"/>
          <table:table-cell office:value-type="string" office:string-value="" table:formula="of:=[.AD66]" table:style-name="ce63"/>
          <table:table-cell office:value-type="string" office:string-value="" table:formula="of:=[.AE66]" table:style-name="ce63"/>
          <table:table-cell office:value-type="string" office:string-value="" table:formula="of:=[.AF66]" table:style-name="ce63"/>
          <table:table-cell office:value-type="string" office:string-value="" table:formula="of:=[.AG66]" table:style-name="ce63"/>
          <table:table-cell office:value-type="string" office:string-value="" table:formula="of:=[.AH66]" table:style-name="ce63"/>
          <table:table-cell office:value-type="string" office:string-value="" table:formula="of:=[.AI66]" table:style-name="ce63"/>
          <table:table-cell office:value-type="string" office:string-value="" table:formula="of:=[.AJ66]" table:style-name="ce63"/>
          <table:table-cell office:value-type="string" office:string-value="" table:formula="of:=[.AK66]" table:style-name="ce63"/>
          <table:table-cell office:value-type="string" office:string-value="" table:formula="of:=[.AL66]" table:style-name="ce63"/>
          <table:table-cell office:value-type="string" office:string-value="" table:formula="of:=[.AM66]" table:style-name="ce63"/>
          <table:table-cell office:value-type="string" office:string-value="" table:formula="of:=[.AN66]" table:style-name="ce63"/>
          <table:table-cell office:value-type="string" office:string-value="" table:formula="of:=[.AO66]" table:style-name="ce63"/>
          <table:table-cell office:value-type="string" office:string-value="" table:formula="of:=[.AP66]" table:style-name="ce63"/>
          <table:table-cell office:value-type="string" office:string-value="" table:formula="of:=[.AQ66]" table:style-name="ce63"/>
          <table:table-cell office:value-type="string" office:string-value="" table:formula="of:=[.AR66]" table:style-name="ce63"/>
          <table:table-cell office:value-type="string" office:string-value="" table:formula="of:=[.AS66]" table:style-name="ce63"/>
          <table:table-cell office:value-type="string" office:string-value="" table:formula="of:=[.AT66]" table:style-name="ce63"/>
          <table:table-cell office:value-type="string" office:string-value="" table:formula="of:=[.AU66]" table:style-name="ce63"/>
          <table:table-cell office:value-type="string" office:string-value="" table:formula="of:=[.AV66]" table:style-name="ce63"/>
          <table:table-cell office:value-type="string" office:string-value="" table:formula="of:=[.AW66]" table:style-name="ce63"/>
          <table:table-cell office:value-type="string" office:string-value="" table:formula="of:=[.AX66]" table:style-name="ce63"/>
          <table:table-cell office:value-type="string" office:string-value="" table:formula="of:=[.AY66]" table:style-name="ce63"/>
          <table:table-cell office:value-type="string" office:string-value="" table:formula="of:=[.AZ66]" table:style-name="ce63"/>
          <table:table-cell office:value-type="string" office:string-value="" table:formula="of:=[.BA66]" table:style-name="ce63"/>
          <table:table-cell office:value-type="string" office:string-value="" table:formula="of:=[.BB66]" table:style-name="ce63"/>
          <table:table-cell office:value-type="string" office:string-value="" table:formula="of:=[.BC66]" table:style-name="ce63"/>
          <table:table-cell office:value-type="string" office:string-value="" table:formula="of:=[.BD66]" table:style-name="ce63"/>
          <table:table-cell office:value-type="string" office:string-value="" table:formula="of:=[.BE66]" table:style-name="ce63"/>
          <table:table-cell office:value-type="string" office:string-value="" table:formula="of:=[.BF66]" table:style-name="ce63"/>
          <table:table-cell office:value-type="string" office:string-value="" table:formula="of:=[.BG66]" table:style-name="ce63"/>
          <table:table-cell office:value-type="string" office:string-value="" table:formula="of:=[.BH66]" table:style-name="ce63"/>
          <table:table-cell office:value-type="string" office:string-value="" table:formula="of:=[.BI66]" table:style-name="ce63"/>
          <table:table-cell office:value-type="string" office:string-value="" table:formula="of:=[.BJ66]" table:style-name="ce63"/>
          <table:table-cell office:value-type="string" office:string-value="" table:formula="of:=[.BK66]" table:style-name="ce63"/>
          <table:table-cell office:value-type="string" office:string-value="" table:formula="of:=[.BL66]" table:style-name="ce63"/>
          <table:table-cell office:value-type="string" office:string-value="" table:formula="of:=[.BM66]" table:style-name="ce63"/>
          <table:table-cell office:value-type="string" office:string-value="" table:formula="of:=[.BN66]" table:style-name="ce63"/>
          <table:table-cell office:value-type="string" office:string-value="" table:formula="of:=[.BO66]" table:style-name="ce63"/>
          <table:table-cell office:value-type="string" office:string-value="" table:formula="of:=[.BP66]" table:style-name="ce63"/>
          <table:table-cell office:value-type="string" office:string-value="" table:formula="of:=[.BQ66]" table:style-name="ce63"/>
          <table:table-cell office:value-type="string" office:string-value="" table:formula="of:=[.BR66]" table:style-name="ce63"/>
          <table:table-cell office:value-type="string" office:string-value="" table:formula="of:=[.BS66]" table:style-name="ce63"/>
          <table:table-cell office:value-type="string" office:string-value="" table:formula="of:=[.BT66]" table:style-name="ce63"/>
          <table:table-cell office:value-type="string" office:string-value="" table:formula="of:=[.BU66]" table:style-name="ce63"/>
          <table:table-cell office:value-type="string" office:string-value="" table:formula="of:=[.BV66]" table:style-name="ce63"/>
          <table:table-cell office:value-type="string" office:string-value="" table:formula="of:=[.BW66]" table:style-name="ce63"/>
          <table:table-cell office:value-type="string" office:string-value="" table:formula="of:=[.BX66]" table:style-name="ce63"/>
          <table:table-cell office:value-type="string" office:string-value="" table:formula="of:=[.BY66]" table:style-name="ce63"/>
          <table:table-cell office:value-type="string" office:string-value="" table:formula="of:=[.BZ66]" table:style-name="ce63"/>
          <table:table-cell office:value-type="string" office:string-value="" table:formula="of:=[.CA66]" table:style-name="ce63"/>
          <table:table-cell office:value-type="string" office:string-value="" table:formula="of:=[.CB66]" table:style-name="ce63"/>
          <table:table-cell office:value-type="string" office:string-value="" table:formula="of:=[.CC66]" table:style-name="ce63"/>
          <table:table-cell office:value-type="string" office:string-value="" table:formula="of:=[.CD66]" table:style-name="ce63"/>
          <table:table-cell office:value-type="string" office:string-value="" table:formula="of:=[.CE66]" table:style-name="ce63"/>
          <table:table-cell office:value-type="string" office:string-value="" table:formula="of:=[.CF66]" table:style-name="ce63"/>
          <table:table-cell office:value-type="string" office:string-value="" table:formula="of:=[.CG66]" table:style-name="ce63"/>
          <table:table-cell office:value-type="string" office:string-value="" table:formula="of:=[.CH66]" table:style-name="ce63"/>
          <table:table-cell office:value-type="string" office:string-value="" table:formula="of:=[.CI66]" table:style-name="ce63"/>
          <table:table-cell office:value-type="string" office:string-value="" table:formula="of:=[.CJ66]" table:style-name="ce63"/>
          <table:table-cell office:value-type="string" office:string-value="" table:formula="of:=[.CK66]" table:style-name="ce63"/>
          <table:table-cell office:value-type="string" office:string-value="" table:formula="of:=[.CL66]" table:style-name="ce63"/>
          <table:table-cell office:value-type="string" office:string-value="" table:formula="of:=[.CM66]" table:style-name="ce63"/>
          <table:table-cell office:value-type="string" office:string-value="" table:formula="of:=[.CN66]" table:style-name="ce63"/>
          <table:table-cell office:value-type="string" office:string-value="" table:formula="of:=[.CO66]" table:style-name="ce63"/>
          <table:table-cell office:value-type="string" office:string-value="" table:formula="of:=[.CP66]" table:style-name="ce63"/>
          <table:table-cell office:value-type="string" office:string-value="" table:formula="of:=[.CQ66]" table:style-name="ce63"/>
          <table:table-cell office:value-type="string" office:string-value="" table:formula="of:=[.CR66]" table:style-name="ce63"/>
          <table:table-cell office:value-type="string" office:string-value="" table:formula="of:=[.CS66]" table:style-name="ce63"/>
          <table:table-cell office:value-type="string" office:string-value="" table:formula="of:=[.CT66]" table:style-name="ce63"/>
          <table:table-cell office:value-type="string" office:string-value="" table:formula="of:=[.CU66]" table:style-name="ce63"/>
          <table:table-cell office:value-type="string" office:string-value="" table:formula="of:=[.CV66]" table:style-name="ce63"/>
          <table:table-cell office:value-type="string" office:string-value="" table:formula="of:=[.CW66]" table:style-name="ce63"/>
          <table:table-cell office:value-type="string" office:string-value="" table:formula="of:=[.CX66]" table:style-name="ce63"/>
          <table:table-cell office:value-type="string" office:string-value="" table:formula="of:=[.CY66]" table:style-name="ce63"/>
          <table:table-cell office:value-type="string" office:string-value="" table:formula="of:=[.CZ66]" table:style-name="ce63"/>
          <table:table-cell office:value-type="string" office:string-value="" table:formula="of:=[.DA66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39]&lt;&gt;&quot;&quot;;[Setup.A39];&quot;&quot;)" table:style-name="ce1"/>
          <table:table-cell table:style-name="ce56"/>
          <table:table-cell office:value-type="string" office:string-value="" table:formula="of:=IF([Setup.B39]&lt;&gt;&quot;&quot;;[Setup.B39];&quot;&quot;)" table:style-name="ce1"/>
          <table:table-cell office:value-type="string" office:string-value="" table:formula="of:=[.DB67]" table:style-name="ce42"/>
          <table:table-cell table:style-name="ce49"/>
          <table:table-cell table:style-name="ce50"/>
          <table:table-cell office:value-type="string" office:string-value="" table:formula="of:=[.C67]" table:style-name="ce42"/>
          <table:table-cell office:value-type="string" office:string-value="" table:formula="of:=[.G67]" table:style-name="ce63"/>
          <table:table-cell office:value-type="string" office:string-value="" table:formula="of:=[.H67]" table:style-name="ce63"/>
          <table:table-cell office:value-type="string" office:string-value="" table:formula="of:=[.I67]" table:style-name="ce63"/>
          <table:table-cell office:value-type="string" office:string-value="" table:formula="of:=[.J67]" table:style-name="ce63"/>
          <table:table-cell office:value-type="string" office:string-value="" table:formula="of:=[.K67]" table:style-name="ce63"/>
          <table:table-cell office:value-type="string" office:string-value="" table:formula="of:=[.L67]" table:style-name="ce63"/>
          <table:table-cell office:value-type="string" office:string-value="" table:formula="of:=[.M67]" table:style-name="ce63"/>
          <table:table-cell office:value-type="string" office:string-value="" table:formula="of:=[.N67]" table:style-name="ce63"/>
          <table:table-cell office:value-type="string" office:string-value="" table:formula="of:=[.O67]" table:style-name="ce63"/>
          <table:table-cell office:value-type="string" office:string-value="" table:formula="of:=[.P67]" table:style-name="ce63"/>
          <table:table-cell office:value-type="string" office:string-value="" table:formula="of:=[.Q67]" table:style-name="ce63"/>
          <table:table-cell office:value-type="string" office:string-value="" table:formula="of:=[.R67]" table:style-name="ce63"/>
          <table:table-cell office:value-type="string" office:string-value="" table:formula="of:=[.S67]" table:style-name="ce63"/>
          <table:table-cell office:value-type="string" office:string-value="" table:formula="of:=[.T67]" table:style-name="ce63"/>
          <table:table-cell office:value-type="string" office:string-value="" table:formula="of:=[.U67]" table:style-name="ce63"/>
          <table:table-cell office:value-type="string" office:string-value="" table:formula="of:=[.V67]" table:style-name="ce63"/>
          <table:table-cell office:value-type="string" office:string-value="" table:formula="of:=[.W67]" table:style-name="ce63"/>
          <table:table-cell office:value-type="string" office:string-value="" table:formula="of:=[.X67]" table:style-name="ce63"/>
          <table:table-cell office:value-type="string" office:string-value="" table:formula="of:=[.Y67]" table:style-name="ce63"/>
          <table:table-cell office:value-type="string" office:string-value="" table:formula="of:=[.Z67]" table:style-name="ce63"/>
          <table:table-cell office:value-type="string" office:string-value="" table:formula="of:=[.AA67]" table:style-name="ce63"/>
          <table:table-cell office:value-type="string" office:string-value="" table:formula="of:=[.AB67]" table:style-name="ce63"/>
          <table:table-cell office:value-type="string" office:string-value="" table:formula="of:=[.AC67]" table:style-name="ce63"/>
          <table:table-cell office:value-type="string" office:string-value="" table:formula="of:=[.AD67]" table:style-name="ce63"/>
          <table:table-cell office:value-type="string" office:string-value="" table:formula="of:=[.AE67]" table:style-name="ce63"/>
          <table:table-cell office:value-type="string" office:string-value="" table:formula="of:=[.AF67]" table:style-name="ce63"/>
          <table:table-cell office:value-type="string" office:string-value="" table:formula="of:=[.AG67]" table:style-name="ce63"/>
          <table:table-cell office:value-type="string" office:string-value="" table:formula="of:=[.AH67]" table:style-name="ce63"/>
          <table:table-cell office:value-type="string" office:string-value="" table:formula="of:=[.AI67]" table:style-name="ce63"/>
          <table:table-cell office:value-type="string" office:string-value="" table:formula="of:=[.AJ67]" table:style-name="ce63"/>
          <table:table-cell office:value-type="string" office:string-value="" table:formula="of:=[.AK67]" table:style-name="ce63"/>
          <table:table-cell office:value-type="string" office:string-value="" table:formula="of:=[.AL67]" table:style-name="ce63"/>
          <table:table-cell office:value-type="string" office:string-value="" table:formula="of:=[.AM67]" table:style-name="ce63"/>
          <table:table-cell office:value-type="string" office:string-value="" table:formula="of:=[.AN67]" table:style-name="ce63"/>
          <table:table-cell office:value-type="string" office:string-value="" table:formula="of:=[.AO67]" table:style-name="ce63"/>
          <table:table-cell office:value-type="string" office:string-value="" table:formula="of:=[.AP67]" table:style-name="ce63"/>
          <table:table-cell office:value-type="string" office:string-value="" table:formula="of:=[.AQ67]" table:style-name="ce63"/>
          <table:table-cell office:value-type="string" office:string-value="" table:formula="of:=[.AR67]" table:style-name="ce63"/>
          <table:table-cell office:value-type="string" office:string-value="" table:formula="of:=[.AS67]" table:style-name="ce63"/>
          <table:table-cell office:value-type="string" office:string-value="" table:formula="of:=[.AT67]" table:style-name="ce63"/>
          <table:table-cell office:value-type="string" office:string-value="" table:formula="of:=[.AU67]" table:style-name="ce63"/>
          <table:table-cell office:value-type="string" office:string-value="" table:formula="of:=[.AV67]" table:style-name="ce63"/>
          <table:table-cell office:value-type="string" office:string-value="" table:formula="of:=[.AW67]" table:style-name="ce63"/>
          <table:table-cell office:value-type="string" office:string-value="" table:formula="of:=[.AX67]" table:style-name="ce63"/>
          <table:table-cell office:value-type="string" office:string-value="" table:formula="of:=[.AY67]" table:style-name="ce63"/>
          <table:table-cell office:value-type="string" office:string-value="" table:formula="of:=[.AZ67]" table:style-name="ce63"/>
          <table:table-cell office:value-type="string" office:string-value="" table:formula="of:=[.BA67]" table:style-name="ce63"/>
          <table:table-cell office:value-type="string" office:string-value="" table:formula="of:=[.BB67]" table:style-name="ce63"/>
          <table:table-cell office:value-type="string" office:string-value="" table:formula="of:=[.BC67]" table:style-name="ce63"/>
          <table:table-cell office:value-type="string" office:string-value="" table:formula="of:=[.BD67]" table:style-name="ce63"/>
          <table:table-cell office:value-type="string" office:string-value="" table:formula="of:=[.BE67]" table:style-name="ce63"/>
          <table:table-cell office:value-type="string" office:string-value="" table:formula="of:=[.BF67]" table:style-name="ce63"/>
          <table:table-cell office:value-type="string" office:string-value="" table:formula="of:=[.BG67]" table:style-name="ce63"/>
          <table:table-cell office:value-type="string" office:string-value="" table:formula="of:=[.BH67]" table:style-name="ce63"/>
          <table:table-cell office:value-type="string" office:string-value="" table:formula="of:=[.BI67]" table:style-name="ce63"/>
          <table:table-cell office:value-type="string" office:string-value="" table:formula="of:=[.BJ67]" table:style-name="ce63"/>
          <table:table-cell office:value-type="string" office:string-value="" table:formula="of:=[.BK67]" table:style-name="ce63"/>
          <table:table-cell office:value-type="string" office:string-value="" table:formula="of:=[.BL67]" table:style-name="ce63"/>
          <table:table-cell office:value-type="string" office:string-value="" table:formula="of:=[.BM67]" table:style-name="ce63"/>
          <table:table-cell office:value-type="string" office:string-value="" table:formula="of:=[.BN67]" table:style-name="ce63"/>
          <table:table-cell office:value-type="string" office:string-value="" table:formula="of:=[.BO67]" table:style-name="ce63"/>
          <table:table-cell office:value-type="string" office:string-value="" table:formula="of:=[.BP67]" table:style-name="ce63"/>
          <table:table-cell office:value-type="string" office:string-value="" table:formula="of:=[.BQ67]" table:style-name="ce63"/>
          <table:table-cell office:value-type="string" office:string-value="" table:formula="of:=[.BR67]" table:style-name="ce63"/>
          <table:table-cell office:value-type="string" office:string-value="" table:formula="of:=[.BS67]" table:style-name="ce63"/>
          <table:table-cell office:value-type="string" office:string-value="" table:formula="of:=[.BT67]" table:style-name="ce63"/>
          <table:table-cell office:value-type="string" office:string-value="" table:formula="of:=[.BU67]" table:style-name="ce63"/>
          <table:table-cell office:value-type="string" office:string-value="" table:formula="of:=[.BV67]" table:style-name="ce63"/>
          <table:table-cell office:value-type="string" office:string-value="" table:formula="of:=[.BW67]" table:style-name="ce63"/>
          <table:table-cell office:value-type="string" office:string-value="" table:formula="of:=[.BX67]" table:style-name="ce63"/>
          <table:table-cell office:value-type="string" office:string-value="" table:formula="of:=[.BY67]" table:style-name="ce63"/>
          <table:table-cell office:value-type="string" office:string-value="" table:formula="of:=[.BZ67]" table:style-name="ce63"/>
          <table:table-cell office:value-type="string" office:string-value="" table:formula="of:=[.CA67]" table:style-name="ce63"/>
          <table:table-cell office:value-type="string" office:string-value="" table:formula="of:=[.CB67]" table:style-name="ce63"/>
          <table:table-cell office:value-type="string" office:string-value="" table:formula="of:=[.CC67]" table:style-name="ce63"/>
          <table:table-cell office:value-type="string" office:string-value="" table:formula="of:=[.CD67]" table:style-name="ce63"/>
          <table:table-cell office:value-type="string" office:string-value="" table:formula="of:=[.CE67]" table:style-name="ce63"/>
          <table:table-cell office:value-type="string" office:string-value="" table:formula="of:=[.CF67]" table:style-name="ce63"/>
          <table:table-cell office:value-type="string" office:string-value="" table:formula="of:=[.CG67]" table:style-name="ce63"/>
          <table:table-cell office:value-type="string" office:string-value="" table:formula="of:=[.CH67]" table:style-name="ce63"/>
          <table:table-cell office:value-type="string" office:string-value="" table:formula="of:=[.CI67]" table:style-name="ce63"/>
          <table:table-cell office:value-type="string" office:string-value="" table:formula="of:=[.CJ67]" table:style-name="ce63"/>
          <table:table-cell office:value-type="string" office:string-value="" table:formula="of:=[.CK67]" table:style-name="ce63"/>
          <table:table-cell office:value-type="string" office:string-value="" table:formula="of:=[.CL67]" table:style-name="ce63"/>
          <table:table-cell office:value-type="string" office:string-value="" table:formula="of:=[.CM67]" table:style-name="ce63"/>
          <table:table-cell office:value-type="string" office:string-value="" table:formula="of:=[.CN67]" table:style-name="ce63"/>
          <table:table-cell office:value-type="string" office:string-value="" table:formula="of:=[.CO67]" table:style-name="ce63"/>
          <table:table-cell office:value-type="string" office:string-value="" table:formula="of:=[.CP67]" table:style-name="ce63"/>
          <table:table-cell office:value-type="string" office:string-value="" table:formula="of:=[.CQ67]" table:style-name="ce63"/>
          <table:table-cell office:value-type="string" office:string-value="" table:formula="of:=[.CR67]" table:style-name="ce63"/>
          <table:table-cell office:value-type="string" office:string-value="" table:formula="of:=[.CS67]" table:style-name="ce63"/>
          <table:table-cell office:value-type="string" office:string-value="" table:formula="of:=[.CT67]" table:style-name="ce63"/>
          <table:table-cell office:value-type="string" office:string-value="" table:formula="of:=[.CU67]" table:style-name="ce63"/>
          <table:table-cell office:value-type="string" office:string-value="" table:formula="of:=[.CV67]" table:style-name="ce63"/>
          <table:table-cell office:value-type="string" office:string-value="" table:formula="of:=[.CW67]" table:style-name="ce63"/>
          <table:table-cell office:value-type="string" office:string-value="" table:formula="of:=[.CX67]" table:style-name="ce63"/>
          <table:table-cell office:value-type="string" office:string-value="" table:formula="of:=[.CY67]" table:style-name="ce63"/>
          <table:table-cell office:value-type="string" office:string-value="" table:formula="of:=[.CZ67]" table:style-name="ce63"/>
          <table:table-cell office:value-type="string" office:string-value="" table:formula="of:=[.DA67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40]&lt;&gt;&quot;&quot;;[Setup.A40];&quot;&quot;)" table:style-name="ce1"/>
          <table:table-cell table:style-name="ce56"/>
          <table:table-cell office:value-type="string" office:string-value="" table:formula="of:=IF([Setup.B40]&lt;&gt;&quot;&quot;;[Setup.B40];&quot;&quot;)" table:style-name="ce1"/>
          <table:table-cell office:value-type="string" office:string-value="" table:formula="of:=[.DB68]" table:style-name="ce42"/>
          <table:table-cell table:style-name="ce49"/>
          <table:table-cell table:style-name="ce50"/>
          <table:table-cell office:value-type="string" office:string-value="" table:formula="of:=[.C68]" table:style-name="ce42"/>
          <table:table-cell office:value-type="string" office:string-value="" table:formula="of:=[.G68]" table:style-name="ce63"/>
          <table:table-cell office:value-type="string" office:string-value="" table:formula="of:=[.H68]" table:style-name="ce63"/>
          <table:table-cell office:value-type="string" office:string-value="" table:formula="of:=[.I68]" table:style-name="ce63"/>
          <table:table-cell office:value-type="string" office:string-value="" table:formula="of:=[.J68]" table:style-name="ce63"/>
          <table:table-cell office:value-type="string" office:string-value="" table:formula="of:=[.K68]" table:style-name="ce63"/>
          <table:table-cell office:value-type="string" office:string-value="" table:formula="of:=[.L68]" table:style-name="ce63"/>
          <table:table-cell office:value-type="string" office:string-value="" table:formula="of:=[.M68]" table:style-name="ce63"/>
          <table:table-cell office:value-type="string" office:string-value="" table:formula="of:=[.N68]" table:style-name="ce63"/>
          <table:table-cell office:value-type="string" office:string-value="" table:formula="of:=[.O68]" table:style-name="ce63"/>
          <table:table-cell office:value-type="string" office:string-value="" table:formula="of:=[.P68]" table:style-name="ce63"/>
          <table:table-cell office:value-type="string" office:string-value="" table:formula="of:=[.Q68]" table:style-name="ce63"/>
          <table:table-cell office:value-type="string" office:string-value="" table:formula="of:=[.R68]" table:style-name="ce63"/>
          <table:table-cell office:value-type="string" office:string-value="" table:formula="of:=[.S68]" table:style-name="ce63"/>
          <table:table-cell office:value-type="string" office:string-value="" table:formula="of:=[.T68]" table:style-name="ce63"/>
          <table:table-cell office:value-type="string" office:string-value="" table:formula="of:=[.U68]" table:style-name="ce63"/>
          <table:table-cell office:value-type="string" office:string-value="" table:formula="of:=[.V68]" table:style-name="ce63"/>
          <table:table-cell office:value-type="string" office:string-value="" table:formula="of:=[.W68]" table:style-name="ce63"/>
          <table:table-cell office:value-type="string" office:string-value="" table:formula="of:=[.X68]" table:style-name="ce63"/>
          <table:table-cell office:value-type="string" office:string-value="" table:formula="of:=[.Y68]" table:style-name="ce63"/>
          <table:table-cell office:value-type="string" office:string-value="" table:formula="of:=[.Z68]" table:style-name="ce63"/>
          <table:table-cell office:value-type="string" office:string-value="" table:formula="of:=[.AA68]" table:style-name="ce63"/>
          <table:table-cell office:value-type="string" office:string-value="" table:formula="of:=[.AB68]" table:style-name="ce63"/>
          <table:table-cell office:value-type="string" office:string-value="" table:formula="of:=[.AC68]" table:style-name="ce63"/>
          <table:table-cell office:value-type="string" office:string-value="" table:formula="of:=[.AD68]" table:style-name="ce63"/>
          <table:table-cell office:value-type="string" office:string-value="" table:formula="of:=[.AE68]" table:style-name="ce63"/>
          <table:table-cell office:value-type="string" office:string-value="" table:formula="of:=[.AF68]" table:style-name="ce63"/>
          <table:table-cell office:value-type="string" office:string-value="" table:formula="of:=[.AG68]" table:style-name="ce63"/>
          <table:table-cell office:value-type="string" office:string-value="" table:formula="of:=[.AH68]" table:style-name="ce63"/>
          <table:table-cell office:value-type="string" office:string-value="" table:formula="of:=[.AI68]" table:style-name="ce63"/>
          <table:table-cell office:value-type="string" office:string-value="" table:formula="of:=[.AJ68]" table:style-name="ce63"/>
          <table:table-cell office:value-type="string" office:string-value="" table:formula="of:=[.AK68]" table:style-name="ce63"/>
          <table:table-cell office:value-type="string" office:string-value="" table:formula="of:=[.AL68]" table:style-name="ce63"/>
          <table:table-cell office:value-type="string" office:string-value="" table:formula="of:=[.AM68]" table:style-name="ce63"/>
          <table:table-cell office:value-type="string" office:string-value="" table:formula="of:=[.AN68]" table:style-name="ce63"/>
          <table:table-cell office:value-type="string" office:string-value="" table:formula="of:=[.AO68]" table:style-name="ce63"/>
          <table:table-cell office:value-type="string" office:string-value="" table:formula="of:=[.AP68]" table:style-name="ce63"/>
          <table:table-cell office:value-type="string" office:string-value="" table:formula="of:=[.AQ68]" table:style-name="ce63"/>
          <table:table-cell office:value-type="string" office:string-value="" table:formula="of:=[.AR68]" table:style-name="ce63"/>
          <table:table-cell office:value-type="string" office:string-value="" table:formula="of:=[.AS68]" table:style-name="ce63"/>
          <table:table-cell office:value-type="string" office:string-value="" table:formula="of:=[.AT68]" table:style-name="ce63"/>
          <table:table-cell office:value-type="string" office:string-value="" table:formula="of:=[.AU68]" table:style-name="ce63"/>
          <table:table-cell office:value-type="string" office:string-value="" table:formula="of:=[.AV68]" table:style-name="ce63"/>
          <table:table-cell office:value-type="string" office:string-value="" table:formula="of:=[.AW68]" table:style-name="ce63"/>
          <table:table-cell office:value-type="string" office:string-value="" table:formula="of:=[.AX68]" table:style-name="ce63"/>
          <table:table-cell office:value-type="string" office:string-value="" table:formula="of:=[.AY68]" table:style-name="ce63"/>
          <table:table-cell office:value-type="string" office:string-value="" table:formula="of:=[.AZ68]" table:style-name="ce63"/>
          <table:table-cell office:value-type="string" office:string-value="" table:formula="of:=[.BA68]" table:style-name="ce63"/>
          <table:table-cell office:value-type="string" office:string-value="" table:formula="of:=[.BB68]" table:style-name="ce63"/>
          <table:table-cell office:value-type="string" office:string-value="" table:formula="of:=[.BC68]" table:style-name="ce63"/>
          <table:table-cell office:value-type="string" office:string-value="" table:formula="of:=[.BD68]" table:style-name="ce63"/>
          <table:table-cell office:value-type="string" office:string-value="" table:formula="of:=[.BE68]" table:style-name="ce63"/>
          <table:table-cell office:value-type="string" office:string-value="" table:formula="of:=[.BF68]" table:style-name="ce63"/>
          <table:table-cell office:value-type="string" office:string-value="" table:formula="of:=[.BG68]" table:style-name="ce63"/>
          <table:table-cell office:value-type="string" office:string-value="" table:formula="of:=[.BH68]" table:style-name="ce63"/>
          <table:table-cell office:value-type="string" office:string-value="" table:formula="of:=[.BI68]" table:style-name="ce63"/>
          <table:table-cell office:value-type="string" office:string-value="" table:formula="of:=[.BJ68]" table:style-name="ce63"/>
          <table:table-cell office:value-type="string" office:string-value="" table:formula="of:=[.BK68]" table:style-name="ce63"/>
          <table:table-cell office:value-type="string" office:string-value="" table:formula="of:=[.BL68]" table:style-name="ce63"/>
          <table:table-cell office:value-type="string" office:string-value="" table:formula="of:=[.BM68]" table:style-name="ce63"/>
          <table:table-cell office:value-type="string" office:string-value="" table:formula="of:=[.BN68]" table:style-name="ce63"/>
          <table:table-cell office:value-type="string" office:string-value="" table:formula="of:=[.BO68]" table:style-name="ce63"/>
          <table:table-cell office:value-type="string" office:string-value="" table:formula="of:=[.BP68]" table:style-name="ce63"/>
          <table:table-cell office:value-type="string" office:string-value="" table:formula="of:=[.BQ68]" table:style-name="ce63"/>
          <table:table-cell office:value-type="string" office:string-value="" table:formula="of:=[.BR68]" table:style-name="ce63"/>
          <table:table-cell office:value-type="string" office:string-value="" table:formula="of:=[.BS68]" table:style-name="ce63"/>
          <table:table-cell office:value-type="string" office:string-value="" table:formula="of:=[.BT68]" table:style-name="ce63"/>
          <table:table-cell office:value-type="string" office:string-value="" table:formula="of:=[.BU68]" table:style-name="ce63"/>
          <table:table-cell office:value-type="string" office:string-value="" table:formula="of:=[.BV68]" table:style-name="ce63"/>
          <table:table-cell office:value-type="string" office:string-value="" table:formula="of:=[.BW68]" table:style-name="ce63"/>
          <table:table-cell office:value-type="string" office:string-value="" table:formula="of:=[.BX68]" table:style-name="ce63"/>
          <table:table-cell office:value-type="string" office:string-value="" table:formula="of:=[.BY68]" table:style-name="ce63"/>
          <table:table-cell office:value-type="string" office:string-value="" table:formula="of:=[.BZ68]" table:style-name="ce63"/>
          <table:table-cell office:value-type="string" office:string-value="" table:formula="of:=[.CA68]" table:style-name="ce63"/>
          <table:table-cell office:value-type="string" office:string-value="" table:formula="of:=[.CB68]" table:style-name="ce63"/>
          <table:table-cell office:value-type="string" office:string-value="" table:formula="of:=[.CC68]" table:style-name="ce63"/>
          <table:table-cell office:value-type="string" office:string-value="" table:formula="of:=[.CD68]" table:style-name="ce63"/>
          <table:table-cell office:value-type="string" office:string-value="" table:formula="of:=[.CE68]" table:style-name="ce63"/>
          <table:table-cell office:value-type="string" office:string-value="" table:formula="of:=[.CF68]" table:style-name="ce63"/>
          <table:table-cell office:value-type="string" office:string-value="" table:formula="of:=[.CG68]" table:style-name="ce63"/>
          <table:table-cell office:value-type="string" office:string-value="" table:formula="of:=[.CH68]" table:style-name="ce63"/>
          <table:table-cell office:value-type="string" office:string-value="" table:formula="of:=[.CI68]" table:style-name="ce63"/>
          <table:table-cell office:value-type="string" office:string-value="" table:formula="of:=[.CJ68]" table:style-name="ce63"/>
          <table:table-cell office:value-type="string" office:string-value="" table:formula="of:=[.CK68]" table:style-name="ce63"/>
          <table:table-cell office:value-type="string" office:string-value="" table:formula="of:=[.CL68]" table:style-name="ce63"/>
          <table:table-cell office:value-type="string" office:string-value="" table:formula="of:=[.CM68]" table:style-name="ce63"/>
          <table:table-cell office:value-type="string" office:string-value="" table:formula="of:=[.CN68]" table:style-name="ce63"/>
          <table:table-cell office:value-type="string" office:string-value="" table:formula="of:=[.CO68]" table:style-name="ce63"/>
          <table:table-cell office:value-type="string" office:string-value="" table:formula="of:=[.CP68]" table:style-name="ce63"/>
          <table:table-cell office:value-type="string" office:string-value="" table:formula="of:=[.CQ68]" table:style-name="ce63"/>
          <table:table-cell office:value-type="string" office:string-value="" table:formula="of:=[.CR68]" table:style-name="ce63"/>
          <table:table-cell office:value-type="string" office:string-value="" table:formula="of:=[.CS68]" table:style-name="ce63"/>
          <table:table-cell office:value-type="string" office:string-value="" table:formula="of:=[.CT68]" table:style-name="ce63"/>
          <table:table-cell office:value-type="string" office:string-value="" table:formula="of:=[.CU68]" table:style-name="ce63"/>
          <table:table-cell office:value-type="string" office:string-value="" table:formula="of:=[.CV68]" table:style-name="ce63"/>
          <table:table-cell office:value-type="string" office:string-value="" table:formula="of:=[.CW68]" table:style-name="ce63"/>
          <table:table-cell office:value-type="string" office:string-value="" table:formula="of:=[.CX68]" table:style-name="ce63"/>
          <table:table-cell office:value-type="string" office:string-value="" table:formula="of:=[.CY68]" table:style-name="ce63"/>
          <table:table-cell office:value-type="string" office:string-value="" table:formula="of:=[.CZ68]" table:style-name="ce63"/>
          <table:table-cell office:value-type="string" office:string-value="" table:formula="of:=[.DA68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41]&lt;&gt;&quot;&quot;;[Setup.A41];&quot;&quot;)" table:style-name="ce1"/>
          <table:table-cell table:style-name="ce56"/>
          <table:table-cell office:value-type="string" office:string-value="" table:formula="of:=IF([Setup.B41]&lt;&gt;&quot;&quot;;[Setup.B41];&quot;&quot;)" table:style-name="ce1"/>
          <table:table-cell office:value-type="string" office:string-value="" table:formula="of:=[.DB69]" table:style-name="ce42"/>
          <table:table-cell table:style-name="ce49"/>
          <table:table-cell table:style-name="ce50"/>
          <table:table-cell office:value-type="string" office:string-value="" table:formula="of:=[.C69]" table:style-name="ce42"/>
          <table:table-cell office:value-type="string" office:string-value="" table:formula="of:=[.G69]" table:style-name="ce63"/>
          <table:table-cell office:value-type="string" office:string-value="" table:formula="of:=[.H69]" table:style-name="ce63"/>
          <table:table-cell office:value-type="string" office:string-value="" table:formula="of:=[.I69]" table:style-name="ce63"/>
          <table:table-cell office:value-type="string" office:string-value="" table:formula="of:=[.J69]" table:style-name="ce63"/>
          <table:table-cell office:value-type="string" office:string-value="" table:formula="of:=[.K69]" table:style-name="ce63"/>
          <table:table-cell office:value-type="string" office:string-value="" table:formula="of:=[.L69]" table:style-name="ce63"/>
          <table:table-cell office:value-type="string" office:string-value="" table:formula="of:=[.M69]" table:style-name="ce63"/>
          <table:table-cell office:value-type="string" office:string-value="" table:formula="of:=[.N69]" table:style-name="ce63"/>
          <table:table-cell office:value-type="string" office:string-value="" table:formula="of:=[.O69]" table:style-name="ce63"/>
          <table:table-cell office:value-type="string" office:string-value="" table:formula="of:=[.P69]" table:style-name="ce63"/>
          <table:table-cell office:value-type="string" office:string-value="" table:formula="of:=[.Q69]" table:style-name="ce63"/>
          <table:table-cell office:value-type="string" office:string-value="" table:formula="of:=[.R69]" table:style-name="ce63"/>
          <table:table-cell office:value-type="string" office:string-value="" table:formula="of:=[.S69]" table:style-name="ce63"/>
          <table:table-cell office:value-type="string" office:string-value="" table:formula="of:=[.T69]" table:style-name="ce63"/>
          <table:table-cell office:value-type="string" office:string-value="" table:formula="of:=[.U69]" table:style-name="ce63"/>
          <table:table-cell office:value-type="string" office:string-value="" table:formula="of:=[.V69]" table:style-name="ce63"/>
          <table:table-cell office:value-type="string" office:string-value="" table:formula="of:=[.W69]" table:style-name="ce63"/>
          <table:table-cell office:value-type="string" office:string-value="" table:formula="of:=[.X69]" table:style-name="ce63"/>
          <table:table-cell office:value-type="string" office:string-value="" table:formula="of:=[.Y69]" table:style-name="ce63"/>
          <table:table-cell office:value-type="string" office:string-value="" table:formula="of:=[.Z69]" table:style-name="ce63"/>
          <table:table-cell office:value-type="string" office:string-value="" table:formula="of:=[.AA69]" table:style-name="ce63"/>
          <table:table-cell office:value-type="string" office:string-value="" table:formula="of:=[.AB69]" table:style-name="ce63"/>
          <table:table-cell office:value-type="string" office:string-value="" table:formula="of:=[.AC69]" table:style-name="ce63"/>
          <table:table-cell office:value-type="string" office:string-value="" table:formula="of:=[.AD69]" table:style-name="ce63"/>
          <table:table-cell office:value-type="string" office:string-value="" table:formula="of:=[.AE69]" table:style-name="ce63"/>
          <table:table-cell office:value-type="string" office:string-value="" table:formula="of:=[.AF69]" table:style-name="ce63"/>
          <table:table-cell office:value-type="string" office:string-value="" table:formula="of:=[.AG69]" table:style-name="ce63"/>
          <table:table-cell office:value-type="string" office:string-value="" table:formula="of:=[.AH69]" table:style-name="ce63"/>
          <table:table-cell office:value-type="string" office:string-value="" table:formula="of:=[.AI69]" table:style-name="ce63"/>
          <table:table-cell office:value-type="string" office:string-value="" table:formula="of:=[.AJ69]" table:style-name="ce63"/>
          <table:table-cell office:value-type="string" office:string-value="" table:formula="of:=[.AK69]" table:style-name="ce63"/>
          <table:table-cell office:value-type="string" office:string-value="" table:formula="of:=[.AL69]" table:style-name="ce63"/>
          <table:table-cell office:value-type="string" office:string-value="" table:formula="of:=[.AM69]" table:style-name="ce63"/>
          <table:table-cell office:value-type="string" office:string-value="" table:formula="of:=[.AN69]" table:style-name="ce63"/>
          <table:table-cell office:value-type="string" office:string-value="" table:formula="of:=[.AO69]" table:style-name="ce63"/>
          <table:table-cell office:value-type="string" office:string-value="" table:formula="of:=[.AP69]" table:style-name="ce63"/>
          <table:table-cell office:value-type="string" office:string-value="" table:formula="of:=[.AQ69]" table:style-name="ce63"/>
          <table:table-cell office:value-type="string" office:string-value="" table:formula="of:=[.AR69]" table:style-name="ce63"/>
          <table:table-cell office:value-type="string" office:string-value="" table:formula="of:=[.AS69]" table:style-name="ce63"/>
          <table:table-cell office:value-type="string" office:string-value="" table:formula="of:=[.AT69]" table:style-name="ce63"/>
          <table:table-cell office:value-type="string" office:string-value="" table:formula="of:=[.AU69]" table:style-name="ce63"/>
          <table:table-cell office:value-type="string" office:string-value="" table:formula="of:=[.AV69]" table:style-name="ce63"/>
          <table:table-cell office:value-type="string" office:string-value="" table:formula="of:=[.AW69]" table:style-name="ce63"/>
          <table:table-cell office:value-type="string" office:string-value="" table:formula="of:=[.AX69]" table:style-name="ce63"/>
          <table:table-cell office:value-type="string" office:string-value="" table:formula="of:=[.AY69]" table:style-name="ce63"/>
          <table:table-cell office:value-type="string" office:string-value="" table:formula="of:=[.AZ69]" table:style-name="ce63"/>
          <table:table-cell office:value-type="string" office:string-value="" table:formula="of:=[.BA69]" table:style-name="ce63"/>
          <table:table-cell office:value-type="string" office:string-value="" table:formula="of:=[.BB69]" table:style-name="ce63"/>
          <table:table-cell office:value-type="string" office:string-value="" table:formula="of:=[.BC69]" table:style-name="ce63"/>
          <table:table-cell office:value-type="string" office:string-value="" table:formula="of:=[.BD69]" table:style-name="ce63"/>
          <table:table-cell office:value-type="string" office:string-value="" table:formula="of:=[.BE69]" table:style-name="ce63"/>
          <table:table-cell office:value-type="string" office:string-value="" table:formula="of:=[.BF69]" table:style-name="ce63"/>
          <table:table-cell office:value-type="string" office:string-value="" table:formula="of:=[.BG69]" table:style-name="ce63"/>
          <table:table-cell office:value-type="string" office:string-value="" table:formula="of:=[.BH69]" table:style-name="ce63"/>
          <table:table-cell office:value-type="string" office:string-value="" table:formula="of:=[.BI69]" table:style-name="ce63"/>
          <table:table-cell office:value-type="string" office:string-value="" table:formula="of:=[.BJ69]" table:style-name="ce63"/>
          <table:table-cell office:value-type="string" office:string-value="" table:formula="of:=[.BK69]" table:style-name="ce63"/>
          <table:table-cell office:value-type="string" office:string-value="" table:formula="of:=[.BL69]" table:style-name="ce63"/>
          <table:table-cell office:value-type="string" office:string-value="" table:formula="of:=[.BM69]" table:style-name="ce63"/>
          <table:table-cell office:value-type="string" office:string-value="" table:formula="of:=[.BN69]" table:style-name="ce63"/>
          <table:table-cell office:value-type="string" office:string-value="" table:formula="of:=[.BO69]" table:style-name="ce63"/>
          <table:table-cell office:value-type="string" office:string-value="" table:formula="of:=[.BP69]" table:style-name="ce63"/>
          <table:table-cell office:value-type="string" office:string-value="" table:formula="of:=[.BQ69]" table:style-name="ce63"/>
          <table:table-cell office:value-type="string" office:string-value="" table:formula="of:=[.BR69]" table:style-name="ce63"/>
          <table:table-cell office:value-type="string" office:string-value="" table:formula="of:=[.BS69]" table:style-name="ce63"/>
          <table:table-cell office:value-type="string" office:string-value="" table:formula="of:=[.BT69]" table:style-name="ce63"/>
          <table:table-cell office:value-type="string" office:string-value="" table:formula="of:=[.BU69]" table:style-name="ce63"/>
          <table:table-cell office:value-type="string" office:string-value="" table:formula="of:=[.BV69]" table:style-name="ce63"/>
          <table:table-cell office:value-type="string" office:string-value="" table:formula="of:=[.BW69]" table:style-name="ce63"/>
          <table:table-cell office:value-type="string" office:string-value="" table:formula="of:=[.BX69]" table:style-name="ce63"/>
          <table:table-cell office:value-type="string" office:string-value="" table:formula="of:=[.BY69]" table:style-name="ce63"/>
          <table:table-cell office:value-type="string" office:string-value="" table:formula="of:=[.BZ69]" table:style-name="ce63"/>
          <table:table-cell office:value-type="string" office:string-value="" table:formula="of:=[.CA69]" table:style-name="ce63"/>
          <table:table-cell office:value-type="string" office:string-value="" table:formula="of:=[.CB69]" table:style-name="ce63"/>
          <table:table-cell office:value-type="string" office:string-value="" table:formula="of:=[.CC69]" table:style-name="ce63"/>
          <table:table-cell office:value-type="string" office:string-value="" table:formula="of:=[.CD69]" table:style-name="ce63"/>
          <table:table-cell office:value-type="string" office:string-value="" table:formula="of:=[.CE69]" table:style-name="ce63"/>
          <table:table-cell office:value-type="string" office:string-value="" table:formula="of:=[.CF69]" table:style-name="ce63"/>
          <table:table-cell office:value-type="string" office:string-value="" table:formula="of:=[.CG69]" table:style-name="ce63"/>
          <table:table-cell office:value-type="string" office:string-value="" table:formula="of:=[.CH69]" table:style-name="ce63"/>
          <table:table-cell office:value-type="string" office:string-value="" table:formula="of:=[.CI69]" table:style-name="ce63"/>
          <table:table-cell office:value-type="string" office:string-value="" table:formula="of:=[.CJ69]" table:style-name="ce63"/>
          <table:table-cell office:value-type="string" office:string-value="" table:formula="of:=[.CK69]" table:style-name="ce63"/>
          <table:table-cell office:value-type="string" office:string-value="" table:formula="of:=[.CL69]" table:style-name="ce63"/>
          <table:table-cell office:value-type="string" office:string-value="" table:formula="of:=[.CM69]" table:style-name="ce63"/>
          <table:table-cell office:value-type="string" office:string-value="" table:formula="of:=[.CN69]" table:style-name="ce63"/>
          <table:table-cell office:value-type="string" office:string-value="" table:formula="of:=[.CO69]" table:style-name="ce63"/>
          <table:table-cell office:value-type="string" office:string-value="" table:formula="of:=[.CP69]" table:style-name="ce63"/>
          <table:table-cell office:value-type="string" office:string-value="" table:formula="of:=[.CQ69]" table:style-name="ce63"/>
          <table:table-cell office:value-type="string" office:string-value="" table:formula="of:=[.CR69]" table:style-name="ce63"/>
          <table:table-cell office:value-type="string" office:string-value="" table:formula="of:=[.CS69]" table:style-name="ce63"/>
          <table:table-cell office:value-type="string" office:string-value="" table:formula="of:=[.CT69]" table:style-name="ce63"/>
          <table:table-cell office:value-type="string" office:string-value="" table:formula="of:=[.CU69]" table:style-name="ce63"/>
          <table:table-cell office:value-type="string" office:string-value="" table:formula="of:=[.CV69]" table:style-name="ce63"/>
          <table:table-cell office:value-type="string" office:string-value="" table:formula="of:=[.CW69]" table:style-name="ce63"/>
          <table:table-cell office:value-type="string" office:string-value="" table:formula="of:=[.CX69]" table:style-name="ce63"/>
          <table:table-cell office:value-type="string" office:string-value="" table:formula="of:=[.CY69]" table:style-name="ce63"/>
          <table:table-cell office:value-type="string" office:string-value="" table:formula="of:=[.CZ69]" table:style-name="ce63"/>
          <table:table-cell office:value-type="string" office:string-value="" table:formula="of:=[.DA69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42]&lt;&gt;&quot;&quot;;[Setup.A42];&quot;&quot;)" table:style-name="ce1"/>
          <table:table-cell table:style-name="ce56"/>
          <table:table-cell office:value-type="string" office:string-value="" table:formula="of:=IF([Setup.B42]&lt;&gt;&quot;&quot;;[Setup.B42];&quot;&quot;)" table:style-name="ce1"/>
          <table:table-cell office:value-type="string" office:string-value="" table:formula="of:=[.DB70]" table:style-name="ce42"/>
          <table:table-cell table:style-name="ce49"/>
          <table:table-cell table:style-name="ce50"/>
          <table:table-cell office:value-type="string" office:string-value="" table:formula="of:=[.C70]" table:style-name="ce42"/>
          <table:table-cell office:value-type="string" office:string-value="" table:formula="of:=[.G70]" table:style-name="ce63"/>
          <table:table-cell office:value-type="string" office:string-value="" table:formula="of:=[.H70]" table:style-name="ce63"/>
          <table:table-cell office:value-type="string" office:string-value="" table:formula="of:=[.I70]" table:style-name="ce63"/>
          <table:table-cell office:value-type="string" office:string-value="" table:formula="of:=[.J70]" table:style-name="ce63"/>
          <table:table-cell office:value-type="string" office:string-value="" table:formula="of:=[.K70]" table:style-name="ce63"/>
          <table:table-cell office:value-type="string" office:string-value="" table:formula="of:=[.L70]" table:style-name="ce63"/>
          <table:table-cell office:value-type="string" office:string-value="" table:formula="of:=[.M70]" table:style-name="ce63"/>
          <table:table-cell office:value-type="string" office:string-value="" table:formula="of:=[.N70]" table:style-name="ce63"/>
          <table:table-cell office:value-type="string" office:string-value="" table:formula="of:=[.O70]" table:style-name="ce63"/>
          <table:table-cell office:value-type="string" office:string-value="" table:formula="of:=[.P70]" table:style-name="ce63"/>
          <table:table-cell office:value-type="string" office:string-value="" table:formula="of:=[.Q70]" table:style-name="ce63"/>
          <table:table-cell office:value-type="string" office:string-value="" table:formula="of:=[.R70]" table:style-name="ce63"/>
          <table:table-cell office:value-type="string" office:string-value="" table:formula="of:=[.S70]" table:style-name="ce63"/>
          <table:table-cell office:value-type="string" office:string-value="" table:formula="of:=[.T70]" table:style-name="ce63"/>
          <table:table-cell office:value-type="string" office:string-value="" table:formula="of:=[.U70]" table:style-name="ce63"/>
          <table:table-cell office:value-type="string" office:string-value="" table:formula="of:=[.V70]" table:style-name="ce63"/>
          <table:table-cell office:value-type="string" office:string-value="" table:formula="of:=[.W70]" table:style-name="ce63"/>
          <table:table-cell office:value-type="string" office:string-value="" table:formula="of:=[.X70]" table:style-name="ce63"/>
          <table:table-cell office:value-type="string" office:string-value="" table:formula="of:=[.Y70]" table:style-name="ce63"/>
          <table:table-cell office:value-type="string" office:string-value="" table:formula="of:=[.Z70]" table:style-name="ce63"/>
          <table:table-cell office:value-type="string" office:string-value="" table:formula="of:=[.AA70]" table:style-name="ce63"/>
          <table:table-cell office:value-type="string" office:string-value="" table:formula="of:=[.AB70]" table:style-name="ce63"/>
          <table:table-cell office:value-type="string" office:string-value="" table:formula="of:=[.AC70]" table:style-name="ce63"/>
          <table:table-cell office:value-type="string" office:string-value="" table:formula="of:=[.AD70]" table:style-name="ce63"/>
          <table:table-cell office:value-type="string" office:string-value="" table:formula="of:=[.AE70]" table:style-name="ce63"/>
          <table:table-cell office:value-type="string" office:string-value="" table:formula="of:=[.AF70]" table:style-name="ce63"/>
          <table:table-cell office:value-type="string" office:string-value="" table:formula="of:=[.AG70]" table:style-name="ce63"/>
          <table:table-cell office:value-type="string" office:string-value="" table:formula="of:=[.AH70]" table:style-name="ce63"/>
          <table:table-cell office:value-type="string" office:string-value="" table:formula="of:=[.AI70]" table:style-name="ce63"/>
          <table:table-cell office:value-type="string" office:string-value="" table:formula="of:=[.AJ70]" table:style-name="ce63"/>
          <table:table-cell office:value-type="string" office:string-value="" table:formula="of:=[.AK70]" table:style-name="ce63"/>
          <table:table-cell office:value-type="string" office:string-value="" table:formula="of:=[.AL70]" table:style-name="ce63"/>
          <table:table-cell office:value-type="string" office:string-value="" table:formula="of:=[.AM70]" table:style-name="ce63"/>
          <table:table-cell office:value-type="string" office:string-value="" table:formula="of:=[.AN70]" table:style-name="ce63"/>
          <table:table-cell office:value-type="string" office:string-value="" table:formula="of:=[.AO70]" table:style-name="ce63"/>
          <table:table-cell office:value-type="string" office:string-value="" table:formula="of:=[.AP70]" table:style-name="ce63"/>
          <table:table-cell office:value-type="string" office:string-value="" table:formula="of:=[.AQ70]" table:style-name="ce63"/>
          <table:table-cell office:value-type="string" office:string-value="" table:formula="of:=[.AR70]" table:style-name="ce63"/>
          <table:table-cell office:value-type="string" office:string-value="" table:formula="of:=[.AS70]" table:style-name="ce63"/>
          <table:table-cell office:value-type="string" office:string-value="" table:formula="of:=[.AT70]" table:style-name="ce63"/>
          <table:table-cell office:value-type="string" office:string-value="" table:formula="of:=[.AU70]" table:style-name="ce63"/>
          <table:table-cell office:value-type="string" office:string-value="" table:formula="of:=[.AV70]" table:style-name="ce63"/>
          <table:table-cell office:value-type="string" office:string-value="" table:formula="of:=[.AW70]" table:style-name="ce63"/>
          <table:table-cell office:value-type="string" office:string-value="" table:formula="of:=[.AX70]" table:style-name="ce63"/>
          <table:table-cell office:value-type="string" office:string-value="" table:formula="of:=[.AY70]" table:style-name="ce63"/>
          <table:table-cell office:value-type="string" office:string-value="" table:formula="of:=[.AZ70]" table:style-name="ce63"/>
          <table:table-cell office:value-type="string" office:string-value="" table:formula="of:=[.BA70]" table:style-name="ce63"/>
          <table:table-cell office:value-type="string" office:string-value="" table:formula="of:=[.BB70]" table:style-name="ce63"/>
          <table:table-cell office:value-type="string" office:string-value="" table:formula="of:=[.BC70]" table:style-name="ce63"/>
          <table:table-cell office:value-type="string" office:string-value="" table:formula="of:=[.BD70]" table:style-name="ce63"/>
          <table:table-cell office:value-type="string" office:string-value="" table:formula="of:=[.BE70]" table:style-name="ce63"/>
          <table:table-cell office:value-type="string" office:string-value="" table:formula="of:=[.BF70]" table:style-name="ce63"/>
          <table:table-cell office:value-type="string" office:string-value="" table:formula="of:=[.BG70]" table:style-name="ce63"/>
          <table:table-cell office:value-type="string" office:string-value="" table:formula="of:=[.BH70]" table:style-name="ce63"/>
          <table:table-cell office:value-type="string" office:string-value="" table:formula="of:=[.BI70]" table:style-name="ce63"/>
          <table:table-cell office:value-type="string" office:string-value="" table:formula="of:=[.BJ70]" table:style-name="ce63"/>
          <table:table-cell office:value-type="string" office:string-value="" table:formula="of:=[.BK70]" table:style-name="ce63"/>
          <table:table-cell office:value-type="string" office:string-value="" table:formula="of:=[.BL70]" table:style-name="ce63"/>
          <table:table-cell office:value-type="string" office:string-value="" table:formula="of:=[.BM70]" table:style-name="ce63"/>
          <table:table-cell office:value-type="string" office:string-value="" table:formula="of:=[.BN70]" table:style-name="ce63"/>
          <table:table-cell office:value-type="string" office:string-value="" table:formula="of:=[.BO70]" table:style-name="ce63"/>
          <table:table-cell office:value-type="string" office:string-value="" table:formula="of:=[.BP70]" table:style-name="ce63"/>
          <table:table-cell office:value-type="string" office:string-value="" table:formula="of:=[.BQ70]" table:style-name="ce63"/>
          <table:table-cell office:value-type="string" office:string-value="" table:formula="of:=[.BR70]" table:style-name="ce63"/>
          <table:table-cell office:value-type="string" office:string-value="" table:formula="of:=[.BS70]" table:style-name="ce63"/>
          <table:table-cell office:value-type="string" office:string-value="" table:formula="of:=[.BT70]" table:style-name="ce63"/>
          <table:table-cell office:value-type="string" office:string-value="" table:formula="of:=[.BU70]" table:style-name="ce63"/>
          <table:table-cell office:value-type="string" office:string-value="" table:formula="of:=[.BV70]" table:style-name="ce63"/>
          <table:table-cell office:value-type="string" office:string-value="" table:formula="of:=[.BW70]" table:style-name="ce63"/>
          <table:table-cell office:value-type="string" office:string-value="" table:formula="of:=[.BX70]" table:style-name="ce63"/>
          <table:table-cell office:value-type="string" office:string-value="" table:formula="of:=[.BY70]" table:style-name="ce63"/>
          <table:table-cell office:value-type="string" office:string-value="" table:formula="of:=[.BZ70]" table:style-name="ce63"/>
          <table:table-cell office:value-type="string" office:string-value="" table:formula="of:=[.CA70]" table:style-name="ce63"/>
          <table:table-cell office:value-type="string" office:string-value="" table:formula="of:=[.CB70]" table:style-name="ce63"/>
          <table:table-cell office:value-type="string" office:string-value="" table:formula="of:=[.CC70]" table:style-name="ce63"/>
          <table:table-cell office:value-type="string" office:string-value="" table:formula="of:=[.CD70]" table:style-name="ce63"/>
          <table:table-cell office:value-type="string" office:string-value="" table:formula="of:=[.CE70]" table:style-name="ce63"/>
          <table:table-cell office:value-type="string" office:string-value="" table:formula="of:=[.CF70]" table:style-name="ce63"/>
          <table:table-cell office:value-type="string" office:string-value="" table:formula="of:=[.CG70]" table:style-name="ce63"/>
          <table:table-cell office:value-type="string" office:string-value="" table:formula="of:=[.CH70]" table:style-name="ce63"/>
          <table:table-cell office:value-type="string" office:string-value="" table:formula="of:=[.CI70]" table:style-name="ce63"/>
          <table:table-cell office:value-type="string" office:string-value="" table:formula="of:=[.CJ70]" table:style-name="ce63"/>
          <table:table-cell office:value-type="string" office:string-value="" table:formula="of:=[.CK70]" table:style-name="ce63"/>
          <table:table-cell office:value-type="string" office:string-value="" table:formula="of:=[.CL70]" table:style-name="ce63"/>
          <table:table-cell office:value-type="string" office:string-value="" table:formula="of:=[.CM70]" table:style-name="ce63"/>
          <table:table-cell office:value-type="string" office:string-value="" table:formula="of:=[.CN70]" table:style-name="ce63"/>
          <table:table-cell office:value-type="string" office:string-value="" table:formula="of:=[.CO70]" table:style-name="ce63"/>
          <table:table-cell office:value-type="string" office:string-value="" table:formula="of:=[.CP70]" table:style-name="ce63"/>
          <table:table-cell office:value-type="string" office:string-value="" table:formula="of:=[.CQ70]" table:style-name="ce63"/>
          <table:table-cell office:value-type="string" office:string-value="" table:formula="of:=[.CR70]" table:style-name="ce63"/>
          <table:table-cell office:value-type="string" office:string-value="" table:formula="of:=[.CS70]" table:style-name="ce63"/>
          <table:table-cell office:value-type="string" office:string-value="" table:formula="of:=[.CT70]" table:style-name="ce63"/>
          <table:table-cell office:value-type="string" office:string-value="" table:formula="of:=[.CU70]" table:style-name="ce63"/>
          <table:table-cell office:value-type="string" office:string-value="" table:formula="of:=[.CV70]" table:style-name="ce63"/>
          <table:table-cell office:value-type="string" office:string-value="" table:formula="of:=[.CW70]" table:style-name="ce63"/>
          <table:table-cell office:value-type="string" office:string-value="" table:formula="of:=[.CX70]" table:style-name="ce63"/>
          <table:table-cell office:value-type="string" office:string-value="" table:formula="of:=[.CY70]" table:style-name="ce63"/>
          <table:table-cell office:value-type="string" office:string-value="" table:formula="of:=[.CZ70]" table:style-name="ce63"/>
          <table:table-cell office:value-type="string" office:string-value="" table:formula="of:=[.DA70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43]&lt;&gt;&quot;&quot;;[Setup.A43];&quot;&quot;)" table:style-name="ce1"/>
          <table:table-cell table:style-name="ce56"/>
          <table:table-cell office:value-type="string" office:string-value="" table:formula="of:=IF([Setup.B43]&lt;&gt;&quot;&quot;;[Setup.B43];&quot;&quot;)" table:style-name="ce1"/>
          <table:table-cell office:value-type="string" office:string-value="" table:formula="of:=[.DB71]" table:style-name="ce42"/>
          <table:table-cell table:style-name="ce49"/>
          <table:table-cell table:style-name="ce50"/>
          <table:table-cell office:value-type="string" office:string-value="" table:formula="of:=[.C71]" table:style-name="ce42"/>
          <table:table-cell office:value-type="string" office:string-value="" table:formula="of:=[.G71]" table:style-name="ce63"/>
          <table:table-cell office:value-type="string" office:string-value="" table:formula="of:=[.H71]" table:style-name="ce63"/>
          <table:table-cell office:value-type="string" office:string-value="" table:formula="of:=[.I71]" table:style-name="ce63"/>
          <table:table-cell office:value-type="string" office:string-value="" table:formula="of:=[.J71]" table:style-name="ce63"/>
          <table:table-cell office:value-type="string" office:string-value="" table:formula="of:=[.K71]" table:style-name="ce63"/>
          <table:table-cell office:value-type="string" office:string-value="" table:formula="of:=[.L71]" table:style-name="ce63"/>
          <table:table-cell office:value-type="string" office:string-value="" table:formula="of:=[.M71]" table:style-name="ce63"/>
          <table:table-cell office:value-type="string" office:string-value="" table:formula="of:=[.N71]" table:style-name="ce63"/>
          <table:table-cell office:value-type="string" office:string-value="" table:formula="of:=[.O71]" table:style-name="ce63"/>
          <table:table-cell office:value-type="string" office:string-value="" table:formula="of:=[.P71]" table:style-name="ce63"/>
          <table:table-cell office:value-type="string" office:string-value="" table:formula="of:=[.Q71]" table:style-name="ce63"/>
          <table:table-cell office:value-type="string" office:string-value="" table:formula="of:=[.R71]" table:style-name="ce63"/>
          <table:table-cell office:value-type="string" office:string-value="" table:formula="of:=[.S71]" table:style-name="ce63"/>
          <table:table-cell office:value-type="string" office:string-value="" table:formula="of:=[.T71]" table:style-name="ce63"/>
          <table:table-cell office:value-type="string" office:string-value="" table:formula="of:=[.U71]" table:style-name="ce63"/>
          <table:table-cell office:value-type="string" office:string-value="" table:formula="of:=[.V71]" table:style-name="ce63"/>
          <table:table-cell office:value-type="string" office:string-value="" table:formula="of:=[.W71]" table:style-name="ce63"/>
          <table:table-cell office:value-type="string" office:string-value="" table:formula="of:=[.X71]" table:style-name="ce63"/>
          <table:table-cell office:value-type="string" office:string-value="" table:formula="of:=[.Y71]" table:style-name="ce63"/>
          <table:table-cell office:value-type="string" office:string-value="" table:formula="of:=[.Z71]" table:style-name="ce63"/>
          <table:table-cell office:value-type="string" office:string-value="" table:formula="of:=[.AA71]" table:style-name="ce63"/>
          <table:table-cell office:value-type="string" office:string-value="" table:formula="of:=[.AB71]" table:style-name="ce63"/>
          <table:table-cell office:value-type="string" office:string-value="" table:formula="of:=[.AC71]" table:style-name="ce63"/>
          <table:table-cell office:value-type="string" office:string-value="" table:formula="of:=[.AD71]" table:style-name="ce63"/>
          <table:table-cell office:value-type="string" office:string-value="" table:formula="of:=[.AE71]" table:style-name="ce63"/>
          <table:table-cell office:value-type="string" office:string-value="" table:formula="of:=[.AF71]" table:style-name="ce63"/>
          <table:table-cell office:value-type="string" office:string-value="" table:formula="of:=[.AG71]" table:style-name="ce63"/>
          <table:table-cell office:value-type="string" office:string-value="" table:formula="of:=[.AH71]" table:style-name="ce63"/>
          <table:table-cell office:value-type="string" office:string-value="" table:formula="of:=[.AI71]" table:style-name="ce63"/>
          <table:table-cell office:value-type="string" office:string-value="" table:formula="of:=[.AJ71]" table:style-name="ce63"/>
          <table:table-cell office:value-type="string" office:string-value="" table:formula="of:=[.AK71]" table:style-name="ce63"/>
          <table:table-cell office:value-type="string" office:string-value="" table:formula="of:=[.AL71]" table:style-name="ce63"/>
          <table:table-cell office:value-type="string" office:string-value="" table:formula="of:=[.AM71]" table:style-name="ce63"/>
          <table:table-cell office:value-type="string" office:string-value="" table:formula="of:=[.AN71]" table:style-name="ce63"/>
          <table:table-cell office:value-type="string" office:string-value="" table:formula="of:=[.AO71]" table:style-name="ce63"/>
          <table:table-cell office:value-type="string" office:string-value="" table:formula="of:=[.AP71]" table:style-name="ce63"/>
          <table:table-cell office:value-type="string" office:string-value="" table:formula="of:=[.AQ71]" table:style-name="ce63"/>
          <table:table-cell office:value-type="string" office:string-value="" table:formula="of:=[.AR71]" table:style-name="ce63"/>
          <table:table-cell office:value-type="string" office:string-value="" table:formula="of:=[.AS71]" table:style-name="ce63"/>
          <table:table-cell office:value-type="string" office:string-value="" table:formula="of:=[.AT71]" table:style-name="ce63"/>
          <table:table-cell office:value-type="string" office:string-value="" table:formula="of:=[.AU71]" table:style-name="ce63"/>
          <table:table-cell office:value-type="string" office:string-value="" table:formula="of:=[.AV71]" table:style-name="ce63"/>
          <table:table-cell office:value-type="string" office:string-value="" table:formula="of:=[.AW71]" table:style-name="ce63"/>
          <table:table-cell office:value-type="string" office:string-value="" table:formula="of:=[.AX71]" table:style-name="ce63"/>
          <table:table-cell office:value-type="string" office:string-value="" table:formula="of:=[.AY71]" table:style-name="ce63"/>
          <table:table-cell office:value-type="string" office:string-value="" table:formula="of:=[.AZ71]" table:style-name="ce63"/>
          <table:table-cell office:value-type="string" office:string-value="" table:formula="of:=[.BA71]" table:style-name="ce63"/>
          <table:table-cell office:value-type="string" office:string-value="" table:formula="of:=[.BB71]" table:style-name="ce63"/>
          <table:table-cell office:value-type="string" office:string-value="" table:formula="of:=[.BC71]" table:style-name="ce63"/>
          <table:table-cell office:value-type="string" office:string-value="" table:formula="of:=[.BD71]" table:style-name="ce63"/>
          <table:table-cell office:value-type="string" office:string-value="" table:formula="of:=[.BE71]" table:style-name="ce63"/>
          <table:table-cell office:value-type="string" office:string-value="" table:formula="of:=[.BF71]" table:style-name="ce63"/>
          <table:table-cell office:value-type="string" office:string-value="" table:formula="of:=[.BG71]" table:style-name="ce63"/>
          <table:table-cell office:value-type="string" office:string-value="" table:formula="of:=[.BH71]" table:style-name="ce63"/>
          <table:table-cell office:value-type="string" office:string-value="" table:formula="of:=[.BI71]" table:style-name="ce63"/>
          <table:table-cell office:value-type="string" office:string-value="" table:formula="of:=[.BJ71]" table:style-name="ce63"/>
          <table:table-cell office:value-type="string" office:string-value="" table:formula="of:=[.BK71]" table:style-name="ce63"/>
          <table:table-cell office:value-type="string" office:string-value="" table:formula="of:=[.BL71]" table:style-name="ce63"/>
          <table:table-cell office:value-type="string" office:string-value="" table:formula="of:=[.BM71]" table:style-name="ce63"/>
          <table:table-cell office:value-type="string" office:string-value="" table:formula="of:=[.BN71]" table:style-name="ce63"/>
          <table:table-cell office:value-type="string" office:string-value="" table:formula="of:=[.BO71]" table:style-name="ce63"/>
          <table:table-cell office:value-type="string" office:string-value="" table:formula="of:=[.BP71]" table:style-name="ce63"/>
          <table:table-cell office:value-type="string" office:string-value="" table:formula="of:=[.BQ71]" table:style-name="ce63"/>
          <table:table-cell office:value-type="string" office:string-value="" table:formula="of:=[.BR71]" table:style-name="ce63"/>
          <table:table-cell office:value-type="string" office:string-value="" table:formula="of:=[.BS71]" table:style-name="ce63"/>
          <table:table-cell office:value-type="string" office:string-value="" table:formula="of:=[.BT71]" table:style-name="ce63"/>
          <table:table-cell office:value-type="string" office:string-value="" table:formula="of:=[.BU71]" table:style-name="ce63"/>
          <table:table-cell office:value-type="string" office:string-value="" table:formula="of:=[.BV71]" table:style-name="ce63"/>
          <table:table-cell office:value-type="string" office:string-value="" table:formula="of:=[.BW71]" table:style-name="ce63"/>
          <table:table-cell office:value-type="string" office:string-value="" table:formula="of:=[.BX71]" table:style-name="ce63"/>
          <table:table-cell office:value-type="string" office:string-value="" table:formula="of:=[.BY71]" table:style-name="ce63"/>
          <table:table-cell office:value-type="string" office:string-value="" table:formula="of:=[.BZ71]" table:style-name="ce63"/>
          <table:table-cell office:value-type="string" office:string-value="" table:formula="of:=[.CA71]" table:style-name="ce63"/>
          <table:table-cell office:value-type="string" office:string-value="" table:formula="of:=[.CB71]" table:style-name="ce63"/>
          <table:table-cell office:value-type="string" office:string-value="" table:formula="of:=[.CC71]" table:style-name="ce63"/>
          <table:table-cell office:value-type="string" office:string-value="" table:formula="of:=[.CD71]" table:style-name="ce63"/>
          <table:table-cell office:value-type="string" office:string-value="" table:formula="of:=[.CE71]" table:style-name="ce63"/>
          <table:table-cell office:value-type="string" office:string-value="" table:formula="of:=[.CF71]" table:style-name="ce63"/>
          <table:table-cell office:value-type="string" office:string-value="" table:formula="of:=[.CG71]" table:style-name="ce63"/>
          <table:table-cell office:value-type="string" office:string-value="" table:formula="of:=[.CH71]" table:style-name="ce63"/>
          <table:table-cell office:value-type="string" office:string-value="" table:formula="of:=[.CI71]" table:style-name="ce63"/>
          <table:table-cell office:value-type="string" office:string-value="" table:formula="of:=[.CJ71]" table:style-name="ce63"/>
          <table:table-cell office:value-type="string" office:string-value="" table:formula="of:=[.CK71]" table:style-name="ce63"/>
          <table:table-cell office:value-type="string" office:string-value="" table:formula="of:=[.CL71]" table:style-name="ce63"/>
          <table:table-cell office:value-type="string" office:string-value="" table:formula="of:=[.CM71]" table:style-name="ce63"/>
          <table:table-cell office:value-type="string" office:string-value="" table:formula="of:=[.CN71]" table:style-name="ce63"/>
          <table:table-cell office:value-type="string" office:string-value="" table:formula="of:=[.CO71]" table:style-name="ce63"/>
          <table:table-cell office:value-type="string" office:string-value="" table:formula="of:=[.CP71]" table:style-name="ce63"/>
          <table:table-cell office:value-type="string" office:string-value="" table:formula="of:=[.CQ71]" table:style-name="ce63"/>
          <table:table-cell office:value-type="string" office:string-value="" table:formula="of:=[.CR71]" table:style-name="ce63"/>
          <table:table-cell office:value-type="string" office:string-value="" table:formula="of:=[.CS71]" table:style-name="ce63"/>
          <table:table-cell office:value-type="string" office:string-value="" table:formula="of:=[.CT71]" table:style-name="ce63"/>
          <table:table-cell office:value-type="string" office:string-value="" table:formula="of:=[.CU71]" table:style-name="ce63"/>
          <table:table-cell office:value-type="string" office:string-value="" table:formula="of:=[.CV71]" table:style-name="ce63"/>
          <table:table-cell office:value-type="string" office:string-value="" table:formula="of:=[.CW71]" table:style-name="ce63"/>
          <table:table-cell office:value-type="string" office:string-value="" table:formula="of:=[.CX71]" table:style-name="ce63"/>
          <table:table-cell office:value-type="string" office:string-value="" table:formula="of:=[.CY71]" table:style-name="ce63"/>
          <table:table-cell office:value-type="string" office:string-value="" table:formula="of:=[.CZ71]" table:style-name="ce63"/>
          <table:table-cell office:value-type="string" office:string-value="" table:formula="of:=[.DA71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44]&lt;&gt;&quot;&quot;;[Setup.A44];&quot;&quot;)" table:style-name="ce1"/>
          <table:table-cell table:style-name="ce56"/>
          <table:table-cell office:value-type="string" office:string-value="" table:formula="of:=IF([Setup.B44]&lt;&gt;&quot;&quot;;[Setup.B44];&quot;&quot;)" table:style-name="ce1"/>
          <table:table-cell office:value-type="string" office:string-value="" table:formula="of:=[.DB72]" table:style-name="ce42"/>
          <table:table-cell table:style-name="ce49"/>
          <table:table-cell table:style-name="ce50"/>
          <table:table-cell office:value-type="string" office:string-value="" table:formula="of:=[.C72]" table:style-name="ce42"/>
          <table:table-cell office:value-type="string" office:string-value="" table:formula="of:=[.G72]" table:style-name="ce63"/>
          <table:table-cell office:value-type="string" office:string-value="" table:formula="of:=[.H72]" table:style-name="ce63"/>
          <table:table-cell office:value-type="string" office:string-value="" table:formula="of:=[.I72]" table:style-name="ce63"/>
          <table:table-cell office:value-type="string" office:string-value="" table:formula="of:=[.J72]" table:style-name="ce63"/>
          <table:table-cell office:value-type="string" office:string-value="" table:formula="of:=[.K72]" table:style-name="ce63"/>
          <table:table-cell office:value-type="string" office:string-value="" table:formula="of:=[.L72]" table:style-name="ce63"/>
          <table:table-cell office:value-type="string" office:string-value="" table:formula="of:=[.M72]" table:style-name="ce63"/>
          <table:table-cell office:value-type="string" office:string-value="" table:formula="of:=[.N72]" table:style-name="ce63"/>
          <table:table-cell office:value-type="string" office:string-value="" table:formula="of:=[.O72]" table:style-name="ce63"/>
          <table:table-cell office:value-type="string" office:string-value="" table:formula="of:=[.P72]" table:style-name="ce63"/>
          <table:table-cell office:value-type="string" office:string-value="" table:formula="of:=[.Q72]" table:style-name="ce63"/>
          <table:table-cell office:value-type="string" office:string-value="" table:formula="of:=[.R72]" table:style-name="ce63"/>
          <table:table-cell office:value-type="string" office:string-value="" table:formula="of:=[.S72]" table:style-name="ce63"/>
          <table:table-cell office:value-type="string" office:string-value="" table:formula="of:=[.T72]" table:style-name="ce63"/>
          <table:table-cell office:value-type="string" office:string-value="" table:formula="of:=[.U72]" table:style-name="ce63"/>
          <table:table-cell office:value-type="string" office:string-value="" table:formula="of:=[.V72]" table:style-name="ce63"/>
          <table:table-cell office:value-type="string" office:string-value="" table:formula="of:=[.W72]" table:style-name="ce63"/>
          <table:table-cell office:value-type="string" office:string-value="" table:formula="of:=[.X72]" table:style-name="ce63"/>
          <table:table-cell office:value-type="string" office:string-value="" table:formula="of:=[.Y72]" table:style-name="ce63"/>
          <table:table-cell office:value-type="string" office:string-value="" table:formula="of:=[.Z72]" table:style-name="ce63"/>
          <table:table-cell office:value-type="string" office:string-value="" table:formula="of:=[.AA72]" table:style-name="ce63"/>
          <table:table-cell office:value-type="string" office:string-value="" table:formula="of:=[.AB72]" table:style-name="ce63"/>
          <table:table-cell office:value-type="string" office:string-value="" table:formula="of:=[.AC72]" table:style-name="ce63"/>
          <table:table-cell office:value-type="string" office:string-value="" table:formula="of:=[.AD72]" table:style-name="ce63"/>
          <table:table-cell office:value-type="string" office:string-value="" table:formula="of:=[.AE72]" table:style-name="ce63"/>
          <table:table-cell office:value-type="string" office:string-value="" table:formula="of:=[.AF72]" table:style-name="ce63"/>
          <table:table-cell office:value-type="string" office:string-value="" table:formula="of:=[.AG72]" table:style-name="ce63"/>
          <table:table-cell office:value-type="string" office:string-value="" table:formula="of:=[.AH72]" table:style-name="ce63"/>
          <table:table-cell office:value-type="string" office:string-value="" table:formula="of:=[.AI72]" table:style-name="ce63"/>
          <table:table-cell office:value-type="string" office:string-value="" table:formula="of:=[.AJ72]" table:style-name="ce63"/>
          <table:table-cell office:value-type="string" office:string-value="" table:formula="of:=[.AK72]" table:style-name="ce63"/>
          <table:table-cell office:value-type="string" office:string-value="" table:formula="of:=[.AL72]" table:style-name="ce63"/>
          <table:table-cell office:value-type="string" office:string-value="" table:formula="of:=[.AM72]" table:style-name="ce63"/>
          <table:table-cell office:value-type="string" office:string-value="" table:formula="of:=[.AN72]" table:style-name="ce63"/>
          <table:table-cell office:value-type="string" office:string-value="" table:formula="of:=[.AO72]" table:style-name="ce63"/>
          <table:table-cell office:value-type="string" office:string-value="" table:formula="of:=[.AP72]" table:style-name="ce63"/>
          <table:table-cell office:value-type="string" office:string-value="" table:formula="of:=[.AQ72]" table:style-name="ce63"/>
          <table:table-cell office:value-type="string" office:string-value="" table:formula="of:=[.AR72]" table:style-name="ce63"/>
          <table:table-cell office:value-type="string" office:string-value="" table:formula="of:=[.AS72]" table:style-name="ce63"/>
          <table:table-cell office:value-type="string" office:string-value="" table:formula="of:=[.AT72]" table:style-name="ce63"/>
          <table:table-cell office:value-type="string" office:string-value="" table:formula="of:=[.AU72]" table:style-name="ce63"/>
          <table:table-cell office:value-type="string" office:string-value="" table:formula="of:=[.AV72]" table:style-name="ce63"/>
          <table:table-cell office:value-type="string" office:string-value="" table:formula="of:=[.AW72]" table:style-name="ce63"/>
          <table:table-cell office:value-type="string" office:string-value="" table:formula="of:=[.AX72]" table:style-name="ce63"/>
          <table:table-cell office:value-type="string" office:string-value="" table:formula="of:=[.AY72]" table:style-name="ce63"/>
          <table:table-cell office:value-type="string" office:string-value="" table:formula="of:=[.AZ72]" table:style-name="ce63"/>
          <table:table-cell office:value-type="string" office:string-value="" table:formula="of:=[.BA72]" table:style-name="ce63"/>
          <table:table-cell office:value-type="string" office:string-value="" table:formula="of:=[.BB72]" table:style-name="ce63"/>
          <table:table-cell office:value-type="string" office:string-value="" table:formula="of:=[.BC72]" table:style-name="ce63"/>
          <table:table-cell office:value-type="string" office:string-value="" table:formula="of:=[.BD72]" table:style-name="ce63"/>
          <table:table-cell office:value-type="string" office:string-value="" table:formula="of:=[.BE72]" table:style-name="ce63"/>
          <table:table-cell office:value-type="string" office:string-value="" table:formula="of:=[.BF72]" table:style-name="ce63"/>
          <table:table-cell office:value-type="string" office:string-value="" table:formula="of:=[.BG72]" table:style-name="ce63"/>
          <table:table-cell office:value-type="string" office:string-value="" table:formula="of:=[.BH72]" table:style-name="ce63"/>
          <table:table-cell office:value-type="string" office:string-value="" table:formula="of:=[.BI72]" table:style-name="ce63"/>
          <table:table-cell office:value-type="string" office:string-value="" table:formula="of:=[.BJ72]" table:style-name="ce63"/>
          <table:table-cell office:value-type="string" office:string-value="" table:formula="of:=[.BK72]" table:style-name="ce63"/>
          <table:table-cell office:value-type="string" office:string-value="" table:formula="of:=[.BL72]" table:style-name="ce63"/>
          <table:table-cell office:value-type="string" office:string-value="" table:formula="of:=[.BM72]" table:style-name="ce63"/>
          <table:table-cell office:value-type="string" office:string-value="" table:formula="of:=[.BN72]" table:style-name="ce63"/>
          <table:table-cell office:value-type="string" office:string-value="" table:formula="of:=[.BO72]" table:style-name="ce63"/>
          <table:table-cell office:value-type="string" office:string-value="" table:formula="of:=[.BP72]" table:style-name="ce63"/>
          <table:table-cell office:value-type="string" office:string-value="" table:formula="of:=[.BQ72]" table:style-name="ce63"/>
          <table:table-cell office:value-type="string" office:string-value="" table:formula="of:=[.BR72]" table:style-name="ce63"/>
          <table:table-cell office:value-type="string" office:string-value="" table:formula="of:=[.BS72]" table:style-name="ce63"/>
          <table:table-cell office:value-type="string" office:string-value="" table:formula="of:=[.BT72]" table:style-name="ce63"/>
          <table:table-cell office:value-type="string" office:string-value="" table:formula="of:=[.BU72]" table:style-name="ce63"/>
          <table:table-cell office:value-type="string" office:string-value="" table:formula="of:=[.BV72]" table:style-name="ce63"/>
          <table:table-cell office:value-type="string" office:string-value="" table:formula="of:=[.BW72]" table:style-name="ce63"/>
          <table:table-cell office:value-type="string" office:string-value="" table:formula="of:=[.BX72]" table:style-name="ce63"/>
          <table:table-cell office:value-type="string" office:string-value="" table:formula="of:=[.BY72]" table:style-name="ce63"/>
          <table:table-cell office:value-type="string" office:string-value="" table:formula="of:=[.BZ72]" table:style-name="ce63"/>
          <table:table-cell office:value-type="string" office:string-value="" table:formula="of:=[.CA72]" table:style-name="ce63"/>
          <table:table-cell office:value-type="string" office:string-value="" table:formula="of:=[.CB72]" table:style-name="ce63"/>
          <table:table-cell office:value-type="string" office:string-value="" table:formula="of:=[.CC72]" table:style-name="ce63"/>
          <table:table-cell office:value-type="string" office:string-value="" table:formula="of:=[.CD72]" table:style-name="ce63"/>
          <table:table-cell office:value-type="string" office:string-value="" table:formula="of:=[.CE72]" table:style-name="ce63"/>
          <table:table-cell office:value-type="string" office:string-value="" table:formula="of:=[.CF72]" table:style-name="ce63"/>
          <table:table-cell office:value-type="string" office:string-value="" table:formula="of:=[.CG72]" table:style-name="ce63"/>
          <table:table-cell office:value-type="string" office:string-value="" table:formula="of:=[.CH72]" table:style-name="ce63"/>
          <table:table-cell office:value-type="string" office:string-value="" table:formula="of:=[.CI72]" table:style-name="ce63"/>
          <table:table-cell office:value-type="string" office:string-value="" table:formula="of:=[.CJ72]" table:style-name="ce63"/>
          <table:table-cell office:value-type="string" office:string-value="" table:formula="of:=[.CK72]" table:style-name="ce63"/>
          <table:table-cell office:value-type="string" office:string-value="" table:formula="of:=[.CL72]" table:style-name="ce63"/>
          <table:table-cell office:value-type="string" office:string-value="" table:formula="of:=[.CM72]" table:style-name="ce63"/>
          <table:table-cell office:value-type="string" office:string-value="" table:formula="of:=[.CN72]" table:style-name="ce63"/>
          <table:table-cell office:value-type="string" office:string-value="" table:formula="of:=[.CO72]" table:style-name="ce63"/>
          <table:table-cell office:value-type="string" office:string-value="" table:formula="of:=[.CP72]" table:style-name="ce63"/>
          <table:table-cell office:value-type="string" office:string-value="" table:formula="of:=[.CQ72]" table:style-name="ce63"/>
          <table:table-cell office:value-type="string" office:string-value="" table:formula="of:=[.CR72]" table:style-name="ce63"/>
          <table:table-cell office:value-type="string" office:string-value="" table:formula="of:=[.CS72]" table:style-name="ce63"/>
          <table:table-cell office:value-type="string" office:string-value="" table:formula="of:=[.CT72]" table:style-name="ce63"/>
          <table:table-cell office:value-type="string" office:string-value="" table:formula="of:=[.CU72]" table:style-name="ce63"/>
          <table:table-cell office:value-type="string" office:string-value="" table:formula="of:=[.CV72]" table:style-name="ce63"/>
          <table:table-cell office:value-type="string" office:string-value="" table:formula="of:=[.CW72]" table:style-name="ce63"/>
          <table:table-cell office:value-type="string" office:string-value="" table:formula="of:=[.CX72]" table:style-name="ce63"/>
          <table:table-cell office:value-type="string" office:string-value="" table:formula="of:=[.CY72]" table:style-name="ce63"/>
          <table:table-cell office:value-type="string" office:string-value="" table:formula="of:=[.CZ72]" table:style-name="ce63"/>
          <table:table-cell office:value-type="string" office:string-value="" table:formula="of:=[.DA72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45]&lt;&gt;&quot;&quot;;[Setup.A45];&quot;&quot;)" table:style-name="ce1"/>
          <table:table-cell table:style-name="ce56"/>
          <table:table-cell office:value-type="string" office:string-value="" table:formula="of:=IF([Setup.B45]&lt;&gt;&quot;&quot;;[Setup.B45];&quot;&quot;)" table:style-name="ce1"/>
          <table:table-cell office:value-type="string" office:string-value="" table:formula="of:=[.DB73]" table:style-name="ce42"/>
          <table:table-cell table:style-name="ce49"/>
          <table:table-cell table:style-name="ce50"/>
          <table:table-cell office:value-type="string" office:string-value="" table:formula="of:=[.C73]" table:style-name="ce42"/>
          <table:table-cell office:value-type="string" office:string-value="" table:formula="of:=[.G73]" table:style-name="ce63"/>
          <table:table-cell office:value-type="string" office:string-value="" table:formula="of:=[.H73]" table:style-name="ce63"/>
          <table:table-cell office:value-type="string" office:string-value="" table:formula="of:=[.I73]" table:style-name="ce63"/>
          <table:table-cell office:value-type="string" office:string-value="" table:formula="of:=[.J73]" table:style-name="ce63"/>
          <table:table-cell office:value-type="string" office:string-value="" table:formula="of:=[.K73]" table:style-name="ce63"/>
          <table:table-cell office:value-type="string" office:string-value="" table:formula="of:=[.L73]" table:style-name="ce63"/>
          <table:table-cell office:value-type="string" office:string-value="" table:formula="of:=[.M73]" table:style-name="ce63"/>
          <table:table-cell office:value-type="string" office:string-value="" table:formula="of:=[.N73]" table:style-name="ce63"/>
          <table:table-cell office:value-type="string" office:string-value="" table:formula="of:=[.O73]" table:style-name="ce63"/>
          <table:table-cell office:value-type="string" office:string-value="" table:formula="of:=[.P73]" table:style-name="ce63"/>
          <table:table-cell office:value-type="string" office:string-value="" table:formula="of:=[.Q73]" table:style-name="ce63"/>
          <table:table-cell office:value-type="string" office:string-value="" table:formula="of:=[.R73]" table:style-name="ce63"/>
          <table:table-cell office:value-type="string" office:string-value="" table:formula="of:=[.S73]" table:style-name="ce63"/>
          <table:table-cell office:value-type="string" office:string-value="" table:formula="of:=[.T73]" table:style-name="ce63"/>
          <table:table-cell office:value-type="string" office:string-value="" table:formula="of:=[.U73]" table:style-name="ce63"/>
          <table:table-cell office:value-type="string" office:string-value="" table:formula="of:=[.V73]" table:style-name="ce63"/>
          <table:table-cell office:value-type="string" office:string-value="" table:formula="of:=[.W73]" table:style-name="ce63"/>
          <table:table-cell office:value-type="string" office:string-value="" table:formula="of:=[.X73]" table:style-name="ce63"/>
          <table:table-cell office:value-type="string" office:string-value="" table:formula="of:=[.Y73]" table:style-name="ce63"/>
          <table:table-cell office:value-type="string" office:string-value="" table:formula="of:=[.Z73]" table:style-name="ce63"/>
          <table:table-cell office:value-type="string" office:string-value="" table:formula="of:=[.AA73]" table:style-name="ce63"/>
          <table:table-cell office:value-type="string" office:string-value="" table:formula="of:=[.AB73]" table:style-name="ce63"/>
          <table:table-cell office:value-type="string" office:string-value="" table:formula="of:=[.AC73]" table:style-name="ce63"/>
          <table:table-cell office:value-type="string" office:string-value="" table:formula="of:=[.AD73]" table:style-name="ce63"/>
          <table:table-cell office:value-type="string" office:string-value="" table:formula="of:=[.AE73]" table:style-name="ce63"/>
          <table:table-cell office:value-type="string" office:string-value="" table:formula="of:=[.AF73]" table:style-name="ce63"/>
          <table:table-cell office:value-type="string" office:string-value="" table:formula="of:=[.AG73]" table:style-name="ce63"/>
          <table:table-cell office:value-type="string" office:string-value="" table:formula="of:=[.AH73]" table:style-name="ce63"/>
          <table:table-cell office:value-type="string" office:string-value="" table:formula="of:=[.AI73]" table:style-name="ce63"/>
          <table:table-cell office:value-type="string" office:string-value="" table:formula="of:=[.AJ73]" table:style-name="ce63"/>
          <table:table-cell office:value-type="string" office:string-value="" table:formula="of:=[.AK73]" table:style-name="ce63"/>
          <table:table-cell office:value-type="string" office:string-value="" table:formula="of:=[.AL73]" table:style-name="ce63"/>
          <table:table-cell office:value-type="string" office:string-value="" table:formula="of:=[.AM73]" table:style-name="ce63"/>
          <table:table-cell office:value-type="string" office:string-value="" table:formula="of:=[.AN73]" table:style-name="ce63"/>
          <table:table-cell office:value-type="string" office:string-value="" table:formula="of:=[.AO73]" table:style-name="ce63"/>
          <table:table-cell office:value-type="string" office:string-value="" table:formula="of:=[.AP73]" table:style-name="ce63"/>
          <table:table-cell office:value-type="string" office:string-value="" table:formula="of:=[.AQ73]" table:style-name="ce63"/>
          <table:table-cell office:value-type="string" office:string-value="" table:formula="of:=[.AR73]" table:style-name="ce63"/>
          <table:table-cell office:value-type="string" office:string-value="" table:formula="of:=[.AS73]" table:style-name="ce63"/>
          <table:table-cell office:value-type="string" office:string-value="" table:formula="of:=[.AT73]" table:style-name="ce63"/>
          <table:table-cell office:value-type="string" office:string-value="" table:formula="of:=[.AU73]" table:style-name="ce63"/>
          <table:table-cell office:value-type="string" office:string-value="" table:formula="of:=[.AV73]" table:style-name="ce63"/>
          <table:table-cell office:value-type="string" office:string-value="" table:formula="of:=[.AW73]" table:style-name="ce63"/>
          <table:table-cell office:value-type="string" office:string-value="" table:formula="of:=[.AX73]" table:style-name="ce63"/>
          <table:table-cell office:value-type="string" office:string-value="" table:formula="of:=[.AY73]" table:style-name="ce63"/>
          <table:table-cell office:value-type="string" office:string-value="" table:formula="of:=[.AZ73]" table:style-name="ce63"/>
          <table:table-cell office:value-type="string" office:string-value="" table:formula="of:=[.BA73]" table:style-name="ce63"/>
          <table:table-cell office:value-type="string" office:string-value="" table:formula="of:=[.BB73]" table:style-name="ce63"/>
          <table:table-cell office:value-type="string" office:string-value="" table:formula="of:=[.BC73]" table:style-name="ce63"/>
          <table:table-cell office:value-type="string" office:string-value="" table:formula="of:=[.BD73]" table:style-name="ce63"/>
          <table:table-cell office:value-type="string" office:string-value="" table:formula="of:=[.BE73]" table:style-name="ce63"/>
          <table:table-cell office:value-type="string" office:string-value="" table:formula="of:=[.BF73]" table:style-name="ce63"/>
          <table:table-cell office:value-type="string" office:string-value="" table:formula="of:=[.BG73]" table:style-name="ce63"/>
          <table:table-cell office:value-type="string" office:string-value="" table:formula="of:=[.BH73]" table:style-name="ce63"/>
          <table:table-cell office:value-type="string" office:string-value="" table:formula="of:=[.BI73]" table:style-name="ce63"/>
          <table:table-cell office:value-type="string" office:string-value="" table:formula="of:=[.BJ73]" table:style-name="ce63"/>
          <table:table-cell office:value-type="string" office:string-value="" table:formula="of:=[.BK73]" table:style-name="ce63"/>
          <table:table-cell office:value-type="string" office:string-value="" table:formula="of:=[.BL73]" table:style-name="ce63"/>
          <table:table-cell office:value-type="string" office:string-value="" table:formula="of:=[.BM73]" table:style-name="ce63"/>
          <table:table-cell office:value-type="string" office:string-value="" table:formula="of:=[.BN73]" table:style-name="ce63"/>
          <table:table-cell office:value-type="string" office:string-value="" table:formula="of:=[.BO73]" table:style-name="ce63"/>
          <table:table-cell office:value-type="string" office:string-value="" table:formula="of:=[.BP73]" table:style-name="ce63"/>
          <table:table-cell office:value-type="string" office:string-value="" table:formula="of:=[.BQ73]" table:style-name="ce63"/>
          <table:table-cell office:value-type="string" office:string-value="" table:formula="of:=[.BR73]" table:style-name="ce63"/>
          <table:table-cell office:value-type="string" office:string-value="" table:formula="of:=[.BS73]" table:style-name="ce63"/>
          <table:table-cell office:value-type="string" office:string-value="" table:formula="of:=[.BT73]" table:style-name="ce63"/>
          <table:table-cell office:value-type="string" office:string-value="" table:formula="of:=[.BU73]" table:style-name="ce63"/>
          <table:table-cell office:value-type="string" office:string-value="" table:formula="of:=[.BV73]" table:style-name="ce63"/>
          <table:table-cell office:value-type="string" office:string-value="" table:formula="of:=[.BW73]" table:style-name="ce63"/>
          <table:table-cell office:value-type="string" office:string-value="" table:formula="of:=[.BX73]" table:style-name="ce63"/>
          <table:table-cell office:value-type="string" office:string-value="" table:formula="of:=[.BY73]" table:style-name="ce63"/>
          <table:table-cell office:value-type="string" office:string-value="" table:formula="of:=[.BZ73]" table:style-name="ce63"/>
          <table:table-cell office:value-type="string" office:string-value="" table:formula="of:=[.CA73]" table:style-name="ce63"/>
          <table:table-cell office:value-type="string" office:string-value="" table:formula="of:=[.CB73]" table:style-name="ce63"/>
          <table:table-cell office:value-type="string" office:string-value="" table:formula="of:=[.CC73]" table:style-name="ce63"/>
          <table:table-cell office:value-type="string" office:string-value="" table:formula="of:=[.CD73]" table:style-name="ce63"/>
          <table:table-cell office:value-type="string" office:string-value="" table:formula="of:=[.CE73]" table:style-name="ce63"/>
          <table:table-cell office:value-type="string" office:string-value="" table:formula="of:=[.CF73]" table:style-name="ce63"/>
          <table:table-cell office:value-type="string" office:string-value="" table:formula="of:=[.CG73]" table:style-name="ce63"/>
          <table:table-cell office:value-type="string" office:string-value="" table:formula="of:=[.CH73]" table:style-name="ce63"/>
          <table:table-cell office:value-type="string" office:string-value="" table:formula="of:=[.CI73]" table:style-name="ce63"/>
          <table:table-cell office:value-type="string" office:string-value="" table:formula="of:=[.CJ73]" table:style-name="ce63"/>
          <table:table-cell office:value-type="string" office:string-value="" table:formula="of:=[.CK73]" table:style-name="ce63"/>
          <table:table-cell office:value-type="string" office:string-value="" table:formula="of:=[.CL73]" table:style-name="ce63"/>
          <table:table-cell office:value-type="string" office:string-value="" table:formula="of:=[.CM73]" table:style-name="ce63"/>
          <table:table-cell office:value-type="string" office:string-value="" table:formula="of:=[.CN73]" table:style-name="ce63"/>
          <table:table-cell office:value-type="string" office:string-value="" table:formula="of:=[.CO73]" table:style-name="ce63"/>
          <table:table-cell office:value-type="string" office:string-value="" table:formula="of:=[.CP73]" table:style-name="ce63"/>
          <table:table-cell office:value-type="string" office:string-value="" table:formula="of:=[.CQ73]" table:style-name="ce63"/>
          <table:table-cell office:value-type="string" office:string-value="" table:formula="of:=[.CR73]" table:style-name="ce63"/>
          <table:table-cell office:value-type="string" office:string-value="" table:formula="of:=[.CS73]" table:style-name="ce63"/>
          <table:table-cell office:value-type="string" office:string-value="" table:formula="of:=[.CT73]" table:style-name="ce63"/>
          <table:table-cell office:value-type="string" office:string-value="" table:formula="of:=[.CU73]" table:style-name="ce63"/>
          <table:table-cell office:value-type="string" office:string-value="" table:formula="of:=[.CV73]" table:style-name="ce63"/>
          <table:table-cell office:value-type="string" office:string-value="" table:formula="of:=[.CW73]" table:style-name="ce63"/>
          <table:table-cell office:value-type="string" office:string-value="" table:formula="of:=[.CX73]" table:style-name="ce63"/>
          <table:table-cell office:value-type="string" office:string-value="" table:formula="of:=[.CY73]" table:style-name="ce63"/>
          <table:table-cell office:value-type="string" office:string-value="" table:formula="of:=[.CZ73]" table:style-name="ce63"/>
          <table:table-cell office:value-type="string" office:string-value="" table:formula="of:=[.DA73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46]&lt;&gt;&quot;&quot;;[Setup.A46];&quot;&quot;)" table:style-name="ce1"/>
          <table:table-cell table:style-name="ce56"/>
          <table:table-cell office:value-type="string" office:string-value="" table:formula="of:=IF([Setup.B46]&lt;&gt;&quot;&quot;;[Setup.B46];&quot;&quot;)" table:style-name="ce1"/>
          <table:table-cell office:value-type="string" office:string-value="" table:formula="of:=[.DB74]" table:style-name="ce42"/>
          <table:table-cell table:style-name="ce49"/>
          <table:table-cell table:style-name="ce50"/>
          <table:table-cell office:value-type="string" office:string-value="" table:formula="of:=[.C74]" table:style-name="ce42"/>
          <table:table-cell office:value-type="string" office:string-value="" table:formula="of:=[.G74]" table:style-name="ce63"/>
          <table:table-cell office:value-type="string" office:string-value="" table:formula="of:=[.H74]" table:style-name="ce63"/>
          <table:table-cell office:value-type="string" office:string-value="" table:formula="of:=[.I74]" table:style-name="ce63"/>
          <table:table-cell office:value-type="string" office:string-value="" table:formula="of:=[.J74]" table:style-name="ce63"/>
          <table:table-cell office:value-type="string" office:string-value="" table:formula="of:=[.K74]" table:style-name="ce63"/>
          <table:table-cell office:value-type="string" office:string-value="" table:formula="of:=[.L74]" table:style-name="ce63"/>
          <table:table-cell office:value-type="string" office:string-value="" table:formula="of:=[.M74]" table:style-name="ce63"/>
          <table:table-cell office:value-type="string" office:string-value="" table:formula="of:=[.N74]" table:style-name="ce63"/>
          <table:table-cell office:value-type="string" office:string-value="" table:formula="of:=[.O74]" table:style-name="ce63"/>
          <table:table-cell office:value-type="string" office:string-value="" table:formula="of:=[.P74]" table:style-name="ce63"/>
          <table:table-cell office:value-type="string" office:string-value="" table:formula="of:=[.Q74]" table:style-name="ce63"/>
          <table:table-cell office:value-type="string" office:string-value="" table:formula="of:=[.R74]" table:style-name="ce63"/>
          <table:table-cell office:value-type="string" office:string-value="" table:formula="of:=[.S74]" table:style-name="ce63"/>
          <table:table-cell office:value-type="string" office:string-value="" table:formula="of:=[.T74]" table:style-name="ce63"/>
          <table:table-cell office:value-type="string" office:string-value="" table:formula="of:=[.U74]" table:style-name="ce63"/>
          <table:table-cell office:value-type="string" office:string-value="" table:formula="of:=[.V74]" table:style-name="ce63"/>
          <table:table-cell office:value-type="string" office:string-value="" table:formula="of:=[.W74]" table:style-name="ce63"/>
          <table:table-cell office:value-type="string" office:string-value="" table:formula="of:=[.X74]" table:style-name="ce63"/>
          <table:table-cell office:value-type="string" office:string-value="" table:formula="of:=[.Y74]" table:style-name="ce63"/>
          <table:table-cell office:value-type="string" office:string-value="" table:formula="of:=[.Z74]" table:style-name="ce63"/>
          <table:table-cell office:value-type="string" office:string-value="" table:formula="of:=[.AA74]" table:style-name="ce63"/>
          <table:table-cell office:value-type="string" office:string-value="" table:formula="of:=[.AB74]" table:style-name="ce63"/>
          <table:table-cell office:value-type="string" office:string-value="" table:formula="of:=[.AC74]" table:style-name="ce63"/>
          <table:table-cell office:value-type="string" office:string-value="" table:formula="of:=[.AD74]" table:style-name="ce63"/>
          <table:table-cell office:value-type="string" office:string-value="" table:formula="of:=[.AE74]" table:style-name="ce63"/>
          <table:table-cell office:value-type="string" office:string-value="" table:formula="of:=[.AF74]" table:style-name="ce63"/>
          <table:table-cell office:value-type="string" office:string-value="" table:formula="of:=[.AG74]" table:style-name="ce63"/>
          <table:table-cell office:value-type="string" office:string-value="" table:formula="of:=[.AH74]" table:style-name="ce63"/>
          <table:table-cell office:value-type="string" office:string-value="" table:formula="of:=[.AI74]" table:style-name="ce63"/>
          <table:table-cell office:value-type="string" office:string-value="" table:formula="of:=[.AJ74]" table:style-name="ce63"/>
          <table:table-cell office:value-type="string" office:string-value="" table:formula="of:=[.AK74]" table:style-name="ce63"/>
          <table:table-cell office:value-type="string" office:string-value="" table:formula="of:=[.AL74]" table:style-name="ce63"/>
          <table:table-cell office:value-type="string" office:string-value="" table:formula="of:=[.AM74]" table:style-name="ce63"/>
          <table:table-cell office:value-type="string" office:string-value="" table:formula="of:=[.AN74]" table:style-name="ce63"/>
          <table:table-cell office:value-type="string" office:string-value="" table:formula="of:=[.AO74]" table:style-name="ce63"/>
          <table:table-cell office:value-type="string" office:string-value="" table:formula="of:=[.AP74]" table:style-name="ce63"/>
          <table:table-cell office:value-type="string" office:string-value="" table:formula="of:=[.AQ74]" table:style-name="ce63"/>
          <table:table-cell office:value-type="string" office:string-value="" table:formula="of:=[.AR74]" table:style-name="ce63"/>
          <table:table-cell office:value-type="string" office:string-value="" table:formula="of:=[.AS74]" table:style-name="ce63"/>
          <table:table-cell office:value-type="string" office:string-value="" table:formula="of:=[.AT74]" table:style-name="ce63"/>
          <table:table-cell office:value-type="string" office:string-value="" table:formula="of:=[.AU74]" table:style-name="ce63"/>
          <table:table-cell office:value-type="string" office:string-value="" table:formula="of:=[.AV74]" table:style-name="ce63"/>
          <table:table-cell office:value-type="string" office:string-value="" table:formula="of:=[.AW74]" table:style-name="ce63"/>
          <table:table-cell office:value-type="string" office:string-value="" table:formula="of:=[.AX74]" table:style-name="ce63"/>
          <table:table-cell office:value-type="string" office:string-value="" table:formula="of:=[.AY74]" table:style-name="ce63"/>
          <table:table-cell office:value-type="string" office:string-value="" table:formula="of:=[.AZ74]" table:style-name="ce63"/>
          <table:table-cell office:value-type="string" office:string-value="" table:formula="of:=[.BA74]" table:style-name="ce63"/>
          <table:table-cell office:value-type="string" office:string-value="" table:formula="of:=[.BB74]" table:style-name="ce63"/>
          <table:table-cell office:value-type="string" office:string-value="" table:formula="of:=[.BC74]" table:style-name="ce63"/>
          <table:table-cell office:value-type="string" office:string-value="" table:formula="of:=[.BD74]" table:style-name="ce63"/>
          <table:table-cell office:value-type="string" office:string-value="" table:formula="of:=[.BE74]" table:style-name="ce63"/>
          <table:table-cell office:value-type="string" office:string-value="" table:formula="of:=[.BF74]" table:style-name="ce63"/>
          <table:table-cell office:value-type="string" office:string-value="" table:formula="of:=[.BG74]" table:style-name="ce63"/>
          <table:table-cell office:value-type="string" office:string-value="" table:formula="of:=[.BH74]" table:style-name="ce63"/>
          <table:table-cell office:value-type="string" office:string-value="" table:formula="of:=[.BI74]" table:style-name="ce63"/>
          <table:table-cell office:value-type="string" office:string-value="" table:formula="of:=[.BJ74]" table:style-name="ce63"/>
          <table:table-cell office:value-type="string" office:string-value="" table:formula="of:=[.BK74]" table:style-name="ce63"/>
          <table:table-cell office:value-type="string" office:string-value="" table:formula="of:=[.BL74]" table:style-name="ce63"/>
          <table:table-cell office:value-type="string" office:string-value="" table:formula="of:=[.BM74]" table:style-name="ce63"/>
          <table:table-cell office:value-type="string" office:string-value="" table:formula="of:=[.BN74]" table:style-name="ce63"/>
          <table:table-cell office:value-type="string" office:string-value="" table:formula="of:=[.BO74]" table:style-name="ce63"/>
          <table:table-cell office:value-type="string" office:string-value="" table:formula="of:=[.BP74]" table:style-name="ce63"/>
          <table:table-cell office:value-type="string" office:string-value="" table:formula="of:=[.BQ74]" table:style-name="ce63"/>
          <table:table-cell office:value-type="string" office:string-value="" table:formula="of:=[.BR74]" table:style-name="ce63"/>
          <table:table-cell office:value-type="string" office:string-value="" table:formula="of:=[.BS74]" table:style-name="ce63"/>
          <table:table-cell office:value-type="string" office:string-value="" table:formula="of:=[.BT74]" table:style-name="ce63"/>
          <table:table-cell office:value-type="string" office:string-value="" table:formula="of:=[.BU74]" table:style-name="ce63"/>
          <table:table-cell office:value-type="string" office:string-value="" table:formula="of:=[.BV74]" table:style-name="ce63"/>
          <table:table-cell office:value-type="string" office:string-value="" table:formula="of:=[.BW74]" table:style-name="ce63"/>
          <table:table-cell office:value-type="string" office:string-value="" table:formula="of:=[.BX74]" table:style-name="ce63"/>
          <table:table-cell office:value-type="string" office:string-value="" table:formula="of:=[.BY74]" table:style-name="ce63"/>
          <table:table-cell office:value-type="string" office:string-value="" table:formula="of:=[.BZ74]" table:style-name="ce63"/>
          <table:table-cell office:value-type="string" office:string-value="" table:formula="of:=[.CA74]" table:style-name="ce63"/>
          <table:table-cell office:value-type="string" office:string-value="" table:formula="of:=[.CB74]" table:style-name="ce63"/>
          <table:table-cell office:value-type="string" office:string-value="" table:formula="of:=[.CC74]" table:style-name="ce63"/>
          <table:table-cell office:value-type="string" office:string-value="" table:formula="of:=[.CD74]" table:style-name="ce63"/>
          <table:table-cell office:value-type="string" office:string-value="" table:formula="of:=[.CE74]" table:style-name="ce63"/>
          <table:table-cell office:value-type="string" office:string-value="" table:formula="of:=[.CF74]" table:style-name="ce63"/>
          <table:table-cell office:value-type="string" office:string-value="" table:formula="of:=[.CG74]" table:style-name="ce63"/>
          <table:table-cell office:value-type="string" office:string-value="" table:formula="of:=[.CH74]" table:style-name="ce63"/>
          <table:table-cell office:value-type="string" office:string-value="" table:formula="of:=[.CI74]" table:style-name="ce63"/>
          <table:table-cell office:value-type="string" office:string-value="" table:formula="of:=[.CJ74]" table:style-name="ce63"/>
          <table:table-cell office:value-type="string" office:string-value="" table:formula="of:=[.CK74]" table:style-name="ce63"/>
          <table:table-cell office:value-type="string" office:string-value="" table:formula="of:=[.CL74]" table:style-name="ce63"/>
          <table:table-cell office:value-type="string" office:string-value="" table:formula="of:=[.CM74]" table:style-name="ce63"/>
          <table:table-cell office:value-type="string" office:string-value="" table:formula="of:=[.CN74]" table:style-name="ce63"/>
          <table:table-cell office:value-type="string" office:string-value="" table:formula="of:=[.CO74]" table:style-name="ce63"/>
          <table:table-cell office:value-type="string" office:string-value="" table:formula="of:=[.CP74]" table:style-name="ce63"/>
          <table:table-cell office:value-type="string" office:string-value="" table:formula="of:=[.CQ74]" table:style-name="ce63"/>
          <table:table-cell office:value-type="string" office:string-value="" table:formula="of:=[.CR74]" table:style-name="ce63"/>
          <table:table-cell office:value-type="string" office:string-value="" table:formula="of:=[.CS74]" table:style-name="ce63"/>
          <table:table-cell office:value-type="string" office:string-value="" table:formula="of:=[.CT74]" table:style-name="ce63"/>
          <table:table-cell office:value-type="string" office:string-value="" table:formula="of:=[.CU74]" table:style-name="ce63"/>
          <table:table-cell office:value-type="string" office:string-value="" table:formula="of:=[.CV74]" table:style-name="ce63"/>
          <table:table-cell office:value-type="string" office:string-value="" table:formula="of:=[.CW74]" table:style-name="ce63"/>
          <table:table-cell office:value-type="string" office:string-value="" table:formula="of:=[.CX74]" table:style-name="ce63"/>
          <table:table-cell office:value-type="string" office:string-value="" table:formula="of:=[.CY74]" table:style-name="ce63"/>
          <table:table-cell office:value-type="string" office:string-value="" table:formula="of:=[.CZ74]" table:style-name="ce63"/>
          <table:table-cell office:value-type="string" office:string-value="" table:formula="of:=[.DA74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47]&lt;&gt;&quot;&quot;;[Setup.A47];&quot;&quot;)" table:style-name="ce1"/>
          <table:table-cell table:style-name="ce56"/>
          <table:table-cell office:value-type="string" office:string-value="" table:formula="of:=IF([Setup.B47]&lt;&gt;&quot;&quot;;[Setup.B47];&quot;&quot;)" table:style-name="ce1"/>
          <table:table-cell office:value-type="string" office:string-value="" table:formula="of:=[.DB75]" table:style-name="ce42"/>
          <table:table-cell table:style-name="ce49"/>
          <table:table-cell table:style-name="ce50"/>
          <table:table-cell office:value-type="string" office:string-value="" table:formula="of:=[.C75]" table:style-name="ce42"/>
          <table:table-cell office:value-type="string" office:string-value="" table:formula="of:=[.G75]" table:style-name="ce63"/>
          <table:table-cell office:value-type="string" office:string-value="" table:formula="of:=[.H75]" table:style-name="ce63"/>
          <table:table-cell office:value-type="string" office:string-value="" table:formula="of:=[.I75]" table:style-name="ce63"/>
          <table:table-cell office:value-type="string" office:string-value="" table:formula="of:=[.J75]" table:style-name="ce63"/>
          <table:table-cell office:value-type="string" office:string-value="" table:formula="of:=[.K75]" table:style-name="ce63"/>
          <table:table-cell office:value-type="string" office:string-value="" table:formula="of:=[.L75]" table:style-name="ce63"/>
          <table:table-cell office:value-type="string" office:string-value="" table:formula="of:=[.M75]" table:style-name="ce63"/>
          <table:table-cell office:value-type="string" office:string-value="" table:formula="of:=[.N75]" table:style-name="ce63"/>
          <table:table-cell office:value-type="string" office:string-value="" table:formula="of:=[.O75]" table:style-name="ce63"/>
          <table:table-cell office:value-type="string" office:string-value="" table:formula="of:=[.P75]" table:style-name="ce63"/>
          <table:table-cell office:value-type="string" office:string-value="" table:formula="of:=[.Q75]" table:style-name="ce63"/>
          <table:table-cell office:value-type="string" office:string-value="" table:formula="of:=[.R75]" table:style-name="ce63"/>
          <table:table-cell office:value-type="string" office:string-value="" table:formula="of:=[.S75]" table:style-name="ce63"/>
          <table:table-cell office:value-type="string" office:string-value="" table:formula="of:=[.T75]" table:style-name="ce63"/>
          <table:table-cell office:value-type="string" office:string-value="" table:formula="of:=[.U75]" table:style-name="ce63"/>
          <table:table-cell office:value-type="string" office:string-value="" table:formula="of:=[.V75]" table:style-name="ce63"/>
          <table:table-cell office:value-type="string" office:string-value="" table:formula="of:=[.W75]" table:style-name="ce63"/>
          <table:table-cell office:value-type="string" office:string-value="" table:formula="of:=[.X75]" table:style-name="ce63"/>
          <table:table-cell office:value-type="string" office:string-value="" table:formula="of:=[.Y75]" table:style-name="ce63"/>
          <table:table-cell office:value-type="string" office:string-value="" table:formula="of:=[.Z75]" table:style-name="ce63"/>
          <table:table-cell office:value-type="string" office:string-value="" table:formula="of:=[.AA75]" table:style-name="ce63"/>
          <table:table-cell office:value-type="string" office:string-value="" table:formula="of:=[.AB75]" table:style-name="ce63"/>
          <table:table-cell office:value-type="string" office:string-value="" table:formula="of:=[.AC75]" table:style-name="ce63"/>
          <table:table-cell office:value-type="string" office:string-value="" table:formula="of:=[.AD75]" table:style-name="ce63"/>
          <table:table-cell office:value-type="string" office:string-value="" table:formula="of:=[.AE75]" table:style-name="ce63"/>
          <table:table-cell office:value-type="string" office:string-value="" table:formula="of:=[.AF75]" table:style-name="ce63"/>
          <table:table-cell office:value-type="string" office:string-value="" table:formula="of:=[.AG75]" table:style-name="ce63"/>
          <table:table-cell office:value-type="string" office:string-value="" table:formula="of:=[.AH75]" table:style-name="ce63"/>
          <table:table-cell office:value-type="string" office:string-value="" table:formula="of:=[.AI75]" table:style-name="ce63"/>
          <table:table-cell office:value-type="string" office:string-value="" table:formula="of:=[.AJ75]" table:style-name="ce63"/>
          <table:table-cell office:value-type="string" office:string-value="" table:formula="of:=[.AK75]" table:style-name="ce63"/>
          <table:table-cell office:value-type="string" office:string-value="" table:formula="of:=[.AL75]" table:style-name="ce63"/>
          <table:table-cell office:value-type="string" office:string-value="" table:formula="of:=[.AM75]" table:style-name="ce63"/>
          <table:table-cell office:value-type="string" office:string-value="" table:formula="of:=[.AN75]" table:style-name="ce63"/>
          <table:table-cell office:value-type="string" office:string-value="" table:formula="of:=[.AO75]" table:style-name="ce63"/>
          <table:table-cell office:value-type="string" office:string-value="" table:formula="of:=[.AP75]" table:style-name="ce63"/>
          <table:table-cell office:value-type="string" office:string-value="" table:formula="of:=[.AQ75]" table:style-name="ce63"/>
          <table:table-cell office:value-type="string" office:string-value="" table:formula="of:=[.AR75]" table:style-name="ce63"/>
          <table:table-cell office:value-type="string" office:string-value="" table:formula="of:=[.AS75]" table:style-name="ce63"/>
          <table:table-cell office:value-type="string" office:string-value="" table:formula="of:=[.AT75]" table:style-name="ce63"/>
          <table:table-cell office:value-type="string" office:string-value="" table:formula="of:=[.AU75]" table:style-name="ce63"/>
          <table:table-cell office:value-type="string" office:string-value="" table:formula="of:=[.AV75]" table:style-name="ce63"/>
          <table:table-cell office:value-type="string" office:string-value="" table:formula="of:=[.AW75]" table:style-name="ce63"/>
          <table:table-cell office:value-type="string" office:string-value="" table:formula="of:=[.AX75]" table:style-name="ce63"/>
          <table:table-cell office:value-type="string" office:string-value="" table:formula="of:=[.AY75]" table:style-name="ce63"/>
          <table:table-cell office:value-type="string" office:string-value="" table:formula="of:=[.AZ75]" table:style-name="ce63"/>
          <table:table-cell office:value-type="string" office:string-value="" table:formula="of:=[.BA75]" table:style-name="ce63"/>
          <table:table-cell office:value-type="string" office:string-value="" table:formula="of:=[.BB75]" table:style-name="ce63"/>
          <table:table-cell office:value-type="string" office:string-value="" table:formula="of:=[.BC75]" table:style-name="ce63"/>
          <table:table-cell office:value-type="string" office:string-value="" table:formula="of:=[.BD75]" table:style-name="ce63"/>
          <table:table-cell office:value-type="string" office:string-value="" table:formula="of:=[.BE75]" table:style-name="ce63"/>
          <table:table-cell office:value-type="string" office:string-value="" table:formula="of:=[.BF75]" table:style-name="ce63"/>
          <table:table-cell office:value-type="string" office:string-value="" table:formula="of:=[.BG75]" table:style-name="ce63"/>
          <table:table-cell office:value-type="string" office:string-value="" table:formula="of:=[.BH75]" table:style-name="ce63"/>
          <table:table-cell office:value-type="string" office:string-value="" table:formula="of:=[.BI75]" table:style-name="ce63"/>
          <table:table-cell office:value-type="string" office:string-value="" table:formula="of:=[.BJ75]" table:style-name="ce63"/>
          <table:table-cell office:value-type="string" office:string-value="" table:formula="of:=[.BK75]" table:style-name="ce63"/>
          <table:table-cell office:value-type="string" office:string-value="" table:formula="of:=[.BL75]" table:style-name="ce63"/>
          <table:table-cell office:value-type="string" office:string-value="" table:formula="of:=[.BM75]" table:style-name="ce63"/>
          <table:table-cell office:value-type="string" office:string-value="" table:formula="of:=[.BN75]" table:style-name="ce63"/>
          <table:table-cell office:value-type="string" office:string-value="" table:formula="of:=[.BO75]" table:style-name="ce63"/>
          <table:table-cell office:value-type="string" office:string-value="" table:formula="of:=[.BP75]" table:style-name="ce63"/>
          <table:table-cell office:value-type="string" office:string-value="" table:formula="of:=[.BQ75]" table:style-name="ce63"/>
          <table:table-cell office:value-type="string" office:string-value="" table:formula="of:=[.BR75]" table:style-name="ce63"/>
          <table:table-cell office:value-type="string" office:string-value="" table:formula="of:=[.BS75]" table:style-name="ce63"/>
          <table:table-cell office:value-type="string" office:string-value="" table:formula="of:=[.BT75]" table:style-name="ce63"/>
          <table:table-cell office:value-type="string" office:string-value="" table:formula="of:=[.BU75]" table:style-name="ce63"/>
          <table:table-cell office:value-type="string" office:string-value="" table:formula="of:=[.BV75]" table:style-name="ce63"/>
          <table:table-cell office:value-type="string" office:string-value="" table:formula="of:=[.BW75]" table:style-name="ce63"/>
          <table:table-cell office:value-type="string" office:string-value="" table:formula="of:=[.BX75]" table:style-name="ce63"/>
          <table:table-cell office:value-type="string" office:string-value="" table:formula="of:=[.BY75]" table:style-name="ce63"/>
          <table:table-cell office:value-type="string" office:string-value="" table:formula="of:=[.BZ75]" table:style-name="ce63"/>
          <table:table-cell office:value-type="string" office:string-value="" table:formula="of:=[.CA75]" table:style-name="ce63"/>
          <table:table-cell office:value-type="string" office:string-value="" table:formula="of:=[.CB75]" table:style-name="ce63"/>
          <table:table-cell office:value-type="string" office:string-value="" table:formula="of:=[.CC75]" table:style-name="ce63"/>
          <table:table-cell office:value-type="string" office:string-value="" table:formula="of:=[.CD75]" table:style-name="ce63"/>
          <table:table-cell office:value-type="string" office:string-value="" table:formula="of:=[.CE75]" table:style-name="ce63"/>
          <table:table-cell office:value-type="string" office:string-value="" table:formula="of:=[.CF75]" table:style-name="ce63"/>
          <table:table-cell office:value-type="string" office:string-value="" table:formula="of:=[.CG75]" table:style-name="ce63"/>
          <table:table-cell office:value-type="string" office:string-value="" table:formula="of:=[.CH75]" table:style-name="ce63"/>
          <table:table-cell office:value-type="string" office:string-value="" table:formula="of:=[.CI75]" table:style-name="ce63"/>
          <table:table-cell office:value-type="string" office:string-value="" table:formula="of:=[.CJ75]" table:style-name="ce63"/>
          <table:table-cell office:value-type="string" office:string-value="" table:formula="of:=[.CK75]" table:style-name="ce63"/>
          <table:table-cell office:value-type="string" office:string-value="" table:formula="of:=[.CL75]" table:style-name="ce63"/>
          <table:table-cell office:value-type="string" office:string-value="" table:formula="of:=[.CM75]" table:style-name="ce63"/>
          <table:table-cell office:value-type="string" office:string-value="" table:formula="of:=[.CN75]" table:style-name="ce63"/>
          <table:table-cell office:value-type="string" office:string-value="" table:formula="of:=[.CO75]" table:style-name="ce63"/>
          <table:table-cell office:value-type="string" office:string-value="" table:formula="of:=[.CP75]" table:style-name="ce63"/>
          <table:table-cell office:value-type="string" office:string-value="" table:formula="of:=[.CQ75]" table:style-name="ce63"/>
          <table:table-cell office:value-type="string" office:string-value="" table:formula="of:=[.CR75]" table:style-name="ce63"/>
          <table:table-cell office:value-type="string" office:string-value="" table:formula="of:=[.CS75]" table:style-name="ce63"/>
          <table:table-cell office:value-type="string" office:string-value="" table:formula="of:=[.CT75]" table:style-name="ce63"/>
          <table:table-cell office:value-type="string" office:string-value="" table:formula="of:=[.CU75]" table:style-name="ce63"/>
          <table:table-cell office:value-type="string" office:string-value="" table:formula="of:=[.CV75]" table:style-name="ce63"/>
          <table:table-cell office:value-type="string" office:string-value="" table:formula="of:=[.CW75]" table:style-name="ce63"/>
          <table:table-cell office:value-type="string" office:string-value="" table:formula="of:=[.CX75]" table:style-name="ce63"/>
          <table:table-cell office:value-type="string" office:string-value="" table:formula="of:=[.CY75]" table:style-name="ce63"/>
          <table:table-cell office:value-type="string" office:string-value="" table:formula="of:=[.CZ75]" table:style-name="ce63"/>
          <table:table-cell office:value-type="string" office:string-value="" table:formula="of:=[.DA75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48]&lt;&gt;&quot;&quot;;[Setup.A48];&quot;&quot;)" table:style-name="ce1"/>
          <table:table-cell table:style-name="ce56"/>
          <table:table-cell office:value-type="string" office:string-value="" table:formula="of:=IF([Setup.B48]&lt;&gt;&quot;&quot;;[Setup.B48];&quot;&quot;)" table:style-name="ce1"/>
          <table:table-cell office:value-type="string" office:string-value="" table:formula="of:=[.DB76]" table:style-name="ce42"/>
          <table:table-cell table:style-name="ce49"/>
          <table:table-cell table:style-name="ce50"/>
          <table:table-cell office:value-type="string" office:string-value="" table:formula="of:=[.C76]" table:style-name="ce42"/>
          <table:table-cell office:value-type="string" office:string-value="" table:formula="of:=[.G76]" table:style-name="ce63"/>
          <table:table-cell office:value-type="string" office:string-value="" table:formula="of:=[.H76]" table:style-name="ce63"/>
          <table:table-cell office:value-type="string" office:string-value="" table:formula="of:=[.I76]" table:style-name="ce63"/>
          <table:table-cell office:value-type="string" office:string-value="" table:formula="of:=[.J76]" table:style-name="ce63"/>
          <table:table-cell office:value-type="string" office:string-value="" table:formula="of:=[.K76]" table:style-name="ce63"/>
          <table:table-cell office:value-type="string" office:string-value="" table:formula="of:=[.L76]" table:style-name="ce63"/>
          <table:table-cell office:value-type="string" office:string-value="" table:formula="of:=[.M76]" table:style-name="ce63"/>
          <table:table-cell office:value-type="string" office:string-value="" table:formula="of:=[.N76]" table:style-name="ce63"/>
          <table:table-cell office:value-type="string" office:string-value="" table:formula="of:=[.O76]" table:style-name="ce63"/>
          <table:table-cell office:value-type="string" office:string-value="" table:formula="of:=[.P76]" table:style-name="ce63"/>
          <table:table-cell office:value-type="string" office:string-value="" table:formula="of:=[.Q76]" table:style-name="ce63"/>
          <table:table-cell office:value-type="string" office:string-value="" table:formula="of:=[.R76]" table:style-name="ce63"/>
          <table:table-cell office:value-type="string" office:string-value="" table:formula="of:=[.S76]" table:style-name="ce63"/>
          <table:table-cell office:value-type="string" office:string-value="" table:formula="of:=[.T76]" table:style-name="ce63"/>
          <table:table-cell office:value-type="string" office:string-value="" table:formula="of:=[.U76]" table:style-name="ce63"/>
          <table:table-cell office:value-type="string" office:string-value="" table:formula="of:=[.V76]" table:style-name="ce63"/>
          <table:table-cell office:value-type="string" office:string-value="" table:formula="of:=[.W76]" table:style-name="ce63"/>
          <table:table-cell office:value-type="string" office:string-value="" table:formula="of:=[.X76]" table:style-name="ce63"/>
          <table:table-cell office:value-type="string" office:string-value="" table:formula="of:=[.Y76]" table:style-name="ce63"/>
          <table:table-cell office:value-type="string" office:string-value="" table:formula="of:=[.Z76]" table:style-name="ce63"/>
          <table:table-cell office:value-type="string" office:string-value="" table:formula="of:=[.AA76]" table:style-name="ce63"/>
          <table:table-cell office:value-type="string" office:string-value="" table:formula="of:=[.AB76]" table:style-name="ce63"/>
          <table:table-cell office:value-type="string" office:string-value="" table:formula="of:=[.AC76]" table:style-name="ce63"/>
          <table:table-cell office:value-type="string" office:string-value="" table:formula="of:=[.AD76]" table:style-name="ce63"/>
          <table:table-cell office:value-type="string" office:string-value="" table:formula="of:=[.AE76]" table:style-name="ce63"/>
          <table:table-cell office:value-type="string" office:string-value="" table:formula="of:=[.AF76]" table:style-name="ce63"/>
          <table:table-cell office:value-type="string" office:string-value="" table:formula="of:=[.AG76]" table:style-name="ce63"/>
          <table:table-cell office:value-type="string" office:string-value="" table:formula="of:=[.AH76]" table:style-name="ce63"/>
          <table:table-cell office:value-type="string" office:string-value="" table:formula="of:=[.AI76]" table:style-name="ce63"/>
          <table:table-cell office:value-type="string" office:string-value="" table:formula="of:=[.AJ76]" table:style-name="ce63"/>
          <table:table-cell office:value-type="string" office:string-value="" table:formula="of:=[.AK76]" table:style-name="ce63"/>
          <table:table-cell office:value-type="string" office:string-value="" table:formula="of:=[.AL76]" table:style-name="ce63"/>
          <table:table-cell office:value-type="string" office:string-value="" table:formula="of:=[.AM76]" table:style-name="ce63"/>
          <table:table-cell office:value-type="string" office:string-value="" table:formula="of:=[.AN76]" table:style-name="ce63"/>
          <table:table-cell office:value-type="string" office:string-value="" table:formula="of:=[.AO76]" table:style-name="ce63"/>
          <table:table-cell office:value-type="string" office:string-value="" table:formula="of:=[.AP76]" table:style-name="ce63"/>
          <table:table-cell office:value-type="string" office:string-value="" table:formula="of:=[.AQ76]" table:style-name="ce63"/>
          <table:table-cell office:value-type="string" office:string-value="" table:formula="of:=[.AR76]" table:style-name="ce63"/>
          <table:table-cell office:value-type="string" office:string-value="" table:formula="of:=[.AS76]" table:style-name="ce63"/>
          <table:table-cell office:value-type="string" office:string-value="" table:formula="of:=[.AT76]" table:style-name="ce63"/>
          <table:table-cell office:value-type="string" office:string-value="" table:formula="of:=[.AU76]" table:style-name="ce63"/>
          <table:table-cell office:value-type="string" office:string-value="" table:formula="of:=[.AV76]" table:style-name="ce63"/>
          <table:table-cell office:value-type="string" office:string-value="" table:formula="of:=[.AW76]" table:style-name="ce63"/>
          <table:table-cell office:value-type="string" office:string-value="" table:formula="of:=[.AX76]" table:style-name="ce63"/>
          <table:table-cell office:value-type="string" office:string-value="" table:formula="of:=[.AY76]" table:style-name="ce63"/>
          <table:table-cell office:value-type="string" office:string-value="" table:formula="of:=[.AZ76]" table:style-name="ce63"/>
          <table:table-cell office:value-type="string" office:string-value="" table:formula="of:=[.BA76]" table:style-name="ce63"/>
          <table:table-cell office:value-type="string" office:string-value="" table:formula="of:=[.BB76]" table:style-name="ce63"/>
          <table:table-cell office:value-type="string" office:string-value="" table:formula="of:=[.BC76]" table:style-name="ce63"/>
          <table:table-cell office:value-type="string" office:string-value="" table:formula="of:=[.BD76]" table:style-name="ce63"/>
          <table:table-cell office:value-type="string" office:string-value="" table:formula="of:=[.BE76]" table:style-name="ce63"/>
          <table:table-cell office:value-type="string" office:string-value="" table:formula="of:=[.BF76]" table:style-name="ce63"/>
          <table:table-cell office:value-type="string" office:string-value="" table:formula="of:=[.BG76]" table:style-name="ce63"/>
          <table:table-cell office:value-type="string" office:string-value="" table:formula="of:=[.BH76]" table:style-name="ce63"/>
          <table:table-cell office:value-type="string" office:string-value="" table:formula="of:=[.BI76]" table:style-name="ce63"/>
          <table:table-cell office:value-type="string" office:string-value="" table:formula="of:=[.BJ76]" table:style-name="ce63"/>
          <table:table-cell office:value-type="string" office:string-value="" table:formula="of:=[.BK76]" table:style-name="ce63"/>
          <table:table-cell office:value-type="string" office:string-value="" table:formula="of:=[.BL76]" table:style-name="ce63"/>
          <table:table-cell office:value-type="string" office:string-value="" table:formula="of:=[.BM76]" table:style-name="ce63"/>
          <table:table-cell office:value-type="string" office:string-value="" table:formula="of:=[.BN76]" table:style-name="ce63"/>
          <table:table-cell office:value-type="string" office:string-value="" table:formula="of:=[.BO76]" table:style-name="ce63"/>
          <table:table-cell office:value-type="string" office:string-value="" table:formula="of:=[.BP76]" table:style-name="ce63"/>
          <table:table-cell office:value-type="string" office:string-value="" table:formula="of:=[.BQ76]" table:style-name="ce63"/>
          <table:table-cell office:value-type="string" office:string-value="" table:formula="of:=[.BR76]" table:style-name="ce63"/>
          <table:table-cell office:value-type="string" office:string-value="" table:formula="of:=[.BS76]" table:style-name="ce63"/>
          <table:table-cell office:value-type="string" office:string-value="" table:formula="of:=[.BT76]" table:style-name="ce63"/>
          <table:table-cell office:value-type="string" office:string-value="" table:formula="of:=[.BU76]" table:style-name="ce63"/>
          <table:table-cell office:value-type="string" office:string-value="" table:formula="of:=[.BV76]" table:style-name="ce63"/>
          <table:table-cell office:value-type="string" office:string-value="" table:formula="of:=[.BW76]" table:style-name="ce63"/>
          <table:table-cell office:value-type="string" office:string-value="" table:formula="of:=[.BX76]" table:style-name="ce63"/>
          <table:table-cell office:value-type="string" office:string-value="" table:formula="of:=[.BY76]" table:style-name="ce63"/>
          <table:table-cell office:value-type="string" office:string-value="" table:formula="of:=[.BZ76]" table:style-name="ce63"/>
          <table:table-cell office:value-type="string" office:string-value="" table:formula="of:=[.CA76]" table:style-name="ce63"/>
          <table:table-cell office:value-type="string" office:string-value="" table:formula="of:=[.CB76]" table:style-name="ce63"/>
          <table:table-cell office:value-type="string" office:string-value="" table:formula="of:=[.CC76]" table:style-name="ce63"/>
          <table:table-cell office:value-type="string" office:string-value="" table:formula="of:=[.CD76]" table:style-name="ce63"/>
          <table:table-cell office:value-type="string" office:string-value="" table:formula="of:=[.CE76]" table:style-name="ce63"/>
          <table:table-cell office:value-type="string" office:string-value="" table:formula="of:=[.CF76]" table:style-name="ce63"/>
          <table:table-cell office:value-type="string" office:string-value="" table:formula="of:=[.CG76]" table:style-name="ce63"/>
          <table:table-cell office:value-type="string" office:string-value="" table:formula="of:=[.CH76]" table:style-name="ce63"/>
          <table:table-cell office:value-type="string" office:string-value="" table:formula="of:=[.CI76]" table:style-name="ce63"/>
          <table:table-cell office:value-type="string" office:string-value="" table:formula="of:=[.CJ76]" table:style-name="ce63"/>
          <table:table-cell office:value-type="string" office:string-value="" table:formula="of:=[.CK76]" table:style-name="ce63"/>
          <table:table-cell office:value-type="string" office:string-value="" table:formula="of:=[.CL76]" table:style-name="ce63"/>
          <table:table-cell office:value-type="string" office:string-value="" table:formula="of:=[.CM76]" table:style-name="ce63"/>
          <table:table-cell office:value-type="string" office:string-value="" table:formula="of:=[.CN76]" table:style-name="ce63"/>
          <table:table-cell office:value-type="string" office:string-value="" table:formula="of:=[.CO76]" table:style-name="ce63"/>
          <table:table-cell office:value-type="string" office:string-value="" table:formula="of:=[.CP76]" table:style-name="ce63"/>
          <table:table-cell office:value-type="string" office:string-value="" table:formula="of:=[.CQ76]" table:style-name="ce63"/>
          <table:table-cell office:value-type="string" office:string-value="" table:formula="of:=[.CR76]" table:style-name="ce63"/>
          <table:table-cell office:value-type="string" office:string-value="" table:formula="of:=[.CS76]" table:style-name="ce63"/>
          <table:table-cell office:value-type="string" office:string-value="" table:formula="of:=[.CT76]" table:style-name="ce63"/>
          <table:table-cell office:value-type="string" office:string-value="" table:formula="of:=[.CU76]" table:style-name="ce63"/>
          <table:table-cell office:value-type="string" office:string-value="" table:formula="of:=[.CV76]" table:style-name="ce63"/>
          <table:table-cell office:value-type="string" office:string-value="" table:formula="of:=[.CW76]" table:style-name="ce63"/>
          <table:table-cell office:value-type="string" office:string-value="" table:formula="of:=[.CX76]" table:style-name="ce63"/>
          <table:table-cell office:value-type="string" office:string-value="" table:formula="of:=[.CY76]" table:style-name="ce63"/>
          <table:table-cell office:value-type="string" office:string-value="" table:formula="of:=[.CZ76]" table:style-name="ce63"/>
          <table:table-cell office:value-type="string" office:string-value="" table:formula="of:=[.DA76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49]&lt;&gt;&quot;&quot;;[Setup.A49];&quot;&quot;)" table:style-name="ce1"/>
          <table:table-cell table:style-name="ce56"/>
          <table:table-cell office:value-type="string" office:string-value="" table:formula="of:=IF([Setup.B49]&lt;&gt;&quot;&quot;;[Setup.B49];&quot;&quot;)" table:style-name="ce1"/>
          <table:table-cell office:value-type="string" office:string-value="" table:formula="of:=[.DB77]" table:style-name="ce42"/>
          <table:table-cell table:style-name="ce49"/>
          <table:table-cell table:style-name="ce50"/>
          <table:table-cell office:value-type="string" office:string-value="" table:formula="of:=[.C77]" table:style-name="ce42"/>
          <table:table-cell office:value-type="string" office:string-value="" table:formula="of:=[.G77]" table:style-name="ce63"/>
          <table:table-cell office:value-type="string" office:string-value="" table:formula="of:=[.H77]" table:style-name="ce63"/>
          <table:table-cell office:value-type="string" office:string-value="" table:formula="of:=[.I77]" table:style-name="ce63"/>
          <table:table-cell office:value-type="string" office:string-value="" table:formula="of:=[.J77]" table:style-name="ce63"/>
          <table:table-cell office:value-type="string" office:string-value="" table:formula="of:=[.K77]" table:style-name="ce63"/>
          <table:table-cell office:value-type="string" office:string-value="" table:formula="of:=[.L77]" table:style-name="ce63"/>
          <table:table-cell office:value-type="string" office:string-value="" table:formula="of:=[.M77]" table:style-name="ce63"/>
          <table:table-cell office:value-type="string" office:string-value="" table:formula="of:=[.N77]" table:style-name="ce63"/>
          <table:table-cell office:value-type="string" office:string-value="" table:formula="of:=[.O77]" table:style-name="ce63"/>
          <table:table-cell office:value-type="string" office:string-value="" table:formula="of:=[.P77]" table:style-name="ce63"/>
          <table:table-cell office:value-type="string" office:string-value="" table:formula="of:=[.Q77]" table:style-name="ce63"/>
          <table:table-cell office:value-type="string" office:string-value="" table:formula="of:=[.R77]" table:style-name="ce63"/>
          <table:table-cell office:value-type="string" office:string-value="" table:formula="of:=[.S77]" table:style-name="ce63"/>
          <table:table-cell office:value-type="string" office:string-value="" table:formula="of:=[.T77]" table:style-name="ce63"/>
          <table:table-cell office:value-type="string" office:string-value="" table:formula="of:=[.U77]" table:style-name="ce63"/>
          <table:table-cell office:value-type="string" office:string-value="" table:formula="of:=[.V77]" table:style-name="ce63"/>
          <table:table-cell office:value-type="string" office:string-value="" table:formula="of:=[.W77]" table:style-name="ce63"/>
          <table:table-cell office:value-type="string" office:string-value="" table:formula="of:=[.X77]" table:style-name="ce63"/>
          <table:table-cell office:value-type="string" office:string-value="" table:formula="of:=[.Y77]" table:style-name="ce63"/>
          <table:table-cell office:value-type="string" office:string-value="" table:formula="of:=[.Z77]" table:style-name="ce63"/>
          <table:table-cell office:value-type="string" office:string-value="" table:formula="of:=[.AA77]" table:style-name="ce63"/>
          <table:table-cell office:value-type="string" office:string-value="" table:formula="of:=[.AB77]" table:style-name="ce63"/>
          <table:table-cell office:value-type="string" office:string-value="" table:formula="of:=[.AC77]" table:style-name="ce63"/>
          <table:table-cell office:value-type="string" office:string-value="" table:formula="of:=[.AD77]" table:style-name="ce63"/>
          <table:table-cell office:value-type="string" office:string-value="" table:formula="of:=[.AE77]" table:style-name="ce63"/>
          <table:table-cell office:value-type="string" office:string-value="" table:formula="of:=[.AF77]" table:style-name="ce63"/>
          <table:table-cell office:value-type="string" office:string-value="" table:formula="of:=[.AG77]" table:style-name="ce63"/>
          <table:table-cell office:value-type="string" office:string-value="" table:formula="of:=[.AH77]" table:style-name="ce63"/>
          <table:table-cell office:value-type="string" office:string-value="" table:formula="of:=[.AI77]" table:style-name="ce63"/>
          <table:table-cell office:value-type="string" office:string-value="" table:formula="of:=[.AJ77]" table:style-name="ce63"/>
          <table:table-cell office:value-type="string" office:string-value="" table:formula="of:=[.AK77]" table:style-name="ce63"/>
          <table:table-cell office:value-type="string" office:string-value="" table:formula="of:=[.AL77]" table:style-name="ce63"/>
          <table:table-cell office:value-type="string" office:string-value="" table:formula="of:=[.AM77]" table:style-name="ce63"/>
          <table:table-cell office:value-type="string" office:string-value="" table:formula="of:=[.AN77]" table:style-name="ce63"/>
          <table:table-cell office:value-type="string" office:string-value="" table:formula="of:=[.AO77]" table:style-name="ce63"/>
          <table:table-cell office:value-type="string" office:string-value="" table:formula="of:=[.AP77]" table:style-name="ce63"/>
          <table:table-cell office:value-type="string" office:string-value="" table:formula="of:=[.AQ77]" table:style-name="ce63"/>
          <table:table-cell office:value-type="string" office:string-value="" table:formula="of:=[.AR77]" table:style-name="ce63"/>
          <table:table-cell office:value-type="string" office:string-value="" table:formula="of:=[.AS77]" table:style-name="ce63"/>
          <table:table-cell office:value-type="string" office:string-value="" table:formula="of:=[.AT77]" table:style-name="ce63"/>
          <table:table-cell office:value-type="string" office:string-value="" table:formula="of:=[.AU77]" table:style-name="ce63"/>
          <table:table-cell office:value-type="string" office:string-value="" table:formula="of:=[.AV77]" table:style-name="ce63"/>
          <table:table-cell office:value-type="string" office:string-value="" table:formula="of:=[.AW77]" table:style-name="ce63"/>
          <table:table-cell office:value-type="string" office:string-value="" table:formula="of:=[.AX77]" table:style-name="ce63"/>
          <table:table-cell office:value-type="string" office:string-value="" table:formula="of:=[.AY77]" table:style-name="ce63"/>
          <table:table-cell office:value-type="string" office:string-value="" table:formula="of:=[.AZ77]" table:style-name="ce63"/>
          <table:table-cell office:value-type="string" office:string-value="" table:formula="of:=[.BA77]" table:style-name="ce63"/>
          <table:table-cell office:value-type="string" office:string-value="" table:formula="of:=[.BB77]" table:style-name="ce63"/>
          <table:table-cell office:value-type="string" office:string-value="" table:formula="of:=[.BC77]" table:style-name="ce63"/>
          <table:table-cell office:value-type="string" office:string-value="" table:formula="of:=[.BD77]" table:style-name="ce63"/>
          <table:table-cell office:value-type="string" office:string-value="" table:formula="of:=[.BE77]" table:style-name="ce63"/>
          <table:table-cell office:value-type="string" office:string-value="" table:formula="of:=[.BF77]" table:style-name="ce63"/>
          <table:table-cell office:value-type="string" office:string-value="" table:formula="of:=[.BG77]" table:style-name="ce63"/>
          <table:table-cell office:value-type="string" office:string-value="" table:formula="of:=[.BH77]" table:style-name="ce63"/>
          <table:table-cell office:value-type="string" office:string-value="" table:formula="of:=[.BI77]" table:style-name="ce63"/>
          <table:table-cell office:value-type="string" office:string-value="" table:formula="of:=[.BJ77]" table:style-name="ce63"/>
          <table:table-cell office:value-type="string" office:string-value="" table:formula="of:=[.BK77]" table:style-name="ce63"/>
          <table:table-cell office:value-type="string" office:string-value="" table:formula="of:=[.BL77]" table:style-name="ce63"/>
          <table:table-cell office:value-type="string" office:string-value="" table:formula="of:=[.BM77]" table:style-name="ce63"/>
          <table:table-cell office:value-type="string" office:string-value="" table:formula="of:=[.BN77]" table:style-name="ce63"/>
          <table:table-cell office:value-type="string" office:string-value="" table:formula="of:=[.BO77]" table:style-name="ce63"/>
          <table:table-cell office:value-type="string" office:string-value="" table:formula="of:=[.BP77]" table:style-name="ce63"/>
          <table:table-cell office:value-type="string" office:string-value="" table:formula="of:=[.BQ77]" table:style-name="ce63"/>
          <table:table-cell office:value-type="string" office:string-value="" table:formula="of:=[.BR77]" table:style-name="ce63"/>
          <table:table-cell office:value-type="string" office:string-value="" table:formula="of:=[.BS77]" table:style-name="ce63"/>
          <table:table-cell office:value-type="string" office:string-value="" table:formula="of:=[.BT77]" table:style-name="ce63"/>
          <table:table-cell office:value-type="string" office:string-value="" table:formula="of:=[.BU77]" table:style-name="ce63"/>
          <table:table-cell office:value-type="string" office:string-value="" table:formula="of:=[.BV77]" table:style-name="ce63"/>
          <table:table-cell office:value-type="string" office:string-value="" table:formula="of:=[.BW77]" table:style-name="ce63"/>
          <table:table-cell office:value-type="string" office:string-value="" table:formula="of:=[.BX77]" table:style-name="ce63"/>
          <table:table-cell office:value-type="string" office:string-value="" table:formula="of:=[.BY77]" table:style-name="ce63"/>
          <table:table-cell office:value-type="string" office:string-value="" table:formula="of:=[.BZ77]" table:style-name="ce63"/>
          <table:table-cell office:value-type="string" office:string-value="" table:formula="of:=[.CA77]" table:style-name="ce63"/>
          <table:table-cell office:value-type="string" office:string-value="" table:formula="of:=[.CB77]" table:style-name="ce63"/>
          <table:table-cell office:value-type="string" office:string-value="" table:formula="of:=[.CC77]" table:style-name="ce63"/>
          <table:table-cell office:value-type="string" office:string-value="" table:formula="of:=[.CD77]" table:style-name="ce63"/>
          <table:table-cell office:value-type="string" office:string-value="" table:formula="of:=[.CE77]" table:style-name="ce63"/>
          <table:table-cell office:value-type="string" office:string-value="" table:formula="of:=[.CF77]" table:style-name="ce63"/>
          <table:table-cell office:value-type="string" office:string-value="" table:formula="of:=[.CG77]" table:style-name="ce63"/>
          <table:table-cell office:value-type="string" office:string-value="" table:formula="of:=[.CH77]" table:style-name="ce63"/>
          <table:table-cell office:value-type="string" office:string-value="" table:formula="of:=[.CI77]" table:style-name="ce63"/>
          <table:table-cell office:value-type="string" office:string-value="" table:formula="of:=[.CJ77]" table:style-name="ce63"/>
          <table:table-cell office:value-type="string" office:string-value="" table:formula="of:=[.CK77]" table:style-name="ce63"/>
          <table:table-cell office:value-type="string" office:string-value="" table:formula="of:=[.CL77]" table:style-name="ce63"/>
          <table:table-cell office:value-type="string" office:string-value="" table:formula="of:=[.CM77]" table:style-name="ce63"/>
          <table:table-cell office:value-type="string" office:string-value="" table:formula="of:=[.CN77]" table:style-name="ce63"/>
          <table:table-cell office:value-type="string" office:string-value="" table:formula="of:=[.CO77]" table:style-name="ce63"/>
          <table:table-cell office:value-type="string" office:string-value="" table:formula="of:=[.CP77]" table:style-name="ce63"/>
          <table:table-cell office:value-type="string" office:string-value="" table:formula="of:=[.CQ77]" table:style-name="ce63"/>
          <table:table-cell office:value-type="string" office:string-value="" table:formula="of:=[.CR77]" table:style-name="ce63"/>
          <table:table-cell office:value-type="string" office:string-value="" table:formula="of:=[.CS77]" table:style-name="ce63"/>
          <table:table-cell office:value-type="string" office:string-value="" table:formula="of:=[.CT77]" table:style-name="ce63"/>
          <table:table-cell office:value-type="string" office:string-value="" table:formula="of:=[.CU77]" table:style-name="ce63"/>
          <table:table-cell office:value-type="string" office:string-value="" table:formula="of:=[.CV77]" table:style-name="ce63"/>
          <table:table-cell office:value-type="string" office:string-value="" table:formula="of:=[.CW77]" table:style-name="ce63"/>
          <table:table-cell office:value-type="string" office:string-value="" table:formula="of:=[.CX77]" table:style-name="ce63"/>
          <table:table-cell office:value-type="string" office:string-value="" table:formula="of:=[.CY77]" table:style-name="ce63"/>
          <table:table-cell office:value-type="string" office:string-value="" table:formula="of:=[.CZ77]" table:style-name="ce63"/>
          <table:table-cell office:value-type="string" office:string-value="" table:formula="of:=[.DA77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50]&lt;&gt;&quot;&quot;;[Setup.A50];&quot;&quot;)" table:style-name="ce1"/>
          <table:table-cell table:style-name="ce56"/>
          <table:table-cell office:value-type="string" office:string-value="" table:formula="of:=IF([Setup.B50]&lt;&gt;&quot;&quot;;[Setup.B50];&quot;&quot;)" table:style-name="ce1"/>
          <table:table-cell office:value-type="string" office:string-value="" table:formula="of:=[.DB78]" table:style-name="ce42"/>
          <table:table-cell table:style-name="ce49"/>
          <table:table-cell table:style-name="ce50"/>
          <table:table-cell office:value-type="string" office:string-value="" table:formula="of:=[.C78]" table:style-name="ce42"/>
          <table:table-cell office:value-type="string" office:string-value="" table:formula="of:=[.G78]" table:style-name="ce63"/>
          <table:table-cell office:value-type="string" office:string-value="" table:formula="of:=[.H78]" table:style-name="ce63"/>
          <table:table-cell office:value-type="string" office:string-value="" table:formula="of:=[.I78]" table:style-name="ce63"/>
          <table:table-cell office:value-type="string" office:string-value="" table:formula="of:=[.J78]" table:style-name="ce63"/>
          <table:table-cell office:value-type="string" office:string-value="" table:formula="of:=[.K78]" table:style-name="ce63"/>
          <table:table-cell office:value-type="string" office:string-value="" table:formula="of:=[.L78]" table:style-name="ce63"/>
          <table:table-cell office:value-type="string" office:string-value="" table:formula="of:=[.M78]" table:style-name="ce63"/>
          <table:table-cell office:value-type="string" office:string-value="" table:formula="of:=[.N78]" table:style-name="ce63"/>
          <table:table-cell office:value-type="string" office:string-value="" table:formula="of:=[.O78]" table:style-name="ce63"/>
          <table:table-cell office:value-type="string" office:string-value="" table:formula="of:=[.P78]" table:style-name="ce63"/>
          <table:table-cell office:value-type="string" office:string-value="" table:formula="of:=[.Q78]" table:style-name="ce63"/>
          <table:table-cell office:value-type="string" office:string-value="" table:formula="of:=[.R78]" table:style-name="ce63"/>
          <table:table-cell office:value-type="string" office:string-value="" table:formula="of:=[.S78]" table:style-name="ce63"/>
          <table:table-cell office:value-type="string" office:string-value="" table:formula="of:=[.T78]" table:style-name="ce63"/>
          <table:table-cell office:value-type="string" office:string-value="" table:formula="of:=[.U78]" table:style-name="ce63"/>
          <table:table-cell office:value-type="string" office:string-value="" table:formula="of:=[.V78]" table:style-name="ce63"/>
          <table:table-cell office:value-type="string" office:string-value="" table:formula="of:=[.W78]" table:style-name="ce63"/>
          <table:table-cell office:value-type="string" office:string-value="" table:formula="of:=[.X78]" table:style-name="ce63"/>
          <table:table-cell office:value-type="string" office:string-value="" table:formula="of:=[.Y78]" table:style-name="ce63"/>
          <table:table-cell office:value-type="string" office:string-value="" table:formula="of:=[.Z78]" table:style-name="ce63"/>
          <table:table-cell office:value-type="string" office:string-value="" table:formula="of:=[.AA78]" table:style-name="ce63"/>
          <table:table-cell office:value-type="string" office:string-value="" table:formula="of:=[.AB78]" table:style-name="ce63"/>
          <table:table-cell office:value-type="string" office:string-value="" table:formula="of:=[.AC78]" table:style-name="ce63"/>
          <table:table-cell office:value-type="string" office:string-value="" table:formula="of:=[.AD78]" table:style-name="ce63"/>
          <table:table-cell office:value-type="string" office:string-value="" table:formula="of:=[.AE78]" table:style-name="ce63"/>
          <table:table-cell office:value-type="string" office:string-value="" table:formula="of:=[.AF78]" table:style-name="ce63"/>
          <table:table-cell office:value-type="string" office:string-value="" table:formula="of:=[.AG78]" table:style-name="ce63"/>
          <table:table-cell office:value-type="string" office:string-value="" table:formula="of:=[.AH78]" table:style-name="ce63"/>
          <table:table-cell office:value-type="string" office:string-value="" table:formula="of:=[.AI78]" table:style-name="ce63"/>
          <table:table-cell office:value-type="string" office:string-value="" table:formula="of:=[.AJ78]" table:style-name="ce63"/>
          <table:table-cell office:value-type="string" office:string-value="" table:formula="of:=[.AK78]" table:style-name="ce63"/>
          <table:table-cell office:value-type="string" office:string-value="" table:formula="of:=[.AL78]" table:style-name="ce63"/>
          <table:table-cell office:value-type="string" office:string-value="" table:formula="of:=[.AM78]" table:style-name="ce63"/>
          <table:table-cell office:value-type="string" office:string-value="" table:formula="of:=[.AN78]" table:style-name="ce63"/>
          <table:table-cell office:value-type="string" office:string-value="" table:formula="of:=[.AO78]" table:style-name="ce63"/>
          <table:table-cell office:value-type="string" office:string-value="" table:formula="of:=[.AP78]" table:style-name="ce63"/>
          <table:table-cell office:value-type="string" office:string-value="" table:formula="of:=[.AQ78]" table:style-name="ce63"/>
          <table:table-cell office:value-type="string" office:string-value="" table:formula="of:=[.AR78]" table:style-name="ce63"/>
          <table:table-cell office:value-type="string" office:string-value="" table:formula="of:=[.AS78]" table:style-name="ce63"/>
          <table:table-cell office:value-type="string" office:string-value="" table:formula="of:=[.AT78]" table:style-name="ce63"/>
          <table:table-cell office:value-type="string" office:string-value="" table:formula="of:=[.AU78]" table:style-name="ce63"/>
          <table:table-cell office:value-type="string" office:string-value="" table:formula="of:=[.AV78]" table:style-name="ce63"/>
          <table:table-cell office:value-type="string" office:string-value="" table:formula="of:=[.AW78]" table:style-name="ce63"/>
          <table:table-cell office:value-type="string" office:string-value="" table:formula="of:=[.AX78]" table:style-name="ce63"/>
          <table:table-cell office:value-type="string" office:string-value="" table:formula="of:=[.AY78]" table:style-name="ce63"/>
          <table:table-cell office:value-type="string" office:string-value="" table:formula="of:=[.AZ78]" table:style-name="ce63"/>
          <table:table-cell office:value-type="string" office:string-value="" table:formula="of:=[.BA78]" table:style-name="ce63"/>
          <table:table-cell office:value-type="string" office:string-value="" table:formula="of:=[.BB78]" table:style-name="ce63"/>
          <table:table-cell office:value-type="string" office:string-value="" table:formula="of:=[.BC78]" table:style-name="ce63"/>
          <table:table-cell office:value-type="string" office:string-value="" table:formula="of:=[.BD78]" table:style-name="ce63"/>
          <table:table-cell office:value-type="string" office:string-value="" table:formula="of:=[.BE78]" table:style-name="ce63"/>
          <table:table-cell office:value-type="string" office:string-value="" table:formula="of:=[.BF78]" table:style-name="ce63"/>
          <table:table-cell office:value-type="string" office:string-value="" table:formula="of:=[.BG78]" table:style-name="ce63"/>
          <table:table-cell office:value-type="string" office:string-value="" table:formula="of:=[.BH78]" table:style-name="ce63"/>
          <table:table-cell office:value-type="string" office:string-value="" table:formula="of:=[.BI78]" table:style-name="ce63"/>
          <table:table-cell office:value-type="string" office:string-value="" table:formula="of:=[.BJ78]" table:style-name="ce63"/>
          <table:table-cell office:value-type="string" office:string-value="" table:formula="of:=[.BK78]" table:style-name="ce63"/>
          <table:table-cell office:value-type="string" office:string-value="" table:formula="of:=[.BL78]" table:style-name="ce63"/>
          <table:table-cell office:value-type="string" office:string-value="" table:formula="of:=[.BM78]" table:style-name="ce63"/>
          <table:table-cell office:value-type="string" office:string-value="" table:formula="of:=[.BN78]" table:style-name="ce63"/>
          <table:table-cell office:value-type="string" office:string-value="" table:formula="of:=[.BO78]" table:style-name="ce63"/>
          <table:table-cell office:value-type="string" office:string-value="" table:formula="of:=[.BP78]" table:style-name="ce63"/>
          <table:table-cell office:value-type="string" office:string-value="" table:formula="of:=[.BQ78]" table:style-name="ce63"/>
          <table:table-cell office:value-type="string" office:string-value="" table:formula="of:=[.BR78]" table:style-name="ce63"/>
          <table:table-cell office:value-type="string" office:string-value="" table:formula="of:=[.BS78]" table:style-name="ce63"/>
          <table:table-cell office:value-type="string" office:string-value="" table:formula="of:=[.BT78]" table:style-name="ce63"/>
          <table:table-cell office:value-type="string" office:string-value="" table:formula="of:=[.BU78]" table:style-name="ce63"/>
          <table:table-cell office:value-type="string" office:string-value="" table:formula="of:=[.BV78]" table:style-name="ce63"/>
          <table:table-cell office:value-type="string" office:string-value="" table:formula="of:=[.BW78]" table:style-name="ce63"/>
          <table:table-cell office:value-type="string" office:string-value="" table:formula="of:=[.BX78]" table:style-name="ce63"/>
          <table:table-cell office:value-type="string" office:string-value="" table:formula="of:=[.BY78]" table:style-name="ce63"/>
          <table:table-cell office:value-type="string" office:string-value="" table:formula="of:=[.BZ78]" table:style-name="ce63"/>
          <table:table-cell office:value-type="string" office:string-value="" table:formula="of:=[.CA78]" table:style-name="ce63"/>
          <table:table-cell office:value-type="string" office:string-value="" table:formula="of:=[.CB78]" table:style-name="ce63"/>
          <table:table-cell office:value-type="string" office:string-value="" table:formula="of:=[.CC78]" table:style-name="ce63"/>
          <table:table-cell office:value-type="string" office:string-value="" table:formula="of:=[.CD78]" table:style-name="ce63"/>
          <table:table-cell office:value-type="string" office:string-value="" table:formula="of:=[.CE78]" table:style-name="ce63"/>
          <table:table-cell office:value-type="string" office:string-value="" table:formula="of:=[.CF78]" table:style-name="ce63"/>
          <table:table-cell office:value-type="string" office:string-value="" table:formula="of:=[.CG78]" table:style-name="ce63"/>
          <table:table-cell office:value-type="string" office:string-value="" table:formula="of:=[.CH78]" table:style-name="ce63"/>
          <table:table-cell office:value-type="string" office:string-value="" table:formula="of:=[.CI78]" table:style-name="ce63"/>
          <table:table-cell office:value-type="string" office:string-value="" table:formula="of:=[.CJ78]" table:style-name="ce63"/>
          <table:table-cell office:value-type="string" office:string-value="" table:formula="of:=[.CK78]" table:style-name="ce63"/>
          <table:table-cell office:value-type="string" office:string-value="" table:formula="of:=[.CL78]" table:style-name="ce63"/>
          <table:table-cell office:value-type="string" office:string-value="" table:formula="of:=[.CM78]" table:style-name="ce63"/>
          <table:table-cell office:value-type="string" office:string-value="" table:formula="of:=[.CN78]" table:style-name="ce63"/>
          <table:table-cell office:value-type="string" office:string-value="" table:formula="of:=[.CO78]" table:style-name="ce63"/>
          <table:table-cell office:value-type="string" office:string-value="" table:formula="of:=[.CP78]" table:style-name="ce63"/>
          <table:table-cell office:value-type="string" office:string-value="" table:formula="of:=[.CQ78]" table:style-name="ce63"/>
          <table:table-cell office:value-type="string" office:string-value="" table:formula="of:=[.CR78]" table:style-name="ce63"/>
          <table:table-cell office:value-type="string" office:string-value="" table:formula="of:=[.CS78]" table:style-name="ce63"/>
          <table:table-cell office:value-type="string" office:string-value="" table:formula="of:=[.CT78]" table:style-name="ce63"/>
          <table:table-cell office:value-type="string" office:string-value="" table:formula="of:=[.CU78]" table:style-name="ce63"/>
          <table:table-cell office:value-type="string" office:string-value="" table:formula="of:=[.CV78]" table:style-name="ce63"/>
          <table:table-cell office:value-type="string" office:string-value="" table:formula="of:=[.CW78]" table:style-name="ce63"/>
          <table:table-cell office:value-type="string" office:string-value="" table:formula="of:=[.CX78]" table:style-name="ce63"/>
          <table:table-cell office:value-type="string" office:string-value="" table:formula="of:=[.CY78]" table:style-name="ce63"/>
          <table:table-cell office:value-type="string" office:string-value="" table:formula="of:=[.CZ78]" table:style-name="ce63"/>
          <table:table-cell office:value-type="string" office:string-value="" table:formula="of:=[.DA78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51]&lt;&gt;&quot;&quot;;[Setup.A51];&quot;&quot;)" table:style-name="ce1"/>
          <table:table-cell table:style-name="ce56"/>
          <table:table-cell office:value-type="string" office:string-value="" table:formula="of:=IF([Setup.B51]&lt;&gt;&quot;&quot;;[Setup.B51];&quot;&quot;)" table:style-name="ce1"/>
          <table:table-cell office:value-type="string" office:string-value="" table:formula="of:=[.DB79]" table:style-name="ce42"/>
          <table:table-cell table:style-name="ce49"/>
          <table:table-cell table:style-name="ce50"/>
          <table:table-cell office:value-type="string" office:string-value="" table:formula="of:=[.C79]" table:style-name="ce42"/>
          <table:table-cell office:value-type="string" office:string-value="" table:formula="of:=[.G79]" table:style-name="ce63"/>
          <table:table-cell office:value-type="string" office:string-value="" table:formula="of:=[.H79]" table:style-name="ce63"/>
          <table:table-cell office:value-type="string" office:string-value="" table:formula="of:=[.I79]" table:style-name="ce63"/>
          <table:table-cell office:value-type="string" office:string-value="" table:formula="of:=[.J79]" table:style-name="ce63"/>
          <table:table-cell office:value-type="string" office:string-value="" table:formula="of:=[.K79]" table:style-name="ce63"/>
          <table:table-cell office:value-type="string" office:string-value="" table:formula="of:=[.L79]" table:style-name="ce63"/>
          <table:table-cell office:value-type="string" office:string-value="" table:formula="of:=[.M79]" table:style-name="ce63"/>
          <table:table-cell office:value-type="string" office:string-value="" table:formula="of:=[.N79]" table:style-name="ce63"/>
          <table:table-cell office:value-type="string" office:string-value="" table:formula="of:=[.O79]" table:style-name="ce63"/>
          <table:table-cell office:value-type="string" office:string-value="" table:formula="of:=[.P79]" table:style-name="ce63"/>
          <table:table-cell office:value-type="string" office:string-value="" table:formula="of:=[.Q79]" table:style-name="ce63"/>
          <table:table-cell office:value-type="string" office:string-value="" table:formula="of:=[.R79]" table:style-name="ce63"/>
          <table:table-cell office:value-type="string" office:string-value="" table:formula="of:=[.S79]" table:style-name="ce63"/>
          <table:table-cell office:value-type="string" office:string-value="" table:formula="of:=[.T79]" table:style-name="ce63"/>
          <table:table-cell office:value-type="string" office:string-value="" table:formula="of:=[.U79]" table:style-name="ce63"/>
          <table:table-cell office:value-type="string" office:string-value="" table:formula="of:=[.V79]" table:style-name="ce63"/>
          <table:table-cell office:value-type="string" office:string-value="" table:formula="of:=[.W79]" table:style-name="ce63"/>
          <table:table-cell office:value-type="string" office:string-value="" table:formula="of:=[.X79]" table:style-name="ce63"/>
          <table:table-cell office:value-type="string" office:string-value="" table:formula="of:=[.Y79]" table:style-name="ce63"/>
          <table:table-cell office:value-type="string" office:string-value="" table:formula="of:=[.Z79]" table:style-name="ce63"/>
          <table:table-cell office:value-type="string" office:string-value="" table:formula="of:=[.AA79]" table:style-name="ce63"/>
          <table:table-cell office:value-type="string" office:string-value="" table:formula="of:=[.AB79]" table:style-name="ce63"/>
          <table:table-cell office:value-type="string" office:string-value="" table:formula="of:=[.AC79]" table:style-name="ce63"/>
          <table:table-cell office:value-type="string" office:string-value="" table:formula="of:=[.AD79]" table:style-name="ce63"/>
          <table:table-cell office:value-type="string" office:string-value="" table:formula="of:=[.AE79]" table:style-name="ce63"/>
          <table:table-cell office:value-type="string" office:string-value="" table:formula="of:=[.AF79]" table:style-name="ce63"/>
          <table:table-cell office:value-type="string" office:string-value="" table:formula="of:=[.AG79]" table:style-name="ce63"/>
          <table:table-cell office:value-type="string" office:string-value="" table:formula="of:=[.AH79]" table:style-name="ce63"/>
          <table:table-cell office:value-type="string" office:string-value="" table:formula="of:=[.AI79]" table:style-name="ce63"/>
          <table:table-cell office:value-type="string" office:string-value="" table:formula="of:=[.AJ79]" table:style-name="ce63"/>
          <table:table-cell office:value-type="string" office:string-value="" table:formula="of:=[.AK79]" table:style-name="ce63"/>
          <table:table-cell office:value-type="string" office:string-value="" table:formula="of:=[.AL79]" table:style-name="ce63"/>
          <table:table-cell office:value-type="string" office:string-value="" table:formula="of:=[.AM79]" table:style-name="ce63"/>
          <table:table-cell office:value-type="string" office:string-value="" table:formula="of:=[.AN79]" table:style-name="ce63"/>
          <table:table-cell office:value-type="string" office:string-value="" table:formula="of:=[.AO79]" table:style-name="ce63"/>
          <table:table-cell office:value-type="string" office:string-value="" table:formula="of:=[.AP79]" table:style-name="ce63"/>
          <table:table-cell office:value-type="string" office:string-value="" table:formula="of:=[.AQ79]" table:style-name="ce63"/>
          <table:table-cell office:value-type="string" office:string-value="" table:formula="of:=[.AR79]" table:style-name="ce63"/>
          <table:table-cell office:value-type="string" office:string-value="" table:formula="of:=[.AS79]" table:style-name="ce63"/>
          <table:table-cell office:value-type="string" office:string-value="" table:formula="of:=[.AT79]" table:style-name="ce63"/>
          <table:table-cell office:value-type="string" office:string-value="" table:formula="of:=[.AU79]" table:style-name="ce63"/>
          <table:table-cell office:value-type="string" office:string-value="" table:formula="of:=[.AV79]" table:style-name="ce63"/>
          <table:table-cell office:value-type="string" office:string-value="" table:formula="of:=[.AW79]" table:style-name="ce63"/>
          <table:table-cell office:value-type="string" office:string-value="" table:formula="of:=[.AX79]" table:style-name="ce63"/>
          <table:table-cell office:value-type="string" office:string-value="" table:formula="of:=[.AY79]" table:style-name="ce63"/>
          <table:table-cell office:value-type="string" office:string-value="" table:formula="of:=[.AZ79]" table:style-name="ce63"/>
          <table:table-cell office:value-type="string" office:string-value="" table:formula="of:=[.BA79]" table:style-name="ce63"/>
          <table:table-cell office:value-type="string" office:string-value="" table:formula="of:=[.BB79]" table:style-name="ce63"/>
          <table:table-cell office:value-type="string" office:string-value="" table:formula="of:=[.BC79]" table:style-name="ce63"/>
          <table:table-cell office:value-type="string" office:string-value="" table:formula="of:=[.BD79]" table:style-name="ce63"/>
          <table:table-cell office:value-type="string" office:string-value="" table:formula="of:=[.BE79]" table:style-name="ce63"/>
          <table:table-cell office:value-type="string" office:string-value="" table:formula="of:=[.BF79]" table:style-name="ce63"/>
          <table:table-cell office:value-type="string" office:string-value="" table:formula="of:=[.BG79]" table:style-name="ce63"/>
          <table:table-cell office:value-type="string" office:string-value="" table:formula="of:=[.BH79]" table:style-name="ce63"/>
          <table:table-cell office:value-type="string" office:string-value="" table:formula="of:=[.BI79]" table:style-name="ce63"/>
          <table:table-cell office:value-type="string" office:string-value="" table:formula="of:=[.BJ79]" table:style-name="ce63"/>
          <table:table-cell office:value-type="string" office:string-value="" table:formula="of:=[.BK79]" table:style-name="ce63"/>
          <table:table-cell office:value-type="string" office:string-value="" table:formula="of:=[.BL79]" table:style-name="ce63"/>
          <table:table-cell office:value-type="string" office:string-value="" table:formula="of:=[.BM79]" table:style-name="ce63"/>
          <table:table-cell office:value-type="string" office:string-value="" table:formula="of:=[.BN79]" table:style-name="ce63"/>
          <table:table-cell office:value-type="string" office:string-value="" table:formula="of:=[.BO79]" table:style-name="ce63"/>
          <table:table-cell office:value-type="string" office:string-value="" table:formula="of:=[.BP79]" table:style-name="ce63"/>
          <table:table-cell office:value-type="string" office:string-value="" table:formula="of:=[.BQ79]" table:style-name="ce63"/>
          <table:table-cell office:value-type="string" office:string-value="" table:formula="of:=[.BR79]" table:style-name="ce63"/>
          <table:table-cell office:value-type="string" office:string-value="" table:formula="of:=[.BS79]" table:style-name="ce63"/>
          <table:table-cell office:value-type="string" office:string-value="" table:formula="of:=[.BT79]" table:style-name="ce63"/>
          <table:table-cell office:value-type="string" office:string-value="" table:formula="of:=[.BU79]" table:style-name="ce63"/>
          <table:table-cell office:value-type="string" office:string-value="" table:formula="of:=[.BV79]" table:style-name="ce63"/>
          <table:table-cell office:value-type="string" office:string-value="" table:formula="of:=[.BW79]" table:style-name="ce63"/>
          <table:table-cell office:value-type="string" office:string-value="" table:formula="of:=[.BX79]" table:style-name="ce63"/>
          <table:table-cell office:value-type="string" office:string-value="" table:formula="of:=[.BY79]" table:style-name="ce63"/>
          <table:table-cell office:value-type="string" office:string-value="" table:formula="of:=[.BZ79]" table:style-name="ce63"/>
          <table:table-cell office:value-type="string" office:string-value="" table:formula="of:=[.CA79]" table:style-name="ce63"/>
          <table:table-cell office:value-type="string" office:string-value="" table:formula="of:=[.CB79]" table:style-name="ce63"/>
          <table:table-cell office:value-type="string" office:string-value="" table:formula="of:=[.CC79]" table:style-name="ce63"/>
          <table:table-cell office:value-type="string" office:string-value="" table:formula="of:=[.CD79]" table:style-name="ce63"/>
          <table:table-cell office:value-type="string" office:string-value="" table:formula="of:=[.CE79]" table:style-name="ce63"/>
          <table:table-cell office:value-type="string" office:string-value="" table:formula="of:=[.CF79]" table:style-name="ce63"/>
          <table:table-cell office:value-type="string" office:string-value="" table:formula="of:=[.CG79]" table:style-name="ce63"/>
          <table:table-cell office:value-type="string" office:string-value="" table:formula="of:=[.CH79]" table:style-name="ce63"/>
          <table:table-cell office:value-type="string" office:string-value="" table:formula="of:=[.CI79]" table:style-name="ce63"/>
          <table:table-cell office:value-type="string" office:string-value="" table:formula="of:=[.CJ79]" table:style-name="ce63"/>
          <table:table-cell office:value-type="string" office:string-value="" table:formula="of:=[.CK79]" table:style-name="ce63"/>
          <table:table-cell office:value-type="string" office:string-value="" table:formula="of:=[.CL79]" table:style-name="ce63"/>
          <table:table-cell office:value-type="string" office:string-value="" table:formula="of:=[.CM79]" table:style-name="ce63"/>
          <table:table-cell office:value-type="string" office:string-value="" table:formula="of:=[.CN79]" table:style-name="ce63"/>
          <table:table-cell office:value-type="string" office:string-value="" table:formula="of:=[.CO79]" table:style-name="ce63"/>
          <table:table-cell office:value-type="string" office:string-value="" table:formula="of:=[.CP79]" table:style-name="ce63"/>
          <table:table-cell office:value-type="string" office:string-value="" table:formula="of:=[.CQ79]" table:style-name="ce63"/>
          <table:table-cell office:value-type="string" office:string-value="" table:formula="of:=[.CR79]" table:style-name="ce63"/>
          <table:table-cell office:value-type="string" office:string-value="" table:formula="of:=[.CS79]" table:style-name="ce63"/>
          <table:table-cell office:value-type="string" office:string-value="" table:formula="of:=[.CT79]" table:style-name="ce63"/>
          <table:table-cell office:value-type="string" office:string-value="" table:formula="of:=[.CU79]" table:style-name="ce63"/>
          <table:table-cell office:value-type="string" office:string-value="" table:formula="of:=[.CV79]" table:style-name="ce63"/>
          <table:table-cell office:value-type="string" office:string-value="" table:formula="of:=[.CW79]" table:style-name="ce63"/>
          <table:table-cell office:value-type="string" office:string-value="" table:formula="of:=[.CX79]" table:style-name="ce63"/>
          <table:table-cell office:value-type="string" office:string-value="" table:formula="of:=[.CY79]" table:style-name="ce63"/>
          <table:table-cell office:value-type="string" office:string-value="" table:formula="of:=[.CZ79]" table:style-name="ce63"/>
          <table:table-cell office:value-type="string" office:string-value="" table:formula="of:=[.DA79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52]&lt;&gt;&quot;&quot;;[Setup.A52];&quot;&quot;)" table:style-name="ce1"/>
          <table:table-cell table:style-name="ce56"/>
          <table:table-cell office:value-type="string" office:string-value="" table:formula="of:=IF([Setup.B52]&lt;&gt;&quot;&quot;;[Setup.B52];&quot;&quot;)" table:style-name="ce1"/>
          <table:table-cell office:value-type="string" office:string-value="" table:formula="of:=[.DB80]" table:style-name="ce42"/>
          <table:table-cell table:style-name="ce49"/>
          <table:table-cell table:style-name="ce50"/>
          <table:table-cell office:value-type="string" office:string-value="" table:formula="of:=[.C80]" table:style-name="ce42"/>
          <table:table-cell office:value-type="string" office:string-value="" table:formula="of:=[.G80]" table:style-name="ce63"/>
          <table:table-cell office:value-type="string" office:string-value="" table:formula="of:=[.H80]" table:style-name="ce63"/>
          <table:table-cell office:value-type="string" office:string-value="" table:formula="of:=[.I80]" table:style-name="ce63"/>
          <table:table-cell office:value-type="string" office:string-value="" table:formula="of:=[.J80]" table:style-name="ce63"/>
          <table:table-cell office:value-type="string" office:string-value="" table:formula="of:=[.K80]" table:style-name="ce63"/>
          <table:table-cell office:value-type="string" office:string-value="" table:formula="of:=[.L80]" table:style-name="ce63"/>
          <table:table-cell office:value-type="string" office:string-value="" table:formula="of:=[.M80]" table:style-name="ce63"/>
          <table:table-cell office:value-type="string" office:string-value="" table:formula="of:=[.N80]" table:style-name="ce63"/>
          <table:table-cell office:value-type="string" office:string-value="" table:formula="of:=[.O80]" table:style-name="ce63"/>
          <table:table-cell office:value-type="string" office:string-value="" table:formula="of:=[.P80]" table:style-name="ce63"/>
          <table:table-cell office:value-type="string" office:string-value="" table:formula="of:=[.Q80]" table:style-name="ce63"/>
          <table:table-cell office:value-type="string" office:string-value="" table:formula="of:=[.R80]" table:style-name="ce63"/>
          <table:table-cell office:value-type="string" office:string-value="" table:formula="of:=[.S80]" table:style-name="ce63"/>
          <table:table-cell office:value-type="string" office:string-value="" table:formula="of:=[.T80]" table:style-name="ce63"/>
          <table:table-cell office:value-type="string" office:string-value="" table:formula="of:=[.U80]" table:style-name="ce63"/>
          <table:table-cell office:value-type="string" office:string-value="" table:formula="of:=[.V80]" table:style-name="ce63"/>
          <table:table-cell office:value-type="string" office:string-value="" table:formula="of:=[.W80]" table:style-name="ce63"/>
          <table:table-cell office:value-type="string" office:string-value="" table:formula="of:=[.X80]" table:style-name="ce63"/>
          <table:table-cell office:value-type="string" office:string-value="" table:formula="of:=[.Y80]" table:style-name="ce63"/>
          <table:table-cell office:value-type="string" office:string-value="" table:formula="of:=[.Z80]" table:style-name="ce63"/>
          <table:table-cell office:value-type="string" office:string-value="" table:formula="of:=[.AA80]" table:style-name="ce63"/>
          <table:table-cell office:value-type="string" office:string-value="" table:formula="of:=[.AB80]" table:style-name="ce63"/>
          <table:table-cell office:value-type="string" office:string-value="" table:formula="of:=[.AC80]" table:style-name="ce63"/>
          <table:table-cell office:value-type="string" office:string-value="" table:formula="of:=[.AD80]" table:style-name="ce63"/>
          <table:table-cell office:value-type="string" office:string-value="" table:formula="of:=[.AE80]" table:style-name="ce63"/>
          <table:table-cell office:value-type="string" office:string-value="" table:formula="of:=[.AF80]" table:style-name="ce63"/>
          <table:table-cell office:value-type="string" office:string-value="" table:formula="of:=[.AG80]" table:style-name="ce63"/>
          <table:table-cell office:value-type="string" office:string-value="" table:formula="of:=[.AH80]" table:style-name="ce63"/>
          <table:table-cell office:value-type="string" office:string-value="" table:formula="of:=[.AI80]" table:style-name="ce63"/>
          <table:table-cell office:value-type="string" office:string-value="" table:formula="of:=[.AJ80]" table:style-name="ce63"/>
          <table:table-cell office:value-type="string" office:string-value="" table:formula="of:=[.AK80]" table:style-name="ce63"/>
          <table:table-cell office:value-type="string" office:string-value="" table:formula="of:=[.AL80]" table:style-name="ce63"/>
          <table:table-cell office:value-type="string" office:string-value="" table:formula="of:=[.AM80]" table:style-name="ce63"/>
          <table:table-cell office:value-type="string" office:string-value="" table:formula="of:=[.AN80]" table:style-name="ce63"/>
          <table:table-cell office:value-type="string" office:string-value="" table:formula="of:=[.AO80]" table:style-name="ce63"/>
          <table:table-cell office:value-type="string" office:string-value="" table:formula="of:=[.AP80]" table:style-name="ce63"/>
          <table:table-cell office:value-type="string" office:string-value="" table:formula="of:=[.AQ80]" table:style-name="ce63"/>
          <table:table-cell office:value-type="string" office:string-value="" table:formula="of:=[.AR80]" table:style-name="ce63"/>
          <table:table-cell office:value-type="string" office:string-value="" table:formula="of:=[.AS80]" table:style-name="ce63"/>
          <table:table-cell office:value-type="string" office:string-value="" table:formula="of:=[.AT80]" table:style-name="ce63"/>
          <table:table-cell office:value-type="string" office:string-value="" table:formula="of:=[.AU80]" table:style-name="ce63"/>
          <table:table-cell office:value-type="string" office:string-value="" table:formula="of:=[.AV80]" table:style-name="ce63"/>
          <table:table-cell office:value-type="string" office:string-value="" table:formula="of:=[.AW80]" table:style-name="ce63"/>
          <table:table-cell office:value-type="string" office:string-value="" table:formula="of:=[.AX80]" table:style-name="ce63"/>
          <table:table-cell office:value-type="string" office:string-value="" table:formula="of:=[.AY80]" table:style-name="ce63"/>
          <table:table-cell office:value-type="string" office:string-value="" table:formula="of:=[.AZ80]" table:style-name="ce63"/>
          <table:table-cell office:value-type="string" office:string-value="" table:formula="of:=[.BA80]" table:style-name="ce63"/>
          <table:table-cell office:value-type="string" office:string-value="" table:formula="of:=[.BB80]" table:style-name="ce63"/>
          <table:table-cell office:value-type="string" office:string-value="" table:formula="of:=[.BC80]" table:style-name="ce63"/>
          <table:table-cell office:value-type="string" office:string-value="" table:formula="of:=[.BD80]" table:style-name="ce63"/>
          <table:table-cell office:value-type="string" office:string-value="" table:formula="of:=[.BE80]" table:style-name="ce63"/>
          <table:table-cell office:value-type="string" office:string-value="" table:formula="of:=[.BF80]" table:style-name="ce63"/>
          <table:table-cell office:value-type="string" office:string-value="" table:formula="of:=[.BG80]" table:style-name="ce63"/>
          <table:table-cell office:value-type="string" office:string-value="" table:formula="of:=[.BH80]" table:style-name="ce63"/>
          <table:table-cell office:value-type="string" office:string-value="" table:formula="of:=[.BI80]" table:style-name="ce63"/>
          <table:table-cell office:value-type="string" office:string-value="" table:formula="of:=[.BJ80]" table:style-name="ce63"/>
          <table:table-cell office:value-type="string" office:string-value="" table:formula="of:=[.BK80]" table:style-name="ce63"/>
          <table:table-cell office:value-type="string" office:string-value="" table:formula="of:=[.BL80]" table:style-name="ce63"/>
          <table:table-cell office:value-type="string" office:string-value="" table:formula="of:=[.BM80]" table:style-name="ce63"/>
          <table:table-cell office:value-type="string" office:string-value="" table:formula="of:=[.BN80]" table:style-name="ce63"/>
          <table:table-cell office:value-type="string" office:string-value="" table:formula="of:=[.BO80]" table:style-name="ce63"/>
          <table:table-cell office:value-type="string" office:string-value="" table:formula="of:=[.BP80]" table:style-name="ce63"/>
          <table:table-cell office:value-type="string" office:string-value="" table:formula="of:=[.BQ80]" table:style-name="ce63"/>
          <table:table-cell office:value-type="string" office:string-value="" table:formula="of:=[.BR80]" table:style-name="ce63"/>
          <table:table-cell office:value-type="string" office:string-value="" table:formula="of:=[.BS80]" table:style-name="ce63"/>
          <table:table-cell office:value-type="string" office:string-value="" table:formula="of:=[.BT80]" table:style-name="ce63"/>
          <table:table-cell office:value-type="string" office:string-value="" table:formula="of:=[.BU80]" table:style-name="ce63"/>
          <table:table-cell office:value-type="string" office:string-value="" table:formula="of:=[.BV80]" table:style-name="ce63"/>
          <table:table-cell office:value-type="string" office:string-value="" table:formula="of:=[.BW80]" table:style-name="ce63"/>
          <table:table-cell office:value-type="string" office:string-value="" table:formula="of:=[.BX80]" table:style-name="ce63"/>
          <table:table-cell office:value-type="string" office:string-value="" table:formula="of:=[.BY80]" table:style-name="ce63"/>
          <table:table-cell office:value-type="string" office:string-value="" table:formula="of:=[.BZ80]" table:style-name="ce63"/>
          <table:table-cell office:value-type="string" office:string-value="" table:formula="of:=[.CA80]" table:style-name="ce63"/>
          <table:table-cell office:value-type="string" office:string-value="" table:formula="of:=[.CB80]" table:style-name="ce63"/>
          <table:table-cell office:value-type="string" office:string-value="" table:formula="of:=[.CC80]" table:style-name="ce63"/>
          <table:table-cell office:value-type="string" office:string-value="" table:formula="of:=[.CD80]" table:style-name="ce63"/>
          <table:table-cell office:value-type="string" office:string-value="" table:formula="of:=[.CE80]" table:style-name="ce63"/>
          <table:table-cell office:value-type="string" office:string-value="" table:formula="of:=[.CF80]" table:style-name="ce63"/>
          <table:table-cell office:value-type="string" office:string-value="" table:formula="of:=[.CG80]" table:style-name="ce63"/>
          <table:table-cell office:value-type="string" office:string-value="" table:formula="of:=[.CH80]" table:style-name="ce63"/>
          <table:table-cell office:value-type="string" office:string-value="" table:formula="of:=[.CI80]" table:style-name="ce63"/>
          <table:table-cell office:value-type="string" office:string-value="" table:formula="of:=[.CJ80]" table:style-name="ce63"/>
          <table:table-cell office:value-type="string" office:string-value="" table:formula="of:=[.CK80]" table:style-name="ce63"/>
          <table:table-cell office:value-type="string" office:string-value="" table:formula="of:=[.CL80]" table:style-name="ce63"/>
          <table:table-cell office:value-type="string" office:string-value="" table:formula="of:=[.CM80]" table:style-name="ce63"/>
          <table:table-cell office:value-type="string" office:string-value="" table:formula="of:=[.CN80]" table:style-name="ce63"/>
          <table:table-cell office:value-type="string" office:string-value="" table:formula="of:=[.CO80]" table:style-name="ce63"/>
          <table:table-cell office:value-type="string" office:string-value="" table:formula="of:=[.CP80]" table:style-name="ce63"/>
          <table:table-cell office:value-type="string" office:string-value="" table:formula="of:=[.CQ80]" table:style-name="ce63"/>
          <table:table-cell office:value-type="string" office:string-value="" table:formula="of:=[.CR80]" table:style-name="ce63"/>
          <table:table-cell office:value-type="string" office:string-value="" table:formula="of:=[.CS80]" table:style-name="ce63"/>
          <table:table-cell office:value-type="string" office:string-value="" table:formula="of:=[.CT80]" table:style-name="ce63"/>
          <table:table-cell office:value-type="string" office:string-value="" table:formula="of:=[.CU80]" table:style-name="ce63"/>
          <table:table-cell office:value-type="string" office:string-value="" table:formula="of:=[.CV80]" table:style-name="ce63"/>
          <table:table-cell office:value-type="string" office:string-value="" table:formula="of:=[.CW80]" table:style-name="ce63"/>
          <table:table-cell office:value-type="string" office:string-value="" table:formula="of:=[.CX80]" table:style-name="ce63"/>
          <table:table-cell office:value-type="string" office:string-value="" table:formula="of:=[.CY80]" table:style-name="ce63"/>
          <table:table-cell office:value-type="string" office:string-value="" table:formula="of:=[.CZ80]" table:style-name="ce63"/>
          <table:table-cell office:value-type="string" office:string-value="" table:formula="of:=[.DA80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53]&lt;&gt;&quot;&quot;;[Setup.A53];&quot;&quot;)" table:style-name="ce1"/>
          <table:table-cell table:style-name="ce56"/>
          <table:table-cell office:value-type="string" office:string-value="" table:formula="of:=IF([Setup.B53]&lt;&gt;&quot;&quot;;[Setup.B53];&quot;&quot;)" table:style-name="ce1"/>
          <table:table-cell office:value-type="string" office:string-value="" table:formula="of:=[.DB81]" table:style-name="ce42"/>
          <table:table-cell table:style-name="ce49"/>
          <table:table-cell table:style-name="ce50"/>
          <table:table-cell office:value-type="string" office:string-value="" table:formula="of:=[.C81]" table:style-name="ce42"/>
          <table:table-cell office:value-type="string" office:string-value="" table:formula="of:=[.G81]" table:style-name="ce63"/>
          <table:table-cell office:value-type="string" office:string-value="" table:formula="of:=[.H81]" table:style-name="ce63"/>
          <table:table-cell office:value-type="string" office:string-value="" table:formula="of:=[.I81]" table:style-name="ce63"/>
          <table:table-cell office:value-type="string" office:string-value="" table:formula="of:=[.J81]" table:style-name="ce63"/>
          <table:table-cell office:value-type="string" office:string-value="" table:formula="of:=[.K81]" table:style-name="ce63"/>
          <table:table-cell office:value-type="string" office:string-value="" table:formula="of:=[.L81]" table:style-name="ce63"/>
          <table:table-cell office:value-type="string" office:string-value="" table:formula="of:=[.M81]" table:style-name="ce63"/>
          <table:table-cell office:value-type="string" office:string-value="" table:formula="of:=[.N81]" table:style-name="ce63"/>
          <table:table-cell office:value-type="string" office:string-value="" table:formula="of:=[.O81]" table:style-name="ce63"/>
          <table:table-cell office:value-type="string" office:string-value="" table:formula="of:=[.P81]" table:style-name="ce63"/>
          <table:table-cell office:value-type="string" office:string-value="" table:formula="of:=[.Q81]" table:style-name="ce63"/>
          <table:table-cell office:value-type="string" office:string-value="" table:formula="of:=[.R81]" table:style-name="ce63"/>
          <table:table-cell office:value-type="string" office:string-value="" table:formula="of:=[.S81]" table:style-name="ce63"/>
          <table:table-cell office:value-type="string" office:string-value="" table:formula="of:=[.T81]" table:style-name="ce63"/>
          <table:table-cell office:value-type="string" office:string-value="" table:formula="of:=[.U81]" table:style-name="ce63"/>
          <table:table-cell office:value-type="string" office:string-value="" table:formula="of:=[.V81]" table:style-name="ce63"/>
          <table:table-cell office:value-type="string" office:string-value="" table:formula="of:=[.W81]" table:style-name="ce63"/>
          <table:table-cell office:value-type="string" office:string-value="" table:formula="of:=[.X81]" table:style-name="ce63"/>
          <table:table-cell office:value-type="string" office:string-value="" table:formula="of:=[.Y81]" table:style-name="ce63"/>
          <table:table-cell office:value-type="string" office:string-value="" table:formula="of:=[.Z81]" table:style-name="ce63"/>
          <table:table-cell office:value-type="string" office:string-value="" table:formula="of:=[.AA81]" table:style-name="ce63"/>
          <table:table-cell office:value-type="string" office:string-value="" table:formula="of:=[.AB81]" table:style-name="ce63"/>
          <table:table-cell office:value-type="string" office:string-value="" table:formula="of:=[.AC81]" table:style-name="ce63"/>
          <table:table-cell office:value-type="string" office:string-value="" table:formula="of:=[.AD81]" table:style-name="ce63"/>
          <table:table-cell office:value-type="string" office:string-value="" table:formula="of:=[.AE81]" table:style-name="ce63"/>
          <table:table-cell office:value-type="string" office:string-value="" table:formula="of:=[.AF81]" table:style-name="ce63"/>
          <table:table-cell office:value-type="string" office:string-value="" table:formula="of:=[.AG81]" table:style-name="ce63"/>
          <table:table-cell office:value-type="string" office:string-value="" table:formula="of:=[.AH81]" table:style-name="ce63"/>
          <table:table-cell office:value-type="string" office:string-value="" table:formula="of:=[.AI81]" table:style-name="ce63"/>
          <table:table-cell office:value-type="string" office:string-value="" table:formula="of:=[.AJ81]" table:style-name="ce63"/>
          <table:table-cell office:value-type="string" office:string-value="" table:formula="of:=[.AK81]" table:style-name="ce63"/>
          <table:table-cell office:value-type="string" office:string-value="" table:formula="of:=[.AL81]" table:style-name="ce63"/>
          <table:table-cell office:value-type="string" office:string-value="" table:formula="of:=[.AM81]" table:style-name="ce63"/>
          <table:table-cell office:value-type="string" office:string-value="" table:formula="of:=[.AN81]" table:style-name="ce63"/>
          <table:table-cell office:value-type="string" office:string-value="" table:formula="of:=[.AO81]" table:style-name="ce63"/>
          <table:table-cell office:value-type="string" office:string-value="" table:formula="of:=[.AP81]" table:style-name="ce63"/>
          <table:table-cell office:value-type="string" office:string-value="" table:formula="of:=[.AQ81]" table:style-name="ce63"/>
          <table:table-cell office:value-type="string" office:string-value="" table:formula="of:=[.AR81]" table:style-name="ce63"/>
          <table:table-cell office:value-type="string" office:string-value="" table:formula="of:=[.AS81]" table:style-name="ce63"/>
          <table:table-cell office:value-type="string" office:string-value="" table:formula="of:=[.AT81]" table:style-name="ce63"/>
          <table:table-cell office:value-type="string" office:string-value="" table:formula="of:=[.AU81]" table:style-name="ce63"/>
          <table:table-cell office:value-type="string" office:string-value="" table:formula="of:=[.AV81]" table:style-name="ce63"/>
          <table:table-cell office:value-type="string" office:string-value="" table:formula="of:=[.AW81]" table:style-name="ce63"/>
          <table:table-cell office:value-type="string" office:string-value="" table:formula="of:=[.AX81]" table:style-name="ce63"/>
          <table:table-cell office:value-type="string" office:string-value="" table:formula="of:=[.AY81]" table:style-name="ce63"/>
          <table:table-cell office:value-type="string" office:string-value="" table:formula="of:=[.AZ81]" table:style-name="ce63"/>
          <table:table-cell office:value-type="string" office:string-value="" table:formula="of:=[.BA81]" table:style-name="ce63"/>
          <table:table-cell office:value-type="string" office:string-value="" table:formula="of:=[.BB81]" table:style-name="ce63"/>
          <table:table-cell office:value-type="string" office:string-value="" table:formula="of:=[.BC81]" table:style-name="ce63"/>
          <table:table-cell office:value-type="string" office:string-value="" table:formula="of:=[.BD81]" table:style-name="ce63"/>
          <table:table-cell office:value-type="string" office:string-value="" table:formula="of:=[.BE81]" table:style-name="ce63"/>
          <table:table-cell office:value-type="string" office:string-value="" table:formula="of:=[.BF81]" table:style-name="ce63"/>
          <table:table-cell office:value-type="string" office:string-value="" table:formula="of:=[.BG81]" table:style-name="ce63"/>
          <table:table-cell office:value-type="string" office:string-value="" table:formula="of:=[.BH81]" table:style-name="ce63"/>
          <table:table-cell office:value-type="string" office:string-value="" table:formula="of:=[.BI81]" table:style-name="ce63"/>
          <table:table-cell office:value-type="string" office:string-value="" table:formula="of:=[.BJ81]" table:style-name="ce63"/>
          <table:table-cell office:value-type="string" office:string-value="" table:formula="of:=[.BK81]" table:style-name="ce63"/>
          <table:table-cell office:value-type="string" office:string-value="" table:formula="of:=[.BL81]" table:style-name="ce63"/>
          <table:table-cell office:value-type="string" office:string-value="" table:formula="of:=[.BM81]" table:style-name="ce63"/>
          <table:table-cell office:value-type="string" office:string-value="" table:formula="of:=[.BN81]" table:style-name="ce63"/>
          <table:table-cell office:value-type="string" office:string-value="" table:formula="of:=[.BO81]" table:style-name="ce63"/>
          <table:table-cell office:value-type="string" office:string-value="" table:formula="of:=[.BP81]" table:style-name="ce63"/>
          <table:table-cell office:value-type="string" office:string-value="" table:formula="of:=[.BQ81]" table:style-name="ce63"/>
          <table:table-cell office:value-type="string" office:string-value="" table:formula="of:=[.BR81]" table:style-name="ce63"/>
          <table:table-cell office:value-type="string" office:string-value="" table:formula="of:=[.BS81]" table:style-name="ce63"/>
          <table:table-cell office:value-type="string" office:string-value="" table:formula="of:=[.BT81]" table:style-name="ce63"/>
          <table:table-cell office:value-type="string" office:string-value="" table:formula="of:=[.BU81]" table:style-name="ce63"/>
          <table:table-cell office:value-type="string" office:string-value="" table:formula="of:=[.BV81]" table:style-name="ce63"/>
          <table:table-cell office:value-type="string" office:string-value="" table:formula="of:=[.BW81]" table:style-name="ce63"/>
          <table:table-cell office:value-type="string" office:string-value="" table:formula="of:=[.BX81]" table:style-name="ce63"/>
          <table:table-cell office:value-type="string" office:string-value="" table:formula="of:=[.BY81]" table:style-name="ce63"/>
          <table:table-cell office:value-type="string" office:string-value="" table:formula="of:=[.BZ81]" table:style-name="ce63"/>
          <table:table-cell office:value-type="string" office:string-value="" table:formula="of:=[.CA81]" table:style-name="ce63"/>
          <table:table-cell office:value-type="string" office:string-value="" table:formula="of:=[.CB81]" table:style-name="ce63"/>
          <table:table-cell office:value-type="string" office:string-value="" table:formula="of:=[.CC81]" table:style-name="ce63"/>
          <table:table-cell office:value-type="string" office:string-value="" table:formula="of:=[.CD81]" table:style-name="ce63"/>
          <table:table-cell office:value-type="string" office:string-value="" table:formula="of:=[.CE81]" table:style-name="ce63"/>
          <table:table-cell office:value-type="string" office:string-value="" table:formula="of:=[.CF81]" table:style-name="ce63"/>
          <table:table-cell office:value-type="string" office:string-value="" table:formula="of:=[.CG81]" table:style-name="ce63"/>
          <table:table-cell office:value-type="string" office:string-value="" table:formula="of:=[.CH81]" table:style-name="ce63"/>
          <table:table-cell office:value-type="string" office:string-value="" table:formula="of:=[.CI81]" table:style-name="ce63"/>
          <table:table-cell office:value-type="string" office:string-value="" table:formula="of:=[.CJ81]" table:style-name="ce63"/>
          <table:table-cell office:value-type="string" office:string-value="" table:formula="of:=[.CK81]" table:style-name="ce63"/>
          <table:table-cell office:value-type="string" office:string-value="" table:formula="of:=[.CL81]" table:style-name="ce63"/>
          <table:table-cell office:value-type="string" office:string-value="" table:formula="of:=[.CM81]" table:style-name="ce63"/>
          <table:table-cell office:value-type="string" office:string-value="" table:formula="of:=[.CN81]" table:style-name="ce63"/>
          <table:table-cell office:value-type="string" office:string-value="" table:formula="of:=[.CO81]" table:style-name="ce63"/>
          <table:table-cell office:value-type="string" office:string-value="" table:formula="of:=[.CP81]" table:style-name="ce63"/>
          <table:table-cell office:value-type="string" office:string-value="" table:formula="of:=[.CQ81]" table:style-name="ce63"/>
          <table:table-cell office:value-type="string" office:string-value="" table:formula="of:=[.CR81]" table:style-name="ce63"/>
          <table:table-cell office:value-type="string" office:string-value="" table:formula="of:=[.CS81]" table:style-name="ce63"/>
          <table:table-cell office:value-type="string" office:string-value="" table:formula="of:=[.CT81]" table:style-name="ce63"/>
          <table:table-cell office:value-type="string" office:string-value="" table:formula="of:=[.CU81]" table:style-name="ce63"/>
          <table:table-cell office:value-type="string" office:string-value="" table:formula="of:=[.CV81]" table:style-name="ce63"/>
          <table:table-cell office:value-type="string" office:string-value="" table:formula="of:=[.CW81]" table:style-name="ce63"/>
          <table:table-cell office:value-type="string" office:string-value="" table:formula="of:=[.CX81]" table:style-name="ce63"/>
          <table:table-cell office:value-type="string" office:string-value="" table:formula="of:=[.CY81]" table:style-name="ce63"/>
          <table:table-cell office:value-type="string" office:string-value="" table:formula="of:=[.CZ81]" table:style-name="ce63"/>
          <table:table-cell office:value-type="string" office:string-value="" table:formula="of:=[.DA81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54]&lt;&gt;&quot;&quot;;[Setup.A54];&quot;&quot;)" table:style-name="ce1"/>
          <table:table-cell table:style-name="ce56"/>
          <table:table-cell office:value-type="string" office:string-value="" table:formula="of:=IF([Setup.B54]&lt;&gt;&quot;&quot;;[Setup.B54];&quot;&quot;)" table:style-name="ce1"/>
          <table:table-cell office:value-type="string" office:string-value="" table:formula="of:=[.DB82]" table:style-name="ce42"/>
          <table:table-cell table:style-name="ce49"/>
          <table:table-cell table:style-name="ce50"/>
          <table:table-cell office:value-type="string" office:string-value="" table:formula="of:=[.C82]" table:style-name="ce42"/>
          <table:table-cell office:value-type="string" office:string-value="" table:formula="of:=[.G82]" table:style-name="ce63"/>
          <table:table-cell office:value-type="string" office:string-value="" table:formula="of:=[.H82]" table:style-name="ce63"/>
          <table:table-cell office:value-type="string" office:string-value="" table:formula="of:=[.I82]" table:style-name="ce63"/>
          <table:table-cell office:value-type="string" office:string-value="" table:formula="of:=[.J82]" table:style-name="ce63"/>
          <table:table-cell office:value-type="string" office:string-value="" table:formula="of:=[.K82]" table:style-name="ce63"/>
          <table:table-cell office:value-type="string" office:string-value="" table:formula="of:=[.L82]" table:style-name="ce63"/>
          <table:table-cell office:value-type="string" office:string-value="" table:formula="of:=[.M82]" table:style-name="ce63"/>
          <table:table-cell office:value-type="string" office:string-value="" table:formula="of:=[.N82]" table:style-name="ce63"/>
          <table:table-cell office:value-type="string" office:string-value="" table:formula="of:=[.O82]" table:style-name="ce63"/>
          <table:table-cell office:value-type="string" office:string-value="" table:formula="of:=[.P82]" table:style-name="ce63"/>
          <table:table-cell office:value-type="string" office:string-value="" table:formula="of:=[.Q82]" table:style-name="ce63"/>
          <table:table-cell office:value-type="string" office:string-value="" table:formula="of:=[.R82]" table:style-name="ce63"/>
          <table:table-cell office:value-type="string" office:string-value="" table:formula="of:=[.S82]" table:style-name="ce63"/>
          <table:table-cell office:value-type="string" office:string-value="" table:formula="of:=[.T82]" table:style-name="ce63"/>
          <table:table-cell office:value-type="string" office:string-value="" table:formula="of:=[.U82]" table:style-name="ce63"/>
          <table:table-cell office:value-type="string" office:string-value="" table:formula="of:=[.V82]" table:style-name="ce63"/>
          <table:table-cell office:value-type="string" office:string-value="" table:formula="of:=[.W82]" table:style-name="ce63"/>
          <table:table-cell office:value-type="string" office:string-value="" table:formula="of:=[.X82]" table:style-name="ce63"/>
          <table:table-cell office:value-type="string" office:string-value="" table:formula="of:=[.Y82]" table:style-name="ce63"/>
          <table:table-cell office:value-type="string" office:string-value="" table:formula="of:=[.Z82]" table:style-name="ce63"/>
          <table:table-cell office:value-type="string" office:string-value="" table:formula="of:=[.AA82]" table:style-name="ce63"/>
          <table:table-cell office:value-type="string" office:string-value="" table:formula="of:=[.AB82]" table:style-name="ce63"/>
          <table:table-cell office:value-type="string" office:string-value="" table:formula="of:=[.AC82]" table:style-name="ce63"/>
          <table:table-cell office:value-type="string" office:string-value="" table:formula="of:=[.AD82]" table:style-name="ce63"/>
          <table:table-cell office:value-type="string" office:string-value="" table:formula="of:=[.AE82]" table:style-name="ce63"/>
          <table:table-cell office:value-type="string" office:string-value="" table:formula="of:=[.AF82]" table:style-name="ce63"/>
          <table:table-cell office:value-type="string" office:string-value="" table:formula="of:=[.AG82]" table:style-name="ce63"/>
          <table:table-cell office:value-type="string" office:string-value="" table:formula="of:=[.AH82]" table:style-name="ce63"/>
          <table:table-cell office:value-type="string" office:string-value="" table:formula="of:=[.AI82]" table:style-name="ce63"/>
          <table:table-cell office:value-type="string" office:string-value="" table:formula="of:=[.AJ82]" table:style-name="ce63"/>
          <table:table-cell office:value-type="string" office:string-value="" table:formula="of:=[.AK82]" table:style-name="ce63"/>
          <table:table-cell office:value-type="string" office:string-value="" table:formula="of:=[.AL82]" table:style-name="ce63"/>
          <table:table-cell office:value-type="string" office:string-value="" table:formula="of:=[.AM82]" table:style-name="ce63"/>
          <table:table-cell office:value-type="string" office:string-value="" table:formula="of:=[.AN82]" table:style-name="ce63"/>
          <table:table-cell office:value-type="string" office:string-value="" table:formula="of:=[.AO82]" table:style-name="ce63"/>
          <table:table-cell office:value-type="string" office:string-value="" table:formula="of:=[.AP82]" table:style-name="ce63"/>
          <table:table-cell office:value-type="string" office:string-value="" table:formula="of:=[.AQ82]" table:style-name="ce63"/>
          <table:table-cell office:value-type="string" office:string-value="" table:formula="of:=[.AR82]" table:style-name="ce63"/>
          <table:table-cell office:value-type="string" office:string-value="" table:formula="of:=[.AS82]" table:style-name="ce63"/>
          <table:table-cell office:value-type="string" office:string-value="" table:formula="of:=[.AT82]" table:style-name="ce63"/>
          <table:table-cell office:value-type="string" office:string-value="" table:formula="of:=[.AU82]" table:style-name="ce63"/>
          <table:table-cell office:value-type="string" office:string-value="" table:formula="of:=[.AV82]" table:style-name="ce63"/>
          <table:table-cell office:value-type="string" office:string-value="" table:formula="of:=[.AW82]" table:style-name="ce63"/>
          <table:table-cell office:value-type="string" office:string-value="" table:formula="of:=[.AX82]" table:style-name="ce63"/>
          <table:table-cell office:value-type="string" office:string-value="" table:formula="of:=[.AY82]" table:style-name="ce63"/>
          <table:table-cell office:value-type="string" office:string-value="" table:formula="of:=[.AZ82]" table:style-name="ce63"/>
          <table:table-cell office:value-type="string" office:string-value="" table:formula="of:=[.BA82]" table:style-name="ce63"/>
          <table:table-cell office:value-type="string" office:string-value="" table:formula="of:=[.BB82]" table:style-name="ce63"/>
          <table:table-cell office:value-type="string" office:string-value="" table:formula="of:=[.BC82]" table:style-name="ce63"/>
          <table:table-cell office:value-type="string" office:string-value="" table:formula="of:=[.BD82]" table:style-name="ce63"/>
          <table:table-cell office:value-type="string" office:string-value="" table:formula="of:=[.BE82]" table:style-name="ce63"/>
          <table:table-cell office:value-type="string" office:string-value="" table:formula="of:=[.BF82]" table:style-name="ce63"/>
          <table:table-cell office:value-type="string" office:string-value="" table:formula="of:=[.BG82]" table:style-name="ce63"/>
          <table:table-cell office:value-type="string" office:string-value="" table:formula="of:=[.BH82]" table:style-name="ce63"/>
          <table:table-cell office:value-type="string" office:string-value="" table:formula="of:=[.BI82]" table:style-name="ce63"/>
          <table:table-cell office:value-type="string" office:string-value="" table:formula="of:=[.BJ82]" table:style-name="ce63"/>
          <table:table-cell office:value-type="string" office:string-value="" table:formula="of:=[.BK82]" table:style-name="ce63"/>
          <table:table-cell office:value-type="string" office:string-value="" table:formula="of:=[.BL82]" table:style-name="ce63"/>
          <table:table-cell office:value-type="string" office:string-value="" table:formula="of:=[.BM82]" table:style-name="ce63"/>
          <table:table-cell office:value-type="string" office:string-value="" table:formula="of:=[.BN82]" table:style-name="ce63"/>
          <table:table-cell office:value-type="string" office:string-value="" table:formula="of:=[.BO82]" table:style-name="ce63"/>
          <table:table-cell office:value-type="string" office:string-value="" table:formula="of:=[.BP82]" table:style-name="ce63"/>
          <table:table-cell office:value-type="string" office:string-value="" table:formula="of:=[.BQ82]" table:style-name="ce63"/>
          <table:table-cell office:value-type="string" office:string-value="" table:formula="of:=[.BR82]" table:style-name="ce63"/>
          <table:table-cell office:value-type="string" office:string-value="" table:formula="of:=[.BS82]" table:style-name="ce63"/>
          <table:table-cell office:value-type="string" office:string-value="" table:formula="of:=[.BT82]" table:style-name="ce63"/>
          <table:table-cell office:value-type="string" office:string-value="" table:formula="of:=[.BU82]" table:style-name="ce63"/>
          <table:table-cell office:value-type="string" office:string-value="" table:formula="of:=[.BV82]" table:style-name="ce63"/>
          <table:table-cell office:value-type="string" office:string-value="" table:formula="of:=[.BW82]" table:style-name="ce63"/>
          <table:table-cell office:value-type="string" office:string-value="" table:formula="of:=[.BX82]" table:style-name="ce63"/>
          <table:table-cell office:value-type="string" office:string-value="" table:formula="of:=[.BY82]" table:style-name="ce63"/>
          <table:table-cell office:value-type="string" office:string-value="" table:formula="of:=[.BZ82]" table:style-name="ce63"/>
          <table:table-cell office:value-type="string" office:string-value="" table:formula="of:=[.CA82]" table:style-name="ce63"/>
          <table:table-cell office:value-type="string" office:string-value="" table:formula="of:=[.CB82]" table:style-name="ce63"/>
          <table:table-cell office:value-type="string" office:string-value="" table:formula="of:=[.CC82]" table:style-name="ce63"/>
          <table:table-cell office:value-type="string" office:string-value="" table:formula="of:=[.CD82]" table:style-name="ce63"/>
          <table:table-cell office:value-type="string" office:string-value="" table:formula="of:=[.CE82]" table:style-name="ce63"/>
          <table:table-cell office:value-type="string" office:string-value="" table:formula="of:=[.CF82]" table:style-name="ce63"/>
          <table:table-cell office:value-type="string" office:string-value="" table:formula="of:=[.CG82]" table:style-name="ce63"/>
          <table:table-cell office:value-type="string" office:string-value="" table:formula="of:=[.CH82]" table:style-name="ce63"/>
          <table:table-cell office:value-type="string" office:string-value="" table:formula="of:=[.CI82]" table:style-name="ce63"/>
          <table:table-cell office:value-type="string" office:string-value="" table:formula="of:=[.CJ82]" table:style-name="ce63"/>
          <table:table-cell office:value-type="string" office:string-value="" table:formula="of:=[.CK82]" table:style-name="ce63"/>
          <table:table-cell office:value-type="string" office:string-value="" table:formula="of:=[.CL82]" table:style-name="ce63"/>
          <table:table-cell office:value-type="string" office:string-value="" table:formula="of:=[.CM82]" table:style-name="ce63"/>
          <table:table-cell office:value-type="string" office:string-value="" table:formula="of:=[.CN82]" table:style-name="ce63"/>
          <table:table-cell office:value-type="string" office:string-value="" table:formula="of:=[.CO82]" table:style-name="ce63"/>
          <table:table-cell office:value-type="string" office:string-value="" table:formula="of:=[.CP82]" table:style-name="ce63"/>
          <table:table-cell office:value-type="string" office:string-value="" table:formula="of:=[.CQ82]" table:style-name="ce63"/>
          <table:table-cell office:value-type="string" office:string-value="" table:formula="of:=[.CR82]" table:style-name="ce63"/>
          <table:table-cell office:value-type="string" office:string-value="" table:formula="of:=[.CS82]" table:style-name="ce63"/>
          <table:table-cell office:value-type="string" office:string-value="" table:formula="of:=[.CT82]" table:style-name="ce63"/>
          <table:table-cell office:value-type="string" office:string-value="" table:formula="of:=[.CU82]" table:style-name="ce63"/>
          <table:table-cell office:value-type="string" office:string-value="" table:formula="of:=[.CV82]" table:style-name="ce63"/>
          <table:table-cell office:value-type="string" office:string-value="" table:formula="of:=[.CW82]" table:style-name="ce63"/>
          <table:table-cell office:value-type="string" office:string-value="" table:formula="of:=[.CX82]" table:style-name="ce63"/>
          <table:table-cell office:value-type="string" office:string-value="" table:formula="of:=[.CY82]" table:style-name="ce63"/>
          <table:table-cell office:value-type="string" office:string-value="" table:formula="of:=[.CZ82]" table:style-name="ce63"/>
          <table:table-cell office:value-type="string" office:string-value="" table:formula="of:=[.DA82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55]&lt;&gt;&quot;&quot;;[Setup.A55];&quot;&quot;)" table:style-name="ce1"/>
          <table:table-cell table:style-name="ce56"/>
          <table:table-cell office:value-type="string" office:string-value="" table:formula="of:=IF([Setup.B55]&lt;&gt;&quot;&quot;;[Setup.B55];&quot;&quot;)" table:style-name="ce1"/>
          <table:table-cell office:value-type="string" office:string-value="" table:formula="of:=[.DB83]" table:style-name="ce42"/>
          <table:table-cell table:style-name="ce49"/>
          <table:table-cell table:style-name="ce50"/>
          <table:table-cell office:value-type="string" office:string-value="" table:formula="of:=[.C83]" table:style-name="ce42"/>
          <table:table-cell office:value-type="string" office:string-value="" table:formula="of:=[.G83]" table:style-name="ce63"/>
          <table:table-cell office:value-type="string" office:string-value="" table:formula="of:=[.H83]" table:style-name="ce63"/>
          <table:table-cell office:value-type="string" office:string-value="" table:formula="of:=[.I83]" table:style-name="ce63"/>
          <table:table-cell office:value-type="string" office:string-value="" table:formula="of:=[.J83]" table:style-name="ce63"/>
          <table:table-cell office:value-type="string" office:string-value="" table:formula="of:=[.K83]" table:style-name="ce63"/>
          <table:table-cell office:value-type="string" office:string-value="" table:formula="of:=[.L83]" table:style-name="ce63"/>
          <table:table-cell office:value-type="string" office:string-value="" table:formula="of:=[.M83]" table:style-name="ce63"/>
          <table:table-cell office:value-type="string" office:string-value="" table:formula="of:=[.N83]" table:style-name="ce63"/>
          <table:table-cell office:value-type="string" office:string-value="" table:formula="of:=[.O83]" table:style-name="ce63"/>
          <table:table-cell office:value-type="string" office:string-value="" table:formula="of:=[.P83]" table:style-name="ce63"/>
          <table:table-cell office:value-type="string" office:string-value="" table:formula="of:=[.Q83]" table:style-name="ce63"/>
          <table:table-cell office:value-type="string" office:string-value="" table:formula="of:=[.R83]" table:style-name="ce63"/>
          <table:table-cell office:value-type="string" office:string-value="" table:formula="of:=[.S83]" table:style-name="ce63"/>
          <table:table-cell office:value-type="string" office:string-value="" table:formula="of:=[.T83]" table:style-name="ce63"/>
          <table:table-cell office:value-type="string" office:string-value="" table:formula="of:=[.U83]" table:style-name="ce63"/>
          <table:table-cell office:value-type="string" office:string-value="" table:formula="of:=[.V83]" table:style-name="ce63"/>
          <table:table-cell office:value-type="string" office:string-value="" table:formula="of:=[.W83]" table:style-name="ce63"/>
          <table:table-cell office:value-type="string" office:string-value="" table:formula="of:=[.X83]" table:style-name="ce63"/>
          <table:table-cell office:value-type="string" office:string-value="" table:formula="of:=[.Y83]" table:style-name="ce63"/>
          <table:table-cell office:value-type="string" office:string-value="" table:formula="of:=[.Z83]" table:style-name="ce63"/>
          <table:table-cell office:value-type="string" office:string-value="" table:formula="of:=[.AA83]" table:style-name="ce63"/>
          <table:table-cell office:value-type="string" office:string-value="" table:formula="of:=[.AB83]" table:style-name="ce63"/>
          <table:table-cell office:value-type="string" office:string-value="" table:formula="of:=[.AC83]" table:style-name="ce63"/>
          <table:table-cell office:value-type="string" office:string-value="" table:formula="of:=[.AD83]" table:style-name="ce63"/>
          <table:table-cell office:value-type="string" office:string-value="" table:formula="of:=[.AE83]" table:style-name="ce63"/>
          <table:table-cell office:value-type="string" office:string-value="" table:formula="of:=[.AF83]" table:style-name="ce63"/>
          <table:table-cell office:value-type="string" office:string-value="" table:formula="of:=[.AG83]" table:style-name="ce63"/>
          <table:table-cell office:value-type="string" office:string-value="" table:formula="of:=[.AH83]" table:style-name="ce63"/>
          <table:table-cell office:value-type="string" office:string-value="" table:formula="of:=[.AI83]" table:style-name="ce63"/>
          <table:table-cell office:value-type="string" office:string-value="" table:formula="of:=[.AJ83]" table:style-name="ce63"/>
          <table:table-cell office:value-type="string" office:string-value="" table:formula="of:=[.AK83]" table:style-name="ce63"/>
          <table:table-cell office:value-type="string" office:string-value="" table:formula="of:=[.AL83]" table:style-name="ce63"/>
          <table:table-cell office:value-type="string" office:string-value="" table:formula="of:=[.AM83]" table:style-name="ce63"/>
          <table:table-cell office:value-type="string" office:string-value="" table:formula="of:=[.AN83]" table:style-name="ce63"/>
          <table:table-cell office:value-type="string" office:string-value="" table:formula="of:=[.AO83]" table:style-name="ce63"/>
          <table:table-cell office:value-type="string" office:string-value="" table:formula="of:=[.AP83]" table:style-name="ce63"/>
          <table:table-cell office:value-type="string" office:string-value="" table:formula="of:=[.AQ83]" table:style-name="ce63"/>
          <table:table-cell office:value-type="string" office:string-value="" table:formula="of:=[.AR83]" table:style-name="ce63"/>
          <table:table-cell office:value-type="string" office:string-value="" table:formula="of:=[.AS83]" table:style-name="ce63"/>
          <table:table-cell office:value-type="string" office:string-value="" table:formula="of:=[.AT83]" table:style-name="ce63"/>
          <table:table-cell office:value-type="string" office:string-value="" table:formula="of:=[.AU83]" table:style-name="ce63"/>
          <table:table-cell office:value-type="string" office:string-value="" table:formula="of:=[.AV83]" table:style-name="ce63"/>
          <table:table-cell office:value-type="string" office:string-value="" table:formula="of:=[.AW83]" table:style-name="ce63"/>
          <table:table-cell office:value-type="string" office:string-value="" table:formula="of:=[.AX83]" table:style-name="ce63"/>
          <table:table-cell office:value-type="string" office:string-value="" table:formula="of:=[.AY83]" table:style-name="ce63"/>
          <table:table-cell office:value-type="string" office:string-value="" table:formula="of:=[.AZ83]" table:style-name="ce63"/>
          <table:table-cell office:value-type="string" office:string-value="" table:formula="of:=[.BA83]" table:style-name="ce63"/>
          <table:table-cell office:value-type="string" office:string-value="" table:formula="of:=[.BB83]" table:style-name="ce63"/>
          <table:table-cell office:value-type="string" office:string-value="" table:formula="of:=[.BC83]" table:style-name="ce63"/>
          <table:table-cell office:value-type="string" office:string-value="" table:formula="of:=[.BD83]" table:style-name="ce63"/>
          <table:table-cell office:value-type="string" office:string-value="" table:formula="of:=[.BE83]" table:style-name="ce63"/>
          <table:table-cell office:value-type="string" office:string-value="" table:formula="of:=[.BF83]" table:style-name="ce63"/>
          <table:table-cell office:value-type="string" office:string-value="" table:formula="of:=[.BG83]" table:style-name="ce63"/>
          <table:table-cell office:value-type="string" office:string-value="" table:formula="of:=[.BH83]" table:style-name="ce63"/>
          <table:table-cell office:value-type="string" office:string-value="" table:formula="of:=[.BI83]" table:style-name="ce63"/>
          <table:table-cell office:value-type="string" office:string-value="" table:formula="of:=[.BJ83]" table:style-name="ce63"/>
          <table:table-cell office:value-type="string" office:string-value="" table:formula="of:=[.BK83]" table:style-name="ce63"/>
          <table:table-cell office:value-type="string" office:string-value="" table:formula="of:=[.BL83]" table:style-name="ce63"/>
          <table:table-cell office:value-type="string" office:string-value="" table:formula="of:=[.BM83]" table:style-name="ce63"/>
          <table:table-cell office:value-type="string" office:string-value="" table:formula="of:=[.BN83]" table:style-name="ce63"/>
          <table:table-cell office:value-type="string" office:string-value="" table:formula="of:=[.BO83]" table:style-name="ce63"/>
          <table:table-cell office:value-type="string" office:string-value="" table:formula="of:=[.BP83]" table:style-name="ce63"/>
          <table:table-cell office:value-type="string" office:string-value="" table:formula="of:=[.BQ83]" table:style-name="ce63"/>
          <table:table-cell office:value-type="string" office:string-value="" table:formula="of:=[.BR83]" table:style-name="ce63"/>
          <table:table-cell office:value-type="string" office:string-value="" table:formula="of:=[.BS83]" table:style-name="ce63"/>
          <table:table-cell office:value-type="string" office:string-value="" table:formula="of:=[.BT83]" table:style-name="ce63"/>
          <table:table-cell office:value-type="string" office:string-value="" table:formula="of:=[.BU83]" table:style-name="ce63"/>
          <table:table-cell office:value-type="string" office:string-value="" table:formula="of:=[.BV83]" table:style-name="ce63"/>
          <table:table-cell office:value-type="string" office:string-value="" table:formula="of:=[.BW83]" table:style-name="ce63"/>
          <table:table-cell office:value-type="string" office:string-value="" table:formula="of:=[.BX83]" table:style-name="ce63"/>
          <table:table-cell office:value-type="string" office:string-value="" table:formula="of:=[.BY83]" table:style-name="ce63"/>
          <table:table-cell office:value-type="string" office:string-value="" table:formula="of:=[.BZ83]" table:style-name="ce63"/>
          <table:table-cell office:value-type="string" office:string-value="" table:formula="of:=[.CA83]" table:style-name="ce63"/>
          <table:table-cell office:value-type="string" office:string-value="" table:formula="of:=[.CB83]" table:style-name="ce63"/>
          <table:table-cell office:value-type="string" office:string-value="" table:formula="of:=[.CC83]" table:style-name="ce63"/>
          <table:table-cell office:value-type="string" office:string-value="" table:formula="of:=[.CD83]" table:style-name="ce63"/>
          <table:table-cell office:value-type="string" office:string-value="" table:formula="of:=[.CE83]" table:style-name="ce63"/>
          <table:table-cell office:value-type="string" office:string-value="" table:formula="of:=[.CF83]" table:style-name="ce63"/>
          <table:table-cell office:value-type="string" office:string-value="" table:formula="of:=[.CG83]" table:style-name="ce63"/>
          <table:table-cell office:value-type="string" office:string-value="" table:formula="of:=[.CH83]" table:style-name="ce63"/>
          <table:table-cell office:value-type="string" office:string-value="" table:formula="of:=[.CI83]" table:style-name="ce63"/>
          <table:table-cell office:value-type="string" office:string-value="" table:formula="of:=[.CJ83]" table:style-name="ce63"/>
          <table:table-cell office:value-type="string" office:string-value="" table:formula="of:=[.CK83]" table:style-name="ce63"/>
          <table:table-cell office:value-type="string" office:string-value="" table:formula="of:=[.CL83]" table:style-name="ce63"/>
          <table:table-cell office:value-type="string" office:string-value="" table:formula="of:=[.CM83]" table:style-name="ce63"/>
          <table:table-cell office:value-type="string" office:string-value="" table:formula="of:=[.CN83]" table:style-name="ce63"/>
          <table:table-cell office:value-type="string" office:string-value="" table:formula="of:=[.CO83]" table:style-name="ce63"/>
          <table:table-cell office:value-type="string" office:string-value="" table:formula="of:=[.CP83]" table:style-name="ce63"/>
          <table:table-cell office:value-type="string" office:string-value="" table:formula="of:=[.CQ83]" table:style-name="ce63"/>
          <table:table-cell office:value-type="string" office:string-value="" table:formula="of:=[.CR83]" table:style-name="ce63"/>
          <table:table-cell office:value-type="string" office:string-value="" table:formula="of:=[.CS83]" table:style-name="ce63"/>
          <table:table-cell office:value-type="string" office:string-value="" table:formula="of:=[.CT83]" table:style-name="ce63"/>
          <table:table-cell office:value-type="string" office:string-value="" table:formula="of:=[.CU83]" table:style-name="ce63"/>
          <table:table-cell office:value-type="string" office:string-value="" table:formula="of:=[.CV83]" table:style-name="ce63"/>
          <table:table-cell office:value-type="string" office:string-value="" table:formula="of:=[.CW83]" table:style-name="ce63"/>
          <table:table-cell office:value-type="string" office:string-value="" table:formula="of:=[.CX83]" table:style-name="ce63"/>
          <table:table-cell office:value-type="string" office:string-value="" table:formula="of:=[.CY83]" table:style-name="ce63"/>
          <table:table-cell office:value-type="string" office:string-value="" table:formula="of:=[.CZ83]" table:style-name="ce63"/>
          <table:table-cell office:value-type="string" office:string-value="" table:formula="of:=[.DA83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56]&lt;&gt;&quot;&quot;;[Setup.A56];&quot;&quot;)" table:style-name="ce1"/>
          <table:table-cell table:style-name="ce56"/>
          <table:table-cell office:value-type="string" office:string-value="" table:formula="of:=IF([Setup.B56]&lt;&gt;&quot;&quot;;[Setup.B56];&quot;&quot;)" table:style-name="ce1"/>
          <table:table-cell office:value-type="string" office:string-value="" table:formula="of:=[.DB84]" table:style-name="ce42"/>
          <table:table-cell table:style-name="ce49"/>
          <table:table-cell table:style-name="ce50"/>
          <table:table-cell office:value-type="string" office:string-value="" table:formula="of:=[.C84]" table:style-name="ce42"/>
          <table:table-cell office:value-type="string" office:string-value="" table:formula="of:=[.G84]" table:style-name="ce63"/>
          <table:table-cell office:value-type="string" office:string-value="" table:formula="of:=[.H84]" table:style-name="ce63"/>
          <table:table-cell office:value-type="string" office:string-value="" table:formula="of:=[.I84]" table:style-name="ce63"/>
          <table:table-cell office:value-type="string" office:string-value="" table:formula="of:=[.J84]" table:style-name="ce63"/>
          <table:table-cell office:value-type="string" office:string-value="" table:formula="of:=[.K84]" table:style-name="ce63"/>
          <table:table-cell office:value-type="string" office:string-value="" table:formula="of:=[.L84]" table:style-name="ce63"/>
          <table:table-cell office:value-type="string" office:string-value="" table:formula="of:=[.M84]" table:style-name="ce63"/>
          <table:table-cell office:value-type="string" office:string-value="" table:formula="of:=[.N84]" table:style-name="ce63"/>
          <table:table-cell office:value-type="string" office:string-value="" table:formula="of:=[.O84]" table:style-name="ce63"/>
          <table:table-cell office:value-type="string" office:string-value="" table:formula="of:=[.P84]" table:style-name="ce63"/>
          <table:table-cell office:value-type="string" office:string-value="" table:formula="of:=[.Q84]" table:style-name="ce63"/>
          <table:table-cell office:value-type="string" office:string-value="" table:formula="of:=[.R84]" table:style-name="ce63"/>
          <table:table-cell office:value-type="string" office:string-value="" table:formula="of:=[.S84]" table:style-name="ce63"/>
          <table:table-cell office:value-type="string" office:string-value="" table:formula="of:=[.T84]" table:style-name="ce63"/>
          <table:table-cell office:value-type="string" office:string-value="" table:formula="of:=[.U84]" table:style-name="ce63"/>
          <table:table-cell office:value-type="string" office:string-value="" table:formula="of:=[.V84]" table:style-name="ce63"/>
          <table:table-cell office:value-type="string" office:string-value="" table:formula="of:=[.W84]" table:style-name="ce63"/>
          <table:table-cell office:value-type="string" office:string-value="" table:formula="of:=[.X84]" table:style-name="ce63"/>
          <table:table-cell office:value-type="string" office:string-value="" table:formula="of:=[.Y84]" table:style-name="ce63"/>
          <table:table-cell office:value-type="string" office:string-value="" table:formula="of:=[.Z84]" table:style-name="ce63"/>
          <table:table-cell office:value-type="string" office:string-value="" table:formula="of:=[.AA84]" table:style-name="ce63"/>
          <table:table-cell office:value-type="string" office:string-value="" table:formula="of:=[.AB84]" table:style-name="ce63"/>
          <table:table-cell office:value-type="string" office:string-value="" table:formula="of:=[.AC84]" table:style-name="ce63"/>
          <table:table-cell office:value-type="string" office:string-value="" table:formula="of:=[.AD84]" table:style-name="ce63"/>
          <table:table-cell office:value-type="string" office:string-value="" table:formula="of:=[.AE84]" table:style-name="ce63"/>
          <table:table-cell office:value-type="string" office:string-value="" table:formula="of:=[.AF84]" table:style-name="ce63"/>
          <table:table-cell office:value-type="string" office:string-value="" table:formula="of:=[.AG84]" table:style-name="ce63"/>
          <table:table-cell office:value-type="string" office:string-value="" table:formula="of:=[.AH84]" table:style-name="ce63"/>
          <table:table-cell office:value-type="string" office:string-value="" table:formula="of:=[.AI84]" table:style-name="ce63"/>
          <table:table-cell office:value-type="string" office:string-value="" table:formula="of:=[.AJ84]" table:style-name="ce63"/>
          <table:table-cell office:value-type="string" office:string-value="" table:formula="of:=[.AK84]" table:style-name="ce63"/>
          <table:table-cell office:value-type="string" office:string-value="" table:formula="of:=[.AL84]" table:style-name="ce63"/>
          <table:table-cell office:value-type="string" office:string-value="" table:formula="of:=[.AM84]" table:style-name="ce63"/>
          <table:table-cell office:value-type="string" office:string-value="" table:formula="of:=[.AN84]" table:style-name="ce63"/>
          <table:table-cell office:value-type="string" office:string-value="" table:formula="of:=[.AO84]" table:style-name="ce63"/>
          <table:table-cell office:value-type="string" office:string-value="" table:formula="of:=[.AP84]" table:style-name="ce63"/>
          <table:table-cell office:value-type="string" office:string-value="" table:formula="of:=[.AQ84]" table:style-name="ce63"/>
          <table:table-cell office:value-type="string" office:string-value="" table:formula="of:=[.AR84]" table:style-name="ce63"/>
          <table:table-cell office:value-type="string" office:string-value="" table:formula="of:=[.AS84]" table:style-name="ce63"/>
          <table:table-cell office:value-type="string" office:string-value="" table:formula="of:=[.AT84]" table:style-name="ce63"/>
          <table:table-cell office:value-type="string" office:string-value="" table:formula="of:=[.AU84]" table:style-name="ce63"/>
          <table:table-cell office:value-type="string" office:string-value="" table:formula="of:=[.AV84]" table:style-name="ce63"/>
          <table:table-cell office:value-type="string" office:string-value="" table:formula="of:=[.AW84]" table:style-name="ce63"/>
          <table:table-cell office:value-type="string" office:string-value="" table:formula="of:=[.AX84]" table:style-name="ce63"/>
          <table:table-cell office:value-type="string" office:string-value="" table:formula="of:=[.AY84]" table:style-name="ce63"/>
          <table:table-cell office:value-type="string" office:string-value="" table:formula="of:=[.AZ84]" table:style-name="ce63"/>
          <table:table-cell office:value-type="string" office:string-value="" table:formula="of:=[.BA84]" table:style-name="ce63"/>
          <table:table-cell office:value-type="string" office:string-value="" table:formula="of:=[.BB84]" table:style-name="ce63"/>
          <table:table-cell office:value-type="string" office:string-value="" table:formula="of:=[.BC84]" table:style-name="ce63"/>
          <table:table-cell office:value-type="string" office:string-value="" table:formula="of:=[.BD84]" table:style-name="ce63"/>
          <table:table-cell office:value-type="string" office:string-value="" table:formula="of:=[.BE84]" table:style-name="ce63"/>
          <table:table-cell office:value-type="string" office:string-value="" table:formula="of:=[.BF84]" table:style-name="ce63"/>
          <table:table-cell office:value-type="string" office:string-value="" table:formula="of:=[.BG84]" table:style-name="ce63"/>
          <table:table-cell office:value-type="string" office:string-value="" table:formula="of:=[.BH84]" table:style-name="ce63"/>
          <table:table-cell office:value-type="string" office:string-value="" table:formula="of:=[.BI84]" table:style-name="ce63"/>
          <table:table-cell office:value-type="string" office:string-value="" table:formula="of:=[.BJ84]" table:style-name="ce63"/>
          <table:table-cell office:value-type="string" office:string-value="" table:formula="of:=[.BK84]" table:style-name="ce63"/>
          <table:table-cell office:value-type="string" office:string-value="" table:formula="of:=[.BL84]" table:style-name="ce63"/>
          <table:table-cell office:value-type="string" office:string-value="" table:formula="of:=[.BM84]" table:style-name="ce63"/>
          <table:table-cell office:value-type="string" office:string-value="" table:formula="of:=[.BN84]" table:style-name="ce63"/>
          <table:table-cell office:value-type="string" office:string-value="" table:formula="of:=[.BO84]" table:style-name="ce63"/>
          <table:table-cell office:value-type="string" office:string-value="" table:formula="of:=[.BP84]" table:style-name="ce63"/>
          <table:table-cell office:value-type="string" office:string-value="" table:formula="of:=[.BQ84]" table:style-name="ce63"/>
          <table:table-cell office:value-type="string" office:string-value="" table:formula="of:=[.BR84]" table:style-name="ce63"/>
          <table:table-cell office:value-type="string" office:string-value="" table:formula="of:=[.BS84]" table:style-name="ce63"/>
          <table:table-cell office:value-type="string" office:string-value="" table:formula="of:=[.BT84]" table:style-name="ce63"/>
          <table:table-cell office:value-type="string" office:string-value="" table:formula="of:=[.BU84]" table:style-name="ce63"/>
          <table:table-cell office:value-type="string" office:string-value="" table:formula="of:=[.BV84]" table:style-name="ce63"/>
          <table:table-cell office:value-type="string" office:string-value="" table:formula="of:=[.BW84]" table:style-name="ce63"/>
          <table:table-cell office:value-type="string" office:string-value="" table:formula="of:=[.BX84]" table:style-name="ce63"/>
          <table:table-cell office:value-type="string" office:string-value="" table:formula="of:=[.BY84]" table:style-name="ce63"/>
          <table:table-cell office:value-type="string" office:string-value="" table:formula="of:=[.BZ84]" table:style-name="ce63"/>
          <table:table-cell office:value-type="string" office:string-value="" table:formula="of:=[.CA84]" table:style-name="ce63"/>
          <table:table-cell office:value-type="string" office:string-value="" table:formula="of:=[.CB84]" table:style-name="ce63"/>
          <table:table-cell office:value-type="string" office:string-value="" table:formula="of:=[.CC84]" table:style-name="ce63"/>
          <table:table-cell office:value-type="string" office:string-value="" table:formula="of:=[.CD84]" table:style-name="ce63"/>
          <table:table-cell office:value-type="string" office:string-value="" table:formula="of:=[.CE84]" table:style-name="ce63"/>
          <table:table-cell office:value-type="string" office:string-value="" table:formula="of:=[.CF84]" table:style-name="ce63"/>
          <table:table-cell office:value-type="string" office:string-value="" table:formula="of:=[.CG84]" table:style-name="ce63"/>
          <table:table-cell office:value-type="string" office:string-value="" table:formula="of:=[.CH84]" table:style-name="ce63"/>
          <table:table-cell office:value-type="string" office:string-value="" table:formula="of:=[.CI84]" table:style-name="ce63"/>
          <table:table-cell office:value-type="string" office:string-value="" table:formula="of:=[.CJ84]" table:style-name="ce63"/>
          <table:table-cell office:value-type="string" office:string-value="" table:formula="of:=[.CK84]" table:style-name="ce63"/>
          <table:table-cell office:value-type="string" office:string-value="" table:formula="of:=[.CL84]" table:style-name="ce63"/>
          <table:table-cell office:value-type="string" office:string-value="" table:formula="of:=[.CM84]" table:style-name="ce63"/>
          <table:table-cell office:value-type="string" office:string-value="" table:formula="of:=[.CN84]" table:style-name="ce63"/>
          <table:table-cell office:value-type="string" office:string-value="" table:formula="of:=[.CO84]" table:style-name="ce63"/>
          <table:table-cell office:value-type="string" office:string-value="" table:formula="of:=[.CP84]" table:style-name="ce63"/>
          <table:table-cell office:value-type="string" office:string-value="" table:formula="of:=[.CQ84]" table:style-name="ce63"/>
          <table:table-cell office:value-type="string" office:string-value="" table:formula="of:=[.CR84]" table:style-name="ce63"/>
          <table:table-cell office:value-type="string" office:string-value="" table:formula="of:=[.CS84]" table:style-name="ce63"/>
          <table:table-cell office:value-type="string" office:string-value="" table:formula="of:=[.CT84]" table:style-name="ce63"/>
          <table:table-cell office:value-type="string" office:string-value="" table:formula="of:=[.CU84]" table:style-name="ce63"/>
          <table:table-cell office:value-type="string" office:string-value="" table:formula="of:=[.CV84]" table:style-name="ce63"/>
          <table:table-cell office:value-type="string" office:string-value="" table:formula="of:=[.CW84]" table:style-name="ce63"/>
          <table:table-cell office:value-type="string" office:string-value="" table:formula="of:=[.CX84]" table:style-name="ce63"/>
          <table:table-cell office:value-type="string" office:string-value="" table:formula="of:=[.CY84]" table:style-name="ce63"/>
          <table:table-cell office:value-type="string" office:string-value="" table:formula="of:=[.CZ84]" table:style-name="ce63"/>
          <table:table-cell office:value-type="string" office:string-value="" table:formula="of:=[.DA84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57]&lt;&gt;&quot;&quot;;[Setup.A57];&quot;&quot;)" table:style-name="ce1"/>
          <table:table-cell table:style-name="ce56"/>
          <table:table-cell office:value-type="string" office:string-value="" table:formula="of:=IF([Setup.B57]&lt;&gt;&quot;&quot;;[Setup.B57];&quot;&quot;)" table:style-name="ce1"/>
          <table:table-cell office:value-type="string" office:string-value="" table:formula="of:=[.DB85]" table:style-name="ce42"/>
          <table:table-cell table:style-name="ce49"/>
          <table:table-cell table:style-name="ce50"/>
          <table:table-cell office:value-type="string" office:string-value="" table:formula="of:=[.C85]" table:style-name="ce42"/>
          <table:table-cell office:value-type="string" office:string-value="" table:formula="of:=[.G85]" table:style-name="ce63"/>
          <table:table-cell office:value-type="string" office:string-value="" table:formula="of:=[.H85]" table:style-name="ce63"/>
          <table:table-cell office:value-type="string" office:string-value="" table:formula="of:=[.I85]" table:style-name="ce63"/>
          <table:table-cell office:value-type="string" office:string-value="" table:formula="of:=[.J85]" table:style-name="ce63"/>
          <table:table-cell office:value-type="string" office:string-value="" table:formula="of:=[.K85]" table:style-name="ce63"/>
          <table:table-cell office:value-type="string" office:string-value="" table:formula="of:=[.L85]" table:style-name="ce63"/>
          <table:table-cell office:value-type="string" office:string-value="" table:formula="of:=[.M85]" table:style-name="ce63"/>
          <table:table-cell office:value-type="string" office:string-value="" table:formula="of:=[.N85]" table:style-name="ce63"/>
          <table:table-cell office:value-type="string" office:string-value="" table:formula="of:=[.O85]" table:style-name="ce63"/>
          <table:table-cell office:value-type="string" office:string-value="" table:formula="of:=[.P85]" table:style-name="ce63"/>
          <table:table-cell office:value-type="string" office:string-value="" table:formula="of:=[.Q85]" table:style-name="ce63"/>
          <table:table-cell office:value-type="string" office:string-value="" table:formula="of:=[.R85]" table:style-name="ce63"/>
          <table:table-cell office:value-type="string" office:string-value="" table:formula="of:=[.S85]" table:style-name="ce63"/>
          <table:table-cell office:value-type="string" office:string-value="" table:formula="of:=[.T85]" table:style-name="ce63"/>
          <table:table-cell office:value-type="string" office:string-value="" table:formula="of:=[.U85]" table:style-name="ce63"/>
          <table:table-cell office:value-type="string" office:string-value="" table:formula="of:=[.V85]" table:style-name="ce63"/>
          <table:table-cell office:value-type="string" office:string-value="" table:formula="of:=[.W85]" table:style-name="ce63"/>
          <table:table-cell office:value-type="string" office:string-value="" table:formula="of:=[.X85]" table:style-name="ce63"/>
          <table:table-cell office:value-type="string" office:string-value="" table:formula="of:=[.Y85]" table:style-name="ce63"/>
          <table:table-cell office:value-type="string" office:string-value="" table:formula="of:=[.Z85]" table:style-name="ce63"/>
          <table:table-cell office:value-type="string" office:string-value="" table:formula="of:=[.AA85]" table:style-name="ce63"/>
          <table:table-cell office:value-type="string" office:string-value="" table:formula="of:=[.AB85]" table:style-name="ce63"/>
          <table:table-cell office:value-type="string" office:string-value="" table:formula="of:=[.AC85]" table:style-name="ce63"/>
          <table:table-cell office:value-type="string" office:string-value="" table:formula="of:=[.AD85]" table:style-name="ce63"/>
          <table:table-cell office:value-type="string" office:string-value="" table:formula="of:=[.AE85]" table:style-name="ce63"/>
          <table:table-cell office:value-type="string" office:string-value="" table:formula="of:=[.AF85]" table:style-name="ce63"/>
          <table:table-cell office:value-type="string" office:string-value="" table:formula="of:=[.AG85]" table:style-name="ce63"/>
          <table:table-cell office:value-type="string" office:string-value="" table:formula="of:=[.AH85]" table:style-name="ce63"/>
          <table:table-cell office:value-type="string" office:string-value="" table:formula="of:=[.AI85]" table:style-name="ce63"/>
          <table:table-cell office:value-type="string" office:string-value="" table:formula="of:=[.AJ85]" table:style-name="ce63"/>
          <table:table-cell office:value-type="string" office:string-value="" table:formula="of:=[.AK85]" table:style-name="ce63"/>
          <table:table-cell office:value-type="string" office:string-value="" table:formula="of:=[.AL85]" table:style-name="ce63"/>
          <table:table-cell office:value-type="string" office:string-value="" table:formula="of:=[.AM85]" table:style-name="ce63"/>
          <table:table-cell office:value-type="string" office:string-value="" table:formula="of:=[.AN85]" table:style-name="ce63"/>
          <table:table-cell office:value-type="string" office:string-value="" table:formula="of:=[.AO85]" table:style-name="ce63"/>
          <table:table-cell office:value-type="string" office:string-value="" table:formula="of:=[.AP85]" table:style-name="ce63"/>
          <table:table-cell office:value-type="string" office:string-value="" table:formula="of:=[.AQ85]" table:style-name="ce63"/>
          <table:table-cell office:value-type="string" office:string-value="" table:formula="of:=[.AR85]" table:style-name="ce63"/>
          <table:table-cell office:value-type="string" office:string-value="" table:formula="of:=[.AS85]" table:style-name="ce63"/>
          <table:table-cell office:value-type="string" office:string-value="" table:formula="of:=[.AT85]" table:style-name="ce63"/>
          <table:table-cell office:value-type="string" office:string-value="" table:formula="of:=[.AU85]" table:style-name="ce63"/>
          <table:table-cell office:value-type="string" office:string-value="" table:formula="of:=[.AV85]" table:style-name="ce63"/>
          <table:table-cell office:value-type="string" office:string-value="" table:formula="of:=[.AW85]" table:style-name="ce63"/>
          <table:table-cell office:value-type="string" office:string-value="" table:formula="of:=[.AX85]" table:style-name="ce63"/>
          <table:table-cell office:value-type="string" office:string-value="" table:formula="of:=[.AY85]" table:style-name="ce63"/>
          <table:table-cell office:value-type="string" office:string-value="" table:formula="of:=[.AZ85]" table:style-name="ce63"/>
          <table:table-cell office:value-type="string" office:string-value="" table:formula="of:=[.BA85]" table:style-name="ce63"/>
          <table:table-cell office:value-type="string" office:string-value="" table:formula="of:=[.BB85]" table:style-name="ce63"/>
          <table:table-cell office:value-type="string" office:string-value="" table:formula="of:=[.BC85]" table:style-name="ce63"/>
          <table:table-cell office:value-type="string" office:string-value="" table:formula="of:=[.BD85]" table:style-name="ce63"/>
          <table:table-cell office:value-type="string" office:string-value="" table:formula="of:=[.BE85]" table:style-name="ce63"/>
          <table:table-cell office:value-type="string" office:string-value="" table:formula="of:=[.BF85]" table:style-name="ce63"/>
          <table:table-cell office:value-type="string" office:string-value="" table:formula="of:=[.BG85]" table:style-name="ce63"/>
          <table:table-cell office:value-type="string" office:string-value="" table:formula="of:=[.BH85]" table:style-name="ce63"/>
          <table:table-cell office:value-type="string" office:string-value="" table:formula="of:=[.BI85]" table:style-name="ce63"/>
          <table:table-cell office:value-type="string" office:string-value="" table:formula="of:=[.BJ85]" table:style-name="ce63"/>
          <table:table-cell office:value-type="string" office:string-value="" table:formula="of:=[.BK85]" table:style-name="ce63"/>
          <table:table-cell office:value-type="string" office:string-value="" table:formula="of:=[.BL85]" table:style-name="ce63"/>
          <table:table-cell office:value-type="string" office:string-value="" table:formula="of:=[.BM85]" table:style-name="ce63"/>
          <table:table-cell office:value-type="string" office:string-value="" table:formula="of:=[.BN85]" table:style-name="ce63"/>
          <table:table-cell office:value-type="string" office:string-value="" table:formula="of:=[.BO85]" table:style-name="ce63"/>
          <table:table-cell office:value-type="string" office:string-value="" table:formula="of:=[.BP85]" table:style-name="ce63"/>
          <table:table-cell office:value-type="string" office:string-value="" table:formula="of:=[.BQ85]" table:style-name="ce63"/>
          <table:table-cell office:value-type="string" office:string-value="" table:formula="of:=[.BR85]" table:style-name="ce63"/>
          <table:table-cell office:value-type="string" office:string-value="" table:formula="of:=[.BS85]" table:style-name="ce63"/>
          <table:table-cell office:value-type="string" office:string-value="" table:formula="of:=[.BT85]" table:style-name="ce63"/>
          <table:table-cell office:value-type="string" office:string-value="" table:formula="of:=[.BU85]" table:style-name="ce63"/>
          <table:table-cell office:value-type="string" office:string-value="" table:formula="of:=[.BV85]" table:style-name="ce63"/>
          <table:table-cell office:value-type="string" office:string-value="" table:formula="of:=[.BW85]" table:style-name="ce63"/>
          <table:table-cell office:value-type="string" office:string-value="" table:formula="of:=[.BX85]" table:style-name="ce63"/>
          <table:table-cell office:value-type="string" office:string-value="" table:formula="of:=[.BY85]" table:style-name="ce63"/>
          <table:table-cell office:value-type="string" office:string-value="" table:formula="of:=[.BZ85]" table:style-name="ce63"/>
          <table:table-cell office:value-type="string" office:string-value="" table:formula="of:=[.CA85]" table:style-name="ce63"/>
          <table:table-cell office:value-type="string" office:string-value="" table:formula="of:=[.CB85]" table:style-name="ce63"/>
          <table:table-cell office:value-type="string" office:string-value="" table:formula="of:=[.CC85]" table:style-name="ce63"/>
          <table:table-cell office:value-type="string" office:string-value="" table:formula="of:=[.CD85]" table:style-name="ce63"/>
          <table:table-cell office:value-type="string" office:string-value="" table:formula="of:=[.CE85]" table:style-name="ce63"/>
          <table:table-cell office:value-type="string" office:string-value="" table:formula="of:=[.CF85]" table:style-name="ce63"/>
          <table:table-cell office:value-type="string" office:string-value="" table:formula="of:=[.CG85]" table:style-name="ce63"/>
          <table:table-cell office:value-type="string" office:string-value="" table:formula="of:=[.CH85]" table:style-name="ce63"/>
          <table:table-cell office:value-type="string" office:string-value="" table:formula="of:=[.CI85]" table:style-name="ce63"/>
          <table:table-cell office:value-type="string" office:string-value="" table:formula="of:=[.CJ85]" table:style-name="ce63"/>
          <table:table-cell office:value-type="string" office:string-value="" table:formula="of:=[.CK85]" table:style-name="ce63"/>
          <table:table-cell office:value-type="string" office:string-value="" table:formula="of:=[.CL85]" table:style-name="ce63"/>
          <table:table-cell office:value-type="string" office:string-value="" table:formula="of:=[.CM85]" table:style-name="ce63"/>
          <table:table-cell office:value-type="string" office:string-value="" table:formula="of:=[.CN85]" table:style-name="ce63"/>
          <table:table-cell office:value-type="string" office:string-value="" table:formula="of:=[.CO85]" table:style-name="ce63"/>
          <table:table-cell office:value-type="string" office:string-value="" table:formula="of:=[.CP85]" table:style-name="ce63"/>
          <table:table-cell office:value-type="string" office:string-value="" table:formula="of:=[.CQ85]" table:style-name="ce63"/>
          <table:table-cell office:value-type="string" office:string-value="" table:formula="of:=[.CR85]" table:style-name="ce63"/>
          <table:table-cell office:value-type="string" office:string-value="" table:formula="of:=[.CS85]" table:style-name="ce63"/>
          <table:table-cell office:value-type="string" office:string-value="" table:formula="of:=[.CT85]" table:style-name="ce63"/>
          <table:table-cell office:value-type="string" office:string-value="" table:formula="of:=[.CU85]" table:style-name="ce63"/>
          <table:table-cell office:value-type="string" office:string-value="" table:formula="of:=[.CV85]" table:style-name="ce63"/>
          <table:table-cell office:value-type="string" office:string-value="" table:formula="of:=[.CW85]" table:style-name="ce63"/>
          <table:table-cell office:value-type="string" office:string-value="" table:formula="of:=[.CX85]" table:style-name="ce63"/>
          <table:table-cell office:value-type="string" office:string-value="" table:formula="of:=[.CY85]" table:style-name="ce63"/>
          <table:table-cell office:value-type="string" office:string-value="" table:formula="of:=[.CZ85]" table:style-name="ce63"/>
          <table:table-cell office:value-type="string" office:string-value="" table:formula="of:=[.DA85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58]&lt;&gt;&quot;&quot;;[Setup.A58];&quot;&quot;)" table:style-name="ce1"/>
          <table:table-cell table:style-name="ce56"/>
          <table:table-cell office:value-type="string" office:string-value="" table:formula="of:=IF([Setup.B58]&lt;&gt;&quot;&quot;;[Setup.B58];&quot;&quot;)" table:style-name="ce1"/>
          <table:table-cell office:value-type="string" office:string-value="" table:formula="of:=[.DB86]" table:style-name="ce42"/>
          <table:table-cell table:style-name="ce49"/>
          <table:table-cell table:style-name="ce50"/>
          <table:table-cell office:value-type="string" office:string-value="" table:formula="of:=[.C86]" table:style-name="ce42"/>
          <table:table-cell office:value-type="string" office:string-value="" table:formula="of:=[.G86]" table:style-name="ce63"/>
          <table:table-cell office:value-type="string" office:string-value="" table:formula="of:=[.H86]" table:style-name="ce63"/>
          <table:table-cell office:value-type="string" office:string-value="" table:formula="of:=[.I86]" table:style-name="ce63"/>
          <table:table-cell office:value-type="string" office:string-value="" table:formula="of:=[.J86]" table:style-name="ce63"/>
          <table:table-cell office:value-type="string" office:string-value="" table:formula="of:=[.K86]" table:style-name="ce63"/>
          <table:table-cell office:value-type="string" office:string-value="" table:formula="of:=[.L86]" table:style-name="ce63"/>
          <table:table-cell office:value-type="string" office:string-value="" table:formula="of:=[.M86]" table:style-name="ce63"/>
          <table:table-cell office:value-type="string" office:string-value="" table:formula="of:=[.N86]" table:style-name="ce63"/>
          <table:table-cell office:value-type="string" office:string-value="" table:formula="of:=[.O86]" table:style-name="ce63"/>
          <table:table-cell office:value-type="string" office:string-value="" table:formula="of:=[.P86]" table:style-name="ce63"/>
          <table:table-cell office:value-type="string" office:string-value="" table:formula="of:=[.Q86]" table:style-name="ce63"/>
          <table:table-cell office:value-type="string" office:string-value="" table:formula="of:=[.R86]" table:style-name="ce63"/>
          <table:table-cell office:value-type="string" office:string-value="" table:formula="of:=[.S86]" table:style-name="ce63"/>
          <table:table-cell office:value-type="string" office:string-value="" table:formula="of:=[.T86]" table:style-name="ce63"/>
          <table:table-cell office:value-type="string" office:string-value="" table:formula="of:=[.U86]" table:style-name="ce63"/>
          <table:table-cell office:value-type="string" office:string-value="" table:formula="of:=[.V86]" table:style-name="ce63"/>
          <table:table-cell office:value-type="string" office:string-value="" table:formula="of:=[.W86]" table:style-name="ce63"/>
          <table:table-cell office:value-type="string" office:string-value="" table:formula="of:=[.X86]" table:style-name="ce63"/>
          <table:table-cell office:value-type="string" office:string-value="" table:formula="of:=[.Y86]" table:style-name="ce63"/>
          <table:table-cell office:value-type="string" office:string-value="" table:formula="of:=[.Z86]" table:style-name="ce63"/>
          <table:table-cell office:value-type="string" office:string-value="" table:formula="of:=[.AA86]" table:style-name="ce63"/>
          <table:table-cell office:value-type="string" office:string-value="" table:formula="of:=[.AB86]" table:style-name="ce63"/>
          <table:table-cell office:value-type="string" office:string-value="" table:formula="of:=[.AC86]" table:style-name="ce63"/>
          <table:table-cell office:value-type="string" office:string-value="" table:formula="of:=[.AD86]" table:style-name="ce63"/>
          <table:table-cell office:value-type="string" office:string-value="" table:formula="of:=[.AE86]" table:style-name="ce63"/>
          <table:table-cell office:value-type="string" office:string-value="" table:formula="of:=[.AF86]" table:style-name="ce63"/>
          <table:table-cell office:value-type="string" office:string-value="" table:formula="of:=[.AG86]" table:style-name="ce63"/>
          <table:table-cell office:value-type="string" office:string-value="" table:formula="of:=[.AH86]" table:style-name="ce63"/>
          <table:table-cell office:value-type="string" office:string-value="" table:formula="of:=[.AI86]" table:style-name="ce63"/>
          <table:table-cell office:value-type="string" office:string-value="" table:formula="of:=[.AJ86]" table:style-name="ce63"/>
          <table:table-cell office:value-type="string" office:string-value="" table:formula="of:=[.AK86]" table:style-name="ce63"/>
          <table:table-cell office:value-type="string" office:string-value="" table:formula="of:=[.AL86]" table:style-name="ce63"/>
          <table:table-cell office:value-type="string" office:string-value="" table:formula="of:=[.AM86]" table:style-name="ce63"/>
          <table:table-cell office:value-type="string" office:string-value="" table:formula="of:=[.AN86]" table:style-name="ce63"/>
          <table:table-cell office:value-type="string" office:string-value="" table:formula="of:=[.AO86]" table:style-name="ce63"/>
          <table:table-cell office:value-type="string" office:string-value="" table:formula="of:=[.AP86]" table:style-name="ce63"/>
          <table:table-cell office:value-type="string" office:string-value="" table:formula="of:=[.AQ86]" table:style-name="ce63"/>
          <table:table-cell office:value-type="string" office:string-value="" table:formula="of:=[.AR86]" table:style-name="ce63"/>
          <table:table-cell office:value-type="string" office:string-value="" table:formula="of:=[.AS86]" table:style-name="ce63"/>
          <table:table-cell office:value-type="string" office:string-value="" table:formula="of:=[.AT86]" table:style-name="ce63"/>
          <table:table-cell office:value-type="string" office:string-value="" table:formula="of:=[.AU86]" table:style-name="ce63"/>
          <table:table-cell office:value-type="string" office:string-value="" table:formula="of:=[.AV86]" table:style-name="ce63"/>
          <table:table-cell office:value-type="string" office:string-value="" table:formula="of:=[.AW86]" table:style-name="ce63"/>
          <table:table-cell office:value-type="string" office:string-value="" table:formula="of:=[.AX86]" table:style-name="ce63"/>
          <table:table-cell office:value-type="string" office:string-value="" table:formula="of:=[.AY86]" table:style-name="ce63"/>
          <table:table-cell office:value-type="string" office:string-value="" table:formula="of:=[.AZ86]" table:style-name="ce63"/>
          <table:table-cell office:value-type="string" office:string-value="" table:formula="of:=[.BA86]" table:style-name="ce63"/>
          <table:table-cell office:value-type="string" office:string-value="" table:formula="of:=[.BB86]" table:style-name="ce63"/>
          <table:table-cell office:value-type="string" office:string-value="" table:formula="of:=[.BC86]" table:style-name="ce63"/>
          <table:table-cell office:value-type="string" office:string-value="" table:formula="of:=[.BD86]" table:style-name="ce63"/>
          <table:table-cell office:value-type="string" office:string-value="" table:formula="of:=[.BE86]" table:style-name="ce63"/>
          <table:table-cell office:value-type="string" office:string-value="" table:formula="of:=[.BF86]" table:style-name="ce63"/>
          <table:table-cell office:value-type="string" office:string-value="" table:formula="of:=[.BG86]" table:style-name="ce63"/>
          <table:table-cell office:value-type="string" office:string-value="" table:formula="of:=[.BH86]" table:style-name="ce63"/>
          <table:table-cell office:value-type="string" office:string-value="" table:formula="of:=[.BI86]" table:style-name="ce63"/>
          <table:table-cell office:value-type="string" office:string-value="" table:formula="of:=[.BJ86]" table:style-name="ce63"/>
          <table:table-cell office:value-type="string" office:string-value="" table:formula="of:=[.BK86]" table:style-name="ce63"/>
          <table:table-cell office:value-type="string" office:string-value="" table:formula="of:=[.BL86]" table:style-name="ce63"/>
          <table:table-cell office:value-type="string" office:string-value="" table:formula="of:=[.BM86]" table:style-name="ce63"/>
          <table:table-cell office:value-type="string" office:string-value="" table:formula="of:=[.BN86]" table:style-name="ce63"/>
          <table:table-cell office:value-type="string" office:string-value="" table:formula="of:=[.BO86]" table:style-name="ce63"/>
          <table:table-cell office:value-type="string" office:string-value="" table:formula="of:=[.BP86]" table:style-name="ce63"/>
          <table:table-cell office:value-type="string" office:string-value="" table:formula="of:=[.BQ86]" table:style-name="ce63"/>
          <table:table-cell office:value-type="string" office:string-value="" table:formula="of:=[.BR86]" table:style-name="ce63"/>
          <table:table-cell office:value-type="string" office:string-value="" table:formula="of:=[.BS86]" table:style-name="ce63"/>
          <table:table-cell office:value-type="string" office:string-value="" table:formula="of:=[.BT86]" table:style-name="ce63"/>
          <table:table-cell office:value-type="string" office:string-value="" table:formula="of:=[.BU86]" table:style-name="ce63"/>
          <table:table-cell office:value-type="string" office:string-value="" table:formula="of:=[.BV86]" table:style-name="ce63"/>
          <table:table-cell office:value-type="string" office:string-value="" table:formula="of:=[.BW86]" table:style-name="ce63"/>
          <table:table-cell office:value-type="string" office:string-value="" table:formula="of:=[.BX86]" table:style-name="ce63"/>
          <table:table-cell office:value-type="string" office:string-value="" table:formula="of:=[.BY86]" table:style-name="ce63"/>
          <table:table-cell office:value-type="string" office:string-value="" table:formula="of:=[.BZ86]" table:style-name="ce63"/>
          <table:table-cell office:value-type="string" office:string-value="" table:formula="of:=[.CA86]" table:style-name="ce63"/>
          <table:table-cell office:value-type="string" office:string-value="" table:formula="of:=[.CB86]" table:style-name="ce63"/>
          <table:table-cell office:value-type="string" office:string-value="" table:formula="of:=[.CC86]" table:style-name="ce63"/>
          <table:table-cell office:value-type="string" office:string-value="" table:formula="of:=[.CD86]" table:style-name="ce63"/>
          <table:table-cell office:value-type="string" office:string-value="" table:formula="of:=[.CE86]" table:style-name="ce63"/>
          <table:table-cell office:value-type="string" office:string-value="" table:formula="of:=[.CF86]" table:style-name="ce63"/>
          <table:table-cell office:value-type="string" office:string-value="" table:formula="of:=[.CG86]" table:style-name="ce63"/>
          <table:table-cell office:value-type="string" office:string-value="" table:formula="of:=[.CH86]" table:style-name="ce63"/>
          <table:table-cell office:value-type="string" office:string-value="" table:formula="of:=[.CI86]" table:style-name="ce63"/>
          <table:table-cell office:value-type="string" office:string-value="" table:formula="of:=[.CJ86]" table:style-name="ce63"/>
          <table:table-cell office:value-type="string" office:string-value="" table:formula="of:=[.CK86]" table:style-name="ce63"/>
          <table:table-cell office:value-type="string" office:string-value="" table:formula="of:=[.CL86]" table:style-name="ce63"/>
          <table:table-cell office:value-type="string" office:string-value="" table:formula="of:=[.CM86]" table:style-name="ce63"/>
          <table:table-cell office:value-type="string" office:string-value="" table:formula="of:=[.CN86]" table:style-name="ce63"/>
          <table:table-cell office:value-type="string" office:string-value="" table:formula="of:=[.CO86]" table:style-name="ce63"/>
          <table:table-cell office:value-type="string" office:string-value="" table:formula="of:=[.CP86]" table:style-name="ce63"/>
          <table:table-cell office:value-type="string" office:string-value="" table:formula="of:=[.CQ86]" table:style-name="ce63"/>
          <table:table-cell office:value-type="string" office:string-value="" table:formula="of:=[.CR86]" table:style-name="ce63"/>
          <table:table-cell office:value-type="string" office:string-value="" table:formula="of:=[.CS86]" table:style-name="ce63"/>
          <table:table-cell office:value-type="string" office:string-value="" table:formula="of:=[.CT86]" table:style-name="ce63"/>
          <table:table-cell office:value-type="string" office:string-value="" table:formula="of:=[.CU86]" table:style-name="ce63"/>
          <table:table-cell office:value-type="string" office:string-value="" table:formula="of:=[.CV86]" table:style-name="ce63"/>
          <table:table-cell office:value-type="string" office:string-value="" table:formula="of:=[.CW86]" table:style-name="ce63"/>
          <table:table-cell office:value-type="string" office:string-value="" table:formula="of:=[.CX86]" table:style-name="ce63"/>
          <table:table-cell office:value-type="string" office:string-value="" table:formula="of:=[.CY86]" table:style-name="ce63"/>
          <table:table-cell office:value-type="string" office:string-value="" table:formula="of:=[.CZ86]" table:style-name="ce63"/>
          <table:table-cell office:value-type="string" office:string-value="" table:formula="of:=[.DA86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59]&lt;&gt;&quot;&quot;;[Setup.A59];&quot;&quot;)" table:style-name="ce1"/>
          <table:table-cell table:style-name="ce56"/>
          <table:table-cell office:value-type="string" office:string-value="" table:formula="of:=IF([Setup.B59]&lt;&gt;&quot;&quot;;[Setup.B59];&quot;&quot;)" table:style-name="ce1"/>
          <table:table-cell office:value-type="string" office:string-value="" table:formula="of:=[.DB87]" table:style-name="ce42"/>
          <table:table-cell table:style-name="ce49"/>
          <table:table-cell table:style-name="ce50"/>
          <table:table-cell office:value-type="string" office:string-value="" table:formula="of:=[.C87]" table:style-name="ce42"/>
          <table:table-cell office:value-type="string" office:string-value="" table:formula="of:=[.G87]" table:style-name="ce63"/>
          <table:table-cell office:value-type="string" office:string-value="" table:formula="of:=[.H87]" table:style-name="ce63"/>
          <table:table-cell office:value-type="string" office:string-value="" table:formula="of:=[.I87]" table:style-name="ce63"/>
          <table:table-cell office:value-type="string" office:string-value="" table:formula="of:=[.J87]" table:style-name="ce63"/>
          <table:table-cell office:value-type="string" office:string-value="" table:formula="of:=[.K87]" table:style-name="ce63"/>
          <table:table-cell office:value-type="string" office:string-value="" table:formula="of:=[.L87]" table:style-name="ce63"/>
          <table:table-cell office:value-type="string" office:string-value="" table:formula="of:=[.M87]" table:style-name="ce63"/>
          <table:table-cell office:value-type="string" office:string-value="" table:formula="of:=[.N87]" table:style-name="ce63"/>
          <table:table-cell office:value-type="string" office:string-value="" table:formula="of:=[.O87]" table:style-name="ce63"/>
          <table:table-cell office:value-type="string" office:string-value="" table:formula="of:=[.P87]" table:style-name="ce63"/>
          <table:table-cell office:value-type="string" office:string-value="" table:formula="of:=[.Q87]" table:style-name="ce63"/>
          <table:table-cell office:value-type="string" office:string-value="" table:formula="of:=[.R87]" table:style-name="ce63"/>
          <table:table-cell office:value-type="string" office:string-value="" table:formula="of:=[.S87]" table:style-name="ce63"/>
          <table:table-cell office:value-type="string" office:string-value="" table:formula="of:=[.T87]" table:style-name="ce63"/>
          <table:table-cell office:value-type="string" office:string-value="" table:formula="of:=[.U87]" table:style-name="ce63"/>
          <table:table-cell office:value-type="string" office:string-value="" table:formula="of:=[.V87]" table:style-name="ce63"/>
          <table:table-cell office:value-type="string" office:string-value="" table:formula="of:=[.W87]" table:style-name="ce63"/>
          <table:table-cell office:value-type="string" office:string-value="" table:formula="of:=[.X87]" table:style-name="ce63"/>
          <table:table-cell office:value-type="string" office:string-value="" table:formula="of:=[.Y87]" table:style-name="ce63"/>
          <table:table-cell office:value-type="string" office:string-value="" table:formula="of:=[.Z87]" table:style-name="ce63"/>
          <table:table-cell office:value-type="string" office:string-value="" table:formula="of:=[.AA87]" table:style-name="ce63"/>
          <table:table-cell office:value-type="string" office:string-value="" table:formula="of:=[.AB87]" table:style-name="ce63"/>
          <table:table-cell office:value-type="string" office:string-value="" table:formula="of:=[.AC87]" table:style-name="ce63"/>
          <table:table-cell office:value-type="string" office:string-value="" table:formula="of:=[.AD87]" table:style-name="ce63"/>
          <table:table-cell office:value-type="string" office:string-value="" table:formula="of:=[.AE87]" table:style-name="ce63"/>
          <table:table-cell office:value-type="string" office:string-value="" table:formula="of:=[.AF87]" table:style-name="ce63"/>
          <table:table-cell office:value-type="string" office:string-value="" table:formula="of:=[.AG87]" table:style-name="ce63"/>
          <table:table-cell office:value-type="string" office:string-value="" table:formula="of:=[.AH87]" table:style-name="ce63"/>
          <table:table-cell office:value-type="string" office:string-value="" table:formula="of:=[.AI87]" table:style-name="ce63"/>
          <table:table-cell office:value-type="string" office:string-value="" table:formula="of:=[.AJ87]" table:style-name="ce63"/>
          <table:table-cell office:value-type="string" office:string-value="" table:formula="of:=[.AK87]" table:style-name="ce63"/>
          <table:table-cell office:value-type="string" office:string-value="" table:formula="of:=[.AL87]" table:style-name="ce63"/>
          <table:table-cell office:value-type="string" office:string-value="" table:formula="of:=[.AM87]" table:style-name="ce63"/>
          <table:table-cell office:value-type="string" office:string-value="" table:formula="of:=[.AN87]" table:style-name="ce63"/>
          <table:table-cell office:value-type="string" office:string-value="" table:formula="of:=[.AO87]" table:style-name="ce63"/>
          <table:table-cell office:value-type="string" office:string-value="" table:formula="of:=[.AP87]" table:style-name="ce63"/>
          <table:table-cell office:value-type="string" office:string-value="" table:formula="of:=[.AQ87]" table:style-name="ce63"/>
          <table:table-cell office:value-type="string" office:string-value="" table:formula="of:=[.AR87]" table:style-name="ce63"/>
          <table:table-cell office:value-type="string" office:string-value="" table:formula="of:=[.AS87]" table:style-name="ce63"/>
          <table:table-cell office:value-type="string" office:string-value="" table:formula="of:=[.AT87]" table:style-name="ce63"/>
          <table:table-cell office:value-type="string" office:string-value="" table:formula="of:=[.AU87]" table:style-name="ce63"/>
          <table:table-cell office:value-type="string" office:string-value="" table:formula="of:=[.AV87]" table:style-name="ce63"/>
          <table:table-cell office:value-type="string" office:string-value="" table:formula="of:=[.AW87]" table:style-name="ce63"/>
          <table:table-cell office:value-type="string" office:string-value="" table:formula="of:=[.AX87]" table:style-name="ce63"/>
          <table:table-cell office:value-type="string" office:string-value="" table:formula="of:=[.AY87]" table:style-name="ce63"/>
          <table:table-cell office:value-type="string" office:string-value="" table:formula="of:=[.AZ87]" table:style-name="ce63"/>
          <table:table-cell office:value-type="string" office:string-value="" table:formula="of:=[.BA87]" table:style-name="ce63"/>
          <table:table-cell office:value-type="string" office:string-value="" table:formula="of:=[.BB87]" table:style-name="ce63"/>
          <table:table-cell office:value-type="string" office:string-value="" table:formula="of:=[.BC87]" table:style-name="ce63"/>
          <table:table-cell office:value-type="string" office:string-value="" table:formula="of:=[.BD87]" table:style-name="ce63"/>
          <table:table-cell office:value-type="string" office:string-value="" table:formula="of:=[.BE87]" table:style-name="ce63"/>
          <table:table-cell office:value-type="string" office:string-value="" table:formula="of:=[.BF87]" table:style-name="ce63"/>
          <table:table-cell office:value-type="string" office:string-value="" table:formula="of:=[.BG87]" table:style-name="ce63"/>
          <table:table-cell office:value-type="string" office:string-value="" table:formula="of:=[.BH87]" table:style-name="ce63"/>
          <table:table-cell office:value-type="string" office:string-value="" table:formula="of:=[.BI87]" table:style-name="ce63"/>
          <table:table-cell office:value-type="string" office:string-value="" table:formula="of:=[.BJ87]" table:style-name="ce63"/>
          <table:table-cell office:value-type="string" office:string-value="" table:formula="of:=[.BK87]" table:style-name="ce63"/>
          <table:table-cell office:value-type="string" office:string-value="" table:formula="of:=[.BL87]" table:style-name="ce63"/>
          <table:table-cell office:value-type="string" office:string-value="" table:formula="of:=[.BM87]" table:style-name="ce63"/>
          <table:table-cell office:value-type="string" office:string-value="" table:formula="of:=[.BN87]" table:style-name="ce63"/>
          <table:table-cell office:value-type="string" office:string-value="" table:formula="of:=[.BO87]" table:style-name="ce63"/>
          <table:table-cell office:value-type="string" office:string-value="" table:formula="of:=[.BP87]" table:style-name="ce63"/>
          <table:table-cell office:value-type="string" office:string-value="" table:formula="of:=[.BQ87]" table:style-name="ce63"/>
          <table:table-cell office:value-type="string" office:string-value="" table:formula="of:=[.BR87]" table:style-name="ce63"/>
          <table:table-cell office:value-type="string" office:string-value="" table:formula="of:=[.BS87]" table:style-name="ce63"/>
          <table:table-cell office:value-type="string" office:string-value="" table:formula="of:=[.BT87]" table:style-name="ce63"/>
          <table:table-cell office:value-type="string" office:string-value="" table:formula="of:=[.BU87]" table:style-name="ce63"/>
          <table:table-cell office:value-type="string" office:string-value="" table:formula="of:=[.BV87]" table:style-name="ce63"/>
          <table:table-cell office:value-type="string" office:string-value="" table:formula="of:=[.BW87]" table:style-name="ce63"/>
          <table:table-cell office:value-type="string" office:string-value="" table:formula="of:=[.BX87]" table:style-name="ce63"/>
          <table:table-cell office:value-type="string" office:string-value="" table:formula="of:=[.BY87]" table:style-name="ce63"/>
          <table:table-cell office:value-type="string" office:string-value="" table:formula="of:=[.BZ87]" table:style-name="ce63"/>
          <table:table-cell office:value-type="string" office:string-value="" table:formula="of:=[.CA87]" table:style-name="ce63"/>
          <table:table-cell office:value-type="string" office:string-value="" table:formula="of:=[.CB87]" table:style-name="ce63"/>
          <table:table-cell office:value-type="string" office:string-value="" table:formula="of:=[.CC87]" table:style-name="ce63"/>
          <table:table-cell office:value-type="string" office:string-value="" table:formula="of:=[.CD87]" table:style-name="ce63"/>
          <table:table-cell office:value-type="string" office:string-value="" table:formula="of:=[.CE87]" table:style-name="ce63"/>
          <table:table-cell office:value-type="string" office:string-value="" table:formula="of:=[.CF87]" table:style-name="ce63"/>
          <table:table-cell office:value-type="string" office:string-value="" table:formula="of:=[.CG87]" table:style-name="ce63"/>
          <table:table-cell office:value-type="string" office:string-value="" table:formula="of:=[.CH87]" table:style-name="ce63"/>
          <table:table-cell office:value-type="string" office:string-value="" table:formula="of:=[.CI87]" table:style-name="ce63"/>
          <table:table-cell office:value-type="string" office:string-value="" table:formula="of:=[.CJ87]" table:style-name="ce63"/>
          <table:table-cell office:value-type="string" office:string-value="" table:formula="of:=[.CK87]" table:style-name="ce63"/>
          <table:table-cell office:value-type="string" office:string-value="" table:formula="of:=[.CL87]" table:style-name="ce63"/>
          <table:table-cell office:value-type="string" office:string-value="" table:formula="of:=[.CM87]" table:style-name="ce63"/>
          <table:table-cell office:value-type="string" office:string-value="" table:formula="of:=[.CN87]" table:style-name="ce63"/>
          <table:table-cell office:value-type="string" office:string-value="" table:formula="of:=[.CO87]" table:style-name="ce63"/>
          <table:table-cell office:value-type="string" office:string-value="" table:formula="of:=[.CP87]" table:style-name="ce63"/>
          <table:table-cell office:value-type="string" office:string-value="" table:formula="of:=[.CQ87]" table:style-name="ce63"/>
          <table:table-cell office:value-type="string" office:string-value="" table:formula="of:=[.CR87]" table:style-name="ce63"/>
          <table:table-cell office:value-type="string" office:string-value="" table:formula="of:=[.CS87]" table:style-name="ce63"/>
          <table:table-cell office:value-type="string" office:string-value="" table:formula="of:=[.CT87]" table:style-name="ce63"/>
          <table:table-cell office:value-type="string" office:string-value="" table:formula="of:=[.CU87]" table:style-name="ce63"/>
          <table:table-cell office:value-type="string" office:string-value="" table:formula="of:=[.CV87]" table:style-name="ce63"/>
          <table:table-cell office:value-type="string" office:string-value="" table:formula="of:=[.CW87]" table:style-name="ce63"/>
          <table:table-cell office:value-type="string" office:string-value="" table:formula="of:=[.CX87]" table:style-name="ce63"/>
          <table:table-cell office:value-type="string" office:string-value="" table:formula="of:=[.CY87]" table:style-name="ce63"/>
          <table:table-cell office:value-type="string" office:string-value="" table:formula="of:=[.CZ87]" table:style-name="ce63"/>
          <table:table-cell office:value-type="string" office:string-value="" table:formula="of:=[.DA87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60]&lt;&gt;&quot;&quot;;[Setup.A60];&quot;&quot;)" table:style-name="ce1"/>
          <table:table-cell table:style-name="ce56"/>
          <table:table-cell office:value-type="string" office:string-value="" table:formula="of:=IF([Setup.B60]&lt;&gt;&quot;&quot;;[Setup.B60];&quot;&quot;)" table:style-name="ce1"/>
          <table:table-cell office:value-type="string" office:string-value="" table:formula="of:=[.DB88]" table:style-name="ce42"/>
          <table:table-cell table:style-name="ce49"/>
          <table:table-cell table:style-name="ce50"/>
          <table:table-cell office:value-type="string" office:string-value="" table:formula="of:=[.C88]" table:style-name="ce42"/>
          <table:table-cell office:value-type="string" office:string-value="" table:formula="of:=[.G88]" table:style-name="ce63"/>
          <table:table-cell office:value-type="string" office:string-value="" table:formula="of:=[.H88]" table:style-name="ce63"/>
          <table:table-cell office:value-type="string" office:string-value="" table:formula="of:=[.I88]" table:style-name="ce63"/>
          <table:table-cell office:value-type="string" office:string-value="" table:formula="of:=[.J88]" table:style-name="ce63"/>
          <table:table-cell office:value-type="string" office:string-value="" table:formula="of:=[.K88]" table:style-name="ce63"/>
          <table:table-cell office:value-type="string" office:string-value="" table:formula="of:=[.L88]" table:style-name="ce63"/>
          <table:table-cell office:value-type="string" office:string-value="" table:formula="of:=[.M88]" table:style-name="ce63"/>
          <table:table-cell office:value-type="string" office:string-value="" table:formula="of:=[.N88]" table:style-name="ce63"/>
          <table:table-cell office:value-type="string" office:string-value="" table:formula="of:=[.O88]" table:style-name="ce63"/>
          <table:table-cell office:value-type="string" office:string-value="" table:formula="of:=[.P88]" table:style-name="ce63"/>
          <table:table-cell office:value-type="string" office:string-value="" table:formula="of:=[.Q88]" table:style-name="ce63"/>
          <table:table-cell office:value-type="string" office:string-value="" table:formula="of:=[.R88]" table:style-name="ce63"/>
          <table:table-cell office:value-type="string" office:string-value="" table:formula="of:=[.S88]" table:style-name="ce63"/>
          <table:table-cell office:value-type="string" office:string-value="" table:formula="of:=[.T88]" table:style-name="ce63"/>
          <table:table-cell office:value-type="string" office:string-value="" table:formula="of:=[.U88]" table:style-name="ce63"/>
          <table:table-cell office:value-type="string" office:string-value="" table:formula="of:=[.V88]" table:style-name="ce63"/>
          <table:table-cell office:value-type="string" office:string-value="" table:formula="of:=[.W88]" table:style-name="ce63"/>
          <table:table-cell office:value-type="string" office:string-value="" table:formula="of:=[.X88]" table:style-name="ce63"/>
          <table:table-cell office:value-type="string" office:string-value="" table:formula="of:=[.Y88]" table:style-name="ce63"/>
          <table:table-cell office:value-type="string" office:string-value="" table:formula="of:=[.Z88]" table:style-name="ce63"/>
          <table:table-cell office:value-type="string" office:string-value="" table:formula="of:=[.AA88]" table:style-name="ce63"/>
          <table:table-cell office:value-type="string" office:string-value="" table:formula="of:=[.AB88]" table:style-name="ce63"/>
          <table:table-cell office:value-type="string" office:string-value="" table:formula="of:=[.AC88]" table:style-name="ce63"/>
          <table:table-cell office:value-type="string" office:string-value="" table:formula="of:=[.AD88]" table:style-name="ce63"/>
          <table:table-cell office:value-type="string" office:string-value="" table:formula="of:=[.AE88]" table:style-name="ce63"/>
          <table:table-cell office:value-type="string" office:string-value="" table:formula="of:=[.AF88]" table:style-name="ce63"/>
          <table:table-cell office:value-type="string" office:string-value="" table:formula="of:=[.AG88]" table:style-name="ce63"/>
          <table:table-cell office:value-type="string" office:string-value="" table:formula="of:=[.AH88]" table:style-name="ce63"/>
          <table:table-cell office:value-type="string" office:string-value="" table:formula="of:=[.AI88]" table:style-name="ce63"/>
          <table:table-cell office:value-type="string" office:string-value="" table:formula="of:=[.AJ88]" table:style-name="ce63"/>
          <table:table-cell office:value-type="string" office:string-value="" table:formula="of:=[.AK88]" table:style-name="ce63"/>
          <table:table-cell office:value-type="string" office:string-value="" table:formula="of:=[.AL88]" table:style-name="ce63"/>
          <table:table-cell office:value-type="string" office:string-value="" table:formula="of:=[.AM88]" table:style-name="ce63"/>
          <table:table-cell office:value-type="string" office:string-value="" table:formula="of:=[.AN88]" table:style-name="ce63"/>
          <table:table-cell office:value-type="string" office:string-value="" table:formula="of:=[.AO88]" table:style-name="ce63"/>
          <table:table-cell office:value-type="string" office:string-value="" table:formula="of:=[.AP88]" table:style-name="ce63"/>
          <table:table-cell office:value-type="string" office:string-value="" table:formula="of:=[.AQ88]" table:style-name="ce63"/>
          <table:table-cell office:value-type="string" office:string-value="" table:formula="of:=[.AR88]" table:style-name="ce63"/>
          <table:table-cell office:value-type="string" office:string-value="" table:formula="of:=[.AS88]" table:style-name="ce63"/>
          <table:table-cell office:value-type="string" office:string-value="" table:formula="of:=[.AT88]" table:style-name="ce63"/>
          <table:table-cell office:value-type="string" office:string-value="" table:formula="of:=[.AU88]" table:style-name="ce63"/>
          <table:table-cell office:value-type="string" office:string-value="" table:formula="of:=[.AV88]" table:style-name="ce63"/>
          <table:table-cell office:value-type="string" office:string-value="" table:formula="of:=[.AW88]" table:style-name="ce63"/>
          <table:table-cell office:value-type="string" office:string-value="" table:formula="of:=[.AX88]" table:style-name="ce63"/>
          <table:table-cell office:value-type="string" office:string-value="" table:formula="of:=[.AY88]" table:style-name="ce63"/>
          <table:table-cell office:value-type="string" office:string-value="" table:formula="of:=[.AZ88]" table:style-name="ce63"/>
          <table:table-cell office:value-type="string" office:string-value="" table:formula="of:=[.BA88]" table:style-name="ce63"/>
          <table:table-cell office:value-type="string" office:string-value="" table:formula="of:=[.BB88]" table:style-name="ce63"/>
          <table:table-cell office:value-type="string" office:string-value="" table:formula="of:=[.BC88]" table:style-name="ce63"/>
          <table:table-cell office:value-type="string" office:string-value="" table:formula="of:=[.BD88]" table:style-name="ce63"/>
          <table:table-cell office:value-type="string" office:string-value="" table:formula="of:=[.BE88]" table:style-name="ce63"/>
          <table:table-cell office:value-type="string" office:string-value="" table:formula="of:=[.BF88]" table:style-name="ce63"/>
          <table:table-cell office:value-type="string" office:string-value="" table:formula="of:=[.BG88]" table:style-name="ce63"/>
          <table:table-cell office:value-type="string" office:string-value="" table:formula="of:=[.BH88]" table:style-name="ce63"/>
          <table:table-cell office:value-type="string" office:string-value="" table:formula="of:=[.BI88]" table:style-name="ce63"/>
          <table:table-cell office:value-type="string" office:string-value="" table:formula="of:=[.BJ88]" table:style-name="ce63"/>
          <table:table-cell office:value-type="string" office:string-value="" table:formula="of:=[.BK88]" table:style-name="ce63"/>
          <table:table-cell office:value-type="string" office:string-value="" table:formula="of:=[.BL88]" table:style-name="ce63"/>
          <table:table-cell office:value-type="string" office:string-value="" table:formula="of:=[.BM88]" table:style-name="ce63"/>
          <table:table-cell office:value-type="string" office:string-value="" table:formula="of:=[.BN88]" table:style-name="ce63"/>
          <table:table-cell office:value-type="string" office:string-value="" table:formula="of:=[.BO88]" table:style-name="ce63"/>
          <table:table-cell office:value-type="string" office:string-value="" table:formula="of:=[.BP88]" table:style-name="ce63"/>
          <table:table-cell office:value-type="string" office:string-value="" table:formula="of:=[.BQ88]" table:style-name="ce63"/>
          <table:table-cell office:value-type="string" office:string-value="" table:formula="of:=[.BR88]" table:style-name="ce63"/>
          <table:table-cell office:value-type="string" office:string-value="" table:formula="of:=[.BS88]" table:style-name="ce63"/>
          <table:table-cell office:value-type="string" office:string-value="" table:formula="of:=[.BT88]" table:style-name="ce63"/>
          <table:table-cell office:value-type="string" office:string-value="" table:formula="of:=[.BU88]" table:style-name="ce63"/>
          <table:table-cell office:value-type="string" office:string-value="" table:formula="of:=[.BV88]" table:style-name="ce63"/>
          <table:table-cell office:value-type="string" office:string-value="" table:formula="of:=[.BW88]" table:style-name="ce63"/>
          <table:table-cell office:value-type="string" office:string-value="" table:formula="of:=[.BX88]" table:style-name="ce63"/>
          <table:table-cell office:value-type="string" office:string-value="" table:formula="of:=[.BY88]" table:style-name="ce63"/>
          <table:table-cell office:value-type="string" office:string-value="" table:formula="of:=[.BZ88]" table:style-name="ce63"/>
          <table:table-cell office:value-type="string" office:string-value="" table:formula="of:=[.CA88]" table:style-name="ce63"/>
          <table:table-cell office:value-type="string" office:string-value="" table:formula="of:=[.CB88]" table:style-name="ce63"/>
          <table:table-cell office:value-type="string" office:string-value="" table:formula="of:=[.CC88]" table:style-name="ce63"/>
          <table:table-cell office:value-type="string" office:string-value="" table:formula="of:=[.CD88]" table:style-name="ce63"/>
          <table:table-cell office:value-type="string" office:string-value="" table:formula="of:=[.CE88]" table:style-name="ce63"/>
          <table:table-cell office:value-type="string" office:string-value="" table:formula="of:=[.CF88]" table:style-name="ce63"/>
          <table:table-cell office:value-type="string" office:string-value="" table:formula="of:=[.CG88]" table:style-name="ce63"/>
          <table:table-cell office:value-type="string" office:string-value="" table:formula="of:=[.CH88]" table:style-name="ce63"/>
          <table:table-cell office:value-type="string" office:string-value="" table:formula="of:=[.CI88]" table:style-name="ce63"/>
          <table:table-cell office:value-type="string" office:string-value="" table:formula="of:=[.CJ88]" table:style-name="ce63"/>
          <table:table-cell office:value-type="string" office:string-value="" table:formula="of:=[.CK88]" table:style-name="ce63"/>
          <table:table-cell office:value-type="string" office:string-value="" table:formula="of:=[.CL88]" table:style-name="ce63"/>
          <table:table-cell office:value-type="string" office:string-value="" table:formula="of:=[.CM88]" table:style-name="ce63"/>
          <table:table-cell office:value-type="string" office:string-value="" table:formula="of:=[.CN88]" table:style-name="ce63"/>
          <table:table-cell office:value-type="string" office:string-value="" table:formula="of:=[.CO88]" table:style-name="ce63"/>
          <table:table-cell office:value-type="string" office:string-value="" table:formula="of:=[.CP88]" table:style-name="ce63"/>
          <table:table-cell office:value-type="string" office:string-value="" table:formula="of:=[.CQ88]" table:style-name="ce63"/>
          <table:table-cell office:value-type="string" office:string-value="" table:formula="of:=[.CR88]" table:style-name="ce63"/>
          <table:table-cell office:value-type="string" office:string-value="" table:formula="of:=[.CS88]" table:style-name="ce63"/>
          <table:table-cell office:value-type="string" office:string-value="" table:formula="of:=[.CT88]" table:style-name="ce63"/>
          <table:table-cell office:value-type="string" office:string-value="" table:formula="of:=[.CU88]" table:style-name="ce63"/>
          <table:table-cell office:value-type="string" office:string-value="" table:formula="of:=[.CV88]" table:style-name="ce63"/>
          <table:table-cell office:value-type="string" office:string-value="" table:formula="of:=[.CW88]" table:style-name="ce63"/>
          <table:table-cell office:value-type="string" office:string-value="" table:formula="of:=[.CX88]" table:style-name="ce63"/>
          <table:table-cell office:value-type="string" office:string-value="" table:formula="of:=[.CY88]" table:style-name="ce63"/>
          <table:table-cell office:value-type="string" office:string-value="" table:formula="of:=[.CZ88]" table:style-name="ce63"/>
          <table:table-cell office:value-type="string" office:string-value="" table:formula="of:=[.DA88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61]&lt;&gt;&quot;&quot;;[Setup.A61];&quot;&quot;)" table:style-name="ce1"/>
          <table:table-cell table:style-name="ce56"/>
          <table:table-cell office:value-type="string" office:string-value="" table:formula="of:=IF([Setup.B61]&lt;&gt;&quot;&quot;;[Setup.B61];&quot;&quot;)" table:style-name="ce1"/>
          <table:table-cell office:value-type="string" office:string-value="" table:formula="of:=[.DB89]" table:style-name="ce42"/>
          <table:table-cell table:style-name="ce49"/>
          <table:table-cell table:style-name="ce50"/>
          <table:table-cell office:value-type="string" office:string-value="" table:formula="of:=[.C89]" table:style-name="ce42"/>
          <table:table-cell office:value-type="string" office:string-value="" table:formula="of:=[.G89]" table:style-name="ce63"/>
          <table:table-cell office:value-type="string" office:string-value="" table:formula="of:=[.H89]" table:style-name="ce63"/>
          <table:table-cell office:value-type="string" office:string-value="" table:formula="of:=[.I89]" table:style-name="ce63"/>
          <table:table-cell office:value-type="string" office:string-value="" table:formula="of:=[.J89]" table:style-name="ce63"/>
          <table:table-cell office:value-type="string" office:string-value="" table:formula="of:=[.K89]" table:style-name="ce63"/>
          <table:table-cell office:value-type="string" office:string-value="" table:formula="of:=[.L89]" table:style-name="ce63"/>
          <table:table-cell office:value-type="string" office:string-value="" table:formula="of:=[.M89]" table:style-name="ce63"/>
          <table:table-cell office:value-type="string" office:string-value="" table:formula="of:=[.N89]" table:style-name="ce63"/>
          <table:table-cell office:value-type="string" office:string-value="" table:formula="of:=[.O89]" table:style-name="ce63"/>
          <table:table-cell office:value-type="string" office:string-value="" table:formula="of:=[.P89]" table:style-name="ce63"/>
          <table:table-cell office:value-type="string" office:string-value="" table:formula="of:=[.Q89]" table:style-name="ce63"/>
          <table:table-cell office:value-type="string" office:string-value="" table:formula="of:=[.R89]" table:style-name="ce63"/>
          <table:table-cell office:value-type="string" office:string-value="" table:formula="of:=[.S89]" table:style-name="ce63"/>
          <table:table-cell office:value-type="string" office:string-value="" table:formula="of:=[.T89]" table:style-name="ce63"/>
          <table:table-cell office:value-type="string" office:string-value="" table:formula="of:=[.U89]" table:style-name="ce63"/>
          <table:table-cell office:value-type="string" office:string-value="" table:formula="of:=[.V89]" table:style-name="ce63"/>
          <table:table-cell office:value-type="string" office:string-value="" table:formula="of:=[.W89]" table:style-name="ce63"/>
          <table:table-cell office:value-type="string" office:string-value="" table:formula="of:=[.X89]" table:style-name="ce63"/>
          <table:table-cell office:value-type="string" office:string-value="" table:formula="of:=[.Y89]" table:style-name="ce63"/>
          <table:table-cell office:value-type="string" office:string-value="" table:formula="of:=[.Z89]" table:style-name="ce63"/>
          <table:table-cell office:value-type="string" office:string-value="" table:formula="of:=[.AA89]" table:style-name="ce63"/>
          <table:table-cell office:value-type="string" office:string-value="" table:formula="of:=[.AB89]" table:style-name="ce63"/>
          <table:table-cell office:value-type="string" office:string-value="" table:formula="of:=[.AC89]" table:style-name="ce63"/>
          <table:table-cell office:value-type="string" office:string-value="" table:formula="of:=[.AD89]" table:style-name="ce63"/>
          <table:table-cell office:value-type="string" office:string-value="" table:formula="of:=[.AE89]" table:style-name="ce63"/>
          <table:table-cell office:value-type="string" office:string-value="" table:formula="of:=[.AF89]" table:style-name="ce63"/>
          <table:table-cell office:value-type="string" office:string-value="" table:formula="of:=[.AG89]" table:style-name="ce63"/>
          <table:table-cell office:value-type="string" office:string-value="" table:formula="of:=[.AH89]" table:style-name="ce63"/>
          <table:table-cell office:value-type="string" office:string-value="" table:formula="of:=[.AI89]" table:style-name="ce63"/>
          <table:table-cell office:value-type="string" office:string-value="" table:formula="of:=[.AJ89]" table:style-name="ce63"/>
          <table:table-cell office:value-type="string" office:string-value="" table:formula="of:=[.AK89]" table:style-name="ce63"/>
          <table:table-cell office:value-type="string" office:string-value="" table:formula="of:=[.AL89]" table:style-name="ce63"/>
          <table:table-cell office:value-type="string" office:string-value="" table:formula="of:=[.AM89]" table:style-name="ce63"/>
          <table:table-cell office:value-type="string" office:string-value="" table:formula="of:=[.AN89]" table:style-name="ce63"/>
          <table:table-cell office:value-type="string" office:string-value="" table:formula="of:=[.AO89]" table:style-name="ce63"/>
          <table:table-cell office:value-type="string" office:string-value="" table:formula="of:=[.AP89]" table:style-name="ce63"/>
          <table:table-cell office:value-type="string" office:string-value="" table:formula="of:=[.AQ89]" table:style-name="ce63"/>
          <table:table-cell office:value-type="string" office:string-value="" table:formula="of:=[.AR89]" table:style-name="ce63"/>
          <table:table-cell office:value-type="string" office:string-value="" table:formula="of:=[.AS89]" table:style-name="ce63"/>
          <table:table-cell office:value-type="string" office:string-value="" table:formula="of:=[.AT89]" table:style-name="ce63"/>
          <table:table-cell office:value-type="string" office:string-value="" table:formula="of:=[.AU89]" table:style-name="ce63"/>
          <table:table-cell office:value-type="string" office:string-value="" table:formula="of:=[.AV89]" table:style-name="ce63"/>
          <table:table-cell office:value-type="string" office:string-value="" table:formula="of:=[.AW89]" table:style-name="ce63"/>
          <table:table-cell office:value-type="string" office:string-value="" table:formula="of:=[.AX89]" table:style-name="ce63"/>
          <table:table-cell office:value-type="string" office:string-value="" table:formula="of:=[.AY89]" table:style-name="ce63"/>
          <table:table-cell office:value-type="string" office:string-value="" table:formula="of:=[.AZ89]" table:style-name="ce63"/>
          <table:table-cell office:value-type="string" office:string-value="" table:formula="of:=[.BA89]" table:style-name="ce63"/>
          <table:table-cell office:value-type="string" office:string-value="" table:formula="of:=[.BB89]" table:style-name="ce63"/>
          <table:table-cell office:value-type="string" office:string-value="" table:formula="of:=[.BC89]" table:style-name="ce63"/>
          <table:table-cell office:value-type="string" office:string-value="" table:formula="of:=[.BD89]" table:style-name="ce63"/>
          <table:table-cell office:value-type="string" office:string-value="" table:formula="of:=[.BE89]" table:style-name="ce63"/>
          <table:table-cell office:value-type="string" office:string-value="" table:formula="of:=[.BF89]" table:style-name="ce63"/>
          <table:table-cell office:value-type="string" office:string-value="" table:formula="of:=[.BG89]" table:style-name="ce63"/>
          <table:table-cell office:value-type="string" office:string-value="" table:formula="of:=[.BH89]" table:style-name="ce63"/>
          <table:table-cell office:value-type="string" office:string-value="" table:formula="of:=[.BI89]" table:style-name="ce63"/>
          <table:table-cell office:value-type="string" office:string-value="" table:formula="of:=[.BJ89]" table:style-name="ce63"/>
          <table:table-cell office:value-type="string" office:string-value="" table:formula="of:=[.BK89]" table:style-name="ce63"/>
          <table:table-cell office:value-type="string" office:string-value="" table:formula="of:=[.BL89]" table:style-name="ce63"/>
          <table:table-cell office:value-type="string" office:string-value="" table:formula="of:=[.BM89]" table:style-name="ce63"/>
          <table:table-cell office:value-type="string" office:string-value="" table:formula="of:=[.BN89]" table:style-name="ce63"/>
          <table:table-cell office:value-type="string" office:string-value="" table:formula="of:=[.BO89]" table:style-name="ce63"/>
          <table:table-cell office:value-type="string" office:string-value="" table:formula="of:=[.BP89]" table:style-name="ce63"/>
          <table:table-cell office:value-type="string" office:string-value="" table:formula="of:=[.BQ89]" table:style-name="ce63"/>
          <table:table-cell office:value-type="string" office:string-value="" table:formula="of:=[.BR89]" table:style-name="ce63"/>
          <table:table-cell office:value-type="string" office:string-value="" table:formula="of:=[.BS89]" table:style-name="ce63"/>
          <table:table-cell office:value-type="string" office:string-value="" table:formula="of:=[.BT89]" table:style-name="ce63"/>
          <table:table-cell office:value-type="string" office:string-value="" table:formula="of:=[.BU89]" table:style-name="ce63"/>
          <table:table-cell office:value-type="string" office:string-value="" table:formula="of:=[.BV89]" table:style-name="ce63"/>
          <table:table-cell office:value-type="string" office:string-value="" table:formula="of:=[.BW89]" table:style-name="ce63"/>
          <table:table-cell office:value-type="string" office:string-value="" table:formula="of:=[.BX89]" table:style-name="ce63"/>
          <table:table-cell office:value-type="string" office:string-value="" table:formula="of:=[.BY89]" table:style-name="ce63"/>
          <table:table-cell office:value-type="string" office:string-value="" table:formula="of:=[.BZ89]" table:style-name="ce63"/>
          <table:table-cell office:value-type="string" office:string-value="" table:formula="of:=[.CA89]" table:style-name="ce63"/>
          <table:table-cell office:value-type="string" office:string-value="" table:formula="of:=[.CB89]" table:style-name="ce63"/>
          <table:table-cell office:value-type="string" office:string-value="" table:formula="of:=[.CC89]" table:style-name="ce63"/>
          <table:table-cell office:value-type="string" office:string-value="" table:formula="of:=[.CD89]" table:style-name="ce63"/>
          <table:table-cell office:value-type="string" office:string-value="" table:formula="of:=[.CE89]" table:style-name="ce63"/>
          <table:table-cell office:value-type="string" office:string-value="" table:formula="of:=[.CF89]" table:style-name="ce63"/>
          <table:table-cell office:value-type="string" office:string-value="" table:formula="of:=[.CG89]" table:style-name="ce63"/>
          <table:table-cell office:value-type="string" office:string-value="" table:formula="of:=[.CH89]" table:style-name="ce63"/>
          <table:table-cell office:value-type="string" office:string-value="" table:formula="of:=[.CI89]" table:style-name="ce63"/>
          <table:table-cell office:value-type="string" office:string-value="" table:formula="of:=[.CJ89]" table:style-name="ce63"/>
          <table:table-cell office:value-type="string" office:string-value="" table:formula="of:=[.CK89]" table:style-name="ce63"/>
          <table:table-cell office:value-type="string" office:string-value="" table:formula="of:=[.CL89]" table:style-name="ce63"/>
          <table:table-cell office:value-type="string" office:string-value="" table:formula="of:=[.CM89]" table:style-name="ce63"/>
          <table:table-cell office:value-type="string" office:string-value="" table:formula="of:=[.CN89]" table:style-name="ce63"/>
          <table:table-cell office:value-type="string" office:string-value="" table:formula="of:=[.CO89]" table:style-name="ce63"/>
          <table:table-cell office:value-type="string" office:string-value="" table:formula="of:=[.CP89]" table:style-name="ce63"/>
          <table:table-cell office:value-type="string" office:string-value="" table:formula="of:=[.CQ89]" table:style-name="ce63"/>
          <table:table-cell office:value-type="string" office:string-value="" table:formula="of:=[.CR89]" table:style-name="ce63"/>
          <table:table-cell office:value-type="string" office:string-value="" table:formula="of:=[.CS89]" table:style-name="ce63"/>
          <table:table-cell office:value-type="string" office:string-value="" table:formula="of:=[.CT89]" table:style-name="ce63"/>
          <table:table-cell office:value-type="string" office:string-value="" table:formula="of:=[.CU89]" table:style-name="ce63"/>
          <table:table-cell office:value-type="string" office:string-value="" table:formula="of:=[.CV89]" table:style-name="ce63"/>
          <table:table-cell office:value-type="string" office:string-value="" table:formula="of:=[.CW89]" table:style-name="ce63"/>
          <table:table-cell office:value-type="string" office:string-value="" table:formula="of:=[.CX89]" table:style-name="ce63"/>
          <table:table-cell office:value-type="string" office:string-value="" table:formula="of:=[.CY89]" table:style-name="ce63"/>
          <table:table-cell office:value-type="string" office:string-value="" table:formula="of:=[.CZ89]" table:style-name="ce63"/>
          <table:table-cell office:value-type="string" office:string-value="" table:formula="of:=[.DA89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62]&lt;&gt;&quot;&quot;;[Setup.A62];&quot;&quot;)" table:style-name="ce1"/>
          <table:table-cell table:style-name="ce56"/>
          <table:table-cell office:value-type="string" office:string-value="" table:formula="of:=IF([Setup.B62]&lt;&gt;&quot;&quot;;[Setup.B62];&quot;&quot;)" table:style-name="ce1"/>
          <table:table-cell office:value-type="string" office:string-value="" table:formula="of:=[.DB90]" table:style-name="ce42"/>
          <table:table-cell table:style-name="ce49"/>
          <table:table-cell table:style-name="ce50"/>
          <table:table-cell office:value-type="string" office:string-value="" table:formula="of:=[.C90]" table:style-name="ce42"/>
          <table:table-cell office:value-type="string" office:string-value="" table:formula="of:=[.G90]" table:style-name="ce63"/>
          <table:table-cell office:value-type="string" office:string-value="" table:formula="of:=[.H90]" table:style-name="ce63"/>
          <table:table-cell office:value-type="string" office:string-value="" table:formula="of:=[.I90]" table:style-name="ce63"/>
          <table:table-cell office:value-type="string" office:string-value="" table:formula="of:=[.J90]" table:style-name="ce63"/>
          <table:table-cell office:value-type="string" office:string-value="" table:formula="of:=[.K90]" table:style-name="ce63"/>
          <table:table-cell office:value-type="string" office:string-value="" table:formula="of:=[.L90]" table:style-name="ce63"/>
          <table:table-cell office:value-type="string" office:string-value="" table:formula="of:=[.M90]" table:style-name="ce63"/>
          <table:table-cell office:value-type="string" office:string-value="" table:formula="of:=[.N90]" table:style-name="ce63"/>
          <table:table-cell office:value-type="string" office:string-value="" table:formula="of:=[.O90]" table:style-name="ce63"/>
          <table:table-cell office:value-type="string" office:string-value="" table:formula="of:=[.P90]" table:style-name="ce63"/>
          <table:table-cell office:value-type="string" office:string-value="" table:formula="of:=[.Q90]" table:style-name="ce63"/>
          <table:table-cell office:value-type="string" office:string-value="" table:formula="of:=[.R90]" table:style-name="ce63"/>
          <table:table-cell office:value-type="string" office:string-value="" table:formula="of:=[.S90]" table:style-name="ce63"/>
          <table:table-cell office:value-type="string" office:string-value="" table:formula="of:=[.T90]" table:style-name="ce63"/>
          <table:table-cell office:value-type="string" office:string-value="" table:formula="of:=[.U90]" table:style-name="ce63"/>
          <table:table-cell office:value-type="string" office:string-value="" table:formula="of:=[.V90]" table:style-name="ce63"/>
          <table:table-cell office:value-type="string" office:string-value="" table:formula="of:=[.W90]" table:style-name="ce63"/>
          <table:table-cell office:value-type="string" office:string-value="" table:formula="of:=[.X90]" table:style-name="ce63"/>
          <table:table-cell office:value-type="string" office:string-value="" table:formula="of:=[.Y90]" table:style-name="ce63"/>
          <table:table-cell office:value-type="string" office:string-value="" table:formula="of:=[.Z90]" table:style-name="ce63"/>
          <table:table-cell office:value-type="string" office:string-value="" table:formula="of:=[.AA90]" table:style-name="ce63"/>
          <table:table-cell office:value-type="string" office:string-value="" table:formula="of:=[.AB90]" table:style-name="ce63"/>
          <table:table-cell office:value-type="string" office:string-value="" table:formula="of:=[.AC90]" table:style-name="ce63"/>
          <table:table-cell office:value-type="string" office:string-value="" table:formula="of:=[.AD90]" table:style-name="ce63"/>
          <table:table-cell office:value-type="string" office:string-value="" table:formula="of:=[.AE90]" table:style-name="ce63"/>
          <table:table-cell office:value-type="string" office:string-value="" table:formula="of:=[.AF90]" table:style-name="ce63"/>
          <table:table-cell office:value-type="string" office:string-value="" table:formula="of:=[.AG90]" table:style-name="ce63"/>
          <table:table-cell office:value-type="string" office:string-value="" table:formula="of:=[.AH90]" table:style-name="ce63"/>
          <table:table-cell office:value-type="string" office:string-value="" table:formula="of:=[.AI90]" table:style-name="ce63"/>
          <table:table-cell office:value-type="string" office:string-value="" table:formula="of:=[.AJ90]" table:style-name="ce63"/>
          <table:table-cell office:value-type="string" office:string-value="" table:formula="of:=[.AK90]" table:style-name="ce63"/>
          <table:table-cell office:value-type="string" office:string-value="" table:formula="of:=[.AL90]" table:style-name="ce63"/>
          <table:table-cell office:value-type="string" office:string-value="" table:formula="of:=[.AM90]" table:style-name="ce63"/>
          <table:table-cell office:value-type="string" office:string-value="" table:formula="of:=[.AN90]" table:style-name="ce63"/>
          <table:table-cell office:value-type="string" office:string-value="" table:formula="of:=[.AO90]" table:style-name="ce63"/>
          <table:table-cell office:value-type="string" office:string-value="" table:formula="of:=[.AP90]" table:style-name="ce63"/>
          <table:table-cell office:value-type="string" office:string-value="" table:formula="of:=[.AQ90]" table:style-name="ce63"/>
          <table:table-cell office:value-type="string" office:string-value="" table:formula="of:=[.AR90]" table:style-name="ce63"/>
          <table:table-cell office:value-type="string" office:string-value="" table:formula="of:=[.AS90]" table:style-name="ce63"/>
          <table:table-cell office:value-type="string" office:string-value="" table:formula="of:=[.AT90]" table:style-name="ce63"/>
          <table:table-cell office:value-type="string" office:string-value="" table:formula="of:=[.AU90]" table:style-name="ce63"/>
          <table:table-cell office:value-type="string" office:string-value="" table:formula="of:=[.AV90]" table:style-name="ce63"/>
          <table:table-cell office:value-type="string" office:string-value="" table:formula="of:=[.AW90]" table:style-name="ce63"/>
          <table:table-cell office:value-type="string" office:string-value="" table:formula="of:=[.AX90]" table:style-name="ce63"/>
          <table:table-cell office:value-type="string" office:string-value="" table:formula="of:=[.AY90]" table:style-name="ce63"/>
          <table:table-cell office:value-type="string" office:string-value="" table:formula="of:=[.AZ90]" table:style-name="ce63"/>
          <table:table-cell office:value-type="string" office:string-value="" table:formula="of:=[.BA90]" table:style-name="ce63"/>
          <table:table-cell office:value-type="string" office:string-value="" table:formula="of:=[.BB90]" table:style-name="ce63"/>
          <table:table-cell office:value-type="string" office:string-value="" table:formula="of:=[.BC90]" table:style-name="ce63"/>
          <table:table-cell office:value-type="string" office:string-value="" table:formula="of:=[.BD90]" table:style-name="ce63"/>
          <table:table-cell office:value-type="string" office:string-value="" table:formula="of:=[.BE90]" table:style-name="ce63"/>
          <table:table-cell office:value-type="string" office:string-value="" table:formula="of:=[.BF90]" table:style-name="ce63"/>
          <table:table-cell office:value-type="string" office:string-value="" table:formula="of:=[.BG90]" table:style-name="ce63"/>
          <table:table-cell office:value-type="string" office:string-value="" table:formula="of:=[.BH90]" table:style-name="ce63"/>
          <table:table-cell office:value-type="string" office:string-value="" table:formula="of:=[.BI90]" table:style-name="ce63"/>
          <table:table-cell office:value-type="string" office:string-value="" table:formula="of:=[.BJ90]" table:style-name="ce63"/>
          <table:table-cell office:value-type="string" office:string-value="" table:formula="of:=[.BK90]" table:style-name="ce63"/>
          <table:table-cell office:value-type="string" office:string-value="" table:formula="of:=[.BL90]" table:style-name="ce63"/>
          <table:table-cell office:value-type="string" office:string-value="" table:formula="of:=[.BM90]" table:style-name="ce63"/>
          <table:table-cell office:value-type="string" office:string-value="" table:formula="of:=[.BN90]" table:style-name="ce63"/>
          <table:table-cell office:value-type="string" office:string-value="" table:formula="of:=[.BO90]" table:style-name="ce63"/>
          <table:table-cell office:value-type="string" office:string-value="" table:formula="of:=[.BP90]" table:style-name="ce63"/>
          <table:table-cell office:value-type="string" office:string-value="" table:formula="of:=[.BQ90]" table:style-name="ce63"/>
          <table:table-cell office:value-type="string" office:string-value="" table:formula="of:=[.BR90]" table:style-name="ce63"/>
          <table:table-cell office:value-type="string" office:string-value="" table:formula="of:=[.BS90]" table:style-name="ce63"/>
          <table:table-cell office:value-type="string" office:string-value="" table:formula="of:=[.BT90]" table:style-name="ce63"/>
          <table:table-cell office:value-type="string" office:string-value="" table:formula="of:=[.BU90]" table:style-name="ce63"/>
          <table:table-cell office:value-type="string" office:string-value="" table:formula="of:=[.BV90]" table:style-name="ce63"/>
          <table:table-cell office:value-type="string" office:string-value="" table:formula="of:=[.BW90]" table:style-name="ce63"/>
          <table:table-cell office:value-type="string" office:string-value="" table:formula="of:=[.BX90]" table:style-name="ce63"/>
          <table:table-cell office:value-type="string" office:string-value="" table:formula="of:=[.BY90]" table:style-name="ce63"/>
          <table:table-cell office:value-type="string" office:string-value="" table:formula="of:=[.BZ90]" table:style-name="ce63"/>
          <table:table-cell office:value-type="string" office:string-value="" table:formula="of:=[.CA90]" table:style-name="ce63"/>
          <table:table-cell office:value-type="string" office:string-value="" table:formula="of:=[.CB90]" table:style-name="ce63"/>
          <table:table-cell office:value-type="string" office:string-value="" table:formula="of:=[.CC90]" table:style-name="ce63"/>
          <table:table-cell office:value-type="string" office:string-value="" table:formula="of:=[.CD90]" table:style-name="ce63"/>
          <table:table-cell office:value-type="string" office:string-value="" table:formula="of:=[.CE90]" table:style-name="ce63"/>
          <table:table-cell office:value-type="string" office:string-value="" table:formula="of:=[.CF90]" table:style-name="ce63"/>
          <table:table-cell office:value-type="string" office:string-value="" table:formula="of:=[.CG90]" table:style-name="ce63"/>
          <table:table-cell office:value-type="string" office:string-value="" table:formula="of:=[.CH90]" table:style-name="ce63"/>
          <table:table-cell office:value-type="string" office:string-value="" table:formula="of:=[.CI90]" table:style-name="ce63"/>
          <table:table-cell office:value-type="string" office:string-value="" table:formula="of:=[.CJ90]" table:style-name="ce63"/>
          <table:table-cell office:value-type="string" office:string-value="" table:formula="of:=[.CK90]" table:style-name="ce63"/>
          <table:table-cell office:value-type="string" office:string-value="" table:formula="of:=[.CL90]" table:style-name="ce63"/>
          <table:table-cell office:value-type="string" office:string-value="" table:formula="of:=[.CM90]" table:style-name="ce63"/>
          <table:table-cell office:value-type="string" office:string-value="" table:formula="of:=[.CN90]" table:style-name="ce63"/>
          <table:table-cell office:value-type="string" office:string-value="" table:formula="of:=[.CO90]" table:style-name="ce63"/>
          <table:table-cell office:value-type="string" office:string-value="" table:formula="of:=[.CP90]" table:style-name="ce63"/>
          <table:table-cell office:value-type="string" office:string-value="" table:formula="of:=[.CQ90]" table:style-name="ce63"/>
          <table:table-cell office:value-type="string" office:string-value="" table:formula="of:=[.CR90]" table:style-name="ce63"/>
          <table:table-cell office:value-type="string" office:string-value="" table:formula="of:=[.CS90]" table:style-name="ce63"/>
          <table:table-cell office:value-type="string" office:string-value="" table:formula="of:=[.CT90]" table:style-name="ce63"/>
          <table:table-cell office:value-type="string" office:string-value="" table:formula="of:=[.CU90]" table:style-name="ce63"/>
          <table:table-cell office:value-type="string" office:string-value="" table:formula="of:=[.CV90]" table:style-name="ce63"/>
          <table:table-cell office:value-type="string" office:string-value="" table:formula="of:=[.CW90]" table:style-name="ce63"/>
          <table:table-cell office:value-type="string" office:string-value="" table:formula="of:=[.CX90]" table:style-name="ce63"/>
          <table:table-cell office:value-type="string" office:string-value="" table:formula="of:=[.CY90]" table:style-name="ce63"/>
          <table:table-cell office:value-type="string" office:string-value="" table:formula="of:=[.CZ90]" table:style-name="ce63"/>
          <table:table-cell office:value-type="string" office:string-value="" table:formula="of:=[.DA90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63]&lt;&gt;&quot;&quot;;[Setup.A63];&quot;&quot;)" table:style-name="ce1"/>
          <table:table-cell table:style-name="ce56"/>
          <table:table-cell office:value-type="string" office:string-value="" table:formula="of:=IF([Setup.B63]&lt;&gt;&quot;&quot;;[Setup.B63];&quot;&quot;)" table:style-name="ce1"/>
          <table:table-cell office:value-type="string" office:string-value="" table:formula="of:=[.DB91]" table:style-name="ce42"/>
          <table:table-cell table:style-name="ce49"/>
          <table:table-cell table:style-name="ce50"/>
          <table:table-cell office:value-type="string" office:string-value="" table:formula="of:=[.C91]" table:style-name="ce42"/>
          <table:table-cell office:value-type="string" office:string-value="" table:formula="of:=[.G91]" table:style-name="ce63"/>
          <table:table-cell office:value-type="string" office:string-value="" table:formula="of:=[.H91]" table:style-name="ce63"/>
          <table:table-cell office:value-type="string" office:string-value="" table:formula="of:=[.I91]" table:style-name="ce63"/>
          <table:table-cell office:value-type="string" office:string-value="" table:formula="of:=[.J91]" table:style-name="ce63"/>
          <table:table-cell office:value-type="string" office:string-value="" table:formula="of:=[.K91]" table:style-name="ce63"/>
          <table:table-cell office:value-type="string" office:string-value="" table:formula="of:=[.L91]" table:style-name="ce63"/>
          <table:table-cell office:value-type="string" office:string-value="" table:formula="of:=[.M91]" table:style-name="ce63"/>
          <table:table-cell office:value-type="string" office:string-value="" table:formula="of:=[.N91]" table:style-name="ce63"/>
          <table:table-cell office:value-type="string" office:string-value="" table:formula="of:=[.O91]" table:style-name="ce63"/>
          <table:table-cell office:value-type="string" office:string-value="" table:formula="of:=[.P91]" table:style-name="ce63"/>
          <table:table-cell office:value-type="string" office:string-value="" table:formula="of:=[.Q91]" table:style-name="ce63"/>
          <table:table-cell office:value-type="string" office:string-value="" table:formula="of:=[.R91]" table:style-name="ce63"/>
          <table:table-cell office:value-type="string" office:string-value="" table:formula="of:=[.S91]" table:style-name="ce63"/>
          <table:table-cell office:value-type="string" office:string-value="" table:formula="of:=[.T91]" table:style-name="ce63"/>
          <table:table-cell office:value-type="string" office:string-value="" table:formula="of:=[.U91]" table:style-name="ce63"/>
          <table:table-cell office:value-type="string" office:string-value="" table:formula="of:=[.V91]" table:style-name="ce63"/>
          <table:table-cell office:value-type="string" office:string-value="" table:formula="of:=[.W91]" table:style-name="ce63"/>
          <table:table-cell office:value-type="string" office:string-value="" table:formula="of:=[.X91]" table:style-name="ce63"/>
          <table:table-cell office:value-type="string" office:string-value="" table:formula="of:=[.Y91]" table:style-name="ce63"/>
          <table:table-cell office:value-type="string" office:string-value="" table:formula="of:=[.Z91]" table:style-name="ce63"/>
          <table:table-cell office:value-type="string" office:string-value="" table:formula="of:=[.AA91]" table:style-name="ce63"/>
          <table:table-cell office:value-type="string" office:string-value="" table:formula="of:=[.AB91]" table:style-name="ce63"/>
          <table:table-cell office:value-type="string" office:string-value="" table:formula="of:=[.AC91]" table:style-name="ce63"/>
          <table:table-cell office:value-type="string" office:string-value="" table:formula="of:=[.AD91]" table:style-name="ce63"/>
          <table:table-cell office:value-type="string" office:string-value="" table:formula="of:=[.AE91]" table:style-name="ce63"/>
          <table:table-cell office:value-type="string" office:string-value="" table:formula="of:=[.AF91]" table:style-name="ce63"/>
          <table:table-cell office:value-type="string" office:string-value="" table:formula="of:=[.AG91]" table:style-name="ce63"/>
          <table:table-cell office:value-type="string" office:string-value="" table:formula="of:=[.AH91]" table:style-name="ce63"/>
          <table:table-cell office:value-type="string" office:string-value="" table:formula="of:=[.AI91]" table:style-name="ce63"/>
          <table:table-cell office:value-type="string" office:string-value="" table:formula="of:=[.AJ91]" table:style-name="ce63"/>
          <table:table-cell office:value-type="string" office:string-value="" table:formula="of:=[.AK91]" table:style-name="ce63"/>
          <table:table-cell office:value-type="string" office:string-value="" table:formula="of:=[.AL91]" table:style-name="ce63"/>
          <table:table-cell office:value-type="string" office:string-value="" table:formula="of:=[.AM91]" table:style-name="ce63"/>
          <table:table-cell office:value-type="string" office:string-value="" table:formula="of:=[.AN91]" table:style-name="ce63"/>
          <table:table-cell office:value-type="string" office:string-value="" table:formula="of:=[.AO91]" table:style-name="ce63"/>
          <table:table-cell office:value-type="string" office:string-value="" table:formula="of:=[.AP91]" table:style-name="ce63"/>
          <table:table-cell office:value-type="string" office:string-value="" table:formula="of:=[.AQ91]" table:style-name="ce63"/>
          <table:table-cell office:value-type="string" office:string-value="" table:formula="of:=[.AR91]" table:style-name="ce63"/>
          <table:table-cell office:value-type="string" office:string-value="" table:formula="of:=[.AS91]" table:style-name="ce63"/>
          <table:table-cell office:value-type="string" office:string-value="" table:formula="of:=[.AT91]" table:style-name="ce63"/>
          <table:table-cell office:value-type="string" office:string-value="" table:formula="of:=[.AU91]" table:style-name="ce63"/>
          <table:table-cell office:value-type="string" office:string-value="" table:formula="of:=[.AV91]" table:style-name="ce63"/>
          <table:table-cell office:value-type="string" office:string-value="" table:formula="of:=[.AW91]" table:style-name="ce63"/>
          <table:table-cell office:value-type="string" office:string-value="" table:formula="of:=[.AX91]" table:style-name="ce63"/>
          <table:table-cell office:value-type="string" office:string-value="" table:formula="of:=[.AY91]" table:style-name="ce63"/>
          <table:table-cell office:value-type="string" office:string-value="" table:formula="of:=[.AZ91]" table:style-name="ce63"/>
          <table:table-cell office:value-type="string" office:string-value="" table:formula="of:=[.BA91]" table:style-name="ce63"/>
          <table:table-cell office:value-type="string" office:string-value="" table:formula="of:=[.BB91]" table:style-name="ce63"/>
          <table:table-cell office:value-type="string" office:string-value="" table:formula="of:=[.BC91]" table:style-name="ce63"/>
          <table:table-cell office:value-type="string" office:string-value="" table:formula="of:=[.BD91]" table:style-name="ce63"/>
          <table:table-cell office:value-type="string" office:string-value="" table:formula="of:=[.BE91]" table:style-name="ce63"/>
          <table:table-cell office:value-type="string" office:string-value="" table:formula="of:=[.BF91]" table:style-name="ce63"/>
          <table:table-cell office:value-type="string" office:string-value="" table:formula="of:=[.BG91]" table:style-name="ce63"/>
          <table:table-cell office:value-type="string" office:string-value="" table:formula="of:=[.BH91]" table:style-name="ce63"/>
          <table:table-cell office:value-type="string" office:string-value="" table:formula="of:=[.BI91]" table:style-name="ce63"/>
          <table:table-cell office:value-type="string" office:string-value="" table:formula="of:=[.BJ91]" table:style-name="ce63"/>
          <table:table-cell office:value-type="string" office:string-value="" table:formula="of:=[.BK91]" table:style-name="ce63"/>
          <table:table-cell office:value-type="string" office:string-value="" table:formula="of:=[.BL91]" table:style-name="ce63"/>
          <table:table-cell office:value-type="string" office:string-value="" table:formula="of:=[.BM91]" table:style-name="ce63"/>
          <table:table-cell office:value-type="string" office:string-value="" table:formula="of:=[.BN91]" table:style-name="ce63"/>
          <table:table-cell office:value-type="string" office:string-value="" table:formula="of:=[.BO91]" table:style-name="ce63"/>
          <table:table-cell office:value-type="string" office:string-value="" table:formula="of:=[.BP91]" table:style-name="ce63"/>
          <table:table-cell office:value-type="string" office:string-value="" table:formula="of:=[.BQ91]" table:style-name="ce63"/>
          <table:table-cell office:value-type="string" office:string-value="" table:formula="of:=[.BR91]" table:style-name="ce63"/>
          <table:table-cell office:value-type="string" office:string-value="" table:formula="of:=[.BS91]" table:style-name="ce63"/>
          <table:table-cell office:value-type="string" office:string-value="" table:formula="of:=[.BT91]" table:style-name="ce63"/>
          <table:table-cell office:value-type="string" office:string-value="" table:formula="of:=[.BU91]" table:style-name="ce63"/>
          <table:table-cell office:value-type="string" office:string-value="" table:formula="of:=[.BV91]" table:style-name="ce63"/>
          <table:table-cell office:value-type="string" office:string-value="" table:formula="of:=[.BW91]" table:style-name="ce63"/>
          <table:table-cell office:value-type="string" office:string-value="" table:formula="of:=[.BX91]" table:style-name="ce63"/>
          <table:table-cell office:value-type="string" office:string-value="" table:formula="of:=[.BY91]" table:style-name="ce63"/>
          <table:table-cell office:value-type="string" office:string-value="" table:formula="of:=[.BZ91]" table:style-name="ce63"/>
          <table:table-cell office:value-type="string" office:string-value="" table:formula="of:=[.CA91]" table:style-name="ce63"/>
          <table:table-cell office:value-type="string" office:string-value="" table:formula="of:=[.CB91]" table:style-name="ce63"/>
          <table:table-cell office:value-type="string" office:string-value="" table:formula="of:=[.CC91]" table:style-name="ce63"/>
          <table:table-cell office:value-type="string" office:string-value="" table:formula="of:=[.CD91]" table:style-name="ce63"/>
          <table:table-cell office:value-type="string" office:string-value="" table:formula="of:=[.CE91]" table:style-name="ce63"/>
          <table:table-cell office:value-type="string" office:string-value="" table:formula="of:=[.CF91]" table:style-name="ce63"/>
          <table:table-cell office:value-type="string" office:string-value="" table:formula="of:=[.CG91]" table:style-name="ce63"/>
          <table:table-cell office:value-type="string" office:string-value="" table:formula="of:=[.CH91]" table:style-name="ce63"/>
          <table:table-cell office:value-type="string" office:string-value="" table:formula="of:=[.CI91]" table:style-name="ce63"/>
          <table:table-cell office:value-type="string" office:string-value="" table:formula="of:=[.CJ91]" table:style-name="ce63"/>
          <table:table-cell office:value-type="string" office:string-value="" table:formula="of:=[.CK91]" table:style-name="ce63"/>
          <table:table-cell office:value-type="string" office:string-value="" table:formula="of:=[.CL91]" table:style-name="ce63"/>
          <table:table-cell office:value-type="string" office:string-value="" table:formula="of:=[.CM91]" table:style-name="ce63"/>
          <table:table-cell office:value-type="string" office:string-value="" table:formula="of:=[.CN91]" table:style-name="ce63"/>
          <table:table-cell office:value-type="string" office:string-value="" table:formula="of:=[.CO91]" table:style-name="ce63"/>
          <table:table-cell office:value-type="string" office:string-value="" table:formula="of:=[.CP91]" table:style-name="ce63"/>
          <table:table-cell office:value-type="string" office:string-value="" table:formula="of:=[.CQ91]" table:style-name="ce63"/>
          <table:table-cell office:value-type="string" office:string-value="" table:formula="of:=[.CR91]" table:style-name="ce63"/>
          <table:table-cell office:value-type="string" office:string-value="" table:formula="of:=[.CS91]" table:style-name="ce63"/>
          <table:table-cell office:value-type="string" office:string-value="" table:formula="of:=[.CT91]" table:style-name="ce63"/>
          <table:table-cell office:value-type="string" office:string-value="" table:formula="of:=[.CU91]" table:style-name="ce63"/>
          <table:table-cell office:value-type="string" office:string-value="" table:formula="of:=[.CV91]" table:style-name="ce63"/>
          <table:table-cell office:value-type="string" office:string-value="" table:formula="of:=[.CW91]" table:style-name="ce63"/>
          <table:table-cell office:value-type="string" office:string-value="" table:formula="of:=[.CX91]" table:style-name="ce63"/>
          <table:table-cell office:value-type="string" office:string-value="" table:formula="of:=[.CY91]" table:style-name="ce63"/>
          <table:table-cell office:value-type="string" office:string-value="" table:formula="of:=[.CZ91]" table:style-name="ce63"/>
          <table:table-cell office:value-type="string" office:string-value="" table:formula="of:=[.DA91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64]&lt;&gt;&quot;&quot;;[Setup.A64];&quot;&quot;)" table:style-name="ce1"/>
          <table:table-cell table:style-name="ce56"/>
          <table:table-cell office:value-type="string" office:string-value="" table:formula="of:=IF([Setup.B64]&lt;&gt;&quot;&quot;;[Setup.B64];&quot;&quot;)" table:style-name="ce1"/>
          <table:table-cell office:value-type="string" office:string-value="" table:formula="of:=[.DB92]" table:style-name="ce42"/>
          <table:table-cell table:style-name="ce49"/>
          <table:table-cell table:style-name="ce50"/>
          <table:table-cell office:value-type="string" office:string-value="" table:formula="of:=[.C92]" table:style-name="ce42"/>
          <table:table-cell office:value-type="string" office:string-value="" table:formula="of:=[.G92]" table:style-name="ce63"/>
          <table:table-cell office:value-type="string" office:string-value="" table:formula="of:=[.H92]" table:style-name="ce63"/>
          <table:table-cell office:value-type="string" office:string-value="" table:formula="of:=[.I92]" table:style-name="ce63"/>
          <table:table-cell office:value-type="string" office:string-value="" table:formula="of:=[.J92]" table:style-name="ce63"/>
          <table:table-cell office:value-type="string" office:string-value="" table:formula="of:=[.K92]" table:style-name="ce63"/>
          <table:table-cell office:value-type="string" office:string-value="" table:formula="of:=[.L92]" table:style-name="ce63"/>
          <table:table-cell office:value-type="string" office:string-value="" table:formula="of:=[.M92]" table:style-name="ce63"/>
          <table:table-cell office:value-type="string" office:string-value="" table:formula="of:=[.N92]" table:style-name="ce63"/>
          <table:table-cell office:value-type="string" office:string-value="" table:formula="of:=[.O92]" table:style-name="ce63"/>
          <table:table-cell office:value-type="string" office:string-value="" table:formula="of:=[.P92]" table:style-name="ce63"/>
          <table:table-cell office:value-type="string" office:string-value="" table:formula="of:=[.Q92]" table:style-name="ce63"/>
          <table:table-cell office:value-type="string" office:string-value="" table:formula="of:=[.R92]" table:style-name="ce63"/>
          <table:table-cell office:value-type="string" office:string-value="" table:formula="of:=[.S92]" table:style-name="ce63"/>
          <table:table-cell office:value-type="string" office:string-value="" table:formula="of:=[.T92]" table:style-name="ce63"/>
          <table:table-cell office:value-type="string" office:string-value="" table:formula="of:=[.U92]" table:style-name="ce63"/>
          <table:table-cell office:value-type="string" office:string-value="" table:formula="of:=[.V92]" table:style-name="ce63"/>
          <table:table-cell office:value-type="string" office:string-value="" table:formula="of:=[.W92]" table:style-name="ce63"/>
          <table:table-cell office:value-type="string" office:string-value="" table:formula="of:=[.X92]" table:style-name="ce63"/>
          <table:table-cell office:value-type="string" office:string-value="" table:formula="of:=[.Y92]" table:style-name="ce63"/>
          <table:table-cell office:value-type="string" office:string-value="" table:formula="of:=[.Z92]" table:style-name="ce63"/>
          <table:table-cell office:value-type="string" office:string-value="" table:formula="of:=[.AA92]" table:style-name="ce63"/>
          <table:table-cell office:value-type="string" office:string-value="" table:formula="of:=[.AB92]" table:style-name="ce63"/>
          <table:table-cell office:value-type="string" office:string-value="" table:formula="of:=[.AC92]" table:style-name="ce63"/>
          <table:table-cell office:value-type="string" office:string-value="" table:formula="of:=[.AD92]" table:style-name="ce63"/>
          <table:table-cell office:value-type="string" office:string-value="" table:formula="of:=[.AE92]" table:style-name="ce63"/>
          <table:table-cell office:value-type="string" office:string-value="" table:formula="of:=[.AF92]" table:style-name="ce63"/>
          <table:table-cell office:value-type="string" office:string-value="" table:formula="of:=[.AG92]" table:style-name="ce63"/>
          <table:table-cell office:value-type="string" office:string-value="" table:formula="of:=[.AH92]" table:style-name="ce63"/>
          <table:table-cell office:value-type="string" office:string-value="" table:formula="of:=[.AI92]" table:style-name="ce63"/>
          <table:table-cell office:value-type="string" office:string-value="" table:formula="of:=[.AJ92]" table:style-name="ce63"/>
          <table:table-cell office:value-type="string" office:string-value="" table:formula="of:=[.AK92]" table:style-name="ce63"/>
          <table:table-cell office:value-type="string" office:string-value="" table:formula="of:=[.AL92]" table:style-name="ce63"/>
          <table:table-cell office:value-type="string" office:string-value="" table:formula="of:=[.AM92]" table:style-name="ce63"/>
          <table:table-cell office:value-type="string" office:string-value="" table:formula="of:=[.AN92]" table:style-name="ce63"/>
          <table:table-cell office:value-type="string" office:string-value="" table:formula="of:=[.AO92]" table:style-name="ce63"/>
          <table:table-cell office:value-type="string" office:string-value="" table:formula="of:=[.AP92]" table:style-name="ce63"/>
          <table:table-cell office:value-type="string" office:string-value="" table:formula="of:=[.AQ92]" table:style-name="ce63"/>
          <table:table-cell office:value-type="string" office:string-value="" table:formula="of:=[.AR92]" table:style-name="ce63"/>
          <table:table-cell office:value-type="string" office:string-value="" table:formula="of:=[.AS92]" table:style-name="ce63"/>
          <table:table-cell office:value-type="string" office:string-value="" table:formula="of:=[.AT92]" table:style-name="ce63"/>
          <table:table-cell office:value-type="string" office:string-value="" table:formula="of:=[.AU92]" table:style-name="ce63"/>
          <table:table-cell office:value-type="string" office:string-value="" table:formula="of:=[.AV92]" table:style-name="ce63"/>
          <table:table-cell office:value-type="string" office:string-value="" table:formula="of:=[.AW92]" table:style-name="ce63"/>
          <table:table-cell office:value-type="string" office:string-value="" table:formula="of:=[.AX92]" table:style-name="ce63"/>
          <table:table-cell office:value-type="string" office:string-value="" table:formula="of:=[.AY92]" table:style-name="ce63"/>
          <table:table-cell office:value-type="string" office:string-value="" table:formula="of:=[.AZ92]" table:style-name="ce63"/>
          <table:table-cell office:value-type="string" office:string-value="" table:formula="of:=[.BA92]" table:style-name="ce63"/>
          <table:table-cell office:value-type="string" office:string-value="" table:formula="of:=[.BB92]" table:style-name="ce63"/>
          <table:table-cell office:value-type="string" office:string-value="" table:formula="of:=[.BC92]" table:style-name="ce63"/>
          <table:table-cell office:value-type="string" office:string-value="" table:formula="of:=[.BD92]" table:style-name="ce63"/>
          <table:table-cell office:value-type="string" office:string-value="" table:formula="of:=[.BE92]" table:style-name="ce63"/>
          <table:table-cell office:value-type="string" office:string-value="" table:formula="of:=[.BF92]" table:style-name="ce63"/>
          <table:table-cell office:value-type="string" office:string-value="" table:formula="of:=[.BG92]" table:style-name="ce63"/>
          <table:table-cell office:value-type="string" office:string-value="" table:formula="of:=[.BH92]" table:style-name="ce63"/>
          <table:table-cell office:value-type="string" office:string-value="" table:formula="of:=[.BI92]" table:style-name="ce63"/>
          <table:table-cell office:value-type="string" office:string-value="" table:formula="of:=[.BJ92]" table:style-name="ce63"/>
          <table:table-cell office:value-type="string" office:string-value="" table:formula="of:=[.BK92]" table:style-name="ce63"/>
          <table:table-cell office:value-type="string" office:string-value="" table:formula="of:=[.BL92]" table:style-name="ce63"/>
          <table:table-cell office:value-type="string" office:string-value="" table:formula="of:=[.BM92]" table:style-name="ce63"/>
          <table:table-cell office:value-type="string" office:string-value="" table:formula="of:=[.BN92]" table:style-name="ce63"/>
          <table:table-cell office:value-type="string" office:string-value="" table:formula="of:=[.BO92]" table:style-name="ce63"/>
          <table:table-cell office:value-type="string" office:string-value="" table:formula="of:=[.BP92]" table:style-name="ce63"/>
          <table:table-cell office:value-type="string" office:string-value="" table:formula="of:=[.BQ92]" table:style-name="ce63"/>
          <table:table-cell office:value-type="string" office:string-value="" table:formula="of:=[.BR92]" table:style-name="ce63"/>
          <table:table-cell office:value-type="string" office:string-value="" table:formula="of:=[.BS92]" table:style-name="ce63"/>
          <table:table-cell office:value-type="string" office:string-value="" table:formula="of:=[.BT92]" table:style-name="ce63"/>
          <table:table-cell office:value-type="string" office:string-value="" table:formula="of:=[.BU92]" table:style-name="ce63"/>
          <table:table-cell office:value-type="string" office:string-value="" table:formula="of:=[.BV92]" table:style-name="ce63"/>
          <table:table-cell office:value-type="string" office:string-value="" table:formula="of:=[.BW92]" table:style-name="ce63"/>
          <table:table-cell office:value-type="string" office:string-value="" table:formula="of:=[.BX92]" table:style-name="ce63"/>
          <table:table-cell office:value-type="string" office:string-value="" table:formula="of:=[.BY92]" table:style-name="ce63"/>
          <table:table-cell office:value-type="string" office:string-value="" table:formula="of:=[.BZ92]" table:style-name="ce63"/>
          <table:table-cell office:value-type="string" office:string-value="" table:formula="of:=[.CA92]" table:style-name="ce63"/>
          <table:table-cell office:value-type="string" office:string-value="" table:formula="of:=[.CB92]" table:style-name="ce63"/>
          <table:table-cell office:value-type="string" office:string-value="" table:formula="of:=[.CC92]" table:style-name="ce63"/>
          <table:table-cell office:value-type="string" office:string-value="" table:formula="of:=[.CD92]" table:style-name="ce63"/>
          <table:table-cell office:value-type="string" office:string-value="" table:formula="of:=[.CE92]" table:style-name="ce63"/>
          <table:table-cell office:value-type="string" office:string-value="" table:formula="of:=[.CF92]" table:style-name="ce63"/>
          <table:table-cell office:value-type="string" office:string-value="" table:formula="of:=[.CG92]" table:style-name="ce63"/>
          <table:table-cell office:value-type="string" office:string-value="" table:formula="of:=[.CH92]" table:style-name="ce63"/>
          <table:table-cell office:value-type="string" office:string-value="" table:formula="of:=[.CI92]" table:style-name="ce63"/>
          <table:table-cell office:value-type="string" office:string-value="" table:formula="of:=[.CJ92]" table:style-name="ce63"/>
          <table:table-cell office:value-type="string" office:string-value="" table:formula="of:=[.CK92]" table:style-name="ce63"/>
          <table:table-cell office:value-type="string" office:string-value="" table:formula="of:=[.CL92]" table:style-name="ce63"/>
          <table:table-cell office:value-type="string" office:string-value="" table:formula="of:=[.CM92]" table:style-name="ce63"/>
          <table:table-cell office:value-type="string" office:string-value="" table:formula="of:=[.CN92]" table:style-name="ce63"/>
          <table:table-cell office:value-type="string" office:string-value="" table:formula="of:=[.CO92]" table:style-name="ce63"/>
          <table:table-cell office:value-type="string" office:string-value="" table:formula="of:=[.CP92]" table:style-name="ce63"/>
          <table:table-cell office:value-type="string" office:string-value="" table:formula="of:=[.CQ92]" table:style-name="ce63"/>
          <table:table-cell office:value-type="string" office:string-value="" table:formula="of:=[.CR92]" table:style-name="ce63"/>
          <table:table-cell office:value-type="string" office:string-value="" table:formula="of:=[.CS92]" table:style-name="ce63"/>
          <table:table-cell office:value-type="string" office:string-value="" table:formula="of:=[.CT92]" table:style-name="ce63"/>
          <table:table-cell office:value-type="string" office:string-value="" table:formula="of:=[.CU92]" table:style-name="ce63"/>
          <table:table-cell office:value-type="string" office:string-value="" table:formula="of:=[.CV92]" table:style-name="ce63"/>
          <table:table-cell office:value-type="string" office:string-value="" table:formula="of:=[.CW92]" table:style-name="ce63"/>
          <table:table-cell office:value-type="string" office:string-value="" table:formula="of:=[.CX92]" table:style-name="ce63"/>
          <table:table-cell office:value-type="string" office:string-value="" table:formula="of:=[.CY92]" table:style-name="ce63"/>
          <table:table-cell office:value-type="string" office:string-value="" table:formula="of:=[.CZ92]" table:style-name="ce63"/>
          <table:table-cell office:value-type="string" office:string-value="" table:formula="of:=[.DA92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65]&lt;&gt;&quot;&quot;;[Setup.A65];&quot;&quot;)" table:style-name="ce1"/>
          <table:table-cell table:style-name="ce56"/>
          <table:table-cell office:value-type="string" office:string-value="" table:formula="of:=IF([Setup.B65]&lt;&gt;&quot;&quot;;[Setup.B65];&quot;&quot;)" table:style-name="ce1"/>
          <table:table-cell office:value-type="string" office:string-value="" table:formula="of:=[.DB93]" table:style-name="ce42"/>
          <table:table-cell table:style-name="ce49"/>
          <table:table-cell table:style-name="ce50"/>
          <table:table-cell office:value-type="string" office:string-value="" table:formula="of:=[.C93]" table:style-name="ce42"/>
          <table:table-cell office:value-type="string" office:string-value="" table:formula="of:=[.G93]" table:style-name="ce63"/>
          <table:table-cell office:value-type="string" office:string-value="" table:formula="of:=[.H93]" table:style-name="ce63"/>
          <table:table-cell office:value-type="string" office:string-value="" table:formula="of:=[.I93]" table:style-name="ce63"/>
          <table:table-cell office:value-type="string" office:string-value="" table:formula="of:=[.J93]" table:style-name="ce63"/>
          <table:table-cell office:value-type="string" office:string-value="" table:formula="of:=[.K93]" table:style-name="ce63"/>
          <table:table-cell office:value-type="string" office:string-value="" table:formula="of:=[.L93]" table:style-name="ce63"/>
          <table:table-cell office:value-type="string" office:string-value="" table:formula="of:=[.M93]" table:style-name="ce63"/>
          <table:table-cell office:value-type="string" office:string-value="" table:formula="of:=[.N93]" table:style-name="ce63"/>
          <table:table-cell office:value-type="string" office:string-value="" table:formula="of:=[.O93]" table:style-name="ce63"/>
          <table:table-cell office:value-type="string" office:string-value="" table:formula="of:=[.P93]" table:style-name="ce63"/>
          <table:table-cell office:value-type="string" office:string-value="" table:formula="of:=[.Q93]" table:style-name="ce63"/>
          <table:table-cell office:value-type="string" office:string-value="" table:formula="of:=[.R93]" table:style-name="ce63"/>
          <table:table-cell office:value-type="string" office:string-value="" table:formula="of:=[.S93]" table:style-name="ce63"/>
          <table:table-cell office:value-type="string" office:string-value="" table:formula="of:=[.T93]" table:style-name="ce63"/>
          <table:table-cell office:value-type="string" office:string-value="" table:formula="of:=[.U93]" table:style-name="ce63"/>
          <table:table-cell office:value-type="string" office:string-value="" table:formula="of:=[.V93]" table:style-name="ce63"/>
          <table:table-cell office:value-type="string" office:string-value="" table:formula="of:=[.W93]" table:style-name="ce63"/>
          <table:table-cell office:value-type="string" office:string-value="" table:formula="of:=[.X93]" table:style-name="ce63"/>
          <table:table-cell office:value-type="string" office:string-value="" table:formula="of:=[.Y93]" table:style-name="ce63"/>
          <table:table-cell office:value-type="string" office:string-value="" table:formula="of:=[.Z93]" table:style-name="ce63"/>
          <table:table-cell office:value-type="string" office:string-value="" table:formula="of:=[.AA93]" table:style-name="ce63"/>
          <table:table-cell office:value-type="string" office:string-value="" table:formula="of:=[.AB93]" table:style-name="ce63"/>
          <table:table-cell office:value-type="string" office:string-value="" table:formula="of:=[.AC93]" table:style-name="ce63"/>
          <table:table-cell office:value-type="string" office:string-value="" table:formula="of:=[.AD93]" table:style-name="ce63"/>
          <table:table-cell office:value-type="string" office:string-value="" table:formula="of:=[.AE93]" table:style-name="ce63"/>
          <table:table-cell office:value-type="string" office:string-value="" table:formula="of:=[.AF93]" table:style-name="ce63"/>
          <table:table-cell office:value-type="string" office:string-value="" table:formula="of:=[.AG93]" table:style-name="ce63"/>
          <table:table-cell office:value-type="string" office:string-value="" table:formula="of:=[.AH93]" table:style-name="ce63"/>
          <table:table-cell office:value-type="string" office:string-value="" table:formula="of:=[.AI93]" table:style-name="ce63"/>
          <table:table-cell office:value-type="string" office:string-value="" table:formula="of:=[.AJ93]" table:style-name="ce63"/>
          <table:table-cell office:value-type="string" office:string-value="" table:formula="of:=[.AK93]" table:style-name="ce63"/>
          <table:table-cell office:value-type="string" office:string-value="" table:formula="of:=[.AL93]" table:style-name="ce63"/>
          <table:table-cell office:value-type="string" office:string-value="" table:formula="of:=[.AM93]" table:style-name="ce63"/>
          <table:table-cell office:value-type="string" office:string-value="" table:formula="of:=[.AN93]" table:style-name="ce63"/>
          <table:table-cell office:value-type="string" office:string-value="" table:formula="of:=[.AO93]" table:style-name="ce63"/>
          <table:table-cell office:value-type="string" office:string-value="" table:formula="of:=[.AP93]" table:style-name="ce63"/>
          <table:table-cell office:value-type="string" office:string-value="" table:formula="of:=[.AQ93]" table:style-name="ce63"/>
          <table:table-cell office:value-type="string" office:string-value="" table:formula="of:=[.AR93]" table:style-name="ce63"/>
          <table:table-cell office:value-type="string" office:string-value="" table:formula="of:=[.AS93]" table:style-name="ce63"/>
          <table:table-cell office:value-type="string" office:string-value="" table:formula="of:=[.AT93]" table:style-name="ce63"/>
          <table:table-cell office:value-type="string" office:string-value="" table:formula="of:=[.AU93]" table:style-name="ce63"/>
          <table:table-cell office:value-type="string" office:string-value="" table:formula="of:=[.AV93]" table:style-name="ce63"/>
          <table:table-cell office:value-type="string" office:string-value="" table:formula="of:=[.AW93]" table:style-name="ce63"/>
          <table:table-cell office:value-type="string" office:string-value="" table:formula="of:=[.AX93]" table:style-name="ce63"/>
          <table:table-cell office:value-type="string" office:string-value="" table:formula="of:=[.AY93]" table:style-name="ce63"/>
          <table:table-cell office:value-type="string" office:string-value="" table:formula="of:=[.AZ93]" table:style-name="ce63"/>
          <table:table-cell office:value-type="string" office:string-value="" table:formula="of:=[.BA93]" table:style-name="ce63"/>
          <table:table-cell office:value-type="string" office:string-value="" table:formula="of:=[.BB93]" table:style-name="ce63"/>
          <table:table-cell office:value-type="string" office:string-value="" table:formula="of:=[.BC93]" table:style-name="ce63"/>
          <table:table-cell office:value-type="string" office:string-value="" table:formula="of:=[.BD93]" table:style-name="ce63"/>
          <table:table-cell office:value-type="string" office:string-value="" table:formula="of:=[.BE93]" table:style-name="ce63"/>
          <table:table-cell office:value-type="string" office:string-value="" table:formula="of:=[.BF93]" table:style-name="ce63"/>
          <table:table-cell office:value-type="string" office:string-value="" table:formula="of:=[.BG93]" table:style-name="ce63"/>
          <table:table-cell office:value-type="string" office:string-value="" table:formula="of:=[.BH93]" table:style-name="ce63"/>
          <table:table-cell office:value-type="string" office:string-value="" table:formula="of:=[.BI93]" table:style-name="ce63"/>
          <table:table-cell office:value-type="string" office:string-value="" table:formula="of:=[.BJ93]" table:style-name="ce63"/>
          <table:table-cell office:value-type="string" office:string-value="" table:formula="of:=[.BK93]" table:style-name="ce63"/>
          <table:table-cell office:value-type="string" office:string-value="" table:formula="of:=[.BL93]" table:style-name="ce63"/>
          <table:table-cell office:value-type="string" office:string-value="" table:formula="of:=[.BM93]" table:style-name="ce63"/>
          <table:table-cell office:value-type="string" office:string-value="" table:formula="of:=[.BN93]" table:style-name="ce63"/>
          <table:table-cell office:value-type="string" office:string-value="" table:formula="of:=[.BO93]" table:style-name="ce63"/>
          <table:table-cell office:value-type="string" office:string-value="" table:formula="of:=[.BP93]" table:style-name="ce63"/>
          <table:table-cell office:value-type="string" office:string-value="" table:formula="of:=[.BQ93]" table:style-name="ce63"/>
          <table:table-cell office:value-type="string" office:string-value="" table:formula="of:=[.BR93]" table:style-name="ce63"/>
          <table:table-cell office:value-type="string" office:string-value="" table:formula="of:=[.BS93]" table:style-name="ce63"/>
          <table:table-cell office:value-type="string" office:string-value="" table:formula="of:=[.BT93]" table:style-name="ce63"/>
          <table:table-cell office:value-type="string" office:string-value="" table:formula="of:=[.BU93]" table:style-name="ce63"/>
          <table:table-cell office:value-type="string" office:string-value="" table:formula="of:=[.BV93]" table:style-name="ce63"/>
          <table:table-cell office:value-type="string" office:string-value="" table:formula="of:=[.BW93]" table:style-name="ce63"/>
          <table:table-cell office:value-type="string" office:string-value="" table:formula="of:=[.BX93]" table:style-name="ce63"/>
          <table:table-cell office:value-type="string" office:string-value="" table:formula="of:=[.BY93]" table:style-name="ce63"/>
          <table:table-cell office:value-type="string" office:string-value="" table:formula="of:=[.BZ93]" table:style-name="ce63"/>
          <table:table-cell office:value-type="string" office:string-value="" table:formula="of:=[.CA93]" table:style-name="ce63"/>
          <table:table-cell office:value-type="string" office:string-value="" table:formula="of:=[.CB93]" table:style-name="ce63"/>
          <table:table-cell office:value-type="string" office:string-value="" table:formula="of:=[.CC93]" table:style-name="ce63"/>
          <table:table-cell office:value-type="string" office:string-value="" table:formula="of:=[.CD93]" table:style-name="ce63"/>
          <table:table-cell office:value-type="string" office:string-value="" table:formula="of:=[.CE93]" table:style-name="ce63"/>
          <table:table-cell office:value-type="string" office:string-value="" table:formula="of:=[.CF93]" table:style-name="ce63"/>
          <table:table-cell office:value-type="string" office:string-value="" table:formula="of:=[.CG93]" table:style-name="ce63"/>
          <table:table-cell office:value-type="string" office:string-value="" table:formula="of:=[.CH93]" table:style-name="ce63"/>
          <table:table-cell office:value-type="string" office:string-value="" table:formula="of:=[.CI93]" table:style-name="ce63"/>
          <table:table-cell office:value-type="string" office:string-value="" table:formula="of:=[.CJ93]" table:style-name="ce63"/>
          <table:table-cell office:value-type="string" office:string-value="" table:formula="of:=[.CK93]" table:style-name="ce63"/>
          <table:table-cell office:value-type="string" office:string-value="" table:formula="of:=[.CL93]" table:style-name="ce63"/>
          <table:table-cell office:value-type="string" office:string-value="" table:formula="of:=[.CM93]" table:style-name="ce63"/>
          <table:table-cell office:value-type="string" office:string-value="" table:formula="of:=[.CN93]" table:style-name="ce63"/>
          <table:table-cell office:value-type="string" office:string-value="" table:formula="of:=[.CO93]" table:style-name="ce63"/>
          <table:table-cell office:value-type="string" office:string-value="" table:formula="of:=[.CP93]" table:style-name="ce63"/>
          <table:table-cell office:value-type="string" office:string-value="" table:formula="of:=[.CQ93]" table:style-name="ce63"/>
          <table:table-cell office:value-type="string" office:string-value="" table:formula="of:=[.CR93]" table:style-name="ce63"/>
          <table:table-cell office:value-type="string" office:string-value="" table:formula="of:=[.CS93]" table:style-name="ce63"/>
          <table:table-cell office:value-type="string" office:string-value="" table:formula="of:=[.CT93]" table:style-name="ce63"/>
          <table:table-cell office:value-type="string" office:string-value="" table:formula="of:=[.CU93]" table:style-name="ce63"/>
          <table:table-cell office:value-type="string" office:string-value="" table:formula="of:=[.CV93]" table:style-name="ce63"/>
          <table:table-cell office:value-type="string" office:string-value="" table:formula="of:=[.CW93]" table:style-name="ce63"/>
          <table:table-cell office:value-type="string" office:string-value="" table:formula="of:=[.CX93]" table:style-name="ce63"/>
          <table:table-cell office:value-type="string" office:string-value="" table:formula="of:=[.CY93]" table:style-name="ce63"/>
          <table:table-cell office:value-type="string" office:string-value="" table:formula="of:=[.CZ93]" table:style-name="ce63"/>
          <table:table-cell office:value-type="string" office:string-value="" table:formula="of:=[.DA93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66]&lt;&gt;&quot;&quot;;[Setup.A66];&quot;&quot;)" table:style-name="ce1"/>
          <table:table-cell table:style-name="ce56"/>
          <table:table-cell office:value-type="string" office:string-value="" table:formula="of:=IF([Setup.B66]&lt;&gt;&quot;&quot;;[Setup.B66];&quot;&quot;)" table:style-name="ce1"/>
          <table:table-cell office:value-type="string" office:string-value="" table:formula="of:=[.DB94]" table:style-name="ce42"/>
          <table:table-cell table:style-name="ce49"/>
          <table:table-cell table:style-name="ce50"/>
          <table:table-cell office:value-type="string" office:string-value="" table:formula="of:=[.C94]" table:style-name="ce42"/>
          <table:table-cell office:value-type="string" office:string-value="" table:formula="of:=[.G94]" table:style-name="ce63"/>
          <table:table-cell office:value-type="string" office:string-value="" table:formula="of:=[.H94]" table:style-name="ce63"/>
          <table:table-cell office:value-type="string" office:string-value="" table:formula="of:=[.I94]" table:style-name="ce63"/>
          <table:table-cell office:value-type="string" office:string-value="" table:formula="of:=[.J94]" table:style-name="ce63"/>
          <table:table-cell office:value-type="string" office:string-value="" table:formula="of:=[.K94]" table:style-name="ce63"/>
          <table:table-cell office:value-type="string" office:string-value="" table:formula="of:=[.L94]" table:style-name="ce63"/>
          <table:table-cell office:value-type="string" office:string-value="" table:formula="of:=[.M94]" table:style-name="ce63"/>
          <table:table-cell office:value-type="string" office:string-value="" table:formula="of:=[.N94]" table:style-name="ce63"/>
          <table:table-cell office:value-type="string" office:string-value="" table:formula="of:=[.O94]" table:style-name="ce63"/>
          <table:table-cell office:value-type="string" office:string-value="" table:formula="of:=[.P94]" table:style-name="ce63"/>
          <table:table-cell office:value-type="string" office:string-value="" table:formula="of:=[.Q94]" table:style-name="ce63"/>
          <table:table-cell office:value-type="string" office:string-value="" table:formula="of:=[.R94]" table:style-name="ce63"/>
          <table:table-cell office:value-type="string" office:string-value="" table:formula="of:=[.S94]" table:style-name="ce63"/>
          <table:table-cell office:value-type="string" office:string-value="" table:formula="of:=[.T94]" table:style-name="ce63"/>
          <table:table-cell office:value-type="string" office:string-value="" table:formula="of:=[.U94]" table:style-name="ce63"/>
          <table:table-cell office:value-type="string" office:string-value="" table:formula="of:=[.V94]" table:style-name="ce63"/>
          <table:table-cell office:value-type="string" office:string-value="" table:formula="of:=[.W94]" table:style-name="ce63"/>
          <table:table-cell office:value-type="string" office:string-value="" table:formula="of:=[.X94]" table:style-name="ce63"/>
          <table:table-cell office:value-type="string" office:string-value="" table:formula="of:=[.Y94]" table:style-name="ce63"/>
          <table:table-cell office:value-type="string" office:string-value="" table:formula="of:=[.Z94]" table:style-name="ce63"/>
          <table:table-cell office:value-type="string" office:string-value="" table:formula="of:=[.AA94]" table:style-name="ce63"/>
          <table:table-cell office:value-type="string" office:string-value="" table:formula="of:=[.AB94]" table:style-name="ce63"/>
          <table:table-cell office:value-type="string" office:string-value="" table:formula="of:=[.AC94]" table:style-name="ce63"/>
          <table:table-cell office:value-type="string" office:string-value="" table:formula="of:=[.AD94]" table:style-name="ce63"/>
          <table:table-cell office:value-type="string" office:string-value="" table:formula="of:=[.AE94]" table:style-name="ce63"/>
          <table:table-cell office:value-type="string" office:string-value="" table:formula="of:=[.AF94]" table:style-name="ce63"/>
          <table:table-cell office:value-type="string" office:string-value="" table:formula="of:=[.AG94]" table:style-name="ce63"/>
          <table:table-cell office:value-type="string" office:string-value="" table:formula="of:=[.AH94]" table:style-name="ce63"/>
          <table:table-cell office:value-type="string" office:string-value="" table:formula="of:=[.AI94]" table:style-name="ce63"/>
          <table:table-cell office:value-type="string" office:string-value="" table:formula="of:=[.AJ94]" table:style-name="ce63"/>
          <table:table-cell office:value-type="string" office:string-value="" table:formula="of:=[.AK94]" table:style-name="ce63"/>
          <table:table-cell office:value-type="string" office:string-value="" table:formula="of:=[.AL94]" table:style-name="ce63"/>
          <table:table-cell office:value-type="string" office:string-value="" table:formula="of:=[.AM94]" table:style-name="ce63"/>
          <table:table-cell office:value-type="string" office:string-value="" table:formula="of:=[.AN94]" table:style-name="ce63"/>
          <table:table-cell office:value-type="string" office:string-value="" table:formula="of:=[.AO94]" table:style-name="ce63"/>
          <table:table-cell office:value-type="string" office:string-value="" table:formula="of:=[.AP94]" table:style-name="ce63"/>
          <table:table-cell office:value-type="string" office:string-value="" table:formula="of:=[.AQ94]" table:style-name="ce63"/>
          <table:table-cell office:value-type="string" office:string-value="" table:formula="of:=[.AR94]" table:style-name="ce63"/>
          <table:table-cell office:value-type="string" office:string-value="" table:formula="of:=[.AS94]" table:style-name="ce63"/>
          <table:table-cell office:value-type="string" office:string-value="" table:formula="of:=[.AT94]" table:style-name="ce63"/>
          <table:table-cell office:value-type="string" office:string-value="" table:formula="of:=[.AU94]" table:style-name="ce63"/>
          <table:table-cell office:value-type="string" office:string-value="" table:formula="of:=[.AV94]" table:style-name="ce63"/>
          <table:table-cell office:value-type="string" office:string-value="" table:formula="of:=[.AW94]" table:style-name="ce63"/>
          <table:table-cell office:value-type="string" office:string-value="" table:formula="of:=[.AX94]" table:style-name="ce63"/>
          <table:table-cell office:value-type="string" office:string-value="" table:formula="of:=[.AY94]" table:style-name="ce63"/>
          <table:table-cell office:value-type="string" office:string-value="" table:formula="of:=[.AZ94]" table:style-name="ce63"/>
          <table:table-cell office:value-type="string" office:string-value="" table:formula="of:=[.BA94]" table:style-name="ce63"/>
          <table:table-cell office:value-type="string" office:string-value="" table:formula="of:=[.BB94]" table:style-name="ce63"/>
          <table:table-cell office:value-type="string" office:string-value="" table:formula="of:=[.BC94]" table:style-name="ce63"/>
          <table:table-cell office:value-type="string" office:string-value="" table:formula="of:=[.BD94]" table:style-name="ce63"/>
          <table:table-cell office:value-type="string" office:string-value="" table:formula="of:=[.BE94]" table:style-name="ce63"/>
          <table:table-cell office:value-type="string" office:string-value="" table:formula="of:=[.BF94]" table:style-name="ce63"/>
          <table:table-cell office:value-type="string" office:string-value="" table:formula="of:=[.BG94]" table:style-name="ce63"/>
          <table:table-cell office:value-type="string" office:string-value="" table:formula="of:=[.BH94]" table:style-name="ce63"/>
          <table:table-cell office:value-type="string" office:string-value="" table:formula="of:=[.BI94]" table:style-name="ce63"/>
          <table:table-cell office:value-type="string" office:string-value="" table:formula="of:=[.BJ94]" table:style-name="ce63"/>
          <table:table-cell office:value-type="string" office:string-value="" table:formula="of:=[.BK94]" table:style-name="ce63"/>
          <table:table-cell office:value-type="string" office:string-value="" table:formula="of:=[.BL94]" table:style-name="ce63"/>
          <table:table-cell office:value-type="string" office:string-value="" table:formula="of:=[.BM94]" table:style-name="ce63"/>
          <table:table-cell office:value-type="string" office:string-value="" table:formula="of:=[.BN94]" table:style-name="ce63"/>
          <table:table-cell office:value-type="string" office:string-value="" table:formula="of:=[.BO94]" table:style-name="ce63"/>
          <table:table-cell office:value-type="string" office:string-value="" table:formula="of:=[.BP94]" table:style-name="ce63"/>
          <table:table-cell office:value-type="string" office:string-value="" table:formula="of:=[.BQ94]" table:style-name="ce63"/>
          <table:table-cell office:value-type="string" office:string-value="" table:formula="of:=[.BR94]" table:style-name="ce63"/>
          <table:table-cell office:value-type="string" office:string-value="" table:formula="of:=[.BS94]" table:style-name="ce63"/>
          <table:table-cell office:value-type="string" office:string-value="" table:formula="of:=[.BT94]" table:style-name="ce63"/>
          <table:table-cell office:value-type="string" office:string-value="" table:formula="of:=[.BU94]" table:style-name="ce63"/>
          <table:table-cell office:value-type="string" office:string-value="" table:formula="of:=[.BV94]" table:style-name="ce63"/>
          <table:table-cell office:value-type="string" office:string-value="" table:formula="of:=[.BW94]" table:style-name="ce63"/>
          <table:table-cell office:value-type="string" office:string-value="" table:formula="of:=[.BX94]" table:style-name="ce63"/>
          <table:table-cell office:value-type="string" office:string-value="" table:formula="of:=[.BY94]" table:style-name="ce63"/>
          <table:table-cell office:value-type="string" office:string-value="" table:formula="of:=[.BZ94]" table:style-name="ce63"/>
          <table:table-cell office:value-type="string" office:string-value="" table:formula="of:=[.CA94]" table:style-name="ce63"/>
          <table:table-cell office:value-type="string" office:string-value="" table:formula="of:=[.CB94]" table:style-name="ce63"/>
          <table:table-cell office:value-type="string" office:string-value="" table:formula="of:=[.CC94]" table:style-name="ce63"/>
          <table:table-cell office:value-type="string" office:string-value="" table:formula="of:=[.CD94]" table:style-name="ce63"/>
          <table:table-cell office:value-type="string" office:string-value="" table:formula="of:=[.CE94]" table:style-name="ce63"/>
          <table:table-cell office:value-type="string" office:string-value="" table:formula="of:=[.CF94]" table:style-name="ce63"/>
          <table:table-cell office:value-type="string" office:string-value="" table:formula="of:=[.CG94]" table:style-name="ce63"/>
          <table:table-cell office:value-type="string" office:string-value="" table:formula="of:=[.CH94]" table:style-name="ce63"/>
          <table:table-cell office:value-type="string" office:string-value="" table:formula="of:=[.CI94]" table:style-name="ce63"/>
          <table:table-cell office:value-type="string" office:string-value="" table:formula="of:=[.CJ94]" table:style-name="ce63"/>
          <table:table-cell office:value-type="string" office:string-value="" table:formula="of:=[.CK94]" table:style-name="ce63"/>
          <table:table-cell office:value-type="string" office:string-value="" table:formula="of:=[.CL94]" table:style-name="ce63"/>
          <table:table-cell office:value-type="string" office:string-value="" table:formula="of:=[.CM94]" table:style-name="ce63"/>
          <table:table-cell office:value-type="string" office:string-value="" table:formula="of:=[.CN94]" table:style-name="ce63"/>
          <table:table-cell office:value-type="string" office:string-value="" table:formula="of:=[.CO94]" table:style-name="ce63"/>
          <table:table-cell office:value-type="string" office:string-value="" table:formula="of:=[.CP94]" table:style-name="ce63"/>
          <table:table-cell office:value-type="string" office:string-value="" table:formula="of:=[.CQ94]" table:style-name="ce63"/>
          <table:table-cell office:value-type="string" office:string-value="" table:formula="of:=[.CR94]" table:style-name="ce63"/>
          <table:table-cell office:value-type="string" office:string-value="" table:formula="of:=[.CS94]" table:style-name="ce63"/>
          <table:table-cell office:value-type="string" office:string-value="" table:formula="of:=[.CT94]" table:style-name="ce63"/>
          <table:table-cell office:value-type="string" office:string-value="" table:formula="of:=[.CU94]" table:style-name="ce63"/>
          <table:table-cell office:value-type="string" office:string-value="" table:formula="of:=[.CV94]" table:style-name="ce63"/>
          <table:table-cell office:value-type="string" office:string-value="" table:formula="of:=[.CW94]" table:style-name="ce63"/>
          <table:table-cell office:value-type="string" office:string-value="" table:formula="of:=[.CX94]" table:style-name="ce63"/>
          <table:table-cell office:value-type="string" office:string-value="" table:formula="of:=[.CY94]" table:style-name="ce63"/>
          <table:table-cell office:value-type="string" office:string-value="" table:formula="of:=[.CZ94]" table:style-name="ce63"/>
          <table:table-cell office:value-type="string" office:string-value="" table:formula="of:=[.DA94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67]&lt;&gt;&quot;&quot;;[Setup.A67];&quot;&quot;)" table:style-name="ce1"/>
          <table:table-cell table:style-name="ce56"/>
          <table:table-cell office:value-type="string" office:string-value="" table:formula="of:=IF([Setup.B67]&lt;&gt;&quot;&quot;;[Setup.B67];&quot;&quot;)" table:style-name="ce1"/>
          <table:table-cell office:value-type="string" office:string-value="" table:formula="of:=[.DB95]" table:style-name="ce42"/>
          <table:table-cell table:style-name="ce49"/>
          <table:table-cell table:style-name="ce50"/>
          <table:table-cell office:value-type="string" office:string-value="" table:formula="of:=[.C95]" table:style-name="ce42"/>
          <table:table-cell office:value-type="string" office:string-value="" table:formula="of:=[.G95]" table:style-name="ce63"/>
          <table:table-cell office:value-type="string" office:string-value="" table:formula="of:=[.H95]" table:style-name="ce63"/>
          <table:table-cell office:value-type="string" office:string-value="" table:formula="of:=[.I95]" table:style-name="ce63"/>
          <table:table-cell office:value-type="string" office:string-value="" table:formula="of:=[.J95]" table:style-name="ce63"/>
          <table:table-cell office:value-type="string" office:string-value="" table:formula="of:=[.K95]" table:style-name="ce63"/>
          <table:table-cell office:value-type="string" office:string-value="" table:formula="of:=[.L95]" table:style-name="ce63"/>
          <table:table-cell office:value-type="string" office:string-value="" table:formula="of:=[.M95]" table:style-name="ce63"/>
          <table:table-cell office:value-type="string" office:string-value="" table:formula="of:=[.N95]" table:style-name="ce63"/>
          <table:table-cell office:value-type="string" office:string-value="" table:formula="of:=[.O95]" table:style-name="ce63"/>
          <table:table-cell office:value-type="string" office:string-value="" table:formula="of:=[.P95]" table:style-name="ce63"/>
          <table:table-cell office:value-type="string" office:string-value="" table:formula="of:=[.Q95]" table:style-name="ce63"/>
          <table:table-cell office:value-type="string" office:string-value="" table:formula="of:=[.R95]" table:style-name="ce63"/>
          <table:table-cell office:value-type="string" office:string-value="" table:formula="of:=[.S95]" table:style-name="ce63"/>
          <table:table-cell office:value-type="string" office:string-value="" table:formula="of:=[.T95]" table:style-name="ce63"/>
          <table:table-cell office:value-type="string" office:string-value="" table:formula="of:=[.U95]" table:style-name="ce63"/>
          <table:table-cell office:value-type="string" office:string-value="" table:formula="of:=[.V95]" table:style-name="ce63"/>
          <table:table-cell office:value-type="string" office:string-value="" table:formula="of:=[.W95]" table:style-name="ce63"/>
          <table:table-cell office:value-type="string" office:string-value="" table:formula="of:=[.X95]" table:style-name="ce63"/>
          <table:table-cell office:value-type="string" office:string-value="" table:formula="of:=[.Y95]" table:style-name="ce63"/>
          <table:table-cell office:value-type="string" office:string-value="" table:formula="of:=[.Z95]" table:style-name="ce63"/>
          <table:table-cell office:value-type="string" office:string-value="" table:formula="of:=[.AA95]" table:style-name="ce63"/>
          <table:table-cell office:value-type="string" office:string-value="" table:formula="of:=[.AB95]" table:style-name="ce63"/>
          <table:table-cell office:value-type="string" office:string-value="" table:formula="of:=[.AC95]" table:style-name="ce63"/>
          <table:table-cell office:value-type="string" office:string-value="" table:formula="of:=[.AD95]" table:style-name="ce63"/>
          <table:table-cell office:value-type="string" office:string-value="" table:formula="of:=[.AE95]" table:style-name="ce63"/>
          <table:table-cell office:value-type="string" office:string-value="" table:formula="of:=[.AF95]" table:style-name="ce63"/>
          <table:table-cell office:value-type="string" office:string-value="" table:formula="of:=[.AG95]" table:style-name="ce63"/>
          <table:table-cell office:value-type="string" office:string-value="" table:formula="of:=[.AH95]" table:style-name="ce63"/>
          <table:table-cell office:value-type="string" office:string-value="" table:formula="of:=[.AI95]" table:style-name="ce63"/>
          <table:table-cell office:value-type="string" office:string-value="" table:formula="of:=[.AJ95]" table:style-name="ce63"/>
          <table:table-cell office:value-type="string" office:string-value="" table:formula="of:=[.AK95]" table:style-name="ce63"/>
          <table:table-cell office:value-type="string" office:string-value="" table:formula="of:=[.AL95]" table:style-name="ce63"/>
          <table:table-cell office:value-type="string" office:string-value="" table:formula="of:=[.AM95]" table:style-name="ce63"/>
          <table:table-cell office:value-type="string" office:string-value="" table:formula="of:=[.AN95]" table:style-name="ce63"/>
          <table:table-cell office:value-type="string" office:string-value="" table:formula="of:=[.AO95]" table:style-name="ce63"/>
          <table:table-cell office:value-type="string" office:string-value="" table:formula="of:=[.AP95]" table:style-name="ce63"/>
          <table:table-cell office:value-type="string" office:string-value="" table:formula="of:=[.AQ95]" table:style-name="ce63"/>
          <table:table-cell office:value-type="string" office:string-value="" table:formula="of:=[.AR95]" table:style-name="ce63"/>
          <table:table-cell office:value-type="string" office:string-value="" table:formula="of:=[.AS95]" table:style-name="ce63"/>
          <table:table-cell office:value-type="string" office:string-value="" table:formula="of:=[.AT95]" table:style-name="ce63"/>
          <table:table-cell office:value-type="string" office:string-value="" table:formula="of:=[.AU95]" table:style-name="ce63"/>
          <table:table-cell office:value-type="string" office:string-value="" table:formula="of:=[.AV95]" table:style-name="ce63"/>
          <table:table-cell office:value-type="string" office:string-value="" table:formula="of:=[.AW95]" table:style-name="ce63"/>
          <table:table-cell office:value-type="string" office:string-value="" table:formula="of:=[.AX95]" table:style-name="ce63"/>
          <table:table-cell office:value-type="string" office:string-value="" table:formula="of:=[.AY95]" table:style-name="ce63"/>
          <table:table-cell office:value-type="string" office:string-value="" table:formula="of:=[.AZ95]" table:style-name="ce63"/>
          <table:table-cell office:value-type="string" office:string-value="" table:formula="of:=[.BA95]" table:style-name="ce63"/>
          <table:table-cell office:value-type="string" office:string-value="" table:formula="of:=[.BB95]" table:style-name="ce63"/>
          <table:table-cell office:value-type="string" office:string-value="" table:formula="of:=[.BC95]" table:style-name="ce63"/>
          <table:table-cell office:value-type="string" office:string-value="" table:formula="of:=[.BD95]" table:style-name="ce63"/>
          <table:table-cell office:value-type="string" office:string-value="" table:formula="of:=[.BE95]" table:style-name="ce63"/>
          <table:table-cell office:value-type="string" office:string-value="" table:formula="of:=[.BF95]" table:style-name="ce63"/>
          <table:table-cell office:value-type="string" office:string-value="" table:formula="of:=[.BG95]" table:style-name="ce63"/>
          <table:table-cell office:value-type="string" office:string-value="" table:formula="of:=[.BH95]" table:style-name="ce63"/>
          <table:table-cell office:value-type="string" office:string-value="" table:formula="of:=[.BI95]" table:style-name="ce63"/>
          <table:table-cell office:value-type="string" office:string-value="" table:formula="of:=[.BJ95]" table:style-name="ce63"/>
          <table:table-cell office:value-type="string" office:string-value="" table:formula="of:=[.BK95]" table:style-name="ce63"/>
          <table:table-cell office:value-type="string" office:string-value="" table:formula="of:=[.BL95]" table:style-name="ce63"/>
          <table:table-cell office:value-type="string" office:string-value="" table:formula="of:=[.BM95]" table:style-name="ce63"/>
          <table:table-cell office:value-type="string" office:string-value="" table:formula="of:=[.BN95]" table:style-name="ce63"/>
          <table:table-cell office:value-type="string" office:string-value="" table:formula="of:=[.BO95]" table:style-name="ce63"/>
          <table:table-cell office:value-type="string" office:string-value="" table:formula="of:=[.BP95]" table:style-name="ce63"/>
          <table:table-cell office:value-type="string" office:string-value="" table:formula="of:=[.BQ95]" table:style-name="ce63"/>
          <table:table-cell office:value-type="string" office:string-value="" table:formula="of:=[.BR95]" table:style-name="ce63"/>
          <table:table-cell office:value-type="string" office:string-value="" table:formula="of:=[.BS95]" table:style-name="ce63"/>
          <table:table-cell office:value-type="string" office:string-value="" table:formula="of:=[.BT95]" table:style-name="ce63"/>
          <table:table-cell office:value-type="string" office:string-value="" table:formula="of:=[.BU95]" table:style-name="ce63"/>
          <table:table-cell office:value-type="string" office:string-value="" table:formula="of:=[.BV95]" table:style-name="ce63"/>
          <table:table-cell office:value-type="string" office:string-value="" table:formula="of:=[.BW95]" table:style-name="ce63"/>
          <table:table-cell office:value-type="string" office:string-value="" table:formula="of:=[.BX95]" table:style-name="ce63"/>
          <table:table-cell office:value-type="string" office:string-value="" table:formula="of:=[.BY95]" table:style-name="ce63"/>
          <table:table-cell office:value-type="string" office:string-value="" table:formula="of:=[.BZ95]" table:style-name="ce63"/>
          <table:table-cell office:value-type="string" office:string-value="" table:formula="of:=[.CA95]" table:style-name="ce63"/>
          <table:table-cell office:value-type="string" office:string-value="" table:formula="of:=[.CB95]" table:style-name="ce63"/>
          <table:table-cell office:value-type="string" office:string-value="" table:formula="of:=[.CC95]" table:style-name="ce63"/>
          <table:table-cell office:value-type="string" office:string-value="" table:formula="of:=[.CD95]" table:style-name="ce63"/>
          <table:table-cell office:value-type="string" office:string-value="" table:formula="of:=[.CE95]" table:style-name="ce63"/>
          <table:table-cell office:value-type="string" office:string-value="" table:formula="of:=[.CF95]" table:style-name="ce63"/>
          <table:table-cell office:value-type="string" office:string-value="" table:formula="of:=[.CG95]" table:style-name="ce63"/>
          <table:table-cell office:value-type="string" office:string-value="" table:formula="of:=[.CH95]" table:style-name="ce63"/>
          <table:table-cell office:value-type="string" office:string-value="" table:formula="of:=[.CI95]" table:style-name="ce63"/>
          <table:table-cell office:value-type="string" office:string-value="" table:formula="of:=[.CJ95]" table:style-name="ce63"/>
          <table:table-cell office:value-type="string" office:string-value="" table:formula="of:=[.CK95]" table:style-name="ce63"/>
          <table:table-cell office:value-type="string" office:string-value="" table:formula="of:=[.CL95]" table:style-name="ce63"/>
          <table:table-cell office:value-type="string" office:string-value="" table:formula="of:=[.CM95]" table:style-name="ce63"/>
          <table:table-cell office:value-type="string" office:string-value="" table:formula="of:=[.CN95]" table:style-name="ce63"/>
          <table:table-cell office:value-type="string" office:string-value="" table:formula="of:=[.CO95]" table:style-name="ce63"/>
          <table:table-cell office:value-type="string" office:string-value="" table:formula="of:=[.CP95]" table:style-name="ce63"/>
          <table:table-cell office:value-type="string" office:string-value="" table:formula="of:=[.CQ95]" table:style-name="ce63"/>
          <table:table-cell office:value-type="string" office:string-value="" table:formula="of:=[.CR95]" table:style-name="ce63"/>
          <table:table-cell office:value-type="string" office:string-value="" table:formula="of:=[.CS95]" table:style-name="ce63"/>
          <table:table-cell office:value-type="string" office:string-value="" table:formula="of:=[.CT95]" table:style-name="ce63"/>
          <table:table-cell office:value-type="string" office:string-value="" table:formula="of:=[.CU95]" table:style-name="ce63"/>
          <table:table-cell office:value-type="string" office:string-value="" table:formula="of:=[.CV95]" table:style-name="ce63"/>
          <table:table-cell office:value-type="string" office:string-value="" table:formula="of:=[.CW95]" table:style-name="ce63"/>
          <table:table-cell office:value-type="string" office:string-value="" table:formula="of:=[.CX95]" table:style-name="ce63"/>
          <table:table-cell office:value-type="string" office:string-value="" table:formula="of:=[.CY95]" table:style-name="ce63"/>
          <table:table-cell office:value-type="string" office:string-value="" table:formula="of:=[.CZ95]" table:style-name="ce63"/>
          <table:table-cell office:value-type="string" office:string-value="" table:formula="of:=[.DA95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68]&lt;&gt;&quot;&quot;;[Setup.A68];&quot;&quot;)" table:style-name="ce1"/>
          <table:table-cell table:style-name="ce56"/>
          <table:table-cell office:value-type="string" office:string-value="" table:formula="of:=IF([Setup.B68]&lt;&gt;&quot;&quot;;[Setup.B68];&quot;&quot;)" table:style-name="ce1"/>
          <table:table-cell office:value-type="string" office:string-value="" table:formula="of:=[.DB96]" table:style-name="ce42"/>
          <table:table-cell table:style-name="ce49"/>
          <table:table-cell table:style-name="ce50"/>
          <table:table-cell office:value-type="string" office:string-value="" table:formula="of:=[.C96]" table:style-name="ce42"/>
          <table:table-cell office:value-type="string" office:string-value="" table:formula="of:=[.G96]" table:style-name="ce63"/>
          <table:table-cell office:value-type="string" office:string-value="" table:formula="of:=[.H96]" table:style-name="ce63"/>
          <table:table-cell office:value-type="string" office:string-value="" table:formula="of:=[.I96]" table:style-name="ce63"/>
          <table:table-cell office:value-type="string" office:string-value="" table:formula="of:=[.J96]" table:style-name="ce63"/>
          <table:table-cell office:value-type="string" office:string-value="" table:formula="of:=[.K96]" table:style-name="ce63"/>
          <table:table-cell office:value-type="string" office:string-value="" table:formula="of:=[.L96]" table:style-name="ce63"/>
          <table:table-cell office:value-type="string" office:string-value="" table:formula="of:=[.M96]" table:style-name="ce63"/>
          <table:table-cell office:value-type="string" office:string-value="" table:formula="of:=[.N96]" table:style-name="ce63"/>
          <table:table-cell office:value-type="string" office:string-value="" table:formula="of:=[.O96]" table:style-name="ce63"/>
          <table:table-cell office:value-type="string" office:string-value="" table:formula="of:=[.P96]" table:style-name="ce63"/>
          <table:table-cell office:value-type="string" office:string-value="" table:formula="of:=[.Q96]" table:style-name="ce63"/>
          <table:table-cell office:value-type="string" office:string-value="" table:formula="of:=[.R96]" table:style-name="ce63"/>
          <table:table-cell office:value-type="string" office:string-value="" table:formula="of:=[.S96]" table:style-name="ce63"/>
          <table:table-cell office:value-type="string" office:string-value="" table:formula="of:=[.T96]" table:style-name="ce63"/>
          <table:table-cell office:value-type="string" office:string-value="" table:formula="of:=[.U96]" table:style-name="ce63"/>
          <table:table-cell office:value-type="string" office:string-value="" table:formula="of:=[.V96]" table:style-name="ce63"/>
          <table:table-cell office:value-type="string" office:string-value="" table:formula="of:=[.W96]" table:style-name="ce63"/>
          <table:table-cell office:value-type="string" office:string-value="" table:formula="of:=[.X96]" table:style-name="ce63"/>
          <table:table-cell office:value-type="string" office:string-value="" table:formula="of:=[.Y96]" table:style-name="ce63"/>
          <table:table-cell office:value-type="string" office:string-value="" table:formula="of:=[.Z96]" table:style-name="ce63"/>
          <table:table-cell office:value-type="string" office:string-value="" table:formula="of:=[.AA96]" table:style-name="ce63"/>
          <table:table-cell office:value-type="string" office:string-value="" table:formula="of:=[.AB96]" table:style-name="ce63"/>
          <table:table-cell office:value-type="string" office:string-value="" table:formula="of:=[.AC96]" table:style-name="ce63"/>
          <table:table-cell office:value-type="string" office:string-value="" table:formula="of:=[.AD96]" table:style-name="ce63"/>
          <table:table-cell office:value-type="string" office:string-value="" table:formula="of:=[.AE96]" table:style-name="ce63"/>
          <table:table-cell office:value-type="string" office:string-value="" table:formula="of:=[.AF96]" table:style-name="ce63"/>
          <table:table-cell office:value-type="string" office:string-value="" table:formula="of:=[.AG96]" table:style-name="ce63"/>
          <table:table-cell office:value-type="string" office:string-value="" table:formula="of:=[.AH96]" table:style-name="ce63"/>
          <table:table-cell office:value-type="string" office:string-value="" table:formula="of:=[.AI96]" table:style-name="ce63"/>
          <table:table-cell office:value-type="string" office:string-value="" table:formula="of:=[.AJ96]" table:style-name="ce63"/>
          <table:table-cell office:value-type="string" office:string-value="" table:formula="of:=[.AK96]" table:style-name="ce63"/>
          <table:table-cell office:value-type="string" office:string-value="" table:formula="of:=[.AL96]" table:style-name="ce63"/>
          <table:table-cell office:value-type="string" office:string-value="" table:formula="of:=[.AM96]" table:style-name="ce63"/>
          <table:table-cell office:value-type="string" office:string-value="" table:formula="of:=[.AN96]" table:style-name="ce63"/>
          <table:table-cell office:value-type="string" office:string-value="" table:formula="of:=[.AO96]" table:style-name="ce63"/>
          <table:table-cell office:value-type="string" office:string-value="" table:formula="of:=[.AP96]" table:style-name="ce63"/>
          <table:table-cell office:value-type="string" office:string-value="" table:formula="of:=[.AQ96]" table:style-name="ce63"/>
          <table:table-cell office:value-type="string" office:string-value="" table:formula="of:=[.AR96]" table:style-name="ce63"/>
          <table:table-cell office:value-type="string" office:string-value="" table:formula="of:=[.AS96]" table:style-name="ce63"/>
          <table:table-cell office:value-type="string" office:string-value="" table:formula="of:=[.AT96]" table:style-name="ce63"/>
          <table:table-cell office:value-type="string" office:string-value="" table:formula="of:=[.AU96]" table:style-name="ce63"/>
          <table:table-cell office:value-type="string" office:string-value="" table:formula="of:=[.AV96]" table:style-name="ce63"/>
          <table:table-cell office:value-type="string" office:string-value="" table:formula="of:=[.AW96]" table:style-name="ce63"/>
          <table:table-cell office:value-type="string" office:string-value="" table:formula="of:=[.AX96]" table:style-name="ce63"/>
          <table:table-cell office:value-type="string" office:string-value="" table:formula="of:=[.AY96]" table:style-name="ce63"/>
          <table:table-cell office:value-type="string" office:string-value="" table:formula="of:=[.AZ96]" table:style-name="ce63"/>
          <table:table-cell office:value-type="string" office:string-value="" table:formula="of:=[.BA96]" table:style-name="ce63"/>
          <table:table-cell office:value-type="string" office:string-value="" table:formula="of:=[.BB96]" table:style-name="ce63"/>
          <table:table-cell office:value-type="string" office:string-value="" table:formula="of:=[.BC96]" table:style-name="ce63"/>
          <table:table-cell office:value-type="string" office:string-value="" table:formula="of:=[.BD96]" table:style-name="ce63"/>
          <table:table-cell office:value-type="string" office:string-value="" table:formula="of:=[.BE96]" table:style-name="ce63"/>
          <table:table-cell office:value-type="string" office:string-value="" table:formula="of:=[.BF96]" table:style-name="ce63"/>
          <table:table-cell office:value-type="string" office:string-value="" table:formula="of:=[.BG96]" table:style-name="ce63"/>
          <table:table-cell office:value-type="string" office:string-value="" table:formula="of:=[.BH96]" table:style-name="ce63"/>
          <table:table-cell office:value-type="string" office:string-value="" table:formula="of:=[.BI96]" table:style-name="ce63"/>
          <table:table-cell office:value-type="string" office:string-value="" table:formula="of:=[.BJ96]" table:style-name="ce63"/>
          <table:table-cell office:value-type="string" office:string-value="" table:formula="of:=[.BK96]" table:style-name="ce63"/>
          <table:table-cell office:value-type="string" office:string-value="" table:formula="of:=[.BL96]" table:style-name="ce63"/>
          <table:table-cell office:value-type="string" office:string-value="" table:formula="of:=[.BM96]" table:style-name="ce63"/>
          <table:table-cell office:value-type="string" office:string-value="" table:formula="of:=[.BN96]" table:style-name="ce63"/>
          <table:table-cell office:value-type="string" office:string-value="" table:formula="of:=[.BO96]" table:style-name="ce63"/>
          <table:table-cell office:value-type="string" office:string-value="" table:formula="of:=[.BP96]" table:style-name="ce63"/>
          <table:table-cell office:value-type="string" office:string-value="" table:formula="of:=[.BQ96]" table:style-name="ce63"/>
          <table:table-cell office:value-type="string" office:string-value="" table:formula="of:=[.BR96]" table:style-name="ce63"/>
          <table:table-cell office:value-type="string" office:string-value="" table:formula="of:=[.BS96]" table:style-name="ce63"/>
          <table:table-cell office:value-type="string" office:string-value="" table:formula="of:=[.BT96]" table:style-name="ce63"/>
          <table:table-cell office:value-type="string" office:string-value="" table:formula="of:=[.BU96]" table:style-name="ce63"/>
          <table:table-cell office:value-type="string" office:string-value="" table:formula="of:=[.BV96]" table:style-name="ce63"/>
          <table:table-cell office:value-type="string" office:string-value="" table:formula="of:=[.BW96]" table:style-name="ce63"/>
          <table:table-cell office:value-type="string" office:string-value="" table:formula="of:=[.BX96]" table:style-name="ce63"/>
          <table:table-cell office:value-type="string" office:string-value="" table:formula="of:=[.BY96]" table:style-name="ce63"/>
          <table:table-cell office:value-type="string" office:string-value="" table:formula="of:=[.BZ96]" table:style-name="ce63"/>
          <table:table-cell office:value-type="string" office:string-value="" table:formula="of:=[.CA96]" table:style-name="ce63"/>
          <table:table-cell office:value-type="string" office:string-value="" table:formula="of:=[.CB96]" table:style-name="ce63"/>
          <table:table-cell office:value-type="string" office:string-value="" table:formula="of:=[.CC96]" table:style-name="ce63"/>
          <table:table-cell office:value-type="string" office:string-value="" table:formula="of:=[.CD96]" table:style-name="ce63"/>
          <table:table-cell office:value-type="string" office:string-value="" table:formula="of:=[.CE96]" table:style-name="ce63"/>
          <table:table-cell office:value-type="string" office:string-value="" table:formula="of:=[.CF96]" table:style-name="ce63"/>
          <table:table-cell office:value-type="string" office:string-value="" table:formula="of:=[.CG96]" table:style-name="ce63"/>
          <table:table-cell office:value-type="string" office:string-value="" table:formula="of:=[.CH96]" table:style-name="ce63"/>
          <table:table-cell office:value-type="string" office:string-value="" table:formula="of:=[.CI96]" table:style-name="ce63"/>
          <table:table-cell office:value-type="string" office:string-value="" table:formula="of:=[.CJ96]" table:style-name="ce63"/>
          <table:table-cell office:value-type="string" office:string-value="" table:formula="of:=[.CK96]" table:style-name="ce63"/>
          <table:table-cell office:value-type="string" office:string-value="" table:formula="of:=[.CL96]" table:style-name="ce63"/>
          <table:table-cell office:value-type="string" office:string-value="" table:formula="of:=[.CM96]" table:style-name="ce63"/>
          <table:table-cell office:value-type="string" office:string-value="" table:formula="of:=[.CN96]" table:style-name="ce63"/>
          <table:table-cell office:value-type="string" office:string-value="" table:formula="of:=[.CO96]" table:style-name="ce63"/>
          <table:table-cell office:value-type="string" office:string-value="" table:formula="of:=[.CP96]" table:style-name="ce63"/>
          <table:table-cell office:value-type="string" office:string-value="" table:formula="of:=[.CQ96]" table:style-name="ce63"/>
          <table:table-cell office:value-type="string" office:string-value="" table:formula="of:=[.CR96]" table:style-name="ce63"/>
          <table:table-cell office:value-type="string" office:string-value="" table:formula="of:=[.CS96]" table:style-name="ce63"/>
          <table:table-cell office:value-type="string" office:string-value="" table:formula="of:=[.CT96]" table:style-name="ce63"/>
          <table:table-cell office:value-type="string" office:string-value="" table:formula="of:=[.CU96]" table:style-name="ce63"/>
          <table:table-cell office:value-type="string" office:string-value="" table:formula="of:=[.CV96]" table:style-name="ce63"/>
          <table:table-cell office:value-type="string" office:string-value="" table:formula="of:=[.CW96]" table:style-name="ce63"/>
          <table:table-cell office:value-type="string" office:string-value="" table:formula="of:=[.CX96]" table:style-name="ce63"/>
          <table:table-cell office:value-type="string" office:string-value="" table:formula="of:=[.CY96]" table:style-name="ce63"/>
          <table:table-cell office:value-type="string" office:string-value="" table:formula="of:=[.CZ96]" table:style-name="ce63"/>
          <table:table-cell office:value-type="string" office:string-value="" table:formula="of:=[.DA96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69]&lt;&gt;&quot;&quot;;[Setup.A69];&quot;&quot;)" table:style-name="ce1"/>
          <table:table-cell table:style-name="ce56"/>
          <table:table-cell office:value-type="string" office:string-value="" table:formula="of:=IF([Setup.B69]&lt;&gt;&quot;&quot;;[Setup.B69];&quot;&quot;)" table:style-name="ce1"/>
          <table:table-cell office:value-type="string" office:string-value="" table:formula="of:=[.DB97]" table:style-name="ce42"/>
          <table:table-cell table:style-name="ce49"/>
          <table:table-cell table:style-name="ce50"/>
          <table:table-cell office:value-type="string" office:string-value="" table:formula="of:=[.C97]" table:style-name="ce42"/>
          <table:table-cell office:value-type="string" office:string-value="" table:formula="of:=[.G97]" table:style-name="ce63"/>
          <table:table-cell office:value-type="string" office:string-value="" table:formula="of:=[.H97]" table:style-name="ce63"/>
          <table:table-cell office:value-type="string" office:string-value="" table:formula="of:=[.I97]" table:style-name="ce63"/>
          <table:table-cell office:value-type="string" office:string-value="" table:formula="of:=[.J97]" table:style-name="ce63"/>
          <table:table-cell office:value-type="string" office:string-value="" table:formula="of:=[.K97]" table:style-name="ce63"/>
          <table:table-cell office:value-type="string" office:string-value="" table:formula="of:=[.L97]" table:style-name="ce63"/>
          <table:table-cell office:value-type="string" office:string-value="" table:formula="of:=[.M97]" table:style-name="ce63"/>
          <table:table-cell office:value-type="string" office:string-value="" table:formula="of:=[.N97]" table:style-name="ce63"/>
          <table:table-cell office:value-type="string" office:string-value="" table:formula="of:=[.O97]" table:style-name="ce63"/>
          <table:table-cell office:value-type="string" office:string-value="" table:formula="of:=[.P97]" table:style-name="ce63"/>
          <table:table-cell office:value-type="string" office:string-value="" table:formula="of:=[.Q97]" table:style-name="ce63"/>
          <table:table-cell office:value-type="string" office:string-value="" table:formula="of:=[.R97]" table:style-name="ce63"/>
          <table:table-cell office:value-type="string" office:string-value="" table:formula="of:=[.S97]" table:style-name="ce63"/>
          <table:table-cell office:value-type="string" office:string-value="" table:formula="of:=[.T97]" table:style-name="ce63"/>
          <table:table-cell office:value-type="string" office:string-value="" table:formula="of:=[.U97]" table:style-name="ce63"/>
          <table:table-cell office:value-type="string" office:string-value="" table:formula="of:=[.V97]" table:style-name="ce63"/>
          <table:table-cell office:value-type="string" office:string-value="" table:formula="of:=[.W97]" table:style-name="ce63"/>
          <table:table-cell office:value-type="string" office:string-value="" table:formula="of:=[.X97]" table:style-name="ce63"/>
          <table:table-cell office:value-type="string" office:string-value="" table:formula="of:=[.Y97]" table:style-name="ce63"/>
          <table:table-cell office:value-type="string" office:string-value="" table:formula="of:=[.Z97]" table:style-name="ce63"/>
          <table:table-cell office:value-type="string" office:string-value="" table:formula="of:=[.AA97]" table:style-name="ce63"/>
          <table:table-cell office:value-type="string" office:string-value="" table:formula="of:=[.AB97]" table:style-name="ce63"/>
          <table:table-cell office:value-type="string" office:string-value="" table:formula="of:=[.AC97]" table:style-name="ce63"/>
          <table:table-cell office:value-type="string" office:string-value="" table:formula="of:=[.AD97]" table:style-name="ce63"/>
          <table:table-cell office:value-type="string" office:string-value="" table:formula="of:=[.AE97]" table:style-name="ce63"/>
          <table:table-cell office:value-type="string" office:string-value="" table:formula="of:=[.AF97]" table:style-name="ce63"/>
          <table:table-cell office:value-type="string" office:string-value="" table:formula="of:=[.AG97]" table:style-name="ce63"/>
          <table:table-cell office:value-type="string" office:string-value="" table:formula="of:=[.AH97]" table:style-name="ce63"/>
          <table:table-cell office:value-type="string" office:string-value="" table:formula="of:=[.AI97]" table:style-name="ce63"/>
          <table:table-cell office:value-type="string" office:string-value="" table:formula="of:=[.AJ97]" table:style-name="ce63"/>
          <table:table-cell office:value-type="string" office:string-value="" table:formula="of:=[.AK97]" table:style-name="ce63"/>
          <table:table-cell office:value-type="string" office:string-value="" table:formula="of:=[.AL97]" table:style-name="ce63"/>
          <table:table-cell office:value-type="string" office:string-value="" table:formula="of:=[.AM97]" table:style-name="ce63"/>
          <table:table-cell office:value-type="string" office:string-value="" table:formula="of:=[.AN97]" table:style-name="ce63"/>
          <table:table-cell office:value-type="string" office:string-value="" table:formula="of:=[.AO97]" table:style-name="ce63"/>
          <table:table-cell office:value-type="string" office:string-value="" table:formula="of:=[.AP97]" table:style-name="ce63"/>
          <table:table-cell office:value-type="string" office:string-value="" table:formula="of:=[.AQ97]" table:style-name="ce63"/>
          <table:table-cell office:value-type="string" office:string-value="" table:formula="of:=[.AR97]" table:style-name="ce63"/>
          <table:table-cell office:value-type="string" office:string-value="" table:formula="of:=[.AS97]" table:style-name="ce63"/>
          <table:table-cell office:value-type="string" office:string-value="" table:formula="of:=[.AT97]" table:style-name="ce63"/>
          <table:table-cell office:value-type="string" office:string-value="" table:formula="of:=[.AU97]" table:style-name="ce63"/>
          <table:table-cell office:value-type="string" office:string-value="" table:formula="of:=[.AV97]" table:style-name="ce63"/>
          <table:table-cell office:value-type="string" office:string-value="" table:formula="of:=[.AW97]" table:style-name="ce63"/>
          <table:table-cell office:value-type="string" office:string-value="" table:formula="of:=[.AX97]" table:style-name="ce63"/>
          <table:table-cell office:value-type="string" office:string-value="" table:formula="of:=[.AY97]" table:style-name="ce63"/>
          <table:table-cell office:value-type="string" office:string-value="" table:formula="of:=[.AZ97]" table:style-name="ce63"/>
          <table:table-cell office:value-type="string" office:string-value="" table:formula="of:=[.BA97]" table:style-name="ce63"/>
          <table:table-cell office:value-type="string" office:string-value="" table:formula="of:=[.BB97]" table:style-name="ce63"/>
          <table:table-cell office:value-type="string" office:string-value="" table:formula="of:=[.BC97]" table:style-name="ce63"/>
          <table:table-cell office:value-type="string" office:string-value="" table:formula="of:=[.BD97]" table:style-name="ce63"/>
          <table:table-cell office:value-type="string" office:string-value="" table:formula="of:=[.BE97]" table:style-name="ce63"/>
          <table:table-cell office:value-type="string" office:string-value="" table:formula="of:=[.BF97]" table:style-name="ce63"/>
          <table:table-cell office:value-type="string" office:string-value="" table:formula="of:=[.BG97]" table:style-name="ce63"/>
          <table:table-cell office:value-type="string" office:string-value="" table:formula="of:=[.BH97]" table:style-name="ce63"/>
          <table:table-cell office:value-type="string" office:string-value="" table:formula="of:=[.BI97]" table:style-name="ce63"/>
          <table:table-cell office:value-type="string" office:string-value="" table:formula="of:=[.BJ97]" table:style-name="ce63"/>
          <table:table-cell office:value-type="string" office:string-value="" table:formula="of:=[.BK97]" table:style-name="ce63"/>
          <table:table-cell office:value-type="string" office:string-value="" table:formula="of:=[.BL97]" table:style-name="ce63"/>
          <table:table-cell office:value-type="string" office:string-value="" table:formula="of:=[.BM97]" table:style-name="ce63"/>
          <table:table-cell office:value-type="string" office:string-value="" table:formula="of:=[.BN97]" table:style-name="ce63"/>
          <table:table-cell office:value-type="string" office:string-value="" table:formula="of:=[.BO97]" table:style-name="ce63"/>
          <table:table-cell office:value-type="string" office:string-value="" table:formula="of:=[.BP97]" table:style-name="ce63"/>
          <table:table-cell office:value-type="string" office:string-value="" table:formula="of:=[.BQ97]" table:style-name="ce63"/>
          <table:table-cell office:value-type="string" office:string-value="" table:formula="of:=[.BR97]" table:style-name="ce63"/>
          <table:table-cell office:value-type="string" office:string-value="" table:formula="of:=[.BS97]" table:style-name="ce63"/>
          <table:table-cell office:value-type="string" office:string-value="" table:formula="of:=[.BT97]" table:style-name="ce63"/>
          <table:table-cell office:value-type="string" office:string-value="" table:formula="of:=[.BU97]" table:style-name="ce63"/>
          <table:table-cell office:value-type="string" office:string-value="" table:formula="of:=[.BV97]" table:style-name="ce63"/>
          <table:table-cell office:value-type="string" office:string-value="" table:formula="of:=[.BW97]" table:style-name="ce63"/>
          <table:table-cell office:value-type="string" office:string-value="" table:formula="of:=[.BX97]" table:style-name="ce63"/>
          <table:table-cell office:value-type="string" office:string-value="" table:formula="of:=[.BY97]" table:style-name="ce63"/>
          <table:table-cell office:value-type="string" office:string-value="" table:formula="of:=[.BZ97]" table:style-name="ce63"/>
          <table:table-cell office:value-type="string" office:string-value="" table:formula="of:=[.CA97]" table:style-name="ce63"/>
          <table:table-cell office:value-type="string" office:string-value="" table:formula="of:=[.CB97]" table:style-name="ce63"/>
          <table:table-cell office:value-type="string" office:string-value="" table:formula="of:=[.CC97]" table:style-name="ce63"/>
          <table:table-cell office:value-type="string" office:string-value="" table:formula="of:=[.CD97]" table:style-name="ce63"/>
          <table:table-cell office:value-type="string" office:string-value="" table:formula="of:=[.CE97]" table:style-name="ce63"/>
          <table:table-cell office:value-type="string" office:string-value="" table:formula="of:=[.CF97]" table:style-name="ce63"/>
          <table:table-cell office:value-type="string" office:string-value="" table:formula="of:=[.CG97]" table:style-name="ce63"/>
          <table:table-cell office:value-type="string" office:string-value="" table:formula="of:=[.CH97]" table:style-name="ce63"/>
          <table:table-cell office:value-type="string" office:string-value="" table:formula="of:=[.CI97]" table:style-name="ce63"/>
          <table:table-cell office:value-type="string" office:string-value="" table:formula="of:=[.CJ97]" table:style-name="ce63"/>
          <table:table-cell office:value-type="string" office:string-value="" table:formula="of:=[.CK97]" table:style-name="ce63"/>
          <table:table-cell office:value-type="string" office:string-value="" table:formula="of:=[.CL97]" table:style-name="ce63"/>
          <table:table-cell office:value-type="string" office:string-value="" table:formula="of:=[.CM97]" table:style-name="ce63"/>
          <table:table-cell office:value-type="string" office:string-value="" table:formula="of:=[.CN97]" table:style-name="ce63"/>
          <table:table-cell office:value-type="string" office:string-value="" table:formula="of:=[.CO97]" table:style-name="ce63"/>
          <table:table-cell office:value-type="string" office:string-value="" table:formula="of:=[.CP97]" table:style-name="ce63"/>
          <table:table-cell office:value-type="string" office:string-value="" table:formula="of:=[.CQ97]" table:style-name="ce63"/>
          <table:table-cell office:value-type="string" office:string-value="" table:formula="of:=[.CR97]" table:style-name="ce63"/>
          <table:table-cell office:value-type="string" office:string-value="" table:formula="of:=[.CS97]" table:style-name="ce63"/>
          <table:table-cell office:value-type="string" office:string-value="" table:formula="of:=[.CT97]" table:style-name="ce63"/>
          <table:table-cell office:value-type="string" office:string-value="" table:formula="of:=[.CU97]" table:style-name="ce63"/>
          <table:table-cell office:value-type="string" office:string-value="" table:formula="of:=[.CV97]" table:style-name="ce63"/>
          <table:table-cell office:value-type="string" office:string-value="" table:formula="of:=[.CW97]" table:style-name="ce63"/>
          <table:table-cell office:value-type="string" office:string-value="" table:formula="of:=[.CX97]" table:style-name="ce63"/>
          <table:table-cell office:value-type="string" office:string-value="" table:formula="of:=[.CY97]" table:style-name="ce63"/>
          <table:table-cell office:value-type="string" office:string-value="" table:formula="of:=[.CZ97]" table:style-name="ce63"/>
          <table:table-cell office:value-type="string" office:string-value="" table:formula="of:=[.DA97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70]&lt;&gt;&quot;&quot;;[Setup.A70];&quot;&quot;)" table:style-name="ce1"/>
          <table:table-cell table:style-name="ce56"/>
          <table:table-cell office:value-type="string" office:string-value="" table:formula="of:=IF([Setup.B70]&lt;&gt;&quot;&quot;;[Setup.B70];&quot;&quot;)" table:style-name="ce1"/>
          <table:table-cell office:value-type="string" office:string-value="" table:formula="of:=[.DB98]" table:style-name="ce42"/>
          <table:table-cell table:style-name="ce49"/>
          <table:table-cell table:style-name="ce50"/>
          <table:table-cell office:value-type="string" office:string-value="" table:formula="of:=[.C98]" table:style-name="ce42"/>
          <table:table-cell office:value-type="string" office:string-value="" table:formula="of:=[.G98]" table:style-name="ce63"/>
          <table:table-cell office:value-type="string" office:string-value="" table:formula="of:=[.H98]" table:style-name="ce63"/>
          <table:table-cell office:value-type="string" office:string-value="" table:formula="of:=[.I98]" table:style-name="ce63"/>
          <table:table-cell office:value-type="string" office:string-value="" table:formula="of:=[.J98]" table:style-name="ce63"/>
          <table:table-cell office:value-type="string" office:string-value="" table:formula="of:=[.K98]" table:style-name="ce63"/>
          <table:table-cell office:value-type="string" office:string-value="" table:formula="of:=[.L98]" table:style-name="ce63"/>
          <table:table-cell office:value-type="string" office:string-value="" table:formula="of:=[.M98]" table:style-name="ce63"/>
          <table:table-cell office:value-type="string" office:string-value="" table:formula="of:=[.N98]" table:style-name="ce63"/>
          <table:table-cell office:value-type="string" office:string-value="" table:formula="of:=[.O98]" table:style-name="ce63"/>
          <table:table-cell office:value-type="string" office:string-value="" table:formula="of:=[.P98]" table:style-name="ce63"/>
          <table:table-cell office:value-type="string" office:string-value="" table:formula="of:=[.Q98]" table:style-name="ce63"/>
          <table:table-cell office:value-type="string" office:string-value="" table:formula="of:=[.R98]" table:style-name="ce63"/>
          <table:table-cell office:value-type="string" office:string-value="" table:formula="of:=[.S98]" table:style-name="ce63"/>
          <table:table-cell office:value-type="string" office:string-value="" table:formula="of:=[.T98]" table:style-name="ce63"/>
          <table:table-cell office:value-type="string" office:string-value="" table:formula="of:=[.U98]" table:style-name="ce63"/>
          <table:table-cell office:value-type="string" office:string-value="" table:formula="of:=[.V98]" table:style-name="ce63"/>
          <table:table-cell office:value-type="string" office:string-value="" table:formula="of:=[.W98]" table:style-name="ce63"/>
          <table:table-cell office:value-type="string" office:string-value="" table:formula="of:=[.X98]" table:style-name="ce63"/>
          <table:table-cell office:value-type="string" office:string-value="" table:formula="of:=[.Y98]" table:style-name="ce63"/>
          <table:table-cell office:value-type="string" office:string-value="" table:formula="of:=[.Z98]" table:style-name="ce63"/>
          <table:table-cell office:value-type="string" office:string-value="" table:formula="of:=[.AA98]" table:style-name="ce63"/>
          <table:table-cell office:value-type="string" office:string-value="" table:formula="of:=[.AB98]" table:style-name="ce63"/>
          <table:table-cell office:value-type="string" office:string-value="" table:formula="of:=[.AC98]" table:style-name="ce63"/>
          <table:table-cell office:value-type="string" office:string-value="" table:formula="of:=[.AD98]" table:style-name="ce63"/>
          <table:table-cell office:value-type="string" office:string-value="" table:formula="of:=[.AE98]" table:style-name="ce63"/>
          <table:table-cell office:value-type="string" office:string-value="" table:formula="of:=[.AF98]" table:style-name="ce63"/>
          <table:table-cell office:value-type="string" office:string-value="" table:formula="of:=[.AG98]" table:style-name="ce63"/>
          <table:table-cell office:value-type="string" office:string-value="" table:formula="of:=[.AH98]" table:style-name="ce63"/>
          <table:table-cell office:value-type="string" office:string-value="" table:formula="of:=[.AI98]" table:style-name="ce63"/>
          <table:table-cell office:value-type="string" office:string-value="" table:formula="of:=[.AJ98]" table:style-name="ce63"/>
          <table:table-cell office:value-type="string" office:string-value="" table:formula="of:=[.AK98]" table:style-name="ce63"/>
          <table:table-cell office:value-type="string" office:string-value="" table:formula="of:=[.AL98]" table:style-name="ce63"/>
          <table:table-cell office:value-type="string" office:string-value="" table:formula="of:=[.AM98]" table:style-name="ce63"/>
          <table:table-cell office:value-type="string" office:string-value="" table:formula="of:=[.AN98]" table:style-name="ce63"/>
          <table:table-cell office:value-type="string" office:string-value="" table:formula="of:=[.AO98]" table:style-name="ce63"/>
          <table:table-cell office:value-type="string" office:string-value="" table:formula="of:=[.AP98]" table:style-name="ce63"/>
          <table:table-cell office:value-type="string" office:string-value="" table:formula="of:=[.AQ98]" table:style-name="ce63"/>
          <table:table-cell office:value-type="string" office:string-value="" table:formula="of:=[.AR98]" table:style-name="ce63"/>
          <table:table-cell office:value-type="string" office:string-value="" table:formula="of:=[.AS98]" table:style-name="ce63"/>
          <table:table-cell office:value-type="string" office:string-value="" table:formula="of:=[.AT98]" table:style-name="ce63"/>
          <table:table-cell office:value-type="string" office:string-value="" table:formula="of:=[.AU98]" table:style-name="ce63"/>
          <table:table-cell office:value-type="string" office:string-value="" table:formula="of:=[.AV98]" table:style-name="ce63"/>
          <table:table-cell office:value-type="string" office:string-value="" table:formula="of:=[.AW98]" table:style-name="ce63"/>
          <table:table-cell office:value-type="string" office:string-value="" table:formula="of:=[.AX98]" table:style-name="ce63"/>
          <table:table-cell office:value-type="string" office:string-value="" table:formula="of:=[.AY98]" table:style-name="ce63"/>
          <table:table-cell office:value-type="string" office:string-value="" table:formula="of:=[.AZ98]" table:style-name="ce63"/>
          <table:table-cell office:value-type="string" office:string-value="" table:formula="of:=[.BA98]" table:style-name="ce63"/>
          <table:table-cell office:value-type="string" office:string-value="" table:formula="of:=[.BB98]" table:style-name="ce63"/>
          <table:table-cell office:value-type="string" office:string-value="" table:formula="of:=[.BC98]" table:style-name="ce63"/>
          <table:table-cell office:value-type="string" office:string-value="" table:formula="of:=[.BD98]" table:style-name="ce63"/>
          <table:table-cell office:value-type="string" office:string-value="" table:formula="of:=[.BE98]" table:style-name="ce63"/>
          <table:table-cell office:value-type="string" office:string-value="" table:formula="of:=[.BF98]" table:style-name="ce63"/>
          <table:table-cell office:value-type="string" office:string-value="" table:formula="of:=[.BG98]" table:style-name="ce63"/>
          <table:table-cell office:value-type="string" office:string-value="" table:formula="of:=[.BH98]" table:style-name="ce63"/>
          <table:table-cell office:value-type="string" office:string-value="" table:formula="of:=[.BI98]" table:style-name="ce63"/>
          <table:table-cell office:value-type="string" office:string-value="" table:formula="of:=[.BJ98]" table:style-name="ce63"/>
          <table:table-cell office:value-type="string" office:string-value="" table:formula="of:=[.BK98]" table:style-name="ce63"/>
          <table:table-cell office:value-type="string" office:string-value="" table:formula="of:=[.BL98]" table:style-name="ce63"/>
          <table:table-cell office:value-type="string" office:string-value="" table:formula="of:=[.BM98]" table:style-name="ce63"/>
          <table:table-cell office:value-type="string" office:string-value="" table:formula="of:=[.BN98]" table:style-name="ce63"/>
          <table:table-cell office:value-type="string" office:string-value="" table:formula="of:=[.BO98]" table:style-name="ce63"/>
          <table:table-cell office:value-type="string" office:string-value="" table:formula="of:=[.BP98]" table:style-name="ce63"/>
          <table:table-cell office:value-type="string" office:string-value="" table:formula="of:=[.BQ98]" table:style-name="ce63"/>
          <table:table-cell office:value-type="string" office:string-value="" table:formula="of:=[.BR98]" table:style-name="ce63"/>
          <table:table-cell office:value-type="string" office:string-value="" table:formula="of:=[.BS98]" table:style-name="ce63"/>
          <table:table-cell office:value-type="string" office:string-value="" table:formula="of:=[.BT98]" table:style-name="ce63"/>
          <table:table-cell office:value-type="string" office:string-value="" table:formula="of:=[.BU98]" table:style-name="ce63"/>
          <table:table-cell office:value-type="string" office:string-value="" table:formula="of:=[.BV98]" table:style-name="ce63"/>
          <table:table-cell office:value-type="string" office:string-value="" table:formula="of:=[.BW98]" table:style-name="ce63"/>
          <table:table-cell office:value-type="string" office:string-value="" table:formula="of:=[.BX98]" table:style-name="ce63"/>
          <table:table-cell office:value-type="string" office:string-value="" table:formula="of:=[.BY98]" table:style-name="ce63"/>
          <table:table-cell office:value-type="string" office:string-value="" table:formula="of:=[.BZ98]" table:style-name="ce63"/>
          <table:table-cell office:value-type="string" office:string-value="" table:formula="of:=[.CA98]" table:style-name="ce63"/>
          <table:table-cell office:value-type="string" office:string-value="" table:formula="of:=[.CB98]" table:style-name="ce63"/>
          <table:table-cell office:value-type="string" office:string-value="" table:formula="of:=[.CC98]" table:style-name="ce63"/>
          <table:table-cell office:value-type="string" office:string-value="" table:formula="of:=[.CD98]" table:style-name="ce63"/>
          <table:table-cell office:value-type="string" office:string-value="" table:formula="of:=[.CE98]" table:style-name="ce63"/>
          <table:table-cell office:value-type="string" office:string-value="" table:formula="of:=[.CF98]" table:style-name="ce63"/>
          <table:table-cell office:value-type="string" office:string-value="" table:formula="of:=[.CG98]" table:style-name="ce63"/>
          <table:table-cell office:value-type="string" office:string-value="" table:formula="of:=[.CH98]" table:style-name="ce63"/>
          <table:table-cell office:value-type="string" office:string-value="" table:formula="of:=[.CI98]" table:style-name="ce63"/>
          <table:table-cell office:value-type="string" office:string-value="" table:formula="of:=[.CJ98]" table:style-name="ce63"/>
          <table:table-cell office:value-type="string" office:string-value="" table:formula="of:=[.CK98]" table:style-name="ce63"/>
          <table:table-cell office:value-type="string" office:string-value="" table:formula="of:=[.CL98]" table:style-name="ce63"/>
          <table:table-cell office:value-type="string" office:string-value="" table:formula="of:=[.CM98]" table:style-name="ce63"/>
          <table:table-cell office:value-type="string" office:string-value="" table:formula="of:=[.CN98]" table:style-name="ce63"/>
          <table:table-cell office:value-type="string" office:string-value="" table:formula="of:=[.CO98]" table:style-name="ce63"/>
          <table:table-cell office:value-type="string" office:string-value="" table:formula="of:=[.CP98]" table:style-name="ce63"/>
          <table:table-cell office:value-type="string" office:string-value="" table:formula="of:=[.CQ98]" table:style-name="ce63"/>
          <table:table-cell office:value-type="string" office:string-value="" table:formula="of:=[.CR98]" table:style-name="ce63"/>
          <table:table-cell office:value-type="string" office:string-value="" table:formula="of:=[.CS98]" table:style-name="ce63"/>
          <table:table-cell office:value-type="string" office:string-value="" table:formula="of:=[.CT98]" table:style-name="ce63"/>
          <table:table-cell office:value-type="string" office:string-value="" table:formula="of:=[.CU98]" table:style-name="ce63"/>
          <table:table-cell office:value-type="string" office:string-value="" table:formula="of:=[.CV98]" table:style-name="ce63"/>
          <table:table-cell office:value-type="string" office:string-value="" table:formula="of:=[.CW98]" table:style-name="ce63"/>
          <table:table-cell office:value-type="string" office:string-value="" table:formula="of:=[.CX98]" table:style-name="ce63"/>
          <table:table-cell office:value-type="string" office:string-value="" table:formula="of:=[.CY98]" table:style-name="ce63"/>
          <table:table-cell office:value-type="string" office:string-value="" table:formula="of:=[.CZ98]" table:style-name="ce63"/>
          <table:table-cell office:value-type="string" office:string-value="" table:formula="of:=[.DA98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71]&lt;&gt;&quot;&quot;;[Setup.A71];&quot;&quot;)" table:style-name="ce1"/>
          <table:table-cell table:style-name="ce56"/>
          <table:table-cell office:value-type="string" office:string-value="" table:formula="of:=IF([Setup.B71]&lt;&gt;&quot;&quot;;[Setup.B71];&quot;&quot;)" table:style-name="ce1"/>
          <table:table-cell office:value-type="string" office:string-value="" table:formula="of:=[.DB99]" table:style-name="ce42"/>
          <table:table-cell table:style-name="ce49"/>
          <table:table-cell table:style-name="ce50"/>
          <table:table-cell office:value-type="string" office:string-value="" table:formula="of:=[.C99]" table:style-name="ce42"/>
          <table:table-cell office:value-type="string" office:string-value="" table:formula="of:=[.G99]" table:style-name="ce63"/>
          <table:table-cell office:value-type="string" office:string-value="" table:formula="of:=[.H99]" table:style-name="ce63"/>
          <table:table-cell office:value-type="string" office:string-value="" table:formula="of:=[.I99]" table:style-name="ce63"/>
          <table:table-cell office:value-type="string" office:string-value="" table:formula="of:=[.J99]" table:style-name="ce63"/>
          <table:table-cell office:value-type="string" office:string-value="" table:formula="of:=[.K99]" table:style-name="ce63"/>
          <table:table-cell office:value-type="string" office:string-value="" table:formula="of:=[.L99]" table:style-name="ce63"/>
          <table:table-cell office:value-type="string" office:string-value="" table:formula="of:=[.M99]" table:style-name="ce63"/>
          <table:table-cell office:value-type="string" office:string-value="" table:formula="of:=[.N99]" table:style-name="ce63"/>
          <table:table-cell office:value-type="string" office:string-value="" table:formula="of:=[.O99]" table:style-name="ce63"/>
          <table:table-cell office:value-type="string" office:string-value="" table:formula="of:=[.P99]" table:style-name="ce63"/>
          <table:table-cell office:value-type="string" office:string-value="" table:formula="of:=[.Q99]" table:style-name="ce63"/>
          <table:table-cell office:value-type="string" office:string-value="" table:formula="of:=[.R99]" table:style-name="ce63"/>
          <table:table-cell office:value-type="string" office:string-value="" table:formula="of:=[.S99]" table:style-name="ce63"/>
          <table:table-cell office:value-type="string" office:string-value="" table:formula="of:=[.T99]" table:style-name="ce63"/>
          <table:table-cell office:value-type="string" office:string-value="" table:formula="of:=[.U99]" table:style-name="ce63"/>
          <table:table-cell office:value-type="string" office:string-value="" table:formula="of:=[.V99]" table:style-name="ce63"/>
          <table:table-cell office:value-type="string" office:string-value="" table:formula="of:=[.W99]" table:style-name="ce63"/>
          <table:table-cell office:value-type="string" office:string-value="" table:formula="of:=[.X99]" table:style-name="ce63"/>
          <table:table-cell office:value-type="string" office:string-value="" table:formula="of:=[.Y99]" table:style-name="ce63"/>
          <table:table-cell office:value-type="string" office:string-value="" table:formula="of:=[.Z99]" table:style-name="ce63"/>
          <table:table-cell office:value-type="string" office:string-value="" table:formula="of:=[.AA99]" table:style-name="ce63"/>
          <table:table-cell office:value-type="string" office:string-value="" table:formula="of:=[.AB99]" table:style-name="ce63"/>
          <table:table-cell office:value-type="string" office:string-value="" table:formula="of:=[.AC99]" table:style-name="ce63"/>
          <table:table-cell office:value-type="string" office:string-value="" table:formula="of:=[.AD99]" table:style-name="ce63"/>
          <table:table-cell office:value-type="string" office:string-value="" table:formula="of:=[.AE99]" table:style-name="ce63"/>
          <table:table-cell office:value-type="string" office:string-value="" table:formula="of:=[.AF99]" table:style-name="ce63"/>
          <table:table-cell office:value-type="string" office:string-value="" table:formula="of:=[.AG99]" table:style-name="ce63"/>
          <table:table-cell office:value-type="string" office:string-value="" table:formula="of:=[.AH99]" table:style-name="ce63"/>
          <table:table-cell office:value-type="string" office:string-value="" table:formula="of:=[.AI99]" table:style-name="ce63"/>
          <table:table-cell office:value-type="string" office:string-value="" table:formula="of:=[.AJ99]" table:style-name="ce63"/>
          <table:table-cell office:value-type="string" office:string-value="" table:formula="of:=[.AK99]" table:style-name="ce63"/>
          <table:table-cell office:value-type="string" office:string-value="" table:formula="of:=[.AL99]" table:style-name="ce63"/>
          <table:table-cell office:value-type="string" office:string-value="" table:formula="of:=[.AM99]" table:style-name="ce63"/>
          <table:table-cell office:value-type="string" office:string-value="" table:formula="of:=[.AN99]" table:style-name="ce63"/>
          <table:table-cell office:value-type="string" office:string-value="" table:formula="of:=[.AO99]" table:style-name="ce63"/>
          <table:table-cell office:value-type="string" office:string-value="" table:formula="of:=[.AP99]" table:style-name="ce63"/>
          <table:table-cell office:value-type="string" office:string-value="" table:formula="of:=[.AQ99]" table:style-name="ce63"/>
          <table:table-cell office:value-type="string" office:string-value="" table:formula="of:=[.AR99]" table:style-name="ce63"/>
          <table:table-cell office:value-type="string" office:string-value="" table:formula="of:=[.AS99]" table:style-name="ce63"/>
          <table:table-cell office:value-type="string" office:string-value="" table:formula="of:=[.AT99]" table:style-name="ce63"/>
          <table:table-cell office:value-type="string" office:string-value="" table:formula="of:=[.AU99]" table:style-name="ce63"/>
          <table:table-cell office:value-type="string" office:string-value="" table:formula="of:=[.AV99]" table:style-name="ce63"/>
          <table:table-cell office:value-type="string" office:string-value="" table:formula="of:=[.AW99]" table:style-name="ce63"/>
          <table:table-cell office:value-type="string" office:string-value="" table:formula="of:=[.AX99]" table:style-name="ce63"/>
          <table:table-cell office:value-type="string" office:string-value="" table:formula="of:=[.AY99]" table:style-name="ce63"/>
          <table:table-cell office:value-type="string" office:string-value="" table:formula="of:=[.AZ99]" table:style-name="ce63"/>
          <table:table-cell office:value-type="string" office:string-value="" table:formula="of:=[.BA99]" table:style-name="ce63"/>
          <table:table-cell office:value-type="string" office:string-value="" table:formula="of:=[.BB99]" table:style-name="ce63"/>
          <table:table-cell office:value-type="string" office:string-value="" table:formula="of:=[.BC99]" table:style-name="ce63"/>
          <table:table-cell office:value-type="string" office:string-value="" table:formula="of:=[.BD99]" table:style-name="ce63"/>
          <table:table-cell office:value-type="string" office:string-value="" table:formula="of:=[.BE99]" table:style-name="ce63"/>
          <table:table-cell office:value-type="string" office:string-value="" table:formula="of:=[.BF99]" table:style-name="ce63"/>
          <table:table-cell office:value-type="string" office:string-value="" table:formula="of:=[.BG99]" table:style-name="ce63"/>
          <table:table-cell office:value-type="string" office:string-value="" table:formula="of:=[.BH99]" table:style-name="ce63"/>
          <table:table-cell office:value-type="string" office:string-value="" table:formula="of:=[.BI99]" table:style-name="ce63"/>
          <table:table-cell office:value-type="string" office:string-value="" table:formula="of:=[.BJ99]" table:style-name="ce63"/>
          <table:table-cell office:value-type="string" office:string-value="" table:formula="of:=[.BK99]" table:style-name="ce63"/>
          <table:table-cell office:value-type="string" office:string-value="" table:formula="of:=[.BL99]" table:style-name="ce63"/>
          <table:table-cell office:value-type="string" office:string-value="" table:formula="of:=[.BM99]" table:style-name="ce63"/>
          <table:table-cell office:value-type="string" office:string-value="" table:formula="of:=[.BN99]" table:style-name="ce63"/>
          <table:table-cell office:value-type="string" office:string-value="" table:formula="of:=[.BO99]" table:style-name="ce63"/>
          <table:table-cell office:value-type="string" office:string-value="" table:formula="of:=[.BP99]" table:style-name="ce63"/>
          <table:table-cell office:value-type="string" office:string-value="" table:formula="of:=[.BQ99]" table:style-name="ce63"/>
          <table:table-cell office:value-type="string" office:string-value="" table:formula="of:=[.BR99]" table:style-name="ce63"/>
          <table:table-cell office:value-type="string" office:string-value="" table:formula="of:=[.BS99]" table:style-name="ce63"/>
          <table:table-cell office:value-type="string" office:string-value="" table:formula="of:=[.BT99]" table:style-name="ce63"/>
          <table:table-cell office:value-type="string" office:string-value="" table:formula="of:=[.BU99]" table:style-name="ce63"/>
          <table:table-cell office:value-type="string" office:string-value="" table:formula="of:=[.BV99]" table:style-name="ce63"/>
          <table:table-cell office:value-type="string" office:string-value="" table:formula="of:=[.BW99]" table:style-name="ce63"/>
          <table:table-cell office:value-type="string" office:string-value="" table:formula="of:=[.BX99]" table:style-name="ce63"/>
          <table:table-cell office:value-type="string" office:string-value="" table:formula="of:=[.BY99]" table:style-name="ce63"/>
          <table:table-cell office:value-type="string" office:string-value="" table:formula="of:=[.BZ99]" table:style-name="ce63"/>
          <table:table-cell office:value-type="string" office:string-value="" table:formula="of:=[.CA99]" table:style-name="ce63"/>
          <table:table-cell office:value-type="string" office:string-value="" table:formula="of:=[.CB99]" table:style-name="ce63"/>
          <table:table-cell office:value-type="string" office:string-value="" table:formula="of:=[.CC99]" table:style-name="ce63"/>
          <table:table-cell office:value-type="string" office:string-value="" table:formula="of:=[.CD99]" table:style-name="ce63"/>
          <table:table-cell office:value-type="string" office:string-value="" table:formula="of:=[.CE99]" table:style-name="ce63"/>
          <table:table-cell office:value-type="string" office:string-value="" table:formula="of:=[.CF99]" table:style-name="ce63"/>
          <table:table-cell office:value-type="string" office:string-value="" table:formula="of:=[.CG99]" table:style-name="ce63"/>
          <table:table-cell office:value-type="string" office:string-value="" table:formula="of:=[.CH99]" table:style-name="ce63"/>
          <table:table-cell office:value-type="string" office:string-value="" table:formula="of:=[.CI99]" table:style-name="ce63"/>
          <table:table-cell office:value-type="string" office:string-value="" table:formula="of:=[.CJ99]" table:style-name="ce63"/>
          <table:table-cell office:value-type="string" office:string-value="" table:formula="of:=[.CK99]" table:style-name="ce63"/>
          <table:table-cell office:value-type="string" office:string-value="" table:formula="of:=[.CL99]" table:style-name="ce63"/>
          <table:table-cell office:value-type="string" office:string-value="" table:formula="of:=[.CM99]" table:style-name="ce63"/>
          <table:table-cell office:value-type="string" office:string-value="" table:formula="of:=[.CN99]" table:style-name="ce63"/>
          <table:table-cell office:value-type="string" office:string-value="" table:formula="of:=[.CO99]" table:style-name="ce63"/>
          <table:table-cell office:value-type="string" office:string-value="" table:formula="of:=[.CP99]" table:style-name="ce63"/>
          <table:table-cell office:value-type="string" office:string-value="" table:formula="of:=[.CQ99]" table:style-name="ce63"/>
          <table:table-cell office:value-type="string" office:string-value="" table:formula="of:=[.CR99]" table:style-name="ce63"/>
          <table:table-cell office:value-type="string" office:string-value="" table:formula="of:=[.CS99]" table:style-name="ce63"/>
          <table:table-cell office:value-type="string" office:string-value="" table:formula="of:=[.CT99]" table:style-name="ce63"/>
          <table:table-cell office:value-type="string" office:string-value="" table:formula="of:=[.CU99]" table:style-name="ce63"/>
          <table:table-cell office:value-type="string" office:string-value="" table:formula="of:=[.CV99]" table:style-name="ce63"/>
          <table:table-cell office:value-type="string" office:string-value="" table:formula="of:=[.CW99]" table:style-name="ce63"/>
          <table:table-cell office:value-type="string" office:string-value="" table:formula="of:=[.CX99]" table:style-name="ce63"/>
          <table:table-cell office:value-type="string" office:string-value="" table:formula="of:=[.CY99]" table:style-name="ce63"/>
          <table:table-cell office:value-type="string" office:string-value="" table:formula="of:=[.CZ99]" table:style-name="ce63"/>
          <table:table-cell office:value-type="string" office:string-value="" table:formula="of:=[.DA99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72]&lt;&gt;&quot;&quot;;[Setup.A72];&quot;&quot;)" table:style-name="ce1"/>
          <table:table-cell table:style-name="ce56"/>
          <table:table-cell office:value-type="string" office:string-value="" table:formula="of:=IF([Setup.B72]&lt;&gt;&quot;&quot;;[Setup.B72];&quot;&quot;)" table:style-name="ce1"/>
          <table:table-cell office:value-type="string" office:string-value="" table:formula="of:=[.DB100]" table:style-name="ce42"/>
          <table:table-cell table:style-name="ce49"/>
          <table:table-cell table:style-name="ce50"/>
          <table:table-cell office:value-type="string" office:string-value="" table:formula="of:=[.C100]" table:style-name="ce42"/>
          <table:table-cell office:value-type="string" office:string-value="" table:formula="of:=[.G100]" table:style-name="ce63"/>
          <table:table-cell office:value-type="string" office:string-value="" table:formula="of:=[.H100]" table:style-name="ce63"/>
          <table:table-cell office:value-type="string" office:string-value="" table:formula="of:=[.I100]" table:style-name="ce63"/>
          <table:table-cell office:value-type="string" office:string-value="" table:formula="of:=[.J100]" table:style-name="ce63"/>
          <table:table-cell office:value-type="string" office:string-value="" table:formula="of:=[.K100]" table:style-name="ce63"/>
          <table:table-cell office:value-type="string" office:string-value="" table:formula="of:=[.L100]" table:style-name="ce63"/>
          <table:table-cell office:value-type="string" office:string-value="" table:formula="of:=[.M100]" table:style-name="ce63"/>
          <table:table-cell office:value-type="string" office:string-value="" table:formula="of:=[.N100]" table:style-name="ce63"/>
          <table:table-cell office:value-type="string" office:string-value="" table:formula="of:=[.O100]" table:style-name="ce63"/>
          <table:table-cell office:value-type="string" office:string-value="" table:formula="of:=[.P100]" table:style-name="ce63"/>
          <table:table-cell office:value-type="string" office:string-value="" table:formula="of:=[.Q100]" table:style-name="ce63"/>
          <table:table-cell office:value-type="string" office:string-value="" table:formula="of:=[.R100]" table:style-name="ce63"/>
          <table:table-cell office:value-type="string" office:string-value="" table:formula="of:=[.S100]" table:style-name="ce63"/>
          <table:table-cell office:value-type="string" office:string-value="" table:formula="of:=[.T100]" table:style-name="ce63"/>
          <table:table-cell office:value-type="string" office:string-value="" table:formula="of:=[.U100]" table:style-name="ce63"/>
          <table:table-cell office:value-type="string" office:string-value="" table:formula="of:=[.V100]" table:style-name="ce63"/>
          <table:table-cell office:value-type="string" office:string-value="" table:formula="of:=[.W100]" table:style-name="ce63"/>
          <table:table-cell office:value-type="string" office:string-value="" table:formula="of:=[.X100]" table:style-name="ce63"/>
          <table:table-cell office:value-type="string" office:string-value="" table:formula="of:=[.Y100]" table:style-name="ce63"/>
          <table:table-cell office:value-type="string" office:string-value="" table:formula="of:=[.Z100]" table:style-name="ce63"/>
          <table:table-cell office:value-type="string" office:string-value="" table:formula="of:=[.AA100]" table:style-name="ce63"/>
          <table:table-cell office:value-type="string" office:string-value="" table:formula="of:=[.AB100]" table:style-name="ce63"/>
          <table:table-cell office:value-type="string" office:string-value="" table:formula="of:=[.AC100]" table:style-name="ce63"/>
          <table:table-cell office:value-type="string" office:string-value="" table:formula="of:=[.AD100]" table:style-name="ce63"/>
          <table:table-cell office:value-type="string" office:string-value="" table:formula="of:=[.AE100]" table:style-name="ce63"/>
          <table:table-cell office:value-type="string" office:string-value="" table:formula="of:=[.AF100]" table:style-name="ce63"/>
          <table:table-cell office:value-type="string" office:string-value="" table:formula="of:=[.AG100]" table:style-name="ce63"/>
          <table:table-cell office:value-type="string" office:string-value="" table:formula="of:=[.AH100]" table:style-name="ce63"/>
          <table:table-cell office:value-type="string" office:string-value="" table:formula="of:=[.AI100]" table:style-name="ce63"/>
          <table:table-cell office:value-type="string" office:string-value="" table:formula="of:=[.AJ100]" table:style-name="ce63"/>
          <table:table-cell office:value-type="string" office:string-value="" table:formula="of:=[.AK100]" table:style-name="ce63"/>
          <table:table-cell office:value-type="string" office:string-value="" table:formula="of:=[.AL100]" table:style-name="ce63"/>
          <table:table-cell office:value-type="string" office:string-value="" table:formula="of:=[.AM100]" table:style-name="ce63"/>
          <table:table-cell office:value-type="string" office:string-value="" table:formula="of:=[.AN100]" table:style-name="ce63"/>
          <table:table-cell office:value-type="string" office:string-value="" table:formula="of:=[.AO100]" table:style-name="ce63"/>
          <table:table-cell office:value-type="string" office:string-value="" table:formula="of:=[.AP100]" table:style-name="ce63"/>
          <table:table-cell office:value-type="string" office:string-value="" table:formula="of:=[.AQ100]" table:style-name="ce63"/>
          <table:table-cell office:value-type="string" office:string-value="" table:formula="of:=[.AR100]" table:style-name="ce63"/>
          <table:table-cell office:value-type="string" office:string-value="" table:formula="of:=[.AS100]" table:style-name="ce63"/>
          <table:table-cell office:value-type="string" office:string-value="" table:formula="of:=[.AT100]" table:style-name="ce63"/>
          <table:table-cell office:value-type="string" office:string-value="" table:formula="of:=[.AU100]" table:style-name="ce63"/>
          <table:table-cell office:value-type="string" office:string-value="" table:formula="of:=[.AV100]" table:style-name="ce63"/>
          <table:table-cell office:value-type="string" office:string-value="" table:formula="of:=[.AW100]" table:style-name="ce63"/>
          <table:table-cell office:value-type="string" office:string-value="" table:formula="of:=[.AX100]" table:style-name="ce63"/>
          <table:table-cell office:value-type="string" office:string-value="" table:formula="of:=[.AY100]" table:style-name="ce63"/>
          <table:table-cell office:value-type="string" office:string-value="" table:formula="of:=[.AZ100]" table:style-name="ce63"/>
          <table:table-cell office:value-type="string" office:string-value="" table:formula="of:=[.BA100]" table:style-name="ce63"/>
          <table:table-cell office:value-type="string" office:string-value="" table:formula="of:=[.BB100]" table:style-name="ce63"/>
          <table:table-cell office:value-type="string" office:string-value="" table:formula="of:=[.BC100]" table:style-name="ce63"/>
          <table:table-cell office:value-type="string" office:string-value="" table:formula="of:=[.BD100]" table:style-name="ce63"/>
          <table:table-cell office:value-type="string" office:string-value="" table:formula="of:=[.BE100]" table:style-name="ce63"/>
          <table:table-cell office:value-type="string" office:string-value="" table:formula="of:=[.BF100]" table:style-name="ce63"/>
          <table:table-cell office:value-type="string" office:string-value="" table:formula="of:=[.BG100]" table:style-name="ce63"/>
          <table:table-cell office:value-type="string" office:string-value="" table:formula="of:=[.BH100]" table:style-name="ce63"/>
          <table:table-cell office:value-type="string" office:string-value="" table:formula="of:=[.BI100]" table:style-name="ce63"/>
          <table:table-cell office:value-type="string" office:string-value="" table:formula="of:=[.BJ100]" table:style-name="ce63"/>
          <table:table-cell office:value-type="string" office:string-value="" table:formula="of:=[.BK100]" table:style-name="ce63"/>
          <table:table-cell office:value-type="string" office:string-value="" table:formula="of:=[.BL100]" table:style-name="ce63"/>
          <table:table-cell office:value-type="string" office:string-value="" table:formula="of:=[.BM100]" table:style-name="ce63"/>
          <table:table-cell office:value-type="string" office:string-value="" table:formula="of:=[.BN100]" table:style-name="ce63"/>
          <table:table-cell office:value-type="string" office:string-value="" table:formula="of:=[.BO100]" table:style-name="ce63"/>
          <table:table-cell office:value-type="string" office:string-value="" table:formula="of:=[.BP100]" table:style-name="ce63"/>
          <table:table-cell office:value-type="string" office:string-value="" table:formula="of:=[.BQ100]" table:style-name="ce63"/>
          <table:table-cell office:value-type="string" office:string-value="" table:formula="of:=[.BR100]" table:style-name="ce63"/>
          <table:table-cell office:value-type="string" office:string-value="" table:formula="of:=[.BS100]" table:style-name="ce63"/>
          <table:table-cell office:value-type="string" office:string-value="" table:formula="of:=[.BT100]" table:style-name="ce63"/>
          <table:table-cell office:value-type="string" office:string-value="" table:formula="of:=[.BU100]" table:style-name="ce63"/>
          <table:table-cell office:value-type="string" office:string-value="" table:formula="of:=[.BV100]" table:style-name="ce63"/>
          <table:table-cell office:value-type="string" office:string-value="" table:formula="of:=[.BW100]" table:style-name="ce63"/>
          <table:table-cell office:value-type="string" office:string-value="" table:formula="of:=[.BX100]" table:style-name="ce63"/>
          <table:table-cell office:value-type="string" office:string-value="" table:formula="of:=[.BY100]" table:style-name="ce63"/>
          <table:table-cell office:value-type="string" office:string-value="" table:formula="of:=[.BZ100]" table:style-name="ce63"/>
          <table:table-cell office:value-type="string" office:string-value="" table:formula="of:=[.CA100]" table:style-name="ce63"/>
          <table:table-cell office:value-type="string" office:string-value="" table:formula="of:=[.CB100]" table:style-name="ce63"/>
          <table:table-cell office:value-type="string" office:string-value="" table:formula="of:=[.CC100]" table:style-name="ce63"/>
          <table:table-cell office:value-type="string" office:string-value="" table:formula="of:=[.CD100]" table:style-name="ce63"/>
          <table:table-cell office:value-type="string" office:string-value="" table:formula="of:=[.CE100]" table:style-name="ce63"/>
          <table:table-cell office:value-type="string" office:string-value="" table:formula="of:=[.CF100]" table:style-name="ce63"/>
          <table:table-cell office:value-type="string" office:string-value="" table:formula="of:=[.CG100]" table:style-name="ce63"/>
          <table:table-cell office:value-type="string" office:string-value="" table:formula="of:=[.CH100]" table:style-name="ce63"/>
          <table:table-cell office:value-type="string" office:string-value="" table:formula="of:=[.CI100]" table:style-name="ce63"/>
          <table:table-cell office:value-type="string" office:string-value="" table:formula="of:=[.CJ100]" table:style-name="ce63"/>
          <table:table-cell office:value-type="string" office:string-value="" table:formula="of:=[.CK100]" table:style-name="ce63"/>
          <table:table-cell office:value-type="string" office:string-value="" table:formula="of:=[.CL100]" table:style-name="ce63"/>
          <table:table-cell office:value-type="string" office:string-value="" table:formula="of:=[.CM100]" table:style-name="ce63"/>
          <table:table-cell office:value-type="string" office:string-value="" table:formula="of:=[.CN100]" table:style-name="ce63"/>
          <table:table-cell office:value-type="string" office:string-value="" table:formula="of:=[.CO100]" table:style-name="ce63"/>
          <table:table-cell office:value-type="string" office:string-value="" table:formula="of:=[.CP100]" table:style-name="ce63"/>
          <table:table-cell office:value-type="string" office:string-value="" table:formula="of:=[.CQ100]" table:style-name="ce63"/>
          <table:table-cell office:value-type="string" office:string-value="" table:formula="of:=[.CR100]" table:style-name="ce63"/>
          <table:table-cell office:value-type="string" office:string-value="" table:formula="of:=[.CS100]" table:style-name="ce63"/>
          <table:table-cell office:value-type="string" office:string-value="" table:formula="of:=[.CT100]" table:style-name="ce63"/>
          <table:table-cell office:value-type="string" office:string-value="" table:formula="of:=[.CU100]" table:style-name="ce63"/>
          <table:table-cell office:value-type="string" office:string-value="" table:formula="of:=[.CV100]" table:style-name="ce63"/>
          <table:table-cell office:value-type="string" office:string-value="" table:formula="of:=[.CW100]" table:style-name="ce63"/>
          <table:table-cell office:value-type="string" office:string-value="" table:formula="of:=[.CX100]" table:style-name="ce63"/>
          <table:table-cell office:value-type="string" office:string-value="" table:formula="of:=[.CY100]" table:style-name="ce63"/>
          <table:table-cell office:value-type="string" office:string-value="" table:formula="of:=[.CZ100]" table:style-name="ce63"/>
          <table:table-cell office:value-type="string" office:string-value="" table:formula="of:=[.DA100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73]&lt;&gt;&quot;&quot;;[Setup.A73];&quot;&quot;)" table:style-name="ce1"/>
          <table:table-cell table:style-name="ce56"/>
          <table:table-cell office:value-type="string" office:string-value="" table:formula="of:=IF([Setup.B73]&lt;&gt;&quot;&quot;;[Setup.B73];&quot;&quot;)" table:style-name="ce1"/>
          <table:table-cell office:value-type="string" office:string-value="" table:formula="of:=[.DB101]" table:style-name="ce42"/>
          <table:table-cell table:style-name="ce49"/>
          <table:table-cell table:style-name="ce50"/>
          <table:table-cell office:value-type="string" office:string-value="" table:formula="of:=[.C101]" table:style-name="ce42"/>
          <table:table-cell office:value-type="string" office:string-value="" table:formula="of:=[.G101]" table:style-name="ce63"/>
          <table:table-cell office:value-type="string" office:string-value="" table:formula="of:=[.H101]" table:style-name="ce63"/>
          <table:table-cell office:value-type="string" office:string-value="" table:formula="of:=[.I101]" table:style-name="ce63"/>
          <table:table-cell office:value-type="string" office:string-value="" table:formula="of:=[.J101]" table:style-name="ce63"/>
          <table:table-cell office:value-type="string" office:string-value="" table:formula="of:=[.K101]" table:style-name="ce63"/>
          <table:table-cell office:value-type="string" office:string-value="" table:formula="of:=[.L101]" table:style-name="ce63"/>
          <table:table-cell office:value-type="string" office:string-value="" table:formula="of:=[.M101]" table:style-name="ce63"/>
          <table:table-cell office:value-type="string" office:string-value="" table:formula="of:=[.N101]" table:style-name="ce63"/>
          <table:table-cell office:value-type="string" office:string-value="" table:formula="of:=[.O101]" table:style-name="ce63"/>
          <table:table-cell office:value-type="string" office:string-value="" table:formula="of:=[.P101]" table:style-name="ce63"/>
          <table:table-cell office:value-type="string" office:string-value="" table:formula="of:=[.Q101]" table:style-name="ce63"/>
          <table:table-cell office:value-type="string" office:string-value="" table:formula="of:=[.R101]" table:style-name="ce63"/>
          <table:table-cell office:value-type="string" office:string-value="" table:formula="of:=[.S101]" table:style-name="ce63"/>
          <table:table-cell office:value-type="string" office:string-value="" table:formula="of:=[.T101]" table:style-name="ce63"/>
          <table:table-cell office:value-type="string" office:string-value="" table:formula="of:=[.U101]" table:style-name="ce63"/>
          <table:table-cell office:value-type="string" office:string-value="" table:formula="of:=[.V101]" table:style-name="ce63"/>
          <table:table-cell office:value-type="string" office:string-value="" table:formula="of:=[.W101]" table:style-name="ce63"/>
          <table:table-cell office:value-type="string" office:string-value="" table:formula="of:=[.X101]" table:style-name="ce63"/>
          <table:table-cell office:value-type="string" office:string-value="" table:formula="of:=[.Y101]" table:style-name="ce63"/>
          <table:table-cell office:value-type="string" office:string-value="" table:formula="of:=[.Z101]" table:style-name="ce63"/>
          <table:table-cell office:value-type="string" office:string-value="" table:formula="of:=[.AA101]" table:style-name="ce63"/>
          <table:table-cell office:value-type="string" office:string-value="" table:formula="of:=[.AB101]" table:style-name="ce63"/>
          <table:table-cell office:value-type="string" office:string-value="" table:formula="of:=[.AC101]" table:style-name="ce63"/>
          <table:table-cell office:value-type="string" office:string-value="" table:formula="of:=[.AD101]" table:style-name="ce63"/>
          <table:table-cell office:value-type="string" office:string-value="" table:formula="of:=[.AE101]" table:style-name="ce63"/>
          <table:table-cell office:value-type="string" office:string-value="" table:formula="of:=[.AF101]" table:style-name="ce63"/>
          <table:table-cell office:value-type="string" office:string-value="" table:formula="of:=[.AG101]" table:style-name="ce63"/>
          <table:table-cell office:value-type="string" office:string-value="" table:formula="of:=[.AH101]" table:style-name="ce63"/>
          <table:table-cell office:value-type="string" office:string-value="" table:formula="of:=[.AI101]" table:style-name="ce63"/>
          <table:table-cell office:value-type="string" office:string-value="" table:formula="of:=[.AJ101]" table:style-name="ce63"/>
          <table:table-cell office:value-type="string" office:string-value="" table:formula="of:=[.AK101]" table:style-name="ce63"/>
          <table:table-cell office:value-type="string" office:string-value="" table:formula="of:=[.AL101]" table:style-name="ce63"/>
          <table:table-cell office:value-type="string" office:string-value="" table:formula="of:=[.AM101]" table:style-name="ce63"/>
          <table:table-cell office:value-type="string" office:string-value="" table:formula="of:=[.AN101]" table:style-name="ce63"/>
          <table:table-cell office:value-type="string" office:string-value="" table:formula="of:=[.AO101]" table:style-name="ce63"/>
          <table:table-cell office:value-type="string" office:string-value="" table:formula="of:=[.AP101]" table:style-name="ce63"/>
          <table:table-cell office:value-type="string" office:string-value="" table:formula="of:=[.AQ101]" table:style-name="ce63"/>
          <table:table-cell office:value-type="string" office:string-value="" table:formula="of:=[.AR101]" table:style-name="ce63"/>
          <table:table-cell office:value-type="string" office:string-value="" table:formula="of:=[.AS101]" table:style-name="ce63"/>
          <table:table-cell office:value-type="string" office:string-value="" table:formula="of:=[.AT101]" table:style-name="ce63"/>
          <table:table-cell office:value-type="string" office:string-value="" table:formula="of:=[.AU101]" table:style-name="ce63"/>
          <table:table-cell office:value-type="string" office:string-value="" table:formula="of:=[.AV101]" table:style-name="ce63"/>
          <table:table-cell office:value-type="string" office:string-value="" table:formula="of:=[.AW101]" table:style-name="ce63"/>
          <table:table-cell office:value-type="string" office:string-value="" table:formula="of:=[.AX101]" table:style-name="ce63"/>
          <table:table-cell office:value-type="string" office:string-value="" table:formula="of:=[.AY101]" table:style-name="ce63"/>
          <table:table-cell office:value-type="string" office:string-value="" table:formula="of:=[.AZ101]" table:style-name="ce63"/>
          <table:table-cell office:value-type="string" office:string-value="" table:formula="of:=[.BA101]" table:style-name="ce63"/>
          <table:table-cell office:value-type="string" office:string-value="" table:formula="of:=[.BB101]" table:style-name="ce63"/>
          <table:table-cell office:value-type="string" office:string-value="" table:formula="of:=[.BC101]" table:style-name="ce63"/>
          <table:table-cell office:value-type="string" office:string-value="" table:formula="of:=[.BD101]" table:style-name="ce63"/>
          <table:table-cell office:value-type="string" office:string-value="" table:formula="of:=[.BE101]" table:style-name="ce63"/>
          <table:table-cell office:value-type="string" office:string-value="" table:formula="of:=[.BF101]" table:style-name="ce63"/>
          <table:table-cell office:value-type="string" office:string-value="" table:formula="of:=[.BG101]" table:style-name="ce63"/>
          <table:table-cell office:value-type="string" office:string-value="" table:formula="of:=[.BH101]" table:style-name="ce63"/>
          <table:table-cell office:value-type="string" office:string-value="" table:formula="of:=[.BI101]" table:style-name="ce63"/>
          <table:table-cell office:value-type="string" office:string-value="" table:formula="of:=[.BJ101]" table:style-name="ce63"/>
          <table:table-cell office:value-type="string" office:string-value="" table:formula="of:=[.BK101]" table:style-name="ce63"/>
          <table:table-cell office:value-type="string" office:string-value="" table:formula="of:=[.BL101]" table:style-name="ce63"/>
          <table:table-cell office:value-type="string" office:string-value="" table:formula="of:=[.BM101]" table:style-name="ce63"/>
          <table:table-cell office:value-type="string" office:string-value="" table:formula="of:=[.BN101]" table:style-name="ce63"/>
          <table:table-cell office:value-type="string" office:string-value="" table:formula="of:=[.BO101]" table:style-name="ce63"/>
          <table:table-cell office:value-type="string" office:string-value="" table:formula="of:=[.BP101]" table:style-name="ce63"/>
          <table:table-cell office:value-type="string" office:string-value="" table:formula="of:=[.BQ101]" table:style-name="ce63"/>
          <table:table-cell office:value-type="string" office:string-value="" table:formula="of:=[.BR101]" table:style-name="ce63"/>
          <table:table-cell office:value-type="string" office:string-value="" table:formula="of:=[.BS101]" table:style-name="ce63"/>
          <table:table-cell office:value-type="string" office:string-value="" table:formula="of:=[.BT101]" table:style-name="ce63"/>
          <table:table-cell office:value-type="string" office:string-value="" table:formula="of:=[.BU101]" table:style-name="ce63"/>
          <table:table-cell office:value-type="string" office:string-value="" table:formula="of:=[.BV101]" table:style-name="ce63"/>
          <table:table-cell office:value-type="string" office:string-value="" table:formula="of:=[.BW101]" table:style-name="ce63"/>
          <table:table-cell office:value-type="string" office:string-value="" table:formula="of:=[.BX101]" table:style-name="ce63"/>
          <table:table-cell office:value-type="string" office:string-value="" table:formula="of:=[.BY101]" table:style-name="ce63"/>
          <table:table-cell office:value-type="string" office:string-value="" table:formula="of:=[.BZ101]" table:style-name="ce63"/>
          <table:table-cell office:value-type="string" office:string-value="" table:formula="of:=[.CA101]" table:style-name="ce63"/>
          <table:table-cell office:value-type="string" office:string-value="" table:formula="of:=[.CB101]" table:style-name="ce63"/>
          <table:table-cell office:value-type="string" office:string-value="" table:formula="of:=[.CC101]" table:style-name="ce63"/>
          <table:table-cell office:value-type="string" office:string-value="" table:formula="of:=[.CD101]" table:style-name="ce63"/>
          <table:table-cell office:value-type="string" office:string-value="" table:formula="of:=[.CE101]" table:style-name="ce63"/>
          <table:table-cell office:value-type="string" office:string-value="" table:formula="of:=[.CF101]" table:style-name="ce63"/>
          <table:table-cell office:value-type="string" office:string-value="" table:formula="of:=[.CG101]" table:style-name="ce63"/>
          <table:table-cell office:value-type="string" office:string-value="" table:formula="of:=[.CH101]" table:style-name="ce63"/>
          <table:table-cell office:value-type="string" office:string-value="" table:formula="of:=[.CI101]" table:style-name="ce63"/>
          <table:table-cell office:value-type="string" office:string-value="" table:formula="of:=[.CJ101]" table:style-name="ce63"/>
          <table:table-cell office:value-type="string" office:string-value="" table:formula="of:=[.CK101]" table:style-name="ce63"/>
          <table:table-cell office:value-type="string" office:string-value="" table:formula="of:=[.CL101]" table:style-name="ce63"/>
          <table:table-cell office:value-type="string" office:string-value="" table:formula="of:=[.CM101]" table:style-name="ce63"/>
          <table:table-cell office:value-type="string" office:string-value="" table:formula="of:=[.CN101]" table:style-name="ce63"/>
          <table:table-cell office:value-type="string" office:string-value="" table:formula="of:=[.CO101]" table:style-name="ce63"/>
          <table:table-cell office:value-type="string" office:string-value="" table:formula="of:=[.CP101]" table:style-name="ce63"/>
          <table:table-cell office:value-type="string" office:string-value="" table:formula="of:=[.CQ101]" table:style-name="ce63"/>
          <table:table-cell office:value-type="string" office:string-value="" table:formula="of:=[.CR101]" table:style-name="ce63"/>
          <table:table-cell office:value-type="string" office:string-value="" table:formula="of:=[.CS101]" table:style-name="ce63"/>
          <table:table-cell office:value-type="string" office:string-value="" table:formula="of:=[.CT101]" table:style-name="ce63"/>
          <table:table-cell office:value-type="string" office:string-value="" table:formula="of:=[.CU101]" table:style-name="ce63"/>
          <table:table-cell office:value-type="string" office:string-value="" table:formula="of:=[.CV101]" table:style-name="ce63"/>
          <table:table-cell office:value-type="string" office:string-value="" table:formula="of:=[.CW101]" table:style-name="ce63"/>
          <table:table-cell office:value-type="string" office:string-value="" table:formula="of:=[.CX101]" table:style-name="ce63"/>
          <table:table-cell office:value-type="string" office:string-value="" table:formula="of:=[.CY101]" table:style-name="ce63"/>
          <table:table-cell office:value-type="string" office:string-value="" table:formula="of:=[.CZ101]" table:style-name="ce63"/>
          <table:table-cell office:value-type="string" office:string-value="" table:formula="of:=[.DA101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74]&lt;&gt;&quot;&quot;;[Setup.A74];&quot;&quot;)" table:style-name="ce1"/>
          <table:table-cell table:style-name="ce56"/>
          <table:table-cell office:value-type="string" office:string-value="" table:formula="of:=IF([Setup.B74]&lt;&gt;&quot;&quot;;[Setup.B74];&quot;&quot;)" table:style-name="ce1"/>
          <table:table-cell office:value-type="string" office:string-value="" table:formula="of:=[.DB102]" table:style-name="ce42"/>
          <table:table-cell table:style-name="ce49"/>
          <table:table-cell table:style-name="ce50"/>
          <table:table-cell office:value-type="string" office:string-value="" table:formula="of:=[.C102]" table:style-name="ce42"/>
          <table:table-cell office:value-type="string" office:string-value="" table:formula="of:=[.G102]" table:style-name="ce63"/>
          <table:table-cell office:value-type="string" office:string-value="" table:formula="of:=[.H102]" table:style-name="ce63"/>
          <table:table-cell office:value-type="string" office:string-value="" table:formula="of:=[.I102]" table:style-name="ce63"/>
          <table:table-cell office:value-type="string" office:string-value="" table:formula="of:=[.J102]" table:style-name="ce63"/>
          <table:table-cell office:value-type="string" office:string-value="" table:formula="of:=[.K102]" table:style-name="ce63"/>
          <table:table-cell office:value-type="string" office:string-value="" table:formula="of:=[.L102]" table:style-name="ce63"/>
          <table:table-cell office:value-type="string" office:string-value="" table:formula="of:=[.M102]" table:style-name="ce63"/>
          <table:table-cell office:value-type="string" office:string-value="" table:formula="of:=[.N102]" table:style-name="ce63"/>
          <table:table-cell office:value-type="string" office:string-value="" table:formula="of:=[.O102]" table:style-name="ce63"/>
          <table:table-cell office:value-type="string" office:string-value="" table:formula="of:=[.P102]" table:style-name="ce63"/>
          <table:table-cell office:value-type="string" office:string-value="" table:formula="of:=[.Q102]" table:style-name="ce63"/>
          <table:table-cell office:value-type="string" office:string-value="" table:formula="of:=[.R102]" table:style-name="ce63"/>
          <table:table-cell office:value-type="string" office:string-value="" table:formula="of:=[.S102]" table:style-name="ce63"/>
          <table:table-cell office:value-type="string" office:string-value="" table:formula="of:=[.T102]" table:style-name="ce63"/>
          <table:table-cell office:value-type="string" office:string-value="" table:formula="of:=[.U102]" table:style-name="ce63"/>
          <table:table-cell office:value-type="string" office:string-value="" table:formula="of:=[.V102]" table:style-name="ce63"/>
          <table:table-cell office:value-type="string" office:string-value="" table:formula="of:=[.W102]" table:style-name="ce63"/>
          <table:table-cell office:value-type="string" office:string-value="" table:formula="of:=[.X102]" table:style-name="ce63"/>
          <table:table-cell office:value-type="string" office:string-value="" table:formula="of:=[.Y102]" table:style-name="ce63"/>
          <table:table-cell office:value-type="string" office:string-value="" table:formula="of:=[.Z102]" table:style-name="ce63"/>
          <table:table-cell office:value-type="string" office:string-value="" table:formula="of:=[.AA102]" table:style-name="ce63"/>
          <table:table-cell office:value-type="string" office:string-value="" table:formula="of:=[.AB102]" table:style-name="ce63"/>
          <table:table-cell office:value-type="string" office:string-value="" table:formula="of:=[.AC102]" table:style-name="ce63"/>
          <table:table-cell office:value-type="string" office:string-value="" table:formula="of:=[.AD102]" table:style-name="ce63"/>
          <table:table-cell office:value-type="string" office:string-value="" table:formula="of:=[.AE102]" table:style-name="ce63"/>
          <table:table-cell office:value-type="string" office:string-value="" table:formula="of:=[.AF102]" table:style-name="ce63"/>
          <table:table-cell office:value-type="string" office:string-value="" table:formula="of:=[.AG102]" table:style-name="ce63"/>
          <table:table-cell office:value-type="string" office:string-value="" table:formula="of:=[.AH102]" table:style-name="ce63"/>
          <table:table-cell office:value-type="string" office:string-value="" table:formula="of:=[.AI102]" table:style-name="ce63"/>
          <table:table-cell office:value-type="string" office:string-value="" table:formula="of:=[.AJ102]" table:style-name="ce63"/>
          <table:table-cell office:value-type="string" office:string-value="" table:formula="of:=[.AK102]" table:style-name="ce63"/>
          <table:table-cell office:value-type="string" office:string-value="" table:formula="of:=[.AL102]" table:style-name="ce63"/>
          <table:table-cell office:value-type="string" office:string-value="" table:formula="of:=[.AM102]" table:style-name="ce63"/>
          <table:table-cell office:value-type="string" office:string-value="" table:formula="of:=[.AN102]" table:style-name="ce63"/>
          <table:table-cell office:value-type="string" office:string-value="" table:formula="of:=[.AO102]" table:style-name="ce63"/>
          <table:table-cell office:value-type="string" office:string-value="" table:formula="of:=[.AP102]" table:style-name="ce63"/>
          <table:table-cell office:value-type="string" office:string-value="" table:formula="of:=[.AQ102]" table:style-name="ce63"/>
          <table:table-cell office:value-type="string" office:string-value="" table:formula="of:=[.AR102]" table:style-name="ce63"/>
          <table:table-cell office:value-type="string" office:string-value="" table:formula="of:=[.AS102]" table:style-name="ce63"/>
          <table:table-cell office:value-type="string" office:string-value="" table:formula="of:=[.AT102]" table:style-name="ce63"/>
          <table:table-cell office:value-type="string" office:string-value="" table:formula="of:=[.AU102]" table:style-name="ce63"/>
          <table:table-cell office:value-type="string" office:string-value="" table:formula="of:=[.AV102]" table:style-name="ce63"/>
          <table:table-cell office:value-type="string" office:string-value="" table:formula="of:=[.AW102]" table:style-name="ce63"/>
          <table:table-cell office:value-type="string" office:string-value="" table:formula="of:=[.AX102]" table:style-name="ce63"/>
          <table:table-cell office:value-type="string" office:string-value="" table:formula="of:=[.AY102]" table:style-name="ce63"/>
          <table:table-cell office:value-type="string" office:string-value="" table:formula="of:=[.AZ102]" table:style-name="ce63"/>
          <table:table-cell office:value-type="string" office:string-value="" table:formula="of:=[.BA102]" table:style-name="ce63"/>
          <table:table-cell office:value-type="string" office:string-value="" table:formula="of:=[.BB102]" table:style-name="ce63"/>
          <table:table-cell office:value-type="string" office:string-value="" table:formula="of:=[.BC102]" table:style-name="ce63"/>
          <table:table-cell office:value-type="string" office:string-value="" table:formula="of:=[.BD102]" table:style-name="ce63"/>
          <table:table-cell office:value-type="string" office:string-value="" table:formula="of:=[.BE102]" table:style-name="ce63"/>
          <table:table-cell office:value-type="string" office:string-value="" table:formula="of:=[.BF102]" table:style-name="ce63"/>
          <table:table-cell office:value-type="string" office:string-value="" table:formula="of:=[.BG102]" table:style-name="ce63"/>
          <table:table-cell office:value-type="string" office:string-value="" table:formula="of:=[.BH102]" table:style-name="ce63"/>
          <table:table-cell office:value-type="string" office:string-value="" table:formula="of:=[.BI102]" table:style-name="ce63"/>
          <table:table-cell office:value-type="string" office:string-value="" table:formula="of:=[.BJ102]" table:style-name="ce63"/>
          <table:table-cell office:value-type="string" office:string-value="" table:formula="of:=[.BK102]" table:style-name="ce63"/>
          <table:table-cell office:value-type="string" office:string-value="" table:formula="of:=[.BL102]" table:style-name="ce63"/>
          <table:table-cell office:value-type="string" office:string-value="" table:formula="of:=[.BM102]" table:style-name="ce63"/>
          <table:table-cell office:value-type="string" office:string-value="" table:formula="of:=[.BN102]" table:style-name="ce63"/>
          <table:table-cell office:value-type="string" office:string-value="" table:formula="of:=[.BO102]" table:style-name="ce63"/>
          <table:table-cell office:value-type="string" office:string-value="" table:formula="of:=[.BP102]" table:style-name="ce63"/>
          <table:table-cell office:value-type="string" office:string-value="" table:formula="of:=[.BQ102]" table:style-name="ce63"/>
          <table:table-cell office:value-type="string" office:string-value="" table:formula="of:=[.BR102]" table:style-name="ce63"/>
          <table:table-cell office:value-type="string" office:string-value="" table:formula="of:=[.BS102]" table:style-name="ce63"/>
          <table:table-cell office:value-type="string" office:string-value="" table:formula="of:=[.BT102]" table:style-name="ce63"/>
          <table:table-cell office:value-type="string" office:string-value="" table:formula="of:=[.BU102]" table:style-name="ce63"/>
          <table:table-cell office:value-type="string" office:string-value="" table:formula="of:=[.BV102]" table:style-name="ce63"/>
          <table:table-cell office:value-type="string" office:string-value="" table:formula="of:=[.BW102]" table:style-name="ce63"/>
          <table:table-cell office:value-type="string" office:string-value="" table:formula="of:=[.BX102]" table:style-name="ce63"/>
          <table:table-cell office:value-type="string" office:string-value="" table:formula="of:=[.BY102]" table:style-name="ce63"/>
          <table:table-cell office:value-type="string" office:string-value="" table:formula="of:=[.BZ102]" table:style-name="ce63"/>
          <table:table-cell office:value-type="string" office:string-value="" table:formula="of:=[.CA102]" table:style-name="ce63"/>
          <table:table-cell office:value-type="string" office:string-value="" table:formula="of:=[.CB102]" table:style-name="ce63"/>
          <table:table-cell office:value-type="string" office:string-value="" table:formula="of:=[.CC102]" table:style-name="ce63"/>
          <table:table-cell office:value-type="string" office:string-value="" table:formula="of:=[.CD102]" table:style-name="ce63"/>
          <table:table-cell office:value-type="string" office:string-value="" table:formula="of:=[.CE102]" table:style-name="ce63"/>
          <table:table-cell office:value-type="string" office:string-value="" table:formula="of:=[.CF102]" table:style-name="ce63"/>
          <table:table-cell office:value-type="string" office:string-value="" table:formula="of:=[.CG102]" table:style-name="ce63"/>
          <table:table-cell office:value-type="string" office:string-value="" table:formula="of:=[.CH102]" table:style-name="ce63"/>
          <table:table-cell office:value-type="string" office:string-value="" table:formula="of:=[.CI102]" table:style-name="ce63"/>
          <table:table-cell office:value-type="string" office:string-value="" table:formula="of:=[.CJ102]" table:style-name="ce63"/>
          <table:table-cell office:value-type="string" office:string-value="" table:formula="of:=[.CK102]" table:style-name="ce63"/>
          <table:table-cell office:value-type="string" office:string-value="" table:formula="of:=[.CL102]" table:style-name="ce63"/>
          <table:table-cell office:value-type="string" office:string-value="" table:formula="of:=[.CM102]" table:style-name="ce63"/>
          <table:table-cell office:value-type="string" office:string-value="" table:formula="of:=[.CN102]" table:style-name="ce63"/>
          <table:table-cell office:value-type="string" office:string-value="" table:formula="of:=[.CO102]" table:style-name="ce63"/>
          <table:table-cell office:value-type="string" office:string-value="" table:formula="of:=[.CP102]" table:style-name="ce63"/>
          <table:table-cell office:value-type="string" office:string-value="" table:formula="of:=[.CQ102]" table:style-name="ce63"/>
          <table:table-cell office:value-type="string" office:string-value="" table:formula="of:=[.CR102]" table:style-name="ce63"/>
          <table:table-cell office:value-type="string" office:string-value="" table:formula="of:=[.CS102]" table:style-name="ce63"/>
          <table:table-cell office:value-type="string" office:string-value="" table:formula="of:=[.CT102]" table:style-name="ce63"/>
          <table:table-cell office:value-type="string" office:string-value="" table:formula="of:=[.CU102]" table:style-name="ce63"/>
          <table:table-cell office:value-type="string" office:string-value="" table:formula="of:=[.CV102]" table:style-name="ce63"/>
          <table:table-cell office:value-type="string" office:string-value="" table:formula="of:=[.CW102]" table:style-name="ce63"/>
          <table:table-cell office:value-type="string" office:string-value="" table:formula="of:=[.CX102]" table:style-name="ce63"/>
          <table:table-cell office:value-type="string" office:string-value="" table:formula="of:=[.CY102]" table:style-name="ce63"/>
          <table:table-cell office:value-type="string" office:string-value="" table:formula="of:=[.CZ102]" table:style-name="ce63"/>
          <table:table-cell office:value-type="string" office:string-value="" table:formula="of:=[.DA102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75]&lt;&gt;&quot;&quot;;[Setup.A75];&quot;&quot;)" table:style-name="ce1"/>
          <table:table-cell table:style-name="ce56"/>
          <table:table-cell office:value-type="string" office:string-value="" table:formula="of:=IF([Setup.B75]&lt;&gt;&quot;&quot;;[Setup.B75];&quot;&quot;)" table:style-name="ce1"/>
          <table:table-cell office:value-type="string" office:string-value="" table:formula="of:=[.DB103]" table:style-name="ce42"/>
          <table:table-cell table:style-name="ce49"/>
          <table:table-cell table:style-name="ce50"/>
          <table:table-cell office:value-type="string" office:string-value="" table:formula="of:=[.C103]" table:style-name="ce42"/>
          <table:table-cell office:value-type="string" office:string-value="" table:formula="of:=[.G103]" table:style-name="ce63"/>
          <table:table-cell office:value-type="string" office:string-value="" table:formula="of:=[.H103]" table:style-name="ce63"/>
          <table:table-cell office:value-type="string" office:string-value="" table:formula="of:=[.I103]" table:style-name="ce63"/>
          <table:table-cell office:value-type="string" office:string-value="" table:formula="of:=[.J103]" table:style-name="ce63"/>
          <table:table-cell office:value-type="string" office:string-value="" table:formula="of:=[.K103]" table:style-name="ce63"/>
          <table:table-cell office:value-type="string" office:string-value="" table:formula="of:=[.L103]" table:style-name="ce63"/>
          <table:table-cell office:value-type="string" office:string-value="" table:formula="of:=[.M103]" table:style-name="ce63"/>
          <table:table-cell office:value-type="string" office:string-value="" table:formula="of:=[.N103]" table:style-name="ce63"/>
          <table:table-cell office:value-type="string" office:string-value="" table:formula="of:=[.O103]" table:style-name="ce63"/>
          <table:table-cell office:value-type="string" office:string-value="" table:formula="of:=[.P103]" table:style-name="ce63"/>
          <table:table-cell office:value-type="string" office:string-value="" table:formula="of:=[.Q103]" table:style-name="ce63"/>
          <table:table-cell office:value-type="string" office:string-value="" table:formula="of:=[.R103]" table:style-name="ce63"/>
          <table:table-cell office:value-type="string" office:string-value="" table:formula="of:=[.S103]" table:style-name="ce63"/>
          <table:table-cell office:value-type="string" office:string-value="" table:formula="of:=[.T103]" table:style-name="ce63"/>
          <table:table-cell office:value-type="string" office:string-value="" table:formula="of:=[.U103]" table:style-name="ce63"/>
          <table:table-cell office:value-type="string" office:string-value="" table:formula="of:=[.V103]" table:style-name="ce63"/>
          <table:table-cell office:value-type="string" office:string-value="" table:formula="of:=[.W103]" table:style-name="ce63"/>
          <table:table-cell office:value-type="string" office:string-value="" table:formula="of:=[.X103]" table:style-name="ce63"/>
          <table:table-cell office:value-type="string" office:string-value="" table:formula="of:=[.Y103]" table:style-name="ce63"/>
          <table:table-cell office:value-type="string" office:string-value="" table:formula="of:=[.Z103]" table:style-name="ce63"/>
          <table:table-cell office:value-type="string" office:string-value="" table:formula="of:=[.AA103]" table:style-name="ce63"/>
          <table:table-cell office:value-type="string" office:string-value="" table:formula="of:=[.AB103]" table:style-name="ce63"/>
          <table:table-cell office:value-type="string" office:string-value="" table:formula="of:=[.AC103]" table:style-name="ce63"/>
          <table:table-cell office:value-type="string" office:string-value="" table:formula="of:=[.AD103]" table:style-name="ce63"/>
          <table:table-cell office:value-type="string" office:string-value="" table:formula="of:=[.AE103]" table:style-name="ce63"/>
          <table:table-cell office:value-type="string" office:string-value="" table:formula="of:=[.AF103]" table:style-name="ce63"/>
          <table:table-cell office:value-type="string" office:string-value="" table:formula="of:=[.AG103]" table:style-name="ce63"/>
          <table:table-cell office:value-type="string" office:string-value="" table:formula="of:=[.AH103]" table:style-name="ce63"/>
          <table:table-cell office:value-type="string" office:string-value="" table:formula="of:=[.AI103]" table:style-name="ce63"/>
          <table:table-cell office:value-type="string" office:string-value="" table:formula="of:=[.AJ103]" table:style-name="ce63"/>
          <table:table-cell office:value-type="string" office:string-value="" table:formula="of:=[.AK103]" table:style-name="ce63"/>
          <table:table-cell office:value-type="string" office:string-value="" table:formula="of:=[.AL103]" table:style-name="ce63"/>
          <table:table-cell office:value-type="string" office:string-value="" table:formula="of:=[.AM103]" table:style-name="ce63"/>
          <table:table-cell office:value-type="string" office:string-value="" table:formula="of:=[.AN103]" table:style-name="ce63"/>
          <table:table-cell office:value-type="string" office:string-value="" table:formula="of:=[.AO103]" table:style-name="ce63"/>
          <table:table-cell office:value-type="string" office:string-value="" table:formula="of:=[.AP103]" table:style-name="ce63"/>
          <table:table-cell office:value-type="string" office:string-value="" table:formula="of:=[.AQ103]" table:style-name="ce63"/>
          <table:table-cell office:value-type="string" office:string-value="" table:formula="of:=[.AR103]" table:style-name="ce63"/>
          <table:table-cell office:value-type="string" office:string-value="" table:formula="of:=[.AS103]" table:style-name="ce63"/>
          <table:table-cell office:value-type="string" office:string-value="" table:formula="of:=[.AT103]" table:style-name="ce63"/>
          <table:table-cell office:value-type="string" office:string-value="" table:formula="of:=[.AU103]" table:style-name="ce63"/>
          <table:table-cell office:value-type="string" office:string-value="" table:formula="of:=[.AV103]" table:style-name="ce63"/>
          <table:table-cell office:value-type="string" office:string-value="" table:formula="of:=[.AW103]" table:style-name="ce63"/>
          <table:table-cell office:value-type="string" office:string-value="" table:formula="of:=[.AX103]" table:style-name="ce63"/>
          <table:table-cell office:value-type="string" office:string-value="" table:formula="of:=[.AY103]" table:style-name="ce63"/>
          <table:table-cell office:value-type="string" office:string-value="" table:formula="of:=[.AZ103]" table:style-name="ce63"/>
          <table:table-cell office:value-type="string" office:string-value="" table:formula="of:=[.BA103]" table:style-name="ce63"/>
          <table:table-cell office:value-type="string" office:string-value="" table:formula="of:=[.BB103]" table:style-name="ce63"/>
          <table:table-cell office:value-type="string" office:string-value="" table:formula="of:=[.BC103]" table:style-name="ce63"/>
          <table:table-cell office:value-type="string" office:string-value="" table:formula="of:=[.BD103]" table:style-name="ce63"/>
          <table:table-cell office:value-type="string" office:string-value="" table:formula="of:=[.BE103]" table:style-name="ce63"/>
          <table:table-cell office:value-type="string" office:string-value="" table:formula="of:=[.BF103]" table:style-name="ce63"/>
          <table:table-cell office:value-type="string" office:string-value="" table:formula="of:=[.BG103]" table:style-name="ce63"/>
          <table:table-cell office:value-type="string" office:string-value="" table:formula="of:=[.BH103]" table:style-name="ce63"/>
          <table:table-cell office:value-type="string" office:string-value="" table:formula="of:=[.BI103]" table:style-name="ce63"/>
          <table:table-cell office:value-type="string" office:string-value="" table:formula="of:=[.BJ103]" table:style-name="ce63"/>
          <table:table-cell office:value-type="string" office:string-value="" table:formula="of:=[.BK103]" table:style-name="ce63"/>
          <table:table-cell office:value-type="string" office:string-value="" table:formula="of:=[.BL103]" table:style-name="ce63"/>
          <table:table-cell office:value-type="string" office:string-value="" table:formula="of:=[.BM103]" table:style-name="ce63"/>
          <table:table-cell office:value-type="string" office:string-value="" table:formula="of:=[.BN103]" table:style-name="ce63"/>
          <table:table-cell office:value-type="string" office:string-value="" table:formula="of:=[.BO103]" table:style-name="ce63"/>
          <table:table-cell office:value-type="string" office:string-value="" table:formula="of:=[.BP103]" table:style-name="ce63"/>
          <table:table-cell office:value-type="string" office:string-value="" table:formula="of:=[.BQ103]" table:style-name="ce63"/>
          <table:table-cell office:value-type="string" office:string-value="" table:formula="of:=[.BR103]" table:style-name="ce63"/>
          <table:table-cell office:value-type="string" office:string-value="" table:formula="of:=[.BS103]" table:style-name="ce63"/>
          <table:table-cell office:value-type="string" office:string-value="" table:formula="of:=[.BT103]" table:style-name="ce63"/>
          <table:table-cell office:value-type="string" office:string-value="" table:formula="of:=[.BU103]" table:style-name="ce63"/>
          <table:table-cell office:value-type="string" office:string-value="" table:formula="of:=[.BV103]" table:style-name="ce63"/>
          <table:table-cell office:value-type="string" office:string-value="" table:formula="of:=[.BW103]" table:style-name="ce63"/>
          <table:table-cell office:value-type="string" office:string-value="" table:formula="of:=[.BX103]" table:style-name="ce63"/>
          <table:table-cell office:value-type="string" office:string-value="" table:formula="of:=[.BY103]" table:style-name="ce63"/>
          <table:table-cell office:value-type="string" office:string-value="" table:formula="of:=[.BZ103]" table:style-name="ce63"/>
          <table:table-cell office:value-type="string" office:string-value="" table:formula="of:=[.CA103]" table:style-name="ce63"/>
          <table:table-cell office:value-type="string" office:string-value="" table:formula="of:=[.CB103]" table:style-name="ce63"/>
          <table:table-cell office:value-type="string" office:string-value="" table:formula="of:=[.CC103]" table:style-name="ce63"/>
          <table:table-cell office:value-type="string" office:string-value="" table:formula="of:=[.CD103]" table:style-name="ce63"/>
          <table:table-cell office:value-type="string" office:string-value="" table:formula="of:=[.CE103]" table:style-name="ce63"/>
          <table:table-cell office:value-type="string" office:string-value="" table:formula="of:=[.CF103]" table:style-name="ce63"/>
          <table:table-cell office:value-type="string" office:string-value="" table:formula="of:=[.CG103]" table:style-name="ce63"/>
          <table:table-cell office:value-type="string" office:string-value="" table:formula="of:=[.CH103]" table:style-name="ce63"/>
          <table:table-cell office:value-type="string" office:string-value="" table:formula="of:=[.CI103]" table:style-name="ce63"/>
          <table:table-cell office:value-type="string" office:string-value="" table:formula="of:=[.CJ103]" table:style-name="ce63"/>
          <table:table-cell office:value-type="string" office:string-value="" table:formula="of:=[.CK103]" table:style-name="ce63"/>
          <table:table-cell office:value-type="string" office:string-value="" table:formula="of:=[.CL103]" table:style-name="ce63"/>
          <table:table-cell office:value-type="string" office:string-value="" table:formula="of:=[.CM103]" table:style-name="ce63"/>
          <table:table-cell office:value-type="string" office:string-value="" table:formula="of:=[.CN103]" table:style-name="ce63"/>
          <table:table-cell office:value-type="string" office:string-value="" table:formula="of:=[.CO103]" table:style-name="ce63"/>
          <table:table-cell office:value-type="string" office:string-value="" table:formula="of:=[.CP103]" table:style-name="ce63"/>
          <table:table-cell office:value-type="string" office:string-value="" table:formula="of:=[.CQ103]" table:style-name="ce63"/>
          <table:table-cell office:value-type="string" office:string-value="" table:formula="of:=[.CR103]" table:style-name="ce63"/>
          <table:table-cell office:value-type="string" office:string-value="" table:formula="of:=[.CS103]" table:style-name="ce63"/>
          <table:table-cell office:value-type="string" office:string-value="" table:formula="of:=[.CT103]" table:style-name="ce63"/>
          <table:table-cell office:value-type="string" office:string-value="" table:formula="of:=[.CU103]" table:style-name="ce63"/>
          <table:table-cell office:value-type="string" office:string-value="" table:formula="of:=[.CV103]" table:style-name="ce63"/>
          <table:table-cell office:value-type="string" office:string-value="" table:formula="of:=[.CW103]" table:style-name="ce63"/>
          <table:table-cell office:value-type="string" office:string-value="" table:formula="of:=[.CX103]" table:style-name="ce63"/>
          <table:table-cell office:value-type="string" office:string-value="" table:formula="of:=[.CY103]" table:style-name="ce63"/>
          <table:table-cell office:value-type="string" office:string-value="" table:formula="of:=[.CZ103]" table:style-name="ce63"/>
          <table:table-cell office:value-type="string" office:string-value="" table:formula="of:=[.DA103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76]&lt;&gt;&quot;&quot;;[Setup.A76];&quot;&quot;)" table:style-name="ce1"/>
          <table:table-cell table:style-name="ce56"/>
          <table:table-cell office:value-type="string" office:string-value="" table:formula="of:=IF([Setup.B76]&lt;&gt;&quot;&quot;;[Setup.B76];&quot;&quot;)" table:style-name="ce1"/>
          <table:table-cell office:value-type="string" office:string-value="" table:formula="of:=[.DB104]" table:style-name="ce42"/>
          <table:table-cell table:style-name="ce49"/>
          <table:table-cell table:style-name="ce50"/>
          <table:table-cell office:value-type="string" office:string-value="" table:formula="of:=[.C104]" table:style-name="ce42"/>
          <table:table-cell office:value-type="string" office:string-value="" table:formula="of:=[.G104]" table:style-name="ce63"/>
          <table:table-cell office:value-type="string" office:string-value="" table:formula="of:=[.H104]" table:style-name="ce63"/>
          <table:table-cell office:value-type="string" office:string-value="" table:formula="of:=[.I104]" table:style-name="ce63"/>
          <table:table-cell office:value-type="string" office:string-value="" table:formula="of:=[.J104]" table:style-name="ce63"/>
          <table:table-cell office:value-type="string" office:string-value="" table:formula="of:=[.K104]" table:style-name="ce63"/>
          <table:table-cell office:value-type="string" office:string-value="" table:formula="of:=[.L104]" table:style-name="ce63"/>
          <table:table-cell office:value-type="string" office:string-value="" table:formula="of:=[.M104]" table:style-name="ce63"/>
          <table:table-cell office:value-type="string" office:string-value="" table:formula="of:=[.N104]" table:style-name="ce63"/>
          <table:table-cell office:value-type="string" office:string-value="" table:formula="of:=[.O104]" table:style-name="ce63"/>
          <table:table-cell office:value-type="string" office:string-value="" table:formula="of:=[.P104]" table:style-name="ce63"/>
          <table:table-cell office:value-type="string" office:string-value="" table:formula="of:=[.Q104]" table:style-name="ce63"/>
          <table:table-cell office:value-type="string" office:string-value="" table:formula="of:=[.R104]" table:style-name="ce63"/>
          <table:table-cell office:value-type="string" office:string-value="" table:formula="of:=[.S104]" table:style-name="ce63"/>
          <table:table-cell office:value-type="string" office:string-value="" table:formula="of:=[.T104]" table:style-name="ce63"/>
          <table:table-cell office:value-type="string" office:string-value="" table:formula="of:=[.U104]" table:style-name="ce63"/>
          <table:table-cell office:value-type="string" office:string-value="" table:formula="of:=[.V104]" table:style-name="ce63"/>
          <table:table-cell office:value-type="string" office:string-value="" table:formula="of:=[.W104]" table:style-name="ce63"/>
          <table:table-cell office:value-type="string" office:string-value="" table:formula="of:=[.X104]" table:style-name="ce63"/>
          <table:table-cell office:value-type="string" office:string-value="" table:formula="of:=[.Y104]" table:style-name="ce63"/>
          <table:table-cell office:value-type="string" office:string-value="" table:formula="of:=[.Z104]" table:style-name="ce63"/>
          <table:table-cell office:value-type="string" office:string-value="" table:formula="of:=[.AA104]" table:style-name="ce63"/>
          <table:table-cell office:value-type="string" office:string-value="" table:formula="of:=[.AB104]" table:style-name="ce63"/>
          <table:table-cell office:value-type="string" office:string-value="" table:formula="of:=[.AC104]" table:style-name="ce63"/>
          <table:table-cell office:value-type="string" office:string-value="" table:formula="of:=[.AD104]" table:style-name="ce63"/>
          <table:table-cell office:value-type="string" office:string-value="" table:formula="of:=[.AE104]" table:style-name="ce63"/>
          <table:table-cell office:value-type="string" office:string-value="" table:formula="of:=[.AF104]" table:style-name="ce63"/>
          <table:table-cell office:value-type="string" office:string-value="" table:formula="of:=[.AG104]" table:style-name="ce63"/>
          <table:table-cell office:value-type="string" office:string-value="" table:formula="of:=[.AH104]" table:style-name="ce63"/>
          <table:table-cell office:value-type="string" office:string-value="" table:formula="of:=[.AI104]" table:style-name="ce63"/>
          <table:table-cell office:value-type="string" office:string-value="" table:formula="of:=[.AJ104]" table:style-name="ce63"/>
          <table:table-cell office:value-type="string" office:string-value="" table:formula="of:=[.AK104]" table:style-name="ce63"/>
          <table:table-cell office:value-type="string" office:string-value="" table:formula="of:=[.AL104]" table:style-name="ce63"/>
          <table:table-cell office:value-type="string" office:string-value="" table:formula="of:=[.AM104]" table:style-name="ce63"/>
          <table:table-cell office:value-type="string" office:string-value="" table:formula="of:=[.AN104]" table:style-name="ce63"/>
          <table:table-cell office:value-type="string" office:string-value="" table:formula="of:=[.AO104]" table:style-name="ce63"/>
          <table:table-cell office:value-type="string" office:string-value="" table:formula="of:=[.AP104]" table:style-name="ce63"/>
          <table:table-cell office:value-type="string" office:string-value="" table:formula="of:=[.AQ104]" table:style-name="ce63"/>
          <table:table-cell office:value-type="string" office:string-value="" table:formula="of:=[.AR104]" table:style-name="ce63"/>
          <table:table-cell office:value-type="string" office:string-value="" table:formula="of:=[.AS104]" table:style-name="ce63"/>
          <table:table-cell office:value-type="string" office:string-value="" table:formula="of:=[.AT104]" table:style-name="ce63"/>
          <table:table-cell office:value-type="string" office:string-value="" table:formula="of:=[.AU104]" table:style-name="ce63"/>
          <table:table-cell office:value-type="string" office:string-value="" table:formula="of:=[.AV104]" table:style-name="ce63"/>
          <table:table-cell office:value-type="string" office:string-value="" table:formula="of:=[.AW104]" table:style-name="ce63"/>
          <table:table-cell office:value-type="string" office:string-value="" table:formula="of:=[.AX104]" table:style-name="ce63"/>
          <table:table-cell office:value-type="string" office:string-value="" table:formula="of:=[.AY104]" table:style-name="ce63"/>
          <table:table-cell office:value-type="string" office:string-value="" table:formula="of:=[.AZ104]" table:style-name="ce63"/>
          <table:table-cell office:value-type="string" office:string-value="" table:formula="of:=[.BA104]" table:style-name="ce63"/>
          <table:table-cell office:value-type="string" office:string-value="" table:formula="of:=[.BB104]" table:style-name="ce63"/>
          <table:table-cell office:value-type="string" office:string-value="" table:formula="of:=[.BC104]" table:style-name="ce63"/>
          <table:table-cell office:value-type="string" office:string-value="" table:formula="of:=[.BD104]" table:style-name="ce63"/>
          <table:table-cell office:value-type="string" office:string-value="" table:formula="of:=[.BE104]" table:style-name="ce63"/>
          <table:table-cell office:value-type="string" office:string-value="" table:formula="of:=[.BF104]" table:style-name="ce63"/>
          <table:table-cell office:value-type="string" office:string-value="" table:formula="of:=[.BG104]" table:style-name="ce63"/>
          <table:table-cell office:value-type="string" office:string-value="" table:formula="of:=[.BH104]" table:style-name="ce63"/>
          <table:table-cell office:value-type="string" office:string-value="" table:formula="of:=[.BI104]" table:style-name="ce63"/>
          <table:table-cell office:value-type="string" office:string-value="" table:formula="of:=[.BJ104]" table:style-name="ce63"/>
          <table:table-cell office:value-type="string" office:string-value="" table:formula="of:=[.BK104]" table:style-name="ce63"/>
          <table:table-cell office:value-type="string" office:string-value="" table:formula="of:=[.BL104]" table:style-name="ce63"/>
          <table:table-cell office:value-type="string" office:string-value="" table:formula="of:=[.BM104]" table:style-name="ce63"/>
          <table:table-cell office:value-type="string" office:string-value="" table:formula="of:=[.BN104]" table:style-name="ce63"/>
          <table:table-cell office:value-type="string" office:string-value="" table:formula="of:=[.BO104]" table:style-name="ce63"/>
          <table:table-cell office:value-type="string" office:string-value="" table:formula="of:=[.BP104]" table:style-name="ce63"/>
          <table:table-cell office:value-type="string" office:string-value="" table:formula="of:=[.BQ104]" table:style-name="ce63"/>
          <table:table-cell office:value-type="string" office:string-value="" table:formula="of:=[.BR104]" table:style-name="ce63"/>
          <table:table-cell office:value-type="string" office:string-value="" table:formula="of:=[.BS104]" table:style-name="ce63"/>
          <table:table-cell office:value-type="string" office:string-value="" table:formula="of:=[.BT104]" table:style-name="ce63"/>
          <table:table-cell office:value-type="string" office:string-value="" table:formula="of:=[.BU104]" table:style-name="ce63"/>
          <table:table-cell office:value-type="string" office:string-value="" table:formula="of:=[.BV104]" table:style-name="ce63"/>
          <table:table-cell office:value-type="string" office:string-value="" table:formula="of:=[.BW104]" table:style-name="ce63"/>
          <table:table-cell office:value-type="string" office:string-value="" table:formula="of:=[.BX104]" table:style-name="ce63"/>
          <table:table-cell office:value-type="string" office:string-value="" table:formula="of:=[.BY104]" table:style-name="ce63"/>
          <table:table-cell office:value-type="string" office:string-value="" table:formula="of:=[.BZ104]" table:style-name="ce63"/>
          <table:table-cell office:value-type="string" office:string-value="" table:formula="of:=[.CA104]" table:style-name="ce63"/>
          <table:table-cell office:value-type="string" office:string-value="" table:formula="of:=[.CB104]" table:style-name="ce63"/>
          <table:table-cell office:value-type="string" office:string-value="" table:formula="of:=[.CC104]" table:style-name="ce63"/>
          <table:table-cell office:value-type="string" office:string-value="" table:formula="of:=[.CD104]" table:style-name="ce63"/>
          <table:table-cell office:value-type="string" office:string-value="" table:formula="of:=[.CE104]" table:style-name="ce63"/>
          <table:table-cell office:value-type="string" office:string-value="" table:formula="of:=[.CF104]" table:style-name="ce63"/>
          <table:table-cell office:value-type="string" office:string-value="" table:formula="of:=[.CG104]" table:style-name="ce63"/>
          <table:table-cell office:value-type="string" office:string-value="" table:formula="of:=[.CH104]" table:style-name="ce63"/>
          <table:table-cell office:value-type="string" office:string-value="" table:formula="of:=[.CI104]" table:style-name="ce63"/>
          <table:table-cell office:value-type="string" office:string-value="" table:formula="of:=[.CJ104]" table:style-name="ce63"/>
          <table:table-cell office:value-type="string" office:string-value="" table:formula="of:=[.CK104]" table:style-name="ce63"/>
          <table:table-cell office:value-type="string" office:string-value="" table:formula="of:=[.CL104]" table:style-name="ce63"/>
          <table:table-cell office:value-type="string" office:string-value="" table:formula="of:=[.CM104]" table:style-name="ce63"/>
          <table:table-cell office:value-type="string" office:string-value="" table:formula="of:=[.CN104]" table:style-name="ce63"/>
          <table:table-cell office:value-type="string" office:string-value="" table:formula="of:=[.CO104]" table:style-name="ce63"/>
          <table:table-cell office:value-type="string" office:string-value="" table:formula="of:=[.CP104]" table:style-name="ce63"/>
          <table:table-cell office:value-type="string" office:string-value="" table:formula="of:=[.CQ104]" table:style-name="ce63"/>
          <table:table-cell office:value-type="string" office:string-value="" table:formula="of:=[.CR104]" table:style-name="ce63"/>
          <table:table-cell office:value-type="string" office:string-value="" table:formula="of:=[.CS104]" table:style-name="ce63"/>
          <table:table-cell office:value-type="string" office:string-value="" table:formula="of:=[.CT104]" table:style-name="ce63"/>
          <table:table-cell office:value-type="string" office:string-value="" table:formula="of:=[.CU104]" table:style-name="ce63"/>
          <table:table-cell office:value-type="string" office:string-value="" table:formula="of:=[.CV104]" table:style-name="ce63"/>
          <table:table-cell office:value-type="string" office:string-value="" table:formula="of:=[.CW104]" table:style-name="ce63"/>
          <table:table-cell office:value-type="string" office:string-value="" table:formula="of:=[.CX104]" table:style-name="ce63"/>
          <table:table-cell office:value-type="string" office:string-value="" table:formula="of:=[.CY104]" table:style-name="ce63"/>
          <table:table-cell office:value-type="string" office:string-value="" table:formula="of:=[.CZ104]" table:style-name="ce63"/>
          <table:table-cell office:value-type="string" office:string-value="" table:formula="of:=[.DA104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77]&lt;&gt;&quot;&quot;;[Setup.A77];&quot;&quot;)" table:style-name="ce1"/>
          <table:table-cell table:style-name="ce56"/>
          <table:table-cell office:value-type="string" office:string-value="" table:formula="of:=IF([Setup.B77]&lt;&gt;&quot;&quot;;[Setup.B77];&quot;&quot;)" table:style-name="ce1"/>
          <table:table-cell office:value-type="string" office:string-value="" table:formula="of:=[.DB105]" table:style-name="ce42"/>
          <table:table-cell table:style-name="ce49"/>
          <table:table-cell table:style-name="ce50"/>
          <table:table-cell office:value-type="string" office:string-value="" table:formula="of:=[.C105]" table:style-name="ce42"/>
          <table:table-cell office:value-type="string" office:string-value="" table:formula="of:=[.G105]" table:style-name="ce63"/>
          <table:table-cell office:value-type="string" office:string-value="" table:formula="of:=[.H105]" table:style-name="ce63"/>
          <table:table-cell office:value-type="string" office:string-value="" table:formula="of:=[.I105]" table:style-name="ce63"/>
          <table:table-cell office:value-type="string" office:string-value="" table:formula="of:=[.J105]" table:style-name="ce63"/>
          <table:table-cell office:value-type="string" office:string-value="" table:formula="of:=[.K105]" table:style-name="ce63"/>
          <table:table-cell office:value-type="string" office:string-value="" table:formula="of:=[.L105]" table:style-name="ce63"/>
          <table:table-cell office:value-type="string" office:string-value="" table:formula="of:=[.M105]" table:style-name="ce63"/>
          <table:table-cell office:value-type="string" office:string-value="" table:formula="of:=[.N105]" table:style-name="ce63"/>
          <table:table-cell office:value-type="string" office:string-value="" table:formula="of:=[.O105]" table:style-name="ce63"/>
          <table:table-cell office:value-type="string" office:string-value="" table:formula="of:=[.P105]" table:style-name="ce63"/>
          <table:table-cell office:value-type="string" office:string-value="" table:formula="of:=[.Q105]" table:style-name="ce63"/>
          <table:table-cell office:value-type="string" office:string-value="" table:formula="of:=[.R105]" table:style-name="ce63"/>
          <table:table-cell office:value-type="string" office:string-value="" table:formula="of:=[.S105]" table:style-name="ce63"/>
          <table:table-cell office:value-type="string" office:string-value="" table:formula="of:=[.T105]" table:style-name="ce63"/>
          <table:table-cell office:value-type="string" office:string-value="" table:formula="of:=[.U105]" table:style-name="ce63"/>
          <table:table-cell office:value-type="string" office:string-value="" table:formula="of:=[.V105]" table:style-name="ce63"/>
          <table:table-cell office:value-type="string" office:string-value="" table:formula="of:=[.W105]" table:style-name="ce63"/>
          <table:table-cell office:value-type="string" office:string-value="" table:formula="of:=[.X105]" table:style-name="ce63"/>
          <table:table-cell office:value-type="string" office:string-value="" table:formula="of:=[.Y105]" table:style-name="ce63"/>
          <table:table-cell office:value-type="string" office:string-value="" table:formula="of:=[.Z105]" table:style-name="ce63"/>
          <table:table-cell office:value-type="string" office:string-value="" table:formula="of:=[.AA105]" table:style-name="ce63"/>
          <table:table-cell office:value-type="string" office:string-value="" table:formula="of:=[.AB105]" table:style-name="ce63"/>
          <table:table-cell office:value-type="string" office:string-value="" table:formula="of:=[.AC105]" table:style-name="ce63"/>
          <table:table-cell office:value-type="string" office:string-value="" table:formula="of:=[.AD105]" table:style-name="ce63"/>
          <table:table-cell office:value-type="string" office:string-value="" table:formula="of:=[.AE105]" table:style-name="ce63"/>
          <table:table-cell office:value-type="string" office:string-value="" table:formula="of:=[.AF105]" table:style-name="ce63"/>
          <table:table-cell office:value-type="string" office:string-value="" table:formula="of:=[.AG105]" table:style-name="ce63"/>
          <table:table-cell office:value-type="string" office:string-value="" table:formula="of:=[.AH105]" table:style-name="ce63"/>
          <table:table-cell office:value-type="string" office:string-value="" table:formula="of:=[.AI105]" table:style-name="ce63"/>
          <table:table-cell office:value-type="string" office:string-value="" table:formula="of:=[.AJ105]" table:style-name="ce63"/>
          <table:table-cell office:value-type="string" office:string-value="" table:formula="of:=[.AK105]" table:style-name="ce63"/>
          <table:table-cell office:value-type="string" office:string-value="" table:formula="of:=[.AL105]" table:style-name="ce63"/>
          <table:table-cell office:value-type="string" office:string-value="" table:formula="of:=[.AM105]" table:style-name="ce63"/>
          <table:table-cell office:value-type="string" office:string-value="" table:formula="of:=[.AN105]" table:style-name="ce63"/>
          <table:table-cell office:value-type="string" office:string-value="" table:formula="of:=[.AO105]" table:style-name="ce63"/>
          <table:table-cell office:value-type="string" office:string-value="" table:formula="of:=[.AP105]" table:style-name="ce63"/>
          <table:table-cell office:value-type="string" office:string-value="" table:formula="of:=[.AQ105]" table:style-name="ce63"/>
          <table:table-cell office:value-type="string" office:string-value="" table:formula="of:=[.AR105]" table:style-name="ce63"/>
          <table:table-cell office:value-type="string" office:string-value="" table:formula="of:=[.AS105]" table:style-name="ce63"/>
          <table:table-cell office:value-type="string" office:string-value="" table:formula="of:=[.AT105]" table:style-name="ce63"/>
          <table:table-cell office:value-type="string" office:string-value="" table:formula="of:=[.AU105]" table:style-name="ce63"/>
          <table:table-cell office:value-type="string" office:string-value="" table:formula="of:=[.AV105]" table:style-name="ce63"/>
          <table:table-cell office:value-type="string" office:string-value="" table:formula="of:=[.AW105]" table:style-name="ce63"/>
          <table:table-cell office:value-type="string" office:string-value="" table:formula="of:=[.AX105]" table:style-name="ce63"/>
          <table:table-cell office:value-type="string" office:string-value="" table:formula="of:=[.AY105]" table:style-name="ce63"/>
          <table:table-cell office:value-type="string" office:string-value="" table:formula="of:=[.AZ105]" table:style-name="ce63"/>
          <table:table-cell office:value-type="string" office:string-value="" table:formula="of:=[.BA105]" table:style-name="ce63"/>
          <table:table-cell office:value-type="string" office:string-value="" table:formula="of:=[.BB105]" table:style-name="ce63"/>
          <table:table-cell office:value-type="string" office:string-value="" table:formula="of:=[.BC105]" table:style-name="ce63"/>
          <table:table-cell office:value-type="string" office:string-value="" table:formula="of:=[.BD105]" table:style-name="ce63"/>
          <table:table-cell office:value-type="string" office:string-value="" table:formula="of:=[.BE105]" table:style-name="ce63"/>
          <table:table-cell office:value-type="string" office:string-value="" table:formula="of:=[.BF105]" table:style-name="ce63"/>
          <table:table-cell office:value-type="string" office:string-value="" table:formula="of:=[.BG105]" table:style-name="ce63"/>
          <table:table-cell office:value-type="string" office:string-value="" table:formula="of:=[.BH105]" table:style-name="ce63"/>
          <table:table-cell office:value-type="string" office:string-value="" table:formula="of:=[.BI105]" table:style-name="ce63"/>
          <table:table-cell office:value-type="string" office:string-value="" table:formula="of:=[.BJ105]" table:style-name="ce63"/>
          <table:table-cell office:value-type="string" office:string-value="" table:formula="of:=[.BK105]" table:style-name="ce63"/>
          <table:table-cell office:value-type="string" office:string-value="" table:formula="of:=[.BL105]" table:style-name="ce63"/>
          <table:table-cell office:value-type="string" office:string-value="" table:formula="of:=[.BM105]" table:style-name="ce63"/>
          <table:table-cell office:value-type="string" office:string-value="" table:formula="of:=[.BN105]" table:style-name="ce63"/>
          <table:table-cell office:value-type="string" office:string-value="" table:formula="of:=[.BO105]" table:style-name="ce63"/>
          <table:table-cell office:value-type="string" office:string-value="" table:formula="of:=[.BP105]" table:style-name="ce63"/>
          <table:table-cell office:value-type="string" office:string-value="" table:formula="of:=[.BQ105]" table:style-name="ce63"/>
          <table:table-cell office:value-type="string" office:string-value="" table:formula="of:=[.BR105]" table:style-name="ce63"/>
          <table:table-cell office:value-type="string" office:string-value="" table:formula="of:=[.BS105]" table:style-name="ce63"/>
          <table:table-cell office:value-type="string" office:string-value="" table:formula="of:=[.BT105]" table:style-name="ce63"/>
          <table:table-cell office:value-type="string" office:string-value="" table:formula="of:=[.BU105]" table:style-name="ce63"/>
          <table:table-cell office:value-type="string" office:string-value="" table:formula="of:=[.BV105]" table:style-name="ce63"/>
          <table:table-cell office:value-type="string" office:string-value="" table:formula="of:=[.BW105]" table:style-name="ce63"/>
          <table:table-cell office:value-type="string" office:string-value="" table:formula="of:=[.BX105]" table:style-name="ce63"/>
          <table:table-cell office:value-type="string" office:string-value="" table:formula="of:=[.BY105]" table:style-name="ce63"/>
          <table:table-cell office:value-type="string" office:string-value="" table:formula="of:=[.BZ105]" table:style-name="ce63"/>
          <table:table-cell office:value-type="string" office:string-value="" table:formula="of:=[.CA105]" table:style-name="ce63"/>
          <table:table-cell office:value-type="string" office:string-value="" table:formula="of:=[.CB105]" table:style-name="ce63"/>
          <table:table-cell office:value-type="string" office:string-value="" table:formula="of:=[.CC105]" table:style-name="ce63"/>
          <table:table-cell office:value-type="string" office:string-value="" table:formula="of:=[.CD105]" table:style-name="ce63"/>
          <table:table-cell office:value-type="string" office:string-value="" table:formula="of:=[.CE105]" table:style-name="ce63"/>
          <table:table-cell office:value-type="string" office:string-value="" table:formula="of:=[.CF105]" table:style-name="ce63"/>
          <table:table-cell office:value-type="string" office:string-value="" table:formula="of:=[.CG105]" table:style-name="ce63"/>
          <table:table-cell office:value-type="string" office:string-value="" table:formula="of:=[.CH105]" table:style-name="ce63"/>
          <table:table-cell office:value-type="string" office:string-value="" table:formula="of:=[.CI105]" table:style-name="ce63"/>
          <table:table-cell office:value-type="string" office:string-value="" table:formula="of:=[.CJ105]" table:style-name="ce63"/>
          <table:table-cell office:value-type="string" office:string-value="" table:formula="of:=[.CK105]" table:style-name="ce63"/>
          <table:table-cell office:value-type="string" office:string-value="" table:formula="of:=[.CL105]" table:style-name="ce63"/>
          <table:table-cell office:value-type="string" office:string-value="" table:formula="of:=[.CM105]" table:style-name="ce63"/>
          <table:table-cell office:value-type="string" office:string-value="" table:formula="of:=[.CN105]" table:style-name="ce63"/>
          <table:table-cell office:value-type="string" office:string-value="" table:formula="of:=[.CO105]" table:style-name="ce63"/>
          <table:table-cell office:value-type="string" office:string-value="" table:formula="of:=[.CP105]" table:style-name="ce63"/>
          <table:table-cell office:value-type="string" office:string-value="" table:formula="of:=[.CQ105]" table:style-name="ce63"/>
          <table:table-cell office:value-type="string" office:string-value="" table:formula="of:=[.CR105]" table:style-name="ce63"/>
          <table:table-cell office:value-type="string" office:string-value="" table:formula="of:=[.CS105]" table:style-name="ce63"/>
          <table:table-cell office:value-type="string" office:string-value="" table:formula="of:=[.CT105]" table:style-name="ce63"/>
          <table:table-cell office:value-type="string" office:string-value="" table:formula="of:=[.CU105]" table:style-name="ce63"/>
          <table:table-cell office:value-type="string" office:string-value="" table:formula="of:=[.CV105]" table:style-name="ce63"/>
          <table:table-cell office:value-type="string" office:string-value="" table:formula="of:=[.CW105]" table:style-name="ce63"/>
          <table:table-cell office:value-type="string" office:string-value="" table:formula="of:=[.CX105]" table:style-name="ce63"/>
          <table:table-cell office:value-type="string" office:string-value="" table:formula="of:=[.CY105]" table:style-name="ce63"/>
          <table:table-cell office:value-type="string" office:string-value="" table:formula="of:=[.CZ105]" table:style-name="ce63"/>
          <table:table-cell office:value-type="string" office:string-value="" table:formula="of:=[.DA105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78]&lt;&gt;&quot;&quot;;[Setup.A78];&quot;&quot;)" table:style-name="ce1"/>
          <table:table-cell table:style-name="ce56"/>
          <table:table-cell office:value-type="string" office:string-value="" table:formula="of:=IF([Setup.B78]&lt;&gt;&quot;&quot;;[Setup.B78];&quot;&quot;)" table:style-name="ce1"/>
          <table:table-cell office:value-type="string" office:string-value="" table:formula="of:=[.DB106]" table:style-name="ce42"/>
          <table:table-cell table:style-name="ce49"/>
          <table:table-cell table:style-name="ce50"/>
          <table:table-cell office:value-type="string" office:string-value="" table:formula="of:=[.C106]" table:style-name="ce42"/>
          <table:table-cell office:value-type="string" office:string-value="" table:formula="of:=[.G106]" table:style-name="ce63"/>
          <table:table-cell office:value-type="string" office:string-value="" table:formula="of:=[.H106]" table:style-name="ce63"/>
          <table:table-cell office:value-type="string" office:string-value="" table:formula="of:=[.I106]" table:style-name="ce63"/>
          <table:table-cell office:value-type="string" office:string-value="" table:formula="of:=[.J106]" table:style-name="ce63"/>
          <table:table-cell office:value-type="string" office:string-value="" table:formula="of:=[.K106]" table:style-name="ce63"/>
          <table:table-cell office:value-type="string" office:string-value="" table:formula="of:=[.L106]" table:style-name="ce63"/>
          <table:table-cell office:value-type="string" office:string-value="" table:formula="of:=[.M106]" table:style-name="ce63"/>
          <table:table-cell office:value-type="string" office:string-value="" table:formula="of:=[.N106]" table:style-name="ce63"/>
          <table:table-cell office:value-type="string" office:string-value="" table:formula="of:=[.O106]" table:style-name="ce63"/>
          <table:table-cell office:value-type="string" office:string-value="" table:formula="of:=[.P106]" table:style-name="ce63"/>
          <table:table-cell office:value-type="string" office:string-value="" table:formula="of:=[.Q106]" table:style-name="ce63"/>
          <table:table-cell office:value-type="string" office:string-value="" table:formula="of:=[.R106]" table:style-name="ce63"/>
          <table:table-cell office:value-type="string" office:string-value="" table:formula="of:=[.S106]" table:style-name="ce63"/>
          <table:table-cell office:value-type="string" office:string-value="" table:formula="of:=[.T106]" table:style-name="ce63"/>
          <table:table-cell office:value-type="string" office:string-value="" table:formula="of:=[.U106]" table:style-name="ce63"/>
          <table:table-cell office:value-type="string" office:string-value="" table:formula="of:=[.V106]" table:style-name="ce63"/>
          <table:table-cell office:value-type="string" office:string-value="" table:formula="of:=[.W106]" table:style-name="ce63"/>
          <table:table-cell office:value-type="string" office:string-value="" table:formula="of:=[.X106]" table:style-name="ce63"/>
          <table:table-cell office:value-type="string" office:string-value="" table:formula="of:=[.Y106]" table:style-name="ce63"/>
          <table:table-cell office:value-type="string" office:string-value="" table:formula="of:=[.Z106]" table:style-name="ce63"/>
          <table:table-cell office:value-type="string" office:string-value="" table:formula="of:=[.AA106]" table:style-name="ce63"/>
          <table:table-cell office:value-type="string" office:string-value="" table:formula="of:=[.AB106]" table:style-name="ce63"/>
          <table:table-cell office:value-type="string" office:string-value="" table:formula="of:=[.AC106]" table:style-name="ce63"/>
          <table:table-cell office:value-type="string" office:string-value="" table:formula="of:=[.AD106]" table:style-name="ce63"/>
          <table:table-cell office:value-type="string" office:string-value="" table:formula="of:=[.AE106]" table:style-name="ce63"/>
          <table:table-cell office:value-type="string" office:string-value="" table:formula="of:=[.AF106]" table:style-name="ce63"/>
          <table:table-cell office:value-type="string" office:string-value="" table:formula="of:=[.AG106]" table:style-name="ce63"/>
          <table:table-cell office:value-type="string" office:string-value="" table:formula="of:=[.AH106]" table:style-name="ce63"/>
          <table:table-cell office:value-type="string" office:string-value="" table:formula="of:=[.AI106]" table:style-name="ce63"/>
          <table:table-cell office:value-type="string" office:string-value="" table:formula="of:=[.AJ106]" table:style-name="ce63"/>
          <table:table-cell office:value-type="string" office:string-value="" table:formula="of:=[.AK106]" table:style-name="ce63"/>
          <table:table-cell office:value-type="string" office:string-value="" table:formula="of:=[.AL106]" table:style-name="ce63"/>
          <table:table-cell office:value-type="string" office:string-value="" table:formula="of:=[.AM106]" table:style-name="ce63"/>
          <table:table-cell office:value-type="string" office:string-value="" table:formula="of:=[.AN106]" table:style-name="ce63"/>
          <table:table-cell office:value-type="string" office:string-value="" table:formula="of:=[.AO106]" table:style-name="ce63"/>
          <table:table-cell office:value-type="string" office:string-value="" table:formula="of:=[.AP106]" table:style-name="ce63"/>
          <table:table-cell office:value-type="string" office:string-value="" table:formula="of:=[.AQ106]" table:style-name="ce63"/>
          <table:table-cell office:value-type="string" office:string-value="" table:formula="of:=[.AR106]" table:style-name="ce63"/>
          <table:table-cell office:value-type="string" office:string-value="" table:formula="of:=[.AS106]" table:style-name="ce63"/>
          <table:table-cell office:value-type="string" office:string-value="" table:formula="of:=[.AT106]" table:style-name="ce63"/>
          <table:table-cell office:value-type="string" office:string-value="" table:formula="of:=[.AU106]" table:style-name="ce63"/>
          <table:table-cell office:value-type="string" office:string-value="" table:formula="of:=[.AV106]" table:style-name="ce63"/>
          <table:table-cell office:value-type="string" office:string-value="" table:formula="of:=[.AW106]" table:style-name="ce63"/>
          <table:table-cell office:value-type="string" office:string-value="" table:formula="of:=[.AX106]" table:style-name="ce63"/>
          <table:table-cell office:value-type="string" office:string-value="" table:formula="of:=[.AY106]" table:style-name="ce63"/>
          <table:table-cell office:value-type="string" office:string-value="" table:formula="of:=[.AZ106]" table:style-name="ce63"/>
          <table:table-cell office:value-type="string" office:string-value="" table:formula="of:=[.BA106]" table:style-name="ce63"/>
          <table:table-cell office:value-type="string" office:string-value="" table:formula="of:=[.BB106]" table:style-name="ce63"/>
          <table:table-cell office:value-type="string" office:string-value="" table:formula="of:=[.BC106]" table:style-name="ce63"/>
          <table:table-cell office:value-type="string" office:string-value="" table:formula="of:=[.BD106]" table:style-name="ce63"/>
          <table:table-cell office:value-type="string" office:string-value="" table:formula="of:=[.BE106]" table:style-name="ce63"/>
          <table:table-cell office:value-type="string" office:string-value="" table:formula="of:=[.BF106]" table:style-name="ce63"/>
          <table:table-cell office:value-type="string" office:string-value="" table:formula="of:=[.BG106]" table:style-name="ce63"/>
          <table:table-cell office:value-type="string" office:string-value="" table:formula="of:=[.BH106]" table:style-name="ce63"/>
          <table:table-cell office:value-type="string" office:string-value="" table:formula="of:=[.BI106]" table:style-name="ce63"/>
          <table:table-cell office:value-type="string" office:string-value="" table:formula="of:=[.BJ106]" table:style-name="ce63"/>
          <table:table-cell office:value-type="string" office:string-value="" table:formula="of:=[.BK106]" table:style-name="ce63"/>
          <table:table-cell office:value-type="string" office:string-value="" table:formula="of:=[.BL106]" table:style-name="ce63"/>
          <table:table-cell office:value-type="string" office:string-value="" table:formula="of:=[.BM106]" table:style-name="ce63"/>
          <table:table-cell office:value-type="string" office:string-value="" table:formula="of:=[.BN106]" table:style-name="ce63"/>
          <table:table-cell office:value-type="string" office:string-value="" table:formula="of:=[.BO106]" table:style-name="ce63"/>
          <table:table-cell office:value-type="string" office:string-value="" table:formula="of:=[.BP106]" table:style-name="ce63"/>
          <table:table-cell office:value-type="string" office:string-value="" table:formula="of:=[.BQ106]" table:style-name="ce63"/>
          <table:table-cell office:value-type="string" office:string-value="" table:formula="of:=[.BR106]" table:style-name="ce63"/>
          <table:table-cell office:value-type="string" office:string-value="" table:formula="of:=[.BS106]" table:style-name="ce63"/>
          <table:table-cell office:value-type="string" office:string-value="" table:formula="of:=[.BT106]" table:style-name="ce63"/>
          <table:table-cell office:value-type="string" office:string-value="" table:formula="of:=[.BU106]" table:style-name="ce63"/>
          <table:table-cell office:value-type="string" office:string-value="" table:formula="of:=[.BV106]" table:style-name="ce63"/>
          <table:table-cell office:value-type="string" office:string-value="" table:formula="of:=[.BW106]" table:style-name="ce63"/>
          <table:table-cell office:value-type="string" office:string-value="" table:formula="of:=[.BX106]" table:style-name="ce63"/>
          <table:table-cell office:value-type="string" office:string-value="" table:formula="of:=[.BY106]" table:style-name="ce63"/>
          <table:table-cell office:value-type="string" office:string-value="" table:formula="of:=[.BZ106]" table:style-name="ce63"/>
          <table:table-cell office:value-type="string" office:string-value="" table:formula="of:=[.CA106]" table:style-name="ce63"/>
          <table:table-cell office:value-type="string" office:string-value="" table:formula="of:=[.CB106]" table:style-name="ce63"/>
          <table:table-cell office:value-type="string" office:string-value="" table:formula="of:=[.CC106]" table:style-name="ce63"/>
          <table:table-cell office:value-type="string" office:string-value="" table:formula="of:=[.CD106]" table:style-name="ce63"/>
          <table:table-cell office:value-type="string" office:string-value="" table:formula="of:=[.CE106]" table:style-name="ce63"/>
          <table:table-cell office:value-type="string" office:string-value="" table:formula="of:=[.CF106]" table:style-name="ce63"/>
          <table:table-cell office:value-type="string" office:string-value="" table:formula="of:=[.CG106]" table:style-name="ce63"/>
          <table:table-cell office:value-type="string" office:string-value="" table:formula="of:=[.CH106]" table:style-name="ce63"/>
          <table:table-cell office:value-type="string" office:string-value="" table:formula="of:=[.CI106]" table:style-name="ce63"/>
          <table:table-cell office:value-type="string" office:string-value="" table:formula="of:=[.CJ106]" table:style-name="ce63"/>
          <table:table-cell office:value-type="string" office:string-value="" table:formula="of:=[.CK106]" table:style-name="ce63"/>
          <table:table-cell office:value-type="string" office:string-value="" table:formula="of:=[.CL106]" table:style-name="ce63"/>
          <table:table-cell office:value-type="string" office:string-value="" table:formula="of:=[.CM106]" table:style-name="ce63"/>
          <table:table-cell office:value-type="string" office:string-value="" table:formula="of:=[.CN106]" table:style-name="ce63"/>
          <table:table-cell office:value-type="string" office:string-value="" table:formula="of:=[.CO106]" table:style-name="ce63"/>
          <table:table-cell office:value-type="string" office:string-value="" table:formula="of:=[.CP106]" table:style-name="ce63"/>
          <table:table-cell office:value-type="string" office:string-value="" table:formula="of:=[.CQ106]" table:style-name="ce63"/>
          <table:table-cell office:value-type="string" office:string-value="" table:formula="of:=[.CR106]" table:style-name="ce63"/>
          <table:table-cell office:value-type="string" office:string-value="" table:formula="of:=[.CS106]" table:style-name="ce63"/>
          <table:table-cell office:value-type="string" office:string-value="" table:formula="of:=[.CT106]" table:style-name="ce63"/>
          <table:table-cell office:value-type="string" office:string-value="" table:formula="of:=[.CU106]" table:style-name="ce63"/>
          <table:table-cell office:value-type="string" office:string-value="" table:formula="of:=[.CV106]" table:style-name="ce63"/>
          <table:table-cell office:value-type="string" office:string-value="" table:formula="of:=[.CW106]" table:style-name="ce63"/>
          <table:table-cell office:value-type="string" office:string-value="" table:formula="of:=[.CX106]" table:style-name="ce63"/>
          <table:table-cell office:value-type="string" office:string-value="" table:formula="of:=[.CY106]" table:style-name="ce63"/>
          <table:table-cell office:value-type="string" office:string-value="" table:formula="of:=[.CZ106]" table:style-name="ce63"/>
          <table:table-cell office:value-type="string" office:string-value="" table:formula="of:=[.DA106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79]&lt;&gt;&quot;&quot;;[Setup.A79];&quot;&quot;)" table:style-name="ce1"/>
          <table:table-cell table:style-name="ce56"/>
          <table:table-cell office:value-type="string" office:string-value="" table:formula="of:=IF([Setup.B79]&lt;&gt;&quot;&quot;;[Setup.B79];&quot;&quot;)" table:style-name="ce1"/>
          <table:table-cell office:value-type="string" office:string-value="" table:formula="of:=[.DB107]" table:style-name="ce42"/>
          <table:table-cell table:style-name="ce49"/>
          <table:table-cell table:style-name="ce50"/>
          <table:table-cell office:value-type="string" office:string-value="" table:formula="of:=[.C107]" table:style-name="ce42"/>
          <table:table-cell office:value-type="string" office:string-value="" table:formula="of:=[.G107]" table:style-name="ce63"/>
          <table:table-cell office:value-type="string" office:string-value="" table:formula="of:=[.H107]" table:style-name="ce63"/>
          <table:table-cell office:value-type="string" office:string-value="" table:formula="of:=[.I107]" table:style-name="ce63"/>
          <table:table-cell office:value-type="string" office:string-value="" table:formula="of:=[.J107]" table:style-name="ce63"/>
          <table:table-cell office:value-type="string" office:string-value="" table:formula="of:=[.K107]" table:style-name="ce63"/>
          <table:table-cell office:value-type="string" office:string-value="" table:formula="of:=[.L107]" table:style-name="ce63"/>
          <table:table-cell office:value-type="string" office:string-value="" table:formula="of:=[.M107]" table:style-name="ce63"/>
          <table:table-cell office:value-type="string" office:string-value="" table:formula="of:=[.N107]" table:style-name="ce63"/>
          <table:table-cell office:value-type="string" office:string-value="" table:formula="of:=[.O107]" table:style-name="ce63"/>
          <table:table-cell office:value-type="string" office:string-value="" table:formula="of:=[.P107]" table:style-name="ce63"/>
          <table:table-cell office:value-type="string" office:string-value="" table:formula="of:=[.Q107]" table:style-name="ce63"/>
          <table:table-cell office:value-type="string" office:string-value="" table:formula="of:=[.R107]" table:style-name="ce63"/>
          <table:table-cell office:value-type="string" office:string-value="" table:formula="of:=[.S107]" table:style-name="ce63"/>
          <table:table-cell office:value-type="string" office:string-value="" table:formula="of:=[.T107]" table:style-name="ce63"/>
          <table:table-cell office:value-type="string" office:string-value="" table:formula="of:=[.U107]" table:style-name="ce63"/>
          <table:table-cell office:value-type="string" office:string-value="" table:formula="of:=[.V107]" table:style-name="ce63"/>
          <table:table-cell office:value-type="string" office:string-value="" table:formula="of:=[.W107]" table:style-name="ce63"/>
          <table:table-cell office:value-type="string" office:string-value="" table:formula="of:=[.X107]" table:style-name="ce63"/>
          <table:table-cell office:value-type="string" office:string-value="" table:formula="of:=[.Y107]" table:style-name="ce63"/>
          <table:table-cell office:value-type="string" office:string-value="" table:formula="of:=[.Z107]" table:style-name="ce63"/>
          <table:table-cell office:value-type="string" office:string-value="" table:formula="of:=[.AA107]" table:style-name="ce63"/>
          <table:table-cell office:value-type="string" office:string-value="" table:formula="of:=[.AB107]" table:style-name="ce63"/>
          <table:table-cell office:value-type="string" office:string-value="" table:formula="of:=[.AC107]" table:style-name="ce63"/>
          <table:table-cell office:value-type="string" office:string-value="" table:formula="of:=[.AD107]" table:style-name="ce63"/>
          <table:table-cell office:value-type="string" office:string-value="" table:formula="of:=[.AE107]" table:style-name="ce63"/>
          <table:table-cell office:value-type="string" office:string-value="" table:formula="of:=[.AF107]" table:style-name="ce63"/>
          <table:table-cell office:value-type="string" office:string-value="" table:formula="of:=[.AG107]" table:style-name="ce63"/>
          <table:table-cell office:value-type="string" office:string-value="" table:formula="of:=[.AH107]" table:style-name="ce63"/>
          <table:table-cell office:value-type="string" office:string-value="" table:formula="of:=[.AI107]" table:style-name="ce63"/>
          <table:table-cell office:value-type="string" office:string-value="" table:formula="of:=[.AJ107]" table:style-name="ce63"/>
          <table:table-cell office:value-type="string" office:string-value="" table:formula="of:=[.AK107]" table:style-name="ce63"/>
          <table:table-cell office:value-type="string" office:string-value="" table:formula="of:=[.AL107]" table:style-name="ce63"/>
          <table:table-cell office:value-type="string" office:string-value="" table:formula="of:=[.AM107]" table:style-name="ce63"/>
          <table:table-cell office:value-type="string" office:string-value="" table:formula="of:=[.AN107]" table:style-name="ce63"/>
          <table:table-cell office:value-type="string" office:string-value="" table:formula="of:=[.AO107]" table:style-name="ce63"/>
          <table:table-cell office:value-type="string" office:string-value="" table:formula="of:=[.AP107]" table:style-name="ce63"/>
          <table:table-cell office:value-type="string" office:string-value="" table:formula="of:=[.AQ107]" table:style-name="ce63"/>
          <table:table-cell office:value-type="string" office:string-value="" table:formula="of:=[.AR107]" table:style-name="ce63"/>
          <table:table-cell office:value-type="string" office:string-value="" table:formula="of:=[.AS107]" table:style-name="ce63"/>
          <table:table-cell office:value-type="string" office:string-value="" table:formula="of:=[.AT107]" table:style-name="ce63"/>
          <table:table-cell office:value-type="string" office:string-value="" table:formula="of:=[.AU107]" table:style-name="ce63"/>
          <table:table-cell office:value-type="string" office:string-value="" table:formula="of:=[.AV107]" table:style-name="ce63"/>
          <table:table-cell office:value-type="string" office:string-value="" table:formula="of:=[.AW107]" table:style-name="ce63"/>
          <table:table-cell office:value-type="string" office:string-value="" table:formula="of:=[.AX107]" table:style-name="ce63"/>
          <table:table-cell office:value-type="string" office:string-value="" table:formula="of:=[.AY107]" table:style-name="ce63"/>
          <table:table-cell office:value-type="string" office:string-value="" table:formula="of:=[.AZ107]" table:style-name="ce63"/>
          <table:table-cell office:value-type="string" office:string-value="" table:formula="of:=[.BA107]" table:style-name="ce63"/>
          <table:table-cell office:value-type="string" office:string-value="" table:formula="of:=[.BB107]" table:style-name="ce63"/>
          <table:table-cell office:value-type="string" office:string-value="" table:formula="of:=[.BC107]" table:style-name="ce63"/>
          <table:table-cell office:value-type="string" office:string-value="" table:formula="of:=[.BD107]" table:style-name="ce63"/>
          <table:table-cell office:value-type="string" office:string-value="" table:formula="of:=[.BE107]" table:style-name="ce63"/>
          <table:table-cell office:value-type="string" office:string-value="" table:formula="of:=[.BF107]" table:style-name="ce63"/>
          <table:table-cell office:value-type="string" office:string-value="" table:formula="of:=[.BG107]" table:style-name="ce63"/>
          <table:table-cell office:value-type="string" office:string-value="" table:formula="of:=[.BH107]" table:style-name="ce63"/>
          <table:table-cell office:value-type="string" office:string-value="" table:formula="of:=[.BI107]" table:style-name="ce63"/>
          <table:table-cell office:value-type="string" office:string-value="" table:formula="of:=[.BJ107]" table:style-name="ce63"/>
          <table:table-cell office:value-type="string" office:string-value="" table:formula="of:=[.BK107]" table:style-name="ce63"/>
          <table:table-cell office:value-type="string" office:string-value="" table:formula="of:=[.BL107]" table:style-name="ce63"/>
          <table:table-cell office:value-type="string" office:string-value="" table:formula="of:=[.BM107]" table:style-name="ce63"/>
          <table:table-cell office:value-type="string" office:string-value="" table:formula="of:=[.BN107]" table:style-name="ce63"/>
          <table:table-cell office:value-type="string" office:string-value="" table:formula="of:=[.BO107]" table:style-name="ce63"/>
          <table:table-cell office:value-type="string" office:string-value="" table:formula="of:=[.BP107]" table:style-name="ce63"/>
          <table:table-cell office:value-type="string" office:string-value="" table:formula="of:=[.BQ107]" table:style-name="ce63"/>
          <table:table-cell office:value-type="string" office:string-value="" table:formula="of:=[.BR107]" table:style-name="ce63"/>
          <table:table-cell office:value-type="string" office:string-value="" table:formula="of:=[.BS107]" table:style-name="ce63"/>
          <table:table-cell office:value-type="string" office:string-value="" table:formula="of:=[.BT107]" table:style-name="ce63"/>
          <table:table-cell office:value-type="string" office:string-value="" table:formula="of:=[.BU107]" table:style-name="ce63"/>
          <table:table-cell office:value-type="string" office:string-value="" table:formula="of:=[.BV107]" table:style-name="ce63"/>
          <table:table-cell office:value-type="string" office:string-value="" table:formula="of:=[.BW107]" table:style-name="ce63"/>
          <table:table-cell office:value-type="string" office:string-value="" table:formula="of:=[.BX107]" table:style-name="ce63"/>
          <table:table-cell office:value-type="string" office:string-value="" table:formula="of:=[.BY107]" table:style-name="ce63"/>
          <table:table-cell office:value-type="string" office:string-value="" table:formula="of:=[.BZ107]" table:style-name="ce63"/>
          <table:table-cell office:value-type="string" office:string-value="" table:formula="of:=[.CA107]" table:style-name="ce63"/>
          <table:table-cell office:value-type="string" office:string-value="" table:formula="of:=[.CB107]" table:style-name="ce63"/>
          <table:table-cell office:value-type="string" office:string-value="" table:formula="of:=[.CC107]" table:style-name="ce63"/>
          <table:table-cell office:value-type="string" office:string-value="" table:formula="of:=[.CD107]" table:style-name="ce63"/>
          <table:table-cell office:value-type="string" office:string-value="" table:formula="of:=[.CE107]" table:style-name="ce63"/>
          <table:table-cell office:value-type="string" office:string-value="" table:formula="of:=[.CF107]" table:style-name="ce63"/>
          <table:table-cell office:value-type="string" office:string-value="" table:formula="of:=[.CG107]" table:style-name="ce63"/>
          <table:table-cell office:value-type="string" office:string-value="" table:formula="of:=[.CH107]" table:style-name="ce63"/>
          <table:table-cell office:value-type="string" office:string-value="" table:formula="of:=[.CI107]" table:style-name="ce63"/>
          <table:table-cell office:value-type="string" office:string-value="" table:formula="of:=[.CJ107]" table:style-name="ce63"/>
          <table:table-cell office:value-type="string" office:string-value="" table:formula="of:=[.CK107]" table:style-name="ce63"/>
          <table:table-cell office:value-type="string" office:string-value="" table:formula="of:=[.CL107]" table:style-name="ce63"/>
          <table:table-cell office:value-type="string" office:string-value="" table:formula="of:=[.CM107]" table:style-name="ce63"/>
          <table:table-cell office:value-type="string" office:string-value="" table:formula="of:=[.CN107]" table:style-name="ce63"/>
          <table:table-cell office:value-type="string" office:string-value="" table:formula="of:=[.CO107]" table:style-name="ce63"/>
          <table:table-cell office:value-type="string" office:string-value="" table:formula="of:=[.CP107]" table:style-name="ce63"/>
          <table:table-cell office:value-type="string" office:string-value="" table:formula="of:=[.CQ107]" table:style-name="ce63"/>
          <table:table-cell office:value-type="string" office:string-value="" table:formula="of:=[.CR107]" table:style-name="ce63"/>
          <table:table-cell office:value-type="string" office:string-value="" table:formula="of:=[.CS107]" table:style-name="ce63"/>
          <table:table-cell office:value-type="string" office:string-value="" table:formula="of:=[.CT107]" table:style-name="ce63"/>
          <table:table-cell office:value-type="string" office:string-value="" table:formula="of:=[.CU107]" table:style-name="ce63"/>
          <table:table-cell office:value-type="string" office:string-value="" table:formula="of:=[.CV107]" table:style-name="ce63"/>
          <table:table-cell office:value-type="string" office:string-value="" table:formula="of:=[.CW107]" table:style-name="ce63"/>
          <table:table-cell office:value-type="string" office:string-value="" table:formula="of:=[.CX107]" table:style-name="ce63"/>
          <table:table-cell office:value-type="string" office:string-value="" table:formula="of:=[.CY107]" table:style-name="ce63"/>
          <table:table-cell office:value-type="string" office:string-value="" table:formula="of:=[.CZ107]" table:style-name="ce63"/>
          <table:table-cell office:value-type="string" office:string-value="" table:formula="of:=[.DA107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80]&lt;&gt;&quot;&quot;;[Setup.A80];&quot;&quot;)" table:style-name="ce1"/>
          <table:table-cell table:style-name="ce56"/>
          <table:table-cell office:value-type="string" office:string-value="" table:formula="of:=IF([Setup.B80]&lt;&gt;&quot;&quot;;[Setup.B80];&quot;&quot;)" table:style-name="ce1"/>
          <table:table-cell office:value-type="string" office:string-value="" table:formula="of:=[.DB108]" table:style-name="ce42"/>
          <table:table-cell table:style-name="ce49"/>
          <table:table-cell table:style-name="ce50"/>
          <table:table-cell office:value-type="string" office:string-value="" table:formula="of:=[.C108]" table:style-name="ce42"/>
          <table:table-cell office:value-type="string" office:string-value="" table:formula="of:=[.G108]" table:style-name="ce63"/>
          <table:table-cell office:value-type="string" office:string-value="" table:formula="of:=[.H108]" table:style-name="ce63"/>
          <table:table-cell office:value-type="string" office:string-value="" table:formula="of:=[.I108]" table:style-name="ce63"/>
          <table:table-cell office:value-type="string" office:string-value="" table:formula="of:=[.J108]" table:style-name="ce63"/>
          <table:table-cell office:value-type="string" office:string-value="" table:formula="of:=[.K108]" table:style-name="ce63"/>
          <table:table-cell office:value-type="string" office:string-value="" table:formula="of:=[.L108]" table:style-name="ce63"/>
          <table:table-cell office:value-type="string" office:string-value="" table:formula="of:=[.M108]" table:style-name="ce63"/>
          <table:table-cell office:value-type="string" office:string-value="" table:formula="of:=[.N108]" table:style-name="ce63"/>
          <table:table-cell office:value-type="string" office:string-value="" table:formula="of:=[.O108]" table:style-name="ce63"/>
          <table:table-cell office:value-type="string" office:string-value="" table:formula="of:=[.P108]" table:style-name="ce63"/>
          <table:table-cell office:value-type="string" office:string-value="" table:formula="of:=[.Q108]" table:style-name="ce63"/>
          <table:table-cell office:value-type="string" office:string-value="" table:formula="of:=[.R108]" table:style-name="ce63"/>
          <table:table-cell office:value-type="string" office:string-value="" table:formula="of:=[.S108]" table:style-name="ce63"/>
          <table:table-cell office:value-type="string" office:string-value="" table:formula="of:=[.T108]" table:style-name="ce63"/>
          <table:table-cell office:value-type="string" office:string-value="" table:formula="of:=[.U108]" table:style-name="ce63"/>
          <table:table-cell office:value-type="string" office:string-value="" table:formula="of:=[.V108]" table:style-name="ce63"/>
          <table:table-cell office:value-type="string" office:string-value="" table:formula="of:=[.W108]" table:style-name="ce63"/>
          <table:table-cell office:value-type="string" office:string-value="" table:formula="of:=[.X108]" table:style-name="ce63"/>
          <table:table-cell office:value-type="string" office:string-value="" table:formula="of:=[.Y108]" table:style-name="ce63"/>
          <table:table-cell office:value-type="string" office:string-value="" table:formula="of:=[.Z108]" table:style-name="ce63"/>
          <table:table-cell office:value-type="string" office:string-value="" table:formula="of:=[.AA108]" table:style-name="ce63"/>
          <table:table-cell office:value-type="string" office:string-value="" table:formula="of:=[.AB108]" table:style-name="ce63"/>
          <table:table-cell office:value-type="string" office:string-value="" table:formula="of:=[.AC108]" table:style-name="ce63"/>
          <table:table-cell office:value-type="string" office:string-value="" table:formula="of:=[.AD108]" table:style-name="ce63"/>
          <table:table-cell office:value-type="string" office:string-value="" table:formula="of:=[.AE108]" table:style-name="ce63"/>
          <table:table-cell office:value-type="string" office:string-value="" table:formula="of:=[.AF108]" table:style-name="ce63"/>
          <table:table-cell office:value-type="string" office:string-value="" table:formula="of:=[.AG108]" table:style-name="ce63"/>
          <table:table-cell office:value-type="string" office:string-value="" table:formula="of:=[.AH108]" table:style-name="ce63"/>
          <table:table-cell office:value-type="string" office:string-value="" table:formula="of:=[.AI108]" table:style-name="ce63"/>
          <table:table-cell office:value-type="string" office:string-value="" table:formula="of:=[.AJ108]" table:style-name="ce63"/>
          <table:table-cell office:value-type="string" office:string-value="" table:formula="of:=[.AK108]" table:style-name="ce63"/>
          <table:table-cell office:value-type="string" office:string-value="" table:formula="of:=[.AL108]" table:style-name="ce63"/>
          <table:table-cell office:value-type="string" office:string-value="" table:formula="of:=[.AM108]" table:style-name="ce63"/>
          <table:table-cell office:value-type="string" office:string-value="" table:formula="of:=[.AN108]" table:style-name="ce63"/>
          <table:table-cell office:value-type="string" office:string-value="" table:formula="of:=[.AO108]" table:style-name="ce63"/>
          <table:table-cell office:value-type="string" office:string-value="" table:formula="of:=[.AP108]" table:style-name="ce63"/>
          <table:table-cell office:value-type="string" office:string-value="" table:formula="of:=[.AQ108]" table:style-name="ce63"/>
          <table:table-cell office:value-type="string" office:string-value="" table:formula="of:=[.AR108]" table:style-name="ce63"/>
          <table:table-cell office:value-type="string" office:string-value="" table:formula="of:=[.AS108]" table:style-name="ce63"/>
          <table:table-cell office:value-type="string" office:string-value="" table:formula="of:=[.AT108]" table:style-name="ce63"/>
          <table:table-cell office:value-type="string" office:string-value="" table:formula="of:=[.AU108]" table:style-name="ce63"/>
          <table:table-cell office:value-type="string" office:string-value="" table:formula="of:=[.AV108]" table:style-name="ce63"/>
          <table:table-cell office:value-type="string" office:string-value="" table:formula="of:=[.AW108]" table:style-name="ce63"/>
          <table:table-cell office:value-type="string" office:string-value="" table:formula="of:=[.AX108]" table:style-name="ce63"/>
          <table:table-cell office:value-type="string" office:string-value="" table:formula="of:=[.AY108]" table:style-name="ce63"/>
          <table:table-cell office:value-type="string" office:string-value="" table:formula="of:=[.AZ108]" table:style-name="ce63"/>
          <table:table-cell office:value-type="string" office:string-value="" table:formula="of:=[.BA108]" table:style-name="ce63"/>
          <table:table-cell office:value-type="string" office:string-value="" table:formula="of:=[.BB108]" table:style-name="ce63"/>
          <table:table-cell office:value-type="string" office:string-value="" table:formula="of:=[.BC108]" table:style-name="ce63"/>
          <table:table-cell office:value-type="string" office:string-value="" table:formula="of:=[.BD108]" table:style-name="ce63"/>
          <table:table-cell office:value-type="string" office:string-value="" table:formula="of:=[.BE108]" table:style-name="ce63"/>
          <table:table-cell office:value-type="string" office:string-value="" table:formula="of:=[.BF108]" table:style-name="ce63"/>
          <table:table-cell office:value-type="string" office:string-value="" table:formula="of:=[.BG108]" table:style-name="ce63"/>
          <table:table-cell office:value-type="string" office:string-value="" table:formula="of:=[.BH108]" table:style-name="ce63"/>
          <table:table-cell office:value-type="string" office:string-value="" table:formula="of:=[.BI108]" table:style-name="ce63"/>
          <table:table-cell office:value-type="string" office:string-value="" table:formula="of:=[.BJ108]" table:style-name="ce63"/>
          <table:table-cell office:value-type="string" office:string-value="" table:formula="of:=[.BK108]" table:style-name="ce63"/>
          <table:table-cell office:value-type="string" office:string-value="" table:formula="of:=[.BL108]" table:style-name="ce63"/>
          <table:table-cell office:value-type="string" office:string-value="" table:formula="of:=[.BM108]" table:style-name="ce63"/>
          <table:table-cell office:value-type="string" office:string-value="" table:formula="of:=[.BN108]" table:style-name="ce63"/>
          <table:table-cell office:value-type="string" office:string-value="" table:formula="of:=[.BO108]" table:style-name="ce63"/>
          <table:table-cell office:value-type="string" office:string-value="" table:formula="of:=[.BP108]" table:style-name="ce63"/>
          <table:table-cell office:value-type="string" office:string-value="" table:formula="of:=[.BQ108]" table:style-name="ce63"/>
          <table:table-cell office:value-type="string" office:string-value="" table:formula="of:=[.BR108]" table:style-name="ce63"/>
          <table:table-cell office:value-type="string" office:string-value="" table:formula="of:=[.BS108]" table:style-name="ce63"/>
          <table:table-cell office:value-type="string" office:string-value="" table:formula="of:=[.BT108]" table:style-name="ce63"/>
          <table:table-cell office:value-type="string" office:string-value="" table:formula="of:=[.BU108]" table:style-name="ce63"/>
          <table:table-cell office:value-type="string" office:string-value="" table:formula="of:=[.BV108]" table:style-name="ce63"/>
          <table:table-cell office:value-type="string" office:string-value="" table:formula="of:=[.BW108]" table:style-name="ce63"/>
          <table:table-cell office:value-type="string" office:string-value="" table:formula="of:=[.BX108]" table:style-name="ce63"/>
          <table:table-cell office:value-type="string" office:string-value="" table:formula="of:=[.BY108]" table:style-name="ce63"/>
          <table:table-cell office:value-type="string" office:string-value="" table:formula="of:=[.BZ108]" table:style-name="ce63"/>
          <table:table-cell office:value-type="string" office:string-value="" table:formula="of:=[.CA108]" table:style-name="ce63"/>
          <table:table-cell office:value-type="string" office:string-value="" table:formula="of:=[.CB108]" table:style-name="ce63"/>
          <table:table-cell office:value-type="string" office:string-value="" table:formula="of:=[.CC108]" table:style-name="ce63"/>
          <table:table-cell office:value-type="string" office:string-value="" table:formula="of:=[.CD108]" table:style-name="ce63"/>
          <table:table-cell office:value-type="string" office:string-value="" table:formula="of:=[.CE108]" table:style-name="ce63"/>
          <table:table-cell office:value-type="string" office:string-value="" table:formula="of:=[.CF108]" table:style-name="ce63"/>
          <table:table-cell office:value-type="string" office:string-value="" table:formula="of:=[.CG108]" table:style-name="ce63"/>
          <table:table-cell office:value-type="string" office:string-value="" table:formula="of:=[.CH108]" table:style-name="ce63"/>
          <table:table-cell office:value-type="string" office:string-value="" table:formula="of:=[.CI108]" table:style-name="ce63"/>
          <table:table-cell office:value-type="string" office:string-value="" table:formula="of:=[.CJ108]" table:style-name="ce63"/>
          <table:table-cell office:value-type="string" office:string-value="" table:formula="of:=[.CK108]" table:style-name="ce63"/>
          <table:table-cell office:value-type="string" office:string-value="" table:formula="of:=[.CL108]" table:style-name="ce63"/>
          <table:table-cell office:value-type="string" office:string-value="" table:formula="of:=[.CM108]" table:style-name="ce63"/>
          <table:table-cell office:value-type="string" office:string-value="" table:formula="of:=[.CN108]" table:style-name="ce63"/>
          <table:table-cell office:value-type="string" office:string-value="" table:formula="of:=[.CO108]" table:style-name="ce63"/>
          <table:table-cell office:value-type="string" office:string-value="" table:formula="of:=[.CP108]" table:style-name="ce63"/>
          <table:table-cell office:value-type="string" office:string-value="" table:formula="of:=[.CQ108]" table:style-name="ce63"/>
          <table:table-cell office:value-type="string" office:string-value="" table:formula="of:=[.CR108]" table:style-name="ce63"/>
          <table:table-cell office:value-type="string" office:string-value="" table:formula="of:=[.CS108]" table:style-name="ce63"/>
          <table:table-cell office:value-type="string" office:string-value="" table:formula="of:=[.CT108]" table:style-name="ce63"/>
          <table:table-cell office:value-type="string" office:string-value="" table:formula="of:=[.CU108]" table:style-name="ce63"/>
          <table:table-cell office:value-type="string" office:string-value="" table:formula="of:=[.CV108]" table:style-name="ce63"/>
          <table:table-cell office:value-type="string" office:string-value="" table:formula="of:=[.CW108]" table:style-name="ce63"/>
          <table:table-cell office:value-type="string" office:string-value="" table:formula="of:=[.CX108]" table:style-name="ce63"/>
          <table:table-cell office:value-type="string" office:string-value="" table:formula="of:=[.CY108]" table:style-name="ce63"/>
          <table:table-cell office:value-type="string" office:string-value="" table:formula="of:=[.CZ108]" table:style-name="ce63"/>
          <table:table-cell office:value-type="string" office:string-value="" table:formula="of:=[.DA108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81]&lt;&gt;&quot;&quot;;[Setup.A81];&quot;&quot;)" table:style-name="ce1"/>
          <table:table-cell table:style-name="ce56"/>
          <table:table-cell office:value-type="string" office:string-value="" table:formula="of:=IF([Setup.B81]&lt;&gt;&quot;&quot;;[Setup.B81];&quot;&quot;)" table:style-name="ce1"/>
          <table:table-cell office:value-type="string" office:string-value="" table:formula="of:=[.DB109]" table:style-name="ce42"/>
          <table:table-cell table:style-name="ce49"/>
          <table:table-cell table:style-name="ce50"/>
          <table:table-cell office:value-type="string" office:string-value="" table:formula="of:=[.C109]" table:style-name="ce42"/>
          <table:table-cell office:value-type="string" office:string-value="" table:formula="of:=[.G109]" table:style-name="ce63"/>
          <table:table-cell office:value-type="string" office:string-value="" table:formula="of:=[.H109]" table:style-name="ce63"/>
          <table:table-cell office:value-type="string" office:string-value="" table:formula="of:=[.I109]" table:style-name="ce63"/>
          <table:table-cell office:value-type="string" office:string-value="" table:formula="of:=[.J109]" table:style-name="ce63"/>
          <table:table-cell office:value-type="string" office:string-value="" table:formula="of:=[.K109]" table:style-name="ce63"/>
          <table:table-cell office:value-type="string" office:string-value="" table:formula="of:=[.L109]" table:style-name="ce63"/>
          <table:table-cell office:value-type="string" office:string-value="" table:formula="of:=[.M109]" table:style-name="ce63"/>
          <table:table-cell office:value-type="string" office:string-value="" table:formula="of:=[.N109]" table:style-name="ce63"/>
          <table:table-cell office:value-type="string" office:string-value="" table:formula="of:=[.O109]" table:style-name="ce63"/>
          <table:table-cell office:value-type="string" office:string-value="" table:formula="of:=[.P109]" table:style-name="ce63"/>
          <table:table-cell office:value-type="string" office:string-value="" table:formula="of:=[.Q109]" table:style-name="ce63"/>
          <table:table-cell office:value-type="string" office:string-value="" table:formula="of:=[.R109]" table:style-name="ce63"/>
          <table:table-cell office:value-type="string" office:string-value="" table:formula="of:=[.S109]" table:style-name="ce63"/>
          <table:table-cell office:value-type="string" office:string-value="" table:formula="of:=[.T109]" table:style-name="ce63"/>
          <table:table-cell office:value-type="string" office:string-value="" table:formula="of:=[.U109]" table:style-name="ce63"/>
          <table:table-cell office:value-type="string" office:string-value="" table:formula="of:=[.V109]" table:style-name="ce63"/>
          <table:table-cell office:value-type="string" office:string-value="" table:formula="of:=[.W109]" table:style-name="ce63"/>
          <table:table-cell office:value-type="string" office:string-value="" table:formula="of:=[.X109]" table:style-name="ce63"/>
          <table:table-cell office:value-type="string" office:string-value="" table:formula="of:=[.Y109]" table:style-name="ce63"/>
          <table:table-cell office:value-type="string" office:string-value="" table:formula="of:=[.Z109]" table:style-name="ce63"/>
          <table:table-cell office:value-type="string" office:string-value="" table:formula="of:=[.AA109]" table:style-name="ce63"/>
          <table:table-cell office:value-type="string" office:string-value="" table:formula="of:=[.AB109]" table:style-name="ce63"/>
          <table:table-cell office:value-type="string" office:string-value="" table:formula="of:=[.AC109]" table:style-name="ce63"/>
          <table:table-cell office:value-type="string" office:string-value="" table:formula="of:=[.AD109]" table:style-name="ce63"/>
          <table:table-cell office:value-type="string" office:string-value="" table:formula="of:=[.AE109]" table:style-name="ce63"/>
          <table:table-cell office:value-type="string" office:string-value="" table:formula="of:=[.AF109]" table:style-name="ce63"/>
          <table:table-cell office:value-type="string" office:string-value="" table:formula="of:=[.AG109]" table:style-name="ce63"/>
          <table:table-cell office:value-type="string" office:string-value="" table:formula="of:=[.AH109]" table:style-name="ce63"/>
          <table:table-cell office:value-type="string" office:string-value="" table:formula="of:=[.AI109]" table:style-name="ce63"/>
          <table:table-cell office:value-type="string" office:string-value="" table:formula="of:=[.AJ109]" table:style-name="ce63"/>
          <table:table-cell office:value-type="string" office:string-value="" table:formula="of:=[.AK109]" table:style-name="ce63"/>
          <table:table-cell office:value-type="string" office:string-value="" table:formula="of:=[.AL109]" table:style-name="ce63"/>
          <table:table-cell office:value-type="string" office:string-value="" table:formula="of:=[.AM109]" table:style-name="ce63"/>
          <table:table-cell office:value-type="string" office:string-value="" table:formula="of:=[.AN109]" table:style-name="ce63"/>
          <table:table-cell office:value-type="string" office:string-value="" table:formula="of:=[.AO109]" table:style-name="ce63"/>
          <table:table-cell office:value-type="string" office:string-value="" table:formula="of:=[.AP109]" table:style-name="ce63"/>
          <table:table-cell office:value-type="string" office:string-value="" table:formula="of:=[.AQ109]" table:style-name="ce63"/>
          <table:table-cell office:value-type="string" office:string-value="" table:formula="of:=[.AR109]" table:style-name="ce63"/>
          <table:table-cell office:value-type="string" office:string-value="" table:formula="of:=[.AS109]" table:style-name="ce63"/>
          <table:table-cell office:value-type="string" office:string-value="" table:formula="of:=[.AT109]" table:style-name="ce63"/>
          <table:table-cell office:value-type="string" office:string-value="" table:formula="of:=[.AU109]" table:style-name="ce63"/>
          <table:table-cell office:value-type="string" office:string-value="" table:formula="of:=[.AV109]" table:style-name="ce63"/>
          <table:table-cell office:value-type="string" office:string-value="" table:formula="of:=[.AW109]" table:style-name="ce63"/>
          <table:table-cell office:value-type="string" office:string-value="" table:formula="of:=[.AX109]" table:style-name="ce63"/>
          <table:table-cell office:value-type="string" office:string-value="" table:formula="of:=[.AY109]" table:style-name="ce63"/>
          <table:table-cell office:value-type="string" office:string-value="" table:formula="of:=[.AZ109]" table:style-name="ce63"/>
          <table:table-cell office:value-type="string" office:string-value="" table:formula="of:=[.BA109]" table:style-name="ce63"/>
          <table:table-cell office:value-type="string" office:string-value="" table:formula="of:=[.BB109]" table:style-name="ce63"/>
          <table:table-cell office:value-type="string" office:string-value="" table:formula="of:=[.BC109]" table:style-name="ce63"/>
          <table:table-cell office:value-type="string" office:string-value="" table:formula="of:=[.BD109]" table:style-name="ce63"/>
          <table:table-cell office:value-type="string" office:string-value="" table:formula="of:=[.BE109]" table:style-name="ce63"/>
          <table:table-cell office:value-type="string" office:string-value="" table:formula="of:=[.BF109]" table:style-name="ce63"/>
          <table:table-cell office:value-type="string" office:string-value="" table:formula="of:=[.BG109]" table:style-name="ce63"/>
          <table:table-cell office:value-type="string" office:string-value="" table:formula="of:=[.BH109]" table:style-name="ce63"/>
          <table:table-cell office:value-type="string" office:string-value="" table:formula="of:=[.BI109]" table:style-name="ce63"/>
          <table:table-cell office:value-type="string" office:string-value="" table:formula="of:=[.BJ109]" table:style-name="ce63"/>
          <table:table-cell office:value-type="string" office:string-value="" table:formula="of:=[.BK109]" table:style-name="ce63"/>
          <table:table-cell office:value-type="string" office:string-value="" table:formula="of:=[.BL109]" table:style-name="ce63"/>
          <table:table-cell office:value-type="string" office:string-value="" table:formula="of:=[.BM109]" table:style-name="ce63"/>
          <table:table-cell office:value-type="string" office:string-value="" table:formula="of:=[.BN109]" table:style-name="ce63"/>
          <table:table-cell office:value-type="string" office:string-value="" table:formula="of:=[.BO109]" table:style-name="ce63"/>
          <table:table-cell office:value-type="string" office:string-value="" table:formula="of:=[.BP109]" table:style-name="ce63"/>
          <table:table-cell office:value-type="string" office:string-value="" table:formula="of:=[.BQ109]" table:style-name="ce63"/>
          <table:table-cell office:value-type="string" office:string-value="" table:formula="of:=[.BR109]" table:style-name="ce63"/>
          <table:table-cell office:value-type="string" office:string-value="" table:formula="of:=[.BS109]" table:style-name="ce63"/>
          <table:table-cell office:value-type="string" office:string-value="" table:formula="of:=[.BT109]" table:style-name="ce63"/>
          <table:table-cell office:value-type="string" office:string-value="" table:formula="of:=[.BU109]" table:style-name="ce63"/>
          <table:table-cell office:value-type="string" office:string-value="" table:formula="of:=[.BV109]" table:style-name="ce63"/>
          <table:table-cell office:value-type="string" office:string-value="" table:formula="of:=[.BW109]" table:style-name="ce63"/>
          <table:table-cell office:value-type="string" office:string-value="" table:formula="of:=[.BX109]" table:style-name="ce63"/>
          <table:table-cell office:value-type="string" office:string-value="" table:formula="of:=[.BY109]" table:style-name="ce63"/>
          <table:table-cell office:value-type="string" office:string-value="" table:formula="of:=[.BZ109]" table:style-name="ce63"/>
          <table:table-cell office:value-type="string" office:string-value="" table:formula="of:=[.CA109]" table:style-name="ce63"/>
          <table:table-cell office:value-type="string" office:string-value="" table:formula="of:=[.CB109]" table:style-name="ce63"/>
          <table:table-cell office:value-type="string" office:string-value="" table:formula="of:=[.CC109]" table:style-name="ce63"/>
          <table:table-cell office:value-type="string" office:string-value="" table:formula="of:=[.CD109]" table:style-name="ce63"/>
          <table:table-cell office:value-type="string" office:string-value="" table:formula="of:=[.CE109]" table:style-name="ce63"/>
          <table:table-cell office:value-type="string" office:string-value="" table:formula="of:=[.CF109]" table:style-name="ce63"/>
          <table:table-cell office:value-type="string" office:string-value="" table:formula="of:=[.CG109]" table:style-name="ce63"/>
          <table:table-cell office:value-type="string" office:string-value="" table:formula="of:=[.CH109]" table:style-name="ce63"/>
          <table:table-cell office:value-type="string" office:string-value="" table:formula="of:=[.CI109]" table:style-name="ce63"/>
          <table:table-cell office:value-type="string" office:string-value="" table:formula="of:=[.CJ109]" table:style-name="ce63"/>
          <table:table-cell office:value-type="string" office:string-value="" table:formula="of:=[.CK109]" table:style-name="ce63"/>
          <table:table-cell office:value-type="string" office:string-value="" table:formula="of:=[.CL109]" table:style-name="ce63"/>
          <table:table-cell office:value-type="string" office:string-value="" table:formula="of:=[.CM109]" table:style-name="ce63"/>
          <table:table-cell office:value-type="string" office:string-value="" table:formula="of:=[.CN109]" table:style-name="ce63"/>
          <table:table-cell office:value-type="string" office:string-value="" table:formula="of:=[.CO109]" table:style-name="ce63"/>
          <table:table-cell office:value-type="string" office:string-value="" table:formula="of:=[.CP109]" table:style-name="ce63"/>
          <table:table-cell office:value-type="string" office:string-value="" table:formula="of:=[.CQ109]" table:style-name="ce63"/>
          <table:table-cell office:value-type="string" office:string-value="" table:formula="of:=[.CR109]" table:style-name="ce63"/>
          <table:table-cell office:value-type="string" office:string-value="" table:formula="of:=[.CS109]" table:style-name="ce63"/>
          <table:table-cell office:value-type="string" office:string-value="" table:formula="of:=[.CT109]" table:style-name="ce63"/>
          <table:table-cell office:value-type="string" office:string-value="" table:formula="of:=[.CU109]" table:style-name="ce63"/>
          <table:table-cell office:value-type="string" office:string-value="" table:formula="of:=[.CV109]" table:style-name="ce63"/>
          <table:table-cell office:value-type="string" office:string-value="" table:formula="of:=[.CW109]" table:style-name="ce63"/>
          <table:table-cell office:value-type="string" office:string-value="" table:formula="of:=[.CX109]" table:style-name="ce63"/>
          <table:table-cell office:value-type="string" office:string-value="" table:formula="of:=[.CY109]" table:style-name="ce63"/>
          <table:table-cell office:value-type="string" office:string-value="" table:formula="of:=[.CZ109]" table:style-name="ce63"/>
          <table:table-cell office:value-type="string" office:string-value="" table:formula="of:=[.DA109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82]&lt;&gt;&quot;&quot;;[Setup.A82];&quot;&quot;)" table:style-name="ce1"/>
          <table:table-cell table:style-name="ce56"/>
          <table:table-cell office:value-type="string" office:string-value="" table:formula="of:=IF([Setup.B82]&lt;&gt;&quot;&quot;;[Setup.B82];&quot;&quot;)" table:style-name="ce1"/>
          <table:table-cell office:value-type="string" office:string-value="" table:formula="of:=[.DB110]" table:style-name="ce42"/>
          <table:table-cell table:style-name="ce49"/>
          <table:table-cell table:style-name="ce50"/>
          <table:table-cell office:value-type="string" office:string-value="" table:formula="of:=[.C110]" table:style-name="ce42"/>
          <table:table-cell office:value-type="string" office:string-value="" table:formula="of:=[.G110]" table:style-name="ce63"/>
          <table:table-cell office:value-type="string" office:string-value="" table:formula="of:=[.H110]" table:style-name="ce63"/>
          <table:table-cell office:value-type="string" office:string-value="" table:formula="of:=[.I110]" table:style-name="ce63"/>
          <table:table-cell office:value-type="string" office:string-value="" table:formula="of:=[.J110]" table:style-name="ce63"/>
          <table:table-cell office:value-type="string" office:string-value="" table:formula="of:=[.K110]" table:style-name="ce63"/>
          <table:table-cell office:value-type="string" office:string-value="" table:formula="of:=[.L110]" table:style-name="ce63"/>
          <table:table-cell office:value-type="string" office:string-value="" table:formula="of:=[.M110]" table:style-name="ce63"/>
          <table:table-cell office:value-type="string" office:string-value="" table:formula="of:=[.N110]" table:style-name="ce63"/>
          <table:table-cell office:value-type="string" office:string-value="" table:formula="of:=[.O110]" table:style-name="ce63"/>
          <table:table-cell office:value-type="string" office:string-value="" table:formula="of:=[.P110]" table:style-name="ce63"/>
          <table:table-cell office:value-type="string" office:string-value="" table:formula="of:=[.Q110]" table:style-name="ce63"/>
          <table:table-cell office:value-type="string" office:string-value="" table:formula="of:=[.R110]" table:style-name="ce63"/>
          <table:table-cell office:value-type="string" office:string-value="" table:formula="of:=[.S110]" table:style-name="ce63"/>
          <table:table-cell office:value-type="string" office:string-value="" table:formula="of:=[.T110]" table:style-name="ce63"/>
          <table:table-cell office:value-type="string" office:string-value="" table:formula="of:=[.U110]" table:style-name="ce63"/>
          <table:table-cell office:value-type="string" office:string-value="" table:formula="of:=[.V110]" table:style-name="ce63"/>
          <table:table-cell office:value-type="string" office:string-value="" table:formula="of:=[.W110]" table:style-name="ce63"/>
          <table:table-cell office:value-type="string" office:string-value="" table:formula="of:=[.X110]" table:style-name="ce63"/>
          <table:table-cell office:value-type="string" office:string-value="" table:formula="of:=[.Y110]" table:style-name="ce63"/>
          <table:table-cell office:value-type="string" office:string-value="" table:formula="of:=[.Z110]" table:style-name="ce63"/>
          <table:table-cell office:value-type="string" office:string-value="" table:formula="of:=[.AA110]" table:style-name="ce63"/>
          <table:table-cell office:value-type="string" office:string-value="" table:formula="of:=[.AB110]" table:style-name="ce63"/>
          <table:table-cell office:value-type="string" office:string-value="" table:formula="of:=[.AC110]" table:style-name="ce63"/>
          <table:table-cell office:value-type="string" office:string-value="" table:formula="of:=[.AD110]" table:style-name="ce63"/>
          <table:table-cell office:value-type="string" office:string-value="" table:formula="of:=[.AE110]" table:style-name="ce63"/>
          <table:table-cell office:value-type="string" office:string-value="" table:formula="of:=[.AF110]" table:style-name="ce63"/>
          <table:table-cell office:value-type="string" office:string-value="" table:formula="of:=[.AG110]" table:style-name="ce63"/>
          <table:table-cell office:value-type="string" office:string-value="" table:formula="of:=[.AH110]" table:style-name="ce63"/>
          <table:table-cell office:value-type="string" office:string-value="" table:formula="of:=[.AI110]" table:style-name="ce63"/>
          <table:table-cell office:value-type="string" office:string-value="" table:formula="of:=[.AJ110]" table:style-name="ce63"/>
          <table:table-cell office:value-type="string" office:string-value="" table:formula="of:=[.AK110]" table:style-name="ce63"/>
          <table:table-cell office:value-type="string" office:string-value="" table:formula="of:=[.AL110]" table:style-name="ce63"/>
          <table:table-cell office:value-type="string" office:string-value="" table:formula="of:=[.AM110]" table:style-name="ce63"/>
          <table:table-cell office:value-type="string" office:string-value="" table:formula="of:=[.AN110]" table:style-name="ce63"/>
          <table:table-cell office:value-type="string" office:string-value="" table:formula="of:=[.AO110]" table:style-name="ce63"/>
          <table:table-cell office:value-type="string" office:string-value="" table:formula="of:=[.AP110]" table:style-name="ce63"/>
          <table:table-cell office:value-type="string" office:string-value="" table:formula="of:=[.AQ110]" table:style-name="ce63"/>
          <table:table-cell office:value-type="string" office:string-value="" table:formula="of:=[.AR110]" table:style-name="ce63"/>
          <table:table-cell office:value-type="string" office:string-value="" table:formula="of:=[.AS110]" table:style-name="ce63"/>
          <table:table-cell office:value-type="string" office:string-value="" table:formula="of:=[.AT110]" table:style-name="ce63"/>
          <table:table-cell office:value-type="string" office:string-value="" table:formula="of:=[.AU110]" table:style-name="ce63"/>
          <table:table-cell office:value-type="string" office:string-value="" table:formula="of:=[.AV110]" table:style-name="ce63"/>
          <table:table-cell office:value-type="string" office:string-value="" table:formula="of:=[.AW110]" table:style-name="ce63"/>
          <table:table-cell office:value-type="string" office:string-value="" table:formula="of:=[.AX110]" table:style-name="ce63"/>
          <table:table-cell office:value-type="string" office:string-value="" table:formula="of:=[.AY110]" table:style-name="ce63"/>
          <table:table-cell office:value-type="string" office:string-value="" table:formula="of:=[.AZ110]" table:style-name="ce63"/>
          <table:table-cell office:value-type="string" office:string-value="" table:formula="of:=[.BA110]" table:style-name="ce63"/>
          <table:table-cell office:value-type="string" office:string-value="" table:formula="of:=[.BB110]" table:style-name="ce63"/>
          <table:table-cell office:value-type="string" office:string-value="" table:formula="of:=[.BC110]" table:style-name="ce63"/>
          <table:table-cell office:value-type="string" office:string-value="" table:formula="of:=[.BD110]" table:style-name="ce63"/>
          <table:table-cell office:value-type="string" office:string-value="" table:formula="of:=[.BE110]" table:style-name="ce63"/>
          <table:table-cell office:value-type="string" office:string-value="" table:formula="of:=[.BF110]" table:style-name="ce63"/>
          <table:table-cell office:value-type="string" office:string-value="" table:formula="of:=[.BG110]" table:style-name="ce63"/>
          <table:table-cell office:value-type="string" office:string-value="" table:formula="of:=[.BH110]" table:style-name="ce63"/>
          <table:table-cell office:value-type="string" office:string-value="" table:formula="of:=[.BI110]" table:style-name="ce63"/>
          <table:table-cell office:value-type="string" office:string-value="" table:formula="of:=[.BJ110]" table:style-name="ce63"/>
          <table:table-cell office:value-type="string" office:string-value="" table:formula="of:=[.BK110]" table:style-name="ce63"/>
          <table:table-cell office:value-type="string" office:string-value="" table:formula="of:=[.BL110]" table:style-name="ce63"/>
          <table:table-cell office:value-type="string" office:string-value="" table:formula="of:=[.BM110]" table:style-name="ce63"/>
          <table:table-cell office:value-type="string" office:string-value="" table:formula="of:=[.BN110]" table:style-name="ce63"/>
          <table:table-cell office:value-type="string" office:string-value="" table:formula="of:=[.BO110]" table:style-name="ce63"/>
          <table:table-cell office:value-type="string" office:string-value="" table:formula="of:=[.BP110]" table:style-name="ce63"/>
          <table:table-cell office:value-type="string" office:string-value="" table:formula="of:=[.BQ110]" table:style-name="ce63"/>
          <table:table-cell office:value-type="string" office:string-value="" table:formula="of:=[.BR110]" table:style-name="ce63"/>
          <table:table-cell office:value-type="string" office:string-value="" table:formula="of:=[.BS110]" table:style-name="ce63"/>
          <table:table-cell office:value-type="string" office:string-value="" table:formula="of:=[.BT110]" table:style-name="ce63"/>
          <table:table-cell office:value-type="string" office:string-value="" table:formula="of:=[.BU110]" table:style-name="ce63"/>
          <table:table-cell office:value-type="string" office:string-value="" table:formula="of:=[.BV110]" table:style-name="ce63"/>
          <table:table-cell office:value-type="string" office:string-value="" table:formula="of:=[.BW110]" table:style-name="ce63"/>
          <table:table-cell office:value-type="string" office:string-value="" table:formula="of:=[.BX110]" table:style-name="ce63"/>
          <table:table-cell office:value-type="string" office:string-value="" table:formula="of:=[.BY110]" table:style-name="ce63"/>
          <table:table-cell office:value-type="string" office:string-value="" table:formula="of:=[.BZ110]" table:style-name="ce63"/>
          <table:table-cell office:value-type="string" office:string-value="" table:formula="of:=[.CA110]" table:style-name="ce63"/>
          <table:table-cell office:value-type="string" office:string-value="" table:formula="of:=[.CB110]" table:style-name="ce63"/>
          <table:table-cell office:value-type="string" office:string-value="" table:formula="of:=[.CC110]" table:style-name="ce63"/>
          <table:table-cell office:value-type="string" office:string-value="" table:formula="of:=[.CD110]" table:style-name="ce63"/>
          <table:table-cell office:value-type="string" office:string-value="" table:formula="of:=[.CE110]" table:style-name="ce63"/>
          <table:table-cell office:value-type="string" office:string-value="" table:formula="of:=[.CF110]" table:style-name="ce63"/>
          <table:table-cell office:value-type="string" office:string-value="" table:formula="of:=[.CG110]" table:style-name="ce63"/>
          <table:table-cell office:value-type="string" office:string-value="" table:formula="of:=[.CH110]" table:style-name="ce63"/>
          <table:table-cell office:value-type="string" office:string-value="" table:formula="of:=[.CI110]" table:style-name="ce63"/>
          <table:table-cell office:value-type="string" office:string-value="" table:formula="of:=[.CJ110]" table:style-name="ce63"/>
          <table:table-cell office:value-type="string" office:string-value="" table:formula="of:=[.CK110]" table:style-name="ce63"/>
          <table:table-cell office:value-type="string" office:string-value="" table:formula="of:=[.CL110]" table:style-name="ce63"/>
          <table:table-cell office:value-type="string" office:string-value="" table:formula="of:=[.CM110]" table:style-name="ce63"/>
          <table:table-cell office:value-type="string" office:string-value="" table:formula="of:=[.CN110]" table:style-name="ce63"/>
          <table:table-cell office:value-type="string" office:string-value="" table:formula="of:=[.CO110]" table:style-name="ce63"/>
          <table:table-cell office:value-type="string" office:string-value="" table:formula="of:=[.CP110]" table:style-name="ce63"/>
          <table:table-cell office:value-type="string" office:string-value="" table:formula="of:=[.CQ110]" table:style-name="ce63"/>
          <table:table-cell office:value-type="string" office:string-value="" table:formula="of:=[.CR110]" table:style-name="ce63"/>
          <table:table-cell office:value-type="string" office:string-value="" table:formula="of:=[.CS110]" table:style-name="ce63"/>
          <table:table-cell office:value-type="string" office:string-value="" table:formula="of:=[.CT110]" table:style-name="ce63"/>
          <table:table-cell office:value-type="string" office:string-value="" table:formula="of:=[.CU110]" table:style-name="ce63"/>
          <table:table-cell office:value-type="string" office:string-value="" table:formula="of:=[.CV110]" table:style-name="ce63"/>
          <table:table-cell office:value-type="string" office:string-value="" table:formula="of:=[.CW110]" table:style-name="ce63"/>
          <table:table-cell office:value-type="string" office:string-value="" table:formula="of:=[.CX110]" table:style-name="ce63"/>
          <table:table-cell office:value-type="string" office:string-value="" table:formula="of:=[.CY110]" table:style-name="ce63"/>
          <table:table-cell office:value-type="string" office:string-value="" table:formula="of:=[.CZ110]" table:style-name="ce63"/>
          <table:table-cell office:value-type="string" office:string-value="" table:formula="of:=[.DA110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83]&lt;&gt;&quot;&quot;;[Setup.A83];&quot;&quot;)" table:style-name="ce1"/>
          <table:table-cell table:style-name="ce56"/>
          <table:table-cell office:value-type="string" office:string-value="" table:formula="of:=IF([Setup.B83]&lt;&gt;&quot;&quot;;[Setup.B83];&quot;&quot;)" table:style-name="ce1"/>
          <table:table-cell office:value-type="string" office:string-value="" table:formula="of:=[.DB111]" table:style-name="ce42"/>
          <table:table-cell table:style-name="ce49"/>
          <table:table-cell table:style-name="ce50"/>
          <table:table-cell office:value-type="string" office:string-value="" table:formula="of:=[.C111]" table:style-name="ce42"/>
          <table:table-cell office:value-type="string" office:string-value="" table:formula="of:=[.G111]" table:style-name="ce63"/>
          <table:table-cell office:value-type="string" office:string-value="" table:formula="of:=[.H111]" table:style-name="ce63"/>
          <table:table-cell office:value-type="string" office:string-value="" table:formula="of:=[.I111]" table:style-name="ce63"/>
          <table:table-cell office:value-type="string" office:string-value="" table:formula="of:=[.J111]" table:style-name="ce63"/>
          <table:table-cell office:value-type="string" office:string-value="" table:formula="of:=[.K111]" table:style-name="ce63"/>
          <table:table-cell office:value-type="string" office:string-value="" table:formula="of:=[.L111]" table:style-name="ce63"/>
          <table:table-cell office:value-type="string" office:string-value="" table:formula="of:=[.M111]" table:style-name="ce63"/>
          <table:table-cell office:value-type="string" office:string-value="" table:formula="of:=[.N111]" table:style-name="ce63"/>
          <table:table-cell office:value-type="string" office:string-value="" table:formula="of:=[.O111]" table:style-name="ce63"/>
          <table:table-cell office:value-type="string" office:string-value="" table:formula="of:=[.P111]" table:style-name="ce63"/>
          <table:table-cell office:value-type="string" office:string-value="" table:formula="of:=[.Q111]" table:style-name="ce63"/>
          <table:table-cell office:value-type="string" office:string-value="" table:formula="of:=[.R111]" table:style-name="ce63"/>
          <table:table-cell office:value-type="string" office:string-value="" table:formula="of:=[.S111]" table:style-name="ce63"/>
          <table:table-cell office:value-type="string" office:string-value="" table:formula="of:=[.T111]" table:style-name="ce63"/>
          <table:table-cell office:value-type="string" office:string-value="" table:formula="of:=[.U111]" table:style-name="ce63"/>
          <table:table-cell office:value-type="string" office:string-value="" table:formula="of:=[.V111]" table:style-name="ce63"/>
          <table:table-cell office:value-type="string" office:string-value="" table:formula="of:=[.W111]" table:style-name="ce63"/>
          <table:table-cell office:value-type="string" office:string-value="" table:formula="of:=[.X111]" table:style-name="ce63"/>
          <table:table-cell office:value-type="string" office:string-value="" table:formula="of:=[.Y111]" table:style-name="ce63"/>
          <table:table-cell office:value-type="string" office:string-value="" table:formula="of:=[.Z111]" table:style-name="ce63"/>
          <table:table-cell office:value-type="string" office:string-value="" table:formula="of:=[.AA111]" table:style-name="ce63"/>
          <table:table-cell office:value-type="string" office:string-value="" table:formula="of:=[.AB111]" table:style-name="ce63"/>
          <table:table-cell office:value-type="string" office:string-value="" table:formula="of:=[.AC111]" table:style-name="ce63"/>
          <table:table-cell office:value-type="string" office:string-value="" table:formula="of:=[.AD111]" table:style-name="ce63"/>
          <table:table-cell office:value-type="string" office:string-value="" table:formula="of:=[.AE111]" table:style-name="ce63"/>
          <table:table-cell office:value-type="string" office:string-value="" table:formula="of:=[.AF111]" table:style-name="ce63"/>
          <table:table-cell office:value-type="string" office:string-value="" table:formula="of:=[.AG111]" table:style-name="ce63"/>
          <table:table-cell office:value-type="string" office:string-value="" table:formula="of:=[.AH111]" table:style-name="ce63"/>
          <table:table-cell office:value-type="string" office:string-value="" table:formula="of:=[.AI111]" table:style-name="ce63"/>
          <table:table-cell office:value-type="string" office:string-value="" table:formula="of:=[.AJ111]" table:style-name="ce63"/>
          <table:table-cell office:value-type="string" office:string-value="" table:formula="of:=[.AK111]" table:style-name="ce63"/>
          <table:table-cell office:value-type="string" office:string-value="" table:formula="of:=[.AL111]" table:style-name="ce63"/>
          <table:table-cell office:value-type="string" office:string-value="" table:formula="of:=[.AM111]" table:style-name="ce63"/>
          <table:table-cell office:value-type="string" office:string-value="" table:formula="of:=[.AN111]" table:style-name="ce63"/>
          <table:table-cell office:value-type="string" office:string-value="" table:formula="of:=[.AO111]" table:style-name="ce63"/>
          <table:table-cell office:value-type="string" office:string-value="" table:formula="of:=[.AP111]" table:style-name="ce63"/>
          <table:table-cell office:value-type="string" office:string-value="" table:formula="of:=[.AQ111]" table:style-name="ce63"/>
          <table:table-cell office:value-type="string" office:string-value="" table:formula="of:=[.AR111]" table:style-name="ce63"/>
          <table:table-cell office:value-type="string" office:string-value="" table:formula="of:=[.AS111]" table:style-name="ce63"/>
          <table:table-cell office:value-type="string" office:string-value="" table:formula="of:=[.AT111]" table:style-name="ce63"/>
          <table:table-cell office:value-type="string" office:string-value="" table:formula="of:=[.AU111]" table:style-name="ce63"/>
          <table:table-cell office:value-type="string" office:string-value="" table:formula="of:=[.AV111]" table:style-name="ce63"/>
          <table:table-cell office:value-type="string" office:string-value="" table:formula="of:=[.AW111]" table:style-name="ce63"/>
          <table:table-cell office:value-type="string" office:string-value="" table:formula="of:=[.AX111]" table:style-name="ce63"/>
          <table:table-cell office:value-type="string" office:string-value="" table:formula="of:=[.AY111]" table:style-name="ce63"/>
          <table:table-cell office:value-type="string" office:string-value="" table:formula="of:=[.AZ111]" table:style-name="ce63"/>
          <table:table-cell office:value-type="string" office:string-value="" table:formula="of:=[.BA111]" table:style-name="ce63"/>
          <table:table-cell office:value-type="string" office:string-value="" table:formula="of:=[.BB111]" table:style-name="ce63"/>
          <table:table-cell office:value-type="string" office:string-value="" table:formula="of:=[.BC111]" table:style-name="ce63"/>
          <table:table-cell office:value-type="string" office:string-value="" table:formula="of:=[.BD111]" table:style-name="ce63"/>
          <table:table-cell office:value-type="string" office:string-value="" table:formula="of:=[.BE111]" table:style-name="ce63"/>
          <table:table-cell office:value-type="string" office:string-value="" table:formula="of:=[.BF111]" table:style-name="ce63"/>
          <table:table-cell office:value-type="string" office:string-value="" table:formula="of:=[.BG111]" table:style-name="ce63"/>
          <table:table-cell office:value-type="string" office:string-value="" table:formula="of:=[.BH111]" table:style-name="ce63"/>
          <table:table-cell office:value-type="string" office:string-value="" table:formula="of:=[.BI111]" table:style-name="ce63"/>
          <table:table-cell office:value-type="string" office:string-value="" table:formula="of:=[.BJ111]" table:style-name="ce63"/>
          <table:table-cell office:value-type="string" office:string-value="" table:formula="of:=[.BK111]" table:style-name="ce63"/>
          <table:table-cell office:value-type="string" office:string-value="" table:formula="of:=[.BL111]" table:style-name="ce63"/>
          <table:table-cell office:value-type="string" office:string-value="" table:formula="of:=[.BM111]" table:style-name="ce63"/>
          <table:table-cell office:value-type="string" office:string-value="" table:formula="of:=[.BN111]" table:style-name="ce63"/>
          <table:table-cell office:value-type="string" office:string-value="" table:formula="of:=[.BO111]" table:style-name="ce63"/>
          <table:table-cell office:value-type="string" office:string-value="" table:formula="of:=[.BP111]" table:style-name="ce63"/>
          <table:table-cell office:value-type="string" office:string-value="" table:formula="of:=[.BQ111]" table:style-name="ce63"/>
          <table:table-cell office:value-type="string" office:string-value="" table:formula="of:=[.BR111]" table:style-name="ce63"/>
          <table:table-cell office:value-type="string" office:string-value="" table:formula="of:=[.BS111]" table:style-name="ce63"/>
          <table:table-cell office:value-type="string" office:string-value="" table:formula="of:=[.BT111]" table:style-name="ce63"/>
          <table:table-cell office:value-type="string" office:string-value="" table:formula="of:=[.BU111]" table:style-name="ce63"/>
          <table:table-cell office:value-type="string" office:string-value="" table:formula="of:=[.BV111]" table:style-name="ce63"/>
          <table:table-cell office:value-type="string" office:string-value="" table:formula="of:=[.BW111]" table:style-name="ce63"/>
          <table:table-cell office:value-type="string" office:string-value="" table:formula="of:=[.BX111]" table:style-name="ce63"/>
          <table:table-cell office:value-type="string" office:string-value="" table:formula="of:=[.BY111]" table:style-name="ce63"/>
          <table:table-cell office:value-type="string" office:string-value="" table:formula="of:=[.BZ111]" table:style-name="ce63"/>
          <table:table-cell office:value-type="string" office:string-value="" table:formula="of:=[.CA111]" table:style-name="ce63"/>
          <table:table-cell office:value-type="string" office:string-value="" table:formula="of:=[.CB111]" table:style-name="ce63"/>
          <table:table-cell office:value-type="string" office:string-value="" table:formula="of:=[.CC111]" table:style-name="ce63"/>
          <table:table-cell office:value-type="string" office:string-value="" table:formula="of:=[.CD111]" table:style-name="ce63"/>
          <table:table-cell office:value-type="string" office:string-value="" table:formula="of:=[.CE111]" table:style-name="ce63"/>
          <table:table-cell office:value-type="string" office:string-value="" table:formula="of:=[.CF111]" table:style-name="ce63"/>
          <table:table-cell office:value-type="string" office:string-value="" table:formula="of:=[.CG111]" table:style-name="ce63"/>
          <table:table-cell office:value-type="string" office:string-value="" table:formula="of:=[.CH111]" table:style-name="ce63"/>
          <table:table-cell office:value-type="string" office:string-value="" table:formula="of:=[.CI111]" table:style-name="ce63"/>
          <table:table-cell office:value-type="string" office:string-value="" table:formula="of:=[.CJ111]" table:style-name="ce63"/>
          <table:table-cell office:value-type="string" office:string-value="" table:formula="of:=[.CK111]" table:style-name="ce63"/>
          <table:table-cell office:value-type="string" office:string-value="" table:formula="of:=[.CL111]" table:style-name="ce63"/>
          <table:table-cell office:value-type="string" office:string-value="" table:formula="of:=[.CM111]" table:style-name="ce63"/>
          <table:table-cell office:value-type="string" office:string-value="" table:formula="of:=[.CN111]" table:style-name="ce63"/>
          <table:table-cell office:value-type="string" office:string-value="" table:formula="of:=[.CO111]" table:style-name="ce63"/>
          <table:table-cell office:value-type="string" office:string-value="" table:formula="of:=[.CP111]" table:style-name="ce63"/>
          <table:table-cell office:value-type="string" office:string-value="" table:formula="of:=[.CQ111]" table:style-name="ce63"/>
          <table:table-cell office:value-type="string" office:string-value="" table:formula="of:=[.CR111]" table:style-name="ce63"/>
          <table:table-cell office:value-type="string" office:string-value="" table:formula="of:=[.CS111]" table:style-name="ce63"/>
          <table:table-cell office:value-type="string" office:string-value="" table:formula="of:=[.CT111]" table:style-name="ce63"/>
          <table:table-cell office:value-type="string" office:string-value="" table:formula="of:=[.CU111]" table:style-name="ce63"/>
          <table:table-cell office:value-type="string" office:string-value="" table:formula="of:=[.CV111]" table:style-name="ce63"/>
          <table:table-cell office:value-type="string" office:string-value="" table:formula="of:=[.CW111]" table:style-name="ce63"/>
          <table:table-cell office:value-type="string" office:string-value="" table:formula="of:=[.CX111]" table:style-name="ce63"/>
          <table:table-cell office:value-type="string" office:string-value="" table:formula="of:=[.CY111]" table:style-name="ce63"/>
          <table:table-cell office:value-type="string" office:string-value="" table:formula="of:=[.CZ111]" table:style-name="ce63"/>
          <table:table-cell office:value-type="string" office:string-value="" table:formula="of:=[.DA111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84]&lt;&gt;&quot;&quot;;[Setup.A84];&quot;&quot;)" table:style-name="ce1"/>
          <table:table-cell table:style-name="ce56"/>
          <table:table-cell office:value-type="string" office:string-value="" table:formula="of:=IF([Setup.B84]&lt;&gt;&quot;&quot;;[Setup.B84];&quot;&quot;)" table:style-name="ce1"/>
          <table:table-cell office:value-type="string" office:string-value="" table:formula="of:=[.DB112]" table:style-name="ce42"/>
          <table:table-cell table:style-name="ce49"/>
          <table:table-cell table:style-name="ce50"/>
          <table:table-cell office:value-type="string" office:string-value="" table:formula="of:=[.C112]" table:style-name="ce42"/>
          <table:table-cell office:value-type="string" office:string-value="" table:formula="of:=[.G112]" table:style-name="ce63"/>
          <table:table-cell office:value-type="string" office:string-value="" table:formula="of:=[.H112]" table:style-name="ce63"/>
          <table:table-cell office:value-type="string" office:string-value="" table:formula="of:=[.I112]" table:style-name="ce63"/>
          <table:table-cell office:value-type="string" office:string-value="" table:formula="of:=[.J112]" table:style-name="ce63"/>
          <table:table-cell office:value-type="string" office:string-value="" table:formula="of:=[.K112]" table:style-name="ce63"/>
          <table:table-cell office:value-type="string" office:string-value="" table:formula="of:=[.L112]" table:style-name="ce63"/>
          <table:table-cell office:value-type="string" office:string-value="" table:formula="of:=[.M112]" table:style-name="ce63"/>
          <table:table-cell office:value-type="string" office:string-value="" table:formula="of:=[.N112]" table:style-name="ce63"/>
          <table:table-cell office:value-type="string" office:string-value="" table:formula="of:=[.O112]" table:style-name="ce63"/>
          <table:table-cell office:value-type="string" office:string-value="" table:formula="of:=[.P112]" table:style-name="ce63"/>
          <table:table-cell office:value-type="string" office:string-value="" table:formula="of:=[.Q112]" table:style-name="ce63"/>
          <table:table-cell office:value-type="string" office:string-value="" table:formula="of:=[.R112]" table:style-name="ce63"/>
          <table:table-cell office:value-type="string" office:string-value="" table:formula="of:=[.S112]" table:style-name="ce63"/>
          <table:table-cell office:value-type="string" office:string-value="" table:formula="of:=[.T112]" table:style-name="ce63"/>
          <table:table-cell office:value-type="string" office:string-value="" table:formula="of:=[.U112]" table:style-name="ce63"/>
          <table:table-cell office:value-type="string" office:string-value="" table:formula="of:=[.V112]" table:style-name="ce63"/>
          <table:table-cell office:value-type="string" office:string-value="" table:formula="of:=[.W112]" table:style-name="ce63"/>
          <table:table-cell office:value-type="string" office:string-value="" table:formula="of:=[.X112]" table:style-name="ce63"/>
          <table:table-cell office:value-type="string" office:string-value="" table:formula="of:=[.Y112]" table:style-name="ce63"/>
          <table:table-cell office:value-type="string" office:string-value="" table:formula="of:=[.Z112]" table:style-name="ce63"/>
          <table:table-cell office:value-type="string" office:string-value="" table:formula="of:=[.AA112]" table:style-name="ce63"/>
          <table:table-cell office:value-type="string" office:string-value="" table:formula="of:=[.AB112]" table:style-name="ce63"/>
          <table:table-cell office:value-type="string" office:string-value="" table:formula="of:=[.AC112]" table:style-name="ce63"/>
          <table:table-cell office:value-type="string" office:string-value="" table:formula="of:=[.AD112]" table:style-name="ce63"/>
          <table:table-cell office:value-type="string" office:string-value="" table:formula="of:=[.AE112]" table:style-name="ce63"/>
          <table:table-cell office:value-type="string" office:string-value="" table:formula="of:=[.AF112]" table:style-name="ce63"/>
          <table:table-cell office:value-type="string" office:string-value="" table:formula="of:=[.AG112]" table:style-name="ce63"/>
          <table:table-cell office:value-type="string" office:string-value="" table:formula="of:=[.AH112]" table:style-name="ce63"/>
          <table:table-cell office:value-type="string" office:string-value="" table:formula="of:=[.AI112]" table:style-name="ce63"/>
          <table:table-cell office:value-type="string" office:string-value="" table:formula="of:=[.AJ112]" table:style-name="ce63"/>
          <table:table-cell office:value-type="string" office:string-value="" table:formula="of:=[.AK112]" table:style-name="ce63"/>
          <table:table-cell office:value-type="string" office:string-value="" table:formula="of:=[.AL112]" table:style-name="ce63"/>
          <table:table-cell office:value-type="string" office:string-value="" table:formula="of:=[.AM112]" table:style-name="ce63"/>
          <table:table-cell office:value-type="string" office:string-value="" table:formula="of:=[.AN112]" table:style-name="ce63"/>
          <table:table-cell office:value-type="string" office:string-value="" table:formula="of:=[.AO112]" table:style-name="ce63"/>
          <table:table-cell office:value-type="string" office:string-value="" table:formula="of:=[.AP112]" table:style-name="ce63"/>
          <table:table-cell office:value-type="string" office:string-value="" table:formula="of:=[.AQ112]" table:style-name="ce63"/>
          <table:table-cell office:value-type="string" office:string-value="" table:formula="of:=[.AR112]" table:style-name="ce63"/>
          <table:table-cell office:value-type="string" office:string-value="" table:formula="of:=[.AS112]" table:style-name="ce63"/>
          <table:table-cell office:value-type="string" office:string-value="" table:formula="of:=[.AT112]" table:style-name="ce63"/>
          <table:table-cell office:value-type="string" office:string-value="" table:formula="of:=[.AU112]" table:style-name="ce63"/>
          <table:table-cell office:value-type="string" office:string-value="" table:formula="of:=[.AV112]" table:style-name="ce63"/>
          <table:table-cell office:value-type="string" office:string-value="" table:formula="of:=[.AW112]" table:style-name="ce63"/>
          <table:table-cell office:value-type="string" office:string-value="" table:formula="of:=[.AX112]" table:style-name="ce63"/>
          <table:table-cell office:value-type="string" office:string-value="" table:formula="of:=[.AY112]" table:style-name="ce63"/>
          <table:table-cell office:value-type="string" office:string-value="" table:formula="of:=[.AZ112]" table:style-name="ce63"/>
          <table:table-cell office:value-type="string" office:string-value="" table:formula="of:=[.BA112]" table:style-name="ce63"/>
          <table:table-cell office:value-type="string" office:string-value="" table:formula="of:=[.BB112]" table:style-name="ce63"/>
          <table:table-cell office:value-type="string" office:string-value="" table:formula="of:=[.BC112]" table:style-name="ce63"/>
          <table:table-cell office:value-type="string" office:string-value="" table:formula="of:=[.BD112]" table:style-name="ce63"/>
          <table:table-cell office:value-type="string" office:string-value="" table:formula="of:=[.BE112]" table:style-name="ce63"/>
          <table:table-cell office:value-type="string" office:string-value="" table:formula="of:=[.BF112]" table:style-name="ce63"/>
          <table:table-cell office:value-type="string" office:string-value="" table:formula="of:=[.BG112]" table:style-name="ce63"/>
          <table:table-cell office:value-type="string" office:string-value="" table:formula="of:=[.BH112]" table:style-name="ce63"/>
          <table:table-cell office:value-type="string" office:string-value="" table:formula="of:=[.BI112]" table:style-name="ce63"/>
          <table:table-cell office:value-type="string" office:string-value="" table:formula="of:=[.BJ112]" table:style-name="ce63"/>
          <table:table-cell office:value-type="string" office:string-value="" table:formula="of:=[.BK112]" table:style-name="ce63"/>
          <table:table-cell office:value-type="string" office:string-value="" table:formula="of:=[.BL112]" table:style-name="ce63"/>
          <table:table-cell office:value-type="string" office:string-value="" table:formula="of:=[.BM112]" table:style-name="ce63"/>
          <table:table-cell office:value-type="string" office:string-value="" table:formula="of:=[.BN112]" table:style-name="ce63"/>
          <table:table-cell office:value-type="string" office:string-value="" table:formula="of:=[.BO112]" table:style-name="ce63"/>
          <table:table-cell office:value-type="string" office:string-value="" table:formula="of:=[.BP112]" table:style-name="ce63"/>
          <table:table-cell office:value-type="string" office:string-value="" table:formula="of:=[.BQ112]" table:style-name="ce63"/>
          <table:table-cell office:value-type="string" office:string-value="" table:formula="of:=[.BR112]" table:style-name="ce63"/>
          <table:table-cell office:value-type="string" office:string-value="" table:formula="of:=[.BS112]" table:style-name="ce63"/>
          <table:table-cell office:value-type="string" office:string-value="" table:formula="of:=[.BT112]" table:style-name="ce63"/>
          <table:table-cell office:value-type="string" office:string-value="" table:formula="of:=[.BU112]" table:style-name="ce63"/>
          <table:table-cell office:value-type="string" office:string-value="" table:formula="of:=[.BV112]" table:style-name="ce63"/>
          <table:table-cell office:value-type="string" office:string-value="" table:formula="of:=[.BW112]" table:style-name="ce63"/>
          <table:table-cell office:value-type="string" office:string-value="" table:formula="of:=[.BX112]" table:style-name="ce63"/>
          <table:table-cell office:value-type="string" office:string-value="" table:formula="of:=[.BY112]" table:style-name="ce63"/>
          <table:table-cell office:value-type="string" office:string-value="" table:formula="of:=[.BZ112]" table:style-name="ce63"/>
          <table:table-cell office:value-type="string" office:string-value="" table:formula="of:=[.CA112]" table:style-name="ce63"/>
          <table:table-cell office:value-type="string" office:string-value="" table:formula="of:=[.CB112]" table:style-name="ce63"/>
          <table:table-cell office:value-type="string" office:string-value="" table:formula="of:=[.CC112]" table:style-name="ce63"/>
          <table:table-cell office:value-type="string" office:string-value="" table:formula="of:=[.CD112]" table:style-name="ce63"/>
          <table:table-cell office:value-type="string" office:string-value="" table:formula="of:=[.CE112]" table:style-name="ce63"/>
          <table:table-cell office:value-type="string" office:string-value="" table:formula="of:=[.CF112]" table:style-name="ce63"/>
          <table:table-cell office:value-type="string" office:string-value="" table:formula="of:=[.CG112]" table:style-name="ce63"/>
          <table:table-cell office:value-type="string" office:string-value="" table:formula="of:=[.CH112]" table:style-name="ce63"/>
          <table:table-cell office:value-type="string" office:string-value="" table:formula="of:=[.CI112]" table:style-name="ce63"/>
          <table:table-cell office:value-type="string" office:string-value="" table:formula="of:=[.CJ112]" table:style-name="ce63"/>
          <table:table-cell office:value-type="string" office:string-value="" table:formula="of:=[.CK112]" table:style-name="ce63"/>
          <table:table-cell office:value-type="string" office:string-value="" table:formula="of:=[.CL112]" table:style-name="ce63"/>
          <table:table-cell office:value-type="string" office:string-value="" table:formula="of:=[.CM112]" table:style-name="ce63"/>
          <table:table-cell office:value-type="string" office:string-value="" table:formula="of:=[.CN112]" table:style-name="ce63"/>
          <table:table-cell office:value-type="string" office:string-value="" table:formula="of:=[.CO112]" table:style-name="ce63"/>
          <table:table-cell office:value-type="string" office:string-value="" table:formula="of:=[.CP112]" table:style-name="ce63"/>
          <table:table-cell office:value-type="string" office:string-value="" table:formula="of:=[.CQ112]" table:style-name="ce63"/>
          <table:table-cell office:value-type="string" office:string-value="" table:formula="of:=[.CR112]" table:style-name="ce63"/>
          <table:table-cell office:value-type="string" office:string-value="" table:formula="of:=[.CS112]" table:style-name="ce63"/>
          <table:table-cell office:value-type="string" office:string-value="" table:formula="of:=[.CT112]" table:style-name="ce63"/>
          <table:table-cell office:value-type="string" office:string-value="" table:formula="of:=[.CU112]" table:style-name="ce63"/>
          <table:table-cell office:value-type="string" office:string-value="" table:formula="of:=[.CV112]" table:style-name="ce63"/>
          <table:table-cell office:value-type="string" office:string-value="" table:formula="of:=[.CW112]" table:style-name="ce63"/>
          <table:table-cell office:value-type="string" office:string-value="" table:formula="of:=[.CX112]" table:style-name="ce63"/>
          <table:table-cell office:value-type="string" office:string-value="" table:formula="of:=[.CY112]" table:style-name="ce63"/>
          <table:table-cell office:value-type="string" office:string-value="" table:formula="of:=[.CZ112]" table:style-name="ce63"/>
          <table:table-cell office:value-type="string" office:string-value="" table:formula="of:=[.DA112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85]&lt;&gt;&quot;&quot;;[Setup.A85];&quot;&quot;)" table:style-name="ce1"/>
          <table:table-cell table:style-name="ce56"/>
          <table:table-cell office:value-type="string" office:string-value="" table:formula="of:=IF([Setup.B85]&lt;&gt;&quot;&quot;;[Setup.B85];&quot;&quot;)" table:style-name="ce1"/>
          <table:table-cell office:value-type="string" office:string-value="" table:formula="of:=[.DB113]" table:style-name="ce42"/>
          <table:table-cell table:style-name="ce49"/>
          <table:table-cell table:style-name="ce50"/>
          <table:table-cell office:value-type="string" office:string-value="" table:formula="of:=[.C113]" table:style-name="ce42"/>
          <table:table-cell office:value-type="string" office:string-value="" table:formula="of:=[.G113]" table:style-name="ce63"/>
          <table:table-cell office:value-type="string" office:string-value="" table:formula="of:=[.H113]" table:style-name="ce63"/>
          <table:table-cell office:value-type="string" office:string-value="" table:formula="of:=[.I113]" table:style-name="ce63"/>
          <table:table-cell office:value-type="string" office:string-value="" table:formula="of:=[.J113]" table:style-name="ce63"/>
          <table:table-cell office:value-type="string" office:string-value="" table:formula="of:=[.K113]" table:style-name="ce63"/>
          <table:table-cell office:value-type="string" office:string-value="" table:formula="of:=[.L113]" table:style-name="ce63"/>
          <table:table-cell office:value-type="string" office:string-value="" table:formula="of:=[.M113]" table:style-name="ce63"/>
          <table:table-cell office:value-type="string" office:string-value="" table:formula="of:=[.N113]" table:style-name="ce63"/>
          <table:table-cell office:value-type="string" office:string-value="" table:formula="of:=[.O113]" table:style-name="ce63"/>
          <table:table-cell office:value-type="string" office:string-value="" table:formula="of:=[.P113]" table:style-name="ce63"/>
          <table:table-cell office:value-type="string" office:string-value="" table:formula="of:=[.Q113]" table:style-name="ce63"/>
          <table:table-cell office:value-type="string" office:string-value="" table:formula="of:=[.R113]" table:style-name="ce63"/>
          <table:table-cell office:value-type="string" office:string-value="" table:formula="of:=[.S113]" table:style-name="ce63"/>
          <table:table-cell office:value-type="string" office:string-value="" table:formula="of:=[.T113]" table:style-name="ce63"/>
          <table:table-cell office:value-type="string" office:string-value="" table:formula="of:=[.U113]" table:style-name="ce63"/>
          <table:table-cell office:value-type="string" office:string-value="" table:formula="of:=[.V113]" table:style-name="ce63"/>
          <table:table-cell office:value-type="string" office:string-value="" table:formula="of:=[.W113]" table:style-name="ce63"/>
          <table:table-cell office:value-type="string" office:string-value="" table:formula="of:=[.X113]" table:style-name="ce63"/>
          <table:table-cell office:value-type="string" office:string-value="" table:formula="of:=[.Y113]" table:style-name="ce63"/>
          <table:table-cell office:value-type="string" office:string-value="" table:formula="of:=[.Z113]" table:style-name="ce63"/>
          <table:table-cell office:value-type="string" office:string-value="" table:formula="of:=[.AA113]" table:style-name="ce63"/>
          <table:table-cell office:value-type="string" office:string-value="" table:formula="of:=[.AB113]" table:style-name="ce63"/>
          <table:table-cell office:value-type="string" office:string-value="" table:formula="of:=[.AC113]" table:style-name="ce63"/>
          <table:table-cell office:value-type="string" office:string-value="" table:formula="of:=[.AD113]" table:style-name="ce63"/>
          <table:table-cell office:value-type="string" office:string-value="" table:formula="of:=[.AE113]" table:style-name="ce63"/>
          <table:table-cell office:value-type="string" office:string-value="" table:formula="of:=[.AF113]" table:style-name="ce63"/>
          <table:table-cell office:value-type="string" office:string-value="" table:formula="of:=[.AG113]" table:style-name="ce63"/>
          <table:table-cell office:value-type="string" office:string-value="" table:formula="of:=[.AH113]" table:style-name="ce63"/>
          <table:table-cell office:value-type="string" office:string-value="" table:formula="of:=[.AI113]" table:style-name="ce63"/>
          <table:table-cell office:value-type="string" office:string-value="" table:formula="of:=[.AJ113]" table:style-name="ce63"/>
          <table:table-cell office:value-type="string" office:string-value="" table:formula="of:=[.AK113]" table:style-name="ce63"/>
          <table:table-cell office:value-type="string" office:string-value="" table:formula="of:=[.AL113]" table:style-name="ce63"/>
          <table:table-cell office:value-type="string" office:string-value="" table:formula="of:=[.AM113]" table:style-name="ce63"/>
          <table:table-cell office:value-type="string" office:string-value="" table:formula="of:=[.AN113]" table:style-name="ce63"/>
          <table:table-cell office:value-type="string" office:string-value="" table:formula="of:=[.AO113]" table:style-name="ce63"/>
          <table:table-cell office:value-type="string" office:string-value="" table:formula="of:=[.AP113]" table:style-name="ce63"/>
          <table:table-cell office:value-type="string" office:string-value="" table:formula="of:=[.AQ113]" table:style-name="ce63"/>
          <table:table-cell office:value-type="string" office:string-value="" table:formula="of:=[.AR113]" table:style-name="ce63"/>
          <table:table-cell office:value-type="string" office:string-value="" table:formula="of:=[.AS113]" table:style-name="ce63"/>
          <table:table-cell office:value-type="string" office:string-value="" table:formula="of:=[.AT113]" table:style-name="ce63"/>
          <table:table-cell office:value-type="string" office:string-value="" table:formula="of:=[.AU113]" table:style-name="ce63"/>
          <table:table-cell office:value-type="string" office:string-value="" table:formula="of:=[.AV113]" table:style-name="ce63"/>
          <table:table-cell office:value-type="string" office:string-value="" table:formula="of:=[.AW113]" table:style-name="ce63"/>
          <table:table-cell office:value-type="string" office:string-value="" table:formula="of:=[.AX113]" table:style-name="ce63"/>
          <table:table-cell office:value-type="string" office:string-value="" table:formula="of:=[.AY113]" table:style-name="ce63"/>
          <table:table-cell office:value-type="string" office:string-value="" table:formula="of:=[.AZ113]" table:style-name="ce63"/>
          <table:table-cell office:value-type="string" office:string-value="" table:formula="of:=[.BA113]" table:style-name="ce63"/>
          <table:table-cell office:value-type="string" office:string-value="" table:formula="of:=[.BB113]" table:style-name="ce63"/>
          <table:table-cell office:value-type="string" office:string-value="" table:formula="of:=[.BC113]" table:style-name="ce63"/>
          <table:table-cell office:value-type="string" office:string-value="" table:formula="of:=[.BD113]" table:style-name="ce63"/>
          <table:table-cell office:value-type="string" office:string-value="" table:formula="of:=[.BE113]" table:style-name="ce63"/>
          <table:table-cell office:value-type="string" office:string-value="" table:formula="of:=[.BF113]" table:style-name="ce63"/>
          <table:table-cell office:value-type="string" office:string-value="" table:formula="of:=[.BG113]" table:style-name="ce63"/>
          <table:table-cell office:value-type="string" office:string-value="" table:formula="of:=[.BH113]" table:style-name="ce63"/>
          <table:table-cell office:value-type="string" office:string-value="" table:formula="of:=[.BI113]" table:style-name="ce63"/>
          <table:table-cell office:value-type="string" office:string-value="" table:formula="of:=[.BJ113]" table:style-name="ce63"/>
          <table:table-cell office:value-type="string" office:string-value="" table:formula="of:=[.BK113]" table:style-name="ce63"/>
          <table:table-cell office:value-type="string" office:string-value="" table:formula="of:=[.BL113]" table:style-name="ce63"/>
          <table:table-cell office:value-type="string" office:string-value="" table:formula="of:=[.BM113]" table:style-name="ce63"/>
          <table:table-cell office:value-type="string" office:string-value="" table:formula="of:=[.BN113]" table:style-name="ce63"/>
          <table:table-cell office:value-type="string" office:string-value="" table:formula="of:=[.BO113]" table:style-name="ce63"/>
          <table:table-cell office:value-type="string" office:string-value="" table:formula="of:=[.BP113]" table:style-name="ce63"/>
          <table:table-cell office:value-type="string" office:string-value="" table:formula="of:=[.BQ113]" table:style-name="ce63"/>
          <table:table-cell office:value-type="string" office:string-value="" table:formula="of:=[.BR113]" table:style-name="ce63"/>
          <table:table-cell office:value-type="string" office:string-value="" table:formula="of:=[.BS113]" table:style-name="ce63"/>
          <table:table-cell office:value-type="string" office:string-value="" table:formula="of:=[.BT113]" table:style-name="ce63"/>
          <table:table-cell office:value-type="string" office:string-value="" table:formula="of:=[.BU113]" table:style-name="ce63"/>
          <table:table-cell office:value-type="string" office:string-value="" table:formula="of:=[.BV113]" table:style-name="ce63"/>
          <table:table-cell office:value-type="string" office:string-value="" table:formula="of:=[.BW113]" table:style-name="ce63"/>
          <table:table-cell office:value-type="string" office:string-value="" table:formula="of:=[.BX113]" table:style-name="ce63"/>
          <table:table-cell office:value-type="string" office:string-value="" table:formula="of:=[.BY113]" table:style-name="ce63"/>
          <table:table-cell office:value-type="string" office:string-value="" table:formula="of:=[.BZ113]" table:style-name="ce63"/>
          <table:table-cell office:value-type="string" office:string-value="" table:formula="of:=[.CA113]" table:style-name="ce63"/>
          <table:table-cell office:value-type="string" office:string-value="" table:formula="of:=[.CB113]" table:style-name="ce63"/>
          <table:table-cell office:value-type="string" office:string-value="" table:formula="of:=[.CC113]" table:style-name="ce63"/>
          <table:table-cell office:value-type="string" office:string-value="" table:formula="of:=[.CD113]" table:style-name="ce63"/>
          <table:table-cell office:value-type="string" office:string-value="" table:formula="of:=[.CE113]" table:style-name="ce63"/>
          <table:table-cell office:value-type="string" office:string-value="" table:formula="of:=[.CF113]" table:style-name="ce63"/>
          <table:table-cell office:value-type="string" office:string-value="" table:formula="of:=[.CG113]" table:style-name="ce63"/>
          <table:table-cell office:value-type="string" office:string-value="" table:formula="of:=[.CH113]" table:style-name="ce63"/>
          <table:table-cell office:value-type="string" office:string-value="" table:formula="of:=[.CI113]" table:style-name="ce63"/>
          <table:table-cell office:value-type="string" office:string-value="" table:formula="of:=[.CJ113]" table:style-name="ce63"/>
          <table:table-cell office:value-type="string" office:string-value="" table:formula="of:=[.CK113]" table:style-name="ce63"/>
          <table:table-cell office:value-type="string" office:string-value="" table:formula="of:=[.CL113]" table:style-name="ce63"/>
          <table:table-cell office:value-type="string" office:string-value="" table:formula="of:=[.CM113]" table:style-name="ce63"/>
          <table:table-cell office:value-type="string" office:string-value="" table:formula="of:=[.CN113]" table:style-name="ce63"/>
          <table:table-cell office:value-type="string" office:string-value="" table:formula="of:=[.CO113]" table:style-name="ce63"/>
          <table:table-cell office:value-type="string" office:string-value="" table:formula="of:=[.CP113]" table:style-name="ce63"/>
          <table:table-cell office:value-type="string" office:string-value="" table:formula="of:=[.CQ113]" table:style-name="ce63"/>
          <table:table-cell office:value-type="string" office:string-value="" table:formula="of:=[.CR113]" table:style-name="ce63"/>
          <table:table-cell office:value-type="string" office:string-value="" table:formula="of:=[.CS113]" table:style-name="ce63"/>
          <table:table-cell office:value-type="string" office:string-value="" table:formula="of:=[.CT113]" table:style-name="ce63"/>
          <table:table-cell office:value-type="string" office:string-value="" table:formula="of:=[.CU113]" table:style-name="ce63"/>
          <table:table-cell office:value-type="string" office:string-value="" table:formula="of:=[.CV113]" table:style-name="ce63"/>
          <table:table-cell office:value-type="string" office:string-value="" table:formula="of:=[.CW113]" table:style-name="ce63"/>
          <table:table-cell office:value-type="string" office:string-value="" table:formula="of:=[.CX113]" table:style-name="ce63"/>
          <table:table-cell office:value-type="string" office:string-value="" table:formula="of:=[.CY113]" table:style-name="ce63"/>
          <table:table-cell office:value-type="string" office:string-value="" table:formula="of:=[.CZ113]" table:style-name="ce63"/>
          <table:table-cell office:value-type="string" office:string-value="" table:formula="of:=[.DA113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86]&lt;&gt;&quot;&quot;;[Setup.A86];&quot;&quot;)" table:style-name="ce1"/>
          <table:table-cell table:style-name="ce56"/>
          <table:table-cell office:value-type="string" office:string-value="" table:formula="of:=IF([Setup.B86]&lt;&gt;&quot;&quot;;[Setup.B86];&quot;&quot;)" table:style-name="ce1"/>
          <table:table-cell office:value-type="string" office:string-value="" table:formula="of:=[.DB114]" table:style-name="ce42"/>
          <table:table-cell table:style-name="ce49"/>
          <table:table-cell table:style-name="ce50"/>
          <table:table-cell office:value-type="string" office:string-value="" table:formula="of:=[.C114]" table:style-name="ce42"/>
          <table:table-cell office:value-type="string" office:string-value="" table:formula="of:=[.G114]" table:style-name="ce63"/>
          <table:table-cell office:value-type="string" office:string-value="" table:formula="of:=[.H114]" table:style-name="ce63"/>
          <table:table-cell office:value-type="string" office:string-value="" table:formula="of:=[.I114]" table:style-name="ce63"/>
          <table:table-cell office:value-type="string" office:string-value="" table:formula="of:=[.J114]" table:style-name="ce63"/>
          <table:table-cell office:value-type="string" office:string-value="" table:formula="of:=[.K114]" table:style-name="ce63"/>
          <table:table-cell office:value-type="string" office:string-value="" table:formula="of:=[.L114]" table:style-name="ce63"/>
          <table:table-cell office:value-type="string" office:string-value="" table:formula="of:=[.M114]" table:style-name="ce63"/>
          <table:table-cell office:value-type="string" office:string-value="" table:formula="of:=[.N114]" table:style-name="ce63"/>
          <table:table-cell office:value-type="string" office:string-value="" table:formula="of:=[.O114]" table:style-name="ce63"/>
          <table:table-cell office:value-type="string" office:string-value="" table:formula="of:=[.P114]" table:style-name="ce63"/>
          <table:table-cell office:value-type="string" office:string-value="" table:formula="of:=[.Q114]" table:style-name="ce63"/>
          <table:table-cell office:value-type="string" office:string-value="" table:formula="of:=[.R114]" table:style-name="ce63"/>
          <table:table-cell office:value-type="string" office:string-value="" table:formula="of:=[.S114]" table:style-name="ce63"/>
          <table:table-cell office:value-type="string" office:string-value="" table:formula="of:=[.T114]" table:style-name="ce63"/>
          <table:table-cell office:value-type="string" office:string-value="" table:formula="of:=[.U114]" table:style-name="ce63"/>
          <table:table-cell office:value-type="string" office:string-value="" table:formula="of:=[.V114]" table:style-name="ce63"/>
          <table:table-cell office:value-type="string" office:string-value="" table:formula="of:=[.W114]" table:style-name="ce63"/>
          <table:table-cell office:value-type="string" office:string-value="" table:formula="of:=[.X114]" table:style-name="ce63"/>
          <table:table-cell office:value-type="string" office:string-value="" table:formula="of:=[.Y114]" table:style-name="ce63"/>
          <table:table-cell office:value-type="string" office:string-value="" table:formula="of:=[.Z114]" table:style-name="ce63"/>
          <table:table-cell office:value-type="string" office:string-value="" table:formula="of:=[.AA114]" table:style-name="ce63"/>
          <table:table-cell office:value-type="string" office:string-value="" table:formula="of:=[.AB114]" table:style-name="ce63"/>
          <table:table-cell office:value-type="string" office:string-value="" table:formula="of:=[.AC114]" table:style-name="ce63"/>
          <table:table-cell office:value-type="string" office:string-value="" table:formula="of:=[.AD114]" table:style-name="ce63"/>
          <table:table-cell office:value-type="string" office:string-value="" table:formula="of:=[.AE114]" table:style-name="ce63"/>
          <table:table-cell office:value-type="string" office:string-value="" table:formula="of:=[.AF114]" table:style-name="ce63"/>
          <table:table-cell office:value-type="string" office:string-value="" table:formula="of:=[.AG114]" table:style-name="ce63"/>
          <table:table-cell office:value-type="string" office:string-value="" table:formula="of:=[.AH114]" table:style-name="ce63"/>
          <table:table-cell office:value-type="string" office:string-value="" table:formula="of:=[.AI114]" table:style-name="ce63"/>
          <table:table-cell office:value-type="string" office:string-value="" table:formula="of:=[.AJ114]" table:style-name="ce63"/>
          <table:table-cell office:value-type="string" office:string-value="" table:formula="of:=[.AK114]" table:style-name="ce63"/>
          <table:table-cell office:value-type="string" office:string-value="" table:formula="of:=[.AL114]" table:style-name="ce63"/>
          <table:table-cell office:value-type="string" office:string-value="" table:formula="of:=[.AM114]" table:style-name="ce63"/>
          <table:table-cell office:value-type="string" office:string-value="" table:formula="of:=[.AN114]" table:style-name="ce63"/>
          <table:table-cell office:value-type="string" office:string-value="" table:formula="of:=[.AO114]" table:style-name="ce63"/>
          <table:table-cell office:value-type="string" office:string-value="" table:formula="of:=[.AP114]" table:style-name="ce63"/>
          <table:table-cell office:value-type="string" office:string-value="" table:formula="of:=[.AQ114]" table:style-name="ce63"/>
          <table:table-cell office:value-type="string" office:string-value="" table:formula="of:=[.AR114]" table:style-name="ce63"/>
          <table:table-cell office:value-type="string" office:string-value="" table:formula="of:=[.AS114]" table:style-name="ce63"/>
          <table:table-cell office:value-type="string" office:string-value="" table:formula="of:=[.AT114]" table:style-name="ce63"/>
          <table:table-cell office:value-type="string" office:string-value="" table:formula="of:=[.AU114]" table:style-name="ce63"/>
          <table:table-cell office:value-type="string" office:string-value="" table:formula="of:=[.AV114]" table:style-name="ce63"/>
          <table:table-cell office:value-type="string" office:string-value="" table:formula="of:=[.AW114]" table:style-name="ce63"/>
          <table:table-cell office:value-type="string" office:string-value="" table:formula="of:=[.AX114]" table:style-name="ce63"/>
          <table:table-cell office:value-type="string" office:string-value="" table:formula="of:=[.AY114]" table:style-name="ce63"/>
          <table:table-cell office:value-type="string" office:string-value="" table:formula="of:=[.AZ114]" table:style-name="ce63"/>
          <table:table-cell office:value-type="string" office:string-value="" table:formula="of:=[.BA114]" table:style-name="ce63"/>
          <table:table-cell office:value-type="string" office:string-value="" table:formula="of:=[.BB114]" table:style-name="ce63"/>
          <table:table-cell office:value-type="string" office:string-value="" table:formula="of:=[.BC114]" table:style-name="ce63"/>
          <table:table-cell office:value-type="string" office:string-value="" table:formula="of:=[.BD114]" table:style-name="ce63"/>
          <table:table-cell office:value-type="string" office:string-value="" table:formula="of:=[.BE114]" table:style-name="ce63"/>
          <table:table-cell office:value-type="string" office:string-value="" table:formula="of:=[.BF114]" table:style-name="ce63"/>
          <table:table-cell office:value-type="string" office:string-value="" table:formula="of:=[.BG114]" table:style-name="ce63"/>
          <table:table-cell office:value-type="string" office:string-value="" table:formula="of:=[.BH114]" table:style-name="ce63"/>
          <table:table-cell office:value-type="string" office:string-value="" table:formula="of:=[.BI114]" table:style-name="ce63"/>
          <table:table-cell office:value-type="string" office:string-value="" table:formula="of:=[.BJ114]" table:style-name="ce63"/>
          <table:table-cell office:value-type="string" office:string-value="" table:formula="of:=[.BK114]" table:style-name="ce63"/>
          <table:table-cell office:value-type="string" office:string-value="" table:formula="of:=[.BL114]" table:style-name="ce63"/>
          <table:table-cell office:value-type="string" office:string-value="" table:formula="of:=[.BM114]" table:style-name="ce63"/>
          <table:table-cell office:value-type="string" office:string-value="" table:formula="of:=[.BN114]" table:style-name="ce63"/>
          <table:table-cell office:value-type="string" office:string-value="" table:formula="of:=[.BO114]" table:style-name="ce63"/>
          <table:table-cell office:value-type="string" office:string-value="" table:formula="of:=[.BP114]" table:style-name="ce63"/>
          <table:table-cell office:value-type="string" office:string-value="" table:formula="of:=[.BQ114]" table:style-name="ce63"/>
          <table:table-cell office:value-type="string" office:string-value="" table:formula="of:=[.BR114]" table:style-name="ce63"/>
          <table:table-cell office:value-type="string" office:string-value="" table:formula="of:=[.BS114]" table:style-name="ce63"/>
          <table:table-cell office:value-type="string" office:string-value="" table:formula="of:=[.BT114]" table:style-name="ce63"/>
          <table:table-cell office:value-type="string" office:string-value="" table:formula="of:=[.BU114]" table:style-name="ce63"/>
          <table:table-cell office:value-type="string" office:string-value="" table:formula="of:=[.BV114]" table:style-name="ce63"/>
          <table:table-cell office:value-type="string" office:string-value="" table:formula="of:=[.BW114]" table:style-name="ce63"/>
          <table:table-cell office:value-type="string" office:string-value="" table:formula="of:=[.BX114]" table:style-name="ce63"/>
          <table:table-cell office:value-type="string" office:string-value="" table:formula="of:=[.BY114]" table:style-name="ce63"/>
          <table:table-cell office:value-type="string" office:string-value="" table:formula="of:=[.BZ114]" table:style-name="ce63"/>
          <table:table-cell office:value-type="string" office:string-value="" table:formula="of:=[.CA114]" table:style-name="ce63"/>
          <table:table-cell office:value-type="string" office:string-value="" table:formula="of:=[.CB114]" table:style-name="ce63"/>
          <table:table-cell office:value-type="string" office:string-value="" table:formula="of:=[.CC114]" table:style-name="ce63"/>
          <table:table-cell office:value-type="string" office:string-value="" table:formula="of:=[.CD114]" table:style-name="ce63"/>
          <table:table-cell office:value-type="string" office:string-value="" table:formula="of:=[.CE114]" table:style-name="ce63"/>
          <table:table-cell office:value-type="string" office:string-value="" table:formula="of:=[.CF114]" table:style-name="ce63"/>
          <table:table-cell office:value-type="string" office:string-value="" table:formula="of:=[.CG114]" table:style-name="ce63"/>
          <table:table-cell office:value-type="string" office:string-value="" table:formula="of:=[.CH114]" table:style-name="ce63"/>
          <table:table-cell office:value-type="string" office:string-value="" table:formula="of:=[.CI114]" table:style-name="ce63"/>
          <table:table-cell office:value-type="string" office:string-value="" table:formula="of:=[.CJ114]" table:style-name="ce63"/>
          <table:table-cell office:value-type="string" office:string-value="" table:formula="of:=[.CK114]" table:style-name="ce63"/>
          <table:table-cell office:value-type="string" office:string-value="" table:formula="of:=[.CL114]" table:style-name="ce63"/>
          <table:table-cell office:value-type="string" office:string-value="" table:formula="of:=[.CM114]" table:style-name="ce63"/>
          <table:table-cell office:value-type="string" office:string-value="" table:formula="of:=[.CN114]" table:style-name="ce63"/>
          <table:table-cell office:value-type="string" office:string-value="" table:formula="of:=[.CO114]" table:style-name="ce63"/>
          <table:table-cell office:value-type="string" office:string-value="" table:formula="of:=[.CP114]" table:style-name="ce63"/>
          <table:table-cell office:value-type="string" office:string-value="" table:formula="of:=[.CQ114]" table:style-name="ce63"/>
          <table:table-cell office:value-type="string" office:string-value="" table:formula="of:=[.CR114]" table:style-name="ce63"/>
          <table:table-cell office:value-type="string" office:string-value="" table:formula="of:=[.CS114]" table:style-name="ce63"/>
          <table:table-cell office:value-type="string" office:string-value="" table:formula="of:=[.CT114]" table:style-name="ce63"/>
          <table:table-cell office:value-type="string" office:string-value="" table:formula="of:=[.CU114]" table:style-name="ce63"/>
          <table:table-cell office:value-type="string" office:string-value="" table:formula="of:=[.CV114]" table:style-name="ce63"/>
          <table:table-cell office:value-type="string" office:string-value="" table:formula="of:=[.CW114]" table:style-name="ce63"/>
          <table:table-cell office:value-type="string" office:string-value="" table:formula="of:=[.CX114]" table:style-name="ce63"/>
          <table:table-cell office:value-type="string" office:string-value="" table:formula="of:=[.CY114]" table:style-name="ce63"/>
          <table:table-cell office:value-type="string" office:string-value="" table:formula="of:=[.CZ114]" table:style-name="ce63"/>
          <table:table-cell office:value-type="string" office:string-value="" table:formula="of:=[.DA114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87]&lt;&gt;&quot;&quot;;[Setup.A87];&quot;&quot;)" table:style-name="ce1"/>
          <table:table-cell table:style-name="ce56"/>
          <table:table-cell office:value-type="string" office:string-value="" table:formula="of:=IF([Setup.B87]&lt;&gt;&quot;&quot;;[Setup.B87];&quot;&quot;)" table:style-name="ce1"/>
          <table:table-cell office:value-type="string" office:string-value="" table:formula="of:=[.DB115]" table:style-name="ce42"/>
          <table:table-cell table:style-name="ce49"/>
          <table:table-cell table:style-name="ce50"/>
          <table:table-cell office:value-type="string" office:string-value="" table:formula="of:=[.C115]" table:style-name="ce42"/>
          <table:table-cell office:value-type="string" office:string-value="" table:formula="of:=[.G115]" table:style-name="ce63"/>
          <table:table-cell office:value-type="string" office:string-value="" table:formula="of:=[.H115]" table:style-name="ce63"/>
          <table:table-cell office:value-type="string" office:string-value="" table:formula="of:=[.I115]" table:style-name="ce63"/>
          <table:table-cell office:value-type="string" office:string-value="" table:formula="of:=[.J115]" table:style-name="ce63"/>
          <table:table-cell office:value-type="string" office:string-value="" table:formula="of:=[.K115]" table:style-name="ce63"/>
          <table:table-cell office:value-type="string" office:string-value="" table:formula="of:=[.L115]" table:style-name="ce63"/>
          <table:table-cell office:value-type="string" office:string-value="" table:formula="of:=[.M115]" table:style-name="ce63"/>
          <table:table-cell office:value-type="string" office:string-value="" table:formula="of:=[.N115]" table:style-name="ce63"/>
          <table:table-cell office:value-type="string" office:string-value="" table:formula="of:=[.O115]" table:style-name="ce63"/>
          <table:table-cell office:value-type="string" office:string-value="" table:formula="of:=[.P115]" table:style-name="ce63"/>
          <table:table-cell office:value-type="string" office:string-value="" table:formula="of:=[.Q115]" table:style-name="ce63"/>
          <table:table-cell office:value-type="string" office:string-value="" table:formula="of:=[.R115]" table:style-name="ce63"/>
          <table:table-cell office:value-type="string" office:string-value="" table:formula="of:=[.S115]" table:style-name="ce63"/>
          <table:table-cell office:value-type="string" office:string-value="" table:formula="of:=[.T115]" table:style-name="ce63"/>
          <table:table-cell office:value-type="string" office:string-value="" table:formula="of:=[.U115]" table:style-name="ce63"/>
          <table:table-cell office:value-type="string" office:string-value="" table:formula="of:=[.V115]" table:style-name="ce63"/>
          <table:table-cell office:value-type="string" office:string-value="" table:formula="of:=[.W115]" table:style-name="ce63"/>
          <table:table-cell office:value-type="string" office:string-value="" table:formula="of:=[.X115]" table:style-name="ce63"/>
          <table:table-cell office:value-type="string" office:string-value="" table:formula="of:=[.Y115]" table:style-name="ce63"/>
          <table:table-cell office:value-type="string" office:string-value="" table:formula="of:=[.Z115]" table:style-name="ce63"/>
          <table:table-cell office:value-type="string" office:string-value="" table:formula="of:=[.AA115]" table:style-name="ce63"/>
          <table:table-cell office:value-type="string" office:string-value="" table:formula="of:=[.AB115]" table:style-name="ce63"/>
          <table:table-cell office:value-type="string" office:string-value="" table:formula="of:=[.AC115]" table:style-name="ce63"/>
          <table:table-cell office:value-type="string" office:string-value="" table:formula="of:=[.AD115]" table:style-name="ce63"/>
          <table:table-cell office:value-type="string" office:string-value="" table:formula="of:=[.AE115]" table:style-name="ce63"/>
          <table:table-cell office:value-type="string" office:string-value="" table:formula="of:=[.AF115]" table:style-name="ce63"/>
          <table:table-cell office:value-type="string" office:string-value="" table:formula="of:=[.AG115]" table:style-name="ce63"/>
          <table:table-cell office:value-type="string" office:string-value="" table:formula="of:=[.AH115]" table:style-name="ce63"/>
          <table:table-cell office:value-type="string" office:string-value="" table:formula="of:=[.AI115]" table:style-name="ce63"/>
          <table:table-cell office:value-type="string" office:string-value="" table:formula="of:=[.AJ115]" table:style-name="ce63"/>
          <table:table-cell office:value-type="string" office:string-value="" table:formula="of:=[.AK115]" table:style-name="ce63"/>
          <table:table-cell office:value-type="string" office:string-value="" table:formula="of:=[.AL115]" table:style-name="ce63"/>
          <table:table-cell office:value-type="string" office:string-value="" table:formula="of:=[.AM115]" table:style-name="ce63"/>
          <table:table-cell office:value-type="string" office:string-value="" table:formula="of:=[.AN115]" table:style-name="ce63"/>
          <table:table-cell office:value-type="string" office:string-value="" table:formula="of:=[.AO115]" table:style-name="ce63"/>
          <table:table-cell office:value-type="string" office:string-value="" table:formula="of:=[.AP115]" table:style-name="ce63"/>
          <table:table-cell office:value-type="string" office:string-value="" table:formula="of:=[.AQ115]" table:style-name="ce63"/>
          <table:table-cell office:value-type="string" office:string-value="" table:formula="of:=[.AR115]" table:style-name="ce63"/>
          <table:table-cell office:value-type="string" office:string-value="" table:formula="of:=[.AS115]" table:style-name="ce63"/>
          <table:table-cell office:value-type="string" office:string-value="" table:formula="of:=[.AT115]" table:style-name="ce63"/>
          <table:table-cell office:value-type="string" office:string-value="" table:formula="of:=[.AU115]" table:style-name="ce63"/>
          <table:table-cell office:value-type="string" office:string-value="" table:formula="of:=[.AV115]" table:style-name="ce63"/>
          <table:table-cell office:value-type="string" office:string-value="" table:formula="of:=[.AW115]" table:style-name="ce63"/>
          <table:table-cell office:value-type="string" office:string-value="" table:formula="of:=[.AX115]" table:style-name="ce63"/>
          <table:table-cell office:value-type="string" office:string-value="" table:formula="of:=[.AY115]" table:style-name="ce63"/>
          <table:table-cell office:value-type="string" office:string-value="" table:formula="of:=[.AZ115]" table:style-name="ce63"/>
          <table:table-cell office:value-type="string" office:string-value="" table:formula="of:=[.BA115]" table:style-name="ce63"/>
          <table:table-cell office:value-type="string" office:string-value="" table:formula="of:=[.BB115]" table:style-name="ce63"/>
          <table:table-cell office:value-type="string" office:string-value="" table:formula="of:=[.BC115]" table:style-name="ce63"/>
          <table:table-cell office:value-type="string" office:string-value="" table:formula="of:=[.BD115]" table:style-name="ce63"/>
          <table:table-cell office:value-type="string" office:string-value="" table:formula="of:=[.BE115]" table:style-name="ce63"/>
          <table:table-cell office:value-type="string" office:string-value="" table:formula="of:=[.BF115]" table:style-name="ce63"/>
          <table:table-cell office:value-type="string" office:string-value="" table:formula="of:=[.BG115]" table:style-name="ce63"/>
          <table:table-cell office:value-type="string" office:string-value="" table:formula="of:=[.BH115]" table:style-name="ce63"/>
          <table:table-cell office:value-type="string" office:string-value="" table:formula="of:=[.BI115]" table:style-name="ce63"/>
          <table:table-cell office:value-type="string" office:string-value="" table:formula="of:=[.BJ115]" table:style-name="ce63"/>
          <table:table-cell office:value-type="string" office:string-value="" table:formula="of:=[.BK115]" table:style-name="ce63"/>
          <table:table-cell office:value-type="string" office:string-value="" table:formula="of:=[.BL115]" table:style-name="ce63"/>
          <table:table-cell office:value-type="string" office:string-value="" table:formula="of:=[.BM115]" table:style-name="ce63"/>
          <table:table-cell office:value-type="string" office:string-value="" table:formula="of:=[.BN115]" table:style-name="ce63"/>
          <table:table-cell office:value-type="string" office:string-value="" table:formula="of:=[.BO115]" table:style-name="ce63"/>
          <table:table-cell office:value-type="string" office:string-value="" table:formula="of:=[.BP115]" table:style-name="ce63"/>
          <table:table-cell office:value-type="string" office:string-value="" table:formula="of:=[.BQ115]" table:style-name="ce63"/>
          <table:table-cell office:value-type="string" office:string-value="" table:formula="of:=[.BR115]" table:style-name="ce63"/>
          <table:table-cell office:value-type="string" office:string-value="" table:formula="of:=[.BS115]" table:style-name="ce63"/>
          <table:table-cell office:value-type="string" office:string-value="" table:formula="of:=[.BT115]" table:style-name="ce63"/>
          <table:table-cell office:value-type="string" office:string-value="" table:formula="of:=[.BU115]" table:style-name="ce63"/>
          <table:table-cell office:value-type="string" office:string-value="" table:formula="of:=[.BV115]" table:style-name="ce63"/>
          <table:table-cell office:value-type="string" office:string-value="" table:formula="of:=[.BW115]" table:style-name="ce63"/>
          <table:table-cell office:value-type="string" office:string-value="" table:formula="of:=[.BX115]" table:style-name="ce63"/>
          <table:table-cell office:value-type="string" office:string-value="" table:formula="of:=[.BY115]" table:style-name="ce63"/>
          <table:table-cell office:value-type="string" office:string-value="" table:formula="of:=[.BZ115]" table:style-name="ce63"/>
          <table:table-cell office:value-type="string" office:string-value="" table:formula="of:=[.CA115]" table:style-name="ce63"/>
          <table:table-cell office:value-type="string" office:string-value="" table:formula="of:=[.CB115]" table:style-name="ce63"/>
          <table:table-cell office:value-type="string" office:string-value="" table:formula="of:=[.CC115]" table:style-name="ce63"/>
          <table:table-cell office:value-type="string" office:string-value="" table:formula="of:=[.CD115]" table:style-name="ce63"/>
          <table:table-cell office:value-type="string" office:string-value="" table:formula="of:=[.CE115]" table:style-name="ce63"/>
          <table:table-cell office:value-type="string" office:string-value="" table:formula="of:=[.CF115]" table:style-name="ce63"/>
          <table:table-cell office:value-type="string" office:string-value="" table:formula="of:=[.CG115]" table:style-name="ce63"/>
          <table:table-cell office:value-type="string" office:string-value="" table:formula="of:=[.CH115]" table:style-name="ce63"/>
          <table:table-cell office:value-type="string" office:string-value="" table:formula="of:=[.CI115]" table:style-name="ce63"/>
          <table:table-cell office:value-type="string" office:string-value="" table:formula="of:=[.CJ115]" table:style-name="ce63"/>
          <table:table-cell office:value-type="string" office:string-value="" table:formula="of:=[.CK115]" table:style-name="ce63"/>
          <table:table-cell office:value-type="string" office:string-value="" table:formula="of:=[.CL115]" table:style-name="ce63"/>
          <table:table-cell office:value-type="string" office:string-value="" table:formula="of:=[.CM115]" table:style-name="ce63"/>
          <table:table-cell office:value-type="string" office:string-value="" table:formula="of:=[.CN115]" table:style-name="ce63"/>
          <table:table-cell office:value-type="string" office:string-value="" table:formula="of:=[.CO115]" table:style-name="ce63"/>
          <table:table-cell office:value-type="string" office:string-value="" table:formula="of:=[.CP115]" table:style-name="ce63"/>
          <table:table-cell office:value-type="string" office:string-value="" table:formula="of:=[.CQ115]" table:style-name="ce63"/>
          <table:table-cell office:value-type="string" office:string-value="" table:formula="of:=[.CR115]" table:style-name="ce63"/>
          <table:table-cell office:value-type="string" office:string-value="" table:formula="of:=[.CS115]" table:style-name="ce63"/>
          <table:table-cell office:value-type="string" office:string-value="" table:formula="of:=[.CT115]" table:style-name="ce63"/>
          <table:table-cell office:value-type="string" office:string-value="" table:formula="of:=[.CU115]" table:style-name="ce63"/>
          <table:table-cell office:value-type="string" office:string-value="" table:formula="of:=[.CV115]" table:style-name="ce63"/>
          <table:table-cell office:value-type="string" office:string-value="" table:formula="of:=[.CW115]" table:style-name="ce63"/>
          <table:table-cell office:value-type="string" office:string-value="" table:formula="of:=[.CX115]" table:style-name="ce63"/>
          <table:table-cell office:value-type="string" office:string-value="" table:formula="of:=[.CY115]" table:style-name="ce63"/>
          <table:table-cell office:value-type="string" office:string-value="" table:formula="of:=[.CZ115]" table:style-name="ce63"/>
          <table:table-cell office:value-type="string" office:string-value="" table:formula="of:=[.DA115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88]&lt;&gt;&quot;&quot;;[Setup.A88];&quot;&quot;)" table:style-name="ce1"/>
          <table:table-cell table:style-name="ce56"/>
          <table:table-cell office:value-type="string" office:string-value="" table:formula="of:=IF([Setup.B88]&lt;&gt;&quot;&quot;;[Setup.B88];&quot;&quot;)" table:style-name="ce1"/>
          <table:table-cell office:value-type="string" office:string-value="" table:formula="of:=[.DB116]" table:style-name="ce42"/>
          <table:table-cell table:style-name="ce49"/>
          <table:table-cell table:style-name="ce50"/>
          <table:table-cell office:value-type="string" office:string-value="" table:formula="of:=[.C116]" table:style-name="ce42"/>
          <table:table-cell office:value-type="string" office:string-value="" table:formula="of:=[.G116]" table:style-name="ce63"/>
          <table:table-cell office:value-type="string" office:string-value="" table:formula="of:=[.H116]" table:style-name="ce63"/>
          <table:table-cell office:value-type="string" office:string-value="" table:formula="of:=[.I116]" table:style-name="ce63"/>
          <table:table-cell office:value-type="string" office:string-value="" table:formula="of:=[.J116]" table:style-name="ce63"/>
          <table:table-cell office:value-type="string" office:string-value="" table:formula="of:=[.K116]" table:style-name="ce63"/>
          <table:table-cell office:value-type="string" office:string-value="" table:formula="of:=[.L116]" table:style-name="ce63"/>
          <table:table-cell office:value-type="string" office:string-value="" table:formula="of:=[.M116]" table:style-name="ce63"/>
          <table:table-cell office:value-type="string" office:string-value="" table:formula="of:=[.N116]" table:style-name="ce63"/>
          <table:table-cell office:value-type="string" office:string-value="" table:formula="of:=[.O116]" table:style-name="ce63"/>
          <table:table-cell office:value-type="string" office:string-value="" table:formula="of:=[.P116]" table:style-name="ce63"/>
          <table:table-cell office:value-type="string" office:string-value="" table:formula="of:=[.Q116]" table:style-name="ce63"/>
          <table:table-cell office:value-type="string" office:string-value="" table:formula="of:=[.R116]" table:style-name="ce63"/>
          <table:table-cell office:value-type="string" office:string-value="" table:formula="of:=[.S116]" table:style-name="ce63"/>
          <table:table-cell office:value-type="string" office:string-value="" table:formula="of:=[.T116]" table:style-name="ce63"/>
          <table:table-cell office:value-type="string" office:string-value="" table:formula="of:=[.U116]" table:style-name="ce63"/>
          <table:table-cell office:value-type="string" office:string-value="" table:formula="of:=[.V116]" table:style-name="ce63"/>
          <table:table-cell office:value-type="string" office:string-value="" table:formula="of:=[.W116]" table:style-name="ce63"/>
          <table:table-cell office:value-type="string" office:string-value="" table:formula="of:=[.X116]" table:style-name="ce63"/>
          <table:table-cell office:value-type="string" office:string-value="" table:formula="of:=[.Y116]" table:style-name="ce63"/>
          <table:table-cell office:value-type="string" office:string-value="" table:formula="of:=[.Z116]" table:style-name="ce63"/>
          <table:table-cell office:value-type="string" office:string-value="" table:formula="of:=[.AA116]" table:style-name="ce63"/>
          <table:table-cell office:value-type="string" office:string-value="" table:formula="of:=[.AB116]" table:style-name="ce63"/>
          <table:table-cell office:value-type="string" office:string-value="" table:formula="of:=[.AC116]" table:style-name="ce63"/>
          <table:table-cell office:value-type="string" office:string-value="" table:formula="of:=[.AD116]" table:style-name="ce63"/>
          <table:table-cell office:value-type="string" office:string-value="" table:formula="of:=[.AE116]" table:style-name="ce63"/>
          <table:table-cell office:value-type="string" office:string-value="" table:formula="of:=[.AF116]" table:style-name="ce63"/>
          <table:table-cell office:value-type="string" office:string-value="" table:formula="of:=[.AG116]" table:style-name="ce63"/>
          <table:table-cell office:value-type="string" office:string-value="" table:formula="of:=[.AH116]" table:style-name="ce63"/>
          <table:table-cell office:value-type="string" office:string-value="" table:formula="of:=[.AI116]" table:style-name="ce63"/>
          <table:table-cell office:value-type="string" office:string-value="" table:formula="of:=[.AJ116]" table:style-name="ce63"/>
          <table:table-cell office:value-type="string" office:string-value="" table:formula="of:=[.AK116]" table:style-name="ce63"/>
          <table:table-cell office:value-type="string" office:string-value="" table:formula="of:=[.AL116]" table:style-name="ce63"/>
          <table:table-cell office:value-type="string" office:string-value="" table:formula="of:=[.AM116]" table:style-name="ce63"/>
          <table:table-cell office:value-type="string" office:string-value="" table:formula="of:=[.AN116]" table:style-name="ce63"/>
          <table:table-cell office:value-type="string" office:string-value="" table:formula="of:=[.AO116]" table:style-name="ce63"/>
          <table:table-cell office:value-type="string" office:string-value="" table:formula="of:=[.AP116]" table:style-name="ce63"/>
          <table:table-cell office:value-type="string" office:string-value="" table:formula="of:=[.AQ116]" table:style-name="ce63"/>
          <table:table-cell office:value-type="string" office:string-value="" table:formula="of:=[.AR116]" table:style-name="ce63"/>
          <table:table-cell office:value-type="string" office:string-value="" table:formula="of:=[.AS116]" table:style-name="ce63"/>
          <table:table-cell office:value-type="string" office:string-value="" table:formula="of:=[.AT116]" table:style-name="ce63"/>
          <table:table-cell office:value-type="string" office:string-value="" table:formula="of:=[.AU116]" table:style-name="ce63"/>
          <table:table-cell office:value-type="string" office:string-value="" table:formula="of:=[.AV116]" table:style-name="ce63"/>
          <table:table-cell office:value-type="string" office:string-value="" table:formula="of:=[.AW116]" table:style-name="ce63"/>
          <table:table-cell office:value-type="string" office:string-value="" table:formula="of:=[.AX116]" table:style-name="ce63"/>
          <table:table-cell office:value-type="string" office:string-value="" table:formula="of:=[.AY116]" table:style-name="ce63"/>
          <table:table-cell office:value-type="string" office:string-value="" table:formula="of:=[.AZ116]" table:style-name="ce63"/>
          <table:table-cell office:value-type="string" office:string-value="" table:formula="of:=[.BA116]" table:style-name="ce63"/>
          <table:table-cell office:value-type="string" office:string-value="" table:formula="of:=[.BB116]" table:style-name="ce63"/>
          <table:table-cell office:value-type="string" office:string-value="" table:formula="of:=[.BC116]" table:style-name="ce63"/>
          <table:table-cell office:value-type="string" office:string-value="" table:formula="of:=[.BD116]" table:style-name="ce63"/>
          <table:table-cell office:value-type="string" office:string-value="" table:formula="of:=[.BE116]" table:style-name="ce63"/>
          <table:table-cell office:value-type="string" office:string-value="" table:formula="of:=[.BF116]" table:style-name="ce63"/>
          <table:table-cell office:value-type="string" office:string-value="" table:formula="of:=[.BG116]" table:style-name="ce63"/>
          <table:table-cell office:value-type="string" office:string-value="" table:formula="of:=[.BH116]" table:style-name="ce63"/>
          <table:table-cell office:value-type="string" office:string-value="" table:formula="of:=[.BI116]" table:style-name="ce63"/>
          <table:table-cell office:value-type="string" office:string-value="" table:formula="of:=[.BJ116]" table:style-name="ce63"/>
          <table:table-cell office:value-type="string" office:string-value="" table:formula="of:=[.BK116]" table:style-name="ce63"/>
          <table:table-cell office:value-type="string" office:string-value="" table:formula="of:=[.BL116]" table:style-name="ce63"/>
          <table:table-cell office:value-type="string" office:string-value="" table:formula="of:=[.BM116]" table:style-name="ce63"/>
          <table:table-cell office:value-type="string" office:string-value="" table:formula="of:=[.BN116]" table:style-name="ce63"/>
          <table:table-cell office:value-type="string" office:string-value="" table:formula="of:=[.BO116]" table:style-name="ce63"/>
          <table:table-cell office:value-type="string" office:string-value="" table:formula="of:=[.BP116]" table:style-name="ce63"/>
          <table:table-cell office:value-type="string" office:string-value="" table:formula="of:=[.BQ116]" table:style-name="ce63"/>
          <table:table-cell office:value-type="string" office:string-value="" table:formula="of:=[.BR116]" table:style-name="ce63"/>
          <table:table-cell office:value-type="string" office:string-value="" table:formula="of:=[.BS116]" table:style-name="ce63"/>
          <table:table-cell office:value-type="string" office:string-value="" table:formula="of:=[.BT116]" table:style-name="ce63"/>
          <table:table-cell office:value-type="string" office:string-value="" table:formula="of:=[.BU116]" table:style-name="ce63"/>
          <table:table-cell office:value-type="string" office:string-value="" table:formula="of:=[.BV116]" table:style-name="ce63"/>
          <table:table-cell office:value-type="string" office:string-value="" table:formula="of:=[.BW116]" table:style-name="ce63"/>
          <table:table-cell office:value-type="string" office:string-value="" table:formula="of:=[.BX116]" table:style-name="ce63"/>
          <table:table-cell office:value-type="string" office:string-value="" table:formula="of:=[.BY116]" table:style-name="ce63"/>
          <table:table-cell office:value-type="string" office:string-value="" table:formula="of:=[.BZ116]" table:style-name="ce63"/>
          <table:table-cell office:value-type="string" office:string-value="" table:formula="of:=[.CA116]" table:style-name="ce63"/>
          <table:table-cell office:value-type="string" office:string-value="" table:formula="of:=[.CB116]" table:style-name="ce63"/>
          <table:table-cell office:value-type="string" office:string-value="" table:formula="of:=[.CC116]" table:style-name="ce63"/>
          <table:table-cell office:value-type="string" office:string-value="" table:formula="of:=[.CD116]" table:style-name="ce63"/>
          <table:table-cell office:value-type="string" office:string-value="" table:formula="of:=[.CE116]" table:style-name="ce63"/>
          <table:table-cell office:value-type="string" office:string-value="" table:formula="of:=[.CF116]" table:style-name="ce63"/>
          <table:table-cell office:value-type="string" office:string-value="" table:formula="of:=[.CG116]" table:style-name="ce63"/>
          <table:table-cell office:value-type="string" office:string-value="" table:formula="of:=[.CH116]" table:style-name="ce63"/>
          <table:table-cell office:value-type="string" office:string-value="" table:formula="of:=[.CI116]" table:style-name="ce63"/>
          <table:table-cell office:value-type="string" office:string-value="" table:formula="of:=[.CJ116]" table:style-name="ce63"/>
          <table:table-cell office:value-type="string" office:string-value="" table:formula="of:=[.CK116]" table:style-name="ce63"/>
          <table:table-cell office:value-type="string" office:string-value="" table:formula="of:=[.CL116]" table:style-name="ce63"/>
          <table:table-cell office:value-type="string" office:string-value="" table:formula="of:=[.CM116]" table:style-name="ce63"/>
          <table:table-cell office:value-type="string" office:string-value="" table:formula="of:=[.CN116]" table:style-name="ce63"/>
          <table:table-cell office:value-type="string" office:string-value="" table:formula="of:=[.CO116]" table:style-name="ce63"/>
          <table:table-cell office:value-type="string" office:string-value="" table:formula="of:=[.CP116]" table:style-name="ce63"/>
          <table:table-cell office:value-type="string" office:string-value="" table:formula="of:=[.CQ116]" table:style-name="ce63"/>
          <table:table-cell office:value-type="string" office:string-value="" table:formula="of:=[.CR116]" table:style-name="ce63"/>
          <table:table-cell office:value-type="string" office:string-value="" table:formula="of:=[.CS116]" table:style-name="ce63"/>
          <table:table-cell office:value-type="string" office:string-value="" table:formula="of:=[.CT116]" table:style-name="ce63"/>
          <table:table-cell office:value-type="string" office:string-value="" table:formula="of:=[.CU116]" table:style-name="ce63"/>
          <table:table-cell office:value-type="string" office:string-value="" table:formula="of:=[.CV116]" table:style-name="ce63"/>
          <table:table-cell office:value-type="string" office:string-value="" table:formula="of:=[.CW116]" table:style-name="ce63"/>
          <table:table-cell office:value-type="string" office:string-value="" table:formula="of:=[.CX116]" table:style-name="ce63"/>
          <table:table-cell office:value-type="string" office:string-value="" table:formula="of:=[.CY116]" table:style-name="ce63"/>
          <table:table-cell office:value-type="string" office:string-value="" table:formula="of:=[.CZ116]" table:style-name="ce63"/>
          <table:table-cell office:value-type="string" office:string-value="" table:formula="of:=[.DA116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89]&lt;&gt;&quot;&quot;;[Setup.A89];&quot;&quot;)" table:style-name="ce1"/>
          <table:table-cell table:style-name="ce56"/>
          <table:table-cell office:value-type="string" office:string-value="" table:formula="of:=IF([Setup.B89]&lt;&gt;&quot;&quot;;[Setup.B89];&quot;&quot;)" table:style-name="ce1"/>
          <table:table-cell office:value-type="string" office:string-value="" table:formula="of:=[.DB117]" table:style-name="ce42"/>
          <table:table-cell table:style-name="ce49"/>
          <table:table-cell table:style-name="ce50"/>
          <table:table-cell office:value-type="string" office:string-value="" table:formula="of:=[.C117]" table:style-name="ce42"/>
          <table:table-cell office:value-type="string" office:string-value="" table:formula="of:=[.G117]" table:style-name="ce63"/>
          <table:table-cell office:value-type="string" office:string-value="" table:formula="of:=[.H117]" table:style-name="ce63"/>
          <table:table-cell office:value-type="string" office:string-value="" table:formula="of:=[.I117]" table:style-name="ce63"/>
          <table:table-cell office:value-type="string" office:string-value="" table:formula="of:=[.J117]" table:style-name="ce63"/>
          <table:table-cell office:value-type="string" office:string-value="" table:formula="of:=[.K117]" table:style-name="ce63"/>
          <table:table-cell office:value-type="string" office:string-value="" table:formula="of:=[.L117]" table:style-name="ce63"/>
          <table:table-cell office:value-type="string" office:string-value="" table:formula="of:=[.M117]" table:style-name="ce63"/>
          <table:table-cell office:value-type="string" office:string-value="" table:formula="of:=[.N117]" table:style-name="ce63"/>
          <table:table-cell office:value-type="string" office:string-value="" table:formula="of:=[.O117]" table:style-name="ce63"/>
          <table:table-cell office:value-type="string" office:string-value="" table:formula="of:=[.P117]" table:style-name="ce63"/>
          <table:table-cell office:value-type="string" office:string-value="" table:formula="of:=[.Q117]" table:style-name="ce63"/>
          <table:table-cell office:value-type="string" office:string-value="" table:formula="of:=[.R117]" table:style-name="ce63"/>
          <table:table-cell office:value-type="string" office:string-value="" table:formula="of:=[.S117]" table:style-name="ce63"/>
          <table:table-cell office:value-type="string" office:string-value="" table:formula="of:=[.T117]" table:style-name="ce63"/>
          <table:table-cell office:value-type="string" office:string-value="" table:formula="of:=[.U117]" table:style-name="ce63"/>
          <table:table-cell office:value-type="string" office:string-value="" table:formula="of:=[.V117]" table:style-name="ce63"/>
          <table:table-cell office:value-type="string" office:string-value="" table:formula="of:=[.W117]" table:style-name="ce63"/>
          <table:table-cell office:value-type="string" office:string-value="" table:formula="of:=[.X117]" table:style-name="ce63"/>
          <table:table-cell office:value-type="string" office:string-value="" table:formula="of:=[.Y117]" table:style-name="ce63"/>
          <table:table-cell office:value-type="string" office:string-value="" table:formula="of:=[.Z117]" table:style-name="ce63"/>
          <table:table-cell office:value-type="string" office:string-value="" table:formula="of:=[.AA117]" table:style-name="ce63"/>
          <table:table-cell office:value-type="string" office:string-value="" table:formula="of:=[.AB117]" table:style-name="ce63"/>
          <table:table-cell office:value-type="string" office:string-value="" table:formula="of:=[.AC117]" table:style-name="ce63"/>
          <table:table-cell office:value-type="string" office:string-value="" table:formula="of:=[.AD117]" table:style-name="ce63"/>
          <table:table-cell office:value-type="string" office:string-value="" table:formula="of:=[.AE117]" table:style-name="ce63"/>
          <table:table-cell office:value-type="string" office:string-value="" table:formula="of:=[.AF117]" table:style-name="ce63"/>
          <table:table-cell office:value-type="string" office:string-value="" table:formula="of:=[.AG117]" table:style-name="ce63"/>
          <table:table-cell office:value-type="string" office:string-value="" table:formula="of:=[.AH117]" table:style-name="ce63"/>
          <table:table-cell office:value-type="string" office:string-value="" table:formula="of:=[.AI117]" table:style-name="ce63"/>
          <table:table-cell office:value-type="string" office:string-value="" table:formula="of:=[.AJ117]" table:style-name="ce63"/>
          <table:table-cell office:value-type="string" office:string-value="" table:formula="of:=[.AK117]" table:style-name="ce63"/>
          <table:table-cell office:value-type="string" office:string-value="" table:formula="of:=[.AL117]" table:style-name="ce63"/>
          <table:table-cell office:value-type="string" office:string-value="" table:formula="of:=[.AM117]" table:style-name="ce63"/>
          <table:table-cell office:value-type="string" office:string-value="" table:formula="of:=[.AN117]" table:style-name="ce63"/>
          <table:table-cell office:value-type="string" office:string-value="" table:formula="of:=[.AO117]" table:style-name="ce63"/>
          <table:table-cell office:value-type="string" office:string-value="" table:formula="of:=[.AP117]" table:style-name="ce63"/>
          <table:table-cell office:value-type="string" office:string-value="" table:formula="of:=[.AQ117]" table:style-name="ce63"/>
          <table:table-cell office:value-type="string" office:string-value="" table:formula="of:=[.AR117]" table:style-name="ce63"/>
          <table:table-cell office:value-type="string" office:string-value="" table:formula="of:=[.AS117]" table:style-name="ce63"/>
          <table:table-cell office:value-type="string" office:string-value="" table:formula="of:=[.AT117]" table:style-name="ce63"/>
          <table:table-cell office:value-type="string" office:string-value="" table:formula="of:=[.AU117]" table:style-name="ce63"/>
          <table:table-cell office:value-type="string" office:string-value="" table:formula="of:=[.AV117]" table:style-name="ce63"/>
          <table:table-cell office:value-type="string" office:string-value="" table:formula="of:=[.AW117]" table:style-name="ce63"/>
          <table:table-cell office:value-type="string" office:string-value="" table:formula="of:=[.AX117]" table:style-name="ce63"/>
          <table:table-cell office:value-type="string" office:string-value="" table:formula="of:=[.AY117]" table:style-name="ce63"/>
          <table:table-cell office:value-type="string" office:string-value="" table:formula="of:=[.AZ117]" table:style-name="ce63"/>
          <table:table-cell office:value-type="string" office:string-value="" table:formula="of:=[.BA117]" table:style-name="ce63"/>
          <table:table-cell office:value-type="string" office:string-value="" table:formula="of:=[.BB117]" table:style-name="ce63"/>
          <table:table-cell office:value-type="string" office:string-value="" table:formula="of:=[.BC117]" table:style-name="ce63"/>
          <table:table-cell office:value-type="string" office:string-value="" table:formula="of:=[.BD117]" table:style-name="ce63"/>
          <table:table-cell office:value-type="string" office:string-value="" table:formula="of:=[.BE117]" table:style-name="ce63"/>
          <table:table-cell office:value-type="string" office:string-value="" table:formula="of:=[.BF117]" table:style-name="ce63"/>
          <table:table-cell office:value-type="string" office:string-value="" table:formula="of:=[.BG117]" table:style-name="ce63"/>
          <table:table-cell office:value-type="string" office:string-value="" table:formula="of:=[.BH117]" table:style-name="ce63"/>
          <table:table-cell office:value-type="string" office:string-value="" table:formula="of:=[.BI117]" table:style-name="ce63"/>
          <table:table-cell office:value-type="string" office:string-value="" table:formula="of:=[.BJ117]" table:style-name="ce63"/>
          <table:table-cell office:value-type="string" office:string-value="" table:formula="of:=[.BK117]" table:style-name="ce63"/>
          <table:table-cell office:value-type="string" office:string-value="" table:formula="of:=[.BL117]" table:style-name="ce63"/>
          <table:table-cell office:value-type="string" office:string-value="" table:formula="of:=[.BM117]" table:style-name="ce63"/>
          <table:table-cell office:value-type="string" office:string-value="" table:formula="of:=[.BN117]" table:style-name="ce63"/>
          <table:table-cell office:value-type="string" office:string-value="" table:formula="of:=[.BO117]" table:style-name="ce63"/>
          <table:table-cell office:value-type="string" office:string-value="" table:formula="of:=[.BP117]" table:style-name="ce63"/>
          <table:table-cell office:value-type="string" office:string-value="" table:formula="of:=[.BQ117]" table:style-name="ce63"/>
          <table:table-cell office:value-type="string" office:string-value="" table:formula="of:=[.BR117]" table:style-name="ce63"/>
          <table:table-cell office:value-type="string" office:string-value="" table:formula="of:=[.BS117]" table:style-name="ce63"/>
          <table:table-cell office:value-type="string" office:string-value="" table:formula="of:=[.BT117]" table:style-name="ce63"/>
          <table:table-cell office:value-type="string" office:string-value="" table:formula="of:=[.BU117]" table:style-name="ce63"/>
          <table:table-cell office:value-type="string" office:string-value="" table:formula="of:=[.BV117]" table:style-name="ce63"/>
          <table:table-cell office:value-type="string" office:string-value="" table:formula="of:=[.BW117]" table:style-name="ce63"/>
          <table:table-cell office:value-type="string" office:string-value="" table:formula="of:=[.BX117]" table:style-name="ce63"/>
          <table:table-cell office:value-type="string" office:string-value="" table:formula="of:=[.BY117]" table:style-name="ce63"/>
          <table:table-cell office:value-type="string" office:string-value="" table:formula="of:=[.BZ117]" table:style-name="ce63"/>
          <table:table-cell office:value-type="string" office:string-value="" table:formula="of:=[.CA117]" table:style-name="ce63"/>
          <table:table-cell office:value-type="string" office:string-value="" table:formula="of:=[.CB117]" table:style-name="ce63"/>
          <table:table-cell office:value-type="string" office:string-value="" table:formula="of:=[.CC117]" table:style-name="ce63"/>
          <table:table-cell office:value-type="string" office:string-value="" table:formula="of:=[.CD117]" table:style-name="ce63"/>
          <table:table-cell office:value-type="string" office:string-value="" table:formula="of:=[.CE117]" table:style-name="ce63"/>
          <table:table-cell office:value-type="string" office:string-value="" table:formula="of:=[.CF117]" table:style-name="ce63"/>
          <table:table-cell office:value-type="string" office:string-value="" table:formula="of:=[.CG117]" table:style-name="ce63"/>
          <table:table-cell office:value-type="string" office:string-value="" table:formula="of:=[.CH117]" table:style-name="ce63"/>
          <table:table-cell office:value-type="string" office:string-value="" table:formula="of:=[.CI117]" table:style-name="ce63"/>
          <table:table-cell office:value-type="string" office:string-value="" table:formula="of:=[.CJ117]" table:style-name="ce63"/>
          <table:table-cell office:value-type="string" office:string-value="" table:formula="of:=[.CK117]" table:style-name="ce63"/>
          <table:table-cell office:value-type="string" office:string-value="" table:formula="of:=[.CL117]" table:style-name="ce63"/>
          <table:table-cell office:value-type="string" office:string-value="" table:formula="of:=[.CM117]" table:style-name="ce63"/>
          <table:table-cell office:value-type="string" office:string-value="" table:formula="of:=[.CN117]" table:style-name="ce63"/>
          <table:table-cell office:value-type="string" office:string-value="" table:formula="of:=[.CO117]" table:style-name="ce63"/>
          <table:table-cell office:value-type="string" office:string-value="" table:formula="of:=[.CP117]" table:style-name="ce63"/>
          <table:table-cell office:value-type="string" office:string-value="" table:formula="of:=[.CQ117]" table:style-name="ce63"/>
          <table:table-cell office:value-type="string" office:string-value="" table:formula="of:=[.CR117]" table:style-name="ce63"/>
          <table:table-cell office:value-type="string" office:string-value="" table:formula="of:=[.CS117]" table:style-name="ce63"/>
          <table:table-cell office:value-type="string" office:string-value="" table:formula="of:=[.CT117]" table:style-name="ce63"/>
          <table:table-cell office:value-type="string" office:string-value="" table:formula="of:=[.CU117]" table:style-name="ce63"/>
          <table:table-cell office:value-type="string" office:string-value="" table:formula="of:=[.CV117]" table:style-name="ce63"/>
          <table:table-cell office:value-type="string" office:string-value="" table:formula="of:=[.CW117]" table:style-name="ce63"/>
          <table:table-cell office:value-type="string" office:string-value="" table:formula="of:=[.CX117]" table:style-name="ce63"/>
          <table:table-cell office:value-type="string" office:string-value="" table:formula="of:=[.CY117]" table:style-name="ce63"/>
          <table:table-cell office:value-type="string" office:string-value="" table:formula="of:=[.CZ117]" table:style-name="ce63"/>
          <table:table-cell office:value-type="string" office:string-value="" table:formula="of:=[.DA117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90]&lt;&gt;&quot;&quot;;[Setup.A90];&quot;&quot;)" table:style-name="ce1"/>
          <table:table-cell table:style-name="ce56"/>
          <table:table-cell office:value-type="string" office:string-value="" table:formula="of:=IF([Setup.B90]&lt;&gt;&quot;&quot;;[Setup.B90];&quot;&quot;)" table:style-name="ce1"/>
          <table:table-cell office:value-type="string" office:string-value="" table:formula="of:=[.DB118]" table:style-name="ce42"/>
          <table:table-cell table:style-name="ce49"/>
          <table:table-cell table:style-name="ce50"/>
          <table:table-cell office:value-type="string" office:string-value="" table:formula="of:=[.C118]" table:style-name="ce42"/>
          <table:table-cell office:value-type="string" office:string-value="" table:formula="of:=[.G118]" table:style-name="ce63"/>
          <table:table-cell office:value-type="string" office:string-value="" table:formula="of:=[.H118]" table:style-name="ce63"/>
          <table:table-cell office:value-type="string" office:string-value="" table:formula="of:=[.I118]" table:style-name="ce63"/>
          <table:table-cell office:value-type="string" office:string-value="" table:formula="of:=[.J118]" table:style-name="ce63"/>
          <table:table-cell office:value-type="string" office:string-value="" table:formula="of:=[.K118]" table:style-name="ce63"/>
          <table:table-cell office:value-type="string" office:string-value="" table:formula="of:=[.L118]" table:style-name="ce63"/>
          <table:table-cell office:value-type="string" office:string-value="" table:formula="of:=[.M118]" table:style-name="ce63"/>
          <table:table-cell office:value-type="string" office:string-value="" table:formula="of:=[.N118]" table:style-name="ce63"/>
          <table:table-cell office:value-type="string" office:string-value="" table:formula="of:=[.O118]" table:style-name="ce63"/>
          <table:table-cell office:value-type="string" office:string-value="" table:formula="of:=[.P118]" table:style-name="ce63"/>
          <table:table-cell office:value-type="string" office:string-value="" table:formula="of:=[.Q118]" table:style-name="ce63"/>
          <table:table-cell office:value-type="string" office:string-value="" table:formula="of:=[.R118]" table:style-name="ce63"/>
          <table:table-cell office:value-type="string" office:string-value="" table:formula="of:=[.S118]" table:style-name="ce63"/>
          <table:table-cell office:value-type="string" office:string-value="" table:formula="of:=[.T118]" table:style-name="ce63"/>
          <table:table-cell office:value-type="string" office:string-value="" table:formula="of:=[.U118]" table:style-name="ce63"/>
          <table:table-cell office:value-type="string" office:string-value="" table:formula="of:=[.V118]" table:style-name="ce63"/>
          <table:table-cell office:value-type="string" office:string-value="" table:formula="of:=[.W118]" table:style-name="ce63"/>
          <table:table-cell office:value-type="string" office:string-value="" table:formula="of:=[.X118]" table:style-name="ce63"/>
          <table:table-cell office:value-type="string" office:string-value="" table:formula="of:=[.Y118]" table:style-name="ce63"/>
          <table:table-cell office:value-type="string" office:string-value="" table:formula="of:=[.Z118]" table:style-name="ce63"/>
          <table:table-cell office:value-type="string" office:string-value="" table:formula="of:=[.AA118]" table:style-name="ce63"/>
          <table:table-cell office:value-type="string" office:string-value="" table:formula="of:=[.AB118]" table:style-name="ce63"/>
          <table:table-cell office:value-type="string" office:string-value="" table:formula="of:=[.AC118]" table:style-name="ce63"/>
          <table:table-cell office:value-type="string" office:string-value="" table:formula="of:=[.AD118]" table:style-name="ce63"/>
          <table:table-cell office:value-type="string" office:string-value="" table:formula="of:=[.AE118]" table:style-name="ce63"/>
          <table:table-cell office:value-type="string" office:string-value="" table:formula="of:=[.AF118]" table:style-name="ce63"/>
          <table:table-cell office:value-type="string" office:string-value="" table:formula="of:=[.AG118]" table:style-name="ce63"/>
          <table:table-cell office:value-type="string" office:string-value="" table:formula="of:=[.AH118]" table:style-name="ce63"/>
          <table:table-cell office:value-type="string" office:string-value="" table:formula="of:=[.AI118]" table:style-name="ce63"/>
          <table:table-cell office:value-type="string" office:string-value="" table:formula="of:=[.AJ118]" table:style-name="ce63"/>
          <table:table-cell office:value-type="string" office:string-value="" table:formula="of:=[.AK118]" table:style-name="ce63"/>
          <table:table-cell office:value-type="string" office:string-value="" table:formula="of:=[.AL118]" table:style-name="ce63"/>
          <table:table-cell office:value-type="string" office:string-value="" table:formula="of:=[.AM118]" table:style-name="ce63"/>
          <table:table-cell office:value-type="string" office:string-value="" table:formula="of:=[.AN118]" table:style-name="ce63"/>
          <table:table-cell office:value-type="string" office:string-value="" table:formula="of:=[.AO118]" table:style-name="ce63"/>
          <table:table-cell office:value-type="string" office:string-value="" table:formula="of:=[.AP118]" table:style-name="ce63"/>
          <table:table-cell office:value-type="string" office:string-value="" table:formula="of:=[.AQ118]" table:style-name="ce63"/>
          <table:table-cell office:value-type="string" office:string-value="" table:formula="of:=[.AR118]" table:style-name="ce63"/>
          <table:table-cell office:value-type="string" office:string-value="" table:formula="of:=[.AS118]" table:style-name="ce63"/>
          <table:table-cell office:value-type="string" office:string-value="" table:formula="of:=[.AT118]" table:style-name="ce63"/>
          <table:table-cell office:value-type="string" office:string-value="" table:formula="of:=[.AU118]" table:style-name="ce63"/>
          <table:table-cell office:value-type="string" office:string-value="" table:formula="of:=[.AV118]" table:style-name="ce63"/>
          <table:table-cell office:value-type="string" office:string-value="" table:formula="of:=[.AW118]" table:style-name="ce63"/>
          <table:table-cell office:value-type="string" office:string-value="" table:formula="of:=[.AX118]" table:style-name="ce63"/>
          <table:table-cell office:value-type="string" office:string-value="" table:formula="of:=[.AY118]" table:style-name="ce63"/>
          <table:table-cell office:value-type="string" office:string-value="" table:formula="of:=[.AZ118]" table:style-name="ce63"/>
          <table:table-cell office:value-type="string" office:string-value="" table:formula="of:=[.BA118]" table:style-name="ce63"/>
          <table:table-cell office:value-type="string" office:string-value="" table:formula="of:=[.BB118]" table:style-name="ce63"/>
          <table:table-cell office:value-type="string" office:string-value="" table:formula="of:=[.BC118]" table:style-name="ce63"/>
          <table:table-cell office:value-type="string" office:string-value="" table:formula="of:=[.BD118]" table:style-name="ce63"/>
          <table:table-cell office:value-type="string" office:string-value="" table:formula="of:=[.BE118]" table:style-name="ce63"/>
          <table:table-cell office:value-type="string" office:string-value="" table:formula="of:=[.BF118]" table:style-name="ce63"/>
          <table:table-cell office:value-type="string" office:string-value="" table:formula="of:=[.BG118]" table:style-name="ce63"/>
          <table:table-cell office:value-type="string" office:string-value="" table:formula="of:=[.BH118]" table:style-name="ce63"/>
          <table:table-cell office:value-type="string" office:string-value="" table:formula="of:=[.BI118]" table:style-name="ce63"/>
          <table:table-cell office:value-type="string" office:string-value="" table:formula="of:=[.BJ118]" table:style-name="ce63"/>
          <table:table-cell office:value-type="string" office:string-value="" table:formula="of:=[.BK118]" table:style-name="ce63"/>
          <table:table-cell office:value-type="string" office:string-value="" table:formula="of:=[.BL118]" table:style-name="ce63"/>
          <table:table-cell office:value-type="string" office:string-value="" table:formula="of:=[.BM118]" table:style-name="ce63"/>
          <table:table-cell office:value-type="string" office:string-value="" table:formula="of:=[.BN118]" table:style-name="ce63"/>
          <table:table-cell office:value-type="string" office:string-value="" table:formula="of:=[.BO118]" table:style-name="ce63"/>
          <table:table-cell office:value-type="string" office:string-value="" table:formula="of:=[.BP118]" table:style-name="ce63"/>
          <table:table-cell office:value-type="string" office:string-value="" table:formula="of:=[.BQ118]" table:style-name="ce63"/>
          <table:table-cell office:value-type="string" office:string-value="" table:formula="of:=[.BR118]" table:style-name="ce63"/>
          <table:table-cell office:value-type="string" office:string-value="" table:formula="of:=[.BS118]" table:style-name="ce63"/>
          <table:table-cell office:value-type="string" office:string-value="" table:formula="of:=[.BT118]" table:style-name="ce63"/>
          <table:table-cell office:value-type="string" office:string-value="" table:formula="of:=[.BU118]" table:style-name="ce63"/>
          <table:table-cell office:value-type="string" office:string-value="" table:formula="of:=[.BV118]" table:style-name="ce63"/>
          <table:table-cell office:value-type="string" office:string-value="" table:formula="of:=[.BW118]" table:style-name="ce63"/>
          <table:table-cell office:value-type="string" office:string-value="" table:formula="of:=[.BX118]" table:style-name="ce63"/>
          <table:table-cell office:value-type="string" office:string-value="" table:formula="of:=[.BY118]" table:style-name="ce63"/>
          <table:table-cell office:value-type="string" office:string-value="" table:formula="of:=[.BZ118]" table:style-name="ce63"/>
          <table:table-cell office:value-type="string" office:string-value="" table:formula="of:=[.CA118]" table:style-name="ce63"/>
          <table:table-cell office:value-type="string" office:string-value="" table:formula="of:=[.CB118]" table:style-name="ce63"/>
          <table:table-cell office:value-type="string" office:string-value="" table:formula="of:=[.CC118]" table:style-name="ce63"/>
          <table:table-cell office:value-type="string" office:string-value="" table:formula="of:=[.CD118]" table:style-name="ce63"/>
          <table:table-cell office:value-type="string" office:string-value="" table:formula="of:=[.CE118]" table:style-name="ce63"/>
          <table:table-cell office:value-type="string" office:string-value="" table:formula="of:=[.CF118]" table:style-name="ce63"/>
          <table:table-cell office:value-type="string" office:string-value="" table:formula="of:=[.CG118]" table:style-name="ce63"/>
          <table:table-cell office:value-type="string" office:string-value="" table:formula="of:=[.CH118]" table:style-name="ce63"/>
          <table:table-cell office:value-type="string" office:string-value="" table:formula="of:=[.CI118]" table:style-name="ce63"/>
          <table:table-cell office:value-type="string" office:string-value="" table:formula="of:=[.CJ118]" table:style-name="ce63"/>
          <table:table-cell office:value-type="string" office:string-value="" table:formula="of:=[.CK118]" table:style-name="ce63"/>
          <table:table-cell office:value-type="string" office:string-value="" table:formula="of:=[.CL118]" table:style-name="ce63"/>
          <table:table-cell office:value-type="string" office:string-value="" table:formula="of:=[.CM118]" table:style-name="ce63"/>
          <table:table-cell office:value-type="string" office:string-value="" table:formula="of:=[.CN118]" table:style-name="ce63"/>
          <table:table-cell office:value-type="string" office:string-value="" table:formula="of:=[.CO118]" table:style-name="ce63"/>
          <table:table-cell office:value-type="string" office:string-value="" table:formula="of:=[.CP118]" table:style-name="ce63"/>
          <table:table-cell office:value-type="string" office:string-value="" table:formula="of:=[.CQ118]" table:style-name="ce63"/>
          <table:table-cell office:value-type="string" office:string-value="" table:formula="of:=[.CR118]" table:style-name="ce63"/>
          <table:table-cell office:value-type="string" office:string-value="" table:formula="of:=[.CS118]" table:style-name="ce63"/>
          <table:table-cell office:value-type="string" office:string-value="" table:formula="of:=[.CT118]" table:style-name="ce63"/>
          <table:table-cell office:value-type="string" office:string-value="" table:formula="of:=[.CU118]" table:style-name="ce63"/>
          <table:table-cell office:value-type="string" office:string-value="" table:formula="of:=[.CV118]" table:style-name="ce63"/>
          <table:table-cell office:value-type="string" office:string-value="" table:formula="of:=[.CW118]" table:style-name="ce63"/>
          <table:table-cell office:value-type="string" office:string-value="" table:formula="of:=[.CX118]" table:style-name="ce63"/>
          <table:table-cell office:value-type="string" office:string-value="" table:formula="of:=[.CY118]" table:style-name="ce63"/>
          <table:table-cell office:value-type="string" office:string-value="" table:formula="of:=[.CZ118]" table:style-name="ce63"/>
          <table:table-cell office:value-type="string" office:string-value="" table:formula="of:=[.DA118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91]&lt;&gt;&quot;&quot;;[Setup.A91];&quot;&quot;)" table:style-name="ce1"/>
          <table:table-cell table:style-name="ce56"/>
          <table:table-cell office:value-type="string" office:string-value="" table:formula="of:=IF([Setup.B91]&lt;&gt;&quot;&quot;;[Setup.B91];&quot;&quot;)" table:style-name="ce1"/>
          <table:table-cell office:value-type="string" office:string-value="" table:formula="of:=[.DB119]" table:style-name="ce42"/>
          <table:table-cell table:style-name="ce49"/>
          <table:table-cell table:style-name="ce50"/>
          <table:table-cell office:value-type="string" office:string-value="" table:formula="of:=[.C119]" table:style-name="ce42"/>
          <table:table-cell office:value-type="string" office:string-value="" table:formula="of:=[.G119]" table:style-name="ce63"/>
          <table:table-cell office:value-type="string" office:string-value="" table:formula="of:=[.H119]" table:style-name="ce63"/>
          <table:table-cell office:value-type="string" office:string-value="" table:formula="of:=[.I119]" table:style-name="ce63"/>
          <table:table-cell office:value-type="string" office:string-value="" table:formula="of:=[.J119]" table:style-name="ce63"/>
          <table:table-cell office:value-type="string" office:string-value="" table:formula="of:=[.K119]" table:style-name="ce63"/>
          <table:table-cell office:value-type="string" office:string-value="" table:formula="of:=[.L119]" table:style-name="ce63"/>
          <table:table-cell office:value-type="string" office:string-value="" table:formula="of:=[.M119]" table:style-name="ce63"/>
          <table:table-cell office:value-type="string" office:string-value="" table:formula="of:=[.N119]" table:style-name="ce63"/>
          <table:table-cell office:value-type="string" office:string-value="" table:formula="of:=[.O119]" table:style-name="ce63"/>
          <table:table-cell office:value-type="string" office:string-value="" table:formula="of:=[.P119]" table:style-name="ce63"/>
          <table:table-cell office:value-type="string" office:string-value="" table:formula="of:=[.Q119]" table:style-name="ce63"/>
          <table:table-cell office:value-type="string" office:string-value="" table:formula="of:=[.R119]" table:style-name="ce63"/>
          <table:table-cell office:value-type="string" office:string-value="" table:formula="of:=[.S119]" table:style-name="ce63"/>
          <table:table-cell office:value-type="string" office:string-value="" table:formula="of:=[.T119]" table:style-name="ce63"/>
          <table:table-cell office:value-type="string" office:string-value="" table:formula="of:=[.U119]" table:style-name="ce63"/>
          <table:table-cell office:value-type="string" office:string-value="" table:formula="of:=[.V119]" table:style-name="ce63"/>
          <table:table-cell office:value-type="string" office:string-value="" table:formula="of:=[.W119]" table:style-name="ce63"/>
          <table:table-cell office:value-type="string" office:string-value="" table:formula="of:=[.X119]" table:style-name="ce63"/>
          <table:table-cell office:value-type="string" office:string-value="" table:formula="of:=[.Y119]" table:style-name="ce63"/>
          <table:table-cell office:value-type="string" office:string-value="" table:formula="of:=[.Z119]" table:style-name="ce63"/>
          <table:table-cell office:value-type="string" office:string-value="" table:formula="of:=[.AA119]" table:style-name="ce63"/>
          <table:table-cell office:value-type="string" office:string-value="" table:formula="of:=[.AB119]" table:style-name="ce63"/>
          <table:table-cell office:value-type="string" office:string-value="" table:formula="of:=[.AC119]" table:style-name="ce63"/>
          <table:table-cell office:value-type="string" office:string-value="" table:formula="of:=[.AD119]" table:style-name="ce63"/>
          <table:table-cell office:value-type="string" office:string-value="" table:formula="of:=[.AE119]" table:style-name="ce63"/>
          <table:table-cell office:value-type="string" office:string-value="" table:formula="of:=[.AF119]" table:style-name="ce63"/>
          <table:table-cell office:value-type="string" office:string-value="" table:formula="of:=[.AG119]" table:style-name="ce63"/>
          <table:table-cell office:value-type="string" office:string-value="" table:formula="of:=[.AH119]" table:style-name="ce63"/>
          <table:table-cell office:value-type="string" office:string-value="" table:formula="of:=[.AI119]" table:style-name="ce63"/>
          <table:table-cell office:value-type="string" office:string-value="" table:formula="of:=[.AJ119]" table:style-name="ce63"/>
          <table:table-cell office:value-type="string" office:string-value="" table:formula="of:=[.AK119]" table:style-name="ce63"/>
          <table:table-cell office:value-type="string" office:string-value="" table:formula="of:=[.AL119]" table:style-name="ce63"/>
          <table:table-cell office:value-type="string" office:string-value="" table:formula="of:=[.AM119]" table:style-name="ce63"/>
          <table:table-cell office:value-type="string" office:string-value="" table:formula="of:=[.AN119]" table:style-name="ce63"/>
          <table:table-cell office:value-type="string" office:string-value="" table:formula="of:=[.AO119]" table:style-name="ce63"/>
          <table:table-cell office:value-type="string" office:string-value="" table:formula="of:=[.AP119]" table:style-name="ce63"/>
          <table:table-cell office:value-type="string" office:string-value="" table:formula="of:=[.AQ119]" table:style-name="ce63"/>
          <table:table-cell office:value-type="string" office:string-value="" table:formula="of:=[.AR119]" table:style-name="ce63"/>
          <table:table-cell office:value-type="string" office:string-value="" table:formula="of:=[.AS119]" table:style-name="ce63"/>
          <table:table-cell office:value-type="string" office:string-value="" table:formula="of:=[.AT119]" table:style-name="ce63"/>
          <table:table-cell office:value-type="string" office:string-value="" table:formula="of:=[.AU119]" table:style-name="ce63"/>
          <table:table-cell office:value-type="string" office:string-value="" table:formula="of:=[.AV119]" table:style-name="ce63"/>
          <table:table-cell office:value-type="string" office:string-value="" table:formula="of:=[.AW119]" table:style-name="ce63"/>
          <table:table-cell office:value-type="string" office:string-value="" table:formula="of:=[.AX119]" table:style-name="ce63"/>
          <table:table-cell office:value-type="string" office:string-value="" table:formula="of:=[.AY119]" table:style-name="ce63"/>
          <table:table-cell office:value-type="string" office:string-value="" table:formula="of:=[.AZ119]" table:style-name="ce63"/>
          <table:table-cell office:value-type="string" office:string-value="" table:formula="of:=[.BA119]" table:style-name="ce63"/>
          <table:table-cell office:value-type="string" office:string-value="" table:formula="of:=[.BB119]" table:style-name="ce63"/>
          <table:table-cell office:value-type="string" office:string-value="" table:formula="of:=[.BC119]" table:style-name="ce63"/>
          <table:table-cell office:value-type="string" office:string-value="" table:formula="of:=[.BD119]" table:style-name="ce63"/>
          <table:table-cell office:value-type="string" office:string-value="" table:formula="of:=[.BE119]" table:style-name="ce63"/>
          <table:table-cell office:value-type="string" office:string-value="" table:formula="of:=[.BF119]" table:style-name="ce63"/>
          <table:table-cell office:value-type="string" office:string-value="" table:formula="of:=[.BG119]" table:style-name="ce63"/>
          <table:table-cell office:value-type="string" office:string-value="" table:formula="of:=[.BH119]" table:style-name="ce63"/>
          <table:table-cell office:value-type="string" office:string-value="" table:formula="of:=[.BI119]" table:style-name="ce63"/>
          <table:table-cell office:value-type="string" office:string-value="" table:formula="of:=[.BJ119]" table:style-name="ce63"/>
          <table:table-cell office:value-type="string" office:string-value="" table:formula="of:=[.BK119]" table:style-name="ce63"/>
          <table:table-cell office:value-type="string" office:string-value="" table:formula="of:=[.BL119]" table:style-name="ce63"/>
          <table:table-cell office:value-type="string" office:string-value="" table:formula="of:=[.BM119]" table:style-name="ce63"/>
          <table:table-cell office:value-type="string" office:string-value="" table:formula="of:=[.BN119]" table:style-name="ce63"/>
          <table:table-cell office:value-type="string" office:string-value="" table:formula="of:=[.BO119]" table:style-name="ce63"/>
          <table:table-cell office:value-type="string" office:string-value="" table:formula="of:=[.BP119]" table:style-name="ce63"/>
          <table:table-cell office:value-type="string" office:string-value="" table:formula="of:=[.BQ119]" table:style-name="ce63"/>
          <table:table-cell office:value-type="string" office:string-value="" table:formula="of:=[.BR119]" table:style-name="ce63"/>
          <table:table-cell office:value-type="string" office:string-value="" table:formula="of:=[.BS119]" table:style-name="ce63"/>
          <table:table-cell office:value-type="string" office:string-value="" table:formula="of:=[.BT119]" table:style-name="ce63"/>
          <table:table-cell office:value-type="string" office:string-value="" table:formula="of:=[.BU119]" table:style-name="ce63"/>
          <table:table-cell office:value-type="string" office:string-value="" table:formula="of:=[.BV119]" table:style-name="ce63"/>
          <table:table-cell office:value-type="string" office:string-value="" table:formula="of:=[.BW119]" table:style-name="ce63"/>
          <table:table-cell office:value-type="string" office:string-value="" table:formula="of:=[.BX119]" table:style-name="ce63"/>
          <table:table-cell office:value-type="string" office:string-value="" table:formula="of:=[.BY119]" table:style-name="ce63"/>
          <table:table-cell office:value-type="string" office:string-value="" table:formula="of:=[.BZ119]" table:style-name="ce63"/>
          <table:table-cell office:value-type="string" office:string-value="" table:formula="of:=[.CA119]" table:style-name="ce63"/>
          <table:table-cell office:value-type="string" office:string-value="" table:formula="of:=[.CB119]" table:style-name="ce63"/>
          <table:table-cell office:value-type="string" office:string-value="" table:formula="of:=[.CC119]" table:style-name="ce63"/>
          <table:table-cell office:value-type="string" office:string-value="" table:formula="of:=[.CD119]" table:style-name="ce63"/>
          <table:table-cell office:value-type="string" office:string-value="" table:formula="of:=[.CE119]" table:style-name="ce63"/>
          <table:table-cell office:value-type="string" office:string-value="" table:formula="of:=[.CF119]" table:style-name="ce63"/>
          <table:table-cell office:value-type="string" office:string-value="" table:formula="of:=[.CG119]" table:style-name="ce63"/>
          <table:table-cell office:value-type="string" office:string-value="" table:formula="of:=[.CH119]" table:style-name="ce63"/>
          <table:table-cell office:value-type="string" office:string-value="" table:formula="of:=[.CI119]" table:style-name="ce63"/>
          <table:table-cell office:value-type="string" office:string-value="" table:formula="of:=[.CJ119]" table:style-name="ce63"/>
          <table:table-cell office:value-type="string" office:string-value="" table:formula="of:=[.CK119]" table:style-name="ce63"/>
          <table:table-cell office:value-type="string" office:string-value="" table:formula="of:=[.CL119]" table:style-name="ce63"/>
          <table:table-cell office:value-type="string" office:string-value="" table:formula="of:=[.CM119]" table:style-name="ce63"/>
          <table:table-cell office:value-type="string" office:string-value="" table:formula="of:=[.CN119]" table:style-name="ce63"/>
          <table:table-cell office:value-type="string" office:string-value="" table:formula="of:=[.CO119]" table:style-name="ce63"/>
          <table:table-cell office:value-type="string" office:string-value="" table:formula="of:=[.CP119]" table:style-name="ce63"/>
          <table:table-cell office:value-type="string" office:string-value="" table:formula="of:=[.CQ119]" table:style-name="ce63"/>
          <table:table-cell office:value-type="string" office:string-value="" table:formula="of:=[.CR119]" table:style-name="ce63"/>
          <table:table-cell office:value-type="string" office:string-value="" table:formula="of:=[.CS119]" table:style-name="ce63"/>
          <table:table-cell office:value-type="string" office:string-value="" table:formula="of:=[.CT119]" table:style-name="ce63"/>
          <table:table-cell office:value-type="string" office:string-value="" table:formula="of:=[.CU119]" table:style-name="ce63"/>
          <table:table-cell office:value-type="string" office:string-value="" table:formula="of:=[.CV119]" table:style-name="ce63"/>
          <table:table-cell office:value-type="string" office:string-value="" table:formula="of:=[.CW119]" table:style-name="ce63"/>
          <table:table-cell office:value-type="string" office:string-value="" table:formula="of:=[.CX119]" table:style-name="ce63"/>
          <table:table-cell office:value-type="string" office:string-value="" table:formula="of:=[.CY119]" table:style-name="ce63"/>
          <table:table-cell office:value-type="string" office:string-value="" table:formula="of:=[.CZ119]" table:style-name="ce63"/>
          <table:table-cell office:value-type="string" office:string-value="" table:formula="of:=[.DA119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92]&lt;&gt;&quot;&quot;;[Setup.A92];&quot;&quot;)" table:style-name="ce1"/>
          <table:table-cell table:style-name="ce56"/>
          <table:table-cell office:value-type="string" office:string-value="" table:formula="of:=IF([Setup.B92]&lt;&gt;&quot;&quot;;[Setup.B92];&quot;&quot;)" table:style-name="ce1"/>
          <table:table-cell office:value-type="string" office:string-value="" table:formula="of:=[.DB120]" table:style-name="ce42"/>
          <table:table-cell table:style-name="ce49"/>
          <table:table-cell table:style-name="ce50"/>
          <table:table-cell office:value-type="string" office:string-value="" table:formula="of:=[.C120]" table:style-name="ce42"/>
          <table:table-cell office:value-type="string" office:string-value="" table:formula="of:=[.G120]" table:style-name="ce63"/>
          <table:table-cell office:value-type="string" office:string-value="" table:formula="of:=[.H120]" table:style-name="ce63"/>
          <table:table-cell office:value-type="string" office:string-value="" table:formula="of:=[.I120]" table:style-name="ce63"/>
          <table:table-cell office:value-type="string" office:string-value="" table:formula="of:=[.J120]" table:style-name="ce63"/>
          <table:table-cell office:value-type="string" office:string-value="" table:formula="of:=[.K120]" table:style-name="ce63"/>
          <table:table-cell office:value-type="string" office:string-value="" table:formula="of:=[.L120]" table:style-name="ce63"/>
          <table:table-cell office:value-type="string" office:string-value="" table:formula="of:=[.M120]" table:style-name="ce63"/>
          <table:table-cell office:value-type="string" office:string-value="" table:formula="of:=[.N120]" table:style-name="ce63"/>
          <table:table-cell office:value-type="string" office:string-value="" table:formula="of:=[.O120]" table:style-name="ce63"/>
          <table:table-cell office:value-type="string" office:string-value="" table:formula="of:=[.P120]" table:style-name="ce63"/>
          <table:table-cell office:value-type="string" office:string-value="" table:formula="of:=[.Q120]" table:style-name="ce63"/>
          <table:table-cell office:value-type="string" office:string-value="" table:formula="of:=[.R120]" table:style-name="ce63"/>
          <table:table-cell office:value-type="string" office:string-value="" table:formula="of:=[.S120]" table:style-name="ce63"/>
          <table:table-cell office:value-type="string" office:string-value="" table:formula="of:=[.T120]" table:style-name="ce63"/>
          <table:table-cell office:value-type="string" office:string-value="" table:formula="of:=[.U120]" table:style-name="ce63"/>
          <table:table-cell office:value-type="string" office:string-value="" table:formula="of:=[.V120]" table:style-name="ce63"/>
          <table:table-cell office:value-type="string" office:string-value="" table:formula="of:=[.W120]" table:style-name="ce63"/>
          <table:table-cell office:value-type="string" office:string-value="" table:formula="of:=[.X120]" table:style-name="ce63"/>
          <table:table-cell office:value-type="string" office:string-value="" table:formula="of:=[.Y120]" table:style-name="ce63"/>
          <table:table-cell office:value-type="string" office:string-value="" table:formula="of:=[.Z120]" table:style-name="ce63"/>
          <table:table-cell office:value-type="string" office:string-value="" table:formula="of:=[.AA120]" table:style-name="ce63"/>
          <table:table-cell office:value-type="string" office:string-value="" table:formula="of:=[.AB120]" table:style-name="ce63"/>
          <table:table-cell office:value-type="string" office:string-value="" table:formula="of:=[.AC120]" table:style-name="ce63"/>
          <table:table-cell office:value-type="string" office:string-value="" table:formula="of:=[.AD120]" table:style-name="ce63"/>
          <table:table-cell office:value-type="string" office:string-value="" table:formula="of:=[.AE120]" table:style-name="ce63"/>
          <table:table-cell office:value-type="string" office:string-value="" table:formula="of:=[.AF120]" table:style-name="ce63"/>
          <table:table-cell office:value-type="string" office:string-value="" table:formula="of:=[.AG120]" table:style-name="ce63"/>
          <table:table-cell office:value-type="string" office:string-value="" table:formula="of:=[.AH120]" table:style-name="ce63"/>
          <table:table-cell office:value-type="string" office:string-value="" table:formula="of:=[.AI120]" table:style-name="ce63"/>
          <table:table-cell office:value-type="string" office:string-value="" table:formula="of:=[.AJ120]" table:style-name="ce63"/>
          <table:table-cell office:value-type="string" office:string-value="" table:formula="of:=[.AK120]" table:style-name="ce63"/>
          <table:table-cell office:value-type="string" office:string-value="" table:formula="of:=[.AL120]" table:style-name="ce63"/>
          <table:table-cell office:value-type="string" office:string-value="" table:formula="of:=[.AM120]" table:style-name="ce63"/>
          <table:table-cell office:value-type="string" office:string-value="" table:formula="of:=[.AN120]" table:style-name="ce63"/>
          <table:table-cell office:value-type="string" office:string-value="" table:formula="of:=[.AO120]" table:style-name="ce63"/>
          <table:table-cell office:value-type="string" office:string-value="" table:formula="of:=[.AP120]" table:style-name="ce63"/>
          <table:table-cell office:value-type="string" office:string-value="" table:formula="of:=[.AQ120]" table:style-name="ce63"/>
          <table:table-cell office:value-type="string" office:string-value="" table:formula="of:=[.AR120]" table:style-name="ce63"/>
          <table:table-cell office:value-type="string" office:string-value="" table:formula="of:=[.AS120]" table:style-name="ce63"/>
          <table:table-cell office:value-type="string" office:string-value="" table:formula="of:=[.AT120]" table:style-name="ce63"/>
          <table:table-cell office:value-type="string" office:string-value="" table:formula="of:=[.AU120]" table:style-name="ce63"/>
          <table:table-cell office:value-type="string" office:string-value="" table:formula="of:=[.AV120]" table:style-name="ce63"/>
          <table:table-cell office:value-type="string" office:string-value="" table:formula="of:=[.AW120]" table:style-name="ce63"/>
          <table:table-cell office:value-type="string" office:string-value="" table:formula="of:=[.AX120]" table:style-name="ce63"/>
          <table:table-cell office:value-type="string" office:string-value="" table:formula="of:=[.AY120]" table:style-name="ce63"/>
          <table:table-cell office:value-type="string" office:string-value="" table:formula="of:=[.AZ120]" table:style-name="ce63"/>
          <table:table-cell office:value-type="string" office:string-value="" table:formula="of:=[.BA120]" table:style-name="ce63"/>
          <table:table-cell office:value-type="string" office:string-value="" table:formula="of:=[.BB120]" table:style-name="ce63"/>
          <table:table-cell office:value-type="string" office:string-value="" table:formula="of:=[.BC120]" table:style-name="ce63"/>
          <table:table-cell office:value-type="string" office:string-value="" table:formula="of:=[.BD120]" table:style-name="ce63"/>
          <table:table-cell office:value-type="string" office:string-value="" table:formula="of:=[.BE120]" table:style-name="ce63"/>
          <table:table-cell office:value-type="string" office:string-value="" table:formula="of:=[.BF120]" table:style-name="ce63"/>
          <table:table-cell office:value-type="string" office:string-value="" table:formula="of:=[.BG120]" table:style-name="ce63"/>
          <table:table-cell office:value-type="string" office:string-value="" table:formula="of:=[.BH120]" table:style-name="ce63"/>
          <table:table-cell office:value-type="string" office:string-value="" table:formula="of:=[.BI120]" table:style-name="ce63"/>
          <table:table-cell office:value-type="string" office:string-value="" table:formula="of:=[.BJ120]" table:style-name="ce63"/>
          <table:table-cell office:value-type="string" office:string-value="" table:formula="of:=[.BK120]" table:style-name="ce63"/>
          <table:table-cell office:value-type="string" office:string-value="" table:formula="of:=[.BL120]" table:style-name="ce63"/>
          <table:table-cell office:value-type="string" office:string-value="" table:formula="of:=[.BM120]" table:style-name="ce63"/>
          <table:table-cell office:value-type="string" office:string-value="" table:formula="of:=[.BN120]" table:style-name="ce63"/>
          <table:table-cell office:value-type="string" office:string-value="" table:formula="of:=[.BO120]" table:style-name="ce63"/>
          <table:table-cell office:value-type="string" office:string-value="" table:formula="of:=[.BP120]" table:style-name="ce63"/>
          <table:table-cell office:value-type="string" office:string-value="" table:formula="of:=[.BQ120]" table:style-name="ce63"/>
          <table:table-cell office:value-type="string" office:string-value="" table:formula="of:=[.BR120]" table:style-name="ce63"/>
          <table:table-cell office:value-type="string" office:string-value="" table:formula="of:=[.BS120]" table:style-name="ce63"/>
          <table:table-cell office:value-type="string" office:string-value="" table:formula="of:=[.BT120]" table:style-name="ce63"/>
          <table:table-cell office:value-type="string" office:string-value="" table:formula="of:=[.BU120]" table:style-name="ce63"/>
          <table:table-cell office:value-type="string" office:string-value="" table:formula="of:=[.BV120]" table:style-name="ce63"/>
          <table:table-cell office:value-type="string" office:string-value="" table:formula="of:=[.BW120]" table:style-name="ce63"/>
          <table:table-cell office:value-type="string" office:string-value="" table:formula="of:=[.BX120]" table:style-name="ce63"/>
          <table:table-cell office:value-type="string" office:string-value="" table:formula="of:=[.BY120]" table:style-name="ce63"/>
          <table:table-cell office:value-type="string" office:string-value="" table:formula="of:=[.BZ120]" table:style-name="ce63"/>
          <table:table-cell office:value-type="string" office:string-value="" table:formula="of:=[.CA120]" table:style-name="ce63"/>
          <table:table-cell office:value-type="string" office:string-value="" table:formula="of:=[.CB120]" table:style-name="ce63"/>
          <table:table-cell office:value-type="string" office:string-value="" table:formula="of:=[.CC120]" table:style-name="ce63"/>
          <table:table-cell office:value-type="string" office:string-value="" table:formula="of:=[.CD120]" table:style-name="ce63"/>
          <table:table-cell office:value-type="string" office:string-value="" table:formula="of:=[.CE120]" table:style-name="ce63"/>
          <table:table-cell office:value-type="string" office:string-value="" table:formula="of:=[.CF120]" table:style-name="ce63"/>
          <table:table-cell office:value-type="string" office:string-value="" table:formula="of:=[.CG120]" table:style-name="ce63"/>
          <table:table-cell office:value-type="string" office:string-value="" table:formula="of:=[.CH120]" table:style-name="ce63"/>
          <table:table-cell office:value-type="string" office:string-value="" table:formula="of:=[.CI120]" table:style-name="ce63"/>
          <table:table-cell office:value-type="string" office:string-value="" table:formula="of:=[.CJ120]" table:style-name="ce63"/>
          <table:table-cell office:value-type="string" office:string-value="" table:formula="of:=[.CK120]" table:style-name="ce63"/>
          <table:table-cell office:value-type="string" office:string-value="" table:formula="of:=[.CL120]" table:style-name="ce63"/>
          <table:table-cell office:value-type="string" office:string-value="" table:formula="of:=[.CM120]" table:style-name="ce63"/>
          <table:table-cell office:value-type="string" office:string-value="" table:formula="of:=[.CN120]" table:style-name="ce63"/>
          <table:table-cell office:value-type="string" office:string-value="" table:formula="of:=[.CO120]" table:style-name="ce63"/>
          <table:table-cell office:value-type="string" office:string-value="" table:formula="of:=[.CP120]" table:style-name="ce63"/>
          <table:table-cell office:value-type="string" office:string-value="" table:formula="of:=[.CQ120]" table:style-name="ce63"/>
          <table:table-cell office:value-type="string" office:string-value="" table:formula="of:=[.CR120]" table:style-name="ce63"/>
          <table:table-cell office:value-type="string" office:string-value="" table:formula="of:=[.CS120]" table:style-name="ce63"/>
          <table:table-cell office:value-type="string" office:string-value="" table:formula="of:=[.CT120]" table:style-name="ce63"/>
          <table:table-cell office:value-type="string" office:string-value="" table:formula="of:=[.CU120]" table:style-name="ce63"/>
          <table:table-cell office:value-type="string" office:string-value="" table:formula="of:=[.CV120]" table:style-name="ce63"/>
          <table:table-cell office:value-type="string" office:string-value="" table:formula="of:=[.CW120]" table:style-name="ce63"/>
          <table:table-cell office:value-type="string" office:string-value="" table:formula="of:=[.CX120]" table:style-name="ce63"/>
          <table:table-cell office:value-type="string" office:string-value="" table:formula="of:=[.CY120]" table:style-name="ce63"/>
          <table:table-cell office:value-type="string" office:string-value="" table:formula="of:=[.CZ120]" table:style-name="ce63"/>
          <table:table-cell office:value-type="string" office:string-value="" table:formula="of:=[.DA120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93]&lt;&gt;&quot;&quot;;[Setup.A93];&quot;&quot;)" table:style-name="ce1"/>
          <table:table-cell table:style-name="ce56"/>
          <table:table-cell office:value-type="string" office:string-value="" table:formula="of:=IF([Setup.B93]&lt;&gt;&quot;&quot;;[Setup.B93];&quot;&quot;)" table:style-name="ce1"/>
          <table:table-cell office:value-type="string" office:string-value="" table:formula="of:=[.DB121]" table:style-name="ce42"/>
          <table:table-cell table:style-name="ce49"/>
          <table:table-cell table:style-name="ce50"/>
          <table:table-cell office:value-type="string" office:string-value="" table:formula="of:=[.C121]" table:style-name="ce42"/>
          <table:table-cell office:value-type="string" office:string-value="" table:formula="of:=[.G121]" table:style-name="ce63"/>
          <table:table-cell office:value-type="string" office:string-value="" table:formula="of:=[.H121]" table:style-name="ce63"/>
          <table:table-cell office:value-type="string" office:string-value="" table:formula="of:=[.I121]" table:style-name="ce63"/>
          <table:table-cell office:value-type="string" office:string-value="" table:formula="of:=[.J121]" table:style-name="ce63"/>
          <table:table-cell office:value-type="string" office:string-value="" table:formula="of:=[.K121]" table:style-name="ce63"/>
          <table:table-cell office:value-type="string" office:string-value="" table:formula="of:=[.L121]" table:style-name="ce63"/>
          <table:table-cell office:value-type="string" office:string-value="" table:formula="of:=[.M121]" table:style-name="ce63"/>
          <table:table-cell office:value-type="string" office:string-value="" table:formula="of:=[.N121]" table:style-name="ce63"/>
          <table:table-cell office:value-type="string" office:string-value="" table:formula="of:=[.O121]" table:style-name="ce63"/>
          <table:table-cell office:value-type="string" office:string-value="" table:formula="of:=[.P121]" table:style-name="ce63"/>
          <table:table-cell office:value-type="string" office:string-value="" table:formula="of:=[.Q121]" table:style-name="ce63"/>
          <table:table-cell office:value-type="string" office:string-value="" table:formula="of:=[.R121]" table:style-name="ce63"/>
          <table:table-cell office:value-type="string" office:string-value="" table:formula="of:=[.S121]" table:style-name="ce63"/>
          <table:table-cell office:value-type="string" office:string-value="" table:formula="of:=[.T121]" table:style-name="ce63"/>
          <table:table-cell office:value-type="string" office:string-value="" table:formula="of:=[.U121]" table:style-name="ce63"/>
          <table:table-cell office:value-type="string" office:string-value="" table:formula="of:=[.V121]" table:style-name="ce63"/>
          <table:table-cell office:value-type="string" office:string-value="" table:formula="of:=[.W121]" table:style-name="ce63"/>
          <table:table-cell office:value-type="string" office:string-value="" table:formula="of:=[.X121]" table:style-name="ce63"/>
          <table:table-cell office:value-type="string" office:string-value="" table:formula="of:=[.Y121]" table:style-name="ce63"/>
          <table:table-cell office:value-type="string" office:string-value="" table:formula="of:=[.Z121]" table:style-name="ce63"/>
          <table:table-cell office:value-type="string" office:string-value="" table:formula="of:=[.AA121]" table:style-name="ce63"/>
          <table:table-cell office:value-type="string" office:string-value="" table:formula="of:=[.AB121]" table:style-name="ce63"/>
          <table:table-cell office:value-type="string" office:string-value="" table:formula="of:=[.AC121]" table:style-name="ce63"/>
          <table:table-cell office:value-type="string" office:string-value="" table:formula="of:=[.AD121]" table:style-name="ce63"/>
          <table:table-cell office:value-type="string" office:string-value="" table:formula="of:=[.AE121]" table:style-name="ce63"/>
          <table:table-cell office:value-type="string" office:string-value="" table:formula="of:=[.AF121]" table:style-name="ce63"/>
          <table:table-cell office:value-type="string" office:string-value="" table:formula="of:=[.AG121]" table:style-name="ce63"/>
          <table:table-cell office:value-type="string" office:string-value="" table:formula="of:=[.AH121]" table:style-name="ce63"/>
          <table:table-cell office:value-type="string" office:string-value="" table:formula="of:=[.AI121]" table:style-name="ce63"/>
          <table:table-cell office:value-type="string" office:string-value="" table:formula="of:=[.AJ121]" table:style-name="ce63"/>
          <table:table-cell office:value-type="string" office:string-value="" table:formula="of:=[.AK121]" table:style-name="ce63"/>
          <table:table-cell office:value-type="string" office:string-value="" table:formula="of:=[.AL121]" table:style-name="ce63"/>
          <table:table-cell office:value-type="string" office:string-value="" table:formula="of:=[.AM121]" table:style-name="ce63"/>
          <table:table-cell office:value-type="string" office:string-value="" table:formula="of:=[.AN121]" table:style-name="ce63"/>
          <table:table-cell office:value-type="string" office:string-value="" table:formula="of:=[.AO121]" table:style-name="ce63"/>
          <table:table-cell office:value-type="string" office:string-value="" table:formula="of:=[.AP121]" table:style-name="ce63"/>
          <table:table-cell office:value-type="string" office:string-value="" table:formula="of:=[.AQ121]" table:style-name="ce63"/>
          <table:table-cell office:value-type="string" office:string-value="" table:formula="of:=[.AR121]" table:style-name="ce63"/>
          <table:table-cell office:value-type="string" office:string-value="" table:formula="of:=[.AS121]" table:style-name="ce63"/>
          <table:table-cell office:value-type="string" office:string-value="" table:formula="of:=[.AT121]" table:style-name="ce63"/>
          <table:table-cell office:value-type="string" office:string-value="" table:formula="of:=[.AU121]" table:style-name="ce63"/>
          <table:table-cell office:value-type="string" office:string-value="" table:formula="of:=[.AV121]" table:style-name="ce63"/>
          <table:table-cell office:value-type="string" office:string-value="" table:formula="of:=[.AW121]" table:style-name="ce63"/>
          <table:table-cell office:value-type="string" office:string-value="" table:formula="of:=[.AX121]" table:style-name="ce63"/>
          <table:table-cell office:value-type="string" office:string-value="" table:formula="of:=[.AY121]" table:style-name="ce63"/>
          <table:table-cell office:value-type="string" office:string-value="" table:formula="of:=[.AZ121]" table:style-name="ce63"/>
          <table:table-cell office:value-type="string" office:string-value="" table:formula="of:=[.BA121]" table:style-name="ce63"/>
          <table:table-cell office:value-type="string" office:string-value="" table:formula="of:=[.BB121]" table:style-name="ce63"/>
          <table:table-cell office:value-type="string" office:string-value="" table:formula="of:=[.BC121]" table:style-name="ce63"/>
          <table:table-cell office:value-type="string" office:string-value="" table:formula="of:=[.BD121]" table:style-name="ce63"/>
          <table:table-cell office:value-type="string" office:string-value="" table:formula="of:=[.BE121]" table:style-name="ce63"/>
          <table:table-cell office:value-type="string" office:string-value="" table:formula="of:=[.BF121]" table:style-name="ce63"/>
          <table:table-cell office:value-type="string" office:string-value="" table:formula="of:=[.BG121]" table:style-name="ce63"/>
          <table:table-cell office:value-type="string" office:string-value="" table:formula="of:=[.BH121]" table:style-name="ce63"/>
          <table:table-cell office:value-type="string" office:string-value="" table:formula="of:=[.BI121]" table:style-name="ce63"/>
          <table:table-cell office:value-type="string" office:string-value="" table:formula="of:=[.BJ121]" table:style-name="ce63"/>
          <table:table-cell office:value-type="string" office:string-value="" table:formula="of:=[.BK121]" table:style-name="ce63"/>
          <table:table-cell office:value-type="string" office:string-value="" table:formula="of:=[.BL121]" table:style-name="ce63"/>
          <table:table-cell office:value-type="string" office:string-value="" table:formula="of:=[.BM121]" table:style-name="ce63"/>
          <table:table-cell office:value-type="string" office:string-value="" table:formula="of:=[.BN121]" table:style-name="ce63"/>
          <table:table-cell office:value-type="string" office:string-value="" table:formula="of:=[.BO121]" table:style-name="ce63"/>
          <table:table-cell office:value-type="string" office:string-value="" table:formula="of:=[.BP121]" table:style-name="ce63"/>
          <table:table-cell office:value-type="string" office:string-value="" table:formula="of:=[.BQ121]" table:style-name="ce63"/>
          <table:table-cell office:value-type="string" office:string-value="" table:formula="of:=[.BR121]" table:style-name="ce63"/>
          <table:table-cell office:value-type="string" office:string-value="" table:formula="of:=[.BS121]" table:style-name="ce63"/>
          <table:table-cell office:value-type="string" office:string-value="" table:formula="of:=[.BT121]" table:style-name="ce63"/>
          <table:table-cell office:value-type="string" office:string-value="" table:formula="of:=[.BU121]" table:style-name="ce63"/>
          <table:table-cell office:value-type="string" office:string-value="" table:formula="of:=[.BV121]" table:style-name="ce63"/>
          <table:table-cell office:value-type="string" office:string-value="" table:formula="of:=[.BW121]" table:style-name="ce63"/>
          <table:table-cell office:value-type="string" office:string-value="" table:formula="of:=[.BX121]" table:style-name="ce63"/>
          <table:table-cell office:value-type="string" office:string-value="" table:formula="of:=[.BY121]" table:style-name="ce63"/>
          <table:table-cell office:value-type="string" office:string-value="" table:formula="of:=[.BZ121]" table:style-name="ce63"/>
          <table:table-cell office:value-type="string" office:string-value="" table:formula="of:=[.CA121]" table:style-name="ce63"/>
          <table:table-cell office:value-type="string" office:string-value="" table:formula="of:=[.CB121]" table:style-name="ce63"/>
          <table:table-cell office:value-type="string" office:string-value="" table:formula="of:=[.CC121]" table:style-name="ce63"/>
          <table:table-cell office:value-type="string" office:string-value="" table:formula="of:=[.CD121]" table:style-name="ce63"/>
          <table:table-cell office:value-type="string" office:string-value="" table:formula="of:=[.CE121]" table:style-name="ce63"/>
          <table:table-cell office:value-type="string" office:string-value="" table:formula="of:=[.CF121]" table:style-name="ce63"/>
          <table:table-cell office:value-type="string" office:string-value="" table:formula="of:=[.CG121]" table:style-name="ce63"/>
          <table:table-cell office:value-type="string" office:string-value="" table:formula="of:=[.CH121]" table:style-name="ce63"/>
          <table:table-cell office:value-type="string" office:string-value="" table:formula="of:=[.CI121]" table:style-name="ce63"/>
          <table:table-cell office:value-type="string" office:string-value="" table:formula="of:=[.CJ121]" table:style-name="ce63"/>
          <table:table-cell office:value-type="string" office:string-value="" table:formula="of:=[.CK121]" table:style-name="ce63"/>
          <table:table-cell office:value-type="string" office:string-value="" table:formula="of:=[.CL121]" table:style-name="ce63"/>
          <table:table-cell office:value-type="string" office:string-value="" table:formula="of:=[.CM121]" table:style-name="ce63"/>
          <table:table-cell office:value-type="string" office:string-value="" table:formula="of:=[.CN121]" table:style-name="ce63"/>
          <table:table-cell office:value-type="string" office:string-value="" table:formula="of:=[.CO121]" table:style-name="ce63"/>
          <table:table-cell office:value-type="string" office:string-value="" table:formula="of:=[.CP121]" table:style-name="ce63"/>
          <table:table-cell office:value-type="string" office:string-value="" table:formula="of:=[.CQ121]" table:style-name="ce63"/>
          <table:table-cell office:value-type="string" office:string-value="" table:formula="of:=[.CR121]" table:style-name="ce63"/>
          <table:table-cell office:value-type="string" office:string-value="" table:formula="of:=[.CS121]" table:style-name="ce63"/>
          <table:table-cell office:value-type="string" office:string-value="" table:formula="of:=[.CT121]" table:style-name="ce63"/>
          <table:table-cell office:value-type="string" office:string-value="" table:formula="of:=[.CU121]" table:style-name="ce63"/>
          <table:table-cell office:value-type="string" office:string-value="" table:formula="of:=[.CV121]" table:style-name="ce63"/>
          <table:table-cell office:value-type="string" office:string-value="" table:formula="of:=[.CW121]" table:style-name="ce63"/>
          <table:table-cell office:value-type="string" office:string-value="" table:formula="of:=[.CX121]" table:style-name="ce63"/>
          <table:table-cell office:value-type="string" office:string-value="" table:formula="of:=[.CY121]" table:style-name="ce63"/>
          <table:table-cell office:value-type="string" office:string-value="" table:formula="of:=[.CZ121]" table:style-name="ce63"/>
          <table:table-cell office:value-type="string" office:string-value="" table:formula="of:=[.DA121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94]&lt;&gt;&quot;&quot;;[Setup.A94];&quot;&quot;)" table:style-name="ce1"/>
          <table:table-cell table:style-name="ce56"/>
          <table:table-cell office:value-type="string" office:string-value="" table:formula="of:=IF([Setup.B94]&lt;&gt;&quot;&quot;;[Setup.B94];&quot;&quot;)" table:style-name="ce1"/>
          <table:table-cell office:value-type="string" office:string-value="" table:formula="of:=[.DB122]" table:style-name="ce42"/>
          <table:table-cell table:style-name="ce49"/>
          <table:table-cell table:style-name="ce50"/>
          <table:table-cell office:value-type="string" office:string-value="" table:formula="of:=[.C122]" table:style-name="ce42"/>
          <table:table-cell office:value-type="string" office:string-value="" table:formula="of:=[.G122]" table:style-name="ce63"/>
          <table:table-cell office:value-type="string" office:string-value="" table:formula="of:=[.H122]" table:style-name="ce63"/>
          <table:table-cell office:value-type="string" office:string-value="" table:formula="of:=[.I122]" table:style-name="ce63"/>
          <table:table-cell office:value-type="string" office:string-value="" table:formula="of:=[.J122]" table:style-name="ce63"/>
          <table:table-cell office:value-type="string" office:string-value="" table:formula="of:=[.K122]" table:style-name="ce63"/>
          <table:table-cell office:value-type="string" office:string-value="" table:formula="of:=[.L122]" table:style-name="ce63"/>
          <table:table-cell office:value-type="string" office:string-value="" table:formula="of:=[.M122]" table:style-name="ce63"/>
          <table:table-cell office:value-type="string" office:string-value="" table:formula="of:=[.N122]" table:style-name="ce63"/>
          <table:table-cell office:value-type="string" office:string-value="" table:formula="of:=[.O122]" table:style-name="ce63"/>
          <table:table-cell office:value-type="string" office:string-value="" table:formula="of:=[.P122]" table:style-name="ce63"/>
          <table:table-cell office:value-type="string" office:string-value="" table:formula="of:=[.Q122]" table:style-name="ce63"/>
          <table:table-cell office:value-type="string" office:string-value="" table:formula="of:=[.R122]" table:style-name="ce63"/>
          <table:table-cell office:value-type="string" office:string-value="" table:formula="of:=[.S122]" table:style-name="ce63"/>
          <table:table-cell office:value-type="string" office:string-value="" table:formula="of:=[.T122]" table:style-name="ce63"/>
          <table:table-cell office:value-type="string" office:string-value="" table:formula="of:=[.U122]" table:style-name="ce63"/>
          <table:table-cell office:value-type="string" office:string-value="" table:formula="of:=[.V122]" table:style-name="ce63"/>
          <table:table-cell office:value-type="string" office:string-value="" table:formula="of:=[.W122]" table:style-name="ce63"/>
          <table:table-cell office:value-type="string" office:string-value="" table:formula="of:=[.X122]" table:style-name="ce63"/>
          <table:table-cell office:value-type="string" office:string-value="" table:formula="of:=[.Y122]" table:style-name="ce63"/>
          <table:table-cell office:value-type="string" office:string-value="" table:formula="of:=[.Z122]" table:style-name="ce63"/>
          <table:table-cell office:value-type="string" office:string-value="" table:formula="of:=[.AA122]" table:style-name="ce63"/>
          <table:table-cell office:value-type="string" office:string-value="" table:formula="of:=[.AB122]" table:style-name="ce63"/>
          <table:table-cell office:value-type="string" office:string-value="" table:formula="of:=[.AC122]" table:style-name="ce63"/>
          <table:table-cell office:value-type="string" office:string-value="" table:formula="of:=[.AD122]" table:style-name="ce63"/>
          <table:table-cell office:value-type="string" office:string-value="" table:formula="of:=[.AE122]" table:style-name="ce63"/>
          <table:table-cell office:value-type="string" office:string-value="" table:formula="of:=[.AF122]" table:style-name="ce63"/>
          <table:table-cell office:value-type="string" office:string-value="" table:formula="of:=[.AG122]" table:style-name="ce63"/>
          <table:table-cell office:value-type="string" office:string-value="" table:formula="of:=[.AH122]" table:style-name="ce63"/>
          <table:table-cell office:value-type="string" office:string-value="" table:formula="of:=[.AI122]" table:style-name="ce63"/>
          <table:table-cell office:value-type="string" office:string-value="" table:formula="of:=[.AJ122]" table:style-name="ce63"/>
          <table:table-cell office:value-type="string" office:string-value="" table:formula="of:=[.AK122]" table:style-name="ce63"/>
          <table:table-cell office:value-type="string" office:string-value="" table:formula="of:=[.AL122]" table:style-name="ce63"/>
          <table:table-cell office:value-type="string" office:string-value="" table:formula="of:=[.AM122]" table:style-name="ce63"/>
          <table:table-cell office:value-type="string" office:string-value="" table:formula="of:=[.AN122]" table:style-name="ce63"/>
          <table:table-cell office:value-type="string" office:string-value="" table:formula="of:=[.AO122]" table:style-name="ce63"/>
          <table:table-cell office:value-type="string" office:string-value="" table:formula="of:=[.AP122]" table:style-name="ce63"/>
          <table:table-cell office:value-type="string" office:string-value="" table:formula="of:=[.AQ122]" table:style-name="ce63"/>
          <table:table-cell office:value-type="string" office:string-value="" table:formula="of:=[.AR122]" table:style-name="ce63"/>
          <table:table-cell office:value-type="string" office:string-value="" table:formula="of:=[.AS122]" table:style-name="ce63"/>
          <table:table-cell office:value-type="string" office:string-value="" table:formula="of:=[.AT122]" table:style-name="ce63"/>
          <table:table-cell office:value-type="string" office:string-value="" table:formula="of:=[.AU122]" table:style-name="ce63"/>
          <table:table-cell office:value-type="string" office:string-value="" table:formula="of:=[.AV122]" table:style-name="ce63"/>
          <table:table-cell office:value-type="string" office:string-value="" table:formula="of:=[.AW122]" table:style-name="ce63"/>
          <table:table-cell office:value-type="string" office:string-value="" table:formula="of:=[.AX122]" table:style-name="ce63"/>
          <table:table-cell office:value-type="string" office:string-value="" table:formula="of:=[.AY122]" table:style-name="ce63"/>
          <table:table-cell office:value-type="string" office:string-value="" table:formula="of:=[.AZ122]" table:style-name="ce63"/>
          <table:table-cell office:value-type="string" office:string-value="" table:formula="of:=[.BA122]" table:style-name="ce63"/>
          <table:table-cell office:value-type="string" office:string-value="" table:formula="of:=[.BB122]" table:style-name="ce63"/>
          <table:table-cell office:value-type="string" office:string-value="" table:formula="of:=[.BC122]" table:style-name="ce63"/>
          <table:table-cell office:value-type="string" office:string-value="" table:formula="of:=[.BD122]" table:style-name="ce63"/>
          <table:table-cell office:value-type="string" office:string-value="" table:formula="of:=[.BE122]" table:style-name="ce63"/>
          <table:table-cell office:value-type="string" office:string-value="" table:formula="of:=[.BF122]" table:style-name="ce63"/>
          <table:table-cell office:value-type="string" office:string-value="" table:formula="of:=[.BG122]" table:style-name="ce63"/>
          <table:table-cell office:value-type="string" office:string-value="" table:formula="of:=[.BH122]" table:style-name="ce63"/>
          <table:table-cell office:value-type="string" office:string-value="" table:formula="of:=[.BI122]" table:style-name="ce63"/>
          <table:table-cell office:value-type="string" office:string-value="" table:formula="of:=[.BJ122]" table:style-name="ce63"/>
          <table:table-cell office:value-type="string" office:string-value="" table:formula="of:=[.BK122]" table:style-name="ce63"/>
          <table:table-cell office:value-type="string" office:string-value="" table:formula="of:=[.BL122]" table:style-name="ce63"/>
          <table:table-cell office:value-type="string" office:string-value="" table:formula="of:=[.BM122]" table:style-name="ce63"/>
          <table:table-cell office:value-type="string" office:string-value="" table:formula="of:=[.BN122]" table:style-name="ce63"/>
          <table:table-cell office:value-type="string" office:string-value="" table:formula="of:=[.BO122]" table:style-name="ce63"/>
          <table:table-cell office:value-type="string" office:string-value="" table:formula="of:=[.BP122]" table:style-name="ce63"/>
          <table:table-cell office:value-type="string" office:string-value="" table:formula="of:=[.BQ122]" table:style-name="ce63"/>
          <table:table-cell office:value-type="string" office:string-value="" table:formula="of:=[.BR122]" table:style-name="ce63"/>
          <table:table-cell office:value-type="string" office:string-value="" table:formula="of:=[.BS122]" table:style-name="ce63"/>
          <table:table-cell office:value-type="string" office:string-value="" table:formula="of:=[.BT122]" table:style-name="ce63"/>
          <table:table-cell office:value-type="string" office:string-value="" table:formula="of:=[.BU122]" table:style-name="ce63"/>
          <table:table-cell office:value-type="string" office:string-value="" table:formula="of:=[.BV122]" table:style-name="ce63"/>
          <table:table-cell office:value-type="string" office:string-value="" table:formula="of:=[.BW122]" table:style-name="ce63"/>
          <table:table-cell office:value-type="string" office:string-value="" table:formula="of:=[.BX122]" table:style-name="ce63"/>
          <table:table-cell office:value-type="string" office:string-value="" table:formula="of:=[.BY122]" table:style-name="ce63"/>
          <table:table-cell office:value-type="string" office:string-value="" table:formula="of:=[.BZ122]" table:style-name="ce63"/>
          <table:table-cell office:value-type="string" office:string-value="" table:formula="of:=[.CA122]" table:style-name="ce63"/>
          <table:table-cell office:value-type="string" office:string-value="" table:formula="of:=[.CB122]" table:style-name="ce63"/>
          <table:table-cell office:value-type="string" office:string-value="" table:formula="of:=[.CC122]" table:style-name="ce63"/>
          <table:table-cell office:value-type="string" office:string-value="" table:formula="of:=[.CD122]" table:style-name="ce63"/>
          <table:table-cell office:value-type="string" office:string-value="" table:formula="of:=[.CE122]" table:style-name="ce63"/>
          <table:table-cell office:value-type="string" office:string-value="" table:formula="of:=[.CF122]" table:style-name="ce63"/>
          <table:table-cell office:value-type="string" office:string-value="" table:formula="of:=[.CG122]" table:style-name="ce63"/>
          <table:table-cell office:value-type="string" office:string-value="" table:formula="of:=[.CH122]" table:style-name="ce63"/>
          <table:table-cell office:value-type="string" office:string-value="" table:formula="of:=[.CI122]" table:style-name="ce63"/>
          <table:table-cell office:value-type="string" office:string-value="" table:formula="of:=[.CJ122]" table:style-name="ce63"/>
          <table:table-cell office:value-type="string" office:string-value="" table:formula="of:=[.CK122]" table:style-name="ce63"/>
          <table:table-cell office:value-type="string" office:string-value="" table:formula="of:=[.CL122]" table:style-name="ce63"/>
          <table:table-cell office:value-type="string" office:string-value="" table:formula="of:=[.CM122]" table:style-name="ce63"/>
          <table:table-cell office:value-type="string" office:string-value="" table:formula="of:=[.CN122]" table:style-name="ce63"/>
          <table:table-cell office:value-type="string" office:string-value="" table:formula="of:=[.CO122]" table:style-name="ce63"/>
          <table:table-cell office:value-type="string" office:string-value="" table:formula="of:=[.CP122]" table:style-name="ce63"/>
          <table:table-cell office:value-type="string" office:string-value="" table:formula="of:=[.CQ122]" table:style-name="ce63"/>
          <table:table-cell office:value-type="string" office:string-value="" table:formula="of:=[.CR122]" table:style-name="ce63"/>
          <table:table-cell office:value-type="string" office:string-value="" table:formula="of:=[.CS122]" table:style-name="ce63"/>
          <table:table-cell office:value-type="string" office:string-value="" table:formula="of:=[.CT122]" table:style-name="ce63"/>
          <table:table-cell office:value-type="string" office:string-value="" table:formula="of:=[.CU122]" table:style-name="ce63"/>
          <table:table-cell office:value-type="string" office:string-value="" table:formula="of:=[.CV122]" table:style-name="ce63"/>
          <table:table-cell office:value-type="string" office:string-value="" table:formula="of:=[.CW122]" table:style-name="ce63"/>
          <table:table-cell office:value-type="string" office:string-value="" table:formula="of:=[.CX122]" table:style-name="ce63"/>
          <table:table-cell office:value-type="string" office:string-value="" table:formula="of:=[.CY122]" table:style-name="ce63"/>
          <table:table-cell office:value-type="string" office:string-value="" table:formula="of:=[.CZ122]" table:style-name="ce63"/>
          <table:table-cell office:value-type="string" office:string-value="" table:formula="of:=[.DA122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95]&lt;&gt;&quot;&quot;;[Setup.A95];&quot;&quot;)" table:style-name="ce1"/>
          <table:table-cell table:style-name="ce56"/>
          <table:table-cell office:value-type="string" office:string-value="" table:formula="of:=IF([Setup.B95]&lt;&gt;&quot;&quot;;[Setup.B95];&quot;&quot;)" table:style-name="ce1"/>
          <table:table-cell office:value-type="string" office:string-value="" table:formula="of:=[.DB123]" table:style-name="ce42"/>
          <table:table-cell table:style-name="ce49"/>
          <table:table-cell table:style-name="ce50"/>
          <table:table-cell office:value-type="string" office:string-value="" table:formula="of:=[.C123]" table:style-name="ce42"/>
          <table:table-cell office:value-type="string" office:string-value="" table:formula="of:=[.G123]" table:style-name="ce63"/>
          <table:table-cell office:value-type="string" office:string-value="" table:formula="of:=[.H123]" table:style-name="ce63"/>
          <table:table-cell office:value-type="string" office:string-value="" table:formula="of:=[.I123]" table:style-name="ce63"/>
          <table:table-cell office:value-type="string" office:string-value="" table:formula="of:=[.J123]" table:style-name="ce63"/>
          <table:table-cell office:value-type="string" office:string-value="" table:formula="of:=[.K123]" table:style-name="ce63"/>
          <table:table-cell office:value-type="string" office:string-value="" table:formula="of:=[.L123]" table:style-name="ce63"/>
          <table:table-cell office:value-type="string" office:string-value="" table:formula="of:=[.M123]" table:style-name="ce63"/>
          <table:table-cell office:value-type="string" office:string-value="" table:formula="of:=[.N123]" table:style-name="ce63"/>
          <table:table-cell office:value-type="string" office:string-value="" table:formula="of:=[.O123]" table:style-name="ce63"/>
          <table:table-cell office:value-type="string" office:string-value="" table:formula="of:=[.P123]" table:style-name="ce63"/>
          <table:table-cell office:value-type="string" office:string-value="" table:formula="of:=[.Q123]" table:style-name="ce63"/>
          <table:table-cell office:value-type="string" office:string-value="" table:formula="of:=[.R123]" table:style-name="ce63"/>
          <table:table-cell office:value-type="string" office:string-value="" table:formula="of:=[.S123]" table:style-name="ce63"/>
          <table:table-cell office:value-type="string" office:string-value="" table:formula="of:=[.T123]" table:style-name="ce63"/>
          <table:table-cell office:value-type="string" office:string-value="" table:formula="of:=[.U123]" table:style-name="ce63"/>
          <table:table-cell office:value-type="string" office:string-value="" table:formula="of:=[.V123]" table:style-name="ce63"/>
          <table:table-cell office:value-type="string" office:string-value="" table:formula="of:=[.W123]" table:style-name="ce63"/>
          <table:table-cell office:value-type="string" office:string-value="" table:formula="of:=[.X123]" table:style-name="ce63"/>
          <table:table-cell office:value-type="string" office:string-value="" table:formula="of:=[.Y123]" table:style-name="ce63"/>
          <table:table-cell office:value-type="string" office:string-value="" table:formula="of:=[.Z123]" table:style-name="ce63"/>
          <table:table-cell office:value-type="string" office:string-value="" table:formula="of:=[.AA123]" table:style-name="ce63"/>
          <table:table-cell office:value-type="string" office:string-value="" table:formula="of:=[.AB123]" table:style-name="ce63"/>
          <table:table-cell office:value-type="string" office:string-value="" table:formula="of:=[.AC123]" table:style-name="ce63"/>
          <table:table-cell office:value-type="string" office:string-value="" table:formula="of:=[.AD123]" table:style-name="ce63"/>
          <table:table-cell office:value-type="string" office:string-value="" table:formula="of:=[.AE123]" table:style-name="ce63"/>
          <table:table-cell office:value-type="string" office:string-value="" table:formula="of:=[.AF123]" table:style-name="ce63"/>
          <table:table-cell office:value-type="string" office:string-value="" table:formula="of:=[.AG123]" table:style-name="ce63"/>
          <table:table-cell office:value-type="string" office:string-value="" table:formula="of:=[.AH123]" table:style-name="ce63"/>
          <table:table-cell office:value-type="string" office:string-value="" table:formula="of:=[.AI123]" table:style-name="ce63"/>
          <table:table-cell office:value-type="string" office:string-value="" table:formula="of:=[.AJ123]" table:style-name="ce63"/>
          <table:table-cell office:value-type="string" office:string-value="" table:formula="of:=[.AK123]" table:style-name="ce63"/>
          <table:table-cell office:value-type="string" office:string-value="" table:formula="of:=[.AL123]" table:style-name="ce63"/>
          <table:table-cell office:value-type="string" office:string-value="" table:formula="of:=[.AM123]" table:style-name="ce63"/>
          <table:table-cell office:value-type="string" office:string-value="" table:formula="of:=[.AN123]" table:style-name="ce63"/>
          <table:table-cell office:value-type="string" office:string-value="" table:formula="of:=[.AO123]" table:style-name="ce63"/>
          <table:table-cell office:value-type="string" office:string-value="" table:formula="of:=[.AP123]" table:style-name="ce63"/>
          <table:table-cell office:value-type="string" office:string-value="" table:formula="of:=[.AQ123]" table:style-name="ce63"/>
          <table:table-cell office:value-type="string" office:string-value="" table:formula="of:=[.AR123]" table:style-name="ce63"/>
          <table:table-cell office:value-type="string" office:string-value="" table:formula="of:=[.AS123]" table:style-name="ce63"/>
          <table:table-cell office:value-type="string" office:string-value="" table:formula="of:=[.AT123]" table:style-name="ce63"/>
          <table:table-cell office:value-type="string" office:string-value="" table:formula="of:=[.AU123]" table:style-name="ce63"/>
          <table:table-cell office:value-type="string" office:string-value="" table:formula="of:=[.AV123]" table:style-name="ce63"/>
          <table:table-cell office:value-type="string" office:string-value="" table:formula="of:=[.AW123]" table:style-name="ce63"/>
          <table:table-cell office:value-type="string" office:string-value="" table:formula="of:=[.AX123]" table:style-name="ce63"/>
          <table:table-cell office:value-type="string" office:string-value="" table:formula="of:=[.AY123]" table:style-name="ce63"/>
          <table:table-cell office:value-type="string" office:string-value="" table:formula="of:=[.AZ123]" table:style-name="ce63"/>
          <table:table-cell office:value-type="string" office:string-value="" table:formula="of:=[.BA123]" table:style-name="ce63"/>
          <table:table-cell office:value-type="string" office:string-value="" table:formula="of:=[.BB123]" table:style-name="ce63"/>
          <table:table-cell office:value-type="string" office:string-value="" table:formula="of:=[.BC123]" table:style-name="ce63"/>
          <table:table-cell office:value-type="string" office:string-value="" table:formula="of:=[.BD123]" table:style-name="ce63"/>
          <table:table-cell office:value-type="string" office:string-value="" table:formula="of:=[.BE123]" table:style-name="ce63"/>
          <table:table-cell office:value-type="string" office:string-value="" table:formula="of:=[.BF123]" table:style-name="ce63"/>
          <table:table-cell office:value-type="string" office:string-value="" table:formula="of:=[.BG123]" table:style-name="ce63"/>
          <table:table-cell office:value-type="string" office:string-value="" table:formula="of:=[.BH123]" table:style-name="ce63"/>
          <table:table-cell office:value-type="string" office:string-value="" table:formula="of:=[.BI123]" table:style-name="ce63"/>
          <table:table-cell office:value-type="string" office:string-value="" table:formula="of:=[.BJ123]" table:style-name="ce63"/>
          <table:table-cell office:value-type="string" office:string-value="" table:formula="of:=[.BK123]" table:style-name="ce63"/>
          <table:table-cell office:value-type="string" office:string-value="" table:formula="of:=[.BL123]" table:style-name="ce63"/>
          <table:table-cell office:value-type="string" office:string-value="" table:formula="of:=[.BM123]" table:style-name="ce63"/>
          <table:table-cell office:value-type="string" office:string-value="" table:formula="of:=[.BN123]" table:style-name="ce63"/>
          <table:table-cell office:value-type="string" office:string-value="" table:formula="of:=[.BO123]" table:style-name="ce63"/>
          <table:table-cell office:value-type="string" office:string-value="" table:formula="of:=[.BP123]" table:style-name="ce63"/>
          <table:table-cell office:value-type="string" office:string-value="" table:formula="of:=[.BQ123]" table:style-name="ce63"/>
          <table:table-cell office:value-type="string" office:string-value="" table:formula="of:=[.BR123]" table:style-name="ce63"/>
          <table:table-cell office:value-type="string" office:string-value="" table:formula="of:=[.BS123]" table:style-name="ce63"/>
          <table:table-cell office:value-type="string" office:string-value="" table:formula="of:=[.BT123]" table:style-name="ce63"/>
          <table:table-cell office:value-type="string" office:string-value="" table:formula="of:=[.BU123]" table:style-name="ce63"/>
          <table:table-cell office:value-type="string" office:string-value="" table:formula="of:=[.BV123]" table:style-name="ce63"/>
          <table:table-cell office:value-type="string" office:string-value="" table:formula="of:=[.BW123]" table:style-name="ce63"/>
          <table:table-cell office:value-type="string" office:string-value="" table:formula="of:=[.BX123]" table:style-name="ce63"/>
          <table:table-cell office:value-type="string" office:string-value="" table:formula="of:=[.BY123]" table:style-name="ce63"/>
          <table:table-cell office:value-type="string" office:string-value="" table:formula="of:=[.BZ123]" table:style-name="ce63"/>
          <table:table-cell office:value-type="string" office:string-value="" table:formula="of:=[.CA123]" table:style-name="ce63"/>
          <table:table-cell office:value-type="string" office:string-value="" table:formula="of:=[.CB123]" table:style-name="ce63"/>
          <table:table-cell office:value-type="string" office:string-value="" table:formula="of:=[.CC123]" table:style-name="ce63"/>
          <table:table-cell office:value-type="string" office:string-value="" table:formula="of:=[.CD123]" table:style-name="ce63"/>
          <table:table-cell office:value-type="string" office:string-value="" table:formula="of:=[.CE123]" table:style-name="ce63"/>
          <table:table-cell office:value-type="string" office:string-value="" table:formula="of:=[.CF123]" table:style-name="ce63"/>
          <table:table-cell office:value-type="string" office:string-value="" table:formula="of:=[.CG123]" table:style-name="ce63"/>
          <table:table-cell office:value-type="string" office:string-value="" table:formula="of:=[.CH123]" table:style-name="ce63"/>
          <table:table-cell office:value-type="string" office:string-value="" table:formula="of:=[.CI123]" table:style-name="ce63"/>
          <table:table-cell office:value-type="string" office:string-value="" table:formula="of:=[.CJ123]" table:style-name="ce63"/>
          <table:table-cell office:value-type="string" office:string-value="" table:formula="of:=[.CK123]" table:style-name="ce63"/>
          <table:table-cell office:value-type="string" office:string-value="" table:formula="of:=[.CL123]" table:style-name="ce63"/>
          <table:table-cell office:value-type="string" office:string-value="" table:formula="of:=[.CM123]" table:style-name="ce63"/>
          <table:table-cell office:value-type="string" office:string-value="" table:formula="of:=[.CN123]" table:style-name="ce63"/>
          <table:table-cell office:value-type="string" office:string-value="" table:formula="of:=[.CO123]" table:style-name="ce63"/>
          <table:table-cell office:value-type="string" office:string-value="" table:formula="of:=[.CP123]" table:style-name="ce63"/>
          <table:table-cell office:value-type="string" office:string-value="" table:formula="of:=[.CQ123]" table:style-name="ce63"/>
          <table:table-cell office:value-type="string" office:string-value="" table:formula="of:=[.CR123]" table:style-name="ce63"/>
          <table:table-cell office:value-type="string" office:string-value="" table:formula="of:=[.CS123]" table:style-name="ce63"/>
          <table:table-cell office:value-type="string" office:string-value="" table:formula="of:=[.CT123]" table:style-name="ce63"/>
          <table:table-cell office:value-type="string" office:string-value="" table:formula="of:=[.CU123]" table:style-name="ce63"/>
          <table:table-cell office:value-type="string" office:string-value="" table:formula="of:=[.CV123]" table:style-name="ce63"/>
          <table:table-cell office:value-type="string" office:string-value="" table:formula="of:=[.CW123]" table:style-name="ce63"/>
          <table:table-cell office:value-type="string" office:string-value="" table:formula="of:=[.CX123]" table:style-name="ce63"/>
          <table:table-cell office:value-type="string" office:string-value="" table:formula="of:=[.CY123]" table:style-name="ce63"/>
          <table:table-cell office:value-type="string" office:string-value="" table:formula="of:=[.CZ123]" table:style-name="ce63"/>
          <table:table-cell office:value-type="string" office:string-value="" table:formula="of:=[.DA123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96]&lt;&gt;&quot;&quot;;[Setup.A96];&quot;&quot;)" table:style-name="ce1"/>
          <table:table-cell table:style-name="ce56"/>
          <table:table-cell office:value-type="string" office:string-value="" table:formula="of:=IF([Setup.B96]&lt;&gt;&quot;&quot;;[Setup.B96];&quot;&quot;)" table:style-name="ce1"/>
          <table:table-cell office:value-type="string" office:string-value="" table:formula="of:=[.DB124]" table:style-name="ce42"/>
          <table:table-cell table:style-name="ce49"/>
          <table:table-cell table:style-name="ce50"/>
          <table:table-cell office:value-type="string" office:string-value="" table:formula="of:=[.C124]" table:style-name="ce42"/>
          <table:table-cell office:value-type="string" office:string-value="" table:formula="of:=[.G124]" table:style-name="ce63"/>
          <table:table-cell office:value-type="string" office:string-value="" table:formula="of:=[.H124]" table:style-name="ce63"/>
          <table:table-cell office:value-type="string" office:string-value="" table:formula="of:=[.I124]" table:style-name="ce63"/>
          <table:table-cell office:value-type="string" office:string-value="" table:formula="of:=[.J124]" table:style-name="ce63"/>
          <table:table-cell office:value-type="string" office:string-value="" table:formula="of:=[.K124]" table:style-name="ce63"/>
          <table:table-cell office:value-type="string" office:string-value="" table:formula="of:=[.L124]" table:style-name="ce63"/>
          <table:table-cell office:value-type="string" office:string-value="" table:formula="of:=[.M124]" table:style-name="ce63"/>
          <table:table-cell office:value-type="string" office:string-value="" table:formula="of:=[.N124]" table:style-name="ce63"/>
          <table:table-cell office:value-type="string" office:string-value="" table:formula="of:=[.O124]" table:style-name="ce63"/>
          <table:table-cell office:value-type="string" office:string-value="" table:formula="of:=[.P124]" table:style-name="ce63"/>
          <table:table-cell office:value-type="string" office:string-value="" table:formula="of:=[.Q124]" table:style-name="ce63"/>
          <table:table-cell office:value-type="string" office:string-value="" table:formula="of:=[.R124]" table:style-name="ce63"/>
          <table:table-cell office:value-type="string" office:string-value="" table:formula="of:=[.S124]" table:style-name="ce63"/>
          <table:table-cell office:value-type="string" office:string-value="" table:formula="of:=[.T124]" table:style-name="ce63"/>
          <table:table-cell office:value-type="string" office:string-value="" table:formula="of:=[.U124]" table:style-name="ce63"/>
          <table:table-cell office:value-type="string" office:string-value="" table:formula="of:=[.V124]" table:style-name="ce63"/>
          <table:table-cell office:value-type="string" office:string-value="" table:formula="of:=[.W124]" table:style-name="ce63"/>
          <table:table-cell office:value-type="string" office:string-value="" table:formula="of:=[.X124]" table:style-name="ce63"/>
          <table:table-cell office:value-type="string" office:string-value="" table:formula="of:=[.Y124]" table:style-name="ce63"/>
          <table:table-cell office:value-type="string" office:string-value="" table:formula="of:=[.Z124]" table:style-name="ce63"/>
          <table:table-cell office:value-type="string" office:string-value="" table:formula="of:=[.AA124]" table:style-name="ce63"/>
          <table:table-cell office:value-type="string" office:string-value="" table:formula="of:=[.AB124]" table:style-name="ce63"/>
          <table:table-cell office:value-type="string" office:string-value="" table:formula="of:=[.AC124]" table:style-name="ce63"/>
          <table:table-cell office:value-type="string" office:string-value="" table:formula="of:=[.AD124]" table:style-name="ce63"/>
          <table:table-cell office:value-type="string" office:string-value="" table:formula="of:=[.AE124]" table:style-name="ce63"/>
          <table:table-cell office:value-type="string" office:string-value="" table:formula="of:=[.AF124]" table:style-name="ce63"/>
          <table:table-cell office:value-type="string" office:string-value="" table:formula="of:=[.AG124]" table:style-name="ce63"/>
          <table:table-cell office:value-type="string" office:string-value="" table:formula="of:=[.AH124]" table:style-name="ce63"/>
          <table:table-cell office:value-type="string" office:string-value="" table:formula="of:=[.AI124]" table:style-name="ce63"/>
          <table:table-cell office:value-type="string" office:string-value="" table:formula="of:=[.AJ124]" table:style-name="ce63"/>
          <table:table-cell office:value-type="string" office:string-value="" table:formula="of:=[.AK124]" table:style-name="ce63"/>
          <table:table-cell office:value-type="string" office:string-value="" table:formula="of:=[.AL124]" table:style-name="ce63"/>
          <table:table-cell office:value-type="string" office:string-value="" table:formula="of:=[.AM124]" table:style-name="ce63"/>
          <table:table-cell office:value-type="string" office:string-value="" table:formula="of:=[.AN124]" table:style-name="ce63"/>
          <table:table-cell office:value-type="string" office:string-value="" table:formula="of:=[.AO124]" table:style-name="ce63"/>
          <table:table-cell office:value-type="string" office:string-value="" table:formula="of:=[.AP124]" table:style-name="ce63"/>
          <table:table-cell office:value-type="string" office:string-value="" table:formula="of:=[.AQ124]" table:style-name="ce63"/>
          <table:table-cell office:value-type="string" office:string-value="" table:formula="of:=[.AR124]" table:style-name="ce63"/>
          <table:table-cell office:value-type="string" office:string-value="" table:formula="of:=[.AS124]" table:style-name="ce63"/>
          <table:table-cell office:value-type="string" office:string-value="" table:formula="of:=[.AT124]" table:style-name="ce63"/>
          <table:table-cell office:value-type="string" office:string-value="" table:formula="of:=[.AU124]" table:style-name="ce63"/>
          <table:table-cell office:value-type="string" office:string-value="" table:formula="of:=[.AV124]" table:style-name="ce63"/>
          <table:table-cell office:value-type="string" office:string-value="" table:formula="of:=[.AW124]" table:style-name="ce63"/>
          <table:table-cell office:value-type="string" office:string-value="" table:formula="of:=[.AX124]" table:style-name="ce63"/>
          <table:table-cell office:value-type="string" office:string-value="" table:formula="of:=[.AY124]" table:style-name="ce63"/>
          <table:table-cell office:value-type="string" office:string-value="" table:formula="of:=[.AZ124]" table:style-name="ce63"/>
          <table:table-cell office:value-type="string" office:string-value="" table:formula="of:=[.BA124]" table:style-name="ce63"/>
          <table:table-cell office:value-type="string" office:string-value="" table:formula="of:=[.BB124]" table:style-name="ce63"/>
          <table:table-cell office:value-type="string" office:string-value="" table:formula="of:=[.BC124]" table:style-name="ce63"/>
          <table:table-cell office:value-type="string" office:string-value="" table:formula="of:=[.BD124]" table:style-name="ce63"/>
          <table:table-cell office:value-type="string" office:string-value="" table:formula="of:=[.BE124]" table:style-name="ce63"/>
          <table:table-cell office:value-type="string" office:string-value="" table:formula="of:=[.BF124]" table:style-name="ce63"/>
          <table:table-cell office:value-type="string" office:string-value="" table:formula="of:=[.BG124]" table:style-name="ce63"/>
          <table:table-cell office:value-type="string" office:string-value="" table:formula="of:=[.BH124]" table:style-name="ce63"/>
          <table:table-cell office:value-type="string" office:string-value="" table:formula="of:=[.BI124]" table:style-name="ce63"/>
          <table:table-cell office:value-type="string" office:string-value="" table:formula="of:=[.BJ124]" table:style-name="ce63"/>
          <table:table-cell office:value-type="string" office:string-value="" table:formula="of:=[.BK124]" table:style-name="ce63"/>
          <table:table-cell office:value-type="string" office:string-value="" table:formula="of:=[.BL124]" table:style-name="ce63"/>
          <table:table-cell office:value-type="string" office:string-value="" table:formula="of:=[.BM124]" table:style-name="ce63"/>
          <table:table-cell office:value-type="string" office:string-value="" table:formula="of:=[.BN124]" table:style-name="ce63"/>
          <table:table-cell office:value-type="string" office:string-value="" table:formula="of:=[.BO124]" table:style-name="ce63"/>
          <table:table-cell office:value-type="string" office:string-value="" table:formula="of:=[.BP124]" table:style-name="ce63"/>
          <table:table-cell office:value-type="string" office:string-value="" table:formula="of:=[.BQ124]" table:style-name="ce63"/>
          <table:table-cell office:value-type="string" office:string-value="" table:formula="of:=[.BR124]" table:style-name="ce63"/>
          <table:table-cell office:value-type="string" office:string-value="" table:formula="of:=[.BS124]" table:style-name="ce63"/>
          <table:table-cell office:value-type="string" office:string-value="" table:formula="of:=[.BT124]" table:style-name="ce63"/>
          <table:table-cell office:value-type="string" office:string-value="" table:formula="of:=[.BU124]" table:style-name="ce63"/>
          <table:table-cell office:value-type="string" office:string-value="" table:formula="of:=[.BV124]" table:style-name="ce63"/>
          <table:table-cell office:value-type="string" office:string-value="" table:formula="of:=[.BW124]" table:style-name="ce63"/>
          <table:table-cell office:value-type="string" office:string-value="" table:formula="of:=[.BX124]" table:style-name="ce63"/>
          <table:table-cell office:value-type="string" office:string-value="" table:formula="of:=[.BY124]" table:style-name="ce63"/>
          <table:table-cell office:value-type="string" office:string-value="" table:formula="of:=[.BZ124]" table:style-name="ce63"/>
          <table:table-cell office:value-type="string" office:string-value="" table:formula="of:=[.CA124]" table:style-name="ce63"/>
          <table:table-cell office:value-type="string" office:string-value="" table:formula="of:=[.CB124]" table:style-name="ce63"/>
          <table:table-cell office:value-type="string" office:string-value="" table:formula="of:=[.CC124]" table:style-name="ce63"/>
          <table:table-cell office:value-type="string" office:string-value="" table:formula="of:=[.CD124]" table:style-name="ce63"/>
          <table:table-cell office:value-type="string" office:string-value="" table:formula="of:=[.CE124]" table:style-name="ce63"/>
          <table:table-cell office:value-type="string" office:string-value="" table:formula="of:=[.CF124]" table:style-name="ce63"/>
          <table:table-cell office:value-type="string" office:string-value="" table:formula="of:=[.CG124]" table:style-name="ce63"/>
          <table:table-cell office:value-type="string" office:string-value="" table:formula="of:=[.CH124]" table:style-name="ce63"/>
          <table:table-cell office:value-type="string" office:string-value="" table:formula="of:=[.CI124]" table:style-name="ce63"/>
          <table:table-cell office:value-type="string" office:string-value="" table:formula="of:=[.CJ124]" table:style-name="ce63"/>
          <table:table-cell office:value-type="string" office:string-value="" table:formula="of:=[.CK124]" table:style-name="ce63"/>
          <table:table-cell office:value-type="string" office:string-value="" table:formula="of:=[.CL124]" table:style-name="ce63"/>
          <table:table-cell office:value-type="string" office:string-value="" table:formula="of:=[.CM124]" table:style-name="ce63"/>
          <table:table-cell office:value-type="string" office:string-value="" table:formula="of:=[.CN124]" table:style-name="ce63"/>
          <table:table-cell office:value-type="string" office:string-value="" table:formula="of:=[.CO124]" table:style-name="ce63"/>
          <table:table-cell office:value-type="string" office:string-value="" table:formula="of:=[.CP124]" table:style-name="ce63"/>
          <table:table-cell office:value-type="string" office:string-value="" table:formula="of:=[.CQ124]" table:style-name="ce63"/>
          <table:table-cell office:value-type="string" office:string-value="" table:formula="of:=[.CR124]" table:style-name="ce63"/>
          <table:table-cell office:value-type="string" office:string-value="" table:formula="of:=[.CS124]" table:style-name="ce63"/>
          <table:table-cell office:value-type="string" office:string-value="" table:formula="of:=[.CT124]" table:style-name="ce63"/>
          <table:table-cell office:value-type="string" office:string-value="" table:formula="of:=[.CU124]" table:style-name="ce63"/>
          <table:table-cell office:value-type="string" office:string-value="" table:formula="of:=[.CV124]" table:style-name="ce63"/>
          <table:table-cell office:value-type="string" office:string-value="" table:formula="of:=[.CW124]" table:style-name="ce63"/>
          <table:table-cell office:value-type="string" office:string-value="" table:formula="of:=[.CX124]" table:style-name="ce63"/>
          <table:table-cell office:value-type="string" office:string-value="" table:formula="of:=[.CY124]" table:style-name="ce63"/>
          <table:table-cell office:value-type="string" office:string-value="" table:formula="of:=[.CZ124]" table:style-name="ce63"/>
          <table:table-cell office:value-type="string" office:string-value="" table:formula="of:=[.DA124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97]&lt;&gt;&quot;&quot;;[Setup.A97];&quot;&quot;)" table:style-name="ce1"/>
          <table:table-cell table:style-name="ce56"/>
          <table:table-cell office:value-type="string" office:string-value="" table:formula="of:=IF([Setup.B97]&lt;&gt;&quot;&quot;;[Setup.B97];&quot;&quot;)" table:style-name="ce1"/>
          <table:table-cell office:value-type="string" office:string-value="" table:formula="of:=[.DB125]" table:style-name="ce42"/>
          <table:table-cell table:style-name="ce49"/>
          <table:table-cell table:style-name="ce50"/>
          <table:table-cell office:value-type="string" office:string-value="" table:formula="of:=[.C125]" table:style-name="ce42"/>
          <table:table-cell office:value-type="string" office:string-value="" table:formula="of:=[.G125]" table:style-name="ce63"/>
          <table:table-cell office:value-type="string" office:string-value="" table:formula="of:=[.H125]" table:style-name="ce63"/>
          <table:table-cell office:value-type="string" office:string-value="" table:formula="of:=[.I125]" table:style-name="ce63"/>
          <table:table-cell office:value-type="string" office:string-value="" table:formula="of:=[.J125]" table:style-name="ce63"/>
          <table:table-cell office:value-type="string" office:string-value="" table:formula="of:=[.K125]" table:style-name="ce63"/>
          <table:table-cell office:value-type="string" office:string-value="" table:formula="of:=[.L125]" table:style-name="ce63"/>
          <table:table-cell office:value-type="string" office:string-value="" table:formula="of:=[.M125]" table:style-name="ce63"/>
          <table:table-cell office:value-type="string" office:string-value="" table:formula="of:=[.N125]" table:style-name="ce63"/>
          <table:table-cell office:value-type="string" office:string-value="" table:formula="of:=[.O125]" table:style-name="ce63"/>
          <table:table-cell office:value-type="string" office:string-value="" table:formula="of:=[.P125]" table:style-name="ce63"/>
          <table:table-cell office:value-type="string" office:string-value="" table:formula="of:=[.Q125]" table:style-name="ce63"/>
          <table:table-cell office:value-type="string" office:string-value="" table:formula="of:=[.R125]" table:style-name="ce63"/>
          <table:table-cell office:value-type="string" office:string-value="" table:formula="of:=[.S125]" table:style-name="ce63"/>
          <table:table-cell office:value-type="string" office:string-value="" table:formula="of:=[.T125]" table:style-name="ce63"/>
          <table:table-cell office:value-type="string" office:string-value="" table:formula="of:=[.U125]" table:style-name="ce63"/>
          <table:table-cell office:value-type="string" office:string-value="" table:formula="of:=[.V125]" table:style-name="ce63"/>
          <table:table-cell office:value-type="string" office:string-value="" table:formula="of:=[.W125]" table:style-name="ce63"/>
          <table:table-cell office:value-type="string" office:string-value="" table:formula="of:=[.X125]" table:style-name="ce63"/>
          <table:table-cell office:value-type="string" office:string-value="" table:formula="of:=[.Y125]" table:style-name="ce63"/>
          <table:table-cell office:value-type="string" office:string-value="" table:formula="of:=[.Z125]" table:style-name="ce63"/>
          <table:table-cell office:value-type="string" office:string-value="" table:formula="of:=[.AA125]" table:style-name="ce63"/>
          <table:table-cell office:value-type="string" office:string-value="" table:formula="of:=[.AB125]" table:style-name="ce63"/>
          <table:table-cell office:value-type="string" office:string-value="" table:formula="of:=[.AC125]" table:style-name="ce63"/>
          <table:table-cell office:value-type="string" office:string-value="" table:formula="of:=[.AD125]" table:style-name="ce63"/>
          <table:table-cell office:value-type="string" office:string-value="" table:formula="of:=[.AE125]" table:style-name="ce63"/>
          <table:table-cell office:value-type="string" office:string-value="" table:formula="of:=[.AF125]" table:style-name="ce63"/>
          <table:table-cell office:value-type="string" office:string-value="" table:formula="of:=[.AG125]" table:style-name="ce63"/>
          <table:table-cell office:value-type="string" office:string-value="" table:formula="of:=[.AH125]" table:style-name="ce63"/>
          <table:table-cell office:value-type="string" office:string-value="" table:formula="of:=[.AI125]" table:style-name="ce63"/>
          <table:table-cell office:value-type="string" office:string-value="" table:formula="of:=[.AJ125]" table:style-name="ce63"/>
          <table:table-cell office:value-type="string" office:string-value="" table:formula="of:=[.AK125]" table:style-name="ce63"/>
          <table:table-cell office:value-type="string" office:string-value="" table:formula="of:=[.AL125]" table:style-name="ce63"/>
          <table:table-cell office:value-type="string" office:string-value="" table:formula="of:=[.AM125]" table:style-name="ce63"/>
          <table:table-cell office:value-type="string" office:string-value="" table:formula="of:=[.AN125]" table:style-name="ce63"/>
          <table:table-cell office:value-type="string" office:string-value="" table:formula="of:=[.AO125]" table:style-name="ce63"/>
          <table:table-cell office:value-type="string" office:string-value="" table:formula="of:=[.AP125]" table:style-name="ce63"/>
          <table:table-cell office:value-type="string" office:string-value="" table:formula="of:=[.AQ125]" table:style-name="ce63"/>
          <table:table-cell office:value-type="string" office:string-value="" table:formula="of:=[.AR125]" table:style-name="ce63"/>
          <table:table-cell office:value-type="string" office:string-value="" table:formula="of:=[.AS125]" table:style-name="ce63"/>
          <table:table-cell office:value-type="string" office:string-value="" table:formula="of:=[.AT125]" table:style-name="ce63"/>
          <table:table-cell office:value-type="string" office:string-value="" table:formula="of:=[.AU125]" table:style-name="ce63"/>
          <table:table-cell office:value-type="string" office:string-value="" table:formula="of:=[.AV125]" table:style-name="ce63"/>
          <table:table-cell office:value-type="string" office:string-value="" table:formula="of:=[.AW125]" table:style-name="ce63"/>
          <table:table-cell office:value-type="string" office:string-value="" table:formula="of:=[.AX125]" table:style-name="ce63"/>
          <table:table-cell office:value-type="string" office:string-value="" table:formula="of:=[.AY125]" table:style-name="ce63"/>
          <table:table-cell office:value-type="string" office:string-value="" table:formula="of:=[.AZ125]" table:style-name="ce63"/>
          <table:table-cell office:value-type="string" office:string-value="" table:formula="of:=[.BA125]" table:style-name="ce63"/>
          <table:table-cell office:value-type="string" office:string-value="" table:formula="of:=[.BB125]" table:style-name="ce63"/>
          <table:table-cell office:value-type="string" office:string-value="" table:formula="of:=[.BC125]" table:style-name="ce63"/>
          <table:table-cell office:value-type="string" office:string-value="" table:formula="of:=[.BD125]" table:style-name="ce63"/>
          <table:table-cell office:value-type="string" office:string-value="" table:formula="of:=[.BE125]" table:style-name="ce63"/>
          <table:table-cell office:value-type="string" office:string-value="" table:formula="of:=[.BF125]" table:style-name="ce63"/>
          <table:table-cell office:value-type="string" office:string-value="" table:formula="of:=[.BG125]" table:style-name="ce63"/>
          <table:table-cell office:value-type="string" office:string-value="" table:formula="of:=[.BH125]" table:style-name="ce63"/>
          <table:table-cell office:value-type="string" office:string-value="" table:formula="of:=[.BI125]" table:style-name="ce63"/>
          <table:table-cell office:value-type="string" office:string-value="" table:formula="of:=[.BJ125]" table:style-name="ce63"/>
          <table:table-cell office:value-type="string" office:string-value="" table:formula="of:=[.BK125]" table:style-name="ce63"/>
          <table:table-cell office:value-type="string" office:string-value="" table:formula="of:=[.BL125]" table:style-name="ce63"/>
          <table:table-cell office:value-type="string" office:string-value="" table:formula="of:=[.BM125]" table:style-name="ce63"/>
          <table:table-cell office:value-type="string" office:string-value="" table:formula="of:=[.BN125]" table:style-name="ce63"/>
          <table:table-cell office:value-type="string" office:string-value="" table:formula="of:=[.BO125]" table:style-name="ce63"/>
          <table:table-cell office:value-type="string" office:string-value="" table:formula="of:=[.BP125]" table:style-name="ce63"/>
          <table:table-cell office:value-type="string" office:string-value="" table:formula="of:=[.BQ125]" table:style-name="ce63"/>
          <table:table-cell office:value-type="string" office:string-value="" table:formula="of:=[.BR125]" table:style-name="ce63"/>
          <table:table-cell office:value-type="string" office:string-value="" table:formula="of:=[.BS125]" table:style-name="ce63"/>
          <table:table-cell office:value-type="string" office:string-value="" table:formula="of:=[.BT125]" table:style-name="ce63"/>
          <table:table-cell office:value-type="string" office:string-value="" table:formula="of:=[.BU125]" table:style-name="ce63"/>
          <table:table-cell office:value-type="string" office:string-value="" table:formula="of:=[.BV125]" table:style-name="ce63"/>
          <table:table-cell office:value-type="string" office:string-value="" table:formula="of:=[.BW125]" table:style-name="ce63"/>
          <table:table-cell office:value-type="string" office:string-value="" table:formula="of:=[.BX125]" table:style-name="ce63"/>
          <table:table-cell office:value-type="string" office:string-value="" table:formula="of:=[.BY125]" table:style-name="ce63"/>
          <table:table-cell office:value-type="string" office:string-value="" table:formula="of:=[.BZ125]" table:style-name="ce63"/>
          <table:table-cell office:value-type="string" office:string-value="" table:formula="of:=[.CA125]" table:style-name="ce63"/>
          <table:table-cell office:value-type="string" office:string-value="" table:formula="of:=[.CB125]" table:style-name="ce63"/>
          <table:table-cell office:value-type="string" office:string-value="" table:formula="of:=[.CC125]" table:style-name="ce63"/>
          <table:table-cell office:value-type="string" office:string-value="" table:formula="of:=[.CD125]" table:style-name="ce63"/>
          <table:table-cell office:value-type="string" office:string-value="" table:formula="of:=[.CE125]" table:style-name="ce63"/>
          <table:table-cell office:value-type="string" office:string-value="" table:formula="of:=[.CF125]" table:style-name="ce63"/>
          <table:table-cell office:value-type="string" office:string-value="" table:formula="of:=[.CG125]" table:style-name="ce63"/>
          <table:table-cell office:value-type="string" office:string-value="" table:formula="of:=[.CH125]" table:style-name="ce63"/>
          <table:table-cell office:value-type="string" office:string-value="" table:formula="of:=[.CI125]" table:style-name="ce63"/>
          <table:table-cell office:value-type="string" office:string-value="" table:formula="of:=[.CJ125]" table:style-name="ce63"/>
          <table:table-cell office:value-type="string" office:string-value="" table:formula="of:=[.CK125]" table:style-name="ce63"/>
          <table:table-cell office:value-type="string" office:string-value="" table:formula="of:=[.CL125]" table:style-name="ce63"/>
          <table:table-cell office:value-type="string" office:string-value="" table:formula="of:=[.CM125]" table:style-name="ce63"/>
          <table:table-cell office:value-type="string" office:string-value="" table:formula="of:=[.CN125]" table:style-name="ce63"/>
          <table:table-cell office:value-type="string" office:string-value="" table:formula="of:=[.CO125]" table:style-name="ce63"/>
          <table:table-cell office:value-type="string" office:string-value="" table:formula="of:=[.CP125]" table:style-name="ce63"/>
          <table:table-cell office:value-type="string" office:string-value="" table:formula="of:=[.CQ125]" table:style-name="ce63"/>
          <table:table-cell office:value-type="string" office:string-value="" table:formula="of:=[.CR125]" table:style-name="ce63"/>
          <table:table-cell office:value-type="string" office:string-value="" table:formula="of:=[.CS125]" table:style-name="ce63"/>
          <table:table-cell office:value-type="string" office:string-value="" table:formula="of:=[.CT125]" table:style-name="ce63"/>
          <table:table-cell office:value-type="string" office:string-value="" table:formula="of:=[.CU125]" table:style-name="ce63"/>
          <table:table-cell office:value-type="string" office:string-value="" table:formula="of:=[.CV125]" table:style-name="ce63"/>
          <table:table-cell office:value-type="string" office:string-value="" table:formula="of:=[.CW125]" table:style-name="ce63"/>
          <table:table-cell office:value-type="string" office:string-value="" table:formula="of:=[.CX125]" table:style-name="ce63"/>
          <table:table-cell office:value-type="string" office:string-value="" table:formula="of:=[.CY125]" table:style-name="ce63"/>
          <table:table-cell office:value-type="string" office:string-value="" table:formula="of:=[.CZ125]" table:style-name="ce63"/>
          <table:table-cell office:value-type="string" office:string-value="" table:formula="of:=[.DA125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98]&lt;&gt;&quot;&quot;;[Setup.A98];&quot;&quot;)" table:style-name="ce1"/>
          <table:table-cell table:style-name="ce56"/>
          <table:table-cell office:value-type="string" office:string-value="" table:formula="of:=IF([Setup.B98]&lt;&gt;&quot;&quot;;[Setup.B98];&quot;&quot;)" table:style-name="ce1"/>
          <table:table-cell office:value-type="string" office:string-value="" table:formula="of:=[.DB126]" table:style-name="ce42"/>
          <table:table-cell table:style-name="ce49"/>
          <table:table-cell table:style-name="ce50"/>
          <table:table-cell office:value-type="string" office:string-value="" table:formula="of:=[.C126]" table:style-name="ce42"/>
          <table:table-cell office:value-type="string" office:string-value="" table:formula="of:=[.G126]" table:style-name="ce63"/>
          <table:table-cell office:value-type="string" office:string-value="" table:formula="of:=[.H126]" table:style-name="ce63"/>
          <table:table-cell office:value-type="string" office:string-value="" table:formula="of:=[.I126]" table:style-name="ce63"/>
          <table:table-cell office:value-type="string" office:string-value="" table:formula="of:=[.J126]" table:style-name="ce63"/>
          <table:table-cell office:value-type="string" office:string-value="" table:formula="of:=[.K126]" table:style-name="ce63"/>
          <table:table-cell office:value-type="string" office:string-value="" table:formula="of:=[.L126]" table:style-name="ce63"/>
          <table:table-cell office:value-type="string" office:string-value="" table:formula="of:=[.M126]" table:style-name="ce63"/>
          <table:table-cell office:value-type="string" office:string-value="" table:formula="of:=[.N126]" table:style-name="ce63"/>
          <table:table-cell office:value-type="string" office:string-value="" table:formula="of:=[.O126]" table:style-name="ce63"/>
          <table:table-cell office:value-type="string" office:string-value="" table:formula="of:=[.P126]" table:style-name="ce63"/>
          <table:table-cell office:value-type="string" office:string-value="" table:formula="of:=[.Q126]" table:style-name="ce63"/>
          <table:table-cell office:value-type="string" office:string-value="" table:formula="of:=[.R126]" table:style-name="ce63"/>
          <table:table-cell office:value-type="string" office:string-value="" table:formula="of:=[.S126]" table:style-name="ce63"/>
          <table:table-cell office:value-type="string" office:string-value="" table:formula="of:=[.T126]" table:style-name="ce63"/>
          <table:table-cell office:value-type="string" office:string-value="" table:formula="of:=[.U126]" table:style-name="ce63"/>
          <table:table-cell office:value-type="string" office:string-value="" table:formula="of:=[.V126]" table:style-name="ce63"/>
          <table:table-cell office:value-type="string" office:string-value="" table:formula="of:=[.W126]" table:style-name="ce63"/>
          <table:table-cell office:value-type="string" office:string-value="" table:formula="of:=[.X126]" table:style-name="ce63"/>
          <table:table-cell office:value-type="string" office:string-value="" table:formula="of:=[.Y126]" table:style-name="ce63"/>
          <table:table-cell office:value-type="string" office:string-value="" table:formula="of:=[.Z126]" table:style-name="ce63"/>
          <table:table-cell office:value-type="string" office:string-value="" table:formula="of:=[.AA126]" table:style-name="ce63"/>
          <table:table-cell office:value-type="string" office:string-value="" table:formula="of:=[.AB126]" table:style-name="ce63"/>
          <table:table-cell office:value-type="string" office:string-value="" table:formula="of:=[.AC126]" table:style-name="ce63"/>
          <table:table-cell office:value-type="string" office:string-value="" table:formula="of:=[.AD126]" table:style-name="ce63"/>
          <table:table-cell office:value-type="string" office:string-value="" table:formula="of:=[.AE126]" table:style-name="ce63"/>
          <table:table-cell office:value-type="string" office:string-value="" table:formula="of:=[.AF126]" table:style-name="ce63"/>
          <table:table-cell office:value-type="string" office:string-value="" table:formula="of:=[.AG126]" table:style-name="ce63"/>
          <table:table-cell office:value-type="string" office:string-value="" table:formula="of:=[.AH126]" table:style-name="ce63"/>
          <table:table-cell office:value-type="string" office:string-value="" table:formula="of:=[.AI126]" table:style-name="ce63"/>
          <table:table-cell office:value-type="string" office:string-value="" table:formula="of:=[.AJ126]" table:style-name="ce63"/>
          <table:table-cell office:value-type="string" office:string-value="" table:formula="of:=[.AK126]" table:style-name="ce63"/>
          <table:table-cell office:value-type="string" office:string-value="" table:formula="of:=[.AL126]" table:style-name="ce63"/>
          <table:table-cell office:value-type="string" office:string-value="" table:formula="of:=[.AM126]" table:style-name="ce63"/>
          <table:table-cell office:value-type="string" office:string-value="" table:formula="of:=[.AN126]" table:style-name="ce63"/>
          <table:table-cell office:value-type="string" office:string-value="" table:formula="of:=[.AO126]" table:style-name="ce63"/>
          <table:table-cell office:value-type="string" office:string-value="" table:formula="of:=[.AP126]" table:style-name="ce63"/>
          <table:table-cell office:value-type="string" office:string-value="" table:formula="of:=[.AQ126]" table:style-name="ce63"/>
          <table:table-cell office:value-type="string" office:string-value="" table:formula="of:=[.AR126]" table:style-name="ce63"/>
          <table:table-cell office:value-type="string" office:string-value="" table:formula="of:=[.AS126]" table:style-name="ce63"/>
          <table:table-cell office:value-type="string" office:string-value="" table:formula="of:=[.AT126]" table:style-name="ce63"/>
          <table:table-cell office:value-type="string" office:string-value="" table:formula="of:=[.AU126]" table:style-name="ce63"/>
          <table:table-cell office:value-type="string" office:string-value="" table:formula="of:=[.AV126]" table:style-name="ce63"/>
          <table:table-cell office:value-type="string" office:string-value="" table:formula="of:=[.AW126]" table:style-name="ce63"/>
          <table:table-cell office:value-type="string" office:string-value="" table:formula="of:=[.AX126]" table:style-name="ce63"/>
          <table:table-cell office:value-type="string" office:string-value="" table:formula="of:=[.AY126]" table:style-name="ce63"/>
          <table:table-cell office:value-type="string" office:string-value="" table:formula="of:=[.AZ126]" table:style-name="ce63"/>
          <table:table-cell office:value-type="string" office:string-value="" table:formula="of:=[.BA126]" table:style-name="ce63"/>
          <table:table-cell office:value-type="string" office:string-value="" table:formula="of:=[.BB126]" table:style-name="ce63"/>
          <table:table-cell office:value-type="string" office:string-value="" table:formula="of:=[.BC126]" table:style-name="ce63"/>
          <table:table-cell office:value-type="string" office:string-value="" table:formula="of:=[.BD126]" table:style-name="ce63"/>
          <table:table-cell office:value-type="string" office:string-value="" table:formula="of:=[.BE126]" table:style-name="ce63"/>
          <table:table-cell office:value-type="string" office:string-value="" table:formula="of:=[.BF126]" table:style-name="ce63"/>
          <table:table-cell office:value-type="string" office:string-value="" table:formula="of:=[.BG126]" table:style-name="ce63"/>
          <table:table-cell office:value-type="string" office:string-value="" table:formula="of:=[.BH126]" table:style-name="ce63"/>
          <table:table-cell office:value-type="string" office:string-value="" table:formula="of:=[.BI126]" table:style-name="ce63"/>
          <table:table-cell office:value-type="string" office:string-value="" table:formula="of:=[.BJ126]" table:style-name="ce63"/>
          <table:table-cell office:value-type="string" office:string-value="" table:formula="of:=[.BK126]" table:style-name="ce63"/>
          <table:table-cell office:value-type="string" office:string-value="" table:formula="of:=[.BL126]" table:style-name="ce63"/>
          <table:table-cell office:value-type="string" office:string-value="" table:formula="of:=[.BM126]" table:style-name="ce63"/>
          <table:table-cell office:value-type="string" office:string-value="" table:formula="of:=[.BN126]" table:style-name="ce63"/>
          <table:table-cell office:value-type="string" office:string-value="" table:formula="of:=[.BO126]" table:style-name="ce63"/>
          <table:table-cell office:value-type="string" office:string-value="" table:formula="of:=[.BP126]" table:style-name="ce63"/>
          <table:table-cell office:value-type="string" office:string-value="" table:formula="of:=[.BQ126]" table:style-name="ce63"/>
          <table:table-cell office:value-type="string" office:string-value="" table:formula="of:=[.BR126]" table:style-name="ce63"/>
          <table:table-cell office:value-type="string" office:string-value="" table:formula="of:=[.BS126]" table:style-name="ce63"/>
          <table:table-cell office:value-type="string" office:string-value="" table:formula="of:=[.BT126]" table:style-name="ce63"/>
          <table:table-cell office:value-type="string" office:string-value="" table:formula="of:=[.BU126]" table:style-name="ce63"/>
          <table:table-cell office:value-type="string" office:string-value="" table:formula="of:=[.BV126]" table:style-name="ce63"/>
          <table:table-cell office:value-type="string" office:string-value="" table:formula="of:=[.BW126]" table:style-name="ce63"/>
          <table:table-cell office:value-type="string" office:string-value="" table:formula="of:=[.BX126]" table:style-name="ce63"/>
          <table:table-cell office:value-type="string" office:string-value="" table:formula="of:=[.BY126]" table:style-name="ce63"/>
          <table:table-cell office:value-type="string" office:string-value="" table:formula="of:=[.BZ126]" table:style-name="ce63"/>
          <table:table-cell office:value-type="string" office:string-value="" table:formula="of:=[.CA126]" table:style-name="ce63"/>
          <table:table-cell office:value-type="string" office:string-value="" table:formula="of:=[.CB126]" table:style-name="ce63"/>
          <table:table-cell office:value-type="string" office:string-value="" table:formula="of:=[.CC126]" table:style-name="ce63"/>
          <table:table-cell office:value-type="string" office:string-value="" table:formula="of:=[.CD126]" table:style-name="ce63"/>
          <table:table-cell office:value-type="string" office:string-value="" table:formula="of:=[.CE126]" table:style-name="ce63"/>
          <table:table-cell office:value-type="string" office:string-value="" table:formula="of:=[.CF126]" table:style-name="ce63"/>
          <table:table-cell office:value-type="string" office:string-value="" table:formula="of:=[.CG126]" table:style-name="ce63"/>
          <table:table-cell office:value-type="string" office:string-value="" table:formula="of:=[.CH126]" table:style-name="ce63"/>
          <table:table-cell office:value-type="string" office:string-value="" table:formula="of:=[.CI126]" table:style-name="ce63"/>
          <table:table-cell office:value-type="string" office:string-value="" table:formula="of:=[.CJ126]" table:style-name="ce63"/>
          <table:table-cell office:value-type="string" office:string-value="" table:formula="of:=[.CK126]" table:style-name="ce63"/>
          <table:table-cell office:value-type="string" office:string-value="" table:formula="of:=[.CL126]" table:style-name="ce63"/>
          <table:table-cell office:value-type="string" office:string-value="" table:formula="of:=[.CM126]" table:style-name="ce63"/>
          <table:table-cell office:value-type="string" office:string-value="" table:formula="of:=[.CN126]" table:style-name="ce63"/>
          <table:table-cell office:value-type="string" office:string-value="" table:formula="of:=[.CO126]" table:style-name="ce63"/>
          <table:table-cell office:value-type="string" office:string-value="" table:formula="of:=[.CP126]" table:style-name="ce63"/>
          <table:table-cell office:value-type="string" office:string-value="" table:formula="of:=[.CQ126]" table:style-name="ce63"/>
          <table:table-cell office:value-type="string" office:string-value="" table:formula="of:=[.CR126]" table:style-name="ce63"/>
          <table:table-cell office:value-type="string" office:string-value="" table:formula="of:=[.CS126]" table:style-name="ce63"/>
          <table:table-cell office:value-type="string" office:string-value="" table:formula="of:=[.CT126]" table:style-name="ce63"/>
          <table:table-cell office:value-type="string" office:string-value="" table:formula="of:=[.CU126]" table:style-name="ce63"/>
          <table:table-cell office:value-type="string" office:string-value="" table:formula="of:=[.CV126]" table:style-name="ce63"/>
          <table:table-cell office:value-type="string" office:string-value="" table:formula="of:=[.CW126]" table:style-name="ce63"/>
          <table:table-cell office:value-type="string" office:string-value="" table:formula="of:=[.CX126]" table:style-name="ce63"/>
          <table:table-cell office:value-type="string" office:string-value="" table:formula="of:=[.CY126]" table:style-name="ce63"/>
          <table:table-cell office:value-type="string" office:string-value="" table:formula="of:=[.CZ126]" table:style-name="ce63"/>
          <table:table-cell office:value-type="string" office:string-value="" table:formula="of:=[.DA126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99]&lt;&gt;&quot;&quot;;[Setup.A99];&quot;&quot;)" table:style-name="ce1"/>
          <table:table-cell table:style-name="ce56"/>
          <table:table-cell office:value-type="string" office:string-value="" table:formula="of:=IF([Setup.B99]&lt;&gt;&quot;&quot;;[Setup.B99];&quot;&quot;)" table:style-name="ce1"/>
          <table:table-cell office:value-type="string" office:string-value="" table:formula="of:=[.DB127]" table:style-name="ce42"/>
          <table:table-cell table:style-name="ce49"/>
          <table:table-cell table:style-name="ce50"/>
          <table:table-cell office:value-type="string" office:string-value="" table:formula="of:=[.C127]" table:style-name="ce42"/>
          <table:table-cell office:value-type="string" office:string-value="" table:formula="of:=[.G127]" table:style-name="ce63"/>
          <table:table-cell office:value-type="string" office:string-value="" table:formula="of:=[.H127]" table:style-name="ce63"/>
          <table:table-cell office:value-type="string" office:string-value="" table:formula="of:=[.I127]" table:style-name="ce63"/>
          <table:table-cell office:value-type="string" office:string-value="" table:formula="of:=[.J127]" table:style-name="ce63"/>
          <table:table-cell office:value-type="string" office:string-value="" table:formula="of:=[.K127]" table:style-name="ce63"/>
          <table:table-cell office:value-type="string" office:string-value="" table:formula="of:=[.L127]" table:style-name="ce63"/>
          <table:table-cell office:value-type="string" office:string-value="" table:formula="of:=[.M127]" table:style-name="ce63"/>
          <table:table-cell office:value-type="string" office:string-value="" table:formula="of:=[.N127]" table:style-name="ce63"/>
          <table:table-cell office:value-type="string" office:string-value="" table:formula="of:=[.O127]" table:style-name="ce63"/>
          <table:table-cell office:value-type="string" office:string-value="" table:formula="of:=[.P127]" table:style-name="ce63"/>
          <table:table-cell office:value-type="string" office:string-value="" table:formula="of:=[.Q127]" table:style-name="ce63"/>
          <table:table-cell office:value-type="string" office:string-value="" table:formula="of:=[.R127]" table:style-name="ce63"/>
          <table:table-cell office:value-type="string" office:string-value="" table:formula="of:=[.S127]" table:style-name="ce63"/>
          <table:table-cell office:value-type="string" office:string-value="" table:formula="of:=[.T127]" table:style-name="ce63"/>
          <table:table-cell office:value-type="string" office:string-value="" table:formula="of:=[.U127]" table:style-name="ce63"/>
          <table:table-cell office:value-type="string" office:string-value="" table:formula="of:=[.V127]" table:style-name="ce63"/>
          <table:table-cell office:value-type="string" office:string-value="" table:formula="of:=[.W127]" table:style-name="ce63"/>
          <table:table-cell office:value-type="string" office:string-value="" table:formula="of:=[.X127]" table:style-name="ce63"/>
          <table:table-cell office:value-type="string" office:string-value="" table:formula="of:=[.Y127]" table:style-name="ce63"/>
          <table:table-cell office:value-type="string" office:string-value="" table:formula="of:=[.Z127]" table:style-name="ce63"/>
          <table:table-cell office:value-type="string" office:string-value="" table:formula="of:=[.AA127]" table:style-name="ce63"/>
          <table:table-cell office:value-type="string" office:string-value="" table:formula="of:=[.AB127]" table:style-name="ce63"/>
          <table:table-cell office:value-type="string" office:string-value="" table:formula="of:=[.AC127]" table:style-name="ce63"/>
          <table:table-cell office:value-type="string" office:string-value="" table:formula="of:=[.AD127]" table:style-name="ce63"/>
          <table:table-cell office:value-type="string" office:string-value="" table:formula="of:=[.AE127]" table:style-name="ce63"/>
          <table:table-cell office:value-type="string" office:string-value="" table:formula="of:=[.AF127]" table:style-name="ce63"/>
          <table:table-cell office:value-type="string" office:string-value="" table:formula="of:=[.AG127]" table:style-name="ce63"/>
          <table:table-cell office:value-type="string" office:string-value="" table:formula="of:=[.AH127]" table:style-name="ce63"/>
          <table:table-cell office:value-type="string" office:string-value="" table:formula="of:=[.AI127]" table:style-name="ce63"/>
          <table:table-cell office:value-type="string" office:string-value="" table:formula="of:=[.AJ127]" table:style-name="ce63"/>
          <table:table-cell office:value-type="string" office:string-value="" table:formula="of:=[.AK127]" table:style-name="ce63"/>
          <table:table-cell office:value-type="string" office:string-value="" table:formula="of:=[.AL127]" table:style-name="ce63"/>
          <table:table-cell office:value-type="string" office:string-value="" table:formula="of:=[.AM127]" table:style-name="ce63"/>
          <table:table-cell office:value-type="string" office:string-value="" table:formula="of:=[.AN127]" table:style-name="ce63"/>
          <table:table-cell office:value-type="string" office:string-value="" table:formula="of:=[.AO127]" table:style-name="ce63"/>
          <table:table-cell office:value-type="string" office:string-value="" table:formula="of:=[.AP127]" table:style-name="ce63"/>
          <table:table-cell office:value-type="string" office:string-value="" table:formula="of:=[.AQ127]" table:style-name="ce63"/>
          <table:table-cell office:value-type="string" office:string-value="" table:formula="of:=[.AR127]" table:style-name="ce63"/>
          <table:table-cell office:value-type="string" office:string-value="" table:formula="of:=[.AS127]" table:style-name="ce63"/>
          <table:table-cell office:value-type="string" office:string-value="" table:formula="of:=[.AT127]" table:style-name="ce63"/>
          <table:table-cell office:value-type="string" office:string-value="" table:formula="of:=[.AU127]" table:style-name="ce63"/>
          <table:table-cell office:value-type="string" office:string-value="" table:formula="of:=[.AV127]" table:style-name="ce63"/>
          <table:table-cell office:value-type="string" office:string-value="" table:formula="of:=[.AW127]" table:style-name="ce63"/>
          <table:table-cell office:value-type="string" office:string-value="" table:formula="of:=[.AX127]" table:style-name="ce63"/>
          <table:table-cell office:value-type="string" office:string-value="" table:formula="of:=[.AY127]" table:style-name="ce63"/>
          <table:table-cell office:value-type="string" office:string-value="" table:formula="of:=[.AZ127]" table:style-name="ce63"/>
          <table:table-cell office:value-type="string" office:string-value="" table:formula="of:=[.BA127]" table:style-name="ce63"/>
          <table:table-cell office:value-type="string" office:string-value="" table:formula="of:=[.BB127]" table:style-name="ce63"/>
          <table:table-cell office:value-type="string" office:string-value="" table:formula="of:=[.BC127]" table:style-name="ce63"/>
          <table:table-cell office:value-type="string" office:string-value="" table:formula="of:=[.BD127]" table:style-name="ce63"/>
          <table:table-cell office:value-type="string" office:string-value="" table:formula="of:=[.BE127]" table:style-name="ce63"/>
          <table:table-cell office:value-type="string" office:string-value="" table:formula="of:=[.BF127]" table:style-name="ce63"/>
          <table:table-cell office:value-type="string" office:string-value="" table:formula="of:=[.BG127]" table:style-name="ce63"/>
          <table:table-cell office:value-type="string" office:string-value="" table:formula="of:=[.BH127]" table:style-name="ce63"/>
          <table:table-cell office:value-type="string" office:string-value="" table:formula="of:=[.BI127]" table:style-name="ce63"/>
          <table:table-cell office:value-type="string" office:string-value="" table:formula="of:=[.BJ127]" table:style-name="ce63"/>
          <table:table-cell office:value-type="string" office:string-value="" table:formula="of:=[.BK127]" table:style-name="ce63"/>
          <table:table-cell office:value-type="string" office:string-value="" table:formula="of:=[.BL127]" table:style-name="ce63"/>
          <table:table-cell office:value-type="string" office:string-value="" table:formula="of:=[.BM127]" table:style-name="ce63"/>
          <table:table-cell office:value-type="string" office:string-value="" table:formula="of:=[.BN127]" table:style-name="ce63"/>
          <table:table-cell office:value-type="string" office:string-value="" table:formula="of:=[.BO127]" table:style-name="ce63"/>
          <table:table-cell office:value-type="string" office:string-value="" table:formula="of:=[.BP127]" table:style-name="ce63"/>
          <table:table-cell office:value-type="string" office:string-value="" table:formula="of:=[.BQ127]" table:style-name="ce63"/>
          <table:table-cell office:value-type="string" office:string-value="" table:formula="of:=[.BR127]" table:style-name="ce63"/>
          <table:table-cell office:value-type="string" office:string-value="" table:formula="of:=[.BS127]" table:style-name="ce63"/>
          <table:table-cell office:value-type="string" office:string-value="" table:formula="of:=[.BT127]" table:style-name="ce63"/>
          <table:table-cell office:value-type="string" office:string-value="" table:formula="of:=[.BU127]" table:style-name="ce63"/>
          <table:table-cell office:value-type="string" office:string-value="" table:formula="of:=[.BV127]" table:style-name="ce63"/>
          <table:table-cell office:value-type="string" office:string-value="" table:formula="of:=[.BW127]" table:style-name="ce63"/>
          <table:table-cell office:value-type="string" office:string-value="" table:formula="of:=[.BX127]" table:style-name="ce63"/>
          <table:table-cell office:value-type="string" office:string-value="" table:formula="of:=[.BY127]" table:style-name="ce63"/>
          <table:table-cell office:value-type="string" office:string-value="" table:formula="of:=[.BZ127]" table:style-name="ce63"/>
          <table:table-cell office:value-type="string" office:string-value="" table:formula="of:=[.CA127]" table:style-name="ce63"/>
          <table:table-cell office:value-type="string" office:string-value="" table:formula="of:=[.CB127]" table:style-name="ce63"/>
          <table:table-cell office:value-type="string" office:string-value="" table:formula="of:=[.CC127]" table:style-name="ce63"/>
          <table:table-cell office:value-type="string" office:string-value="" table:formula="of:=[.CD127]" table:style-name="ce63"/>
          <table:table-cell office:value-type="string" office:string-value="" table:formula="of:=[.CE127]" table:style-name="ce63"/>
          <table:table-cell office:value-type="string" office:string-value="" table:formula="of:=[.CF127]" table:style-name="ce63"/>
          <table:table-cell office:value-type="string" office:string-value="" table:formula="of:=[.CG127]" table:style-name="ce63"/>
          <table:table-cell office:value-type="string" office:string-value="" table:formula="of:=[.CH127]" table:style-name="ce63"/>
          <table:table-cell office:value-type="string" office:string-value="" table:formula="of:=[.CI127]" table:style-name="ce63"/>
          <table:table-cell office:value-type="string" office:string-value="" table:formula="of:=[.CJ127]" table:style-name="ce63"/>
          <table:table-cell office:value-type="string" office:string-value="" table:formula="of:=[.CK127]" table:style-name="ce63"/>
          <table:table-cell office:value-type="string" office:string-value="" table:formula="of:=[.CL127]" table:style-name="ce63"/>
          <table:table-cell office:value-type="string" office:string-value="" table:formula="of:=[.CM127]" table:style-name="ce63"/>
          <table:table-cell office:value-type="string" office:string-value="" table:formula="of:=[.CN127]" table:style-name="ce63"/>
          <table:table-cell office:value-type="string" office:string-value="" table:formula="of:=[.CO127]" table:style-name="ce63"/>
          <table:table-cell office:value-type="string" office:string-value="" table:formula="of:=[.CP127]" table:style-name="ce63"/>
          <table:table-cell office:value-type="string" office:string-value="" table:formula="of:=[.CQ127]" table:style-name="ce63"/>
          <table:table-cell office:value-type="string" office:string-value="" table:formula="of:=[.CR127]" table:style-name="ce63"/>
          <table:table-cell office:value-type="string" office:string-value="" table:formula="of:=[.CS127]" table:style-name="ce63"/>
          <table:table-cell office:value-type="string" office:string-value="" table:formula="of:=[.CT127]" table:style-name="ce63"/>
          <table:table-cell office:value-type="string" office:string-value="" table:formula="of:=[.CU127]" table:style-name="ce63"/>
          <table:table-cell office:value-type="string" office:string-value="" table:formula="of:=[.CV127]" table:style-name="ce63"/>
          <table:table-cell office:value-type="string" office:string-value="" table:formula="of:=[.CW127]" table:style-name="ce63"/>
          <table:table-cell office:value-type="string" office:string-value="" table:formula="of:=[.CX127]" table:style-name="ce63"/>
          <table:table-cell office:value-type="string" office:string-value="" table:formula="of:=[.CY127]" table:style-name="ce63"/>
          <table:table-cell office:value-type="string" office:string-value="" table:formula="of:=[.CZ127]" table:style-name="ce63"/>
          <table:table-cell office:value-type="string" office:string-value="" table:formula="of:=[.DA127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100]&lt;&gt;&quot;&quot;;[Setup.A100];&quot;&quot;)" table:style-name="ce1"/>
          <table:table-cell table:style-name="ce56"/>
          <table:table-cell office:value-type="string" office:string-value="" table:formula="of:=IF([Setup.B100]&lt;&gt;&quot;&quot;;[Setup.B100];&quot;&quot;)" table:style-name="ce1"/>
          <table:table-cell office:value-type="string" office:string-value="" table:formula="of:=[.DB128]" table:style-name="ce42"/>
          <table:table-cell table:style-name="ce49"/>
          <table:table-cell table:style-name="ce50"/>
          <table:table-cell office:value-type="string" office:string-value="" table:formula="of:=[.C128]" table:style-name="ce42"/>
          <table:table-cell office:value-type="string" office:string-value="" table:formula="of:=[.G128]" table:style-name="ce63"/>
          <table:table-cell office:value-type="string" office:string-value="" table:formula="of:=[.H128]" table:style-name="ce63"/>
          <table:table-cell office:value-type="string" office:string-value="" table:formula="of:=[.I128]" table:style-name="ce63"/>
          <table:table-cell office:value-type="string" office:string-value="" table:formula="of:=[.J128]" table:style-name="ce63"/>
          <table:table-cell office:value-type="string" office:string-value="" table:formula="of:=[.K128]" table:style-name="ce63"/>
          <table:table-cell office:value-type="string" office:string-value="" table:formula="of:=[.L128]" table:style-name="ce63"/>
          <table:table-cell office:value-type="string" office:string-value="" table:formula="of:=[.M128]" table:style-name="ce63"/>
          <table:table-cell office:value-type="string" office:string-value="" table:formula="of:=[.N128]" table:style-name="ce63"/>
          <table:table-cell office:value-type="string" office:string-value="" table:formula="of:=[.O128]" table:style-name="ce63"/>
          <table:table-cell office:value-type="string" office:string-value="" table:formula="of:=[.P128]" table:style-name="ce63"/>
          <table:table-cell office:value-type="string" office:string-value="" table:formula="of:=[.Q128]" table:style-name="ce63"/>
          <table:table-cell office:value-type="string" office:string-value="" table:formula="of:=[.R128]" table:style-name="ce63"/>
          <table:table-cell office:value-type="string" office:string-value="" table:formula="of:=[.S128]" table:style-name="ce63"/>
          <table:table-cell office:value-type="string" office:string-value="" table:formula="of:=[.T128]" table:style-name="ce63"/>
          <table:table-cell office:value-type="string" office:string-value="" table:formula="of:=[.U128]" table:style-name="ce63"/>
          <table:table-cell office:value-type="string" office:string-value="" table:formula="of:=[.V128]" table:style-name="ce63"/>
          <table:table-cell office:value-type="string" office:string-value="" table:formula="of:=[.W128]" table:style-name="ce63"/>
          <table:table-cell office:value-type="string" office:string-value="" table:formula="of:=[.X128]" table:style-name="ce63"/>
          <table:table-cell office:value-type="string" office:string-value="" table:formula="of:=[.Y128]" table:style-name="ce63"/>
          <table:table-cell office:value-type="string" office:string-value="" table:formula="of:=[.Z128]" table:style-name="ce63"/>
          <table:table-cell office:value-type="string" office:string-value="" table:formula="of:=[.AA128]" table:style-name="ce63"/>
          <table:table-cell office:value-type="string" office:string-value="" table:formula="of:=[.AB128]" table:style-name="ce63"/>
          <table:table-cell office:value-type="string" office:string-value="" table:formula="of:=[.AC128]" table:style-name="ce63"/>
          <table:table-cell office:value-type="string" office:string-value="" table:formula="of:=[.AD128]" table:style-name="ce63"/>
          <table:table-cell office:value-type="string" office:string-value="" table:formula="of:=[.AE128]" table:style-name="ce63"/>
          <table:table-cell office:value-type="string" office:string-value="" table:formula="of:=[.AF128]" table:style-name="ce63"/>
          <table:table-cell office:value-type="string" office:string-value="" table:formula="of:=[.AG128]" table:style-name="ce63"/>
          <table:table-cell office:value-type="string" office:string-value="" table:formula="of:=[.AH128]" table:style-name="ce63"/>
          <table:table-cell office:value-type="string" office:string-value="" table:formula="of:=[.AI128]" table:style-name="ce63"/>
          <table:table-cell office:value-type="string" office:string-value="" table:formula="of:=[.AJ128]" table:style-name="ce63"/>
          <table:table-cell office:value-type="string" office:string-value="" table:formula="of:=[.AK128]" table:style-name="ce63"/>
          <table:table-cell office:value-type="string" office:string-value="" table:formula="of:=[.AL128]" table:style-name="ce63"/>
          <table:table-cell office:value-type="string" office:string-value="" table:formula="of:=[.AM128]" table:style-name="ce63"/>
          <table:table-cell office:value-type="string" office:string-value="" table:formula="of:=[.AN128]" table:style-name="ce63"/>
          <table:table-cell office:value-type="string" office:string-value="" table:formula="of:=[.AO128]" table:style-name="ce63"/>
          <table:table-cell office:value-type="string" office:string-value="" table:formula="of:=[.AP128]" table:style-name="ce63"/>
          <table:table-cell office:value-type="string" office:string-value="" table:formula="of:=[.AQ128]" table:style-name="ce63"/>
          <table:table-cell office:value-type="string" office:string-value="" table:formula="of:=[.AR128]" table:style-name="ce63"/>
          <table:table-cell office:value-type="string" office:string-value="" table:formula="of:=[.AS128]" table:style-name="ce63"/>
          <table:table-cell office:value-type="string" office:string-value="" table:formula="of:=[.AT128]" table:style-name="ce63"/>
          <table:table-cell office:value-type="string" office:string-value="" table:formula="of:=[.AU128]" table:style-name="ce63"/>
          <table:table-cell office:value-type="string" office:string-value="" table:formula="of:=[.AV128]" table:style-name="ce63"/>
          <table:table-cell office:value-type="string" office:string-value="" table:formula="of:=[.AW128]" table:style-name="ce63"/>
          <table:table-cell office:value-type="string" office:string-value="" table:formula="of:=[.AX128]" table:style-name="ce63"/>
          <table:table-cell office:value-type="string" office:string-value="" table:formula="of:=[.AY128]" table:style-name="ce63"/>
          <table:table-cell office:value-type="string" office:string-value="" table:formula="of:=[.AZ128]" table:style-name="ce63"/>
          <table:table-cell office:value-type="string" office:string-value="" table:formula="of:=[.BA128]" table:style-name="ce63"/>
          <table:table-cell office:value-type="string" office:string-value="" table:formula="of:=[.BB128]" table:style-name="ce63"/>
          <table:table-cell office:value-type="string" office:string-value="" table:formula="of:=[.BC128]" table:style-name="ce63"/>
          <table:table-cell office:value-type="string" office:string-value="" table:formula="of:=[.BD128]" table:style-name="ce63"/>
          <table:table-cell office:value-type="string" office:string-value="" table:formula="of:=[.BE128]" table:style-name="ce63"/>
          <table:table-cell office:value-type="string" office:string-value="" table:formula="of:=[.BF128]" table:style-name="ce63"/>
          <table:table-cell office:value-type="string" office:string-value="" table:formula="of:=[.BG128]" table:style-name="ce63"/>
          <table:table-cell office:value-type="string" office:string-value="" table:formula="of:=[.BH128]" table:style-name="ce63"/>
          <table:table-cell office:value-type="string" office:string-value="" table:formula="of:=[.BI128]" table:style-name="ce63"/>
          <table:table-cell office:value-type="string" office:string-value="" table:formula="of:=[.BJ128]" table:style-name="ce63"/>
          <table:table-cell office:value-type="string" office:string-value="" table:formula="of:=[.BK128]" table:style-name="ce63"/>
          <table:table-cell office:value-type="string" office:string-value="" table:formula="of:=[.BL128]" table:style-name="ce63"/>
          <table:table-cell office:value-type="string" office:string-value="" table:formula="of:=[.BM128]" table:style-name="ce63"/>
          <table:table-cell office:value-type="string" office:string-value="" table:formula="of:=[.BN128]" table:style-name="ce63"/>
          <table:table-cell office:value-type="string" office:string-value="" table:formula="of:=[.BO128]" table:style-name="ce63"/>
          <table:table-cell office:value-type="string" office:string-value="" table:formula="of:=[.BP128]" table:style-name="ce63"/>
          <table:table-cell office:value-type="string" office:string-value="" table:formula="of:=[.BQ128]" table:style-name="ce63"/>
          <table:table-cell office:value-type="string" office:string-value="" table:formula="of:=[.BR128]" table:style-name="ce63"/>
          <table:table-cell office:value-type="string" office:string-value="" table:formula="of:=[.BS128]" table:style-name="ce63"/>
          <table:table-cell office:value-type="string" office:string-value="" table:formula="of:=[.BT128]" table:style-name="ce63"/>
          <table:table-cell office:value-type="string" office:string-value="" table:formula="of:=[.BU128]" table:style-name="ce63"/>
          <table:table-cell office:value-type="string" office:string-value="" table:formula="of:=[.BV128]" table:style-name="ce63"/>
          <table:table-cell office:value-type="string" office:string-value="" table:formula="of:=[.BW128]" table:style-name="ce63"/>
          <table:table-cell office:value-type="string" office:string-value="" table:formula="of:=[.BX128]" table:style-name="ce63"/>
          <table:table-cell office:value-type="string" office:string-value="" table:formula="of:=[.BY128]" table:style-name="ce63"/>
          <table:table-cell office:value-type="string" office:string-value="" table:formula="of:=[.BZ128]" table:style-name="ce63"/>
          <table:table-cell office:value-type="string" office:string-value="" table:formula="of:=[.CA128]" table:style-name="ce63"/>
          <table:table-cell office:value-type="string" office:string-value="" table:formula="of:=[.CB128]" table:style-name="ce63"/>
          <table:table-cell office:value-type="string" office:string-value="" table:formula="of:=[.CC128]" table:style-name="ce63"/>
          <table:table-cell office:value-type="string" office:string-value="" table:formula="of:=[.CD128]" table:style-name="ce63"/>
          <table:table-cell office:value-type="string" office:string-value="" table:formula="of:=[.CE128]" table:style-name="ce63"/>
          <table:table-cell office:value-type="string" office:string-value="" table:formula="of:=[.CF128]" table:style-name="ce63"/>
          <table:table-cell office:value-type="string" office:string-value="" table:formula="of:=[.CG128]" table:style-name="ce63"/>
          <table:table-cell office:value-type="string" office:string-value="" table:formula="of:=[.CH128]" table:style-name="ce63"/>
          <table:table-cell office:value-type="string" office:string-value="" table:formula="of:=[.CI128]" table:style-name="ce63"/>
          <table:table-cell office:value-type="string" office:string-value="" table:formula="of:=[.CJ128]" table:style-name="ce63"/>
          <table:table-cell office:value-type="string" office:string-value="" table:formula="of:=[.CK128]" table:style-name="ce63"/>
          <table:table-cell office:value-type="string" office:string-value="" table:formula="of:=[.CL128]" table:style-name="ce63"/>
          <table:table-cell office:value-type="string" office:string-value="" table:formula="of:=[.CM128]" table:style-name="ce63"/>
          <table:table-cell office:value-type="string" office:string-value="" table:formula="of:=[.CN128]" table:style-name="ce63"/>
          <table:table-cell office:value-type="string" office:string-value="" table:formula="of:=[.CO128]" table:style-name="ce63"/>
          <table:table-cell office:value-type="string" office:string-value="" table:formula="of:=[.CP128]" table:style-name="ce63"/>
          <table:table-cell office:value-type="string" office:string-value="" table:formula="of:=[.CQ128]" table:style-name="ce63"/>
          <table:table-cell office:value-type="string" office:string-value="" table:formula="of:=[.CR128]" table:style-name="ce63"/>
          <table:table-cell office:value-type="string" office:string-value="" table:formula="of:=[.CS128]" table:style-name="ce63"/>
          <table:table-cell office:value-type="string" office:string-value="" table:formula="of:=[.CT128]" table:style-name="ce63"/>
          <table:table-cell office:value-type="string" office:string-value="" table:formula="of:=[.CU128]" table:style-name="ce63"/>
          <table:table-cell office:value-type="string" office:string-value="" table:formula="of:=[.CV128]" table:style-name="ce63"/>
          <table:table-cell office:value-type="string" office:string-value="" table:formula="of:=[.CW128]" table:style-name="ce63"/>
          <table:table-cell office:value-type="string" office:string-value="" table:formula="of:=[.CX128]" table:style-name="ce63"/>
          <table:table-cell office:value-type="string" office:string-value="" table:formula="of:=[.CY128]" table:style-name="ce63"/>
          <table:table-cell office:value-type="string" office:string-value="" table:formula="of:=[.CZ128]" table:style-name="ce63"/>
          <table:table-cell office:value-type="string" office:string-value="" table:formula="of:=[.DA128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101]&lt;&gt;&quot;&quot;;[Setup.A101];&quot;&quot;)" table:style-name="ce1"/>
          <table:table-cell table:style-name="ce56"/>
          <table:table-cell office:value-type="string" office:string-value="" table:formula="of:=IF([Setup.B101]&lt;&gt;&quot;&quot;;[Setup.B101];&quot;&quot;)" table:style-name="ce1"/>
          <table:table-cell office:value-type="string" office:string-value="" table:formula="of:=[.DB129]" table:style-name="ce42"/>
          <table:table-cell table:style-name="ce49"/>
          <table:table-cell table:style-name="ce50"/>
          <table:table-cell office:value-type="string" office:string-value="" table:formula="of:=[.C129]" table:style-name="ce42"/>
          <table:table-cell office:value-type="string" office:string-value="" table:formula="of:=[.G129]" table:style-name="ce63"/>
          <table:table-cell office:value-type="string" office:string-value="" table:formula="of:=[.H129]" table:style-name="ce63"/>
          <table:table-cell office:value-type="string" office:string-value="" table:formula="of:=[.I129]" table:style-name="ce63"/>
          <table:table-cell office:value-type="string" office:string-value="" table:formula="of:=[.J129]" table:style-name="ce63"/>
          <table:table-cell office:value-type="string" office:string-value="" table:formula="of:=[.K129]" table:style-name="ce63"/>
          <table:table-cell office:value-type="string" office:string-value="" table:formula="of:=[.L129]" table:style-name="ce63"/>
          <table:table-cell office:value-type="string" office:string-value="" table:formula="of:=[.M129]" table:style-name="ce63"/>
          <table:table-cell office:value-type="string" office:string-value="" table:formula="of:=[.N129]" table:style-name="ce63"/>
          <table:table-cell office:value-type="string" office:string-value="" table:formula="of:=[.O129]" table:style-name="ce63"/>
          <table:table-cell office:value-type="string" office:string-value="" table:formula="of:=[.P129]" table:style-name="ce63"/>
          <table:table-cell office:value-type="string" office:string-value="" table:formula="of:=[.Q129]" table:style-name="ce63"/>
          <table:table-cell office:value-type="string" office:string-value="" table:formula="of:=[.R129]" table:style-name="ce63"/>
          <table:table-cell office:value-type="string" office:string-value="" table:formula="of:=[.S129]" table:style-name="ce63"/>
          <table:table-cell office:value-type="string" office:string-value="" table:formula="of:=[.T129]" table:style-name="ce63"/>
          <table:table-cell office:value-type="string" office:string-value="" table:formula="of:=[.U129]" table:style-name="ce63"/>
          <table:table-cell office:value-type="string" office:string-value="" table:formula="of:=[.V129]" table:style-name="ce63"/>
          <table:table-cell office:value-type="string" office:string-value="" table:formula="of:=[.W129]" table:style-name="ce63"/>
          <table:table-cell office:value-type="string" office:string-value="" table:formula="of:=[.X129]" table:style-name="ce63"/>
          <table:table-cell office:value-type="string" office:string-value="" table:formula="of:=[.Y129]" table:style-name="ce63"/>
          <table:table-cell office:value-type="string" office:string-value="" table:formula="of:=[.Z129]" table:style-name="ce63"/>
          <table:table-cell office:value-type="string" office:string-value="" table:formula="of:=[.AA129]" table:style-name="ce63"/>
          <table:table-cell office:value-type="string" office:string-value="" table:formula="of:=[.AB129]" table:style-name="ce63"/>
          <table:table-cell office:value-type="string" office:string-value="" table:formula="of:=[.AC129]" table:style-name="ce63"/>
          <table:table-cell office:value-type="string" office:string-value="" table:formula="of:=[.AD129]" table:style-name="ce63"/>
          <table:table-cell office:value-type="string" office:string-value="" table:formula="of:=[.AE129]" table:style-name="ce63"/>
          <table:table-cell office:value-type="string" office:string-value="" table:formula="of:=[.AF129]" table:style-name="ce63"/>
          <table:table-cell office:value-type="string" office:string-value="" table:formula="of:=[.AG129]" table:style-name="ce63"/>
          <table:table-cell office:value-type="string" office:string-value="" table:formula="of:=[.AH129]" table:style-name="ce63"/>
          <table:table-cell office:value-type="string" office:string-value="" table:formula="of:=[.AI129]" table:style-name="ce63"/>
          <table:table-cell office:value-type="string" office:string-value="" table:formula="of:=[.AJ129]" table:style-name="ce63"/>
          <table:table-cell office:value-type="string" office:string-value="" table:formula="of:=[.AK129]" table:style-name="ce63"/>
          <table:table-cell office:value-type="string" office:string-value="" table:formula="of:=[.AL129]" table:style-name="ce63"/>
          <table:table-cell office:value-type="string" office:string-value="" table:formula="of:=[.AM129]" table:style-name="ce63"/>
          <table:table-cell office:value-type="string" office:string-value="" table:formula="of:=[.AN129]" table:style-name="ce63"/>
          <table:table-cell office:value-type="string" office:string-value="" table:formula="of:=[.AO129]" table:style-name="ce63"/>
          <table:table-cell office:value-type="string" office:string-value="" table:formula="of:=[.AP129]" table:style-name="ce63"/>
          <table:table-cell office:value-type="string" office:string-value="" table:formula="of:=[.AQ129]" table:style-name="ce63"/>
          <table:table-cell office:value-type="string" office:string-value="" table:formula="of:=[.AR129]" table:style-name="ce63"/>
          <table:table-cell office:value-type="string" office:string-value="" table:formula="of:=[.AS129]" table:style-name="ce63"/>
          <table:table-cell office:value-type="string" office:string-value="" table:formula="of:=[.AT129]" table:style-name="ce63"/>
          <table:table-cell office:value-type="string" office:string-value="" table:formula="of:=[.AU129]" table:style-name="ce63"/>
          <table:table-cell office:value-type="string" office:string-value="" table:formula="of:=[.AV129]" table:style-name="ce63"/>
          <table:table-cell office:value-type="string" office:string-value="" table:formula="of:=[.AW129]" table:style-name="ce63"/>
          <table:table-cell office:value-type="string" office:string-value="" table:formula="of:=[.AX129]" table:style-name="ce63"/>
          <table:table-cell office:value-type="string" office:string-value="" table:formula="of:=[.AY129]" table:style-name="ce63"/>
          <table:table-cell office:value-type="string" office:string-value="" table:formula="of:=[.AZ129]" table:style-name="ce63"/>
          <table:table-cell office:value-type="string" office:string-value="" table:formula="of:=[.BA129]" table:style-name="ce63"/>
          <table:table-cell office:value-type="string" office:string-value="" table:formula="of:=[.BB129]" table:style-name="ce63"/>
          <table:table-cell office:value-type="string" office:string-value="" table:formula="of:=[.BC129]" table:style-name="ce63"/>
          <table:table-cell office:value-type="string" office:string-value="" table:formula="of:=[.BD129]" table:style-name="ce63"/>
          <table:table-cell office:value-type="string" office:string-value="" table:formula="of:=[.BE129]" table:style-name="ce63"/>
          <table:table-cell office:value-type="string" office:string-value="" table:formula="of:=[.BF129]" table:style-name="ce63"/>
          <table:table-cell office:value-type="string" office:string-value="" table:formula="of:=[.BG129]" table:style-name="ce63"/>
          <table:table-cell office:value-type="string" office:string-value="" table:formula="of:=[.BH129]" table:style-name="ce63"/>
          <table:table-cell office:value-type="string" office:string-value="" table:formula="of:=[.BI129]" table:style-name="ce63"/>
          <table:table-cell office:value-type="string" office:string-value="" table:formula="of:=[.BJ129]" table:style-name="ce63"/>
          <table:table-cell office:value-type="string" office:string-value="" table:formula="of:=[.BK129]" table:style-name="ce63"/>
          <table:table-cell office:value-type="string" office:string-value="" table:formula="of:=[.BL129]" table:style-name="ce63"/>
          <table:table-cell office:value-type="string" office:string-value="" table:formula="of:=[.BM129]" table:style-name="ce63"/>
          <table:table-cell office:value-type="string" office:string-value="" table:formula="of:=[.BN129]" table:style-name="ce63"/>
          <table:table-cell office:value-type="string" office:string-value="" table:formula="of:=[.BO129]" table:style-name="ce63"/>
          <table:table-cell office:value-type="string" office:string-value="" table:formula="of:=[.BP129]" table:style-name="ce63"/>
          <table:table-cell office:value-type="string" office:string-value="" table:formula="of:=[.BQ129]" table:style-name="ce63"/>
          <table:table-cell office:value-type="string" office:string-value="" table:formula="of:=[.BR129]" table:style-name="ce63"/>
          <table:table-cell office:value-type="string" office:string-value="" table:formula="of:=[.BS129]" table:style-name="ce63"/>
          <table:table-cell office:value-type="string" office:string-value="" table:formula="of:=[.BT129]" table:style-name="ce63"/>
          <table:table-cell office:value-type="string" office:string-value="" table:formula="of:=[.BU129]" table:style-name="ce63"/>
          <table:table-cell office:value-type="string" office:string-value="" table:formula="of:=[.BV129]" table:style-name="ce63"/>
          <table:table-cell office:value-type="string" office:string-value="" table:formula="of:=[.BW129]" table:style-name="ce63"/>
          <table:table-cell office:value-type="string" office:string-value="" table:formula="of:=[.BX129]" table:style-name="ce63"/>
          <table:table-cell office:value-type="string" office:string-value="" table:formula="of:=[.BY129]" table:style-name="ce63"/>
          <table:table-cell office:value-type="string" office:string-value="" table:formula="of:=[.BZ129]" table:style-name="ce63"/>
          <table:table-cell office:value-type="string" office:string-value="" table:formula="of:=[.CA129]" table:style-name="ce63"/>
          <table:table-cell office:value-type="string" office:string-value="" table:formula="of:=[.CB129]" table:style-name="ce63"/>
          <table:table-cell office:value-type="string" office:string-value="" table:formula="of:=[.CC129]" table:style-name="ce63"/>
          <table:table-cell office:value-type="string" office:string-value="" table:formula="of:=[.CD129]" table:style-name="ce63"/>
          <table:table-cell office:value-type="string" office:string-value="" table:formula="of:=[.CE129]" table:style-name="ce63"/>
          <table:table-cell office:value-type="string" office:string-value="" table:formula="of:=[.CF129]" table:style-name="ce63"/>
          <table:table-cell office:value-type="string" office:string-value="" table:formula="of:=[.CG129]" table:style-name="ce63"/>
          <table:table-cell office:value-type="string" office:string-value="" table:formula="of:=[.CH129]" table:style-name="ce63"/>
          <table:table-cell office:value-type="string" office:string-value="" table:formula="of:=[.CI129]" table:style-name="ce63"/>
          <table:table-cell office:value-type="string" office:string-value="" table:formula="of:=[.CJ129]" table:style-name="ce63"/>
          <table:table-cell office:value-type="string" office:string-value="" table:formula="of:=[.CK129]" table:style-name="ce63"/>
          <table:table-cell office:value-type="string" office:string-value="" table:formula="of:=[.CL129]" table:style-name="ce63"/>
          <table:table-cell office:value-type="string" office:string-value="" table:formula="of:=[.CM129]" table:style-name="ce63"/>
          <table:table-cell office:value-type="string" office:string-value="" table:formula="of:=[.CN129]" table:style-name="ce63"/>
          <table:table-cell office:value-type="string" office:string-value="" table:formula="of:=[.CO129]" table:style-name="ce63"/>
          <table:table-cell office:value-type="string" office:string-value="" table:formula="of:=[.CP129]" table:style-name="ce63"/>
          <table:table-cell office:value-type="string" office:string-value="" table:formula="of:=[.CQ129]" table:style-name="ce63"/>
          <table:table-cell office:value-type="string" office:string-value="" table:formula="of:=[.CR129]" table:style-name="ce63"/>
          <table:table-cell office:value-type="string" office:string-value="" table:formula="of:=[.CS129]" table:style-name="ce63"/>
          <table:table-cell office:value-type="string" office:string-value="" table:formula="of:=[.CT129]" table:style-name="ce63"/>
          <table:table-cell office:value-type="string" office:string-value="" table:formula="of:=[.CU129]" table:style-name="ce63"/>
          <table:table-cell office:value-type="string" office:string-value="" table:formula="of:=[.CV129]" table:style-name="ce63"/>
          <table:table-cell office:value-type="string" office:string-value="" table:formula="of:=[.CW129]" table:style-name="ce63"/>
          <table:table-cell office:value-type="string" office:string-value="" table:formula="of:=[.CX129]" table:style-name="ce63"/>
          <table:table-cell office:value-type="string" office:string-value="" table:formula="of:=[.CY129]" table:style-name="ce63"/>
          <table:table-cell office:value-type="string" office:string-value="" table:formula="of:=[.CZ129]" table:style-name="ce63"/>
          <table:table-cell office:value-type="string" office:string-value="" table:formula="of:=[.DA129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102]&lt;&gt;&quot;&quot;;[Setup.A102];&quot;&quot;)" table:style-name="ce1"/>
          <table:table-cell table:style-name="ce56"/>
          <table:table-cell office:value-type="string" office:string-value="" table:formula="of:=IF([Setup.B102]&lt;&gt;&quot;&quot;;[Setup.B102];&quot;&quot;)" table:style-name="ce1"/>
          <table:table-cell office:value-type="string" office:string-value="" table:formula="of:=[.DB130]" table:style-name="ce42"/>
          <table:table-cell table:style-name="ce49"/>
          <table:table-cell table:style-name="ce50"/>
          <table:table-cell office:value-type="string" office:string-value="" table:formula="of:=[.C130]" table:style-name="ce42"/>
          <table:table-cell office:value-type="string" office:string-value="" table:formula="of:=[.G130]" table:style-name="ce63"/>
          <table:table-cell office:value-type="string" office:string-value="" table:formula="of:=[.H130]" table:style-name="ce63"/>
          <table:table-cell office:value-type="string" office:string-value="" table:formula="of:=[.I130]" table:style-name="ce63"/>
          <table:table-cell office:value-type="string" office:string-value="" table:formula="of:=[.J130]" table:style-name="ce63"/>
          <table:table-cell office:value-type="string" office:string-value="" table:formula="of:=[.K130]" table:style-name="ce63"/>
          <table:table-cell office:value-type="string" office:string-value="" table:formula="of:=[.L130]" table:style-name="ce63"/>
          <table:table-cell office:value-type="string" office:string-value="" table:formula="of:=[.M130]" table:style-name="ce63"/>
          <table:table-cell office:value-type="string" office:string-value="" table:formula="of:=[.N130]" table:style-name="ce63"/>
          <table:table-cell office:value-type="string" office:string-value="" table:formula="of:=[.O130]" table:style-name="ce63"/>
          <table:table-cell office:value-type="string" office:string-value="" table:formula="of:=[.P130]" table:style-name="ce63"/>
          <table:table-cell office:value-type="string" office:string-value="" table:formula="of:=[.Q130]" table:style-name="ce63"/>
          <table:table-cell office:value-type="string" office:string-value="" table:formula="of:=[.R130]" table:style-name="ce63"/>
          <table:table-cell office:value-type="string" office:string-value="" table:formula="of:=[.S130]" table:style-name="ce63"/>
          <table:table-cell office:value-type="string" office:string-value="" table:formula="of:=[.T130]" table:style-name="ce63"/>
          <table:table-cell office:value-type="string" office:string-value="" table:formula="of:=[.U130]" table:style-name="ce63"/>
          <table:table-cell office:value-type="string" office:string-value="" table:formula="of:=[.V130]" table:style-name="ce63"/>
          <table:table-cell office:value-type="string" office:string-value="" table:formula="of:=[.W130]" table:style-name="ce63"/>
          <table:table-cell office:value-type="string" office:string-value="" table:formula="of:=[.X130]" table:style-name="ce63"/>
          <table:table-cell office:value-type="string" office:string-value="" table:formula="of:=[.Y130]" table:style-name="ce63"/>
          <table:table-cell office:value-type="string" office:string-value="" table:formula="of:=[.Z130]" table:style-name="ce63"/>
          <table:table-cell office:value-type="string" office:string-value="" table:formula="of:=[.AA130]" table:style-name="ce63"/>
          <table:table-cell office:value-type="string" office:string-value="" table:formula="of:=[.AB130]" table:style-name="ce63"/>
          <table:table-cell office:value-type="string" office:string-value="" table:formula="of:=[.AC130]" table:style-name="ce63"/>
          <table:table-cell office:value-type="string" office:string-value="" table:formula="of:=[.AD130]" table:style-name="ce63"/>
          <table:table-cell office:value-type="string" office:string-value="" table:formula="of:=[.AE130]" table:style-name="ce63"/>
          <table:table-cell office:value-type="string" office:string-value="" table:formula="of:=[.AF130]" table:style-name="ce63"/>
          <table:table-cell office:value-type="string" office:string-value="" table:formula="of:=[.AG130]" table:style-name="ce63"/>
          <table:table-cell office:value-type="string" office:string-value="" table:formula="of:=[.AH130]" table:style-name="ce63"/>
          <table:table-cell office:value-type="string" office:string-value="" table:formula="of:=[.AI130]" table:style-name="ce63"/>
          <table:table-cell office:value-type="string" office:string-value="" table:formula="of:=[.AJ130]" table:style-name="ce63"/>
          <table:table-cell office:value-type="string" office:string-value="" table:formula="of:=[.AK130]" table:style-name="ce63"/>
          <table:table-cell office:value-type="string" office:string-value="" table:formula="of:=[.AL130]" table:style-name="ce63"/>
          <table:table-cell office:value-type="string" office:string-value="" table:formula="of:=[.AM130]" table:style-name="ce63"/>
          <table:table-cell office:value-type="string" office:string-value="" table:formula="of:=[.AN130]" table:style-name="ce63"/>
          <table:table-cell office:value-type="string" office:string-value="" table:formula="of:=[.AO130]" table:style-name="ce63"/>
          <table:table-cell office:value-type="string" office:string-value="" table:formula="of:=[.AP130]" table:style-name="ce63"/>
          <table:table-cell office:value-type="string" office:string-value="" table:formula="of:=[.AQ130]" table:style-name="ce63"/>
          <table:table-cell office:value-type="string" office:string-value="" table:formula="of:=[.AR130]" table:style-name="ce63"/>
          <table:table-cell office:value-type="string" office:string-value="" table:formula="of:=[.AS130]" table:style-name="ce63"/>
          <table:table-cell office:value-type="string" office:string-value="" table:formula="of:=[.AT130]" table:style-name="ce63"/>
          <table:table-cell office:value-type="string" office:string-value="" table:formula="of:=[.AU130]" table:style-name="ce63"/>
          <table:table-cell office:value-type="string" office:string-value="" table:formula="of:=[.AV130]" table:style-name="ce63"/>
          <table:table-cell office:value-type="string" office:string-value="" table:formula="of:=[.AW130]" table:style-name="ce63"/>
          <table:table-cell office:value-type="string" office:string-value="" table:formula="of:=[.AX130]" table:style-name="ce63"/>
          <table:table-cell office:value-type="string" office:string-value="" table:formula="of:=[.AY130]" table:style-name="ce63"/>
          <table:table-cell office:value-type="string" office:string-value="" table:formula="of:=[.AZ130]" table:style-name="ce63"/>
          <table:table-cell office:value-type="string" office:string-value="" table:formula="of:=[.BA130]" table:style-name="ce63"/>
          <table:table-cell office:value-type="string" office:string-value="" table:formula="of:=[.BB130]" table:style-name="ce63"/>
          <table:table-cell office:value-type="string" office:string-value="" table:formula="of:=[.BC130]" table:style-name="ce63"/>
          <table:table-cell office:value-type="string" office:string-value="" table:formula="of:=[.BD130]" table:style-name="ce63"/>
          <table:table-cell office:value-type="string" office:string-value="" table:formula="of:=[.BE130]" table:style-name="ce63"/>
          <table:table-cell office:value-type="string" office:string-value="" table:formula="of:=[.BF130]" table:style-name="ce63"/>
          <table:table-cell office:value-type="string" office:string-value="" table:formula="of:=[.BG130]" table:style-name="ce63"/>
          <table:table-cell office:value-type="string" office:string-value="" table:formula="of:=[.BH130]" table:style-name="ce63"/>
          <table:table-cell office:value-type="string" office:string-value="" table:formula="of:=[.BI130]" table:style-name="ce63"/>
          <table:table-cell office:value-type="string" office:string-value="" table:formula="of:=[.BJ130]" table:style-name="ce63"/>
          <table:table-cell office:value-type="string" office:string-value="" table:formula="of:=[.BK130]" table:style-name="ce63"/>
          <table:table-cell office:value-type="string" office:string-value="" table:formula="of:=[.BL130]" table:style-name="ce63"/>
          <table:table-cell office:value-type="string" office:string-value="" table:formula="of:=[.BM130]" table:style-name="ce63"/>
          <table:table-cell office:value-type="string" office:string-value="" table:formula="of:=[.BN130]" table:style-name="ce63"/>
          <table:table-cell office:value-type="string" office:string-value="" table:formula="of:=[.BO130]" table:style-name="ce63"/>
          <table:table-cell office:value-type="string" office:string-value="" table:formula="of:=[.BP130]" table:style-name="ce63"/>
          <table:table-cell office:value-type="string" office:string-value="" table:formula="of:=[.BQ130]" table:style-name="ce63"/>
          <table:table-cell office:value-type="string" office:string-value="" table:formula="of:=[.BR130]" table:style-name="ce63"/>
          <table:table-cell office:value-type="string" office:string-value="" table:formula="of:=[.BS130]" table:style-name="ce63"/>
          <table:table-cell office:value-type="string" office:string-value="" table:formula="of:=[.BT130]" table:style-name="ce63"/>
          <table:table-cell office:value-type="string" office:string-value="" table:formula="of:=[.BU130]" table:style-name="ce63"/>
          <table:table-cell office:value-type="string" office:string-value="" table:formula="of:=[.BV130]" table:style-name="ce63"/>
          <table:table-cell office:value-type="string" office:string-value="" table:formula="of:=[.BW130]" table:style-name="ce63"/>
          <table:table-cell office:value-type="string" office:string-value="" table:formula="of:=[.BX130]" table:style-name="ce63"/>
          <table:table-cell office:value-type="string" office:string-value="" table:formula="of:=[.BY130]" table:style-name="ce63"/>
          <table:table-cell office:value-type="string" office:string-value="" table:formula="of:=[.BZ130]" table:style-name="ce63"/>
          <table:table-cell office:value-type="string" office:string-value="" table:formula="of:=[.CA130]" table:style-name="ce63"/>
          <table:table-cell office:value-type="string" office:string-value="" table:formula="of:=[.CB130]" table:style-name="ce63"/>
          <table:table-cell office:value-type="string" office:string-value="" table:formula="of:=[.CC130]" table:style-name="ce63"/>
          <table:table-cell office:value-type="string" office:string-value="" table:formula="of:=[.CD130]" table:style-name="ce63"/>
          <table:table-cell office:value-type="string" office:string-value="" table:formula="of:=[.CE130]" table:style-name="ce63"/>
          <table:table-cell office:value-type="string" office:string-value="" table:formula="of:=[.CF130]" table:style-name="ce63"/>
          <table:table-cell office:value-type="string" office:string-value="" table:formula="of:=[.CG130]" table:style-name="ce63"/>
          <table:table-cell office:value-type="string" office:string-value="" table:formula="of:=[.CH130]" table:style-name="ce63"/>
          <table:table-cell office:value-type="string" office:string-value="" table:formula="of:=[.CI130]" table:style-name="ce63"/>
          <table:table-cell office:value-type="string" office:string-value="" table:formula="of:=[.CJ130]" table:style-name="ce63"/>
          <table:table-cell office:value-type="string" office:string-value="" table:formula="of:=[.CK130]" table:style-name="ce63"/>
          <table:table-cell office:value-type="string" office:string-value="" table:formula="of:=[.CL130]" table:style-name="ce63"/>
          <table:table-cell office:value-type="string" office:string-value="" table:formula="of:=[.CM130]" table:style-name="ce63"/>
          <table:table-cell office:value-type="string" office:string-value="" table:formula="of:=[.CN130]" table:style-name="ce63"/>
          <table:table-cell office:value-type="string" office:string-value="" table:formula="of:=[.CO130]" table:style-name="ce63"/>
          <table:table-cell office:value-type="string" office:string-value="" table:formula="of:=[.CP130]" table:style-name="ce63"/>
          <table:table-cell office:value-type="string" office:string-value="" table:formula="of:=[.CQ130]" table:style-name="ce63"/>
          <table:table-cell office:value-type="string" office:string-value="" table:formula="of:=[.CR130]" table:style-name="ce63"/>
          <table:table-cell office:value-type="string" office:string-value="" table:formula="of:=[.CS130]" table:style-name="ce63"/>
          <table:table-cell office:value-type="string" office:string-value="" table:formula="of:=[.CT130]" table:style-name="ce63"/>
          <table:table-cell office:value-type="string" office:string-value="" table:formula="of:=[.CU130]" table:style-name="ce63"/>
          <table:table-cell office:value-type="string" office:string-value="" table:formula="of:=[.CV130]" table:style-name="ce63"/>
          <table:table-cell office:value-type="string" office:string-value="" table:formula="of:=[.CW130]" table:style-name="ce63"/>
          <table:table-cell office:value-type="string" office:string-value="" table:formula="of:=[.CX130]" table:style-name="ce63"/>
          <table:table-cell office:value-type="string" office:string-value="" table:formula="of:=[.CY130]" table:style-name="ce63"/>
          <table:table-cell office:value-type="string" office:string-value="" table:formula="of:=[.CZ130]" table:style-name="ce63"/>
          <table:table-cell office:value-type="string" office:string-value="" table:formula="of:=[.DA130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103]&lt;&gt;&quot;&quot;;[Setup.A103];&quot;&quot;)" table:style-name="ce1"/>
          <table:table-cell table:style-name="ce56"/>
          <table:table-cell office:value-type="string" office:string-value="" table:formula="of:=IF([Setup.B103]&lt;&gt;&quot;&quot;;[Setup.B103];&quot;&quot;)" table:style-name="ce1"/>
          <table:table-cell office:value-type="string" office:string-value="" table:formula="of:=[.DB131]" table:style-name="ce42"/>
          <table:table-cell table:style-name="ce49"/>
          <table:table-cell table:style-name="ce50"/>
          <table:table-cell office:value-type="string" office:string-value="" table:formula="of:=[.C131]" table:style-name="ce42"/>
          <table:table-cell office:value-type="string" office:string-value="" table:formula="of:=[.G131]" table:style-name="ce63"/>
          <table:table-cell office:value-type="string" office:string-value="" table:formula="of:=[.H131]" table:style-name="ce63"/>
          <table:table-cell office:value-type="string" office:string-value="" table:formula="of:=[.I131]" table:style-name="ce63"/>
          <table:table-cell office:value-type="string" office:string-value="" table:formula="of:=[.J131]" table:style-name="ce63"/>
          <table:table-cell office:value-type="string" office:string-value="" table:formula="of:=[.K131]" table:style-name="ce63"/>
          <table:table-cell office:value-type="string" office:string-value="" table:formula="of:=[.L131]" table:style-name="ce63"/>
          <table:table-cell office:value-type="string" office:string-value="" table:formula="of:=[.M131]" table:style-name="ce63"/>
          <table:table-cell office:value-type="string" office:string-value="" table:formula="of:=[.N131]" table:style-name="ce63"/>
          <table:table-cell office:value-type="string" office:string-value="" table:formula="of:=[.O131]" table:style-name="ce63"/>
          <table:table-cell office:value-type="string" office:string-value="" table:formula="of:=[.P131]" table:style-name="ce63"/>
          <table:table-cell office:value-type="string" office:string-value="" table:formula="of:=[.Q131]" table:style-name="ce63"/>
          <table:table-cell office:value-type="string" office:string-value="" table:formula="of:=[.R131]" table:style-name="ce63"/>
          <table:table-cell office:value-type="string" office:string-value="" table:formula="of:=[.S131]" table:style-name="ce63"/>
          <table:table-cell office:value-type="string" office:string-value="" table:formula="of:=[.T131]" table:style-name="ce63"/>
          <table:table-cell office:value-type="string" office:string-value="" table:formula="of:=[.U131]" table:style-name="ce63"/>
          <table:table-cell office:value-type="string" office:string-value="" table:formula="of:=[.V131]" table:style-name="ce63"/>
          <table:table-cell office:value-type="string" office:string-value="" table:formula="of:=[.W131]" table:style-name="ce63"/>
          <table:table-cell office:value-type="string" office:string-value="" table:formula="of:=[.X131]" table:style-name="ce63"/>
          <table:table-cell office:value-type="string" office:string-value="" table:formula="of:=[.Y131]" table:style-name="ce63"/>
          <table:table-cell office:value-type="string" office:string-value="" table:formula="of:=[.Z131]" table:style-name="ce63"/>
          <table:table-cell office:value-type="string" office:string-value="" table:formula="of:=[.AA131]" table:style-name="ce63"/>
          <table:table-cell office:value-type="string" office:string-value="" table:formula="of:=[.AB131]" table:style-name="ce63"/>
          <table:table-cell office:value-type="string" office:string-value="" table:formula="of:=[.AC131]" table:style-name="ce63"/>
          <table:table-cell office:value-type="string" office:string-value="" table:formula="of:=[.AD131]" table:style-name="ce63"/>
          <table:table-cell office:value-type="string" office:string-value="" table:formula="of:=[.AE131]" table:style-name="ce63"/>
          <table:table-cell office:value-type="string" office:string-value="" table:formula="of:=[.AF131]" table:style-name="ce63"/>
          <table:table-cell office:value-type="string" office:string-value="" table:formula="of:=[.AG131]" table:style-name="ce63"/>
          <table:table-cell office:value-type="string" office:string-value="" table:formula="of:=[.AH131]" table:style-name="ce63"/>
          <table:table-cell office:value-type="string" office:string-value="" table:formula="of:=[.AI131]" table:style-name="ce63"/>
          <table:table-cell office:value-type="string" office:string-value="" table:formula="of:=[.AJ131]" table:style-name="ce63"/>
          <table:table-cell office:value-type="string" office:string-value="" table:formula="of:=[.AK131]" table:style-name="ce63"/>
          <table:table-cell office:value-type="string" office:string-value="" table:formula="of:=[.AL131]" table:style-name="ce63"/>
          <table:table-cell office:value-type="string" office:string-value="" table:formula="of:=[.AM131]" table:style-name="ce63"/>
          <table:table-cell office:value-type="string" office:string-value="" table:formula="of:=[.AN131]" table:style-name="ce63"/>
          <table:table-cell office:value-type="string" office:string-value="" table:formula="of:=[.AO131]" table:style-name="ce63"/>
          <table:table-cell office:value-type="string" office:string-value="" table:formula="of:=[.AP131]" table:style-name="ce63"/>
          <table:table-cell office:value-type="string" office:string-value="" table:formula="of:=[.AQ131]" table:style-name="ce63"/>
          <table:table-cell office:value-type="string" office:string-value="" table:formula="of:=[.AR131]" table:style-name="ce63"/>
          <table:table-cell office:value-type="string" office:string-value="" table:formula="of:=[.AS131]" table:style-name="ce63"/>
          <table:table-cell office:value-type="string" office:string-value="" table:formula="of:=[.AT131]" table:style-name="ce63"/>
          <table:table-cell office:value-type="string" office:string-value="" table:formula="of:=[.AU131]" table:style-name="ce63"/>
          <table:table-cell office:value-type="string" office:string-value="" table:formula="of:=[.AV131]" table:style-name="ce63"/>
          <table:table-cell office:value-type="string" office:string-value="" table:formula="of:=[.AW131]" table:style-name="ce63"/>
          <table:table-cell office:value-type="string" office:string-value="" table:formula="of:=[.AX131]" table:style-name="ce63"/>
          <table:table-cell office:value-type="string" office:string-value="" table:formula="of:=[.AY131]" table:style-name="ce63"/>
          <table:table-cell office:value-type="string" office:string-value="" table:formula="of:=[.AZ131]" table:style-name="ce63"/>
          <table:table-cell office:value-type="string" office:string-value="" table:formula="of:=[.BA131]" table:style-name="ce63"/>
          <table:table-cell office:value-type="string" office:string-value="" table:formula="of:=[.BB131]" table:style-name="ce63"/>
          <table:table-cell office:value-type="string" office:string-value="" table:formula="of:=[.BC131]" table:style-name="ce63"/>
          <table:table-cell office:value-type="string" office:string-value="" table:formula="of:=[.BD131]" table:style-name="ce63"/>
          <table:table-cell office:value-type="string" office:string-value="" table:formula="of:=[.BE131]" table:style-name="ce63"/>
          <table:table-cell office:value-type="string" office:string-value="" table:formula="of:=[.BF131]" table:style-name="ce63"/>
          <table:table-cell office:value-type="string" office:string-value="" table:formula="of:=[.BG131]" table:style-name="ce63"/>
          <table:table-cell office:value-type="string" office:string-value="" table:formula="of:=[.BH131]" table:style-name="ce63"/>
          <table:table-cell office:value-type="string" office:string-value="" table:formula="of:=[.BI131]" table:style-name="ce63"/>
          <table:table-cell office:value-type="string" office:string-value="" table:formula="of:=[.BJ131]" table:style-name="ce63"/>
          <table:table-cell office:value-type="string" office:string-value="" table:formula="of:=[.BK131]" table:style-name="ce63"/>
          <table:table-cell office:value-type="string" office:string-value="" table:formula="of:=[.BL131]" table:style-name="ce63"/>
          <table:table-cell office:value-type="string" office:string-value="" table:formula="of:=[.BM131]" table:style-name="ce63"/>
          <table:table-cell office:value-type="string" office:string-value="" table:formula="of:=[.BN131]" table:style-name="ce63"/>
          <table:table-cell office:value-type="string" office:string-value="" table:formula="of:=[.BO131]" table:style-name="ce63"/>
          <table:table-cell office:value-type="string" office:string-value="" table:formula="of:=[.BP131]" table:style-name="ce63"/>
          <table:table-cell office:value-type="string" office:string-value="" table:formula="of:=[.BQ131]" table:style-name="ce63"/>
          <table:table-cell office:value-type="string" office:string-value="" table:formula="of:=[.BR131]" table:style-name="ce63"/>
          <table:table-cell office:value-type="string" office:string-value="" table:formula="of:=[.BS131]" table:style-name="ce63"/>
          <table:table-cell office:value-type="string" office:string-value="" table:formula="of:=[.BT131]" table:style-name="ce63"/>
          <table:table-cell office:value-type="string" office:string-value="" table:formula="of:=[.BU131]" table:style-name="ce63"/>
          <table:table-cell office:value-type="string" office:string-value="" table:formula="of:=[.BV131]" table:style-name="ce63"/>
          <table:table-cell office:value-type="string" office:string-value="" table:formula="of:=[.BW131]" table:style-name="ce63"/>
          <table:table-cell office:value-type="string" office:string-value="" table:formula="of:=[.BX131]" table:style-name="ce63"/>
          <table:table-cell office:value-type="string" office:string-value="" table:formula="of:=[.BY131]" table:style-name="ce63"/>
          <table:table-cell office:value-type="string" office:string-value="" table:formula="of:=[.BZ131]" table:style-name="ce63"/>
          <table:table-cell office:value-type="string" office:string-value="" table:formula="of:=[.CA131]" table:style-name="ce63"/>
          <table:table-cell office:value-type="string" office:string-value="" table:formula="of:=[.CB131]" table:style-name="ce63"/>
          <table:table-cell office:value-type="string" office:string-value="" table:formula="of:=[.CC131]" table:style-name="ce63"/>
          <table:table-cell office:value-type="string" office:string-value="" table:formula="of:=[.CD131]" table:style-name="ce63"/>
          <table:table-cell office:value-type="string" office:string-value="" table:formula="of:=[.CE131]" table:style-name="ce63"/>
          <table:table-cell office:value-type="string" office:string-value="" table:formula="of:=[.CF131]" table:style-name="ce63"/>
          <table:table-cell office:value-type="string" office:string-value="" table:formula="of:=[.CG131]" table:style-name="ce63"/>
          <table:table-cell office:value-type="string" office:string-value="" table:formula="of:=[.CH131]" table:style-name="ce63"/>
          <table:table-cell office:value-type="string" office:string-value="" table:formula="of:=[.CI131]" table:style-name="ce63"/>
          <table:table-cell office:value-type="string" office:string-value="" table:formula="of:=[.CJ131]" table:style-name="ce63"/>
          <table:table-cell office:value-type="string" office:string-value="" table:formula="of:=[.CK131]" table:style-name="ce63"/>
          <table:table-cell office:value-type="string" office:string-value="" table:formula="of:=[.CL131]" table:style-name="ce63"/>
          <table:table-cell office:value-type="string" office:string-value="" table:formula="of:=[.CM131]" table:style-name="ce63"/>
          <table:table-cell office:value-type="string" office:string-value="" table:formula="of:=[.CN131]" table:style-name="ce63"/>
          <table:table-cell office:value-type="string" office:string-value="" table:formula="of:=[.CO131]" table:style-name="ce63"/>
          <table:table-cell office:value-type="string" office:string-value="" table:formula="of:=[.CP131]" table:style-name="ce63"/>
          <table:table-cell office:value-type="string" office:string-value="" table:formula="of:=[.CQ131]" table:style-name="ce63"/>
          <table:table-cell office:value-type="string" office:string-value="" table:formula="of:=[.CR131]" table:style-name="ce63"/>
          <table:table-cell office:value-type="string" office:string-value="" table:formula="of:=[.CS131]" table:style-name="ce63"/>
          <table:table-cell office:value-type="string" office:string-value="" table:formula="of:=[.CT131]" table:style-name="ce63"/>
          <table:table-cell office:value-type="string" office:string-value="" table:formula="of:=[.CU131]" table:style-name="ce63"/>
          <table:table-cell office:value-type="string" office:string-value="" table:formula="of:=[.CV131]" table:style-name="ce63"/>
          <table:table-cell office:value-type="string" office:string-value="" table:formula="of:=[.CW131]" table:style-name="ce63"/>
          <table:table-cell office:value-type="string" office:string-value="" table:formula="of:=[.CX131]" table:style-name="ce63"/>
          <table:table-cell office:value-type="string" office:string-value="" table:formula="of:=[.CY131]" table:style-name="ce63"/>
          <table:table-cell office:value-type="string" office:string-value="" table:formula="of:=[.CZ131]" table:style-name="ce63"/>
          <table:table-cell office:value-type="string" office:string-value="" table:formula="of:=[.DA131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104]&lt;&gt;&quot;&quot;;[Setup.A104];&quot;&quot;)" table:style-name="ce1"/>
          <table:table-cell table:style-name="ce56"/>
          <table:table-cell office:value-type="string" office:string-value="" table:formula="of:=IF([Setup.B104]&lt;&gt;&quot;&quot;;[Setup.B104];&quot;&quot;)" table:style-name="ce1"/>
          <table:table-cell office:value-type="string" office:string-value="" table:formula="of:=[.DB132]" table:style-name="ce42"/>
          <table:table-cell table:style-name="ce49"/>
          <table:table-cell table:style-name="ce50"/>
          <table:table-cell office:value-type="string" office:string-value="" table:formula="of:=[.C132]" table:style-name="ce42"/>
          <table:table-cell office:value-type="string" office:string-value="" table:formula="of:=[.G132]" table:style-name="ce63"/>
          <table:table-cell office:value-type="string" office:string-value="" table:formula="of:=[.H132]" table:style-name="ce63"/>
          <table:table-cell office:value-type="string" office:string-value="" table:formula="of:=[.I132]" table:style-name="ce63"/>
          <table:table-cell office:value-type="string" office:string-value="" table:formula="of:=[.J132]" table:style-name="ce63"/>
          <table:table-cell office:value-type="string" office:string-value="" table:formula="of:=[.K132]" table:style-name="ce63"/>
          <table:table-cell office:value-type="string" office:string-value="" table:formula="of:=[.L132]" table:style-name="ce63"/>
          <table:table-cell office:value-type="string" office:string-value="" table:formula="of:=[.M132]" table:style-name="ce63"/>
          <table:table-cell office:value-type="string" office:string-value="" table:formula="of:=[.N132]" table:style-name="ce63"/>
          <table:table-cell office:value-type="string" office:string-value="" table:formula="of:=[.O132]" table:style-name="ce63"/>
          <table:table-cell office:value-type="string" office:string-value="" table:formula="of:=[.P132]" table:style-name="ce63"/>
          <table:table-cell office:value-type="string" office:string-value="" table:formula="of:=[.Q132]" table:style-name="ce63"/>
          <table:table-cell office:value-type="string" office:string-value="" table:formula="of:=[.R132]" table:style-name="ce63"/>
          <table:table-cell office:value-type="string" office:string-value="" table:formula="of:=[.S132]" table:style-name="ce63"/>
          <table:table-cell office:value-type="string" office:string-value="" table:formula="of:=[.T132]" table:style-name="ce63"/>
          <table:table-cell office:value-type="string" office:string-value="" table:formula="of:=[.U132]" table:style-name="ce63"/>
          <table:table-cell office:value-type="string" office:string-value="" table:formula="of:=[.V132]" table:style-name="ce63"/>
          <table:table-cell office:value-type="string" office:string-value="" table:formula="of:=[.W132]" table:style-name="ce63"/>
          <table:table-cell office:value-type="string" office:string-value="" table:formula="of:=[.X132]" table:style-name="ce63"/>
          <table:table-cell office:value-type="string" office:string-value="" table:formula="of:=[.Y132]" table:style-name="ce63"/>
          <table:table-cell office:value-type="string" office:string-value="" table:formula="of:=[.Z132]" table:style-name="ce63"/>
          <table:table-cell office:value-type="string" office:string-value="" table:formula="of:=[.AA132]" table:style-name="ce63"/>
          <table:table-cell office:value-type="string" office:string-value="" table:formula="of:=[.AB132]" table:style-name="ce63"/>
          <table:table-cell office:value-type="string" office:string-value="" table:formula="of:=[.AC132]" table:style-name="ce63"/>
          <table:table-cell office:value-type="string" office:string-value="" table:formula="of:=[.AD132]" table:style-name="ce63"/>
          <table:table-cell office:value-type="string" office:string-value="" table:formula="of:=[.AE132]" table:style-name="ce63"/>
          <table:table-cell office:value-type="string" office:string-value="" table:formula="of:=[.AF132]" table:style-name="ce63"/>
          <table:table-cell office:value-type="string" office:string-value="" table:formula="of:=[.AG132]" table:style-name="ce63"/>
          <table:table-cell office:value-type="string" office:string-value="" table:formula="of:=[.AH132]" table:style-name="ce63"/>
          <table:table-cell office:value-type="string" office:string-value="" table:formula="of:=[.AI132]" table:style-name="ce63"/>
          <table:table-cell office:value-type="string" office:string-value="" table:formula="of:=[.AJ132]" table:style-name="ce63"/>
          <table:table-cell office:value-type="string" office:string-value="" table:formula="of:=[.AK132]" table:style-name="ce63"/>
          <table:table-cell office:value-type="string" office:string-value="" table:formula="of:=[.AL132]" table:style-name="ce63"/>
          <table:table-cell office:value-type="string" office:string-value="" table:formula="of:=[.AM132]" table:style-name="ce63"/>
          <table:table-cell office:value-type="string" office:string-value="" table:formula="of:=[.AN132]" table:style-name="ce63"/>
          <table:table-cell office:value-type="string" office:string-value="" table:formula="of:=[.AO132]" table:style-name="ce63"/>
          <table:table-cell office:value-type="string" office:string-value="" table:formula="of:=[.AP132]" table:style-name="ce63"/>
          <table:table-cell office:value-type="string" office:string-value="" table:formula="of:=[.AQ132]" table:style-name="ce63"/>
          <table:table-cell office:value-type="string" office:string-value="" table:formula="of:=[.AR132]" table:style-name="ce63"/>
          <table:table-cell office:value-type="string" office:string-value="" table:formula="of:=[.AS132]" table:style-name="ce63"/>
          <table:table-cell office:value-type="string" office:string-value="" table:formula="of:=[.AT132]" table:style-name="ce63"/>
          <table:table-cell office:value-type="string" office:string-value="" table:formula="of:=[.AU132]" table:style-name="ce63"/>
          <table:table-cell office:value-type="string" office:string-value="" table:formula="of:=[.AV132]" table:style-name="ce63"/>
          <table:table-cell office:value-type="string" office:string-value="" table:formula="of:=[.AW132]" table:style-name="ce63"/>
          <table:table-cell office:value-type="string" office:string-value="" table:formula="of:=[.AX132]" table:style-name="ce63"/>
          <table:table-cell office:value-type="string" office:string-value="" table:formula="of:=[.AY132]" table:style-name="ce63"/>
          <table:table-cell office:value-type="string" office:string-value="" table:formula="of:=[.AZ132]" table:style-name="ce63"/>
          <table:table-cell office:value-type="string" office:string-value="" table:formula="of:=[.BA132]" table:style-name="ce63"/>
          <table:table-cell office:value-type="string" office:string-value="" table:formula="of:=[.BB132]" table:style-name="ce63"/>
          <table:table-cell office:value-type="string" office:string-value="" table:formula="of:=[.BC132]" table:style-name="ce63"/>
          <table:table-cell office:value-type="string" office:string-value="" table:formula="of:=[.BD132]" table:style-name="ce63"/>
          <table:table-cell office:value-type="string" office:string-value="" table:formula="of:=[.BE132]" table:style-name="ce63"/>
          <table:table-cell office:value-type="string" office:string-value="" table:formula="of:=[.BF132]" table:style-name="ce63"/>
          <table:table-cell office:value-type="string" office:string-value="" table:formula="of:=[.BG132]" table:style-name="ce63"/>
          <table:table-cell office:value-type="string" office:string-value="" table:formula="of:=[.BH132]" table:style-name="ce63"/>
          <table:table-cell office:value-type="string" office:string-value="" table:formula="of:=[.BI132]" table:style-name="ce63"/>
          <table:table-cell office:value-type="string" office:string-value="" table:formula="of:=[.BJ132]" table:style-name="ce63"/>
          <table:table-cell office:value-type="string" office:string-value="" table:formula="of:=[.BK132]" table:style-name="ce63"/>
          <table:table-cell office:value-type="string" office:string-value="" table:formula="of:=[.BL132]" table:style-name="ce63"/>
          <table:table-cell office:value-type="string" office:string-value="" table:formula="of:=[.BM132]" table:style-name="ce63"/>
          <table:table-cell office:value-type="string" office:string-value="" table:formula="of:=[.BN132]" table:style-name="ce63"/>
          <table:table-cell office:value-type="string" office:string-value="" table:formula="of:=[.BO132]" table:style-name="ce63"/>
          <table:table-cell office:value-type="string" office:string-value="" table:formula="of:=[.BP132]" table:style-name="ce63"/>
          <table:table-cell office:value-type="string" office:string-value="" table:formula="of:=[.BQ132]" table:style-name="ce63"/>
          <table:table-cell office:value-type="string" office:string-value="" table:formula="of:=[.BR132]" table:style-name="ce63"/>
          <table:table-cell office:value-type="string" office:string-value="" table:formula="of:=[.BS132]" table:style-name="ce63"/>
          <table:table-cell office:value-type="string" office:string-value="" table:formula="of:=[.BT132]" table:style-name="ce63"/>
          <table:table-cell office:value-type="string" office:string-value="" table:formula="of:=[.BU132]" table:style-name="ce63"/>
          <table:table-cell office:value-type="string" office:string-value="" table:formula="of:=[.BV132]" table:style-name="ce63"/>
          <table:table-cell office:value-type="string" office:string-value="" table:formula="of:=[.BW132]" table:style-name="ce63"/>
          <table:table-cell office:value-type="string" office:string-value="" table:formula="of:=[.BX132]" table:style-name="ce63"/>
          <table:table-cell office:value-type="string" office:string-value="" table:formula="of:=[.BY132]" table:style-name="ce63"/>
          <table:table-cell office:value-type="string" office:string-value="" table:formula="of:=[.BZ132]" table:style-name="ce63"/>
          <table:table-cell office:value-type="string" office:string-value="" table:formula="of:=[.CA132]" table:style-name="ce63"/>
          <table:table-cell office:value-type="string" office:string-value="" table:formula="of:=[.CB132]" table:style-name="ce63"/>
          <table:table-cell office:value-type="string" office:string-value="" table:formula="of:=[.CC132]" table:style-name="ce63"/>
          <table:table-cell office:value-type="string" office:string-value="" table:formula="of:=[.CD132]" table:style-name="ce63"/>
          <table:table-cell office:value-type="string" office:string-value="" table:formula="of:=[.CE132]" table:style-name="ce63"/>
          <table:table-cell office:value-type="string" office:string-value="" table:formula="of:=[.CF132]" table:style-name="ce63"/>
          <table:table-cell office:value-type="string" office:string-value="" table:formula="of:=[.CG132]" table:style-name="ce63"/>
          <table:table-cell office:value-type="string" office:string-value="" table:formula="of:=[.CH132]" table:style-name="ce63"/>
          <table:table-cell office:value-type="string" office:string-value="" table:formula="of:=[.CI132]" table:style-name="ce63"/>
          <table:table-cell office:value-type="string" office:string-value="" table:formula="of:=[.CJ132]" table:style-name="ce63"/>
          <table:table-cell office:value-type="string" office:string-value="" table:formula="of:=[.CK132]" table:style-name="ce63"/>
          <table:table-cell office:value-type="string" office:string-value="" table:formula="of:=[.CL132]" table:style-name="ce63"/>
          <table:table-cell office:value-type="string" office:string-value="" table:formula="of:=[.CM132]" table:style-name="ce63"/>
          <table:table-cell office:value-type="string" office:string-value="" table:formula="of:=[.CN132]" table:style-name="ce63"/>
          <table:table-cell office:value-type="string" office:string-value="" table:formula="of:=[.CO132]" table:style-name="ce63"/>
          <table:table-cell office:value-type="string" office:string-value="" table:formula="of:=[.CP132]" table:style-name="ce63"/>
          <table:table-cell office:value-type="string" office:string-value="" table:formula="of:=[.CQ132]" table:style-name="ce63"/>
          <table:table-cell office:value-type="string" office:string-value="" table:formula="of:=[.CR132]" table:style-name="ce63"/>
          <table:table-cell office:value-type="string" office:string-value="" table:formula="of:=[.CS132]" table:style-name="ce63"/>
          <table:table-cell office:value-type="string" office:string-value="" table:formula="of:=[.CT132]" table:style-name="ce63"/>
          <table:table-cell office:value-type="string" office:string-value="" table:formula="of:=[.CU132]" table:style-name="ce63"/>
          <table:table-cell office:value-type="string" office:string-value="" table:formula="of:=[.CV132]" table:style-name="ce63"/>
          <table:table-cell office:value-type="string" office:string-value="" table:formula="of:=[.CW132]" table:style-name="ce63"/>
          <table:table-cell office:value-type="string" office:string-value="" table:formula="of:=[.CX132]" table:style-name="ce63"/>
          <table:table-cell office:value-type="string" office:string-value="" table:formula="of:=[.CY132]" table:style-name="ce63"/>
          <table:table-cell office:value-type="string" office:string-value="" table:formula="of:=[.CZ132]" table:style-name="ce63"/>
          <table:table-cell office:value-type="string" office:string-value="" table:formula="of:=[.DA132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105]&lt;&gt;&quot;&quot;;[Setup.A105];&quot;&quot;)" table:style-name="ce1"/>
          <table:table-cell table:style-name="ce56"/>
          <table:table-cell office:value-type="string" office:string-value="" table:formula="of:=IF([Setup.B105]&lt;&gt;&quot;&quot;;[Setup.B105];&quot;&quot;)" table:style-name="ce1"/>
          <table:table-cell office:value-type="string" office:string-value="" table:formula="of:=[.DB133]" table:style-name="ce42"/>
          <table:table-cell table:style-name="ce49"/>
          <table:table-cell table:style-name="ce50"/>
          <table:table-cell office:value-type="string" office:string-value="" table:formula="of:=[.C133]" table:style-name="ce42"/>
          <table:table-cell office:value-type="string" office:string-value="" table:formula="of:=[.G133]" table:style-name="ce63"/>
          <table:table-cell office:value-type="string" office:string-value="" table:formula="of:=[.H133]" table:style-name="ce63"/>
          <table:table-cell office:value-type="string" office:string-value="" table:formula="of:=[.I133]" table:style-name="ce63"/>
          <table:table-cell office:value-type="string" office:string-value="" table:formula="of:=[.J133]" table:style-name="ce63"/>
          <table:table-cell office:value-type="string" office:string-value="" table:formula="of:=[.K133]" table:style-name="ce63"/>
          <table:table-cell office:value-type="string" office:string-value="" table:formula="of:=[.L133]" table:style-name="ce63"/>
          <table:table-cell office:value-type="string" office:string-value="" table:formula="of:=[.M133]" table:style-name="ce63"/>
          <table:table-cell office:value-type="string" office:string-value="" table:formula="of:=[.N133]" table:style-name="ce63"/>
          <table:table-cell office:value-type="string" office:string-value="" table:formula="of:=[.O133]" table:style-name="ce63"/>
          <table:table-cell office:value-type="string" office:string-value="" table:formula="of:=[.P133]" table:style-name="ce63"/>
          <table:table-cell office:value-type="string" office:string-value="" table:formula="of:=[.Q133]" table:style-name="ce63"/>
          <table:table-cell office:value-type="string" office:string-value="" table:formula="of:=[.R133]" table:style-name="ce63"/>
          <table:table-cell office:value-type="string" office:string-value="" table:formula="of:=[.S133]" table:style-name="ce63"/>
          <table:table-cell office:value-type="string" office:string-value="" table:formula="of:=[.T133]" table:style-name="ce63"/>
          <table:table-cell office:value-type="string" office:string-value="" table:formula="of:=[.U133]" table:style-name="ce63"/>
          <table:table-cell office:value-type="string" office:string-value="" table:formula="of:=[.V133]" table:style-name="ce63"/>
          <table:table-cell office:value-type="string" office:string-value="" table:formula="of:=[.W133]" table:style-name="ce63"/>
          <table:table-cell office:value-type="string" office:string-value="" table:formula="of:=[.X133]" table:style-name="ce63"/>
          <table:table-cell office:value-type="string" office:string-value="" table:formula="of:=[.Y133]" table:style-name="ce63"/>
          <table:table-cell office:value-type="string" office:string-value="" table:formula="of:=[.Z133]" table:style-name="ce63"/>
          <table:table-cell office:value-type="string" office:string-value="" table:formula="of:=[.AA133]" table:style-name="ce63"/>
          <table:table-cell office:value-type="string" office:string-value="" table:formula="of:=[.AB133]" table:style-name="ce63"/>
          <table:table-cell office:value-type="string" office:string-value="" table:formula="of:=[.AC133]" table:style-name="ce63"/>
          <table:table-cell office:value-type="string" office:string-value="" table:formula="of:=[.AD133]" table:style-name="ce63"/>
          <table:table-cell office:value-type="string" office:string-value="" table:formula="of:=[.AE133]" table:style-name="ce63"/>
          <table:table-cell office:value-type="string" office:string-value="" table:formula="of:=[.AF133]" table:style-name="ce63"/>
          <table:table-cell office:value-type="string" office:string-value="" table:formula="of:=[.AG133]" table:style-name="ce63"/>
          <table:table-cell office:value-type="string" office:string-value="" table:formula="of:=[.AH133]" table:style-name="ce63"/>
          <table:table-cell office:value-type="string" office:string-value="" table:formula="of:=[.AI133]" table:style-name="ce63"/>
          <table:table-cell office:value-type="string" office:string-value="" table:formula="of:=[.AJ133]" table:style-name="ce63"/>
          <table:table-cell office:value-type="string" office:string-value="" table:formula="of:=[.AK133]" table:style-name="ce63"/>
          <table:table-cell office:value-type="string" office:string-value="" table:formula="of:=[.AL133]" table:style-name="ce63"/>
          <table:table-cell office:value-type="string" office:string-value="" table:formula="of:=[.AM133]" table:style-name="ce63"/>
          <table:table-cell office:value-type="string" office:string-value="" table:formula="of:=[.AN133]" table:style-name="ce63"/>
          <table:table-cell office:value-type="string" office:string-value="" table:formula="of:=[.AO133]" table:style-name="ce63"/>
          <table:table-cell office:value-type="string" office:string-value="" table:formula="of:=[.AP133]" table:style-name="ce63"/>
          <table:table-cell office:value-type="string" office:string-value="" table:formula="of:=[.AQ133]" table:style-name="ce63"/>
          <table:table-cell office:value-type="string" office:string-value="" table:formula="of:=[.AR133]" table:style-name="ce63"/>
          <table:table-cell office:value-type="string" office:string-value="" table:formula="of:=[.AS133]" table:style-name="ce63"/>
          <table:table-cell office:value-type="string" office:string-value="" table:formula="of:=[.AT133]" table:style-name="ce63"/>
          <table:table-cell office:value-type="string" office:string-value="" table:formula="of:=[.AU133]" table:style-name="ce63"/>
          <table:table-cell office:value-type="string" office:string-value="" table:formula="of:=[.AV133]" table:style-name="ce63"/>
          <table:table-cell office:value-type="string" office:string-value="" table:formula="of:=[.AW133]" table:style-name="ce63"/>
          <table:table-cell office:value-type="string" office:string-value="" table:formula="of:=[.AX133]" table:style-name="ce63"/>
          <table:table-cell office:value-type="string" office:string-value="" table:formula="of:=[.AY133]" table:style-name="ce63"/>
          <table:table-cell office:value-type="string" office:string-value="" table:formula="of:=[.AZ133]" table:style-name="ce63"/>
          <table:table-cell office:value-type="string" office:string-value="" table:formula="of:=[.BA133]" table:style-name="ce63"/>
          <table:table-cell office:value-type="string" office:string-value="" table:formula="of:=[.BB133]" table:style-name="ce63"/>
          <table:table-cell office:value-type="string" office:string-value="" table:formula="of:=[.BC133]" table:style-name="ce63"/>
          <table:table-cell office:value-type="string" office:string-value="" table:formula="of:=[.BD133]" table:style-name="ce63"/>
          <table:table-cell office:value-type="string" office:string-value="" table:formula="of:=[.BE133]" table:style-name="ce63"/>
          <table:table-cell office:value-type="string" office:string-value="" table:formula="of:=[.BF133]" table:style-name="ce63"/>
          <table:table-cell office:value-type="string" office:string-value="" table:formula="of:=[.BG133]" table:style-name="ce63"/>
          <table:table-cell office:value-type="string" office:string-value="" table:formula="of:=[.BH133]" table:style-name="ce63"/>
          <table:table-cell office:value-type="string" office:string-value="" table:formula="of:=[.BI133]" table:style-name="ce63"/>
          <table:table-cell office:value-type="string" office:string-value="" table:formula="of:=[.BJ133]" table:style-name="ce63"/>
          <table:table-cell office:value-type="string" office:string-value="" table:formula="of:=[.BK133]" table:style-name="ce63"/>
          <table:table-cell office:value-type="string" office:string-value="" table:formula="of:=[.BL133]" table:style-name="ce63"/>
          <table:table-cell office:value-type="string" office:string-value="" table:formula="of:=[.BM133]" table:style-name="ce63"/>
          <table:table-cell office:value-type="string" office:string-value="" table:formula="of:=[.BN133]" table:style-name="ce63"/>
          <table:table-cell office:value-type="string" office:string-value="" table:formula="of:=[.BO133]" table:style-name="ce63"/>
          <table:table-cell office:value-type="string" office:string-value="" table:formula="of:=[.BP133]" table:style-name="ce63"/>
          <table:table-cell office:value-type="string" office:string-value="" table:formula="of:=[.BQ133]" table:style-name="ce63"/>
          <table:table-cell office:value-type="string" office:string-value="" table:formula="of:=[.BR133]" table:style-name="ce63"/>
          <table:table-cell office:value-type="string" office:string-value="" table:formula="of:=[.BS133]" table:style-name="ce63"/>
          <table:table-cell office:value-type="string" office:string-value="" table:formula="of:=[.BT133]" table:style-name="ce63"/>
          <table:table-cell office:value-type="string" office:string-value="" table:formula="of:=[.BU133]" table:style-name="ce63"/>
          <table:table-cell office:value-type="string" office:string-value="" table:formula="of:=[.BV133]" table:style-name="ce63"/>
          <table:table-cell office:value-type="string" office:string-value="" table:formula="of:=[.BW133]" table:style-name="ce63"/>
          <table:table-cell office:value-type="string" office:string-value="" table:formula="of:=[.BX133]" table:style-name="ce63"/>
          <table:table-cell office:value-type="string" office:string-value="" table:formula="of:=[.BY133]" table:style-name="ce63"/>
          <table:table-cell office:value-type="string" office:string-value="" table:formula="of:=[.BZ133]" table:style-name="ce63"/>
          <table:table-cell office:value-type="string" office:string-value="" table:formula="of:=[.CA133]" table:style-name="ce63"/>
          <table:table-cell office:value-type="string" office:string-value="" table:formula="of:=[.CB133]" table:style-name="ce63"/>
          <table:table-cell office:value-type="string" office:string-value="" table:formula="of:=[.CC133]" table:style-name="ce63"/>
          <table:table-cell office:value-type="string" office:string-value="" table:formula="of:=[.CD133]" table:style-name="ce63"/>
          <table:table-cell office:value-type="string" office:string-value="" table:formula="of:=[.CE133]" table:style-name="ce63"/>
          <table:table-cell office:value-type="string" office:string-value="" table:formula="of:=[.CF133]" table:style-name="ce63"/>
          <table:table-cell office:value-type="string" office:string-value="" table:formula="of:=[.CG133]" table:style-name="ce63"/>
          <table:table-cell office:value-type="string" office:string-value="" table:formula="of:=[.CH133]" table:style-name="ce63"/>
          <table:table-cell office:value-type="string" office:string-value="" table:formula="of:=[.CI133]" table:style-name="ce63"/>
          <table:table-cell office:value-type="string" office:string-value="" table:formula="of:=[.CJ133]" table:style-name="ce63"/>
          <table:table-cell office:value-type="string" office:string-value="" table:formula="of:=[.CK133]" table:style-name="ce63"/>
          <table:table-cell office:value-type="string" office:string-value="" table:formula="of:=[.CL133]" table:style-name="ce63"/>
          <table:table-cell office:value-type="string" office:string-value="" table:formula="of:=[.CM133]" table:style-name="ce63"/>
          <table:table-cell office:value-type="string" office:string-value="" table:formula="of:=[.CN133]" table:style-name="ce63"/>
          <table:table-cell office:value-type="string" office:string-value="" table:formula="of:=[.CO133]" table:style-name="ce63"/>
          <table:table-cell office:value-type="string" office:string-value="" table:formula="of:=[.CP133]" table:style-name="ce63"/>
          <table:table-cell office:value-type="string" office:string-value="" table:formula="of:=[.CQ133]" table:style-name="ce63"/>
          <table:table-cell office:value-type="string" office:string-value="" table:formula="of:=[.CR133]" table:style-name="ce63"/>
          <table:table-cell office:value-type="string" office:string-value="" table:formula="of:=[.CS133]" table:style-name="ce63"/>
          <table:table-cell office:value-type="string" office:string-value="" table:formula="of:=[.CT133]" table:style-name="ce63"/>
          <table:table-cell office:value-type="string" office:string-value="" table:formula="of:=[.CU133]" table:style-name="ce63"/>
          <table:table-cell office:value-type="string" office:string-value="" table:formula="of:=[.CV133]" table:style-name="ce63"/>
          <table:table-cell office:value-type="string" office:string-value="" table:formula="of:=[.CW133]" table:style-name="ce63"/>
          <table:table-cell office:value-type="string" office:string-value="" table:formula="of:=[.CX133]" table:style-name="ce63"/>
          <table:table-cell office:value-type="string" office:string-value="" table:formula="of:=[.CY133]" table:style-name="ce63"/>
          <table:table-cell office:value-type="string" office:string-value="" table:formula="of:=[.CZ133]" table:style-name="ce63"/>
          <table:table-cell office:value-type="string" office:string-value="" table:formula="of:=[.DA133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106]&lt;&gt;&quot;&quot;;[Setup.A106];&quot;&quot;)" table:style-name="ce1"/>
          <table:table-cell table:style-name="ce56"/>
          <table:table-cell office:value-type="string" office:string-value="" table:formula="of:=IF([Setup.B106]&lt;&gt;&quot;&quot;;[Setup.B106];&quot;&quot;)" table:style-name="ce1"/>
          <table:table-cell office:value-type="string" office:string-value="" table:formula="of:=[.DB134]" table:style-name="ce42"/>
          <table:table-cell table:style-name="ce49"/>
          <table:table-cell table:style-name="ce50"/>
          <table:table-cell office:value-type="string" office:string-value="" table:formula="of:=[.C134]" table:style-name="ce42"/>
          <table:table-cell office:value-type="string" office:string-value="" table:formula="of:=[.G134]" table:style-name="ce63"/>
          <table:table-cell office:value-type="string" office:string-value="" table:formula="of:=[.H134]" table:style-name="ce63"/>
          <table:table-cell office:value-type="string" office:string-value="" table:formula="of:=[.I134]" table:style-name="ce63"/>
          <table:table-cell office:value-type="string" office:string-value="" table:formula="of:=[.J134]" table:style-name="ce63"/>
          <table:table-cell office:value-type="string" office:string-value="" table:formula="of:=[.K134]" table:style-name="ce63"/>
          <table:table-cell office:value-type="string" office:string-value="" table:formula="of:=[.L134]" table:style-name="ce63"/>
          <table:table-cell office:value-type="string" office:string-value="" table:formula="of:=[.M134]" table:style-name="ce63"/>
          <table:table-cell office:value-type="string" office:string-value="" table:formula="of:=[.N134]" table:style-name="ce63"/>
          <table:table-cell office:value-type="string" office:string-value="" table:formula="of:=[.O134]" table:style-name="ce63"/>
          <table:table-cell office:value-type="string" office:string-value="" table:formula="of:=[.P134]" table:style-name="ce63"/>
          <table:table-cell office:value-type="string" office:string-value="" table:formula="of:=[.Q134]" table:style-name="ce63"/>
          <table:table-cell office:value-type="string" office:string-value="" table:formula="of:=[.R134]" table:style-name="ce63"/>
          <table:table-cell office:value-type="string" office:string-value="" table:formula="of:=[.S134]" table:style-name="ce63"/>
          <table:table-cell office:value-type="string" office:string-value="" table:formula="of:=[.T134]" table:style-name="ce63"/>
          <table:table-cell office:value-type="string" office:string-value="" table:formula="of:=[.U134]" table:style-name="ce63"/>
          <table:table-cell office:value-type="string" office:string-value="" table:formula="of:=[.V134]" table:style-name="ce63"/>
          <table:table-cell office:value-type="string" office:string-value="" table:formula="of:=[.W134]" table:style-name="ce63"/>
          <table:table-cell office:value-type="string" office:string-value="" table:formula="of:=[.X134]" table:style-name="ce63"/>
          <table:table-cell office:value-type="string" office:string-value="" table:formula="of:=[.Y134]" table:style-name="ce63"/>
          <table:table-cell office:value-type="string" office:string-value="" table:formula="of:=[.Z134]" table:style-name="ce63"/>
          <table:table-cell office:value-type="string" office:string-value="" table:formula="of:=[.AA134]" table:style-name="ce63"/>
          <table:table-cell office:value-type="string" office:string-value="" table:formula="of:=[.AB134]" table:style-name="ce63"/>
          <table:table-cell office:value-type="string" office:string-value="" table:formula="of:=[.AC134]" table:style-name="ce63"/>
          <table:table-cell office:value-type="string" office:string-value="" table:formula="of:=[.AD134]" table:style-name="ce63"/>
          <table:table-cell office:value-type="string" office:string-value="" table:formula="of:=[.AE134]" table:style-name="ce63"/>
          <table:table-cell office:value-type="string" office:string-value="" table:formula="of:=[.AF134]" table:style-name="ce63"/>
          <table:table-cell office:value-type="string" office:string-value="" table:formula="of:=[.AG134]" table:style-name="ce63"/>
          <table:table-cell office:value-type="string" office:string-value="" table:formula="of:=[.AH134]" table:style-name="ce63"/>
          <table:table-cell office:value-type="string" office:string-value="" table:formula="of:=[.AI134]" table:style-name="ce63"/>
          <table:table-cell office:value-type="string" office:string-value="" table:formula="of:=[.AJ134]" table:style-name="ce63"/>
          <table:table-cell office:value-type="string" office:string-value="" table:formula="of:=[.AK134]" table:style-name="ce63"/>
          <table:table-cell office:value-type="string" office:string-value="" table:formula="of:=[.AL134]" table:style-name="ce63"/>
          <table:table-cell office:value-type="string" office:string-value="" table:formula="of:=[.AM134]" table:style-name="ce63"/>
          <table:table-cell office:value-type="string" office:string-value="" table:formula="of:=[.AN134]" table:style-name="ce63"/>
          <table:table-cell office:value-type="string" office:string-value="" table:formula="of:=[.AO134]" table:style-name="ce63"/>
          <table:table-cell office:value-type="string" office:string-value="" table:formula="of:=[.AP134]" table:style-name="ce63"/>
          <table:table-cell office:value-type="string" office:string-value="" table:formula="of:=[.AQ134]" table:style-name="ce63"/>
          <table:table-cell office:value-type="string" office:string-value="" table:formula="of:=[.AR134]" table:style-name="ce63"/>
          <table:table-cell office:value-type="string" office:string-value="" table:formula="of:=[.AS134]" table:style-name="ce63"/>
          <table:table-cell office:value-type="string" office:string-value="" table:formula="of:=[.AT134]" table:style-name="ce63"/>
          <table:table-cell office:value-type="string" office:string-value="" table:formula="of:=[.AU134]" table:style-name="ce63"/>
          <table:table-cell office:value-type="string" office:string-value="" table:formula="of:=[.AV134]" table:style-name="ce63"/>
          <table:table-cell office:value-type="string" office:string-value="" table:formula="of:=[.AW134]" table:style-name="ce63"/>
          <table:table-cell office:value-type="string" office:string-value="" table:formula="of:=[.AX134]" table:style-name="ce63"/>
          <table:table-cell office:value-type="string" office:string-value="" table:formula="of:=[.AY134]" table:style-name="ce63"/>
          <table:table-cell office:value-type="string" office:string-value="" table:formula="of:=[.AZ134]" table:style-name="ce63"/>
          <table:table-cell office:value-type="string" office:string-value="" table:formula="of:=[.BA134]" table:style-name="ce63"/>
          <table:table-cell office:value-type="string" office:string-value="" table:formula="of:=[.BB134]" table:style-name="ce63"/>
          <table:table-cell office:value-type="string" office:string-value="" table:formula="of:=[.BC134]" table:style-name="ce63"/>
          <table:table-cell office:value-type="string" office:string-value="" table:formula="of:=[.BD134]" table:style-name="ce63"/>
          <table:table-cell office:value-type="string" office:string-value="" table:formula="of:=[.BE134]" table:style-name="ce63"/>
          <table:table-cell office:value-type="string" office:string-value="" table:formula="of:=[.BF134]" table:style-name="ce63"/>
          <table:table-cell office:value-type="string" office:string-value="" table:formula="of:=[.BG134]" table:style-name="ce63"/>
          <table:table-cell office:value-type="string" office:string-value="" table:formula="of:=[.BH134]" table:style-name="ce63"/>
          <table:table-cell office:value-type="string" office:string-value="" table:formula="of:=[.BI134]" table:style-name="ce63"/>
          <table:table-cell office:value-type="string" office:string-value="" table:formula="of:=[.BJ134]" table:style-name="ce63"/>
          <table:table-cell office:value-type="string" office:string-value="" table:formula="of:=[.BK134]" table:style-name="ce63"/>
          <table:table-cell office:value-type="string" office:string-value="" table:formula="of:=[.BL134]" table:style-name="ce63"/>
          <table:table-cell office:value-type="string" office:string-value="" table:formula="of:=[.BM134]" table:style-name="ce63"/>
          <table:table-cell office:value-type="string" office:string-value="" table:formula="of:=[.BN134]" table:style-name="ce63"/>
          <table:table-cell office:value-type="string" office:string-value="" table:formula="of:=[.BO134]" table:style-name="ce63"/>
          <table:table-cell office:value-type="string" office:string-value="" table:formula="of:=[.BP134]" table:style-name="ce63"/>
          <table:table-cell office:value-type="string" office:string-value="" table:formula="of:=[.BQ134]" table:style-name="ce63"/>
          <table:table-cell office:value-type="string" office:string-value="" table:formula="of:=[.BR134]" table:style-name="ce63"/>
          <table:table-cell office:value-type="string" office:string-value="" table:formula="of:=[.BS134]" table:style-name="ce63"/>
          <table:table-cell office:value-type="string" office:string-value="" table:formula="of:=[.BT134]" table:style-name="ce63"/>
          <table:table-cell office:value-type="string" office:string-value="" table:formula="of:=[.BU134]" table:style-name="ce63"/>
          <table:table-cell office:value-type="string" office:string-value="" table:formula="of:=[.BV134]" table:style-name="ce63"/>
          <table:table-cell office:value-type="string" office:string-value="" table:formula="of:=[.BW134]" table:style-name="ce63"/>
          <table:table-cell office:value-type="string" office:string-value="" table:formula="of:=[.BX134]" table:style-name="ce63"/>
          <table:table-cell office:value-type="string" office:string-value="" table:formula="of:=[.BY134]" table:style-name="ce63"/>
          <table:table-cell office:value-type="string" office:string-value="" table:formula="of:=[.BZ134]" table:style-name="ce63"/>
          <table:table-cell office:value-type="string" office:string-value="" table:formula="of:=[.CA134]" table:style-name="ce63"/>
          <table:table-cell office:value-type="string" office:string-value="" table:formula="of:=[.CB134]" table:style-name="ce63"/>
          <table:table-cell office:value-type="string" office:string-value="" table:formula="of:=[.CC134]" table:style-name="ce63"/>
          <table:table-cell office:value-type="string" office:string-value="" table:formula="of:=[.CD134]" table:style-name="ce63"/>
          <table:table-cell office:value-type="string" office:string-value="" table:formula="of:=[.CE134]" table:style-name="ce63"/>
          <table:table-cell office:value-type="string" office:string-value="" table:formula="of:=[.CF134]" table:style-name="ce63"/>
          <table:table-cell office:value-type="string" office:string-value="" table:formula="of:=[.CG134]" table:style-name="ce63"/>
          <table:table-cell office:value-type="string" office:string-value="" table:formula="of:=[.CH134]" table:style-name="ce63"/>
          <table:table-cell office:value-type="string" office:string-value="" table:formula="of:=[.CI134]" table:style-name="ce63"/>
          <table:table-cell office:value-type="string" office:string-value="" table:formula="of:=[.CJ134]" table:style-name="ce63"/>
          <table:table-cell office:value-type="string" office:string-value="" table:formula="of:=[.CK134]" table:style-name="ce63"/>
          <table:table-cell office:value-type="string" office:string-value="" table:formula="of:=[.CL134]" table:style-name="ce63"/>
          <table:table-cell office:value-type="string" office:string-value="" table:formula="of:=[.CM134]" table:style-name="ce63"/>
          <table:table-cell office:value-type="string" office:string-value="" table:formula="of:=[.CN134]" table:style-name="ce63"/>
          <table:table-cell office:value-type="string" office:string-value="" table:formula="of:=[.CO134]" table:style-name="ce63"/>
          <table:table-cell office:value-type="string" office:string-value="" table:formula="of:=[.CP134]" table:style-name="ce63"/>
          <table:table-cell office:value-type="string" office:string-value="" table:formula="of:=[.CQ134]" table:style-name="ce63"/>
          <table:table-cell office:value-type="string" office:string-value="" table:formula="of:=[.CR134]" table:style-name="ce63"/>
          <table:table-cell office:value-type="string" office:string-value="" table:formula="of:=[.CS134]" table:style-name="ce63"/>
          <table:table-cell office:value-type="string" office:string-value="" table:formula="of:=[.CT134]" table:style-name="ce63"/>
          <table:table-cell office:value-type="string" office:string-value="" table:formula="of:=[.CU134]" table:style-name="ce63"/>
          <table:table-cell office:value-type="string" office:string-value="" table:formula="of:=[.CV134]" table:style-name="ce63"/>
          <table:table-cell office:value-type="string" office:string-value="" table:formula="of:=[.CW134]" table:style-name="ce63"/>
          <table:table-cell office:value-type="string" office:string-value="" table:formula="of:=[.CX134]" table:style-name="ce63"/>
          <table:table-cell office:value-type="string" office:string-value="" table:formula="of:=[.CY134]" table:style-name="ce63"/>
          <table:table-cell office:value-type="string" office:string-value="" table:formula="of:=[.CZ134]" table:style-name="ce63"/>
          <table:table-cell office:value-type="string" office:string-value="" table:formula="of:=[.DA134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107]&lt;&gt;&quot;&quot;;[Setup.A107];&quot;&quot;)" table:style-name="ce1"/>
          <table:table-cell table:style-name="ce56"/>
          <table:table-cell office:value-type="string" office:string-value="" table:formula="of:=IF([Setup.B107]&lt;&gt;&quot;&quot;;[Setup.B107];&quot;&quot;)" table:style-name="ce1"/>
          <table:table-cell office:value-type="string" office:string-value="" table:formula="of:=[.DB135]" table:style-name="ce42"/>
          <table:table-cell table:style-name="ce49"/>
          <table:table-cell table:style-name="ce50"/>
          <table:table-cell office:value-type="string" office:string-value="" table:formula="of:=[.C135]" table:style-name="ce42"/>
          <table:table-cell office:value-type="string" office:string-value="" table:formula="of:=[.G135]" table:style-name="ce63"/>
          <table:table-cell office:value-type="string" office:string-value="" table:formula="of:=[.H135]" table:style-name="ce63"/>
          <table:table-cell office:value-type="string" office:string-value="" table:formula="of:=[.I135]" table:style-name="ce63"/>
          <table:table-cell office:value-type="string" office:string-value="" table:formula="of:=[.J135]" table:style-name="ce63"/>
          <table:table-cell office:value-type="string" office:string-value="" table:formula="of:=[.K135]" table:style-name="ce63"/>
          <table:table-cell office:value-type="string" office:string-value="" table:formula="of:=[.L135]" table:style-name="ce63"/>
          <table:table-cell office:value-type="string" office:string-value="" table:formula="of:=[.M135]" table:style-name="ce63"/>
          <table:table-cell office:value-type="string" office:string-value="" table:formula="of:=[.N135]" table:style-name="ce63"/>
          <table:table-cell office:value-type="string" office:string-value="" table:formula="of:=[.O135]" table:style-name="ce63"/>
          <table:table-cell office:value-type="string" office:string-value="" table:formula="of:=[.P135]" table:style-name="ce63"/>
          <table:table-cell office:value-type="string" office:string-value="" table:formula="of:=[.Q135]" table:style-name="ce63"/>
          <table:table-cell office:value-type="string" office:string-value="" table:formula="of:=[.R135]" table:style-name="ce63"/>
          <table:table-cell office:value-type="string" office:string-value="" table:formula="of:=[.S135]" table:style-name="ce63"/>
          <table:table-cell office:value-type="string" office:string-value="" table:formula="of:=[.T135]" table:style-name="ce63"/>
          <table:table-cell office:value-type="string" office:string-value="" table:formula="of:=[.U135]" table:style-name="ce63"/>
          <table:table-cell office:value-type="string" office:string-value="" table:formula="of:=[.V135]" table:style-name="ce63"/>
          <table:table-cell office:value-type="string" office:string-value="" table:formula="of:=[.W135]" table:style-name="ce63"/>
          <table:table-cell office:value-type="string" office:string-value="" table:formula="of:=[.X135]" table:style-name="ce63"/>
          <table:table-cell office:value-type="string" office:string-value="" table:formula="of:=[.Y135]" table:style-name="ce63"/>
          <table:table-cell office:value-type="string" office:string-value="" table:formula="of:=[.Z135]" table:style-name="ce63"/>
          <table:table-cell office:value-type="string" office:string-value="" table:formula="of:=[.AA135]" table:style-name="ce63"/>
          <table:table-cell office:value-type="string" office:string-value="" table:formula="of:=[.AB135]" table:style-name="ce63"/>
          <table:table-cell office:value-type="string" office:string-value="" table:formula="of:=[.AC135]" table:style-name="ce63"/>
          <table:table-cell office:value-type="string" office:string-value="" table:formula="of:=[.AD135]" table:style-name="ce63"/>
          <table:table-cell office:value-type="string" office:string-value="" table:formula="of:=[.AE135]" table:style-name="ce63"/>
          <table:table-cell office:value-type="string" office:string-value="" table:formula="of:=[.AF135]" table:style-name="ce63"/>
          <table:table-cell office:value-type="string" office:string-value="" table:formula="of:=[.AG135]" table:style-name="ce63"/>
          <table:table-cell office:value-type="string" office:string-value="" table:formula="of:=[.AH135]" table:style-name="ce63"/>
          <table:table-cell office:value-type="string" office:string-value="" table:formula="of:=[.AI135]" table:style-name="ce63"/>
          <table:table-cell office:value-type="string" office:string-value="" table:formula="of:=[.AJ135]" table:style-name="ce63"/>
          <table:table-cell office:value-type="string" office:string-value="" table:formula="of:=[.AK135]" table:style-name="ce63"/>
          <table:table-cell office:value-type="string" office:string-value="" table:formula="of:=[.AL135]" table:style-name="ce63"/>
          <table:table-cell office:value-type="string" office:string-value="" table:formula="of:=[.AM135]" table:style-name="ce63"/>
          <table:table-cell office:value-type="string" office:string-value="" table:formula="of:=[.AN135]" table:style-name="ce63"/>
          <table:table-cell office:value-type="string" office:string-value="" table:formula="of:=[.AO135]" table:style-name="ce63"/>
          <table:table-cell office:value-type="string" office:string-value="" table:formula="of:=[.AP135]" table:style-name="ce63"/>
          <table:table-cell office:value-type="string" office:string-value="" table:formula="of:=[.AQ135]" table:style-name="ce63"/>
          <table:table-cell office:value-type="string" office:string-value="" table:formula="of:=[.AR135]" table:style-name="ce63"/>
          <table:table-cell office:value-type="string" office:string-value="" table:formula="of:=[.AS135]" table:style-name="ce63"/>
          <table:table-cell office:value-type="string" office:string-value="" table:formula="of:=[.AT135]" table:style-name="ce63"/>
          <table:table-cell office:value-type="string" office:string-value="" table:formula="of:=[.AU135]" table:style-name="ce63"/>
          <table:table-cell office:value-type="string" office:string-value="" table:formula="of:=[.AV135]" table:style-name="ce63"/>
          <table:table-cell office:value-type="string" office:string-value="" table:formula="of:=[.AW135]" table:style-name="ce63"/>
          <table:table-cell office:value-type="string" office:string-value="" table:formula="of:=[.AX135]" table:style-name="ce63"/>
          <table:table-cell office:value-type="string" office:string-value="" table:formula="of:=[.AY135]" table:style-name="ce63"/>
          <table:table-cell office:value-type="string" office:string-value="" table:formula="of:=[.AZ135]" table:style-name="ce63"/>
          <table:table-cell office:value-type="string" office:string-value="" table:formula="of:=[.BA135]" table:style-name="ce63"/>
          <table:table-cell office:value-type="string" office:string-value="" table:formula="of:=[.BB135]" table:style-name="ce63"/>
          <table:table-cell office:value-type="string" office:string-value="" table:formula="of:=[.BC135]" table:style-name="ce63"/>
          <table:table-cell office:value-type="string" office:string-value="" table:formula="of:=[.BD135]" table:style-name="ce63"/>
          <table:table-cell office:value-type="string" office:string-value="" table:formula="of:=[.BE135]" table:style-name="ce63"/>
          <table:table-cell office:value-type="string" office:string-value="" table:formula="of:=[.BF135]" table:style-name="ce63"/>
          <table:table-cell office:value-type="string" office:string-value="" table:formula="of:=[.BG135]" table:style-name="ce63"/>
          <table:table-cell office:value-type="string" office:string-value="" table:formula="of:=[.BH135]" table:style-name="ce63"/>
          <table:table-cell office:value-type="string" office:string-value="" table:formula="of:=[.BI135]" table:style-name="ce63"/>
          <table:table-cell office:value-type="string" office:string-value="" table:formula="of:=[.BJ135]" table:style-name="ce63"/>
          <table:table-cell office:value-type="string" office:string-value="" table:formula="of:=[.BK135]" table:style-name="ce63"/>
          <table:table-cell office:value-type="string" office:string-value="" table:formula="of:=[.BL135]" table:style-name="ce63"/>
          <table:table-cell office:value-type="string" office:string-value="" table:formula="of:=[.BM135]" table:style-name="ce63"/>
          <table:table-cell office:value-type="string" office:string-value="" table:formula="of:=[.BN135]" table:style-name="ce63"/>
          <table:table-cell office:value-type="string" office:string-value="" table:formula="of:=[.BO135]" table:style-name="ce63"/>
          <table:table-cell office:value-type="string" office:string-value="" table:formula="of:=[.BP135]" table:style-name="ce63"/>
          <table:table-cell office:value-type="string" office:string-value="" table:formula="of:=[.BQ135]" table:style-name="ce63"/>
          <table:table-cell office:value-type="string" office:string-value="" table:formula="of:=[.BR135]" table:style-name="ce63"/>
          <table:table-cell office:value-type="string" office:string-value="" table:formula="of:=[.BS135]" table:style-name="ce63"/>
          <table:table-cell office:value-type="string" office:string-value="" table:formula="of:=[.BT135]" table:style-name="ce63"/>
          <table:table-cell office:value-type="string" office:string-value="" table:formula="of:=[.BU135]" table:style-name="ce63"/>
          <table:table-cell office:value-type="string" office:string-value="" table:formula="of:=[.BV135]" table:style-name="ce63"/>
          <table:table-cell office:value-type="string" office:string-value="" table:formula="of:=[.BW135]" table:style-name="ce63"/>
          <table:table-cell office:value-type="string" office:string-value="" table:formula="of:=[.BX135]" table:style-name="ce63"/>
          <table:table-cell office:value-type="string" office:string-value="" table:formula="of:=[.BY135]" table:style-name="ce63"/>
          <table:table-cell office:value-type="string" office:string-value="" table:formula="of:=[.BZ135]" table:style-name="ce63"/>
          <table:table-cell office:value-type="string" office:string-value="" table:formula="of:=[.CA135]" table:style-name="ce63"/>
          <table:table-cell office:value-type="string" office:string-value="" table:formula="of:=[.CB135]" table:style-name="ce63"/>
          <table:table-cell office:value-type="string" office:string-value="" table:formula="of:=[.CC135]" table:style-name="ce63"/>
          <table:table-cell office:value-type="string" office:string-value="" table:formula="of:=[.CD135]" table:style-name="ce63"/>
          <table:table-cell office:value-type="string" office:string-value="" table:formula="of:=[.CE135]" table:style-name="ce63"/>
          <table:table-cell office:value-type="string" office:string-value="" table:formula="of:=[.CF135]" table:style-name="ce63"/>
          <table:table-cell office:value-type="string" office:string-value="" table:formula="of:=[.CG135]" table:style-name="ce63"/>
          <table:table-cell office:value-type="string" office:string-value="" table:formula="of:=[.CH135]" table:style-name="ce63"/>
          <table:table-cell office:value-type="string" office:string-value="" table:formula="of:=[.CI135]" table:style-name="ce63"/>
          <table:table-cell office:value-type="string" office:string-value="" table:formula="of:=[.CJ135]" table:style-name="ce63"/>
          <table:table-cell office:value-type="string" office:string-value="" table:formula="of:=[.CK135]" table:style-name="ce63"/>
          <table:table-cell office:value-type="string" office:string-value="" table:formula="of:=[.CL135]" table:style-name="ce63"/>
          <table:table-cell office:value-type="string" office:string-value="" table:formula="of:=[.CM135]" table:style-name="ce63"/>
          <table:table-cell office:value-type="string" office:string-value="" table:formula="of:=[.CN135]" table:style-name="ce63"/>
          <table:table-cell office:value-type="string" office:string-value="" table:formula="of:=[.CO135]" table:style-name="ce63"/>
          <table:table-cell office:value-type="string" office:string-value="" table:formula="of:=[.CP135]" table:style-name="ce63"/>
          <table:table-cell office:value-type="string" office:string-value="" table:formula="of:=[.CQ135]" table:style-name="ce63"/>
          <table:table-cell office:value-type="string" office:string-value="" table:formula="of:=[.CR135]" table:style-name="ce63"/>
          <table:table-cell office:value-type="string" office:string-value="" table:formula="of:=[.CS135]" table:style-name="ce63"/>
          <table:table-cell office:value-type="string" office:string-value="" table:formula="of:=[.CT135]" table:style-name="ce63"/>
          <table:table-cell office:value-type="string" office:string-value="" table:formula="of:=[.CU135]" table:style-name="ce63"/>
          <table:table-cell office:value-type="string" office:string-value="" table:formula="of:=[.CV135]" table:style-name="ce63"/>
          <table:table-cell office:value-type="string" office:string-value="" table:formula="of:=[.CW135]" table:style-name="ce63"/>
          <table:table-cell office:value-type="string" office:string-value="" table:formula="of:=[.CX135]" table:style-name="ce63"/>
          <table:table-cell office:value-type="string" office:string-value="" table:formula="of:=[.CY135]" table:style-name="ce63"/>
          <table:table-cell office:value-type="string" office:string-value="" table:formula="of:=[.CZ135]" table:style-name="ce63"/>
          <table:table-cell office:value-type="string" office:string-value="" table:formula="of:=[.DA135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108]&lt;&gt;&quot;&quot;;[Setup.A108];&quot;&quot;)" table:style-name="ce1"/>
          <table:table-cell table:style-name="ce56"/>
          <table:table-cell office:value-type="string" office:string-value="" table:formula="of:=IF([Setup.B108]&lt;&gt;&quot;&quot;;[Setup.B108];&quot;&quot;)" table:style-name="ce1"/>
          <table:table-cell office:value-type="string" office:string-value="" table:formula="of:=[.DB136]" table:style-name="ce42"/>
          <table:table-cell table:style-name="ce49"/>
          <table:table-cell table:style-name="ce50"/>
          <table:table-cell office:value-type="string" office:string-value="" table:formula="of:=[.C136]" table:style-name="ce42"/>
          <table:table-cell office:value-type="string" office:string-value="" table:formula="of:=[.G136]" table:style-name="ce63"/>
          <table:table-cell office:value-type="string" office:string-value="" table:formula="of:=[.H136]" table:style-name="ce63"/>
          <table:table-cell office:value-type="string" office:string-value="" table:formula="of:=[.I136]" table:style-name="ce63"/>
          <table:table-cell office:value-type="string" office:string-value="" table:formula="of:=[.J136]" table:style-name="ce63"/>
          <table:table-cell office:value-type="string" office:string-value="" table:formula="of:=[.K136]" table:style-name="ce63"/>
          <table:table-cell office:value-type="string" office:string-value="" table:formula="of:=[.L136]" table:style-name="ce63"/>
          <table:table-cell office:value-type="string" office:string-value="" table:formula="of:=[.M136]" table:style-name="ce63"/>
          <table:table-cell office:value-type="string" office:string-value="" table:formula="of:=[.N136]" table:style-name="ce63"/>
          <table:table-cell office:value-type="string" office:string-value="" table:formula="of:=[.O136]" table:style-name="ce63"/>
          <table:table-cell office:value-type="string" office:string-value="" table:formula="of:=[.P136]" table:style-name="ce63"/>
          <table:table-cell office:value-type="string" office:string-value="" table:formula="of:=[.Q136]" table:style-name="ce63"/>
          <table:table-cell office:value-type="string" office:string-value="" table:formula="of:=[.R136]" table:style-name="ce63"/>
          <table:table-cell office:value-type="string" office:string-value="" table:formula="of:=[.S136]" table:style-name="ce63"/>
          <table:table-cell office:value-type="string" office:string-value="" table:formula="of:=[.T136]" table:style-name="ce63"/>
          <table:table-cell office:value-type="string" office:string-value="" table:formula="of:=[.U136]" table:style-name="ce63"/>
          <table:table-cell office:value-type="string" office:string-value="" table:formula="of:=[.V136]" table:style-name="ce63"/>
          <table:table-cell office:value-type="string" office:string-value="" table:formula="of:=[.W136]" table:style-name="ce63"/>
          <table:table-cell office:value-type="string" office:string-value="" table:formula="of:=[.X136]" table:style-name="ce63"/>
          <table:table-cell office:value-type="string" office:string-value="" table:formula="of:=[.Y136]" table:style-name="ce63"/>
          <table:table-cell office:value-type="string" office:string-value="" table:formula="of:=[.Z136]" table:style-name="ce63"/>
          <table:table-cell office:value-type="string" office:string-value="" table:formula="of:=[.AA136]" table:style-name="ce63"/>
          <table:table-cell office:value-type="string" office:string-value="" table:formula="of:=[.AB136]" table:style-name="ce63"/>
          <table:table-cell office:value-type="string" office:string-value="" table:formula="of:=[.AC136]" table:style-name="ce63"/>
          <table:table-cell office:value-type="string" office:string-value="" table:formula="of:=[.AD136]" table:style-name="ce63"/>
          <table:table-cell office:value-type="string" office:string-value="" table:formula="of:=[.AE136]" table:style-name="ce63"/>
          <table:table-cell office:value-type="string" office:string-value="" table:formula="of:=[.AF136]" table:style-name="ce63"/>
          <table:table-cell office:value-type="string" office:string-value="" table:formula="of:=[.AG136]" table:style-name="ce63"/>
          <table:table-cell office:value-type="string" office:string-value="" table:formula="of:=[.AH136]" table:style-name="ce63"/>
          <table:table-cell office:value-type="string" office:string-value="" table:formula="of:=[.AI136]" table:style-name="ce63"/>
          <table:table-cell office:value-type="string" office:string-value="" table:formula="of:=[.AJ136]" table:style-name="ce63"/>
          <table:table-cell office:value-type="string" office:string-value="" table:formula="of:=[.AK136]" table:style-name="ce63"/>
          <table:table-cell office:value-type="string" office:string-value="" table:formula="of:=[.AL136]" table:style-name="ce63"/>
          <table:table-cell office:value-type="string" office:string-value="" table:formula="of:=[.AM136]" table:style-name="ce63"/>
          <table:table-cell office:value-type="string" office:string-value="" table:formula="of:=[.AN136]" table:style-name="ce63"/>
          <table:table-cell office:value-type="string" office:string-value="" table:formula="of:=[.AO136]" table:style-name="ce63"/>
          <table:table-cell office:value-type="string" office:string-value="" table:formula="of:=[.AP136]" table:style-name="ce63"/>
          <table:table-cell office:value-type="string" office:string-value="" table:formula="of:=[.AQ136]" table:style-name="ce63"/>
          <table:table-cell office:value-type="string" office:string-value="" table:formula="of:=[.AR136]" table:style-name="ce63"/>
          <table:table-cell office:value-type="string" office:string-value="" table:formula="of:=[.AS136]" table:style-name="ce63"/>
          <table:table-cell office:value-type="string" office:string-value="" table:formula="of:=[.AT136]" table:style-name="ce63"/>
          <table:table-cell office:value-type="string" office:string-value="" table:formula="of:=[.AU136]" table:style-name="ce63"/>
          <table:table-cell office:value-type="string" office:string-value="" table:formula="of:=[.AV136]" table:style-name="ce63"/>
          <table:table-cell office:value-type="string" office:string-value="" table:formula="of:=[.AW136]" table:style-name="ce63"/>
          <table:table-cell office:value-type="string" office:string-value="" table:formula="of:=[.AX136]" table:style-name="ce63"/>
          <table:table-cell office:value-type="string" office:string-value="" table:formula="of:=[.AY136]" table:style-name="ce63"/>
          <table:table-cell office:value-type="string" office:string-value="" table:formula="of:=[.AZ136]" table:style-name="ce63"/>
          <table:table-cell office:value-type="string" office:string-value="" table:formula="of:=[.BA136]" table:style-name="ce63"/>
          <table:table-cell office:value-type="string" office:string-value="" table:formula="of:=[.BB136]" table:style-name="ce63"/>
          <table:table-cell office:value-type="string" office:string-value="" table:formula="of:=[.BC136]" table:style-name="ce63"/>
          <table:table-cell office:value-type="string" office:string-value="" table:formula="of:=[.BD136]" table:style-name="ce63"/>
          <table:table-cell office:value-type="string" office:string-value="" table:formula="of:=[.BE136]" table:style-name="ce63"/>
          <table:table-cell office:value-type="string" office:string-value="" table:formula="of:=[.BF136]" table:style-name="ce63"/>
          <table:table-cell office:value-type="string" office:string-value="" table:formula="of:=[.BG136]" table:style-name="ce63"/>
          <table:table-cell office:value-type="string" office:string-value="" table:formula="of:=[.BH136]" table:style-name="ce63"/>
          <table:table-cell office:value-type="string" office:string-value="" table:formula="of:=[.BI136]" table:style-name="ce63"/>
          <table:table-cell office:value-type="string" office:string-value="" table:formula="of:=[.BJ136]" table:style-name="ce63"/>
          <table:table-cell office:value-type="string" office:string-value="" table:formula="of:=[.BK136]" table:style-name="ce63"/>
          <table:table-cell office:value-type="string" office:string-value="" table:formula="of:=[.BL136]" table:style-name="ce63"/>
          <table:table-cell office:value-type="string" office:string-value="" table:formula="of:=[.BM136]" table:style-name="ce63"/>
          <table:table-cell office:value-type="string" office:string-value="" table:formula="of:=[.BN136]" table:style-name="ce63"/>
          <table:table-cell office:value-type="string" office:string-value="" table:formula="of:=[.BO136]" table:style-name="ce63"/>
          <table:table-cell office:value-type="string" office:string-value="" table:formula="of:=[.BP136]" table:style-name="ce63"/>
          <table:table-cell office:value-type="string" office:string-value="" table:formula="of:=[.BQ136]" table:style-name="ce63"/>
          <table:table-cell office:value-type="string" office:string-value="" table:formula="of:=[.BR136]" table:style-name="ce63"/>
          <table:table-cell office:value-type="string" office:string-value="" table:formula="of:=[.BS136]" table:style-name="ce63"/>
          <table:table-cell office:value-type="string" office:string-value="" table:formula="of:=[.BT136]" table:style-name="ce63"/>
          <table:table-cell office:value-type="string" office:string-value="" table:formula="of:=[.BU136]" table:style-name="ce63"/>
          <table:table-cell office:value-type="string" office:string-value="" table:formula="of:=[.BV136]" table:style-name="ce63"/>
          <table:table-cell office:value-type="string" office:string-value="" table:formula="of:=[.BW136]" table:style-name="ce63"/>
          <table:table-cell office:value-type="string" office:string-value="" table:formula="of:=[.BX136]" table:style-name="ce63"/>
          <table:table-cell office:value-type="string" office:string-value="" table:formula="of:=[.BY136]" table:style-name="ce63"/>
          <table:table-cell office:value-type="string" office:string-value="" table:formula="of:=[.BZ136]" table:style-name="ce63"/>
          <table:table-cell office:value-type="string" office:string-value="" table:formula="of:=[.CA136]" table:style-name="ce63"/>
          <table:table-cell office:value-type="string" office:string-value="" table:formula="of:=[.CB136]" table:style-name="ce63"/>
          <table:table-cell office:value-type="string" office:string-value="" table:formula="of:=[.CC136]" table:style-name="ce63"/>
          <table:table-cell office:value-type="string" office:string-value="" table:formula="of:=[.CD136]" table:style-name="ce63"/>
          <table:table-cell office:value-type="string" office:string-value="" table:formula="of:=[.CE136]" table:style-name="ce63"/>
          <table:table-cell office:value-type="string" office:string-value="" table:formula="of:=[.CF136]" table:style-name="ce63"/>
          <table:table-cell office:value-type="string" office:string-value="" table:formula="of:=[.CG136]" table:style-name="ce63"/>
          <table:table-cell office:value-type="string" office:string-value="" table:formula="of:=[.CH136]" table:style-name="ce63"/>
          <table:table-cell office:value-type="string" office:string-value="" table:formula="of:=[.CI136]" table:style-name="ce63"/>
          <table:table-cell office:value-type="string" office:string-value="" table:formula="of:=[.CJ136]" table:style-name="ce63"/>
          <table:table-cell office:value-type="string" office:string-value="" table:formula="of:=[.CK136]" table:style-name="ce63"/>
          <table:table-cell office:value-type="string" office:string-value="" table:formula="of:=[.CL136]" table:style-name="ce63"/>
          <table:table-cell office:value-type="string" office:string-value="" table:formula="of:=[.CM136]" table:style-name="ce63"/>
          <table:table-cell office:value-type="string" office:string-value="" table:formula="of:=[.CN136]" table:style-name="ce63"/>
          <table:table-cell office:value-type="string" office:string-value="" table:formula="of:=[.CO136]" table:style-name="ce63"/>
          <table:table-cell office:value-type="string" office:string-value="" table:formula="of:=[.CP136]" table:style-name="ce63"/>
          <table:table-cell office:value-type="string" office:string-value="" table:formula="of:=[.CQ136]" table:style-name="ce63"/>
          <table:table-cell office:value-type="string" office:string-value="" table:formula="of:=[.CR136]" table:style-name="ce63"/>
          <table:table-cell office:value-type="string" office:string-value="" table:formula="of:=[.CS136]" table:style-name="ce63"/>
          <table:table-cell office:value-type="string" office:string-value="" table:formula="of:=[.CT136]" table:style-name="ce63"/>
          <table:table-cell office:value-type="string" office:string-value="" table:formula="of:=[.CU136]" table:style-name="ce63"/>
          <table:table-cell office:value-type="string" office:string-value="" table:formula="of:=[.CV136]" table:style-name="ce63"/>
          <table:table-cell office:value-type="string" office:string-value="" table:formula="of:=[.CW136]" table:style-name="ce63"/>
          <table:table-cell office:value-type="string" office:string-value="" table:formula="of:=[.CX136]" table:style-name="ce63"/>
          <table:table-cell office:value-type="string" office:string-value="" table:formula="of:=[.CY136]" table:style-name="ce63"/>
          <table:table-cell office:value-type="string" office:string-value="" table:formula="of:=[.CZ136]" table:style-name="ce63"/>
          <table:table-cell office:value-type="string" office:string-value="" table:formula="of:=[.DA136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109]&lt;&gt;&quot;&quot;;[Setup.A109];&quot;&quot;)" table:style-name="ce1"/>
          <table:table-cell table:style-name="ce56"/>
          <table:table-cell office:value-type="string" office:string-value="" table:formula="of:=IF([Setup.B109]&lt;&gt;&quot;&quot;;[Setup.B109];&quot;&quot;)" table:style-name="ce1"/>
          <table:table-cell office:value-type="string" office:string-value="" table:formula="of:=[.DB137]" table:style-name="ce42"/>
          <table:table-cell table:style-name="ce49"/>
          <table:table-cell table:style-name="ce50"/>
          <table:table-cell office:value-type="string" office:string-value="" table:formula="of:=[.C137]" table:style-name="ce42"/>
          <table:table-cell office:value-type="string" office:string-value="" table:formula="of:=[.G137]" table:style-name="ce63"/>
          <table:table-cell office:value-type="string" office:string-value="" table:formula="of:=[.H137]" table:style-name="ce63"/>
          <table:table-cell office:value-type="string" office:string-value="" table:formula="of:=[.I137]" table:style-name="ce63"/>
          <table:table-cell office:value-type="string" office:string-value="" table:formula="of:=[.J137]" table:style-name="ce63"/>
          <table:table-cell office:value-type="string" office:string-value="" table:formula="of:=[.K137]" table:style-name="ce63"/>
          <table:table-cell office:value-type="string" office:string-value="" table:formula="of:=[.L137]" table:style-name="ce63"/>
          <table:table-cell office:value-type="string" office:string-value="" table:formula="of:=[.M137]" table:style-name="ce63"/>
          <table:table-cell office:value-type="string" office:string-value="" table:formula="of:=[.N137]" table:style-name="ce63"/>
          <table:table-cell office:value-type="string" office:string-value="" table:formula="of:=[.O137]" table:style-name="ce63"/>
          <table:table-cell office:value-type="string" office:string-value="" table:formula="of:=[.P137]" table:style-name="ce63"/>
          <table:table-cell office:value-type="string" office:string-value="" table:formula="of:=[.Q137]" table:style-name="ce63"/>
          <table:table-cell office:value-type="string" office:string-value="" table:formula="of:=[.R137]" table:style-name="ce63"/>
          <table:table-cell office:value-type="string" office:string-value="" table:formula="of:=[.S137]" table:style-name="ce63"/>
          <table:table-cell office:value-type="string" office:string-value="" table:formula="of:=[.T137]" table:style-name="ce63"/>
          <table:table-cell office:value-type="string" office:string-value="" table:formula="of:=[.U137]" table:style-name="ce63"/>
          <table:table-cell office:value-type="string" office:string-value="" table:formula="of:=[.V137]" table:style-name="ce63"/>
          <table:table-cell office:value-type="string" office:string-value="" table:formula="of:=[.W137]" table:style-name="ce63"/>
          <table:table-cell office:value-type="string" office:string-value="" table:formula="of:=[.X137]" table:style-name="ce63"/>
          <table:table-cell office:value-type="string" office:string-value="" table:formula="of:=[.Y137]" table:style-name="ce63"/>
          <table:table-cell office:value-type="string" office:string-value="" table:formula="of:=[.Z137]" table:style-name="ce63"/>
          <table:table-cell office:value-type="string" office:string-value="" table:formula="of:=[.AA137]" table:style-name="ce63"/>
          <table:table-cell office:value-type="string" office:string-value="" table:formula="of:=[.AB137]" table:style-name="ce63"/>
          <table:table-cell office:value-type="string" office:string-value="" table:formula="of:=[.AC137]" table:style-name="ce63"/>
          <table:table-cell office:value-type="string" office:string-value="" table:formula="of:=[.AD137]" table:style-name="ce63"/>
          <table:table-cell office:value-type="string" office:string-value="" table:formula="of:=[.AE137]" table:style-name="ce63"/>
          <table:table-cell office:value-type="string" office:string-value="" table:formula="of:=[.AF137]" table:style-name="ce63"/>
          <table:table-cell office:value-type="string" office:string-value="" table:formula="of:=[.AG137]" table:style-name="ce63"/>
          <table:table-cell office:value-type="string" office:string-value="" table:formula="of:=[.AH137]" table:style-name="ce63"/>
          <table:table-cell office:value-type="string" office:string-value="" table:formula="of:=[.AI137]" table:style-name="ce63"/>
          <table:table-cell office:value-type="string" office:string-value="" table:formula="of:=[.AJ137]" table:style-name="ce63"/>
          <table:table-cell office:value-type="string" office:string-value="" table:formula="of:=[.AK137]" table:style-name="ce63"/>
          <table:table-cell office:value-type="string" office:string-value="" table:formula="of:=[.AL137]" table:style-name="ce63"/>
          <table:table-cell office:value-type="string" office:string-value="" table:formula="of:=[.AM137]" table:style-name="ce63"/>
          <table:table-cell office:value-type="string" office:string-value="" table:formula="of:=[.AN137]" table:style-name="ce63"/>
          <table:table-cell office:value-type="string" office:string-value="" table:formula="of:=[.AO137]" table:style-name="ce63"/>
          <table:table-cell office:value-type="string" office:string-value="" table:formula="of:=[.AP137]" table:style-name="ce63"/>
          <table:table-cell office:value-type="string" office:string-value="" table:formula="of:=[.AQ137]" table:style-name="ce63"/>
          <table:table-cell office:value-type="string" office:string-value="" table:formula="of:=[.AR137]" table:style-name="ce63"/>
          <table:table-cell office:value-type="string" office:string-value="" table:formula="of:=[.AS137]" table:style-name="ce63"/>
          <table:table-cell office:value-type="string" office:string-value="" table:formula="of:=[.AT137]" table:style-name="ce63"/>
          <table:table-cell office:value-type="string" office:string-value="" table:formula="of:=[.AU137]" table:style-name="ce63"/>
          <table:table-cell office:value-type="string" office:string-value="" table:formula="of:=[.AV137]" table:style-name="ce63"/>
          <table:table-cell office:value-type="string" office:string-value="" table:formula="of:=[.AW137]" table:style-name="ce63"/>
          <table:table-cell office:value-type="string" office:string-value="" table:formula="of:=[.AX137]" table:style-name="ce63"/>
          <table:table-cell office:value-type="string" office:string-value="" table:formula="of:=[.AY137]" table:style-name="ce63"/>
          <table:table-cell office:value-type="string" office:string-value="" table:formula="of:=[.AZ137]" table:style-name="ce63"/>
          <table:table-cell office:value-type="string" office:string-value="" table:formula="of:=[.BA137]" table:style-name="ce63"/>
          <table:table-cell office:value-type="string" office:string-value="" table:formula="of:=[.BB137]" table:style-name="ce63"/>
          <table:table-cell office:value-type="string" office:string-value="" table:formula="of:=[.BC137]" table:style-name="ce63"/>
          <table:table-cell office:value-type="string" office:string-value="" table:formula="of:=[.BD137]" table:style-name="ce63"/>
          <table:table-cell office:value-type="string" office:string-value="" table:formula="of:=[.BE137]" table:style-name="ce63"/>
          <table:table-cell office:value-type="string" office:string-value="" table:formula="of:=[.BF137]" table:style-name="ce63"/>
          <table:table-cell office:value-type="string" office:string-value="" table:formula="of:=[.BG137]" table:style-name="ce63"/>
          <table:table-cell office:value-type="string" office:string-value="" table:formula="of:=[.BH137]" table:style-name="ce63"/>
          <table:table-cell office:value-type="string" office:string-value="" table:formula="of:=[.BI137]" table:style-name="ce63"/>
          <table:table-cell office:value-type="string" office:string-value="" table:formula="of:=[.BJ137]" table:style-name="ce63"/>
          <table:table-cell office:value-type="string" office:string-value="" table:formula="of:=[.BK137]" table:style-name="ce63"/>
          <table:table-cell office:value-type="string" office:string-value="" table:formula="of:=[.BL137]" table:style-name="ce63"/>
          <table:table-cell office:value-type="string" office:string-value="" table:formula="of:=[.BM137]" table:style-name="ce63"/>
          <table:table-cell office:value-type="string" office:string-value="" table:formula="of:=[.BN137]" table:style-name="ce63"/>
          <table:table-cell office:value-type="string" office:string-value="" table:formula="of:=[.BO137]" table:style-name="ce63"/>
          <table:table-cell office:value-type="string" office:string-value="" table:formula="of:=[.BP137]" table:style-name="ce63"/>
          <table:table-cell office:value-type="string" office:string-value="" table:formula="of:=[.BQ137]" table:style-name="ce63"/>
          <table:table-cell office:value-type="string" office:string-value="" table:formula="of:=[.BR137]" table:style-name="ce63"/>
          <table:table-cell office:value-type="string" office:string-value="" table:formula="of:=[.BS137]" table:style-name="ce63"/>
          <table:table-cell office:value-type="string" office:string-value="" table:formula="of:=[.BT137]" table:style-name="ce63"/>
          <table:table-cell office:value-type="string" office:string-value="" table:formula="of:=[.BU137]" table:style-name="ce63"/>
          <table:table-cell office:value-type="string" office:string-value="" table:formula="of:=[.BV137]" table:style-name="ce63"/>
          <table:table-cell office:value-type="string" office:string-value="" table:formula="of:=[.BW137]" table:style-name="ce63"/>
          <table:table-cell office:value-type="string" office:string-value="" table:formula="of:=[.BX137]" table:style-name="ce63"/>
          <table:table-cell office:value-type="string" office:string-value="" table:formula="of:=[.BY137]" table:style-name="ce63"/>
          <table:table-cell office:value-type="string" office:string-value="" table:formula="of:=[.BZ137]" table:style-name="ce63"/>
          <table:table-cell office:value-type="string" office:string-value="" table:formula="of:=[.CA137]" table:style-name="ce63"/>
          <table:table-cell office:value-type="string" office:string-value="" table:formula="of:=[.CB137]" table:style-name="ce63"/>
          <table:table-cell office:value-type="string" office:string-value="" table:formula="of:=[.CC137]" table:style-name="ce63"/>
          <table:table-cell office:value-type="string" office:string-value="" table:formula="of:=[.CD137]" table:style-name="ce63"/>
          <table:table-cell office:value-type="string" office:string-value="" table:formula="of:=[.CE137]" table:style-name="ce63"/>
          <table:table-cell office:value-type="string" office:string-value="" table:formula="of:=[.CF137]" table:style-name="ce63"/>
          <table:table-cell office:value-type="string" office:string-value="" table:formula="of:=[.CG137]" table:style-name="ce63"/>
          <table:table-cell office:value-type="string" office:string-value="" table:formula="of:=[.CH137]" table:style-name="ce63"/>
          <table:table-cell office:value-type="string" office:string-value="" table:formula="of:=[.CI137]" table:style-name="ce63"/>
          <table:table-cell office:value-type="string" office:string-value="" table:formula="of:=[.CJ137]" table:style-name="ce63"/>
          <table:table-cell office:value-type="string" office:string-value="" table:formula="of:=[.CK137]" table:style-name="ce63"/>
          <table:table-cell office:value-type="string" office:string-value="" table:formula="of:=[.CL137]" table:style-name="ce63"/>
          <table:table-cell office:value-type="string" office:string-value="" table:formula="of:=[.CM137]" table:style-name="ce63"/>
          <table:table-cell office:value-type="string" office:string-value="" table:formula="of:=[.CN137]" table:style-name="ce63"/>
          <table:table-cell office:value-type="string" office:string-value="" table:formula="of:=[.CO137]" table:style-name="ce63"/>
          <table:table-cell office:value-type="string" office:string-value="" table:formula="of:=[.CP137]" table:style-name="ce63"/>
          <table:table-cell office:value-type="string" office:string-value="" table:formula="of:=[.CQ137]" table:style-name="ce63"/>
          <table:table-cell office:value-type="string" office:string-value="" table:formula="of:=[.CR137]" table:style-name="ce63"/>
          <table:table-cell office:value-type="string" office:string-value="" table:formula="of:=[.CS137]" table:style-name="ce63"/>
          <table:table-cell office:value-type="string" office:string-value="" table:formula="of:=[.CT137]" table:style-name="ce63"/>
          <table:table-cell office:value-type="string" office:string-value="" table:formula="of:=[.CU137]" table:style-name="ce63"/>
          <table:table-cell office:value-type="string" office:string-value="" table:formula="of:=[.CV137]" table:style-name="ce63"/>
          <table:table-cell office:value-type="string" office:string-value="" table:formula="of:=[.CW137]" table:style-name="ce63"/>
          <table:table-cell office:value-type="string" office:string-value="" table:formula="of:=[.CX137]" table:style-name="ce63"/>
          <table:table-cell office:value-type="string" office:string-value="" table:formula="of:=[.CY137]" table:style-name="ce63"/>
          <table:table-cell office:value-type="string" office:string-value="" table:formula="of:=[.CZ137]" table:style-name="ce63"/>
          <table:table-cell office:value-type="string" office:string-value="" table:formula="of:=[.DA137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110]&lt;&gt;&quot;&quot;;[Setup.A110];&quot;&quot;)" table:style-name="ce1"/>
          <table:table-cell table:style-name="ce56"/>
          <table:table-cell office:value-type="string" office:string-value="" table:formula="of:=IF([Setup.B110]&lt;&gt;&quot;&quot;;[Setup.B110];&quot;&quot;)" table:style-name="ce1"/>
          <table:table-cell office:value-type="string" office:string-value="" table:formula="of:=[.DB138]" table:style-name="ce42"/>
          <table:table-cell table:style-name="ce49"/>
          <table:table-cell table:style-name="ce50"/>
          <table:table-cell office:value-type="string" office:string-value="" table:formula="of:=[.C138]" table:style-name="ce42"/>
          <table:table-cell office:value-type="string" office:string-value="" table:formula="of:=[.G138]" table:style-name="ce63"/>
          <table:table-cell office:value-type="string" office:string-value="" table:formula="of:=[.H138]" table:style-name="ce63"/>
          <table:table-cell office:value-type="string" office:string-value="" table:formula="of:=[.I138]" table:style-name="ce63"/>
          <table:table-cell office:value-type="string" office:string-value="" table:formula="of:=[.J138]" table:style-name="ce63"/>
          <table:table-cell office:value-type="string" office:string-value="" table:formula="of:=[.K138]" table:style-name="ce63"/>
          <table:table-cell office:value-type="string" office:string-value="" table:formula="of:=[.L138]" table:style-name="ce63"/>
          <table:table-cell office:value-type="string" office:string-value="" table:formula="of:=[.M138]" table:style-name="ce63"/>
          <table:table-cell office:value-type="string" office:string-value="" table:formula="of:=[.N138]" table:style-name="ce63"/>
          <table:table-cell office:value-type="string" office:string-value="" table:formula="of:=[.O138]" table:style-name="ce63"/>
          <table:table-cell office:value-type="string" office:string-value="" table:formula="of:=[.P138]" table:style-name="ce63"/>
          <table:table-cell office:value-type="string" office:string-value="" table:formula="of:=[.Q138]" table:style-name="ce63"/>
          <table:table-cell office:value-type="string" office:string-value="" table:formula="of:=[.R138]" table:style-name="ce63"/>
          <table:table-cell office:value-type="string" office:string-value="" table:formula="of:=[.S138]" table:style-name="ce63"/>
          <table:table-cell office:value-type="string" office:string-value="" table:formula="of:=[.T138]" table:style-name="ce63"/>
          <table:table-cell office:value-type="string" office:string-value="" table:formula="of:=[.U138]" table:style-name="ce63"/>
          <table:table-cell office:value-type="string" office:string-value="" table:formula="of:=[.V138]" table:style-name="ce63"/>
          <table:table-cell office:value-type="string" office:string-value="" table:formula="of:=[.W138]" table:style-name="ce63"/>
          <table:table-cell office:value-type="string" office:string-value="" table:formula="of:=[.X138]" table:style-name="ce63"/>
          <table:table-cell office:value-type="string" office:string-value="" table:formula="of:=[.Y138]" table:style-name="ce63"/>
          <table:table-cell office:value-type="string" office:string-value="" table:formula="of:=[.Z138]" table:style-name="ce63"/>
          <table:table-cell office:value-type="string" office:string-value="" table:formula="of:=[.AA138]" table:style-name="ce63"/>
          <table:table-cell office:value-type="string" office:string-value="" table:formula="of:=[.AB138]" table:style-name="ce63"/>
          <table:table-cell office:value-type="string" office:string-value="" table:formula="of:=[.AC138]" table:style-name="ce63"/>
          <table:table-cell office:value-type="string" office:string-value="" table:formula="of:=[.AD138]" table:style-name="ce63"/>
          <table:table-cell office:value-type="string" office:string-value="" table:formula="of:=[.AE138]" table:style-name="ce63"/>
          <table:table-cell office:value-type="string" office:string-value="" table:formula="of:=[.AF138]" table:style-name="ce63"/>
          <table:table-cell office:value-type="string" office:string-value="" table:formula="of:=[.AG138]" table:style-name="ce63"/>
          <table:table-cell office:value-type="string" office:string-value="" table:formula="of:=[.AH138]" table:style-name="ce63"/>
          <table:table-cell office:value-type="string" office:string-value="" table:formula="of:=[.AI138]" table:style-name="ce63"/>
          <table:table-cell office:value-type="string" office:string-value="" table:formula="of:=[.AJ138]" table:style-name="ce63"/>
          <table:table-cell office:value-type="string" office:string-value="" table:formula="of:=[.AK138]" table:style-name="ce63"/>
          <table:table-cell office:value-type="string" office:string-value="" table:formula="of:=[.AL138]" table:style-name="ce63"/>
          <table:table-cell office:value-type="string" office:string-value="" table:formula="of:=[.AM138]" table:style-name="ce63"/>
          <table:table-cell office:value-type="string" office:string-value="" table:formula="of:=[.AN138]" table:style-name="ce63"/>
          <table:table-cell office:value-type="string" office:string-value="" table:formula="of:=[.AO138]" table:style-name="ce63"/>
          <table:table-cell office:value-type="string" office:string-value="" table:formula="of:=[.AP138]" table:style-name="ce63"/>
          <table:table-cell office:value-type="string" office:string-value="" table:formula="of:=[.AQ138]" table:style-name="ce63"/>
          <table:table-cell office:value-type="string" office:string-value="" table:formula="of:=[.AR138]" table:style-name="ce63"/>
          <table:table-cell office:value-type="string" office:string-value="" table:formula="of:=[.AS138]" table:style-name="ce63"/>
          <table:table-cell office:value-type="string" office:string-value="" table:formula="of:=[.AT138]" table:style-name="ce63"/>
          <table:table-cell office:value-type="string" office:string-value="" table:formula="of:=[.AU138]" table:style-name="ce63"/>
          <table:table-cell office:value-type="string" office:string-value="" table:formula="of:=[.AV138]" table:style-name="ce63"/>
          <table:table-cell office:value-type="string" office:string-value="" table:formula="of:=[.AW138]" table:style-name="ce63"/>
          <table:table-cell office:value-type="string" office:string-value="" table:formula="of:=[.AX138]" table:style-name="ce63"/>
          <table:table-cell office:value-type="string" office:string-value="" table:formula="of:=[.AY138]" table:style-name="ce63"/>
          <table:table-cell office:value-type="string" office:string-value="" table:formula="of:=[.AZ138]" table:style-name="ce63"/>
          <table:table-cell office:value-type="string" office:string-value="" table:formula="of:=[.BA138]" table:style-name="ce63"/>
          <table:table-cell office:value-type="string" office:string-value="" table:formula="of:=[.BB138]" table:style-name="ce63"/>
          <table:table-cell office:value-type="string" office:string-value="" table:formula="of:=[.BC138]" table:style-name="ce63"/>
          <table:table-cell office:value-type="string" office:string-value="" table:formula="of:=[.BD138]" table:style-name="ce63"/>
          <table:table-cell office:value-type="string" office:string-value="" table:formula="of:=[.BE138]" table:style-name="ce63"/>
          <table:table-cell office:value-type="string" office:string-value="" table:formula="of:=[.BF138]" table:style-name="ce63"/>
          <table:table-cell office:value-type="string" office:string-value="" table:formula="of:=[.BG138]" table:style-name="ce63"/>
          <table:table-cell office:value-type="string" office:string-value="" table:formula="of:=[.BH138]" table:style-name="ce63"/>
          <table:table-cell office:value-type="string" office:string-value="" table:formula="of:=[.BI138]" table:style-name="ce63"/>
          <table:table-cell office:value-type="string" office:string-value="" table:formula="of:=[.BJ138]" table:style-name="ce63"/>
          <table:table-cell office:value-type="string" office:string-value="" table:formula="of:=[.BK138]" table:style-name="ce63"/>
          <table:table-cell office:value-type="string" office:string-value="" table:formula="of:=[.BL138]" table:style-name="ce63"/>
          <table:table-cell office:value-type="string" office:string-value="" table:formula="of:=[.BM138]" table:style-name="ce63"/>
          <table:table-cell office:value-type="string" office:string-value="" table:formula="of:=[.BN138]" table:style-name="ce63"/>
          <table:table-cell office:value-type="string" office:string-value="" table:formula="of:=[.BO138]" table:style-name="ce63"/>
          <table:table-cell office:value-type="string" office:string-value="" table:formula="of:=[.BP138]" table:style-name="ce63"/>
          <table:table-cell office:value-type="string" office:string-value="" table:formula="of:=[.BQ138]" table:style-name="ce63"/>
          <table:table-cell office:value-type="string" office:string-value="" table:formula="of:=[.BR138]" table:style-name="ce63"/>
          <table:table-cell office:value-type="string" office:string-value="" table:formula="of:=[.BS138]" table:style-name="ce63"/>
          <table:table-cell office:value-type="string" office:string-value="" table:formula="of:=[.BT138]" table:style-name="ce63"/>
          <table:table-cell office:value-type="string" office:string-value="" table:formula="of:=[.BU138]" table:style-name="ce63"/>
          <table:table-cell office:value-type="string" office:string-value="" table:formula="of:=[.BV138]" table:style-name="ce63"/>
          <table:table-cell office:value-type="string" office:string-value="" table:formula="of:=[.BW138]" table:style-name="ce63"/>
          <table:table-cell office:value-type="string" office:string-value="" table:formula="of:=[.BX138]" table:style-name="ce63"/>
          <table:table-cell office:value-type="string" office:string-value="" table:formula="of:=[.BY138]" table:style-name="ce63"/>
          <table:table-cell office:value-type="string" office:string-value="" table:formula="of:=[.BZ138]" table:style-name="ce63"/>
          <table:table-cell office:value-type="string" office:string-value="" table:formula="of:=[.CA138]" table:style-name="ce63"/>
          <table:table-cell office:value-type="string" office:string-value="" table:formula="of:=[.CB138]" table:style-name="ce63"/>
          <table:table-cell office:value-type="string" office:string-value="" table:formula="of:=[.CC138]" table:style-name="ce63"/>
          <table:table-cell office:value-type="string" office:string-value="" table:formula="of:=[.CD138]" table:style-name="ce63"/>
          <table:table-cell office:value-type="string" office:string-value="" table:formula="of:=[.CE138]" table:style-name="ce63"/>
          <table:table-cell office:value-type="string" office:string-value="" table:formula="of:=[.CF138]" table:style-name="ce63"/>
          <table:table-cell office:value-type="string" office:string-value="" table:formula="of:=[.CG138]" table:style-name="ce63"/>
          <table:table-cell office:value-type="string" office:string-value="" table:formula="of:=[.CH138]" table:style-name="ce63"/>
          <table:table-cell office:value-type="string" office:string-value="" table:formula="of:=[.CI138]" table:style-name="ce63"/>
          <table:table-cell office:value-type="string" office:string-value="" table:formula="of:=[.CJ138]" table:style-name="ce63"/>
          <table:table-cell office:value-type="string" office:string-value="" table:formula="of:=[.CK138]" table:style-name="ce63"/>
          <table:table-cell office:value-type="string" office:string-value="" table:formula="of:=[.CL138]" table:style-name="ce63"/>
          <table:table-cell office:value-type="string" office:string-value="" table:formula="of:=[.CM138]" table:style-name="ce63"/>
          <table:table-cell office:value-type="string" office:string-value="" table:formula="of:=[.CN138]" table:style-name="ce63"/>
          <table:table-cell office:value-type="string" office:string-value="" table:formula="of:=[.CO138]" table:style-name="ce63"/>
          <table:table-cell office:value-type="string" office:string-value="" table:formula="of:=[.CP138]" table:style-name="ce63"/>
          <table:table-cell office:value-type="string" office:string-value="" table:formula="of:=[.CQ138]" table:style-name="ce63"/>
          <table:table-cell office:value-type="string" office:string-value="" table:formula="of:=[.CR138]" table:style-name="ce63"/>
          <table:table-cell office:value-type="string" office:string-value="" table:formula="of:=[.CS138]" table:style-name="ce63"/>
          <table:table-cell office:value-type="string" office:string-value="" table:formula="of:=[.CT138]" table:style-name="ce63"/>
          <table:table-cell office:value-type="string" office:string-value="" table:formula="of:=[.CU138]" table:style-name="ce63"/>
          <table:table-cell office:value-type="string" office:string-value="" table:formula="of:=[.CV138]" table:style-name="ce63"/>
          <table:table-cell office:value-type="string" office:string-value="" table:formula="of:=[.CW138]" table:style-name="ce63"/>
          <table:table-cell office:value-type="string" office:string-value="" table:formula="of:=[.CX138]" table:style-name="ce63"/>
          <table:table-cell office:value-type="string" office:string-value="" table:formula="of:=[.CY138]" table:style-name="ce63"/>
          <table:table-cell office:value-type="string" office:string-value="" table:formula="of:=[.CZ138]" table:style-name="ce63"/>
          <table:table-cell office:value-type="string" office:string-value="" table:formula="of:=[.DA138]" table:style-name="ce63"/>
          <table:table-cell table:number-columns-repeated="16278"/>
        </table:table-row>
        <table:table-row table:number-rows-repeated="1048438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Lucida Sans" svg:font-family="&quot;Lucida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date-style style:name="N36">
      <number:year number:style="long"/>
      <number:text>-</number:text>
      <number:month number:style="long"/>
      <number:text>-</number:text>
      <number:day number:style="long"/>
    </number:date-style>
    <number:date-style style:name="N37">
      <number:month number:style="long"/>
      <number:text>-</number:text>
      <number:day number:style="long"/>
    </number:date-style>
    <number:number-style style:name="N38">
      <number:number number:decimal-places="1" number:min-integer-digits="1"/>
    </number:number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Blue_32_Entry_32_Highlight" style:display-name="Blue Entry Highlight" style:family="table-cell" style:data-style-name="N0">
      <style:table-cell-properties fo:border="thin solid #000000" style:vertical-align="automatic" fo:background-color="#CFE7F5"/>
      <style:text-properties style:font-name="Lucida Sans" style:font-name-asian="Lucida Sans" style:font-name-complex="Lucida Sans" fo:font-size="10pt" style:font-size-asian="10pt" style:font-size-complex="10pt" style:font-family-generic="swiss"/>
    </style:style>
    <style:style style:name="cf1" style:family="table-cell" style:data-style-name="N0">
      <style:table-cell-properties fo:background-color="#00FF00"/>
    </style:style>
    <style:style style:name="cf10" style:family="table-cell" style:data-style-name="N0">
      <style:table-cell-properties fo:background-color="#CC0000"/>
    </style:style>
    <style:style style:name="cf11" style:family="table-cell" style:data-style-name="N0">
      <style:table-cell-properties fo:background-color="#FFFF00"/>
    </style:style>
    <style:style style:name="cf2" style:family="table-cell" style:data-style-name="N0">
      <style:text-properties fo:color="#E6E6E6"/>
    </style:style>
    <style:style style:name="cf3" style:family="table-cell" style:data-style-name="N0">
      <style:table-cell-properties fo:background-color="#CCCCCC"/>
      <style:text-properties fo:color="#E6E6E6"/>
    </style:style>
    <style:style style:name="cf4" style:family="table-cell" style:data-style-name="N0">
      <style:table-cell-properties fo:background-color="#FF0000"/>
      <style:text-properties fo:color="#FFFFFF" fo:font-weight="bold" style:font-weight-asian="bold" style:font-weight-complex="bold"/>
    </style:style>
    <style:style style:name="cf5" style:family="table-cell" style:data-style-name="N0">
      <style:table-cell-properties fo:background-color="#E6E6E6"/>
      <style:text-properties fo:color="#E6E6E6"/>
    </style:style>
    <style:style style:name="cf6" style:family="table-cell" style:data-style-name="N0">
      <style:table-cell-properties fo:background-color="#FFCC99"/>
      <style:text-properties fo:color="#FFCC99"/>
    </style:style>
    <style:style style:name="cf7" style:family="table-cell" style:data-style-name="N0">
      <style:table-cell-properties fo:background-color="transparent"/>
      <style:text-properties fo:color="#E6E6E6"/>
    </style:style>
    <style:style style:name="cf8" style:family="table-cell" style:data-style-name="N0">
      <style:table-cell-properties fo:background-color="#FFCC99"/>
      <style:text-properties fo:color="#800000" fo:font-weight="bold" style:font-weight-asian="bold" style:font-weight-complex="bold"/>
    </style:style>
    <style:style style:name="cf9" style:family="table-cell" style:data-style-name="N0">
      <style:table-cell-properties fo:border="thin solid #000000" fo:background-color="#CFE7F5"/>
      <style:text-properties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Excel_CondFormat_2_1_1" style:family="table-cell" style:data-style-name="N0">
      <style:table-cell-properties style:vertical-align="automatic" fo:background-color="#CC0000"/>
    </style:style>
    <style:style style:name="Header_32_Darker" style:display-name="Header Darker" style:family="table-cell" style:data-style-name="N0">
      <style:table-cell-properties style:vertical-align="automatic" fo:background-color="#B3B3B3"/>
      <style:text-properties style:font-name="Lucida Sans" style:font-name-asian="Lucida Sans" style:font-name-complex="Lucida Sans" fo:font-size="10pt" style:font-size-asian="10pt" style:font-size-complex="10pt" fo:font-weight="bold" style:font-weight-asian="bold" style:font-weight-complex="bold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idden_32_Gray" style:display-name="Hidden Gray" style:family="table-cell" style:data-style-name="N0">
      <style:table-cell-properties style:vertical-align="automatic" fo:background-color="#E6E6E6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Hidden_32_Orange_32_4" style:display-name="Hidden Orange 4" style:family="table-cell" style:data-style-name="N0">
      <style:table-cell-properties style:vertical-align="automatic" fo:background-color="#FFCC99"/>
      <style:text-properties fo:color="#FFCC99" style:font-name="Lucida Sans" style:font-name-asian="Lucida Sans" style:font-name-complex="Lucida Sans" fo:font-size="10pt" style:font-size-asian="10pt" style:font-size-complex="10pt" style:font-family-generic="swiss"/>
    </style:style>
    <style:style style:name="Hidden_32_White" style:display-name="Hidden White" style:family="table-cell" style:data-style-name="N0">
      <style:table-cell-properties style:vertical-align="automatic" fo:background-color="transparent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Highlight_32_Orange" style:display-name="Highlight Orange" style:family="table-cell" style:data-style-name="N0">
      <style:table-cell-properties style:vertical-align="automatic" fo:background-color="#FFCC99" style:repeat-content="false"/>
      <style:paragraph-properties fo:text-align="center"/>
      <style:text-properties fo:color="#800000" style:font-name="Lucida Sans" style:font-name-asian="Lucida Sans" style:font-name-complex="Lucida Sans" fo:font-size="10pt" style:font-size-asian="10pt" style:font-size-complex="10pt" fo:font-weight="bold" style:font-weight-asian="bold" style:font-weight-complex="bold" style:font-family-generic="swiss"/>
    </style:style>
    <style:style style:name="Locked_32_Header" style:display-name="Locked Header" style:family="table-cell" style:data-style-name="N0">
      <style:table-cell-properties style:vertical-align="automatic" fo:background-color="#E6E6E6" style:repeat-content="false"/>
      <style:paragraph-properties fo:text-align="start" fo:margin-left="0.353cm"/>
      <style:text-properties style:font-name="Lucida Sans" style:font-name-asian="Lucida Sans" style:font-name-complex="Lucida Sans" fo:font-size="10pt" style:font-size-asian="10pt" style:font-size-complex="10pt" fo:font-weight="bold" style:font-weight-asian="bold" style:font-weight-complex="bold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Untitled1" style:family="table-cell" style:data-style-name="N0">
      <style:table-cell-properties style:vertical-align="automatic" fo:background-color="#FF0000"/>
      <style:text-properties fo:color="#FFFFFF" style:font-name="Lucida Sans" style:font-name-asian="Lucida Sans" style:font-name-complex="Lucida Sans" fo:font-size="10pt" style:font-size-asian="10pt" style:font-size-complex="10pt" style:font-family-generic="swiss"/>
    </style:style>
    <style:style style:name="Untitled2" style:family="table-cell" style:data-style-name="N0">
      <style:table-cell-properties style:vertical-align="automatic" fo:background-color="transparent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Untitled3" style:family="table-cell" style:data-style-name="N0">
      <style:table-cell-properties style:vertical-align="automatic" fo:background-color="transparent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Untitled4" style:family="table-cell" style:data-style-name="N0">
      <style:table-cell-properties style:vertical-align="automatic" fo:background-color="transparent"/>
      <style:text-properties fo:color="#C0C0C0" style:font-name="Lucida Sans" style:font-name-asian="Lucida Sans" style:font-name-complex="Lucida Sans" fo:font-size="10pt" style:font-size-asian="10pt" style:font-size-complex="10pt" style:font-family-generic="swiss"/>
    </style:style>
    <style:style style:name="Untitled5" style:family="table-cell" style:data-style-name="N0">
      <style:table-cell-properties style:vertical-align="automatic" fo:background-color="transparent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Untitled6" style:family="table-cell" style:data-style-name="N0">
      <style:table-cell-properties style:vertical-align="automatic" fo:background-color="#B3B3B3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Untitled7" style:family="table-cell" style:data-style-name="N0">
      <style:table-cell-properties style:vertical-align="automatic" fo:background-color="#CCCCCC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.9839in" fo:margin-left="0.748in" fo:margin-right="0.748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2">
      <style:page-layout-properties fo:margin-top="0.7874in" fo:margin-bottom="0.7874in" fo:margin-left="0.7874in" fo:margin-right="0.7874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orge Salazar</meta:initial-creator>
    <dc:creator>Christina Salazar</dc:creator>
    <meta:creation-date>2016-10-18T02:09:27Z</meta:creation-date>
    <dc:date>2016-10-18T16:55:38Z</dc:date>
    <meta:editing-cycles>5</meta:editing-cycles>
    <meta:editing-duration>PT1109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month number:style="long"/>
      <number:text>-</number:text>
      <number:day number:style="long"/>
    </number:dat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36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008in" svg:stroke-color="#ff420e" svg:stroke-opacity="100%" draw:stroke-linejoin="round" svg:stroke-linecap="round"/>
    </style:style>
  </office:automatic-styles>
  <office:body>
    <office:chart>
      <chart:chart chart:class="chart:bar" svg:height="200.52pt" svg:width="758.7503937007874pt" chart:style-name="Crt0">
        <chart:title chart:style-name="CT00">
          <text:p text:style-name="a0" text:class-names="" text:cond-style-name="">Burndow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Hours Remaining</text:p>
            </chart:title>
            <chart:grid chart:class="major" chart:style-name="GMa0"/>
          </chart:axis>
          <chart:axis chart:dimension="x" chart:name="primary-x" chart:style-name="Axs1">
            <chart:categories table:cell-range-address="Data.$G$3:.$DB$3"/>
          </chart:axis>
          <chart:series chart:values-cell-range-address="Data.$G$4:.$DB$4" chart:class="chart:bar" chart:attached-axis="primary-y" chart:style-name="G0S0">
            <chart:data-point chart:repeated="100"/>
          </chart:series>
          <chart:series chart:values-cell-range-address="Data.$G$5:.$DB$5" chart:class="chart:line" chart:attached-axis="primary-y" chart:style-name="G1S0">
            <chart:data-point chart:repeated="10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